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547in"/>
    </style:style>
    <style:style style:name="co2" style:family="table-column">
      <style:table-column-properties fo:break-before="auto" style:column-width="3.6445in"/>
    </style:style>
    <style:style style:name="co3" style:family="table-column">
      <style:table-column-properties fo:break-before="auto" style:column-width="0.9165in"/>
    </style:style>
    <style:style style:name="co4" style:family="table-column">
      <style:table-column-properties fo:break-before="auto" style:column-width="2.0402in"/>
    </style:style>
    <style:style style:name="co5" style:family="table-column">
      <style:table-column-properties fo:break-before="auto" style:column-width="1.4402in"/>
    </style:style>
    <style:style style:name="co6" style:family="table-column">
      <style:table-column-properties fo:break-before="auto" style:column-width="1.8874in"/>
    </style:style>
    <style:style style:name="co7" style:family="table-column">
      <style:table-column-properties fo:break-before="auto" style:column-width="1.0256in"/>
    </style:style>
    <style:style style:name="co8" style:family="table-column">
      <style:table-column-properties fo:break-before="auto" style:column-width="1.7673in"/>
    </style:style>
    <style:style style:name="co9" style:family="table-column">
      <style:table-column-properties fo:break-before="auto" style:column-width="1.7134in"/>
    </style:style>
    <style:style style:name="co10" style:family="table-column">
      <style:table-column-properties fo:break-before="auto" style:column-width="1.6583in"/>
    </style:style>
    <style:style style:name="co11" style:family="table-column">
      <style:table-column-properties fo:break-before="auto" style:column-width="2.0839in"/>
    </style:style>
    <style:style style:name="co12" style:family="table-column">
      <style:table-column-properties fo:break-before="auto" style:column-width="1.1236in"/>
    </style:style>
    <style:style style:name="co13" style:family="table-column">
      <style:table-column-properties fo:break-before="auto" style:column-width="1.7571in"/>
    </style:style>
    <style:style style:name="co14" style:family="table-column">
      <style:table-column-properties fo:break-before="auto" style:column-width="0.5346in"/>
    </style:style>
    <style:style style:name="co15" style:family="table-column">
      <style:table-column-properties fo:break-before="auto" style:column-width="0.7091in"/>
    </style:style>
    <style:style style:name="co16" style:family="table-column">
      <style:table-column-properties fo:break-before="auto" style:column-width="5.9035in"/>
    </style:style>
    <style:style style:name="co17" style:family="table-column">
      <style:table-column-properties fo:break-before="auto" style:column-width="1.702in"/>
    </style:style>
    <style:style style:name="co18" style:family="table-column">
      <style:table-column-properties fo:break-before="auto" style:column-width="0.8291in"/>
    </style:style>
    <style:style style:name="co19" style:family="table-column">
      <style:table-column-properties fo:break-before="auto" style:column-width="0.6654in"/>
    </style:style>
    <style:style style:name="co20" style:family="table-column">
      <style:table-column-properties fo:break-before="auto" style:column-width="1.2874in"/>
    </style:style>
    <style:style style:name="co21" style:family="table-column">
      <style:table-column-properties fo:break-before="auto" style:column-width="0.8945in"/>
    </style:style>
    <style:style style:name="co22" style:family="table-column">
      <style:table-column-properties fo:break-before="auto" style:column-width="1.3965in"/>
    </style:style>
    <style:style style:name="co23" style:family="table-column">
      <style:table-column-properties fo:break-before="auto" style:column-width="0.698in"/>
    </style:style>
    <style:style style:name="ro1" style:family="table-row">
      <style:table-row-properties style:row-height="0.6839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4898in" fo:break-before="auto" style:use-optimal-row-height="false"/>
    </style:style>
    <style:style style:name="ro7" style:family="table-row">
      <style:table-row-properties style:row-height="0.8492in" fo:break-before="auto" style:use-optimal-row-height="true"/>
    </style:style>
    <style:style style:name="ro8" style:family="table-row">
      <style:table-row-properties style:row-height="0.4165in" fo:break-before="auto" style:use-optimal-row-height="false"/>
    </style:style>
    <style:style style:name="ro9" style:family="table-row">
      <style:table-row-properties style:row-height="1.0154in" fo:break-before="auto" style:use-optimal-row-height="true"/>
    </style:style>
    <style:style style:name="ro10" style:family="table-row">
      <style:table-row-properties style:row-height="1.6783in" fo:break-before="auto" style:use-optimal-row-height="true"/>
    </style:style>
    <style:style style:name="ro11"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6"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19" style:family="table-cell" style:parent-style-name="Default">
      <style:table-cell-properties style:glyph-orientation-vertical="0" fo:background-color="#f898c8"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table-cell-properties style:glyph-orientation-vertical="0" fo:background-color="#cbfbcb"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2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2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style>
    <style:style style:name="ce2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27"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0"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ackground-color="#f898c8"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2"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4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style>
    <style:style style:name="ce44"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style>
    <style:style style:name="ce45"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100">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6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61" style:family="table-cell" style:parent-style-name="Default" style:data-style-name="N100">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62"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3" style:family="table-cell" style:parent-style-name="Default" style:data-style-name="N100">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65"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style>
    <style:style style:name="ce66"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7"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71"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2"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75"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76"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77" style:family="table-cell" style:parent-style-name="Default">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78"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80"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84"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85"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7"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00">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style>
    <style:style style:name="ce92"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2"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style>
    <style:style style:name="ce104" style:family="table-cell" style:parent-style-name="Default" style:data-style-name="N100">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style>
    <style:style style:name="ce109"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style>
    <style:style style:name="ce110"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style>
    <style:style style:name="ce111"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112"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data-style-name="N100">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data-style-name="N100">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style>
    <style:style style:name="ce115"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7"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120"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7" style:family="table-cell" style:parent-style-name="Default">
      <style:table-cell-properties style:glyph-orientation-vertical="0" fo:background-color="#ccffcc"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Common" table:style-name="ta1" table:print-ranges="Common.A1:Common.O65536">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7" table:default-cell-style-name="ce3"/>
        <table:table-column table:style-name="co12" table:default-cell-style-name="ce3"/>
        <table:table-column table:style-name="co13" table:default-cell-style-name="ce3"/>
        <table:table-column table:style-name="co14" table:default-cell-style-name="ce55"/>
        <table:table-column table:style-name="co15" table:default-cell-style-name="ce3"/>
        <table:table-column table:style-name="co16" table:default-cell-style-name="ce11"/>
        <table:table-column table:style-name="co17" table:default-cell-style-name="ce11"/>
        <table:table-column table:style-name="co18" table:default-cell-style-name="ce3"/>
        <table:table-column table:style-name="co19" table:default-cell-style-name="ce55"/>
        <table:table-column table:style-name="co2" table:default-cell-style-name="ce3"/>
        <table:table-column table:style-name="co8" table:default-cell-style-name="ce132"/>
        <table:table-column table:style-name="co20" table:default-cell-style-name="ce3"/>
        <table:table-column table:style-name="co21" table:number-columns-repeated="8" table:default-cell-style-name="ce3"/>
        <table:table-column table:style-name="co22" table:default-cell-style-name="ce3"/>
        <table:table-column table:style-name="co23" table:number-columns-repeated="224" table:default-cell-style-name="ce6"/>
        <table:table-row table:style-name="ro1">
          <table:table-cell table:style-name="ce1" office:value-type="string">
            <office:annotation draw:style-name="gr1" draw:text-style-name="P1" svg:width="4.1437in" svg:height="304.8744in" svg:x="3.2291in" svg:y="0.1091in" draw:caption-point-x="-3.2291in" draw:caption-point-y="-0.1091in">
              <dc:date>2006-10-0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52in" svg:height="304.8744in" svg:x="6.2398in" svg:y="0.1091in" draw:caption-point-x="-6.2398in" draw:caption-point-y="-0.1091in">
              <dc:date>2006-10-0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4909in" svg:height="304.8744in" svg:x="7.337in" svg:y="0.1091in" draw:caption-point-x="-7.337in" draw:caption-point-y="-0.1091in">
              <dc:date>2006-10-0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40" office:value-type="string">
            <office:annotation draw:style-name="gr1" draw:text-style-name="P1" svg:width="2.0563in" svg:height="304.8744in" svg:x="9.2622in" svg:y="0.1091in" draw:caption-point-x="-9.2622in" draw:caption-point-y="-0.1091in">
              <dc:date>2006-10-0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45" office:value-type="string">
            <office:annotation draw:style-name="gr2" draw:text-style-name="P1" svg:width="8.2622in" svg:height="0.9654in" svg:x="5.7079in" svg:y="0in" draw:caption-point-x="-5.7079in" draw:caption-point-y="0in">
              <dc:date>2006-10-0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46" office:value-type="string">
            <office:annotation draw:style-name="gr2" draw:text-style-name="P1" svg:width="4.2516in" svg:height="2.1248in" svg:x="9.9024in" svg:y="0.0291in" draw:caption-point-x="-9.9024in" draw:caption-point-y="-0.0291in">
              <dc:date>2006-10-0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46" office:value-type="string">
            <office:annotation draw:style-name="gr2" draw:text-style-name="P1" svg:width="4.2614in" svg:height="2.1248in" svg:x="10.9256in" svg:y="0.0291in" draw:caption-point-x="-10.9256in" draw:caption-point-y="-0.0291in">
              <dc:date>2006-10-0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6.0988in" svg:height="1.4299in" svg:x="10.3382in" svg:y="1.8925in" draw:caption-point-x="-10.3382in" draw:caption-point-y="-1.8925in">
              <dc:date>2006-10-0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472in" svg:height="304.8744in" svg:x="16.9902in" svg:y="0.1091in" draw:caption-point-x="-16.9902in" draw:caption-point-y="-0.1091in">
              <dc:date>2006-10-0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3.4142in" svg:height="304.8744in" svg:x="21.7402in" svg:y="0.1091in" draw:caption-point-x="-21.7402in" draw:caption-point-y="-0.1091in">
              <dc:date>2006-10-0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45" office:value-type="string">
            <office:annotation draw:style-name="gr1" draw:text-style-name="P1" svg:width="3.0953in" svg:height="304.8744in" svg:x="23.3378in" svg:y="0.1091in" draw:caption-point-x="-23.3378in" draw:caption-point-y="-0.1091in">
              <dc:date>2006-10-0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6748in" svg:height="304.8744in" svg:x="24.5232in" svg:y="0.1091in" draw:caption-point-x="-24.5232in" draw:caption-point-y="-0.1091in">
              <dc:date>2006-10-0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40" office:value-type="string">
            <office:annotation draw:style-name="gr1" draw:text-style-name="P1" svg:width="5.0362in" svg:height="304.8744in" svg:x="25.0669in" svg:y="0.1091in" draw:caption-point-x="-25.0669in" draw:caption-point-y="-0.1091in">
              <dc:date>2006-10-0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6433in" svg:height="304.8744in" svg:x="26.7835in" svg:y="0.1091in" draw:caption-point-x="-26.7835in" draw:caption-point-y="-0.1091in">
              <dc:date>2006-10-0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46" office:value-type="string">
            <office:annotation draw:style-name="gr1" draw:text-style-name="P1" svg:width="3.6028in" svg:height="304.8744in" svg:x="32.2417in" svg:y="0.1091in" draw:caption-point-x="-32.2417in" draw:caption-point-y="-0.1091in">
              <dc:date>2006-10-0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81" office:value-type="string">
            <text:p>Examples</text:p>
          </table:table-cell>
          <table:table-cell table:style-name="ce81" office:value-type="string">
            <office:annotation draw:style-name="gr1" draw:text-style-name="P1" svg:width="1.2626in" svg:height="304.8744in" svg:x="34.2094in" svg:y="0.1091in" draw:caption-point-x="-34.2094in" draw:caption-point-y="-0.1091in">
              <dc:date>2006-10-02T00:00:00</dc:date>
              <text:p text:style-name="P1"><text:span text:style-name="T1">The UN Trade Data Element Dictionary (ISO 7372) code for this BIE.</text:span></text:p>
            </office:annotation>
            <text:p>UN/TDED Code</text:p>
          </table:table-cell>
          <table:table-cell table:style-name="ce81" office:value-type="string">
            <office:annotation draw:style-name="gr1" draw:text-style-name="P1" svg:width="2.124in" svg:height="304.8744in" svg:x="34.9154in" svg:y="0.1091in" draw:caption-point-x="-34.9154in" draw:caption-point-y="-0.1091in">
              <dc:date>2006-10-02T00:00:00</dc:date>
              <text:p text:style-name="P1"><text:span text:style-name="T1">The version number of this BIE. <text:s/>Can be used to generate change logs.</text:span></text:p>
            </office:annotation>
            <text:p>Current Version</text:p>
          </table:table-cell>
          <table:table-cell table:style-name="ce117" office:value-type="string">
            <office:annotation draw:style-name="gr1" draw:text-style-name="P1" svg:width="2.163in" svg:height="304.8744in" svg:x="38.7098in" svg:y="0.1091in" draw:caption-point-x="-38.7098in" draw:caption-point-y="-0.1091in">
              <dc:date>2006-10-0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117" office:value-type="string">
            <office:annotation draw:style-name="gr1" draw:text-style-name="P1" svg:width="1.4472in" svg:height="304.8744in" svg:x="40.3067in" svg:y="0.1091in" draw:caption-point-x="-40.3067in" draw:caption-point-y="-0.1091in">
              <dc:date>2006-10-0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36" office:value-type="string">
            <text:p>Context: Business Process</text:p>
          </table:table-cell>
          <table:table-cell table:style-name="ce136" office:value-type="string">
            <text:p>Context: Region (Geopolitical)</text:p>
          </table:table-cell>
          <table:table-cell table:style-name="ce136" office:value-type="string">
            <text:p>Context: Official Constraints</text:p>
          </table:table-cell>
          <table:table-cell table:style-name="ce136" office:value-type="string">
            <text:p>Context: Product</text:p>
          </table:table-cell>
          <table:table-cell table:style-name="ce136" office:value-type="string">
            <text:p>Context: Industry</text:p>
          </table:table-cell>
          <table:table-cell table:style-name="ce136" office:value-type="string">
            <text:p>Context: Role</text:p>
          </table:table-cell>
          <table:table-cell table:style-name="ce136" office:value-type="string">
            <text:p>Context: Supporting Role</text:p>
          </table:table-cell>
          <table:table-cell table:style-name="ce136" office:value-type="string">
            <text:p>Context: System Constraint</text:p>
          </table:table-cell>
          <table:table-cell table:style-name="ce136" office:value-type="string">
            <text:p>Editor's Notes</text:p>
          </table:table-cell>
          <table:table-cell table:style-name="ce81" office:value-type="string">
            <text:p>Change from Previous Version</text:p>
          </table:table-cell>
          <table:table-cell table:style-name="ce7" table:number-columns-repeated="224"/>
        </table:table-row>
        <table:table-row table:style-name="ro2">
          <table:table-cell table:style-name="ce2" office:value-type="string">
            <text:p>Address</text:p>
          </table:table-cell>
          <table:table-cell table:style-name="ce2" office:value-type="string">
            <text:p>Address. Details</text:p>
          </table:table-cell>
          <table:table-cell table:style-name="ce5"/>
          <table:table-cell table:style-name="ce5" office:value-type="string">
            <text:p>Address</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structured address.</text:p>
          </table:table-cell>
          <table:table-cell table:style-name="ce53" table:number-columns-repeated="2"/>
          <table:table-cell table:style-name="ce89" office:value-type="string">
            <text:p>2.0</text:p>
          </table:table-cell>
          <table:table-cell table:style-name="ce118"/>
          <table:table-cell table:style-name="ce123"/>
          <table:table-cell table:style-name="ce5" table:number-columns-repeated="10"/>
          <table:table-cell table:style-name="ce7" table:number-columns-repeated="224"/>
        </table:table-row>
        <table:table-row table:style-name="ro2">
          <table:table-cell table:formula="oooc:=SUBSTITUTE(SUBSTITUTE(CONCATENATE(IF([.E3]=&quot;Universally Unique&quot;;&quot;UU&quot;;[.E3]);IF([.G3]&lt;&gt;[.I3];[.H3];[.F3]);CONCATENATE(IF([.I3]=&quot;Identifier&quot;;&quot;ID&quot;;IF([.I3]=&quot;Text&quot;;&quot;&quot;;[.I3]))));&quot; &quot;;&quot;&quot;);&quot;'&quot;;&quot;&quot;)" office:value-type="string" office:string-value="ID">
            <text:p>ID</text:p>
          </table:table-cell>
          <table:table-cell table:style-name="ce10" office:value-type="string">
            <text:p>Address. Identifier</text:p>
          </table:table-cell>
          <table:table-cell table:style-name="ce7"/>
          <table:table-cell table:style-name="ce7" office:value-type="string">
            <text:p>Address</text:p>
          </table:table-cell>
          <table:table-cell table:number-columns-repeated="2" table:style-name="ce7"/>
          <table:table-cell table:style-name="ce7" office:value-type="string">
            <text:p>Identifier</text:p>
          </table:table-cell>
          <table:table-cell table:formula="oooc:=IF([.F3]&lt;&gt;&quot;&quot;;CONCATENATE([.F3];&quot; &quot;;[.G3]);[.G3])" office:value-type="string" office:string-value="Identifier">
            <text:p>Identifier</text:p>
          </table:table-cell>
          <table:table-cell table:style-name="ce7" office:value-type="string">
            <text:p>Identifier</text:p>
          </table:table-cell>
          <table:table-cell table:style-name="ce7"/>
          <table:table-cell table:formula="oooc:=IF([.J3]&lt;&gt;&quot;&quot;;CONCATENATE([.J3];&quot;_ &quot;;[.I3];&quot;. Type&quot;);CONCATENATE([.I3];&quot;. Type&quot;))" office:value-type="string" office:string-value="Identifier. Type">
            <text:p>Identifier. Type</text:p>
          </table:table-cell>
          <table:table-cell/>
          <table:table-cell table:style-name="ce7"/>
          <table:table-cell table:style-name="ce7" office:value-type="string">
            <text:p>DetailsKey</text:p>
          </table:table-cell>
          <table:table-cell table:style-name="ce47" office:value-type="string">
            <text:p>0..1</text:p>
          </table:table-cell>
          <table:table-cell table:style-name="ce7" office:value-type="string">
            <text:p>BBIE</text:p>
          </table:table-cell>
          <table:table-cell office:value-type="string">
            <text:p>An identifier for a specific address within a scheme of registered addresses.</text:p>
          </table:table-cell>
          <table:table-cell table:style-name="ce31"/>
          <table:table-cell table:style-name="ce7"/>
          <table:table-cell table:style-name="ce90" office:value-type="string">
            <text:p>1.0</text:p>
          </table:table-cell>
          <table:table-cell table:style-name="ce7"/>
          <table:table-cell table:style-name="ce124"/>
          <table:table-cell table:style-name="ce7" table:number-columns-repeated="234"/>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AddressTypeCode">
            <text:p>AddressTypeCode</text:p>
          </table:table-cell>
          <table:table-cell table:style-name="ce10" office:value-type="string">
            <text:p>Address. Address Type Code. Code</text:p>
          </table:table-cell>
          <table:table-cell table:style-name="ce7"/>
          <table:table-cell table:style-name="ce26" office:value-type="string">
            <text:p>Address</text:p>
          </table:table-cell>
          <table:table-cell table:style-name="ce7"/>
          <table:table-cell table:style-name="ce41" office:value-type="string">
            <text:p>Address Type</text:p>
          </table:table-cell>
          <table:table-cell table:style-name="ce26" office:value-type="string">
            <text:p>Code</text:p>
          </table:table-cell>
          <table:table-cell table:formula="oooc:=IF([.F4]&lt;&gt;&quot;&quot;;CONCATENATE([.F4];&quot; &quot;;[.G4]);[.G4])" office:value-type="string" office:string-value="Address Type Code">
            <text:p>Address Type Code</text:p>
          </table:table-cell>
          <table:table-cell table:style-name="ce7" office:value-type="string">
            <text:p>Code</text:p>
          </table:table-cell>
          <table:table-cell table:style-name="ce7"/>
          <table:table-cell table:formula="oooc:=IF([.J4]&lt;&gt;&quot;&quot;;CONCATENATE([.J4];&quot;_ &quot;;[.I4];&quot;. Type&quot;);CONCATENATE([.I4];&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A code specifying the type of this address, such as business address or home address.</text:p>
          </table:table-cell>
          <table:table-cell/>
          <table:table-cell table:style-name="ce7"/>
          <table:table-cell table:style-name="ce91" office:value-type="string">
            <text:p>2.0</text:p>
          </table:table-cell>
          <table:table-cell table:style-name="ce7" table:number-columns-repeated="236"/>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AddressFormatCode">
            <text:p>AddressFormatCode</text:p>
          </table:table-cell>
          <table:table-cell table:style-name="ce10" office:value-type="string">
            <text:p>Address. Address Format Code. Code</text:p>
          </table:table-cell>
          <table:table-cell/>
          <table:table-cell table:style-name="ce6" office:value-type="string">
            <text:p>Address</text:p>
          </table:table-cell>
          <table:table-cell/>
          <table:table-cell table:style-name="ce6" office:value-type="string">
            <text:p>Address Format</text:p>
          </table:table-cell>
          <table:table-cell table:style-name="ce6" office:value-type="string">
            <text:p>Code</text:p>
          </table:table-cell>
          <table:table-cell table:formula="oooc:=IF([.F5]&lt;&gt;&quot;&quot;;CONCATENATE([.F5];&quot; &quot;;[.G5]);[.G5])" office:value-type="string" office:string-value="Address Format Code">
            <text:p>Address Format Code</text:p>
          </table:table-cell>
          <table:table-cell office:value-type="string">
            <text:p>Code</text:p>
          </table:table-cell>
          <table:table-cell/>
          <table:table-cell table:formula="oooc:=IF([.J5]&lt;&gt;&quot;&quot;;CONCATENATE([.J5];&quot;_ &quot;;[.I5];&quot;. Type&quot;);CONCATENATE([.I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0" office:value-type="string">
            <text:p>A code specifying the format of this address.</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Postbox">
            <text:p>Postbox</text:p>
          </table:table-cell>
          <table:table-cell office:value-type="string">
            <text:p>Address. Postbox. Text</text:p>
          </table:table-cell>
          <table:table-cell table:style-name="ce7"/>
          <table:table-cell table:style-name="ce7" office:value-type="string">
            <text:p>Address</text:p>
          </table:table-cell>
          <table:table-cell table:number-columns-repeated="2" table:style-name="ce7"/>
          <table:table-cell table:style-name="ce7" office:value-type="string">
            <text:p>Postbox</text:p>
          </table:table-cell>
          <table:table-cell table:formula="oooc:=IF([.F6]&lt;&gt;&quot;&quot;;CONCATENATE([.F6];&quot; &quot;;[.G6]);[.G6])" office:value-type="string" office:string-value="Postbox">
            <text:p>Postbox</text:p>
          </table:table-cell>
          <table:table-cell table:style-name="ce7" office:value-type="string">
            <text:p>Text</text:p>
          </table:table-cell>
          <table:table-cell table:style-name="ce7"/>
          <table:table-cell table:formula="oooc:=IF([.J6]&lt;&gt;&quot;&quot;;CONCATENATE([.J6];&quot;_ &quot;;[.I6];&quot;. Type&quot;);CONCATENATE([.I6];&quot;. Type&quot;))" office:value-type="string" office:string-value="Text. Type">
            <text:p>Text. Type</text:p>
          </table:table-cell>
          <table:table-cell/>
          <table:table-cell table:style-name="ce7"/>
          <table:table-cell table:style-name="ce7" office:value-type="string">
            <text:p>PostBox, PO Box</text:p>
          </table:table-cell>
          <table:table-cell table:style-name="ce47" office:value-type="string">
            <text:p>0..1</text:p>
          </table:table-cell>
          <table:table-cell table:style-name="ce7" office:value-type="string">
            <text:p>BBIE</text:p>
          </table:table-cell>
          <table:table-cell office:value-type="string">
            <text:p>A post office box number.</text:p>
          </table:table-cell>
          <table:table-cell table:style-name="ce31" office:value-type="string">
            <text:p>"123"</text:p>
          </table:table-cell>
          <table:table-cell table:style-name="ce7"/>
          <table:table-cell table:style-name="ce90" office:value-type="string">
            <text:p>1.0</text:p>
          </table:table-cell>
          <table:table-cell table:style-name="ce7"/>
          <table:table-cell table:style-name="ce124"/>
          <table:table-cell table:style-name="ce7" table:number-columns-repeated="234"/>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Floor">
            <text:p>Floor</text:p>
          </table:table-cell>
          <table:table-cell office:value-type="string">
            <text:p>Address. Floor. Text</text:p>
          </table:table-cell>
          <table:table-cell table:style-name="ce7"/>
          <table:table-cell table:style-name="ce7" office:value-type="string">
            <text:p>Address</text:p>
          </table:table-cell>
          <table:table-cell table:number-columns-repeated="2" table:style-name="ce7"/>
          <table:table-cell table:style-name="ce7" office:value-type="string">
            <text:p>Floor</text:p>
          </table:table-cell>
          <table:table-cell table:formula="oooc:=IF([.F7]&lt;&gt;&quot;&quot;;CONCATENATE([.F7];&quot; &quot;;[.G7]);[.G7])" office:value-type="string" office:string-value="Floor">
            <text:p>Floor</text:p>
          </table:table-cell>
          <table:table-cell table:style-name="ce7" office:value-type="string">
            <text:p>Text</text:p>
          </table:table-cell>
          <table:table-cell table:style-name="ce7"/>
          <table:table-cell table:formula="oooc:=IF([.J7]&lt;&gt;&quot;&quot;;CONCATENATE([.J7];&quot;_ &quot;;[.I7];&quot;. Type&quot;);CONCATENATE([.I7];&quot;. Type&quot;))" office:value-type="string" office:string-value="Text. Type">
            <text:p>Text. Type</text:p>
          </table:table-cell>
          <table:table-cell/>
          <table:table-cell table:style-name="ce7"/>
          <table:table-cell table:style-name="ce7" office:value-type="string">
            <text:p>SubPremiseNumber</text:p>
          </table:table-cell>
          <table:table-cell table:style-name="ce47" office:value-type="string">
            <text:p>0..1</text:p>
          </table:table-cell>
          <table:table-cell table:style-name="ce7" office:value-type="string">
            <text:p>BBIE</text:p>
          </table:table-cell>
          <table:table-cell office:value-type="string">
            <text:p>An addressable floor of a building.</text:p>
          </table:table-cell>
          <table:table-cell table:style-name="ce31" office:value-type="string">
            <text:p>"30"</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8]=&quot;Universally Unique&quot;;&quot;UU&quot;;[.E8]);IF([.G8]&lt;&gt;[.I8];[.H8];[.F8]);CONCATENATE(IF([.I8]=&quot;Identifier&quot;;&quot;ID&quot;;IF([.I8]=&quot;Text&quot;;&quot;&quot;;[.I8]))));&quot; &quot;;&quot;&quot;);&quot;'&quot;;&quot;&quot;)" office:value-type="string" office:string-value="Room">
            <text:p>Room</text:p>
          </table:table-cell>
          <table:table-cell office:value-type="string">
            <text:p>Address. Room. Text</text:p>
          </table:table-cell>
          <table:table-cell table:style-name="ce7"/>
          <table:table-cell table:style-name="ce7" office:value-type="string">
            <text:p>Address</text:p>
          </table:table-cell>
          <table:table-cell table:number-columns-repeated="2" table:style-name="ce7"/>
          <table:table-cell table:style-name="ce7" office:value-type="string">
            <text:p>Room</text:p>
          </table:table-cell>
          <table:table-cell table:formula="oooc:=IF([.F8]&lt;&gt;&quot;&quot;;CONCATENATE([.F8];&quot; &quot;;[.G8]);[.G8])" office:value-type="string" office:string-value="Room">
            <text:p>Room</text:p>
          </table:table-cell>
          <table:table-cell table:style-name="ce7" office:value-type="string">
            <text:p>Text</text:p>
          </table:table-cell>
          <table:table-cell table:style-name="ce7"/>
          <table:table-cell table:formula="oooc:=IF([.J8]&lt;&gt;&quot;&quot;;CONCATENATE([.J8];&quot;_ &quot;;[.I8];&quot;. Type&quot;);CONCATENATE([.I8];&quot;. Type&quot;))" office:value-type="string" office:string-value="Text. Type">
            <text:p>Text. Type</text:p>
          </table:table-cell>
          <table:table-cell/>
          <table:table-cell table:style-name="ce7"/>
          <table:table-cell table:style-name="ce7" office:value-type="string">
            <text:p>SubPremiseNumber</text:p>
          </table:table-cell>
          <table:table-cell table:style-name="ce47" office:value-type="string">
            <text:p>0..1</text:p>
          </table:table-cell>
          <table:table-cell table:style-name="ce7" office:value-type="string">
            <text:p>BBIE</text:p>
          </table:table-cell>
          <table:table-cell table:style-name="ce10" office:value-type="string">
            <text:p>A room, suite, or apartment of a building.</text:p>
          </table:table-cell>
          <table:table-cell table:style-name="ce31" office:value-type="string">
            <text:p>"Reception"</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StreetName">
            <text:p>StreetName</text:p>
          </table:table-cell>
          <table:table-cell office:value-type="string">
            <text:p>Address. Street Name. Name</text:p>
          </table:table-cell>
          <table:table-cell table:style-name="ce7"/>
          <table:table-cell table:style-name="ce7" office:value-type="string">
            <text:p>Address</text:p>
          </table:table-cell>
          <table:table-cell/>
          <table:table-cell table:style-name="ce7" office:value-type="string">
            <text:p>Street</text:p>
          </table:table-cell>
          <table:table-cell table:style-name="ce7" office:value-type="string">
            <text:p>Name</text:p>
          </table:table-cell>
          <table:table-cell table:formula="oooc:=IF([.F9]&lt;&gt;&quot;&quot;;CONCATENATE([.F9];&quot; &quot;;[.G9]);[.G9])" office:value-type="string" office:string-value="Street Name">
            <text:p>Street Name</text:p>
          </table:table-cell>
          <table:table-cell table:style-name="ce7" office:value-type="string">
            <text:p>Name</text:p>
          </table:table-cell>
          <table:table-cell table:style-name="ce7"/>
          <table:table-cell table:formula="oooc:=IF([.J9]&lt;&gt;&quot;&quot;;CONCATENATE([.J9];&quot;_ &quot;;[.I9];&quot;. Type&quot;);CONCATENATE([.I9];&quot;. Type&quot;))" office:value-type="string" office:string-value="Name. Type">
            <text:p>Name. Type</text:p>
          </table:table-cell>
          <table:table-cell/>
          <table:table-cell table:style-name="ce7"/>
          <table:table-cell table:style-name="ce7" office:value-type="string">
            <text:p>Thoroughfare</text:p>
          </table:table-cell>
          <table:table-cell table:style-name="ce47" office:value-type="string">
            <text:p>0..1</text:p>
          </table:table-cell>
          <table:table-cell table:style-name="ce7" office:value-type="string">
            <text:p>BBIE</text:p>
          </table:table-cell>
          <table:table-cell office:value-type="string">
            <text:p>The name of a street.</text:p>
          </table:table-cell>
          <table:table-cell table:style-name="ce31" office:value-type="string">
            <text:p>"Kwun Tong Road"</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AdditionalStreetName">
            <text:p>AdditionalStreetName</text:p>
          </table:table-cell>
          <table:table-cell office:value-type="string">
            <text:p>Address. Additional_ Street Name. Name</text:p>
          </table:table-cell>
          <table:table-cell table:style-name="ce7"/>
          <table:table-cell table:style-name="ce7" office:value-type="string">
            <text:p>Address</text:p>
          </table:table-cell>
          <table:table-cell table:style-name="ce7" office:value-type="string">
            <text:p>Additional</text:p>
          </table:table-cell>
          <table:table-cell table:style-name="ce7" office:value-type="string">
            <text:p>Street</text:p>
          </table:table-cell>
          <table:table-cell table:style-name="ce7" office:value-type="string">
            <text:p>Name</text:p>
          </table:table-cell>
          <table:table-cell table:formula="oooc:=IF([.F10]&lt;&gt;&quot;&quot;;CONCATENATE([.F10];&quot; &quot;;[.G10]);[.G10])" office:value-type="string" office:string-value="Street Name">
            <text:p>Street Name</text:p>
          </table:table-cell>
          <table:table-cell table:style-name="ce7" office:value-type="string">
            <text:p>Name</text:p>
          </table:table-cell>
          <table:table-cell table:style-name="ce7"/>
          <table:table-cell table:formula="oooc:=IF([.J10]&lt;&gt;&quot;&quot;;CONCATENATE([.J10];&quot;_ &quot;;[.I10];&quot;. Type&quot;);CONCATENATE([.I10];&quot;. Type&quot;))" office:value-type="string" office:string-value="Name. Type">
            <text:p>Name. Type</text:p>
          </table:table-cell>
          <table:table-cell/>
          <table:table-cell table:style-name="ce7"/>
          <table:table-cell table:style-name="ce7" office:value-type="string">
            <text:p>Thoroughfare</text:p>
          </table:table-cell>
          <table:table-cell table:style-name="ce47" office:value-type="string">
            <text:p>0..1</text:p>
          </table:table-cell>
          <table:table-cell table:style-name="ce7" office:value-type="string">
            <text:p>BBIE</text:p>
          </table:table-cell>
          <table:table-cell office:value-type="string">
            <text:p>An additional name of a street used to further specify the street name.</text:p>
          </table:table-cell>
          <table:table-cell table:style-name="ce31" office:value-type="string">
            <text:p>"Cnr Aberdeen Road"</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BlockName">
            <text:p>BlockName</text:p>
          </table:table-cell>
          <table:table-cell table:style-name="ce10" office:value-type="string">
            <text:p>Address. Block Name. Name</text:p>
          </table:table-cell>
          <table:table-cell table:style-name="ce7"/>
          <table:table-cell table:style-name="ce7" office:value-type="string">
            <text:p>Address</text:p>
          </table:table-cell>
          <table:table-cell table:style-name="ce7"/>
          <table:table-cell table:style-name="ce26" office:value-type="string">
            <text:p>Block</text:p>
          </table:table-cell>
          <table:table-cell table:style-name="ce7" office:value-type="string">
            <text:p>Name</text:p>
          </table:table-cell>
          <table:table-cell table:formula="oooc:=IF([.F11]&lt;&gt;&quot;&quot;;CONCATENATE([.F11];&quot; &quot;;[.G11]);[.G11])" office:value-type="string" office:string-value="Block Name">
            <text:p>Block Name</text:p>
          </table:table-cell>
          <table:table-cell table:style-name="ce7" office:value-type="string">
            <text:p>Name</text:p>
          </table:table-cell>
          <table:table-cell table:style-name="ce7"/>
          <table:table-cell table:formula="oooc:=IF([.J11]&lt;&gt;&quot;&quot;;CONCATENATE([.J11];&quot;_ &quot;;[.I11];&quot;. Type&quot;);CONCATENATE([.I11];&quot;. Type&quot;))" office:value-type="string" office:string-value="Name. Type">
            <text:p>Name. Type</text:p>
          </table:table-cell>
          <table:table-cell/>
          <table:table-cell table:style-name="ce7" table:number-columns-repeated="2"/>
          <table:table-cell table:style-name="ce47" office:value-type="string">
            <text:p>0..1</text:p>
          </table:table-cell>
          <table:table-cell table:style-name="ce7" office:value-type="string">
            <text:p>BBIE</text:p>
          </table:table-cell>
          <table:table-cell table:style-name="ce10" office:value-type="string">
            <text:p>The block name, expressed as text, for an area surrounded by streets and usually containing several buildings for this address.</text:p>
          </table:table-cell>
          <table:table-cell table:style-name="ce51" office:value-type="string">
            <text:p>Seabird</text:p>
          </table:table-cell>
          <table:table-cell table:style-name="ce7"/>
          <table:table-cell table:style-name="ce91" office:value-type="string">
            <text:p>2.0</text:p>
          </table:table-cell>
          <table:table-cell table:style-name="ce7"/>
          <table:table-cell table:style-name="ce125"/>
          <table:table-cell table:style-name="ce7" table:number-columns-repeated="234"/>
        </table:table-row>
        <table:table-row table:style-name="ro2">
          <table:table-cell table:formula="oooc:=SUBSTITUTE(SUBSTITUTE(CONCATENATE(IF([.E12]=&quot;Universally Unique&quot;;&quot;UU&quot;;[.E12]);IF([.G12]&lt;&gt;[.I12];[.H12];[.F12]);CONCATENATE(IF([.I12]=&quot;Identifier&quot;;&quot;ID&quot;;IF([.I12]=&quot;Text&quot;;&quot;&quot;;[.I12]))));&quot; &quot;;&quot;&quot;);&quot;'&quot;;&quot;&quot;)" office:value-type="string" office:string-value="BuildingName">
            <text:p>BuildingName</text:p>
          </table:table-cell>
          <table:table-cell office:value-type="string">
            <text:p>Address. Building Name. Name</text:p>
          </table:table-cell>
          <table:table-cell table:style-name="ce7"/>
          <table:table-cell table:style-name="ce7" office:value-type="string">
            <text:p>Address</text:p>
          </table:table-cell>
          <table:table-cell table:style-name="ce7"/>
          <table:table-cell table:style-name="ce7" office:value-type="string">
            <text:p>Building</text:p>
          </table:table-cell>
          <table:table-cell table:style-name="ce7" office:value-type="string">
            <text:p>Name</text:p>
          </table:table-cell>
          <table:table-cell table:formula="oooc:=IF([.F12]&lt;&gt;&quot;&quot;;CONCATENATE([.F12];&quot; &quot;;[.G12]);[.G12])" office:value-type="string" office:string-value="Building Name">
            <text:p>Building Name</text:p>
          </table:table-cell>
          <table:table-cell table:style-name="ce7" office:value-type="string">
            <text:p>Name</text:p>
          </table:table-cell>
          <table:table-cell table:style-name="ce7"/>
          <table:table-cell table:formula="oooc:=IF([.J12]&lt;&gt;&quot;&quot;;CONCATENATE([.J12];&quot;_ &quot;;[.I12];&quot;. Type&quot;);CONCATENATE([.I12];&quot;. Type&quot;))" office:value-type="string" office:string-value="Name. Type">
            <text:p>Name. Type</text:p>
          </table:table-cell>
          <table:table-cell/>
          <table:table-cell table:style-name="ce7"/>
          <table:table-cell table:style-name="ce7" office:value-type="string">
            <text:p>BuildingName</text:p>
          </table:table-cell>
          <table:table-cell table:style-name="ce47" office:value-type="string">
            <text:p>0..1</text:p>
          </table:table-cell>
          <table:table-cell table:style-name="ce7" office:value-type="string">
            <text:p>BBIE</text:p>
          </table:table-cell>
          <table:table-cell office:value-type="string">
            <text:p>The name of a building.</text:p>
          </table:table-cell>
          <table:table-cell table:style-name="ce31" office:value-type="string">
            <text:p>"Plot 421"</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13]=&quot;Universally Unique&quot;;&quot;UU&quot;;[.E13]);IF([.G13]&lt;&gt;[.I13];[.H13];[.F13]);CONCATENATE(IF([.I13]=&quot;Identifier&quot;;&quot;ID&quot;;IF([.I13]=&quot;Text&quot;;&quot;&quot;;[.I13]))));&quot; &quot;;&quot;&quot;);&quot;'&quot;;&quot;&quot;)" office:value-type="string" office:string-value="BuildingNumber">
            <text:p>BuildingNumber</text:p>
          </table:table-cell>
          <table:table-cell office:value-type="string">
            <text:p>Address. Building Number. Text</text:p>
          </table:table-cell>
          <table:table-cell table:style-name="ce7"/>
          <table:table-cell table:style-name="ce7" office:value-type="string">
            <text:p>Address</text:p>
          </table:table-cell>
          <table:table-cell table:style-name="ce7"/>
          <table:table-cell table:style-name="ce7" office:value-type="string">
            <text:p>Building</text:p>
          </table:table-cell>
          <table:table-cell table:style-name="ce7" office:value-type="string">
            <text:p>Number</text:p>
          </table:table-cell>
          <table:table-cell table:formula="oooc:=IF([.F13]&lt;&gt;&quot;&quot;;CONCATENATE([.F13];&quot; &quot;;[.G13]);[.G13])" office:value-type="string" office:string-value="Building Number">
            <text:p>Building Number</text:p>
          </table:table-cell>
          <table:table-cell table:style-name="ce7" office:value-type="string">
            <text:p>Text</text:p>
          </table:table-cell>
          <table:table-cell table:style-name="ce7"/>
          <table:table-cell table:formula="oooc:=IF([.J13]&lt;&gt;&quot;&quot;;CONCATENATE([.J13];&quot;_ &quot;;[.I13];&quot;. Type&quot;);CONCATENATE([.I13];&quot;. Type&quot;))" office:value-type="string" office:string-value="Text. Type">
            <text:p>Text. Type</text:p>
          </table:table-cell>
          <table:table-cell/>
          <table:table-cell table:style-name="ce7"/>
          <table:table-cell table:style-name="ce7" office:value-type="string">
            <text:p>PremiseNumber</text:p>
          </table:table-cell>
          <table:table-cell table:style-name="ce47" office:value-type="string">
            <text:p>0..1</text:p>
          </table:table-cell>
          <table:table-cell table:style-name="ce7" office:value-type="string">
            <text:p>BBIE</text:p>
          </table:table-cell>
          <table:table-cell office:value-type="string">
            <text:p>The number of a building.</text:p>
          </table:table-cell>
          <table:table-cell table:style-name="ce31" office:value-type="string">
            <text:p>"388"</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14]=&quot;Universally Unique&quot;;&quot;UU&quot;;[.E14]);IF([.G14]&lt;&gt;[.I14];[.H14];[.F14]);CONCATENATE(IF([.I14]=&quot;Identifier&quot;;&quot;ID&quot;;IF([.I14]=&quot;Text&quot;;&quot;&quot;;[.I14]))));&quot; &quot;;&quot;&quot;);&quot;'&quot;;&quot;&quot;)" office:value-type="string" office:string-value="InhouseMail">
            <text:p>InhouseMail</text:p>
          </table:table-cell>
          <table:table-cell table:style-name="ce10" office:value-type="string">
            <text:p>Address. Inhouse_ Mail. Text</text:p>
          </table:table-cell>
          <table:table-cell table:style-name="ce7"/>
          <table:table-cell table:style-name="ce7" office:value-type="string">
            <text:p>Address</text:p>
          </table:table-cell>
          <table:table-cell table:style-name="ce7" office:value-type="string">
            <text:p>Inhouse</text:p>
          </table:table-cell>
          <table:table-cell table:style-name="ce7"/>
          <table:table-cell table:style-name="ce7" office:value-type="string">
            <text:p>Mail</text:p>
          </table:table-cell>
          <table:table-cell table:formula="oooc:=IF([.F14]&lt;&gt;&quot;&quot;;CONCATENATE([.F14];&quot; &quot;;[.G14]);[.G14])" office:value-type="string" office:string-value="Mail">
            <text:p>Mail</text:p>
          </table:table-cell>
          <table:table-cell table:style-name="ce7" office:value-type="string">
            <text:p>Text</text:p>
          </table:table-cell>
          <table:table-cell table:style-name="ce7"/>
          <table:table-cell table:formula="oooc:=IF([.J14]&lt;&gt;&quot;&quot;;CONCATENATE([.J14];&quot;_ &quot;;[.I14];&quot;. Type&quot;);CONCATENATE([.I14];&quot;. Type&quot;))" office:value-type="string" office:string-value="Text. Type">
            <text:p>Text. Type</text:p>
          </table:table-cell>
          <table:table-cell/>
          <table:table-cell table:style-name="ce7"/>
          <table:table-cell table:style-name="ce7" office:value-type="string">
            <text:p>MailStop</text:p>
          </table:table-cell>
          <table:table-cell table:style-name="ce47" office:value-type="string">
            <text:p>0..1</text:p>
          </table:table-cell>
          <table:table-cell table:style-name="ce7" office:value-type="string">
            <text:p>BBIE</text:p>
          </table:table-cell>
          <table:table-cell office:value-type="string">
            <text:p>A specific location within a building.</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15]=&quot;Universally Unique&quot;;&quot;UU&quot;;[.E15]);IF([.G15]&lt;&gt;[.I15];[.H15];[.F15]);CONCATENATE(IF([.I15]=&quot;Identifier&quot;;&quot;ID&quot;;IF([.I15]=&quot;Text&quot;;&quot;&quot;;[.I15]))));&quot; &quot;;&quot;&quot;);&quot;'&quot;;&quot;&quot;)" office:value-type="string" office:string-value="Department">
            <text:p>Department</text:p>
          </table:table-cell>
          <table:table-cell office:value-type="string">
            <text:p>Address. Department. Text</text:p>
          </table:table-cell>
          <table:table-cell table:style-name="ce7"/>
          <table:table-cell table:style-name="ce7" office:value-type="string">
            <text:p>Address</text:p>
          </table:table-cell>
          <table:table-cell table:number-columns-repeated="2" table:style-name="ce7"/>
          <table:table-cell table:style-name="ce7" office:value-type="string">
            <text:p>Department</text:p>
          </table:table-cell>
          <table:table-cell table:formula="oooc:=IF([.F15]&lt;&gt;&quot;&quot;;CONCATENATE([.F15];&quot; &quot;;[.G15]);[.G15])" office:value-type="string" office:string-value="Department">
            <text:p>Department</text:p>
          </table:table-cell>
          <table:table-cell table:style-name="ce7" office:value-type="string">
            <text:p>Text</text:p>
          </table:table-cell>
          <table:table-cell table:style-name="ce7"/>
          <table:table-cell table:formula="oooc:=IF([.J15]&lt;&gt;&quot;&quot;;CONCATENATE([.J15];&quot;_ &quot;;[.I15];&quot;. Type&quot;);CONCATENATE([.I15];&quot;. Type&quot;))" office:value-type="string" office:string-value="Text. Type">
            <text:p>Text. Type</text:p>
          </table:table-cell>
          <table:table-cell/>
          <table:table-cell table:style-name="ce7"/>
          <table:table-cell table:style-name="ce7" office:value-type="string">
            <text:p>Department</text:p>
          </table:table-cell>
          <table:table-cell table:style-name="ce47" office:value-type="string">
            <text:p>0..1</text:p>
          </table:table-cell>
          <table:table-cell table:style-name="ce7" office:value-type="string">
            <text:p>BBIE</text:p>
          </table:table-cell>
          <table:table-cell office:value-type="string">
            <text:p>An addressable department of an organization.</text:p>
          </table:table-cell>
          <table:table-cell table:style-name="ce31" office:value-type="string">
            <text:p>"Accounts Payable"</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4">
          <table:table-cell table:formula="oooc:=SUBSTITUTE(SUBSTITUTE(CONCATENATE(IF([.E16]=&quot;Universally Unique&quot;;&quot;UU&quot;;[.E16]);IF([.G16]&lt;&gt;[.I16];[.H16];[.F16]);CONCATENATE(IF([.I16]=&quot;Identifier&quot;;&quot;ID&quot;;IF([.I16]=&quot;Text&quot;;&quot;&quot;;[.I16]))));&quot; &quot;;&quot;&quot;);&quot;'&quot;;&quot;&quot;)" office:value-type="string" office:string-value="MarkAttention">
            <text:p>MarkAttention</text:p>
          </table:table-cell>
          <table:table-cell table:style-name="ce10" office:value-type="string">
            <text:p>Address. Mark Attention. Text</text:p>
          </table:table-cell>
          <table:table-cell table:style-name="ce7"/>
          <table:table-cell table:style-name="ce7" office:value-type="string">
            <text:p>Address</text:p>
          </table:table-cell>
          <table:table-cell table:number-columns-repeated="2" table:style-name="ce7"/>
          <table:table-cell table:style-name="ce26" office:value-type="string">
            <text:p>Mark Attention</text:p>
          </table:table-cell>
          <table:table-cell table:formula="oooc:=IF([.F16]&lt;&gt;&quot;&quot;;CONCATENATE([.F16];&quot; &quot;;[.G16]);[.G16])" office:value-type="string" office:string-value="Mark Attention">
            <text:p>Mark Attention</text:p>
          </table:table-cell>
          <table:table-cell table:style-name="ce7" office:value-type="string">
            <text:p>Text</text:p>
          </table:table-cell>
          <table:table-cell table:style-name="ce7"/>
          <table:table-cell table:formula="oooc:=IF([.J16]&lt;&gt;&quot;&quot;;CONCATENATE([.J16];&quot;_ &quot;;[.I16];&quot;. Type&quot;);CONCATENATE([.I16];&quot;. Type&quot;))" office:value-type="string" office:string-value="Text. Type">
            <text:p>Text. Type</text:p>
          </table:table-cell>
          <table:table-cell/>
          <table:table-cell table:style-name="ce7" table:number-columns-repeated="2"/>
          <table:table-cell table:style-name="ce47" office:value-type="string">
            <text:p>0..1</text:p>
          </table:table-cell>
          <table:table-cell table:style-name="ce7" office:value-type="string">
            <text:p>BBIE</text:p>
          </table:table-cell>
          <table:table-cell table:style-name="ce10" office:value-type="string">
            <text:p>The name, expressed as text, of a person or department in the organization to whom incoming mail is marked with words such as 'for the attention of' or 'FAO' or 'ATTN' for this address.</text:p>
          </table:table-cell>
          <table:table-cell table:style-name="ce31"/>
          <table:table-cell table:style-name="ce7"/>
          <table:table-cell table:style-name="ce91" office:value-type="string">
            <text:p>2.0</text:p>
          </table:table-cell>
          <table:table-cell table:style-name="ce7"/>
          <table:table-cell table:style-name="ce125"/>
          <table:table-cell table:style-name="ce7" table:number-columns-repeated="234"/>
        </table:table-row>
        <table:table-row table:style-name="ro3">
          <table:table-cell table:formula="oooc:=SUBSTITUTE(SUBSTITUTE(CONCATENATE(IF([.E17]=&quot;Universally Unique&quot;;&quot;UU&quot;;[.E17]);IF([.G17]&lt;&gt;[.I17];[.H17];[.F17]);CONCATENATE(IF([.I17]=&quot;Identifier&quot;;&quot;ID&quot;;IF([.I17]=&quot;Text&quot;;&quot;&quot;;[.I17]))));&quot; &quot;;&quot;&quot;);&quot;'&quot;;&quot;&quot;)" office:value-type="string" office:string-value="MarkCare">
            <text:p>MarkCare</text:p>
          </table:table-cell>
          <table:table-cell table:style-name="ce10" office:value-type="string">
            <text:p>Address. Mark Care. Text</text:p>
          </table:table-cell>
          <table:table-cell table:style-name="ce7"/>
          <table:table-cell table:style-name="ce7" office:value-type="string">
            <text:p>Address</text:p>
          </table:table-cell>
          <table:table-cell table:number-columns-repeated="2" table:style-name="ce7"/>
          <table:table-cell table:style-name="ce26" office:value-type="string">
            <text:p>Mark Care</text:p>
          </table:table-cell>
          <table:table-cell table:formula="oooc:=IF([.F17]&lt;&gt;&quot;&quot;;CONCATENATE([.F17];&quot; &quot;;[.G17]);[.G17])" office:value-type="string" office:string-value="Mark Care">
            <text:p>Mark Care</text:p>
          </table:table-cell>
          <table:table-cell table:style-name="ce7" office:value-type="string">
            <text:p>Text</text:p>
          </table:table-cell>
          <table:table-cell table:style-name="ce7"/>
          <table:table-cell table:formula="oooc:=IF([.J17]&lt;&gt;&quot;&quot;;CONCATENATE([.J17];&quot;_ &quot;;[.I17];&quot;. Type&quot;);CONCATENATE([.I17];&quot;. Type&quot;))" office:value-type="string" office:string-value="Text. Type">
            <text:p>Text. Type</text:p>
          </table:table-cell>
          <table:table-cell/>
          <table:table-cell table:style-name="ce7" table:number-columns-repeated="2"/>
          <table:table-cell table:style-name="ce47" office:value-type="string">
            <text:p>0..1</text:p>
          </table:table-cell>
          <table:table-cell table:style-name="ce7" office:value-type="string">
            <text:p>BBIE</text:p>
          </table:table-cell>
          <table:table-cell table:style-name="ce10" office:value-type="string">
            <text:p>The name, expressed as text, of a person or organization at this address to whom incoming mail is marked with words such as 'care of' or 'C/O'.</text:p>
          </table:table-cell>
          <table:table-cell table:style-name="ce31"/>
          <table:table-cell table:style-name="ce7"/>
          <table:table-cell table:style-name="ce91" office:value-type="string">
            <text:p>2.0</text:p>
          </table:table-cell>
          <table:table-cell table:style-name="ce7"/>
          <table:table-cell table:style-name="ce125"/>
          <table:table-cell table:style-name="ce7" table:number-columns-repeated="234"/>
        </table:table-row>
        <table:table-row table:style-name="ro3">
          <table:table-cell table:formula="oooc:=SUBSTITUTE(SUBSTITUTE(CONCATENATE(IF([.E18]=&quot;Universally Unique&quot;;&quot;UU&quot;;[.E18]);IF([.G18]&lt;&gt;[.I18];[.H18];[.F18]);CONCATENATE(IF([.I18]=&quot;Identifier&quot;;&quot;ID&quot;;IF([.I18]=&quot;Text&quot;;&quot;&quot;;[.I18]))));&quot; &quot;;&quot;&quot;);&quot;'&quot;;&quot;&quot;)" office:value-type="string" office:string-value="PlotIdentification">
            <text:p>PlotIdentification</text:p>
          </table:table-cell>
          <table:table-cell table:style-name="ce10" office:value-type="string">
            <text:p>Address. Plot Identification. Text</text:p>
          </table:table-cell>
          <table:table-cell table:style-name="ce7"/>
          <table:table-cell table:style-name="ce7" office:value-type="string">
            <text:p>Address</text:p>
          </table:table-cell>
          <table:table-cell table:style-name="ce7"/>
          <table:table-cell table:style-name="ce26" office:value-type="string">
            <text:p>Plot</text:p>
          </table:table-cell>
          <table:table-cell table:style-name="ce26" office:value-type="string">
            <text:p>Identification</text:p>
          </table:table-cell>
          <table:table-cell table:formula="oooc:=IF([.F18]&lt;&gt;&quot;&quot;;CONCATENATE([.F18];&quot; &quot;;[.G18]);[.G18])" office:value-type="string" office:string-value="Plot Identification">
            <text:p>Plot Identification</text:p>
          </table:table-cell>
          <table:table-cell table:style-name="ce7" office:value-type="string">
            <text:p>Text</text:p>
          </table:table-cell>
          <table:table-cell table:style-name="ce7"/>
          <table:table-cell table:formula="oooc:=IF([.J18]&lt;&gt;&quot;&quot;;CONCATENATE([.J18];&quot;_ &quot;;[.I18];&quot;. Type&quot;);CONCATENATE([.I18];&quot;. Type&quot;))" office:value-type="string" office:string-value="Text. Type">
            <text:p>Text. Type</text:p>
          </table:table-cell>
          <table:table-cell/>
          <table:table-cell table:style-name="ce7" table:number-columns-repeated="2"/>
          <table:table-cell table:style-name="ce47" office:value-type="string">
            <text:p>0..1</text:p>
          </table:table-cell>
          <table:table-cell table:style-name="ce7" office:value-type="string">
            <text:p>BBIE</text:p>
          </table:table-cell>
          <table:table-cell table:style-name="ce10" office:value-type="string">
            <text:p>The textual expression of the unique identifier for the piece of land on which this address is located such as a plot number.</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3">
          <table:table-cell table:formula="oooc:=SUBSTITUTE(SUBSTITUTE(CONCATENATE(IF([.E19]=&quot;Universally Unique&quot;;&quot;UU&quot;;[.E19]);IF([.G19]&lt;&gt;[.I19];[.H19];[.F19]);CONCATENATE(IF([.I19]=&quot;Identifier&quot;;&quot;ID&quot;;IF([.I19]=&quot;Text&quot;;&quot;&quot;;[.I19]))));&quot; &quot;;&quot;&quot;);&quot;'&quot;;&quot;&quot;)" office:value-type="string" office:string-value="CitySubdivisionName">
            <text:p>CitySubdivisionName</text:p>
          </table:table-cell>
          <table:table-cell table:style-name="ce10" office:value-type="string">
            <text:p>Address. City Subdivision Name. Name</text:p>
          </table:table-cell>
          <table:table-cell table:style-name="ce7"/>
          <table:table-cell table:style-name="ce7" office:value-type="string">
            <text:p>Address</text:p>
          </table:table-cell>
          <table:table-cell table:style-name="ce7"/>
          <table:table-cell table:style-name="ce26" office:value-type="string">
            <text:p>City Subdivision</text:p>
          </table:table-cell>
          <table:table-cell table:style-name="ce7" office:value-type="string">
            <text:p>Name</text:p>
          </table:table-cell>
          <table:table-cell table:formula="oooc:=IF([.F19]&lt;&gt;&quot;&quot;;CONCATENATE([.F19];&quot; &quot;;[.G19]);[.G19])" office:value-type="string" office:string-value="City Subdivision Name">
            <text:p>City Subdivision Name</text:p>
          </table:table-cell>
          <table:table-cell table:style-name="ce7" office:value-type="string">
            <text:p>Name</text:p>
          </table:table-cell>
          <table:table-cell table:style-name="ce7"/>
          <table:table-cell table:formula="oooc:=IF([.J19]&lt;&gt;&quot;&quot;;CONCATENATE([.J19];&quot;_ &quot;;[.I19];&quot;. Type&quot;);CONCATENATE([.I19];&quot;. Type&quot;))" office:value-type="string" office:string-value="Name. Type">
            <text:p>Name. Type</text:p>
          </table:table-cell>
          <table:table-cell/>
          <table:table-cell table:style-name="ce7" table:number-columns-repeated="2"/>
          <table:table-cell table:style-name="ce47" office:value-type="string">
            <text:p>0..1</text:p>
          </table:table-cell>
          <table:table-cell table:style-name="ce7" office:value-type="string">
            <text:p>BBIE</text:p>
          </table:table-cell>
          <table:table-cell table:style-name="ce10" office:value-type="string">
            <text:p>A name, expressed as text, of a subdivision of a city for this address, for example, a district or borough.</text:p>
          </table:table-cell>
          <table:table-cell table:style-name="ce31"/>
          <table:table-cell table:style-name="ce7"/>
          <table:table-cell table:style-name="ce91" office:value-type="string">
            <text:p>2.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20]=&quot;Universally Unique&quot;;&quot;UU&quot;;[.E20]);IF([.G20]&lt;&gt;[.I20];[.H20];[.F20]);CONCATENATE(IF([.I20]=&quot;Identifier&quot;;&quot;ID&quot;;IF([.I20]=&quot;Text&quot;;&quot;&quot;;[.I20]))));&quot; &quot;;&quot;&quot;);&quot;'&quot;;&quot;&quot;)" office:value-type="string" office:string-value="CityName">
            <text:p>CityName</text:p>
          </table:table-cell>
          <table:table-cell office:value-type="string">
            <text:p>Address. City Name. Name</text:p>
          </table:table-cell>
          <table:table-cell table:style-name="ce7"/>
          <table:table-cell table:style-name="ce7" office:value-type="string">
            <text:p>Address</text:p>
          </table:table-cell>
          <table:table-cell table:style-name="ce7"/>
          <table:table-cell table:style-name="ce7" office:value-type="string">
            <text:p>City</text:p>
          </table:table-cell>
          <table:table-cell table:style-name="ce7" office:value-type="string">
            <text:p>Name</text:p>
          </table:table-cell>
          <table:table-cell table:formula="oooc:=IF([.F20]&lt;&gt;&quot;&quot;;CONCATENATE([.F20];&quot; &quot;;[.G20]);[.G20])" office:value-type="string" office:string-value="City Name">
            <text:p>City Name</text:p>
          </table:table-cell>
          <table:table-cell table:style-name="ce7" office:value-type="string">
            <text:p>Name</text:p>
          </table:table-cell>
          <table:table-cell table:style-name="ce7"/>
          <table:table-cell table:formula="oooc:=IF([.J20]&lt;&gt;&quot;&quot;;CONCATENATE([.J20];&quot;_ &quot;;[.I20];&quot;. Type&quot;);CONCATENATE([.I20];&quot;. Type&quot;))" office:value-type="string" office:string-value="Name. Type">
            <text:p>Name. Type</text:p>
          </table:table-cell>
          <table:table-cell/>
          <table:table-cell table:style-name="ce7"/>
          <table:table-cell table:style-name="ce7" office:value-type="string">
            <text:p>LocalityName</text:p>
          </table:table-cell>
          <table:table-cell table:style-name="ce47" office:value-type="string">
            <text:p>0..1</text:p>
          </table:table-cell>
          <table:table-cell table:style-name="ce7" office:value-type="string">
            <text:p>BBIE</text:p>
          </table:table-cell>
          <table:table-cell office:value-type="string">
            <text:p>The name of a city, town, or village.</text:p>
          </table:table-cell>
          <table:table-cell table:style-name="ce31" office:value-type="string">
            <text:p>"Hong Kong"</text:p>
          </table:table-cell>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3">
          <table:table-cell table:formula="oooc:=SUBSTITUTE(SUBSTITUTE(CONCATENATE(IF([.E21]=&quot;Universally Unique&quot;;&quot;UU&quot;;[.E21]);IF([.G21]&lt;&gt;[.I21];[.H21];[.F21]);CONCATENATE(IF([.I21]=&quot;Identifier&quot;;&quot;ID&quot;;IF([.I21]=&quot;Text&quot;;&quot;&quot;;[.I21]))));&quot; &quot;;&quot;&quot;);&quot;'&quot;;&quot;&quot;)" office:value-type="string" office:string-value="PostalZone">
            <text:p>PostalZone</text:p>
          </table:table-cell>
          <table:table-cell table:style-name="ce10" office:value-type="string">
            <text:p>Address. Postal_ Zone. Text</text:p>
          </table:table-cell>
          <table:table-cell table:style-name="ce7"/>
          <table:table-cell table:style-name="ce7" office:value-type="string">
            <text:p>Address</text:p>
          </table:table-cell>
          <table:table-cell table:style-name="ce7" office:value-type="string">
            <text:p>Postal</text:p>
          </table:table-cell>
          <table:table-cell table:style-name="ce7"/>
          <table:table-cell table:style-name="ce7" office:value-type="string">
            <text:p>Zone</text:p>
          </table:table-cell>
          <table:table-cell table:formula="oooc:=IF([.F21]&lt;&gt;&quot;&quot;;CONCATENATE([.F21];&quot; &quot;;[.G21]);[.G21])" office:value-type="string" office:string-value="Zone">
            <text:p>Zone</text:p>
          </table:table-cell>
          <table:table-cell table:style-name="ce7" office:value-type="string">
            <text:p>Text</text:p>
          </table:table-cell>
          <table:table-cell table:style-name="ce7"/>
          <table:table-cell table:formula="oooc:=IF([.J21]&lt;&gt;&quot;&quot;;CONCATENATE([.J21];&quot;_ &quot;;[.I21];&quot;. Type&quot;);CONCATENATE([.I21];&quot;. Type&quot;))" office:value-type="string" office:string-value="Text. Type">
            <text:p>Text. Type</text:p>
          </table:table-cell>
          <table:table-cell/>
          <table:table-cell table:style-name="ce7"/>
          <table:table-cell table:style-name="ce7" office:value-type="string">
            <text:p>PostalCodeNumber</text:p>
          </table:table-cell>
          <table:table-cell table:style-name="ce47" office:value-type="string">
            <text:p>0..1</text:p>
          </table:table-cell>
          <table:table-cell table:style-name="ce7" office:value-type="string">
            <text:p>BBIE</text:p>
          </table:table-cell>
          <table:table-cell office:value-type="string">
            <text:p>The identifier for an addressable group of properties according to the relevant national postal service, such as a ZIP code or Post Code.</text:p>
          </table:table-cell>
          <table:table-cell table:style-name="ce31" office:value-type="string">
            <text:p>"SW11 4EW" "2500 GG"</text:p>
          </table:table-cell>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22]=&quot;Universally Unique&quot;;&quot;UU&quot;;[.E22]);IF([.G22]&lt;&gt;[.I22];[.H22];[.F22]);CONCATENATE(IF([.I22]=&quot;Identifier&quot;;&quot;ID&quot;;IF([.I22]=&quot;Text&quot;;&quot;&quot;;[.I22]))));&quot; &quot;;&quot;&quot;);&quot;'&quot;;&quot;&quot;)" office:value-type="string" office:string-value="CountrySubentity">
            <text:p>CountrySubentity</text:p>
          </table:table-cell>
          <table:table-cell office:value-type="string">
            <text:p>Address. Country Subentity. Text</text:p>
          </table:table-cell>
          <table:table-cell table:style-name="ce7"/>
          <table:table-cell table:style-name="ce7" office:value-type="string">
            <text:p>Address</text:p>
          </table:table-cell>
          <table:table-cell table:style-name="ce7"/>
          <table:table-cell table:style-name="ce7" office:value-type="string">
            <text:p>Country</text:p>
          </table:table-cell>
          <table:table-cell table:style-name="ce7" office:value-type="string">
            <text:p>Subentity</text:p>
          </table:table-cell>
          <table:table-cell table:formula="oooc:=IF([.F22]&lt;&gt;&quot;&quot;;CONCATENATE([.F22];&quot; &quot;;[.G22]);[.G22])" office:value-type="string" office:string-value="Country Subentity">
            <text:p>Country Subentity</text:p>
          </table:table-cell>
          <table:table-cell table:style-name="ce7" office:value-type="string">
            <text:p>Text</text:p>
          </table:table-cell>
          <table:table-cell table:style-name="ce7"/>
          <table:table-cell table:formula="oooc:=IF([.J22]&lt;&gt;&quot;&quot;;CONCATENATE([.J22];&quot;_ &quot;;[.I22];&quot;. Type&quot;);CONCATENATE([.I22];&quot;. Type&quot;))" office:value-type="string" office:string-value="Text. Type">
            <text:p>Text. Type</text:p>
          </table:table-cell>
          <table:table-cell/>
          <table:table-cell table:style-name="ce7"/>
          <table:table-cell table:style-name="ce7" office:value-type="string">
            <text:p>AdministrativeArea, State, Country, Shire, Canton</text:p>
          </table:table-cell>
          <table:table-cell table:style-name="ce47" office:value-type="string">
            <text:p>0..1</text:p>
          </table:table-cell>
          <table:table-cell table:style-name="ce7" office:value-type="string">
            <text:p>BBIE</text:p>
          </table:table-cell>
          <table:table-cell office:value-type="string">
            <text:p>A territorial division of a country, such as a county or state.</text:p>
          </table:table-cell>
          <table:table-cell table:style-name="ce31" office:value-type="string">
            <text:p>"Florida","Tamilnadu"</text:p>
          </table:table-cell>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23]=&quot;Universally Unique&quot;;&quot;UU&quot;;[.E23]);IF([.G23]&lt;&gt;[.I23];[.H23];[.F23]);CONCATENATE(IF([.I23]=&quot;Identifier&quot;;&quot;ID&quot;;IF([.I23]=&quot;Text&quot;;&quot;&quot;;[.I23]))));&quot; &quot;;&quot;&quot;);&quot;'&quot;;&quot;&quot;)" office:value-type="string" office:string-value="CountrySubentityCode">
            <text:p>CountrySubentityCode</text:p>
          </table:table-cell>
          <table:table-cell office:value-type="string">
            <text:p>Address. Country Subentity Code. Code</text:p>
          </table:table-cell>
          <table:table-cell table:style-name="ce7"/>
          <table:table-cell table:style-name="ce7" office:value-type="string">
            <text:p>Address</text:p>
          </table:table-cell>
          <table:table-cell table:style-name="ce7"/>
          <table:table-cell table:style-name="ce7" office:value-type="string">
            <text:p>Country Subentity</text:p>
          </table:table-cell>
          <table:table-cell table:style-name="ce7" office:value-type="string">
            <text:p>Code</text:p>
          </table:table-cell>
          <table:table-cell table:formula="oooc:=IF([.F23]&lt;&gt;&quot;&quot;;CONCATENATE([.F23];&quot; &quot;;[.G23]);[.G23])" office:value-type="string" office:string-value="Country Subentity Code">
            <text:p>Country Subentity Code</text:p>
          </table:table-cell>
          <table:table-cell table:style-name="ce7" office:value-type="string">
            <text:p>Code</text:p>
          </table:table-cell>
          <table:table-cell table:style-name="ce7"/>
          <table:table-cell table:formula="oooc:=IF([.J23]&lt;&gt;&quot;&quot;;CONCATENATE([.J23];&quot;_ &quot;;[.I23];&quot;. Type&quot;);CONCATENATE([.I23];&quot;. Type&quot;))" office:value-type="string" office:string-value="Code. Type">
            <text:p>Code. Type</text:p>
          </table:table-cell>
          <table:table-cell/>
          <table:table-cell table:style-name="ce7"/>
          <table:table-cell table:style-name="ce7" office:value-type="string">
            <text:p>AdministrativeAreaCode, State Code</text:p>
          </table:table-cell>
          <table:table-cell table:style-name="ce47" office:value-type="string">
            <text:p>0..1</text:p>
          </table:table-cell>
          <table:table-cell table:style-name="ce7" office:value-type="string">
            <text:p>BBIE</text:p>
          </table:table-cell>
          <table:table-cell table:style-name="ce14" office:value-type="string">
            <text:p>A territorial division of a country, such as a county or state, expressed as a code.</text:p>
          </table:table-cell>
          <table:table-cell table:style-name="ce31"/>
          <table:table-cell table:style-name="ce7"/>
          <table:table-cell table:style-name="ce90" office:value-type="string">
            <text:p>2.0</text:p>
          </table:table-cell>
          <table:table-cell table:style-name="ce7"/>
          <table:table-cell table:style-name="ce125"/>
          <table:table-cell table:style-name="ce7" table:number-columns-repeated="9"/>
          <table:table-cell table:style-name="ce7" office:value-type="string">
            <text:p>changed property terms</text:p>
          </table:table-cell>
          <table:table-cell table:style-name="ce34" table:number-columns-repeated="224"/>
        </table:table-row>
        <table:table-row table:style-name="ro2">
          <table:table-cell table:formula="oooc:=SUBSTITUTE(SUBSTITUTE(CONCATENATE(IF([.E24]=&quot;Universally Unique&quot;;&quot;UU&quot;;[.E24]);IF([.G24]&lt;&gt;[.I24];[.H24];[.F24]);CONCATENATE(IF([.I24]=&quot;Identifier&quot;;&quot;ID&quot;;IF([.I24]=&quot;Text&quot;;&quot;&quot;;[.I24]))));&quot; &quot;;&quot;&quot;);&quot;'&quot;;&quot;&quot;)" office:value-type="string" office:string-value="Region">
            <text:p>Region</text:p>
          </table:table-cell>
          <table:table-cell office:value-type="string">
            <text:p>Address. Region. Text</text:p>
          </table:table-cell>
          <table:table-cell table:style-name="ce7"/>
          <table:table-cell table:style-name="ce7" office:value-type="string">
            <text:p>Address</text:p>
          </table:table-cell>
          <table:table-cell table:number-columns-repeated="2" table:style-name="ce7"/>
          <table:table-cell table:style-name="ce7" office:value-type="string">
            <text:p>Region</text:p>
          </table:table-cell>
          <table:table-cell table:formula="oooc:=IF([.F24]&lt;&gt;&quot;&quot;;CONCATENATE([.F24];&quot; &quot;;[.G24]);[.G24])" office:value-type="string" office:string-value="Region">
            <text:p>Region</text:p>
          </table:table-cell>
          <table:table-cell table:style-name="ce7" office:value-type="string">
            <text:p>Text</text:p>
          </table:table-cell>
          <table:table-cell table:style-name="ce7"/>
          <table:table-cell table:formula="oooc:=IF([.J24]&lt;&gt;&quot;&quot;;CONCATENATE([.J24];&quot;_ &quot;;[.I24];&quot;. Type&quot;);CONCATENATE([.I24];&quot;. Type&quot;))" office:value-type="string" office:string-value="Text. Type">
            <text:p>Text. Type</text:p>
          </table:table-cell>
          <table:table-cell/>
          <table:table-cell table:style-name="ce7"/>
          <table:table-cell table:style-name="ce7" office:value-type="string">
            <text:p>LocalityName, Economic Zone</text:p>
          </table:table-cell>
          <table:table-cell table:style-name="ce47" office:value-type="string">
            <text:p>0..1</text:p>
          </table:table-cell>
          <table:table-cell table:style-name="ce7" office:value-type="string">
            <text:p>BBIE</text:p>
          </table:table-cell>
          <table:table-cell office:value-type="string">
            <text:p>An addressable region or group of countries.</text:p>
          </table:table-cell>
          <table:table-cell table:style-name="ce31" office:value-type="string">
            <text:p>"European Union"</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25]=&quot;Universally Unique&quot;;&quot;UU&quot;;[.E25]);IF([.G25]&lt;&gt;[.I25];[.H25];[.F25]);CONCATENATE(IF([.I25]=&quot;Identifier&quot;;&quot;ID&quot;;IF([.I25]=&quot;Text&quot;;&quot;&quot;;[.I25]))));&quot; &quot;;&quot;&quot;);&quot;'&quot;;&quot;&quot;)" office:value-type="string" office:string-value="District">
            <text:p>District</text:p>
          </table:table-cell>
          <table:table-cell office:value-type="string">
            <text:p>Address. District. Text</text:p>
          </table:table-cell>
          <table:table-cell table:style-name="ce7"/>
          <table:table-cell table:style-name="ce7" office:value-type="string">
            <text:p>Address</text:p>
          </table:table-cell>
          <table:table-cell table:number-columns-repeated="2" table:style-name="ce7"/>
          <table:table-cell table:style-name="ce7" office:value-type="string">
            <text:p>District</text:p>
          </table:table-cell>
          <table:table-cell table:formula="oooc:=IF([.F25]&lt;&gt;&quot;&quot;;CONCATENATE([.F25];&quot; &quot;;[.G25]);[.G25])" office:value-type="string" office:string-value="District">
            <text:p>District</text:p>
          </table:table-cell>
          <table:table-cell table:style-name="ce7" office:value-type="string">
            <text:p>Text</text:p>
          </table:table-cell>
          <table:table-cell table:style-name="ce7"/>
          <table:table-cell table:formula="oooc:=IF([.J25]&lt;&gt;&quot;&quot;;CONCATENATE([.J25];&quot;_ &quot;;[.I25];&quot;. Type&quot;);CONCATENATE([.I25];&quot;. Type&quot;))" office:value-type="string" office:string-value="Text. Type">
            <text:p>Text. Type</text:p>
          </table:table-cell>
          <table:table-cell/>
          <table:table-cell table:style-name="ce7"/>
          <table:table-cell table:style-name="ce7" office:value-type="string">
            <text:p>LocalityName, Area</text:p>
          </table:table-cell>
          <table:table-cell table:style-name="ce47" office:value-type="string">
            <text:p>0..1</text:p>
          </table:table-cell>
          <table:table-cell table:style-name="ce7" office:value-type="string">
            <text:p>BBIE</text:p>
          </table:table-cell>
          <table:table-cell office:value-type="string">
            <text:p>A geographical division of a country.</text:p>
          </table:table-cell>
          <table:table-cell table:style-name="ce31" office:value-type="string">
            <text:p>"East Coast"</text:p>
          </table:table-cell>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3">
          <table:table-cell table:formula="oooc:=SUBSTITUTE(SUBSTITUTE(CONCATENATE(IF([.E26]=&quot;Universally Unique&quot;;&quot;UU&quot;;[.E26]);IF([.G26]&lt;&gt;[.I26];[.H26];[.F26]);CONCATENATE(IF([.I26]=&quot;Identifier&quot;;&quot;ID&quot;;IF([.I26]=&quot;Text&quot;;&quot;&quot;;[.I26]))));&quot; &quot;;&quot;&quot;);&quot;'&quot;;&quot;&quot;)" office:value-type="string" office:string-value="TimezoneOffset">
            <text:p>TimezoneOffset</text:p>
          </table:table-cell>
          <table:table-cell office:value-type="string">
            <text:p>Address. Timezone Offset. Text</text:p>
          </table:table-cell>
          <table:table-cell table:style-name="ce7"/>
          <table:table-cell table:style-name="ce7" office:value-type="string">
            <text:p>Address</text:p>
          </table:table-cell>
          <table:table-cell table:style-name="ce7"/>
          <table:table-cell table:style-name="ce7" office:value-type="string">
            <text:p>Timezone</text:p>
          </table:table-cell>
          <table:table-cell table:style-name="ce7" office:value-type="string">
            <text:p>Offset</text:p>
          </table:table-cell>
          <table:table-cell table:formula="oooc:=IF([.F26]&lt;&gt;&quot;&quot;;CONCATENATE([.F26];&quot; &quot;;[.G26]);[.G26])" office:value-type="string" office:string-value="Timezone Offset">
            <text:p>Timezone Offset</text:p>
          </table:table-cell>
          <table:table-cell table:style-name="ce7" office:value-type="string">
            <text:p>Text</text:p>
          </table:table-cell>
          <table:table-cell table:style-name="ce7"/>
          <table:table-cell table:formula="oooc:=IF([.J26]&lt;&gt;&quot;&quot;;CONCATENATE([.J26];&quot;_ &quot;;[.I26];&quot;. Type&quot;);CONCATENATE([.I26];&quot;. Type&quot;))" office:value-type="string" office:string-value="Text. Type">
            <text:p>Text. Type</text:p>
          </table:table-cell>
          <table:table-cell/>
          <table:table-cell table:style-name="ce7" table:number-columns-repeated="2"/>
          <table:table-cell table:style-name="ce47" office:value-type="string">
            <text:p>0..1</text:p>
          </table:table-cell>
          <table:table-cell table:style-name="ce7" office:value-type="string">
            <text:p>BBIE</text:p>
          </table:table-cell>
          <table:table-cell office:value-type="string">
            <text:p>For the time zone in which the address is situated, the measure of time offset from Universal Coordinated Time (UTC).</text:p>
          </table:table-cell>
          <table:table-cell table:style-name="ce31" office:value-type="string">
            <text:p>"+8:00" "-3:00"</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style-name="ce4" table:formula="oooc:=SUBSTITUTE(SUBSTITUTE(CONCATENATE(IF([.E27]=&quot;Universally Unique&quot;;&quot;UU&quot;;[.E27]);[.F27];IF([.H27]&lt;&gt;[.I27];[.H27];&quot;&quot;);CONCATENATE(IF([.I27]=&quot;Identifier&quot;;&quot;ID&quot;;IF([.I27]=&quot;Text&quot;;&quot;&quot;;[.I27]))));&quot; &quot;;&quot;&quot;);&quot;'&quot;;&quot;&quot;)" office:value-type="string" office:string-value="AddressLine">
            <text:p>AddressLine</text:p>
          </table:table-cell>
          <table:table-cell table:style-name="ce12" office:value-type="string">
            <text:p>Address. Address Line</text:p>
          </table:table-cell>
          <table:table-cell table:style-name="ce32"/>
          <table:table-cell table:style-name="ce32" office:value-type="string">
            <text:p>Address</text:p>
          </table:table-cell>
          <table:table-cell table:number-columns-repeated="2" table:style-name="ce12"/>
          <table:table-cell table:style-name="ce12"/>
          <table:table-cell table:style-name="ce12" table:formula="oooc:=[.M27]" office:value-type="string" office:string-value="Address Line">
            <text:p>Address Line</text:p>
          </table:table-cell>
          <table:table-cell table:style-name="ce12" table:formula="oooc:=[.M27]" office:value-type="string" office:string-value="Address Line">
            <text:p>Address Line</text:p>
          </table:table-cell>
          <table:table-cell table:style-name="ce12" table:number-columns-repeated="3"/>
          <table:table-cell table:style-name="ce32" office:value-type="string">
            <text:p>Address Line</text:p>
          </table:table-cell>
          <table:table-cell table:style-name="ce32"/>
          <table:table-cell table:style-name="ce56" office:value-type="string">
            <text:p>0..n</text:p>
          </table:table-cell>
          <table:table-cell table:style-name="ce12" office:value-type="string">
            <text:p>ASBIE</text:p>
          </table:table-cell>
          <table:table-cell table:style-name="ce38" office:value-type="string">
            <text:p>An association to Address Line.</text:p>
          </table:table-cell>
          <table:table-cell table:style-name="ce32" table:number-columns-repeated="2"/>
          <table:table-cell table:style-name="ce93" office:value-type="string">
            <text:p>2.0</text:p>
          </table:table-cell>
          <table:table-cell table:style-name="ce12"/>
          <table:table-cell table:style-name="ce126"/>
          <table:table-cell table:style-name="ce12"/>
          <table:table-cell table:style-name="ce32" table:number-columns-repeated="2"/>
          <table:table-cell table:style-name="ce12" table:number-columns-repeated="3"/>
          <table:table-cell table:style-name="ce32" table:number-columns-repeated="2"/>
          <table:table-cell table:style-name="ce12"/>
          <table:table-cell table:style-name="ce12" office:value-type="string">
            <text:p>extended cardinality</text:p>
          </table:table-cell>
          <table:table-cell table:style-name="ce137" table:number-columns-repeated="224"/>
        </table:table-row>
        <table:table-row table:style-name="ro2">
          <table:table-cell table:style-name="ce4" table:formula="oooc:=SUBSTITUTE(SUBSTITUTE(CONCATENATE(IF([.E28]=&quot;Universally Unique&quot;;&quot;UU&quot;;[.E28]);[.F28];IF([.H28]&lt;&gt;[.I28];[.H28];&quot;&quot;);CONCATENATE(IF([.I28]=&quot;Identifier&quot;;&quot;ID&quot;;IF([.I28]=&quot;Text&quot;;&quot;&quot;;[.I28]))));&quot; &quot;;&quot;&quot;);&quot;'&quot;;&quot;&quot;)" office:value-type="string" office:string-value="Country">
            <text:p>Country</text:p>
          </table:table-cell>
          <table:table-cell table:style-name="ce8" office:value-type="string">
            <text:p>Address. Country</text:p>
          </table:table-cell>
          <table:table-cell table:style-name="ce33"/>
          <table:table-cell table:style-name="ce33" office:value-type="string">
            <text:p>Address</text:p>
          </table:table-cell>
          <table:table-cell table:number-columns-repeated="2" table:style-name="ce8"/>
          <table:table-cell table:style-name="ce8"/>
          <table:table-cell table:style-name="ce8" table:formula="oooc:=[.M28]" office:value-type="string" office:string-value="Country">
            <text:p>Country</text:p>
          </table:table-cell>
          <table:table-cell table:style-name="ce8" table:formula="oooc:=[.M28]" office:value-type="string" office:string-value="Country">
            <text:p>Country</text:p>
          </table:table-cell>
          <table:table-cell table:style-name="ce8" table:number-columns-repeated="3"/>
          <table:table-cell table:style-name="ce33" office:value-type="string">
            <text:p>Country</text:p>
          </table:table-cell>
          <table:table-cell table:style-name="ce33"/>
          <table:table-cell table:style-name="ce57" office:value-type="string">
            <text:p>0..1</text:p>
          </table:table-cell>
          <table:table-cell table:style-name="ce8" office:value-type="string">
            <text:p>ASBIE</text:p>
          </table:table-cell>
          <table:table-cell table:style-name="ce38" office:value-type="string">
            <text:p>An association to Country.</text:p>
          </table:table-cell>
          <table:table-cell table:style-name="ce33" table:number-columns-repeated="2"/>
          <table:table-cell table:style-name="ce94" office:value-type="string">
            <text:p>1.0</text:p>
          </table:table-cell>
          <table:table-cell table:style-name="ce8"/>
          <table:table-cell table:style-name="ce127"/>
          <table:table-cell table:style-name="ce8"/>
          <table:table-cell table:style-name="ce33" table:number-columns-repeated="2"/>
          <table:table-cell table:style-name="ce8" table:number-columns-repeated="3"/>
          <table:table-cell table:style-name="ce33" table:number-columns-repeated="2"/>
          <table:table-cell table:style-name="ce8" table:number-columns-repeated="2"/>
          <table:table-cell table:style-name="ce7" table:number-columns-repeated="224"/>
        </table:table-row>
        <table:table-row table:style-name="ro3">
          <table:table-cell table:style-name="ce4" table:formula="oooc:=SUBSTITUTE(SUBSTITUTE(CONCATENATE(IF([.E29]=&quot;Universally Unique&quot;;&quot;UU&quot;;[.E29]);[.F29];IF([.H29]&lt;&gt;[.I29];[.H29];&quot;&quot;);CONCATENATE(IF([.I29]=&quot;Identifier&quot;;&quot;ID&quot;;IF([.I29]=&quot;Text&quot;;&quot;&quot;;[.I29]))));&quot; &quot;;&quot;&quot;);&quot;'&quot;;&quot;&quot;)" office:value-type="string" office:string-value="LocationCoordinate">
            <text:p>LocationCoordinate</text:p>
          </table:table-cell>
          <table:table-cell table:style-name="ce8" office:value-type="string">
            <text:p>Address. Location Coordinate</text:p>
          </table:table-cell>
          <table:table-cell table:style-name="ce33"/>
          <table:table-cell table:style-name="ce33" office:value-type="string">
            <text:p>Address</text:p>
          </table:table-cell>
          <table:table-cell table:number-columns-repeated="2" table:style-name="ce8"/>
          <table:table-cell table:style-name="ce8"/>
          <table:table-cell table:style-name="ce8" table:formula="oooc:=[.M29]" office:value-type="string" office:string-value="Location Coordinate">
            <text:p>Location Coordinate</text:p>
          </table:table-cell>
          <table:table-cell table:style-name="ce8" table:formula="oooc:=[.M29]" office:value-type="string" office:string-value="Location Coordinate">
            <text:p>Location Coordinate</text:p>
          </table:table-cell>
          <table:table-cell table:style-name="ce8" table:number-columns-repeated="3"/>
          <table:table-cell table:style-name="ce33" office:value-type="string">
            <text:p>Location Coordinate</text:p>
          </table:table-cell>
          <table:table-cell table:style-name="ce33"/>
          <table:table-cell table:style-name="ce57" office:value-type="string">
            <text:p>0..1</text:p>
          </table:table-cell>
          <table:table-cell table:style-name="ce8" office:value-type="string">
            <text:p>ASBIE</text:p>
          </table:table-cell>
          <table:table-cell table:style-name="ce38" office:value-type="string">
            <text:p>An association to Location Coordinate.</text:p>
          </table:table-cell>
          <table:table-cell table:style-name="ce33" table:number-columns-repeated="2"/>
          <table:table-cell table:style-name="ce94" office:value-type="string">
            <text:p>1.0</text:p>
          </table:table-cell>
          <table:table-cell table:style-name="ce8"/>
          <table:table-cell table:style-name="ce127"/>
          <table:table-cell table:style-name="ce8"/>
          <table:table-cell table:style-name="ce33" table:number-columns-repeated="2"/>
          <table:table-cell table:style-name="ce8" table:number-columns-repeated="3"/>
          <table:table-cell table:style-name="ce33" table:number-columns-repeated="2"/>
          <table:table-cell table:style-name="ce8" table:number-columns-repeated="2"/>
          <table:table-cell table:style-name="ce7" table:number-columns-repeated="224"/>
        </table:table-row>
        <table:table-row table:style-name="ro2">
          <table:table-cell table:style-name="ce2" office:value-type="string">
            <text:p>AddressLine</text:p>
          </table:table-cell>
          <table:table-cell table:style-name="ce2" office:value-type="string">
            <text:p>Address Line. Details</text:p>
          </table:table-cell>
          <table:table-cell table:style-name="ce5"/>
          <table:table-cell table:style-name="ce5" office:value-type="string">
            <text:p>Address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line of address expressed as unstructured text.</text:p>
          </table:table-cell>
          <table:table-cell table:style-name="ce53" table:number-columns-repeated="2"/>
          <table:table-cell table:style-name="ce89" office:value-type="string">
            <text:p>2.0</text:p>
          </table:table-cell>
          <table:table-cell table:style-name="ce118"/>
          <table:table-cell table:style-name="ce128"/>
          <table:table-cell table:style-name="ce5" table:number-columns-repeated="10"/>
          <table:table-cell table:style-name="ce7" table:number-columns-repeated="224"/>
        </table:table-row>
        <table:table-row table:style-name="ro3">
          <table:table-cell table:formula="oooc:=SUBSTITUTE(SUBSTITUTE(CONCATENATE(IF([.E31]=&quot;Universally Unique&quot;;&quot;UU&quot;;[.E31]);IF([.G31]&lt;&gt;[.I31];[.H31];[.F31]);CONCATENATE(IF([.I31]=&quot;Identifier&quot;;&quot;ID&quot;;IF([.I31]=&quot;Text&quot;;&quot;&quot;;[.I31]))));&quot; &quot;;&quot;&quot;);&quot;'&quot;;&quot;&quot;)" office:value-type="string" office:string-value="Line">
            <text:p>Line</text:p>
          </table:table-cell>
          <table:table-cell table:style-name="ce13" office:value-type="string">
            <text:p>Address Line. Line. Text</text:p>
          </table:table-cell>
          <table:table-cell table:style-name="ce34"/>
          <table:table-cell table:style-name="ce34" office:value-type="string">
            <text:p>Address Line</text:p>
          </table:table-cell>
          <table:table-cell table:number-columns-repeated="2" table:style-name="ce34"/>
          <table:table-cell table:style-name="ce34" office:value-type="string">
            <text:p>Line</text:p>
          </table:table-cell>
          <table:table-cell table:style-name="ce37" table:formula="oooc:=IF([.F31]&lt;&gt;&quot;&quot;;CONCATENATE([.F31];&quot; &quot;;[.G31]);[.G31])" office:value-type="string" office:string-value="Line">
            <text:p>Line</text:p>
          </table:table-cell>
          <table:table-cell table:style-name="ce34" office:value-type="string">
            <text:p>Text</text:p>
          </table:table-cell>
          <table:table-cell table:style-name="ce34"/>
          <table:table-cell table:style-name="ce37" table:formula="oooc:=IF([.J31]&lt;&gt;&quot;&quot;;CONCATENATE([.J31];&quot;_ &quot;;[.I31];&quot;. Type&quot;);CONCATENATE([.I31];&quot;. Type&quot;))" office:value-type="string" office:string-value="Text. Type">
            <text:p>Text. Type</text:p>
          </table:table-cell>
          <table:table-cell table:style-name="ce34" table:number-columns-repeated="3"/>
          <table:table-cell table:style-name="ce58" office:value-type="string">
            <text:p>1</text:p>
          </table:table-cell>
          <table:table-cell table:style-name="ce34" office:value-type="string">
            <text:p>BBIE</text:p>
          </table:table-cell>
          <table:table-cell table:style-name="ce13" office:value-type="string">
            <text:p>A line of address expressed as unstructured text.</text:p>
          </table:table-cell>
          <table:table-cell table:style-name="ce51" office:value-type="string">
            <text:p>"123 Standard Chartered Tower"</text:p>
          </table:table-cell>
          <table:table-cell table:style-name="ce34"/>
          <table:table-cell table:style-name="ce95" office:value-type="string">
            <text:p>2.0</text:p>
          </table:table-cell>
          <table:table-cell table:style-name="ce34"/>
          <table:table-cell table:style-name="ce129"/>
          <table:table-cell table:style-name="ce34" table:number-columns-repeated="9"/>
          <table:table-cell table:style-name="ce34" office:value-type="string">
            <text:p>extended cardinality</text:p>
          </table:table-cell>
          <table:table-cell table:style-name="ce34" table:number-columns-repeated="224"/>
        </table:table-row>
        <table:table-row table:style-name="ro2">
          <table:table-cell table:style-name="ce2" office:value-type="string">
            <text:p>AirTransport</text:p>
          </table:table-cell>
          <table:table-cell table:style-name="ce2" office:value-type="string">
            <text:p>Air Transport. Details</text:p>
          </table:table-cell>
          <table:table-cell table:style-name="ce5"/>
          <table:table-cell table:style-name="ce5" office:value-type="string">
            <text:p>Air Transport</text:p>
          </table:table-cell>
          <table:table-cell table:style-name="ce5" table:number-columns-repeated="10"/>
          <table:table-cell table:style-name="ce2"/>
          <table:table-cell table:style-name="ce5" office:value-type="string">
            <text:p>ABIE</text:p>
          </table:table-cell>
          <table:table-cell table:style-name="ce53" office:value-type="string">
            <text:p>Information related to an aircraft.</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2">
          <table:table-cell table:formula="oooc:=SUBSTITUTE(SUBSTITUTE(CONCATENATE(IF([.E33]=&quot;Universally Unique&quot;;&quot;UU&quot;;[.E33]);IF([.G33]&lt;&gt;[.I33];[.H33];[.F33]);CONCATENATE(IF([.I33]=&quot;Identifier&quot;;&quot;ID&quot;;IF([.I33]=&quot;Text&quot;;&quot;&quot;;[.I33]))));&quot; &quot;;&quot;&quot;);&quot;'&quot;;&quot;&quot;)" office:value-type="string" office:string-value="AircraftID">
            <text:p>AircraftID</text:p>
          </table:table-cell>
          <table:table-cell office:value-type="string">
            <text:p>Air Transport. Aircraft Identifier. Identifier</text:p>
          </table:table-cell>
          <table:table-cell table:style-name="ce7"/>
          <table:table-cell table:style-name="ce7" office:value-type="string">
            <text:p>Air Transport</text:p>
          </table:table-cell>
          <table:table-cell table:style-name="ce7"/>
          <table:table-cell table:style-name="ce7" office:value-type="string">
            <text:p>Aircraft</text:p>
          </table:table-cell>
          <table:table-cell table:style-name="ce7" office:value-type="string">
            <text:p>Identifier</text:p>
          </table:table-cell>
          <table:table-cell table:formula="oooc:=IF([.F33]&lt;&gt;&quot;&quot;;CONCATENATE([.F33];&quot; &quot;;[.G33]);[.G33])" office:value-type="string" office:string-value="Aircraft Identifier">
            <text:p>Aircraft Identifier</text:p>
          </table:table-cell>
          <table:table-cell table:style-name="ce7" office:value-type="string">
            <text:p>Identifier</text:p>
          </table:table-cell>
          <table:table-cell table:style-name="ce7"/>
          <table:table-cell table:formula="oooc:=IF([.J33]&lt;&gt;&quot;&quot;;CONCATENATE([.J33];&quot;_ &quot;;[.I33];&quot;. Type&quot;);CONCATENATE([.I33];&quot;. Type&quot;))" office:value-type="string" office:string-value="Identifier. Type">
            <text:p>Identifier. Type</text:p>
          </table:table-cell>
          <table:table-cell table:style-name="ce7" table:number-columns-repeated="3"/>
          <table:table-cell table:style-name="ce47" office:value-type="string">
            <text:p>1</text:p>
          </table:table-cell>
          <table:table-cell table:style-name="ce7" office:value-type="string">
            <text:p>BBIE</text:p>
          </table:table-cell>
          <table:table-cell table:style-name="ce51" office:value-type="string">
            <text:p>Identifies a specific aircraft.</text:p>
          </table:table-cell>
          <table:table-cell table:style-name="ce31"/>
          <table:table-cell table:style-name="ce7" office:value-type="float" office:value="8213">
            <text:p>8213</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style-name="ce2" office:value-type="string">
            <text:p>AllowanceCharge</text:p>
          </table:table-cell>
          <table:table-cell table:style-name="ce2" office:value-type="string">
            <text:p>Allowance Charge. Details</text:p>
          </table:table-cell>
          <table:table-cell table:style-name="ce5"/>
          <table:table-cell table:style-name="ce5" office:value-type="string">
            <text:p>Allowance Charg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charge or discount price component.</text:p>
          </table:table-cell>
          <table:table-cell table:style-name="ce53" table:number-columns-repeated="2"/>
          <table:table-cell table:style-name="ce89" office:value-type="string">
            <text:p>2.0</text:p>
          </table:table-cell>
          <table:table-cell table:style-name="ce118"/>
          <table:table-cell table:style-name="ce2"/>
          <table:table-cell table:style-name="ce5" table:number-columns-repeated="10"/>
          <table:table-cell table:style-name="ce7" table:number-columns-repeated="224"/>
        </table:table-row>
        <table:table-row table:style-name="ro2">
          <table:table-cell table:formula="oooc:=SUBSTITUTE(SUBSTITUTE(CONCATENATE(IF([.E35]=&quot;Universally Unique&quot;;&quot;UU&quot;;[.E35]);IF([.G35]&lt;&gt;[.I35];[.H35];[.F35]);CONCATENATE(IF([.I35]=&quot;Identifier&quot;;&quot;ID&quot;;IF([.I35]=&quot;Text&quot;;&quot;&quot;;[.I35]))));&quot; &quot;;&quot;&quot;);&quot;'&quot;;&quot;&quot;)" office:value-type="string" office:string-value="ID">
            <text:p>ID</text:p>
          </table:table-cell>
          <table:table-cell office:value-type="string">
            <text:p>Allowance Charge. Identifier</text:p>
          </table:table-cell>
          <table:table-cell table:style-name="ce7"/>
          <table:table-cell table:style-name="ce7" office:value-type="string">
            <text:p>Allowance Charge</text:p>
          </table:table-cell>
          <table:table-cell table:number-columns-repeated="2" table:style-name="ce7"/>
          <table:table-cell table:style-name="ce7" office:value-type="string">
            <text:p>Identifier</text:p>
          </table:table-cell>
          <table:table-cell table:formula="oooc:=IF([.F35]&lt;&gt;&quot;&quot;;CONCATENATE([.F35];&quot; &quot;;[.G35]);[.G35])" office:value-type="string" office:string-value="Identifier">
            <text:p>Identifier</text:p>
          </table:table-cell>
          <table:table-cell table:style-name="ce7" office:value-type="string">
            <text:p>Identifier</text:p>
          </table:table-cell>
          <table:table-cell table:style-name="ce7"/>
          <table:table-cell table:formula="oooc:=IF([.J35]&lt;&gt;&quot;&quot;;CONCATENATE([.J35];&quot;_ &quot;;[.I35];&quot;. Type&quot;);CONCATENATE([.I35];&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an Allowance Charge.</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36]=&quot;Universally Unique&quot;;&quot;UU&quot;;[.E36]);IF([.G36]&lt;&gt;[.I36];[.H36];[.F36]);CONCATENATE(IF([.I36]=&quot;Identifier&quot;;&quot;ID&quot;;IF([.I36]=&quot;Text&quot;;&quot;&quot;;[.I36]))));&quot; &quot;;&quot;&quot;);&quot;'&quot;;&quot;&quot;)" office:value-type="string" office:string-value="ChargeIndicator">
            <text:p>ChargeIndicator</text:p>
          </table:table-cell>
          <table:table-cell table:style-name="ce14" office:value-type="string">
            <text:p>Allowance Charge. Charge_ Indicator. Indicator</text:p>
          </table:table-cell>
          <table:table-cell table:style-name="ce34"/>
          <table:table-cell table:style-name="ce34" office:value-type="string">
            <text:p>Allowance Charge</text:p>
          </table:table-cell>
          <table:table-cell table:style-name="ce34" office:value-type="string">
            <text:p>Charge</text:p>
          </table:table-cell>
          <table:table-cell table:style-name="ce34"/>
          <table:table-cell table:style-name="ce34" office:value-type="string">
            <text:p>Indicator</text:p>
          </table:table-cell>
          <table:table-cell table:style-name="ce37" table:formula="oooc:=IF([.F36]&lt;&gt;&quot;&quot;;CONCATENATE([.F36];&quot; &quot;;[.G36]);[.G36])" office:value-type="string" office:string-value="Indicator">
            <text:p>Indicator</text:p>
          </table:table-cell>
          <table:table-cell table:style-name="ce34" office:value-type="string">
            <text:p>Indicator</text:p>
          </table:table-cell>
          <table:table-cell table:style-name="ce34"/>
          <table:table-cell table:style-name="ce37" table:formula="oooc:=IF([.J36]&lt;&gt;&quot;&quot;;CONCATENATE([.J36];&quot;_ &quot;;[.I36];&quot;. Type&quot;);CONCATENATE([.I36];&quot;. Type&quot;))" office:value-type="string" office:string-value="Indicator. Type">
            <text:p>Indicator. Type</text:p>
          </table:table-cell>
          <table:table-cell table:style-name="ce34" table:number-columns-repeated="3"/>
          <table:table-cell table:style-name="ce58" office:value-type="float" office:value="1">
            <text:p>1</text:p>
          </table:table-cell>
          <table:table-cell table:style-name="ce34" office:value-type="string">
            <text:p>BBIE</text:p>
          </table:table-cell>
          <table:table-cell office:value-type="string">
            <text:p>Indicates whether the Allowance Charge is a charge (true) or a discount (false).</text:p>
          </table:table-cell>
          <table:table-cell table:style-name="ce51"/>
          <table:table-cell table:style-name="ce34"/>
          <table:table-cell table:style-name="ce95" office:value-type="string">
            <text:p>1.0</text:p>
          </table:table-cell>
          <table:table-cell table:style-name="ce34" table:number-columns-repeated="236"/>
        </table:table-row>
        <table:table-row table:style-name="ro3">
          <table:table-cell table:formula="oooc:=SUBSTITUTE(SUBSTITUTE(CONCATENATE(IF([.E37]=&quot;Universally Unique&quot;;&quot;UU&quot;;[.E37]);IF([.G37]&lt;&gt;[.I37];[.H37];[.F37]);CONCATENATE(IF([.I37]=&quot;Identifier&quot;;&quot;ID&quot;;IF([.I37]=&quot;Text&quot;;&quot;&quot;;[.I37]))));&quot; &quot;;&quot;&quot;);&quot;'&quot;;&quot;&quot;)" office:value-type="string" office:string-value="AllowanceChargeReasonCode">
            <text:p>AllowanceChargeReasonCode</text:p>
          </table:table-cell>
          <table:table-cell table:style-name="ce10" office:value-type="string">
            <text:p>Allowance Charge. Allowance Charge Reason Code. Code</text:p>
          </table:table-cell>
          <table:table-cell table:style-name="ce7"/>
          <table:table-cell table:style-name="ce26" office:value-type="string">
            <text:p>Allowance Charge</text:p>
          </table:table-cell>
          <table:table-cell table:style-name="ce26"/>
          <table:table-cell table:style-name="ce41" office:value-type="string">
            <text:p>Allowance Charge Reason</text:p>
          </table:table-cell>
          <table:table-cell table:style-name="ce26" office:value-type="string">
            <text:p>Code</text:p>
          </table:table-cell>
          <table:table-cell table:formula="oooc:=IF([.F37]&lt;&gt;&quot;&quot;;CONCATENATE([.F37];&quot; &quot;;[.G37]);[.G37])" office:value-type="string" office:string-value="Allowance Charge Reason Code">
            <text:p>Allowance Charge Reason Code</text:p>
          </table:table-cell>
          <table:table-cell table:style-name="ce7" office:value-type="string">
            <text:p>Code</text:p>
          </table:table-cell>
          <table:table-cell table:style-name="ce26" office:value-type="string">
            <text:p>Allowance Charge Reason</text:p>
          </table:table-cell>
          <table:table-cell table:formula="oooc:=IF([.J37]&lt;&gt;&quot;&quot;;CONCATENATE([.J37];&quot;_ &quot;;[.I37];&quot;. Type&quot;);CONCATENATE([.I37];&quot;. Type&quot;))" office:value-type="string" office:string-value="Allowance Charge Reason_ Code. Type">
            <text:p>Allowance Charge Reason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reason for the Allowance Charge, expressed as a code.</text:p>
          </table:table-cell>
          <table:table-cell/>
          <table:table-cell table:style-name="ce7"/>
          <table:table-cell table:style-name="ce90" office:value-type="string">
            <text:p>2.0</text:p>
          </table:table-cell>
          <table:table-cell table:style-name="ce51"/>
          <table:table-cell table:style-name="ce7" table:number-columns-repeated="10"/>
          <table:table-cell table:style-name="ce31" office:value-type="string">
            <text:p>Extended code list</text:p>
          </table:table-cell>
          <table:table-cell table:style-name="ce34" table:number-columns-repeated="224"/>
        </table:table-row>
        <table:table-row table:style-name="ro2">
          <table:table-cell table:formula="oooc:=SUBSTITUTE(SUBSTITUTE(CONCATENATE(IF([.E38]=&quot;Universally Unique&quot;;&quot;UU&quot;;[.E38]);IF([.G38]&lt;&gt;[.I38];[.H38];[.F38]);CONCATENATE(IF([.I38]=&quot;Identifier&quot;;&quot;ID&quot;;IF([.I38]=&quot;Text&quot;;&quot;&quot;;[.I38]))));&quot; &quot;;&quot;&quot;);&quot;'&quot;;&quot;&quot;)" office:value-type="string" office:string-value="AllowanceChargeReason">
            <text:p>AllowanceChargeReason</text:p>
          </table:table-cell>
          <table:table-cell table:style-name="ce10" office:value-type="string">
            <text:p>Allowance Charge. Reason. Text</text:p>
          </table:table-cell>
          <table:table-cell table:style-name="ce7"/>
          <table:table-cell table:number-columns-repeated="2" table:style-name="ce41" office:value-type="string">
            <text:p>Allowance Charge</text:p>
          </table:table-cell>
          <table:table-cell table:style-name="ce41"/>
          <table:table-cell table:style-name="ce41" office:value-type="string">
            <text:p>Reason</text:p>
          </table:table-cell>
          <table:table-cell table:formula="oooc:=IF([.F38]&lt;&gt;&quot;&quot;;CONCATENATE([.F38];&quot; &quot;;[.G38]);[.G38])" office:value-type="string" office:string-value="Reason">
            <text:p>Reason</text:p>
          </table:table-cell>
          <table:table-cell table:style-name="ce41" office:value-type="string">
            <text:p>Text</text:p>
          </table:table-cell>
          <table:table-cell table:style-name="ce7"/>
          <table:table-cell table:formula="oooc:=IF([.J38]&lt;&gt;&quot;&quot;;CONCATENATE([.J38];&quot;_ &quot;;[.I38];&quot;. Type&quot;);CONCATENATE([.I38];&quot;. Type&quot;))" office:value-type="string" office:string-value="Text. Type">
            <text:p>Text. Type</text:p>
          </table:table-cell>
          <table:table-cell table:style-name="ce7" table:number-columns-repeated="3"/>
          <table:table-cell table:style-name="ce59" office:value-type="string">
            <text:p>0..1</text:p>
          </table:table-cell>
          <table:table-cell table:style-name="ce34" office:value-type="string">
            <text:p>BBIE</text:p>
          </table:table-cell>
          <table:table-cell table:style-name="ce10" office:value-type="string">
            <text:p>The reason for the Allowance Charge, expressed as text.</text:p>
          </table:table-cell>
          <table:table-cell/>
          <table:table-cell table:style-name="ce7"/>
          <table:table-cell table:style-name="ce91" office:value-type="string">
            <text:p>2.0</text:p>
          </table:table-cell>
          <table:table-cell table:style-name="ce51"/>
          <table:table-cell table:style-name="ce7" table:number-columns-repeated="10"/>
          <table:table-cell table:style-name="ce31"/>
          <table:table-cell table:style-name="ce34" table:number-columns-repeated="224"/>
        </table:table-row>
        <table:table-row table:style-name="ro2">
          <table:table-cell table:formula="oooc:=SUBSTITUTE(SUBSTITUTE(CONCATENATE(IF([.E39]=&quot;Universally Unique&quot;;&quot;UU&quot;;[.E39]);IF([.G39]&lt;&gt;[.I39];[.H39];[.F39]);CONCATENATE(IF([.I39]=&quot;Identifier&quot;;&quot;ID&quot;;IF([.I39]=&quot;Text&quot;;&quot;&quot;;[.I39]))));&quot; &quot;;&quot;&quot;);&quot;'&quot;;&quot;&quot;)" office:value-type="string" office:string-value="MultiplierFactorNumeric">
            <text:p>MultiplierFactorNumeric</text:p>
          </table:table-cell>
          <table:table-cell table:style-name="ce14" office:value-type="string">
            <text:p>Allowance Charge. Multiplier_ Factor. Numeric</text:p>
          </table:table-cell>
          <table:table-cell table:style-name="ce34"/>
          <table:table-cell table:style-name="ce34" office:value-type="string">
            <text:p>Allowance Charge</text:p>
          </table:table-cell>
          <table:table-cell table:style-name="ce34" office:value-type="string">
            <text:p>Multiplier</text:p>
          </table:table-cell>
          <table:table-cell table:style-name="ce34"/>
          <table:table-cell table:style-name="ce34" office:value-type="string">
            <text:p>Factor</text:p>
          </table:table-cell>
          <table:table-cell table:style-name="ce37" table:formula="oooc:=IF([.F39]&lt;&gt;&quot;&quot;;CONCATENATE([.F39];&quot; &quot;;[.G39]);[.G39])" office:value-type="string" office:string-value="Factor">
            <text:p>Factor</text:p>
          </table:table-cell>
          <table:table-cell table:style-name="ce34" office:value-type="string">
            <text:p>Numeric</text:p>
          </table:table-cell>
          <table:table-cell table:style-name="ce34"/>
          <table:table-cell table:style-name="ce37" table:formula="oooc:=IF([.J39]&lt;&gt;&quot;&quot;;CONCATENATE([.J39];&quot;_ &quot;;[.I39];&quot;. Type&quot;);CONCATENATE([.I39];&quot;. Type&quot;))" office:value-type="string" office:string-value="Numeric. Type">
            <text:p>Numeric. Type</text:p>
          </table:table-cell>
          <table:table-cell table:style-name="ce34" table:number-columns-repeated="3"/>
          <table:table-cell table:style-name="ce58" office:value-type="string">
            <text:p>0..1</text:p>
          </table:table-cell>
          <table:table-cell table:style-name="ce34" office:value-type="string">
            <text:p>BBIE</text:p>
          </table:table-cell>
          <table:table-cell office:value-type="string">
            <text:p>The factor applied to the Base Amount to calculate the Allowance Charge.</text:p>
          </table:table-cell>
          <table:table-cell table:style-name="ce51" office:value-type="string">
            <text:p>0.20</text:p>
          </table:table-cell>
          <table:table-cell table:style-name="ce34"/>
          <table:table-cell table:style-name="ce95" office:value-type="string">
            <text:p>1.0</text:p>
          </table:table-cell>
          <table:table-cell table:style-name="ce34" table:number-columns-repeated="236"/>
        </table:table-row>
        <table:table-row table:style-name="ro2">
          <table:table-cell table:formula="oooc:=SUBSTITUTE(SUBSTITUTE(CONCATENATE(IF([.E40]=&quot;Universally Unique&quot;;&quot;UU&quot;;[.E40]);IF([.G40]&lt;&gt;[.I40];[.H40];[.F40]);CONCATENATE(IF([.I40]=&quot;Identifier&quot;;&quot;ID&quot;;IF([.I40]=&quot;Text&quot;;&quot;&quot;;[.I40]))));&quot; &quot;;&quot;&quot;);&quot;'&quot;;&quot;&quot;)" office:value-type="string" office:string-value="PrepaidIndicator">
            <text:p>PrepaidIndicator</text:p>
          </table:table-cell>
          <table:table-cell table:style-name="ce14" office:value-type="string">
            <text:p>Allowance Charge. Prepaid_ Indicator. Indicator</text:p>
          </table:table-cell>
          <table:table-cell table:style-name="ce34"/>
          <table:table-cell table:style-name="ce34" office:value-type="string">
            <text:p>Allowance Charge</text:p>
          </table:table-cell>
          <table:table-cell table:style-name="ce34" office:value-type="string">
            <text:p>Prepaid</text:p>
          </table:table-cell>
          <table:table-cell table:style-name="ce34"/>
          <table:table-cell table:style-name="ce34" office:value-type="string">
            <text:p>Indicator</text:p>
          </table:table-cell>
          <table:table-cell table:style-name="ce37" table:formula="oooc:=IF([.F40]&lt;&gt;&quot;&quot;;CONCATENATE([.F40];&quot; &quot;;[.G40]);[.G40])" office:value-type="string" office:string-value="Indicator">
            <text:p>Indicator</text:p>
          </table:table-cell>
          <table:table-cell table:style-name="ce34" office:value-type="string">
            <text:p>Indicator</text:p>
          </table:table-cell>
          <table:table-cell table:style-name="ce34"/>
          <table:table-cell table:style-name="ce37" table:formula="oooc:=IF([.J40]&lt;&gt;&quot;&quot;;CONCATENATE([.J40];&quot;_ &quot;;[.I40];&quot;. Type&quot;);CONCATENATE([.I40];&quot;. Type&quot;))" office:value-type="string" office:string-value="Indicator. Type">
            <text:p>Indicator. Type</text:p>
          </table:table-cell>
          <table:table-cell table:style-name="ce34" table:number-columns-repeated="3"/>
          <table:table-cell table:style-name="ce58" office:value-type="string">
            <text:p>0..1</text:p>
          </table:table-cell>
          <table:table-cell table:style-name="ce34" office:value-type="string">
            <text:p>BBIE</text:p>
          </table:table-cell>
          <table:table-cell office:value-type="string">
            <text:p>Indicates whether the Allowance Charge is prepaid (true) or not (false).</text:p>
          </table:table-cell>
          <table:table-cell table:style-name="ce51"/>
          <table:table-cell table:style-name="ce34"/>
          <table:table-cell table:style-name="ce95" office:value-type="string">
            <text:p>1.0</text:p>
          </table:table-cell>
          <table:table-cell table:style-name="ce34" table:number-columns-repeated="236"/>
        </table:table-row>
        <table:table-row table:style-name="ro4">
          <table:table-cell table:formula="oooc:=SUBSTITUTE(SUBSTITUTE(CONCATENATE(IF([.E41]=&quot;Universally Unique&quot;;&quot;UU&quot;;[.E41]);IF([.G41]&lt;&gt;[.I41];[.H41];[.F41]);CONCATENATE(IF([.I41]=&quot;Identifier&quot;;&quot;ID&quot;;IF([.I41]=&quot;Text&quot;;&quot;&quot;;[.I41]))));&quot; &quot;;&quot;&quot;);&quot;'&quot;;&quot;&quot;)" office:value-type="string" office:string-value="SequenceNumeric">
            <text:p>SequenceNumeric</text:p>
          </table:table-cell>
          <table:table-cell table:style-name="ce13" office:value-type="string">
            <text:p>Allowance Charge. Sequence. Numeric</text:p>
          </table:table-cell>
          <table:table-cell table:style-name="ce34"/>
          <table:table-cell table:style-name="ce34" office:value-type="string">
            <text:p>Allowance Charge</text:p>
          </table:table-cell>
          <table:table-cell table:number-columns-repeated="2" table:style-name="ce34"/>
          <table:table-cell table:style-name="ce34" office:value-type="string">
            <text:p>Sequence</text:p>
          </table:table-cell>
          <table:table-cell table:style-name="ce37" table:formula="oooc:=IF([.F41]&lt;&gt;&quot;&quot;;CONCATENATE([.F41];&quot; &quot;;[.G41]);[.G41])" office:value-type="string" office:string-value="Sequence">
            <text:p>Sequence</text:p>
          </table:table-cell>
          <table:table-cell table:style-name="ce34" office:value-type="string">
            <text:p>Numeric</text:p>
          </table:table-cell>
          <table:table-cell table:style-name="ce34"/>
          <table:table-cell table:style-name="ce37" table:formula="oooc:=IF([.J41]&lt;&gt;&quot;&quot;;CONCATENATE([.J41];&quot;_ &quot;;[.I41];&quot;. Type&quot;);CONCATENATE([.I41];&quot;. Type&quot;))" office:value-type="string" office:string-value="Numeric. Type">
            <text:p>Numeric. Type</text:p>
          </table:table-cell>
          <table:table-cell table:style-name="ce34" table:number-columns-repeated="3"/>
          <table:table-cell table:style-name="ce58" office:value-type="string">
            <text:p>0..1</text:p>
          </table:table-cell>
          <table:table-cell table:style-name="ce34" office:value-type="string">
            <text:p>BBIE</text:p>
          </table:table-cell>
          <table:table-cell office:value-type="string">
            <text:p>Identifies the numerical order sequence in which Allowance Charges are calculated when multiple Allowance Charges apply. If all Allowance Charges apply to the same Base Amount, SequenceNumeric will be '1' for all Allowance Charges.</text:p>
          </table:table-cell>
          <table:table-cell table:style-name="ce51" office:value-type="string">
            <text:p>1, 2, 3, 4, etc.</text:p>
          </table:table-cell>
          <table:table-cell table:style-name="ce34"/>
          <table:table-cell table:style-name="ce95" office:value-type="string">
            <text:p>1.0</text:p>
          </table:table-cell>
          <table:table-cell table:style-name="ce34" table:number-columns-repeated="236"/>
        </table:table-row>
        <table:table-row table:style-name="ro2">
          <table:table-cell table:formula="oooc:=SUBSTITUTE(SUBSTITUTE(CONCATENATE(IF([.E42]=&quot;Universally Unique&quot;;&quot;UU&quot;;[.E42]);IF([.G42]&lt;&gt;[.I42];[.H42];[.F42]);CONCATENATE(IF([.I42]=&quot;Identifier&quot;;&quot;ID&quot;;IF([.I42]=&quot;Text&quot;;&quot;&quot;;[.I42]))));&quot; &quot;;&quot;&quot;);&quot;'&quot;;&quot;&quot;)" office:value-type="string" office:string-value="Amount">
            <text:p>Amount</text:p>
          </table:table-cell>
          <table:table-cell office:value-type="string">
            <text:p>Allowance Charge. Amount</text:p>
          </table:table-cell>
          <table:table-cell table:style-name="ce7"/>
          <table:table-cell table:style-name="ce7" office:value-type="string">
            <text:p>Allowance Charge</text:p>
          </table:table-cell>
          <table:table-cell table:number-columns-repeated="2" table:style-name="ce7"/>
          <table:table-cell table:style-name="ce7" office:value-type="string">
            <text:p>Amount</text:p>
          </table:table-cell>
          <table:table-cell table:formula="oooc:=IF([.F42]&lt;&gt;&quot;&quot;;CONCATENATE([.F42];&quot; &quot;;[.G42]);[.G42])" office:value-type="string" office:string-value="Amount">
            <text:p>Amount</text:p>
          </table:table-cell>
          <table:table-cell table:style-name="ce7" office:value-type="string">
            <text:p>Amount</text:p>
          </table:table-cell>
          <table:table-cell/>
          <table:table-cell table:formula="oooc:=IF([.J42]&lt;&gt;&quot;&quot;;CONCATENATE([.J42];&quot;_ &quot;;[.I42];&quot;. Type&quot;);CONCATENATE([.I42];&quot;. Type&quot;))" office:value-type="string" office:string-value="Amount. Type">
            <text:p>Amount.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The Allowance Charge amount.</text:p>
          </table:table-cell>
          <table:table-cell table:style-name="ce31" office:value-type="string">
            <text:p>35,23</text:p>
          </table:table-cell>
          <table:table-cell table:style-name="ce7"/>
          <table:table-cell table:style-name="ce90" office:value-type="string">
            <text:p>2.0</text:p>
          </table:table-cell>
          <table:table-cell table:style-name="ce7" table:number-columns-repeated="236"/>
        </table:table-row>
        <table:table-row table:style-name="ro3">
          <table:table-cell table:formula="oooc:=SUBSTITUTE(SUBSTITUTE(CONCATENATE(IF([.E43]=&quot;Universally Unique&quot;;&quot;UU&quot;;[.E43]);IF([.G43]&lt;&gt;[.I43];[.H43];[.F43]);CONCATENATE(IF([.I43]=&quot;Identifier&quot;;&quot;ID&quot;;IF([.I43]=&quot;Text&quot;;&quot;&quot;;[.I43]))));&quot; &quot;;&quot;&quot;);&quot;'&quot;;&quot;&quot;)" office:value-type="string" office:string-value="BaseAmount">
            <text:p>BaseAmount</text:p>
          </table:table-cell>
          <table:table-cell table:style-name="ce10" office:value-type="string">
            <text:p>Allowance Charge. Base_ Amount. Amount</text:p>
          </table:table-cell>
          <table:table-cell table:style-name="ce7"/>
          <table:table-cell table:style-name="ce7" office:value-type="string">
            <text:p>Allowance Charge</text:p>
          </table:table-cell>
          <table:table-cell table:style-name="ce7" office:value-type="string">
            <text:p>Base</text:p>
          </table:table-cell>
          <table:table-cell table:style-name="ce7"/>
          <table:table-cell table:style-name="ce7" office:value-type="string">
            <text:p>Amount</text:p>
          </table:table-cell>
          <table:table-cell table:formula="oooc:=IF([.F43]&lt;&gt;&quot;&quot;;CONCATENATE([.F43];&quot; &quot;;[.G43]);[.G43])" office:value-type="string" office:string-value="Amount">
            <text:p>Amount</text:p>
          </table:table-cell>
          <table:table-cell table:style-name="ce7" office:value-type="string">
            <text:p>Amount</text:p>
          </table:table-cell>
          <table:table-cell/>
          <table:table-cell table:formula="oooc:=IF([.J43]&lt;&gt;&quot;&quot;;CONCATENATE([.J43];&quot;_ &quot;;[.I43];&quot;. Type&quot;);CONCATENATE([.I43];&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amount to which the MultiplierFactorNumeric is applied to calculate the Allowance Charge.</text:p>
          </table:table-cell>
          <table:table-cell table:style-name="ce31"/>
          <table:table-cell table:style-name="ce7"/>
          <table:table-cell table:style-name="ce90" office:value-type="string">
            <text:p>2.0</text:p>
          </table:table-cell>
          <table:table-cell/>
          <table:table-cell table:style-name="ce7" table:number-columns-repeated="235"/>
        </table:table-row>
        <table:table-row table:style-name="ro2">
          <table:table-cell table:formula="oooc:=SUBSTITUTE(SUBSTITUTE(CONCATENATE(IF([.E44]=&quot;Universally Unique&quot;;&quot;UU&quot;;[.E44]);IF([.G44]&lt;&gt;[.I44];[.H44];[.F44]);CONCATENATE(IF([.I44]=&quot;Identifier&quot;;&quot;ID&quot;;IF([.I44]=&quot;Text&quot;;&quot;&quot;;[.I44]))));&quot; &quot;;&quot;&quot;);&quot;'&quot;;&quot;&quot;)" office:value-type="string" office:string-value="AccountingCostCode">
            <text:p>AccountingCostCode</text:p>
          </table:table-cell>
          <table:table-cell table:style-name="ce10" office:value-type="string">
            <text:p>Allowance Charge. Accounting Cost Code. Code</text:p>
          </table:table-cell>
          <table:table-cell/>
          <table:table-cell table:style-name="ce7" office:value-type="string">
            <text:p>Allowance Charge</text:p>
          </table:table-cell>
          <table:table-cell table:style-name="ce6"/>
          <table:table-cell table:style-name="ce6" office:value-type="string">
            <text:p>Accounting Cost</text:p>
          </table:table-cell>
          <table:table-cell office:value-type="string">
            <text:p>Code</text:p>
          </table:table-cell>
          <table:table-cell table:formula="oooc:=IF([.F44]&lt;&gt;&quot;&quot;;CONCATENATE([.F44];&quot; &quot;;[.G44]);[.G44])" office:value-type="string" office:string-value="Accounting Cost Code">
            <text:p>Accounting Cost Code</text:p>
          </table:table-cell>
          <table:table-cell office:value-type="string">
            <text:p>Code</text:p>
          </table:table-cell>
          <table:table-cell/>
          <table:table-cell table:formula="oooc:=IF([.J44]&lt;&gt;&quot;&quot;;CONCATENATE([.J44];&quot;_ &quot;;[.I44];&quot;. Type&quot;);CONCATENATE([.I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0" office:value-type="string">
            <text:p>The buyer's accounting code as applied to the Allowance Charge.</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45]=&quot;Universally Unique&quot;;&quot;UU&quot;;[.E45]);IF([.G45]&lt;&gt;[.I45];[.H45];[.F45]);CONCATENATE(IF([.I45]=&quot;Identifier&quot;;&quot;ID&quot;;IF([.I45]=&quot;Text&quot;;&quot;&quot;;[.I45]))));&quot; &quot;;&quot;&quot;);&quot;'&quot;;&quot;&quot;)" office:value-type="string" office:string-value="AccountingCost">
            <text:p>AccountingCost</text:p>
          </table:table-cell>
          <table:table-cell table:style-name="ce10" office:value-type="string">
            <text:p>Allowance Charge. Accounting Cost. Text</text:p>
          </table:table-cell>
          <table:table-cell/>
          <table:table-cell table:style-name="ce7" office:value-type="string">
            <text:p>Allowance Charge</text:p>
          </table:table-cell>
          <table:table-cell table:number-columns-repeated="2" table:style-name="ce6"/>
          <table:table-cell table:style-name="ce6" office:value-type="string">
            <text:p>Accounting Cost</text:p>
          </table:table-cell>
          <table:table-cell table:formula="oooc:=IF([.F45]&lt;&gt;&quot;&quot;;CONCATENATE([.F45];&quot; &quot;;[.G45]);[.G45])" office:value-type="string" office:string-value="Accounting Cost">
            <text:p>Accounting Cost</text:p>
          </table:table-cell>
          <table:table-cell table:style-name="ce6" office:value-type="string">
            <text:p>Text</text:p>
          </table:table-cell>
          <table:table-cell/>
          <table:table-cell table:formula="oooc:=IF([.J45]&lt;&gt;&quot;&quot;;CONCATENATE([.J45];&quot;_ &quot;;[.I45];&quot;. Type&quot;);CONCATENATE([.I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4" office:value-type="string">
            <text:p>The buyer's accounting code as applied to the Allowance Charge expressed as text.</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style-name="ce4" table:formula="oooc:=SUBSTITUTE(SUBSTITUTE(CONCATENATE(IF([.E46]=&quot;Universally Unique&quot;;&quot;UU&quot;;[.E46]);[.F46];IF([.H46]&lt;&gt;[.I46];[.H46];&quot;&quot;);CONCATENATE(IF([.I46]=&quot;Identifier&quot;;&quot;ID&quot;;IF([.I46]=&quot;Text&quot;;&quot;&quot;;[.I46]))));&quot; &quot;;&quot;&quot;);&quot;'&quot;;&quot;&quot;)" office:value-type="string" office:string-value="TaxCategory">
            <text:p>TaxCategory</text:p>
          </table:table-cell>
          <table:table-cell table:style-name="ce8" office:value-type="string">
            <text:p>Allowance Charge. Tax Category</text:p>
          </table:table-cell>
          <table:table-cell table:style-name="ce33"/>
          <table:table-cell table:style-name="ce33" office:value-type="string">
            <text:p>Allowance Charge</text:p>
          </table:table-cell>
          <table:table-cell table:number-columns-repeated="2" table:style-name="ce8"/>
          <table:table-cell table:style-name="ce8"/>
          <table:table-cell table:style-name="ce8" table:formula="oooc:=[.M46]" office:value-type="string" office:string-value="Tax Category">
            <text:p>Tax Category</text:p>
          </table:table-cell>
          <table:table-cell table:style-name="ce8" table:formula="oooc:=[.M46]" office:value-type="string" office:string-value="Tax Category">
            <text:p>Tax Category</text:p>
          </table:table-cell>
          <table:table-cell table:style-name="ce8" table:number-columns-repeated="3"/>
          <table:table-cell table:style-name="ce33" office:value-type="string">
            <text:p>Tax Category</text:p>
          </table:table-cell>
          <table:table-cell table:style-name="ce33"/>
          <table:table-cell table:style-name="ce57" office:value-type="string">
            <text:p>0..n</text:p>
          </table:table-cell>
          <table:table-cell table:style-name="ce8" office:value-type="string">
            <text:p>ASBIE</text:p>
          </table:table-cell>
          <table:table-cell table:style-name="ce38" office:value-type="string">
            <text:p>An association to Tax Category.</text:p>
          </table:table-cell>
          <table:table-cell table:style-name="ce33" table:number-columns-repeated="2"/>
          <table:table-cell table:style-name="ce94" office:value-type="string">
            <text:p>1.0</text:p>
          </table:table-cell>
          <table:table-cell table:style-name="ce8" table:number-columns-repeated="3"/>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47]=&quot;Universally Unique&quot;;&quot;UU&quot;;[.E47]);[.F47];IF([.H47]&lt;&gt;[.I47];[.H47];&quot;&quot;);CONCATENATE(IF([.I47]=&quot;Identifier&quot;;&quot;ID&quot;;IF([.I47]=&quot;Text&quot;;&quot;&quot;;[.I47]))));&quot; &quot;;&quot;&quot;);&quot;'&quot;;&quot;&quot;)" office:value-type="string" office:string-value="TaxTotal">
            <text:p>TaxTotal</text:p>
          </table:table-cell>
          <table:table-cell table:style-name="ce15" office:value-type="string">
            <text:p>Allowance Charge. Tax Total</text:p>
          </table:table-cell>
          <table:table-cell table:style-name="ce33"/>
          <table:table-cell table:style-name="ce33" office:value-type="string">
            <text:p>Allowance Charge</text:p>
          </table:table-cell>
          <table:table-cell table:number-columns-repeated="2" table:style-name="ce8"/>
          <table:table-cell table:style-name="ce8"/>
          <table:table-cell table:style-name="ce8" table:formula="oooc:=[.M47]" office:value-type="string" office:string-value="Tax Total">
            <text:p>Tax Total</text:p>
          </table:table-cell>
          <table:table-cell table:style-name="ce8" table:formula="oooc:=[.M47]" office:value-type="string" office:string-value="Tax Total">
            <text:p>Tax Total</text:p>
          </table:table-cell>
          <table:table-cell table:style-name="ce8" table:number-columns-repeated="3"/>
          <table:table-cell table:style-name="ce50" office:value-type="string">
            <text:p>Tax Total</text:p>
          </table:table-cell>
          <table:table-cell table:style-name="ce33"/>
          <table:table-cell table:style-name="ce60" office:value-type="string">
            <text:p>0..1</text:p>
          </table:table-cell>
          <table:table-cell table:style-name="ce8" office:value-type="string">
            <text:p>ASBIE</text:p>
          </table:table-cell>
          <table:table-cell table:style-name="ce25" office:value-type="string">
            <text:p>An association to Tax Total.</text:p>
          </table:table-cell>
          <table:table-cell table:style-name="ce33" table:number-columns-repeated="2"/>
          <table:table-cell table:style-name="ce94" office:value-type="string">
            <text:p>1.0</text:p>
          </table:table-cell>
          <table:table-cell table:style-name="ce8" table:number-columns-repeated="3"/>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48]=&quot;Universally Unique&quot;;&quot;UU&quot;;[.E48]);[.F48];IF([.H48]&lt;&gt;[.I48];[.H48];&quot;&quot;);CONCATENATE(IF([.I48]=&quot;Identifier&quot;;&quot;ID&quot;;IF([.I48]=&quot;Text&quot;;&quot;&quot;;[.I48]))));&quot; &quot;;&quot;&quot;);&quot;'&quot;;&quot;&quot;)" office:value-type="string" office:string-value="PaymentMeans">
            <text:p>PaymentMeans</text:p>
          </table:table-cell>
          <table:table-cell table:style-name="ce8" office:value-type="string">
            <text:p>Allowance Charge. Payment Means</text:p>
          </table:table-cell>
          <table:table-cell table:style-name="ce33"/>
          <table:table-cell table:style-name="ce33" office:value-type="string">
            <text:p>Allowance Charge</text:p>
          </table:table-cell>
          <table:table-cell table:number-columns-repeated="2" table:style-name="ce8"/>
          <table:table-cell table:style-name="ce8"/>
          <table:table-cell table:style-name="ce8" table:formula="oooc:=[.M48]" office:value-type="string" office:string-value="Payment Means">
            <text:p>Payment Means</text:p>
          </table:table-cell>
          <table:table-cell table:style-name="ce8" table:formula="oooc:=[.M48]" office:value-type="string" office:string-value="Payment Means">
            <text:p>Payment Means</text:p>
          </table:table-cell>
          <table:table-cell table:style-name="ce8" table:number-columns-repeated="3"/>
          <table:table-cell table:style-name="ce33" office:value-type="string">
            <text:p>Payment Means</text:p>
          </table:table-cell>
          <table:table-cell table:style-name="ce33"/>
          <table:table-cell table:style-name="ce57" office:value-type="string">
            <text:p>0..n</text:p>
          </table:table-cell>
          <table:table-cell table:style-name="ce8" office:value-type="string">
            <text:p>ASBIE</text:p>
          </table:table-cell>
          <table:table-cell table:style-name="ce38" office:value-type="string">
            <text:p>An association to Payment Means.</text:p>
          </table:table-cell>
          <table:table-cell table:style-name="ce33" table:number-columns-repeated="2"/>
          <table:table-cell table:style-name="ce94" office:value-type="string">
            <text:p>1.0</text:p>
          </table:table-cell>
          <table:table-cell table:style-name="ce8" table:number-columns-repeated="3"/>
          <table:table-cell table:style-name="ce33" table:number-columns-repeated="2"/>
          <table:table-cell table:style-name="ce8" table:number-columns-repeated="7"/>
          <table:table-cell table:style-name="ce7" table:number-columns-repeated="224"/>
        </table:table-row>
        <table:table-row table:style-name="ro4">
          <table:table-cell table:style-name="ce2" office:value-type="string">
            <text:p>Attachment</text:p>
          </table:table-cell>
          <table:table-cell table:style-name="ce16" office:value-type="string">
            <text:p>Attachment. Details</text:p>
          </table:table-cell>
          <table:table-cell table:style-name="ce35"/>
          <table:table-cell table:style-name="ce35" office:value-type="string">
            <text:p>Attachment</text:p>
          </table:table-cell>
          <table:table-cell table:style-name="ce35" table:number-columns-repeated="11"/>
          <table:table-cell table:style-name="ce35" office:value-type="string">
            <text:p>ABIE</text:p>
          </table:table-cell>
          <table:table-cell table:style-name="ce16" office:value-type="string">
            <text:p>Information about an attached document. An attachment can be referred to externally (with the URI element) or internally (with the MIME reference element) or contained within the document itself (with the EmbeddedDocument element).</text:p>
          </table:table-cell>
          <table:table-cell table:style-name="ce16"/>
          <table:table-cell table:style-name="ce35"/>
          <table:table-cell table:style-name="ce96" office:value-type="string">
            <text:p>2.0</text:p>
          </table:table-cell>
          <table:table-cell table:style-name="ce35" table:number-columns-repeated="12"/>
          <table:table-cell table:number-columns-repeated="224"/>
        </table:table-row>
        <table:table-row table:style-name="ro2">
          <table:table-cell table:formula="oooc:=SUBSTITUTE(SUBSTITUTE(CONCATENATE(IF([.E50]=&quot;Universally Unique&quot;;&quot;UU&quot;;[.E50]);IF([.G50]&lt;&gt;[.I50];[.H50];[.F50]);CONCATENATE(IF([.I50]=&quot;Identifier&quot;;&quot;ID&quot;;IF([.I50]=&quot;Text&quot;;&quot;&quot;;[.I50]))));&quot; &quot;;&quot;&quot;);&quot;'&quot;;&quot;&quot;)" office:value-type="string" office:string-value="EmbeddedDocumentBinaryObject">
            <text:p>EmbeddedDocumentBinaryObject</text:p>
          </table:table-cell>
          <table:table-cell table:style-name="ce10" office:value-type="string">
            <text:p>Attachment. Embedded_ Document. Binary Object</text:p>
          </table:table-cell>
          <table:table-cell/>
          <table:table-cell table:style-name="ce6" office:value-type="string">
            <text:p>Attachment</text:p>
          </table:table-cell>
          <table:table-cell table:style-name="ce6" office:value-type="string">
            <text:p>Embedded</text:p>
          </table:table-cell>
          <table:table-cell/>
          <table:table-cell table:style-name="ce6" office:value-type="string">
            <text:p>Document</text:p>
          </table:table-cell>
          <table:table-cell table:formula="oooc:=IF([.F50]&lt;&gt;&quot;&quot;;CONCATENATE([.F50];&quot; &quot;;[.G50]);[.G50])" office:value-type="string" office:string-value="Document">
            <text:p>Document</text:p>
          </table:table-cell>
          <table:table-cell office:value-type="string">
            <text:p>Binary Object</text:p>
          </table:table-cell>
          <table:table-cell/>
          <table:table-cell table:formula="oooc:=IF([.J50]&lt;&gt;&quot;&quot;;CONCATENATE([.J50];&quot;_ &quot;;[.I50];&quot;. Type&quot;);CONCATENATE([.I50];&quot;. Type&quot;))" office:value-type="string" office:string-value="Binary Object. Type">
            <text:p>Binary Object. Type</text:p>
          </table:table-cell>
          <table:table-cell table:number-columns-repeated="3"/>
          <table:table-cell table:style-name="ce3" office:value-type="string">
            <text:p>0..1</text:p>
          </table:table-cell>
          <table:table-cell office:value-type="string">
            <text:p>BBIE</text:p>
          </table:table-cell>
          <table:table-cell office:value-type="string">
            <text:p>Contains an embedded document as a BLOB (binary large object).</text:p>
          </table:table-cell>
          <table:table-cell table:number-columns-repeated="2"/>
          <table:table-cell table:style-name="ce90" office:value-type="string">
            <text:p>2.0</text:p>
          </table:table-cell>
          <table:table-cell table:style-name="ce11"/>
          <table:table-cell table:style-name="ce3"/>
          <table:table-cell table:number-columns-repeated="234"/>
        </table:table-row>
        <table:table-row table:style-name="ro3">
          <table:table-cell table:style-name="ce4" table:formula="oooc:=SUBSTITUTE(SUBSTITUTE(CONCATENATE(IF([.E51]=&quot;Universally Unique&quot;;&quot;UU&quot;;[.E51]);[.F51];IF([.H51]&lt;&gt;[.I51];[.H51];&quot;&quot;);CONCATENATE(IF([.I51]=&quot;Identifier&quot;;&quot;ID&quot;;IF([.I51]=&quot;Text&quot;;&quot;&quot;;[.I51]))));&quot; &quot;;&quot;&quot;);&quot;'&quot;;&quot;&quot;)" office:value-type="string" office:string-value="ExternalReference">
            <text:p>ExternalReference</text:p>
          </table:table-cell>
          <table:table-cell table:style-name="ce8" office:value-type="string">
            <text:p>Attachment. External Reference</text:p>
          </table:table-cell>
          <table:table-cell table:style-name="ce8"/>
          <table:table-cell table:style-name="ce8" office:value-type="string">
            <text:p>Attachment</text:p>
          </table:table-cell>
          <table:table-cell table:number-columns-repeated="2" table:style-name="ce8"/>
          <table:table-cell table:style-name="ce8"/>
          <table:table-cell table:style-name="ce8" table:formula="oooc:=[.M51]" office:value-type="string" office:string-value="External Reference">
            <text:p>External Reference</text:p>
          </table:table-cell>
          <table:table-cell table:style-name="ce8" table:formula="oooc:=[.M51]" office:value-type="string" office:string-value="External Reference">
            <text:p>External Reference</text:p>
          </table:table-cell>
          <table:table-cell table:style-name="ce8" table:number-columns-repeated="3"/>
          <table:table-cell table:style-name="ce12" office:value-type="string">
            <text:p>External Reference</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An attached document, externally referred to, referred to in the MIME location, or embedded.</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5" office:value-type="string">
            <text:p>BillingReference</text:p>
          </table:table-cell>
          <table:table-cell table:style-name="ce17" office:value-type="string">
            <text:p>Billing Reference. Details</text:p>
          </table:table-cell>
          <table:table-cell table:style-name="ce5"/>
          <table:table-cell table:style-name="ce17" office:value-type="string">
            <text:p>Billing Reference</text:p>
          </table:table-cell>
          <table:table-cell table:style-name="ce5" table:number-columns-repeated="10"/>
          <table:table-cell table:style-name="ce2"/>
          <table:table-cell table:style-name="ce5" office:value-type="string">
            <text:p>ABIE</text:p>
          </table:table-cell>
          <table:table-cell table:style-name="ce5" office:value-type="string">
            <text:p>Information directly relating to a related document.</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4" table:number-columns-repeated="224"/>
        </table:table-row>
        <table:table-row table:style-name="ro3">
          <table:table-cell table:style-name="ce4" table:formula="oooc:=SUBSTITUTE(SUBSTITUTE(CONCATENATE(IF([.E53]=&quot;Universally Unique&quot;;&quot;UU&quot;;[.E53]);[.F53];IF([.H53]&lt;&gt;[.I53];[.H53];&quot;&quot;);CONCATENATE(IF([.I53]=&quot;Identifier&quot;;&quot;ID&quot;;IF([.I53]=&quot;Text&quot;;&quot;&quot;;[.I53]))));&quot; &quot;;&quot;&quot;);&quot;'&quot;;&quot;&quot;)" office:value-type="string" office:string-value="InvoiceDocumentReference">
            <text:p>InvoiceDocumentReference</text:p>
          </table:table-cell>
          <table:table-cell table:style-name="ce8" office:value-type="string">
            <text:p>Billing Reference. Invoice_ Document Reference. Document Reference</text:p>
          </table:table-cell>
          <table:table-cell table:style-name="ce27"/>
          <table:table-cell table:style-name="ce29" office:value-type="string">
            <text:p>Billing Reference</text:p>
          </table:table-cell>
          <table:table-cell table:style-name="ce27" office:value-type="string">
            <text:p>Invoice</text:p>
          </table:table-cell>
          <table:table-cell table:style-name="ce27"/>
          <table:table-cell table:style-name="ce27"/>
          <table:table-cell table:style-name="ce8" table:formula="oooc:=[.M53]" office:value-type="string" office:string-value="Document Reference">
            <text:p>Document Reference</text:p>
          </table:table-cell>
          <table:table-cell table:style-name="ce8" table:formula="oooc:=[.M53]"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1</text:p>
          </table:table-cell>
          <table:table-cell table:style-name="ce27" office:value-type="string">
            <text:p>ASBIE</text:p>
          </table:table-cell>
          <table:table-cell table:style-name="ce69" office:value-type="string">
            <text:p>An associative reference to Invoice.</text:p>
          </table:table-cell>
          <table:table-cell table:style-name="ce73" table:number-columns-repeated="2"/>
          <table:table-cell table:style-name="ce98" office:value-type="string">
            <text:p>2.0</text:p>
          </table:table-cell>
          <table:table-cell table:style-name="ce33" table:number-columns-repeated="2"/>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3">
          <table:table-cell table:style-name="ce4" table:formula="oooc:=SUBSTITUTE(SUBSTITUTE(CONCATENATE(IF([.E54]=&quot;Universally Unique&quot;;&quot;UU&quot;;[.E54]);[.F54];IF([.H54]&lt;&gt;[.I54];[.H54];&quot;&quot;);CONCATENATE(IF([.I54]=&quot;Identifier&quot;;&quot;ID&quot;;IF([.I54]=&quot;Text&quot;;&quot;&quot;;[.I54]))));&quot; &quot;;&quot;&quot;);&quot;'&quot;;&quot;&quot;)" office:value-type="string" office:string-value="SelfBilledInvoiceDocumentReference">
            <text:p>SelfBilledInvoiceDocumentReference</text:p>
          </table:table-cell>
          <table:table-cell table:style-name="ce8" office:value-type="string">
            <text:p>Billing Reference. Self Billed Invoice_ Document Reference. Document Reference</text:p>
          </table:table-cell>
          <table:table-cell table:style-name="ce27"/>
          <table:table-cell table:style-name="ce29" office:value-type="string">
            <text:p>Billing Reference</text:p>
          </table:table-cell>
          <table:table-cell table:style-name="ce27" office:value-type="string">
            <text:p>Self Billed Invoice</text:p>
          </table:table-cell>
          <table:table-cell table:style-name="ce27"/>
          <table:table-cell table:style-name="ce27"/>
          <table:table-cell table:style-name="ce8" table:formula="oooc:=[.M54]" office:value-type="string" office:string-value="Document Reference">
            <text:p>Document Reference</text:p>
          </table:table-cell>
          <table:table-cell table:style-name="ce8" table:formula="oooc:=[.M54]"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1</text:p>
          </table:table-cell>
          <table:table-cell table:style-name="ce27" office:value-type="string">
            <text:p>ASBIE</text:p>
          </table:table-cell>
          <table:table-cell table:style-name="ce69" office:value-type="string">
            <text:p>An associative reference to Self Billed Invoice.</text:p>
          </table:table-cell>
          <table:table-cell table:style-name="ce73" table:number-columns-repeated="2"/>
          <table:table-cell table:style-name="ce98" office:value-type="string">
            <text:p>2.0</text:p>
          </table:table-cell>
          <table:table-cell table:style-name="ce33" table:number-columns-repeated="2"/>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3">
          <table:table-cell table:style-name="ce4" table:formula="oooc:=SUBSTITUTE(SUBSTITUTE(CONCATENATE(IF([.E55]=&quot;Universally Unique&quot;;&quot;UU&quot;;[.E55]);[.F55];IF([.H55]&lt;&gt;[.I55];[.H55];&quot;&quot;);CONCATENATE(IF([.I55]=&quot;Identifier&quot;;&quot;ID&quot;;IF([.I55]=&quot;Text&quot;;&quot;&quot;;[.I55]))));&quot; &quot;;&quot;&quot;);&quot;'&quot;;&quot;&quot;)" office:value-type="string" office:string-value="CreditNoteDocumentReference">
            <text:p>CreditNoteDocumentReference</text:p>
          </table:table-cell>
          <table:table-cell table:style-name="ce8" office:value-type="string">
            <text:p>Billing Reference. Credit Note_ Document Reference. Document Reference</text:p>
          </table:table-cell>
          <table:table-cell table:style-name="ce27"/>
          <table:table-cell table:style-name="ce29" office:value-type="string">
            <text:p>Billing Reference</text:p>
          </table:table-cell>
          <table:table-cell table:style-name="ce27" office:value-type="string">
            <text:p>Credit Note</text:p>
          </table:table-cell>
          <table:table-cell table:style-name="ce27"/>
          <table:table-cell table:style-name="ce27"/>
          <table:table-cell table:style-name="ce8" table:formula="oooc:=[.M55]" office:value-type="string" office:string-value="Document Reference">
            <text:p>Document Reference</text:p>
          </table:table-cell>
          <table:table-cell table:style-name="ce8" table:formula="oooc:=[.M55]"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1</text:p>
          </table:table-cell>
          <table:table-cell table:style-name="ce27" office:value-type="string">
            <text:p>ASBIE</text:p>
          </table:table-cell>
          <table:table-cell table:style-name="ce69" office:value-type="string">
            <text:p>An associative reference to Credit Note.</text:p>
          </table:table-cell>
          <table:table-cell table:style-name="ce73" table:number-columns-repeated="2"/>
          <table:table-cell table:style-name="ce98" office:value-type="string">
            <text:p>2.0</text:p>
          </table:table-cell>
          <table:table-cell table:style-name="ce33" table:number-columns-repeated="2"/>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3">
          <table:table-cell table:style-name="ce4" table:formula="oooc:=SUBSTITUTE(SUBSTITUTE(CONCATENATE(IF([.E56]=&quot;Universally Unique&quot;;&quot;UU&quot;;[.E56]);[.F56];IF([.H56]&lt;&gt;[.I56];[.H56];&quot;&quot;);CONCATENATE(IF([.I56]=&quot;Identifier&quot;;&quot;ID&quot;;IF([.I56]=&quot;Text&quot;;&quot;&quot;;[.I56]))));&quot; &quot;;&quot;&quot;);&quot;'&quot;;&quot;&quot;)" office:value-type="string" office:string-value="SelfBilledCreditNoteDocumentReference">
            <text:p>SelfBilledCreditNoteDocumentReference</text:p>
          </table:table-cell>
          <table:table-cell table:style-name="ce8" office:value-type="string">
            <text:p>Billing Reference. Self Billed Credit Note_ Document Reference. Document Reference</text:p>
          </table:table-cell>
          <table:table-cell table:style-name="ce27"/>
          <table:table-cell table:style-name="ce29" office:value-type="string">
            <text:p>Billing Reference</text:p>
          </table:table-cell>
          <table:table-cell table:style-name="ce27" office:value-type="string">
            <text:p>Self Billed Credit Note</text:p>
          </table:table-cell>
          <table:table-cell table:style-name="ce27"/>
          <table:table-cell table:style-name="ce27"/>
          <table:table-cell table:style-name="ce8" table:formula="oooc:=[.M56]" office:value-type="string" office:string-value="Document Reference">
            <text:p>Document Reference</text:p>
          </table:table-cell>
          <table:table-cell table:style-name="ce8" table:formula="oooc:=[.M56]"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1</text:p>
          </table:table-cell>
          <table:table-cell table:style-name="ce27" office:value-type="string">
            <text:p>ASBIE</text:p>
          </table:table-cell>
          <table:table-cell table:style-name="ce69" office:value-type="string">
            <text:p>An associative reference to Self Billed Credit Note.</text:p>
          </table:table-cell>
          <table:table-cell table:style-name="ce73" table:number-columns-repeated="2"/>
          <table:table-cell table:style-name="ce98" office:value-type="string">
            <text:p>2.0</text:p>
          </table:table-cell>
          <table:table-cell table:style-name="ce33" table:number-columns-repeated="2"/>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3">
          <table:table-cell table:style-name="ce4" table:formula="oooc:=SUBSTITUTE(SUBSTITUTE(CONCATENATE(IF([.E57]=&quot;Universally Unique&quot;;&quot;UU&quot;;[.E57]);[.F57];IF([.H57]&lt;&gt;[.I57];[.H57];&quot;&quot;);CONCATENATE(IF([.I57]=&quot;Identifier&quot;;&quot;ID&quot;;IF([.I57]=&quot;Text&quot;;&quot;&quot;;[.I57]))));&quot; &quot;;&quot;&quot;);&quot;'&quot;;&quot;&quot;)" office:value-type="string" office:string-value="DebitNoteDocumentReference">
            <text:p>DebitNoteDocumentReference</text:p>
          </table:table-cell>
          <table:table-cell table:style-name="ce8" office:value-type="string">
            <text:p>Billing Reference. Debit Note_ Document Reference. Document Reference</text:p>
          </table:table-cell>
          <table:table-cell table:style-name="ce27"/>
          <table:table-cell table:style-name="ce29" office:value-type="string">
            <text:p>Billing Reference</text:p>
          </table:table-cell>
          <table:table-cell table:style-name="ce27" office:value-type="string">
            <text:p>Debit Note</text:p>
          </table:table-cell>
          <table:table-cell table:style-name="ce27"/>
          <table:table-cell table:style-name="ce27"/>
          <table:table-cell table:style-name="ce8" table:formula="oooc:=[.M57]" office:value-type="string" office:string-value="Document Reference">
            <text:p>Document Reference</text:p>
          </table:table-cell>
          <table:table-cell table:style-name="ce8" table:formula="oooc:=[.M57]"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1</text:p>
          </table:table-cell>
          <table:table-cell table:style-name="ce27" office:value-type="string">
            <text:p>ASBIE</text:p>
          </table:table-cell>
          <table:table-cell table:style-name="ce69" office:value-type="string">
            <text:p>An associative reference to Debit Note.</text:p>
          </table:table-cell>
          <table:table-cell table:style-name="ce73" table:number-columns-repeated="2"/>
          <table:table-cell table:style-name="ce98" office:value-type="string">
            <text:p>2.0</text:p>
          </table:table-cell>
          <table:table-cell table:style-name="ce33" table:number-columns-repeated="2"/>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3">
          <table:table-cell table:style-name="ce4" table:formula="oooc:=SUBSTITUTE(SUBSTITUTE(CONCATENATE(IF([.E58]=&quot;Universally Unique&quot;;&quot;UU&quot;;[.E58]);[.F58];IF([.H58]&lt;&gt;[.I58];[.H58];&quot;&quot;);CONCATENATE(IF([.I58]=&quot;Identifier&quot;;&quot;ID&quot;;IF([.I58]=&quot;Text&quot;;&quot;&quot;;[.I58]))));&quot; &quot;;&quot;&quot;);&quot;'&quot;;&quot;&quot;)" office:value-type="string" office:string-value="ReminderDocumentReference">
            <text:p>ReminderDocumentReference</text:p>
          </table:table-cell>
          <table:table-cell table:style-name="ce8" office:value-type="string">
            <text:p>Billing Reference. Reminder_ Document Reference. Document Reference</text:p>
          </table:table-cell>
          <table:table-cell table:style-name="ce27"/>
          <table:table-cell table:style-name="ce29" office:value-type="string">
            <text:p>Billing Reference</text:p>
          </table:table-cell>
          <table:table-cell table:style-name="ce27" office:value-type="string">
            <text:p>Reminder</text:p>
          </table:table-cell>
          <table:table-cell table:style-name="ce27"/>
          <table:table-cell table:style-name="ce27"/>
          <table:table-cell table:style-name="ce8" table:formula="oooc:=[.M58]" office:value-type="string" office:string-value="Document Reference">
            <text:p>Document Reference</text:p>
          </table:table-cell>
          <table:table-cell table:style-name="ce8" table:formula="oooc:=[.M58]"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1</text:p>
          </table:table-cell>
          <table:table-cell table:style-name="ce27" office:value-type="string">
            <text:p>ASBIE</text:p>
          </table:table-cell>
          <table:table-cell table:style-name="ce69" office:value-type="string">
            <text:p>An associative reference to Reminder Document Reference</text:p>
          </table:table-cell>
          <table:table-cell table:style-name="ce73" table:number-columns-repeated="2"/>
          <table:table-cell table:style-name="ce98" office:value-type="string">
            <text:p>2.0</text:p>
          </table:table-cell>
          <table:table-cell table:style-name="ce33" table:number-columns-repeated="2"/>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3">
          <table:table-cell table:style-name="ce4" table:formula="oooc:=SUBSTITUTE(SUBSTITUTE(CONCATENATE(IF([.E59]=&quot;Universally Unique&quot;;&quot;UU&quot;;[.E59]);[.F59];IF([.H59]&lt;&gt;[.I59];[.H59];&quot;&quot;);CONCATENATE(IF([.I59]=&quot;Identifier&quot;;&quot;ID&quot;;IF([.I59]=&quot;Text&quot;;&quot;&quot;;[.I59]))));&quot; &quot;;&quot;&quot;);&quot;'&quot;;&quot;&quot;)" office:value-type="string" office:string-value="AdditionalDocumentReference">
            <text:p>AdditionalDocumentReference</text:p>
          </table:table-cell>
          <table:table-cell table:style-name="ce15" office:value-type="string">
            <text:p>Billing Reference. Additional_ Document Reference. Document Reference</text:p>
          </table:table-cell>
          <table:table-cell table:style-name="ce27"/>
          <table:table-cell table:style-name="ce29" office:value-type="string">
            <text:p>Billing Reference</text:p>
          </table:table-cell>
          <table:table-cell table:style-name="ce43" office:value-type="string">
            <text:p>Additional</text:p>
          </table:table-cell>
          <table:table-cell table:style-name="ce27"/>
          <table:table-cell table:style-name="ce27"/>
          <table:table-cell table:style-name="ce8" table:formula="oooc:=[.M59]" office:value-type="string" office:string-value="Document Reference">
            <text:p>Document Reference</text:p>
          </table:table-cell>
          <table:table-cell table:style-name="ce8" table:formula="oooc:=[.M59]"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60" office:value-type="string">
            <text:p>0..1</text:p>
          </table:table-cell>
          <table:table-cell table:style-name="ce27" office:value-type="string">
            <text:p>ASBIE</text:p>
          </table:table-cell>
          <table:table-cell table:style-name="ce69" office:value-type="string">
            <text:p>An associative reference to Additional Document.</text:p>
          </table:table-cell>
          <table:table-cell table:style-name="ce73" table:number-columns-repeated="2"/>
          <table:table-cell table:style-name="ce98" office:value-type="string">
            <text:p>2.0</text:p>
          </table:table-cell>
          <table:table-cell table:style-name="ce33" table:number-columns-repeated="2"/>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60]=&quot;Universally Unique&quot;;&quot;UU&quot;;[.E60]);[.F60];IF([.H60]&lt;&gt;[.I60];[.H60];&quot;&quot;);CONCATENATE(IF([.I60]=&quot;Identifier&quot;;&quot;ID&quot;;IF([.I60]=&quot;Text&quot;;&quot;&quot;;[.I60]))));&quot; &quot;;&quot;&quot;);&quot;'&quot;;&quot;&quot;)" office:value-type="string" office:string-value="BillingReferenceLine">
            <text:p>BillingReferenceLine</text:p>
          </table:table-cell>
          <table:table-cell table:style-name="ce15" office:value-type="string">
            <text:p>Billing Reference. Billing Reference Line</text:p>
          </table:table-cell>
          <table:table-cell table:style-name="ce8"/>
          <table:table-cell table:style-name="ce29" office:value-type="string">
            <text:p>Billing Reference</text:p>
          </table:table-cell>
          <table:table-cell table:number-columns-repeated="2" table:style-name="ce8"/>
          <table:table-cell table:style-name="ce8"/>
          <table:table-cell table:style-name="ce8" table:formula="oooc:=[.M60]" office:value-type="string" office:string-value="Billing Reference Line">
            <text:p>Billing Reference Line</text:p>
          </table:table-cell>
          <table:table-cell table:style-name="ce8" table:formula="oooc:=[.M60]" office:value-type="string" office:string-value="Billing Reference Line">
            <text:p>Billing Reference Line</text:p>
          </table:table-cell>
          <table:table-cell table:style-name="ce8" table:number-columns-repeated="3"/>
          <table:table-cell table:style-name="ce29" office:value-type="string">
            <text:p>Billing Reference Line</text:p>
          </table:table-cell>
          <table:table-cell table:style-name="ce8"/>
          <table:table-cell table:style-name="ce60" office:value-type="string">
            <text:p>0..n</text:p>
          </table:table-cell>
          <table:table-cell table:style-name="ce8" office:value-type="string">
            <text:p>ASBIE</text:p>
          </table:table-cell>
          <table:table-cell table:style-name="ce70" office:value-type="string">
            <text:p>An association to Billing Reference Line.</text:p>
          </table:table-cell>
          <table:table-cell table:style-name="ce68" table:number-columns-repeated="2"/>
          <table:table-cell table:style-name="ce9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5" office:value-type="string">
            <text:p>BillingReferenceLine</text:p>
          </table:table-cell>
          <table:table-cell table:style-name="ce17" office:value-type="string">
            <text:p>Billing Reference Line. Details</text:p>
          </table:table-cell>
          <table:table-cell table:style-name="ce5"/>
          <table:table-cell table:style-name="ce17" office:value-type="string">
            <text:p>Billing Reference Line</text:p>
          </table:table-cell>
          <table:table-cell table:style-name="ce5" table:number-columns-repeated="10"/>
          <table:table-cell table:style-name="ce2"/>
          <table:table-cell table:style-name="ce5" office:value-type="string">
            <text:p>ABIE</text:p>
          </table:table-cell>
          <table:table-cell table:style-name="ce44" office:value-type="string">
            <text:p>Information about a Billing Line.</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4" table:number-columns-repeated="224"/>
        </table:table-row>
        <table:table-row table:style-name="ro2">
          <table:table-cell table:formula="oooc:=SUBSTITUTE(SUBSTITUTE(CONCATENATE(IF([.E62]=&quot;Universally Unique&quot;;&quot;UU&quot;;[.E62]);IF([.G62]&lt;&gt;[.I62];[.H62];[.F62]);CONCATENATE(IF([.I62]=&quot;Identifier&quot;;&quot;ID&quot;;IF([.I62]=&quot;Text&quot;;&quot;&quot;;[.I62]))));&quot; &quot;;&quot;&quot;);&quot;'&quot;;&quot;&quot;)" office:value-type="string" office:string-value="ID">
            <text:p>ID</text:p>
          </table:table-cell>
          <table:table-cell table:style-name="ce10" office:value-type="string">
            <text:p>Billing Reference Line. Identifier</text:p>
          </table:table-cell>
          <table:table-cell table:style-name="ce7"/>
          <table:table-cell table:style-name="ce26" office:value-type="string">
            <text:p>Billing Reference Line</text:p>
          </table:table-cell>
          <table:table-cell table:number-columns-repeated="2" table:style-name="ce7"/>
          <table:table-cell table:style-name="ce7" office:value-type="string">
            <text:p>Identifier</text:p>
          </table:table-cell>
          <table:table-cell table:formula="oooc:=IF([.F62]&lt;&gt;&quot;&quot;;CONCATENATE([.F62];&quot; &quot;;[.G62]);[.G62])" office:value-type="string" office:string-value="Identifier">
            <text:p>Identifier</text:p>
          </table:table-cell>
          <table:table-cell table:style-name="ce7" office:value-type="string">
            <text:p>Identifier</text:p>
          </table:table-cell>
          <table:table-cell table:style-name="ce7"/>
          <table:table-cell table:formula="oooc:=IF([.J62]&lt;&gt;&quot;&quot;;CONCATENATE([.J62];&quot;_ &quot;;[.I62];&quot;. Type&quot;);CONCATENATE([.I62];&quot;. Type&quot;))" office:value-type="string" office:string-value="Identifier. Type">
            <text:p>Identifier. Type</text:p>
          </table:table-cell>
          <table:table-cell table:style-name="ce7" table:number-columns-repeated="3"/>
          <table:table-cell table:style-name="ce59" office:value-type="string">
            <text:p>1</text:p>
          </table:table-cell>
          <table:table-cell table:style-name="ce7" office:value-type="string">
            <text:p>BBIE</text:p>
          </table:table-cell>
          <table:table-cell table:style-name="ce10" office:value-type="string">
            <text:p>An identifier for the Billing Line.</text:p>
          </table:table-cell>
          <table:table-cell table:style-name="ce31"/>
          <table:table-cell table:style-name="ce7"/>
          <table:table-cell table:style-name="ce91" office:value-type="string">
            <text:p>2.0</text:p>
          </table:table-cell>
          <table:table-cell table:style-name="ce7"/>
          <table:table-cell table:style-name="ce125"/>
          <table:table-cell table:style-name="ce7" office:value-type="string">
            <text:p>Procurement</text:p>
          </table:table-cell>
          <table:table-cell table:style-name="ce7" table:number-columns-repeated="233"/>
        </table:table-row>
        <table:table-row table:style-name="ro2">
          <table:table-cell table:formula="oooc:=SUBSTITUTE(SUBSTITUTE(CONCATENATE(IF([.E63]=&quot;Universally Unique&quot;;&quot;UU&quot;;[.E63]);IF([.G63]&lt;&gt;[.I63];[.H63];[.F63]);CONCATENATE(IF([.I63]=&quot;Identifier&quot;;&quot;ID&quot;;IF([.I63]=&quot;Text&quot;;&quot;&quot;;[.I63]))));&quot; &quot;;&quot;&quot;);&quot;'&quot;;&quot;&quot;)" office:value-type="string" office:string-value="Amount">
            <text:p>Amount</text:p>
          </table:table-cell>
          <table:table-cell table:style-name="ce18" office:value-type="string">
            <text:p>Billing Reference Line. Amount</text:p>
          </table:table-cell>
          <table:table-cell table:style-name="ce36"/>
          <table:table-cell table:style-name="ce42" office:value-type="string">
            <text:p>Billing Reference Line</text:p>
          </table:table-cell>
          <table:table-cell table:number-columns-repeated="2" table:style-name="ce36"/>
          <table:table-cell table:style-name="ce36" office:value-type="string">
            <text:p>Amount</text:p>
          </table:table-cell>
          <table:table-cell table:style-name="ce48" table:formula="oooc:=IF([.F63]&lt;&gt;&quot;&quot;;CONCATENATE([.F63];&quot; &quot;;[.G63]);[.G63])" office:value-type="string" office:string-value="Amount">
            <text:p>Amount</text:p>
          </table:table-cell>
          <table:table-cell table:style-name="ce36" office:value-type="string">
            <text:p>Amount</text:p>
          </table:table-cell>
          <table:table-cell table:style-name="ce48"/>
          <table:table-cell table:style-name="ce48" table:formula="oooc:=IF([.J63]&lt;&gt;&quot;&quot;;CONCATENATE([.J63];&quot;_ &quot;;[.I63];&quot;. Type&quot;);CONCATENATE([.I63];&quot;. Type&quot;))" office:value-type="string" office:string-value="Amount. Type">
            <text:p>Amount. Type</text:p>
          </table:table-cell>
          <table:table-cell table:style-name="ce36" table:number-columns-repeated="3"/>
          <table:table-cell table:style-name="ce61" office:value-type="string">
            <text:p>0..1</text:p>
          </table:table-cell>
          <table:table-cell table:style-name="ce36" office:value-type="string">
            <text:p>BBIE</text:p>
          </table:table-cell>
          <table:table-cell table:style-name="ce18" office:value-type="string">
            <text:p>The amount of the Billing Line, including Allowance Charges but net of taxes.</text:p>
          </table:table-cell>
          <table:table-cell table:style-name="ce82"/>
          <table:table-cell table:style-name="ce48"/>
          <table:table-cell table:style-name="ce99" office:value-type="string">
            <text:p>2.0</text:p>
          </table:table-cell>
          <table:table-cell table:style-name="ce48" table:number-columns-repeated="2"/>
          <table:table-cell table:style-name="ce48" office:value-type="string">
            <text:p>Procurement</text:p>
          </table:table-cell>
          <table:table-cell table:style-name="ce48" table:number-columns-repeated="9"/>
          <table:table-cell table:style-name="ce36" table:number-columns-repeated="224"/>
        </table:table-row>
        <table:table-row table:style-name="ro3">
          <table:table-cell table:style-name="ce4" table:formula="oooc:=SUBSTITUTE(SUBSTITUTE(CONCATENATE(IF([.E64]=&quot;Universally Unique&quot;;&quot;UU&quot;;[.E64]);[.F64];IF([.H64]&lt;&gt;[.I64];[.H64];&quot;&quot;);CONCATENATE(IF([.I64]=&quot;Identifier&quot;;&quot;ID&quot;;IF([.I64]=&quot;Text&quot;;&quot;&quot;;[.I64]))));&quot; &quot;;&quot;&quot;);&quot;'&quot;;&quot;&quot;)" office:value-type="string" office:string-value="AllowanceCharge">
            <text:p>AllowanceCharge</text:p>
          </table:table-cell>
          <table:table-cell table:style-name="ce15" office:value-type="string">
            <text:p>Billing Reference Line. Allowance Charge</text:p>
          </table:table-cell>
          <table:table-cell table:style-name="ce8"/>
          <table:table-cell table:style-name="ce15" office:value-type="string">
            <text:p>Billing Reference Line</text:p>
          </table:table-cell>
          <table:table-cell table:number-columns-repeated="2" table:style-name="ce8"/>
          <table:table-cell table:style-name="ce8"/>
          <table:table-cell table:style-name="ce8" table:formula="oooc:=[.M64]" office:value-type="string" office:string-value="Allowance Charge">
            <text:p>Allowance Charge</text:p>
          </table:table-cell>
          <table:table-cell table:style-name="ce8" table:formula="oooc:=[.M64]" office:value-type="string" office:string-value="Allowance Charge">
            <text:p>Allowance Charge</text:p>
          </table:table-cell>
          <table:table-cell table:style-name="ce8" table:number-columns-repeated="3"/>
          <table:table-cell table:style-name="ce12" office:value-type="string">
            <text:p>Allowance Charg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Allowance Charge.</text:p>
          </table:table-cell>
          <table:table-cell table:style-name="ce68" table:number-columns-repeated="2"/>
          <table:table-cell table:style-name="ce9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2" office:value-type="string">
            <text:p>Branch</text:p>
          </table:table-cell>
          <table:table-cell table:style-name="ce2" office:value-type="string">
            <text:p>Branch. Details</text:p>
          </table:table-cell>
          <table:table-cell table:style-name="ce5"/>
          <table:table-cell table:style-name="ce5" office:value-type="string">
            <text:p>Branch</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branch or division of an organization.</text:p>
          </table:table-cell>
          <table:table-cell table:style-name="ce53" table:number-columns-repeated="2"/>
          <table:table-cell table:style-name="ce89" office:value-type="string">
            <text:p>1.0</text:p>
          </table:table-cell>
          <table:table-cell table:style-name="ce118"/>
          <table:table-cell table:style-name="ce128"/>
          <table:table-cell table:style-name="ce5" office:value-type="string">
            <text:p>Procurement</text:p>
          </table:table-cell>
          <table:table-cell table:style-name="ce5" table:number-columns-repeated="9"/>
          <table:table-cell table:style-name="ce7" table:number-columns-repeated="224"/>
        </table:table-row>
        <table:table-row table:style-name="ro2">
          <table:table-cell table:formula="oooc:=SUBSTITUTE(SUBSTITUTE(CONCATENATE(IF([.E66]=&quot;Universally Unique&quot;;&quot;UU&quot;;[.E66]);IF([.G66]&lt;&gt;[.I66];[.H66];[.F66]);CONCATENATE(IF([.I66]=&quot;Identifier&quot;;&quot;ID&quot;;IF([.I66]=&quot;Text&quot;;&quot;&quot;;[.I66]))));&quot; &quot;;&quot;&quot;);&quot;'&quot;;&quot;&quot;)" office:value-type="string" office:string-value="ID">
            <text:p>ID</text:p>
          </table:table-cell>
          <table:table-cell office:value-type="string">
            <text:p>Branch. Identifier</text:p>
          </table:table-cell>
          <table:table-cell table:style-name="ce7"/>
          <table:table-cell table:style-name="ce7" office:value-type="string">
            <text:p>Branch</text:p>
          </table:table-cell>
          <table:table-cell table:number-columns-repeated="2" table:style-name="ce7"/>
          <table:table-cell table:style-name="ce7" office:value-type="string">
            <text:p>Identifier</text:p>
          </table:table-cell>
          <table:table-cell table:formula="oooc:=IF([.F66]&lt;&gt;&quot;&quot;;CONCATENATE([.F66];&quot; &quot;;[.G66]);[.G66])" office:value-type="string" office:string-value="Identifier">
            <text:p>Identifier</text:p>
          </table:table-cell>
          <table:table-cell table:style-name="ce7" office:value-type="string">
            <text:p>Identifier</text:p>
          </table:table-cell>
          <table:table-cell table:style-name="ce7"/>
          <table:table-cell table:formula="oooc:=IF([.J66]&lt;&gt;&quot;&quot;;CONCATENATE([.J66];&quot;_ &quot;;[.I66];&quot;. Type&quot;);CONCATENATE([.I66];&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a branch or division of an organization.</text:p>
          </table:table-cell>
          <table:table-cell table:style-name="ce31"/>
          <table:table-cell table:style-name="ce7"/>
          <table:table-cell table:style-name="ce90" office:value-type="string">
            <text:p>1.0</text:p>
          </table:table-cell>
          <table:table-cell table:style-name="ce7"/>
          <table:table-cell table:style-name="ce125"/>
          <table:table-cell table:style-name="ce7" office:value-type="string">
            <text:p>Procurement</text:p>
          </table:table-cell>
          <table:table-cell table:style-name="ce7" table:number-columns-repeated="233"/>
        </table:table-row>
        <table:table-row table:style-name="ro2">
          <table:table-cell table:formula="oooc:=SUBSTITUTE(SUBSTITUTE(CONCATENATE(IF([.E67]=&quot;Universally Unique&quot;;&quot;UU&quot;;[.E67]);IF([.G67]&lt;&gt;[.I67];[.H67];[.F67]);CONCATENATE(IF([.I67]=&quot;Identifier&quot;;&quot;ID&quot;;IF([.I67]=&quot;Text&quot;;&quot;&quot;;[.I67]))));&quot; &quot;;&quot;&quot;);&quot;'&quot;;&quot;&quot;)" office:value-type="string" office:string-value="Name">
            <text:p>Name</text:p>
          </table:table-cell>
          <table:table-cell office:value-type="string">
            <text:p>Branch. Name</text:p>
          </table:table-cell>
          <table:table-cell table:style-name="ce7"/>
          <table:table-cell table:style-name="ce7" office:value-type="string">
            <text:p>Branch</text:p>
          </table:table-cell>
          <table:table-cell table:number-columns-repeated="2" table:style-name="ce7"/>
          <table:table-cell table:style-name="ce7" office:value-type="string">
            <text:p>Name</text:p>
          </table:table-cell>
          <table:table-cell table:formula="oooc:=IF([.F67]&lt;&gt;&quot;&quot;;CONCATENATE([.F67];&quot; &quot;;[.G67]);[.G67])" office:value-type="string" office:string-value="Name">
            <text:p>Name</text:p>
          </table:table-cell>
          <table:table-cell table:style-name="ce7" office:value-type="string">
            <text:p>Name</text:p>
          </table:table-cell>
          <table:table-cell table:style-name="ce7"/>
          <table:table-cell table:formula="oooc:=IF([.J67]&lt;&gt;&quot;&quot;;CONCATENATE([.J67];&quot;_ &quot;;[.I67];&quot;. Type&quot;);CONCATENATE([.I67];&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name of a branch or division of an organization.</text:p>
          </table:table-cell>
          <table:table-cell table:style-name="ce31"/>
          <table:table-cell table:style-name="ce7"/>
          <table:table-cell table:style-name="ce90" office:value-type="string">
            <text:p>1.0</text:p>
          </table:table-cell>
          <table:table-cell table:style-name="ce7"/>
          <table:table-cell table:style-name="ce125"/>
          <table:table-cell table:style-name="ce7" office:value-type="string">
            <text:p>Procurement</text:p>
          </table:table-cell>
          <table:table-cell table:style-name="ce7" table:number-columns-repeated="9"/>
          <table:table-cell table:style-name="ce34" table:number-columns-repeated="224"/>
        </table:table-row>
        <table:table-row table:style-name="ro3">
          <table:table-cell table:style-name="ce4" table:formula="oooc:=SUBSTITUTE(SUBSTITUTE(CONCATENATE(IF([.E68]=&quot;Universally Unique&quot;;&quot;UU&quot;;[.E68]);[.F68];IF([.H68]&lt;&gt;[.I68];[.H68];&quot;&quot;);CONCATENATE(IF([.I68]=&quot;Identifier&quot;;&quot;ID&quot;;IF([.I68]=&quot;Text&quot;;&quot;&quot;;[.I68]))));&quot; &quot;;&quot;&quot;);&quot;'&quot;;&quot;&quot;)" office:value-type="string" office:string-value="FinancialInstitution">
            <text:p>FinancialInstitution</text:p>
          </table:table-cell>
          <table:table-cell table:style-name="ce8" office:value-type="string">
            <text:p>Branch. Financial Institution</text:p>
          </table:table-cell>
          <table:table-cell table:style-name="ce33"/>
          <table:table-cell table:style-name="ce33" office:value-type="string">
            <text:p>Branch</text:p>
          </table:table-cell>
          <table:table-cell table:number-columns-repeated="2" table:style-name="ce8"/>
          <table:table-cell table:style-name="ce8"/>
          <table:table-cell table:style-name="ce8" table:formula="oooc:=[.M68]" office:value-type="string" office:string-value="Financial Institution">
            <text:p>Financial Institution</text:p>
          </table:table-cell>
          <table:table-cell table:style-name="ce8" table:formula="oooc:=[.M68]" office:value-type="string" office:string-value="Financial Institution">
            <text:p>Financial Institution</text:p>
          </table:table-cell>
          <table:table-cell table:style-name="ce8" table:number-columns-repeated="3"/>
          <table:table-cell table:style-name="ce33" office:value-type="string">
            <text:p>Financial Institution</text:p>
          </table:table-cell>
          <table:table-cell table:style-name="ce33"/>
          <table:table-cell table:style-name="ce57" office:value-type="string">
            <text:p>0..1</text:p>
          </table:table-cell>
          <table:table-cell table:style-name="ce8" office:value-type="string">
            <text:p>ASBIE</text:p>
          </table:table-cell>
          <table:table-cell table:style-name="ce38" office:value-type="string">
            <text:p>An association to Financial Institution.</text:p>
          </table:table-cell>
          <table:table-cell table:style-name="ce33" table:number-columns-repeated="2"/>
          <table:table-cell table:style-name="ce94" office:value-type="string">
            <text:p>1.0</text:p>
          </table:table-cell>
          <table:table-cell table:style-name="ce8"/>
          <table:table-cell table:style-name="ce127"/>
          <table:table-cell table:style-name="ce27" office:value-type="string">
            <text:p>Procurement</text:p>
          </table:table-cell>
          <table:table-cell table:style-name="ce33" table:number-columns-repeated="2"/>
          <table:table-cell table:style-name="ce8" table:number-columns-repeated="3"/>
          <table:table-cell table:style-name="ce33" table:number-columns-repeated="2"/>
          <table:table-cell table:style-name="ce8" table:number-columns-repeated="2"/>
          <table:table-cell table:style-name="ce7" table:number-columns-repeated="224"/>
        </table:table-row>
        <table:table-row table:style-name="ro2">
          <table:table-cell table:style-name="ce4" table:formula="oooc:=SUBSTITUTE(SUBSTITUTE(CONCATENATE(IF([.E69]=&quot;Universally Unique&quot;;&quot;UU&quot;;[.E69]);[.F69];IF([.H69]&lt;&gt;[.I69];[.H69];&quot;&quot;);CONCATENATE(IF([.I69]=&quot;Identifier&quot;;&quot;ID&quot;;IF([.I69]=&quot;Text&quot;;&quot;&quot;;[.I69]))));&quot; &quot;;&quot;&quot;);&quot;'&quot;;&quot;&quot;)" office:value-type="string" office:string-value="Address">
            <text:p>Address</text:p>
          </table:table-cell>
          <table:table-cell table:style-name="ce8" office:value-type="string">
            <text:p>Branch. Address</text:p>
          </table:table-cell>
          <table:table-cell table:style-name="ce33"/>
          <table:table-cell table:style-name="ce33" office:value-type="string">
            <text:p>Branch</text:p>
          </table:table-cell>
          <table:table-cell table:number-columns-repeated="2" table:style-name="ce8"/>
          <table:table-cell table:style-name="ce8"/>
          <table:table-cell table:style-name="ce8" table:formula="oooc:=[.M69]" office:value-type="string" office:string-value="Address">
            <text:p>Address</text:p>
          </table:table-cell>
          <table:table-cell table:style-name="ce8" table:formula="oooc:=[.M69]" office:value-type="string" office:string-value="Address">
            <text:p>Address</text:p>
          </table:table-cell>
          <table:table-cell table:style-name="ce8" table:number-columns-repeated="3"/>
          <table:table-cell table:style-name="ce33" office:value-type="string">
            <text:p>Address</text:p>
          </table:table-cell>
          <table:table-cell table:style-name="ce33"/>
          <table:table-cell table:style-name="ce57" office:value-type="string">
            <text:p>0..1</text:p>
          </table:table-cell>
          <table:table-cell table:style-name="ce8" office:value-type="string">
            <text:p>ASBIE</text:p>
          </table:table-cell>
          <table:table-cell table:style-name="ce38" office:value-type="string">
            <text:p>An association to Address.</text:p>
          </table:table-cell>
          <table:table-cell table:style-name="ce33" table:number-columns-repeated="2"/>
          <table:table-cell table:style-name="ce94" office:value-type="string">
            <text:p>1.0</text:p>
          </table:table-cell>
          <table:table-cell table:style-name="ce8"/>
          <table:table-cell table:style-name="ce127"/>
          <table:table-cell table:style-name="ce27" office:value-type="string">
            <text:p>Procurement</text:p>
          </table:table-cell>
          <table:table-cell table:style-name="ce33" table:number-columns-repeated="2"/>
          <table:table-cell table:style-name="ce8" table:number-columns-repeated="3"/>
          <table:table-cell table:style-name="ce33" table:number-columns-repeated="2"/>
          <table:table-cell table:style-name="ce8" table:number-columns-repeated="2"/>
          <table:table-cell table:style-name="ce7" table:number-columns-repeated="224"/>
        </table:table-row>
        <table:table-row table:style-name="ro2">
          <table:table-cell table:style-name="ce2" office:value-type="string">
            <text:p>CardAccount</text:p>
          </table:table-cell>
          <table:table-cell table:style-name="ce2" office:value-type="string">
            <text:p>Card Account. Details</text:p>
          </table:table-cell>
          <table:table-cell table:style-name="ce5"/>
          <table:table-cell table:style-name="ce5" office:value-type="string">
            <text:p>Card Account</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credit card, debit card, or charge card.</text:p>
          </table:table-cell>
          <table:table-cell table:style-name="ce16"/>
          <table:table-cell table:style-name="ce53"/>
          <table:table-cell table:style-name="ce89" office:value-type="string">
            <text:p>2.0</text:p>
          </table:table-cell>
          <table:table-cell table:style-name="ce118"/>
          <table:table-cell table:style-name="ce2"/>
          <table:table-cell table:style-name="ce5" office:value-type="string">
            <text:p>Procurement</text:p>
          </table:table-cell>
          <table:table-cell table:style-name="ce5" table:number-columns-repeated="9"/>
          <table:table-cell table:style-name="ce7" table:number-columns-repeated="224"/>
        </table:table-row>
        <table:table-row table:style-name="ro3">
          <table:table-cell table:formula="oooc:=SUBSTITUTE(SUBSTITUTE(CONCATENATE(IF([.E71]=&quot;Universally Unique&quot;;&quot;UU&quot;;[.E71]);IF([.G71]&lt;&gt;[.I71];[.H71];[.F71]);CONCATENATE(IF([.I71]=&quot;Identifier&quot;;&quot;ID&quot;;IF([.I71]=&quot;Text&quot;;&quot;&quot;;[.I71]))));&quot; &quot;;&quot;&quot;);&quot;'&quot;;&quot;&quot;)" office:value-type="string" office:string-value="PrimaryAccountNumberID">
            <text:p>PrimaryAccountNumberID</text:p>
          </table:table-cell>
          <table:table-cell office:value-type="string">
            <text:p>Card Account. Primary_ Account Number. Identifier</text:p>
          </table:table-cell>
          <table:table-cell table:style-name="ce7"/>
          <table:table-cell table:style-name="ce7" office:value-type="string">
            <text:p>Card Account</text:p>
          </table:table-cell>
          <table:table-cell table:style-name="ce7" office:value-type="string">
            <text:p>Primary</text:p>
          </table:table-cell>
          <table:table-cell table:style-name="ce7" office:value-type="string">
            <text:p>Account</text:p>
          </table:table-cell>
          <table:table-cell table:style-name="ce7" office:value-type="string">
            <text:p>Number</text:p>
          </table:table-cell>
          <table:table-cell table:formula="oooc:=IF([.F71]&lt;&gt;&quot;&quot;;CONCATENATE([.F71];&quot; &quot;;[.G71]);[.G71])" office:value-type="string" office:string-value="Account Number">
            <text:p>Account Number</text:p>
          </table:table-cell>
          <table:table-cell table:style-name="ce7" office:value-type="string">
            <text:p>Identifier</text:p>
          </table:table-cell>
          <table:table-cell table:style-name="ce7"/>
          <table:table-cell table:formula="oooc:=IF([.J71]&lt;&gt;&quot;&quot;;CONCATENATE([.J71];&quot;_ &quot;;[.I71];&quot;. Type&quot;);CONCATENATE([.I71];&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The card number; the Primary Account Number (PAN).</text:p>
          </table:table-cell>
          <table:table-cell table:style-name="ce14" office:value-type="string">
            <text:p>4558 XXXX XXXX XXXX (a real card number)</text:p>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5">
          <table:table-cell table:formula="oooc:=SUBSTITUTE(SUBSTITUTE(CONCATENATE(IF([.E72]=&quot;Universally Unique&quot;;&quot;UU&quot;;[.E72]);IF([.G72]&lt;&gt;[.I72];[.H72];[.F72]);CONCATENATE(IF([.I72]=&quot;Identifier&quot;;&quot;ID&quot;;IF([.I72]=&quot;Text&quot;;&quot;&quot;;[.I72]))));&quot; &quot;;&quot;&quot;);&quot;'&quot;;&quot;&quot;)" office:value-type="string" office:string-value="NetworkID">
            <text:p>NetworkID</text:p>
          </table:table-cell>
          <table:table-cell table:style-name="ce10" office:value-type="string">
            <text:p>Card Account. Network. Identifier</text:p>
          </table:table-cell>
          <table:table-cell table:style-name="ce7"/>
          <table:table-cell table:style-name="ce7" office:value-type="string">
            <text:p>Card Account</text:p>
          </table:table-cell>
          <table:table-cell table:number-columns-repeated="2" table:style-name="ce7"/>
          <table:table-cell table:style-name="ce7" office:value-type="string">
            <text:p>Network</text:p>
          </table:table-cell>
          <table:table-cell table:formula="oooc:=IF([.F72]&lt;&gt;&quot;&quot;;CONCATENATE([.F72];&quot; &quot;;[.G72]);[.G72])" office:value-type="string" office:string-value="Network">
            <text:p>Network</text:p>
          </table:table-cell>
          <table:table-cell table:style-name="ce7" office:value-type="string">
            <text:p>Identifier</text:p>
          </table:table-cell>
          <table:table-cell table:style-name="ce7"/>
          <table:table-cell table:formula="oooc:=IF([.J72]&lt;&gt;&quot;&quot;;CONCATENATE([.J72];&quot;_ &quot;;[.I72];&quot;. Type&quot;);CONCATENATE([.I72];&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The card network provider.</text:p>
          </table:table-cell>
          <table:table-cell table:style-name="ce83" office:value-type="string">
            <text:p>“<text:span text:style-name="T1">VISA”, </text:span><text:span text:style-name="T1">“MasterCard”, </text:span><text:span text:style-name="T1">“American Express”</text:span></text:p>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73]=&quot;Universally Unique&quot;;&quot;UU&quot;;[.E73]);IF([.G73]&lt;&gt;[.I73];[.H73];[.F73]);CONCATENATE(IF([.I73]=&quot;Identifier&quot;;&quot;ID&quot;;IF([.I73]=&quot;Text&quot;;&quot;&quot;;[.I73]))));&quot; &quot;;&quot;&quot;);&quot;'&quot;;&quot;&quot;)" office:value-type="string" office:string-value="CardTypeCode">
            <text:p>CardTypeCode</text:p>
          </table:table-cell>
          <table:table-cell table:style-name="ce10" office:value-type="string">
            <text:p>Card Account. Card Type Code. Code</text:p>
          </table:table-cell>
          <table:table-cell table:style-name="ce7"/>
          <table:table-cell table:style-name="ce7" office:value-type="string">
            <text:p>Card Account</text:p>
          </table:table-cell>
          <table:table-cell table:style-name="ce7"/>
          <table:table-cell table:style-name="ce26" office:value-type="string">
            <text:p>Card Type</text:p>
          </table:table-cell>
          <table:table-cell table:style-name="ce26" office:value-type="string">
            <text:p>Code</text:p>
          </table:table-cell>
          <table:table-cell table:formula="oooc:=IF([.F73]&lt;&gt;&quot;&quot;;CONCATENATE([.F73];&quot; &quot;;[.G73]);[.G73])" office:value-type="string" office:string-value="Card Type Code">
            <text:p>Card Type Code</text:p>
          </table:table-cell>
          <table:table-cell table:style-name="ce7" office:value-type="string">
            <text:p>Code</text:p>
          </table:table-cell>
          <table:table-cell table:style-name="ce7"/>
          <table:table-cell table:formula="oooc:=IF([.J73]&lt;&gt;&quot;&quot;;CONCATENATE([.J73];&quot;_ &quot;;[.I73];&quot;. Type&quot;);CONCATENATE([.I73];&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ype of card.</text:p>
          </table:table-cell>
          <table:table-cell office:value-type="string">
            <text:p>“Debit Card”, “Credit Card”, “Procurement Card”</text:p>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4]=&quot;Universally Unique&quot;;&quot;UU&quot;;[.E74]);IF([.G74]&lt;&gt;[.I74];[.H74];[.F74]);CONCATENATE(IF([.I74]=&quot;Identifier&quot;;&quot;ID&quot;;IF([.I74]=&quot;Text&quot;;&quot;&quot;;[.I74]))));&quot; &quot;;&quot;&quot;);&quot;'&quot;;&quot;&quot;)" office:value-type="string" office:string-value="ValidityStartDate">
            <text:p>ValidityStartDate</text:p>
          </table:table-cell>
          <table:table-cell office:value-type="string">
            <text:p>Card Account. Validity Start Date. Date</text:p>
          </table:table-cell>
          <table:table-cell table:style-name="ce7"/>
          <table:table-cell table:style-name="ce7" office:value-type="string">
            <text:p>Card Account</text:p>
          </table:table-cell>
          <table:table-cell table:style-name="ce26"/>
          <table:table-cell table:style-name="ce26" office:value-type="string">
            <text:p>Validity Start</text:p>
          </table:table-cell>
          <table:table-cell table:style-name="ce7" office:value-type="string">
            <text:p>Date</text:p>
          </table:table-cell>
          <table:table-cell table:formula="oooc:=IF([.F74]&lt;&gt;&quot;&quot;;CONCATENATE([.F74];&quot; &quot;;[.G74]);[.G74])" office:value-type="string" office:string-value="Validity Start Date">
            <text:p>Validity Start Date</text:p>
          </table:table-cell>
          <table:table-cell table:style-name="ce7" office:value-type="string">
            <text:p>Date</text:p>
          </table:table-cell>
          <table:table-cell table:style-name="ce7"/>
          <table:table-cell table:formula="oooc:=IF([.J74]&lt;&gt;&quot;&quot;;CONCATENATE([.J74];&quot;_ &quot;;[.I74];&quot;. Type&quot;);CONCATENATE([.I74];&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ate from which the card is valid.</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5]=&quot;Universally Unique&quot;;&quot;UU&quot;;[.E75]);IF([.G75]&lt;&gt;[.I75];[.H75];[.F75]);CONCATENATE(IF([.I75]=&quot;Identifier&quot;;&quot;ID&quot;;IF([.I75]=&quot;Text&quot;;&quot;&quot;;[.I75]))));&quot; &quot;;&quot;&quot;);&quot;'&quot;;&quot;&quot;)" office:value-type="string" office:string-value="ExpiryDate">
            <text:p>ExpiryDate</text:p>
          </table:table-cell>
          <table:table-cell office:value-type="string">
            <text:p>Card Account. Expiry Date. Date</text:p>
          </table:table-cell>
          <table:table-cell table:style-name="ce7"/>
          <table:table-cell table:style-name="ce7" office:value-type="string">
            <text:p>Card Account</text:p>
          </table:table-cell>
          <table:table-cell table:style-name="ce7"/>
          <table:table-cell table:style-name="ce7" office:value-type="string">
            <text:p>Expiry</text:p>
          </table:table-cell>
          <table:table-cell table:style-name="ce7" office:value-type="string">
            <text:p>Date</text:p>
          </table:table-cell>
          <table:table-cell table:formula="oooc:=IF([.F75]&lt;&gt;&quot;&quot;;CONCATENATE([.F75];&quot; &quot;;[.G75]);[.G75])" office:value-type="string" office:string-value="Expiry Date">
            <text:p>Expiry Date</text:p>
          </table:table-cell>
          <table:table-cell table:style-name="ce7" office:value-type="string">
            <text:p>Date</text:p>
          </table:table-cell>
          <table:table-cell table:style-name="ce7"/>
          <table:table-cell table:formula="oooc:=IF([.J75]&lt;&gt;&quot;&quot;;CONCATENATE([.J75];&quot;_ &quot;;[.I75];&quot;. Type&quot;);CONCATENATE([.I75];&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ate up to which the card is valid.</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76]=&quot;Universally Unique&quot;;&quot;UU&quot;;[.E76]);IF([.G76]&lt;&gt;[.I76];[.H76];[.F76]);CONCATENATE(IF([.I76]=&quot;Identifier&quot;;&quot;ID&quot;;IF([.I76]=&quot;Text&quot;;&quot;&quot;;[.I76]))));&quot; &quot;;&quot;&quot;);&quot;'&quot;;&quot;&quot;)" office:value-type="string" office:string-value="IssuerID">
            <text:p>IssuerID</text:p>
          </table:table-cell>
          <table:table-cell office:value-type="string">
            <text:p>Card Account. Issuer. Identifier</text:p>
          </table:table-cell>
          <table:table-cell table:style-name="ce7"/>
          <table:table-cell table:style-name="ce7" office:value-type="string">
            <text:p>Card Account</text:p>
          </table:table-cell>
          <table:table-cell table:number-columns-repeated="2" table:style-name="ce7"/>
          <table:table-cell table:style-name="ce7" office:value-type="string">
            <text:p>Issuer</text:p>
          </table:table-cell>
          <table:table-cell table:formula="oooc:=IF([.F76]&lt;&gt;&quot;&quot;;CONCATENATE([.F76];&quot; &quot;;[.G76]);[.G76])" office:value-type="string" office:string-value="Issuer">
            <text:p>Issuer</text:p>
          </table:table-cell>
          <table:table-cell table:style-name="ce7" office:value-type="string">
            <text:p>Identifier</text:p>
          </table:table-cell>
          <table:table-cell table:style-name="ce7"/>
          <table:table-cell table:formula="oooc:=IF([.J76]&lt;&gt;&quot;&quot;;CONCATENATE([.J76];&quot;_ &quot;;[.I76];&quot;. Type&quot;);CONCATENATE([.I76];&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4" office:value-type="string">
            <text:p>The identifier for the card issuer.</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7]=&quot;Universally Unique&quot;;&quot;UU&quot;;[.E77]);IF([.G77]&lt;&gt;[.I77];[.H77];[.F77]);CONCATENATE(IF([.I77]=&quot;Identifier&quot;;&quot;ID&quot;;IF([.I77]=&quot;Text&quot;;&quot;&quot;;[.I77]))));&quot; &quot;;&quot;&quot;);&quot;'&quot;;&quot;&quot;)" office:value-type="string" office:string-value="IssueNumberID">
            <text:p>IssueNumberID</text:p>
          </table:table-cell>
          <table:table-cell office:value-type="string">
            <text:p>Card Account. Issue Number. Identifier</text:p>
          </table:table-cell>
          <table:table-cell table:style-name="ce7"/>
          <table:table-cell table:style-name="ce7" office:value-type="string">
            <text:p>Card Account</text:p>
          </table:table-cell>
          <table:table-cell table:style-name="ce7"/>
          <table:table-cell table:style-name="ce7" office:value-type="string">
            <text:p>Issue</text:p>
          </table:table-cell>
          <table:table-cell table:style-name="ce7" office:value-type="string">
            <text:p>Number</text:p>
          </table:table-cell>
          <table:table-cell table:formula="oooc:=IF([.F77]&lt;&gt;&quot;&quot;;CONCATENATE([.F77];&quot; &quot;;[.G77]);[.G77])" office:value-type="string" office:string-value="Issue Number">
            <text:p>Issue Number</text:p>
          </table:table-cell>
          <table:table-cell table:style-name="ce7" office:value-type="string">
            <text:p>Identifier</text:p>
          </table:table-cell>
          <table:table-cell table:style-name="ce7"/>
          <table:table-cell table:formula="oooc:=IF([.J77]&lt;&gt;&quot;&quot;;CONCATENATE([.J77];&quot;_ &quot;;[.I77];&quot;. Type&quot;);CONCATENATE([.I77];&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card issue number.</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8]=&quot;Universally Unique&quot;;&quot;UU&quot;;[.E78]);IF([.G78]&lt;&gt;[.I78];[.H78];[.F78]);CONCATENATE(IF([.I78]=&quot;Identifier&quot;;&quot;ID&quot;;IF([.I78]=&quot;Text&quot;;&quot;&quot;;[.I78]))));&quot; &quot;;&quot;&quot;);&quot;'&quot;;&quot;&quot;)" office:value-type="string" office:string-value="CV2ID">
            <text:p>CV2ID</text:p>
          </table:table-cell>
          <table:table-cell office:value-type="string">
            <text:p>Card Account. CV2. Identifier</text:p>
          </table:table-cell>
          <table:table-cell table:style-name="ce7"/>
          <table:table-cell table:style-name="ce7" office:value-type="string">
            <text:p>Card Account</text:p>
          </table:table-cell>
          <table:table-cell table:number-columns-repeated="2" table:style-name="ce7"/>
          <table:table-cell table:style-name="ce7" office:value-type="string">
            <text:p>CV2</text:p>
          </table:table-cell>
          <table:table-cell table:formula="oooc:=IF([.F78]&lt;&gt;&quot;&quot;;CONCATENATE([.F78];&quot; &quot;;[.G78]);[.G78])" office:value-type="string" office:string-value="CV2">
            <text:p>CV2</text:p>
          </table:table-cell>
          <table:table-cell table:style-name="ce7" office:value-type="string">
            <text:p>Identifier</text:p>
          </table:table-cell>
          <table:table-cell table:style-name="ce7"/>
          <table:table-cell table:formula="oooc:=IF([.J78]&lt;&gt;&quot;&quot;;CONCATENATE([.J78];&quot;_ &quot;;[.I78];&quot;. Type&quot;);CONCATENATE([.I78];&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Card Verification Value.</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79]=&quot;Universally Unique&quot;;&quot;UU&quot;;[.E79]);IF([.G79]&lt;&gt;[.I79];[.H79];[.F79]);CONCATENATE(IF([.I79]=&quot;Identifier&quot;;&quot;ID&quot;;IF([.I79]=&quot;Text&quot;;&quot;&quot;;[.I79]))));&quot; &quot;;&quot;&quot;);&quot;'&quot;;&quot;&quot;)" office:value-type="string" office:string-value="CardChipCode">
            <text:p>CardChipCode</text:p>
          </table:table-cell>
          <table:table-cell table:style-name="ce10" office:value-type="string">
            <text:p>Card Account. Card Chip Code. Code</text:p>
          </table:table-cell>
          <table:table-cell table:style-name="ce7"/>
          <table:table-cell table:style-name="ce7" office:value-type="string">
            <text:p>Card Account</text:p>
          </table:table-cell>
          <table:table-cell table:style-name="ce7"/>
          <table:table-cell table:style-name="ce41" office:value-type="string">
            <text:p>Card Chip</text:p>
          </table:table-cell>
          <table:table-cell table:style-name="ce26" office:value-type="string">
            <text:p>Code</text:p>
          </table:table-cell>
          <table:table-cell table:formula="oooc:=IF([.F79]&lt;&gt;&quot;&quot;;CONCATENATE([.F79];&quot; &quot;;[.G79]);[.G79])" office:value-type="string" office:string-value="Card Chip Code">
            <text:p>Card Chip Code</text:p>
          </table:table-cell>
          <table:table-cell table:style-name="ce7" office:value-type="string">
            <text:p>Code</text:p>
          </table:table-cell>
          <table:table-cell table:style-name="ce26" office:value-type="string">
            <text:p>Chip</text:p>
          </table:table-cell>
          <table:table-cell table:formula="oooc:=IF([.J79]&lt;&gt;&quot;&quot;;CONCATENATE([.J79];&quot;_ &quot;;[.I79];&quot;. Type&quot;);CONCATENATE([.I79];&quot;. Type&quot;))" office:value-type="string" office:string-value="Chip_ Code. Type">
            <text:p>Chip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istinction between CHIP and MAG STRIPE cards.</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80]=&quot;Universally Unique&quot;;&quot;UU&quot;;[.E80]);IF([.G80]&lt;&gt;[.I80];[.H80];[.F80]);CONCATENATE(IF([.I80]=&quot;Identifier&quot;;&quot;ID&quot;;IF([.I80]=&quot;Text&quot;;&quot;&quot;;[.I80]))));&quot; &quot;;&quot;&quot;);&quot;'&quot;;&quot;&quot;)" office:value-type="string" office:string-value="ChipApplicationID">
            <text:p>ChipApplicationID</text:p>
          </table:table-cell>
          <table:table-cell table:style-name="ce10" office:value-type="string">
            <text:p>Card Account. Chip_ Application. Identifier</text:p>
          </table:table-cell>
          <table:table-cell table:style-name="ce7"/>
          <table:table-cell table:style-name="ce7" office:value-type="string">
            <text:p>Card Account</text:p>
          </table:table-cell>
          <table:table-cell table:style-name="ce7" office:value-type="string">
            <text:p>Chip</text:p>
          </table:table-cell>
          <table:table-cell table:style-name="ce7"/>
          <table:table-cell table:style-name="ce7" office:value-type="string">
            <text:p>Application</text:p>
          </table:table-cell>
          <table:table-cell table:formula="oooc:=IF([.F80]&lt;&gt;&quot;&quot;;CONCATENATE([.F80];&quot; &quot;;[.G80]);[.G80])" office:value-type="string" office:string-value="Application">
            <text:p>Application</text:p>
          </table:table-cell>
          <table:table-cell table:style-name="ce7" office:value-type="string">
            <text:p>Identifier</text:p>
          </table:table-cell>
          <table:table-cell table:style-name="ce7"/>
          <table:table-cell table:formula="oooc:=IF([.J80]&lt;&gt;&quot;&quot;;CONCATENATE([.J80];&quot;_ &quot;;[.I80];&quot;. Type&quot;);CONCATENATE([.I80];&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the application (AID) on a chip card that provides the information quoted.</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81]=&quot;Universally Unique&quot;;&quot;UU&quot;;[.E81]);IF([.G81]&lt;&gt;[.I81];[.H81];[.F81]);CONCATENATE(IF([.I81]=&quot;Identifier&quot;;&quot;ID&quot;;IF([.I81]=&quot;Text&quot;;&quot;&quot;;[.I81]))));&quot; &quot;;&quot;&quot;);&quot;'&quot;;&quot;&quot;)" office:value-type="string" office:string-value="HolderName">
            <text:p>HolderName</text:p>
          </table:table-cell>
          <table:table-cell office:value-type="string">
            <text:p>Card Account. Holder. Name</text:p>
          </table:table-cell>
          <table:table-cell table:style-name="ce7"/>
          <table:table-cell table:style-name="ce7" office:value-type="string">
            <text:p>Card Account</text:p>
          </table:table-cell>
          <table:table-cell table:number-columns-repeated="2" table:style-name="ce7"/>
          <table:table-cell table:style-name="ce7" office:value-type="string">
            <text:p>Holder</text:p>
          </table:table-cell>
          <table:table-cell table:formula="oooc:=IF([.F81]&lt;&gt;&quot;&quot;;CONCATENATE([.F81];&quot; &quot;;[.G81]);[.G81])" office:value-type="string" office:string-value="Holder">
            <text:p>Holder</text:p>
          </table:table-cell>
          <table:table-cell table:style-name="ce7" office:value-type="string">
            <text:p>Name</text:p>
          </table:table-cell>
          <table:table-cell table:style-name="ce7"/>
          <table:table-cell table:formula="oooc:=IF([.J81]&lt;&gt;&quot;&quot;;CONCATENATE([.J81];&quot;_ &quot;;[.I81];&quot;. Type&quot;);CONCATENATE([.I81];&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name of the cardholder.</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2" office:value-type="string">
            <text:p>CatalogueItemSpecificationUpdateLine</text:p>
          </table:table-cell>
          <table:table-cell table:style-name="ce19" office:value-type="string">
            <text:p>Catalogue Item Specification Update Line. Details</text:p>
          </table:table-cell>
          <table:table-cell table:style-name="ce19"/>
          <table:table-cell table:style-name="ce19" office:value-type="string">
            <text:p>Catalogue Item Specification Update Line</text:p>
          </table:table-cell>
          <table:table-cell table:style-name="ce16" table:number-columns-repeated="10"/>
          <table:table-cell table:style-name="ce30"/>
          <table:table-cell table:style-name="ce16" office:value-type="string">
            <text:p>ABIE</text:p>
          </table:table-cell>
          <table:table-cell table:style-name="ce44" office:value-type="string">
            <text:p>Details of Catalogue Line Item Specification.</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83]=&quot;Universally Unique&quot;;&quot;UU&quot;;[.E83]);IF([.G83]&lt;&gt;[.I83];[.H83];[.F83]);CONCATENATE(IF([.I83]=&quot;Identifier&quot;;&quot;ID&quot;;IF([.I83]=&quot;Text&quot;;&quot;&quot;;[.I83]))));&quot; &quot;;&quot;&quot;);&quot;'&quot;;&quot;&quot;)" office:value-type="string" office:string-value="ID">
            <text:p>ID</text:p>
          </table:table-cell>
          <table:table-cell table:style-name="ce3" office:value-type="string">
            <text:p>Catalogue Item Specification Update Line. Identifier</text:p>
          </table:table-cell>
          <table:table-cell/>
          <table:table-cell office:value-type="string">
            <text:p>Catalogue Item Specification Update Line</text:p>
          </table:table-cell>
          <table:table-cell table:number-columns-repeated="2"/>
          <table:table-cell office:value-type="string">
            <text:p>Identifier</text:p>
          </table:table-cell>
          <table:table-cell table:formula="oooc:=IF([.F83]&lt;&gt;&quot;&quot;;CONCATENATE([.F83];&quot; &quot;;[.G83]);[.G83])" office:value-type="string" office:string-value="Identifier">
            <text:p>Identifier</text:p>
          </table:table-cell>
          <table:table-cell office:value-type="string">
            <text:p>Identifier</text:p>
          </table:table-cell>
          <table:table-cell/>
          <table:table-cell table:formula="oooc:=IF([.J83]&lt;&gt;&quot;&quot;;CONCATENATE([.J83];&quot;_ &quot;;[.I83];&quot;. Type&quot;);CONCATENATE([.I8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style-name="ce4" table:formula="oooc:=SUBSTITUTE(SUBSTITUTE(CONCATENATE(IF([.E84]=&quot;Universally Unique&quot;;&quot;UU&quot;;[.E84]);[.F84];IF([.H84]&lt;&gt;[.I84];[.H84];&quot;&quot;);CONCATENATE(IF([.I84]=&quot;Identifier&quot;;&quot;ID&quot;;IF([.I84]=&quot;Text&quot;;&quot;&quot;;[.I84]))));&quot; &quot;;&quot;&quot;);&quot;'&quot;;&quot;&quot;)" office:value-type="string" office:string-value="ContractorCustomerParty">
            <text:p>ContractorCustomerParty</text:p>
          </table:table-cell>
          <table:table-cell table:style-name="ce20" office:value-type="string">
            <text:p>Catalogue Item Specification Update Line. Contractor_ Customer Party. Customer Party</text:p>
          </table:table-cell>
          <table:table-cell table:style-name="ce20"/>
          <table:table-cell table:style-name="ce21" office:value-type="string">
            <text:p>Catalogue Item Specification Update Line</text:p>
          </table:table-cell>
          <table:table-cell table:style-name="ce20" office:value-type="string">
            <text:p>Contractor</text:p>
          </table:table-cell>
          <table:table-cell table:style-name="ce20"/>
          <table:table-cell table:style-name="ce20"/>
          <table:table-cell table:number-columns-repeated="2" table:style-name="ce20" office:value-type="string">
            <text:p>Customer Party</text:p>
          </table:table-cell>
          <table:table-cell table:style-name="ce20" table:number-columns-repeated="3"/>
          <table:table-cell table:style-name="ce20" office:value-type="string">
            <text:p>Customer Party</text:p>
          </table:table-cell>
          <table:table-cell table:style-name="ce20"/>
          <table:table-cell table:style-name="ce62" office:value-type="string">
            <text:p>0..1</text:p>
          </table:table-cell>
          <table:table-cell table:style-name="ce20" office:value-type="string">
            <text:p>ASBIE</text:p>
          </table:table-cell>
          <table:table-cell table:style-name="ce71" office:value-type="string">
            <text:p>The Customer Party responsible for the contract to which the Catalogue relates.</text:p>
          </table:table-cell>
          <table:table-cell table:style-name="ce71"/>
          <table:table-cell table:style-name="ce86"/>
          <table:table-cell table:style-name="ce101" office:value-type="string">
            <text:p>2.0</text:p>
          </table:table-cell>
          <table:table-cell table:style-name="ce43" office:value-type="string">
            <text:p>For Catalogportals use</text:p>
          </table:table-cell>
          <table:table-cell table:style-name="ce20"/>
          <table:table-cell table:style-name="ce27" office:value-type="string">
            <text:p>Procurement</text:p>
          </table:table-cell>
          <table:table-cell table:style-name="ce20" table:number-columns-repeated="8"/>
          <table:table-cell table:style-name="ce6"/>
          <table:table-cell table:number-columns-repeated="224"/>
        </table:table-row>
        <table:table-row table:style-name="ro3">
          <table:table-cell table:style-name="ce4" table:formula="oooc:=SUBSTITUTE(SUBSTITUTE(CONCATENATE(IF([.E85]=&quot;Universally Unique&quot;;&quot;UU&quot;;[.E85]);[.F85];IF([.H85]&lt;&gt;[.I85];[.H85];&quot;&quot;);CONCATENATE(IF([.I85]=&quot;Identifier&quot;;&quot;ID&quot;;IF([.I85]=&quot;Text&quot;;&quot;&quot;;[.I85]))));&quot; &quot;;&quot;&quot;);&quot;'&quot;;&quot;&quot;)" office:value-type="string" office:string-value="SellerSupplierParty">
            <text:p>SellerSupplierParty</text:p>
          </table:table-cell>
          <table:table-cell table:style-name="ce15" office:value-type="string">
            <text:p>Catalogue Item Specification Update Line. Seller_ Supplier Party. Supplier Party</text:p>
          </table:table-cell>
          <table:table-cell table:style-name="ce27"/>
          <table:table-cell table:style-name="ce21" office:value-type="string">
            <text:p>Catalogue Item Specification Update Line</text:p>
          </table:table-cell>
          <table:table-cell table:style-name="ce43" office:value-type="string">
            <text:p>Seller</text:p>
          </table:table-cell>
          <table:table-cell table:style-name="ce27"/>
          <table:table-cell table:style-name="ce27"/>
          <table:table-cell table:style-name="ce8" table:formula="oooc:=[.M85]" office:value-type="string" office:string-value="Supplier Party">
            <text:p>Supplier Party</text:p>
          </table:table-cell>
          <table:table-cell table:style-name="ce8" table:formula="oooc:=[.M85]" office:value-type="string" office:string-value="Supplier Party">
            <text:p>Supplier Party</text:p>
          </table:table-cell>
          <table:table-cell table:style-name="ce8"/>
          <table:table-cell table:style-name="ce27" table:number-columns-repeated="2"/>
          <table:table-cell table:style-name="ce25" office:value-type="string">
            <text:p>Supplier Party</text:p>
          </table:table-cell>
          <table:table-cell table:style-name="ce27"/>
          <table:table-cell table:style-name="ce60" office:value-type="string">
            <text:p>0..1</text:p>
          </table:table-cell>
          <table:table-cell table:style-name="ce27" office:value-type="string">
            <text:p>ASBIE</text:p>
          </table:table-cell>
          <table:table-cell table:style-name="ce72" office:value-type="string">
            <text:p>An association to the Seller of the item.</text:p>
          </table:table-cell>
          <table:table-cell table:style-name="ce73"/>
          <table:table-cell table:style-name="ce87"/>
          <table:table-cell table:style-name="ce94" office:value-type="string">
            <text:p>2.0</text:p>
          </table:table-cell>
          <table:table-cell table:style-name="ce43" office:value-type="string">
            <text:p>For Catalogportals use</text:p>
          </table:table-cell>
          <table:table-cell table:style-name="ce27"/>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86]=&quot;Universally Unique&quot;;&quot;UU&quot;;[.E86]);[.F86];IF([.H86]&lt;&gt;[.I86];[.H86];&quot;&quot;);CONCATENATE(IF([.I86]=&quot;Identifier&quot;;&quot;ID&quot;;IF([.I86]=&quot;Text&quot;;&quot;&quot;;[.I86]))));&quot; &quot;;&quot;&quot;);&quot;'&quot;;&quot;&quot;)" office:value-type="string" office:string-value="Item">
            <text:p>Item</text:p>
          </table:table-cell>
          <table:table-cell table:style-name="ce21" office:value-type="string">
            <text:p>Catalogue Item Specification Update Line. Item</text:p>
          </table:table-cell>
          <table:table-cell table:style-name="ce21"/>
          <table:table-cell table:style-name="ce21" office:value-type="string">
            <text:p>Catalogue Item Specification Update Line</text:p>
          </table:table-cell>
          <table:table-cell table:number-columns-repeated="2" table:style-name="ce27"/>
          <table:table-cell table:style-name="ce27"/>
          <table:table-cell table:style-name="ce8" table:formula="oooc:=[.M86]" office:value-type="string" office:string-value="Item">
            <text:p>Item</text:p>
          </table:table-cell>
          <table:table-cell table:style-name="ce8" table:formula="oooc:=[.M86]" office:value-type="string" office:string-value="Item">
            <text:p>Item</text:p>
          </table:table-cell>
          <table:table-cell table:style-name="ce8"/>
          <table:table-cell table:style-name="ce27" table:number-columns-repeated="2"/>
          <table:table-cell table:style-name="ce38" office:value-type="string">
            <text:p>Item</text:p>
          </table:table-cell>
          <table:table-cell table:style-name="ce27"/>
          <table:table-cell table:style-name="ce33" office:value-type="float" office:value="1">
            <text:p>1</text:p>
          </table:table-cell>
          <table:table-cell table:style-name="ce27" office:value-type="string">
            <text:p>ASBIE</text:p>
          </table:table-cell>
          <table:table-cell table:style-name="ce38" office:value-type="string">
            <text:p>An association to Item itself.</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CatalogueLine</text:p>
          </table:table-cell>
          <table:table-cell table:style-name="ce2" office:value-type="string">
            <text:p>Catalogue Line. Details</text:p>
          </table:table-cell>
          <table:table-cell table:style-name="ce16"/>
          <table:table-cell table:style-name="ce16" office:value-type="string">
            <text:p>Catalogue Line</text:p>
          </table:table-cell>
          <table:table-cell table:style-name="ce16" table:number-columns-repeated="10"/>
          <table:table-cell table:style-name="ce30"/>
          <table:table-cell table:style-name="ce16" office:value-type="string">
            <text:p>ABIE</text:p>
          </table:table-cell>
          <table:table-cell table:style-name="ce16" office:value-type="string">
            <text:p>The basic element of Catalogue; something that can be bought.</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88]=&quot;Universally Unique&quot;;&quot;UU&quot;;[.E88]);IF([.G88]&lt;&gt;[.I88];[.H88];[.F88]);CONCATENATE(IF([.I88]=&quot;Identifier&quot;;&quot;ID&quot;;IF([.I88]=&quot;Text&quot;;&quot;&quot;;[.I88]))));&quot; &quot;;&quot;&quot;);&quot;'&quot;;&quot;&quot;)" office:value-type="string" office:string-value="ID">
            <text:p>ID</text:p>
          </table:table-cell>
          <table:table-cell table:style-name="ce10" office:value-type="string">
            <text:p>Catalogue Line. Identifier</text:p>
          </table:table-cell>
          <table:table-cell/>
          <table:table-cell office:value-type="string">
            <text:p>Catalogue Line</text:p>
          </table:table-cell>
          <table:table-cell table:number-columns-repeated="2"/>
          <table:table-cell office:value-type="string">
            <text:p>Identifier</text:p>
          </table:table-cell>
          <table:table-cell table:formula="oooc:=IF([.F88]&lt;&gt;&quot;&quot;;CONCATENATE([.F88];&quot; &quot;;[.G88]);[.G88])" office:value-type="string" office:string-value="Identifier">
            <text:p>Identifier</text:p>
          </table:table-cell>
          <table:table-cell office:value-type="string">
            <text:p>Identifier</text:p>
          </table:table-cell>
          <table:table-cell/>
          <table:table-cell table:formula="oooc:=IF([.J88]&lt;&gt;&quot;&quot;;CONCATENATE([.J88];&quot;_ &quot;;[.I88];&quot;. Type&quot;);CONCATENATE([.I8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89]=&quot;Universally Unique&quot;;&quot;UU&quot;;[.E89]);IF([.G89]&lt;&gt;[.I89];[.H89];[.F89]);CONCATENATE(IF([.I89]=&quot;Identifier&quot;;&quot;ID&quot;;IF([.I89]=&quot;Text&quot;;&quot;&quot;;[.I89]))));&quot; &quot;;&quot;&quot;);&quot;'&quot;;&quot;&quot;)" office:value-type="string" office:string-value="ActionCode">
            <text:p>ActionCode</text:p>
          </table:table-cell>
          <table:table-cell table:style-name="ce10" office:value-type="string">
            <text:p>Catalogue Line. Action Code. Code</text:p>
          </table:table-cell>
          <table:table-cell/>
          <table:table-cell office:value-type="string">
            <text:p>Catalogue Line</text:p>
          </table:table-cell>
          <table:table-cell/>
          <table:table-cell table:style-name="ce6" office:value-type="string">
            <text:p>Action</text:p>
          </table:table-cell>
          <table:table-cell table:style-name="ce6" office:value-type="string">
            <text:p>Code</text:p>
          </table:table-cell>
          <table:table-cell table:formula="oooc:=IF([.F89]&lt;&gt;&quot;&quot;;CONCATENATE([.F89];&quot; &quot;;[.G89]);[.G89])" office:value-type="string" office:string-value="Action Code">
            <text:p>Action Code</text:p>
          </table:table-cell>
          <table:table-cell office:value-type="string">
            <text:p>Code</text:p>
          </table:table-cell>
          <table:table-cell/>
          <table:table-cell table:formula="oooc:=IF([.J89]&lt;&gt;&quot;&quot;;CONCATENATE([.J89];&quot;_ &quot;;[.I89];&quot;. Type&quot;);CONCATENATE([.I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indicating the action required for this item to synchronize with external repositories.</text:p>
          </table:table-cell>
          <table:table-cell office:value-type="string">
            <text:p>"Replace", "Update", "Delete","Add"</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1">
          <table:table-cell table:formula="oooc:=SUBSTITUTE(SUBSTITUTE(CONCATENATE(IF([.E90]=&quot;Universally Unique&quot;;&quot;UU&quot;;[.E90]);IF([.G90]&lt;&gt;[.I90];[.H90];[.F90]);CONCATENATE(IF([.I90]=&quot;Identifier&quot;;&quot;ID&quot;;IF([.I90]=&quot;Text&quot;;&quot;&quot;;[.I90]))));&quot; &quot;;&quot;&quot;);&quot;'&quot;;&quot;&quot;)" office:value-type="string" office:string-value="LifeCycleStatusCode">
            <text:p>LifeCycleStatusCode</text:p>
          </table:table-cell>
          <table:table-cell table:style-name="ce10" office:value-type="string">
            <text:p>Catalogue Line. Life Cycle Status Code. Code</text:p>
          </table:table-cell>
          <table:table-cell/>
          <table:table-cell office:value-type="string">
            <text:p>Catalogue Line</text:p>
          </table:table-cell>
          <table:table-cell/>
          <table:table-cell table:style-name="ce6" office:value-type="string">
            <text:p>Life Cycle Status</text:p>
          </table:table-cell>
          <table:table-cell table:style-name="ce6" office:value-type="string">
            <text:p>Code</text:p>
          </table:table-cell>
          <table:table-cell table:formula="oooc:=IF([.F90]&lt;&gt;&quot;&quot;;CONCATENATE([.F90];&quot; &quot;;[.G90]);[.G90])" office:value-type="string" office:string-value="Life Cycle Status Code">
            <text:p>Life Cycle Status Code</text:p>
          </table:table-cell>
          <table:table-cell office:value-type="string">
            <text:p>Code</text:p>
          </table:table-cell>
          <table:table-cell/>
          <table:table-cell table:formula="oooc:=IF([.J90]&lt;&gt;&quot;&quot;;CONCATENATE([.J90];&quot;_ &quot;;[.I90];&quot;. Type&quot;);CONCATENATE([.I9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indicating availability of this line.</text:p>
          </table:table-cell>
          <table:table-cell office:value-type="string">
            <text:p>"new - announcement only", "new and available", "deleted - announcement only"</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4">
          <table:table-cell table:formula="oooc:=SUBSTITUTE(SUBSTITUTE(CONCATENATE(IF([.E91]=&quot;Universally Unique&quot;;&quot;UU&quot;;[.E91]);IF([.G91]&lt;&gt;[.I91];[.H91];[.F91]);CONCATENATE(IF([.I91]=&quot;Identifier&quot;;&quot;ID&quot;;IF([.I91]=&quot;Text&quot;;&quot;&quot;;[.I91]))));&quot; &quot;;&quot;&quot;);&quot;'&quot;;&quot;&quot;)" office:value-type="string" office:string-value="ContractSubdivision">
            <text:p>ContractSubdivision</text:p>
          </table:table-cell>
          <table:table-cell table:style-name="ce10" office:value-type="string">
            <text:p>Catalogue Line. Contract Subdivision. Text</text:p>
          </table:table-cell>
          <table:table-cell/>
          <table:table-cell office:value-type="string">
            <text:p>Catalogue Line</text:p>
          </table:table-cell>
          <table:table-cell/>
          <table:table-cell office:value-type="string">
            <text:p>Contract</text:p>
          </table:table-cell>
          <table:table-cell office:value-type="string">
            <text:p>Subdivision</text:p>
          </table:table-cell>
          <table:table-cell table:formula="oooc:=IF([.F91]&lt;&gt;&quot;&quot;;CONCATENATE([.F91];&quot; &quot;;[.G91]);[.G91])" office:value-type="string" office:string-value="Contract Subdivision">
            <text:p>Contract Subdivision</text:p>
          </table:table-cell>
          <table:table-cell office:value-type="string">
            <text:p>Text</text:p>
          </table:table-cell>
          <table:table-cell/>
          <table:table-cell table:formula="oooc:=IF([.J91]&lt;&gt;&quot;&quot;;CONCATENATE([.J91];&quot;_ &quot;;[.I91];&quot;. Type&quot;);CONCATENATE([.I9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dentifies a subdivision of a contract or tender.</text:p>
          </table:table-cell>
          <table:table-cell office:value-type="string">
            <text:p>"Installation", "Phase One", Support and Maintenance"</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92]=&quot;Universally Unique&quot;;&quot;UU&quot;;[.E92]);IF([.G92]&lt;&gt;[.I92];[.H92];[.F92]);CONCATENATE(IF([.I92]=&quot;Identifier&quot;;&quot;ID&quot;;IF([.I92]=&quot;Text&quot;;&quot;&quot;;[.I92]))));&quot; &quot;;&quot;&quot;);&quot;'&quot;;&quot;&quot;)" office:value-type="string" office:string-value="Note">
            <text:p>Note</text:p>
          </table:table-cell>
          <table:table-cell table:style-name="ce10" office:value-type="string">
            <text:p>Catalogue Line. Note. Text</text:p>
          </table:table-cell>
          <table:table-cell/>
          <table:table-cell office:value-type="string">
            <text:p>Catalogue Line</text:p>
          </table:table-cell>
          <table:table-cell table:number-columns-repeated="2"/>
          <table:table-cell office:value-type="string">
            <text:p>Note</text:p>
          </table:table-cell>
          <table:table-cell table:formula="oooc:=IF([.F92]&lt;&gt;&quot;&quot;;CONCATENATE([.F92];&quot; &quot;;[.G92]);[.G92])" office:value-type="string" office:string-value="Note">
            <text:p>Note</text:p>
          </table:table-cell>
          <table:table-cell office:value-type="string">
            <text:p>Text</text:p>
          </table:table-cell>
          <table:table-cell/>
          <table:table-cell table:formula="oooc:=IF([.J92]&lt;&gt;&quot;&quot;;CONCATENATE([.J92];&quot;_ &quot;;[.I92];&quot;. Type&quot;);CONCATENATE([.I92];&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Free-text note used for non-structured information about the line in the specific Catalogue document (intended to be human readabl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4">
          <table:table-cell table:formula="oooc:=SUBSTITUTE(SUBSTITUTE(CONCATENATE(IF([.E93]=&quot;Universally Unique&quot;;&quot;UU&quot;;[.E93]);IF([.G93]&lt;&gt;[.I93];[.H93];[.F93]);CONCATENATE(IF([.I93]=&quot;Identifier&quot;;&quot;ID&quot;;IF([.I93]=&quot;Text&quot;;&quot;&quot;;[.I93]))));&quot; &quot;;&quot;&quot;);&quot;'&quot;;&quot;&quot;)" office:value-type="string" office:string-value="OrderableIndicator">
            <text:p>OrderableIndicator</text:p>
          </table:table-cell>
          <table:table-cell table:style-name="ce10" office:value-type="string">
            <text:p>Catalogue Line. Orderable_ Indicator. Indicator</text:p>
          </table:table-cell>
          <table:table-cell/>
          <table:table-cell office:value-type="string">
            <text:p>Catalogue Line</text:p>
          </table:table-cell>
          <table:table-cell office:value-type="string">
            <text:p>Orderable</text:p>
          </table:table-cell>
          <table:table-cell/>
          <table:table-cell office:value-type="string">
            <text:p>Indicator</text:p>
          </table:table-cell>
          <table:table-cell table:formula="oooc:=IF([.F93]&lt;&gt;&quot;&quot;;CONCATENATE([.F93];&quot; &quot;;[.G93]);[.G93])" office:value-type="string" office:string-value="Indicator">
            <text:p>Indicator</text:p>
          </table:table-cell>
          <table:table-cell office:value-type="string">
            <text:p>Indicator</text:p>
          </table:table-cell>
          <table:table-cell/>
          <table:table-cell table:formula="oooc:=IF([.J93]&lt;&gt;&quot;&quot;;CONCATENATE([.J93];&quot;_ &quot;;[.I93];&quot;. Type&quot;);CONCATENATE([.I9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line is orderable (that is, not just for information only).</text:p>
          </table:table-cell>
          <table:table-cell office:value-type="string">
            <text:p>TRUE means orderable, FALSE means not orderable</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94]=&quot;Universally Unique&quot;;&quot;UU&quot;;[.E94]);IF([.G94]&lt;&gt;[.I94];[.H94];[.F94]);CONCATENATE(IF([.I94]=&quot;Identifier&quot;;&quot;ID&quot;;IF([.I94]=&quot;Text&quot;;&quot;&quot;;[.I94]))));&quot; &quot;;&quot;&quot;);&quot;'&quot;;&quot;&quot;)" office:value-type="string" office:string-value="OrderableUnit">
            <text:p>OrderableUnit</text:p>
          </table:table-cell>
          <table:table-cell table:style-name="ce10" office:value-type="string">
            <text:p>Catalogue Line. Orderable_ Unit. Text</text:p>
          </table:table-cell>
          <table:table-cell/>
          <table:table-cell office:value-type="string">
            <text:p>Catalogue Line</text:p>
          </table:table-cell>
          <table:table-cell table:style-name="ce6" office:value-type="string">
            <text:p>Orderable</text:p>
          </table:table-cell>
          <table:table-cell table:style-name="ce6"/>
          <table:table-cell table:style-name="ce6" office:value-type="string">
            <text:p>Unit</text:p>
          </table:table-cell>
          <table:table-cell table:formula="oooc:=IF([.F94]&lt;&gt;&quot;&quot;;CONCATENATE([.F94];&quot; &quot;;[.G94]);[.G94])" office:value-type="string" office:string-value="Unit">
            <text:p>Unit</text:p>
          </table:table-cell>
          <table:table-cell table:style-name="ce6" office:value-type="string">
            <text:p>Text</text:p>
          </table:table-cell>
          <table:table-cell/>
          <table:table-cell table:formula="oooc:=IF([.J94]&lt;&gt;&quot;&quot;;CONCATENATE([.J94];&quot;_ &quot;;[.I94];&quot;. Type&quot;);CONCATENATE([.I9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The unit that can be order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1">
          <table:table-cell table:formula="oooc:=SUBSTITUTE(SUBSTITUTE(CONCATENATE(IF([.E95]=&quot;Universally Unique&quot;;&quot;UU&quot;;[.E95]);IF([.G95]&lt;&gt;[.I95];[.H95];[.F95]);CONCATENATE(IF([.I95]=&quot;Identifier&quot;;&quot;ID&quot;;IF([.I95]=&quot;Text&quot;;&quot;&quot;;[.I95]))));&quot; &quot;;&quot;&quot;);&quot;'&quot;;&quot;&quot;)" office:value-type="string" office:string-value="ContentUnitQuantity">
            <text:p>ContentUnitQuantity</text:p>
          </table:table-cell>
          <table:table-cell table:style-name="ce10" office:value-type="string">
            <text:p>Catalogue Line. Content Unit. Quantity</text:p>
          </table:table-cell>
          <table:table-cell/>
          <table:table-cell office:value-type="string">
            <text:p>Catalogue Line</text:p>
          </table:table-cell>
          <table:table-cell/>
          <table:table-cell office:value-type="string">
            <text:p>Content</text:p>
          </table:table-cell>
          <table:table-cell office:value-type="string">
            <text:p>Unit</text:p>
          </table:table-cell>
          <table:table-cell table:formula="oooc:=IF([.F95]&lt;&gt;&quot;&quot;;CONCATENATE([.F95];&quot; &quot;;[.G95]);[.G95])" office:value-type="string" office:string-value="Content Unit">
            <text:p>Content Unit</text:p>
          </table:table-cell>
          <table:table-cell office:value-type="string">
            <text:p>Quantity</text:p>
          </table:table-cell>
          <table:table-cell/>
          <table:table-cell table:formula="oooc:=IF([.J95]&lt;&gt;&quot;&quot;;CONCATENATE([.J95];&quot;_ &quot;;[.I95];&quot;. Type&quot;);CONCATENATE([.I9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the order unit of measure of the line.</text:p>
          </table:table-cell>
          <table:table-cell office:value-type="string">
            <text:p>If order unit measure identifier is "each", then content unit quantity is "1".</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96]=&quot;Universally Unique&quot;;&quot;UU&quot;;[.E96]);IF([.G96]&lt;&gt;[.I96];[.H96];[.F96]);CONCATENATE(IF([.I96]=&quot;Identifier&quot;;&quot;ID&quot;;IF([.I96]=&quot;Text&quot;;&quot;&quot;;[.I96]))));&quot; &quot;;&quot;&quot;);&quot;'&quot;;&quot;&quot;)" office:value-type="string" office:string-value="OrderQuantityIncrementNumeric">
            <text:p>OrderQuantityIncrementNumeric</text:p>
          </table:table-cell>
          <table:table-cell table:style-name="ce10" office:value-type="string">
            <text:p>Catalogue Line. Order Quantity Increment. Numeric</text:p>
          </table:table-cell>
          <table:table-cell/>
          <table:table-cell office:value-type="string">
            <text:p>Catalogue Line</text:p>
          </table:table-cell>
          <table:table-cell/>
          <table:table-cell table:style-name="ce6" office:value-type="string">
            <text:p>Order Quantity</text:p>
          </table:table-cell>
          <table:table-cell office:value-type="string">
            <text:p>Increment</text:p>
          </table:table-cell>
          <table:table-cell table:formula="oooc:=IF([.F96]&lt;&gt;&quot;&quot;;CONCATENATE([.F96];&quot; &quot;;[.G96]);[.G96])" office:value-type="string" office:string-value="Order Quantity Increment">
            <text:p>Order Quantity Increment</text:p>
          </table:table-cell>
          <table:table-cell office:value-type="string">
            <text:p>Numeric</text:p>
          </table:table-cell>
          <table:table-cell/>
          <table:table-cell table:formula="oooc:=IF([.J96]&lt;&gt;&quot;&quot;;CONCATENATE([.J96];&quot;_ &quot;;[.I96];&quot;. Type&quot;);CONCATENATE([.I96];&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items that can set the order quantity increments.</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97]=&quot;Universally Unique&quot;;&quot;UU&quot;;[.E97]);IF([.G97]&lt;&gt;[.I97];[.H97];[.F97]);CONCATENATE(IF([.I97]=&quot;Identifier&quot;;&quot;ID&quot;;IF([.I97]=&quot;Text&quot;;&quot;&quot;;[.I97]))));&quot; &quot;;&quot;&quot;);&quot;'&quot;;&quot;&quot;)" office:value-type="string" office:string-value="MinimumOrderQuantity">
            <text:p>MinimumOrderQuantity</text:p>
          </table:table-cell>
          <table:table-cell table:style-name="ce10" office:value-type="string">
            <text:p>Catalogue Line. Minimum_ Order Quantity. Quantity</text:p>
          </table:table-cell>
          <table:table-cell/>
          <table:table-cell office:value-type="string">
            <text:p>Catalogue Line</text:p>
          </table:table-cell>
          <table:table-cell office:value-type="string">
            <text:p>Minimum</text:p>
          </table:table-cell>
          <table:table-cell office:value-type="string">
            <text:p>Order</text:p>
          </table:table-cell>
          <table:table-cell office:value-type="string">
            <text:p>Quantity</text:p>
          </table:table-cell>
          <table:table-cell table:formula="oooc:=IF([.F97]&lt;&gt;&quot;&quot;;CONCATENATE([.F97];&quot; &quot;;[.G97]);[.G97])" office:value-type="string" office:string-value="Order Quantity">
            <text:p>Order Quantity</text:p>
          </table:table-cell>
          <table:table-cell office:value-type="string">
            <text:p>Quantity</text:p>
          </table:table-cell>
          <table:table-cell/>
          <table:table-cell table:formula="oooc:=IF([.J97]&lt;&gt;&quot;&quot;;CONCATENATE([.J97];&quot;_ &quot;;[.I97];&quot;. Type&quot;);CONCATENATE([.I9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inimum amount of items that can be ordered.</text:p>
          </table:table-cell>
          <table:table-cell office:value-type="string">
            <text:p>"10 boxes"</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98]=&quot;Universally Unique&quot;;&quot;UU&quot;;[.E98]);IF([.G98]&lt;&gt;[.I98];[.H98];[.F98]);CONCATENATE(IF([.I98]=&quot;Identifier&quot;;&quot;ID&quot;;IF([.I98]=&quot;Text&quot;;&quot;&quot;;[.I98]))));&quot; &quot;;&quot;&quot;);&quot;'&quot;;&quot;&quot;)" office:value-type="string" office:string-value="MaximumOrderQuantity">
            <text:p>MaximumOrderQuantity</text:p>
          </table:table-cell>
          <table:table-cell table:style-name="ce10" office:value-type="string">
            <text:p>Catalogue Line. Maximum_ Order Quantity. Quantity</text:p>
          </table:table-cell>
          <table:table-cell/>
          <table:table-cell office:value-type="string">
            <text:p>Catalogue Line</text:p>
          </table:table-cell>
          <table:table-cell office:value-type="string">
            <text:p>Maximum</text:p>
          </table:table-cell>
          <table:table-cell office:value-type="string">
            <text:p>Order</text:p>
          </table:table-cell>
          <table:table-cell office:value-type="string">
            <text:p>Quantity</text:p>
          </table:table-cell>
          <table:table-cell table:formula="oooc:=IF([.F98]&lt;&gt;&quot;&quot;;CONCATENATE([.F98];&quot; &quot;;[.G98]);[.G98])" office:value-type="string" office:string-value="Order Quantity">
            <text:p>Order Quantity</text:p>
          </table:table-cell>
          <table:table-cell office:value-type="string">
            <text:p>Quantity</text:p>
          </table:table-cell>
          <table:table-cell/>
          <table:table-cell table:formula="oooc:=IF([.J98]&lt;&gt;&quot;&quot;;CONCATENATE([.J98];&quot;_ &quot;;[.I98];&quot;. Type&quot;);CONCATENATE([.I9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aximum amount of items that can be ordered.</text:p>
          </table:table-cell>
          <table:table-cell office:value-type="string">
            <text:p>"1 tonne"</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6">
          <table:table-cell table:formula="oooc:=SUBSTITUTE(SUBSTITUTE(CONCATENATE(IF([.E99]=&quot;Universally Unique&quot;;&quot;UU&quot;;[.E99]);IF([.G99]&lt;&gt;[.I99];[.H99];[.F99]);CONCATENATE(IF([.I99]=&quot;Identifier&quot;;&quot;ID&quot;;IF([.I99]=&quot;Text&quot;;&quot;&quot;;[.I99]))));&quot; &quot;;&quot;&quot;);&quot;'&quot;;&quot;&quot;)" office:value-type="string" office:string-value="WarrantyInformation">
            <text:p>WarrantyInformation</text:p>
          </table:table-cell>
          <table:table-cell table:style-name="ce10" office:value-type="string">
            <text:p>Catalogue Line. Warranty_ Information. Text</text:p>
          </table:table-cell>
          <table:table-cell/>
          <table:table-cell office:value-type="string">
            <text:p>Catalogue Line</text:p>
          </table:table-cell>
          <table:table-cell office:value-type="string">
            <text:p>Warranty</text:p>
          </table:table-cell>
          <table:table-cell/>
          <table:table-cell office:value-type="string">
            <text:p>Information</text:p>
          </table:table-cell>
          <table:table-cell table:formula="oooc:=IF([.F99]&lt;&gt;&quot;&quot;;CONCATENATE([.F99];&quot; &quot;;[.G99]);[.G99])" office:value-type="string" office:string-value="Information">
            <text:p>Information</text:p>
          </table:table-cell>
          <table:table-cell office:value-type="string">
            <text:p>Text</text:p>
          </table:table-cell>
          <table:table-cell/>
          <table:table-cell table:formula="oooc:=IF([.J99]&lt;&gt;&quot;&quot;;CONCATENATE([.J99];&quot;_ &quot;;[.I99];&quot;. Type&quot;);CONCATENATE([.I9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4" office:value-type="string">
            <text:p>Information regarding the warranty for the good or service. <text:s/>Warranty may be provided by any Party (can be described in the assiciation to Warranty Party).</text:p>
          </table:table-cell>
          <table:table-cell office:value-type="string">
            <text:p>"Unless specified otherwise and in addition to any rights the Customer may have under statute, Dell warrants to the Customer that Dell branded Products (excluding third party products and software), will be free from defects in materials and workmanship affecting normal use for a period of one year from invoice date ('Standard Warranty')."</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100]=&quot;Universally Unique&quot;;&quot;UU&quot;;[.E100]);IF([.G100]&lt;&gt;[.I100];[.H100];[.F100]);CONCATENATE(IF([.I100]=&quot;Identifier&quot;;&quot;ID&quot;;IF([.I100]=&quot;Text&quot;;&quot;&quot;;[.I100]))));&quot; &quot;;&quot;&quot;);&quot;'&quot;;&quot;&quot;)" office:value-type="string" office:string-value="PackLevelCode">
            <text:p>PackLevelCode</text:p>
          </table:table-cell>
          <table:table-cell table:style-name="ce10" office:value-type="string">
            <text:p>Catalogue Line. Pack Level Code. Code</text:p>
          </table:table-cell>
          <table:table-cell/>
          <table:table-cell office:value-type="string">
            <text:p>Catalogue Line</text:p>
          </table:table-cell>
          <table:table-cell/>
          <table:table-cell table:style-name="ce6" office:value-type="string">
            <text:p>Pack Level</text:p>
          </table:table-cell>
          <table:table-cell table:style-name="ce6" office:value-type="string">
            <text:p>Code</text:p>
          </table:table-cell>
          <table:table-cell table:formula="oooc:=IF([.F100]&lt;&gt;&quot;&quot;;CONCATENATE([.F100];&quot; &quot;;[.G100]);[.G100])" office:value-type="string" office:string-value="Pack Level Code">
            <text:p>Pack Level Code</text:p>
          </table:table-cell>
          <table:table-cell office:value-type="string">
            <text:p>Code</text:p>
          </table:table-cell>
          <table:table-cell/>
          <table:table-cell table:formula="oooc:=IF([.J100]&lt;&gt;&quot;&quot;;CONCATENATE([.J100];&quot;_ &quot;;[.I100];&quot;. Type&quot;);CONCATENATE([.I100];&quot;. Type&quot;))" office:value-type="string" office:string-value="Code. Type">
            <text:p>Code. Type</text:p>
          </table:table-cell>
          <table:table-cell table:number-columns-repeated="2"/>
          <table:table-cell office:value-type="string">
            <text:p>Consumer Unit, Trading Unit</text:p>
          </table:table-cell>
          <table:table-cell office:value-type="string">
            <text:p>0..1</text:p>
          </table:table-cell>
          <table:table-cell office:value-type="string">
            <text:p>BBIE</text:p>
          </table:table-cell>
          <table:table-cell office:value-type="string">
            <text:p>The level of packaging involved.</text:p>
          </table:table-cell>
          <table:table-cell office:value-type="string">
            <text:p>"level 2", "Group 4"</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style-name="ce4" table:formula="oooc:=SUBSTITUTE(SUBSTITUTE(CONCATENATE(IF([.E101]=&quot;Universally Unique&quot;;&quot;UU&quot;;[.E101]);[.F101];IF([.H101]&lt;&gt;[.I101];[.H101];&quot;&quot;);CONCATENATE(IF([.I101]=&quot;Identifier&quot;;&quot;ID&quot;;IF([.I101]=&quot;Text&quot;;&quot;&quot;;[.I101]))));&quot; &quot;;&quot;&quot;);&quot;'&quot;;&quot;&quot;)" office:value-type="string" office:string-value="ContractorCustomerParty">
            <text:p>ContractorCustomerParty</text:p>
          </table:table-cell>
          <table:table-cell table:style-name="ce20" office:value-type="string">
            <text:p>Catalogue Line. Contractor_ Customer Party. Customer Party</text:p>
          </table:table-cell>
          <table:table-cell table:style-name="ce20"/>
          <table:table-cell table:style-name="ce27" office:value-type="string">
            <text:p>Catalogue Line</text:p>
          </table:table-cell>
          <table:table-cell table:style-name="ce20" office:value-type="string">
            <text:p>Contractor</text:p>
          </table:table-cell>
          <table:table-cell table:style-name="ce20"/>
          <table:table-cell table:style-name="ce20"/>
          <table:table-cell table:number-columns-repeated="2" table:style-name="ce20" office:value-type="string">
            <text:p>Customer Party</text:p>
          </table:table-cell>
          <table:table-cell table:style-name="ce20" table:number-columns-repeated="3"/>
          <table:table-cell table:style-name="ce20" office:value-type="string">
            <text:p>Customer Party</text:p>
          </table:table-cell>
          <table:table-cell table:style-name="ce20"/>
          <table:table-cell table:style-name="ce62" office:value-type="string">
            <text:p>0..1</text:p>
          </table:table-cell>
          <table:table-cell table:style-name="ce20" office:value-type="string">
            <text:p>ASBIE</text:p>
          </table:table-cell>
          <table:table-cell table:style-name="ce71" office:value-type="string">
            <text:p>The Customer Party responsible for the contract to which the Catalogue relates.</text:p>
          </table:table-cell>
          <table:table-cell table:style-name="ce71"/>
          <table:table-cell table:style-name="ce86"/>
          <table:table-cell table:style-name="ce101" office:value-type="string">
            <text:p>2.0</text:p>
          </table:table-cell>
          <table:table-cell table:style-name="ce43" office:value-type="string">
            <text:p>For Catalogportals use</text:p>
          </table:table-cell>
          <table:table-cell table:style-name="ce20"/>
          <table:table-cell table:style-name="ce27" office:value-type="string">
            <text:p>Procurement</text:p>
          </table:table-cell>
          <table:table-cell table:style-name="ce20" table:number-columns-repeated="8"/>
          <table:table-cell table:style-name="ce6"/>
          <table:table-cell table:number-columns-repeated="224"/>
        </table:table-row>
        <table:table-row table:style-name="ro2">
          <table:table-cell table:style-name="ce4" table:formula="oooc:=SUBSTITUTE(SUBSTITUTE(CONCATENATE(IF([.E102]=&quot;Universally Unique&quot;;&quot;UU&quot;;[.E102]);[.F102];IF([.H102]&lt;&gt;[.I102];[.H102];&quot;&quot;);CONCATENATE(IF([.I102]=&quot;Identifier&quot;;&quot;ID&quot;;IF([.I102]=&quot;Text&quot;;&quot;&quot;;[.I102]))));&quot; &quot;;&quot;&quot;);&quot;'&quot;;&quot;&quot;)" office:value-type="string" office:string-value="SellerSupplierParty">
            <text:p>SellerSupplierParty</text:p>
          </table:table-cell>
          <table:table-cell table:style-name="ce15" office:value-type="string">
            <text:p>Catalogue Line. Seller_ Supplier Party. Supplier Party</text:p>
          </table:table-cell>
          <table:table-cell table:style-name="ce27"/>
          <table:table-cell table:style-name="ce27" office:value-type="string">
            <text:p>Catalogue Line</text:p>
          </table:table-cell>
          <table:table-cell table:style-name="ce43" office:value-type="string">
            <text:p>Seller</text:p>
          </table:table-cell>
          <table:table-cell table:style-name="ce27"/>
          <table:table-cell table:style-name="ce27"/>
          <table:table-cell table:style-name="ce8" table:formula="oooc:=[.M102]" office:value-type="string" office:string-value="Supplier Party">
            <text:p>Supplier Party</text:p>
          </table:table-cell>
          <table:table-cell table:style-name="ce8" table:formula="oooc:=[.M102]" office:value-type="string" office:string-value="Supplier Party">
            <text:p>Supplier Party</text:p>
          </table:table-cell>
          <table:table-cell table:style-name="ce8"/>
          <table:table-cell table:style-name="ce27" table:number-columns-repeated="2"/>
          <table:table-cell table:style-name="ce25" office:value-type="string">
            <text:p>Supplier Party</text:p>
          </table:table-cell>
          <table:table-cell table:style-name="ce27"/>
          <table:table-cell table:style-name="ce60" office:value-type="string">
            <text:p>0..1</text:p>
          </table:table-cell>
          <table:table-cell table:style-name="ce27" office:value-type="string">
            <text:p>ASBIE</text:p>
          </table:table-cell>
          <table:table-cell table:style-name="ce72" office:value-type="string">
            <text:p>An association to Seller of the item.</text:p>
          </table:table-cell>
          <table:table-cell table:style-name="ce73"/>
          <table:table-cell table:style-name="ce87"/>
          <table:table-cell table:style-name="ce94" office:value-type="string">
            <text:p>2.0</text:p>
          </table:table-cell>
          <table:table-cell table:style-name="ce43" office:value-type="string">
            <text:p>For Catalogportals use</text:p>
          </table:table-cell>
          <table:table-cell table:style-name="ce27"/>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03]=&quot;Universally Unique&quot;;&quot;UU&quot;;[.E103]);[.F103];IF([.H103]&lt;&gt;[.I103];[.H103];&quot;&quot;);CONCATENATE(IF([.I103]=&quot;Identifier&quot;;&quot;ID&quot;;IF([.I103]=&quot;Text&quot;;&quot;&quot;;[.I103]))));&quot; &quot;;&quot;&quot;);&quot;'&quot;;&quot;&quot;)" office:value-type="string" office:string-value="WarrantyParty">
            <text:p>WarrantyParty</text:p>
          </table:table-cell>
          <table:table-cell table:style-name="ce15" office:value-type="string">
            <text:p>Catalogue Line. Warranty_ Party. Party</text:p>
          </table:table-cell>
          <table:table-cell table:style-name="ce27"/>
          <table:table-cell table:style-name="ce27" office:value-type="string">
            <text:p>Catalogue Line</text:p>
          </table:table-cell>
          <table:table-cell table:style-name="ce43" office:value-type="string">
            <text:p>Warranty</text:p>
          </table:table-cell>
          <table:table-cell table:style-name="ce27"/>
          <table:table-cell table:style-name="ce27"/>
          <table:table-cell table:style-name="ce8" table:formula="oooc:=[.M103]" office:value-type="string" office:string-value="Party">
            <text:p>Party</text:p>
          </table:table-cell>
          <table:table-cell table:style-name="ce8" table:formula="oooc:=[.M103]" office:value-type="string" office:string-value="Party">
            <text:p>Party</text:p>
          </table:table-cell>
          <table:table-cell table:style-name="ce8"/>
          <table:table-cell table:style-name="ce27" table:number-columns-repeated="2"/>
          <table:table-cell table:style-name="ce25" office:value-type="string">
            <text:p>Party</text:p>
          </table:table-cell>
          <table:table-cell table:style-name="ce27"/>
          <table:table-cell table:style-name="ce57" office:value-type="string">
            <text:p>0..1</text:p>
          </table:table-cell>
          <table:table-cell table:style-name="ce27" office:value-type="string">
            <text:p>ASBIE</text:p>
          </table:table-cell>
          <table:table-cell table:style-name="ce25" office:value-type="string">
            <text:p>The party responsible for the Warranty.</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04]=&quot;Universally Unique&quot;;&quot;UU&quot;;[.E104]);[.F104];IF([.H104]&lt;&gt;[.I104];[.H104];&quot;&quot;);CONCATENATE(IF([.I104]=&quot;Identifier&quot;;&quot;ID&quot;;IF([.I104]=&quot;Text&quot;;&quot;&quot;;[.I104]))));&quot; &quot;;&quot;&quot;);&quot;'&quot;;&quot;&quot;)" office:value-type="string" office:string-value="WarrantyValidityPeriod">
            <text:p>WarrantyValidityPeriod</text:p>
          </table:table-cell>
          <table:table-cell table:style-name="ce15" office:value-type="string">
            <text:p>Catalogue Line. Warranty Validity_ Period. Period</text:p>
          </table:table-cell>
          <table:table-cell table:style-name="ce27"/>
          <table:table-cell table:style-name="ce27" office:value-type="string">
            <text:p>Catalogue Line</text:p>
          </table:table-cell>
          <table:table-cell table:style-name="ce43" office:value-type="string">
            <text:p>Warranty Validity</text:p>
          </table:table-cell>
          <table:table-cell table:style-name="ce27"/>
          <table:table-cell table:style-name="ce27"/>
          <table:table-cell table:style-name="ce8" table:formula="oooc:=[.M104]" office:value-type="string" office:string-value="Period">
            <text:p>Period</text:p>
          </table:table-cell>
          <table:table-cell table:style-name="ce8" table:formula="oooc:=[.M104]"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60" office:value-type="string">
            <text:p>0..1</text:p>
          </table:table-cell>
          <table:table-cell table:style-name="ce27" office:value-type="string">
            <text:p>ASBIE</text:p>
          </table:table-cell>
          <table:table-cell table:style-name="ce25" office:value-type="string">
            <text:p>The period for which the Warranty is valid.</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05]=&quot;Universally Unique&quot;;&quot;UU&quot;;[.E105]);[.F105];IF([.H105]&lt;&gt;[.I105];[.H105];&quot;&quot;);CONCATENATE(IF([.I105]=&quot;Identifier&quot;;&quot;ID&quot;;IF([.I105]=&quot;Text&quot;;&quot;&quot;;[.I105]))));&quot; &quot;;&quot;&quot;);&quot;'&quot;;&quot;&quot;)" office:value-type="string" office:string-value="LineValidityPeriod">
            <text:p>LineValidityPeriod</text:p>
          </table:table-cell>
          <table:table-cell table:style-name="ce15" office:value-type="string">
            <text:p>Catalogue Line. Line Validity_ Period. Period</text:p>
          </table:table-cell>
          <table:table-cell table:style-name="ce27"/>
          <table:table-cell table:style-name="ce27" office:value-type="string">
            <text:p>Catalogue Line</text:p>
          </table:table-cell>
          <table:table-cell table:style-name="ce43" office:value-type="string">
            <text:p>Line Validity</text:p>
          </table:table-cell>
          <table:table-cell table:style-name="ce27"/>
          <table:table-cell table:style-name="ce27"/>
          <table:table-cell table:style-name="ce8" table:formula="oooc:=[.M105]" office:value-type="string" office:string-value="Period">
            <text:p>Period</text:p>
          </table:table-cell>
          <table:table-cell table:style-name="ce8" table:formula="oooc:=[.M105]"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60" office:value-type="string">
            <text:p>0..1</text:p>
          </table:table-cell>
          <table:table-cell table:style-name="ce27" office:value-type="string">
            <text:p>ASBIE</text:p>
          </table:table-cell>
          <table:table-cell table:style-name="ce25" office:value-type="string">
            <text:p>The period for which the Catalogue Line is valid.</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06]=&quot;Universally Unique&quot;;&quot;UU&quot;;[.E106]);[.F106];IF([.H106]&lt;&gt;[.I106];[.H106];&quot;&quot;);CONCATENATE(IF([.I106]=&quot;Identifier&quot;;&quot;ID&quot;;IF([.I106]=&quot;Text&quot;;&quot;&quot;;[.I106]))));&quot; &quot;;&quot;&quot;);&quot;'&quot;;&quot;&quot;)" office:value-type="string" office:string-value="ItemComparison">
            <text:p>ItemComparison</text:p>
          </table:table-cell>
          <table:table-cell table:style-name="ce15" office:value-type="string">
            <text:p>Catalogue Line. Item Comparison</text:p>
          </table:table-cell>
          <table:table-cell table:style-name="ce27"/>
          <table:table-cell table:style-name="ce27" office:value-type="string">
            <text:p>Catalogue Line</text:p>
          </table:table-cell>
          <table:table-cell table:number-columns-repeated="2" table:style-name="ce27"/>
          <table:table-cell table:style-name="ce27"/>
          <table:table-cell table:style-name="ce8" table:formula="oooc:=[.M106]" office:value-type="string" office:string-value="Item Comparison">
            <text:p>Item Comparison</text:p>
          </table:table-cell>
          <table:table-cell table:style-name="ce8" table:formula="oooc:=[.M106]" office:value-type="string" office:string-value="Item Comparison">
            <text:p>Item Comparison</text:p>
          </table:table-cell>
          <table:table-cell table:style-name="ce8"/>
          <table:table-cell table:style-name="ce27" table:number-columns-repeated="2"/>
          <table:table-cell table:style-name="ce38" office:value-type="string">
            <text:p>Item Comparison</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comparative details for this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07]=&quot;Universally Unique&quot;;&quot;UU&quot;;[.E107]);[.F107];IF([.H107]&lt;&gt;[.I107];[.H107];&quot;&quot;);CONCATENATE(IF([.I107]=&quot;Identifier&quot;;&quot;ID&quot;;IF([.I107]=&quot;Text&quot;;&quot;&quot;;[.I107]))));&quot; &quot;;&quot;&quot;);&quot;'&quot;;&quot;&quot;)" office:value-type="string" office:string-value="ComponentRelatedItem">
            <text:p>ComponentRelatedItem</text:p>
          </table:table-cell>
          <table:table-cell table:style-name="ce15" office:value-type="string">
            <text:p>Catalogue Line. Component_ Related Item. Related Item</text:p>
          </table:table-cell>
          <table:table-cell table:style-name="ce27"/>
          <table:table-cell table:style-name="ce27" office:value-type="string">
            <text:p>Catalogue Line</text:p>
          </table:table-cell>
          <table:table-cell table:style-name="ce27" office:value-type="string">
            <text:p>Component</text:p>
          </table:table-cell>
          <table:table-cell table:style-name="ce27"/>
          <table:table-cell table:style-name="ce27"/>
          <table:table-cell table:style-name="ce8" table:formula="oooc:=[.M107]" office:value-type="string" office:string-value="Related Item">
            <text:p>Related Item</text:p>
          </table:table-cell>
          <table:table-cell table:style-name="ce8" table:formula="oooc:=[.M107]" office:value-type="string" office:string-value="Related Item">
            <text:p>Related Item</text:p>
          </table:table-cell>
          <table:table-cell table:style-name="ce8"/>
          <table:table-cell table:style-name="ce27" table:number-columns-repeated="2"/>
          <table:table-cell table:style-name="ce38" office:value-type="string">
            <text:p>Related Item</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hat describes any catalogue items that may be components of this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108]=&quot;Universally Unique&quot;;&quot;UU&quot;;[.E108]);[.F108];IF([.H108]&lt;&gt;[.I108];[.H108];&quot;&quot;);CONCATENATE(IF([.I108]=&quot;Identifier&quot;;&quot;ID&quot;;IF([.I108]=&quot;Text&quot;;&quot;&quot;;[.I108]))));&quot; &quot;;&quot;&quot;);&quot;'&quot;;&quot;&quot;)" office:value-type="string" office:string-value="AccessoryRelatedItem">
            <text:p>AccessoryRelatedItem</text:p>
          </table:table-cell>
          <table:table-cell table:style-name="ce15" office:value-type="string">
            <text:p>Catalogue Line. Accessory_ Related Item. Related Item</text:p>
          </table:table-cell>
          <table:table-cell table:style-name="ce27"/>
          <table:table-cell table:style-name="ce27" office:value-type="string">
            <text:p>Catalogue Line</text:p>
          </table:table-cell>
          <table:table-cell table:style-name="ce27" office:value-type="string">
            <text:p>Accessory</text:p>
          </table:table-cell>
          <table:table-cell table:style-name="ce27"/>
          <table:table-cell table:style-name="ce27"/>
          <table:table-cell table:style-name="ce8" table:formula="oooc:=[.M108]" office:value-type="string" office:string-value="Related Item">
            <text:p>Related Item</text:p>
          </table:table-cell>
          <table:table-cell table:style-name="ce8" table:formula="oooc:=[.M108]" office:value-type="string" office:string-value="Related Item">
            <text:p>Related Item</text:p>
          </table:table-cell>
          <table:table-cell table:style-name="ce8"/>
          <table:table-cell table:style-name="ce27" table:number-columns-repeated="2"/>
          <table:table-cell table:style-name="ce38" office:value-type="string">
            <text:p>Related Item</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hat describes any catalogue items that may be optional accessories to this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09]=&quot;Universally Unique&quot;;&quot;UU&quot;;[.E109]);[.F109];IF([.H109]&lt;&gt;[.I109];[.H109];&quot;&quot;);CONCATENATE(IF([.I109]=&quot;Identifier&quot;;&quot;ID&quot;;IF([.I109]=&quot;Text&quot;;&quot;&quot;;[.I109]))));&quot; &quot;;&quot;&quot;);&quot;'&quot;;&quot;&quot;)" office:value-type="string" office:string-value="RequiredRelatedItem">
            <text:p>RequiredRelatedItem</text:p>
          </table:table-cell>
          <table:table-cell table:style-name="ce15" office:value-type="string">
            <text:p>Catalogue Line. Required_ Related Item. Related Item</text:p>
          </table:table-cell>
          <table:table-cell table:style-name="ce27"/>
          <table:table-cell table:style-name="ce27" office:value-type="string">
            <text:p>Catalogue Line</text:p>
          </table:table-cell>
          <table:table-cell table:style-name="ce27" office:value-type="string">
            <text:p>Required</text:p>
          </table:table-cell>
          <table:table-cell table:style-name="ce27"/>
          <table:table-cell table:style-name="ce27"/>
          <table:table-cell table:style-name="ce8" table:formula="oooc:=[.M109]" office:value-type="string" office:string-value="Related Item">
            <text:p>Related Item</text:p>
          </table:table-cell>
          <table:table-cell table:style-name="ce8" table:formula="oooc:=[.M109]" office:value-type="string" office:string-value="Related Item">
            <text:p>Related Item</text:p>
          </table:table-cell>
          <table:table-cell table:style-name="ce8"/>
          <table:table-cell table:style-name="ce27" table:number-columns-repeated="2"/>
          <table:table-cell table:style-name="ce38" office:value-type="string">
            <text:p>Related Item</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hat describes any catalogue items that may be required for this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110]=&quot;Universally Unique&quot;;&quot;UU&quot;;[.E110]);[.F110];IF([.H110]&lt;&gt;[.I110];[.H110];&quot;&quot;);CONCATENATE(IF([.I110]=&quot;Identifier&quot;;&quot;ID&quot;;IF([.I110]=&quot;Text&quot;;&quot;&quot;;[.I110]))));&quot; &quot;;&quot;&quot;);&quot;'&quot;;&quot;&quot;)" office:value-type="string" office:string-value="ReplacementRelatedItem">
            <text:p>ReplacementRelatedItem</text:p>
          </table:table-cell>
          <table:table-cell table:style-name="ce15" office:value-type="string">
            <text:p>Catalogue Line. Replacement_ Related Item. Related Item</text:p>
          </table:table-cell>
          <table:table-cell table:style-name="ce27"/>
          <table:table-cell table:style-name="ce27" office:value-type="string">
            <text:p>Catalogue Line</text:p>
          </table:table-cell>
          <table:table-cell table:style-name="ce27" office:value-type="string">
            <text:p>Replacement</text:p>
          </table:table-cell>
          <table:table-cell table:style-name="ce27"/>
          <table:table-cell table:style-name="ce27"/>
          <table:table-cell table:style-name="ce8" table:formula="oooc:=[.M110]" office:value-type="string" office:string-value="Related Item">
            <text:p>Related Item</text:p>
          </table:table-cell>
          <table:table-cell table:style-name="ce8" table:formula="oooc:=[.M110]" office:value-type="string" office:string-value="Related Item">
            <text:p>Related Item</text:p>
          </table:table-cell>
          <table:table-cell table:style-name="ce8"/>
          <table:table-cell table:style-name="ce27" table:number-columns-repeated="2"/>
          <table:table-cell table:style-name="ce38" office:value-type="string">
            <text:p>Related Item</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hat describes any catalogue items that may be replacements for this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111]=&quot;Universally Unique&quot;;&quot;UU&quot;;[.E111]);[.F111];IF([.H111]&lt;&gt;[.I111];[.H111];&quot;&quot;);CONCATENATE(IF([.I111]=&quot;Identifier&quot;;&quot;ID&quot;;IF([.I111]=&quot;Text&quot;;&quot;&quot;;[.I111]))));&quot; &quot;;&quot;&quot;);&quot;'&quot;;&quot;&quot;)" office:value-type="string" office:string-value="ComplementaryRelatedItem">
            <text:p>ComplementaryRelatedItem</text:p>
          </table:table-cell>
          <table:table-cell table:style-name="ce15" office:value-type="string">
            <text:p>Catalogue Line. Complementary_ Related Item. Related Item</text:p>
          </table:table-cell>
          <table:table-cell table:style-name="ce27"/>
          <table:table-cell table:style-name="ce27" office:value-type="string">
            <text:p>Catalogue Line</text:p>
          </table:table-cell>
          <table:table-cell table:style-name="ce27" office:value-type="string">
            <text:p>Complementary</text:p>
          </table:table-cell>
          <table:table-cell table:style-name="ce27"/>
          <table:table-cell table:style-name="ce27"/>
          <table:table-cell table:style-name="ce8" table:formula="oooc:=[.M111]" office:value-type="string" office:string-value="Related Item">
            <text:p>Related Item</text:p>
          </table:table-cell>
          <table:table-cell table:style-name="ce8" table:formula="oooc:=[.M111]" office:value-type="string" office:string-value="Related Item">
            <text:p>Related Item</text:p>
          </table:table-cell>
          <table:table-cell table:style-name="ce8"/>
          <table:table-cell table:style-name="ce27" table:number-columns-repeated="2"/>
          <table:table-cell table:style-name="ce38" office:value-type="string">
            <text:p>Related Item</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hat describes any catalogue items that may complement this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112]=&quot;Universally Unique&quot;;&quot;UU&quot;;[.E112]);[.F112];IF([.H112]&lt;&gt;[.I112];[.H112];&quot;&quot;);CONCATENATE(IF([.I112]=&quot;Identifier&quot;;&quot;ID&quot;;IF([.I112]=&quot;Text&quot;;&quot;&quot;;[.I112]))));&quot; &quot;;&quot;&quot;);&quot;'&quot;;&quot;&quot;)" office:value-type="string" office:string-value="RequiredItemLocationQuantity">
            <text:p>RequiredItemLocationQuantity</text:p>
          </table:table-cell>
          <table:table-cell table:style-name="ce15" office:value-type="string">
            <text:p>Catalogue Line. Required_ Item Location Quantity. Item Location Quantity</text:p>
          </table:table-cell>
          <table:table-cell table:style-name="ce27"/>
          <table:table-cell table:style-name="ce27" office:value-type="string">
            <text:p>Catalogue Line</text:p>
          </table:table-cell>
          <table:table-cell table:style-name="ce27" office:value-type="string">
            <text:p>Required</text:p>
          </table:table-cell>
          <table:table-cell table:style-name="ce27"/>
          <table:table-cell table:style-name="ce27"/>
          <table:table-cell table:style-name="ce8" table:formula="oooc:=[.M112]" office:value-type="string" office:string-value="Item Location Quantity">
            <text:p>Item Location Quantity</text:p>
          </table:table-cell>
          <table:table-cell table:style-name="ce8" table:formula="oooc:=[.M112]" office:value-type="string" office:string-value="Item Location Quantity">
            <text:p>Item Location Quantity</text:p>
          </table:table-cell>
          <table:table-cell table:style-name="ce8"/>
          <table:table-cell table:style-name="ce27" table:number-columns-repeated="2"/>
          <table:table-cell table:style-name="ce38" office:value-type="string">
            <text:p>Item Location Quantity</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the description of properties related to locations and quantities of the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113]=&quot;Universally Unique&quot;;&quot;UU&quot;;[.E113]);[.F113];IF([.H113]&lt;&gt;[.I113];[.H113];&quot;&quot;);CONCATENATE(IF([.I113]=&quot;Identifier&quot;;&quot;ID&quot;;IF([.I113]=&quot;Text&quot;;&quot;&quot;;[.I113]))));&quot; &quot;;&quot;&quot;);&quot;'&quot;;&quot;&quot;)" office:value-type="string" office:string-value="DocumentReference">
            <text:p>DocumentReference</text:p>
          </table:table-cell>
          <table:table-cell table:style-name="ce15" office:value-type="string">
            <text:p>Catalogue Line. Document Reference</text:p>
          </table:table-cell>
          <table:table-cell table:style-name="ce27"/>
          <table:table-cell table:style-name="ce43" office:value-type="string">
            <text:p>Catalogue Line</text:p>
          </table:table-cell>
          <table:table-cell table:number-columns-repeated="2" table:style-name="ce27"/>
          <table:table-cell table:style-name="ce27"/>
          <table:table-cell table:style-name="ce8" table:formula="oooc:=[.M113]" office:value-type="string" office:string-value="Document Reference">
            <text:p>Document Reference</text:p>
          </table:table-cell>
          <table:table-cell table:style-name="ce8" table:formula="oooc:=[.M113]" office:value-type="string" office:string-value="Document Reference">
            <text:p>Document Reference</text:p>
          </table:table-cell>
          <table:table-cell table:style-name="ce8" table:number-columns-repeated="2"/>
          <table:table-cell table:style-name="ce27"/>
          <table:table-cell table:style-name="ce25" office:value-type="string">
            <text:p>Document Reference</text:p>
          </table:table-cell>
          <table:table-cell table:style-name="ce27"/>
          <table:table-cell table:style-name="ce50" office:value-type="string">
            <text:p>0..n</text:p>
          </table:table-cell>
          <table:table-cell table:style-name="ce27" office:value-type="string">
            <text:p>ASBIE</text:p>
          </table:table-cell>
          <table:table-cell table:style-name="ce25" office:value-type="string">
            <text:p>An association to Document Referenc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14]=&quot;Universally Unique&quot;;&quot;UU&quot;;[.E114]);[.F114];IF([.H114]&lt;&gt;[.I114];[.H114];&quot;&quot;);CONCATENATE(IF([.I114]=&quot;Identifier&quot;;&quot;ID&quot;;IF([.I114]=&quot;Text&quot;;&quot;&quot;;[.I114]))));&quot; &quot;;&quot;&quot;);&quot;'&quot;;&quot;&quot;)" office:value-type="string" office:string-value="Item">
            <text:p>Item</text:p>
          </table:table-cell>
          <table:table-cell table:style-name="ce15" office:value-type="string">
            <text:p>Catalogue Line. Item</text:p>
          </table:table-cell>
          <table:table-cell table:style-name="ce27"/>
          <table:table-cell table:style-name="ce27" office:value-type="string">
            <text:p>Catalogue Line</text:p>
          </table:table-cell>
          <table:table-cell table:number-columns-repeated="2" table:style-name="ce27"/>
          <table:table-cell table:style-name="ce27"/>
          <table:table-cell table:style-name="ce8" table:formula="oooc:=[.M114]" office:value-type="string" office:string-value="Item">
            <text:p>Item</text:p>
          </table:table-cell>
          <table:table-cell table:style-name="ce8" table:formula="oooc:=[.M114]" office:value-type="string" office:string-value="Item">
            <text:p>Item</text:p>
          </table:table-cell>
          <table:table-cell table:style-name="ce8"/>
          <table:table-cell table:style-name="ce27" table:number-columns-repeated="2"/>
          <table:table-cell table:style-name="ce38" office:value-type="string">
            <text:p>Item</text:p>
          </table:table-cell>
          <table:table-cell table:style-name="ce27"/>
          <table:table-cell table:style-name="ce33" office:value-type="float" office:value="1">
            <text:p>1</text:p>
          </table:table-cell>
          <table:table-cell table:style-name="ce27" office:value-type="string">
            <text:p>ASBIE</text:p>
          </table:table-cell>
          <table:table-cell table:style-name="ce38" office:value-type="string">
            <text:p>An association to the Item itself.</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CataloguePricingUpdateLine</text:p>
          </table:table-cell>
          <table:table-cell table:style-name="ce22" office:value-type="string">
            <text:p>Catalogue Pricing Update Line. Details</text:p>
          </table:table-cell>
          <table:table-cell table:style-name="ce16"/>
          <table:table-cell table:style-name="ce44" office:value-type="string">
            <text:p>Catalogue Pricing Update Line</text:p>
          </table:table-cell>
          <table:table-cell table:style-name="ce16" table:number-columns-repeated="10"/>
          <table:table-cell table:style-name="ce30"/>
          <table:table-cell table:style-name="ce16" office:value-type="string">
            <text:p>ABIE</text:p>
          </table:table-cell>
          <table:table-cell table:style-name="ce44" office:value-type="string">
            <text:p>Details of Catalogue Line Pricing.</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116]=&quot;Universally Unique&quot;;&quot;UU&quot;;[.E116]);IF([.G116]&lt;&gt;[.I116];[.H116];[.F116]);CONCATENATE(IF([.I116]=&quot;Identifier&quot;;&quot;ID&quot;;IF([.I116]=&quot;Text&quot;;&quot;&quot;;[.I116]))));&quot; &quot;;&quot;&quot;);&quot;'&quot;;&quot;&quot;)" office:value-type="string" office:string-value="ID">
            <text:p>ID</text:p>
          </table:table-cell>
          <table:table-cell table:style-name="ce10" office:value-type="string">
            <text:p>Catalogue Pricing Update Line. Identifier</text:p>
          </table:table-cell>
          <table:table-cell/>
          <table:table-cell table:style-name="ce6" office:value-type="string">
            <text:p>Catalogue Pricing Update Line</text:p>
          </table:table-cell>
          <table:table-cell table:number-columns-repeated="2"/>
          <table:table-cell office:value-type="string">
            <text:p>Identifier</text:p>
          </table:table-cell>
          <table:table-cell table:formula="oooc:=IF([.F116]&lt;&gt;&quot;&quot;;CONCATENATE([.F116];&quot; &quot;;[.G116]);[.G116])" office:value-type="string" office:string-value="Identifier">
            <text:p>Identifier</text:p>
          </table:table-cell>
          <table:table-cell office:value-type="string">
            <text:p>Identifier</text:p>
          </table:table-cell>
          <table:table-cell/>
          <table:table-cell table:formula="oooc:=IF([.J116]&lt;&gt;&quot;&quot;;CONCATENATE([.J116];&quot;_ &quot;;[.I116];&quot;. Type&quot;);CONCATENATE([.I11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style-name="ce4" table:formula="oooc:=SUBSTITUTE(SUBSTITUTE(CONCATENATE(IF([.E117]=&quot;Universally Unique&quot;;&quot;UU&quot;;[.E117]);[.F117];IF([.H117]&lt;&gt;[.I117];[.H117];&quot;&quot;);CONCATENATE(IF([.I117]=&quot;Identifier&quot;;&quot;ID&quot;;IF([.I117]=&quot;Text&quot;;&quot;&quot;;[.I117]))));&quot; &quot;;&quot;&quot;);&quot;'&quot;;&quot;&quot;)" office:value-type="string" office:string-value="ContractorCustomerParty">
            <text:p>ContractorCustomerParty</text:p>
          </table:table-cell>
          <table:table-cell table:style-name="ce20" office:value-type="string">
            <text:p>Catalogue Pricing Update Line. Contractor_ Customer Party</text:p>
          </table:table-cell>
          <table:table-cell table:style-name="ce20"/>
          <table:table-cell table:style-name="ce43" office:value-type="string">
            <text:p>Catalogue Pricing Update Line</text:p>
          </table:table-cell>
          <table:table-cell table:style-name="ce20" office:value-type="string">
            <text:p>Contractor</text:p>
          </table:table-cell>
          <table:table-cell table:style-name="ce20"/>
          <table:table-cell table:style-name="ce20"/>
          <table:table-cell table:number-columns-repeated="2" table:style-name="ce20" office:value-type="string">
            <text:p>Customer Party</text:p>
          </table:table-cell>
          <table:table-cell table:style-name="ce20" table:number-columns-repeated="3"/>
          <table:table-cell table:style-name="ce20" office:value-type="string">
            <text:p>Customer Party</text:p>
          </table:table-cell>
          <table:table-cell table:style-name="ce20"/>
          <table:table-cell table:style-name="ce62" office:value-type="string">
            <text:p>0..1</text:p>
          </table:table-cell>
          <table:table-cell table:style-name="ce20" office:value-type="string">
            <text:p>ASBIE</text:p>
          </table:table-cell>
          <table:table-cell table:style-name="ce71" office:value-type="string">
            <text:p>The Customer Party responsible for the contract to which the Catalogue relates.</text:p>
          </table:table-cell>
          <table:table-cell table:style-name="ce71"/>
          <table:table-cell table:style-name="ce86"/>
          <table:table-cell table:style-name="ce101" office:value-type="string">
            <text:p>2.0</text:p>
          </table:table-cell>
          <table:table-cell table:style-name="ce43" office:value-type="string">
            <text:p>For Catalogportals use</text:p>
          </table:table-cell>
          <table:table-cell table:style-name="ce20"/>
          <table:table-cell table:style-name="ce27" office:value-type="string">
            <text:p>Procurement</text:p>
          </table:table-cell>
          <table:table-cell table:style-name="ce20" table:number-columns-repeated="8"/>
          <table:table-cell table:style-name="ce6"/>
          <table:table-cell table:number-columns-repeated="224"/>
        </table:table-row>
        <table:table-row table:style-name="ro2">
          <table:table-cell table:style-name="ce4" table:formula="oooc:=SUBSTITUTE(SUBSTITUTE(CONCATENATE(IF([.E118]=&quot;Universally Unique&quot;;&quot;UU&quot;;[.E118]);[.F118];IF([.H118]&lt;&gt;[.I118];[.H118];&quot;&quot;);CONCATENATE(IF([.I118]=&quot;Identifier&quot;;&quot;ID&quot;;IF([.I118]=&quot;Text&quot;;&quot;&quot;;[.I118]))));&quot; &quot;;&quot;&quot;);&quot;'&quot;;&quot;&quot;)" office:value-type="string" office:string-value="SellerSupplierParty">
            <text:p>SellerSupplierParty</text:p>
          </table:table-cell>
          <table:table-cell table:style-name="ce15" office:value-type="string">
            <text:p>Catalogue Pricing Update Line. Seller_ Supplier Party</text:p>
          </table:table-cell>
          <table:table-cell table:style-name="ce27"/>
          <table:table-cell table:style-name="ce43" office:value-type="string">
            <text:p>Catalogue Pricing Update Line</text:p>
          </table:table-cell>
          <table:table-cell table:style-name="ce43" office:value-type="string">
            <text:p>Seller</text:p>
          </table:table-cell>
          <table:table-cell table:style-name="ce27"/>
          <table:table-cell table:style-name="ce27"/>
          <table:table-cell table:style-name="ce8" table:formula="oooc:=[.M118]" office:value-type="string" office:string-value="Supplier Party">
            <text:p>Supplier Party</text:p>
          </table:table-cell>
          <table:table-cell table:style-name="ce8" table:formula="oooc:=[.M118]" office:value-type="string" office:string-value="Supplier Party">
            <text:p>Supplier Party</text:p>
          </table:table-cell>
          <table:table-cell table:style-name="ce8"/>
          <table:table-cell table:style-name="ce27" table:number-columns-repeated="2"/>
          <table:table-cell table:style-name="ce25" office:value-type="string">
            <text:p>Supplier Party</text:p>
          </table:table-cell>
          <table:table-cell table:style-name="ce27"/>
          <table:table-cell table:style-name="ce60" office:value-type="string">
            <text:p>0..1</text:p>
          </table:table-cell>
          <table:table-cell table:style-name="ce27" office:value-type="string">
            <text:p>ASBIE</text:p>
          </table:table-cell>
          <table:table-cell table:style-name="ce72" office:value-type="string">
            <text:p>An association to the Seller of the Item.</text:p>
          </table:table-cell>
          <table:table-cell table:style-name="ce73"/>
          <table:table-cell table:style-name="ce87"/>
          <table:table-cell table:style-name="ce94" office:value-type="string">
            <text:p>2.0</text:p>
          </table:table-cell>
          <table:table-cell table:style-name="ce43" office:value-type="string">
            <text:p>For Catalogportals use</text:p>
          </table:table-cell>
          <table:table-cell table:style-name="ce27"/>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119]=&quot;Universally Unique&quot;;&quot;UU&quot;;[.E119]);[.F119];IF([.H119]&lt;&gt;[.I119];[.H119];&quot;&quot;);CONCATENATE(IF([.I119]=&quot;Identifier&quot;;&quot;ID&quot;;IF([.I119]=&quot;Text&quot;;&quot;&quot;;[.I119]))));&quot; &quot;;&quot;&quot;);&quot;'&quot;;&quot;&quot;)" office:value-type="string" office:string-value="RequiredItemLocationQuantity">
            <text:p>RequiredItemLocationQuantity</text:p>
          </table:table-cell>
          <table:table-cell table:style-name="ce15" office:value-type="string">
            <text:p>Catalogue Pricing Update Line. Required_ Item Location Quantity</text:p>
          </table:table-cell>
          <table:table-cell table:style-name="ce27"/>
          <table:table-cell table:style-name="ce43" office:value-type="string">
            <text:p>Catalogue Pricing Update Line</text:p>
          </table:table-cell>
          <table:table-cell table:style-name="ce27" office:value-type="string">
            <text:p>Required</text:p>
          </table:table-cell>
          <table:table-cell table:style-name="ce27"/>
          <table:table-cell table:style-name="ce27"/>
          <table:table-cell table:style-name="ce8" table:formula="oooc:=[.M119]" office:value-type="string" office:string-value="Item Location Quantity">
            <text:p>Item Location Quantity</text:p>
          </table:table-cell>
          <table:table-cell table:style-name="ce8" table:formula="oooc:=[.M119]" office:value-type="string" office:string-value="Item Location Quantity">
            <text:p>Item Location Quantity</text:p>
          </table:table-cell>
          <table:table-cell table:style-name="ce8"/>
          <table:table-cell table:style-name="ce27" table:number-columns-repeated="2"/>
          <table:table-cell table:style-name="ce38" office:value-type="string">
            <text:p>Item Location Quantity</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the description of properties related to locations and quantities of the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CatalogueReference</text:p>
          </table:table-cell>
          <table:table-cell table:style-name="ce2" office:value-type="string">
            <text:p>Catalogue Reference. Details</text:p>
          </table:table-cell>
          <table:table-cell table:style-name="ce16"/>
          <table:table-cell table:style-name="ce16" office:value-type="string">
            <text:p>Catalogue Reference</text:p>
          </table:table-cell>
          <table:table-cell table:style-name="ce16" table:number-columns-repeated="10"/>
          <table:table-cell table:style-name="ce30"/>
          <table:table-cell table:style-name="ce16" office:value-type="string">
            <text:p>ABIE</text:p>
          </table:table-cell>
          <table:table-cell table:style-name="ce52" office:value-type="string">
            <text:p>A reference to a Catalogue.</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121]=&quot;Universally Unique&quot;;&quot;UU&quot;;[.E121]);IF([.G121]&lt;&gt;[.I121];[.H121];[.F121]);CONCATENATE(IF([.I121]=&quot;Identifier&quot;;&quot;ID&quot;;IF([.I121]=&quot;Text&quot;;&quot;&quot;;[.I121]))));&quot; &quot;;&quot;&quot;);&quot;'&quot;;&quot;&quot;)" office:value-type="string" office:string-value="ID">
            <text:p>ID</text:p>
          </table:table-cell>
          <table:table-cell table:style-name="ce10" office:value-type="string">
            <text:p>Catalogue Reference. Identifier</text:p>
          </table:table-cell>
          <table:table-cell/>
          <table:table-cell office:value-type="string">
            <text:p>Catalogue Reference</text:p>
          </table:table-cell>
          <table:table-cell table:number-columns-repeated="2"/>
          <table:table-cell office:value-type="string">
            <text:p>Identifier</text:p>
          </table:table-cell>
          <table:table-cell table:formula="oooc:=IF([.F121]&lt;&gt;&quot;&quot;;CONCATENATE([.F121];&quot; &quot;;[.G121]);[.G121])" office:value-type="string" office:string-value="Identifier">
            <text:p>Identifier</text:p>
          </table:table-cell>
          <table:table-cell office:value-type="string">
            <text:p>Identifier</text:p>
          </table:table-cell>
          <table:table-cell/>
          <table:table-cell table:formula="oooc:=IF([.J121]&lt;&gt;&quot;&quot;;CONCATENATE([.J121];&quot;_ &quot;;[.I121];&quot;. Type&quot;);CONCATENATE([.I121];&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14" office:value-type="string">
            <text:p>An identifier for the Catalogue document.</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style-name="ce6" office:value-type="string">
            <text:p>UUID</text:p>
          </table:table-cell>
          <table:table-cell table:style-name="ce10" office:value-type="string">
            <text:p>Catalogue Reference. UUID. Identifier</text:p>
          </table:table-cell>
          <table:table-cell/>
          <table:table-cell office:value-type="string">
            <text:p>Catalogue Reference</text:p>
          </table:table-cell>
          <table:table-cell/>
          <table:table-cell/>
          <table:table-cell table:style-name="ce6" office:value-type="string">
            <text:p>UUID</text:p>
          </table:table-cell>
          <table:table-cell table:formula="oooc:=IF([.F122]&lt;&gt;&quot;&quot;;CONCATENATE([.F122];&quot; &quot;;[.G122]);[.G122])" office:value-type="string" office:string-value="UUID">
            <text:p>UUID</text:p>
          </table:table-cell>
          <table:table-cell office:value-type="string">
            <text:p>Identifier</text:p>
          </table:table-cell>
          <table:table-cell/>
          <table:table-cell table:formula="oooc:=IF([.J122]&lt;&gt;&quot;&quot;;CONCATENATE([.J122];&quot;_ &quot;;[.I122];&quot;. Type&quot;);CONCATENATE([.I1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number-columns-repeated="224"/>
        </table:table-row>
        <table:table-row table:style-name="ro2">
          <table:table-cell table:formula="oooc:=SUBSTITUTE(SUBSTITUTE(CONCATENATE(IF([.E123]=&quot;Universally Unique&quot;;&quot;UU&quot;;[.E123]);IF([.G123]&lt;&gt;[.I123];[.H123];[.F123]);CONCATENATE(IF([.I123]=&quot;Identifier&quot;;&quot;ID&quot;;IF([.I123]=&quot;Text&quot;;&quot;&quot;;[.I123]))));&quot; &quot;;&quot;&quot;);&quot;'&quot;;&quot;&quot;)" office:value-type="string" office:string-value="IssueDate">
            <text:p>IssueDate</text:p>
          </table:table-cell>
          <table:table-cell office:value-type="string">
            <text:p>Catalogue Reference. Issue Date. Date</text:p>
          </table:table-cell>
          <table:table-cell/>
          <table:table-cell office:value-type="string">
            <text:p>Catalogue Reference</text:p>
          </table:table-cell>
          <table:table-cell/>
          <table:table-cell office:value-type="string">
            <text:p>Issue</text:p>
          </table:table-cell>
          <table:table-cell office:value-type="string">
            <text:p>Date</text:p>
          </table:table-cell>
          <table:table-cell table:formula="oooc:=IF([.F123]&lt;&gt;&quot;&quot;;CONCATENATE([.F123];&quot; &quot;;[.G123]);[.G123])" office:value-type="string" office:string-value="Issue Date">
            <text:p>Issue Date</text:p>
          </table:table-cell>
          <table:table-cell office:value-type="string">
            <text:p>Date</text:p>
          </table:table-cell>
          <table:table-cell/>
          <table:table-cell table:formula="oooc:=IF([.J123]&lt;&gt;&quot;&quot;;CONCATENATE([.J123];&quot;_ &quot;;[.I123];&quot;. Type&quot;);CONCATENATE([.I12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3" office:value-type="string">
            <text:p>The date when the Catalogue was issu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4]=&quot;Universally Unique&quot;;&quot;UU&quot;;[.E124]);IF([.G124]&lt;&gt;[.I124];[.H124];[.F124]);CONCATENATE(IF([.I124]=&quot;Identifier&quot;;&quot;ID&quot;;IF([.I124]=&quot;Text&quot;;&quot;&quot;;[.I124]))));&quot; &quot;;&quot;&quot;);&quot;'&quot;;&quot;&quot;)" office:value-type="string" office:string-value="IssueTime">
            <text:p>IssueTime</text:p>
          </table:table-cell>
          <table:table-cell table:style-name="ce10" office:value-type="string">
            <text:p>Catalogue Reference. Issue Time. Time</text:p>
          </table:table-cell>
          <table:table-cell/>
          <table:table-cell office:value-type="string">
            <text:p>Catalogue Reference</text:p>
          </table:table-cell>
          <table:table-cell/>
          <table:table-cell office:value-type="string">
            <text:p>Issue</text:p>
          </table:table-cell>
          <table:table-cell office:value-type="string">
            <text:p>Time</text:p>
          </table:table-cell>
          <table:table-cell table:formula="oooc:=IF([.F124]&lt;&gt;&quot;&quot;;CONCATENATE([.F124];&quot; &quot;;[.G124]);[.G124])" office:value-type="string" office:string-value="Issue Time">
            <text:p>Issue Time</text:p>
          </table:table-cell>
          <table:table-cell office:value-type="string">
            <text:p>Time</text:p>
          </table:table-cell>
          <table:table-cell/>
          <table:table-cell table:formula="oooc:=IF([.J124]&lt;&gt;&quot;&quot;;CONCATENATE([.J124];&quot;_ &quot;;[.I124];&quot;. Type&quot;);CONCATENATE([.I12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3" office:value-type="string">
            <text:p>The time when the Catalogue was issu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5]=&quot;Universally Unique&quot;;&quot;UU&quot;;[.E125]);IF([.G125]&lt;&gt;[.I125];[.H125];[.F125]);CONCATENATE(IF([.I125]=&quot;Identifier&quot;;&quot;ID&quot;;IF([.I125]=&quot;Text&quot;;&quot;&quot;;[.I125]))));&quot; &quot;;&quot;&quot;);&quot;'&quot;;&quot;&quot;)" office:value-type="string" office:string-value="RevisionDate">
            <text:p>RevisionDate</text:p>
          </table:table-cell>
          <table:table-cell table:style-name="ce10" office:value-type="string">
            <text:p>Catalogue Reference. Revision Date. Date</text:p>
          </table:table-cell>
          <table:table-cell/>
          <table:table-cell office:value-type="string">
            <text:p>Catalogue Reference</text:p>
          </table:table-cell>
          <table:table-cell/>
          <table:table-cell office:value-type="string">
            <text:p>Revision</text:p>
          </table:table-cell>
          <table:table-cell table:style-name="ce6" office:value-type="string">
            <text:p>Date</text:p>
          </table:table-cell>
          <table:table-cell table:formula="oooc:=IF([.F125]&lt;&gt;&quot;&quot;;CONCATENATE([.F125];&quot; &quot;;[.G125]);[.G125])" office:value-type="string" office:string-value="Revision Date">
            <text:p>Revision Date</text:p>
          </table:table-cell>
          <table:table-cell table:style-name="ce6" office:value-type="string">
            <text:p>Date</text:p>
          </table:table-cell>
          <table:table-cell/>
          <table:table-cell table:formula="oooc:=IF([.J125]&lt;&gt;&quot;&quot;;CONCATENATE([.J125];&quot;_ &quot;;[.I125];&quot;. Type&quot;);CONCATENATE([.I1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4" office:value-type="string">
            <text:p>The date on which the information in the Catalogue was revis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6]=&quot;Universally Unique&quot;;&quot;UU&quot;;[.E126]);IF([.G126]&lt;&gt;[.I126];[.H126];[.F126]);CONCATENATE(IF([.I126]=&quot;Identifier&quot;;&quot;ID&quot;;IF([.I126]=&quot;Text&quot;;&quot;&quot;;[.I126]))));&quot; &quot;;&quot;&quot;);&quot;'&quot;;&quot;&quot;)" office:value-type="string" office:string-value="RevisionTime">
            <text:p>RevisionTime</text:p>
          </table:table-cell>
          <table:table-cell table:style-name="ce10" office:value-type="string">
            <text:p>Catalogue Reference. Revision Time. Time</text:p>
          </table:table-cell>
          <table:table-cell/>
          <table:table-cell office:value-type="string">
            <text:p>Catalogue Reference</text:p>
          </table:table-cell>
          <table:table-cell/>
          <table:table-cell office:value-type="string">
            <text:p>Revision</text:p>
          </table:table-cell>
          <table:table-cell table:style-name="ce6" office:value-type="string">
            <text:p>Time</text:p>
          </table:table-cell>
          <table:table-cell table:formula="oooc:=IF([.F126]&lt;&gt;&quot;&quot;;CONCATENATE([.F126];&quot; &quot;;[.G126]);[.G126])" office:value-type="string" office:string-value="Revision Time">
            <text:p>Revision Time</text:p>
          </table:table-cell>
          <table:table-cell table:style-name="ce6" office:value-type="string">
            <text:p>Time</text:p>
          </table:table-cell>
          <table:table-cell/>
          <table:table-cell table:formula="oooc:=IF([.J126]&lt;&gt;&quot;&quot;;CONCATENATE([.J126];&quot;_ &quot;;[.I126];&quot;. Type&quot;);CONCATENATE([.I1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4" office:value-type="string">
            <text:p>The time at which the information in the Catalogue was revis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7]=&quot;Universally Unique&quot;;&quot;UU&quot;;[.E127]);IF([.G127]&lt;&gt;[.I127];[.H127];[.F127]);CONCATENATE(IF([.I127]=&quot;Identifier&quot;;&quot;ID&quot;;IF([.I127]=&quot;Text&quot;;&quot;&quot;;[.I127]))));&quot; &quot;;&quot;&quot;);&quot;'&quot;;&quot;&quot;)" office:value-type="string" office:string-value="Note">
            <text:p>Note</text:p>
          </table:table-cell>
          <table:table-cell office:value-type="string">
            <text:p>Catalogue Reference. Note. Text</text:p>
          </table:table-cell>
          <table:table-cell/>
          <table:table-cell office:value-type="string">
            <text:p>Catalogue Reference</text:p>
          </table:table-cell>
          <table:table-cell table:number-columns-repeated="2"/>
          <table:table-cell office:value-type="string">
            <text:p>Note</text:p>
          </table:table-cell>
          <table:table-cell table:formula="oooc:=IF([.F127]&lt;&gt;&quot;&quot;;CONCATENATE([.F127];&quot; &quot;;[.G127]);[.G127])" office:value-type="string" office:string-value="Note">
            <text:p>Note</text:p>
          </table:table-cell>
          <table:table-cell office:value-type="string">
            <text:p>Text</text:p>
          </table:table-cell>
          <table:table-cell/>
          <table:table-cell table:formula="oooc:=IF([.J127]&lt;&gt;&quot;&quot;;CONCATENATE([.J127];&quot;_ &quot;;[.I127];&quot;. Type&quot;);CONCATENATE([.I12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free-text note about the Catalogue. This is used for information which is only human readabl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8]=&quot;Universally Unique&quot;;&quot;UU&quot;;[.E128]);IF([.G128]&lt;&gt;[.I128];[.H128];[.F128]);CONCATENATE(IF([.I128]=&quot;Identifier&quot;;&quot;ID&quot;;IF([.I128]=&quot;Text&quot;;&quot;&quot;;[.I128]))));&quot; &quot;;&quot;&quot;);&quot;'&quot;;&quot;&quot;)" office:value-type="string" office:string-value="Description">
            <text:p>Description</text:p>
          </table:table-cell>
          <table:table-cell office:value-type="string">
            <text:p>Catalogue Reference. Description. Text</text:p>
          </table:table-cell>
          <table:table-cell/>
          <table:table-cell office:value-type="string">
            <text:p>Catalogue Reference</text:p>
          </table:table-cell>
          <table:table-cell table:number-columns-repeated="2"/>
          <table:table-cell office:value-type="string">
            <text:p>Description</text:p>
          </table:table-cell>
          <table:table-cell table:formula="oooc:=IF([.F128]&lt;&gt;&quot;&quot;;CONCATENATE([.F128];&quot; &quot;;[.G128]);[.G128])" office:value-type="string" office:string-value="Description">
            <text:p>Description</text:p>
          </table:table-cell>
          <table:table-cell office:value-type="string">
            <text:p>Text</text:p>
          </table:table-cell>
          <table:table-cell/>
          <table:table-cell table:formula="oooc:=IF([.J128]&lt;&gt;&quot;&quot;;CONCATENATE([.J128];&quot;_ &quot;;[.I128];&quot;. Type&quot;);CONCATENATE([.I128];&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description of the Catalogue.</text:p>
          </table:table-cell>
          <table:table-cell office:value-type="string">
            <text:p>"computer accessories for laptops"</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29]=&quot;Universally Unique&quot;;&quot;UU&quot;;[.E129]);IF([.G129]&lt;&gt;[.I129];[.H129];[.F129]);CONCATENATE(IF([.I129]=&quot;Identifier&quot;;&quot;ID&quot;;IF([.I129]=&quot;Text&quot;;&quot;&quot;;[.I129]))));&quot; &quot;;&quot;&quot;);&quot;'&quot;;&quot;&quot;)" office:value-type="string" office:string-value="VersionID">
            <text:p>VersionID</text:p>
          </table:table-cell>
          <table:table-cell office:value-type="string">
            <text:p>Catalogue Reference. Version. Identifier</text:p>
          </table:table-cell>
          <table:table-cell/>
          <table:table-cell office:value-type="string">
            <text:p>Catalogue Reference</text:p>
          </table:table-cell>
          <table:table-cell table:number-columns-repeated="2"/>
          <table:table-cell office:value-type="string">
            <text:p>Version</text:p>
          </table:table-cell>
          <table:table-cell table:formula="oooc:=IF([.F129]&lt;&gt;&quot;&quot;;CONCATENATE([.F129];&quot; &quot;;[.G129]);[.G129])" office:value-type="string" office:string-value="Version">
            <text:p>Version</text:p>
          </table:table-cell>
          <table:table-cell office:value-type="string">
            <text:p>Identifier</text:p>
          </table:table-cell>
          <table:table-cell/>
          <table:table-cell table:formula="oooc:=IF([.J129]&lt;&gt;&quot;&quot;;CONCATENATE([.J129];&quot;_ &quot;;[.I129];&quot;. Type&quot;);CONCATENATE([.I12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ndicates the current version of the Catalogue.</text:p>
          </table:table-cell>
          <table:table-cell office:value-type="string">
            <text:p>"1.1"</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130]=&quot;Universally Unique&quot;;&quot;UU&quot;;[.E130]);IF([.G130]&lt;&gt;[.I130];[.H130];[.F130]);CONCATENATE(IF([.I130]=&quot;Identifier&quot;;&quot;ID&quot;;IF([.I130]=&quot;Text&quot;;&quot;&quot;;[.I130]))));&quot; &quot;;&quot;&quot;);&quot;'&quot;;&quot;&quot;)" office:value-type="string" office:string-value="PreviousVersionID">
            <text:p>PreviousVersionID</text:p>
          </table:table-cell>
          <table:table-cell office:value-type="string">
            <text:p>Catalogue Reference. Previous_ Version. Identifier</text:p>
          </table:table-cell>
          <table:table-cell/>
          <table:table-cell office:value-type="string">
            <text:p>Catalogue Reference</text:p>
          </table:table-cell>
          <table:table-cell office:value-type="string">
            <text:p>Previous</text:p>
          </table:table-cell>
          <table:table-cell/>
          <table:table-cell office:value-type="string">
            <text:p>Version</text:p>
          </table:table-cell>
          <table:table-cell table:formula="oooc:=IF([.F130]&lt;&gt;&quot;&quot;;CONCATENATE([.F130];&quot; &quot;;[.G130]);[.G130])" office:value-type="string" office:string-value="Version">
            <text:p>Version</text:p>
          </table:table-cell>
          <table:table-cell office:value-type="string">
            <text:p>Identifier</text:p>
          </table:table-cell>
          <table:table-cell/>
          <table:table-cell table:formula="oooc:=IF([.J130]&lt;&gt;&quot;&quot;;CONCATENATE([.J130];&quot;_ &quot;;[.I130];&quot;. Type&quot;);CONCATENATE([.I1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ndicates the previous version (the version superseded by this Catalogue).</text:p>
          </table:table-cell>
          <table:table-cell office:value-type="string">
            <text:p>"1.0"</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style-name="ce2" office:value-type="string">
            <text:p>CatalogueRequestLine</text:p>
          </table:table-cell>
          <table:table-cell table:style-name="ce22" office:value-type="string">
            <text:p>Catalogue Request Line. Details</text:p>
          </table:table-cell>
          <table:table-cell table:style-name="ce16"/>
          <table:table-cell table:style-name="ce44" office:value-type="string">
            <text:p>Catalogue Request Line</text:p>
          </table:table-cell>
          <table:table-cell table:style-name="ce16" table:number-columns-repeated="10"/>
          <table:table-cell table:style-name="ce30"/>
          <table:table-cell table:style-name="ce16" office:value-type="string">
            <text:p>ABIE</text:p>
          </table:table-cell>
          <table:table-cell table:style-name="ce16" office:value-type="string">
            <text:p>The basic element of Catalogue; something that can be bought.</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132]=&quot;Universally Unique&quot;;&quot;UU&quot;;[.E132]);IF([.G132]&lt;&gt;[.I132];[.H132];[.F132]);CONCATENATE(IF([.I132]=&quot;Identifier&quot;;&quot;ID&quot;;IF([.I132]=&quot;Text&quot;;&quot;&quot;;[.I132]))));&quot; &quot;;&quot;&quot;);&quot;'&quot;;&quot;&quot;)" office:value-type="string" office:string-value="ID">
            <text:p>ID</text:p>
          </table:table-cell>
          <table:table-cell table:style-name="ce10" office:value-type="string">
            <text:p>Catalogue Request Line. Identifier</text:p>
          </table:table-cell>
          <table:table-cell/>
          <table:table-cell table:style-name="ce14" office:value-type="string">
            <text:p>Catalogue Request Line</text:p>
          </table:table-cell>
          <table:table-cell table:number-columns-repeated="2"/>
          <table:table-cell office:value-type="string">
            <text:p>Identifier</text:p>
          </table:table-cell>
          <table:table-cell table:formula="oooc:=IF([.F132]&lt;&gt;&quot;&quot;;CONCATENATE([.F132];&quot; &quot;;[.G132]);[.G132])" office:value-type="string" office:string-value="Identifier">
            <text:p>Identifier</text:p>
          </table:table-cell>
          <table:table-cell office:value-type="string">
            <text:p>Identifier</text:p>
          </table:table-cell>
          <table:table-cell/>
          <table:table-cell table:formula="oooc:=IF([.J132]&lt;&gt;&quot;&quot;;CONCATENATE([.J132];&quot;_ &quot;;[.I132];&quot;. Type&quot;);CONCATENATE([.I13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4">
          <table:table-cell table:formula="oooc:=SUBSTITUTE(SUBSTITUTE(CONCATENATE(IF([.E133]=&quot;Universally Unique&quot;;&quot;UU&quot;;[.E133]);IF([.G133]&lt;&gt;[.I133];[.H133];[.F133]);CONCATENATE(IF([.I133]=&quot;Identifier&quot;;&quot;ID&quot;;IF([.I133]=&quot;Text&quot;;&quot;&quot;;[.I133]))));&quot; &quot;;&quot;&quot;);&quot;'&quot;;&quot;&quot;)" office:value-type="string" office:string-value="ContractSubdivision">
            <text:p>ContractSubdivision</text:p>
          </table:table-cell>
          <table:table-cell table:style-name="ce10" office:value-type="string">
            <text:p>Catalogue Request Line. Contract Subdivision. Text</text:p>
          </table:table-cell>
          <table:table-cell/>
          <table:table-cell table:style-name="ce14" office:value-type="string">
            <text:p>Catalogue Request Line</text:p>
          </table:table-cell>
          <table:table-cell/>
          <table:table-cell office:value-type="string">
            <text:p>Contract</text:p>
          </table:table-cell>
          <table:table-cell office:value-type="string">
            <text:p>Subdivision</text:p>
          </table:table-cell>
          <table:table-cell table:formula="oooc:=IF([.F133]&lt;&gt;&quot;&quot;;CONCATENATE([.F133];&quot; &quot;;[.G133]);[.G133])" office:value-type="string" office:string-value="Contract Subdivision">
            <text:p>Contract Subdivision</text:p>
          </table:table-cell>
          <table:table-cell office:value-type="string">
            <text:p>Text</text:p>
          </table:table-cell>
          <table:table-cell/>
          <table:table-cell table:formula="oooc:=IF([.J133]&lt;&gt;&quot;&quot;;CONCATENATE([.J133];&quot;_ &quot;;[.I133];&quot;. Type&quot;);CONCATENATE([.I1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dentifies a subdivision of a contract or tender.</text:p>
          </table:table-cell>
          <table:table-cell office:value-type="string">
            <text:p>"Installation", "Phase One", Support and Maintenance"</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134]=&quot;Universally Unique&quot;;&quot;UU&quot;;[.E134]);IF([.G134]&lt;&gt;[.I134];[.H134];[.F134]);CONCATENATE(IF([.I134]=&quot;Identifier&quot;;&quot;ID&quot;;IF([.I134]=&quot;Text&quot;;&quot;&quot;;[.I134]))));&quot; &quot;;&quot;&quot;);&quot;'&quot;;&quot;&quot;)" office:value-type="string" office:string-value="Note">
            <text:p>Note</text:p>
          </table:table-cell>
          <table:table-cell table:style-name="ce10" office:value-type="string">
            <text:p>Catalogue Request Line. Note. Text</text:p>
          </table:table-cell>
          <table:table-cell/>
          <table:table-cell table:style-name="ce14" office:value-type="string">
            <text:p>Catalogue Request Line</text:p>
          </table:table-cell>
          <table:table-cell table:number-columns-repeated="2"/>
          <table:table-cell office:value-type="string">
            <text:p>Note</text:p>
          </table:table-cell>
          <table:table-cell table:formula="oooc:=IF([.F134]&lt;&gt;&quot;&quot;;CONCATENATE([.F134];&quot; &quot;;[.G134]);[.G134])" office:value-type="string" office:string-value="Note">
            <text:p>Note</text:p>
          </table:table-cell>
          <table:table-cell office:value-type="string">
            <text:p>Text</text:p>
          </table:table-cell>
          <table:table-cell/>
          <table:table-cell table:formula="oooc:=IF([.J134]&lt;&gt;&quot;&quot;;CONCATENATE([.J134];&quot;_ &quot;;[.I134];&quot;. Type&quot;);CONCATENATE([.I13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Free-text note used for non-structured information about the line in the specific Catalogue document (intended to be human readabl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4" table:formula="oooc:=SUBSTITUTE(SUBSTITUTE(CONCATENATE(IF([.E135]=&quot;Universally Unique&quot;;&quot;UU&quot;;[.E135]);[.F135];IF([.H135]&lt;&gt;[.I135];[.H135];&quot;&quot;);CONCATENATE(IF([.I135]=&quot;Identifier&quot;;&quot;ID&quot;;IF([.I135]=&quot;Text&quot;;&quot;&quot;;[.I135]))));&quot; &quot;;&quot;&quot;);&quot;'&quot;;&quot;&quot;)" office:value-type="string" office:string-value="LineValidityPeriod">
            <text:p>LineValidityPeriod</text:p>
          </table:table-cell>
          <table:table-cell table:style-name="ce15" office:value-type="string">
            <text:p>Catalogue Request Line. Line Validity_ Period. Period</text:p>
          </table:table-cell>
          <table:table-cell table:style-name="ce27"/>
          <table:table-cell table:style-name="ce43" office:value-type="string">
            <text:p>Catalogue Request Line</text:p>
          </table:table-cell>
          <table:table-cell table:style-name="ce43" office:value-type="string">
            <text:p>Line Validity</text:p>
          </table:table-cell>
          <table:table-cell table:style-name="ce27"/>
          <table:table-cell table:style-name="ce27"/>
          <table:table-cell table:style-name="ce8" table:formula="oooc:=[.M135]" office:value-type="string" office:string-value="Period">
            <text:p>Period</text:p>
          </table:table-cell>
          <table:table-cell table:style-name="ce8" table:formula="oooc:=[.M135]"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60" office:value-type="string">
            <text:p>0..1</text:p>
          </table:table-cell>
          <table:table-cell table:style-name="ce27" office:value-type="string">
            <text:p>ASBIE</text:p>
          </table:table-cell>
          <table:table-cell table:style-name="ce14" office:value-type="string">
            <text:p>The period for which the Catalogue Line is valid.</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136]=&quot;Universally Unique&quot;;&quot;UU&quot;;[.E136]);[.F136];IF([.H136]&lt;&gt;[.I136];[.H136];&quot;&quot;);CONCATENATE(IF([.I136]=&quot;Identifier&quot;;&quot;ID&quot;;IF([.I136]=&quot;Text&quot;;&quot;&quot;;[.I136]))));&quot; &quot;;&quot;&quot;);&quot;'&quot;;&quot;&quot;)" office:value-type="string" office:string-value="RequiredItemLocationQuantity">
            <text:p>RequiredItemLocationQuantity</text:p>
          </table:table-cell>
          <table:table-cell table:style-name="ce15" office:value-type="string">
            <text:p>Catalogue Request Line. Required_ Item Location Quantity. Item Location Quantity</text:p>
          </table:table-cell>
          <table:table-cell table:style-name="ce27"/>
          <table:table-cell table:style-name="ce25" office:value-type="string">
            <text:p>Catalogue Request Line</text:p>
          </table:table-cell>
          <table:table-cell table:style-name="ce27" office:value-type="string">
            <text:p>Required</text:p>
          </table:table-cell>
          <table:table-cell table:style-name="ce27"/>
          <table:table-cell table:style-name="ce27"/>
          <table:table-cell table:style-name="ce8" table:formula="oooc:=[.M136]" office:value-type="string" office:string-value="Item Location Quantity">
            <text:p>Item Location Quantity</text:p>
          </table:table-cell>
          <table:table-cell table:style-name="ce8" table:formula="oooc:=[.M136]" office:value-type="string" office:string-value="Item Location Quantity">
            <text:p>Item Location Quantity</text:p>
          </table:table-cell>
          <table:table-cell table:style-name="ce8"/>
          <table:table-cell table:style-name="ce27" table:number-columns-repeated="2"/>
          <table:table-cell table:style-name="ce38" office:value-type="string">
            <text:p>Item Location Quantity</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the description of properties related to locations and quantities of the item.</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137]=&quot;Universally Unique&quot;;&quot;UU&quot;;[.E137]);[.F137];IF([.H137]&lt;&gt;[.I137];[.H137];&quot;&quot;);CONCATENATE(IF([.I137]=&quot;Identifier&quot;;&quot;ID&quot;;IF([.I137]=&quot;Text&quot;;&quot;&quot;;[.I137]))));&quot; &quot;;&quot;&quot;);&quot;'&quot;;&quot;&quot;)" office:value-type="string" office:string-value="Item">
            <text:p>Item</text:p>
          </table:table-cell>
          <table:table-cell table:style-name="ce15" office:value-type="string">
            <text:p>Catalogue Request Line. Item</text:p>
          </table:table-cell>
          <table:table-cell table:style-name="ce27"/>
          <table:table-cell table:style-name="ce25" office:value-type="string">
            <text:p>Catalogue Request Line</text:p>
          </table:table-cell>
          <table:table-cell table:number-columns-repeated="2" table:style-name="ce27"/>
          <table:table-cell table:style-name="ce27"/>
          <table:table-cell table:style-name="ce8" table:formula="oooc:=[.M137]" office:value-type="string" office:string-value="Item">
            <text:p>Item</text:p>
          </table:table-cell>
          <table:table-cell table:style-name="ce8" table:formula="oooc:=[.M137]" office:value-type="string" office:string-value="Item">
            <text:p>Item</text:p>
          </table:table-cell>
          <table:table-cell table:style-name="ce8"/>
          <table:table-cell table:style-name="ce27" table:number-columns-repeated="2"/>
          <table:table-cell table:style-name="ce38" office:value-type="string">
            <text:p>Item</text:p>
          </table:table-cell>
          <table:table-cell table:style-name="ce27"/>
          <table:table-cell table:style-name="ce33" office:value-type="float" office:value="1">
            <text:p>1</text:p>
          </table:table-cell>
          <table:table-cell table:style-name="ce27" office:value-type="string">
            <text:p>ASBIE</text:p>
          </table:table-cell>
          <table:table-cell table:style-name="ce38" office:value-type="string">
            <text:p>An association to the Item itself.</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CertificateOfOriginApplication</text:p>
          </table:table-cell>
          <table:table-cell table:style-name="ce2" office:value-type="string">
            <text:p>Certificate Of Origin Application. Details</text:p>
          </table:table-cell>
          <table:table-cell table:style-name="ce16"/>
          <table:table-cell table:style-name="ce16" office:value-type="string">
            <text:p>Certificate Of Origin Application</text:p>
          </table:table-cell>
          <table:table-cell table:style-name="ce16" table:number-columns-repeated="10"/>
          <table:table-cell table:style-name="ce30"/>
          <table:table-cell table:style-name="ce16" office:value-type="string">
            <text:p>ABIE</text:p>
          </table:table-cell>
          <table:table-cell table:style-name="ce52" office:value-type="string">
            <text:p>A document that contains information of CO application.</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Transportation</text:p>
          </table:table-cell>
          <table:table-cell table:style-name="ce16" table:number-columns-repeated="9"/>
          <table:table-cell table:style-name="ce37" table:number-columns-repeated="224"/>
        </table:table-row>
        <table:table-row table:style-name="ro3">
          <table:table-cell table:formula="oooc:=SUBSTITUTE(SUBSTITUTE(CONCATENATE(IF([.E139]=&quot;Universally Unique&quot;;&quot;UU&quot;;[.E139]);IF([.G139]&lt;&gt;[.I139];[.H139];[.F139]);CONCATENATE(IF([.I139]=&quot;Identifier&quot;;&quot;ID&quot;;IF([.I139]=&quot;Text&quot;;&quot;&quot;;[.I139]))));&quot; &quot;;&quot;&quot;);&quot;'&quot;;&quot;&quot;)" office:value-type="string" office:string-value="ReferenceID">
            <text:p>ReferenceID</text:p>
          </table:table-cell>
          <table:table-cell table:style-name="ce3" office:value-type="string">
            <text:p>Certificate Of Origin Application. Reference. Identifier</text:p>
          </table:table-cell>
          <table:table-cell/>
          <table:table-cell office:value-type="string">
            <text:p>Certificate Of Origin Application</text:p>
          </table:table-cell>
          <table:table-cell table:number-columns-repeated="2"/>
          <table:table-cell office:value-type="string">
            <text:p>Reference</text:p>
          </table:table-cell>
          <table:table-cell table:formula="oooc:=IF([.F139]&lt;&gt;&quot;&quot;;CONCATENATE([.F139];&quot; &quot;;[.G139]);[.G139])" office:value-type="string" office:string-value="Reference">
            <text:p>Reference</text:p>
          </table:table-cell>
          <table:table-cell office:value-type="string">
            <text:p>Identifier</text:p>
          </table:table-cell>
          <table:table-cell/>
          <table:table-cell table:formula="oooc:=IF([.J139]&lt;&gt;&quot;&quot;;CONCATENATE([.J139];&quot;_ &quot;;[.I139];&quot;. Type&quot;);CONCATENATE([.I13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Holds the unique number that identifies the Despatch Advice, typically according to the seller's system that generated the Despatch Advice.</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40]=&quot;Universally Unique&quot;;&quot;UU&quot;;[.E140]);IF([.G140]&lt;&gt;[.I140];[.H140];[.F140]);CONCATENATE(IF([.I140]=&quot;Identifier&quot;;&quot;ID&quot;;IF([.I140]=&quot;Text&quot;;&quot;&quot;;[.I140]))));&quot; &quot;;&quot;&quot;);&quot;'&quot;;&quot;&quot;)" office:value-type="string" office:string-value="CertificateType">
            <text:p>CertificateType</text:p>
          </table:table-cell>
          <table:table-cell table:style-name="ce6" office:value-type="string">
            <text:p>Certificate Of Origin Application. Certificate Type. Text</text:p>
          </table:table-cell>
          <table:table-cell/>
          <table:table-cell office:value-type="string">
            <text:p>Certificate Of Origin Application</text:p>
          </table:table-cell>
          <table:table-cell/>
          <table:table-cell office:value-type="string">
            <text:p>Certificate</text:p>
          </table:table-cell>
          <table:table-cell office:value-type="string">
            <text:p>Type</text:p>
          </table:table-cell>
          <table:table-cell table:formula="oooc:=IF([.F140]&lt;&gt;&quot;&quot;;CONCATENATE([.F140];&quot; &quot;;[.G140]);[.G140])" office:value-type="string" office:string-value="Certificate Type">
            <text:p>Certificate Type</text:p>
          </table:table-cell>
          <table:table-cell office:value-type="string">
            <text:p>Text</text:p>
          </table:table-cell>
          <table:table-cell/>
          <table:table-cell table:formula="oooc:=IF([.J140]&lt;&gt;&quot;&quot;;CONCATENATE([.J140];&quot;_ &quot;;[.I140];&quot;. Type&quot;);CONCATENATE([.I140];&quot;. Type&quot;))" office:value-type="string" office:string-value="Text. Type">
            <text:p>Text. Type</text:p>
          </table:table-cell>
          <table:table-cell table:number-columns-repeated="3"/>
          <table:table-cell office:value-type="float" office:value="1">
            <text:p>1</text:p>
          </table:table-cell>
          <table:table-cell office:value-type="string">
            <text:p>BBIE</text:p>
          </table:table-cell>
          <table:table-cell office:value-type="string">
            <text:p>Type of CO. Type could be Ordinary, Re-export, Commonwealth Preferential etc.</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41]=&quot;Universally Unique&quot;;&quot;UU&quot;;[.E141]);IF([.G141]&lt;&gt;[.I141];[.H141];[.F141]);CONCATENATE(IF([.I141]=&quot;Identifier&quot;;&quot;ID&quot;;IF([.I141]=&quot;Text&quot;;&quot;&quot;;[.I141]))));&quot; &quot;;&quot;&quot;);&quot;'&quot;;&quot;&quot;)" office:value-type="string" office:string-value="ApplicationStatusCode">
            <text:p>ApplicationStatusCode</text:p>
          </table:table-cell>
          <table:table-cell table:style-name="ce23" office:value-type="string">
            <text:p>Certificate Of Origin Application. Application Status Code. Code</text:p>
          </table:table-cell>
          <table:table-cell table:style-name="ce37"/>
          <table:table-cell table:style-name="ce37" office:value-type="string">
            <text:p>Certificate Of Origin Application</text:p>
          </table:table-cell>
          <table:table-cell table:style-name="ce37"/>
          <table:table-cell table:style-name="ce23" office:value-type="string">
            <text:p>Application Status</text:p>
          </table:table-cell>
          <table:table-cell table:style-name="ce23" office:value-type="string">
            <text:p>Code</text:p>
          </table:table-cell>
          <table:table-cell table:formula="oooc:=IF([.F141]&lt;&gt;&quot;&quot;;CONCATENATE([.F141];&quot; &quot;;[.G141]);[.G141])" office:value-type="string" office:string-value="Application Status Code">
            <text:p>Application Status Code</text:p>
          </table:table-cell>
          <table:table-cell table:style-name="ce37" office:value-type="string">
            <text:p>Code</text:p>
          </table:table-cell>
          <table:table-cell table:style-name="ce37"/>
          <table:table-cell table:style-name="ce37" table:formula="oooc:=IF([.J141]&lt;&gt;&quot;&quot;;CONCATENATE([.J141];&quot;_ &quot;;[.I141];&quot;. Type&quot;);CONCATENATE([.I141];&quot;. Type&quot;))" office:value-type="string" office:string-value="Code. Type">
            <text:p>Code.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Indicates the status of the application (revision, replacement, etc.).</text:p>
          </table:table-cell>
          <table:table-cell table:style-name="ce13"/>
          <table:table-cell table:style-name="ce37"/>
          <table:table-cell table:style-name="ce102" office:value-type="string">
            <text:p>2.0</text:p>
          </table:table-cell>
          <table:table-cell table:style-name="ce37" table:number-columns-repeated="2"/>
          <table:table-cell table:style-name="ce37" office:value-type="string">
            <text:p>Transportation</text:p>
          </table:table-cell>
          <table:table-cell table:style-name="ce37" table:number-columns-repeated="233"/>
        </table:table-row>
        <table:table-row table:style-name="ro3">
          <table:table-cell table:formula="oooc:=SUBSTITUTE(SUBSTITUTE(CONCATENATE(IF([.E142]=&quot;Universally Unique&quot;;&quot;UU&quot;;[.E142]);IF([.G142]&lt;&gt;[.I142];[.H142];[.F142]);CONCATENATE(IF([.I142]=&quot;Identifier&quot;;&quot;ID&quot;;IF([.I142]=&quot;Text&quot;;&quot;&quot;;[.I142]))));&quot; &quot;;&quot;&quot;);&quot;'&quot;;&quot;&quot;)" office:value-type="string" office:string-value="OriginalJobID">
            <text:p>OriginalJobID</text:p>
          </table:table-cell>
          <table:table-cell table:style-name="ce6" office:value-type="string">
            <text:p>Certificate Of Origin Application. Original_ Job Identifier. Identifier</text:p>
          </table:table-cell>
          <table:table-cell/>
          <table:table-cell office:value-type="string">
            <text:p>Certificate Of Origin Application</text:p>
          </table:table-cell>
          <table:table-cell office:value-type="string">
            <text:p>Original</text:p>
          </table:table-cell>
          <table:table-cell office:value-type="string">
            <text:p>Job</text:p>
          </table:table-cell>
          <table:table-cell office:value-type="string">
            <text:p>Identifier</text:p>
          </table:table-cell>
          <table:table-cell table:formula="oooc:=IF([.F142]&lt;&gt;&quot;&quot;;CONCATENATE([.F142];&quot; &quot;;[.G142]);[.G142])" office:value-type="string" office:string-value="Job Identifier">
            <text:p>Job Identifier</text:p>
          </table:table-cell>
          <table:table-cell office:value-type="string">
            <text:p>Identifier</text:p>
          </table:table-cell>
          <table:table-cell/>
          <table:table-cell table:formula="oooc:=IF([.J142]&lt;&gt;&quot;&quot;;CONCATENATE([.J142];&quot;_ &quot;;[.I142];&quot;. Type&quot;);CONCATENATE([.I14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1" office:value-type="string">
            <text:p>The latest Job Number given to the Origin application. This is used by the system to keep track of the amendments or cancellation of the origin application applied earlier.</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43]=&quot;Universally Unique&quot;;&quot;UU&quot;;[.E143]);IF([.G143]&lt;&gt;[.I143];[.H143];[.F143]);CONCATENATE(IF([.I143]=&quot;Identifier&quot;;&quot;ID&quot;;IF([.I143]=&quot;Text&quot;;&quot;&quot;;[.I143]))));&quot; &quot;;&quot;&quot;);&quot;'&quot;;&quot;&quot;)" office:value-type="string" office:string-value="PreviousJobID">
            <text:p>PreviousJobID</text:p>
          </table:table-cell>
          <table:table-cell table:style-name="ce6" office:value-type="string">
            <text:p>Certificate Of Origin Application. Previous_ Job Identifier. Identifier</text:p>
          </table:table-cell>
          <table:table-cell/>
          <table:table-cell office:value-type="string">
            <text:p>Certificate Of Origin Application</text:p>
          </table:table-cell>
          <table:table-cell office:value-type="string">
            <text:p>Previous</text:p>
          </table:table-cell>
          <table:table-cell office:value-type="string">
            <text:p>Job</text:p>
          </table:table-cell>
          <table:table-cell office:value-type="string">
            <text:p>Identifier</text:p>
          </table:table-cell>
          <table:table-cell table:formula="oooc:=IF([.F143]&lt;&gt;&quot;&quot;;CONCATENATE([.F143];&quot; &quot;;[.G143]);[.G143])" office:value-type="string" office:string-value="Job Identifier">
            <text:p>Job Identifier</text:p>
          </table:table-cell>
          <table:table-cell office:value-type="string">
            <text:p>Identifier</text:p>
          </table:table-cell>
          <table:table-cell/>
          <table:table-cell table:formula="oooc:=IF([.J143]&lt;&gt;&quot;&quot;;CONCATENATE([.J143];&quot;_ &quot;;[.I143];&quot;. Type&quot;);CONCATENATE([.I1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1" office:value-type="string">
            <text:p>The previous Job Number assigned in case the application undergoes query or change. This is used by the system to keep track of the amendments or cancellation of the origin application applied earlier.</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44]=&quot;Universally Unique&quot;;&quot;UU&quot;;[.E144]);IF([.G144]&lt;&gt;[.I144];[.H144];[.F144]);CONCATENATE(IF([.I144]=&quot;Identifier&quot;;&quot;ID&quot;;IF([.I144]=&quot;Text&quot;;&quot;&quot;;[.I144]))));&quot; &quot;;&quot;&quot;);&quot;'&quot;;&quot;&quot;)" office:value-type="string" office:string-value="Remarks">
            <text:p>Remarks</text:p>
          </table:table-cell>
          <table:table-cell table:style-name="ce6" office:value-type="string">
            <text:p>Certificate Of Origin Application. Remarks. Text</text:p>
          </table:table-cell>
          <table:table-cell/>
          <table:table-cell office:value-type="string">
            <text:p>Certificate Of Origin Application</text:p>
          </table:table-cell>
          <table:table-cell table:number-columns-repeated="2"/>
          <table:table-cell office:value-type="string">
            <text:p>Remarks</text:p>
          </table:table-cell>
          <table:table-cell table:formula="oooc:=IF([.F144]&lt;&gt;&quot;&quot;;CONCATENATE([.F144];&quot; &quot;;[.G144]);[.G144])" office:value-type="string" office:string-value="Remarks">
            <text:p>Remarks</text:p>
          </table:table-cell>
          <table:table-cell office:value-type="string">
            <text:p>Text</text:p>
          </table:table-cell>
          <table:table-cell/>
          <table:table-cell table:formula="oooc:=IF([.J144]&lt;&gt;&quot;&quot;;CONCATENATE([.J144];&quot;_ &quot;;[.I144];&quot;. Type&quot;);CONCATENATE([.I14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1" office:value-type="string">
            <text:p>Remarks by the applicant for the Certificate of Origin Application.</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style-name="ce4" table:formula="oooc:=SUBSTITUTE(SUBSTITUTE(CONCATENATE(IF([.E145]=&quot;Universally Unique&quot;;&quot;UU&quot;;[.E145]);[.F145];IF([.H145]&lt;&gt;[.I145];[.H145];&quot;&quot;);CONCATENATE(IF([.I145]=&quot;Identifier&quot;;&quot;ID&quot;;IF([.I145]=&quot;Text&quot;;&quot;&quot;;[.I145]))));&quot; &quot;;&quot;&quot;);&quot;'&quot;;&quot;&quot;)" office:value-type="string" office:string-value="Shipment">
            <text:p>Shipment</text:p>
          </table:table-cell>
          <table:table-cell table:style-name="ce8" office:value-type="string">
            <text:p>Certificate Of Origin Application. Shipment</text:p>
          </table:table-cell>
          <table:table-cell table:style-name="ce27"/>
          <table:table-cell table:style-name="ce27" office:value-type="string">
            <text:p>Certificate Of Origin Application</text:p>
          </table:table-cell>
          <table:table-cell table:number-columns-repeated="2" table:style-name="ce27"/>
          <table:table-cell table:style-name="ce27"/>
          <table:table-cell table:style-name="ce8" table:formula="oooc:=[.M145]" office:value-type="string" office:string-value="Shipment">
            <text:p>Shipment</text:p>
          </table:table-cell>
          <table:table-cell table:style-name="ce8" table:formula="oooc:=[.M145]" office:value-type="string" office:string-value="Shipment">
            <text:p>Shipment</text:p>
          </table:table-cell>
          <table:table-cell table:style-name="ce8"/>
          <table:table-cell table:style-name="ce27" table:number-columns-repeated="2"/>
          <table:table-cell table:style-name="ce38" office:value-type="string">
            <text:p>Shipment</text:p>
          </table:table-cell>
          <table:table-cell table:style-name="ce27"/>
          <table:table-cell table:style-name="ce57" office:value-type="string">
            <text:p>1</text:p>
          </table:table-cell>
          <table:table-cell table:style-name="ce27" office:value-type="string">
            <text:p>ASBIE</text:p>
          </table:table-cell>
          <table:table-cell table:style-name="ce8" office:value-type="string">
            <text:p>Information about the separately identifiable collection of goods items (available to be) transported from one consignor to one consignee via one or more modes of transport.</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2">
          <table:table-cell table:style-name="ce4" table:formula="oooc:=SUBSTITUTE(SUBSTITUTE(CONCATENATE(IF([.E146]=&quot;Universally Unique&quot;;&quot;UU&quot;;[.E146]);[.F146];IF([.H146]&lt;&gt;[.I146];[.H146];&quot;&quot;);CONCATENATE(IF([.I146]=&quot;Identifier&quot;;&quot;ID&quot;;IF([.I146]=&quot;Text&quot;;&quot;&quot;;[.I146]))));&quot; &quot;;&quot;&quot;);&quot;'&quot;;&quot;&quot;)" office:value-type="string" office:string-value="EndorserParty">
            <text:p>EndorserParty</text:p>
          </table:table-cell>
          <table:table-cell table:style-name="ce15" office:value-type="string">
            <text:p>Certificate Of Origin Application. Endorser Party</text:p>
          </table:table-cell>
          <table:table-cell table:style-name="ce27"/>
          <table:table-cell table:style-name="ce27" office:value-type="string">
            <text:p>Certificate Of Origin Application</text:p>
          </table:table-cell>
          <table:table-cell table:number-columns-repeated="2" table:style-name="ce27"/>
          <table:table-cell table:style-name="ce27"/>
          <table:table-cell table:style-name="ce8" table:formula="oooc:=[.M146]" office:value-type="string" office:string-value="Endorser Party">
            <text:p>Endorser Party</text:p>
          </table:table-cell>
          <table:table-cell table:style-name="ce8" table:formula="oooc:=[.M146]" office:value-type="string" office:string-value="Endorser Party">
            <text:p>Endorser Party</text:p>
          </table:table-cell>
          <table:table-cell table:style-name="ce8"/>
          <table:table-cell table:style-name="ce27" table:number-columns-repeated="2"/>
          <table:table-cell table:style-name="ce38" office:value-type="string">
            <text:p>Endorser Party</text:p>
          </table:table-cell>
          <table:table-cell table:style-name="ce27"/>
          <table:table-cell table:style-name="ce57" office:value-type="string">
            <text:p>1..n</text:p>
          </table:table-cell>
          <table:table-cell table:style-name="ce27" office:value-type="string">
            <text:p>ASBIE</text:p>
          </table:table-cell>
          <table:table-cell table:style-name="ce73" office:value-type="string">
            <text:p>The party providing the endorsement.</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147]=&quot;Universally Unique&quot;;&quot;UU&quot;;[.E147]);[.F147];IF([.H147]&lt;&gt;[.I147];[.H147];&quot;&quot;);CONCATENATE(IF([.I147]=&quot;Identifier&quot;;&quot;ID&quot;;IF([.I147]=&quot;Text&quot;;&quot;&quot;;[.I147]))));&quot; &quot;;&quot;&quot;);&quot;'&quot;;&quot;&quot;)" office:value-type="string" office:string-value="PreparationParty">
            <text:p>PreparationParty</text:p>
          </table:table-cell>
          <table:table-cell table:style-name="ce15" office:value-type="string">
            <text:p>Certificate Of Origin Application. Preparation_ Party. Party</text:p>
          </table:table-cell>
          <table:table-cell table:style-name="ce27"/>
          <table:table-cell table:style-name="ce27" office:value-type="string">
            <text:p>Certificate Of Origin Application</text:p>
          </table:table-cell>
          <table:table-cell table:style-name="ce27" office:value-type="string">
            <text:p>Preparation</text:p>
          </table:table-cell>
          <table:table-cell table:style-name="ce27"/>
          <table:table-cell table:style-name="ce27"/>
          <table:table-cell table:style-name="ce8" table:formula="oooc:=[.M147]" office:value-type="string" office:string-value="Party">
            <text:p>Party</text:p>
          </table:table-cell>
          <table:table-cell table:style-name="ce8" table:formula="oooc:=[.M147]" office:value-type="string" office:string-value="Party">
            <text:p>Party</text:p>
          </table:table-cell>
          <table:table-cell table:style-name="ce8"/>
          <table:table-cell table:style-name="ce27" table:number-columns-repeated="2"/>
          <table:table-cell table:style-name="ce38" office:value-type="string">
            <text:p>Party</text:p>
          </table:table-cell>
          <table:table-cell table:style-name="ce27"/>
          <table:table-cell table:style-name="ce57" office:value-type="string">
            <text:p>1</text:p>
          </table:table-cell>
          <table:table-cell table:style-name="ce27" office:value-type="string">
            <text:p>ASBIE</text:p>
          </table:table-cell>
          <table:table-cell table:style-name="ce69" office:value-type="string">
            <text:p>Details of an individual, a group, or a body that prepares the Certificate of Origin application.</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2">
          <table:table-cell table:style-name="ce4" table:formula="oooc:=SUBSTITUTE(SUBSTITUTE(CONCATENATE(IF([.E148]=&quot;Universally Unique&quot;;&quot;UU&quot;;[.E148]);[.F148];IF([.H148]&lt;&gt;[.I148];[.H148];&quot;&quot;);CONCATENATE(IF([.I148]=&quot;Identifier&quot;;&quot;ID&quot;;IF([.I148]=&quot;Text&quot;;&quot;&quot;;[.I148]))));&quot; &quot;;&quot;&quot;);&quot;'&quot;;&quot;&quot;)" office:value-type="string" office:string-value="IssuerParty">
            <text:p>IssuerParty</text:p>
          </table:table-cell>
          <table:table-cell table:style-name="ce15" office:value-type="string">
            <text:p>Certificate Of Origin Application. Issuer_ Party. Party</text:p>
          </table:table-cell>
          <table:table-cell table:style-name="ce27"/>
          <table:table-cell table:style-name="ce27" office:value-type="string">
            <text:p>Certificate Of Origin Application</text:p>
          </table:table-cell>
          <table:table-cell table:style-name="ce27" office:value-type="string">
            <text:p>Issuer</text:p>
          </table:table-cell>
          <table:table-cell table:style-name="ce27"/>
          <table:table-cell table:style-name="ce27"/>
          <table:table-cell table:style-name="ce8" table:formula="oooc:=[.M148]" office:value-type="string" office:string-value="Party">
            <text:p>Party</text:p>
          </table:table-cell>
          <table:table-cell table:style-name="ce8" table:formula="oooc:=[.M148]" office:value-type="string" office:string-value="Party">
            <text:p>Party</text:p>
          </table:table-cell>
          <table:table-cell table:style-name="ce8"/>
          <table:table-cell table:style-name="ce27" table:number-columns-repeated="2"/>
          <table:table-cell table:style-name="ce38" office:value-type="string">
            <text:p>Party</text:p>
          </table:table-cell>
          <table:table-cell table:style-name="ce27"/>
          <table:table-cell table:style-name="ce57" office:value-type="string">
            <text:p>1</text:p>
          </table:table-cell>
          <table:table-cell table:style-name="ce27" office:value-type="string">
            <text:p>ASBIE</text:p>
          </table:table-cell>
          <table:table-cell table:style-name="ce69" office:value-type="string">
            <text:p>Details of the authorized organization that issued the Certificate of Origin.</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149]=&quot;Universally Unique&quot;;&quot;UU&quot;;[.E149]);[.F149];IF([.H149]&lt;&gt;[.I149];[.H149];&quot;&quot;);CONCATENATE(IF([.I149]=&quot;Identifier&quot;;&quot;ID&quot;;IF([.I149]=&quot;Text&quot;;&quot;&quot;;[.I149]))));&quot; &quot;;&quot;&quot;);&quot;'&quot;;&quot;&quot;)" office:value-type="string" office:string-value="IssuingCountry">
            <text:p>IssuingCountry</text:p>
          </table:table-cell>
          <table:table-cell table:style-name="ce15" office:value-type="string">
            <text:p>Certificate Of Origin Application. Issuing_ Country. Country</text:p>
          </table:table-cell>
          <table:table-cell table:style-name="ce27"/>
          <table:table-cell table:style-name="ce27" office:value-type="string">
            <text:p>Certificate Of Origin Application</text:p>
          </table:table-cell>
          <table:table-cell table:style-name="ce27" office:value-type="string">
            <text:p>Issuing</text:p>
          </table:table-cell>
          <table:table-cell table:style-name="ce27"/>
          <table:table-cell table:style-name="ce27"/>
          <table:table-cell table:style-name="ce8" table:formula="oooc:=[.M149]" office:value-type="string" office:string-value="Country">
            <text:p>Country</text:p>
          </table:table-cell>
          <table:table-cell table:style-name="ce8" table:formula="oooc:=[.M149]" office:value-type="string" office:string-value="Country">
            <text:p>Country</text:p>
          </table:table-cell>
          <table:table-cell table:style-name="ce8"/>
          <table:table-cell table:style-name="ce27" table:number-columns-repeated="2"/>
          <table:table-cell table:style-name="ce38" office:value-type="string">
            <text:p>Country</text:p>
          </table:table-cell>
          <table:table-cell table:style-name="ce27"/>
          <table:table-cell table:style-name="ce57" office:value-type="string">
            <text:p>1</text:p>
          </table:table-cell>
          <table:table-cell table:style-name="ce27" office:value-type="string">
            <text:p>ASBIE</text:p>
          </table:table-cell>
          <table:table-cell table:style-name="ce69" office:value-type="string">
            <text:p>The country for which the Certificate of Origin is issued.</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150]=&quot;Universally Unique&quot;;&quot;UU&quot;;[.E150]);[.F150];IF([.H150]&lt;&gt;[.I150];[.H150];&quot;&quot;);CONCATENATE(IF([.I150]=&quot;Identifier&quot;;&quot;ID&quot;;IF([.I150]=&quot;Text&quot;;&quot;&quot;;[.I150]))));&quot; &quot;;&quot;&quot;);&quot;'&quot;;&quot;&quot;)" office:value-type="string" office:string-value="DocumentDistribution">
            <text:p>DocumentDistribution</text:p>
          </table:table-cell>
          <table:table-cell table:style-name="ce8" office:value-type="string">
            <text:p>Certificate Of Origin Application. Document Distribution</text:p>
          </table:table-cell>
          <table:table-cell table:style-name="ce27"/>
          <table:table-cell table:style-name="ce27" office:value-type="string">
            <text:p>Certificate Of Origin Application</text:p>
          </table:table-cell>
          <table:table-cell table:number-columns-repeated="2" table:style-name="ce27"/>
          <table:table-cell table:style-name="ce27"/>
          <table:table-cell table:style-name="ce8" table:formula="oooc:=[.M150]" office:value-type="string" office:string-value="Document Distribution">
            <text:p>Document Distribution</text:p>
          </table:table-cell>
          <table:table-cell table:style-name="ce8" table:formula="oooc:=[.M150]" office:value-type="string" office:string-value="Document Distribution">
            <text:p>Document Distribution</text:p>
          </table:table-cell>
          <table:table-cell table:style-name="ce8"/>
          <table:table-cell table:style-name="ce27" table:number-columns-repeated="2"/>
          <table:table-cell table:style-name="ce38" office:value-type="string">
            <text:p>Document Distribution</text:p>
          </table:table-cell>
          <table:table-cell table:style-name="ce27"/>
          <table:table-cell table:style-name="ce57" office:value-type="string">
            <text:p>0..n</text:p>
          </table:table-cell>
          <table:table-cell table:style-name="ce27" office:value-type="string">
            <text:p>ASBIE</text:p>
          </table:table-cell>
          <table:table-cell table:style-name="ce73" office:value-type="string">
            <text:p>The distribution of the Certificate of Origin to interested parties.</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151]=&quot;Universally Unique&quot;;&quot;UU&quot;;[.E151]);[.F151];IF([.H151]&lt;&gt;[.I151];[.H151];&quot;&quot;);CONCATENATE(IF([.I151]=&quot;Identifier&quot;;&quot;ID&quot;;IF([.I151]=&quot;Text&quot;;&quot;&quot;;[.I151]))));&quot; &quot;;&quot;&quot;);&quot;'&quot;;&quot;&quot;)" office:value-type="string" office:string-value="SupportingDocumentReference">
            <text:p>SupportingDocumentReference</text:p>
          </table:table-cell>
          <table:table-cell table:style-name="ce15" office:value-type="string">
            <text:p>Certificate Of Origin Application. Supporting_ Document Reference. Document Reference</text:p>
          </table:table-cell>
          <table:table-cell table:style-name="ce27"/>
          <table:table-cell table:style-name="ce27" office:value-type="string">
            <text:p>Certificate Of Origin Application</text:p>
          </table:table-cell>
          <table:table-cell table:style-name="ce27" office:value-type="string">
            <text:p>Supporting</text:p>
          </table:table-cell>
          <table:table-cell table:style-name="ce27"/>
          <table:table-cell table:style-name="ce27"/>
          <table:table-cell table:style-name="ce8" table:formula="oooc:=[.M151]" office:value-type="string" office:string-value="Document Reference">
            <text:p>Document Reference</text:p>
          </table:table-cell>
          <table:table-cell table:style-name="ce8" table:formula="oooc:=[.M151]"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n</text:p>
          </table:table-cell>
          <table:table-cell table:style-name="ce27" office:value-type="string">
            <text:p>ASBIE</text:p>
          </table:table-cell>
          <table:table-cell table:style-name="ce72" office:value-type="string">
            <text:p>An associative reference to a supporting document.</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2">
          <table:table-cell table:style-name="ce4" table:formula="oooc:=SUBSTITUTE(SUBSTITUTE(CONCATENATE(IF([.E152]=&quot;Universally Unique&quot;;&quot;UU&quot;;[.E152]);[.F152];IF([.H152]&lt;&gt;[.I152];[.H152];&quot;&quot;);CONCATENATE(IF([.I152]=&quot;Identifier&quot;;&quot;ID&quot;;IF([.I152]=&quot;Text&quot;;&quot;&quot;;[.I152]))));&quot; &quot;;&quot;&quot;);&quot;'&quot;;&quot;&quot;)" office:value-type="string" office:string-value="Signature">
            <text:p>Signature</text:p>
          </table:table-cell>
          <table:table-cell table:style-name="ce8" office:value-type="string">
            <text:p>Certificate Of Origin Application. Signature</text:p>
          </table:table-cell>
          <table:table-cell table:style-name="ce27"/>
          <table:table-cell table:style-name="ce27" office:value-type="string">
            <text:p>Certificate Of Origin Application</text:p>
          </table:table-cell>
          <table:table-cell table:number-columns-repeated="2" table:style-name="ce27"/>
          <table:table-cell table:style-name="ce27"/>
          <table:table-cell table:style-name="ce8" table:formula="oooc:=[.M152]" office:value-type="string" office:string-value="Signature">
            <text:p>Signature</text:p>
          </table:table-cell>
          <table:table-cell table:style-name="ce8" table:formula="oooc:=[.M152]" office:value-type="string" office:string-value="Signature">
            <text:p>Signature</text:p>
          </table:table-cell>
          <table:table-cell table:style-name="ce8"/>
          <table:table-cell table:style-name="ce27" table:number-columns-repeated="2"/>
          <table:table-cell table:style-name="ce38" office:value-type="string">
            <text:p>Signature</text:p>
          </table:table-cell>
          <table:table-cell table:style-name="ce27"/>
          <table:table-cell table:style-name="ce57" office:value-type="string">
            <text:p>0..n</text:p>
          </table:table-cell>
          <table:table-cell table:style-name="ce27" office:value-type="string">
            <text:p>ASBIE</text:p>
          </table:table-cell>
          <table:table-cell table:style-name="ce73" office:value-type="string">
            <text:p>One or more signatures applied to the document instance.</text:p>
          </table:table-cell>
          <table:table-cell table:style-name="ce73" table:number-columns-repeated="2"/>
          <table:table-cell table:style-name="ce98" office:value-type="string">
            <text:p>2.0</text:p>
          </table:table-cell>
          <table:table-cell table:style-name="ce87"/>
          <table:table-cell table:style-name="ce33"/>
          <table:table-cell table:style-name="ce8" office:value-type="string">
            <text:p>Transportation</text:p>
          </table:table-cell>
          <table:table-cell table:style-name="ce27" table:number-columns-repeated="8"/>
          <table:table-cell table:style-name="ce8"/>
          <table:table-cell table:style-name="ce37" table:number-columns-repeated="224"/>
        </table:table-row>
        <table:table-row table:style-name="ro2">
          <table:table-cell table:style-name="ce2" office:value-type="string">
            <text:p>ClassificationCategory</text:p>
          </table:table-cell>
          <table:table-cell table:style-name="ce2" office:value-type="string">
            <text:p>Classification Category. Details</text:p>
          </table:table-cell>
          <table:table-cell table:style-name="ce16"/>
          <table:table-cell table:style-name="ce16" office:value-type="string">
            <text:p>Classification Category</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Classification Category; a subdivision of a Classification Scheme.</text:p>
          </table:table-cell>
          <table:table-cell table:style-name="ce16"/>
          <table:table-cell table:style-name="ce85"/>
          <table:table-cell table:style-name="ce100" office:value-type="string">
            <text:p>2.0</text:p>
          </table:table-cell>
          <table:table-cell table:style-name="ce16" table:number-columns-repeated="12"/>
          <table:table-cell table:style-name="ce37" table:number-columns-repeated="224"/>
        </table:table-row>
        <table:table-row table:style-name="ro4">
          <table:table-cell table:formula="oooc:=SUBSTITUTE(SUBSTITUTE(CONCATENATE(IF([.E154]=&quot;Universally Unique&quot;;&quot;UU&quot;;[.E154]);IF([.G154]&lt;&gt;[.I154];[.H154];[.F154]);CONCATENATE(IF([.I154]=&quot;Identifier&quot;;&quot;ID&quot;;IF([.I154]=&quot;Text&quot;;&quot;&quot;;[.I154]))));&quot; &quot;;&quot;&quot;);&quot;'&quot;;&quot;&quot;)" office:value-type="string" office:string-value="Name">
            <text:p>Name</text:p>
          </table:table-cell>
          <table:table-cell table:style-name="ce10" office:value-type="string">
            <text:p>Classification Category. Name</text:p>
          </table:table-cell>
          <table:table-cell/>
          <table:table-cell office:value-type="string">
            <text:p>Classification Category</text:p>
          </table:table-cell>
          <table:table-cell table:number-columns-repeated="2"/>
          <table:table-cell office:value-type="string">
            <text:p>Name</text:p>
          </table:table-cell>
          <table:table-cell table:formula="oooc:=IF([.F154]&lt;&gt;&quot;&quot;;CONCATENATE([.F154];&quot; &quot;;[.G154]);[.G154])" office:value-type="string" office:string-value="Name">
            <text:p>Name</text:p>
          </table:table-cell>
          <table:table-cell office:value-type="string">
            <text:p>Name</text:p>
          </table:table-cell>
          <table:table-cell/>
          <table:table-cell table:formula="oooc:=IF([.J154]&lt;&gt;&quot;&quot;;CONCATENATE([.J154];&quot;_ &quot;;[.I154];&quot;. Type&quot;);CONCATENATE([.I154];&quot;. Type&quot;))" office:value-type="string" office:string-value="Name. Type">
            <text:p>Name. Type</text:p>
          </table:table-cell>
          <table:table-cell table:number-columns-repeated="2"/>
          <table:table-cell office:value-type="string">
            <text:p>Code List Name</text:p>
          </table:table-cell>
          <table:table-cell office:value-type="string">
            <text:p>0..1</text:p>
          </table:table-cell>
          <table:table-cell office:value-type="string">
            <text:p>BBIE</text:p>
          </table:table-cell>
          <table:table-cell office:value-type="string">
            <text:p>The name of the Classification Category.</text:p>
          </table:table-cell>
          <table:table-cell office:value-type="string">
            <text:p>"UNSPSC Class", "UNSPSC Segment", "UNSPSC Family"</text:p>
          </table:table-cell>
          <table:table-cell/>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155]=&quot;Universally Unique&quot;;&quot;UU&quot;;[.E155]);IF([.G155]&lt;&gt;[.I155];[.H155];[.F155]);CONCATENATE(IF([.I155]=&quot;Identifier&quot;;&quot;ID&quot;;IF([.I155]=&quot;Text&quot;;&quot;&quot;;[.I155]))));&quot; &quot;;&quot;&quot;);&quot;'&quot;;&quot;&quot;)" office:value-type="string" office:string-value="CodeValue">
            <text:p>CodeValue</text:p>
          </table:table-cell>
          <table:table-cell office:value-type="string">
            <text:p>Classification Category. Code Value. Text</text:p>
          </table:table-cell>
          <table:table-cell/>
          <table:table-cell office:value-type="string">
            <text:p>Classification Category</text:p>
          </table:table-cell>
          <table:table-cell/>
          <table:table-cell office:value-type="string">
            <text:p>Code</text:p>
          </table:table-cell>
          <table:table-cell office:value-type="string">
            <text:p>Value</text:p>
          </table:table-cell>
          <table:table-cell table:formula="oooc:=IF([.F155]&lt;&gt;&quot;&quot;;CONCATENATE([.F155];&quot; &quot;;[.G155]);[.G155])" office:value-type="string" office:string-value="Code Value">
            <text:p>Code Value</text:p>
          </table:table-cell>
          <table:table-cell office:value-type="string">
            <text:p>Text</text:p>
          </table:table-cell>
          <table:table-cell/>
          <table:table-cell table:formula="oooc:=IF([.J155]&lt;&gt;&quot;&quot;;CONCATENATE([.J155];&quot;_ &quot;;[.I155];&quot;. Type&quot;);CONCATENATE([.I155];&quot;. Type&quot;))" office:value-type="string" office:string-value="Text. Type">
            <text:p>Text. Type</text:p>
          </table:table-cell>
          <table:table-cell table:number-columns-repeated="2"/>
          <table:table-cell office:value-type="string">
            <text:p>Code Value</text:p>
          </table:table-cell>
          <table:table-cell office:value-type="string">
            <text:p>0..1</text:p>
          </table:table-cell>
          <table:table-cell office:value-type="string">
            <text:p>BBIE</text:p>
          </table:table-cell>
          <table:table-cell office:value-type="string">
            <text:p>The Classification Category value.</text:p>
          </table:table-cell>
          <table:table-cell office:value-type="string">
            <text:p>3420001, 3273666, HSJJD-213</text:p>
          </table:table-cell>
          <table:table-cell/>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156]=&quot;Universally Unique&quot;;&quot;UU&quot;;[.E156]);IF([.G156]&lt;&gt;[.I156];[.H156];[.F156]);CONCATENATE(IF([.I156]=&quot;Identifier&quot;;&quot;ID&quot;;IF([.I156]=&quot;Text&quot;;&quot;&quot;;[.I156]))));&quot; &quot;;&quot;&quot;);&quot;'&quot;;&quot;&quot;)" office:value-type="string" office:string-value="Description">
            <text:p>Description</text:p>
          </table:table-cell>
          <table:table-cell office:value-type="string">
            <text:p>Classification Category. Description. Text</text:p>
          </table:table-cell>
          <table:table-cell/>
          <table:table-cell office:value-type="string">
            <text:p>Classification Category</text:p>
          </table:table-cell>
          <table:table-cell table:number-columns-repeated="2"/>
          <table:table-cell office:value-type="string">
            <text:p>Description</text:p>
          </table:table-cell>
          <table:table-cell table:formula="oooc:=IF([.F156]&lt;&gt;&quot;&quot;;CONCATENATE([.F156];&quot; &quot;;[.G156]);[.G156])" office:value-type="string" office:string-value="Description">
            <text:p>Description</text:p>
          </table:table-cell>
          <table:table-cell office:value-type="string">
            <text:p>Text</text:p>
          </table:table-cell>
          <table:table-cell/>
          <table:table-cell table:formula="oooc:=IF([.J156]&lt;&gt;&quot;&quot;;CONCATENATE([.J156];&quot;_ &quot;;[.I156];&quot;. Type&quot;);CONCATENATE([.I156];&quot;. Type&quot;))" office:value-type="string" office:string-value="Text. Type">
            <text:p>Text. Type</text:p>
          </table:table-cell>
          <table:table-cell table:number-columns-repeated="2"/>
          <table:table-cell office:value-type="string">
            <text:p>Code Name</text:p>
          </table:table-cell>
          <table:table-cell table:style-name="ce64" office:value-type="string">
            <text:p>0..n</text:p>
          </table:table-cell>
          <table:table-cell office:value-type="string">
            <text:p>BBIE</text:p>
          </table:table-cell>
          <table:table-cell office:value-type="string">
            <text:p>The description of the Classification Category.</text:p>
          </table:table-cell>
          <table:table-cell office:value-type="string">
            <text:p>"Electrical Goods", "Wooden Toys"</text:p>
          </table:table-cell>
          <table:table-cell/>
          <table:table-cell table:style-name="ce92" office:value-type="string">
            <text:p>2.0</text:p>
          </table:table-cell>
          <table:table-cell/>
          <table:table-cell table:style-name="ce3"/>
          <table:table-cell table:number-columns-repeated="234"/>
        </table:table-row>
        <table:table-row table:style-name="ro3">
          <table:table-cell table:style-name="ce4" table:formula="oooc:=SUBSTITUTE(SUBSTITUTE(CONCATENATE(IF([.E157]=&quot;Universally Unique&quot;;&quot;UU&quot;;[.E157]);[.F157];IF([.H157]&lt;&gt;[.I157];[.H157];&quot;&quot;);CONCATENATE(IF([.I157]=&quot;Identifier&quot;;&quot;ID&quot;;IF([.I157]=&quot;Text&quot;;&quot;&quot;;[.I157]))));&quot; &quot;;&quot;&quot;);&quot;'&quot;;&quot;&quot;)" office:value-type="string" office:string-value="CategorizesClassificationCategory">
            <text:p>CategorizesClassificationCategory</text:p>
          </table:table-cell>
          <table:table-cell table:style-name="ce15" office:value-type="string">
            <text:p>Classification Category. Categorizes_ Classification Category. Classification Category</text:p>
          </table:table-cell>
          <table:table-cell table:style-name="ce27"/>
          <table:table-cell table:style-name="ce27" office:value-type="string">
            <text:p>Classification Category</text:p>
          </table:table-cell>
          <table:table-cell table:style-name="ce27" office:value-type="string">
            <text:p>Categorizes</text:p>
          </table:table-cell>
          <table:table-cell table:style-name="ce27"/>
          <table:table-cell table:style-name="ce27"/>
          <table:table-cell table:style-name="ce8" table:formula="oooc:=[.M157]" office:value-type="string" office:string-value="Classification Category">
            <text:p>Classification Category</text:p>
          </table:table-cell>
          <table:table-cell table:style-name="ce8" table:formula="oooc:=[.M157]" office:value-type="string" office:string-value="Classification Category">
            <text:p>Classification Category</text:p>
          </table:table-cell>
          <table:table-cell table:style-name="ce8"/>
          <table:table-cell table:style-name="ce27" table:number-columns-repeated="2"/>
          <table:table-cell table:style-name="ce38" office:value-type="string">
            <text:p>Classification Category</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subcategories within the Category.</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3">
          <table:table-cell table:style-name="ce2" office:value-type="string">
            <text:p>ClassificationScheme</text:p>
          </table:table-cell>
          <table:table-cell table:style-name="ce2" office:value-type="string">
            <text:p>Classification Scheme. Details</text:p>
          </table:table-cell>
          <table:table-cell table:style-name="ce16"/>
          <table:table-cell table:style-name="ce16" office:value-type="string">
            <text:p>Classification Schem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Classification Scheme; a scheme that defines a taxonomy for classifying goods or services.</text:p>
          </table:table-cell>
          <table:table-cell table:style-name="ce16"/>
          <table:table-cell table:style-name="ce85"/>
          <table:table-cell table:style-name="ce100" office:value-type="string">
            <text:p>2.0</text:p>
          </table:table-cell>
          <table:table-cell table:style-name="ce16" table:number-columns-repeated="12"/>
          <table:table-cell table:style-name="ce37" table:number-columns-repeated="224"/>
        </table:table-row>
        <table:table-row table:style-name="ro2">
          <table:table-cell table:formula="oooc:=SUBSTITUTE(SUBSTITUTE(CONCATENATE(IF([.E159]=&quot;Universally Unique&quot;;&quot;UU&quot;;[.E159]);IF([.G159]&lt;&gt;[.I159];[.H159];[.F159]);CONCATENATE(IF([.I159]=&quot;Identifier&quot;;&quot;ID&quot;;IF([.I159]=&quot;Text&quot;;&quot;&quot;;[.I159]))));&quot; &quot;;&quot;&quot;);&quot;'&quot;;&quot;&quot;)" office:value-type="string" office:string-value="ID">
            <text:p>ID</text:p>
          </table:table-cell>
          <table:table-cell table:style-name="ce10" office:value-type="string">
            <text:p>Classification Scheme. Identifier</text:p>
          </table:table-cell>
          <table:table-cell/>
          <table:table-cell office:value-type="string">
            <text:p>Classification Scheme</text:p>
          </table:table-cell>
          <table:table-cell table:number-columns-repeated="2"/>
          <table:table-cell office:value-type="string">
            <text:p>Identifier</text:p>
          </table:table-cell>
          <table:table-cell table:formula="oooc:=IF([.F159]&lt;&gt;&quot;&quot;;CONCATENATE([.F159];&quot; &quot;;[.G159]);[.G159])" office:value-type="string" office:string-value="Identifier">
            <text:p>Identifier</text:p>
          </table:table-cell>
          <table:table-cell office:value-type="string">
            <text:p>Identifier</text:p>
          </table:table-cell>
          <table:table-cell/>
          <table:table-cell table:formula="oooc:=IF([.J159]&lt;&gt;&quot;&quot;;CONCATENATE([.J159];&quot;_ &quot;;[.I159];&quot;. Type&quot;);CONCATENATE([.I15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he classification scheme.</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style-name="ce6" office:value-type="string">
            <text:p>UUID</text:p>
          </table:table-cell>
          <table:table-cell table:style-name="ce10" office:value-type="string">
            <text:p>Classification Scheme. UUID. Identifier</text:p>
          </table:table-cell>
          <table:table-cell/>
          <table:table-cell office:value-type="string">
            <text:p>Classification Scheme</text:p>
          </table:table-cell>
          <table:table-cell/>
          <table:table-cell/>
          <table:table-cell table:style-name="ce6" office:value-type="string">
            <text:p>UUID</text:p>
          </table:table-cell>
          <table:table-cell table:formula="oooc:=IF([.F160]&lt;&gt;&quot;&quot;;CONCATENATE([.F160];&quot; &quot;;[.G160]);[.G160])" office:value-type="string" office:string-value="UUID">
            <text:p>UUID</text:p>
          </table:table-cell>
          <table:table-cell office:value-type="string">
            <text:p>Identifier</text:p>
          </table:table-cell>
          <table:table-cell/>
          <table:table-cell table:formula="oooc:=IF([.J160]&lt;&gt;&quot;&quot;;CONCATENATE([.J160];&quot;_ &quot;;[.I160];&quot;. Type&quot;);CONCATENATE([.I16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Changed from GUID to UUID</text:p>
          </table:table-cell>
          <table:table-cell table:number-columns-repeated="224"/>
        </table:table-row>
        <table:table-row table:style-name="ro2">
          <table:table-cell table:formula="oooc:=SUBSTITUTE(SUBSTITUTE(CONCATENATE(IF([.E161]=&quot;Universally Unique&quot;;&quot;UU&quot;;[.E161]);IF([.G161]&lt;&gt;[.I161];[.H161];[.F161]);CONCATENATE(IF([.I161]=&quot;Identifier&quot;;&quot;ID&quot;;IF([.I161]=&quot;Text&quot;;&quot;&quot;;[.I161]))));&quot; &quot;;&quot;&quot;);&quot;'&quot;;&quot;&quot;)" office:value-type="string" office:string-value="LastRevisionDate">
            <text:p>LastRevisionDate</text:p>
          </table:table-cell>
          <table:table-cell table:style-name="ce10" office:value-type="string">
            <text:p>Classification Scheme. Last_ Revision Date. Date</text:p>
          </table:table-cell>
          <table:table-cell/>
          <table:table-cell office:value-type="string">
            <text:p>Classification Scheme</text:p>
          </table:table-cell>
          <table:table-cell table:style-name="ce6" office:value-type="string">
            <text:p>Last</text:p>
          </table:table-cell>
          <table:table-cell table:style-name="ce6" office:value-type="string">
            <text:p>Revision</text:p>
          </table:table-cell>
          <table:table-cell table:style-name="ce6" office:value-type="string">
            <text:p>Date</text:p>
          </table:table-cell>
          <table:table-cell table:formula="oooc:=IF([.F161]&lt;&gt;&quot;&quot;;CONCATENATE([.F161];&quot; &quot;;[.G161]);[.G161])" office:value-type="string" office:string-value="Revision Date">
            <text:p>Revision Date</text:p>
          </table:table-cell>
          <table:table-cell table:style-name="ce6" office:value-type="string">
            <text:p>Date</text:p>
          </table:table-cell>
          <table:table-cell/>
          <table:table-cell table:formula="oooc:=IF([.J161]&lt;&gt;&quot;&quot;;CONCATENATE([.J161];&quot;_ &quot;;[.I161];&quot;. Type&quot;);CONCATENATE([.I16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0" office:value-type="string">
            <text:p>The date at which the classification scheme was last revised.</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162]=&quot;Universally Unique&quot;;&quot;UU&quot;;[.E162]);IF([.G162]&lt;&gt;[.I162];[.H162];[.F162]);CONCATENATE(IF([.I162]=&quot;Identifier&quot;;&quot;ID&quot;;IF([.I162]=&quot;Text&quot;;&quot;&quot;;[.I162]))));&quot; &quot;;&quot;&quot;);&quot;'&quot;;&quot;&quot;)" office:value-type="string" office:string-value="LastRevisionTime">
            <text:p>LastRevisionTime</text:p>
          </table:table-cell>
          <table:table-cell table:style-name="ce10" office:value-type="string">
            <text:p>Classification Scheme. Last_ Revision Time. Time</text:p>
          </table:table-cell>
          <table:table-cell/>
          <table:table-cell office:value-type="string">
            <text:p>Classification Scheme</text:p>
          </table:table-cell>
          <table:table-cell table:style-name="ce6" office:value-type="string">
            <text:p>Last</text:p>
          </table:table-cell>
          <table:table-cell table:style-name="ce6" office:value-type="string">
            <text:p>Revision</text:p>
          </table:table-cell>
          <table:table-cell table:style-name="ce6" office:value-type="string">
            <text:p>Time</text:p>
          </table:table-cell>
          <table:table-cell table:formula="oooc:=IF([.F162]&lt;&gt;&quot;&quot;;CONCATENATE([.F162];&quot; &quot;;[.G162]);[.G162])" office:value-type="string" office:string-value="Revision Time">
            <text:p>Revision Time</text:p>
          </table:table-cell>
          <table:table-cell table:style-name="ce6" office:value-type="string">
            <text:p>Time</text:p>
          </table:table-cell>
          <table:table-cell/>
          <table:table-cell table:formula="oooc:=IF([.J162]&lt;&gt;&quot;&quot;;CONCATENATE([.J162];&quot;_ &quot;;[.I162];&quot;. Type&quot;);CONCATENATE([.I16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0" office:value-type="string">
            <text:p>The time at which the classification scheme was last revised.</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163]=&quot;Universally Unique&quot;;&quot;UU&quot;;[.E163]);IF([.G163]&lt;&gt;[.I163];[.H163];[.F163]);CONCATENATE(IF([.I163]=&quot;Identifier&quot;;&quot;ID&quot;;IF([.I163]=&quot;Text&quot;;&quot;&quot;;[.I163]))));&quot; &quot;;&quot;&quot;);&quot;'&quot;;&quot;&quot;)" office:value-type="string" office:string-value="Note">
            <text:p>Note</text:p>
          </table:table-cell>
          <table:table-cell office:value-type="string">
            <text:p>Classification Scheme. Note. Text</text:p>
          </table:table-cell>
          <table:table-cell/>
          <table:table-cell office:value-type="string">
            <text:p>Classification Scheme</text:p>
          </table:table-cell>
          <table:table-cell table:number-columns-repeated="2"/>
          <table:table-cell office:value-type="string">
            <text:p>Note</text:p>
          </table:table-cell>
          <table:table-cell table:formula="oooc:=IF([.F163]&lt;&gt;&quot;&quot;;CONCATENATE([.F163];&quot; &quot;;[.G163]);[.G163])" office:value-type="string" office:string-value="Note">
            <text:p>Note</text:p>
          </table:table-cell>
          <table:table-cell office:value-type="string">
            <text:p>Text</text:p>
          </table:table-cell>
          <table:table-cell/>
          <table:table-cell table:formula="oooc:=IF([.J163]&lt;&gt;&quot;&quot;;CONCATENATE([.J163];&quot;_ &quot;;[.I163];&quot;. Type&quot;);CONCATENATE([.I16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3" office:value-type="string">
            <text:p>Free-form text applying to the Classification Scheme. This element may contain notes or any other similar information that is not contained explicitly in another structure.</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164]=&quot;Universally Unique&quot;;&quot;UU&quot;;[.E164]);IF([.G164]&lt;&gt;[.I164];[.H164];[.F164]);CONCATENATE(IF([.I164]=&quot;Identifier&quot;;&quot;ID&quot;;IF([.I164]=&quot;Text&quot;;&quot;&quot;;[.I164]))));&quot; &quot;;&quot;&quot;);&quot;'&quot;;&quot;&quot;)" office:value-type="string" office:string-value="Name">
            <text:p>Name</text:p>
          </table:table-cell>
          <table:table-cell table:style-name="ce10" office:value-type="string">
            <text:p>Classification Scheme. Name</text:p>
          </table:table-cell>
          <table:table-cell/>
          <table:table-cell office:value-type="string">
            <text:p>Classification Scheme</text:p>
          </table:table-cell>
          <table:table-cell table:number-columns-repeated="2"/>
          <table:table-cell office:value-type="string">
            <text:p>Name</text:p>
          </table:table-cell>
          <table:table-cell table:formula="oooc:=IF([.F164]&lt;&gt;&quot;&quot;;CONCATENATE([.F164];&quot; &quot;;[.G164]);[.G164])" office:value-type="string" office:string-value="Name">
            <text:p>Name</text:p>
          </table:table-cell>
          <table:table-cell office:value-type="string">
            <text:p>Name</text:p>
          </table:table-cell>
          <table:table-cell/>
          <table:table-cell table:formula="oooc:=IF([.J164]&lt;&gt;&quot;&quot;;CONCATENATE([.J164];&quot;_ &quot;;[.I164];&quot;. Type&quot;);CONCATENATE([.I16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the Classification Scheme.</text:p>
          </table:table-cell>
          <table:table-cell office:value-type="string">
            <text:p>"UNSPSC"</text:p>
          </table:table-cell>
          <table:table-cell/>
          <table:table-cell table:style-name="ce92" office:value-type="string">
            <text:p>2.0</text:p>
          </table:table-cell>
          <table:table-cell/>
          <table:table-cell table:style-name="ce3"/>
          <table:table-cell table:number-columns-repeated="234"/>
        </table:table-row>
        <table:table-row table:style-name="ro1">
          <table:table-cell table:formula="oooc:=SUBSTITUTE(SUBSTITUTE(CONCATENATE(IF([.E165]=&quot;Universally Unique&quot;;&quot;UU&quot;;[.E165]);IF([.G165]&lt;&gt;[.I165];[.H165];[.F165]);CONCATENATE(IF([.I165]=&quot;Identifier&quot;;&quot;ID&quot;;IF([.I165]=&quot;Text&quot;;&quot;&quot;;[.I165]))));&quot; &quot;;&quot;&quot;);&quot;'&quot;;&quot;&quot;)" office:value-type="string" office:string-value="Description">
            <text:p>Description</text:p>
          </table:table-cell>
          <table:table-cell office:value-type="string">
            <text:p>Classification Scheme. Description. Text</text:p>
          </table:table-cell>
          <table:table-cell/>
          <table:table-cell office:value-type="string">
            <text:p>Classification Scheme</text:p>
          </table:table-cell>
          <table:table-cell table:number-columns-repeated="2"/>
          <table:table-cell office:value-type="string">
            <text:p>Description</text:p>
          </table:table-cell>
          <table:table-cell table:formula="oooc:=IF([.F165]&lt;&gt;&quot;&quot;;CONCATENATE([.F165];&quot; &quot;;[.G165]);[.G165])" office:value-type="string" office:string-value="Description">
            <text:p>Description</text:p>
          </table:table-cell>
          <table:table-cell office:value-type="string">
            <text:p>Text</text:p>
          </table:table-cell>
          <table:table-cell/>
          <table:table-cell table:formula="oooc:=IF([.J165]&lt;&gt;&quot;&quot;;CONCATENATE([.J165];&quot;_ &quot;;[.I165];&quot;. Type&quot;);CONCATENATE([.I165];&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office:value-type="string">
            <text:p>A description of the Classification Scheme.</text:p>
          </table:table-cell>
          <table:table-cell office:value-type="string">
            <text:p>"an open, global multi-sector standard for classification of products and services"</text:p>
          </table:table-cell>
          <table:table-cell/>
          <table:table-cell table:style-name="ce92" office:value-type="string">
            <text:p>2.0</text:p>
          </table:table-cell>
          <table:table-cell/>
          <table:table-cell table:style-name="ce3"/>
          <table:table-cell table:number-columns-repeated="234"/>
        </table:table-row>
        <table:table-row table:style-name="ro4">
          <table:table-cell table:formula="oooc:=SUBSTITUTE(SUBSTITUTE(CONCATENATE(IF([.E166]=&quot;Universally Unique&quot;;&quot;UU&quot;;[.E166]);IF([.G166]&lt;&gt;[.I166];[.H166];[.F166]);CONCATENATE(IF([.I166]=&quot;Identifier&quot;;&quot;ID&quot;;IF([.I166]=&quot;Text&quot;;&quot;&quot;;[.I166]))));&quot; &quot;;&quot;&quot;);&quot;'&quot;;&quot;&quot;)" office:value-type="string" office:string-value="AgencyID">
            <text:p>AgencyID</text:p>
          </table:table-cell>
          <table:table-cell table:style-name="ce10" office:value-type="string">
            <text:p>Classification Scheme. Agency Identifier. Identifier</text:p>
          </table:table-cell>
          <table:table-cell/>
          <table:table-cell office:value-type="string">
            <text:p>Classification Scheme</text:p>
          </table:table-cell>
          <table:table-cell/>
          <table:table-cell table:style-name="ce13" office:value-type="string">
            <text:p>Agency</text:p>
          </table:table-cell>
          <table:table-cell office:value-type="string">
            <text:p>Identifier</text:p>
          </table:table-cell>
          <table:table-cell table:formula="oooc:=IF([.F166]&lt;&gt;&quot;&quot;;CONCATENATE([.F166];&quot; &quot;;[.G166]);[.G166])" office:value-type="string" office:string-value="Agency Identifier">
            <text:p>Agency Identifier</text:p>
          </table:table-cell>
          <table:table-cell office:value-type="string">
            <text:p>Identifier</text:p>
          </table:table-cell>
          <table:table-cell/>
          <table:table-cell table:formula="oooc:=IF([.J166]&lt;&gt;&quot;&quot;;CONCATENATE([.J166];&quot;_ &quot;;[.I166];&quot;. Type&quot;);CONCATENATE([.I16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agency that maintains the Classification Scheme.</text:p>
          </table:table-cell>
          <table:table-cell office:value-type="string">
            <text:p>Defaults to the UN/EDIFACT data element 3055 code list.</text:p>
          </table:table-cell>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167]=&quot;Universally Unique&quot;;&quot;UU&quot;;[.E167]);IF([.G167]&lt;&gt;[.I167];[.H167];[.F167]);CONCATENATE(IF([.I167]=&quot;Identifier&quot;;&quot;ID&quot;;IF([.I167]=&quot;Text&quot;;&quot;&quot;;[.I167]))));&quot; &quot;;&quot;&quot;);&quot;'&quot;;&quot;&quot;)" office:value-type="string" office:string-value="AgencyName">
            <text:p>AgencyName</text:p>
          </table:table-cell>
          <table:table-cell table:style-name="ce10" office:value-type="string">
            <text:p>Classification Scheme. Agency Name. Text</text:p>
          </table:table-cell>
          <table:table-cell/>
          <table:table-cell office:value-type="string">
            <text:p>Classification Scheme</text:p>
          </table:table-cell>
          <table:table-cell/>
          <table:table-cell table:style-name="ce13" office:value-type="string">
            <text:p>Agency</text:p>
          </table:table-cell>
          <table:table-cell table:style-name="ce13" office:value-type="string">
            <text:p>Name</text:p>
          </table:table-cell>
          <table:table-cell table:formula="oooc:=IF([.F167]&lt;&gt;&quot;&quot;;CONCATENATE([.F167];&quot; &quot;;[.G167]);[.G167])" office:value-type="string" office:string-value="Agency Name">
            <text:p>Agency Name</text:p>
          </table:table-cell>
          <table:table-cell office:value-type="string">
            <text:p>Text</text:p>
          </table:table-cell>
          <table:table-cell/>
          <table:table-cell table:formula="oooc:=IF([.J167]&lt;&gt;&quot;&quot;;CONCATENATE([.J167];&quot;_ &quot;;[.I167];&quot;. Type&quot;);CONCATENATE([.I16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name of the agency that maintains the Classification Scheme.</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168]=&quot;Universally Unique&quot;;&quot;UU&quot;;[.E168]);IF([.G168]&lt;&gt;[.I168];[.H168];[.F168]);CONCATENATE(IF([.I168]=&quot;Identifier&quot;;&quot;ID&quot;;IF([.I168]=&quot;Text&quot;;&quot;&quot;;[.I168]))));&quot; &quot;;&quot;&quot;);&quot;'&quot;;&quot;&quot;)" office:value-type="string" office:string-value="VersionID">
            <text:p>VersionID</text:p>
          </table:table-cell>
          <table:table-cell table:style-name="ce10" office:value-type="string">
            <text:p>Classification Scheme. Version. Identifier</text:p>
          </table:table-cell>
          <table:table-cell/>
          <table:table-cell office:value-type="string">
            <text:p>Classification Scheme</text:p>
          </table:table-cell>
          <table:table-cell table:number-columns-repeated="2"/>
          <table:table-cell table:style-name="ce13" office:value-type="string">
            <text:p>Version</text:p>
          </table:table-cell>
          <table:table-cell table:formula="oooc:=IF([.F168]&lt;&gt;&quot;&quot;;CONCATENATE([.F168];&quot; &quot;;[.G168]);[.G168])" office:value-type="string" office:string-value="Version">
            <text:p>Version</text:p>
          </table:table-cell>
          <table:table-cell office:value-type="string">
            <text:p>Identifier</text:p>
          </table:table-cell>
          <table:table-cell/>
          <table:table-cell table:formula="oooc:=IF([.J168]&lt;&gt;&quot;&quot;;CONCATENATE([.J168];&quot;_ &quot;;[.I168];&quot;. Type&quot;);CONCATENATE([.I1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version of the Classification Scheme.</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office:value-type="string">
            <text:p>URI</text:p>
          </table:table-cell>
          <table:table-cell table:style-name="ce10" office:value-type="string">
            <text:p>Classification Scheme. URI. Identifier</text:p>
          </table:table-cell>
          <table:table-cell/>
          <table:table-cell office:value-type="string">
            <text:p>Classification Scheme</text:p>
          </table:table-cell>
          <table:table-cell table:style-name="ce13"/>
          <table:table-cell table:style-name="ce14"/>
          <table:table-cell table:style-name="ce14" office:value-type="string">
            <text:p>URI</text:p>
          </table:table-cell>
          <table:table-cell table:formula="oooc:=IF([.F169]&lt;&gt;&quot;&quot;;CONCATENATE([.F169];&quot; &quot;;[.G169]);[.G169])" office:value-type="string" office:string-value="URI">
            <text:p>URI</text:p>
          </table:table-cell>
          <table:table-cell office:value-type="string">
            <text:p>Identifier</text:p>
          </table:table-cell>
          <table:table-cell/>
          <table:table-cell table:formula="oooc:=IF([.J169]&lt;&gt;&quot;&quot;;CONCATENATE([.J169];&quot;_ &quot;;[.I169];&quot;. Type&quot;);CONCATENATE([.I16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The Uniform Resource Identifier (URI) that identifies where the Classification is located.</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3">
          <table:table-cell office:value-type="string">
            <text:p>SchemeURI</text:p>
          </table:table-cell>
          <table:table-cell table:style-name="ce10" office:value-type="string">
            <text:p>Classification Scheme. Scheme_ URI. Identifier</text:p>
          </table:table-cell>
          <table:table-cell/>
          <table:table-cell office:value-type="string">
            <text:p>Classification Scheme</text:p>
          </table:table-cell>
          <table:table-cell office:value-type="string">
            <text:p>Scheme</text:p>
          </table:table-cell>
          <table:table-cell table:style-name="ce13"/>
          <table:table-cell table:style-name="ce14" office:value-type="string">
            <text:p>URI</text:p>
          </table:table-cell>
          <table:table-cell table:formula="oooc:=IF([.F170]&lt;&gt;&quot;&quot;;CONCATENATE([.F170];&quot; &quot;;[.G170]);[.G170])" office:value-type="string" office:string-value="URI">
            <text:p>URI</text:p>
          </table:table-cell>
          <table:table-cell office:value-type="string">
            <text:p>Identifier</text:p>
          </table:table-cell>
          <table:table-cell/>
          <table:table-cell table:formula="oooc:=IF([.J170]&lt;&gt;&quot;&quot;;CONCATENATE([.J170];&quot;_ &quot;;[.I170];&quot;. Type&quot;);CONCATENATE([.I17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The Uniform Resource Identifier (URI) that identifies where the Classification Scheme is located.</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171]=&quot;Universally Unique&quot;;&quot;UU&quot;;[.E171]);IF([.G171]&lt;&gt;[.I171];[.H171];[.F171]);CONCATENATE(IF([.I171]=&quot;Identifier&quot;;&quot;ID&quot;;IF([.I171]=&quot;Text&quot;;&quot;&quot;;[.I171]))));&quot; &quot;;&quot;&quot;);&quot;'&quot;;&quot;&quot;)" office:value-type="string" office:string-value="LanguageID">
            <text:p>LanguageID</text:p>
          </table:table-cell>
          <table:table-cell office:value-type="string">
            <text:p>Classification Scheme. Language. Identifier</text:p>
          </table:table-cell>
          <table:table-cell/>
          <table:table-cell office:value-type="string">
            <text:p>Classification Scheme</text:p>
          </table:table-cell>
          <table:table-cell table:number-columns-repeated="2"/>
          <table:table-cell table:style-name="ce13" office:value-type="string">
            <text:p>Language</text:p>
          </table:table-cell>
          <table:table-cell table:formula="oooc:=IF([.F171]&lt;&gt;&quot;&quot;;CONCATENATE([.F171];&quot; &quot;;[.G171]);[.G171])" office:value-type="string" office:string-value="Language">
            <text:p>Language</text:p>
          </table:table-cell>
          <table:table-cell office:value-type="string">
            <text:p>Identifier</text:p>
          </table:table-cell>
          <table:table-cell/>
          <table:table-cell table:formula="oooc:=IF([.J171]&lt;&gt;&quot;&quot;;CONCATENATE([.J171];&quot;_ &quot;;[.I171];&quot;. Type&quot;);CONCATENATE([.I17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language of the Classification Scheme.</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3">
          <table:table-cell table:style-name="ce4" table:formula="oooc:=SUBSTITUTE(SUBSTITUTE(CONCATENATE(IF([.E172]=&quot;Universally Unique&quot;;&quot;UU&quot;;[.E172]);[.F172];IF([.H172]&lt;&gt;[.I172];[.H172];&quot;&quot;);CONCATENATE(IF([.I172]=&quot;Identifier&quot;;&quot;ID&quot;;IF([.I172]=&quot;Text&quot;;&quot;&quot;;[.I172]))));&quot; &quot;;&quot;&quot;);&quot;'&quot;;&quot;&quot;)" office:value-type="string" office:string-value="ClassificationCategory">
            <text:p>ClassificationCategory</text:p>
          </table:table-cell>
          <table:table-cell table:style-name="ce8" office:value-type="string">
            <text:p>Classification Scheme. Classification Category</text:p>
          </table:table-cell>
          <table:table-cell table:style-name="ce27"/>
          <table:table-cell table:style-name="ce27" office:value-type="string">
            <text:p>Classification Scheme</text:p>
          </table:table-cell>
          <table:table-cell table:number-columns-repeated="2" table:style-name="ce27"/>
          <table:table-cell table:style-name="ce27"/>
          <table:table-cell table:style-name="ce8" table:formula="oooc:=[.M172]" office:value-type="string" office:string-value="Classification Category">
            <text:p>Classification Category</text:p>
          </table:table-cell>
          <table:table-cell table:style-name="ce8" table:formula="oooc:=[.M172]" office:value-type="string" office:string-value="Classification Category">
            <text:p>Classification Category</text:p>
          </table:table-cell>
          <table:table-cell table:style-name="ce8"/>
          <table:table-cell table:style-name="ce27" table:number-columns-repeated="2"/>
          <table:table-cell table:style-name="ce38" office:value-type="string">
            <text:p>Classification Category</text:p>
          </table:table-cell>
          <table:table-cell table:style-name="ce27"/>
          <table:table-cell table:style-name="ce33" office:value-type="string">
            <text:p>1..n</text:p>
          </table:table-cell>
          <table:table-cell table:style-name="ce27" office:value-type="string">
            <text:p>ASBIE</text:p>
          </table:table-cell>
          <table:table-cell table:style-name="ce38" office:value-type="string">
            <text:p>An association to Classification Category.</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2">
          <table:table-cell table:style-name="ce2" office:value-type="string">
            <text:p>CommodityClassification</text:p>
          </table:table-cell>
          <table:table-cell table:style-name="ce2" office:value-type="string">
            <text:p>Commodity Classification. Details</text:p>
          </table:table-cell>
          <table:table-cell table:style-name="ce5"/>
          <table:table-cell table:style-name="ce5" office:value-type="string">
            <text:p>Commodity Classification</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Commodity Classification.</text:p>
          </table:table-cell>
          <table:table-cell table:style-name="ce16"/>
          <table:table-cell table:style-name="ce53"/>
          <table:table-cell table:style-name="ce96" office:value-type="string">
            <text:p>2.0</text:p>
          </table:table-cell>
          <table:table-cell table:style-name="ce118"/>
          <table:table-cell table:style-name="ce2"/>
          <table:table-cell table:style-name="ce5" table:number-columns-repeated="10"/>
          <table:table-cell table:style-name="ce34" table:number-columns-repeated="224"/>
        </table:table-row>
        <table:table-row table:style-name="ro3">
          <table:table-cell table:formula="oooc:=SUBSTITUTE(SUBSTITUTE(CONCATENATE(IF([.E174]=&quot;Universally Unique&quot;;&quot;UU&quot;;[.E174]);IF([.G174]&lt;&gt;[.I174];[.H174];[.F174]);CONCATENATE(IF([.I174]=&quot;Identifier&quot;;&quot;ID&quot;;IF([.I174]=&quot;Text&quot;;&quot;&quot;;[.I174]))));&quot; &quot;;&quot;&quot;);&quot;'&quot;;&quot;&quot;)" office:value-type="string" office:string-value="NatureCode">
            <text:p>NatureCode</text:p>
          </table:table-cell>
          <table:table-cell office:value-type="string">
            <text:p>Commodity Classification. Nature Code. Code</text:p>
          </table:table-cell>
          <table:table-cell table:style-name="ce7"/>
          <table:table-cell table:style-name="ce7" office:value-type="string">
            <text:p>Commodity Classification</text:p>
          </table:table-cell>
          <table:table-cell table:style-name="ce7"/>
          <table:table-cell table:style-name="ce7" office:value-type="string">
            <text:p>Nature</text:p>
          </table:table-cell>
          <table:table-cell table:style-name="ce7" office:value-type="string">
            <text:p>Code</text:p>
          </table:table-cell>
          <table:table-cell table:formula="oooc:=IF([.F174]&lt;&gt;&quot;&quot;;CONCATENATE([.F174];&quot; &quot;;[.G174]);[.G174])" office:value-type="string" office:string-value="Nature Code">
            <text:p>Nature Code</text:p>
          </table:table-cell>
          <table:table-cell table:style-name="ce7" office:value-type="string">
            <text:p>Code</text:p>
          </table:table-cell>
          <table:table-cell table:style-name="ce7"/>
          <table:table-cell table:formula="oooc:=IF([.J174]&lt;&gt;&quot;&quot;;CONCATENATE([.J174];&quot;_ &quot;;[.I174];&quot;. Type&quot;);CONCATENATE([.I174];&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high-level nature of the Classification issued by a specific maintenance agency, expressed as a code.</text:p>
          </table:table-cell>
          <table:table-cell office:value-type="string">
            <text:p>"wooden products"</text:p>
          </table:table-cell>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175]=&quot;Universally Unique&quot;;&quot;UU&quot;;[.E175]);IF([.G175]&lt;&gt;[.I175];[.H175];[.F175]);CONCATENATE(IF([.I175]=&quot;Identifier&quot;;&quot;ID&quot;;IF([.I175]=&quot;Text&quot;;&quot;&quot;;[.I175]))));&quot; &quot;;&quot;&quot;);&quot;'&quot;;&quot;&quot;)" office:value-type="string" office:string-value="CargoTypeCode">
            <text:p>CargoTypeCode</text:p>
          </table:table-cell>
          <table:table-cell table:style-name="ce10" office:value-type="string">
            <text:p>Commodity Classification. Cargo Type Code. Code</text:p>
          </table:table-cell>
          <table:table-cell table:style-name="ce7"/>
          <table:table-cell table:style-name="ce7" office:value-type="string">
            <text:p>Commodity Classification</text:p>
          </table:table-cell>
          <table:table-cell table:style-name="ce7"/>
          <table:table-cell table:style-name="ce26" office:value-type="string">
            <text:p>Cargo Type</text:p>
          </table:table-cell>
          <table:table-cell table:style-name="ce26" office:value-type="string">
            <text:p>Code</text:p>
          </table:table-cell>
          <table:table-cell table:formula="oooc:=IF([.F175]&lt;&gt;&quot;&quot;;CONCATENATE([.F175];&quot; &quot;;[.G175]);[.G175])" office:value-type="string" office:string-value="Cargo Type Code">
            <text:p>Cargo Type Code</text:p>
          </table:table-cell>
          <table:table-cell table:style-name="ce7" office:value-type="string">
            <text:p>Code</text:p>
          </table:table-cell>
          <table:table-cell table:style-name="ce7"/>
          <table:table-cell table:formula="oooc:=IF([.J175]&lt;&gt;&quot;&quot;;CONCATENATE([.J175];&quot;_ &quot;;[.I175];&quot;. Type&quot;);CONCATENATE([.I175];&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ype of cargo, expressed as a code.</text:p>
          </table:table-cell>
          <table:table-cell office:value-type="string">
            <text:p>"Refrigerated"</text:p>
          </table:table-cell>
          <table:table-cell table:style-name="ce7"/>
          <table:table-cell table:style-name="ce90" office:value-type="string">
            <text:p>1.0</text:p>
          </table:table-cell>
          <table:table-cell table:style-name="ce7" table:number-columns-repeated="236"/>
        </table:table-row>
        <table:table-row table:style-name="ro3">
          <table:table-cell table:formula="oooc:=SUBSTITUTE(SUBSTITUTE(CONCATENATE(IF([.E176]=&quot;Universally Unique&quot;;&quot;UU&quot;;[.E176]);IF([.G176]&lt;&gt;[.I176];[.H176];[.F176]);CONCATENATE(IF([.I176]=&quot;Identifier&quot;;&quot;ID&quot;;IF([.I176]=&quot;Text&quot;;&quot;&quot;;[.I176]))));&quot; &quot;;&quot;&quot;);&quot;'&quot;;&quot;&quot;)" office:value-type="string" office:string-value="CommodityCode">
            <text:p>CommodityCode</text:p>
          </table:table-cell>
          <table:table-cell office:value-type="string">
            <text:p>Commodity Classification. Commodity Code. Code</text:p>
          </table:table-cell>
          <table:table-cell table:style-name="ce7"/>
          <table:table-cell table:style-name="ce7" office:value-type="string">
            <text:p>Commodity Classification</text:p>
          </table:table-cell>
          <table:table-cell table:style-name="ce7"/>
          <table:table-cell table:style-name="ce7" office:value-type="string">
            <text:p>Commodity</text:p>
          </table:table-cell>
          <table:table-cell table:style-name="ce7" office:value-type="string">
            <text:p>Code</text:p>
          </table:table-cell>
          <table:table-cell table:formula="oooc:=IF([.F176]&lt;&gt;&quot;&quot;;CONCATENATE([.F176];&quot; &quot;;[.G176]);[.G176])" office:value-type="string" office:string-value="Commodity Code">
            <text:p>Commodity Code</text:p>
          </table:table-cell>
          <table:table-cell table:style-name="ce7" office:value-type="string">
            <text:p>Code</text:p>
          </table:table-cell>
          <table:table-cell table:style-name="ce7"/>
          <table:table-cell table:formula="oooc:=IF([.J176]&lt;&gt;&quot;&quot;;CONCATENATE([.J176];&quot;_ &quot;;[.I176];&quot;. Type&quot;);CONCATENATE([.I176];&quot;. Type&quot;))" office:value-type="string" office:string-value="Code. Type">
            <text:p>Code. Type</text:p>
          </table:table-cell>
          <table:table-cell table:style-name="ce7" table:number-columns-repeated="2"/>
          <table:table-cell table:style-name="ce7" office:value-type="string">
            <text:p>Harmonized Code</text:p>
          </table:table-cell>
          <table:table-cell table:style-name="ce47" office:value-type="string">
            <text:p>0..1</text:p>
          </table:table-cell>
          <table:table-cell table:style-name="ce7" office:value-type="string">
            <text:p>BBIE</text:p>
          </table:table-cell>
          <table:table-cell office:value-type="string">
            <text:p>The harmonized international commodity code for regulatory (customs and trade statistics) purposes.</text:p>
          </table:table-cell>
          <table:table-cell office:value-type="string">
            <text:p>"1102222883"</text:p>
          </table:table-cell>
          <table:table-cell table:style-name="ce7"/>
          <table:table-cell table:style-name="ce90" office:value-type="string">
            <text:p>1.0</text:p>
          </table:table-cell>
          <table:table-cell table:style-name="ce7" table:number-columns-repeated="236"/>
        </table:table-row>
        <table:table-row table:style-name="ro3">
          <table:table-cell table:formula="oooc:=SUBSTITUTE(SUBSTITUTE(CONCATENATE(IF([.E177]=&quot;Universally Unique&quot;;&quot;UU&quot;;[.E177]);IF([.G177]&lt;&gt;[.I177];[.H177];[.F177]);CONCATENATE(IF([.I177]=&quot;Identifier&quot;;&quot;ID&quot;;IF([.I177]=&quot;Text&quot;;&quot;&quot;;[.I177]))));&quot; &quot;;&quot;&quot;);&quot;'&quot;;&quot;&quot;)" office:value-type="string" office:string-value="ItemClassificationCode">
            <text:p>ItemClassificationCode</text:p>
          </table:table-cell>
          <table:table-cell table:style-name="ce10" office:value-type="string">
            <text:p>Commodity Classification. Item Classification Code. Code</text:p>
          </table:table-cell>
          <table:table-cell table:style-name="ce7"/>
          <table:table-cell table:style-name="ce7" office:value-type="string">
            <text:p>Commodity Classification</text:p>
          </table:table-cell>
          <table:table-cell table:style-name="ce7"/>
          <table:table-cell table:style-name="ce26" office:value-type="string">
            <text:p>Item Classification</text:p>
          </table:table-cell>
          <table:table-cell table:style-name="ce7" office:value-type="string">
            <text:p>Code</text:p>
          </table:table-cell>
          <table:table-cell table:formula="oooc:=IF([.F177]&lt;&gt;&quot;&quot;;CONCATENATE([.F177];&quot; &quot;;[.G177]);[.G177])" office:value-type="string" office:string-value="Item Classification Code">
            <text:p>Item Classification Code</text:p>
          </table:table-cell>
          <table:table-cell table:style-name="ce7" office:value-type="string">
            <text:p>Code</text:p>
          </table:table-cell>
          <table:table-cell table:style-name="ce7"/>
          <table:table-cell table:formula="oooc:=IF([.J177]&lt;&gt;&quot;&quot;;CONCATENATE([.J177];&quot;_ &quot;;[.I177];&quot;. Type&quot;);CONCATENATE([.I177];&quot;. Type&quot;))" office:value-type="string" office:string-value="Code. Type">
            <text:p>Code. Type</text:p>
          </table:table-cell>
          <table:table-cell table:style-name="ce7" table:number-columns-repeated="2"/>
          <table:table-cell table:style-name="ce7" office:value-type="string">
            <text:p>UN/SPSC Code</text:p>
          </table:table-cell>
          <table:table-cell table:style-name="ce47" office:value-type="string">
            <text:p>0..1</text:p>
          </table:table-cell>
          <table:table-cell table:style-name="ce7" office:value-type="string">
            <text:p>BBIE</text:p>
          </table:table-cell>
          <table:table-cell office:value-type="string">
            <text:p>The trade commodity classification, expressed as a code.</text:p>
          </table:table-cell>
          <table:table-cell office:value-type="string">
            <text:p>"3440234"</text:p>
          </table:table-cell>
          <table:table-cell table:style-name="ce7"/>
          <table:table-cell table:style-name="ce90" office:value-type="string">
            <text:p>2.0</text:p>
          </table:table-cell>
          <table:table-cell table:style-name="ce7" table:number-columns-repeated="236"/>
        </table:table-row>
        <table:table-row table:style-name="ro2">
          <table:table-cell table:style-name="ce2" office:value-type="string">
            <text:p>Communication</text:p>
          </table:table-cell>
          <table:table-cell table:style-name="ce2" office:value-type="string">
            <text:p>Communication. Details</text:p>
          </table:table-cell>
          <table:table-cell table:style-name="ce5"/>
          <table:table-cell table:style-name="ce5" office:value-type="string">
            <text:p>Communication</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means of communication.</text:p>
          </table:table-cell>
          <table:table-cell table:style-name="ce53" table:number-columns-repeated="2"/>
          <table:table-cell table:style-name="ce89" office:value-type="string">
            <text:p>1.0</text:p>
          </table:table-cell>
          <table:table-cell table:style-name="ce118"/>
          <table:table-cell table:style-name="ce128"/>
          <table:table-cell table:style-name="ce5" table:number-columns-repeated="10"/>
          <table:table-cell table:style-name="ce7" table:number-columns-repeated="224"/>
        </table:table-row>
        <table:table-row table:style-name="ro2">
          <table:table-cell table:formula="oooc:=SUBSTITUTE(SUBSTITUTE(CONCATENATE(IF([.E179]=&quot;Universally Unique&quot;;&quot;UU&quot;;[.E179]);IF([.G179]&lt;&gt;[.I179];[.H179];[.F179]);CONCATENATE(IF([.I179]=&quot;Identifier&quot;;&quot;ID&quot;;IF([.I179]=&quot;Text&quot;;&quot;&quot;;[.I179]))));&quot; &quot;;&quot;&quot;);&quot;'&quot;;&quot;&quot;)" office:value-type="string" office:string-value="ChannelCode">
            <text:p>ChannelCode</text:p>
          </table:table-cell>
          <table:table-cell table:style-name="ce10" office:value-type="string">
            <text:p>Communication. Channel Code. Code</text:p>
          </table:table-cell>
          <table:table-cell table:style-name="ce7"/>
          <table:table-cell table:style-name="ce7" office:value-type="string">
            <text:p>Communication</text:p>
          </table:table-cell>
          <table:table-cell table:style-name="ce7"/>
          <table:table-cell table:style-name="ce34" office:value-type="string">
            <text:p>Channel</text:p>
          </table:table-cell>
          <table:table-cell table:style-name="ce26" office:value-type="string">
            <text:p>Code</text:p>
          </table:table-cell>
          <table:table-cell table:formula="oooc:=IF([.F179]&lt;&gt;&quot;&quot;;CONCATENATE([.F179];&quot; &quot;;[.G179]);[.G179])" office:value-type="string" office:string-value="Channel Code">
            <text:p>Channel Code</text:p>
          </table:table-cell>
          <table:table-cell table:style-name="ce7" office:value-type="string">
            <text:p>Code</text:p>
          </table:table-cell>
          <table:table-cell table:style-name="ce7" office:value-type="string">
            <text:p>Channel</text:p>
          </table:table-cell>
          <table:table-cell table:formula="oooc:=IF([.J179]&lt;&gt;&quot;&quot;;CONCATENATE([.J179];&quot;_ &quot;;[.I179];&quot;. Type&quot;);CONCATENATE([.I179];&quot;. Type&quot;))" office:value-type="string" office:string-value="Channel_ Code. Type">
            <text:p>Channel_ Code. Type</text:p>
          </table:table-cell>
          <table:table-cell table:style-name="ce7" table:number-columns-repeated="3"/>
          <table:table-cell table:style-name="ce59" office:value-type="string">
            <text:p>0..1</text:p>
          </table:table-cell>
          <table:table-cell table:style-name="ce7" office:value-type="string">
            <text:p>BBIE</text:p>
          </table:table-cell>
          <table:table-cell office:value-type="string">
            <text:p>The method of communication, expressed as a code.</text:p>
          </table:table-cell>
          <table:table-cell office:value-type="string">
            <text:p>Phone Fax Email</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180]=&quot;Universally Unique&quot;;&quot;UU&quot;;[.E180]);IF([.G180]&lt;&gt;[.I180];[.H180];[.F180]);CONCATENATE(IF([.I180]=&quot;Identifier&quot;;&quot;ID&quot;;IF([.I180]=&quot;Text&quot;;&quot;&quot;;[.I180]))));&quot; &quot;;&quot;&quot;);&quot;'&quot;;&quot;&quot;)" office:value-type="string" office:string-value="Channel">
            <text:p>Channel</text:p>
          </table:table-cell>
          <table:table-cell table:style-name="ce10" office:value-type="string">
            <text:p>Communication. Channel. Text</text:p>
          </table:table-cell>
          <table:table-cell table:style-name="ce7"/>
          <table:table-cell table:style-name="ce7" office:value-type="string">
            <text:p>Communication</text:p>
          </table:table-cell>
          <table:table-cell table:number-columns-repeated="2" table:style-name="ce7"/>
          <table:table-cell table:style-name="ce26" office:value-type="string">
            <text:p>Channel</text:p>
          </table:table-cell>
          <table:table-cell table:formula="oooc:=IF([.F180]&lt;&gt;&quot;&quot;;CONCATENATE([.F180];&quot; &quot;;[.G180]);[.G180])" office:value-type="string" office:string-value="Channel">
            <text:p>Channel</text:p>
          </table:table-cell>
          <table:table-cell table:style-name="ce26" office:value-type="string">
            <text:p>Text</text:p>
          </table:table-cell>
          <table:table-cell table:style-name="ce7"/>
          <table:table-cell table:formula="oooc:=IF([.J180]&lt;&gt;&quot;&quot;;CONCATENATE([.J180];&quot;_ &quot;;[.I180];&quot;. Type&quot;);CONCATENATE([.I180];&quot;. Type&quot;))" office:value-type="string" office:string-value="Text. Type">
            <text:p>Text. Type</text:p>
          </table:table-cell>
          <table:table-cell table:style-name="ce7" table:number-columns-repeated="3"/>
          <table:table-cell table:style-name="ce59" office:value-type="string">
            <text:p>0..1</text:p>
          </table:table-cell>
          <table:table-cell table:style-name="ce7" office:value-type="string">
            <text:p>BBIE</text:p>
          </table:table-cell>
          <table:table-cell table:style-name="ce10" office:value-type="string">
            <text:p>The method of communication, expressed as text.</text:p>
          </table:table-cell>
          <table:table-cell table:style-name="ce10" office:value-type="string">
            <text:p>Skype</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4">
          <table:table-cell table:formula="oooc:=SUBSTITUTE(SUBSTITUTE(CONCATENATE(IF([.E181]=&quot;Universally Unique&quot;;&quot;UU&quot;;[.E181]);IF([.G181]&lt;&gt;[.I181];[.H181];[.F181]);CONCATENATE(IF([.I181]=&quot;Identifier&quot;;&quot;ID&quot;;IF([.I181]=&quot;Text&quot;;&quot;&quot;;[.I181]))));&quot; &quot;;&quot;&quot;);&quot;'&quot;;&quot;&quot;)" office:value-type="string" office:string-value="Value">
            <text:p>Value</text:p>
          </table:table-cell>
          <table:table-cell office:value-type="string">
            <text:p>Communication. Value. Text</text:p>
          </table:table-cell>
          <table:table-cell table:style-name="ce7"/>
          <table:table-cell table:style-name="ce7" office:value-type="string">
            <text:p>Communication</text:p>
          </table:table-cell>
          <table:table-cell table:number-columns-repeated="2" table:style-name="ce7"/>
          <table:table-cell table:style-name="ce7" office:value-type="string">
            <text:p>Value</text:p>
          </table:table-cell>
          <table:table-cell table:formula="oooc:=IF([.F181]&lt;&gt;&quot;&quot;;CONCATENATE([.F181];&quot; &quot;;[.G181]);[.G181])" office:value-type="string" office:string-value="Value">
            <text:p>Value</text:p>
          </table:table-cell>
          <table:table-cell table:style-name="ce7" office:value-type="string">
            <text:p>Text</text:p>
          </table:table-cell>
          <table:table-cell table:style-name="ce7"/>
          <table:table-cell table:formula="oooc:=IF([.J181]&lt;&gt;&quot;&quot;;CONCATENATE([.J181];&quot;_ &quot;;[.I181];&quot;. Type&quot;);CONCATENATE([.I181];&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communication value, such as phone number or email address.</text:p>
          </table:table-cell>
          <table:table-cell table:style-name="ce31" office:value-type="string">
            <text:p>"+44 1 2345 6789" "president@whitehouse.com"</text:p>
          </table:table-cell>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3">
          <table:table-cell table:style-name="ce2" office:value-type="string">
            <text:p>Consignment</text:p>
          </table:table-cell>
          <table:table-cell table:style-name="ce2" office:value-type="string">
            <text:p>Consignment. Details</text:p>
          </table:table-cell>
          <table:table-cell table:style-name="ce5"/>
          <table:table-cell table:style-name="ce5" office:value-type="string">
            <text:p>Consignment</text:p>
          </table:table-cell>
          <table:table-cell table:style-name="ce5" table:number-columns-repeated="10"/>
          <table:table-cell table:style-name="ce2"/>
          <table:table-cell table:style-name="ce5" office:value-type="string">
            <text:p>ABIE</text:p>
          </table:table-cell>
          <table:table-cell table:style-name="ce53" office:value-type="string">
            <text:p>A separately identifiable collection of goods items (available to be) transported from one consignor to one consignee via one or more modes of transport.</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2">
          <table:table-cell table:formula="oooc:=SUBSTITUTE(SUBSTITUTE(CONCATENATE(IF([.E183]=&quot;Universally Unique&quot;;&quot;UU&quot;;[.E183]);IF([.G183]&lt;&gt;[.I183];[.H183];[.F183]);CONCATENATE(IF([.I183]=&quot;Identifier&quot;;&quot;ID&quot;;IF([.I183]=&quot;Text&quot;;&quot;&quot;;[.I183]))));&quot; &quot;;&quot;&quot;);&quot;'&quot;;&quot;&quot;)" office:value-type="string" office:string-value="ID">
            <text:p>ID</text:p>
          </table:table-cell>
          <table:table-cell office:value-type="string">
            <text:p>Consignment. Identifier</text:p>
          </table:table-cell>
          <table:table-cell table:style-name="ce7"/>
          <table:table-cell table:style-name="ce7" office:value-type="string">
            <text:p>Consignment</text:p>
          </table:table-cell>
          <table:table-cell table:number-columns-repeated="2" table:style-name="ce7"/>
          <table:table-cell table:style-name="ce7" office:value-type="string">
            <text:p>Identifier</text:p>
          </table:table-cell>
          <table:table-cell table:formula="oooc:=IF([.F183]&lt;&gt;&quot;&quot;;CONCATENATE([.F183];&quot; &quot;;[.G183]);[.G183])" office:value-type="string" office:string-value="Identifier">
            <text:p>Identifier</text:p>
          </table:table-cell>
          <table:table-cell table:style-name="ce7" office:value-type="string">
            <text:p>Identifier</text:p>
          </table:table-cell>
          <table:table-cell table:style-name="ce7"/>
          <table:table-cell table:formula="oooc:=IF([.J183]&lt;&gt;&quot;&quot;;CONCATENATE([.J183];&quot;_ &quot;;[.I183];&quot;. Type&quot;);CONCATENATE([.I183];&quot;. Type&quot;))" office:value-type="string" office:string-value="Identifier. Type">
            <text:p>Identifier. Type</text:p>
          </table:table-cell>
          <table:table-cell table:style-name="ce7" table:number-columns-repeated="2"/>
          <table:table-cell table:style-name="ce7" office:value-type="string">
            <text:p>Unique consignment reference number (UCR)</text:p>
          </table:table-cell>
          <table:table-cell table:style-name="ce47" office:value-type="string">
            <text:p>1</text:p>
          </table:table-cell>
          <table:table-cell table:style-name="ce7" office:value-type="string">
            <text:p>BBIE</text:p>
          </table:table-cell>
          <table:table-cell table:style-name="ce51" office:value-type="string">
            <text:p>Unique number assigned to goods, both for import and export.</text:p>
          </table:table-cell>
          <table:table-cell table:style-name="ce31"/>
          <table:table-cell table:style-name="ce7" office:value-type="float" office:value="1202">
            <text:p>120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84]=&quot;Universally Unique&quot;;&quot;UU&quot;;[.E184]);IF([.G184]&lt;&gt;[.I184];[.H184];[.F184]);CONCATENATE(IF([.I184]=&quot;Identifier&quot;;&quot;ID&quot;;IF([.I184]=&quot;Text&quot;;&quot;&quot;;[.I184]))));&quot; &quot;;&quot;&quot;);&quot;'&quot;;&quot;&quot;)" office:value-type="string" office:string-value="SummaryDescription">
            <text:p>SummaryDescription</text:p>
          </table:table-cell>
          <table:table-cell table:style-name="ce10" office:value-type="string">
            <text:p>Consignment. Summary_ Description. Text</text:p>
          </table:table-cell>
          <table:table-cell table:style-name="ce7"/>
          <table:table-cell table:style-name="ce7" office:value-type="string">
            <text:p>Consignment</text:p>
          </table:table-cell>
          <table:table-cell table:style-name="ce7" office:value-type="string">
            <text:p>Summary</text:p>
          </table:table-cell>
          <table:table-cell table:style-name="ce7"/>
          <table:table-cell table:style-name="ce7" office:value-type="string">
            <text:p>Description</text:p>
          </table:table-cell>
          <table:table-cell table:formula="oooc:=IF([.F184]&lt;&gt;&quot;&quot;;CONCATENATE([.F184];&quot; &quot;;[.G184]);[.G184])" office:value-type="string" office:string-value="Description">
            <text:p>Description</text:p>
          </table:table-cell>
          <table:table-cell table:style-name="ce7" office:value-type="string">
            <text:p>Text</text:p>
          </table:table-cell>
          <table:table-cell table:style-name="ce7"/>
          <table:table-cell table:formula="oooc:=IF([.J184]&lt;&gt;&quot;&quot;;CONCATENATE([.J184];&quot;_ &quot;;[.I184];&quot;. Type&quot;);CONCATENATE([.I184];&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31" office:value-type="string">
            <text:p>General descriptive text that is not part of any remarks.</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85]=&quot;Universally Unique&quot;;&quot;UU&quot;;[.E185]);IF([.G185]&lt;&gt;[.I185];[.H185];[.F185]);CONCATENATE(IF([.I185]=&quot;Identifier&quot;;&quot;ID&quot;;IF([.I185]=&quot;Text&quot;;&quot;&quot;;[.I185]))));&quot; &quot;;&quot;&quot;);&quot;'&quot;;&quot;&quot;)" office:value-type="string" office:string-value="TotalInvoiceAmount">
            <text:p>TotalInvoiceAmount</text:p>
          </table:table-cell>
          <table:table-cell office:value-type="string">
            <text:p>Consignment. Total_ Invoice Amount. Amount</text:p>
          </table:table-cell>
          <table:table-cell table:style-name="ce7"/>
          <table:table-cell table:style-name="ce7" office:value-type="string">
            <text:p>Consignment</text:p>
          </table:table-cell>
          <table:table-cell table:style-name="ce7" office:value-type="string">
            <text:p>Total</text:p>
          </table:table-cell>
          <table:table-cell table:style-name="ce7" office:value-type="string">
            <text:p>Invoice</text:p>
          </table:table-cell>
          <table:table-cell table:style-name="ce7" office:value-type="string">
            <text:p>Amount</text:p>
          </table:table-cell>
          <table:table-cell table:formula="oooc:=IF([.F185]&lt;&gt;&quot;&quot;;CONCATENATE([.F185];&quot; &quot;;[.G185]);[.G185])" office:value-type="string" office:string-value="Invoice Amount">
            <text:p>Invoice Amount</text:p>
          </table:table-cell>
          <table:table-cell table:style-name="ce7" office:value-type="string">
            <text:p>Amount</text:p>
          </table:table-cell>
          <table:table-cell table:style-name="ce7"/>
          <table:table-cell table:formula="oooc:=IF([.J185]&lt;&gt;&quot;&quot;;CONCATENATE([.J185];&quot;_ &quot;;[.I185];&quot;. Type&quot;);CONCATENATE([.I185];&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otal of all invoice amounts declared in a single consignment.</text:p>
          </table:table-cell>
          <table:table-cell table:style-name="ce31"/>
          <table:table-cell table:style-name="ce7" office:value-type="float" office:value="5072">
            <text:p>507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4">
          <table:table-cell table:formula="oooc:=SUBSTITUTE(SUBSTITUTE(CONCATENATE(IF([.E186]=&quot;Universally Unique&quot;;&quot;UU&quot;;[.E186]);IF([.G186]&lt;&gt;[.I186];[.H186];[.F186]);CONCATENATE(IF([.I186]=&quot;Identifier&quot;;&quot;ID&quot;;IF([.I186]=&quot;Text&quot;;&quot;&quot;;[.I186]))));&quot; &quot;;&quot;&quot;);&quot;'&quot;;&quot;&quot;)" office:value-type="string" office:string-value="DeclaredCustomsValueAmount">
            <text:p>DeclaredCustomsValueAmount</text:p>
          </table:table-cell>
          <table:table-cell table:style-name="ce10" office:value-type="string">
            <text:p>Consignment. Declared Customs_ Value. Amount</text:p>
          </table:table-cell>
          <table:table-cell table:style-name="ce7"/>
          <table:table-cell table:style-name="ce7" office:value-type="string">
            <text:p>Consignment</text:p>
          </table:table-cell>
          <table:table-cell table:style-name="ce26" office:value-type="string">
            <text:p>Declared Customs</text:p>
          </table:table-cell>
          <table:table-cell table:style-name="ce7"/>
          <table:table-cell table:style-name="ce7" office:value-type="string">
            <text:p>Value</text:p>
          </table:table-cell>
          <table:table-cell table:formula="oooc:=IF([.F186]&lt;&gt;&quot;&quot;;CONCATENATE([.F186];&quot; &quot;;[.G186]);[.G186])" office:value-type="string" office:string-value="Value">
            <text:p>Value</text:p>
          </table:table-cell>
          <table:table-cell table:style-name="ce7" office:value-type="string">
            <text:p>Amount</text:p>
          </table:table-cell>
          <table:table-cell table:style-name="ce7"/>
          <table:table-cell table:formula="oooc:=IF([.J186]&lt;&gt;&quot;&quot;;CONCATENATE([.J186];&quot;_ &quot;;[.I186];&quot;. Type&quot;);CONCATENATE([.I186];&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Amount declared for customs purposes of those goods in a consignment, whether or not they are subject to the same customs procedure, tariff/statistical heading, country information, and duty regime.</text:p>
          </table:table-cell>
          <table:table-cell table:style-name="ce31"/>
          <table:table-cell table:style-name="ce7" office:value-type="float" office:value="5070">
            <text:p>507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87]=&quot;Universally Unique&quot;;&quot;UU&quot;;[.E187]);IF([.G187]&lt;&gt;[.I187];[.H187];[.F187]);CONCATENATE(IF([.I187]=&quot;Identifier&quot;;&quot;ID&quot;;IF([.I187]=&quot;Text&quot;;&quot;&quot;;[.I187]))));&quot; &quot;;&quot;&quot;);&quot;'&quot;;&quot;&quot;)" office:value-type="string" office:string-value="TariffDescription">
            <text:p>TariffDescription</text:p>
          </table:table-cell>
          <table:table-cell office:value-type="string">
            <text:p>Consignment. Tariff Description. Text</text:p>
          </table:table-cell>
          <table:table-cell table:style-name="ce7"/>
          <table:table-cell table:style-name="ce7" office:value-type="string">
            <text:p>Consignment</text:p>
          </table:table-cell>
          <table:table-cell table:style-name="ce7"/>
          <table:table-cell table:style-name="ce7" office:value-type="string">
            <text:p>Tariff</text:p>
          </table:table-cell>
          <table:table-cell table:style-name="ce7" office:value-type="string">
            <text:p>Description</text:p>
          </table:table-cell>
          <table:table-cell table:formula="oooc:=IF([.F187]&lt;&gt;&quot;&quot;;CONCATENATE([.F187];&quot; &quot;;[.G187]);[.G187])" office:value-type="string" office:string-value="Tariff Description">
            <text:p>Tariff Description</text:p>
          </table:table-cell>
          <table:table-cell table:style-name="ce7" office:value-type="string">
            <text:p>Text</text:p>
          </table:table-cell>
          <table:table-cell table:style-name="ce7"/>
          <table:table-cell table:formula="oooc:=IF([.J187]&lt;&gt;&quot;&quot;;CONCATENATE([.J187];&quot;_ &quot;;[.I187];&quot;. Type&quot;);CONCATENATE([.I187];&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74" office:value-type="string">
            <text:p>A description of the tariff applied to a consignment.</text:p>
          </table:table-cell>
          <table:table-cell table:style-name="ce31"/>
          <table:table-cell table:style-name="ce34" office:value-type="float" office:value="5430">
            <text:p>543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88]=&quot;Universally Unique&quot;;&quot;UU&quot;;[.E188]);IF([.G188]&lt;&gt;[.I188];[.H188];[.F188]);CONCATENATE(IF([.I188]=&quot;Identifier&quot;;&quot;ID&quot;;IF([.I188]=&quot;Text&quot;;&quot;&quot;;[.I188]))));&quot; &quot;;&quot;&quot;);&quot;'&quot;;&quot;&quot;)" office:value-type="string" office:string-value="TariffCode">
            <text:p>TariffCode</text:p>
          </table:table-cell>
          <table:table-cell office:value-type="string">
            <text:p>Consignment. Tariff Code. Code</text:p>
          </table:table-cell>
          <table:table-cell table:style-name="ce7"/>
          <table:table-cell table:style-name="ce7" office:value-type="string">
            <text:p>Consignment</text:p>
          </table:table-cell>
          <table:table-cell table:style-name="ce7"/>
          <table:table-cell table:style-name="ce34" office:value-type="string">
            <text:p>Tariff</text:p>
          </table:table-cell>
          <table:table-cell table:style-name="ce7" office:value-type="string">
            <text:p>Code</text:p>
          </table:table-cell>
          <table:table-cell table:formula="oooc:=IF([.F188]&lt;&gt;&quot;&quot;;CONCATENATE([.F188];&quot; &quot;;[.G188]);[.G188])" office:value-type="string" office:string-value="Tariff Code">
            <text:p>Tariff Code</text:p>
          </table:table-cell>
          <table:table-cell table:style-name="ce7" office:value-type="string">
            <text:p>Code</text:p>
          </table:table-cell>
          <table:table-cell table:style-name="ce7"/>
          <table:table-cell table:formula="oooc:=IF([.J188]&lt;&gt;&quot;&quot;;CONCATENATE([.J188];&quot;_ &quot;;[.I188];&quot;. Type&quot;);CONCATENATE([.I188];&quot;. Type&quot;))" office:value-type="string" office:string-value="Code. Type">
            <text:p>Code. Type</text:p>
          </table:table-cell>
          <table:table-cell table:style-name="ce7" table:number-columns-repeated="2"/>
          <table:table-cell table:style-name="ce7" office:value-type="string">
            <text:p>Tariff code number (WCO ID 145)</text:p>
          </table:table-cell>
          <table:table-cell table:style-name="ce47" office:value-type="string">
            <text:p>0..1</text:p>
          </table:table-cell>
          <table:table-cell table:style-name="ce7" office:value-type="string">
            <text:p>BBIE</text:p>
          </table:table-cell>
          <table:table-cell table:style-name="ce31" office:value-type="string">
            <text:p>Code specifying a tariff applied to a consignment.</text:p>
          </table:table-cell>
          <table:table-cell table:style-name="ce31"/>
          <table:table-cell table:style-name="ce34" office:value-type="float" office:value="5431">
            <text:p>5431</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89]=&quot;Universally Unique&quot;;&quot;UU&quot;;[.E189]);IF([.G189]&lt;&gt;[.I189];[.H189];[.F189]);CONCATENATE(IF([.I189]=&quot;Identifier&quot;;&quot;ID&quot;;IF([.I189]=&quot;Text&quot;;&quot;&quot;;[.I189]))));&quot; &quot;;&quot;&quot;);&quot;'&quot;;&quot;&quot;)" office:value-type="string" office:string-value="InsurancePremiumAmount">
            <text:p>InsurancePremiumAmount</text:p>
          </table:table-cell>
          <table:table-cell office:value-type="string">
            <text:p>Consignment. Insurance Premium Amount. Amount</text:p>
          </table:table-cell>
          <table:table-cell table:style-name="ce7"/>
          <table:table-cell table:style-name="ce7" office:value-type="string">
            <text:p>Consignment</text:p>
          </table:table-cell>
          <table:table-cell table:style-name="ce7"/>
          <table:table-cell table:style-name="ce7" office:value-type="string">
            <text:p>Insurance Premium</text:p>
          </table:table-cell>
          <table:table-cell table:style-name="ce7" office:value-type="string">
            <text:p>Amount</text:p>
          </table:table-cell>
          <table:table-cell table:formula="oooc:=IF([.F189]&lt;&gt;&quot;&quot;;CONCATENATE([.F189];&quot; &quot;;[.G189]);[.G189])" office:value-type="string" office:string-value="Insurance Premium Amount">
            <text:p>Insurance Premium Amount</text:p>
          </table:table-cell>
          <table:table-cell table:style-name="ce7" office:value-type="string">
            <text:p>Amount</text:p>
          </table:table-cell>
          <table:table-cell table:style-name="ce7"/>
          <table:table-cell table:formula="oooc:=IF([.J189]&lt;&gt;&quot;&quot;;CONCATENATE([.J189];&quot;_ &quot;;[.I189];&quot;. Type&quot;);CONCATENATE([.I189];&quot;. Type&quot;))" office:value-type="string" office:string-value="Amount. Type">
            <text:p>Amount. Type</text:p>
          </table:table-cell>
          <table:table-cell table:style-name="ce7" table:number-columns-repeated="2"/>
          <table:table-cell table:style-name="ce7" office:value-type="string">
            <text:p>Insurance Cost</text:p>
          </table:table-cell>
          <table:table-cell table:style-name="ce47" office:value-type="string">
            <text:p>0..1</text:p>
          </table:table-cell>
          <table:table-cell table:style-name="ce7" office:value-type="string">
            <text:p>BBIE</text:p>
          </table:table-cell>
          <table:table-cell table:style-name="ce31" office:value-type="string">
            <text:p>Amount of premium payable to the insurance company for insuring the goods.</text:p>
          </table:table-cell>
          <table:table-cell table:style-name="ce31"/>
          <table:table-cell table:style-name="ce34" office:value-type="float" office:value="5486">
            <text:p>5486</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4">
          <table:table-cell table:formula="oooc:=SUBSTITUTE(SUBSTITUTE(CONCATENATE(IF([.E190]=&quot;Universally Unique&quot;;&quot;UU&quot;;[.E190]);IF([.G190]&lt;&gt;[.I190];[.H190];[.F190]);CONCATENATE(IF([.I190]=&quot;Identifier&quot;;&quot;ID&quot;;IF([.I190]=&quot;Text&quot;;&quot;&quot;;[.I190]))));&quot; &quot;;&quot;&quot;);&quot;'&quot;;&quot;&quot;)" office:value-type="string" office:string-value="GrossWeightMeasure">
            <text:p>GrossWeightMeasure</text:p>
          </table:table-cell>
          <table:table-cell office:value-type="string">
            <text:p>Consignment. Gross_ Weight. Measure</text:p>
          </table:table-cell>
          <table:table-cell table:style-name="ce7"/>
          <table:table-cell table:style-name="ce7" office:value-type="string">
            <text:p>Consignment</text:p>
          </table:table-cell>
          <table:table-cell table:style-name="ce7" office:value-type="string">
            <text:p>Gross</text:p>
          </table:table-cell>
          <table:table-cell table:style-name="ce7"/>
          <table:table-cell table:style-name="ce7" office:value-type="string">
            <text:p>Weight</text:p>
          </table:table-cell>
          <table:table-cell table:formula="oooc:=IF([.F190]&lt;&gt;&quot;&quot;;CONCATENATE([.F190];&quot; &quot;;[.G190]);[.G190])" office:value-type="string" office:string-value="Weight">
            <text:p>Weight</text:p>
          </table:table-cell>
          <table:table-cell table:style-name="ce7" office:value-type="string">
            <text:p>Measure</text:p>
          </table:table-cell>
          <table:table-cell table:style-name="ce7"/>
          <table:table-cell table:formula="oooc:=IF([.J190]&lt;&gt;&quot;&quot;;CONCATENATE([.J190];&quot;_ &quot;;[.I190];&quot;. Type&quot;);CONCATENATE([.I190];&quot;. Type&quot;))" office:value-type="string" office:string-value="Measure. Type">
            <text:p>Measure. Type</text:p>
          </table:table-cell>
          <table:table-cell table:style-name="ce7" table:number-columns-repeated="2"/>
          <table:table-cell table:style-name="ce7" office:value-type="string">
            <text:p>Total gross weight (WCO ID 131)</text:p>
          </table:table-cell>
          <table:table-cell table:style-name="ce47" office:value-type="string">
            <text:p>0..1</text:p>
          </table:table-cell>
          <table:table-cell table:style-name="ce7" office:value-type="string">
            <text:p>BBIE</text:p>
          </table:table-cell>
          <table:table-cell table:style-name="ce31" office:value-type="string">
            <text:p>Total weight (mass) of goods for a declaration, including packaging but excluding the carrier's equipment.</text:p>
          </table:table-cell>
          <table:table-cell table:style-name="ce24" office:value-type="string">
            <text:p>Total cube of all goods items referred to as one consignment.</text:p>
          </table:table-cell>
          <table:table-cell table:style-name="ce7" office:value-type="float" office:value="6092">
            <text:p>609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91]=&quot;Universally Unique&quot;;&quot;UU&quot;;[.E191]);IF([.G191]&lt;&gt;[.I191];[.H191];[.F191]);CONCATENATE(IF([.I191]=&quot;Identifier&quot;;&quot;ID&quot;;IF([.I191]=&quot;Text&quot;;&quot;&quot;;[.I191]))));&quot; &quot;;&quot;&quot;);&quot;'&quot;;&quot;&quot;)" office:value-type="string" office:string-value="NetWeightMeasure">
            <text:p>NetWeightMeasure</text:p>
          </table:table-cell>
          <table:table-cell office:value-type="string">
            <text:p>Consignment. Net_ Weight. Measure</text:p>
          </table:table-cell>
          <table:table-cell table:style-name="ce7"/>
          <table:table-cell table:style-name="ce7" office:value-type="string">
            <text:p>Consignment</text:p>
          </table:table-cell>
          <table:table-cell table:style-name="ce7" office:value-type="string">
            <text:p>Net</text:p>
          </table:table-cell>
          <table:table-cell table:style-name="ce7"/>
          <table:table-cell table:style-name="ce7" office:value-type="string">
            <text:p>Weight</text:p>
          </table:table-cell>
          <table:table-cell table:formula="oooc:=IF([.F191]&lt;&gt;&quot;&quot;;CONCATENATE([.F191];&quot; &quot;;[.G191]);[.G191])" office:value-type="string" office:string-value="Weight">
            <text:p>Weight</text:p>
          </table:table-cell>
          <table:table-cell table:style-name="ce7" office:value-type="string">
            <text:p>Measure</text:p>
          </table:table-cell>
          <table:table-cell table:style-name="ce7"/>
          <table:table-cell table:formula="oooc:=IF([.J191]&lt;&gt;&quot;&quot;;CONCATENATE([.J191];&quot;_ &quot;;[.I191];&quot;. Type&quot;);CONCATENATE([.I191];&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otal net weight (mass) of all the goods items referred to as one consignment.</text:p>
          </table:table-cell>
          <table:table-cell table:style-name="ce31"/>
          <table:table-cell table:style-name="ce34" office:value-type="float" office:value="6014">
            <text:p>6014</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92]=&quot;Universally Unique&quot;;&quot;UU&quot;;[.E192]);IF([.G192]&lt;&gt;[.I192];[.H192];[.F192]);CONCATENATE(IF([.I192]=&quot;Identifier&quot;;&quot;ID&quot;;IF([.I192]=&quot;Text&quot;;&quot;&quot;;[.I192]))));&quot; &quot;;&quot;&quot;);&quot;'&quot;;&quot;&quot;)" office:value-type="string" office:string-value="NetNetWeightMeasure">
            <text:p>NetNetWeightMeasure</text:p>
          </table:table-cell>
          <table:table-cell office:value-type="string">
            <text:p>Consignment. Net Net_ Weight. Measure</text:p>
          </table:table-cell>
          <table:table-cell table:style-name="ce7"/>
          <table:table-cell table:style-name="ce7" office:value-type="string">
            <text:p>Consignment</text:p>
          </table:table-cell>
          <table:table-cell table:style-name="ce7" office:value-type="string">
            <text:p>Net Net</text:p>
          </table:table-cell>
          <table:table-cell table:style-name="ce7"/>
          <table:table-cell table:style-name="ce7" office:value-type="string">
            <text:p>Weight</text:p>
          </table:table-cell>
          <table:table-cell table:formula="oooc:=IF([.F192]&lt;&gt;&quot;&quot;;CONCATENATE([.F192];&quot; &quot;;[.G192]);[.G192])" office:value-type="string" office:string-value="Weight">
            <text:p>Weight</text:p>
          </table:table-cell>
          <table:table-cell table:style-name="ce7" office:value-type="string">
            <text:p>Measure</text:p>
          </table:table-cell>
          <table:table-cell table:style-name="ce7"/>
          <table:table-cell table:formula="oooc:=IF([.J192]&lt;&gt;&quot;&quot;;CONCATENATE([.J192];&quot;_ &quot;;[.I192];&quot;. Type&quot;);CONCATENATE([.I192];&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Weight (mass) of the goods themselves without any packing.</text:p>
          </table:table-cell>
          <table:table-cell table:style-name="ce31"/>
          <table:table-cell table:style-name="ce34" office:value-type="float" office:value="6048">
            <text:p>6048</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93]=&quot;Universally Unique&quot;;&quot;UU&quot;;[.E193]);IF([.G193]&lt;&gt;[.I193];[.H193];[.F193]);CONCATENATE(IF([.I193]=&quot;Identifier&quot;;&quot;ID&quot;;IF([.I193]=&quot;Text&quot;;&quot;&quot;;[.I193]))));&quot; &quot;;&quot;&quot;);&quot;'&quot;;&quot;&quot;)" office:value-type="string" office:string-value="ChargeableWeightMeasure">
            <text:p>ChargeableWeightMeasure</text:p>
          </table:table-cell>
          <table:table-cell office:value-type="string">
            <text:p>Consignment. Chargeable_ Weight. Measure</text:p>
          </table:table-cell>
          <table:table-cell table:style-name="ce7"/>
          <table:table-cell table:style-name="ce7" office:value-type="string">
            <text:p>Consignment</text:p>
          </table:table-cell>
          <table:table-cell table:style-name="ce7" office:value-type="string">
            <text:p>Chargeable</text:p>
          </table:table-cell>
          <table:table-cell table:style-name="ce7"/>
          <table:table-cell table:style-name="ce7" office:value-type="string">
            <text:p>Weight</text:p>
          </table:table-cell>
          <table:table-cell table:formula="oooc:=IF([.F193]&lt;&gt;&quot;&quot;;CONCATENATE([.F193];&quot; &quot;;[.G193]);[.G193])" office:value-type="string" office:string-value="Weight">
            <text:p>Weight</text:p>
          </table:table-cell>
          <table:table-cell table:style-name="ce7" office:value-type="string">
            <text:p>Measure</text:p>
          </table:table-cell>
          <table:table-cell table:style-name="ce7"/>
          <table:table-cell table:formula="oooc:=IF([.J193]&lt;&gt;&quot;&quot;;CONCATENATE([.J193];&quot;_ &quot;;[.I193];&quot;. Type&quot;);CONCATENATE([.I193];&quot;. Type&quot;))" office:value-type="string" office:string-value="Measure. Type">
            <text:p>Measure. Type</text:p>
          </table:table-cell>
          <table:table-cell table:style-name="ce7" table:number-columns-repeated="2"/>
          <table:table-cell table:style-name="ce34" office:value-type="string">
            <text:p>Chargeable Weight. Basis.Measure</text:p>
          </table:table-cell>
          <table:table-cell table:style-name="ce47" office:value-type="string">
            <text:p>0..1</text:p>
          </table:table-cell>
          <table:table-cell table:style-name="ce7" office:value-type="string">
            <text:p>BBIE</text:p>
          </table:table-cell>
          <table:table-cell table:style-name="ce31" office:value-type="string">
            <text:p>Gross weight (mass) on which a charge is to be based.</text:p>
          </table:table-cell>
          <table:table-cell table:style-name="ce31"/>
          <table:table-cell table:style-name="ce34" office:value-type="float" office:value="6030">
            <text:p>603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94]=&quot;Universally Unique&quot;;&quot;UU&quot;;[.E194]);IF([.G194]&lt;&gt;[.I194];[.H194];[.F194]);CONCATENATE(IF([.I194]=&quot;Identifier&quot;;&quot;ID&quot;;IF([.I194]=&quot;Text&quot;;&quot;&quot;;[.I194]))));&quot; &quot;;&quot;&quot;);&quot;'&quot;;&quot;&quot;)" office:value-type="string" office:string-value="GrossVolumeMeasure">
            <text:p>GrossVolumeMeasure</text:p>
          </table:table-cell>
          <table:table-cell office:value-type="string">
            <text:p>Consignment. Gross_ Volume. Measure</text:p>
          </table:table-cell>
          <table:table-cell table:style-name="ce7"/>
          <table:table-cell table:style-name="ce7" office:value-type="string">
            <text:p>Consignment</text:p>
          </table:table-cell>
          <table:table-cell table:style-name="ce7" office:value-type="string">
            <text:p>Gross</text:p>
          </table:table-cell>
          <table:table-cell table:style-name="ce7"/>
          <table:table-cell table:style-name="ce7" office:value-type="string">
            <text:p>Volume</text:p>
          </table:table-cell>
          <table:table-cell table:formula="oooc:=IF([.F194]&lt;&gt;&quot;&quot;;CONCATENATE([.F194];&quot; &quot;;[.G194]);[.G194])" office:value-type="string" office:string-value="Volume">
            <text:p>Volume</text:p>
          </table:table-cell>
          <table:table-cell table:style-name="ce7" office:value-type="string">
            <text:p>Measure</text:p>
          </table:table-cell>
          <table:table-cell table:style-name="ce7"/>
          <table:table-cell table:formula="oooc:=IF([.J194]&lt;&gt;&quot;&quot;;CONCATENATE([.J194];&quot;_ &quot;;[.I194];&quot;. Type&quot;);CONCATENATE([.I194];&quot;. Type&quot;))" office:value-type="string" office:string-value="Measure. Type">
            <text:p>Measure. Type</text:p>
          </table:table-cell>
          <table:table-cell table:style-name="ce7" table:number-columns-repeated="2"/>
          <table:table-cell table:style-name="ce7" office:value-type="string">
            <text:p>Cube</text:p>
          </table:table-cell>
          <table:table-cell table:style-name="ce47" office:value-type="string">
            <text:p>0..1</text:p>
          </table:table-cell>
          <table:table-cell table:style-name="ce7" office:value-type="string">
            <text:p>BBIE</text:p>
          </table:table-cell>
          <table:table-cell table:style-name="ce24" office:value-type="string">
            <text:p>Total volume of all goods items referred to as one consignment.</text:p>
          </table:table-cell>
          <table:table-cell table:style-name="ce31"/>
          <table:table-cell table:style-name="ce7" office:value-type="float" office:value="6422">
            <text:p>642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95]=&quot;Universally Unique&quot;;&quot;UU&quot;;[.E195]);IF([.G195]&lt;&gt;[.I195];[.H195];[.F195]);CONCATENATE(IF([.I195]=&quot;Identifier&quot;;&quot;ID&quot;;IF([.I195]=&quot;Text&quot;;&quot;&quot;;[.I195]))));&quot; &quot;;&quot;&quot;);&quot;'&quot;;&quot;&quot;)" office:value-type="string" office:string-value="NetVolumeMeasure">
            <text:p>NetVolumeMeasure</text:p>
          </table:table-cell>
          <table:table-cell office:value-type="string">
            <text:p>Consignment. Net_ Volume. Measure</text:p>
          </table:table-cell>
          <table:table-cell table:style-name="ce7"/>
          <table:table-cell table:style-name="ce7" office:value-type="string">
            <text:p>Consignment</text:p>
          </table:table-cell>
          <table:table-cell table:style-name="ce7" office:value-type="string">
            <text:p>Net</text:p>
          </table:table-cell>
          <table:table-cell table:style-name="ce7"/>
          <table:table-cell table:style-name="ce7" office:value-type="string">
            <text:p>Volume</text:p>
          </table:table-cell>
          <table:table-cell table:formula="oooc:=IF([.F195]&lt;&gt;&quot;&quot;;CONCATENATE([.F195];&quot; &quot;;[.G195]);[.G195])" office:value-type="string" office:string-value="Volume">
            <text:p>Volume</text:p>
          </table:table-cell>
          <table:table-cell table:style-name="ce7" office:value-type="string">
            <text:p>Measure</text:p>
          </table:table-cell>
          <table:table-cell table:style-name="ce7"/>
          <table:table-cell table:formula="oooc:=IF([.J195]&lt;&gt;&quot;&quot;;CONCATENATE([.J195];&quot;_ &quot;;[.I195];&quot;. Type&quot;);CONCATENATE([.I195];&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24" office:value-type="string">
            <text:p>Net volume of all goods items referred to as one consignment.</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4">
          <table:table-cell table:formula="oooc:=SUBSTITUTE(SUBSTITUTE(CONCATENATE(IF([.E196]=&quot;Universally Unique&quot;;&quot;UU&quot;;[.E196]);IF([.G196]&lt;&gt;[.I196];[.H196];[.F196]);CONCATENATE(IF([.I196]=&quot;Identifier&quot;;&quot;ID&quot;;IF([.I196]=&quot;Text&quot;;&quot;&quot;;[.I196]))));&quot; &quot;;&quot;&quot;);&quot;'&quot;;&quot;&quot;)" office:value-type="string" office:string-value="LoadingLengthMeasure">
            <text:p>LoadingLengthMeasure</text:p>
          </table:table-cell>
          <table:table-cell office:value-type="string">
            <text:p>Consignment. Loading_ Length. Measure</text:p>
          </table:table-cell>
          <table:table-cell table:style-name="ce7"/>
          <table:table-cell table:style-name="ce7" office:value-type="string">
            <text:p>Consignment</text:p>
          </table:table-cell>
          <table:table-cell table:style-name="ce7" office:value-type="string">
            <text:p>Loading</text:p>
          </table:table-cell>
          <table:table-cell table:style-name="ce7"/>
          <table:table-cell table:style-name="ce7" office:value-type="string">
            <text:p>Length</text:p>
          </table:table-cell>
          <table:table-cell table:formula="oooc:=IF([.F196]&lt;&gt;&quot;&quot;;CONCATENATE([.F196];&quot; &quot;;[.G196]);[.G196])" office:value-type="string" office:string-value="Length">
            <text:p>Length</text:p>
          </table:table-cell>
          <table:table-cell table:style-name="ce7" office:value-type="string">
            <text:p>Measure</text:p>
          </table:table-cell>
          <table:table-cell table:style-name="ce7"/>
          <table:table-cell table:formula="oooc:=IF([.J196]&lt;&gt;&quot;&quot;;CONCATENATE([.J196];&quot;_ &quot;;[.I196];&quot;. Type&quot;);CONCATENATE([.I196];&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otal length in a means of transport or a piece of transport equipment whereby the complete width and height over that length is needed for loading all the consignments referred to as one consolidation.</text:p>
          </table:table-cell>
          <table:table-cell table:style-name="ce31"/>
          <table:table-cell table:style-name="ce34" office:value-type="float" office:value="6042">
            <text:p>604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97]=&quot;Universally Unique&quot;;&quot;UU&quot;;[.E197]);IF([.G197]&lt;&gt;[.I197];[.H197];[.F197]);CONCATENATE(IF([.I197]=&quot;Identifier&quot;;&quot;ID&quot;;IF([.I197]=&quot;Text&quot;;&quot;&quot;;[.I197]))));&quot; &quot;;&quot;&quot;);&quot;'&quot;;&quot;&quot;)" office:value-type="string" office:string-value="Remarks">
            <text:p>Remarks</text:p>
          </table:table-cell>
          <table:table-cell office:value-type="string">
            <text:p>Consignment. Remarks. Text</text:p>
          </table:table-cell>
          <table:table-cell table:style-name="ce7"/>
          <table:table-cell table:style-name="ce7" office:value-type="string">
            <text:p>Consignment</text:p>
          </table:table-cell>
          <table:table-cell table:number-columns-repeated="2" table:style-name="ce7"/>
          <table:table-cell table:style-name="ce7" office:value-type="string">
            <text:p>Remarks</text:p>
          </table:table-cell>
          <table:table-cell table:formula="oooc:=IF([.F197]&lt;&gt;&quot;&quot;;CONCATENATE([.F197];&quot; &quot;;[.G197]);[.G197])" office:value-type="string" office:string-value="Remarks">
            <text:p>Remarks</text:p>
          </table:table-cell>
          <table:table-cell table:style-name="ce7" office:value-type="string">
            <text:p>Text</text:p>
          </table:table-cell>
          <table:table-cell table:style-name="ce7"/>
          <table:table-cell table:formula="oooc:=IF([.J197]&lt;&gt;&quot;&quot;;CONCATENATE([.J197];&quot;_ &quot;;[.I197];&quot;. Type&quot;);CONCATENATE([.I197];&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31" office:value-type="string">
            <text:p>Remarks concerning the complete consignment to be printed on the transport document.</text:p>
          </table:table-cell>
          <table:table-cell table:style-name="ce31"/>
          <table:table-cell table:style-name="ce34" office:value-type="float" office:value="4244">
            <text:p>4244</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198]=&quot;Universally Unique&quot;;&quot;UU&quot;;[.E198]);IF([.G198]&lt;&gt;[.I198];[.H198];[.F198]);CONCATENATE(IF([.I198]=&quot;Identifier&quot;;&quot;ID&quot;;IF([.I198]=&quot;Text&quot;;&quot;&quot;;[.I198]))));&quot; &quot;;&quot;&quot;);&quot;'&quot;;&quot;&quot;)" office:value-type="string" office:string-value="HazardousRiskIndicator">
            <text:p>HazardousRiskIndicator</text:p>
          </table:table-cell>
          <table:table-cell table:style-name="ce10" office:value-type="string">
            <text:p>Consignment. Hazardous Risk_ Indicator. Indicator</text:p>
          </table:table-cell>
          <table:table-cell table:style-name="ce7"/>
          <table:table-cell table:style-name="ce7" office:value-type="string">
            <text:p>Consignment</text:p>
          </table:table-cell>
          <table:table-cell table:style-name="ce7" office:value-type="string">
            <text:p>Hazardous Risk</text:p>
          </table:table-cell>
          <table:table-cell table:style-name="ce7"/>
          <table:table-cell table:style-name="ce7" office:value-type="string">
            <text:p>Indicator</text:p>
          </table:table-cell>
          <table:table-cell table:formula="oooc:=IF([.F198]&lt;&gt;&quot;&quot;;CONCATENATE([.F198];&quot; &quot;;[.G198]);[.G198])" office:value-type="string" office:string-value="Indicator">
            <text:p>Indicator</text:p>
          </table:table-cell>
          <table:table-cell table:style-name="ce7" office:value-type="string">
            <text:p>Indicator</text:p>
          </table:table-cell>
          <table:table-cell table:style-name="ce7"/>
          <table:table-cell table:formula="oooc:=IF([.J198]&lt;&gt;&quot;&quot;;CONCATENATE([.J198];&quot;_ &quot;;[.I198];&quot;. Type&quot;);CONCATENATE([.I198];&quot;. Type&quot;))" office:value-type="string" office:string-value="Indicator. Type">
            <text:p>Indicator. Type</text:p>
          </table:table-cell>
          <table:table-cell table:style-name="ce7" table:number-columns-repeated="2"/>
          <table:table-cell table:style-name="ce7" office:value-type="string">
            <text:p>Dangerous Goods RID Indicator</text:p>
          </table:table-cell>
          <table:table-cell table:style-name="ce59" office:value-type="string">
            <text:p>0..1</text:p>
          </table:table-cell>
          <table:table-cell table:style-name="ce7" office:value-type="string">
            <text:p>BBIE</text:p>
          </table:table-cell>
          <table:table-cell table:style-name="ce51" office:value-type="string">
            <text:p>Indication that the transport is or is not subject to an international regulation concerning the carriage of dangerous goods.</text:p>
          </table:table-cell>
          <table:table-cell office:value-type="string">
            <text:p>default is negative</text:p>
          </table:table-cell>
          <table:table-cell table:style-name="ce34" office:value-type="float" office:value="7184">
            <text:p>7184</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style-name="ce4" table:formula="oooc:=SUBSTITUTE(SUBSTITUTE(CONCATENATE(IF([.E199]=&quot;Universally Unique&quot;;&quot;UU&quot;;[.E199]);[.F199];IF([.H199]&lt;&gt;[.I199];[.H199];&quot;&quot;);CONCATENATE(IF([.I199]=&quot;Identifier&quot;;&quot;ID&quot;;IF([.I199]=&quot;Text&quot;;&quot;&quot;;[.I199]))));&quot; &quot;;&quot;&quot;);&quot;'&quot;;&quot;&quot;)" office:value-type="string" office:string-value="ConsigneeParty">
            <text:p>ConsigneeParty</text:p>
          </table:table-cell>
          <table:table-cell table:style-name="ce15" office:value-type="string">
            <text:p>Consignment. Consignee_ Party. Party</text:p>
          </table:table-cell>
          <table:table-cell table:style-name="ce33"/>
          <table:table-cell table:style-name="ce33" office:value-type="string">
            <text:p>Consignment</text:p>
          </table:table-cell>
          <table:table-cell table:style-name="ce8" office:value-type="string">
            <text:p>Consignee</text:p>
          </table:table-cell>
          <table:table-cell table:style-name="ce8"/>
          <table:table-cell table:style-name="ce8"/>
          <table:table-cell table:style-name="ce8" table:formula="oooc:=[.M199]" office:value-type="string" office:string-value="Party">
            <text:p>Party</text:p>
          </table:table-cell>
          <table:table-cell table:style-name="ce8" table:formula="oooc:=[.M199]" office:value-type="string" office:string-value="Party">
            <text:p>Party</text:p>
          </table:table-cell>
          <table:table-cell table:style-name="ce8" table:number-columns-repeated="3"/>
          <table:table-cell table:style-name="ce33" office:value-type="string">
            <text:p>Party</text:p>
          </table:table-cell>
          <table:table-cell table:style-name="ce33" office:value-type="string">
            <text:p>Consignee (WCO ID 51 and 52)</text:p>
          </table:table-cell>
          <table:table-cell table:style-name="ce57" office:value-type="string">
            <text:p>0..1</text:p>
          </table:table-cell>
          <table:table-cell table:style-name="ce8" office:value-type="string">
            <text:p>ASBIE</text:p>
          </table:table-cell>
          <table:table-cell table:style-name="ce8" office:value-type="string">
            <text:p>Party to which goods are consigned.</text:p>
          </table:table-cell>
          <table:table-cell table:style-name="ce33"/>
          <table:table-cell table:style-name="ce33" office:value-type="string">
            <text:p><text:s/>3036 and 3039</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4">
          <table:table-cell table:style-name="ce4" table:formula="oooc:=SUBSTITUTE(SUBSTITUTE(CONCATENATE(IF([.E200]=&quot;Universally Unique&quot;;&quot;UU&quot;;[.E200]);[.F200];IF([.H200]&lt;&gt;[.I200];[.H200];&quot;&quot;);CONCATENATE(IF([.I200]=&quot;Identifier&quot;;&quot;ID&quot;;IF([.I200]=&quot;Text&quot;;&quot;&quot;;[.I200]))));&quot; &quot;;&quot;&quot;);&quot;'&quot;;&quot;&quot;)" office:value-type="string" office:string-value="ExporterParty">
            <text:p>ExporterParty</text:p>
          </table:table-cell>
          <table:table-cell table:style-name="ce15" office:value-type="string">
            <text:p>Consignment. Exporter_ Party. Party</text:p>
          </table:table-cell>
          <table:table-cell table:style-name="ce33"/>
          <table:table-cell table:style-name="ce33" office:value-type="string">
            <text:p>Consignment</text:p>
          </table:table-cell>
          <table:table-cell table:style-name="ce8" office:value-type="string">
            <text:p>Exporter</text:p>
          </table:table-cell>
          <table:table-cell table:style-name="ce8"/>
          <table:table-cell table:style-name="ce8"/>
          <table:table-cell table:style-name="ce8" table:formula="oooc:=[.M200]" office:value-type="string" office:string-value="Party">
            <text:p>Party</text:p>
          </table:table-cell>
          <table:table-cell table:style-name="ce8" table:formula="oooc:=[.M200]" office:value-type="string" office:string-value="Party">
            <text:p>Party</text:p>
          </table:table-cell>
          <table:table-cell table:style-name="ce8" table:number-columns-repeated="3"/>
          <table:table-cell table:style-name="ce33" office:value-type="string">
            <text:p>Party</text:p>
          </table:table-cell>
          <table:table-cell table:style-name="ce33" office:value-type="string">
            <text:p>Exporter (WCO ID 41 and 42)</text:p>
          </table:table-cell>
          <table:table-cell table:style-name="ce57" office:value-type="string">
            <text:p>0..1</text:p>
          </table:table-cell>
          <table:table-cell table:style-name="ce8" office:value-type="string">
            <text:p>ASBIE</text:p>
          </table:table-cell>
          <table:table-cell table:style-name="ce8"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33"/>
          <table:table-cell table:style-name="ce33" office:value-type="string">
            <text:p><text:s/>3036 and 3039</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201]=&quot;Universally Unique&quot;;&quot;UU&quot;;[.E201]);[.F201];IF([.H201]&lt;&gt;[.I201];[.H201];&quot;&quot;);CONCATENATE(IF([.I201]=&quot;Identifier&quot;;&quot;ID&quot;;IF([.I201]=&quot;Text&quot;;&quot;&quot;;[.I201]))));&quot; &quot;;&quot;&quot;);&quot;'&quot;;&quot;&quot;)" office:value-type="string" office:string-value="ConsignorParty">
            <text:p>ConsignorParty</text:p>
          </table:table-cell>
          <table:table-cell table:style-name="ce15" office:value-type="string">
            <text:p>Consignment. Consignor_ Party. Party</text:p>
          </table:table-cell>
          <table:table-cell table:style-name="ce33"/>
          <table:table-cell table:style-name="ce33" office:value-type="string">
            <text:p>Consignment</text:p>
          </table:table-cell>
          <table:table-cell table:style-name="ce8" office:value-type="string">
            <text:p>Consignor</text:p>
          </table:table-cell>
          <table:table-cell table:style-name="ce8"/>
          <table:table-cell table:style-name="ce8"/>
          <table:table-cell table:style-name="ce8" table:formula="oooc:=[.M201]" office:value-type="string" office:string-value="Party">
            <text:p>Party</text:p>
          </table:table-cell>
          <table:table-cell table:style-name="ce8" table:formula="oooc:=[.M201]" office:value-type="string" office:string-value="Party">
            <text:p>Party</text:p>
          </table:table-cell>
          <table:table-cell table:style-name="ce8" table:number-columns-repeated="3"/>
          <table:table-cell table:style-name="ce33" office:value-type="string">
            <text:p>Party</text:p>
          </table:table-cell>
          <table:table-cell table:style-name="ce33" office:value-type="string">
            <text:p>Consignor (WCO ID 71 and 72)</text:p>
          </table:table-cell>
          <table:table-cell table:style-name="ce57" office:value-type="string">
            <text:p>0..1</text:p>
          </table:table-cell>
          <table:table-cell table:style-name="ce8" office:value-type="string">
            <text:p>ASBIE</text:p>
          </table:table-cell>
          <table:table-cell table:style-name="ce8" office:value-type="string">
            <text:p>The party consigning goods, as stipulated in the transport contract by the party ordering transport.</text:p>
          </table:table-cell>
          <table:table-cell table:style-name="ce33"/>
          <table:table-cell table:style-name="ce33" office:value-type="string">
            <text:p><text:s/>3036 and 3039</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4">
          <table:table-cell table:style-name="ce4" table:formula="oooc:=SUBSTITUTE(SUBSTITUTE(CONCATENATE(IF([.E202]=&quot;Universally Unique&quot;;&quot;UU&quot;;[.E202]);[.F202];IF([.H202]&lt;&gt;[.I202];[.H202];&quot;&quot;);CONCATENATE(IF([.I202]=&quot;Identifier&quot;;&quot;ID&quot;;IF([.I202]=&quot;Text&quot;;&quot;&quot;;[.I202]))));&quot; &quot;;&quot;&quot;);&quot;'&quot;;&quot;&quot;)" office:value-type="string" office:string-value="ImporterParty">
            <text:p>ImporterParty</text:p>
          </table:table-cell>
          <table:table-cell table:style-name="ce15" office:value-type="string">
            <text:p>Consignment. Importer_ Party. Party</text:p>
          </table:table-cell>
          <table:table-cell table:style-name="ce33"/>
          <table:table-cell table:style-name="ce33" office:value-type="string">
            <text:p>Consignment</text:p>
          </table:table-cell>
          <table:table-cell table:style-name="ce8" office:value-type="string">
            <text:p>Importer</text:p>
          </table:table-cell>
          <table:table-cell table:style-name="ce8"/>
          <table:table-cell table:style-name="ce8"/>
          <table:table-cell table:style-name="ce8" table:formula="oooc:=[.M202]" office:value-type="string" office:string-value="Party">
            <text:p>Party</text:p>
          </table:table-cell>
          <table:table-cell table:style-name="ce8" table:formula="oooc:=[.M202]" office:value-type="string" office:string-value="Party">
            <text:p>Party</text:p>
          </table:table-cell>
          <table:table-cell table:style-name="ce8" table:number-columns-repeated="3"/>
          <table:table-cell table:style-name="ce33" office:value-type="string">
            <text:p>Party</text:p>
          </table:table-cell>
          <table:table-cell table:style-name="ce33" office:value-type="string">
            <text:p>Importer (WCO ID 39 and 40)</text:p>
          </table:table-cell>
          <table:table-cell table:style-name="ce57" office:value-type="string">
            <text:p>0..1</text:p>
          </table:table-cell>
          <table:table-cell table:style-name="ce8" office:value-type="string">
            <text:p>ASBIE</text:p>
          </table:table-cell>
          <table:table-cell table:style-name="ce8"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33"/>
          <table:table-cell table:style-name="ce33" office:value-type="string">
            <text:p><text:s/>3036 and 3039</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7">
          <table:table-cell table:style-name="ce4" table:formula="oooc:=SUBSTITUTE(SUBSTITUTE(CONCATENATE(IF([.E203]=&quot;Universally Unique&quot;;&quot;UU&quot;;[.E203]);[.F203];IF([.H203]&lt;&gt;[.I203];[.H203];&quot;&quot;);CONCATENATE(IF([.I203]=&quot;Identifier&quot;;&quot;ID&quot;;IF([.I203]=&quot;Text&quot;;&quot;&quot;;[.I203]))));&quot; &quot;;&quot;&quot;);&quot;'&quot;;&quot;&quot;)" office:value-type="string" office:string-value="CarrierParty">
            <text:p>CarrierParty</text:p>
          </table:table-cell>
          <table:table-cell table:style-name="ce15" office:value-type="string">
            <text:p>Consignment. Carrier_ Party. Party</text:p>
          </table:table-cell>
          <table:table-cell table:style-name="ce33"/>
          <table:table-cell table:style-name="ce33" office:value-type="string">
            <text:p>Consignment</text:p>
          </table:table-cell>
          <table:table-cell table:style-name="ce8" office:value-type="string">
            <text:p>Carrier</text:p>
          </table:table-cell>
          <table:table-cell table:style-name="ce8"/>
          <table:table-cell table:style-name="ce8"/>
          <table:table-cell table:style-name="ce8" table:formula="oooc:=[.M203]" office:value-type="string" office:string-value="Party">
            <text:p>Party</text:p>
          </table:table-cell>
          <table:table-cell table:style-name="ce8" table:formula="oooc:=[.M203]" office:value-type="string" office:string-value="Party">
            <text:p>Party</text:p>
          </table:table-cell>
          <table:table-cell table:style-name="ce8" table:number-columns-repeated="3"/>
          <table:table-cell table:style-name="ce33" office:value-type="string">
            <text:p>Party</text:p>
          </table:table-cell>
          <table:table-cell table:style-name="ce33" office:value-type="string">
            <text:p>Transport Company, Shipping Line, NVOCC, Airline, <text:s/>Haulier, Courier, Carrier (WCO ID 49 and 50)</text:p>
          </table:table-cell>
          <table:table-cell table:style-name="ce57" office:value-type="string">
            <text:p>0..1</text:p>
          </table:table-cell>
          <table:table-cell table:style-name="ce8" office:value-type="string">
            <text:p>ASBIE</text:p>
          </table:table-cell>
          <table:table-cell table:style-name="ce8" office:value-type="string">
            <text:p>The party providing the transport of goods between named points.</text:p>
          </table:table-cell>
          <table:table-cell table:style-name="ce33"/>
          <table:table-cell table:style-name="ce33" office:value-type="string">
            <text:p><text:s/>3036 and 3039</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4">
          <table:table-cell table:style-name="ce4" table:formula="oooc:=SUBSTITUTE(SUBSTITUTE(CONCATENATE(IF([.E204]=&quot;Universally Unique&quot;;&quot;UU&quot;;[.E204]);[.F204];IF([.H204]&lt;&gt;[.I204];[.H204];&quot;&quot;);CONCATENATE(IF([.I204]=&quot;Identifier&quot;;&quot;ID&quot;;IF([.I204]=&quot;Text&quot;;&quot;&quot;;[.I204]))));&quot; &quot;;&quot;&quot;);&quot;'&quot;;&quot;&quot;)" office:value-type="string" office:string-value="FreightForwarderParty">
            <text:p>FreightForwarderParty</text:p>
          </table:table-cell>
          <table:table-cell table:style-name="ce15" office:value-type="string">
            <text:p>Consignment. Freight Forwarder_ Party. Party</text:p>
          </table:table-cell>
          <table:table-cell table:style-name="ce33"/>
          <table:table-cell table:style-name="ce33" office:value-type="string">
            <text:p>Consignment</text:p>
          </table:table-cell>
          <table:table-cell table:style-name="ce8" office:value-type="string">
            <text:p>Freight Forwarder</text:p>
          </table:table-cell>
          <table:table-cell table:style-name="ce8"/>
          <table:table-cell table:style-name="ce8"/>
          <table:table-cell table:style-name="ce8" table:formula="oooc:=[.M204]" office:value-type="string" office:string-value="Party">
            <text:p>Party</text:p>
          </table:table-cell>
          <table:table-cell table:style-name="ce8" table:formula="oooc:=[.M204]" office:value-type="string" office:string-value="Party">
            <text:p>Party</text:p>
          </table:table-cell>
          <table:table-cell table:style-name="ce8" table:number-columns-repeated="3"/>
          <table:table-cell table:style-name="ce33" office:value-type="string">
            <text:p>Party</text:p>
          </table:table-cell>
          <table:table-cell table:style-name="ce33" office:value-type="string">
            <text:p>Consolidator (WCO ID 192 AND 193)</text:p>
          </table:table-cell>
          <table:table-cell table:style-name="ce57" office:value-type="string">
            <text:p>0..1</text:p>
          </table:table-cell>
          <table:table-cell table:style-name="ce8" office:value-type="string">
            <text:p>ASBIE</text:p>
          </table:table-cell>
          <table:table-cell table:style-name="ce8"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33"/>
          <table:table-cell table:style-name="ce33" office:value-type="string">
            <text:p><text:s/>3036 and 3039</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205]=&quot;Universally Unique&quot;;&quot;UU&quot;;[.E205]);[.F205];IF([.H205]&lt;&gt;[.I205];[.H205];&quot;&quot;);CONCATENATE(IF([.I205]=&quot;Identifier&quot;;&quot;ID&quot;;IF([.I205]=&quot;Text&quot;;&quot;&quot;;[.I205]))));&quot; &quot;;&quot;&quot;);&quot;'&quot;;&quot;&quot;)" office:value-type="string" office:string-value="NotifyParty">
            <text:p>NotifyParty</text:p>
          </table:table-cell>
          <table:table-cell table:style-name="ce15" office:value-type="string">
            <text:p>Consignment. Notify_ Party. Party</text:p>
          </table:table-cell>
          <table:table-cell table:style-name="ce33"/>
          <table:table-cell table:style-name="ce33" office:value-type="string">
            <text:p>Consignment</text:p>
          </table:table-cell>
          <table:table-cell table:style-name="ce8" office:value-type="string">
            <text:p>Notify</text:p>
          </table:table-cell>
          <table:table-cell table:style-name="ce8"/>
          <table:table-cell table:style-name="ce8"/>
          <table:table-cell table:style-name="ce8" table:formula="oooc:=[.M205]" office:value-type="string" office:string-value="Party">
            <text:p>Party</text:p>
          </table:table-cell>
          <table:table-cell table:style-name="ce8" table:formula="oooc:=[.M205]" office:value-type="string" office:string-value="Party">
            <text:p>Party</text:p>
          </table:table-cell>
          <table:table-cell table:style-name="ce8" table:number-columns-repeated="3"/>
          <table:table-cell table:style-name="ce33" office:value-type="string">
            <text:p>Party</text:p>
          </table:table-cell>
          <table:table-cell table:style-name="ce33" office:value-type="string">
            <text:p>WCO ID 57 and 58</text:p>
          </table:table-cell>
          <table:table-cell table:style-name="ce57" office:value-type="string">
            <text:p>0..1</text:p>
          </table:table-cell>
          <table:table-cell table:style-name="ce8" office:value-type="string">
            <text:p>ASBIE</text:p>
          </table:table-cell>
          <table:table-cell table:style-name="ce8" office:value-type="string">
            <text:p>The party to be notified.</text:p>
          </table:table-cell>
          <table:table-cell table:style-name="ce33"/>
          <table:table-cell table:style-name="ce33" office:value-type="string">
            <text:p><text:s/>3036 and 3039</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206]=&quot;Universally Unique&quot;;&quot;UU&quot;;[.E206]);[.F206];IF([.H206]&lt;&gt;[.I206];[.H206];&quot;&quot;);CONCATENATE(IF([.I206]=&quot;Identifier&quot;;&quot;ID&quot;;IF([.I206]=&quot;Text&quot;;&quot;&quot;;[.I206]))));&quot; &quot;;&quot;&quot;);&quot;'&quot;;&quot;&quot;)" office:value-type="string" office:string-value="OriginalDespatchParty">
            <text:p>OriginalDespatchParty</text:p>
          </table:table-cell>
          <table:table-cell table:style-name="ce15" office:value-type="string">
            <text:p>Consignment. Original Despatch_ Party. Party</text:p>
          </table:table-cell>
          <table:table-cell table:style-name="ce33"/>
          <table:table-cell table:style-name="ce33" office:value-type="string">
            <text:p>Consignment</text:p>
          </table:table-cell>
          <table:table-cell table:style-name="ce8" office:value-type="string">
            <text:p>Original Despatch</text:p>
          </table:table-cell>
          <table:table-cell table:style-name="ce8"/>
          <table:table-cell table:style-name="ce8"/>
          <table:table-cell table:style-name="ce8" table:formula="oooc:=[.M206]" office:value-type="string" office:string-value="Party">
            <text:p>Party</text:p>
          </table:table-cell>
          <table:table-cell table:style-name="ce8" table:formula="oooc:=[.M206]" office:value-type="string" office:string-value="Party">
            <text:p>Party</text:p>
          </table:table-cell>
          <table:table-cell table:style-name="ce8" table:number-columns-repeated="3"/>
          <table:table-cell table:style-name="ce33" office:value-type="string">
            <text:p>Party</text:p>
          </table:table-cell>
          <table:table-cell table:style-name="ce33"/>
          <table:table-cell table:style-name="ce57" office:value-type="string">
            <text:p>0..1</text:p>
          </table:table-cell>
          <table:table-cell table:style-name="ce8" office:value-type="string">
            <text:p>ASBIE</text:p>
          </table:table-cell>
          <table:table-cell table:style-name="ce15" office:value-type="string">
            <text:p>The original despatch party.</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207]=&quot;Universally Unique&quot;;&quot;UU&quot;;[.E207]);[.F207];IF([.H207]&lt;&gt;[.I207];[.H207];&quot;&quot;);CONCATENATE(IF([.I207]=&quot;Identifier&quot;;&quot;ID&quot;;IF([.I207]=&quot;Text&quot;;&quot;&quot;;[.I207]))));&quot; &quot;;&quot;&quot;);&quot;'&quot;;&quot;&quot;)" office:value-type="string" office:string-value="FinalDeliveryParty">
            <text:p>FinalDeliveryParty</text:p>
          </table:table-cell>
          <table:table-cell table:style-name="ce15" office:value-type="string">
            <text:p>Consignment. Final Delivery_ Party. Party</text:p>
          </table:table-cell>
          <table:table-cell table:style-name="ce33"/>
          <table:table-cell table:style-name="ce33" office:value-type="string">
            <text:p>Consignment</text:p>
          </table:table-cell>
          <table:table-cell table:style-name="ce8" office:value-type="string">
            <text:p>Final Delivery</text:p>
          </table:table-cell>
          <table:table-cell table:style-name="ce8"/>
          <table:table-cell table:style-name="ce8"/>
          <table:table-cell table:style-name="ce8" table:formula="oooc:=[.M207]" office:value-type="string" office:string-value="Party">
            <text:p>Party</text:p>
          </table:table-cell>
          <table:table-cell table:style-name="ce8" table:formula="oooc:=[.M207]" office:value-type="string" office:string-value="Party">
            <text:p>Party</text:p>
          </table:table-cell>
          <table:table-cell table:style-name="ce8" table:number-columns-repeated="3"/>
          <table:table-cell table:style-name="ce33" office:value-type="string">
            <text:p>Party</text:p>
          </table:table-cell>
          <table:table-cell table:style-name="ce33"/>
          <table:table-cell table:style-name="ce57" office:value-type="string">
            <text:p>0..1</text:p>
          </table:table-cell>
          <table:table-cell table:style-name="ce8" office:value-type="string">
            <text:p>ASBIE</text:p>
          </table:table-cell>
          <table:table-cell table:style-name="ce15" office:value-type="string">
            <text:p>The final delivery party.</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208]=&quot;Universally Unique&quot;;&quot;UU&quot;;[.E208]);[.F208];IF([.H208]&lt;&gt;[.I208];[.H208];&quot;&quot;);CONCATENATE(IF([.I208]=&quot;Identifier&quot;;&quot;ID&quot;;IF([.I208]=&quot;Text&quot;;&quot;&quot;;[.I208]))));&quot; &quot;;&quot;&quot;);&quot;'&quot;;&quot;&quot;)" office:value-type="string" office:string-value="OriginalDepartureCountry">
            <text:p>OriginalDepartureCountry</text:p>
          </table:table-cell>
          <table:table-cell table:style-name="ce15" office:value-type="string">
            <text:p>Consignment. Original Departure_ Country. Country</text:p>
          </table:table-cell>
          <table:table-cell table:style-name="ce33"/>
          <table:table-cell table:style-name="ce33" office:value-type="string">
            <text:p>Consignment</text:p>
          </table:table-cell>
          <table:table-cell table:style-name="ce8" office:value-type="string">
            <text:p>Original Departure</text:p>
          </table:table-cell>
          <table:table-cell table:style-name="ce8"/>
          <table:table-cell table:style-name="ce8"/>
          <table:table-cell table:style-name="ce8" table:formula="oooc:=[.M208]" office:value-type="string" office:string-value="Country">
            <text:p>Country</text:p>
          </table:table-cell>
          <table:table-cell table:style-name="ce8" table:formula="oooc:=[.M208]" office:value-type="string" office:string-value="Country">
            <text:p>Country</text:p>
          </table:table-cell>
          <table:table-cell table:style-name="ce8" table:number-columns-repeated="3"/>
          <table:table-cell table:style-name="ce33" office:value-type="string">
            <text:p>Country</text:p>
          </table:table-cell>
          <table:table-cell table:style-name="ce33" office:value-type="string">
            <text:p>Country of origin (WCO ID 062)</text:p>
          </table:table-cell>
          <table:table-cell table:style-name="ce57" office:value-type="string">
            <text:p>0..1</text:p>
          </table:table-cell>
          <table:table-cell table:style-name="ce8" office:value-type="string">
            <text:p>ASBIE</text:p>
          </table:table-cell>
          <table:table-cell table:style-name="ce8" office:value-type="string">
            <text:p>The country from which the goods are originally exported, without any commercial transaction taking place in intermediate countries.</text:p>
          </table:table-cell>
          <table:table-cell table:style-name="ce33"/>
          <table:table-cell table:style-name="ce33" office:value-type="string">
            <text:p>3206 and 3207</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1">
          <table:table-cell table:style-name="ce4" table:formula="oooc:=SUBSTITUTE(SUBSTITUTE(CONCATENATE(IF([.E209]=&quot;Universally Unique&quot;;&quot;UU&quot;;[.E209]);[.F209];IF([.H209]&lt;&gt;[.I209];[.H209];&quot;&quot;);CONCATENATE(IF([.I209]=&quot;Identifier&quot;;&quot;ID&quot;;IF([.I209]=&quot;Text&quot;;&quot;&quot;;[.I209]))));&quot; &quot;;&quot;&quot;);&quot;'&quot;;&quot;&quot;)" office:value-type="string" office:string-value="FinalDestinationCountry">
            <text:p>FinalDestinationCountry</text:p>
          </table:table-cell>
          <table:table-cell table:style-name="ce15" office:value-type="string">
            <text:p>Consignment. Final Destination_ Country. Country</text:p>
          </table:table-cell>
          <table:table-cell table:style-name="ce33"/>
          <table:table-cell table:style-name="ce33" office:value-type="string">
            <text:p>Consignment</text:p>
          </table:table-cell>
          <table:table-cell table:style-name="ce8" office:value-type="string">
            <text:p>Final Destination</text:p>
          </table:table-cell>
          <table:table-cell table:style-name="ce8"/>
          <table:table-cell table:style-name="ce8"/>
          <table:table-cell table:style-name="ce8" table:formula="oooc:=[.M209]" office:value-type="string" office:string-value="Country">
            <text:p>Country</text:p>
          </table:table-cell>
          <table:table-cell table:style-name="ce8" table:formula="oooc:=[.M209]" office:value-type="string" office:string-value="Country">
            <text:p>Country</text:p>
          </table:table-cell>
          <table:table-cell table:style-name="ce8" table:number-columns-repeated="3"/>
          <table:table-cell table:style-name="ce33" office:value-type="string">
            <text:p>Country</text:p>
          </table:table-cell>
          <table:table-cell table:style-name="ce33" office:value-type="string">
            <text:p>Ultimate Destination Country, Country of Final Arrival, Country of Destination</text:p>
          </table:table-cell>
          <table:table-cell table:style-name="ce57" office:value-type="string">
            <text:p>0..1</text:p>
          </table:table-cell>
          <table:table-cell table:style-name="ce8" office:value-type="string">
            <text:p>ASBIE</text:p>
          </table:table-cell>
          <table:table-cell table:style-name="ce33" office:value-type="string">
            <text:p>Name of the country to which the goods are to be delivered to the final consignee or buyer.</text:p>
          </table:table-cell>
          <table:table-cell table:style-name="ce33"/>
          <table:table-cell table:style-name="ce33" office:value-type="string">
            <text:p>3216 and 3217</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210]=&quot;Universally Unique&quot;;&quot;UU&quot;;[.E210]);[.F210];IF([.H210]&lt;&gt;[.I210];[.H210];&quot;&quot;);CONCATENATE(IF([.I210]=&quot;Identifier&quot;;&quot;ID&quot;;IF([.I210]=&quot;Text&quot;;&quot;&quot;;[.I210]))));&quot; &quot;;&quot;&quot;);&quot;'&quot;;&quot;&quot;)" office:value-type="string" office:string-value="TransitCountry">
            <text:p>TransitCountry</text:p>
          </table:table-cell>
          <table:table-cell table:style-name="ce15" office:value-type="string">
            <text:p>Consignment. Transit_ Country. Country</text:p>
          </table:table-cell>
          <table:table-cell table:style-name="ce33"/>
          <table:table-cell table:style-name="ce33" office:value-type="string">
            <text:p>Consignment</text:p>
          </table:table-cell>
          <table:table-cell table:style-name="ce8" office:value-type="string">
            <text:p>Transit</text:p>
          </table:table-cell>
          <table:table-cell table:style-name="ce8"/>
          <table:table-cell table:style-name="ce8"/>
          <table:table-cell table:style-name="ce8" table:formula="oooc:=[.M210]" office:value-type="string" office:string-value="Country">
            <text:p>Country</text:p>
          </table:table-cell>
          <table:table-cell table:style-name="ce8" table:formula="oooc:=[.M210]" office:value-type="string" office:string-value="Country">
            <text:p>Country</text:p>
          </table:table-cell>
          <table:table-cell table:style-name="ce8" table:number-columns-repeated="3"/>
          <table:table-cell table:style-name="ce33" office:value-type="string">
            <text:p>Country</text:p>
          </table:table-cell>
          <table:table-cell table:style-name="ce33" office:value-type="string">
            <text:p>Country(ies) of routing (WCO ID 064)</text:p>
          </table:table-cell>
          <table:table-cell table:style-name="ce57" office:value-type="string">
            <text:p>0..n</text:p>
          </table:table-cell>
          <table:table-cell table:style-name="ce8" office:value-type="string">
            <text:p>ASBIE</text:p>
          </table:table-cell>
          <table:table-cell table:style-name="ce8" office:value-type="string">
            <text:p>The countries through which goods or passengers are routed between the country of original departure and the country of final destination.</text:p>
          </table:table-cell>
          <table:table-cell table:style-name="ce33"/>
          <table:table-cell table:style-name="ce33" office:value-type="string">
            <text:p>3263</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211]=&quot;Universally Unique&quot;;&quot;UU&quot;;[.E211]);[.F211];IF([.H211]&lt;&gt;[.I211];[.H211];&quot;&quot;);CONCATENATE(IF([.I211]=&quot;Identifier&quot;;&quot;ID&quot;;IF([.I211]=&quot;Text&quot;;&quot;&quot;;[.I211]))));&quot; &quot;;&quot;&quot;);&quot;'&quot;;&quot;&quot;)" office:value-type="string" office:string-value="TransportContract">
            <text:p>TransportContract</text:p>
          </table:table-cell>
          <table:table-cell table:style-name="ce15" office:value-type="string">
            <text:p>Consignment. Transport_ Contract. Contract</text:p>
          </table:table-cell>
          <table:table-cell table:style-name="ce27"/>
          <table:table-cell table:style-name="ce33" office:value-type="string">
            <text:p>Consignment</text:p>
          </table:table-cell>
          <table:table-cell table:style-name="ce27" office:value-type="string">
            <text:p>Transport</text:p>
          </table:table-cell>
          <table:table-cell table:style-name="ce27"/>
          <table:table-cell table:style-name="ce27"/>
          <table:table-cell table:style-name="ce8" table:formula="oooc:=[.M211]" office:value-type="string" office:string-value="Contract">
            <text:p>Contract</text:p>
          </table:table-cell>
          <table:table-cell table:style-name="ce8" table:formula="oooc:=[.M211]" office:value-type="string" office:string-value="Contract">
            <text:p>Contract</text:p>
          </table:table-cell>
          <table:table-cell table:style-name="ce8" table:number-columns-repeated="2"/>
          <table:table-cell table:style-name="ce27"/>
          <table:table-cell table:style-name="ce38" office:value-type="string">
            <text:p>Contract</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Transport Contact.</text:p>
          </table:table-cell>
          <table:table-cell table:style-name="ce73" table:number-columns-repeated="2"/>
          <table:table-cell table:style-name="ce103"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212]=&quot;Universally Unique&quot;;&quot;UU&quot;;[.E212]);[.F212];IF([.H212]&lt;&gt;[.I212];[.H212];&quot;&quot;);CONCATENATE(IF([.I212]=&quot;Identifier&quot;;&quot;ID&quot;;IF([.I212]=&quot;Text&quot;;&quot;&quot;;[.I212]))));&quot; &quot;;&quot;&quot;);&quot;'&quot;;&quot;&quot;)" office:value-type="string" office:string-value="OriginalDespatchTransportationService">
            <text:p>OriginalDespatchTransportationService</text:p>
          </table:table-cell>
          <table:table-cell table:style-name="ce15" office:value-type="string">
            <text:p>Consignment. Original Despatch_ Transportation Service. Transportation Service</text:p>
          </table:table-cell>
          <table:table-cell table:style-name="ce33"/>
          <table:table-cell table:style-name="ce33" office:value-type="string">
            <text:p>Consignment</text:p>
          </table:table-cell>
          <table:table-cell table:style-name="ce8" office:value-type="string">
            <text:p>Original Despatch</text:p>
          </table:table-cell>
          <table:table-cell table:style-name="ce8"/>
          <table:table-cell table:style-name="ce8"/>
          <table:table-cell table:style-name="ce8" table:formula="oooc:=[.M212]" office:value-type="string" office:string-value="Transportation Service">
            <text:p>Transportation Service</text:p>
          </table:table-cell>
          <table:table-cell table:style-name="ce8" table:formula="oooc:=[.M212]" office:value-type="string" office:string-value="Transportation Service">
            <text:p>Transportation Service</text:p>
          </table:table-cell>
          <table:table-cell table:style-name="ce8" table:number-columns-repeated="3"/>
          <table:table-cell table:style-name="ce33" office:value-type="string">
            <text:p>Transportation Service</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The service for pick-up from the consignor under the transport contract.</text:p>
          </table:table-cell>
          <table:table-cell table:style-name="ce33" office:value-type="string">
            <text:p>"Door-to-door", "Pier-to-door"</text:p>
          </table:table-cell>
          <table:table-cell table:style-name="ce33"/>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213]=&quot;Universally Unique&quot;;&quot;UU&quot;;[.E213]);[.F213];IF([.H213]&lt;&gt;[.I213];[.H213];&quot;&quot;);CONCATENATE(IF([.I213]=&quot;Identifier&quot;;&quot;ID&quot;;IF([.I213]=&quot;Text&quot;;&quot;&quot;;[.I213]))));&quot; &quot;;&quot;&quot;);&quot;'&quot;;&quot;&quot;)" office:value-type="string" office:string-value="FinalDeliveryTransportationService">
            <text:p>FinalDeliveryTransportationService</text:p>
          </table:table-cell>
          <table:table-cell table:style-name="ce15" office:value-type="string">
            <text:p>Consignment. Final Delivery_ Transportation Service. Transportation Service</text:p>
          </table:table-cell>
          <table:table-cell table:style-name="ce33"/>
          <table:table-cell table:style-name="ce33" office:value-type="string">
            <text:p>Consignment</text:p>
          </table:table-cell>
          <table:table-cell table:style-name="ce8" office:value-type="string">
            <text:p>Final Delivery</text:p>
          </table:table-cell>
          <table:table-cell table:style-name="ce8"/>
          <table:table-cell table:style-name="ce8"/>
          <table:table-cell table:style-name="ce8" table:formula="oooc:=[.M213]" office:value-type="string" office:string-value="Transportation Service">
            <text:p>Transportation Service</text:p>
          </table:table-cell>
          <table:table-cell table:style-name="ce8" table:formula="oooc:=[.M213]" office:value-type="string" office:string-value="Transportation Service">
            <text:p>Transportation Service</text:p>
          </table:table-cell>
          <table:table-cell table:style-name="ce8" table:number-columns-repeated="3"/>
          <table:table-cell table:style-name="ce33" office:value-type="string">
            <text:p>Transportation Service</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The service for delivery to the consignee under the transport contract.</text:p>
          </table:table-cell>
          <table:table-cell table:style-name="ce33" office:value-type="string">
            <text:p>"Door-to-door", "Pier-to-door"</text:p>
          </table:table-cell>
          <table:table-cell table:style-name="ce33"/>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214]=&quot;Universally Unique&quot;;&quot;UU&quot;;[.E214]);[.F214];IF([.H214]&lt;&gt;[.I214];[.H214];&quot;&quot;);CONCATENATE(IF([.I214]=&quot;Identifier&quot;;&quot;ID&quot;;IF([.I214]=&quot;Text&quot;;&quot;&quot;;[.I214]))));&quot; &quot;;&quot;&quot;);&quot;'&quot;;&quot;&quot;)" office:value-type="string" office:string-value="DeliveryTerms">
            <text:p>DeliveryTerms</text:p>
          </table:table-cell>
          <table:table-cell table:style-name="ce8" office:value-type="string">
            <text:p>Consignment. Delivery Terms</text:p>
          </table:table-cell>
          <table:table-cell table:style-name="ce33"/>
          <table:table-cell table:style-name="ce33" office:value-type="string">
            <text:p>Consignment</text:p>
          </table:table-cell>
          <table:table-cell table:number-columns-repeated="2" table:style-name="ce8"/>
          <table:table-cell table:style-name="ce8"/>
          <table:table-cell table:style-name="ce8" table:formula="oooc:=[.M214]" office:value-type="string" office:string-value="Delivery Terms">
            <text:p>Delivery Terms</text:p>
          </table:table-cell>
          <table:table-cell table:style-name="ce8" table:formula="oooc:=[.M214]" office:value-type="string" office:string-value="Delivery Terms">
            <text:p>Delivery Terms</text:p>
          </table:table-cell>
          <table:table-cell table:style-name="ce8" table:number-columns-repeated="3"/>
          <table:table-cell table:style-name="ce33" office:value-type="string">
            <text:p>Delivery Terms</text:p>
          </table:table-cell>
          <table:table-cell table:style-name="ce33" office:value-type="string">
            <text:p>Trade Terms, INCOTERMS</text:p>
          </table:table-cell>
          <table:table-cell table:style-name="ce57" office:value-type="string">
            <text:p>0..1</text:p>
          </table:table-cell>
          <table:table-cell table:style-name="ce8" office:value-type="string">
            <text:p>ASBIE</text:p>
          </table:table-cell>
          <table:table-cell table:style-name="ce8" office:value-type="string">
            <text:p>All the conditions agreed upon between a seller and a buyer with regard to the delivery of goods and/or services, e.g., CIF, FOB, or EXW from the INCOTERMS Terms of Delivery.</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215]=&quot;Universally Unique&quot;;&quot;UU&quot;;[.E215]);[.F215];IF([.H215]&lt;&gt;[.I215];[.H215];&quot;&quot;);CONCATENATE(IF([.I215]=&quot;Identifier&quot;;&quot;ID&quot;;IF([.I215]=&quot;Text&quot;;&quot;&quot;;[.I215]))));&quot; &quot;;&quot;&quot;);&quot;'&quot;;&quot;&quot;)" office:value-type="string" office:string-value="PaymentTerms">
            <text:p>PaymentTerms</text:p>
          </table:table-cell>
          <table:table-cell table:style-name="ce8" office:value-type="string">
            <text:p>Consignment. Payment Terms</text:p>
          </table:table-cell>
          <table:table-cell table:style-name="ce33"/>
          <table:table-cell table:style-name="ce33" office:value-type="string">
            <text:p>Consignment</text:p>
          </table:table-cell>
          <table:table-cell table:number-columns-repeated="2" table:style-name="ce8"/>
          <table:table-cell table:style-name="ce8"/>
          <table:table-cell table:style-name="ce8" table:formula="oooc:=[.M215]" office:value-type="string" office:string-value="Payment Terms">
            <text:p>Payment Terms</text:p>
          </table:table-cell>
          <table:table-cell table:style-name="ce8" table:formula="oooc:=[.M215]" office:value-type="string" office:string-value="Payment Terms">
            <text:p>Payment Terms</text:p>
          </table:table-cell>
          <table:table-cell table:style-name="ce8" table:number-columns-repeated="3"/>
          <table:table-cell table:style-name="ce33" office:value-type="string">
            <text:p>Payment Terms</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The conditions of payment between the parties in a transaction.</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1">
          <table:table-cell table:style-name="ce4" table:formula="oooc:=SUBSTITUTE(SUBSTITUTE(CONCATENATE(IF([.E216]=&quot;Universally Unique&quot;;&quot;UU&quot;;[.E216]);[.F216];IF([.H216]&lt;&gt;[.I216];[.H216];&quot;&quot;);CONCATENATE(IF([.I216]=&quot;Identifier&quot;;&quot;ID&quot;;IF([.I216]=&quot;Text&quot;;&quot;&quot;;[.I216]))));&quot; &quot;;&quot;&quot;);&quot;'&quot;;&quot;&quot;)" office:value-type="string" office:string-value="FreightAllowanceCharge">
            <text:p>FreightAllowanceCharge</text:p>
          </table:table-cell>
          <table:table-cell table:style-name="ce15" office:value-type="string">
            <text:p>Consignment. Freight_ Allowance Charge. Allowance Charge</text:p>
          </table:table-cell>
          <table:table-cell table:style-name="ce33"/>
          <table:table-cell table:style-name="ce33" office:value-type="string">
            <text:p>Consignment</text:p>
          </table:table-cell>
          <table:table-cell table:style-name="ce8" office:value-type="string">
            <text:p>Freight</text:p>
          </table:table-cell>
          <table:table-cell table:style-name="ce8"/>
          <table:table-cell table:style-name="ce8"/>
          <table:table-cell table:style-name="ce8" table:formula="oooc:=[.M216]" office:value-type="string" office:string-value="Allowance Charge">
            <text:p>Allowance Charge</text:p>
          </table:table-cell>
          <table:table-cell table:style-name="ce8" table:formula="oooc:=[.M216]" office:value-type="string" office:string-value="Allowance Charge">
            <text:p>Allowance Charge</text:p>
          </table:table-cell>
          <table:table-cell table:style-name="ce8" table:number-columns-repeated="3"/>
          <table:table-cell table:style-name="ce33" office:value-type="string">
            <text:p>Allowance Charge</text:p>
          </table:table-cell>
          <table:table-cell table:style-name="ce33" office:value-type="string">
            <text:p>Freight Costs</text:p>
          </table:table-cell>
          <table:table-cell table:style-name="ce57"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33"/>
          <table:table-cell table:style-name="ce33" office:value-type="string">
            <text:p>5290</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2" office:value-type="string">
            <text:p>Contact</text:p>
          </table:table-cell>
          <table:table-cell table:style-name="ce2" office:value-type="string">
            <text:p>Contact. Details</text:p>
          </table:table-cell>
          <table:table-cell table:style-name="ce5"/>
          <table:table-cell table:style-name="ce5" office:value-type="string">
            <text:p>Contact</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contactable person or organization department.</text:p>
          </table:table-cell>
          <table:table-cell table:style-name="ce16"/>
          <table:table-cell table:style-name="ce53"/>
          <table:table-cell table:style-name="ce96" office:value-type="string">
            <text:p>2.0</text:p>
          </table:table-cell>
          <table:table-cell table:style-name="ce118"/>
          <table:table-cell table:style-name="ce128"/>
          <table:table-cell table:style-name="ce5" table:number-columns-repeated="10"/>
          <table:table-cell table:style-name="ce34" table:number-columns-repeated="224"/>
        </table:table-row>
        <table:table-row table:style-name="ro2">
          <table:table-cell table:formula="oooc:=SUBSTITUTE(SUBSTITUTE(CONCATENATE(IF([.E218]=&quot;Universally Unique&quot;;&quot;UU&quot;;[.E218]);IF([.G218]&lt;&gt;[.I218];[.H218];[.F218]);CONCATENATE(IF([.I218]=&quot;Identifier&quot;;&quot;ID&quot;;IF([.I218]=&quot;Text&quot;;&quot;&quot;;[.I218]))));&quot; &quot;;&quot;&quot;);&quot;'&quot;;&quot;&quot;)" office:value-type="string" office:string-value="ID">
            <text:p>ID</text:p>
          </table:table-cell>
          <table:table-cell office:value-type="string">
            <text:p>Contact. Identifier</text:p>
          </table:table-cell>
          <table:table-cell table:style-name="ce7"/>
          <table:table-cell table:style-name="ce7" office:value-type="string">
            <text:p>Contact</text:p>
          </table:table-cell>
          <table:table-cell table:number-columns-repeated="2" table:style-name="ce7"/>
          <table:table-cell table:style-name="ce7" office:value-type="string">
            <text:p>Identifier</text:p>
          </table:table-cell>
          <table:table-cell table:formula="oooc:=IF([.F218]&lt;&gt;&quot;&quot;;CONCATENATE([.F218];&quot; &quot;;[.G218]);[.G218])" office:value-type="string" office:string-value="Identifier">
            <text:p>Identifier</text:p>
          </table:table-cell>
          <table:table-cell table:style-name="ce7" office:value-type="string">
            <text:p>Identifier</text:p>
          </table:table-cell>
          <table:table-cell table:style-name="ce7"/>
          <table:table-cell table:formula="oooc:=IF([.J218]&lt;&gt;&quot;&quot;;CONCATENATE([.J218];&quot;_ &quot;;[.I218];&quot;. Type&quot;);CONCATENATE([.I218];&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the Contact.</text:p>
          </table:table-cell>
          <table:table-cell office:value-type="string">
            <text:p>"Receivals Clerk"</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219]=&quot;Universally Unique&quot;;&quot;UU&quot;;[.E219]);IF([.G219]&lt;&gt;[.I219];[.H219];[.F219]);CONCATENATE(IF([.I219]=&quot;Identifier&quot;;&quot;ID&quot;;IF([.I219]=&quot;Text&quot;;&quot;&quot;;[.I219]))));&quot; &quot;;&quot;&quot;);&quot;'&quot;;&quot;&quot;)" office:value-type="string" office:string-value="Name">
            <text:p>Name</text:p>
          </table:table-cell>
          <table:table-cell office:value-type="string">
            <text:p>Contact. Name</text:p>
          </table:table-cell>
          <table:table-cell table:style-name="ce7"/>
          <table:table-cell table:style-name="ce7" office:value-type="string">
            <text:p>Contact</text:p>
          </table:table-cell>
          <table:table-cell table:number-columns-repeated="2" table:style-name="ce7"/>
          <table:table-cell table:style-name="ce7" office:value-type="string">
            <text:p>Name</text:p>
          </table:table-cell>
          <table:table-cell table:formula="oooc:=IF([.F219]&lt;&gt;&quot;&quot;;CONCATENATE([.F219];&quot; &quot;;[.G219]);[.G219])" office:value-type="string" office:string-value="Name">
            <text:p>Name</text:p>
          </table:table-cell>
          <table:table-cell table:style-name="ce7" office:value-type="string">
            <text:p>Name</text:p>
          </table:table-cell>
          <table:table-cell table:style-name="ce7"/>
          <table:table-cell table:formula="oooc:=IF([.J219]&lt;&gt;&quot;&quot;;CONCATENATE([.J219];&quot;_ &quot;;[.I219];&quot;. Type&quot;);CONCATENATE([.I219];&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name of the Contact.</text:p>
          </table:table-cell>
          <table:table-cell office:value-type="string">
            <text:p>"Delivery Dock"</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220]=&quot;Universally Unique&quot;;&quot;UU&quot;;[.E220]);IF([.G220]&lt;&gt;[.I220];[.H220];[.F220]);CONCATENATE(IF([.I220]=&quot;Identifier&quot;;&quot;ID&quot;;IF([.I220]=&quot;Text&quot;;&quot;&quot;;[.I220]))));&quot; &quot;;&quot;&quot;);&quot;'&quot;;&quot;&quot;)" office:value-type="string" office:string-value="Telephone">
            <text:p>Telephone</text:p>
          </table:table-cell>
          <table:table-cell office:value-type="string">
            <text:p>Contact. Telephone. Text</text:p>
          </table:table-cell>
          <table:table-cell table:style-name="ce7"/>
          <table:table-cell table:style-name="ce7" office:value-type="string">
            <text:p>Contact</text:p>
          </table:table-cell>
          <table:table-cell table:number-columns-repeated="2" table:style-name="ce7"/>
          <table:table-cell table:style-name="ce7" office:value-type="string">
            <text:p>Telephone</text:p>
          </table:table-cell>
          <table:table-cell table:formula="oooc:=IF([.F220]&lt;&gt;&quot;&quot;;CONCATENATE([.F220];&quot; &quot;;[.G220]);[.G220])" office:value-type="string" office:string-value="Telephone">
            <text:p>Telephone</text:p>
          </table:table-cell>
          <table:table-cell table:style-name="ce7" office:value-type="string">
            <text:p>Text</text:p>
          </table:table-cell>
          <table:table-cell table:style-name="ce7"/>
          <table:table-cell table:formula="oooc:=IF([.J220]&lt;&gt;&quot;&quot;;CONCATENATE([.J220];&quot;_ &quot;;[.I220];&quot;. Type&quot;);CONCATENATE([.I220];&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elephone number of the Contact.</text:p>
          </table:table-cell>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221]=&quot;Universally Unique&quot;;&quot;UU&quot;;[.E221]);IF([.G221]&lt;&gt;[.I221];[.H221];[.F221]);CONCATENATE(IF([.I221]=&quot;Identifier&quot;;&quot;ID&quot;;IF([.I221]=&quot;Text&quot;;&quot;&quot;;[.I221]))));&quot; &quot;;&quot;&quot;);&quot;'&quot;;&quot;&quot;)" office:value-type="string" office:string-value="Telefax">
            <text:p>Telefax</text:p>
          </table:table-cell>
          <table:table-cell office:value-type="string">
            <text:p>Contact. Telefax. Text</text:p>
          </table:table-cell>
          <table:table-cell table:style-name="ce7"/>
          <table:table-cell table:style-name="ce7" office:value-type="string">
            <text:p>Contact</text:p>
          </table:table-cell>
          <table:table-cell table:number-columns-repeated="2" table:style-name="ce7"/>
          <table:table-cell table:style-name="ce7" office:value-type="string">
            <text:p>Telefax</text:p>
          </table:table-cell>
          <table:table-cell table:formula="oooc:=IF([.F221]&lt;&gt;&quot;&quot;;CONCATENATE([.F221];&quot; &quot;;[.G221]);[.G221])" office:value-type="string" office:string-value="Telefax">
            <text:p>Telefax</text:p>
          </table:table-cell>
          <table:table-cell table:style-name="ce7" office:value-type="string">
            <text:p>Text</text:p>
          </table:table-cell>
          <table:table-cell table:style-name="ce7"/>
          <table:table-cell table:formula="oooc:=IF([.J221]&lt;&gt;&quot;&quot;;CONCATENATE([.J221];&quot;_ &quot;;[.I221];&quot;. Type&quot;);CONCATENATE([.I221];&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fax number of the Contact.</text:p>
          </table:table-cell>
          <table:table-cell/>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222]=&quot;Universally Unique&quot;;&quot;UU&quot;;[.E222]);IF([.G222]&lt;&gt;[.I222];[.H222];[.F222]);CONCATENATE(IF([.I222]=&quot;Identifier&quot;;&quot;ID&quot;;IF([.I222]=&quot;Text&quot;;&quot;&quot;;[.I222]))));&quot; &quot;;&quot;&quot;);&quot;'&quot;;&quot;&quot;)" office:value-type="string" office:string-value="ElectronicMail">
            <text:p>ElectronicMail</text:p>
          </table:table-cell>
          <table:table-cell table:style-name="ce10" office:value-type="string">
            <text:p>Contact. Electronic_ Mail. Text</text:p>
          </table:table-cell>
          <table:table-cell table:style-name="ce7"/>
          <table:table-cell table:style-name="ce7" office:value-type="string">
            <text:p>Contact</text:p>
          </table:table-cell>
          <table:table-cell table:style-name="ce7" office:value-type="string">
            <text:p>Electronic</text:p>
          </table:table-cell>
          <table:table-cell table:style-name="ce7"/>
          <table:table-cell table:style-name="ce7" office:value-type="string">
            <text:p>Mail</text:p>
          </table:table-cell>
          <table:table-cell table:formula="oooc:=IF([.F222]&lt;&gt;&quot;&quot;;CONCATENATE([.F222];&quot; &quot;;[.G222]);[.G222])" office:value-type="string" office:string-value="Mail">
            <text:p>Mail</text:p>
          </table:table-cell>
          <table:table-cell table:style-name="ce7" office:value-type="string">
            <text:p>Text</text:p>
          </table:table-cell>
          <table:table-cell table:style-name="ce7"/>
          <table:table-cell table:formula="oooc:=IF([.J222]&lt;&gt;&quot;&quot;;CONCATENATE([.J222];&quot;_ &quot;;[.I222];&quot;. Type&quot;);CONCATENATE([.I222];&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email address of the Contact.</text:p>
          </table:table-cell>
          <table:table-cell/>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3">
          <table:table-cell table:formula="oooc:=SUBSTITUTE(SUBSTITUTE(CONCATENATE(IF([.E223]=&quot;Universally Unique&quot;;&quot;UU&quot;;[.E223]);IF([.G223]&lt;&gt;[.I223];[.H223];[.F223]);CONCATENATE(IF([.I223]=&quot;Identifier&quot;;&quot;ID&quot;;IF([.I223]=&quot;Text&quot;;&quot;&quot;;[.I223]))));&quot; &quot;;&quot;&quot;);&quot;'&quot;;&quot;&quot;)" office:value-type="string" office:string-value="Note">
            <text:p>Note</text:p>
          </table:table-cell>
          <table:table-cell office:value-type="string">
            <text:p>Contact. Note. Text</text:p>
          </table:table-cell>
          <table:table-cell table:style-name="ce7"/>
          <table:table-cell table:style-name="ce7" office:value-type="string">
            <text:p>Contact</text:p>
          </table:table-cell>
          <table:table-cell table:number-columns-repeated="2" table:style-name="ce7"/>
          <table:table-cell table:style-name="ce7" office:value-type="string">
            <text:p>Note</text:p>
          </table:table-cell>
          <table:table-cell table:formula="oooc:=IF([.F223]&lt;&gt;&quot;&quot;;CONCATENATE([.F223];&quot; &quot;;[.G223]);[.G223])" office:value-type="string" office:string-value="Note">
            <text:p>Note</text:p>
          </table:table-cell>
          <table:table-cell table:style-name="ce7" office:value-type="string">
            <text:p>Text</text:p>
          </table:table-cell>
          <table:table-cell table:style-name="ce7"/>
          <table:table-cell table:formula="oooc:=IF([.J223]&lt;&gt;&quot;&quot;;CONCATENATE([.J223];&quot;_ &quot;;[.I223];&quot;. Type&quot;);CONCATENATE([.I223];&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 note such as 'Emergency' or 'After Hours' describing the circumstances in which the Contact can be used.</text:p>
          </table:table-cell>
          <table:table-cell/>
          <table:table-cell table:style-name="ce7"/>
          <table:table-cell table:style-name="ce90" office:value-type="string">
            <text:p>2.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style-name="ce4" table:formula="oooc:=SUBSTITUTE(SUBSTITUTE(CONCATENATE(IF([.E224]=&quot;Universally Unique&quot;;&quot;UU&quot;;[.E224]);[.F224];IF([.H224]&lt;&gt;[.I224];[.H224];&quot;&quot;);CONCATENATE(IF([.I224]=&quot;Identifier&quot;;&quot;ID&quot;;IF([.I224]=&quot;Text&quot;;&quot;&quot;;[.I224]))));&quot; &quot;;&quot;&quot;);&quot;'&quot;;&quot;&quot;)" office:value-type="string" office:string-value="OtherCommunication">
            <text:p>OtherCommunication</text:p>
          </table:table-cell>
          <table:table-cell table:style-name="ce15" office:value-type="string">
            <text:p>Contact. Other_ Communication. Communication</text:p>
          </table:table-cell>
          <table:table-cell table:style-name="ce8"/>
          <table:table-cell table:style-name="ce8" office:value-type="string">
            <text:p>Contact</text:p>
          </table:table-cell>
          <table:table-cell table:style-name="ce8" office:value-type="string">
            <text:p>Other</text:p>
          </table:table-cell>
          <table:table-cell table:style-name="ce8"/>
          <table:table-cell table:style-name="ce8"/>
          <table:table-cell table:style-name="ce8" table:formula="oooc:=[.M224]" office:value-type="string" office:string-value="Communication">
            <text:p>Communication</text:p>
          </table:table-cell>
          <table:table-cell table:style-name="ce8" table:formula="oooc:=[.M224]" office:value-type="string" office:string-value="Communication">
            <text:p>Communication</text:p>
          </table:table-cell>
          <table:table-cell table:style-name="ce8" table:number-columns-repeated="3"/>
          <table:table-cell table:style-name="ce12" office:value-type="string">
            <text:p>Communication</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Other Communication.</text:p>
          </table:table-cell>
          <table:table-cell table:style-name="ce38"/>
          <table:table-cell table:style-name="ce68"/>
          <table:table-cell table:style-name="ce97" office:value-type="string">
            <text:p>1.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2" office:value-type="string">
            <text:p>Contract</text:p>
          </table:table-cell>
          <table:table-cell table:style-name="ce2" office:value-type="string">
            <text:p>Contract. Details</text:p>
          </table:table-cell>
          <table:table-cell table:style-name="ce5"/>
          <table:table-cell table:style-name="ce5" office:value-type="string">
            <text:p>Contract</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Contract.</text:p>
          </table:table-cell>
          <table:table-cell table:style-name="ce53" table:number-columns-repeated="2"/>
          <table:table-cell table:style-name="ce96" office:value-type="string">
            <text:p>2.0</text:p>
          </table:table-cell>
          <table:table-cell table:style-name="ce118"/>
          <table:table-cell table:style-name="ce2"/>
          <table:table-cell table:style-name="ce5" table:number-columns-repeated="10"/>
          <table:table-cell table:style-name="ce7" table:number-columns-repeated="224"/>
        </table:table-row>
        <table:table-row table:style-name="ro2">
          <table:table-cell table:formula="oooc:=SUBSTITUTE(SUBSTITUTE(CONCATENATE(IF([.E226]=&quot;Universally Unique&quot;;&quot;UU&quot;;[.E226]);IF([.G226]&lt;&gt;[.I226];[.H226];[.F226]);CONCATENATE(IF([.I226]=&quot;Identifier&quot;;&quot;ID&quot;;IF([.I226]=&quot;Text&quot;;&quot;&quot;;[.I226]))));&quot; &quot;;&quot;&quot;);&quot;'&quot;;&quot;&quot;)" office:value-type="string" office:string-value="ID">
            <text:p>ID</text:p>
          </table:table-cell>
          <table:table-cell office:value-type="string">
            <text:p>Contract. Identifier</text:p>
          </table:table-cell>
          <table:table-cell table:style-name="ce7"/>
          <table:table-cell table:style-name="ce7" office:value-type="string">
            <text:p>Contract</text:p>
          </table:table-cell>
          <table:table-cell table:number-columns-repeated="2" table:style-name="ce7"/>
          <table:table-cell table:style-name="ce7" office:value-type="string">
            <text:p>Identifier</text:p>
          </table:table-cell>
          <table:table-cell table:formula="oooc:=IF([.F226]&lt;&gt;&quot;&quot;;CONCATENATE([.F226];&quot; &quot;;[.G226]);[.G226])" office:value-type="string" office:string-value="Identifier">
            <text:p>Identifier</text:p>
          </table:table-cell>
          <table:table-cell table:style-name="ce7" office:value-type="string">
            <text:p>Identifier</text:p>
          </table:table-cell>
          <table:table-cell table:style-name="ce7"/>
          <table:table-cell table:formula="oooc:=IF([.J226]&lt;&gt;&quot;&quot;;CONCATENATE([.J226];&quot;_ &quot;;[.I226];&quot;. Type&quot;);CONCATENATE([.I226];&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Contract.</text:p>
          </table:table-cell>
          <table:table-cell table:style-name="ce31" office:value-type="string">
            <text:p>"CC23"</text:p>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227]=&quot;Universally Unique&quot;;&quot;UU&quot;;[.E227]);IF([.G227]&lt;&gt;[.I227];[.H227];[.F227]);CONCATENATE(IF([.I227]=&quot;Identifier&quot;;&quot;ID&quot;;IF([.I227]=&quot;Text&quot;;&quot;&quot;;[.I227]))));&quot; &quot;;&quot;&quot;);&quot;'&quot;;&quot;&quot;)" office:value-type="string" office:string-value="IssueDate">
            <text:p>IssueDate</text:p>
          </table:table-cell>
          <table:table-cell office:value-type="string">
            <text:p>Contract. Issue Date. Date</text:p>
          </table:table-cell>
          <table:table-cell table:style-name="ce7"/>
          <table:table-cell table:style-name="ce7" office:value-type="string">
            <text:p>Contract</text:p>
          </table:table-cell>
          <table:table-cell table:style-name="ce7"/>
          <table:table-cell table:style-name="ce7" office:value-type="string">
            <text:p>Issue</text:p>
          </table:table-cell>
          <table:table-cell table:style-name="ce7" office:value-type="string">
            <text:p>Date</text:p>
          </table:table-cell>
          <table:table-cell table:formula="oooc:=IF([.F227]&lt;&gt;&quot;&quot;;CONCATENATE([.F227];&quot; &quot;;[.G227]);[.G227])" office:value-type="string" office:string-value="Issue Date">
            <text:p>Issue Date</text:p>
          </table:table-cell>
          <table:table-cell table:style-name="ce7" office:value-type="string">
            <text:p>Date</text:p>
          </table:table-cell>
          <table:table-cell table:style-name="ce7"/>
          <table:table-cell table:formula="oooc:=IF([.J227]&lt;&gt;&quot;&quot;;CONCATENATE([.J227];&quot;_ &quot;;[.I227];&quot;. Type&quot;);CONCATENATE([.I227];&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ate on which the Contract was issued.</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228]=&quot;Universally Unique&quot;;&quot;UU&quot;;[.E228]);IF([.G228]&lt;&gt;[.I228];[.H228];[.F228]);CONCATENATE(IF([.I228]=&quot;Identifier&quot;;&quot;ID&quot;;IF([.I228]=&quot;Text&quot;;&quot;&quot;;[.I228]))));&quot; &quot;;&quot;&quot;);&quot;'&quot;;&quot;&quot;)" office:value-type="string" office:string-value="IssueTime">
            <text:p>IssueTime</text:p>
          </table:table-cell>
          <table:table-cell office:value-type="string">
            <text:p>Contract. Issue Time. Time</text:p>
          </table:table-cell>
          <table:table-cell table:style-name="ce7"/>
          <table:table-cell table:style-name="ce7" office:value-type="string">
            <text:p>Contract</text:p>
          </table:table-cell>
          <table:table-cell table:style-name="ce7"/>
          <table:table-cell table:style-name="ce7" office:value-type="string">
            <text:p>Issue</text:p>
          </table:table-cell>
          <table:table-cell table:style-name="ce7" office:value-type="string">
            <text:p>Time</text:p>
          </table:table-cell>
          <table:table-cell table:formula="oooc:=IF([.F228]&lt;&gt;&quot;&quot;;CONCATENATE([.F228];&quot; &quot;;[.G228]);[.G228])" office:value-type="string" office:string-value="Issue Time">
            <text:p>Issue Time</text:p>
          </table:table-cell>
          <table:table-cell table:style-name="ce7" office:value-type="string">
            <text:p>Time</text:p>
          </table:table-cell>
          <table:table-cell table:style-name="ce7"/>
          <table:table-cell table:formula="oooc:=IF([.J228]&lt;&gt;&quot;&quot;;CONCATENATE([.J228];&quot;_ &quot;;[.I228];&quot;. Type&quot;);CONCATENATE([.I228];&quot;. Type&quot;))" office:value-type="string" office:string-value="Time. Type">
            <text:p>Ti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ime at which the Contract was issued.</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229]=&quot;Universally Unique&quot;;&quot;UU&quot;;[.E229]);IF([.G229]&lt;&gt;[.I229];[.H229];[.F229]);CONCATENATE(IF([.I229]=&quot;Identifier&quot;;&quot;ID&quot;;IF([.I229]=&quot;Text&quot;;&quot;&quot;;[.I229]))));&quot; &quot;;&quot;&quot;);&quot;'&quot;;&quot;&quot;)" office:value-type="string" office:string-value="ContractTypeCode">
            <text:p>ContractTypeCode</text:p>
          </table:table-cell>
          <table:table-cell table:style-name="ce10" office:value-type="string">
            <text:p>Contract. Contract Type Code. Code</text:p>
          </table:table-cell>
          <table:table-cell table:style-name="ce7"/>
          <table:table-cell table:style-name="ce7" office:value-type="string">
            <text:p>Contract</text:p>
          </table:table-cell>
          <table:table-cell table:style-name="ce7"/>
          <table:table-cell table:style-name="ce26" office:value-type="string">
            <text:p>Contract Type</text:p>
          </table:table-cell>
          <table:table-cell table:style-name="ce26" office:value-type="string">
            <text:p>Code</text:p>
          </table:table-cell>
          <table:table-cell table:formula="oooc:=IF([.F229]&lt;&gt;&quot;&quot;;CONCATENATE([.F229];&quot; &quot;;[.G229]);[.G229])" office:value-type="string" office:string-value="Contract Type Code">
            <text:p>Contract Type Code</text:p>
          </table:table-cell>
          <table:table-cell table:style-name="ce7" office:value-type="string">
            <text:p>Code</text:p>
          </table:table-cell>
          <table:table-cell table:style-name="ce7"/>
          <table:table-cell table:formula="oooc:=IF([.J229]&lt;&gt;&quot;&quot;;CONCATENATE([.J229];&quot;_ &quot;;[.I229];&quot;. Type&quot;);CONCATENATE([.I229];&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ype of Contract, expressed as a code.</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230]=&quot;Universally Unique&quot;;&quot;UU&quot;;[.E230]);IF([.G230]&lt;&gt;[.I230];[.H230];[.F230]);CONCATENATE(IF([.I230]=&quot;Identifier&quot;;&quot;ID&quot;;IF([.I230]=&quot;Text&quot;;&quot;&quot;;[.I230]))));&quot; &quot;;&quot;&quot;);&quot;'&quot;;&quot;&quot;)" office:value-type="string" office:string-value="ContractType">
            <text:p>ContractType</text:p>
          </table:table-cell>
          <table:table-cell table:style-name="ce10" office:value-type="string">
            <text:p>Contract. Contract Type. Text</text:p>
          </table:table-cell>
          <table:table-cell table:style-name="ce7"/>
          <table:table-cell table:style-name="ce7" office:value-type="string">
            <text:p>Contract</text:p>
          </table:table-cell>
          <table:table-cell table:style-name="ce7"/>
          <table:table-cell table:style-name="ce7" office:value-type="string">
            <text:p>Contract</text:p>
          </table:table-cell>
          <table:table-cell table:style-name="ce7" office:value-type="string">
            <text:p>Type</text:p>
          </table:table-cell>
          <table:table-cell table:formula="oooc:=IF([.F230]&lt;&gt;&quot;&quot;;CONCATENATE([.F230];&quot; &quot;;[.G230]);[.G230])" office:value-type="string" office:string-value="Contract Type">
            <text:p>Contract Type</text:p>
          </table:table-cell>
          <table:table-cell table:style-name="ce26" office:value-type="string">
            <text:p>Text</text:p>
          </table:table-cell>
          <table:table-cell table:style-name="ce7"/>
          <table:table-cell table:formula="oooc:=IF([.J230]&lt;&gt;&quot;&quot;;CONCATENATE([.J230];&quot;_ &quot;;[.I230];&quot;. Type&quot;);CONCATENATE([.I230];&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type of Contract, expressed as text.</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style-name="ce4" table:formula="oooc:=SUBSTITUTE(SUBSTITUTE(CONCATENATE(IF([.E231]=&quot;Universally Unique&quot;;&quot;UU&quot;;[.E231]);[.F231];IF([.H231]&lt;&gt;[.I231];[.H231];&quot;&quot;);CONCATENATE(IF([.I231]=&quot;Identifier&quot;;&quot;ID&quot;;IF([.I231]=&quot;Text&quot;;&quot;&quot;;[.I231]))));&quot; &quot;;&quot;&quot;);&quot;'&quot;;&quot;&quot;)" office:value-type="string" office:string-value="ValidityPeriod">
            <text:p>ValidityPeriod</text:p>
          </table:table-cell>
          <table:table-cell table:style-name="ce15" office:value-type="string">
            <text:p>Contract. Validity_ Period. Period</text:p>
          </table:table-cell>
          <table:table-cell table:style-name="ce8"/>
          <table:table-cell table:style-name="ce8" office:value-type="string">
            <text:p>Contract</text:p>
          </table:table-cell>
          <table:table-cell table:style-name="ce8" office:value-type="string">
            <text:p>Validity</text:p>
          </table:table-cell>
          <table:table-cell table:style-name="ce8"/>
          <table:table-cell table:style-name="ce8"/>
          <table:table-cell table:style-name="ce8" table:formula="oooc:=[.M231]" office:value-type="string" office:string-value="Period">
            <text:p>Period</text:p>
          </table:table-cell>
          <table:table-cell table:style-name="ce8" table:formula="oooc:=[.M231]" office:value-type="string" office:string-value="Period">
            <text:p>Period</text:p>
          </table:table-cell>
          <table:table-cell table:style-name="ce8" table:number-columns-repeated="3"/>
          <table:table-cell table:style-name="ce12" office:value-type="string">
            <text:p>Period</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Validity Period.</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232]=&quot;Universally Unique&quot;;&quot;UU&quot;;[.E232]);[.F232];IF([.H232]&lt;&gt;[.I232];[.H232];&quot;&quot;);CONCATENATE(IF([.I232]=&quot;Identifier&quot;;&quot;ID&quot;;IF([.I232]=&quot;Text&quot;;&quot;&quot;;[.I232]))));&quot; &quot;;&quot;&quot;);&quot;'&quot;;&quot;&quot;)" office:value-type="string" office:string-value="ContractDocumentReference">
            <text:p>ContractDocumentReference</text:p>
          </table:table-cell>
          <table:table-cell table:style-name="ce15" office:value-type="string">
            <text:p>Contract. Contract_ Document Reference. Document Reference</text:p>
          </table:table-cell>
          <table:table-cell table:style-name="ce27"/>
          <table:table-cell table:number-columns-repeated="2" table:style-name="ce27" office:value-type="string">
            <text:p>Contract</text:p>
          </table:table-cell>
          <table:table-cell table:style-name="ce27"/>
          <table:table-cell table:style-name="ce27"/>
          <table:table-cell table:style-name="ce8" table:formula="oooc:=[.M232]" office:value-type="string" office:string-value="Document Reference">
            <text:p>Document Reference</text:p>
          </table:table-cell>
          <table:table-cell table:style-name="ce8" table:formula="oooc:=[.M232]"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n</text:p>
          </table:table-cell>
          <table:table-cell table:style-name="ce27" office:value-type="string">
            <text:p>ASBIE</text:p>
          </table:table-cell>
          <table:table-cell table:style-name="ce25" office:value-type="string">
            <text:p>An associative reference to Contract Document.</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9"/>
          <table:table-cell table:style-name="ce8"/>
          <table:table-cell table:number-columns-repeated="224"/>
        </table:table-row>
        <table:table-row table:style-name="ro2">
          <table:table-cell table:style-name="ce2" office:value-type="string">
            <text:p>CorporateRegistrationScheme</text:p>
          </table:table-cell>
          <table:table-cell table:style-name="ce16" office:value-type="string">
            <text:p>Corporate Registration Scheme. Details</text:p>
          </table:table-cell>
          <table:table-cell table:style-name="ce16"/>
          <table:table-cell table:style-name="ce16" office:value-type="string">
            <text:p>Corporate Registration Scheme</text:p>
          </table:table-cell>
          <table:table-cell table:style-name="ce16" table:number-columns-repeated="10"/>
          <table:table-cell table:style-name="ce30"/>
          <table:table-cell table:style-name="ce16" office:value-type="string">
            <text:p>ABIE</text:p>
          </table:table-cell>
          <table:table-cell table:style-name="ce52" office:value-type="string">
            <text:p>Information directly relating a scheme for corporate registration of businesses.</text:p>
          </table:table-cell>
          <table:table-cell table:style-name="ce52" table:number-columns-repeated="2"/>
          <table:table-cell table:style-name="ce104" office:value-type="string">
            <text:p>2.0</text:p>
          </table:table-cell>
          <table:table-cell table:style-name="ce85"/>
          <table:table-cell table:style-name="ce30"/>
          <table:table-cell table:style-name="ce16" table:number-columns-repeated="10"/>
          <table:table-cell table:number-columns-repeated="224"/>
        </table:table-row>
        <table:table-row table:style-name="ro2">
          <table:table-cell table:formula="oooc:=SUBSTITUTE(SUBSTITUTE(CONCATENATE(IF([.E234]=&quot;Universally Unique&quot;;&quot;UU&quot;;[.E234]);IF([.G234]&lt;&gt;[.I234];[.H234];[.F234]);CONCATENATE(IF([.I234]=&quot;Identifier&quot;;&quot;ID&quot;;IF([.I234]=&quot;Text&quot;;&quot;&quot;;[.I234]))));&quot; &quot;;&quot;&quot;);&quot;'&quot;;&quot;&quot;)" office:value-type="string" office:string-value="ID">
            <text:p>ID</text:p>
          </table:table-cell>
          <table:table-cell table:style-name="ce10" office:value-type="string">
            <text:p>Corporate Registration Scheme. Identifier</text:p>
          </table:table-cell>
          <table:table-cell/>
          <table:table-cell office:value-type="string">
            <text:p>Corporate Registration Scheme</text:p>
          </table:table-cell>
          <table:table-cell table:number-columns-repeated="2"/>
          <table:table-cell office:value-type="string">
            <text:p>Identifier</text:p>
          </table:table-cell>
          <table:table-cell table:formula="oooc:=IF([.F234]&lt;&gt;&quot;&quot;;CONCATENATE([.F234];&quot; &quot;;[.G234]);[.G234])" office:value-type="string" office:string-value="Identifier">
            <text:p>Identifier</text:p>
          </table:table-cell>
          <table:table-cell office:value-type="string">
            <text:p>Identifier</text:p>
          </table:table-cell>
          <table:table-cell/>
          <table:table-cell table:formula="oooc:=IF([.J234]&lt;&gt;&quot;&quot;;CONCATENATE([.J234];&quot;_ &quot;;[.I234];&quot;. Type&quot;);CONCATENATE([.I2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cheme.</text:p>
          </table:table-cell>
          <table:table-cell office:value-type="string">
            <text:p>"ASIC" in Australia</text:p>
          </table:table-cell>
          <table:table-cell/>
          <table:table-cell table:style-name="ce92" office:value-type="string">
            <text:p>2.0</text:p>
          </table:table-cell>
          <table:table-cell/>
          <table:table-cell table:style-name="ce3"/>
          <table:table-cell table:number-columns-repeated="234"/>
        </table:table-row>
        <table:table-row table:style-name="ro4">
          <table:table-cell table:formula="oooc:=SUBSTITUTE(SUBSTITUTE(CONCATENATE(IF([.E235]=&quot;Universally Unique&quot;;&quot;UU&quot;;[.E235]);IF([.G235]&lt;&gt;[.I235];[.H235];[.F235]);CONCATENATE(IF([.I235]=&quot;Identifier&quot;;&quot;ID&quot;;IF([.I235]=&quot;Text&quot;;&quot;&quot;;[.I235]))));&quot; &quot;;&quot;&quot;);&quot;'&quot;;&quot;&quot;)" office:value-type="string" office:string-value="Name">
            <text:p>Name</text:p>
          </table:table-cell>
          <table:table-cell table:style-name="ce10" office:value-type="string">
            <text:p>Corporate Registration Scheme. Name</text:p>
          </table:table-cell>
          <table:table-cell/>
          <table:table-cell office:value-type="string">
            <text:p>Corporate Registration Scheme</text:p>
          </table:table-cell>
          <table:table-cell table:number-columns-repeated="2"/>
          <table:table-cell office:value-type="string">
            <text:p>Name</text:p>
          </table:table-cell>
          <table:table-cell table:formula="oooc:=IF([.F235]&lt;&gt;&quot;&quot;;CONCATENATE([.F235];&quot; &quot;;[.G235]);[.G235])" office:value-type="string" office:string-value="Name">
            <text:p>Name</text:p>
          </table:table-cell>
          <table:table-cell office:value-type="string">
            <text:p>Name</text:p>
          </table:table-cell>
          <table:table-cell/>
          <table:table-cell table:formula="oooc:=IF([.J235]&lt;&gt;&quot;&quot;;CONCATENATE([.J235];&quot;_ &quot;;[.I235];&quot;. Type&quot;);CONCATENATE([.I23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Identifies the scheme by name.</text:p>
          </table:table-cell>
          <table:table-cell office:value-type="string">
            <text:p>"Australian Securities and Investment Commission" in Australia</text:p>
          </table:table-cell>
          <table:table-cell/>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236]=&quot;Universally Unique&quot;;&quot;UU&quot;;[.E236]);IF([.G236]&lt;&gt;[.I236];[.H236];[.F236]);CONCATENATE(IF([.I236]=&quot;Identifier&quot;;&quot;ID&quot;;IF([.I236]=&quot;Text&quot;;&quot;&quot;;[.I236]))));&quot; &quot;;&quot;&quot;);&quot;'&quot;;&quot;&quot;)" office:value-type="string" office:string-value="CorporateRegistrationTypeCode">
            <text:p>CorporateRegistrationTypeCode</text:p>
          </table:table-cell>
          <table:table-cell table:style-name="ce10" office:value-type="string">
            <text:p>Corporate Registration Scheme. Corporate Registration Type Code. Code</text:p>
          </table:table-cell>
          <table:table-cell/>
          <table:table-cell office:value-type="string">
            <text:p>Corporate Registration Scheme</text:p>
          </table:table-cell>
          <table:table-cell/>
          <table:table-cell table:style-name="ce6" office:value-type="string">
            <text:p>Corporate Registration Type</text:p>
          </table:table-cell>
          <table:table-cell table:style-name="ce6" office:value-type="string">
            <text:p>Code</text:p>
          </table:table-cell>
          <table:table-cell table:formula="oooc:=IF([.F236]&lt;&gt;&quot;&quot;;CONCATENATE([.F236];&quot; &quot;;[.G236]);[.G236])" office:value-type="string" office:string-value="Corporate Registration Type Code">
            <text:p>Corporate Registration Type Code</text:p>
          </table:table-cell>
          <table:table-cell office:value-type="string">
            <text:p>Code</text:p>
          </table:table-cell>
          <table:table-cell/>
          <table:table-cell table:formula="oooc:=IF([.J236]&lt;&gt;&quot;&quot;;CONCATENATE([.J236];&quot;_ &quot;;[.I236];&quot;. Type&quot;);CONCATENATE([.I23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scheme.</text:p>
          </table:table-cell>
          <table:table-cell office:value-type="string">
            <text:p>"ACN"</text:p>
          </table:table-cell>
          <table:table-cell/>
          <table:table-cell table:style-name="ce92" office:value-type="string">
            <text:p>2.0</text:p>
          </table:table-cell>
          <table:table-cell/>
          <table:table-cell table:style-name="ce3"/>
          <table:table-cell table:number-columns-repeated="234"/>
        </table:table-row>
        <table:table-row table:style-name="ro3">
          <table:table-cell table:style-name="ce4" table:formula="oooc:=SUBSTITUTE(SUBSTITUTE(CONCATENATE(IF([.E237]=&quot;Universally Unique&quot;;&quot;UU&quot;;[.E237]);[.F237];IF([.H237]&lt;&gt;[.I237];[.H237];&quot;&quot;);CONCATENATE(IF([.I237]=&quot;Identifier&quot;;&quot;ID&quot;;IF([.I237]=&quot;Text&quot;;&quot;&quot;;[.I237]))));&quot; &quot;;&quot;&quot;);&quot;'&quot;;&quot;&quot;)" office:value-type="string" office:string-value="JurisdictionRegionAddress">
            <text:p>JurisdictionRegionAddress</text:p>
          </table:table-cell>
          <table:table-cell table:style-name="ce15" office:value-type="string">
            <text:p>Corporate Registration Scheme. Jurisdiction Region_ Address. Address</text:p>
          </table:table-cell>
          <table:table-cell table:style-name="ce27"/>
          <table:table-cell table:style-name="ce27" office:value-type="string">
            <text:p>Corporate Registration Scheme</text:p>
          </table:table-cell>
          <table:table-cell table:style-name="ce27" office:value-type="string">
            <text:p>Jurisdiction Region</text:p>
          </table:table-cell>
          <table:table-cell table:style-name="ce27"/>
          <table:table-cell table:style-name="ce27"/>
          <table:table-cell table:style-name="ce8" table:formula="oooc:=[.M237]" office:value-type="string" office:string-value="Address">
            <text:p>Address</text:p>
          </table:table-cell>
          <table:table-cell table:style-name="ce8" table:formula="oooc:=[.M237]" office:value-type="string" office:string-value="Address">
            <text:p>Address</text:p>
          </table:table-cell>
          <table:table-cell table:style-name="ce8" table:number-columns-repeated="2"/>
          <table:table-cell table:style-name="ce27"/>
          <table:table-cell table:style-name="ce38" office:value-type="string">
            <text:p>Address</text:p>
          </table:table-cell>
          <table:table-cell table:style-name="ce27"/>
          <table:table-cell table:style-name="ce33" office:value-type="string">
            <text:p>0..n</text:p>
          </table:table-cell>
          <table:table-cell table:style-name="ce27" office:value-type="string">
            <text:p>ASBIE</text:p>
          </table:table-cell>
          <table:table-cell table:style-name="ce73" office:value-type="string">
            <text:p>Associates the registration scheme with particulars that identify and locate the geographic area to which the scheme applies.</text:p>
          </table:table-cell>
          <table:table-cell table:style-name="ce73" office:value-type="string">
            <text:p>"England", "Wales"</text:p>
          </table:table-cell>
          <table:table-cell table:style-name="ce73"/>
          <table:table-cell table:style-name="ce98" office:value-type="string">
            <text:p>2.0</text:p>
          </table:table-cell>
          <table:table-cell table:style-name="ce87"/>
          <table:table-cell table:style-name="ce33"/>
          <table:table-cell table:style-name="ce27" table:number-columns-repeated="10"/>
          <table:table-cell table:number-columns-repeated="224"/>
        </table:table-row>
        <table:table-row table:style-name="ro2">
          <table:table-cell table:style-name="ce2" office:value-type="string">
            <text:p>Country</text:p>
          </table:table-cell>
          <table:table-cell table:style-name="ce2" office:value-type="string">
            <text:p>Country. Details</text:p>
          </table:table-cell>
          <table:table-cell table:style-name="ce5"/>
          <table:table-cell table:style-name="ce5" office:value-type="string">
            <text:p>Country</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geopolitical country.</text:p>
          </table:table-cell>
          <table:table-cell table:style-name="ce16"/>
          <table:table-cell table:style-name="ce35"/>
          <table:table-cell table:style-name="ce96" office:value-type="string">
            <text:p>2.0</text:p>
          </table:table-cell>
          <table:table-cell table:style-name="ce118"/>
          <table:table-cell table:style-name="ce128"/>
          <table:table-cell table:style-name="ce5" table:number-columns-repeated="10"/>
          <table:table-cell table:style-name="ce7" table:number-columns-repeated="224"/>
        </table:table-row>
        <table:table-row table:style-name="ro2">
          <table:table-cell table:formula="oooc:=SUBSTITUTE(SUBSTITUTE(CONCATENATE(IF([.E239]=&quot;Universally Unique&quot;;&quot;UU&quot;;[.E239]);IF([.G239]&lt;&gt;[.I239];[.H239];[.F239]);CONCATENATE(IF([.I239]=&quot;Identifier&quot;;&quot;ID&quot;;IF([.I239]=&quot;Text&quot;;&quot;&quot;;[.I239]))));&quot; &quot;;&quot;&quot;);&quot;'&quot;;&quot;&quot;)" office:value-type="string" office:string-value="IdentificationCode">
            <text:p>IdentificationCode</text:p>
          </table:table-cell>
          <table:table-cell table:style-name="ce10" office:value-type="string">
            <text:p>Country. Identification Code. Code</text:p>
          </table:table-cell>
          <table:table-cell table:style-name="ce7"/>
          <table:table-cell table:style-name="ce7" office:value-type="string">
            <text:p>Country</text:p>
          </table:table-cell>
          <table:table-cell table:style-name="ce7"/>
          <table:table-cell table:style-name="ce7" office:value-type="string">
            <text:p>Identification</text:p>
          </table:table-cell>
          <table:table-cell table:style-name="ce26" office:value-type="string">
            <text:p>Code</text:p>
          </table:table-cell>
          <table:table-cell table:formula="oooc:=IF([.F239]&lt;&gt;&quot;&quot;;CONCATENATE([.F239];&quot; &quot;;[.G239]);[.G239])" office:value-type="string" office:string-value="Identification Code">
            <text:p>Identification Code</text:p>
          </table:table-cell>
          <table:table-cell table:style-name="ce7" office:value-type="string">
            <text:p>Code</text:p>
          </table:table-cell>
          <table:table-cell table:style-name="ce26" office:value-type="string">
            <text:p>Country Identification</text:p>
          </table:table-cell>
          <table:table-cell table:formula="oooc:=IF([.J239]&lt;&gt;&quot;&quot;;CONCATENATE([.J239];&quot;_ &quot;;[.I239];&quot;. Type&quot;);CONCATENATE([.I239];&quot;. Type&quot;))" office:value-type="string" office:string-value="Country Identification_ Code. Type">
            <text:p>Country Identification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the Country.</text:p>
          </table:table-cell>
          <table:table-cell table:number-columns-repeated="2"/>
          <table:table-cell table:style-name="ce90" office:value-type="string">
            <text:p>2.0</text:p>
          </table:table-cell>
          <table:table-cell table:style-name="ce7" office:value-type="string">
            <text:p>Changed from Country Code – schema no longer to be imported</text:p>
          </table:table-cell>
          <table:table-cell table:style-name="ce125"/>
          <table:table-cell table:style-name="ce7" table:number-columns-repeated="234"/>
        </table:table-row>
        <table:table-row table:style-name="ro2">
          <table:table-cell table:formula="oooc:=SUBSTITUTE(SUBSTITUTE(CONCATENATE(IF([.E240]=&quot;Universally Unique&quot;;&quot;UU&quot;;[.E240]);IF([.G240]&lt;&gt;[.I240];[.H240];[.F240]);CONCATENATE(IF([.I240]=&quot;Identifier&quot;;&quot;ID&quot;;IF([.I240]=&quot;Text&quot;;&quot;&quot;;[.I240]))));&quot; &quot;;&quot;&quot;);&quot;'&quot;;&quot;&quot;)" office:value-type="string" office:string-value="Name">
            <text:p>Name</text:p>
          </table:table-cell>
          <table:table-cell office:value-type="string">
            <text:p>Country. Name</text:p>
          </table:table-cell>
          <table:table-cell table:style-name="ce7"/>
          <table:table-cell table:style-name="ce7" office:value-type="string">
            <text:p>Country</text:p>
          </table:table-cell>
          <table:table-cell table:number-columns-repeated="2" table:style-name="ce7"/>
          <table:table-cell table:style-name="ce7" office:value-type="string">
            <text:p>Name</text:p>
          </table:table-cell>
          <table:table-cell table:formula="oooc:=IF([.F240]&lt;&gt;&quot;&quot;;CONCATENATE([.F240];&quot; &quot;;[.G240]);[.G240])" office:value-type="string" office:string-value="Name">
            <text:p>Name</text:p>
          </table:table-cell>
          <table:table-cell table:style-name="ce7" office:value-type="string">
            <text:p>Name</text:p>
          </table:table-cell>
          <table:table-cell table:style-name="ce7"/>
          <table:table-cell table:formula="oooc:=IF([.J240]&lt;&gt;&quot;&quot;;CONCATENATE([.J240];&quot;_ &quot;;[.I240];&quot;. Type&quot;);CONCATENATE([.I240];&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name of the Country.</text:p>
          </table:table-cell>
          <table:table-cell office:value-type="string">
            <text:p>“SOUTH AFRICA”</text:p>
          </table:table-cell>
          <table:table-cell/>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style-name="ce2" office:value-type="string">
            <text:p>CreditAccount</text:p>
          </table:table-cell>
          <table:table-cell table:style-name="ce2" office:value-type="string">
            <text:p>Credit Account. Details</text:p>
          </table:table-cell>
          <table:table-cell table:style-name="ce5"/>
          <table:table-cell table:style-name="ce5" office:value-type="string">
            <text:p>Credit Account</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Credit Account (for sales on account).</text:p>
          </table:table-cell>
          <table:table-cell table:style-name="ce53" table:number-columns-repeated="2"/>
          <table:table-cell table:style-name="ce89" office:value-type="string">
            <text:p>1.0</text:p>
          </table:table-cell>
          <table:table-cell table:style-name="ce118"/>
          <table:table-cell table:style-name="ce2"/>
          <table:table-cell table:style-name="ce5" office:value-type="string">
            <text:p>Procurement</text:p>
          </table:table-cell>
          <table:table-cell table:style-name="ce5" table:number-columns-repeated="9"/>
          <table:table-cell table:style-name="ce7" table:number-columns-repeated="224"/>
        </table:table-row>
        <table:table-row table:style-name="ro2">
          <table:table-cell table:formula="oooc:=SUBSTITUTE(SUBSTITUTE(CONCATENATE(IF([.E242]=&quot;Universally Unique&quot;;&quot;UU&quot;;[.E242]);IF([.G242]&lt;&gt;[.I242];[.H242];[.F242]);CONCATENATE(IF([.I242]=&quot;Identifier&quot;;&quot;ID&quot;;IF([.I242]=&quot;Text&quot;;&quot;&quot;;[.I242]))));&quot; &quot;;&quot;&quot;);&quot;'&quot;;&quot;&quot;)" office:value-type="string" office:string-value="AccountID">
            <text:p>AccountID</text:p>
          </table:table-cell>
          <table:table-cell office:value-type="string">
            <text:p>Credit Account. Account Identifier. Identifier</text:p>
          </table:table-cell>
          <table:table-cell table:style-name="ce7"/>
          <table:table-cell table:style-name="ce7" office:value-type="string">
            <text:p>Credit Account</text:p>
          </table:table-cell>
          <table:table-cell table:style-name="ce7"/>
          <table:table-cell table:style-name="ce7" office:value-type="string">
            <text:p>Account</text:p>
          </table:table-cell>
          <table:table-cell table:style-name="ce7" office:value-type="string">
            <text:p>Identifier</text:p>
          </table:table-cell>
          <table:table-cell table:formula="oooc:=IF([.F242]&lt;&gt;&quot;&quot;;CONCATENATE([.F242];&quot; &quot;;[.G242]);[.G242])" office:value-type="string" office:string-value="Account Identifier">
            <text:p>Account Identifier</text:p>
          </table:table-cell>
          <table:table-cell table:style-name="ce7" office:value-type="string">
            <text:p>Identifier</text:p>
          </table:table-cell>
          <table:table-cell table:style-name="ce7"/>
          <table:table-cell table:formula="oooc:=IF([.J242]&lt;&gt;&quot;&quot;;CONCATENATE([.J242];&quot;_ &quot;;[.I242];&quot;. Type&quot;);CONCATENATE([.I242];&quot;. Type&quot;))" office:value-type="string" office:string-value="Identifier. Type">
            <text:p>Identifier. Type</text:p>
          </table:table-cell>
          <table:table-cell table:style-name="ce7" table:number-columns-repeated="3"/>
          <table:table-cell table:style-name="ce47" office:value-type="string">
            <text:p>1</text:p>
          </table:table-cell>
          <table:table-cell table:style-name="ce7" office:value-type="string">
            <text:p>BBIE</text:p>
          </table:table-cell>
          <table:table-cell office:value-type="string">
            <text:p>Identifies the Credit Account.</text:p>
          </table:table-cell>
          <table:table-cell table:style-name="ce31" office:value-type="string">
            <text:p>"Customer Code 29"</text:p>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5" office:value-type="string">
            <text:p>CreditNoteLine</text:p>
          </table:table-cell>
          <table:table-cell table:style-name="ce5" office:value-type="string">
            <text:p>Credit Note Line. Details</text:p>
          </table:table-cell>
          <table:table-cell table:style-name="ce5"/>
          <table:table-cell table:style-name="ce5" office:value-type="string">
            <text:p>Credit Note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Credit Note Line.</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4" table:number-columns-repeated="224"/>
        </table:table-row>
        <table:table-row table:style-name="ro2">
          <table:table-cell table:formula="oooc:=SUBSTITUTE(SUBSTITUTE(CONCATENATE(IF([.E244]=&quot;Universally Unique&quot;;&quot;UU&quot;;[.E244]);IF([.G244]&lt;&gt;[.I244];[.H244];[.F244]);CONCATENATE(IF([.I244]=&quot;Identifier&quot;;&quot;ID&quot;;IF([.I244]=&quot;Text&quot;;&quot;&quot;;[.I244]))));&quot; &quot;;&quot;&quot;);&quot;'&quot;;&quot;&quot;)" office:value-type="string" office:string-value="ID">
            <text:p>ID</text:p>
          </table:table-cell>
          <table:table-cell office:value-type="string">
            <text:p>Credit Note Line. Identifier</text:p>
          </table:table-cell>
          <table:table-cell table:style-name="ce7"/>
          <table:table-cell table:style-name="ce7" office:value-type="string">
            <text:p>Credit Note Line</text:p>
          </table:table-cell>
          <table:table-cell table:number-columns-repeated="2" table:style-name="ce7"/>
          <table:table-cell table:style-name="ce7" office:value-type="string">
            <text:p>Identifier</text:p>
          </table:table-cell>
          <table:table-cell table:formula="oooc:=IF([.F244]&lt;&gt;&quot;&quot;;CONCATENATE([.F244];&quot; &quot;;[.G244]);[.G244])" office:value-type="string" office:string-value="Identifier">
            <text:p>Identifier</text:p>
          </table:table-cell>
          <table:table-cell table:style-name="ce7" office:value-type="string">
            <text:p>Identifier</text:p>
          </table:table-cell>
          <table:table-cell table:style-name="ce7"/>
          <table:table-cell table:formula="oooc:=IF([.J244]&lt;&gt;&quot;&quot;;CONCATENATE([.J244];&quot;_ &quot;;[.I244];&quot;. Type&quot;);CONCATENATE([.I244];&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table:style-name="ce10" office:value-type="string">
            <text:p>Identifies the Credit Note Line.</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style-name="ce6" office:value-type="string">
            <text:p>UUID</text:p>
          </table:table-cell>
          <table:table-cell table:style-name="ce24" office:value-type="string">
            <text:p>Credit Note Line. UUID. Identifier</text:p>
          </table:table-cell>
          <table:table-cell/>
          <table:table-cell office:value-type="string">
            <text:p>Credit Note Line</text:p>
          </table:table-cell>
          <table:table-cell/>
          <table:table-cell/>
          <table:table-cell table:style-name="ce6" office:value-type="string">
            <text:p>UUID</text:p>
          </table:table-cell>
          <table:table-cell table:formula="oooc:=IF([.F245]&lt;&gt;&quot;&quot;;CONCATENATE([.F245];&quot; &quot;;[.G245]);[.G245])" office:value-type="string" office:string-value="UUID">
            <text:p>UUID</text:p>
          </table:table-cell>
          <table:table-cell office:value-type="string">
            <text:p>Identifier</text:p>
          </table:table-cell>
          <table:table-cell/>
          <table:table-cell table:formula="oooc:=IF([.J245]&lt;&gt;&quot;&quot;;CONCATENATE([.J245];&quot;_ &quot;;[.I245];&quot;. Type&quot;);CONCATENATE([.I2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106"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246]=&quot;Universally Unique&quot;;&quot;UU&quot;;[.E246]);IF([.G246]&lt;&gt;[.I246];[.H246];[.F246]);CONCATENATE(IF([.I246]=&quot;Identifier&quot;;&quot;ID&quot;;IF([.I246]=&quot;Text&quot;;&quot;&quot;;[.I246]))));&quot; &quot;;&quot;&quot;);&quot;'&quot;;&quot;&quot;)" office:value-type="string" office:string-value="Note">
            <text:p>Note</text:p>
          </table:table-cell>
          <table:table-cell office:value-type="string">
            <text:p>Credit Note Line. Note. Text</text:p>
          </table:table-cell>
          <table:table-cell table:style-name="ce7"/>
          <table:table-cell table:style-name="ce7" office:value-type="string">
            <text:p>Credit Note Line</text:p>
          </table:table-cell>
          <table:table-cell table:number-columns-repeated="2" table:style-name="ce7"/>
          <table:table-cell table:style-name="ce7" office:value-type="string">
            <text:p>Note</text:p>
          </table:table-cell>
          <table:table-cell table:formula="oooc:=IF([.F246]&lt;&gt;&quot;&quot;;CONCATENATE([.F246];&quot; &quot;;[.G246]);[.G246])" office:value-type="string" office:string-value="Note">
            <text:p>Note</text:p>
          </table:table-cell>
          <table:table-cell table:style-name="ce7" office:value-type="string">
            <text:p>Text</text:p>
          </table:table-cell>
          <table:table-cell table:style-name="ce7"/>
          <table:table-cell table:formula="oooc:=IF([.J246]&lt;&gt;&quot;&quot;;CONCATENATE([.J246];&quot;_ &quot;;[.I246];&quot;. Type&quot;);CONCATENATE([.I246];&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Credit Note Line. This element may contain notes or any other similar information that is not contained explicitly in another structure.</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247]=&quot;Universally Unique&quot;;&quot;UU&quot;;[.E247]);IF([.G247]&lt;&gt;[.I247];[.H247];[.F247]);CONCATENATE(IF([.I247]=&quot;Identifier&quot;;&quot;ID&quot;;IF([.I247]=&quot;Text&quot;;&quot;&quot;;[.I247]))));&quot; &quot;;&quot;&quot;);&quot;'&quot;;&quot;&quot;)" office:value-type="string" office:string-value="CreditedQuantity">
            <text:p>CreditedQuantity</text:p>
          </table:table-cell>
          <table:table-cell table:style-name="ce10" office:value-type="string">
            <text:p>Credit Note Line. Credited_ Quantity. Quantity</text:p>
          </table:table-cell>
          <table:table-cell table:style-name="ce7"/>
          <table:table-cell table:style-name="ce7" office:value-type="string">
            <text:p>Credit Note Line</text:p>
          </table:table-cell>
          <table:table-cell table:style-name="ce26" office:value-type="string">
            <text:p>Credited</text:p>
          </table:table-cell>
          <table:table-cell table:style-name="ce7"/>
          <table:table-cell table:style-name="ce7" office:value-type="string">
            <text:p>Quantity</text:p>
          </table:table-cell>
          <table:table-cell table:formula="oooc:=IF([.F247]&lt;&gt;&quot;&quot;;CONCATENATE([.F247];&quot; &quot;;[.G247]);[.G247])" office:value-type="string" office:string-value="Quantity">
            <text:p>Quantity</text:p>
          </table:table-cell>
          <table:table-cell table:style-name="ce7" office:value-type="string">
            <text:p>Quantity</text:p>
          </table:table-cell>
          <table:table-cell table:style-name="ce7"/>
          <table:table-cell table:formula="oooc:=IF([.J247]&lt;&gt;&quot;&quot;;CONCATENATE([.J247];&quot;_ &quot;;[.I247];&quot;. Type&quot;);CONCATENATE([.I247];&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quantity of Items credited.</text:p>
          </table:table-cell>
          <table:table-cell table:number-columns-repeated="2"/>
          <table:table-cell table:style-name="ce105" office:value-type="string">
            <text:p>1.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248]=&quot;Universally Unique&quot;;&quot;UU&quot;;[.E248]);IF([.G248]&lt;&gt;[.I248];[.H248];[.F248]);CONCATENATE(IF([.I248]=&quot;Identifier&quot;;&quot;ID&quot;;IF([.I248]=&quot;Text&quot;;&quot;&quot;;[.I248]))));&quot; &quot;;&quot;&quot;);&quot;'&quot;;&quot;&quot;)" office:value-type="string" office:string-value="LineExtensionAmount">
            <text:p>LineExtensionAmount</text:p>
          </table:table-cell>
          <table:table-cell office:value-type="string">
            <text:p>Credit Note Line. Line Extension Amount. Amount</text:p>
          </table:table-cell>
          <table:table-cell table:style-name="ce7"/>
          <table:table-cell table:style-name="ce7" office:value-type="string">
            <text:p>Credit Note Line</text:p>
          </table:table-cell>
          <table:table-cell table:style-name="ce7"/>
          <table:table-cell table:style-name="ce7" office:value-type="string">
            <text:p>Line Extension</text:p>
          </table:table-cell>
          <table:table-cell table:style-name="ce7" office:value-type="string">
            <text:p>Amount</text:p>
          </table:table-cell>
          <table:table-cell table:formula="oooc:=IF([.F248]&lt;&gt;&quot;&quot;;CONCATENATE([.F248];&quot; &quot;;[.G248]);[.G248])" office:value-type="string" office:string-value="Line Extension Amount">
            <text:p>Line Extension Amount</text:p>
          </table:table-cell>
          <table:table-cell table:style-name="ce7" office:value-type="string">
            <text:p>Amount</text:p>
          </table:table-cell>
          <table:table-cell/>
          <table:table-cell table:formula="oooc:=IF([.J248]&lt;&gt;&quot;&quot;;CONCATENATE([.J248];&quot;_ &quot;;[.I248];&quot;. Type&quot;);CONCATENATE([.I248];&quot;. Type&quot;))" office:value-type="string" office:string-value="Amount. Type">
            <text:p>Amount. Type</text:p>
          </table:table-cell>
          <table:table-cell table:style-name="ce7" table:number-columns-repeated="3"/>
          <table:table-cell table:style-name="ce59" office:value-type="string">
            <text:p>0..1</text:p>
          </table:table-cell>
          <table:table-cell table:style-name="ce7" office:value-type="string">
            <text:p>BBIE</text:p>
          </table:table-cell>
          <table:table-cell office:value-type="string">
            <text:p>The total amount for the Credit Note Line, including Allowance Charges but net of taxes.</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249]=&quot;Universally Unique&quot;;&quot;UU&quot;;[.E249]);IF([.G249]&lt;&gt;[.I249];[.H249];[.F249]);CONCATENATE(IF([.I249]=&quot;Identifier&quot;;&quot;ID&quot;;IF([.I249]=&quot;Text&quot;;&quot;&quot;;[.I249]))));&quot; &quot;;&quot;&quot;);&quot;'&quot;;&quot;&quot;)" office:value-type="string" office:string-value="TaxPointDate">
            <text:p>TaxPointDate</text:p>
          </table:table-cell>
          <table:table-cell office:value-type="string">
            <text:p>Credit Note Line. Tax Point Date. Date</text:p>
          </table:table-cell>
          <table:table-cell table:style-name="ce7"/>
          <table:table-cell table:style-name="ce7" office:value-type="string">
            <text:p>Credit Note Line</text:p>
          </table:table-cell>
          <table:table-cell/>
          <table:table-cell office:value-type="string">
            <text:p>Tax Point</text:p>
          </table:table-cell>
          <table:table-cell office:value-type="string">
            <text:p>Date</text:p>
          </table:table-cell>
          <table:table-cell table:formula="oooc:=IF([.F249]&lt;&gt;&quot;&quot;;CONCATENATE([.F249];&quot; &quot;;[.G249]);[.G249])" office:value-type="string" office:string-value="Tax Point Date">
            <text:p>Tax Point Date</text:p>
          </table:table-cell>
          <table:table-cell office:value-type="string">
            <text:p>Date</text:p>
          </table:table-cell>
          <table:table-cell/>
          <table:table-cell table:formula="oooc:=IF([.J249]&lt;&gt;&quot;&quot;;CONCATENATE([.J249];&quot;_ &quot;;[.I249];&quot;. Type&quot;);CONCATENATE([.I249];&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Credit Note Line, used to indicate the point at which tax becomes applicable.</text:p>
          </table:table-cell>
          <table:table-cell table:number-columns-repeated="2"/>
          <table:table-cell table:style-name="ce106" office:value-type="string">
            <text:p>2.0</text:p>
          </table:table-cell>
          <table:table-cell/>
          <table:table-cell table:style-name="ce7"/>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250]=&quot;Universally Unique&quot;;&quot;UU&quot;;[.E250]);IF([.G250]&lt;&gt;[.I250];[.H250];[.F250]);CONCATENATE(IF([.I250]=&quot;Identifier&quot;;&quot;ID&quot;;IF([.I250]=&quot;Text&quot;;&quot;&quot;;[.I250]))));&quot; &quot;;&quot;&quot;);&quot;'&quot;;&quot;&quot;)" office:value-type="string" office:string-value="AccountingCostCode">
            <text:p>AccountingCostCode</text:p>
          </table:table-cell>
          <table:table-cell table:style-name="ce10" office:value-type="string">
            <text:p>Credit Note Line. Accounting Cost Code. Code</text:p>
          </table:table-cell>
          <table:table-cell/>
          <table:table-cell office:value-type="string">
            <text:p>Credit Note Line</text:p>
          </table:table-cell>
          <table:table-cell table:style-name="ce6"/>
          <table:table-cell table:style-name="ce6" office:value-type="string">
            <text:p>Accounting Cost</text:p>
          </table:table-cell>
          <table:table-cell office:value-type="string">
            <text:p>Code</text:p>
          </table:table-cell>
          <table:table-cell table:formula="oooc:=IF([.F250]&lt;&gt;&quot;&quot;;CONCATENATE([.F250];&quot; &quot;;[.G250]);[.G250])" office:value-type="string" office:string-value="Accounting Cost Code">
            <text:p>Accounting Cost Code</text:p>
          </table:table-cell>
          <table:table-cell office:value-type="string">
            <text:p>Code</text:p>
          </table:table-cell>
          <table:table-cell/>
          <table:table-cell table:formula="oooc:=IF([.J250]&lt;&gt;&quot;&quot;;CONCATENATE([.J250];&quot;_ &quot;;[.I250];&quot;. Type&quot;);CONCATENATE([.I2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Credit Note Line.</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251]=&quot;Universally Unique&quot;;&quot;UU&quot;;[.E251]);IF([.G251]&lt;&gt;[.I251];[.H251];[.F251]);CONCATENATE(IF([.I251]=&quot;Identifier&quot;;&quot;ID&quot;;IF([.I251]=&quot;Text&quot;;&quot;&quot;;[.I251]))));&quot; &quot;;&quot;&quot;);&quot;'&quot;;&quot;&quot;)" office:value-type="string" office:string-value="AccountingCost">
            <text:p>AccountingCost</text:p>
          </table:table-cell>
          <table:table-cell table:style-name="ce10" office:value-type="string">
            <text:p>Credit Note Line. Accounting Cost. Text</text:p>
          </table:table-cell>
          <table:table-cell/>
          <table:table-cell office:value-type="string">
            <text:p>Credit Note Line</text:p>
          </table:table-cell>
          <table:table-cell table:number-columns-repeated="2" table:style-name="ce6"/>
          <table:table-cell table:style-name="ce6" office:value-type="string">
            <text:p>Accounting Cost</text:p>
          </table:table-cell>
          <table:table-cell table:formula="oooc:=IF([.F251]&lt;&gt;&quot;&quot;;CONCATENATE([.F251];&quot; &quot;;[.G251]);[.G251])" office:value-type="string" office:string-value="Accounting Cost">
            <text:p>Accounting Cost</text:p>
          </table:table-cell>
          <table:table-cell table:style-name="ce6" office:value-type="string">
            <text:p>Text</text:p>
          </table:table-cell>
          <table:table-cell/>
          <table:table-cell table:formula="oooc:=IF([.J251]&lt;&gt;&quot;&quot;;CONCATENATE([.J251];&quot;_ &quot;;[.I251];&quot;. Type&quot;);CONCATENATE([.I2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The buyer's accounting code applied to the Credit Note Line, expressed as text.</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4" table:formula="oooc:=SUBSTITUTE(SUBSTITUTE(CONCATENATE(IF([.E252]=&quot;Universally Unique&quot;;&quot;UU&quot;;[.E252]);[.F252];IF([.H252]&lt;&gt;[.I252];[.H252];&quot;&quot;);CONCATENATE(IF([.I252]=&quot;Identifier&quot;;&quot;ID&quot;;IF([.I252]=&quot;Text&quot;;&quot;&quot;;[.I252]))));&quot; &quot;;&quot;&quot;);&quot;'&quot;;&quot;&quot;)" office:value-type="string" office:string-value="DiscrepancyResponse">
            <text:p>DiscrepancyResponse</text:p>
          </table:table-cell>
          <table:table-cell table:style-name="ce15" office:value-type="string">
            <text:p>Credit Note Line. Discrepancy_ Response</text:p>
          </table:table-cell>
          <table:table-cell table:style-name="ce27"/>
          <table:table-cell table:style-name="ce8" office:value-type="string">
            <text:p>Credit Note Line</text:p>
          </table:table-cell>
          <table:table-cell table:style-name="ce27" office:value-type="string">
            <text:p>Discrepancy</text:p>
          </table:table-cell>
          <table:table-cell table:style-name="ce27"/>
          <table:table-cell table:style-name="ce27"/>
          <table:table-cell table:style-name="ce8" table:formula="oooc:=[.M252]" office:value-type="string" office:string-value="Response">
            <text:p>Response</text:p>
          </table:table-cell>
          <table:table-cell table:style-name="ce8" table:formula="oooc:=[.M252]" office:value-type="string" office:string-value="Response">
            <text:p>Response</text:p>
          </table:table-cell>
          <table:table-cell table:style-name="ce8"/>
          <table:table-cell table:style-name="ce27" table:number-columns-repeated="2"/>
          <table:table-cell table:style-name="ce38" office:value-type="string">
            <text:p>Response</text:p>
          </table:table-cell>
          <table:table-cell table:style-name="ce27"/>
          <table:table-cell table:style-name="ce33" office:value-type="string">
            <text:p>0..n</text:p>
          </table:table-cell>
          <table:table-cell table:style-name="ce27" office:value-type="string">
            <text:p>ASBIE</text:p>
          </table:table-cell>
          <table:table-cell table:style-name="ce25" office:value-type="string">
            <text:p>An association to Discrepancy Response; the reason for the Credit.</text:p>
          </table:table-cell>
          <table:table-cell table:style-name="ce73" table:number-columns-repeated="2"/>
          <table:table-cell table:style-name="ce107" office:value-type="string">
            <text:p>2.0</text:p>
          </table:table-cell>
          <table:table-cell table:style-name="ce73" table:number-columns-repeated="2"/>
          <table:table-cell table:style-name="ce27" office:value-type="string">
            <text:p>Procurement</text:p>
          </table:table-cell>
          <table:table-cell table:style-name="ce73" table:number-columns-repeated="9"/>
          <table:table-cell table:style-name="ce37" table:number-columns-repeated="224"/>
        </table:table-row>
        <table:table-row table:style-name="ro2">
          <table:table-cell table:style-name="ce4" table:formula="oooc:=SUBSTITUTE(SUBSTITUTE(CONCATENATE(IF([.E253]=&quot;Universally Unique&quot;;&quot;UU&quot;;[.E253]);[.F253];IF([.H253]&lt;&gt;[.I253];[.H253];&quot;&quot;);CONCATENATE(IF([.I253]=&quot;Identifier&quot;;&quot;ID&quot;;IF([.I253]=&quot;Text&quot;;&quot;&quot;;[.I253]))));&quot; &quot;;&quot;&quot;);&quot;'&quot;;&quot;&quot;)" office:value-type="string" office:string-value="DespatchLineReference">
            <text:p>DespatchLineReference</text:p>
          </table:table-cell>
          <table:table-cell table:style-name="ce15" office:value-type="string">
            <text:p>Credit Note. Despatch_ Line Reference. Line Reference</text:p>
          </table:table-cell>
          <table:table-cell table:style-name="ce8"/>
          <table:table-cell table:style-name="ce8" office:value-type="string">
            <text:p>Credit Note Line</text:p>
          </table:table-cell>
          <table:table-cell table:style-name="ce8" office:value-type="string">
            <text:p>Despatch</text:p>
          </table:table-cell>
          <table:table-cell table:style-name="ce8"/>
          <table:table-cell table:style-name="ce8"/>
          <table:table-cell table:style-name="ce8" table:formula="oooc:=[.M253]" office:value-type="string" office:string-value="Line Reference">
            <text:p>Line Reference</text:p>
          </table:table-cell>
          <table:table-cell table:style-name="ce8" table:formula="oooc:=[.M253]" office:value-type="string" office:string-value="Line Reference">
            <text:p>Line Reference</text:p>
          </table:table-cell>
          <table:table-cell table:style-name="ce8" table:number-columns-repeated="3"/>
          <table:table-cell table:style-name="ce12" office:value-type="string">
            <text:p>Line Reference</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ve reference to Despatch Line.</text:p>
          </table:table-cell>
          <table:table-cell table:style-name="ce68" table:number-columns-repeated="2"/>
          <table:table-cell table:style-name="ce108"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4" table:formula="oooc:=SUBSTITUTE(SUBSTITUTE(CONCATENATE(IF([.E254]=&quot;Universally Unique&quot;;&quot;UU&quot;;[.E254]);[.F254];IF([.H254]&lt;&gt;[.I254];[.H254];&quot;&quot;);CONCATENATE(IF([.I254]=&quot;Identifier&quot;;&quot;ID&quot;;IF([.I254]=&quot;Text&quot;;&quot;&quot;;[.I254]))));&quot; &quot;;&quot;&quot;);&quot;'&quot;;&quot;&quot;)" office:value-type="string" office:string-value="ReceiptLineReference">
            <text:p>ReceiptLineReference</text:p>
          </table:table-cell>
          <table:table-cell table:style-name="ce15" office:value-type="string">
            <text:p>Credit Note. Receipt_ Line Reference. Line Reference</text:p>
          </table:table-cell>
          <table:table-cell table:style-name="ce8"/>
          <table:table-cell table:style-name="ce8" office:value-type="string">
            <text:p>Credit Note Line</text:p>
          </table:table-cell>
          <table:table-cell table:style-name="ce8" office:value-type="string">
            <text:p>Receipt</text:p>
          </table:table-cell>
          <table:table-cell table:style-name="ce8"/>
          <table:table-cell table:style-name="ce8"/>
          <table:table-cell table:style-name="ce8" table:formula="oooc:=[.M254]" office:value-type="string" office:string-value="Line Reference">
            <text:p>Line Reference</text:p>
          </table:table-cell>
          <table:table-cell table:style-name="ce8" table:formula="oooc:=[.M254]" office:value-type="string" office:string-value="Line Reference">
            <text:p>Line Reference</text:p>
          </table:table-cell>
          <table:table-cell table:style-name="ce8" table:number-columns-repeated="3"/>
          <table:table-cell table:style-name="ce12" office:value-type="string">
            <text:p>Line Reference</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ve reference to Receipt Line.</text:p>
          </table:table-cell>
          <table:table-cell table:style-name="ce68" table:number-columns-repeated="2"/>
          <table:table-cell table:style-name="ce108"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255]=&quot;Universally Unique&quot;;&quot;UU&quot;;[.E255]);[.F255];IF([.H255]&lt;&gt;[.I255];[.H255];&quot;&quot;);CONCATENATE(IF([.I255]=&quot;Identifier&quot;;&quot;ID&quot;;IF([.I255]=&quot;Text&quot;;&quot;&quot;;[.I255]))));&quot; &quot;;&quot;&quot;);&quot;'&quot;;&quot;&quot;)" office:value-type="string" office:string-value="BillingReference">
            <text:p>BillingReference</text:p>
          </table:table-cell>
          <table:table-cell table:style-name="ce15" office:value-type="string">
            <text:p>Credit Note Line. Billing Referen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5]" office:value-type="string" office:string-value="Billing Reference">
            <text:p>Billing Reference</text:p>
          </table:table-cell>
          <table:table-cell table:style-name="ce8" table:formula="oooc:=[.M255]" office:value-type="string" office:string-value="Billing Reference">
            <text:p>Billing Reference</text:p>
          </table:table-cell>
          <table:table-cell table:style-name="ce8" table:number-columns-repeated="3"/>
          <table:table-cell table:style-name="ce29" office:value-type="string">
            <text:p>Billing Reference</text:p>
          </table:table-cell>
          <table:table-cell table:style-name="ce8"/>
          <table:table-cell table:style-name="ce60" office:value-type="string">
            <text:p>0..n</text:p>
          </table:table-cell>
          <table:table-cell table:style-name="ce8" office:value-type="string">
            <text:p>ASBIE</text:p>
          </table:table-cell>
          <table:table-cell table:style-name="ce25" office:value-type="string">
            <text:p>An association to Billing Reference.</text:p>
          </table:table-cell>
          <table:table-cell table:style-name="ce68" table:number-columns-repeated="2"/>
          <table:table-cell table:style-name="ce10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256]=&quot;Universally Unique&quot;;&quot;UU&quot;;[.E256]);[.F256];IF([.H256]&lt;&gt;[.I256];[.H256];&quot;&quot;);CONCATENATE(IF([.I256]=&quot;Identifier&quot;;&quot;ID&quot;;IF([.I256]=&quot;Text&quot;;&quot;&quot;;[.I256]))));&quot; &quot;;&quot;&quot;);&quot;'&quot;;&quot;&quot;)" office:value-type="string" office:string-value="DocumentReference">
            <text:p>DocumentReference</text:p>
          </table:table-cell>
          <table:table-cell table:style-name="ce25" office:value-type="string">
            <text:p>Credit Note Line. Document Reference</text:p>
          </table:table-cell>
          <table:table-cell table:style-name="ce25"/>
          <table:table-cell table:style-name="ce25" office:value-type="string">
            <text:p>Credit Note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09" office:value-type="string">
            <text:p>2.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3">
          <table:table-cell table:style-name="ce4" table:formula="oooc:=SUBSTITUTE(SUBSTITUTE(CONCATENATE(IF([.E257]=&quot;Universally Unique&quot;;&quot;UU&quot;;[.E257]);[.F257];IF([.H257]&lt;&gt;[.I257];[.H257];&quot;&quot;);CONCATENATE(IF([.I257]=&quot;Identifier&quot;;&quot;ID&quot;;IF([.I257]=&quot;Text&quot;;&quot;&quot;;[.I257]))));&quot; &quot;;&quot;&quot;);&quot;'&quot;;&quot;&quot;)" office:value-type="string" office:string-value="PricingReference">
            <text:p>PricingReference</text:p>
          </table:table-cell>
          <table:table-cell table:style-name="ce15" office:value-type="string">
            <text:p>Credit Note Line. Pricing Referen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7]" office:value-type="string" office:string-value="Pricing Reference">
            <text:p>Pricing Reference</text:p>
          </table:table-cell>
          <table:table-cell table:style-name="ce8" table:formula="oooc:=[.M257]" office:value-type="string" office:string-value="Pricing Reference">
            <text:p>Pricing Reference</text:p>
          </table:table-cell>
          <table:table-cell table:style-name="ce8" table:number-columns-repeated="3"/>
          <table:table-cell table:style-name="ce29" office:value-type="string">
            <text:p>Pricing Reference</text:p>
          </table:table-cell>
          <table:table-cell table:style-name="ce8"/>
          <table:table-cell table:style-name="ce60" office:value-type="string">
            <text:p>0..1</text:p>
          </table:table-cell>
          <table:table-cell table:style-name="ce8" office:value-type="string">
            <text:p>ASBIE</text:p>
          </table:table-cell>
          <table:table-cell table:style-name="ce25" office:value-type="string">
            <text:p>An association to Pricing Reference.</text:p>
          </table:table-cell>
          <table:table-cell table:style-name="ce68" table:number-columns-repeated="2"/>
          <table:table-cell table:style-name="ce10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4" table:formula="oooc:=SUBSTITUTE(SUBSTITUTE(CONCATENATE(IF([.E258]=&quot;Universally Unique&quot;;&quot;UU&quot;;[.E258]);[.F258];IF([.H258]&lt;&gt;[.I258];[.H258];&quot;&quot;);CONCATENATE(IF([.I258]=&quot;Identifier&quot;;&quot;ID&quot;;IF([.I258]=&quot;Text&quot;;&quot;&quot;;[.I258]))));&quot; &quot;;&quot;&quot;);&quot;'&quot;;&quot;&quot;)" office:value-type="string" office:string-value="Delivery">
            <text:p>Delivery</text:p>
          </table:table-cell>
          <table:table-cell table:style-name="ce15" office:value-type="string">
            <text:p>Credit Note Line. Delivery</text:p>
          </table:table-cell>
          <table:table-cell table:style-name="ce8"/>
          <table:table-cell table:style-name="ce25" office:value-type="string">
            <text:p>Credit Note Line</text:p>
          </table:table-cell>
          <table:table-cell table:number-columns-repeated="2" table:style-name="ce8"/>
          <table:table-cell table:style-name="ce8"/>
          <table:table-cell table:style-name="ce8" table:formula="oooc:=[.M258]" office:value-type="string" office:string-value="Delivery">
            <text:p>Delivery</text:p>
          </table:table-cell>
          <table:table-cell table:style-name="ce8" table:formula="oooc:=[.M258]" office:value-type="string" office:string-value="Delivery">
            <text:p>Delivery</text:p>
          </table:table-cell>
          <table:table-cell table:style-name="ce8" table:number-columns-repeated="3"/>
          <table:table-cell table:style-name="ce12" office:value-type="string">
            <text:p>Delivery</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Delivery.</text:p>
          </table:table-cell>
          <table:table-cell table:style-name="ce73" table:number-columns-repeated="2"/>
          <table:table-cell table:style-name="ce103" office:value-type="string">
            <text:p>2.0</text:p>
          </table:table-cell>
          <table:table-cell table:style-name="ce87"/>
          <table:table-cell table:style-name="ce33"/>
          <table:table-cell table:style-name="ce27" office:value-type="string">
            <text:p>Procurement</text:p>
          </table:table-cell>
          <table:table-cell table:style-name="ce27" table:number-columns-repeated="9"/>
          <table:table-cell table:style-name="ce7" table:number-columns-repeated="224"/>
        </table:table-row>
        <table:table-row table:style-name="ro2">
          <table:table-cell table:style-name="ce4" table:formula="oooc:=SUBSTITUTE(SUBSTITUTE(CONCATENATE(IF([.E259]=&quot;Universally Unique&quot;;&quot;UU&quot;;[.E259]);[.F259];IF([.H259]&lt;&gt;[.I259];[.H259];&quot;&quot;);CONCATENATE(IF([.I259]=&quot;Identifier&quot;;&quot;ID&quot;;IF([.I259]=&quot;Text&quot;;&quot;&quot;;[.I259]))));&quot; &quot;;&quot;&quot;);&quot;'&quot;;&quot;&quot;)" office:value-type="string" office:string-value="TaxTotal">
            <text:p>TaxTotal</text:p>
          </table:table-cell>
          <table:table-cell table:style-name="ce8" office:value-type="string">
            <text:p>Credit Note Line. Tax Total</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9]" office:value-type="string" office:string-value="Tax Total">
            <text:p>Tax Total</text:p>
          </table:table-cell>
          <table:table-cell table:style-name="ce8" table:formula="oooc:=[.M259]" office:value-type="string" office:string-value="Tax Total">
            <text:p>Tax Total</text:p>
          </table:table-cell>
          <table:table-cell table:style-name="ce8" table:number-columns-repeated="3"/>
          <table:table-cell table:style-name="ce12" office:value-type="string">
            <text:p>Tax Total</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Tax Total.</text:p>
          </table:table-cell>
          <table:table-cell table:style-name="ce68" table:number-columns-repeated="2"/>
          <table:table-cell table:style-name="ce10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260]=&quot;Universally Unique&quot;;&quot;UU&quot;;[.E260]);[.F260];IF([.H260]&lt;&gt;[.I260];[.H260];&quot;&quot;);CONCATENATE(IF([.I260]=&quot;Identifier&quot;;&quot;ID&quot;;IF([.I260]=&quot;Text&quot;;&quot;&quot;;[.I260]))));&quot; &quot;;&quot;&quot;);&quot;'&quot;;&quot;&quot;)" office:value-type="string" office:string-value="Item">
            <text:p>Item</text:p>
          </table:table-cell>
          <table:table-cell table:style-name="ce15" office:value-type="string">
            <text:p>Credit Note Line. Item</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60]" office:value-type="string" office:string-value="Item">
            <text:p>Item</text:p>
          </table:table-cell>
          <table:table-cell table:style-name="ce8" table:formula="oooc:=[.M260]" office:value-type="string" office:string-value="Item">
            <text:p>Item</text:p>
          </table:table-cell>
          <table:table-cell table:style-name="ce8" table:number-columns-repeated="3"/>
          <table:table-cell table:style-name="ce12" office:value-type="string">
            <text:p>Item</text:p>
          </table:table-cell>
          <table:table-cell table:style-name="ce8"/>
          <table:table-cell table:style-name="ce60" office:value-type="string">
            <text:p>0..1</text:p>
          </table:table-cell>
          <table:table-cell table:style-name="ce8" office:value-type="string">
            <text:p>ASBIE</text:p>
          </table:table-cell>
          <table:table-cell table:style-name="ce38" office:value-type="string">
            <text:p>An association to Item</text:p>
          </table:table-cell>
          <table:table-cell table:style-name="ce68" table:number-columns-repeated="2"/>
          <table:table-cell table:style-name="ce10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261]=&quot;Universally Unique&quot;;&quot;UU&quot;;[.E261]);[.F261];IF([.H261]&lt;&gt;[.I261];[.H261];&quot;&quot;);CONCATENATE(IF([.I261]=&quot;Identifier&quot;;&quot;ID&quot;;IF([.I261]=&quot;Text&quot;;&quot;&quot;;[.I261]))));&quot; &quot;;&quot;&quot;);&quot;'&quot;;&quot;&quot;)" office:value-type="string" office:string-value="Price">
            <text:p>Price</text:p>
          </table:table-cell>
          <table:table-cell table:style-name="ce15" office:value-type="string">
            <text:p>Credit Note Line. Pri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61]" office:value-type="string" office:string-value="Price">
            <text:p>Price</text:p>
          </table:table-cell>
          <table:table-cell table:style-name="ce8" table:formula="oooc:=[.M261]" office:value-type="string" office:string-value="Price">
            <text:p>Price</text:p>
          </table:table-cell>
          <table:table-cell table:style-name="ce8" table:number-columns-repeated="3"/>
          <table:table-cell table:style-name="ce29" office:value-type="string">
            <text:p>Price</text:p>
          </table:table-cell>
          <table:table-cell table:style-name="ce15" office:value-type="string">
            <text:p>Unit Price, Base Price</text:p>
          </table:table-cell>
          <table:table-cell table:style-name="ce57" office:value-type="string">
            <text:p>0..1</text:p>
          </table:table-cell>
          <table:table-cell table:style-name="ce8" office:value-type="string">
            <text:p>ASBIE</text:p>
          </table:table-cell>
          <table:table-cell table:style-name="ce25" office:value-type="string">
            <text:p>An association to Price.</text:p>
          </table:table-cell>
          <table:table-cell table:style-name="ce68" table:number-columns-repeated="2"/>
          <table:table-cell table:style-name="ce108" office:value-type="string">
            <text:p>2.0</text:p>
          </table:table-cell>
          <table:table-cell table:style-name="ce88"/>
          <table:table-cell table:style-name="ce57"/>
          <table:table-cell table:style-name="ce8" office:value-type="string">
            <text:p>Procurement</text:p>
          </table:table-cell>
          <table:table-cell table:style-name="ce8" table:number-columns-repeated="8"/>
          <table:table-cell table:style-name="ce15" office:value-type="string">
            <text:p>Changed from Baseprice</text:p>
          </table:table-cell>
          <table:table-cell table:style-name="ce34" table:number-columns-repeated="224"/>
        </table:table-row>
        <table:table-row table:style-name="ro2">
          <table:table-cell table:style-name="ce2" office:value-type="string">
            <text:p>CustomerParty</text:p>
          </table:table-cell>
          <table:table-cell table:style-name="ce2" office:value-type="string">
            <text:p>Customer Party. Details</text:p>
          </table:table-cell>
          <table:table-cell table:style-name="ce5"/>
          <table:table-cell table:style-name="ce5" office:value-type="string">
            <text:p>Customer Party</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the Customer Party.</text:p>
          </table:table-cell>
          <table:table-cell table:style-name="ce53" table:number-columns-repeated="2"/>
          <table:table-cell table:style-name="ce89" office:value-type="string">
            <text:p>1.0</text:p>
          </table:table-cell>
          <table:table-cell table:style-name="ce118"/>
          <table:table-cell table:style-name="ce2"/>
          <table:table-cell table:style-name="ce5" office:value-type="string">
            <text:p>Procurement</text:p>
          </table:table-cell>
          <table:table-cell table:style-name="ce5" table:number-columns-repeated="9"/>
          <table:table-cell table:style-name="ce7" table:number-columns-repeated="224"/>
        </table:table-row>
        <table:table-row table:style-name="ro3">
          <table:table-cell table:formula="oooc:=SUBSTITUTE(SUBSTITUTE(CONCATENATE(IF([.E263]=&quot;Universally Unique&quot;;&quot;UU&quot;;[.E263]);IF([.G263]&lt;&gt;[.I263];[.H263];[.F263]);CONCATENATE(IF([.I263]=&quot;Identifier&quot;;&quot;ID&quot;;IF([.I263]=&quot;Text&quot;;&quot;&quot;;[.I263]))));&quot; &quot;;&quot;&quot;);&quot;'&quot;;&quot;&quot;)" office:value-type="string" office:string-value="CustomerAssignedAccountID">
            <text:p>CustomerAssignedAccountID</text:p>
          </table:table-cell>
          <table:table-cell office:value-type="string">
            <text:p>Customer Party. Customer Assigned_ Account Identifier. Identifier</text:p>
          </table:table-cell>
          <table:table-cell table:style-name="ce7"/>
          <table:table-cell table:style-name="ce7" office:value-type="string">
            <text:p>Customer Party</text:p>
          </table:table-cell>
          <table:table-cell table:style-name="ce7" office:value-type="string">
            <text:p>Customer Assigned</text:p>
          </table:table-cell>
          <table:table-cell table:style-name="ce7" office:value-type="string">
            <text:p>Account</text:p>
          </table:table-cell>
          <table:table-cell table:style-name="ce7" office:value-type="string">
            <text:p>Identifier</text:p>
          </table:table-cell>
          <table:table-cell table:formula="oooc:=IF([.F263]&lt;&gt;&quot;&quot;;CONCATENATE([.F263];&quot; &quot;;[.G263]);[.G263])" office:value-type="string" office:string-value="Account Identifier">
            <text:p>Account Identifier</text:p>
          </table:table-cell>
          <table:table-cell table:style-name="ce7" office:value-type="string">
            <text:p>Identifier</text:p>
          </table:table-cell>
          <table:table-cell table:style-name="ce7"/>
          <table:table-cell table:formula="oooc:=IF([.J263]&lt;&gt;&quot;&quot;;CONCATENATE([.J263];&quot;_ &quot;;[.I263];&quot;. Type&quot;);CONCATENATE([.I263];&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4" office:value-type="string">
            <text:p>An identifier for the Customer's account, assigned by the Customer itself.</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264]=&quot;Universally Unique&quot;;&quot;UU&quot;;[.E264]);IF([.G264]&lt;&gt;[.I264];[.H264];[.F264]);CONCATENATE(IF([.I264]=&quot;Identifier&quot;;&quot;ID&quot;;IF([.I264]=&quot;Text&quot;;&quot;&quot;;[.I264]))));&quot; &quot;;&quot;&quot;);&quot;'&quot;;&quot;&quot;)" office:value-type="string" office:string-value="SupplierAssignedAccountID">
            <text:p>SupplierAssignedAccountID</text:p>
          </table:table-cell>
          <table:table-cell office:value-type="string">
            <text:p>Customer Party. Supplier Assigned_ Account Identifier. Identifier</text:p>
          </table:table-cell>
          <table:table-cell table:style-name="ce7"/>
          <table:table-cell table:style-name="ce7" office:value-type="string">
            <text:p>Customer Party</text:p>
          </table:table-cell>
          <table:table-cell table:style-name="ce7" office:value-type="string">
            <text:p>Supplier Assigned</text:p>
          </table:table-cell>
          <table:table-cell table:style-name="ce7" office:value-type="string">
            <text:p>Account</text:p>
          </table:table-cell>
          <table:table-cell table:style-name="ce7" office:value-type="string">
            <text:p>Identifier</text:p>
          </table:table-cell>
          <table:table-cell table:formula="oooc:=IF([.F264]&lt;&gt;&quot;&quot;;CONCATENATE([.F264];&quot; &quot;;[.G264]);[.G264])" office:value-type="string" office:string-value="Account Identifier">
            <text:p>Account Identifier</text:p>
          </table:table-cell>
          <table:table-cell table:style-name="ce7" office:value-type="string">
            <text:p>Identifier</text:p>
          </table:table-cell>
          <table:table-cell table:style-name="ce7"/>
          <table:table-cell table:formula="oooc:=IF([.J264]&lt;&gt;&quot;&quot;;CONCATENATE([.J264];&quot;_ &quot;;[.I264];&quot;. Type&quot;);CONCATENATE([.I264];&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4" office:value-type="string">
            <text:p>An identifier for the Customer's account, assigned by the Supplier.</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265]=&quot;Universally Unique&quot;;&quot;UU&quot;;[.E265]);IF([.G265]&lt;&gt;[.I265];[.H265];[.F265]);CONCATENATE(IF([.I265]=&quot;Identifier&quot;;&quot;ID&quot;;IF([.I265]=&quot;Text&quot;;&quot;&quot;;[.I265]))));&quot; &quot;;&quot;&quot;);&quot;'&quot;;&quot;&quot;)" office:value-type="string" office:string-value="AdditionalAccountID">
            <text:p>AdditionalAccountID</text:p>
          </table:table-cell>
          <table:table-cell office:value-type="string">
            <text:p>Customer Party. Additional_ Account Identifier. Identifier</text:p>
          </table:table-cell>
          <table:table-cell table:style-name="ce7"/>
          <table:table-cell table:style-name="ce7" office:value-type="string">
            <text:p>Customer Party</text:p>
          </table:table-cell>
          <table:table-cell table:style-name="ce7" office:value-type="string">
            <text:p>Additional</text:p>
          </table:table-cell>
          <table:table-cell table:style-name="ce7" office:value-type="string">
            <text:p>Account</text:p>
          </table:table-cell>
          <table:table-cell table:style-name="ce7" office:value-type="string">
            <text:p>Identifier</text:p>
          </table:table-cell>
          <table:table-cell table:formula="oooc:=IF([.F265]&lt;&gt;&quot;&quot;;CONCATENATE([.F265];&quot; &quot;;[.G265]);[.G265])" office:value-type="string" office:string-value="Account Identifier">
            <text:p>Account Identifier</text:p>
          </table:table-cell>
          <table:table-cell table:style-name="ce7" office:value-type="string">
            <text:p>Identifier</text:p>
          </table:table-cell>
          <table:table-cell table:style-name="ce7"/>
          <table:table-cell table:formula="oooc:=IF([.J265]&lt;&gt;&quot;&quot;;CONCATENATE([.J265];&quot;_ &quot;;[.I265];&quot;. Type&quot;);CONCATENATE([.I265];&quot;. Type&quot;))" office:value-type="string" office:string-value="Identifier. Type">
            <text:p>Identifier.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14" office:value-type="string">
            <text:p>An identifier for the Customer's account, assigned by a third party.</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4" table:formula="oooc:=SUBSTITUTE(SUBSTITUTE(CONCATENATE(IF([.E266]=&quot;Universally Unique&quot;;&quot;UU&quot;;[.E266]);[.F266];IF([.H266]&lt;&gt;[.I266];[.H266];&quot;&quot;);CONCATENATE(IF([.I266]=&quot;Identifier&quot;;&quot;ID&quot;;IF([.I266]=&quot;Text&quot;;&quot;&quot;;[.I266]))));&quot; &quot;;&quot;&quot;);&quot;'&quot;;&quot;&quot;)" office:value-type="string" office:string-value="Party">
            <text:p>Party</text:p>
          </table:table-cell>
          <table:table-cell table:style-name="ce8" office:value-type="string">
            <text:p>Customer Party. Party</text:p>
          </table:table-cell>
          <table:table-cell table:style-name="ce8"/>
          <table:table-cell table:style-name="ce15" office:value-type="string">
            <text:p>Customer Party</text:p>
          </table:table-cell>
          <table:table-cell table:number-columns-repeated="2" table:style-name="ce8"/>
          <table:table-cell table:style-name="ce8"/>
          <table:table-cell table:style-name="ce8" office:value-type="string">
            <text:p>Party</text:p>
          </table:table-cell>
          <table:table-cell table:style-name="ce33" office:value-type="string">
            <text:p>Party</text:p>
          </table:table-cell>
          <table:table-cell table:style-name="ce33"/>
          <table:table-cell table:style-name="ce8" table:number-columns-repeated="2"/>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Party.</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267]=&quot;Universally Unique&quot;;&quot;UU&quot;;[.E267]);[.F267];IF([.H267]&lt;&gt;[.I267];[.H267];&quot;&quot;);CONCATENATE(IF([.I267]=&quot;Identifier&quot;;&quot;ID&quot;;IF([.I267]=&quot;Text&quot;;&quot;&quot;;[.I267]))));&quot; &quot;;&quot;&quot;);&quot;'&quot;;&quot;&quot;)" office:value-type="string" office:string-value="DeliveryContact">
            <text:p>DeliveryContact</text:p>
          </table:table-cell>
          <table:table-cell table:style-name="ce15" office:value-type="string">
            <text:p>Customer Party. Delivery_ Contact. Contact</text:p>
          </table:table-cell>
          <table:table-cell table:style-name="ce27"/>
          <table:table-cell table:style-name="ce27" office:value-type="string">
            <text:p>Customer Party</text:p>
          </table:table-cell>
          <table:table-cell table:style-name="ce43" office:value-type="string">
            <text:p>Delivery</text:p>
          </table:table-cell>
          <table:table-cell table:style-name="ce27"/>
          <table:table-cell table:style-name="ce27"/>
          <table:table-cell table:style-name="ce8" table:formula="oooc:=[.M267]" office:value-type="string" office:string-value="Contact">
            <text:p>Contact</text:p>
          </table:table-cell>
          <table:table-cell table:style-name="ce8" table:formula="oooc:=[.M267]"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Delivery Contac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268]=&quot;Universally Unique&quot;;&quot;UU&quot;;[.E268]);[.F268];IF([.H268]&lt;&gt;[.I268];[.H268];&quot;&quot;);CONCATENATE(IF([.I268]=&quot;Identifier&quot;;&quot;ID&quot;;IF([.I268]=&quot;Text&quot;;&quot;&quot;;[.I268]))));&quot; &quot;;&quot;&quot;);&quot;'&quot;;&quot;&quot;)" office:value-type="string" office:string-value="AccountingContact">
            <text:p>AccountingContact</text:p>
          </table:table-cell>
          <table:table-cell table:style-name="ce15" office:value-type="string">
            <text:p>Customer Party. Accounting_ Contact. Contact</text:p>
          </table:table-cell>
          <table:table-cell table:style-name="ce27"/>
          <table:table-cell table:style-name="ce27" office:value-type="string">
            <text:p>Customer Party</text:p>
          </table:table-cell>
          <table:table-cell table:style-name="ce43" office:value-type="string">
            <text:p>Accounting</text:p>
          </table:table-cell>
          <table:table-cell table:style-name="ce27"/>
          <table:table-cell table:style-name="ce27"/>
          <table:table-cell table:style-name="ce8" table:formula="oooc:=[.M268]" office:value-type="string" office:string-value="Contact">
            <text:p>Contact</text:p>
          </table:table-cell>
          <table:table-cell table:style-name="ce8" table:formula="oooc:=[.M268]"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Accounting Contact (Customer).</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269]=&quot;Universally Unique&quot;;&quot;UU&quot;;[.E269]);[.F269];IF([.H269]&lt;&gt;[.I269];[.H269];&quot;&quot;);CONCATENATE(IF([.I269]=&quot;Identifier&quot;;&quot;ID&quot;;IF([.I269]=&quot;Text&quot;;&quot;&quot;;[.I269]))));&quot; &quot;;&quot;&quot;);&quot;'&quot;;&quot;&quot;)" office:value-type="string" office:string-value="BuyerContact">
            <text:p>BuyerContact</text:p>
          </table:table-cell>
          <table:table-cell table:style-name="ce15" office:value-type="string">
            <text:p>Customer Party. Buyer_ Contact. Contact</text:p>
          </table:table-cell>
          <table:table-cell table:style-name="ce27"/>
          <table:table-cell table:style-name="ce27" office:value-type="string">
            <text:p>Customer Party</text:p>
          </table:table-cell>
          <table:table-cell table:style-name="ce43" office:value-type="string">
            <text:p>Buyer</text:p>
          </table:table-cell>
          <table:table-cell table:style-name="ce27"/>
          <table:table-cell table:style-name="ce27"/>
          <table:table-cell table:style-name="ce8" table:formula="oooc:=[.M269]" office:value-type="string" office:string-value="Contact">
            <text:p>Contact</text:p>
          </table:table-cell>
          <table:table-cell table:style-name="ce8" table:formula="oooc:=[.M269]"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Buyer Contac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style-name="ce37" table:number-columns-repeated="224"/>
        </table:table-row>
        <table:table-row table:style-name="ro2">
          <table:table-cell table:style-name="ce5" office:value-type="string">
            <text:p>DebitNoteLine</text:p>
          </table:table-cell>
          <table:table-cell table:style-name="ce5" office:value-type="string">
            <text:p>Debit Note Line. Details</text:p>
          </table:table-cell>
          <table:table-cell table:style-name="ce5"/>
          <table:table-cell table:style-name="ce5" office:value-type="string">
            <text:p>Debit Note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Debit Note Line.</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4" table:number-columns-repeated="224"/>
        </table:table-row>
        <table:table-row table:style-name="ro2">
          <table:table-cell table:formula="oooc:=SUBSTITUTE(SUBSTITUTE(CONCATENATE(IF([.E271]=&quot;Universally Unique&quot;;&quot;UU&quot;;[.E271]);IF([.G271]&lt;&gt;[.I271];[.H271];[.F271]);CONCATENATE(IF([.I271]=&quot;Identifier&quot;;&quot;ID&quot;;IF([.I271]=&quot;Text&quot;;&quot;&quot;;[.I271]))));&quot; &quot;;&quot;&quot;);&quot;'&quot;;&quot;&quot;)" office:value-type="string" office:string-value="ID">
            <text:p>ID</text:p>
          </table:table-cell>
          <table:table-cell table:style-name="ce10" office:value-type="string">
            <text:p>Debit Note Line. Identifier</text:p>
          </table:table-cell>
          <table:table-cell table:style-name="ce7"/>
          <table:table-cell table:style-name="ce7" office:value-type="string">
            <text:p>Debit Note Line</text:p>
          </table:table-cell>
          <table:table-cell table:number-columns-repeated="2" table:style-name="ce7"/>
          <table:table-cell table:style-name="ce7" office:value-type="string">
            <text:p>Identifier</text:p>
          </table:table-cell>
          <table:table-cell table:formula="oooc:=IF([.F271]&lt;&gt;&quot;&quot;;CONCATENATE([.F271];&quot; &quot;;[.G271]);[.G271])" office:value-type="string" office:string-value="Identifier">
            <text:p>Identifier</text:p>
          </table:table-cell>
          <table:table-cell table:style-name="ce7" office:value-type="string">
            <text:p>Identifier</text:p>
          </table:table-cell>
          <table:table-cell table:style-name="ce7"/>
          <table:table-cell table:formula="oooc:=IF([.J271]&lt;&gt;&quot;&quot;;CONCATENATE([.J271];&quot;_ &quot;;[.I271];&quot;. Type&quot;);CONCATENATE([.I271];&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Identifies the Debit Note Line.</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style-name="ce7" office:value-type="string">
            <text:p>UUID</text:p>
          </table:table-cell>
          <table:table-cell table:style-name="ce24" office:value-type="string">
            <text:p>Debit Note Line. UUID. Identifier</text:p>
          </table:table-cell>
          <table:table-cell/>
          <table:table-cell office:value-type="string">
            <text:p>Debit Note Line</text:p>
          </table:table-cell>
          <table:table-cell/>
          <table:table-cell/>
          <table:table-cell table:style-name="ce6" office:value-type="string">
            <text:p>UUID</text:p>
          </table:table-cell>
          <table:table-cell table:formula="oooc:=IF([.F272]&lt;&gt;&quot;&quot;;CONCATENATE([.F272];&quot; &quot;;[.G272]);[.G272])" office:value-type="string" office:string-value="UUID">
            <text:p>UUID</text:p>
          </table:table-cell>
          <table:table-cell office:value-type="string">
            <text:p>Identifier</text:p>
          </table:table-cell>
          <table:table-cell/>
          <table:table-cell table:formula="oooc:=IF([.J272]&lt;&gt;&quot;&quot;;CONCATENATE([.J272];&quot;_ &quot;;[.I272];&quot;. Type&quot;);CONCATENATE([.I2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106"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273]=&quot;Universally Unique&quot;;&quot;UU&quot;;[.E273]);IF([.G273]&lt;&gt;[.I273];[.H273];[.F273]);CONCATENATE(IF([.I273]=&quot;Identifier&quot;;&quot;ID&quot;;IF([.I273]=&quot;Text&quot;;&quot;&quot;;[.I273]))));&quot; &quot;;&quot;&quot;);&quot;'&quot;;&quot;&quot;)" office:value-type="string" office:string-value="Note">
            <text:p>Note</text:p>
          </table:table-cell>
          <table:table-cell office:value-type="string">
            <text:p>Debit Note Line. Note. Text</text:p>
          </table:table-cell>
          <table:table-cell table:style-name="ce7"/>
          <table:table-cell table:style-name="ce7" office:value-type="string">
            <text:p>Debit Note Line</text:p>
          </table:table-cell>
          <table:table-cell table:number-columns-repeated="2" table:style-name="ce7"/>
          <table:table-cell table:style-name="ce7" office:value-type="string">
            <text:p>Note</text:p>
          </table:table-cell>
          <table:table-cell table:formula="oooc:=IF([.F273]&lt;&gt;&quot;&quot;;CONCATENATE([.F273];&quot; &quot;;[.G273]);[.G273])" office:value-type="string" office:string-value="Note">
            <text:p>Note</text:p>
          </table:table-cell>
          <table:table-cell table:style-name="ce7" office:value-type="string">
            <text:p>Text</text:p>
          </table:table-cell>
          <table:table-cell table:style-name="ce7"/>
          <table:table-cell table:formula="oooc:=IF([.J273]&lt;&gt;&quot;&quot;;CONCATENATE([.J273];&quot;_ &quot;;[.I273];&quot;. Type&quot;);CONCATENATE([.I273];&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Debit Note Line. This element may contain notes or any other similar information that is not contained explicitly in another structure.</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274]=&quot;Universally Unique&quot;;&quot;UU&quot;;[.E274]);IF([.G274]&lt;&gt;[.I274];[.H274];[.F274]);CONCATENATE(IF([.I274]=&quot;Identifier&quot;;&quot;ID&quot;;IF([.I274]=&quot;Text&quot;;&quot;&quot;;[.I274]))));&quot; &quot;;&quot;&quot;);&quot;'&quot;;&quot;&quot;)" office:value-type="string" office:string-value="DebitedQuantity">
            <text:p>DebitedQuantity</text:p>
          </table:table-cell>
          <table:table-cell table:style-name="ce10" office:value-type="string">
            <text:p>Debit Note Line. Debited_ Quantity. Quantity</text:p>
          </table:table-cell>
          <table:table-cell table:style-name="ce7"/>
          <table:table-cell table:style-name="ce7" office:value-type="string">
            <text:p>Debit Note Line</text:p>
          </table:table-cell>
          <table:table-cell table:style-name="ce26" office:value-type="string">
            <text:p>Debited</text:p>
          </table:table-cell>
          <table:table-cell table:style-name="ce7"/>
          <table:table-cell table:style-name="ce7" office:value-type="string">
            <text:p>Quantity</text:p>
          </table:table-cell>
          <table:table-cell table:formula="oooc:=IF([.F274]&lt;&gt;&quot;&quot;;CONCATENATE([.F274];&quot; &quot;;[.G274]);[.G274])" office:value-type="string" office:string-value="Quantity">
            <text:p>Quantity</text:p>
          </table:table-cell>
          <table:table-cell table:style-name="ce7" office:value-type="string">
            <text:p>Quantity</text:p>
          </table:table-cell>
          <table:table-cell table:style-name="ce7"/>
          <table:table-cell table:formula="oooc:=IF([.J274]&lt;&gt;&quot;&quot;;CONCATENATE([.J274];&quot;_ &quot;;[.I274];&quot;. Type&quot;);CONCATENATE([.I274];&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quantity of Items debited.</text:p>
          </table:table-cell>
          <table:table-cell table:number-columns-repeated="2"/>
          <table:table-cell table:style-name="ce105" office:value-type="string">
            <text:p>1.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275]=&quot;Universally Unique&quot;;&quot;UU&quot;;[.E275]);IF([.G275]&lt;&gt;[.I275];[.H275];[.F275]);CONCATENATE(IF([.I275]=&quot;Identifier&quot;;&quot;ID&quot;;IF([.I275]=&quot;Text&quot;;&quot;&quot;;[.I275]))));&quot; &quot;;&quot;&quot;);&quot;'&quot;;&quot;&quot;)" office:value-type="string" office:string-value="LineExtensionAmount">
            <text:p>LineExtensionAmount</text:p>
          </table:table-cell>
          <table:table-cell office:value-type="string">
            <text:p>Debit Note Line. Line Extension Amount. Amount</text:p>
          </table:table-cell>
          <table:table-cell table:style-name="ce7"/>
          <table:table-cell table:style-name="ce7" office:value-type="string">
            <text:p>Debit Note Line</text:p>
          </table:table-cell>
          <table:table-cell table:style-name="ce7"/>
          <table:table-cell table:style-name="ce7" office:value-type="string">
            <text:p>Line Extension</text:p>
          </table:table-cell>
          <table:table-cell table:style-name="ce7" office:value-type="string">
            <text:p>Amount</text:p>
          </table:table-cell>
          <table:table-cell table:formula="oooc:=IF([.F275]&lt;&gt;&quot;&quot;;CONCATENATE([.F275];&quot; &quot;;[.G275]);[.G275])" office:value-type="string" office:string-value="Line Extension Amount">
            <text:p>Line Extension Amount</text:p>
          </table:table-cell>
          <table:table-cell table:style-name="ce7" office:value-type="string">
            <text:p>Amount</text:p>
          </table:table-cell>
          <table:table-cell/>
          <table:table-cell table:formula="oooc:=IF([.J275]&lt;&gt;&quot;&quot;;CONCATENATE([.J275];&quot;_ &quot;;[.I275];&quot;. Type&quot;);CONCATENATE([.I275];&quot;. Type&quot;))" office:value-type="string" office:string-value="Amount. Type">
            <text:p>Amount.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The total amount for the Debit Note Line, including Allowance Charges but net of taxes.</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276]=&quot;Universally Unique&quot;;&quot;UU&quot;;[.E276]);IF([.G276]&lt;&gt;[.I276];[.H276];[.F276]);CONCATENATE(IF([.I276]=&quot;Identifier&quot;;&quot;ID&quot;;IF([.I276]=&quot;Text&quot;;&quot;&quot;;[.I276]))));&quot; &quot;;&quot;&quot;);&quot;'&quot;;&quot;&quot;)" office:value-type="string" office:string-value="TaxPointDate">
            <text:p>TaxPointDate</text:p>
          </table:table-cell>
          <table:table-cell office:value-type="string">
            <text:p>Debit Note Line. Tax Point Date. Date</text:p>
          </table:table-cell>
          <table:table-cell table:style-name="ce7"/>
          <table:table-cell table:style-name="ce7" office:value-type="string">
            <text:p>Debit Note Line</text:p>
          </table:table-cell>
          <table:table-cell/>
          <table:table-cell office:value-type="string">
            <text:p>Tax Point</text:p>
          </table:table-cell>
          <table:table-cell office:value-type="string">
            <text:p>Date</text:p>
          </table:table-cell>
          <table:table-cell table:formula="oooc:=IF([.F276]&lt;&gt;&quot;&quot;;CONCATENATE([.F276];&quot; &quot;;[.G276]);[.G276])" office:value-type="string" office:string-value="Tax Point Date">
            <text:p>Tax Point Date</text:p>
          </table:table-cell>
          <table:table-cell office:value-type="string">
            <text:p>Date</text:p>
          </table:table-cell>
          <table:table-cell/>
          <table:table-cell table:formula="oooc:=IF([.J276]&lt;&gt;&quot;&quot;;CONCATENATE([.J276];&quot;_ &quot;;[.I276];&quot;. Type&quot;);CONCATENATE([.I27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Debit Note Line, used to indicate the point at which tax becomes applicable.</text:p>
          </table:table-cell>
          <table:table-cell table:number-columns-repeated="2"/>
          <table:table-cell table:style-name="ce106" office:value-type="string">
            <text:p>2.0</text:p>
          </table:table-cell>
          <table:table-cell/>
          <table:table-cell table:style-name="ce7"/>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277]=&quot;Universally Unique&quot;;&quot;UU&quot;;[.E277]);IF([.G277]&lt;&gt;[.I277];[.H277];[.F277]);CONCATENATE(IF([.I277]=&quot;Identifier&quot;;&quot;ID&quot;;IF([.I277]=&quot;Text&quot;;&quot;&quot;;[.I277]))));&quot; &quot;;&quot;&quot;);&quot;'&quot;;&quot;&quot;)" office:value-type="string" office:string-value="AccountingCostCode">
            <text:p>AccountingCostCode</text:p>
          </table:table-cell>
          <table:table-cell table:style-name="ce10" office:value-type="string">
            <text:p>Debit Note Line. Accounting Cost Code. Code</text:p>
          </table:table-cell>
          <table:table-cell/>
          <table:table-cell office:value-type="string">
            <text:p>Debit Note Line</text:p>
          </table:table-cell>
          <table:table-cell table:style-name="ce6"/>
          <table:table-cell table:style-name="ce6" office:value-type="string">
            <text:p>Accounting Cost</text:p>
          </table:table-cell>
          <table:table-cell office:value-type="string">
            <text:p>Code</text:p>
          </table:table-cell>
          <table:table-cell table:formula="oooc:=IF([.F277]&lt;&gt;&quot;&quot;;CONCATENATE([.F277];&quot; &quot;;[.G277]);[.G277])" office:value-type="string" office:string-value="Accounting Cost Code">
            <text:p>Accounting Cost Code</text:p>
          </table:table-cell>
          <table:table-cell office:value-type="string">
            <text:p>Code</text:p>
          </table:table-cell>
          <table:table-cell/>
          <table:table-cell table:formula="oooc:=IF([.J277]&lt;&gt;&quot;&quot;;CONCATENATE([.J277];&quot;_ &quot;;[.I277];&quot;. Type&quot;);CONCATENATE([.I2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Debit Note Line.</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278]=&quot;Universally Unique&quot;;&quot;UU&quot;;[.E278]);IF([.G278]&lt;&gt;[.I278];[.H278];[.F278]);CONCATENATE(IF([.I278]=&quot;Identifier&quot;;&quot;ID&quot;;IF([.I278]=&quot;Text&quot;;&quot;&quot;;[.I278]))));&quot; &quot;;&quot;&quot;);&quot;'&quot;;&quot;&quot;)" office:value-type="string" office:string-value="AccountingCost">
            <text:p>AccountingCost</text:p>
          </table:table-cell>
          <table:table-cell table:style-name="ce10" office:value-type="string">
            <text:p>Debit Note Line. Accounting Cost. Text</text:p>
          </table:table-cell>
          <table:table-cell/>
          <table:table-cell table:style-name="ce6" office:value-type="string">
            <text:p>Debit Note Line</text:p>
          </table:table-cell>
          <table:table-cell table:number-columns-repeated="2" table:style-name="ce6"/>
          <table:table-cell table:style-name="ce6" office:value-type="string">
            <text:p>Accounting Cost</text:p>
          </table:table-cell>
          <table:table-cell table:formula="oooc:=IF([.F278]&lt;&gt;&quot;&quot;;CONCATENATE([.F278];&quot; &quot;;[.G278]);[.G278])" office:value-type="string" office:string-value="Accounting Cost">
            <text:p>Accounting Cost</text:p>
          </table:table-cell>
          <table:table-cell table:style-name="ce6" office:value-type="string">
            <text:p>Text</text:p>
          </table:table-cell>
          <table:table-cell/>
          <table:table-cell table:formula="oooc:=IF([.J278]&lt;&gt;&quot;&quot;;CONCATENATE([.J278];&quot;_ &quot;;[.I278];&quot;. Type&quot;);CONCATENATE([.I27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The buyer's accounting code applied to the Debit Note Line, expressed as text.</text:p>
          </table:table-cell>
          <table:table-cell table:number-columns-repeated="2"/>
          <table:table-cell table:style-name="ce105"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4" table:formula="oooc:=SUBSTITUTE(SUBSTITUTE(CONCATENATE(IF([.E279]=&quot;Universally Unique&quot;;&quot;UU&quot;;[.E279]);[.F279];IF([.H279]&lt;&gt;[.I279];[.H279];&quot;&quot;);CONCATENATE(IF([.I279]=&quot;Identifier&quot;;&quot;ID&quot;;IF([.I279]=&quot;Text&quot;;&quot;&quot;;[.I279]))));&quot; &quot;;&quot;&quot;);&quot;'&quot;;&quot;&quot;)" office:value-type="string" office:string-value="DiscrepancyResponse">
            <text:p>DiscrepancyResponse</text:p>
          </table:table-cell>
          <table:table-cell table:style-name="ce15" office:value-type="string">
            <text:p>Debit Note Line. Discrepancy_ Response</text:p>
          </table:table-cell>
          <table:table-cell table:style-name="ce27"/>
          <table:table-cell table:style-name="ce8" office:value-type="string">
            <text:p>Debit Note Line</text:p>
          </table:table-cell>
          <table:table-cell table:style-name="ce27" office:value-type="string">
            <text:p>Discrepancy</text:p>
          </table:table-cell>
          <table:table-cell table:style-name="ce27"/>
          <table:table-cell table:style-name="ce27"/>
          <table:table-cell table:style-name="ce8" table:formula="oooc:=[.M279]" office:value-type="string" office:string-value="Response">
            <text:p>Response</text:p>
          </table:table-cell>
          <table:table-cell table:style-name="ce8" table:formula="oooc:=[.M279]" office:value-type="string" office:string-value="Response">
            <text:p>Response</text:p>
          </table:table-cell>
          <table:table-cell table:style-name="ce8"/>
          <table:table-cell table:style-name="ce27" table:number-columns-repeated="2"/>
          <table:table-cell table:style-name="ce38" office:value-type="string">
            <text:p>Response</text:p>
          </table:table-cell>
          <table:table-cell table:style-name="ce27"/>
          <table:table-cell table:style-name="ce33" office:value-type="string">
            <text:p>0..n</text:p>
          </table:table-cell>
          <table:table-cell table:style-name="ce27" office:value-type="string">
            <text:p>ASBIE</text:p>
          </table:table-cell>
          <table:table-cell table:style-name="ce25" office:value-type="string">
            <text:p>An association to Discrepancy Response; the reason for the Debit.</text:p>
          </table:table-cell>
          <table:table-cell table:style-name="ce73" table:number-columns-repeated="2"/>
          <table:table-cell table:style-name="ce107" office:value-type="string">
            <text:p>2.0</text:p>
          </table:table-cell>
          <table:table-cell table:style-name="ce73" table:number-columns-repeated="2"/>
          <table:table-cell table:style-name="ce27" office:value-type="string">
            <text:p>Procurement</text:p>
          </table:table-cell>
          <table:table-cell table:style-name="ce73" table:number-columns-repeated="9"/>
          <table:table-cell table:style-name="ce37" table:number-columns-repeated="224"/>
        </table:table-row>
        <table:table-row table:style-name="ro2">
          <table:table-cell table:style-name="ce4" table:formula="oooc:=SUBSTITUTE(SUBSTITUTE(CONCATENATE(IF([.E280]=&quot;Universally Unique&quot;;&quot;UU&quot;;[.E280]);[.F280];IF([.H280]&lt;&gt;[.I280];[.H280];&quot;&quot;);CONCATENATE(IF([.I280]=&quot;Identifier&quot;;&quot;ID&quot;;IF([.I280]=&quot;Text&quot;;&quot;&quot;;[.I280]))));&quot; &quot;;&quot;&quot;);&quot;'&quot;;&quot;&quot;)" office:value-type="string" office:string-value="DespatchLineReference">
            <text:p>DespatchLineReference</text:p>
          </table:table-cell>
          <table:table-cell table:style-name="ce15" office:value-type="string">
            <text:p>Debit Note. Despatch_ Line Reference. Line Reference</text:p>
          </table:table-cell>
          <table:table-cell table:style-name="ce8"/>
          <table:table-cell table:style-name="ce8" office:value-type="string">
            <text:p>Debit Note Line</text:p>
          </table:table-cell>
          <table:table-cell table:style-name="ce8" office:value-type="string">
            <text:p>Despatch</text:p>
          </table:table-cell>
          <table:table-cell table:style-name="ce8"/>
          <table:table-cell table:style-name="ce8"/>
          <table:table-cell table:style-name="ce8" table:formula="oooc:=[.M280]" office:value-type="string" office:string-value="Line Reference">
            <text:p>Line Reference</text:p>
          </table:table-cell>
          <table:table-cell table:style-name="ce8" table:formula="oooc:=[.M280]" office:value-type="string" office:string-value="Line Reference">
            <text:p>Line Reference</text:p>
          </table:table-cell>
          <table:table-cell table:style-name="ce8" table:number-columns-repeated="3"/>
          <table:table-cell table:style-name="ce12" office:value-type="string">
            <text:p>Line Reference</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ve reference to Despatch Line.</text:p>
          </table:table-cell>
          <table:table-cell table:style-name="ce68" table:number-columns-repeated="2"/>
          <table:table-cell table:style-name="ce108"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4" table:formula="oooc:=SUBSTITUTE(SUBSTITUTE(CONCATENATE(IF([.E281]=&quot;Universally Unique&quot;;&quot;UU&quot;;[.E281]);[.F281];IF([.H281]&lt;&gt;[.I281];[.H281];&quot;&quot;);CONCATENATE(IF([.I281]=&quot;Identifier&quot;;&quot;ID&quot;;IF([.I281]=&quot;Text&quot;;&quot;&quot;;[.I281]))));&quot; &quot;;&quot;&quot;);&quot;'&quot;;&quot;&quot;)" office:value-type="string" office:string-value="ReceiptLineReference">
            <text:p>ReceiptLineReference</text:p>
          </table:table-cell>
          <table:table-cell table:style-name="ce15" office:value-type="string">
            <text:p>Debit Note. Receipt_ Line Reference. Line Reference</text:p>
          </table:table-cell>
          <table:table-cell table:style-name="ce8"/>
          <table:table-cell table:style-name="ce8" office:value-type="string">
            <text:p>Debit Note Line</text:p>
          </table:table-cell>
          <table:table-cell table:style-name="ce8" office:value-type="string">
            <text:p>Receipt</text:p>
          </table:table-cell>
          <table:table-cell table:style-name="ce8"/>
          <table:table-cell table:style-name="ce8"/>
          <table:table-cell table:style-name="ce8" table:formula="oooc:=[.M281]" office:value-type="string" office:string-value="Line Reference">
            <text:p>Line Reference</text:p>
          </table:table-cell>
          <table:table-cell table:style-name="ce8" table:formula="oooc:=[.M281]" office:value-type="string" office:string-value="Line Reference">
            <text:p>Line Reference</text:p>
          </table:table-cell>
          <table:table-cell table:style-name="ce8" table:number-columns-repeated="3"/>
          <table:table-cell table:style-name="ce12" office:value-type="string">
            <text:p>Line Reference</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ve reference to Receipt Line.</text:p>
          </table:table-cell>
          <table:table-cell table:style-name="ce68" table:number-columns-repeated="2"/>
          <table:table-cell table:style-name="ce108"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282]=&quot;Universally Unique&quot;;&quot;UU&quot;;[.E282]);[.F282];IF([.H282]&lt;&gt;[.I282];[.H282];&quot;&quot;);CONCATENATE(IF([.I282]=&quot;Identifier&quot;;&quot;ID&quot;;IF([.I282]=&quot;Text&quot;;&quot;&quot;;[.I282]))));&quot; &quot;;&quot;&quot;);&quot;'&quot;;&quot;&quot;)" office:value-type="string" office:string-value="BillingReference">
            <text:p>BillingReference</text:p>
          </table:table-cell>
          <table:table-cell table:style-name="ce15" office:value-type="string">
            <text:p>Debit Note Line. Billing Referen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2]" office:value-type="string" office:string-value="Billing Reference">
            <text:p>Billing Reference</text:p>
          </table:table-cell>
          <table:table-cell table:style-name="ce8" table:formula="oooc:=[.M282]" office:value-type="string" office:string-value="Billing Reference">
            <text:p>Billing Reference</text:p>
          </table:table-cell>
          <table:table-cell table:style-name="ce8" table:number-columns-repeated="3"/>
          <table:table-cell table:style-name="ce29" office:value-type="string">
            <text:p>Billing Reference</text:p>
          </table:table-cell>
          <table:table-cell table:style-name="ce8"/>
          <table:table-cell table:style-name="ce60" office:value-type="string">
            <text:p>0..n</text:p>
          </table:table-cell>
          <table:table-cell table:style-name="ce8" office:value-type="string">
            <text:p>ASBIE</text:p>
          </table:table-cell>
          <table:table-cell table:style-name="ce25" office:value-type="string">
            <text:p>An association to Billing Reference.</text:p>
          </table:table-cell>
          <table:table-cell table:style-name="ce68" table:number-columns-repeated="2"/>
          <table:table-cell table:style-name="ce10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283]=&quot;Universally Unique&quot;;&quot;UU&quot;;[.E283]);[.F283];IF([.H283]&lt;&gt;[.I283];[.H283];&quot;&quot;);CONCATENATE(IF([.I283]=&quot;Identifier&quot;;&quot;ID&quot;;IF([.I283]=&quot;Text&quot;;&quot;&quot;;[.I283]))));&quot; &quot;;&quot;&quot;);&quot;'&quot;;&quot;&quot;)" office:value-type="string" office:string-value="DocumentReference">
            <text:p>DocumentReference</text:p>
          </table:table-cell>
          <table:table-cell table:style-name="ce15" office:value-type="string">
            <text:p>Debit Note Line. Document Reference</text:p>
          </table:table-cell>
          <table:table-cell table:style-name="ce25"/>
          <table:table-cell table:style-name="ce25" office:value-type="string">
            <text:p>Debit Note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09" office:value-type="string">
            <text:p>2.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3">
          <table:table-cell table:style-name="ce4" table:formula="oooc:=SUBSTITUTE(SUBSTITUTE(CONCATENATE(IF([.E284]=&quot;Universally Unique&quot;;&quot;UU&quot;;[.E284]);[.F284];IF([.H284]&lt;&gt;[.I284];[.H284];&quot;&quot;);CONCATENATE(IF([.I284]=&quot;Identifier&quot;;&quot;ID&quot;;IF([.I284]=&quot;Text&quot;;&quot;&quot;;[.I284]))));&quot; &quot;;&quot;&quot;);&quot;'&quot;;&quot;&quot;)" office:value-type="string" office:string-value="PricingReference">
            <text:p>PricingReference</text:p>
          </table:table-cell>
          <table:table-cell table:style-name="ce15" office:value-type="string">
            <text:p>Debit Note Line. Pricing Referen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4]" office:value-type="string" office:string-value="Pricing Reference">
            <text:p>Pricing Reference</text:p>
          </table:table-cell>
          <table:table-cell table:style-name="ce8" table:formula="oooc:=[.M284]" office:value-type="string" office:string-value="Pricing Reference">
            <text:p>Pricing Reference</text:p>
          </table:table-cell>
          <table:table-cell table:style-name="ce8" table:number-columns-repeated="3"/>
          <table:table-cell table:style-name="ce29" office:value-type="string">
            <text:p>Pricing Reference</text:p>
          </table:table-cell>
          <table:table-cell table:style-name="ce8"/>
          <table:table-cell table:style-name="ce60" office:value-type="string">
            <text:p>0..1</text:p>
          </table:table-cell>
          <table:table-cell table:style-name="ce8" office:value-type="string">
            <text:p>ASBIE</text:p>
          </table:table-cell>
          <table:table-cell table:style-name="ce25" office:value-type="string">
            <text:p>An association to Pricing Reference.</text:p>
          </table:table-cell>
          <table:table-cell table:style-name="ce68" table:number-columns-repeated="2"/>
          <table:table-cell table:style-name="ce10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4" table:formula="oooc:=SUBSTITUTE(SUBSTITUTE(CONCATENATE(IF([.E285]=&quot;Universally Unique&quot;;&quot;UU&quot;;[.E285]);[.F285];IF([.H285]&lt;&gt;[.I285];[.H285];&quot;&quot;);CONCATENATE(IF([.I285]=&quot;Identifier&quot;;&quot;ID&quot;;IF([.I285]=&quot;Text&quot;;&quot;&quot;;[.I285]))));&quot; &quot;;&quot;&quot;);&quot;'&quot;;&quot;&quot;)" office:value-type="string" office:string-value="Delivery">
            <text:p>Delivery</text:p>
          </table:table-cell>
          <table:table-cell table:style-name="ce15" office:value-type="string">
            <text:p>Debit Note Line. Delivery</text:p>
          </table:table-cell>
          <table:table-cell table:style-name="ce8"/>
          <table:table-cell table:style-name="ce25" office:value-type="string">
            <text:p>Debit Note Line</text:p>
          </table:table-cell>
          <table:table-cell table:number-columns-repeated="2" table:style-name="ce8"/>
          <table:table-cell table:style-name="ce8"/>
          <table:table-cell table:style-name="ce8" table:formula="oooc:=[.M285]" office:value-type="string" office:string-value="Delivery">
            <text:p>Delivery</text:p>
          </table:table-cell>
          <table:table-cell table:style-name="ce8" table:formula="oooc:=[.M285]" office:value-type="string" office:string-value="Delivery">
            <text:p>Delivery</text:p>
          </table:table-cell>
          <table:table-cell table:style-name="ce8" table:number-columns-repeated="3"/>
          <table:table-cell table:style-name="ce12" office:value-type="string">
            <text:p>Delivery</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Delivery.</text:p>
          </table:table-cell>
          <table:table-cell table:style-name="ce73" table:number-columns-repeated="2"/>
          <table:table-cell table:style-name="ce103" office:value-type="string">
            <text:p>2.0</text:p>
          </table:table-cell>
          <table:table-cell table:style-name="ce87"/>
          <table:table-cell table:style-name="ce33"/>
          <table:table-cell table:style-name="ce27" office:value-type="string">
            <text:p>Procurement</text:p>
          </table:table-cell>
          <table:table-cell table:style-name="ce27" table:number-columns-repeated="9"/>
          <table:table-cell table:style-name="ce7" table:number-columns-repeated="224"/>
        </table:table-row>
        <table:table-row table:style-name="ro2">
          <table:table-cell table:style-name="ce4" table:formula="oooc:=SUBSTITUTE(SUBSTITUTE(CONCATENATE(IF([.E286]=&quot;Universally Unique&quot;;&quot;UU&quot;;[.E286]);[.F286];IF([.H286]&lt;&gt;[.I286];[.H286];&quot;&quot;);CONCATENATE(IF([.I286]=&quot;Identifier&quot;;&quot;ID&quot;;IF([.I286]=&quot;Text&quot;;&quot;&quot;;[.I286]))));&quot; &quot;;&quot;&quot;);&quot;'&quot;;&quot;&quot;)" office:value-type="string" office:string-value="TaxTotal">
            <text:p>TaxTotal</text:p>
          </table:table-cell>
          <table:table-cell table:style-name="ce8" office:value-type="string">
            <text:p>Debit Note Line. Tax Total</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6]" office:value-type="string" office:string-value="Tax Total">
            <text:p>Tax Total</text:p>
          </table:table-cell>
          <table:table-cell table:style-name="ce8" table:formula="oooc:=[.M286]" office:value-type="string" office:string-value="Tax Total">
            <text:p>Tax Total</text:p>
          </table:table-cell>
          <table:table-cell table:style-name="ce8" table:number-columns-repeated="3"/>
          <table:table-cell table:style-name="ce12" office:value-type="string">
            <text:p>Tax Total</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Tax Total.</text:p>
          </table:table-cell>
          <table:table-cell table:style-name="ce68" table:number-columns-repeated="2"/>
          <table:table-cell table:style-name="ce10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287]=&quot;Universally Unique&quot;;&quot;UU&quot;;[.E287]);[.F287];IF([.H287]&lt;&gt;[.I287];[.H287];&quot;&quot;);CONCATENATE(IF([.I287]=&quot;Identifier&quot;;&quot;ID&quot;;IF([.I287]=&quot;Text&quot;;&quot;&quot;;[.I287]))));&quot; &quot;;&quot;&quot;);&quot;'&quot;;&quot;&quot;)" office:value-type="string" office:string-value="Item">
            <text:p>Item</text:p>
          </table:table-cell>
          <table:table-cell table:style-name="ce15" office:value-type="string">
            <text:p>Debit Note Line. Item</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7]" office:value-type="string" office:string-value="Item">
            <text:p>Item</text:p>
          </table:table-cell>
          <table:table-cell table:style-name="ce8" table:formula="oooc:=[.M287]" office:value-type="string" office:string-value="Item">
            <text:p>Item</text:p>
          </table:table-cell>
          <table:table-cell table:style-name="ce8" table:number-columns-repeated="3"/>
          <table:table-cell table:style-name="ce12" office:value-type="string">
            <text:p>Item</text:p>
          </table:table-cell>
          <table:table-cell table:style-name="ce8"/>
          <table:table-cell table:style-name="ce60" office:value-type="string">
            <text:p>0..1</text:p>
          </table:table-cell>
          <table:table-cell table:style-name="ce8" office:value-type="string">
            <text:p>ASBIE</text:p>
          </table:table-cell>
          <table:table-cell table:style-name="ce38" office:value-type="string">
            <text:p>An association to Item</text:p>
          </table:table-cell>
          <table:table-cell table:style-name="ce68" table:number-columns-repeated="2"/>
          <table:table-cell table:style-name="ce10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288]=&quot;Universally Unique&quot;;&quot;UU&quot;;[.E288]);[.F288];IF([.H288]&lt;&gt;[.I288];[.H288];&quot;&quot;);CONCATENATE(IF([.I288]=&quot;Identifier&quot;;&quot;ID&quot;;IF([.I288]=&quot;Text&quot;;&quot;&quot;;[.I288]))));&quot; &quot;;&quot;&quot;);&quot;'&quot;;&quot;&quot;)" office:value-type="string" office:string-value="Price">
            <text:p>Price</text:p>
          </table:table-cell>
          <table:table-cell table:style-name="ce15" office:value-type="string">
            <text:p>Debit Note Line. Pri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8]" office:value-type="string" office:string-value="Price">
            <text:p>Price</text:p>
          </table:table-cell>
          <table:table-cell table:style-name="ce8" table:formula="oooc:=[.M288]" office:value-type="string" office:string-value="Price">
            <text:p>Price</text:p>
          </table:table-cell>
          <table:table-cell table:style-name="ce8" table:number-columns-repeated="3"/>
          <table:table-cell table:style-name="ce29" office:value-type="string">
            <text:p>Price</text:p>
          </table:table-cell>
          <table:table-cell table:style-name="ce15" office:value-type="string">
            <text:p>Unit Price, Base Price</text:p>
          </table:table-cell>
          <table:table-cell table:style-name="ce57" office:value-type="string">
            <text:p>0..1</text:p>
          </table:table-cell>
          <table:table-cell table:style-name="ce8" office:value-type="string">
            <text:p>ASBIE</text:p>
          </table:table-cell>
          <table:table-cell table:style-name="ce25" office:value-type="string">
            <text:p>An association to Price.</text:p>
          </table:table-cell>
          <table:table-cell table:style-name="ce68" table:number-columns-repeated="2"/>
          <table:table-cell table:style-name="ce108" office:value-type="string">
            <text:p>2.0</text:p>
          </table:table-cell>
          <table:table-cell table:style-name="ce88"/>
          <table:table-cell table:style-name="ce57"/>
          <table:table-cell table:style-name="ce8" office:value-type="string">
            <text:p>Procurement</text:p>
          </table:table-cell>
          <table:table-cell table:style-name="ce8" table:number-columns-repeated="8"/>
          <table:table-cell table:style-name="ce15" office:value-type="string">
            <text:p>Changed from Baseprice</text:p>
          </table:table-cell>
          <table:table-cell table:style-name="ce34" table:number-columns-repeated="224"/>
        </table:table-row>
        <table:table-row table:style-name="ro2">
          <table:table-cell table:style-name="ce2" office:value-type="string">
            <text:p>Delivery</text:p>
          </table:table-cell>
          <table:table-cell table:style-name="ce2" office:value-type="string">
            <text:p>Delivery. Details</text:p>
          </table:table-cell>
          <table:table-cell table:style-name="ce5"/>
          <table:table-cell table:style-name="ce5" office:value-type="string">
            <text:p>Delivery</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Delivery.</text:p>
          </table:table-cell>
          <table:table-cell table:style-name="ce53" table:number-columns-repeated="2"/>
          <table:table-cell table:style-name="ce104" office:value-type="string">
            <text:p>2.0</text:p>
          </table:table-cell>
          <table:table-cell table:style-name="ce118"/>
          <table:table-cell table:style-name="ce2"/>
          <table:table-cell table:style-name="ce5" table:number-columns-repeated="10"/>
          <table:table-cell table:style-name="ce7" table:number-columns-repeated="224"/>
        </table:table-row>
        <table:table-row table:style-name="ro2">
          <table:table-cell table:formula="oooc:=SUBSTITUTE(SUBSTITUTE(CONCATENATE(IF([.E290]=&quot;Universally Unique&quot;;&quot;UU&quot;;[.E290]);IF([.G290]&lt;&gt;[.I290];[.H290];[.F290]);CONCATENATE(IF([.I290]=&quot;Identifier&quot;;&quot;ID&quot;;IF([.I290]=&quot;Text&quot;;&quot;&quot;;[.I290]))));&quot; &quot;;&quot;&quot;);&quot;'&quot;;&quot;&quot;)" office:value-type="string" office:string-value="ID">
            <text:p>ID</text:p>
          </table:table-cell>
          <table:table-cell table:style-name="ce10" office:value-type="string">
            <text:p>Delivery. Identifier</text:p>
          </table:table-cell>
          <table:table-cell table:style-name="ce7"/>
          <table:table-cell table:style-name="ce7" office:value-type="string">
            <text:p>Delivery</text:p>
          </table:table-cell>
          <table:table-cell table:number-columns-repeated="2" table:style-name="ce7"/>
          <table:table-cell table:style-name="ce7" office:value-type="string">
            <text:p>Identifier</text:p>
          </table:table-cell>
          <table:table-cell table:formula="oooc:=IF([.F290]&lt;&gt;&quot;&quot;;CONCATENATE([.F290];&quot; &quot;;[.G290]);[.G290])" office:value-type="string" office:string-value="Identifier">
            <text:p>Identifier</text:p>
          </table:table-cell>
          <table:table-cell table:style-name="ce7" office:value-type="string">
            <text:p>Identifier</text:p>
          </table:table-cell>
          <table:table-cell table:style-name="ce7"/>
          <table:table-cell table:formula="oooc:=IF([.J290]&lt;&gt;&quot;&quot;;CONCATENATE([.J290];&quot;_ &quot;;[.I290];&quot;. Type&quot;);CONCATENATE([.I290];&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Identifies the Delivery.</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291]=&quot;Universally Unique&quot;;&quot;UU&quot;;[.E291]);IF([.G291]&lt;&gt;[.I291];[.H291];[.F291]);CONCATENATE(IF([.I291]=&quot;Identifier&quot;;&quot;ID&quot;;IF([.I291]=&quot;Text&quot;;&quot;&quot;;[.I291]))));&quot; &quot;;&quot;&quot;);&quot;'&quot;;&quot;&quot;)" office:value-type="string" office:string-value="Quantity">
            <text:p>Quantity</text:p>
          </table:table-cell>
          <table:table-cell table:style-name="ce10" office:value-type="string">
            <text:p>Delivery. Quantity</text:p>
          </table:table-cell>
          <table:table-cell table:style-name="ce7"/>
          <table:table-cell table:style-name="ce7" office:value-type="string">
            <text:p>Delivery</text:p>
          </table:table-cell>
          <table:table-cell table:number-columns-repeated="2" table:style-name="ce7"/>
          <table:table-cell table:style-name="ce7" office:value-type="string">
            <text:p>Quantity</text:p>
          </table:table-cell>
          <table:table-cell table:formula="oooc:=IF([.F291]&lt;&gt;&quot;&quot;;CONCATENATE([.F291];&quot; &quot;;[.G291]);[.G291])" office:value-type="string" office:string-value="Quantity">
            <text:p>Quantity</text:p>
          </table:table-cell>
          <table:table-cell table:style-name="ce7" office:value-type="string">
            <text:p>Quantity</text:p>
          </table:table-cell>
          <table:table-cell table:style-name="ce7"/>
          <table:table-cell table:formula="oooc:=IF([.J291]&lt;&gt;&quot;&quot;;CONCATENATE([.J291];&quot;_ &quot;;[.I291];&quot;. Type&quot;);CONCATENATE([.I291];&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quantity in a Delivery.</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292]=&quot;Universally Unique&quot;;&quot;UU&quot;;[.E292]);IF([.G292]&lt;&gt;[.I292];[.H292];[.F292]);CONCATENATE(IF([.I292]=&quot;Identifier&quot;;&quot;ID&quot;;IF([.I292]=&quot;Text&quot;;&quot;&quot;;[.I292]))));&quot; &quot;;&quot;&quot;);&quot;'&quot;;&quot;&quot;)" office:value-type="string" office:string-value="MinimumQuantity">
            <text:p>MinimumQuantity</text:p>
          </table:table-cell>
          <table:table-cell office:value-type="string">
            <text:p>Delivery. Minimum_ Quantity. Quantity</text:p>
          </table:table-cell>
          <table:table-cell table:style-name="ce7"/>
          <table:table-cell table:style-name="ce7" office:value-type="string">
            <text:p>Delivery</text:p>
          </table:table-cell>
          <table:table-cell table:style-name="ce7" office:value-type="string">
            <text:p>Minimum</text:p>
          </table:table-cell>
          <table:table-cell table:style-name="ce7"/>
          <table:table-cell table:style-name="ce7" office:value-type="string">
            <text:p>Quantity</text:p>
          </table:table-cell>
          <table:table-cell table:formula="oooc:=IF([.F292]&lt;&gt;&quot;&quot;;CONCATENATE([.F292];&quot; &quot;;[.G292]);[.G292])" office:value-type="string" office:string-value="Quantity">
            <text:p>Quantity</text:p>
          </table:table-cell>
          <table:table-cell table:style-name="ce7" office:value-type="string">
            <text:p>Quantity</text:p>
          </table:table-cell>
          <table:table-cell table:style-name="ce7"/>
          <table:table-cell table:formula="oooc:=IF([.J292]&lt;&gt;&quot;&quot;;CONCATENATE([.J292];&quot;_ &quot;;[.I292];&quot;. Type&quot;);CONCATENATE([.I292];&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inimum quantity in a Delivery.</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293]=&quot;Universally Unique&quot;;&quot;UU&quot;;[.E293]);IF([.G293]&lt;&gt;[.I293];[.H293];[.F293]);CONCATENATE(IF([.I293]=&quot;Identifier&quot;;&quot;ID&quot;;IF([.I293]=&quot;Text&quot;;&quot;&quot;;[.I293]))));&quot; &quot;;&quot;&quot;);&quot;'&quot;;&quot;&quot;)" office:value-type="string" office:string-value="MaximumQuantity">
            <text:p>MaximumQuantity</text:p>
          </table:table-cell>
          <table:table-cell office:value-type="string">
            <text:p>Delivery. Maximum_ Quantity. Quantity</text:p>
          </table:table-cell>
          <table:table-cell table:style-name="ce7"/>
          <table:table-cell table:style-name="ce7" office:value-type="string">
            <text:p>Delivery</text:p>
          </table:table-cell>
          <table:table-cell table:style-name="ce7" office:value-type="string">
            <text:p>Maximum</text:p>
          </table:table-cell>
          <table:table-cell table:style-name="ce7"/>
          <table:table-cell table:style-name="ce7" office:value-type="string">
            <text:p>Quantity</text:p>
          </table:table-cell>
          <table:table-cell table:formula="oooc:=IF([.F293]&lt;&gt;&quot;&quot;;CONCATENATE([.F293];&quot; &quot;;[.G293]);[.G293])" office:value-type="string" office:string-value="Quantity">
            <text:p>Quantity</text:p>
          </table:table-cell>
          <table:table-cell table:style-name="ce7" office:value-type="string">
            <text:p>Quantity</text:p>
          </table:table-cell>
          <table:table-cell table:style-name="ce7"/>
          <table:table-cell table:formula="oooc:=IF([.J293]&lt;&gt;&quot;&quot;;CONCATENATE([.J293];&quot;_ &quot;;[.I293];&quot;. Type&quot;);CONCATENATE([.I293];&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aximum quantity in a Delivery.</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294]=&quot;Universally Unique&quot;;&quot;UU&quot;;[.E294]);IF([.G294]&lt;&gt;[.I294];[.H294];[.F294]);CONCATENATE(IF([.I294]=&quot;Identifier&quot;;&quot;ID&quot;;IF([.I294]=&quot;Text&quot;;&quot;&quot;;[.I294]))));&quot; &quot;;&quot;&quot;);&quot;'&quot;;&quot;&quot;)" office:value-type="string" office:string-value="ActualDeliveryDate">
            <text:p>ActualDeliveryDate</text:p>
          </table:table-cell>
          <table:table-cell table:style-name="ce10" office:value-type="string">
            <text:p>Delivery. Actual_ Delivery Date. Date</text:p>
          </table:table-cell>
          <table:table-cell table:style-name="ce7"/>
          <table:table-cell table:style-name="ce7" office:value-type="string">
            <text:p>Delivery</text:p>
          </table:table-cell>
          <table:table-cell table:style-name="ce7" office:value-type="string">
            <text:p>Actual</text:p>
          </table:table-cell>
          <table:table-cell table:style-name="ce7" office:value-type="string">
            <text:p>Delivery</text:p>
          </table:table-cell>
          <table:table-cell table:style-name="ce26" office:value-type="string">
            <text:p>Date</text:p>
          </table:table-cell>
          <table:table-cell table:formula="oooc:=IF([.F294]&lt;&gt;&quot;&quot;;CONCATENATE([.F294];&quot; &quot;;[.G294]);[.G294])" office:value-type="string" office:string-value="Delivery Date">
            <text:p>Delivery Date</text:p>
          </table:table-cell>
          <table:table-cell table:style-name="ce26" office:value-type="string">
            <text:p>Date</text:p>
          </table:table-cell>
          <table:table-cell table:style-name="ce7"/>
          <table:table-cell table:formula="oooc:=IF([.J294]&lt;&gt;&quot;&quot;;CONCATENATE([.J294];&quot;_ &quot;;[.I294];&quot;. Type&quot;);CONCATENATE([.I294];&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actual Delivery date.</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295]=&quot;Universally Unique&quot;;&quot;UU&quot;;[.E295]);IF([.G295]&lt;&gt;[.I295];[.H295];[.F295]);CONCATENATE(IF([.I295]=&quot;Identifier&quot;;&quot;ID&quot;;IF([.I295]=&quot;Text&quot;;&quot;&quot;;[.I295]))));&quot; &quot;;&quot;&quot;);&quot;'&quot;;&quot;&quot;)" office:value-type="string" office:string-value="ActualDeliveryTime">
            <text:p>ActualDeliveryTime</text:p>
          </table:table-cell>
          <table:table-cell table:style-name="ce10" office:value-type="string">
            <text:p>Delivery. Actual_ Delivery Time. Time</text:p>
          </table:table-cell>
          <table:table-cell table:style-name="ce7"/>
          <table:table-cell table:style-name="ce7" office:value-type="string">
            <text:p>Delivery</text:p>
          </table:table-cell>
          <table:table-cell table:style-name="ce7" office:value-type="string">
            <text:p>Actual</text:p>
          </table:table-cell>
          <table:table-cell table:style-name="ce7" office:value-type="string">
            <text:p>Delivery</text:p>
          </table:table-cell>
          <table:table-cell table:style-name="ce26" office:value-type="string">
            <text:p>Time</text:p>
          </table:table-cell>
          <table:table-cell table:formula="oooc:=IF([.F295]&lt;&gt;&quot;&quot;;CONCATENATE([.F295];&quot; &quot;;[.G295]);[.G295])" office:value-type="string" office:string-value="Delivery Time">
            <text:p>Delivery Time</text:p>
          </table:table-cell>
          <table:table-cell table:style-name="ce26" office:value-type="string">
            <text:p>Time</text:p>
          </table:table-cell>
          <table:table-cell table:style-name="ce7"/>
          <table:table-cell table:formula="oooc:=IF([.J295]&lt;&gt;&quot;&quot;;CONCATENATE([.J295];&quot;_ &quot;;[.I295];&quot;. Type&quot;);CONCATENATE([.I295];&quot;. Type&quot;))" office:value-type="string" office:string-value="Time. Type">
            <text:p>Ti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actual Delivery time.</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296]=&quot;Universally Unique&quot;;&quot;UU&quot;;[.E296]);IF([.G296]&lt;&gt;[.I296];[.H296];[.F296]);CONCATENATE(IF([.I296]=&quot;Identifier&quot;;&quot;ID&quot;;IF([.I296]=&quot;Text&quot;;&quot;&quot;;[.I296]))));&quot; &quot;;&quot;&quot;);&quot;'&quot;;&quot;&quot;)" office:value-type="string" office:string-value="LatestDeliveryDate">
            <text:p>LatestDeliveryDate</text:p>
          </table:table-cell>
          <table:table-cell table:style-name="ce10" office:value-type="string">
            <text:p>Delivery. Latest_ Delivery Date. Date</text:p>
          </table:table-cell>
          <table:table-cell table:style-name="ce7"/>
          <table:table-cell table:style-name="ce7" office:value-type="string">
            <text:p>Delivery</text:p>
          </table:table-cell>
          <table:table-cell table:style-name="ce7" office:value-type="string">
            <text:p>Latest</text:p>
          </table:table-cell>
          <table:table-cell table:style-name="ce7" office:value-type="string">
            <text:p>Delivery</text:p>
          </table:table-cell>
          <table:table-cell table:style-name="ce26" office:value-type="string">
            <text:p>Date</text:p>
          </table:table-cell>
          <table:table-cell table:formula="oooc:=IF([.F296]&lt;&gt;&quot;&quot;;CONCATENATE([.F296];&quot; &quot;;[.G296]);[.G296])" office:value-type="string" office:string-value="Delivery Date">
            <text:p>Delivery Date</text:p>
          </table:table-cell>
          <table:table-cell table:style-name="ce26" office:value-type="string">
            <text:p>Date</text:p>
          </table:table-cell>
          <table:table-cell table:style-name="ce7"/>
          <table:table-cell table:formula="oooc:=IF([.J296]&lt;&gt;&quot;&quot;;CONCATENATE([.J296];&quot;_ &quot;;[.I296];&quot;. Type&quot;);CONCATENATE([.I296];&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latest delivery date allowed by the buyer.</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297]=&quot;Universally Unique&quot;;&quot;UU&quot;;[.E297]);IF([.G297]&lt;&gt;[.I297];[.H297];[.F297]);CONCATENATE(IF([.I297]=&quot;Identifier&quot;;&quot;ID&quot;;IF([.I297]=&quot;Text&quot;;&quot;&quot;;[.I297]))));&quot; &quot;;&quot;&quot;);&quot;'&quot;;&quot;&quot;)" office:value-type="string" office:string-value="LatestDeliveryTime">
            <text:p>LatestDeliveryTime</text:p>
          </table:table-cell>
          <table:table-cell table:style-name="ce10" office:value-type="string">
            <text:p>Delivery. Latest_ Delivery Time. Time</text:p>
          </table:table-cell>
          <table:table-cell table:style-name="ce7"/>
          <table:table-cell table:style-name="ce7" office:value-type="string">
            <text:p>Delivery</text:p>
          </table:table-cell>
          <table:table-cell table:style-name="ce7" office:value-type="string">
            <text:p>Latest</text:p>
          </table:table-cell>
          <table:table-cell table:style-name="ce7" office:value-type="string">
            <text:p>Delivery</text:p>
          </table:table-cell>
          <table:table-cell table:style-name="ce26" office:value-type="string">
            <text:p>Time</text:p>
          </table:table-cell>
          <table:table-cell table:formula="oooc:=IF([.F297]&lt;&gt;&quot;&quot;;CONCATENATE([.F297];&quot; &quot;;[.G297]);[.G297])" office:value-type="string" office:string-value="Delivery Time">
            <text:p>Delivery Time</text:p>
          </table:table-cell>
          <table:table-cell table:style-name="ce26" office:value-type="string">
            <text:p>Time</text:p>
          </table:table-cell>
          <table:table-cell table:style-name="ce7"/>
          <table:table-cell table:formula="oooc:=IF([.J297]&lt;&gt;&quot;&quot;;CONCATENATE([.J297];&quot;_ &quot;;[.I297];&quot;. Type&quot;);CONCATENATE([.I297];&quot;. Type&quot;))" office:value-type="string" office:string-value="Time. Type">
            <text:p>Ti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latest delivery time allowed by the buyer.</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298]=&quot;Universally Unique&quot;;&quot;UU&quot;;[.E298]);IF([.G298]&lt;&gt;[.I298];[.H298];[.F298]);CONCATENATE(IF([.I298]=&quot;Identifier&quot;;&quot;ID&quot;;IF([.I298]=&quot;Text&quot;;&quot;&quot;;[.I298]))));&quot; &quot;;&quot;&quot;);&quot;'&quot;;&quot;&quot;)" office:value-type="string" office:string-value="TrackingID">
            <text:p>TrackingID</text:p>
          </table:table-cell>
          <table:table-cell table:style-name="ce10" office:value-type="string">
            <text:p>Delivery. Tracking Identifier. Identifier</text:p>
          </table:table-cell>
          <table:table-cell table:style-name="ce7"/>
          <table:table-cell table:style-name="ce7" office:value-type="string">
            <text:p>Delivery</text:p>
          </table:table-cell>
          <table:table-cell table:style-name="ce7"/>
          <table:table-cell table:style-name="ce34" office:value-type="string">
            <text:p>Tracking</text:p>
          </table:table-cell>
          <table:table-cell table:style-name="ce7" office:value-type="string">
            <text:p>Identifier</text:p>
          </table:table-cell>
          <table:table-cell table:formula="oooc:=IF([.F298]&lt;&gt;&quot;&quot;;CONCATENATE([.F298];&quot; &quot;;[.G298]);[.G298])" office:value-type="string" office:string-value="Tracking Identifier">
            <text:p>Tracking Identifier</text:p>
          </table:table-cell>
          <table:table-cell table:style-name="ce7" office:value-type="string">
            <text:p>Identifier</text:p>
          </table:table-cell>
          <table:table-cell table:style-name="ce7"/>
          <table:table-cell table:formula="oooc:=IF([.J298]&lt;&gt;&quot;&quot;;CONCATENATE([.J298];&quot;_ &quot;;[.I298];&quot;. Type&quot;);CONCATENATE([.I298];&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delivery Tracking ID (for transport tracking).</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style-name="ce4" table:formula="oooc:=SUBSTITUTE(SUBSTITUTE(CONCATENATE(IF([.E299]=&quot;Universally Unique&quot;;&quot;UU&quot;;[.E299]);[.F299];IF([.H299]&lt;&gt;[.I299];[.H299];&quot;&quot;);CONCATENATE(IF([.I299]=&quot;Identifier&quot;;&quot;ID&quot;;IF([.I299]=&quot;Text&quot;;&quot;&quot;;[.I299]))));&quot; &quot;;&quot;&quot;);&quot;'&quot;;&quot;&quot;)" office:value-type="string" office:string-value="DeliveryAddress">
            <text:p>DeliveryAddress</text:p>
          </table:table-cell>
          <table:table-cell table:style-name="ce15" office:value-type="string">
            <text:p>Delivery. Delivery_ Address. Address</text:p>
          </table:table-cell>
          <table:table-cell table:style-name="ce8"/>
          <table:table-cell table:number-columns-repeated="2" table:style-name="ce8" office:value-type="string">
            <text:p>Delivery</text:p>
          </table:table-cell>
          <table:table-cell table:style-name="ce8"/>
          <table:table-cell table:style-name="ce8"/>
          <table:table-cell table:style-name="ce8" table:formula="oooc:=[.M299]" office:value-type="string" office:string-value="Address">
            <text:p>Address</text:p>
          </table:table-cell>
          <table:table-cell table:style-name="ce8" table:formula="oooc:=[.M299]" office:value-type="string" office:string-value="Address">
            <text:p>Address</text:p>
          </table:table-cell>
          <table:table-cell table:style-name="ce8" table:number-columns-repeated="3"/>
          <table:table-cell table:style-name="ce12" office:value-type="string">
            <text:p>Address</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Delivery Address.</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300]=&quot;Universally Unique&quot;;&quot;UU&quot;;[.E300]);[.F300];IF([.H300]&lt;&gt;[.I300];[.H300];&quot;&quot;);CONCATENATE(IF([.I300]=&quot;Identifier&quot;;&quot;ID&quot;;IF([.I300]=&quot;Text&quot;;&quot;&quot;;[.I300]))));&quot; &quot;;&quot;&quot;);&quot;'&quot;;&quot;&quot;)" office:value-type="string" office:string-value="DeliveryLocation">
            <text:p>DeliveryLocation</text:p>
          </table:table-cell>
          <table:table-cell table:style-name="ce15" office:value-type="string">
            <text:p>Delivery. Delivery_ Location. Location</text:p>
          </table:table-cell>
          <table:table-cell table:style-name="ce8"/>
          <table:table-cell table:number-columns-repeated="2" table:style-name="ce8" office:value-type="string">
            <text:p>Delivery</text:p>
          </table:table-cell>
          <table:table-cell table:style-name="ce8"/>
          <table:table-cell table:style-name="ce8"/>
          <table:table-cell table:style-name="ce8" table:formula="oooc:=[.M300]" office:value-type="string" office:string-value="Location">
            <text:p>Location</text:p>
          </table:table-cell>
          <table:table-cell table:style-name="ce8" table:formula="oooc:=[.M300]" office:value-type="string" office:string-value="Location">
            <text:p>Location</text:p>
          </table:table-cell>
          <table:table-cell table:style-name="ce8" table:number-columns-repeated="3"/>
          <table:table-cell table:style-name="ce29" office:value-type="string">
            <text:p>Location</text:p>
          </table:table-cell>
          <table:table-cell table:style-name="ce8"/>
          <table:table-cell table:style-name="ce57" office:value-type="string">
            <text:p>0..1</text:p>
          </table:table-cell>
          <table:table-cell table:style-name="ce8" office:value-type="string">
            <text:p>ASBIE</text:p>
          </table:table-cell>
          <table:table-cell table:style-name="ce25" office:value-type="string">
            <text:p>An association to Location.</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301]=&quot;Universally Unique&quot;;&quot;UU&quot;;[.E301]);[.F301];IF([.H301]&lt;&gt;[.I301];[.H301];&quot;&quot;);CONCATENATE(IF([.I301]=&quot;Identifier&quot;;&quot;ID&quot;;IF([.I301]=&quot;Text&quot;;&quot;&quot;;[.I301]))));&quot; &quot;;&quot;&quot;);&quot;'&quot;;&quot;&quot;)" office:value-type="string" office:string-value="RequestedDeliveryPeriod">
            <text:p>RequestedDeliveryPeriod</text:p>
          </table:table-cell>
          <table:table-cell table:style-name="ce15" office:value-type="string">
            <text:p>Delivery. Requested Delivery_ Period. Period</text:p>
          </table:table-cell>
          <table:table-cell table:style-name="ce8"/>
          <table:table-cell table:style-name="ce15" office:value-type="string">
            <text:p>Delivery</text:p>
          </table:table-cell>
          <table:table-cell table:style-name="ce15" office:value-type="string">
            <text:p>Requested Delivery</text:p>
          </table:table-cell>
          <table:table-cell table:style-name="ce8"/>
          <table:table-cell table:style-name="ce8"/>
          <table:table-cell table:style-name="ce8" table:formula="oooc:=[.M301]" office:value-type="string" office:string-value="Period">
            <text:p>Period</text:p>
          </table:table-cell>
          <table:table-cell table:style-name="ce8" table:formula="oooc:=[.M301]" office:value-type="string" office:string-value="Period">
            <text:p>Period</text:p>
          </table:table-cell>
          <table:table-cell table:style-name="ce8" table:number-columns-repeated="3"/>
          <table:table-cell table:style-name="ce12" office:value-type="string">
            <text:p>Period</text:p>
          </table:table-cell>
          <table:table-cell table:style-name="ce8"/>
          <table:table-cell table:style-name="ce57" office:value-type="string">
            <text:p>0..1</text:p>
          </table:table-cell>
          <table:table-cell table:style-name="ce8" office:value-type="string">
            <text:p>ASBIE</text:p>
          </table:table-cell>
          <table:table-cell table:style-name="ce25" office:value-type="string">
            <text:p>The requested Period for Delivery.</text:p>
          </table:table-cell>
          <table:table-cell table:style-name="ce68" table:number-columns-repeated="2"/>
          <table:table-cell table:style-name="ce108"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302]=&quot;Universally Unique&quot;;&quot;UU&quot;;[.E302]);[.F302];IF([.H302]&lt;&gt;[.I302];[.H302];&quot;&quot;);CONCATENATE(IF([.I302]=&quot;Identifier&quot;;&quot;ID&quot;;IF([.I302]=&quot;Text&quot;;&quot;&quot;;[.I302]))));&quot; &quot;;&quot;&quot;);&quot;'&quot;;&quot;&quot;)" office:value-type="string" office:string-value="PromisedDeliveryPeriod">
            <text:p>PromisedDeliveryPeriod</text:p>
          </table:table-cell>
          <table:table-cell table:style-name="ce15" office:value-type="string">
            <text:p>Delivery. Promised Delivery_ Period. Period</text:p>
          </table:table-cell>
          <table:table-cell table:style-name="ce8"/>
          <table:table-cell table:style-name="ce15" office:value-type="string">
            <text:p>Delivery</text:p>
          </table:table-cell>
          <table:table-cell table:style-name="ce15" office:value-type="string">
            <text:p>Promised Delivery</text:p>
          </table:table-cell>
          <table:table-cell table:style-name="ce8"/>
          <table:table-cell table:style-name="ce8"/>
          <table:table-cell table:style-name="ce8" table:formula="oooc:=[.M302]" office:value-type="string" office:string-value="Period">
            <text:p>Period</text:p>
          </table:table-cell>
          <table:table-cell table:style-name="ce8" table:formula="oooc:=[.M302]" office:value-type="string" office:string-value="Period">
            <text:p>Period</text:p>
          </table:table-cell>
          <table:table-cell table:style-name="ce8" table:number-columns-repeated="3"/>
          <table:table-cell table:style-name="ce12" office:value-type="string">
            <text:p>Period</text:p>
          </table:table-cell>
          <table:table-cell table:style-name="ce8"/>
          <table:table-cell table:style-name="ce57" office:value-type="string">
            <text:p>0..1</text:p>
          </table:table-cell>
          <table:table-cell table:style-name="ce8" office:value-type="string">
            <text:p>ASBIE</text:p>
          </table:table-cell>
          <table:table-cell table:style-name="ce25" office:value-type="string">
            <text:p>The promised Period for Delivery.</text:p>
          </table:table-cell>
          <table:table-cell table:style-name="ce68" table:number-columns-repeated="2"/>
          <table:table-cell table:style-name="ce108"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303]=&quot;Universally Unique&quot;;&quot;UU&quot;;[.E303]);[.F303];IF([.H303]&lt;&gt;[.I303];[.H303];&quot;&quot;);CONCATENATE(IF([.I303]=&quot;Identifier&quot;;&quot;ID&quot;;IF([.I303]=&quot;Text&quot;;&quot;&quot;;[.I303]))));&quot; &quot;;&quot;&quot;);&quot;'&quot;;&quot;&quot;)" office:value-type="string" office:string-value="EstimatedDeliveryPeriod">
            <text:p>EstimatedDeliveryPeriod</text:p>
          </table:table-cell>
          <table:table-cell table:style-name="ce15" office:value-type="string">
            <text:p>Delivery. Estimated Delivery_ Period. Period</text:p>
          </table:table-cell>
          <table:table-cell table:style-name="ce8"/>
          <table:table-cell table:style-name="ce15" office:value-type="string">
            <text:p>Delivery</text:p>
          </table:table-cell>
          <table:table-cell table:style-name="ce15" office:value-type="string">
            <text:p>Estimated Delivery</text:p>
          </table:table-cell>
          <table:table-cell table:style-name="ce8"/>
          <table:table-cell table:style-name="ce8"/>
          <table:table-cell table:style-name="ce8" table:formula="oooc:=[.M303]" office:value-type="string" office:string-value="Period">
            <text:p>Period</text:p>
          </table:table-cell>
          <table:table-cell table:style-name="ce8" table:formula="oooc:=[.M303]" office:value-type="string" office:string-value="Period">
            <text:p>Period</text:p>
          </table:table-cell>
          <table:table-cell table:style-name="ce8" table:number-columns-repeated="3"/>
          <table:table-cell table:style-name="ce12" office:value-type="string">
            <text:p>Period</text:p>
          </table:table-cell>
          <table:table-cell table:style-name="ce8"/>
          <table:table-cell table:style-name="ce57" office:value-type="string">
            <text:p>0..1</text:p>
          </table:table-cell>
          <table:table-cell table:style-name="ce8" office:value-type="string">
            <text:p>ASBIE</text:p>
          </table:table-cell>
          <table:table-cell table:style-name="ce25" office:value-type="string">
            <text:p>The estimated Period for Delivery.</text:p>
          </table:table-cell>
          <table:table-cell table:style-name="ce68" table:number-columns-repeated="2"/>
          <table:table-cell table:style-name="ce108"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304]=&quot;Universally Unique&quot;;&quot;UU&quot;;[.E304]);[.F304];IF([.H304]&lt;&gt;[.I304];[.H304];&quot;&quot;);CONCATENATE(IF([.I304]=&quot;Identifier&quot;;&quot;ID&quot;;IF([.I304]=&quot;Text&quot;;&quot;&quot;;[.I304]))));&quot; &quot;;&quot;&quot;);&quot;'&quot;;&quot;&quot;)" office:value-type="string" office:string-value="DeliveryParty">
            <text:p>DeliveryParty</text:p>
          </table:table-cell>
          <table:table-cell table:style-name="ce15" office:value-type="string">
            <text:p>Delivery. Delivery_ Party. Party</text:p>
          </table:table-cell>
          <table:table-cell table:style-name="ce8"/>
          <table:table-cell table:style-name="ce8" office:value-type="string">
            <text:p>Delivery</text:p>
          </table:table-cell>
          <table:table-cell table:style-name="ce15" office:value-type="string">
            <text:p>Delivery</text:p>
          </table:table-cell>
          <table:table-cell table:style-name="ce8"/>
          <table:table-cell table:style-name="ce8"/>
          <table:table-cell table:style-name="ce8" table:formula="oooc:=[.M304]" office:value-type="string" office:string-value="Party">
            <text:p>Party</text:p>
          </table:table-cell>
          <table:table-cell table:style-name="ce8" table:formula="oooc:=[.M304]"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70" office:value-type="string">
            <text:p>The party to whom the goods/services are delivered.</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4" table:formula="oooc:=SUBSTITUTE(SUBSTITUTE(CONCATENATE(IF([.E305]=&quot;Universally Unique&quot;;&quot;UU&quot;;[.E305]);[.F305];IF([.H305]&lt;&gt;[.I305];[.H305];&quot;&quot;);CONCATENATE(IF([.I305]=&quot;Identifier&quot;;&quot;ID&quot;;IF([.I305]=&quot;Text&quot;;&quot;&quot;;[.I305]))));&quot; &quot;;&quot;&quot;);&quot;'&quot;;&quot;&quot;)" office:value-type="string" office:string-value="Despatch">
            <text:p>Despatch</text:p>
          </table:table-cell>
          <table:table-cell table:style-name="ce8" office:value-type="string">
            <text:p>Delivery. Despatch</text:p>
          </table:table-cell>
          <table:table-cell table:style-name="ce8"/>
          <table:table-cell table:style-name="ce8" office:value-type="string">
            <text:p>Delivery</text:p>
          </table:table-cell>
          <table:table-cell table:number-columns-repeated="2" table:style-name="ce8"/>
          <table:table-cell table:style-name="ce8"/>
          <table:table-cell table:style-name="ce8" table:formula="oooc:=[.M305]" office:value-type="string" office:string-value="Despatch">
            <text:p>Despatch</text:p>
          </table:table-cell>
          <table:table-cell table:style-name="ce8" table:formula="oooc:=[.M305]" office:value-type="string" office:string-value="Despatch">
            <text:p>Despatch</text:p>
          </table:table-cell>
          <table:table-cell table:style-name="ce8" table:number-columns-repeated="3"/>
          <table:table-cell table:style-name="ce12" office:value-type="string">
            <text:p>Despatch</text:p>
          </table:table-cell>
          <table:table-cell table:style-name="ce8"/>
          <table:table-cell table:style-name="ce57" office:value-type="string">
            <text:p>0..1</text:p>
          </table:table-cell>
          <table:table-cell table:style-name="ce8" office:value-type="string">
            <text:p>ASBIE</text:p>
          </table:table-cell>
          <table:table-cell table:style-name="ce75" office:value-type="string">
            <text:p>An association to the Despatch.</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2" office:value-type="string">
            <text:p>DeliveryTerms</text:p>
          </table:table-cell>
          <table:table-cell table:style-name="ce2" office:value-type="string">
            <text:p>Delivery Terms. Details</text:p>
          </table:table-cell>
          <table:table-cell table:style-name="ce5"/>
          <table:table-cell table:style-name="ce5" office:value-type="string">
            <text:p>Delivery Terms</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Delivery Terms.</text:p>
          </table:table-cell>
          <table:table-cell table:style-name="ce16"/>
          <table:table-cell table:style-name="ce53"/>
          <table:table-cell table:style-name="ce89" office:value-type="string">
            <text:p>1.0</text:p>
          </table:table-cell>
          <table:table-cell table:style-name="ce118"/>
          <table:table-cell table:style-name="ce2"/>
          <table:table-cell table:style-name="ce5" table:number-columns-repeated="10"/>
          <table:table-cell table:style-name="ce34" table:number-columns-repeated="224"/>
        </table:table-row>
        <table:table-row table:style-name="ro1">
          <table:table-cell table:formula="oooc:=SUBSTITUTE(SUBSTITUTE(CONCATENATE(IF([.E307]=&quot;Universally Unique&quot;;&quot;UU&quot;;[.E307]);IF([.G307]&lt;&gt;[.I307];[.H307];[.F307]);CONCATENATE(IF([.I307]=&quot;Identifier&quot;;&quot;ID&quot;;IF([.I307]=&quot;Text&quot;;&quot;&quot;;[.I307]))));&quot; &quot;;&quot;&quot;);&quot;'&quot;;&quot;&quot;)" office:value-type="string" office:string-value="ID">
            <text:p>ID</text:p>
          </table:table-cell>
          <table:table-cell office:value-type="string">
            <text:p>Delivery Terms. Identifier</text:p>
          </table:table-cell>
          <table:table-cell table:style-name="ce7"/>
          <table:table-cell table:style-name="ce7" office:value-type="string">
            <text:p>Delivery Terms</text:p>
          </table:table-cell>
          <table:table-cell table:number-columns-repeated="2" table:style-name="ce7"/>
          <table:table-cell table:style-name="ce7" office:value-type="string">
            <text:p>Identifier</text:p>
          </table:table-cell>
          <table:table-cell table:formula="oooc:=IF([.F307]&lt;&gt;&quot;&quot;;CONCATENATE([.F307];&quot; &quot;;[.G307]);[.G307])" office:value-type="string" office:string-value="Identifier">
            <text:p>Identifier</text:p>
          </table:table-cell>
          <table:table-cell table:style-name="ce7" office:value-type="string">
            <text:p>Identifier</text:p>
          </table:table-cell>
          <table:table-cell table:style-name="ce7"/>
          <table:table-cell table:formula="oooc:=IF([.J307]&lt;&gt;&quot;&quot;;CONCATENATE([.J307];&quot;_ &quot;;[.I307];&quot;. Type&quot;);CONCATENATE([.I307];&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Delivery Terms.</text:p>
          </table:table-cell>
          <table:table-cell office:value-type="string">
            <text:p>CIF, FOB, or EXW from the INCOTERMS Terms of Delivery. (2000 version preferred.)</text:p>
          </table:table-cell>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308]=&quot;Universally Unique&quot;;&quot;UU&quot;;[.E308]);IF([.G308]&lt;&gt;[.I308];[.H308];[.F308]);CONCATENATE(IF([.I308]=&quot;Identifier&quot;;&quot;ID&quot;;IF([.I308]=&quot;Text&quot;;&quot;&quot;;[.I308]))));&quot; &quot;;&quot;&quot;);&quot;'&quot;;&quot;&quot;)" office:value-type="string" office:string-value="SpecialTerms">
            <text:p>SpecialTerms</text:p>
          </table:table-cell>
          <table:table-cell office:value-type="string">
            <text:p>Delivery Terms. Special_ Terms. Text</text:p>
          </table:table-cell>
          <table:table-cell table:style-name="ce7"/>
          <table:table-cell table:style-name="ce7" office:value-type="string">
            <text:p>Delivery Terms</text:p>
          </table:table-cell>
          <table:table-cell table:style-name="ce7" office:value-type="string">
            <text:p>Special</text:p>
          </table:table-cell>
          <table:table-cell table:style-name="ce7"/>
          <table:table-cell table:style-name="ce7" office:value-type="string">
            <text:p>Terms</text:p>
          </table:table-cell>
          <table:table-cell table:formula="oooc:=IF([.F308]&lt;&gt;&quot;&quot;;CONCATENATE([.F308];&quot; &quot;;[.G308]);[.G308])" office:value-type="string" office:string-value="Terms">
            <text:p>Terms</text:p>
          </table:table-cell>
          <table:table-cell table:style-name="ce7" office:value-type="string">
            <text:p>Text</text:p>
          </table:table-cell>
          <table:table-cell table:style-name="ce7"/>
          <table:table-cell table:formula="oooc:=IF([.J308]&lt;&gt;&quot;&quot;;CONCATENATE([.J308];&quot;_ &quot;;[.I308];&quot;. Type&quot;);CONCATENATE([.I308];&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 description of special conditions relating to the Delivery Terms.</text:p>
          </table:table-cell>
          <table:table-cell/>
          <table:table-cell table:style-name="ce7"/>
          <table:table-cell table:style-name="ce90" office:value-type="string">
            <text:p>1.0</text:p>
          </table:table-cell>
          <table:table-cell table:style-name="ce7" table:number-columns-repeated="236"/>
        </table:table-row>
        <table:table-row table:style-name="ro3">
          <table:table-cell table:formula="oooc:=SUBSTITUTE(SUBSTITUTE(CONCATENATE(IF([.E309]=&quot;Universally Unique&quot;;&quot;UU&quot;;[.E309]);IF([.G309]&lt;&gt;[.I309];[.H309];[.F309]);CONCATENATE(IF([.I309]=&quot;Identifier&quot;;&quot;ID&quot;;IF([.I309]=&quot;Text&quot;;&quot;&quot;;[.I309]))));&quot; &quot;;&quot;&quot;);&quot;'&quot;;&quot;&quot;)" office:value-type="string" office:string-value="LossRiskResponsibilityCode">
            <text:p>LossRiskResponsibilityCode</text:p>
          </table:table-cell>
          <table:table-cell table:style-name="ce10" office:value-type="string">
            <text:p>Delivery Terms. Loss Risk Responsibility Code. Code</text:p>
          </table:table-cell>
          <table:table-cell table:style-name="ce7"/>
          <table:table-cell table:style-name="ce7" office:value-type="string">
            <text:p>Delivery Terms</text:p>
          </table:table-cell>
          <table:table-cell table:style-name="ce7"/>
          <table:table-cell table:style-name="ce26" office:value-type="string">
            <text:p>Loss Risk Responsibility</text:p>
          </table:table-cell>
          <table:table-cell table:style-name="ce26" office:value-type="string">
            <text:p>Code</text:p>
          </table:table-cell>
          <table:table-cell table:formula="oooc:=IF([.F309]&lt;&gt;&quot;&quot;;CONCATENATE([.F309];&quot; &quot;;[.G309]);[.G309])" office:value-type="string" office:string-value="Loss Risk Responsibility Code">
            <text:p>Loss Risk Responsibility Code</text:p>
          </table:table-cell>
          <table:table-cell table:style-name="ce7" office:value-type="string">
            <text:p>Code</text:p>
          </table:table-cell>
          <table:table-cell table:style-name="ce7"/>
          <table:table-cell table:formula="oooc:=IF([.J309]&lt;&gt;&quot;&quot;;CONCATENATE([.J309];&quot;_ &quot;;[.I309];&quot;. Type&quot;);CONCATENATE([.I309];&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the responsibility for loss risk in the context of the Delivery Terms, expressed as a code.</text:p>
          </table:table-cell>
          <table:table-cell/>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310]=&quot;Universally Unique&quot;;&quot;UU&quot;;[.E310]);IF([.G310]&lt;&gt;[.I310];[.H310];[.F310]);CONCATENATE(IF([.I310]=&quot;Identifier&quot;;&quot;ID&quot;;IF([.I310]=&quot;Text&quot;;&quot;&quot;;[.I310]))));&quot; &quot;;&quot;&quot;);&quot;'&quot;;&quot;&quot;)" office:value-type="string" office:string-value="LossRisk">
            <text:p>LossRisk</text:p>
          </table:table-cell>
          <table:table-cell office:value-type="string">
            <text:p>Delivery Terms. Loss Risk. Text</text:p>
          </table:table-cell>
          <table:table-cell table:style-name="ce7"/>
          <table:table-cell table:style-name="ce7" office:value-type="string">
            <text:p>Delivery Terms</text:p>
          </table:table-cell>
          <table:table-cell table:style-name="ce7"/>
          <table:table-cell table:style-name="ce26" office:value-type="string">
            <text:p>Loss</text:p>
          </table:table-cell>
          <table:table-cell table:style-name="ce26" office:value-type="string">
            <text:p>Risk</text:p>
          </table:table-cell>
          <table:table-cell table:formula="oooc:=IF([.F310]&lt;&gt;&quot;&quot;;CONCATENATE([.F310];&quot; &quot;;[.G310]);[.G310])" office:value-type="string" office:string-value="Loss Risk">
            <text:p>Loss Risk</text:p>
          </table:table-cell>
          <table:table-cell table:style-name="ce7" office:value-type="string">
            <text:p>Text</text:p>
          </table:table-cell>
          <table:table-cell table:style-name="ce7"/>
          <table:table-cell table:formula="oooc:=IF([.J310]&lt;&gt;&quot;&quot;;CONCATENATE([.J310];&quot;_ &quot;;[.I310];&quot;. Type&quot;);CONCATENATE([.I310];&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 description of the loss risk in the context of the Delivery Terms.</text:p>
          </table:table-cell>
          <table:table-cell/>
          <table:table-cell table:style-name="ce7"/>
          <table:table-cell table:style-name="ce90" office:value-type="string">
            <text:p>1.0</text:p>
          </table:table-cell>
          <table:table-cell table:style-name="ce7" table:number-columns-repeated="236"/>
        </table:table-row>
        <table:table-row table:style-name="ro2">
          <table:table-cell table:style-name="ce4" table:formula="oooc:=SUBSTITUTE(SUBSTITUTE(CONCATENATE(IF([.E311]=&quot;Universally Unique&quot;;&quot;UU&quot;;[.E311]);[.F311];IF([.H311]&lt;&gt;[.I311];[.H311];&quot;&quot;);CONCATENATE(IF([.I311]=&quot;Identifier&quot;;&quot;ID&quot;;IF([.I311]=&quot;Text&quot;;&quot;&quot;;[.I311]))));&quot; &quot;;&quot;&quot;);&quot;'&quot;;&quot;&quot;)" office:value-type="string" office:string-value="DeliveryLocation">
            <text:p>DeliveryLocation</text:p>
          </table:table-cell>
          <table:table-cell table:style-name="ce15" office:value-type="string">
            <text:p>Delivery Terms. Delivery_ Location. Location</text:p>
          </table:table-cell>
          <table:table-cell table:style-name="ce8"/>
          <table:table-cell table:style-name="ce15" office:value-type="string">
            <text:p>Delivery Terms</text:p>
          </table:table-cell>
          <table:table-cell table:style-name="ce8" office:value-type="string">
            <text:p>Delivery</text:p>
          </table:table-cell>
          <table:table-cell table:style-name="ce8"/>
          <table:table-cell table:style-name="ce8"/>
          <table:table-cell table:style-name="ce8" table:formula="oooc:=[.M311]" office:value-type="string" office:string-value="Location">
            <text:p>Location</text:p>
          </table:table-cell>
          <table:table-cell table:style-name="ce8" table:formula="oooc:=[.M311]" office:value-type="string" office:string-value="Location">
            <text:p>Location</text:p>
          </table:table-cell>
          <table:table-cell table:style-name="ce8" table:number-columns-repeated="3"/>
          <table:table-cell table:style-name="ce29" office:value-type="string">
            <text:p>Location</text:p>
          </table:table-cell>
          <table:table-cell table:style-name="ce8"/>
          <table:table-cell table:style-name="ce57" office:value-type="string">
            <text:p>0..1</text:p>
          </table:table-cell>
          <table:table-cell table:style-name="ce8" office:value-type="string">
            <text:p>ASBIE</text:p>
          </table:table-cell>
          <table:table-cell table:style-name="ce25" office:value-type="string">
            <text:p>An association to Location, e.g., a port.</text:p>
          </table:table-cell>
          <table:table-cell table:style-name="ce68" table:number-columns-repeated="2"/>
          <table:table-cell table:style-name="ce108"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312]=&quot;Universally Unique&quot;;&quot;UU&quot;;[.E312]);[.F312];IF([.H312]&lt;&gt;[.I312];[.H312];&quot;&quot;);CONCATENATE(IF([.I312]=&quot;Identifier&quot;;&quot;ID&quot;;IF([.I312]=&quot;Text&quot;;&quot;&quot;;[.I312]))));&quot; &quot;;&quot;&quot;);&quot;'&quot;;&quot;&quot;)" office:value-type="string" office:string-value="AllowanceCharge">
            <text:p>AllowanceCharge</text:p>
          </table:table-cell>
          <table:table-cell table:style-name="ce8" office:value-type="string">
            <text:p>Delivery Terms. Allowance Charge</text:p>
          </table:table-cell>
          <table:table-cell table:style-name="ce8"/>
          <table:table-cell table:style-name="ce8" office:value-type="string">
            <text:p>Delivery Terms</text:p>
          </table:table-cell>
          <table:table-cell table:number-columns-repeated="2" table:style-name="ce8"/>
          <table:table-cell table:style-name="ce8"/>
          <table:table-cell table:style-name="ce8" table:formula="oooc:=[.M312]" office:value-type="string" office:string-value="Allowance Charge">
            <text:p>Allowance Charge</text:p>
          </table:table-cell>
          <table:table-cell table:style-name="ce8" table:formula="oooc:=[.M312]" office:value-type="string" office:string-value="Allowance Charge">
            <text:p>Allowance Charge</text:p>
          </table:table-cell>
          <table:table-cell table:style-name="ce8" table:number-columns-repeated="3"/>
          <table:table-cell table:style-name="ce12" office:value-type="string">
            <text:p>Allowance Charge</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Allowance Charge.</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2" office:value-type="string">
            <text:p>DeliveryUnit</text:p>
          </table:table-cell>
          <table:table-cell table:style-name="ce2" office:value-type="string">
            <text:p>Delivery Unit. Details</text:p>
          </table:table-cell>
          <table:table-cell table:style-name="ce16"/>
          <table:table-cell table:style-name="ce16" office:value-type="string">
            <text:p>Delivery Unit</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Delivery Unit.</text:p>
          </table:table-cell>
          <table:table-cell table:style-name="ce16"/>
          <table:table-cell table:style-name="ce85"/>
          <table:table-cell table:style-name="ce100" office:value-type="string">
            <text:p>2.0</text:p>
          </table:table-cell>
          <table:table-cell table:style-name="ce16" table:number-columns-repeated="12"/>
          <table:table-cell table:style-name="ce37" table:number-columns-repeated="224"/>
        </table:table-row>
        <table:table-row table:style-name="ro3">
          <table:table-cell table:formula="oooc:=SUBSTITUTE(SUBSTITUTE(CONCATENATE(IF([.E314]=&quot;Universally Unique&quot;;&quot;UU&quot;;[.E314]);IF([.G314]&lt;&gt;[.I314];[.H314];[.F314]);CONCATENATE(IF([.I314]=&quot;Identifier&quot;;&quot;ID&quot;;IF([.I314]=&quot;Text&quot;;&quot;&quot;;[.I314]))));&quot; &quot;;&quot;&quot;);&quot;'&quot;;&quot;&quot;)" office:value-type="string" office:string-value="BatchQuantity">
            <text:p>BatchQuantity</text:p>
          </table:table-cell>
          <table:table-cell office:value-type="string">
            <text:p>Delivery Unit. Batch Quantity. Quantity</text:p>
          </table:table-cell>
          <table:table-cell/>
          <table:table-cell office:value-type="string">
            <text:p>Delivery Unit</text:p>
          </table:table-cell>
          <table:table-cell/>
          <table:table-cell office:value-type="string">
            <text:p>Batch</text:p>
          </table:table-cell>
          <table:table-cell office:value-type="string">
            <text:p>Quantity</text:p>
          </table:table-cell>
          <table:table-cell table:formula="oooc:=IF([.F314]&lt;&gt;&quot;&quot;;CONCATENATE([.F314];&quot; &quot;;[.G314]);[.G314])" office:value-type="string" office:string-value="Batch Quantity">
            <text:p>Batch Quantity</text:p>
          </table:table-cell>
          <table:table-cell office:value-type="string">
            <text:p>Quantity</text:p>
          </table:table-cell>
          <table:table-cell/>
          <table:table-cell table:formula="oooc:=IF([.J314]&lt;&gt;&quot;&quot;;CONCATENATE([.J314];&quot;_ &quot;;[.I314];&quot;. Type&quot;);CONCATENATE([.I314];&quot;. Type&quot;))" office:value-type="string" office:string-value="Quantity. Type">
            <text:p>Quantity. Type</text:p>
          </table:table-cell>
          <table:table-cell table:number-columns-repeated="3"/>
          <table:table-cell office:value-type="float" office:value="1">
            <text:p>1</text:p>
          </table:table-cell>
          <table:table-cell office:value-type="string">
            <text:p>BBIE</text:p>
          </table:table-cell>
          <table:table-cell office:value-type="string">
            <text:p>The quantity of ordered Items that constitutes a batch for delivery purposes.</text:p>
          </table:table-cell>
          <table:table-cell office:value-type="string">
            <text:p>"100 units", "by the dozen"</text:p>
          </table:table-cell>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315]=&quot;Universally Unique&quot;;&quot;UU&quot;;[.E315]);IF([.G315]&lt;&gt;[.I315];[.H315];[.F315]);CONCATENATE(IF([.I315]=&quot;Identifier&quot;;&quot;ID&quot;;IF([.I315]=&quot;Text&quot;;&quot;&quot;;[.I315]))));&quot; &quot;;&quot;&quot;);&quot;'&quot;;&quot;&quot;)" office:value-type="string" office:string-value="ConsumerUnitQuantity">
            <text:p>ConsumerUnitQuantity</text:p>
          </table:table-cell>
          <table:table-cell office:value-type="string">
            <text:p>Delivery Unit. Consumer_ Unit. Quantity</text:p>
          </table:table-cell>
          <table:table-cell/>
          <table:table-cell office:value-type="string">
            <text:p>Delivery Unit</text:p>
          </table:table-cell>
          <table:table-cell office:value-type="string">
            <text:p>Consumer</text:p>
          </table:table-cell>
          <table:table-cell/>
          <table:table-cell office:value-type="string">
            <text:p>Unit</text:p>
          </table:table-cell>
          <table:table-cell table:formula="oooc:=IF([.F315]&lt;&gt;&quot;&quot;;CONCATENATE([.F315];&quot; &quot;;[.G315]);[.G315])" office:value-type="string" office:string-value="Unit">
            <text:p>Unit</text:p>
          </table:table-cell>
          <table:table-cell office:value-type="string">
            <text:p>Quantity</text:p>
          </table:table-cell>
          <table:table-cell/>
          <table:table-cell table:formula="oooc:=IF([.J315]&lt;&gt;&quot;&quot;;CONCATENATE([.J315];&quot;_ &quot;;[.I315];&quot;. Type&quot;);CONCATENATE([.I31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consumer units in the Delivery Unit.</text:p>
          </table:table-cell>
          <table:table-cell office:value-type="string">
            <text:p>"packs of 10"</text:p>
          </table:table-cell>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316]=&quot;Universally Unique&quot;;&quot;UU&quot;;[.E316]);IF([.G316]&lt;&gt;[.I316];[.H316];[.F316]);CONCATENATE(IF([.I316]=&quot;Identifier&quot;;&quot;ID&quot;;IF([.I316]=&quot;Text&quot;;&quot;&quot;;[.I316]))));&quot; &quot;;&quot;&quot;);&quot;'&quot;;&quot;&quot;)" office:value-type="string" office:string-value="HazardousRiskIndicator">
            <text:p>HazardousRiskIndicator</text:p>
          </table:table-cell>
          <table:table-cell table:style-name="ce10" office:value-type="string">
            <text:p>Delivery Unit. Hazardous Risk_ Indicator. Indicator</text:p>
          </table:table-cell>
          <table:table-cell/>
          <table:table-cell office:value-type="string">
            <text:p>Delivery Unit</text:p>
          </table:table-cell>
          <table:table-cell office:value-type="string">
            <text:p>Hazardous Risk</text:p>
          </table:table-cell>
          <table:table-cell/>
          <table:table-cell office:value-type="string">
            <text:p>Indicator</text:p>
          </table:table-cell>
          <table:table-cell table:formula="oooc:=IF([.F316]&lt;&gt;&quot;&quot;;CONCATENATE([.F316];&quot; &quot;;[.G316]);[.G316])" office:value-type="string" office:string-value="Indicator">
            <text:p>Indicator</text:p>
          </table:table-cell>
          <table:table-cell office:value-type="string">
            <text:p>Indicator</text:p>
          </table:table-cell>
          <table:table-cell/>
          <table:table-cell table:formula="oooc:=IF([.J316]&lt;&gt;&quot;&quot;;CONCATENATE([.J316];&quot;_ &quot;;[.I316];&quot;. Type&quot;);CONCATENATE([.I316];&quot;. Type&quot;))" office:value-type="string" office:string-value="Indicator. Type">
            <text:p>Indicator. Type</text:p>
          </table:table-cell>
          <table:table-cell table:number-columns-repeated="3"/>
          <table:table-cell table:style-name="ce64" office:value-type="string">
            <text:p>0..1</text:p>
          </table:table-cell>
          <table:table-cell office:value-type="string">
            <text:p>BBIE</text:p>
          </table:table-cell>
          <table:table-cell office:value-type="string">
            <text:p>Indicates whether the Item as delivered is hazardous.</text:p>
          </table:table-cell>
          <table:table-cell office:value-type="string">
            <text:p>Default is negative</text:p>
          </table:table-cell>
          <table:table-cell/>
          <table:table-cell table:style-name="ce92" office:value-type="string">
            <text:p>2.0</text:p>
          </table:table-cell>
          <table:table-cell/>
          <table:table-cell table:style-name="ce3"/>
          <table:table-cell table:number-columns-repeated="234"/>
        </table:table-row>
        <table:table-row table:style-name="ro2">
          <table:table-cell table:style-name="ce2" office:value-type="string">
            <text:p>Despatch</text:p>
          </table:table-cell>
          <table:table-cell table:style-name="ce2" office:value-type="string">
            <text:p>Despatch. Details</text:p>
          </table:table-cell>
          <table:table-cell table:style-name="ce5"/>
          <table:table-cell table:style-name="ce5" office:value-type="string">
            <text:p>Despatch</text:p>
          </table:table-cell>
          <table:table-cell table:style-name="ce5" table:number-columns-repeated="10"/>
          <table:table-cell table:style-name="ce2"/>
          <table:table-cell table:style-name="ce5" office:value-type="string">
            <text:p>ABIE</text:p>
          </table:table-cell>
          <table:table-cell table:style-name="ce44" office:value-type="string">
            <text:p>Information about Despatch.</text:p>
          </table:table-cell>
          <table:table-cell table:style-name="ce53" table:number-columns-repeated="2"/>
          <table:table-cell table:style-name="ce104" office:value-type="string">
            <text:p>2.0</text:p>
          </table:table-cell>
          <table:table-cell table:style-name="ce118"/>
          <table:table-cell table:style-name="ce2"/>
          <table:table-cell table:style-name="ce5" table:number-columns-repeated="10"/>
          <table:table-cell table:style-name="ce7" table:number-columns-repeated="224"/>
        </table:table-row>
        <table:table-row table:style-name="ro2">
          <table:table-cell table:formula="oooc:=SUBSTITUTE(SUBSTITUTE(CONCATENATE(IF([.E318]=&quot;Universally Unique&quot;;&quot;UU&quot;;[.E318]);IF([.G318]&lt;&gt;[.I318];[.H318];[.F318]);CONCATENATE(IF([.I318]=&quot;Identifier&quot;;&quot;ID&quot;;IF([.I318]=&quot;Text&quot;;&quot;&quot;;[.I318]))));&quot; &quot;;&quot;&quot;);&quot;'&quot;;&quot;&quot;)" office:value-type="string" office:string-value="ID">
            <text:p>ID</text:p>
          </table:table-cell>
          <table:table-cell table:style-name="ce10" office:value-type="string">
            <text:p>Despatch. Identifier</text:p>
          </table:table-cell>
          <table:table-cell table:style-name="ce7"/>
          <table:table-cell table:style-name="ce7" office:value-type="string">
            <text:p>Despatch</text:p>
          </table:table-cell>
          <table:table-cell table:number-columns-repeated="2" table:style-name="ce7"/>
          <table:table-cell table:style-name="ce7" office:value-type="string">
            <text:p>Identifier</text:p>
          </table:table-cell>
          <table:table-cell table:formula="oooc:=IF([.F318]&lt;&gt;&quot;&quot;;CONCATENATE([.F318];&quot; &quot;;[.G318]);[.G318])" office:value-type="string" office:string-value="Identifier">
            <text:p>Identifier</text:p>
          </table:table-cell>
          <table:table-cell table:style-name="ce7" office:value-type="string">
            <text:p>Identifier</text:p>
          </table:table-cell>
          <table:table-cell table:style-name="ce7"/>
          <table:table-cell table:formula="oooc:=IF([.J318]&lt;&gt;&quot;&quot;;CONCATENATE([.J318];&quot;_ &quot;;[.I318];&quot;. Type&quot;);CONCATENATE([.I318];&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4" office:value-type="string">
            <text:p>The identifier for the Delivery.</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319]=&quot;Universally Unique&quot;;&quot;UU&quot;;[.E319]);IF([.G319]&lt;&gt;[.I319];[.H319];[.F319]);CONCATENATE(IF([.I319]=&quot;Identifier&quot;;&quot;ID&quot;;IF([.I319]=&quot;Text&quot;;&quot;&quot;;[.I319]))));&quot; &quot;;&quot;&quot;);&quot;'&quot;;&quot;&quot;)" office:value-type="string" office:string-value="RequestedDespatchDate">
            <text:p>RequestedDespatchDate</text:p>
          </table:table-cell>
          <table:table-cell table:style-name="ce10" office:value-type="string">
            <text:p>Despatch. Requested_ Despatch Date. Date</text:p>
          </table:table-cell>
          <table:table-cell table:style-name="ce7"/>
          <table:table-cell table:style-name="ce7" office:value-type="string">
            <text:p>Despatch</text:p>
          </table:table-cell>
          <table:table-cell table:style-name="ce7" office:value-type="string">
            <text:p>Requested</text:p>
          </table:table-cell>
          <table:table-cell table:style-name="ce7" office:value-type="string">
            <text:p>Despatch</text:p>
          </table:table-cell>
          <table:table-cell table:style-name="ce26" office:value-type="string">
            <text:p>Date</text:p>
          </table:table-cell>
          <table:table-cell table:formula="oooc:=IF([.F319]&lt;&gt;&quot;&quot;;CONCATENATE([.F319];&quot; &quot;;[.G319]);[.G319])" office:value-type="string" office:string-value="Despatch Date">
            <text:p>Despatch Date</text:p>
          </table:table-cell>
          <table:table-cell table:style-name="ce26" office:value-type="string">
            <text:p>Date</text:p>
          </table:table-cell>
          <table:table-cell table:style-name="ce7"/>
          <table:table-cell table:formula="oooc:=IF([.J319]&lt;&gt;&quot;&quot;;CONCATENATE([.J319];&quot;_ &quot;;[.I319];&quot;. Type&quot;);CONCATENATE([.I319];&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despatch (pick-up) date requested by the buyer.</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320]=&quot;Universally Unique&quot;;&quot;UU&quot;;[.E320]);IF([.G320]&lt;&gt;[.I320];[.H320];[.F320]);CONCATENATE(IF([.I320]=&quot;Identifier&quot;;&quot;ID&quot;;IF([.I320]=&quot;Text&quot;;&quot;&quot;;[.I320]))));&quot; &quot;;&quot;&quot;);&quot;'&quot;;&quot;&quot;)" office:value-type="string" office:string-value="RequestedDespatchTime">
            <text:p>RequestedDespatchTime</text:p>
          </table:table-cell>
          <table:table-cell table:style-name="ce10" office:value-type="string">
            <text:p>Despatch. Requested_ Despatch Time. Time</text:p>
          </table:table-cell>
          <table:table-cell table:style-name="ce7"/>
          <table:table-cell table:style-name="ce7" office:value-type="string">
            <text:p>Despatch</text:p>
          </table:table-cell>
          <table:table-cell table:style-name="ce7" office:value-type="string">
            <text:p>Requested</text:p>
          </table:table-cell>
          <table:table-cell table:style-name="ce7" office:value-type="string">
            <text:p>Despatch</text:p>
          </table:table-cell>
          <table:table-cell table:style-name="ce26" office:value-type="string">
            <text:p>Time</text:p>
          </table:table-cell>
          <table:table-cell table:formula="oooc:=IF([.F320]&lt;&gt;&quot;&quot;;CONCATENATE([.F320];&quot; &quot;;[.G320]);[.G320])" office:value-type="string" office:string-value="Despatch Time">
            <text:p>Despatch Time</text:p>
          </table:table-cell>
          <table:table-cell table:style-name="ce26" office:value-type="string">
            <text:p>Time</text:p>
          </table:table-cell>
          <table:table-cell table:style-name="ce7"/>
          <table:table-cell table:formula="oooc:=IF([.J320]&lt;&gt;&quot;&quot;;CONCATENATE([.J320];&quot;_ &quot;;[.I320];&quot;. Type&quot;);CONCATENATE([.I320];&quot;. Type&quot;))" office:value-type="string" office:string-value="Time. Type">
            <text:p>Ti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despatch (pick-up) time requested by the buyer.</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321]=&quot;Universally Unique&quot;;&quot;UU&quot;;[.E321]);IF([.G321]&lt;&gt;[.I321];[.H321];[.F321]);CONCATENATE(IF([.I321]=&quot;Identifier&quot;;&quot;ID&quot;;IF([.I321]=&quot;Text&quot;;&quot;&quot;;[.I321]))));&quot; &quot;;&quot;&quot;);&quot;'&quot;;&quot;&quot;)" office:value-type="string" office:string-value="EstimatedDespatchDate">
            <text:p>EstimatedDespatchDate</text:p>
          </table:table-cell>
          <table:table-cell table:style-name="ce10" office:value-type="string">
            <text:p>Despatch. Estimated_ Despatch Date. Date</text:p>
          </table:table-cell>
          <table:table-cell table:style-name="ce7"/>
          <table:table-cell table:style-name="ce7" office:value-type="string">
            <text:p>Despatch</text:p>
          </table:table-cell>
          <table:table-cell table:style-name="ce7" office:value-type="string">
            <text:p>Estimated</text:p>
          </table:table-cell>
          <table:table-cell table:style-name="ce7" office:value-type="string">
            <text:p>Despatch</text:p>
          </table:table-cell>
          <table:table-cell table:style-name="ce26" office:value-type="string">
            <text:p>Date</text:p>
          </table:table-cell>
          <table:table-cell table:formula="oooc:=IF([.F321]&lt;&gt;&quot;&quot;;CONCATENATE([.F321];&quot; &quot;;[.G321]);[.G321])" office:value-type="string" office:string-value="Despatch Date">
            <text:p>Despatch Date</text:p>
          </table:table-cell>
          <table:table-cell table:style-name="ce26" office:value-type="string">
            <text:p>Date</text:p>
          </table:table-cell>
          <table:table-cell table:style-name="ce7"/>
          <table:table-cell table:formula="oooc:=IF([.J321]&lt;&gt;&quot;&quot;;CONCATENATE([.J321];&quot;_ &quot;;[.I321];&quot;. Type&quot;);CONCATENATE([.I321];&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despatch (pick-up) date estimated by the seller or Despatch.</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322]=&quot;Universally Unique&quot;;&quot;UU&quot;;[.E322]);IF([.G322]&lt;&gt;[.I322];[.H322];[.F322]);CONCATENATE(IF([.I322]=&quot;Identifier&quot;;&quot;ID&quot;;IF([.I322]=&quot;Text&quot;;&quot;&quot;;[.I322]))));&quot; &quot;;&quot;&quot;);&quot;'&quot;;&quot;&quot;)" office:value-type="string" office:string-value="EstimatedDespatchTime">
            <text:p>EstimatedDespatchTime</text:p>
          </table:table-cell>
          <table:table-cell table:style-name="ce10" office:value-type="string">
            <text:p>Despatch. Estimated_ Despatch Time. Time</text:p>
          </table:table-cell>
          <table:table-cell table:style-name="ce7"/>
          <table:table-cell table:style-name="ce7" office:value-type="string">
            <text:p>Despatch</text:p>
          </table:table-cell>
          <table:table-cell table:style-name="ce7" office:value-type="string">
            <text:p>Estimated</text:p>
          </table:table-cell>
          <table:table-cell table:style-name="ce7" office:value-type="string">
            <text:p>Despatch</text:p>
          </table:table-cell>
          <table:table-cell table:style-name="ce26" office:value-type="string">
            <text:p>Time</text:p>
          </table:table-cell>
          <table:table-cell table:formula="oooc:=IF([.F322]&lt;&gt;&quot;&quot;;CONCATENATE([.F322];&quot; &quot;;[.G322]);[.G322])" office:value-type="string" office:string-value="Despatch Time">
            <text:p>Despatch Time</text:p>
          </table:table-cell>
          <table:table-cell table:style-name="ce26" office:value-type="string">
            <text:p>Time</text:p>
          </table:table-cell>
          <table:table-cell table:style-name="ce7"/>
          <table:table-cell table:formula="oooc:=IF([.J322]&lt;&gt;&quot;&quot;;CONCATENATE([.J322];&quot;_ &quot;;[.I322];&quot;. Type&quot;);CONCATENATE([.I322];&quot;. Type&quot;))" office:value-type="string" office:string-value="Time. Type">
            <text:p>Ti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despatch (pick-up) time estimated by the seller or Despatch.</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323]=&quot;Universally Unique&quot;;&quot;UU&quot;;[.E323]);IF([.G323]&lt;&gt;[.I323];[.H323];[.F323]);CONCATENATE(IF([.I323]=&quot;Identifier&quot;;&quot;ID&quot;;IF([.I323]=&quot;Text&quot;;&quot;&quot;;[.I323]))));&quot; &quot;;&quot;&quot;);&quot;'&quot;;&quot;&quot;)" office:value-type="string" office:string-value="ActualDespatchDate">
            <text:p>ActualDespatchDate</text:p>
          </table:table-cell>
          <table:table-cell table:style-name="ce10" office:value-type="string">
            <text:p>Despatch. Actual_ Despatch Date. Date</text:p>
          </table:table-cell>
          <table:table-cell table:style-name="ce7"/>
          <table:table-cell table:style-name="ce7" office:value-type="string">
            <text:p>Despatch</text:p>
          </table:table-cell>
          <table:table-cell table:style-name="ce7" office:value-type="string">
            <text:p>Actual</text:p>
          </table:table-cell>
          <table:table-cell table:style-name="ce7" office:value-type="string">
            <text:p>Despatch</text:p>
          </table:table-cell>
          <table:table-cell table:style-name="ce26" office:value-type="string">
            <text:p>Date</text:p>
          </table:table-cell>
          <table:table-cell table:formula="oooc:=IF([.F323]&lt;&gt;&quot;&quot;;CONCATENATE([.F323];&quot; &quot;;[.G323]);[.G323])" office:value-type="string" office:string-value="Despatch Date">
            <text:p>Despatch Date</text:p>
          </table:table-cell>
          <table:table-cell table:style-name="ce26" office:value-type="string">
            <text:p>Date</text:p>
          </table:table-cell>
          <table:table-cell table:style-name="ce7"/>
          <table:table-cell table:formula="oooc:=IF([.J323]&lt;&gt;&quot;&quot;;CONCATENATE([.J323];&quot;_ &quot;;[.I323];&quot;. Type&quot;);CONCATENATE([.I323];&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actual despatch (pick-up) date.</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324]=&quot;Universally Unique&quot;;&quot;UU&quot;;[.E324]);IF([.G324]&lt;&gt;[.I324];[.H324];[.F324]);CONCATENATE(IF([.I324]=&quot;Identifier&quot;;&quot;ID&quot;;IF([.I324]=&quot;Text&quot;;&quot;&quot;;[.I324]))));&quot; &quot;;&quot;&quot;);&quot;'&quot;;&quot;&quot;)" office:value-type="string" office:string-value="ActualDespatchTime">
            <text:p>ActualDespatchTime</text:p>
          </table:table-cell>
          <table:table-cell table:style-name="ce10" office:value-type="string">
            <text:p>Despatch. Actual_ Despatch Time. Time</text:p>
          </table:table-cell>
          <table:table-cell table:style-name="ce7"/>
          <table:table-cell table:style-name="ce7" office:value-type="string">
            <text:p>Despatch</text:p>
          </table:table-cell>
          <table:table-cell table:style-name="ce7" office:value-type="string">
            <text:p>Actual</text:p>
          </table:table-cell>
          <table:table-cell table:style-name="ce7" office:value-type="string">
            <text:p>Despatch</text:p>
          </table:table-cell>
          <table:table-cell table:style-name="ce26" office:value-type="string">
            <text:p>Time</text:p>
          </table:table-cell>
          <table:table-cell table:formula="oooc:=IF([.F324]&lt;&gt;&quot;&quot;;CONCATENATE([.F324];&quot; &quot;;[.G324]);[.G324])" office:value-type="string" office:string-value="Despatch Time">
            <text:p>Despatch Time</text:p>
          </table:table-cell>
          <table:table-cell table:style-name="ce26" office:value-type="string">
            <text:p>Time</text:p>
          </table:table-cell>
          <table:table-cell table:style-name="ce7"/>
          <table:table-cell table:formula="oooc:=IF([.J324]&lt;&gt;&quot;&quot;;CONCATENATE([.J324];&quot;_ &quot;;[.I324];&quot;. Type&quot;);CONCATENATE([.I324];&quot;. Type&quot;))" office:value-type="string" office:string-value="Time. Type">
            <text:p>Ti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actual despatch (pick-up) time.</text:p>
          </table:table-cell>
          <table:table-cell table:style-name="ce31"/>
          <table:table-cell table:style-name="ce7"/>
          <table:table-cell table:style-name="ce90" office:value-type="string">
            <text:p>2.0</text:p>
          </table:table-cell>
          <table:table-cell table:style-name="ce7" table:number-columns-repeated="236"/>
        </table:table-row>
        <table:table-row table:style-name="ro2">
          <table:table-cell table:style-name="ce4" table:formula="oooc:=SUBSTITUTE(SUBSTITUTE(CONCATENATE(IF([.E325]=&quot;Universally Unique&quot;;&quot;UU&quot;;[.E325]);[.F325];IF([.H325]&lt;&gt;[.I325];[.H325];&quot;&quot;);CONCATENATE(IF([.I325]=&quot;Identifier&quot;;&quot;ID&quot;;IF([.I325]=&quot;Text&quot;;&quot;&quot;;[.I325]))));&quot; &quot;;&quot;&quot;);&quot;'&quot;;&quot;&quot;)" office:value-type="string" office:string-value="DespatchAddress">
            <text:p>DespatchAddress</text:p>
          </table:table-cell>
          <table:table-cell table:style-name="ce15" office:value-type="string">
            <text:p>Despatch. Despatch_ Address. Address</text:p>
          </table:table-cell>
          <table:table-cell table:style-name="ce8"/>
          <table:table-cell table:number-columns-repeated="2" table:style-name="ce8" office:value-type="string">
            <text:p>Despatch</text:p>
          </table:table-cell>
          <table:table-cell table:style-name="ce8"/>
          <table:table-cell table:style-name="ce8"/>
          <table:table-cell table:style-name="ce8" table:formula="oooc:=[.M325]" office:value-type="string" office:string-value="Address">
            <text:p>Address</text:p>
          </table:table-cell>
          <table:table-cell table:style-name="ce8" table:formula="oooc:=[.M325]" office:value-type="string" office:string-value="Address">
            <text:p>Address</text:p>
          </table:table-cell>
          <table:table-cell table:style-name="ce8" table:number-columns-repeated="3"/>
          <table:table-cell table:style-name="ce12" office:value-type="string">
            <text:p>Address</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Despatch Address.</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326]=&quot;Universally Unique&quot;;&quot;UU&quot;;[.E326]);[.F326];IF([.H326]&lt;&gt;[.I326];[.H326];&quot;&quot;);CONCATENATE(IF([.I326]=&quot;Identifier&quot;;&quot;ID&quot;;IF([.I326]=&quot;Text&quot;;&quot;&quot;;[.I326]))));&quot; &quot;;&quot;&quot;);&quot;'&quot;;&quot;&quot;)" office:value-type="string" office:string-value="DespatchParty">
            <text:p>DespatchParty</text:p>
          </table:table-cell>
          <table:table-cell table:style-name="ce15" office:value-type="string">
            <text:p>Despatch. Despatch_ Party. Party</text:p>
          </table:table-cell>
          <table:table-cell table:style-name="ce8"/>
          <table:table-cell table:number-columns-repeated="2" table:style-name="ce8" office:value-type="string">
            <text:p>Despatch</text:p>
          </table:table-cell>
          <table:table-cell table:style-name="ce8"/>
          <table:table-cell table:style-name="ce8"/>
          <table:table-cell table:style-name="ce8" table:formula="oooc:=[.M326]" office:value-type="string" office:string-value="Party">
            <text:p>Party</text:p>
          </table:table-cell>
          <table:table-cell table:style-name="ce8" table:formula="oooc:=[.M326]"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The party who despatched the delivery.</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4" table:formula="oooc:=SUBSTITUTE(SUBSTITUTE(CONCATENATE(IF([.E327]=&quot;Universally Unique&quot;;&quot;UU&quot;;[.E327]);[.F327];IF([.H327]&lt;&gt;[.I327];[.H327];&quot;&quot;);CONCATENATE(IF([.I327]=&quot;Identifier&quot;;&quot;ID&quot;;IF([.I327]=&quot;Text&quot;;&quot;&quot;;[.I327]))));&quot; &quot;;&quot;&quot;);&quot;'&quot;;&quot;&quot;)" office:value-type="string" office:string-value="Contact">
            <text:p>Contact</text:p>
          </table:table-cell>
          <table:table-cell table:style-name="ce8" office:value-type="string">
            <text:p>Despatch. Contact</text:p>
          </table:table-cell>
          <table:table-cell table:style-name="ce8"/>
          <table:table-cell table:style-name="ce8" office:value-type="string">
            <text:p>Despatch</text:p>
          </table:table-cell>
          <table:table-cell table:number-columns-repeated="2" table:style-name="ce8"/>
          <table:table-cell table:style-name="ce8"/>
          <table:table-cell table:style-name="ce8" table:formula="oooc:=[.M327]" office:value-type="string" office:string-value="Contact">
            <text:p>Contact</text:p>
          </table:table-cell>
          <table:table-cell table:style-name="ce8" table:formula="oooc:=[.M327]" office:value-type="string" office:string-value="Contact">
            <text:p>Contact</text:p>
          </table:table-cell>
          <table:table-cell table:style-name="ce8" table:number-columns-repeated="3"/>
          <table:table-cell table:style-name="ce12" office:value-type="string">
            <text:p>Contact</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Contact.</text:p>
          </table:table-cell>
          <table:table-cell table:style-name="ce68"/>
          <table:table-cell table:style-name="ce88"/>
          <table:table-cell table:style-name="ce97" office:value-type="string">
            <text:p>2.0</text:p>
          </table:table-cell>
          <table:table-cell table:style-name="ce8" table:number-columns-repeated="2"/>
          <table:table-cell table:style-name="ce57"/>
          <table:table-cell table:style-name="ce8" table:number-columns-repeated="9"/>
          <table:table-cell table:style-name="ce7" table:number-columns-repeated="224"/>
        </table:table-row>
        <table:table-row table:style-name="ro2">
          <table:table-cell table:style-name="ce2" office:value-type="string">
            <text:p>DespatchLine</text:p>
          </table:table-cell>
          <table:table-cell table:style-name="ce2" office:value-type="string">
            <text:p>Despatch Line. Details</text:p>
          </table:table-cell>
          <table:table-cell table:style-name="ce5"/>
          <table:table-cell table:style-name="ce5" office:value-type="string">
            <text:p>Despatch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Despatch Line.</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Procurement</text:p>
          </table:table-cell>
          <table:table-cell table:style-name="ce5" table:number-columns-repeated="9"/>
          <table:table-cell table:style-name="ce34" table:number-columns-repeated="224"/>
        </table:table-row>
        <table:table-row table:style-name="ro2">
          <table:table-cell table:formula="oooc:=SUBSTITUTE(SUBSTITUTE(CONCATENATE(IF([.E329]=&quot;Universally Unique&quot;;&quot;UU&quot;;[.E329]);IF([.G329]&lt;&gt;[.I329];[.H329];[.F329]);CONCATENATE(IF([.I329]=&quot;Identifier&quot;;&quot;ID&quot;;IF([.I329]=&quot;Text&quot;;&quot;&quot;;[.I329]))));&quot; &quot;;&quot;&quot;);&quot;'&quot;;&quot;&quot;)" office:value-type="string" office:string-value="ID">
            <text:p>ID</text:p>
          </table:table-cell>
          <table:table-cell table:style-name="ce10" office:value-type="string">
            <text:p>Despatch Line. Identifier</text:p>
          </table:table-cell>
          <table:table-cell table:style-name="ce7"/>
          <table:table-cell table:style-name="ce7" office:value-type="string">
            <text:p>Despatch Line</text:p>
          </table:table-cell>
          <table:table-cell table:number-columns-repeated="2" table:style-name="ce7"/>
          <table:table-cell table:style-name="ce7" office:value-type="string">
            <text:p>Identifier</text:p>
          </table:table-cell>
          <table:table-cell table:formula="oooc:=IF([.F329]&lt;&gt;&quot;&quot;;CONCATENATE([.F329];&quot; &quot;;[.G329]);[.G329])" office:value-type="string" office:string-value="Identifier">
            <text:p>Identifier</text:p>
          </table:table-cell>
          <table:table-cell table:style-name="ce7" office:value-type="string">
            <text:p>Identifier</text:p>
          </table:table-cell>
          <table:table-cell table:style-name="ce7"/>
          <table:table-cell table:formula="oooc:=IF([.J329]&lt;&gt;&quot;&quot;;CONCATENATE([.J329];&quot;_ &quot;;[.I329];&quot;. Type&quot;);CONCATENATE([.I329];&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Identifies the Despatch Lin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style-name="ce6" office:value-type="string">
            <text:p>UUID</text:p>
          </table:table-cell>
          <table:table-cell table:style-name="ce24" office:value-type="string">
            <text:p>Despatch Line. UUID. Identifier</text:p>
          </table:table-cell>
          <table:table-cell/>
          <table:table-cell table:style-name="ce7" office:value-type="string">
            <text:p>Despatch Line</text:p>
          </table:table-cell>
          <table:table-cell/>
          <table:table-cell/>
          <table:table-cell table:style-name="ce6" office:value-type="string">
            <text:p>UUID</text:p>
          </table:table-cell>
          <table:table-cell table:formula="oooc:=IF([.F330]&lt;&gt;&quot;&quot;;CONCATENATE([.F330];&quot; &quot;;[.G330]);[.G330])" office:value-type="string" office:string-value="UUID">
            <text:p>UUID</text:p>
          </table:table-cell>
          <table:table-cell office:value-type="string">
            <text:p>Identifier</text:p>
          </table:table-cell>
          <table:table-cell/>
          <table:table-cell table:formula="oooc:=IF([.J330]&lt;&gt;&quot;&quot;;CONCATENATE([.J330];&quot;_ &quot;;[.I330];&quot;. Type&quot;);CONCATENATE([.I3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0"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331]=&quot;Universally Unique&quot;;&quot;UU&quot;;[.E331]);IF([.G331]&lt;&gt;[.I331];[.H331];[.F331]);CONCATENATE(IF([.I331]=&quot;Identifier&quot;;&quot;ID&quot;;IF([.I331]=&quot;Text&quot;;&quot;&quot;;[.I331]))));&quot; &quot;;&quot;&quot;);&quot;'&quot;;&quot;&quot;)" office:value-type="string" office:string-value="Note">
            <text:p>Note</text:p>
          </table:table-cell>
          <table:table-cell office:value-type="string">
            <text:p>Despatch Line. Note. Text</text:p>
          </table:table-cell>
          <table:table-cell table:style-name="ce7"/>
          <table:table-cell table:style-name="ce7" office:value-type="string">
            <text:p>Despatch Line</text:p>
          </table:table-cell>
          <table:table-cell table:number-columns-repeated="2" table:style-name="ce7"/>
          <table:table-cell table:style-name="ce7" office:value-type="string">
            <text:p>Note</text:p>
          </table:table-cell>
          <table:table-cell table:formula="oooc:=IF([.F331]&lt;&gt;&quot;&quot;;CONCATENATE([.F331];&quot; &quot;;[.G331]);[.G331])" office:value-type="string" office:string-value="Note">
            <text:p>Note</text:p>
          </table:table-cell>
          <table:table-cell table:style-name="ce7" office:value-type="string">
            <text:p>Text</text:p>
          </table:table-cell>
          <table:table-cell table:style-name="ce7"/>
          <table:table-cell table:formula="oooc:=IF([.J331]&lt;&gt;&quot;&quot;;CONCATENATE([.J331];&quot;_ &quot;;[.I331];&quot;. Type&quot;);CONCATENATE([.I331];&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Despatch Line. This element may contain notes or any other similar information that is not contained explicitly in another structur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32]=&quot;Universally Unique&quot;;&quot;UU&quot;;[.E332]);IF([.G332]&lt;&gt;[.I332];[.H332];[.F332]);CONCATENATE(IF([.I332]=&quot;Identifier&quot;;&quot;ID&quot;;IF([.I332]=&quot;Text&quot;;&quot;&quot;;[.I332]))));&quot; &quot;;&quot;&quot;);&quot;'&quot;;&quot;&quot;)" office:value-type="string" office:string-value="LineStatusCode">
            <text:p>LineStatusCode</text:p>
          </table:table-cell>
          <table:table-cell table:style-name="ce10" office:value-type="string">
            <text:p>Despatch Line. Line Status Code. Code</text:p>
          </table:table-cell>
          <table:table-cell table:style-name="ce7"/>
          <table:table-cell table:style-name="ce7" office:value-type="string">
            <text:p>Despatch Line</text:p>
          </table:table-cell>
          <table:table-cell table:style-name="ce7"/>
          <table:table-cell table:style-name="ce26" office:value-type="string">
            <text:p>Line Status</text:p>
          </table:table-cell>
          <table:table-cell table:style-name="ce26" office:value-type="string">
            <text:p>Code</text:p>
          </table:table-cell>
          <table:table-cell table:formula="oooc:=IF([.F332]&lt;&gt;&quot;&quot;;CONCATENATE([.F332];&quot; &quot;;[.G332]);[.G332])" office:value-type="string" office:string-value="Line Status Code">
            <text:p>Line Status Code</text:p>
          </table:table-cell>
          <table:table-cell table:style-name="ce7" office:value-type="string">
            <text:p>Code</text:p>
          </table:table-cell>
          <table:table-cell table:style-name="ce34" office:value-type="string">
            <text:p>Line Status</text:p>
          </table:table-cell>
          <table:table-cell table:formula="oooc:=IF([.J332]&lt;&gt;&quot;&quot;;CONCATENATE([.J332];&quot;_ &quot;;[.I332];&quot;. Type&quot;);CONCATENATE([.I332];&quot;. Type&quot;))" office:value-type="string" office:string-value="Line Status_ Code. Type">
            <text:p>Line Status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status of the Despatch Line with respect to its original stat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333]=&quot;Universally Unique&quot;;&quot;UU&quot;;[.E333]);IF([.G333]&lt;&gt;[.I333];[.H333];[.F333]);CONCATENATE(IF([.I333]=&quot;Identifier&quot;;&quot;ID&quot;;IF([.I333]=&quot;Text&quot;;&quot;&quot;;[.I333]))));&quot; &quot;;&quot;&quot;);&quot;'&quot;;&quot;&quot;)" office:value-type="string" office:string-value="DeliveredQuantity">
            <text:p>DeliveredQuantity</text:p>
          </table:table-cell>
          <table:table-cell office:value-type="string">
            <text:p>Despatch Line. Delivered_ Quantity. Quantity</text:p>
          </table:table-cell>
          <table:table-cell table:style-name="ce7"/>
          <table:table-cell table:style-name="ce7" office:value-type="string">
            <text:p>Despatch Line</text:p>
          </table:table-cell>
          <table:table-cell table:style-name="ce7" office:value-type="string">
            <text:p>Delivered</text:p>
          </table:table-cell>
          <table:table-cell table:style-name="ce7"/>
          <table:table-cell table:style-name="ce7" office:value-type="string">
            <text:p>Quantity</text:p>
          </table:table-cell>
          <table:table-cell table:formula="oooc:=IF([.F333]&lt;&gt;&quot;&quot;;CONCATENATE([.F333];&quot; &quot;;[.G333]);[.G333])" office:value-type="string" office:string-value="Quantity">
            <text:p>Quantity</text:p>
          </table:table-cell>
          <table:table-cell table:style-name="ce7" office:value-type="string">
            <text:p>Quantity</text:p>
          </table:table-cell>
          <table:table-cell table:style-name="ce7"/>
          <table:table-cell table:formula="oooc:=IF([.J333]&lt;&gt;&quot;&quot;;CONCATENATE([.J333];&quot;_ &quot;;[.I333];&quot;. Type&quot;);CONCATENATE([.I333];&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quantity despatched.</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334]=&quot;Universally Unique&quot;;&quot;UU&quot;;[.E334]);IF([.G334]&lt;&gt;[.I334];[.H334];[.F334]);CONCATENATE(IF([.I334]=&quot;Identifier&quot;;&quot;ID&quot;;IF([.I334]=&quot;Text&quot;;&quot;&quot;;[.I334]))));&quot; &quot;;&quot;&quot;);&quot;'&quot;;&quot;&quot;)" office:value-type="string" office:string-value="BackorderQuantity">
            <text:p>BackorderQuantity</text:p>
          </table:table-cell>
          <table:table-cell office:value-type="string">
            <text:p>Despatch Line. Backorder_ Quantity. Quantity</text:p>
          </table:table-cell>
          <table:table-cell table:style-name="ce7"/>
          <table:table-cell table:style-name="ce7" office:value-type="string">
            <text:p>Despatch Line</text:p>
          </table:table-cell>
          <table:table-cell table:style-name="ce7" office:value-type="string">
            <text:p>Backorder</text:p>
          </table:table-cell>
          <table:table-cell table:style-name="ce7"/>
          <table:table-cell table:style-name="ce7" office:value-type="string">
            <text:p>Quantity</text:p>
          </table:table-cell>
          <table:table-cell table:formula="oooc:=IF([.F334]&lt;&gt;&quot;&quot;;CONCATENATE([.F334];&quot; &quot;;[.G334]);[.G334])" office:value-type="string" office:string-value="Quantity">
            <text:p>Quantity</text:p>
          </table:table-cell>
          <table:table-cell table:style-name="ce7" office:value-type="string">
            <text:p>Quantity</text:p>
          </table:table-cell>
          <table:table-cell table:style-name="ce7"/>
          <table:table-cell table:formula="oooc:=IF([.J334]&lt;&gt;&quot;&quot;;CONCATENATE([.J334];&quot;_ &quot;;[.I334];&quot;. Type&quot;);CONCATENATE([.I334];&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quantity on Back Order at the Supplier.</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335]=&quot;Universally Unique&quot;;&quot;UU&quot;;[.E335]);IF([.G335]&lt;&gt;[.I335];[.H335];[.F335]);CONCATENATE(IF([.I335]=&quot;Identifier&quot;;&quot;ID&quot;;IF([.I335]=&quot;Text&quot;;&quot;&quot;;[.I335]))));&quot; &quot;;&quot;&quot;);&quot;'&quot;;&quot;&quot;)" office:value-type="string" office:string-value="BackorderReason">
            <text:p>BackorderReason</text:p>
          </table:table-cell>
          <table:table-cell office:value-type="string">
            <text:p>Despatch Line. Backorder_ Reason. Text</text:p>
          </table:table-cell>
          <table:table-cell table:style-name="ce7"/>
          <table:table-cell table:style-name="ce7" office:value-type="string">
            <text:p>Despatch Line</text:p>
          </table:table-cell>
          <table:table-cell table:style-name="ce7" office:value-type="string">
            <text:p>Backorder</text:p>
          </table:table-cell>
          <table:table-cell table:style-name="ce7"/>
          <table:table-cell table:style-name="ce7" office:value-type="string">
            <text:p>Reason</text:p>
          </table:table-cell>
          <table:table-cell table:formula="oooc:=IF([.F335]&lt;&gt;&quot;&quot;;CONCATENATE([.F335];&quot; &quot;;[.G335]);[.G335])" office:value-type="string" office:string-value="Reason">
            <text:p>Reason</text:p>
          </table:table-cell>
          <table:table-cell table:style-name="ce7" office:value-type="string">
            <text:p>Text</text:p>
          </table:table-cell>
          <table:table-cell table:style-name="ce7"/>
          <table:table-cell table:formula="oooc:=IF([.J335]&lt;&gt;&quot;&quot;;CONCATENATE([.J335];&quot;_ &quot;;[.I335];&quot;. Type&quot;);CONCATENATE([.I335];&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reason for the Back Order.</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36]=&quot;Universally Unique&quot;;&quot;UU&quot;;[.E336]);IF([.G336]&lt;&gt;[.I336];[.H336];[.F336]);CONCATENATE(IF([.I336]=&quot;Identifier&quot;;&quot;ID&quot;;IF([.I336]=&quot;Text&quot;;&quot;&quot;;[.I336]))));&quot; &quot;;&quot;&quot;);&quot;'&quot;;&quot;&quot;)" office:value-type="string" office:string-value="OutstandingQuantity">
            <text:p>OutstandingQuantity</text:p>
          </table:table-cell>
          <table:table-cell office:value-type="string">
            <text:p>Despatch Line. Outstanding_ Quantity. Quantity</text:p>
          </table:table-cell>
          <table:table-cell table:style-name="ce7"/>
          <table:table-cell table:style-name="ce7" office:value-type="string">
            <text:p>Despatch Line</text:p>
          </table:table-cell>
          <table:table-cell table:style-name="ce7" office:value-type="string">
            <text:p>Outstanding</text:p>
          </table:table-cell>
          <table:table-cell table:style-name="ce7"/>
          <table:table-cell table:style-name="ce7" office:value-type="string">
            <text:p>Quantity</text:p>
          </table:table-cell>
          <table:table-cell table:formula="oooc:=IF([.F336]&lt;&gt;&quot;&quot;;CONCATENATE([.F336];&quot; &quot;;[.G336]);[.G336])" office:value-type="string" office:string-value="Quantity">
            <text:p>Quantity</text:p>
          </table:table-cell>
          <table:table-cell table:style-name="ce7" office:value-type="string">
            <text:p>Quantity</text:p>
          </table:table-cell>
          <table:table-cell table:style-name="ce7"/>
          <table:table-cell table:formula="oooc:=IF([.J336]&lt;&gt;&quot;&quot;;CONCATENATE([.J336];&quot;_ &quot;;[.I336];&quot;. Type&quot;);CONCATENATE([.I336];&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quantity outstanding (which will follow in a later despatch).</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337]=&quot;Universally Unique&quot;;&quot;UU&quot;;[.E337]);IF([.G337]&lt;&gt;[.I337];[.H337];[.F337]);CONCATENATE(IF([.I337]=&quot;Identifier&quot;;&quot;ID&quot;;IF([.I337]=&quot;Text&quot;;&quot;&quot;;[.I337]))));&quot; &quot;;&quot;&quot;);&quot;'&quot;;&quot;&quot;)" office:value-type="string" office:string-value="OutstandingReason">
            <text:p>OutstandingReason</text:p>
          </table:table-cell>
          <table:table-cell office:value-type="string">
            <text:p>Despatch Line. Outstanding_ Reason. Text</text:p>
          </table:table-cell>
          <table:table-cell table:style-name="ce7"/>
          <table:table-cell table:style-name="ce7" office:value-type="string">
            <text:p>Despatch Line</text:p>
          </table:table-cell>
          <table:table-cell table:style-name="ce7" office:value-type="string">
            <text:p>Outstanding</text:p>
          </table:table-cell>
          <table:table-cell table:style-name="ce7"/>
          <table:table-cell table:style-name="ce7" office:value-type="string">
            <text:p>Reason</text:p>
          </table:table-cell>
          <table:table-cell table:formula="oooc:=IF([.F337]&lt;&gt;&quot;&quot;;CONCATENATE([.F337];&quot; &quot;;[.G337]);[.G337])" office:value-type="string" office:string-value="Reason">
            <text:p>Reason</text:p>
          </table:table-cell>
          <table:table-cell table:style-name="ce7" office:value-type="string">
            <text:p>Text</text:p>
          </table:table-cell>
          <table:table-cell table:style-name="ce7"/>
          <table:table-cell table:formula="oooc:=IF([.J337]&lt;&gt;&quot;&quot;;CONCATENATE([.J337];&quot;_ &quot;;[.I337];&quot;. Type&quot;);CONCATENATE([.I337];&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reason for the Outstanding Quantity.</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38]=&quot;Universally Unique&quot;;&quot;UU&quot;;[.E338]);IF([.G338]&lt;&gt;[.I338];[.H338];[.F338]);CONCATENATE(IF([.I338]=&quot;Identifier&quot;;&quot;ID&quot;;IF([.I338]=&quot;Text&quot;;&quot;&quot;;[.I338]))));&quot; &quot;;&quot;&quot;);&quot;'&quot;;&quot;&quot;)" office:value-type="string" office:string-value="OversupplyQuantity">
            <text:p>OversupplyQuantity</text:p>
          </table:table-cell>
          <table:table-cell office:value-type="string">
            <text:p>Despatch Line. Oversupply_ Quantity. Quantity</text:p>
          </table:table-cell>
          <table:table-cell/>
          <table:table-cell table:style-name="ce7" office:value-type="string">
            <text:p>Despatch Line</text:p>
          </table:table-cell>
          <table:table-cell office:value-type="string">
            <text:p>Oversupply</text:p>
          </table:table-cell>
          <table:table-cell/>
          <table:table-cell table:style-name="ce7" office:value-type="string">
            <text:p>Quantity</text:p>
          </table:table-cell>
          <table:table-cell table:formula="oooc:=IF([.F338]&lt;&gt;&quot;&quot;;CONCATENATE([.F338];&quot; &quot;;[.G338]);[.G338])" office:value-type="string" office:string-value="Quantity">
            <text:p>Quantity</text:p>
          </table:table-cell>
          <table:table-cell table:style-name="ce7" office:value-type="string">
            <text:p>Quantity</text:p>
          </table:table-cell>
          <table:table-cell/>
          <table:table-cell table:formula="oooc:=IF([.J338]&lt;&gt;&quot;&quot;;CONCATENATE([.J338];&quot;_ &quot;;[.I338];&quot;. Type&quot;);CONCATENATE([.I33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ver-suppli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style-name="ce4" table:formula="oooc:=SUBSTITUTE(SUBSTITUTE(CONCATENATE(IF([.E339]=&quot;Universally Unique&quot;;&quot;UU&quot;;[.E339]);[.F339];IF([.H339]&lt;&gt;[.I339];[.H339];&quot;&quot;);CONCATENATE(IF([.I339]=&quot;Identifier&quot;;&quot;ID&quot;;IF([.I339]=&quot;Text&quot;;&quot;&quot;;[.I339]))));&quot; &quot;;&quot;&quot;);&quot;'&quot;;&quot;&quot;)" office:value-type="string" office:string-value="OrderLineReference">
            <text:p>OrderLineReference</text:p>
          </table:table-cell>
          <table:table-cell table:style-name="ce8" office:value-type="string">
            <text:p>Despatch Line. Order Line Reference</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39]" office:value-type="string" office:string-value="Order Line Reference">
            <text:p>Order Line Reference</text:p>
          </table:table-cell>
          <table:table-cell table:style-name="ce8" table:formula="oooc:=[.M339]" office:value-type="string" office:string-value="Order Line Reference">
            <text:p>Order Line Reference</text:p>
          </table:table-cell>
          <table:table-cell table:style-name="ce8" table:number-columns-repeated="3"/>
          <table:table-cell table:style-name="ce12" office:value-type="string">
            <text:p>Order Line Reference</text:p>
          </table:table-cell>
          <table:table-cell table:style-name="ce8"/>
          <table:table-cell table:style-name="ce57" office:value-type="string">
            <text:p>1..n</text:p>
          </table:table-cell>
          <table:table-cell table:style-name="ce8" office:value-type="string">
            <text:p>ASBIE</text:p>
          </table:table-cell>
          <table:table-cell table:style-name="ce38" office:value-type="string">
            <text:p>An association to Order Line Reference.</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3">
          <table:table-cell table:style-name="ce4" table:formula="oooc:=SUBSTITUTE(SUBSTITUTE(CONCATENATE(IF([.E340]=&quot;Universally Unique&quot;;&quot;UU&quot;;[.E340]);[.F340];IF([.H340]&lt;&gt;[.I340];[.H340];&quot;&quot;);CONCATENATE(IF([.I340]=&quot;Identifier&quot;;&quot;ID&quot;;IF([.I340]=&quot;Text&quot;;&quot;&quot;;[.I340]))));&quot; &quot;;&quot;&quot;);&quot;'&quot;;&quot;&quot;)" office:value-type="string" office:string-value="DocumentReference">
            <text:p>DocumentReference</text:p>
          </table:table-cell>
          <table:table-cell table:style-name="ce25" office:value-type="string">
            <text:p>Despatch Line. Document Reference</text:p>
          </table:table-cell>
          <table:table-cell table:style-name="ce25"/>
          <table:table-cell table:style-name="ce25" office:value-type="string">
            <text:p>Despatch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2">
          <table:table-cell table:style-name="ce4" table:formula="oooc:=SUBSTITUTE(SUBSTITUTE(CONCATENATE(IF([.E341]=&quot;Universally Unique&quot;;&quot;UU&quot;;[.E341]);[.F341];IF([.H341]&lt;&gt;[.I341];[.H341];&quot;&quot;);CONCATENATE(IF([.I341]=&quot;Identifier&quot;;&quot;ID&quot;;IF([.I341]=&quot;Text&quot;;&quot;&quot;;[.I341]))));&quot; &quot;;&quot;&quot;);&quot;'&quot;;&quot;&quot;)" office:value-type="string" office:string-value="Item">
            <text:p>Item</text:p>
          </table:table-cell>
          <table:table-cell table:style-name="ce8" office:value-type="string">
            <text:p>Despatch Line. Item</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41]" office:value-type="string" office:string-value="Item">
            <text:p>Item</text:p>
          </table:table-cell>
          <table:table-cell table:style-name="ce8" table:formula="oooc:=[.M341]" office:value-type="string" office:string-value="Item">
            <text:p>Item</text:p>
          </table:table-cell>
          <table:table-cell table:style-name="ce8" table:number-columns-repeated="3"/>
          <table:table-cell table:style-name="ce12" office:value-type="string">
            <text:p>Item</text:p>
          </table:table-cell>
          <table:table-cell table:style-name="ce8"/>
          <table:table-cell table:style-name="ce57" office:value-type="float" office:value="1">
            <text:p>1</text:p>
          </table:table-cell>
          <table:table-cell table:style-name="ce8" office:value-type="string">
            <text:p>ASBIE</text:p>
          </table:table-cell>
          <table:table-cell table:style-name="ce38" office:value-type="string">
            <text:p>An association to Item.</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342]=&quot;Universally Unique&quot;;&quot;UU&quot;;[.E342]);[.F342];IF([.H342]&lt;&gt;[.I342];[.H342];&quot;&quot;);CONCATENATE(IF([.I342]=&quot;Identifier&quot;;&quot;ID&quot;;IF([.I342]=&quot;Text&quot;;&quot;&quot;;[.I342]))));&quot; &quot;;&quot;&quot;);&quot;'&quot;;&quot;&quot;)" office:value-type="string" office:string-value="Shipment">
            <text:p>Shipment</text:p>
          </table:table-cell>
          <table:table-cell table:style-name="ce8" office:value-type="string">
            <text:p>Despatch Line. Shipment</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42]" office:value-type="string" office:string-value="Shipment">
            <text:p>Shipment</text:p>
          </table:table-cell>
          <table:table-cell table:style-name="ce8" table:formula="oooc:=[.M342]" office:value-type="string" office:string-value="Shipment">
            <text:p>Shipment</text:p>
          </table:table-cell>
          <table:table-cell table:style-name="ce8" table:number-columns-repeated="3"/>
          <table:table-cell table:style-name="ce12" office:value-type="string">
            <text:p>Shipment</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Shipment.</text:p>
          </table:table-cell>
          <table:table-cell table:style-name="ce68" table:number-columns-repeated="2"/>
          <table:table-cell table:style-name="ce9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2" office:value-type="string">
            <text:p>Dimension</text:p>
          </table:table-cell>
          <table:table-cell table:style-name="ce2" office:value-type="string">
            <text:p>Dimension. Details</text:p>
          </table:table-cell>
          <table:table-cell table:style-name="ce5"/>
          <table:table-cell table:style-name="ce5" office:value-type="string">
            <text:p>Dimension</text:p>
          </table:table-cell>
          <table:table-cell table:style-name="ce5" table:number-columns-repeated="10"/>
          <table:table-cell table:style-name="ce2"/>
          <table:table-cell table:style-name="ce5" office:value-type="string">
            <text:p>ABIE</text:p>
          </table:table-cell>
          <table:table-cell table:style-name="ce44" office:value-type="string">
            <text:p>Information about a measurable dimension of an item.</text:p>
          </table:table-cell>
          <table:table-cell table:style-name="ce53" table:number-columns-repeated="2"/>
          <table:table-cell table:style-name="ce89" office:value-type="string">
            <text:p>1.0</text:p>
          </table:table-cell>
          <table:table-cell table:style-name="ce118"/>
          <table:table-cell table:style-name="ce128"/>
          <table:table-cell table:style-name="ce5" table:number-columns-repeated="10"/>
          <table:table-cell table:style-name="ce7" table:number-columns-repeated="224"/>
        </table:table-row>
        <table:table-row table:style-name="ro2">
          <table:table-cell table:formula="oooc:=SUBSTITUTE(SUBSTITUTE(CONCATENATE(IF([.E344]=&quot;Universally Unique&quot;;&quot;UU&quot;;[.E344]);IF([.G344]&lt;&gt;[.I344];[.H344];[.F344]);CONCATENATE(IF([.I344]=&quot;Identifier&quot;;&quot;ID&quot;;IF([.I344]=&quot;Text&quot;;&quot;&quot;;[.I344]))));&quot; &quot;;&quot;&quot;);&quot;'&quot;;&quot;&quot;)" office:value-type="string" office:string-value="AttributeID">
            <text:p>AttributeID</text:p>
          </table:table-cell>
          <table:table-cell office:value-type="string">
            <text:p>Dimension. Attribute Identifier. Identifier</text:p>
          </table:table-cell>
          <table:table-cell table:style-name="ce7"/>
          <table:table-cell table:style-name="ce7" office:value-type="string">
            <text:p>Dimension</text:p>
          </table:table-cell>
          <table:table-cell table:style-name="ce7"/>
          <table:table-cell table:style-name="ce7" office:value-type="string">
            <text:p>Attribute</text:p>
          </table:table-cell>
          <table:table-cell table:style-name="ce7" office:value-type="string">
            <text:p>Identifier</text:p>
          </table:table-cell>
          <table:table-cell table:formula="oooc:=IF([.F344]&lt;&gt;&quot;&quot;;CONCATENATE([.F344];&quot; &quot;;[.G344]);[.G344])" office:value-type="string" office:string-value="Attribute Identifier">
            <text:p>Attribute Identifier</text:p>
          </table:table-cell>
          <table:table-cell table:style-name="ce7" office:value-type="string">
            <text:p>Identifier</text:p>
          </table:table-cell>
          <table:table-cell table:style-name="ce7"/>
          <table:table-cell table:formula="oooc:=IF([.J344]&lt;&gt;&quot;&quot;;CONCATENATE([.J344];&quot;_ &quot;;[.I344];&quot;. Type&quot;);CONCATENATE([.I344];&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An identifier for the attribute to which the measure applies.</text:p>
          </table:table-cell>
          <table:table-cell table:style-name="ce31"/>
          <table:table-cell table:style-name="ce7"/>
          <table:table-cell table:style-name="ce90" office:value-type="string">
            <text:p>2.0</text:p>
          </table:table-cell>
          <table:table-cell table:style-name="ce7"/>
          <table:table-cell table:style-name="ce125"/>
          <table:table-cell table:style-name="ce7" table:number-columns-repeated="9"/>
          <table:table-cell table:style-name="ce7" office:value-type="string">
            <text:p>changed property terms</text:p>
          </table:table-cell>
          <table:table-cell table:style-name="ce7" table:number-columns-repeated="224"/>
        </table:table-row>
        <table:table-row table:style-name="ro2">
          <table:table-cell table:formula="oooc:=SUBSTITUTE(SUBSTITUTE(CONCATENATE(IF([.E345]=&quot;Universally Unique&quot;;&quot;UU&quot;;[.E345]);IF([.G345]&lt;&gt;[.I345];[.H345];[.F345]);CONCATENATE(IF([.I345]=&quot;Identifier&quot;;&quot;ID&quot;;IF([.I345]=&quot;Text&quot;;&quot;&quot;;[.I345]))));&quot; &quot;;&quot;&quot;);&quot;'&quot;;&quot;&quot;)" office:value-type="string" office:string-value="Measure">
            <text:p>Measure</text:p>
          </table:table-cell>
          <table:table-cell office:value-type="string">
            <text:p>Dimension. Measure</text:p>
          </table:table-cell>
          <table:table-cell table:style-name="ce7"/>
          <table:table-cell table:style-name="ce7" office:value-type="string">
            <text:p>Dimension</text:p>
          </table:table-cell>
          <table:table-cell table:number-columns-repeated="2" table:style-name="ce7"/>
          <table:table-cell table:style-name="ce7" office:value-type="string">
            <text:p>Measure</text:p>
          </table:table-cell>
          <table:table-cell table:formula="oooc:=IF([.F345]&lt;&gt;&quot;&quot;;CONCATENATE([.F345];&quot; &quot;;[.G345]);[.G345])" office:value-type="string" office:string-value="Measure">
            <text:p>Measure</text:p>
          </table:table-cell>
          <table:table-cell table:style-name="ce7" office:value-type="string">
            <text:p>Measure</text:p>
          </table:table-cell>
          <table:table-cell table:style-name="ce7"/>
          <table:table-cell table:formula="oooc:=IF([.J345]&lt;&gt;&quot;&quot;;CONCATENATE([.J345];&quot;_ &quot;;[.I345];&quot;. Type&quot;);CONCATENATE([.I345];&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easurement value.</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346]=&quot;Universally Unique&quot;;&quot;UU&quot;;[.E346]);IF([.G346]&lt;&gt;[.I346];[.H346];[.F346]);CONCATENATE(IF([.I346]=&quot;Identifier&quot;;&quot;ID&quot;;IF([.I346]=&quot;Text&quot;;&quot;&quot;;[.I346]))));&quot; &quot;;&quot;&quot;);&quot;'&quot;;&quot;&quot;)" office:value-type="string" office:string-value="Description">
            <text:p>Description</text:p>
          </table:table-cell>
          <table:table-cell office:value-type="string">
            <text:p>Dimension. Description. Text</text:p>
          </table:table-cell>
          <table:table-cell table:style-name="ce7"/>
          <table:table-cell table:style-name="ce7" office:value-type="string">
            <text:p>Dimension</text:p>
          </table:table-cell>
          <table:table-cell table:number-columns-repeated="2" table:style-name="ce7"/>
          <table:table-cell table:style-name="ce7" office:value-type="string">
            <text:p>Description</text:p>
          </table:table-cell>
          <table:table-cell table:formula="oooc:=IF([.F346]&lt;&gt;&quot;&quot;;CONCATENATE([.F346];&quot; &quot;;[.G346]);[.G346])" office:value-type="string" office:string-value="Description">
            <text:p>Description</text:p>
          </table:table-cell>
          <table:table-cell table:style-name="ce7" office:value-type="string">
            <text:p>Text</text:p>
          </table:table-cell>
          <table:table-cell table:style-name="ce7"/>
          <table:table-cell table:formula="oooc:=IF([.J346]&lt;&gt;&quot;&quot;;CONCATENATE([.J346];&quot;_ &quot;;[.I346];&quot;. Type&quot;);CONCATENATE([.I346];&quot;. Type&quot;))" office:value-type="string" office:string-value="Text. Type">
            <text:p>Text. Type</text:p>
          </table:table-cell>
          <table:table-cell table:style-name="ce7" table:number-columns-repeated="3"/>
          <table:table-cell table:style-name="ce59" office:value-type="string">
            <text:p>0..n</text:p>
          </table:table-cell>
          <table:table-cell table:style-name="ce7" office:value-type="string">
            <text:p>BBIE</text:p>
          </table:table-cell>
          <table:table-cell office:value-type="string">
            <text:p>A description of the attribute or measurement of the attribute.</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347]=&quot;Universally Unique&quot;;&quot;UU&quot;;[.E347]);IF([.G347]&lt;&gt;[.I347];[.H347];[.F347]);CONCATENATE(IF([.I347]=&quot;Identifier&quot;;&quot;ID&quot;;IF([.I347]=&quot;Text&quot;;&quot;&quot;;[.I347]))));&quot; &quot;;&quot;&quot;);&quot;'&quot;;&quot;&quot;)" office:value-type="string" office:string-value="MinimumMeasure">
            <text:p>MinimumMeasure</text:p>
          </table:table-cell>
          <table:table-cell office:value-type="string">
            <text:p>Dimension. Minimum_ Measure. Measure</text:p>
          </table:table-cell>
          <table:table-cell table:style-name="ce7"/>
          <table:table-cell table:style-name="ce7" office:value-type="string">
            <text:p>Dimension</text:p>
          </table:table-cell>
          <table:table-cell table:style-name="ce7" office:value-type="string">
            <text:p>Minimum</text:p>
          </table:table-cell>
          <table:table-cell table:style-name="ce7"/>
          <table:table-cell table:style-name="ce7" office:value-type="string">
            <text:p>Measure</text:p>
          </table:table-cell>
          <table:table-cell table:formula="oooc:=IF([.F347]&lt;&gt;&quot;&quot;;CONCATENATE([.F347];&quot; &quot;;[.G347]);[.G347])" office:value-type="string" office:string-value="Measure">
            <text:p>Measure</text:p>
          </table:table-cell>
          <table:table-cell table:style-name="ce7" office:value-type="string">
            <text:p>Measure</text:p>
          </table:table-cell>
          <table:table-cell table:style-name="ce7"/>
          <table:table-cell table:formula="oooc:=IF([.J347]&lt;&gt;&quot;&quot;;CONCATENATE([.J347];&quot;_ &quot;;[.I347];&quot;. Type&quot;);CONCATENATE([.I347];&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inimum value in a range of measurement.</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348]=&quot;Universally Unique&quot;;&quot;UU&quot;;[.E348]);IF([.G348]&lt;&gt;[.I348];[.H348];[.F348]);CONCATENATE(IF([.I348]=&quot;Identifier&quot;;&quot;ID&quot;;IF([.I348]=&quot;Text&quot;;&quot;&quot;;[.I348]))));&quot; &quot;;&quot;&quot;);&quot;'&quot;;&quot;&quot;)" office:value-type="string" office:string-value="MaximumMeasure">
            <text:p>MaximumMeasure</text:p>
          </table:table-cell>
          <table:table-cell office:value-type="string">
            <text:p>Dimension. Maximum_ Measure. Measure</text:p>
          </table:table-cell>
          <table:table-cell table:style-name="ce7"/>
          <table:table-cell table:style-name="ce7" office:value-type="string">
            <text:p>Dimension</text:p>
          </table:table-cell>
          <table:table-cell table:style-name="ce7" office:value-type="string">
            <text:p>Maximum</text:p>
          </table:table-cell>
          <table:table-cell table:style-name="ce7"/>
          <table:table-cell table:style-name="ce7" office:value-type="string">
            <text:p>Measure</text:p>
          </table:table-cell>
          <table:table-cell table:formula="oooc:=IF([.F348]&lt;&gt;&quot;&quot;;CONCATENATE([.F348];&quot; &quot;;[.G348]);[.G348])" office:value-type="string" office:string-value="Measure">
            <text:p>Measure</text:p>
          </table:table-cell>
          <table:table-cell table:style-name="ce7" office:value-type="string">
            <text:p>Measure</text:p>
          </table:table-cell>
          <table:table-cell table:style-name="ce7"/>
          <table:table-cell table:formula="oooc:=IF([.J348]&lt;&gt;&quot;&quot;;CONCATENATE([.J348];&quot;_ &quot;;[.I348];&quot;. Type&quot;);CONCATENATE([.I348];&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aximum value in a range of measurement.</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style-name="ce2" office:value-type="string">
            <text:p>DocumentDistribution</text:p>
          </table:table-cell>
          <table:table-cell table:style-name="ce16" office:value-type="string">
            <text:p>Document Distribution. Details</text:p>
          </table:table-cell>
          <table:table-cell table:style-name="ce16"/>
          <table:table-cell table:style-name="ce16" office:value-type="string">
            <text:p>Document Distribution</text:p>
          </table:table-cell>
          <table:table-cell table:style-name="ce16" table:number-columns-repeated="10"/>
          <table:table-cell table:style-name="ce30"/>
          <table:table-cell table:style-name="ce16" office:value-type="string">
            <text:p>ABIE</text:p>
          </table:table-cell>
          <table:table-cell table:style-name="ce52" office:value-type="string">
            <text:p>The details of the distribution of the document among business partners.</text:p>
          </table:table-cell>
          <table:table-cell table:style-name="ce52"/>
          <table:table-cell table:style-name="ce85"/>
          <table:table-cell table:style-name="ce96" office:value-type="string">
            <text:p>2.0</text:p>
          </table:table-cell>
          <table:table-cell table:style-name="ce16" table:number-columns-repeated="12"/>
          <table:table-cell table:number-columns-repeated="224"/>
        </table:table-row>
        <table:table-row table:style-name="ro2">
          <table:table-cell table:formula="oooc:=SUBSTITUTE(SUBSTITUTE(CONCATENATE(IF([.E350]=&quot;Universally Unique&quot;;&quot;UU&quot;;[.E350]);IF([.G350]&lt;&gt;[.I350];[.H350];[.F350]);CONCATENATE(IF([.I350]=&quot;Identifier&quot;;&quot;ID&quot;;IF([.I350]=&quot;Text&quot;;&quot;&quot;;[.I350]))));&quot; &quot;;&quot;&quot;);&quot;'&quot;;&quot;&quot;)" office:value-type="string" office:string-value="PrintQualifier">
            <text:p>PrintQualifier</text:p>
          </table:table-cell>
          <table:table-cell table:style-name="ce26" office:value-type="string">
            <text:p>Document Distribution. Print_ Qualifier. Text</text:p>
          </table:table-cell>
          <table:table-cell table:style-name="ce7"/>
          <table:table-cell table:style-name="ce7" office:value-type="string">
            <text:p>Document Distribution</text:p>
          </table:table-cell>
          <table:table-cell table:style-name="ce7" office:value-type="string">
            <text:p>Print</text:p>
          </table:table-cell>
          <table:table-cell table:style-name="ce7"/>
          <table:table-cell table:style-name="ce7" office:value-type="string">
            <text:p>Qualifier</text:p>
          </table:table-cell>
          <table:table-cell table:style-name="ce7" table:formula="oooc:=IF([.F350]&lt;&gt;&quot;&quot;;CONCATENATE([.F350];&quot; &quot;;[.G350]);[.G350])" office:value-type="string" office:string-value="Qualifier">
            <text:p>Qualifier</text:p>
          </table:table-cell>
          <table:table-cell table:style-name="ce7" office:value-type="string">
            <text:p>Text</text:p>
          </table:table-cell>
          <table:table-cell table:style-name="ce7"/>
          <table:table-cell table:style-name="ce7" table:formula="oooc:=IF([.J350]&lt;&gt;&quot;&quot;;CONCATENATE([.J350];&quot;_ &quot;;[.I350];&quot;. Type&quot;);CONCATENATE([.I350];&quot;. Type&quot;))" office:value-type="string" office:string-value="Text. Type">
            <text:p>Text. Type</text:p>
          </table:table-cell>
          <table:table-cell table:style-name="ce7" table:number-columns-repeated="3"/>
          <table:table-cell table:style-name="ce59" office:value-type="string">
            <text:p>1</text:p>
          </table:table-cell>
          <table:table-cell table:style-name="ce7" office:value-type="string">
            <text:p>BBIE</text:p>
          </table:table-cell>
          <table:table-cell table:style-name="ce74" office:value-type="string">
            <text:p>The access right for a Party to distribute the document.</text:p>
          </table:table-cell>
          <table:table-cell table:style-name="ce31"/>
          <table:table-cell table:style-name="ce7"/>
          <table:table-cell table:style-name="ce95" office:value-type="string">
            <text:p>2.0</text:p>
          </table:table-cell>
          <table:table-cell table:style-name="ce7" table:number-columns-repeated="236"/>
        </table:table-row>
        <table:table-row table:style-name="ro2">
          <table:table-cell table:formula="oooc:=SUBSTITUTE(SUBSTITUTE(CONCATENATE(IF([.E351]=&quot;Universally Unique&quot;;&quot;UU&quot;;[.E351]);IF([.G351]&lt;&gt;[.I351];[.H351];[.F351]);CONCATENATE(IF([.I351]=&quot;Identifier&quot;;&quot;ID&quot;;IF([.I351]=&quot;Text&quot;;&quot;&quot;;[.I351]))));&quot; &quot;;&quot;&quot;);&quot;'&quot;;&quot;&quot;)" office:value-type="string" office:string-value="MaximumCopiesNumeric">
            <text:p>MaximumCopiesNumeric</text:p>
          </table:table-cell>
          <table:table-cell table:style-name="ce26" office:value-type="string">
            <text:p>Document Distribution. Maximum_ Copies. Numeric</text:p>
          </table:table-cell>
          <table:table-cell table:style-name="ce7"/>
          <table:table-cell table:style-name="ce7" office:value-type="string">
            <text:p>Document Distribution</text:p>
          </table:table-cell>
          <table:table-cell table:style-name="ce7" office:value-type="string">
            <text:p>Maximum</text:p>
          </table:table-cell>
          <table:table-cell table:style-name="ce7"/>
          <table:table-cell table:style-name="ce34" office:value-type="string">
            <text:p>Copies</text:p>
          </table:table-cell>
          <table:table-cell table:style-name="ce7" table:formula="oooc:=IF([.F351]&lt;&gt;&quot;&quot;;CONCATENATE([.F351];&quot; &quot;;[.G351]);[.G351])" office:value-type="string" office:string-value="Copies">
            <text:p>Copies</text:p>
          </table:table-cell>
          <table:table-cell table:style-name="ce7" office:value-type="string">
            <text:p>Numeric</text:p>
          </table:table-cell>
          <table:table-cell table:style-name="ce7"/>
          <table:table-cell table:style-name="ce7" table:formula="oooc:=IF([.J351]&lt;&gt;&quot;&quot;;CONCATENATE([.J351];&quot;_ &quot;;[.I351];&quot;. Type&quot;);CONCATENATE([.I351];&quot;. Type&quot;))" office:value-type="string" office:string-value="Numeric. Type">
            <text:p>Numeric. Type</text:p>
          </table:table-cell>
          <table:table-cell table:style-name="ce7" table:number-columns-repeated="3"/>
          <table:table-cell table:style-name="ce59" office:value-type="string">
            <text:p>1</text:p>
          </table:table-cell>
          <table:table-cell table:style-name="ce7" office:value-type="string">
            <text:p>BBIE</text:p>
          </table:table-cell>
          <table:table-cell table:style-name="ce31" office:value-type="string">
            <text:p>Specifies the maximum number of copies of the document that the user can print.</text:p>
          </table:table-cell>
          <table:table-cell table:style-name="ce31"/>
          <table:table-cell table:style-name="ce7"/>
          <table:table-cell table:style-name="ce95" office:value-type="string">
            <text:p>2.0</text:p>
          </table:table-cell>
          <table:table-cell table:style-name="ce7" table:number-columns-repeated="236"/>
        </table:table-row>
        <table:table-row table:style-name="ro2">
          <table:table-cell table:style-name="ce4" table:formula="oooc:=SUBSTITUTE(SUBSTITUTE(CONCATENATE(IF([.E352]=&quot;Universally Unique&quot;;&quot;UU&quot;;[.E352]);[.F352];IF([.H352]&lt;&gt;[.I352];[.H352];&quot;&quot;);CONCATENATE(IF([.I352]=&quot;Identifier&quot;;&quot;ID&quot;;IF([.I352]=&quot;Text&quot;;&quot;&quot;;[.I352]))));&quot; &quot;;&quot;&quot;);&quot;'&quot;;&quot;&quot;)" office:value-type="string" office:string-value="Party">
            <text:p>Party</text:p>
          </table:table-cell>
          <table:table-cell table:style-name="ce27" office:value-type="string">
            <text:p>Document Distribution. Party</text:p>
          </table:table-cell>
          <table:table-cell table:style-name="ce27"/>
          <table:table-cell table:style-name="ce27" office:value-type="string">
            <text:p>Document Distribution</text:p>
          </table:table-cell>
          <table:table-cell table:number-columns-repeated="2" table:style-name="ce27"/>
          <table:table-cell table:style-name="ce27"/>
          <table:table-cell table:style-name="ce8" table:formula="oooc:=[.M352]" office:value-type="string" office:string-value="Party">
            <text:p>Party</text:p>
          </table:table-cell>
          <table:table-cell table:style-name="ce8" table:formula="oooc:=[.M352]" office:value-type="string" office:string-value="Party">
            <text:p>Party</text:p>
          </table:table-cell>
          <table:table-cell table:style-name="ce8"/>
          <table:table-cell table:style-name="ce27" table:number-columns-repeated="2"/>
          <table:table-cell table:style-name="ce38" office:value-type="string">
            <text:p>Party</text:p>
          </table:table-cell>
          <table:table-cell table:style-name="ce27"/>
          <table:table-cell table:style-name="ce50" office:value-type="string">
            <text:p>1</text:p>
          </table:table-cell>
          <table:table-cell table:style-name="ce27" office:value-type="string">
            <text:p>ASBIE</text:p>
          </table:table-cell>
          <table:table-cell table:style-name="ce72" office:value-type="string">
            <text:p>Details of the Party who can access the document.</text:p>
          </table:table-cell>
          <table:table-cell table:style-name="ce73"/>
          <table:table-cell table:style-name="ce87"/>
          <table:table-cell table:style-name="ce97" office:value-type="string">
            <text:p>2.0</text:p>
          </table:table-cell>
          <table:table-cell table:style-name="ce27" table:number-columns-repeated="12"/>
          <table:table-cell table:style-name="ce37" table:number-columns-repeated="224"/>
        </table:table-row>
        <table:table-row table:style-name="ro2">
          <table:table-cell table:style-name="ce2" office:value-type="string">
            <text:p>DocumentReference</text:p>
          </table:table-cell>
          <table:table-cell table:style-name="ce2" office:value-type="string">
            <text:p>Document Reference. Details</text:p>
          </table:table-cell>
          <table:table-cell table:style-name="ce5"/>
          <table:table-cell table:style-name="ce5" office:value-type="string">
            <text:p>Document Referenc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document referred to in another document.</text:p>
          </table:table-cell>
          <table:table-cell table:style-name="ce53" table:number-columns-repeated="2"/>
          <table:table-cell table:style-name="ce96" office:value-type="string">
            <text:p>2.0</text:p>
          </table:table-cell>
          <table:table-cell table:style-name="ce118"/>
          <table:table-cell table:style-name="ce128"/>
          <table:table-cell table:style-name="ce5" table:number-columns-repeated="10"/>
          <table:table-cell table:style-name="ce7" table:number-columns-repeated="224"/>
        </table:table-row>
        <table:table-row table:style-name="ro2">
          <table:table-cell table:formula="oooc:=SUBSTITUTE(SUBSTITUTE(CONCATENATE(IF([.E354]=&quot;Universally Unique&quot;;&quot;UU&quot;;[.E354]);IF([.G354]&lt;&gt;[.I354];[.H354];[.F354]);CONCATENATE(IF([.I354]=&quot;Identifier&quot;;&quot;ID&quot;;IF([.I354]=&quot;Text&quot;;&quot;&quot;;[.I354]))));&quot; &quot;;&quot;&quot;);&quot;'&quot;;&quot;&quot;)" office:value-type="string" office:string-value="ID">
            <text:p>ID</text:p>
          </table:table-cell>
          <table:table-cell table:style-name="ce10" office:value-type="string">
            <text:p>Document Reference. Identifier</text:p>
          </table:table-cell>
          <table:table-cell table:style-name="ce7"/>
          <table:table-cell table:style-name="ce7" office:value-type="string">
            <text:p>Document Reference</text:p>
          </table:table-cell>
          <table:table-cell table:number-columns-repeated="2" table:style-name="ce7"/>
          <table:table-cell table:style-name="ce7" office:value-type="string">
            <text:p>Identifier</text:p>
          </table:table-cell>
          <table:table-cell table:formula="oooc:=IF([.F354]&lt;&gt;&quot;&quot;;CONCATENATE([.F354];&quot; &quot;;[.G354]);[.G354])" office:value-type="string" office:string-value="Identifier">
            <text:p>Identifier</text:p>
          </table:table-cell>
          <table:table-cell table:style-name="ce7" office:value-type="string">
            <text:p>Identifier</text:p>
          </table:table-cell>
          <table:table-cell table:style-name="ce7"/>
          <table:table-cell table:formula="oooc:=IF([.J354]&lt;&gt;&quot;&quot;;CONCATENATE([.J354];&quot;_ &quot;;[.I354];&quot;. Type&quot;);CONCATENATE([.I354];&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Identifies the document being referred to.</text:p>
          </table:table-cell>
          <table:table-cell table:style-name="ce31" office:value-type="string">
            <text:p>"PO-001" "3333-44-123"</text:p>
          </table:table-cell>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355]=&quot;Universally Unique&quot;;&quot;UU&quot;;[.E355]);IF([.G355]&lt;&gt;[.I355];[.H355];[.F355]);CONCATENATE(IF([.I355]=&quot;Identifier&quot;;&quot;ID&quot;;IF([.I355]=&quot;Text&quot;;&quot;&quot;;[.I355]))));&quot; &quot;;&quot;&quot;);&quot;'&quot;;&quot;&quot;)" office:value-type="string" office:string-value="CopyIndicator">
            <text:p>CopyIndicator</text:p>
          </table:table-cell>
          <table:table-cell table:style-name="ce10" office:value-type="string">
            <text:p>Document Reference. Copy_ Indicator. Indicator</text:p>
          </table:table-cell>
          <table:table-cell table:style-name="ce7"/>
          <table:table-cell table:style-name="ce7" office:value-type="string">
            <text:p>Document Reference</text:p>
          </table:table-cell>
          <table:table-cell table:style-name="ce7" office:value-type="string">
            <text:p>Copy</text:p>
          </table:table-cell>
          <table:table-cell table:style-name="ce7"/>
          <table:table-cell table:style-name="ce7" office:value-type="string">
            <text:p>Indicator</text:p>
          </table:table-cell>
          <table:table-cell table:formula="oooc:=IF([.F355]&lt;&gt;&quot;&quot;;CONCATENATE([.F355];&quot; &quot;;[.G355]);[.G355])" office:value-type="string" office:string-value="Indicator">
            <text:p>Indicator</text:p>
          </table:table-cell>
          <table:table-cell table:style-name="ce7" office:value-type="string">
            <text:p>Indicator</text:p>
          </table:table-cell>
          <table:table-cell table:style-name="ce7"/>
          <table:table-cell table:formula="oooc:=IF([.J355]&lt;&gt;&quot;&quot;;CONCATENATE([.J355];&quot;_ &quot;;[.I355];&quot;. Type&quot;);CONCATENATE([.I355];&quot;. Type&quot;))" office:value-type="string" office:string-value="Indicator. Type">
            <text:p>Indicator. Type</text:p>
          </table:table-cell>
          <table:table-cell table:style-name="ce7" table:number-columns-repeated="3"/>
          <table:table-cell table:style-name="ce59" office:value-type="string">
            <text:p>0..1</text:p>
          </table:table-cell>
          <table:table-cell table:style-name="ce7" office:value-type="string">
            <text:p>BBIE</text:p>
          </table:table-cell>
          <table:table-cell office:value-type="string">
            <text:p>Indicates whether the referenced document is a copy (true) or the original (false).</text:p>
          </table:table-cell>
          <table:table-cell table:style-name="ce31"/>
          <table:table-cell table:style-name="ce7"/>
          <table:table-cell table:style-name="ce90" office:value-type="string">
            <text:p>2.0</text:p>
          </table:table-cell>
          <table:table-cell table:style-name="ce7"/>
          <table:table-cell table:style-name="ce125"/>
          <table:table-cell table:style-name="ce7" table:number-columns-repeated="9"/>
          <table:table-cell table:style-name="ce7" office:value-type="string">
            <text:p>made mandatory</text:p>
          </table:table-cell>
          <table:table-cell table:style-name="ce7" table:number-columns-repeated="224"/>
        </table:table-row>
        <table:table-row table:style-name="ro2">
          <table:table-cell office:value-type="string">
            <text:p>UUID</text:p>
          </table:table-cell>
          <table:table-cell table:style-name="ce10" office:value-type="string">
            <text:p>Document Reference. UUID. Identifier</text:p>
          </table:table-cell>
          <table:table-cell table:style-name="ce7"/>
          <table:table-cell table:style-name="ce7" office:value-type="string">
            <text:p>Document Reference</text:p>
          </table:table-cell>
          <table:table-cell table:style-name="ce7"/>
          <table:table-cell table:style-name="ce7"/>
          <table:table-cell table:style-name="ce26" office:value-type="string">
            <text:p>UUID</text:p>
          </table:table-cell>
          <table:table-cell table:formula="oooc:=IF([.F356]&lt;&gt;&quot;&quot;;CONCATENATE([.F356];&quot; &quot;;[.G356]);[.G356])" office:value-type="string" office:string-value="UUID">
            <text:p>UUID</text:p>
          </table:table-cell>
          <table:table-cell table:style-name="ce7" office:value-type="string">
            <text:p>Identifier</text:p>
          </table:table-cell>
          <table:table-cell table:style-name="ce7"/>
          <table:table-cell table:formula="oooc:=IF([.J356]&lt;&gt;&quot;&quot;;CONCATENATE([.J356];&quot;_ &quot;;[.I356];&quot;. Type&quot;);CONCATENATE([.I356];&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4" office:value-type="string">
            <text:p>A universally unique identifier for an instance of this ABIE.</text:p>
          </table:table-cell>
          <table:table-cell table:style-name="ce31"/>
          <table:table-cell table:style-name="ce7"/>
          <table:table-cell table:style-name="ce90" office:value-type="string">
            <text:p>2.0</text:p>
          </table:table-cell>
          <table:table-cell table:style-name="ce7"/>
          <table:table-cell table:style-name="ce125"/>
          <table:table-cell table:style-name="ce7" table:number-columns-repeated="9"/>
          <table:table-cell table:style-name="ce7" office:value-type="string">
            <text:p>Changed from GUID to UUID</text:p>
          </table:table-cell>
          <table:table-cell table:style-name="ce7" table:number-columns-repeated="224"/>
        </table:table-row>
        <table:table-row table:style-name="ro3">
          <table:table-cell table:formula="oooc:=SUBSTITUTE(SUBSTITUTE(CONCATENATE(IF([.E357]=&quot;Universally Unique&quot;;&quot;UU&quot;;[.E357]);IF([.G357]&lt;&gt;[.I357];[.H357];[.F357]);CONCATENATE(IF([.I357]=&quot;Identifier&quot;;&quot;ID&quot;;IF([.I357]=&quot;Text&quot;;&quot;&quot;;[.I357]))));&quot; &quot;;&quot;&quot;);&quot;'&quot;;&quot;&quot;)" office:value-type="string" office:string-value="IssueDate">
            <text:p>IssueDate</text:p>
          </table:table-cell>
          <table:table-cell office:value-type="string">
            <text:p>Document Reference. Issue Date. Date</text:p>
          </table:table-cell>
          <table:table-cell table:style-name="ce7"/>
          <table:table-cell table:style-name="ce7" office:value-type="string">
            <text:p>Document Reference</text:p>
          </table:table-cell>
          <table:table-cell table:style-name="ce7"/>
          <table:table-cell table:style-name="ce7" office:value-type="string">
            <text:p>Issue</text:p>
          </table:table-cell>
          <table:table-cell table:style-name="ce7" office:value-type="string">
            <text:p>Date</text:p>
          </table:table-cell>
          <table:table-cell table:formula="oooc:=IF([.F357]&lt;&gt;&quot;&quot;;CONCATENATE([.F357];&quot; &quot;;[.G357]);[.G357])" office:value-type="string" office:string-value="Issue Date">
            <text:p>Issue Date</text:p>
          </table:table-cell>
          <table:table-cell table:style-name="ce7" office:value-type="string">
            <text:p>Date</text:p>
          </table:table-cell>
          <table:table-cell table:style-name="ce7"/>
          <table:table-cell table:formula="oooc:=IF([.J357]&lt;&gt;&quot;&quot;;CONCATENATE([.J357];&quot;_ &quot;;[.I357];&quot;. Type&quot;);CONCATENATE([.I357];&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ate, assigned by the sender of the referenced document, on which the referenced document was issued.</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358]=&quot;Universally Unique&quot;;&quot;UU&quot;;[.E358]);IF([.G358]&lt;&gt;[.I358];[.H358];[.F358]);CONCATENATE(IF([.I358]=&quot;Identifier&quot;;&quot;ID&quot;;IF([.I358]=&quot;Text&quot;;&quot;&quot;;[.I358]))));&quot; &quot;;&quot;&quot;);&quot;'&quot;;&quot;&quot;)" office:value-type="string" office:string-value="DocumentTypeCode">
            <text:p>DocumentTypeCode</text:p>
          </table:table-cell>
          <table:table-cell table:style-name="ce10" office:value-type="string">
            <text:p>Document Reference. Document Type Code. Code</text:p>
          </table:table-cell>
          <table:table-cell table:style-name="ce7"/>
          <table:table-cell table:style-name="ce7" office:value-type="string">
            <text:p>Document Reference</text:p>
          </table:table-cell>
          <table:table-cell table:style-name="ce7"/>
          <table:table-cell table:style-name="ce26" office:value-type="string">
            <text:p>Document Type</text:p>
          </table:table-cell>
          <table:table-cell table:style-name="ce26" office:value-type="string">
            <text:p>Code</text:p>
          </table:table-cell>
          <table:table-cell table:formula="oooc:=IF([.F358]&lt;&gt;&quot;&quot;;CONCATENATE([.F358];&quot; &quot;;[.G358]);[.G358])" office:value-type="string" office:string-value="Document Type Code">
            <text:p>Document Type Code</text:p>
          </table:table-cell>
          <table:table-cell table:style-name="ce26" office:value-type="string">
            <text:p>Code</text:p>
          </table:table-cell>
          <table:table-cell table:style-name="ce7"/>
          <table:table-cell table:formula="oooc:=IF([.J358]&lt;&gt;&quot;&quot;;CONCATENATE([.J358];&quot;_ &quot;;[.I358];&quot;. Type&quot;);CONCATENATE([.I358];&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document type, expressed as a code.</text:p>
          </table:table-cell>
          <table:table-cell table:style-name="ce31"/>
          <table:table-cell table:style-name="ce7"/>
          <table:table-cell table:style-name="ce90" office:value-type="string">
            <text:p>2.0</text:p>
          </table:table-cell>
          <table:table-cell table:style-name="ce34" office:value-type="string">
            <text:p>to support additional document references that may not be known in advance</text:p>
          </table:table-cell>
          <table:table-cell table:style-name="ce125"/>
          <table:table-cell table:style-name="ce7" table:number-columns-repeated="234"/>
        </table:table-row>
        <table:table-row table:style-name="ro2">
          <table:table-cell table:formula="oooc:=SUBSTITUTE(SUBSTITUTE(CONCATENATE(IF([.E359]=&quot;Universally Unique&quot;;&quot;UU&quot;;[.E359]);IF([.G359]&lt;&gt;[.I359];[.H359];[.F359]);CONCATENATE(IF([.I359]=&quot;Identifier&quot;;&quot;ID&quot;;IF([.I359]=&quot;Text&quot;;&quot;&quot;;[.I359]))));&quot; &quot;;&quot;&quot;);&quot;'&quot;;&quot;&quot;)" office:value-type="string" office:string-value="DocumentType">
            <text:p>DocumentType</text:p>
          </table:table-cell>
          <table:table-cell table:style-name="ce10" office:value-type="string">
            <text:p>Document Reference. Document Type. Text</text:p>
          </table:table-cell>
          <table:table-cell table:style-name="ce7"/>
          <table:table-cell table:style-name="ce7" office:value-type="string">
            <text:p>Document Reference</text:p>
          </table:table-cell>
          <table:table-cell table:style-name="ce7"/>
          <table:table-cell/>
          <table:table-cell table:style-name="ce26" office:value-type="string">
            <text:p>Document Type</text:p>
          </table:table-cell>
          <table:table-cell table:formula="oooc:=IF([.F359]&lt;&gt;&quot;&quot;;CONCATENATE([.F359];&quot; &quot;;[.G359]);[.G359])" office:value-type="string" office:string-value="Document Type">
            <text:p>Document Type</text:p>
          </table:table-cell>
          <table:table-cell table:style-name="ce26" office:value-type="string">
            <text:p>Text</text:p>
          </table:table-cell>
          <table:table-cell table:style-name="ce7"/>
          <table:table-cell table:formula="oooc:=IF([.J359]&lt;&gt;&quot;&quot;;CONCATENATE([.J359];&quot;_ &quot;;[.I359];&quot;. Type&quot;);CONCATENATE([.I359];&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document type, expressed as text.</text:p>
          </table:table-cell>
          <table:table-cell table:style-name="ce31"/>
          <table:table-cell table:style-name="ce7"/>
          <table:table-cell table:style-name="ce90" office:value-type="string">
            <text:p>2.0</text:p>
          </table:table-cell>
          <table:table-cell table:style-name="ce34" office:value-type="string">
            <text:p>to support additional document references that may not be known in advance</text:p>
          </table:table-cell>
          <table:table-cell table:style-name="ce125"/>
          <table:table-cell table:style-name="ce7" table:number-columns-repeated="234"/>
        </table:table-row>
        <table:table-row table:style-name="ro2">
          <table:table-cell table:formula="oooc:=SUBSTITUTE(SUBSTITUTE(CONCATENATE(IF([.E360]=&quot;Universally Unique&quot;;&quot;UU&quot;;[.E360]);IF([.G360]&lt;&gt;[.I360];[.H360];[.F360]);CONCATENATE(IF([.I360]=&quot;Identifier&quot;;&quot;ID&quot;;IF([.I360]=&quot;Text&quot;;&quot;&quot;;[.I360]))));&quot; &quot;;&quot;&quot;);&quot;'&quot;;&quot;&quot;)" office:value-type="string" office:string-value="XPath">
            <text:p>XPath</text:p>
          </table:table-cell>
          <table:table-cell office:value-type="string">
            <text:p>Document Reference. XPath. Text</text:p>
          </table:table-cell>
          <table:table-cell table:style-name="ce7"/>
          <table:table-cell table:style-name="ce7" office:value-type="string">
            <text:p>Document Reference</text:p>
          </table:table-cell>
          <table:table-cell table:style-name="ce7"/>
          <table:table-cell/>
          <table:table-cell table:style-name="ce47" office:value-type="string">
            <text:p>XPath</text:p>
          </table:table-cell>
          <table:table-cell table:formula="oooc:=IF([.F360]&lt;&gt;&quot;&quot;;CONCATENATE([.F360];&quot; &quot;;[.G360]);[.G360])" office:value-type="string" office:string-value="XPath">
            <text:p>XPath</text:p>
          </table:table-cell>
          <table:table-cell table:style-name="ce7" office:value-type="string">
            <text:p>Text</text:p>
          </table:table-cell>
          <table:table-cell table:style-name="ce7"/>
          <table:table-cell table:formula="oooc:=IF([.J360]&lt;&gt;&quot;&quot;;CONCATENATE([.J360];&quot;_ &quot;;[.I360];&quot;. Type&quot;);CONCATENATE([.I360];&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13" office:value-type="string">
            <text:p>Refers to another part of the same document instance.</text:p>
          </table:table-cell>
          <table:table-cell table:style-name="ce31"/>
          <table:table-cell table:style-name="ce7"/>
          <table:table-cell table:style-name="ce90" office:value-type="string">
            <text:p>2.0</text:p>
          </table:table-cell>
          <table:table-cell table:style-name="ce34"/>
          <table:table-cell table:style-name="ce125"/>
          <table:table-cell table:style-name="ce7" table:number-columns-repeated="234"/>
        </table:table-row>
        <table:table-row table:style-name="ro2">
          <table:table-cell table:style-name="ce4" table:formula="oooc:=SUBSTITUTE(SUBSTITUTE(CONCATENATE(IF([.E361]=&quot;Universally Unique&quot;;&quot;UU&quot;;[.E361]);[.F361];IF([.H361]&lt;&gt;[.I361];[.H361];&quot;&quot;);CONCATENATE(IF([.I361]=&quot;Identifier&quot;;&quot;ID&quot;;IF([.I361]=&quot;Text&quot;;&quot;&quot;;[.I361]))));&quot; &quot;;&quot;&quot;);&quot;'&quot;;&quot;&quot;)" office:value-type="string" office:string-value="Attachment">
            <text:p>Attachment</text:p>
          </table:table-cell>
          <table:table-cell table:style-name="ce8" office:value-type="string">
            <text:p>Document Reference. Attachment</text:p>
          </table:table-cell>
          <table:table-cell table:style-name="ce8"/>
          <table:table-cell table:style-name="ce8" office:value-type="string">
            <text:p>Document Reference</text:p>
          </table:table-cell>
          <table:table-cell table:number-columns-repeated="2" table:style-name="ce8"/>
          <table:table-cell table:style-name="ce8"/>
          <table:table-cell table:style-name="ce8" table:formula="oooc:=[.M361]" office:value-type="string" office:string-value="Attachment">
            <text:p>Attachment</text:p>
          </table:table-cell>
          <table:table-cell table:style-name="ce8" table:formula="oooc:=[.M361]" office:value-type="string" office:string-value="Attachment">
            <text:p>Attachment</text:p>
          </table:table-cell>
          <table:table-cell table:style-name="ce8" table:number-columns-repeated="3"/>
          <table:table-cell table:style-name="ce12" office:value-type="string">
            <text:p>Attachment</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An attached document, externally referred to, referred to in the MIME location, or embedded.</text:p>
          </table:table-cell>
          <table:table-cell table:style-name="ce68" table:number-columns-repeated="2"/>
          <table:table-cell table:style-name="ce97" office:value-type="string">
            <text:p>1.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2" office:value-type="string">
            <text:p>DocumentResponse</text:p>
          </table:table-cell>
          <table:table-cell table:style-name="ce28" office:value-type="string">
            <text:p>Document Response. Details</text:p>
          </table:table-cell>
          <table:table-cell table:style-name="ce16"/>
          <table:table-cell table:style-name="ce16" office:value-type="string">
            <text:p>Document Response</text:p>
          </table:table-cell>
          <table:table-cell table:style-name="ce16" table:number-columns-repeated="10"/>
          <table:table-cell table:style-name="ce30"/>
          <table:table-cell table:style-name="ce16" office:value-type="string">
            <text:p>ABIE</text:p>
          </table:table-cell>
          <table:table-cell table:style-name="ce52" office:value-type="string">
            <text:p>Information about responses to a document (at the application level).</text:p>
          </table:table-cell>
          <table:table-cell table:style-name="ce52" table:number-columns-repeated="2"/>
          <table:table-cell table:style-name="ce96" office:value-type="string">
            <text:p>2.0</text:p>
          </table:table-cell>
          <table:table-cell table:style-name="ce85"/>
          <table:table-cell table:style-name="ce30"/>
          <table:table-cell table:style-name="ce16" table:number-columns-repeated="9"/>
          <table:table-cell table:style-name="ce16" office:value-type="string">
            <text:p>Y</text:p>
          </table:table-cell>
          <table:table-cell table:number-columns-repeated="224"/>
        </table:table-row>
        <table:table-row table:style-name="ro2">
          <table:table-cell table:style-name="ce4" table:formula="oooc:=SUBSTITUTE(SUBSTITUTE(CONCATENATE(IF([.E363]=&quot;Universally Unique&quot;;&quot;UU&quot;;[.E363]);[.F363];IF([.H363]&lt;&gt;[.I363];[.H363];&quot;&quot;);CONCATENATE(IF([.I363]=&quot;Identifier&quot;;&quot;ID&quot;;IF([.I363]=&quot;Text&quot;;&quot;&quot;;[.I363]))));&quot; &quot;;&quot;&quot;);&quot;'&quot;;&quot;&quot;)" office:value-type="string" office:string-value="Response">
            <text:p>Response</text:p>
          </table:table-cell>
          <table:table-cell table:style-name="ce8" office:value-type="string">
            <text:p>Document Response. Respons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3]" office:value-type="string" office:string-value="Response">
            <text:p>Response</text:p>
          </table:table-cell>
          <table:table-cell table:style-name="ce8" table:formula="oooc:=[.M363]" office:value-type="string" office:string-value="Response">
            <text:p>Response</text:p>
          </table:table-cell>
          <table:table-cell table:style-name="ce8" table:number-columns-repeated="3"/>
          <table:table-cell table:style-name="ce12" office:value-type="string">
            <text:p>Response</text:p>
          </table:table-cell>
          <table:table-cell table:style-name="ce8"/>
          <table:table-cell table:style-name="ce57" office:value-type="string">
            <text:p>1</text:p>
          </table:table-cell>
          <table:table-cell table:style-name="ce8" office:value-type="string">
            <text:p>ASBIE</text:p>
          </table:table-cell>
          <table:table-cell table:style-name="ce68" office:value-type="string">
            <text:p>The response to the document.</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364]=&quot;Universally Unique&quot;;&quot;UU&quot;;[.E364]);[.F364];IF([.H364]&lt;&gt;[.I364];[.H364];&quot;&quot;);CONCATENATE(IF([.I364]=&quot;Identifier&quot;;&quot;ID&quot;;IF([.I364]=&quot;Text&quot;;&quot;&quot;;[.I364]))));&quot; &quot;;&quot;&quot;);&quot;'&quot;;&quot;&quot;)" office:value-type="string" office:string-value="DocumentReference">
            <text:p>DocumentReference</text:p>
          </table:table-cell>
          <table:table-cell table:style-name="ce8" office:value-type="string">
            <text:p>Document Response. Document Referenc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4]" office:value-type="string" office:string-value="Document Reference">
            <text:p>Document Reference</text:p>
          </table:table-cell>
          <table:table-cell table:style-name="ce8" table:formula="oooc:=[.M364]" office:value-type="string" office:string-value="Document Reference">
            <text:p>Document Reference</text:p>
          </table:table-cell>
          <table:table-cell table:style-name="ce8" table:number-columns-repeated="3"/>
          <table:table-cell table:style-name="ce12" office:value-type="string">
            <text:p>Document Reference</text:p>
          </table:table-cell>
          <table:table-cell table:style-name="ce8"/>
          <table:table-cell table:style-name="ce57" office:value-type="string">
            <text:p>1</text:p>
          </table:table-cell>
          <table:table-cell table:style-name="ce8" office:value-type="string">
            <text:p>ASBIE</text:p>
          </table:table-cell>
          <table:table-cell table:style-name="ce25" office:value-type="string">
            <text:p>An association to Document Reference.</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365]=&quot;Universally Unique&quot;;&quot;UU&quot;;[.E365]);[.F365];IF([.H365]&lt;&gt;[.I365];[.H365];&quot;&quot;);CONCATENATE(IF([.I365]=&quot;Identifier&quot;;&quot;ID&quot;;IF([.I365]=&quot;Text&quot;;&quot;&quot;;[.I365]))));&quot; &quot;;&quot;&quot;);&quot;'&quot;;&quot;&quot;)" office:value-type="string" office:string-value="IssuerParty">
            <text:p>IssuerParty</text:p>
          </table:table-cell>
          <table:table-cell table:style-name="ce15" office:value-type="string">
            <text:p>Document Response. Issuer_ Party. Party</text:p>
          </table:table-cell>
          <table:table-cell table:style-name="ce8"/>
          <table:table-cell table:style-name="ce8" office:value-type="string">
            <text:p>Document Response</text:p>
          </table:table-cell>
          <table:table-cell table:style-name="ce8" office:value-type="string">
            <text:p>Issuer</text:p>
          </table:table-cell>
          <table:table-cell table:style-name="ce8"/>
          <table:table-cell table:style-name="ce8"/>
          <table:table-cell table:style-name="ce8" table:formula="oooc:=[.M365]" office:value-type="string" office:string-value="Party">
            <text:p>Party</text:p>
          </table:table-cell>
          <table:table-cell table:style-name="ce8" table:formula="oooc:=[.M365]"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The party who issued a document.</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4" table:formula="oooc:=SUBSTITUTE(SUBSTITUTE(CONCATENATE(IF([.E366]=&quot;Universally Unique&quot;;&quot;UU&quot;;[.E366]);[.F366];IF([.H366]&lt;&gt;[.I366];[.H366];&quot;&quot;);CONCATENATE(IF([.I366]=&quot;Identifier&quot;;&quot;ID&quot;;IF([.I366]=&quot;Text&quot;;&quot;&quot;;[.I366]))));&quot; &quot;;&quot;&quot;);&quot;'&quot;;&quot;&quot;)" office:value-type="string" office:string-value="RecipientParty">
            <text:p>RecipientParty</text:p>
          </table:table-cell>
          <table:table-cell table:style-name="ce15" office:value-type="string">
            <text:p>Document Response. Recipient_ Party. Party</text:p>
          </table:table-cell>
          <table:table-cell table:style-name="ce8"/>
          <table:table-cell table:style-name="ce8" office:value-type="string">
            <text:p>Document Response</text:p>
          </table:table-cell>
          <table:table-cell table:style-name="ce8" office:value-type="string">
            <text:p>Recipient</text:p>
          </table:table-cell>
          <table:table-cell table:style-name="ce8"/>
          <table:table-cell table:style-name="ce8"/>
          <table:table-cell table:style-name="ce8" table:formula="oooc:=[.M366]" office:value-type="string" office:string-value="Party">
            <text:p>Party</text:p>
          </table:table-cell>
          <table:table-cell table:style-name="ce8" table:formula="oooc:=[.M366]"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The party for whom the document is intended.</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4" table:formula="oooc:=SUBSTITUTE(SUBSTITUTE(CONCATENATE(IF([.E367]=&quot;Universally Unique&quot;;&quot;UU&quot;;[.E367]);[.F367];IF([.H367]&lt;&gt;[.I367];[.H367];&quot;&quot;);CONCATENATE(IF([.I367]=&quot;Identifier&quot;;&quot;ID&quot;;IF([.I367]=&quot;Text&quot;;&quot;&quot;;[.I367]))));&quot; &quot;;&quot;&quot;);&quot;'&quot;;&quot;&quot;)" office:value-type="string" office:string-value="LineResponse">
            <text:p>LineResponse</text:p>
          </table:table-cell>
          <table:table-cell table:style-name="ce8" office:value-type="string">
            <text:p>Document Response. Line Respons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7]" office:value-type="string" office:string-value="Line Response">
            <text:p>Line Response</text:p>
          </table:table-cell>
          <table:table-cell table:style-name="ce8" table:formula="oooc:=[.M367]" office:value-type="string" office:string-value="Line Response">
            <text:p>Line Response</text:p>
          </table:table-cell>
          <table:table-cell table:style-name="ce8" table:number-columns-repeated="3"/>
          <table:table-cell table:style-name="ce12" office:value-type="string">
            <text:p>Line Response</text:p>
          </table:table-cell>
          <table:table-cell table:style-name="ce8"/>
          <table:table-cell table:style-name="ce57" office:value-type="string">
            <text:p>0..n</text:p>
          </table:table-cell>
          <table:table-cell table:style-name="ce8" office:value-type="string">
            <text:p>ASBIE</text:p>
          </table:table-cell>
          <table:table-cell table:style-name="ce68" office:value-type="string">
            <text:p>Response to various lines in the document.</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2" office:value-type="string">
            <text:p>Endorsement</text:p>
          </table:table-cell>
          <table:table-cell table:style-name="ce2" office:value-type="string">
            <text:p>Endorsement. Details</text:p>
          </table:table-cell>
          <table:table-cell table:style-name="ce16"/>
          <table:table-cell table:style-name="ce16" office:value-type="string">
            <text:p>Endorsement</text:p>
          </table:table-cell>
          <table:table-cell table:style-name="ce16" table:number-columns-repeated="10"/>
          <table:table-cell table:style-name="ce30"/>
          <table:table-cell table:style-name="ce16" office:value-type="string">
            <text:p>ABIE</text:p>
          </table:table-cell>
          <table:table-cell table:style-name="ce52" office:value-type="string">
            <text:p>Details of an endorsement on the document.</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Transportation</text:p>
          </table:table-cell>
          <table:table-cell table:style-name="ce16" table:number-columns-repeated="9"/>
          <table:table-cell table:number-columns-repeated="224"/>
        </table:table-row>
        <table:table-row table:style-name="ro2">
          <table:table-cell table:formula="oooc:=SUBSTITUTE(SUBSTITUTE(CONCATENATE(IF([.E369]=&quot;Universally Unique&quot;;&quot;UU&quot;;[.E369]);IF([.G369]&lt;&gt;[.I369];[.H369];[.F369]);CONCATENATE(IF([.I369]=&quot;Identifier&quot;;&quot;ID&quot;;IF([.I369]=&quot;Text&quot;;&quot;&quot;;[.I369]))));&quot; &quot;;&quot;&quot;);&quot;'&quot;;&quot;&quot;)" office:value-type="string" office:string-value="DocumentID">
            <text:p>DocumentID</text:p>
          </table:table-cell>
          <table:table-cell office:value-type="string">
            <text:p>Endorsement. Document. Identifier</text:p>
          </table:table-cell>
          <table:table-cell/>
          <table:table-cell office:value-type="string">
            <text:p>Endorsement</text:p>
          </table:table-cell>
          <table:table-cell table:number-columns-repeated="2"/>
          <table:table-cell office:value-type="string">
            <text:p>Document</text:p>
          </table:table-cell>
          <table:table-cell table:formula="oooc:=IF([.F369]&lt;&gt;&quot;&quot;;CONCATENATE([.F369];&quot; &quot;;[.G369]);[.G369])" office:value-type="string" office:string-value="Document">
            <text:p>Document</text:p>
          </table:table-cell>
          <table:table-cell office:value-type="string">
            <text:p>Identifier</text:p>
          </table:table-cell>
          <table:table-cell/>
          <table:table-cell table:formula="oooc:=IF([.J369]&lt;&gt;&quot;&quot;;CONCATENATE([.J369];&quot;_ &quot;;[.I369];&quot;. Type&quot;);CONCATENATE([.I36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1" office:value-type="string">
            <text:p>Identifies the endorsement.</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370]=&quot;Universally Unique&quot;;&quot;UU&quot;;[.E370]);IF([.G370]&lt;&gt;[.I370];[.H370];[.F370]);CONCATENATE(IF([.I370]=&quot;Identifier&quot;;&quot;ID&quot;;IF([.I370]=&quot;Text&quot;;&quot;&quot;;[.I370]))));&quot; &quot;;&quot;&quot;);&quot;'&quot;;&quot;&quot;)" office:value-type="string" office:string-value="ApprovalStatus">
            <text:p>ApprovalStatus</text:p>
          </table:table-cell>
          <table:table-cell table:style-name="ce10" office:value-type="string">
            <text:p>Endorsement. Approval Status. Text</text:p>
          </table:table-cell>
          <table:table-cell/>
          <table:table-cell office:value-type="string">
            <text:p>Endorsement</text:p>
          </table:table-cell>
          <table:table-cell/>
          <table:table-cell table:style-name="ce6" office:value-type="string">
            <text:p>Approval</text:p>
          </table:table-cell>
          <table:table-cell table:style-name="ce6" office:value-type="string">
            <text:p>Status</text:p>
          </table:table-cell>
          <table:table-cell table:formula="oooc:=IF([.F370]&lt;&gt;&quot;&quot;;CONCATENATE([.F370];&quot; &quot;;[.G370]);[.G370])" office:value-type="string" office:string-value="Approval Status">
            <text:p>Approval Status</text:p>
          </table:table-cell>
          <table:table-cell office:value-type="string">
            <text:p>Text</text:p>
          </table:table-cell>
          <table:table-cell/>
          <table:table-cell table:formula="oooc:=IF([.J370]&lt;&gt;&quot;&quot;;CONCATENATE([.J370];&quot;_ &quot;;[.I370];&quot;. Type&quot;);CONCATENATE([.I370];&quot;. Type&quot;))" office:value-type="string" office:string-value="Text. Type">
            <text:p>Text. Type</text:p>
          </table:table-cell>
          <table:table-cell table:number-columns-repeated="2"/>
          <table:table-cell office:value-type="string">
            <text:p>Authentication Code</text:p>
          </table:table-cell>
          <table:table-cell office:value-type="float" office:value="1">
            <text:p>1</text:p>
          </table:table-cell>
          <table:table-cell office:value-type="string">
            <text:p>BBIE</text:p>
          </table:table-cell>
          <table:table-cell table:style-name="ce31" office:value-type="string">
            <text:p>Specifies the status of the endorsement.</text:p>
          </table:table-cell>
          <table:table-cell/>
          <table:table-cell office:value-type="float" office:value="4427">
            <text:p>4427</text:p>
          </table:table-cell>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371]=&quot;Universally Unique&quot;;&quot;UU&quot;;[.E371]);IF([.G371]&lt;&gt;[.I371];[.H371];[.F371]);CONCATENATE(IF([.I371]=&quot;Identifier&quot;;&quot;ID&quot;;IF([.I371]=&quot;Text&quot;;&quot;&quot;;[.I371]))));&quot; &quot;;&quot;&quot;);&quot;'&quot;;&quot;&quot;)" office:value-type="string" office:string-value="Remarks">
            <text:p>Remarks</text:p>
          </table:table-cell>
          <table:table-cell table:style-name="ce10" office:value-type="string">
            <text:p>Endorsement. Remarks. Text</text:p>
          </table:table-cell>
          <table:table-cell/>
          <table:table-cell office:value-type="string">
            <text:p>Endorsement</text:p>
          </table:table-cell>
          <table:table-cell table:number-columns-repeated="2"/>
          <table:table-cell office:value-type="string">
            <text:p>Remarks</text:p>
          </table:table-cell>
          <table:table-cell table:formula="oooc:=IF([.F371]&lt;&gt;&quot;&quot;;CONCATENATE([.F371];&quot; &quot;;[.G371]);[.G371])" office:value-type="string" office:string-value="Remarks">
            <text:p>Remarks</text:p>
          </table:table-cell>
          <table:table-cell office:value-type="string">
            <text:p>Text</text:p>
          </table:table-cell>
          <table:table-cell/>
          <table:table-cell table:formula="oooc:=IF([.J371]&lt;&gt;&quot;&quot;;CONCATENATE([.J371];&quot;_ &quot;;[.I371];&quot;. Type&quot;);CONCATENATE([.I371];&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1" office:value-type="string">
            <text:p>Remarks by the endorsing party.</text:p>
          </table:table-cell>
          <table:table-cell/>
          <table:table-cell office:value-type="float" office:value="4428">
            <text:p>4428</text:p>
          </table:table-cell>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4" table:formula="oooc:=SUBSTITUTE(SUBSTITUTE(CONCATENATE(IF([.E372]=&quot;Universally Unique&quot;;&quot;UU&quot;;[.E372]);[.F372];IF([.H372]&lt;&gt;[.I372];[.H372];&quot;&quot;);CONCATENATE(IF([.I372]=&quot;Identifier&quot;;&quot;ID&quot;;IF([.I372]=&quot;Text&quot;;&quot;&quot;;[.I372]))));&quot; &quot;;&quot;&quot;);&quot;'&quot;;&quot;&quot;)" office:value-type="string" office:string-value="EndorserParty">
            <text:p>EndorserParty</text:p>
          </table:table-cell>
          <table:table-cell table:style-name="ce8" office:value-type="string">
            <text:p>Endorsement. Endorser Party</text:p>
          </table:table-cell>
          <table:table-cell table:style-name="ce27"/>
          <table:table-cell table:style-name="ce27" office:value-type="string">
            <text:p>Endorsement</text:p>
          </table:table-cell>
          <table:table-cell table:number-columns-repeated="2" table:style-name="ce27"/>
          <table:table-cell table:style-name="ce27"/>
          <table:table-cell table:style-name="ce8" table:formula="oooc:=[.M372]" office:value-type="string" office:string-value="Endorser Party">
            <text:p>Endorser Party</text:p>
          </table:table-cell>
          <table:table-cell table:style-name="ce8" table:formula="oooc:=[.M372]" office:value-type="string" office:string-value="Endorser Party">
            <text:p>Endorser Party</text:p>
          </table:table-cell>
          <table:table-cell table:style-name="ce8"/>
          <table:table-cell table:style-name="ce27" table:number-columns-repeated="2"/>
          <table:table-cell table:style-name="ce38" office:value-type="string">
            <text:p>Endorser Party</text:p>
          </table:table-cell>
          <table:table-cell table:style-name="ce27"/>
          <table:table-cell table:style-name="ce57" office:value-type="string">
            <text:p>1</text:p>
          </table:table-cell>
          <table:table-cell table:style-name="ce27" office:value-type="string">
            <text:p>ASBIE</text:p>
          </table:table-cell>
          <table:table-cell table:style-name="ce73" office:value-type="string">
            <text:p>The type of party providing the endorsement.</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373]=&quot;Universally Unique&quot;;&quot;UU&quot;;[.E373]);[.F373];IF([.H373]&lt;&gt;[.I373];[.H373];&quot;&quot;);CONCATENATE(IF([.I373]=&quot;Identifier&quot;;&quot;ID&quot;;IF([.I373]=&quot;Text&quot;;&quot;&quot;;[.I373]))));&quot; &quot;;&quot;&quot;);&quot;'&quot;;&quot;&quot;)" office:value-type="string" office:string-value="Signature">
            <text:p>Signature</text:p>
          </table:table-cell>
          <table:table-cell table:style-name="ce8" office:value-type="string">
            <text:p>Endorsement. Signature</text:p>
          </table:table-cell>
          <table:table-cell table:style-name="ce27"/>
          <table:table-cell table:style-name="ce27" office:value-type="string">
            <text:p>Endorsement</text:p>
          </table:table-cell>
          <table:table-cell table:number-columns-repeated="2" table:style-name="ce27"/>
          <table:table-cell table:style-name="ce27"/>
          <table:table-cell table:style-name="ce8" table:formula="oooc:=[.M373]" office:value-type="string" office:string-value="Signature">
            <text:p>Signature</text:p>
          </table:table-cell>
          <table:table-cell table:style-name="ce8" table:formula="oooc:=[.M373]" office:value-type="string" office:string-value="Signature">
            <text:p>Signature</text:p>
          </table:table-cell>
          <table:table-cell table:style-name="ce8"/>
          <table:table-cell table:style-name="ce27" table:number-columns-repeated="2"/>
          <table:table-cell table:style-name="ce38" office:value-type="string">
            <text:p>Signature</text:p>
          </table:table-cell>
          <table:table-cell table:style-name="ce27"/>
          <table:table-cell table:style-name="ce57" office:value-type="string">
            <text:p>0..n</text:p>
          </table:table-cell>
          <table:table-cell table:style-name="ce27" office:value-type="string">
            <text:p>ASBIE</text:p>
          </table:table-cell>
          <table:table-cell table:style-name="ce73" office:value-type="string">
            <text:p>One or more signatures applied to the endorsement.</text:p>
          </table:table-cell>
          <table:table-cell table:style-name="ce73" table:number-columns-repeated="2"/>
          <table:table-cell table:style-name="ce98" office:value-type="string">
            <text:p>2.0</text:p>
          </table:table-cell>
          <table:table-cell table:style-name="ce87"/>
          <table:table-cell table:style-name="ce33"/>
          <table:table-cell table:style-name="ce8" office:value-type="string">
            <text:p>Transportation</text:p>
          </table:table-cell>
          <table:table-cell table:style-name="ce27" table:number-columns-repeated="8"/>
          <table:table-cell table:style-name="ce8"/>
          <table:table-cell table:style-name="ce37" table:number-columns-repeated="224"/>
        </table:table-row>
        <table:table-row table:style-name="ro2">
          <table:table-cell table:style-name="ce2" office:value-type="string">
            <text:p>EndorserParty</text:p>
          </table:table-cell>
          <table:table-cell table:style-name="ce2" office:value-type="string">
            <text:p>Endorser Party. Details</text:p>
          </table:table-cell>
          <table:table-cell table:style-name="ce16"/>
          <table:table-cell table:style-name="ce16" office:value-type="string">
            <text:p>Endorser Party</text:p>
          </table:table-cell>
          <table:table-cell table:style-name="ce16" table:number-columns-repeated="10"/>
          <table:table-cell table:style-name="ce30"/>
          <table:table-cell table:style-name="ce16" office:value-type="string">
            <text:p>ABIE</text:p>
          </table:table-cell>
          <table:table-cell table:style-name="ce52" office:value-type="string">
            <text:p>The party endorsing a document.</text:p>
          </table:table-cell>
          <table:table-cell table:style-name="ce52"/>
          <table:table-cell table:style-name="ce85"/>
          <table:table-cell table:style-name="ce100" office:value-type="string">
            <text:p>2.0</text:p>
          </table:table-cell>
          <table:table-cell table:style-name="ce16" table:number-columns-repeated="2"/>
          <table:table-cell table:style-name="ce16" office:value-type="string">
            <text:p>Transportation</text:p>
          </table:table-cell>
          <table:table-cell table:style-name="ce16" table:number-columns-repeated="9"/>
          <table:table-cell table:number-columns-repeated="224"/>
        </table:table-row>
        <table:table-row table:style-name="ro2">
          <table:table-cell table:formula="oooc:=SUBSTITUTE(SUBSTITUTE(CONCATENATE(IF([.E375]=&quot;Universally Unique&quot;;&quot;UU&quot;;[.E375]);IF([.G375]&lt;&gt;[.I375];[.H375];[.F375]);CONCATENATE(IF([.I375]=&quot;Identifier&quot;;&quot;ID&quot;;IF([.I375]=&quot;Text&quot;;&quot;&quot;;[.I375]))));&quot; &quot;;&quot;&quot;);&quot;'&quot;;&quot;&quot;)" office:value-type="string" office:string-value="RoleCode">
            <text:p>RoleCode</text:p>
          </table:table-cell>
          <table:table-cell table:style-name="ce10" office:value-type="string">
            <text:p>Endorser Party. Role Code. Code</text:p>
          </table:table-cell>
          <table:table-cell/>
          <table:table-cell office:value-type="string">
            <text:p>Endorser Party</text:p>
          </table:table-cell>
          <table:table-cell/>
          <table:table-cell table:style-name="ce6" office:value-type="string">
            <text:p>Role</text:p>
          </table:table-cell>
          <table:table-cell table:style-name="ce6" office:value-type="string">
            <text:p>Code</text:p>
          </table:table-cell>
          <table:table-cell table:formula="oooc:=IF([.F375]&lt;&gt;&quot;&quot;;CONCATENATE([.F375];&quot; &quot;;[.G375]);[.G375])" office:value-type="string" office:string-value="Role Code">
            <text:p>Role Code</text:p>
          </table:table-cell>
          <table:table-cell office:value-type="string">
            <text:p>Code</text:p>
          </table:table-cell>
          <table:table-cell/>
          <table:table-cell table:formula="oooc:=IF([.J375]&lt;&gt;&quot;&quot;;CONCATENATE([.J375];&quot;_ &quot;;[.I375];&quot;. Type&quot;);CONCATENATE([.I375];&quot;. Type&quot;))" office:value-type="string" office:string-value="Code. Type">
            <text:p>Code. Type</text:p>
          </table:table-cell>
          <table:table-cell table:number-columns-repeated="3"/>
          <table:table-cell office:value-type="float" office:value="1">
            <text:p>1</text:p>
          </table:table-cell>
          <table:table-cell office:value-type="string">
            <text:p>BBIE</text:p>
          </table:table-cell>
          <table:table-cell table:style-name="ce31" office:value-type="string">
            <text:p>The role of the party providing the endorsement, e.g., Issuer, Embassy, Insurance, etc.</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376]=&quot;Universally Unique&quot;;&quot;UU&quot;;[.E376]);IF([.G376]&lt;&gt;[.I376];[.H376];[.F376]);CONCATENATE(IF([.I376]=&quot;Identifier&quot;;&quot;ID&quot;;IF([.I376]=&quot;Text&quot;;&quot;&quot;;[.I376]))));&quot; &quot;;&quot;&quot;);&quot;'&quot;;&quot;&quot;)" office:value-type="string" office:string-value="SequenceNumeric">
            <text:p>SequenceNumeric</text:p>
          </table:table-cell>
          <table:table-cell office:value-type="string">
            <text:p>Endorser Party. Sequence. Numeric</text:p>
          </table:table-cell>
          <table:table-cell/>
          <table:table-cell office:value-type="string">
            <text:p>Endorser Party</text:p>
          </table:table-cell>
          <table:table-cell table:number-columns-repeated="2"/>
          <table:table-cell office:value-type="string">
            <text:p>Sequence</text:p>
          </table:table-cell>
          <table:table-cell table:formula="oooc:=IF([.F376]&lt;&gt;&quot;&quot;;CONCATENATE([.F376];&quot; &quot;;[.G376]);[.G376])" office:value-type="string" office:string-value="Sequence">
            <text:p>Sequence</text:p>
          </table:table-cell>
          <table:table-cell office:value-type="string">
            <text:p>Numeric</text:p>
          </table:table-cell>
          <table:table-cell/>
          <table:table-cell table:formula="oooc:=IF([.J376]&lt;&gt;&quot;&quot;;CONCATENATE([.J376];&quot;_ &quot;;[.I376];&quot;. Type&quot;);CONCATENATE([.I376];&quot;. Type&quot;))" office:value-type="string" office:string-value="Numeric. Type">
            <text:p>Numeric. Type</text:p>
          </table:table-cell>
          <table:table-cell table:number-columns-repeated="3"/>
          <table:table-cell office:value-type="float" office:value="1">
            <text:p>1</text:p>
          </table:table-cell>
          <table:table-cell office:value-type="string">
            <text:p>BBIE</text:p>
          </table:table-cell>
          <table:table-cell table:style-name="ce31" office:value-type="string">
            <text:p>The sequence in which the endorsements are to be applied.</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4" table:formula="oooc:=SUBSTITUTE(SUBSTITUTE(CONCATENATE(IF([.E377]=&quot;Universally Unique&quot;;&quot;UU&quot;;[.E377]);[.F377];IF([.H377]&lt;&gt;[.I377];[.H377];&quot;&quot;);CONCATENATE(IF([.I377]=&quot;Identifier&quot;;&quot;ID&quot;;IF([.I377]=&quot;Text&quot;;&quot;&quot;;[.I377]))));&quot; &quot;;&quot;&quot;);&quot;'&quot;;&quot;&quot;)" office:value-type="string" office:string-value="Party">
            <text:p>Party</text:p>
          </table:table-cell>
          <table:table-cell table:style-name="ce8" office:value-type="string">
            <text:p>Endorser Party. Party</text:p>
          </table:table-cell>
          <table:table-cell table:style-name="ce27"/>
          <table:table-cell table:style-name="ce27" office:value-type="string">
            <text:p>Endorser Party</text:p>
          </table:table-cell>
          <table:table-cell table:number-columns-repeated="2" table:style-name="ce27"/>
          <table:table-cell table:style-name="ce27"/>
          <table:table-cell table:style-name="ce8" table:formula="oooc:=[.M377]" office:value-type="string" office:string-value="Party">
            <text:p>Party</text:p>
          </table:table-cell>
          <table:table-cell table:style-name="ce8" table:formula="oooc:=[.M377]" office:value-type="string" office:string-value="Party">
            <text:p>Party</text:p>
          </table:table-cell>
          <table:table-cell table:style-name="ce8"/>
          <table:table-cell table:style-name="ce27" table:number-columns-repeated="2"/>
          <table:table-cell table:style-name="ce38" office:value-type="string">
            <text:p>Party</text:p>
          </table:table-cell>
          <table:table-cell table:style-name="ce27"/>
          <table:table-cell table:style-name="ce57" office:value-type="string">
            <text:p>1</text:p>
          </table:table-cell>
          <table:table-cell table:style-name="ce27" office:value-type="string">
            <text:p>ASBIE</text:p>
          </table:table-cell>
          <table:table-cell table:style-name="ce69" office:value-type="string">
            <text:p>Details of the party endorsing the application.</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378]=&quot;Universally Unique&quot;;&quot;UU&quot;;[.E378]);[.F378];IF([.H378]&lt;&gt;[.I378];[.H378];&quot;&quot;);CONCATENATE(IF([.I378]=&quot;Identifier&quot;;&quot;ID&quot;;IF([.I378]=&quot;Text&quot;;&quot;&quot;;[.I378]))));&quot; &quot;;&quot;&quot;);&quot;'&quot;;&quot;&quot;)" office:value-type="string" office:string-value="SignatoryContact">
            <text:p>SignatoryContact</text:p>
          </table:table-cell>
          <table:table-cell table:style-name="ce15" office:value-type="string">
            <text:p>Endorser Party. Signatory_ Contact. Contact</text:p>
          </table:table-cell>
          <table:table-cell table:style-name="ce27"/>
          <table:table-cell table:style-name="ce27" office:value-type="string">
            <text:p>Endorser Party</text:p>
          </table:table-cell>
          <table:table-cell table:style-name="ce27" office:value-type="string">
            <text:p>Signatory</text:p>
          </table:table-cell>
          <table:table-cell table:style-name="ce27"/>
          <table:table-cell table:style-name="ce27"/>
          <table:table-cell table:style-name="ce8" table:formula="oooc:=[.M378]" office:value-type="string" office:string-value="Contact">
            <text:p>Contact</text:p>
          </table:table-cell>
          <table:table-cell table:style-name="ce8" table:formula="oooc:=[.M378]" office:value-type="string" office:string-value="Contact">
            <text:p>Contact</text:p>
          </table:table-cell>
          <table:table-cell table:style-name="ce8"/>
          <table:table-cell table:style-name="ce27" table:number-columns-repeated="2"/>
          <table:table-cell table:style-name="ce38" office:value-type="string">
            <text:p>Contact</text:p>
          </table:table-cell>
          <table:table-cell table:style-name="ce27"/>
          <table:table-cell table:style-name="ce57" office:value-type="string">
            <text:p>1</text:p>
          </table:table-cell>
          <table:table-cell table:style-name="ce27" office:value-type="string">
            <text:p>ASBIE</text:p>
          </table:table-cell>
          <table:table-cell table:style-name="ce73" office:value-type="string">
            <text:p>Details of the individual representing the exporter who signs the Certificate of Origin application before submitting it to the Issuer Party.</text:p>
          </table:table-cell>
          <table:table-cell table:style-name="ce73"/>
          <table:table-cell table:style-name="ce87"/>
          <table:table-cell table:style-name="ce94" office:value-type="string">
            <text:p>2.0</text:p>
          </table:table-cell>
          <table:table-cell table:style-name="ce27" table:number-columns-repeated="2"/>
          <table:table-cell table:style-name="ce27" office:value-type="string">
            <text:p>Transportation</text:p>
          </table:table-cell>
          <table:table-cell table:style-name="ce27" table:number-columns-repeated="9"/>
          <table:table-cell table:number-columns-repeated="224"/>
        </table:table-row>
        <table:table-row table:style-name="ro2">
          <table:table-cell table:style-name="ce2" office:value-type="string">
            <text:p>ExchangeRate</text:p>
          </table:table-cell>
          <table:table-cell table:style-name="ce2" office:value-type="string">
            <text:p>Exchange Rate. Details</text:p>
          </table:table-cell>
          <table:table-cell table:style-name="ce5"/>
          <table:table-cell table:style-name="ce5" office:value-type="string">
            <text:p>Exchange Rat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Exchange Rate.</text:p>
          </table:table-cell>
          <table:table-cell table:style-name="ce53" table:number-columns-repeated="2"/>
          <table:table-cell table:style-name="ce89" office:value-type="string">
            <text:p>1.0</text:p>
          </table:table-cell>
          <table:table-cell table:style-name="ce118"/>
          <table:table-cell table:style-name="ce2"/>
          <table:table-cell table:style-name="ce5" table:number-columns-repeated="10"/>
          <table:table-cell table:style-name="ce7" table:number-columns-repeated="224"/>
        </table:table-row>
        <table:table-row table:style-name="ro3">
          <table:table-cell table:formula="oooc:=SUBSTITUTE(SUBSTITUTE(CONCATENATE(IF([.E380]=&quot;Universally Unique&quot;;&quot;UU&quot;;[.E380]);IF([.G380]&lt;&gt;[.I380];[.H380];[.F380]);CONCATENATE(IF([.I380]=&quot;Identifier&quot;;&quot;ID&quot;;IF([.I380]=&quot;Text&quot;;&quot;&quot;;[.I380]))));&quot; &quot;;&quot;&quot;);&quot;'&quot;;&quot;&quot;)" office:value-type="string" office:string-value="SourceCurrencyCode">
            <text:p>SourceCurrencyCode</text:p>
          </table:table-cell>
          <table:table-cell table:style-name="ce10" office:value-type="string">
            <text:p>Exchange Rate. Source_ Currency Code. Code</text:p>
          </table:table-cell>
          <table:table-cell table:style-name="ce7"/>
          <table:table-cell table:style-name="ce7" office:value-type="string">
            <text:p>Exchange Rate</text:p>
          </table:table-cell>
          <table:table-cell table:style-name="ce7" office:value-type="string">
            <text:p>Source</text:p>
          </table:table-cell>
          <table:table-cell table:style-name="ce7" office:value-type="string">
            <text:p>Currency</text:p>
          </table:table-cell>
          <table:table-cell table:style-name="ce26" office:value-type="string">
            <text:p>Code</text:p>
          </table:table-cell>
          <table:table-cell table:formula="oooc:=IF([.F380]&lt;&gt;&quot;&quot;;CONCATENATE([.F380];&quot; &quot;;[.G380]);[.G380])" office:value-type="string" office:string-value="Currency Code">
            <text:p>Currency Code</text:p>
          </table:table-cell>
          <table:table-cell table:style-name="ce7" office:value-type="string">
            <text:p>Code</text:p>
          </table:table-cell>
          <table:table-cell office:value-type="string">
            <text:p>Currency</text:p>
          </table:table-cell>
          <table:table-cell table:formula="oooc:=IF([.J380]&lt;&gt;&quot;&quot;;CONCATENATE([.J380];&quot;_ &quot;;[.I380];&quot;. Type&quot;);CONCATENATE([.I380];&quot;. Type&quot;))" office:value-type="string" office:string-value="Currency_ Code. Type">
            <text:p>Currency_ Code.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The reference currency for the Exchange Rate; the currency from which the exchange is being made (CC Definition).</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381]=&quot;Universally Unique&quot;;&quot;UU&quot;;[.E381]);IF([.G381]&lt;&gt;[.I381];[.H381];[.F381]);CONCATENATE(IF([.I381]=&quot;Identifier&quot;;&quot;ID&quot;;IF([.I381]=&quot;Text&quot;;&quot;&quot;;[.I381]))));&quot; &quot;;&quot;&quot;);&quot;'&quot;;&quot;&quot;)" office:value-type="string" office:string-value="SourceCurrencyBaseRate">
            <text:p>SourceCurrencyBaseRate</text:p>
          </table:table-cell>
          <table:table-cell office:value-type="string">
            <text:p>Exchange Rate. Source_ Currency Base Rate. Rate</text:p>
          </table:table-cell>
          <table:table-cell table:style-name="ce7"/>
          <table:table-cell table:style-name="ce7" office:value-type="string">
            <text:p>Exchange Rate</text:p>
          </table:table-cell>
          <table:table-cell table:style-name="ce7" office:value-type="string">
            <text:p>Source</text:p>
          </table:table-cell>
          <table:table-cell table:style-name="ce7" office:value-type="string">
            <text:p>Currency Base</text:p>
          </table:table-cell>
          <table:table-cell table:style-name="ce26" office:value-type="string">
            <text:p>Rate</text:p>
          </table:table-cell>
          <table:table-cell table:formula="oooc:=IF([.F381]&lt;&gt;&quot;&quot;;CONCATENATE([.F381];&quot; &quot;;[.G381]);[.G381])" office:value-type="string" office:string-value="Currency Base Rate">
            <text:p>Currency Base Rate</text:p>
          </table:table-cell>
          <table:table-cell table:style-name="ce7" office:value-type="string">
            <text:p>Rate</text:p>
          </table:table-cell>
          <table:table-cell table:style-name="ce7"/>
          <table:table-cell table:formula="oooc:=IF([.J381]&lt;&gt;&quot;&quot;;CONCATENATE([.J381];&quot;_ &quot;;[.I381];&quot;. Type&quot;);CONCATENATE([.I381];&quot;. Type&quot;))" office:value-type="string" office:string-value="Rate. Type">
            <text:p>R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unit base of the source currency for currencies with small denominations.</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3">
          <table:table-cell table:formula="oooc:=SUBSTITUTE(SUBSTITUTE(CONCATENATE(IF([.E382]=&quot;Universally Unique&quot;;&quot;UU&quot;;[.E382]);IF([.G382]&lt;&gt;[.I382];[.H382];[.F382]);CONCATENATE(IF([.I382]=&quot;Identifier&quot;;&quot;ID&quot;;IF([.I382]=&quot;Text&quot;;&quot;&quot;;[.I382]))));&quot; &quot;;&quot;&quot;);&quot;'&quot;;&quot;&quot;)" office:value-type="string" office:string-value="TargetCurrencyCode">
            <text:p>TargetCurrencyCode</text:p>
          </table:table-cell>
          <table:table-cell table:style-name="ce10" office:value-type="string">
            <text:p>Exchange Rate. Target_ Currency Code. Code</text:p>
          </table:table-cell>
          <table:table-cell table:style-name="ce7"/>
          <table:table-cell table:style-name="ce7" office:value-type="string">
            <text:p>Exchange Rate</text:p>
          </table:table-cell>
          <table:table-cell table:style-name="ce7" office:value-type="string">
            <text:p>Target</text:p>
          </table:table-cell>
          <table:table-cell table:style-name="ce7" office:value-type="string">
            <text:p>Currency</text:p>
          </table:table-cell>
          <table:table-cell table:style-name="ce26" office:value-type="string">
            <text:p>Code</text:p>
          </table:table-cell>
          <table:table-cell table:formula="oooc:=IF([.F382]&lt;&gt;&quot;&quot;;CONCATENATE([.F382];&quot; &quot;;[.G382]);[.G382])" office:value-type="string" office:string-value="Currency Code">
            <text:p>Currency Code</text:p>
          </table:table-cell>
          <table:table-cell table:style-name="ce7" office:value-type="string">
            <text:p>Code</text:p>
          </table:table-cell>
          <table:table-cell office:value-type="string">
            <text:p>Currency</text:p>
          </table:table-cell>
          <table:table-cell table:formula="oooc:=IF([.J382]&lt;&gt;&quot;&quot;;CONCATENATE([.J382];&quot;_ &quot;;[.I382];&quot;. Type&quot;);CONCATENATE([.I382];&quot;. Type&quot;))" office:value-type="string" office:string-value="Currency_ Code. Type">
            <text:p>Currency_ Code.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The target currency for the Exchange Rate; the currency to which the exchange is being made (CC Definition).</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383]=&quot;Universally Unique&quot;;&quot;UU&quot;;[.E383]);IF([.G383]&lt;&gt;[.I383];[.H383];[.F383]);CONCATENATE(IF([.I383]=&quot;Identifier&quot;;&quot;ID&quot;;IF([.I383]=&quot;Text&quot;;&quot;&quot;;[.I383]))));&quot; &quot;;&quot;&quot;);&quot;'&quot;;&quot;&quot;)" office:value-type="string" office:string-value="TargetCurrencyBaseRate">
            <text:p>TargetCurrencyBaseRate</text:p>
          </table:table-cell>
          <table:table-cell office:value-type="string">
            <text:p>Exchange Rate. Target_ Currency Base Rate. Rate</text:p>
          </table:table-cell>
          <table:table-cell table:style-name="ce7"/>
          <table:table-cell table:style-name="ce7" office:value-type="string">
            <text:p>Exchange Rate</text:p>
          </table:table-cell>
          <table:table-cell table:style-name="ce7" office:value-type="string">
            <text:p>Target</text:p>
          </table:table-cell>
          <table:table-cell table:style-name="ce7" office:value-type="string">
            <text:p>Currency Base</text:p>
          </table:table-cell>
          <table:table-cell table:style-name="ce7" office:value-type="string">
            <text:p>Rate</text:p>
          </table:table-cell>
          <table:table-cell table:formula="oooc:=IF([.F383]&lt;&gt;&quot;&quot;;CONCATENATE([.F383];&quot; &quot;;[.G383]);[.G383])" office:value-type="string" office:string-value="Currency Base Rate">
            <text:p>Currency Base Rate</text:p>
          </table:table-cell>
          <table:table-cell table:style-name="ce7" office:value-type="string">
            <text:p>Rate</text:p>
          </table:table-cell>
          <table:table-cell table:style-name="ce7"/>
          <table:table-cell table:formula="oooc:=IF([.J383]&lt;&gt;&quot;&quot;;CONCATENATE([.J383];&quot;_ &quot;;[.I383];&quot;. Type&quot;);CONCATENATE([.I383];&quot;. Type&quot;))" office:value-type="string" office:string-value="Rate. Type">
            <text:p>R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unit base of the target currency for currencies with small denominations.</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384]=&quot;Universally Unique&quot;;&quot;UU&quot;;[.E384]);IF([.G384]&lt;&gt;[.I384];[.H384];[.F384]);CONCATENATE(IF([.I384]=&quot;Identifier&quot;;&quot;ID&quot;;IF([.I384]=&quot;Text&quot;;&quot;&quot;;[.I384]))));&quot; &quot;;&quot;&quot;);&quot;'&quot;;&quot;&quot;)" office:value-type="string" office:string-value="ExchangeMarketID">
            <text:p>ExchangeMarketID</text:p>
          </table:table-cell>
          <table:table-cell office:value-type="string">
            <text:p>Exchange Rate. Exchange Market Identifier. Identifier</text:p>
          </table:table-cell>
          <table:table-cell table:style-name="ce7"/>
          <table:table-cell table:style-name="ce7" office:value-type="string">
            <text:p>Exchange Rate</text:p>
          </table:table-cell>
          <table:table-cell table:style-name="ce7"/>
          <table:table-cell table:style-name="ce7" office:value-type="string">
            <text:p>Exchange Market</text:p>
          </table:table-cell>
          <table:table-cell table:style-name="ce7" office:value-type="string">
            <text:p>Identifier</text:p>
          </table:table-cell>
          <table:table-cell table:formula="oooc:=IF([.F384]&lt;&gt;&quot;&quot;;CONCATENATE([.F384];&quot; &quot;;[.G384]);[.G384])" office:value-type="string" office:string-value="Exchange Market Identifier">
            <text:p>Exchange Market Identifier</text:p>
          </table:table-cell>
          <table:table-cell table:style-name="ce7" office:value-type="string">
            <text:p>Identifier</text:p>
          </table:table-cell>
          <table:table-cell table:style-name="ce7"/>
          <table:table-cell table:formula="oooc:=IF([.J384]&lt;&gt;&quot;&quot;;CONCATENATE([.J384];&quot;_ &quot;;[.I384];&quot;. Type&quot;);CONCATENATE([.I384];&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currency exchange market used as the source of the Exchange Rate.</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385]=&quot;Universally Unique&quot;;&quot;UU&quot;;[.E385]);IF([.G385]&lt;&gt;[.I385];[.H385];[.F385]);CONCATENATE(IF([.I385]=&quot;Identifier&quot;;&quot;ID&quot;;IF([.I385]=&quot;Text&quot;;&quot;&quot;;[.I385]))));&quot; &quot;;&quot;&quot;);&quot;'&quot;;&quot;&quot;)" office:value-type="string" office:string-value="CalculationRate">
            <text:p>CalculationRate</text:p>
          </table:table-cell>
          <table:table-cell office:value-type="string">
            <text:p>Exchange Rate. Calculation Rate. Rate</text:p>
          </table:table-cell>
          <table:table-cell table:style-name="ce7"/>
          <table:table-cell table:style-name="ce7" office:value-type="string">
            <text:p>Exchange Rate</text:p>
          </table:table-cell>
          <table:table-cell table:style-name="ce7"/>
          <table:table-cell table:style-name="ce7" office:value-type="string">
            <text:p>Calculation</text:p>
          </table:table-cell>
          <table:table-cell table:style-name="ce7" office:value-type="string">
            <text:p>Rate</text:p>
          </table:table-cell>
          <table:table-cell table:formula="oooc:=IF([.F385]&lt;&gt;&quot;&quot;;CONCATENATE([.F385];&quot; &quot;;[.G385]);[.G385])" office:value-type="string" office:string-value="Calculation Rate">
            <text:p>Calculation Rate</text:p>
          </table:table-cell>
          <table:table-cell table:style-name="ce7" office:value-type="string">
            <text:p>Rate</text:p>
          </table:table-cell>
          <table:table-cell table:style-name="ce7"/>
          <table:table-cell table:formula="oooc:=IF([.J385]&lt;&gt;&quot;&quot;;CONCATENATE([.J385];&quot;_ &quot;;[.I385];&quot;. Type&quot;);CONCATENATE([.I385];&quot;. Type&quot;))" office:value-type="string" office:string-value="Rate. Type">
            <text:p>R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factor applied to the source currency to calculate the target currency.</text:p>
          </table:table-cell>
          <table:table-cell table:style-name="ce31"/>
          <table:table-cell table:style-name="ce7"/>
          <table:table-cell table:style-name="ce90" office:value-type="string">
            <text:p>1.0</text:p>
          </table:table-cell>
          <table:table-cell table:style-name="ce7" table:number-columns-repeated="236"/>
        </table:table-row>
        <table:table-row table:style-name="ro3">
          <table:table-cell table:formula="oooc:=SUBSTITUTE(SUBSTITUTE(CONCATENATE(IF([.E386]=&quot;Universally Unique&quot;;&quot;UU&quot;;[.E386]);IF([.G386]&lt;&gt;[.I386];[.H386];[.F386]);CONCATENATE(IF([.I386]=&quot;Identifier&quot;;&quot;ID&quot;;IF([.I386]=&quot;Text&quot;;&quot;&quot;;[.I386]))));&quot; &quot;;&quot;&quot;);&quot;'&quot;;&quot;&quot;)" office:value-type="string" office:string-value="MathematicOperatorCode">
            <text:p>MathematicOperatorCode</text:p>
          </table:table-cell>
          <table:table-cell table:style-name="ce10" office:value-type="string">
            <text:p>Exchange Rate. Mathematic Operator Code. Code</text:p>
          </table:table-cell>
          <table:table-cell table:style-name="ce7"/>
          <table:table-cell table:style-name="ce7" office:value-type="string">
            <text:p>Exchange Rate</text:p>
          </table:table-cell>
          <table:table-cell table:style-name="ce7"/>
          <table:table-cell table:style-name="ce26" office:value-type="string">
            <text:p>Mathematic Operator</text:p>
          </table:table-cell>
          <table:table-cell table:style-name="ce26" office:value-type="string">
            <text:p>Code</text:p>
          </table:table-cell>
          <table:table-cell table:formula="oooc:=IF([.F386]&lt;&gt;&quot;&quot;;CONCATENATE([.F386];&quot; &quot;;[.G386]);[.G386])" office:value-type="string" office:string-value="Mathematic Operator Code">
            <text:p>Mathematic Operator Code</text:p>
          </table:table-cell>
          <table:table-cell table:style-name="ce7" office:value-type="string">
            <text:p>Code</text:p>
          </table:table-cell>
          <table:table-cell table:style-name="ce26" office:value-type="string">
            <text:p>Operator</text:p>
          </table:table-cell>
          <table:table-cell table:formula="oooc:=IF([.J386]&lt;&gt;&quot;&quot;;CONCATENATE([.J386];&quot;_ &quot;;[.I386];&quot;. Type&quot;);CONCATENATE([.I386];&quot;. Type&quot;))" office:value-type="string" office:string-value="Operator_ Code. Type">
            <text:p>Operator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whether the Calculation Rate should be used to multiply or to divide, expressed as a code.</text:p>
          </table:table-cell>
          <table:table-cell table:style-name="ce31"/>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387]=&quot;Universally Unique&quot;;&quot;UU&quot;;[.E387]);IF([.G387]&lt;&gt;[.I387];[.H387];[.F387]);CONCATENATE(IF([.I387]=&quot;Identifier&quot;;&quot;ID&quot;;IF([.I387]=&quot;Text&quot;;&quot;&quot;;[.I387]))));&quot; &quot;;&quot;&quot;);&quot;'&quot;;&quot;&quot;)" office:value-type="string" office:string-value="Date">
            <text:p>Date</text:p>
          </table:table-cell>
          <table:table-cell office:value-type="string">
            <text:p>Exchange Rate. Date</text:p>
          </table:table-cell>
          <table:table-cell table:style-name="ce7"/>
          <table:table-cell table:style-name="ce7" office:value-type="string">
            <text:p>Exchange Rate</text:p>
          </table:table-cell>
          <table:table-cell table:number-columns-repeated="2" table:style-name="ce7"/>
          <table:table-cell table:style-name="ce7" office:value-type="string">
            <text:p>Date</text:p>
          </table:table-cell>
          <table:table-cell table:formula="oooc:=IF([.F387]&lt;&gt;&quot;&quot;;CONCATENATE([.F387];&quot; &quot;;[.G387]);[.G387])" office:value-type="string" office:string-value="Date">
            <text:p>Date</text:p>
          </table:table-cell>
          <table:table-cell table:style-name="ce7" office:value-type="string">
            <text:p>Date</text:p>
          </table:table-cell>
          <table:table-cell table:style-name="ce7"/>
          <table:table-cell table:formula="oooc:=IF([.J387]&lt;&gt;&quot;&quot;;CONCATENATE([.J387];&quot;_ &quot;;[.I387];&quot;. Type&quot;);CONCATENATE([.I387];&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ate of the Exchange.</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style-name="ce4" table:formula="oooc:=SUBSTITUTE(SUBSTITUTE(CONCATENATE(IF([.E388]=&quot;Universally Unique&quot;;&quot;UU&quot;;[.E388]);[.F388];IF([.H388]&lt;&gt;[.I388];[.H388];&quot;&quot;);CONCATENATE(IF([.I388]=&quot;Identifier&quot;;&quot;ID&quot;;IF([.I388]=&quot;Text&quot;;&quot;&quot;;[.I388]))));&quot; &quot;;&quot;&quot;);&quot;'&quot;;&quot;&quot;)" office:value-type="string" office:string-value="ForeignExchangeContract">
            <text:p>ForeignExchangeContract</text:p>
          </table:table-cell>
          <table:table-cell table:style-name="ce15" office:value-type="string">
            <text:p>Exchange Rate. Foreign Exchange_ Contract. Contract</text:p>
          </table:table-cell>
          <table:table-cell table:style-name="ce8"/>
          <table:table-cell table:style-name="ce8" office:value-type="string">
            <text:p>Exchange Rate</text:p>
          </table:table-cell>
          <table:table-cell table:style-name="ce8" office:value-type="string">
            <text:p>Foreign Exchange</text:p>
          </table:table-cell>
          <table:table-cell table:style-name="ce8"/>
          <table:table-cell table:style-name="ce8"/>
          <table:table-cell table:style-name="ce8" table:formula="oooc:=[.M388]" office:value-type="string" office:string-value="Contract">
            <text:p>Contract</text:p>
          </table:table-cell>
          <table:table-cell table:style-name="ce8" table:formula="oooc:=[.M388]" office:value-type="string" office:string-value="Contract">
            <text:p>Contract</text:p>
          </table:table-cell>
          <table:table-cell table:style-name="ce8" table:number-columns-repeated="3"/>
          <table:table-cell table:style-name="ce12" office:value-type="string">
            <text:p>Contract</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Foreign Exchange Contract.</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2" office:value-type="string">
            <text:p>ExternalReference</text:p>
          </table:table-cell>
          <table:table-cell table:style-name="ce2" office:value-type="string">
            <text:p>External Reference. Details</text:p>
          </table:table-cell>
          <table:table-cell table:style-name="ce5"/>
          <table:table-cell table:style-name="ce5" office:value-type="string">
            <text:p>External Reference</text:p>
          </table:table-cell>
          <table:table-cell table:style-name="ce5" table:number-columns-repeated="10"/>
          <table:table-cell table:style-name="ce2"/>
          <table:table-cell table:style-name="ce5" office:value-type="string">
            <text:p>ABIE</text:p>
          </table:table-cell>
          <table:table-cell table:style-name="ce76" office:value-type="string">
            <text:p>Information directly relating to an external reference i.e. a document stored at a remote location.</text:p>
          </table:table-cell>
          <table:table-cell table:style-name="ce53" table:number-columns-repeated="2"/>
          <table:table-cell table:style-name="ce96" office:value-type="string">
            <text:p>2.0</text:p>
          </table:table-cell>
          <table:table-cell table:style-name="ce118"/>
          <table:table-cell table:style-name="ce128"/>
          <table:table-cell table:style-name="ce5" table:number-columns-repeated="10"/>
          <table:table-cell table:style-name="ce7" table:number-columns-repeated="224"/>
        </table:table-row>
        <table:table-row table:style-name="ro2">
          <table:table-cell office:value-type="string">
            <text:p>URI</text:p>
          </table:table-cell>
          <table:table-cell table:style-name="ce10" office:value-type="string">
            <text:p>External Reference. URI. Identifier</text:p>
          </table:table-cell>
          <table:table-cell/>
          <table:table-cell office:value-type="string">
            <text:p>External Reference</text:p>
          </table:table-cell>
          <table:table-cell table:style-name="ce13"/>
          <table:table-cell table:style-name="ce13"/>
          <table:table-cell table:style-name="ce14" office:value-type="string">
            <text:p>URI</text:p>
          </table:table-cell>
          <table:table-cell table:formula="oooc:=IF([.F390]&lt;&gt;&quot;&quot;;CONCATENATE([.F390];&quot; &quot;;[.G390]);[.G390])" office:value-type="string" office:string-value="URI">
            <text:p>URI</text:p>
          </table:table-cell>
          <table:table-cell office:value-type="string">
            <text:p>Identifier</text:p>
          </table:table-cell>
          <table:table-cell/>
          <table:table-cell table:formula="oooc:=IF([.J390]&lt;&gt;&quot;&quot;;CONCATENATE([.J390];&quot;_ &quot;;[.I390];&quot;. Type&quot;);CONCATENATE([.I39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7" office:value-type="string">
            <text:p>The Uniform Resource Identifier (URI) that identifies where the external document is located.</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391]=&quot;Universally Unique&quot;;&quot;UU&quot;;[.E391]);IF([.G391]&lt;&gt;[.I391];[.H391];[.F391]);CONCATENATE(IF([.I391]=&quot;Identifier&quot;;&quot;ID&quot;;IF([.I391]=&quot;Text&quot;;&quot;&quot;;[.I391]))));&quot; &quot;;&quot;&quot;);&quot;'&quot;;&quot;&quot;)" office:value-type="string" office:string-value="DocumentHash">
            <text:p>DocumentHash</text:p>
          </table:table-cell>
          <table:table-cell office:value-type="string">
            <text:p>External Reference. Document Hash. Text</text:p>
          </table:table-cell>
          <table:table-cell table:style-name="ce7"/>
          <table:table-cell table:style-name="ce7" office:value-type="string">
            <text:p>External Reference</text:p>
          </table:table-cell>
          <table:table-cell table:style-name="ce7"/>
          <table:table-cell table:style-name="ce7" office:value-type="string">
            <text:p>Document</text:p>
          </table:table-cell>
          <table:table-cell table:style-name="ce7" office:value-type="string">
            <text:p>Hash</text:p>
          </table:table-cell>
          <table:table-cell table:formula="oooc:=IF([.F391]&lt;&gt;&quot;&quot;;CONCATENATE([.F391];&quot; &quot;;[.G391]);[.G391])" office:value-type="string" office:string-value="Document Hash">
            <text:p>Document Hash</text:p>
          </table:table-cell>
          <table:table-cell table:style-name="ce7" office:value-type="string">
            <text:p>Text</text:p>
          </table:table-cell>
          <table:table-cell table:style-name="ce7"/>
          <table:table-cell table:formula="oooc:=IF([.J391]&lt;&gt;&quot;&quot;;CONCATENATE([.J391];&quot;_ &quot;;[.I391];&quot;. Type&quot;);CONCATENATE([.I391];&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Specifies the hash code for the externally stored document.</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392]=&quot;Universally Unique&quot;;&quot;UU&quot;;[.E392]);IF([.G392]&lt;&gt;[.I392];[.H392];[.F392]);CONCATENATE(IF([.I392]=&quot;Identifier&quot;;&quot;ID&quot;;IF([.I392]=&quot;Text&quot;;&quot;&quot;;[.I392]))));&quot; &quot;;&quot;&quot;);&quot;'&quot;;&quot;&quot;)" office:value-type="string" office:string-value="ExpiryDate">
            <text:p>ExpiryDate</text:p>
          </table:table-cell>
          <table:table-cell table:style-name="ce10" office:value-type="string">
            <text:p>External Reference. Expiry Date. Date</text:p>
          </table:table-cell>
          <table:table-cell table:style-name="ce7"/>
          <table:table-cell table:style-name="ce7" office:value-type="string">
            <text:p>External Reference</text:p>
          </table:table-cell>
          <table:table-cell table:style-name="ce7"/>
          <table:table-cell table:style-name="ce7" office:value-type="string">
            <text:p>Expiry</text:p>
          </table:table-cell>
          <table:table-cell table:style-name="ce26" office:value-type="string">
            <text:p>Date</text:p>
          </table:table-cell>
          <table:table-cell table:formula="oooc:=IF([.F392]&lt;&gt;&quot;&quot;;CONCATENATE([.F392];&quot; &quot;;[.G392]);[.G392])" office:value-type="string" office:string-value="Expiry Date">
            <text:p>Expiry Date</text:p>
          </table:table-cell>
          <table:table-cell table:style-name="ce26" office:value-type="string">
            <text:p>Date</text:p>
          </table:table-cell>
          <table:table-cell table:style-name="ce7"/>
          <table:table-cell table:formula="oooc:=IF([.J392]&lt;&gt;&quot;&quot;;CONCATENATE([.J392];&quot;_ &quot;;[.I392];&quot;. Type&quot;);CONCATENATE([.I392];&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24" office:value-type="string">
            <text:p>The date on which the document can no longer be found on the URI.</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393]=&quot;Universally Unique&quot;;&quot;UU&quot;;[.E393]);IF([.G393]&lt;&gt;[.I393];[.H393];[.F393]);CONCATENATE(IF([.I393]=&quot;Identifier&quot;;&quot;ID&quot;;IF([.I393]=&quot;Text&quot;;&quot;&quot;;[.I393]))));&quot; &quot;;&quot;&quot;);&quot;'&quot;;&quot;&quot;)" office:value-type="string" office:string-value="ExpiryTime">
            <text:p>ExpiryTime</text:p>
          </table:table-cell>
          <table:table-cell table:style-name="ce10" office:value-type="string">
            <text:p>External Reference. Expiry Time. Time</text:p>
          </table:table-cell>
          <table:table-cell table:style-name="ce7"/>
          <table:table-cell table:style-name="ce7" office:value-type="string">
            <text:p>External Reference</text:p>
          </table:table-cell>
          <table:table-cell table:style-name="ce7"/>
          <table:table-cell table:style-name="ce7" office:value-type="string">
            <text:p>Expiry</text:p>
          </table:table-cell>
          <table:table-cell table:style-name="ce26" office:value-type="string">
            <text:p>Time</text:p>
          </table:table-cell>
          <table:table-cell table:formula="oooc:=IF([.F393]&lt;&gt;&quot;&quot;;CONCATENATE([.F393];&quot; &quot;;[.G393]);[.G393])" office:value-type="string" office:string-value="Expiry Time">
            <text:p>Expiry Time</text:p>
          </table:table-cell>
          <table:table-cell table:style-name="ce26" office:value-type="string">
            <text:p>Time</text:p>
          </table:table-cell>
          <table:table-cell table:style-name="ce7"/>
          <table:table-cell table:formula="oooc:=IF([.J393]&lt;&gt;&quot;&quot;;CONCATENATE([.J393];&quot;_ &quot;;[.I393];&quot;. Type&quot;);CONCATENATE([.I393];&quot;. Type&quot;))" office:value-type="string" office:string-value="Time. Type">
            <text:p>Ti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24" office:value-type="string">
            <text:p>The time on which the document can no longer be found on the URI.</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style-name="ce2" office:value-type="string">
            <text:p>FinancialAccount</text:p>
          </table:table-cell>
          <table:table-cell table:style-name="ce2" office:value-type="string">
            <text:p>Financial Account. Details</text:p>
          </table:table-cell>
          <table:table-cell table:style-name="ce5"/>
          <table:table-cell table:style-name="ce5" office:value-type="string">
            <text:p>Financial Account</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Financial Account.</text:p>
          </table:table-cell>
          <table:table-cell table:style-name="ce16"/>
          <table:table-cell table:style-name="ce53"/>
          <table:table-cell table:style-name="ce89" office:value-type="string">
            <text:p>2.0</text:p>
          </table:table-cell>
          <table:table-cell table:style-name="ce118"/>
          <table:table-cell table:style-name="ce2"/>
          <table:table-cell table:style-name="ce5" office:value-type="string">
            <text:p>Procurement</text:p>
          </table:table-cell>
          <table:table-cell table:style-name="ce5" table:number-columns-repeated="9"/>
          <table:table-cell table:style-name="ce34" table:number-columns-repeated="224"/>
        </table:table-row>
        <table:table-row table:style-name="ro4">
          <table:table-cell table:formula="oooc:=SUBSTITUTE(SUBSTITUTE(CONCATENATE(IF([.E395]=&quot;Universally Unique&quot;;&quot;UU&quot;;[.E395]);IF([.G395]&lt;&gt;[.I395];[.H395];[.F395]);CONCATENATE(IF([.I395]=&quot;Identifier&quot;;&quot;ID&quot;;IF([.I395]=&quot;Text&quot;;&quot;&quot;;[.I395]))));&quot; &quot;;&quot;&quot;);&quot;'&quot;;&quot;&quot;)" office:value-type="string" office:string-value="ID">
            <text:p>ID</text:p>
          </table:table-cell>
          <table:table-cell table:style-name="ce10" office:value-type="string">
            <text:p>Financial Account. Identifier</text:p>
          </table:table-cell>
          <table:table-cell table:style-name="ce7"/>
          <table:table-cell table:style-name="ce7" office:value-type="string">
            <text:p>Financial Account</text:p>
          </table:table-cell>
          <table:table-cell table:number-columns-repeated="2" table:style-name="ce7"/>
          <table:table-cell table:style-name="ce7" office:value-type="string">
            <text:p>Identifier</text:p>
          </table:table-cell>
          <table:table-cell table:formula="oooc:=IF([.F395]&lt;&gt;&quot;&quot;;CONCATENATE([.F395];&quot; &quot;;[.G395]);[.G395])" office:value-type="string" office:string-value="Identifier">
            <text:p>Identifier</text:p>
          </table:table-cell>
          <table:table-cell table:style-name="ce7" office:value-type="string">
            <text:p>Identifier</text:p>
          </table:table-cell>
          <table:table-cell table:style-name="ce7"/>
          <table:table-cell table:formula="oooc:=IF([.J395]&lt;&gt;&quot;&quot;;CONCATENATE([.J395];&quot;_ &quot;;[.I395];&quot;. Type&quot;);CONCATENATE([.I395];&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identifier for the Financial Account; the Bank Account Number.</text:p>
          </table:table-cell>
          <table:table-cell office:value-type="string">
            <text:p>SWIFT(BIC) and IBAN are defined in ISO 9362 and ISO 13616.</text:p>
          </table:table-cell>
          <table:table-cell table:style-name="ce7"/>
          <table:table-cell table:style-name="ce90" office:value-type="string">
            <text:p>2.0</text:p>
          </table:table-cell>
          <table:table-cell table:style-name="ce7" office:value-type="string">
            <text:p>extended the definition</text:p>
          </table:table-cell>
          <table:table-cell table:style-name="ce7"/>
          <table:table-cell table:style-name="ce7" office:value-type="string">
            <text:p>Procurement</text:p>
          </table:table-cell>
          <table:table-cell table:style-name="ce7" table:number-columns-repeated="233"/>
        </table:table-row>
        <table:table-row table:style-name="ro2">
          <table:table-cell table:formula="oooc:=SUBSTITUTE(SUBSTITUTE(CONCATENATE(IF([.E396]=&quot;Universally Unique&quot;;&quot;UU&quot;;[.E396]);IF([.G396]&lt;&gt;[.I396];[.H396];[.F396]);CONCATENATE(IF([.I396]=&quot;Identifier&quot;;&quot;ID&quot;;IF([.I396]=&quot;Text&quot;;&quot;&quot;;[.I396]))));&quot; &quot;;&quot;&quot;);&quot;'&quot;;&quot;&quot;)" office:value-type="string" office:string-value="Name">
            <text:p>Name</text:p>
          </table:table-cell>
          <table:table-cell table:style-name="ce10" office:value-type="string">
            <text:p>Financial Account. Name</text:p>
          </table:table-cell>
          <table:table-cell table:style-name="ce7"/>
          <table:table-cell table:style-name="ce7" office:value-type="string">
            <text:p>Financial Account</text:p>
          </table:table-cell>
          <table:table-cell table:number-columns-repeated="2" table:style-name="ce7"/>
          <table:table-cell table:style-name="ce7" office:value-type="string">
            <text:p>Name</text:p>
          </table:table-cell>
          <table:table-cell table:formula="oooc:=IF([.F396]&lt;&gt;&quot;&quot;;CONCATENATE([.F396];&quot; &quot;;[.G396]);[.G396])" office:value-type="string" office:string-value="Name">
            <text:p>Name</text:p>
          </table:table-cell>
          <table:table-cell table:style-name="ce7" office:value-type="string">
            <text:p>Name</text:p>
          </table:table-cell>
          <table:table-cell table:style-name="ce7"/>
          <table:table-cell table:formula="oooc:=IF([.J396]&lt;&gt;&quot;&quot;;CONCATENATE([.J396];&quot;_ &quot;;[.I396];&quot;. Type&quot;);CONCATENATE([.I396];&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name of the Financial Account.</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397]=&quot;Universally Unique&quot;;&quot;UU&quot;;[.E397]);IF([.G397]&lt;&gt;[.I397];[.H397];[.F397]);CONCATENATE(IF([.I397]=&quot;Identifier&quot;;&quot;ID&quot;;IF([.I397]=&quot;Text&quot;;&quot;&quot;;[.I397]))));&quot; &quot;;&quot;&quot;);&quot;'&quot;;&quot;&quot;)" office:value-type="string" office:string-value="AccountTypeCode">
            <text:p>AccountTypeCode</text:p>
          </table:table-cell>
          <table:table-cell table:style-name="ce10" office:value-type="string">
            <text:p>Financial Account. Account Type Code. Code</text:p>
          </table:table-cell>
          <table:table-cell table:style-name="ce7"/>
          <table:table-cell table:style-name="ce7" office:value-type="string">
            <text:p>Financial Account</text:p>
          </table:table-cell>
          <table:table-cell table:style-name="ce7"/>
          <table:table-cell table:style-name="ce26" office:value-type="string">
            <text:p>Account Type</text:p>
          </table:table-cell>
          <table:table-cell table:style-name="ce26" office:value-type="string">
            <text:p>Code</text:p>
          </table:table-cell>
          <table:table-cell table:formula="oooc:=IF([.F397]&lt;&gt;&quot;&quot;;CONCATENATE([.F397];&quot; &quot;;[.G397]);[.G397])" office:value-type="string" office:string-value="Account Type Code">
            <text:p>Account Type Code</text:p>
          </table:table-cell>
          <table:table-cell table:style-name="ce7" office:value-type="string">
            <text:p>Code</text:p>
          </table:table-cell>
          <table:table-cell table:style-name="ce7"/>
          <table:table-cell table:formula="oooc:=IF([.J397]&lt;&gt;&quot;&quot;;CONCATENATE([.J397];&quot;_ &quot;;[.I397];&quot;. Type&quot;);CONCATENATE([.I397];&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ype of Financial Account, expressed as a code.</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398]=&quot;Universally Unique&quot;;&quot;UU&quot;;[.E398]);IF([.G398]&lt;&gt;[.I398];[.H398];[.F398]);CONCATENATE(IF([.I398]=&quot;Identifier&quot;;&quot;ID&quot;;IF([.I398]=&quot;Text&quot;;&quot;&quot;;[.I398]))));&quot; &quot;;&quot;&quot;);&quot;'&quot;;&quot;&quot;)" office:value-type="string" office:string-value="CurrencyCode">
            <text:p>CurrencyCode</text:p>
          </table:table-cell>
          <table:table-cell table:style-name="ce10" office:value-type="string">
            <text:p>Financial Account. Currency Code. Code</text:p>
          </table:table-cell>
          <table:table-cell table:style-name="ce7"/>
          <table:table-cell table:style-name="ce7" office:value-type="string">
            <text:p>Financial Account</text:p>
          </table:table-cell>
          <table:table-cell table:style-name="ce7"/>
          <table:table-cell table:style-name="ce7" office:value-type="string">
            <text:p>Currency</text:p>
          </table:table-cell>
          <table:table-cell table:style-name="ce26" office:value-type="string">
            <text:p>Code</text:p>
          </table:table-cell>
          <table:table-cell table:formula="oooc:=IF([.F398]&lt;&gt;&quot;&quot;;CONCATENATE([.F398];&quot; &quot;;[.G398]);[.G398])" office:value-type="string" office:string-value="Currency Code">
            <text:p>Currency Code</text:p>
          </table:table-cell>
          <table:table-cell table:style-name="ce7" office:value-type="string">
            <text:p>Code</text:p>
          </table:table-cell>
          <table:table-cell table:style-name="ce7" office:value-type="string">
            <text:p>Currency</text:p>
          </table:table-cell>
          <table:table-cell table:formula="oooc:=IF([.J398]&lt;&gt;&quot;&quot;;CONCATENATE([.J398];&quot;_ &quot;;[.I398];&quot;. Type&quot;);CONCATENATE([.I398];&quot;. Type&quot;))" office:value-type="string" office:string-value="Currency_ Code. Type">
            <text:p>Currency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currency in which the Financial Account is held, expressed as a code.</text:p>
          </table:table-cell>
          <table:table-cell/>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399]=&quot;Universally Unique&quot;;&quot;UU&quot;;[.E399]);IF([.G399]&lt;&gt;[.I399];[.H399];[.F399]);CONCATENATE(IF([.I399]=&quot;Identifier&quot;;&quot;ID&quot;;IF([.I399]=&quot;Text&quot;;&quot;&quot;;[.I399]))));&quot; &quot;;&quot;&quot;);&quot;'&quot;;&quot;&quot;)" office:value-type="string" office:string-value="PaymentNote">
            <text:p>PaymentNote</text:p>
          </table:table-cell>
          <table:table-cell table:style-name="ce10" office:value-type="string">
            <text:p>Financial Account. Payment_ Note. Text</text:p>
          </table:table-cell>
          <table:table-cell/>
          <table:table-cell table:style-name="ce7" office:value-type="string">
            <text:p>Financial Account</text:p>
          </table:table-cell>
          <table:table-cell table:style-name="ce6" office:value-type="string">
            <text:p>Payment</text:p>
          </table:table-cell>
          <table:table-cell table:style-name="ce6"/>
          <table:table-cell office:value-type="string">
            <text:p>Note</text:p>
          </table:table-cell>
          <table:table-cell table:formula="oooc:=IF([.F399]&lt;&gt;&quot;&quot;;CONCATENATE([.F399];&quot; &quot;;[.G399]);[.G399])" office:value-type="string" office:string-value="Note">
            <text:p>Note</text:p>
          </table:table-cell>
          <table:table-cell office:value-type="string">
            <text:p>Text</text:p>
          </table:table-cell>
          <table:table-cell/>
          <table:table-cell table:formula="oooc:=IF([.J399]&lt;&gt;&quot;&quot;;CONCATENATE([.J399];&quot;_ &quot;;[.I399];&quot;. Type&quot;);CONCATENATE([.I399];&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table:style-name="ce14" office:value-type="string">
            <text:p>Free-form text applying to the Payment to the owner of this account.</text:p>
          </table:table-cell>
          <table:table-cell table:number-columns-repeated="2"/>
          <table:table-cell table:style-name="ce11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style-name="ce4" table:formula="oooc:=SUBSTITUTE(SUBSTITUTE(CONCATENATE(IF([.E400]=&quot;Universally Unique&quot;;&quot;UU&quot;;[.E400]);[.F400];IF([.H400]&lt;&gt;[.I400];[.H400];&quot;&quot;);CONCATENATE(IF([.I400]=&quot;Identifier&quot;;&quot;ID&quot;;IF([.I400]=&quot;Text&quot;;&quot;&quot;;[.I400]))));&quot; &quot;;&quot;&quot;);&quot;'&quot;;&quot;&quot;)" office:value-type="string" office:string-value="FinancialInstitutionBranch">
            <text:p>FinancialInstitutionBranch</text:p>
          </table:table-cell>
          <table:table-cell table:style-name="ce15" office:value-type="string">
            <text:p>Financial Account. Financial Institution_ Branch. Branch</text:p>
          </table:table-cell>
          <table:table-cell table:style-name="ce8"/>
          <table:table-cell table:style-name="ce8" office:value-type="string">
            <text:p>Financial Account</text:p>
          </table:table-cell>
          <table:table-cell table:style-name="ce8" office:value-type="string">
            <text:p>Financial Institution</text:p>
          </table:table-cell>
          <table:table-cell table:style-name="ce8"/>
          <table:table-cell table:style-name="ce8"/>
          <table:table-cell table:style-name="ce8" table:formula="oooc:=[.M400]" office:value-type="string" office:string-value="Branch">
            <text:p>Branch</text:p>
          </table:table-cell>
          <table:table-cell table:style-name="ce8" table:formula="oooc:=[.M400]" office:value-type="string" office:string-value="Branch">
            <text:p>Branch</text:p>
          </table:table-cell>
          <table:table-cell table:style-name="ce8" table:number-columns-repeated="3"/>
          <table:table-cell table:style-name="ce12" office:value-type="string">
            <text:p>Branch</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Financial Institution Branch.</text:p>
          </table:table-cell>
          <table:table-cell table:style-name="ce38"/>
          <table:table-cell table:style-name="ce68"/>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401]=&quot;Universally Unique&quot;;&quot;UU&quot;;[.E401]);[.F401];IF([.H401]&lt;&gt;[.I401];[.H401];&quot;&quot;);CONCATENATE(IF([.I401]=&quot;Identifier&quot;;&quot;ID&quot;;IF([.I401]=&quot;Text&quot;;&quot;&quot;;[.I401]))));&quot; &quot;;&quot;&quot;);&quot;'&quot;;&quot;&quot;)" office:value-type="string" office:string-value="Country">
            <text:p>Country</text:p>
          </table:table-cell>
          <table:table-cell table:style-name="ce8" office:value-type="string">
            <text:p>Financial Account. Country</text:p>
          </table:table-cell>
          <table:table-cell table:style-name="ce8"/>
          <table:table-cell table:style-name="ce8" office:value-type="string">
            <text:p>Financial Account</text:p>
          </table:table-cell>
          <table:table-cell table:number-columns-repeated="2" table:style-name="ce8"/>
          <table:table-cell table:style-name="ce8"/>
          <table:table-cell table:style-name="ce8" table:formula="oooc:=[.M401]" office:value-type="string" office:string-value="Country">
            <text:p>Country</text:p>
          </table:table-cell>
          <table:table-cell table:style-name="ce8" table:formula="oooc:=[.M401]" office:value-type="string" office:string-value="Country">
            <text:p>Country</text:p>
          </table:table-cell>
          <table:table-cell table:style-name="ce8" table:number-columns-repeated="3"/>
          <table:table-cell table:style-name="ce12" office:value-type="string">
            <text:p>Country</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Country.</text:p>
          </table:table-cell>
          <table:table-cell table:style-name="ce38"/>
          <table:table-cell table:style-name="ce68"/>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2" office:value-type="string">
            <text:p>FinancialInstitution</text:p>
          </table:table-cell>
          <table:table-cell table:style-name="ce2" office:value-type="string">
            <text:p>Financial Institution. Details</text:p>
          </table:table-cell>
          <table:table-cell table:style-name="ce5"/>
          <table:table-cell table:style-name="ce5" office:value-type="string">
            <text:p>Financial Institution</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Financial Institution.</text:p>
          </table:table-cell>
          <table:table-cell table:style-name="ce53" table:number-columns-repeated="2"/>
          <table:table-cell table:style-name="ce89" office:value-type="string">
            <text:p>1.0</text:p>
          </table:table-cell>
          <table:table-cell table:style-name="ce118"/>
          <table:table-cell table:style-name="ce2"/>
          <table:table-cell table:style-name="ce5" office:value-type="string">
            <text:p>Procurement</text:p>
          </table:table-cell>
          <table:table-cell table:style-name="ce5" table:number-columns-repeated="9"/>
          <table:table-cell table:style-name="ce7" table:number-columns-repeated="224"/>
        </table:table-row>
        <table:table-row table:style-name="ro3">
          <table:table-cell table:formula="oooc:=SUBSTITUTE(SUBSTITUTE(CONCATENATE(IF([.E403]=&quot;Universally Unique&quot;;&quot;UU&quot;;[.E403]);IF([.G403]&lt;&gt;[.I403];[.H403];[.F403]);CONCATENATE(IF([.I403]=&quot;Identifier&quot;;&quot;ID&quot;;IF([.I403]=&quot;Text&quot;;&quot;&quot;;[.I403]))));&quot; &quot;;&quot;&quot;);&quot;'&quot;;&quot;&quot;)" office:value-type="string" office:string-value="ID">
            <text:p>ID</text:p>
          </table:table-cell>
          <table:table-cell table:style-name="ce10" office:value-type="string">
            <text:p>Financial Institution. Identifier</text:p>
          </table:table-cell>
          <table:table-cell table:style-name="ce7"/>
          <table:table-cell table:style-name="ce7" office:value-type="string">
            <text:p>Financial Institution</text:p>
          </table:table-cell>
          <table:table-cell table:number-columns-repeated="2" table:style-name="ce7"/>
          <table:table-cell table:style-name="ce7" office:value-type="string">
            <text:p>Identifier</text:p>
          </table:table-cell>
          <table:table-cell table:formula="oooc:=IF([.F403]&lt;&gt;&quot;&quot;;CONCATENATE([.F403];&quot; &quot;;[.G403]);[.G403])" office:value-type="string" office:string-value="Identifier">
            <text:p>Identifier</text:p>
          </table:table-cell>
          <table:table-cell table:style-name="ce7" office:value-type="string">
            <text:p>Identifier</text:p>
          </table:table-cell>
          <table:table-cell table:style-name="ce7"/>
          <table:table-cell table:formula="oooc:=IF([.J403]&lt;&gt;&quot;&quot;;CONCATENATE([.J403];&quot;_ &quot;;[.I403];&quot;. Type&quot;);CONCATENATE([.I403];&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identifier for the Financial Institution expressed as a code; ISO 9362 BIC (Bank Identification Code) is recommended.</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404]=&quot;Universally Unique&quot;;&quot;UU&quot;;[.E404]);IF([.G404]&lt;&gt;[.I404];[.H404];[.F404]);CONCATENATE(IF([.I404]=&quot;Identifier&quot;;&quot;ID&quot;;IF([.I404]=&quot;Text&quot;;&quot;&quot;;[.I404]))));&quot; &quot;;&quot;&quot;);&quot;'&quot;;&quot;&quot;)" office:value-type="string" office:string-value="Name">
            <text:p>Name</text:p>
          </table:table-cell>
          <table:table-cell table:style-name="ce10" office:value-type="string">
            <text:p>Financial Institution. Name</text:p>
          </table:table-cell>
          <table:table-cell table:style-name="ce7"/>
          <table:table-cell table:style-name="ce7" office:value-type="string">
            <text:p>Financial Institution</text:p>
          </table:table-cell>
          <table:table-cell table:number-columns-repeated="2" table:style-name="ce7"/>
          <table:table-cell table:style-name="ce7" office:value-type="string">
            <text:p>Name</text:p>
          </table:table-cell>
          <table:table-cell table:formula="oooc:=IF([.F404]&lt;&gt;&quot;&quot;;CONCATENATE([.F404];&quot; &quot;;[.G404]);[.G404])" office:value-type="string" office:string-value="Name">
            <text:p>Name</text:p>
          </table:table-cell>
          <table:table-cell table:style-name="ce7" office:value-type="string">
            <text:p>Name</text:p>
          </table:table-cell>
          <table:table-cell table:style-name="ce7"/>
          <table:table-cell table:formula="oooc:=IF([.J404]&lt;&gt;&quot;&quot;;CONCATENATE([.J404];&quot;_ &quot;;[.I404];&quot;. Type&quot;);CONCATENATE([.I404];&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name of the Financial Institution.</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4" table:formula="oooc:=SUBSTITUTE(SUBSTITUTE(CONCATENATE(IF([.E405]=&quot;Universally Unique&quot;;&quot;UU&quot;;[.E405]);[.F405];IF([.H405]&lt;&gt;[.I405];[.H405];&quot;&quot;);CONCATENATE(IF([.I405]=&quot;Identifier&quot;;&quot;ID&quot;;IF([.I405]=&quot;Text&quot;;&quot;&quot;;[.I405]))));&quot; &quot;;&quot;&quot;);&quot;'&quot;;&quot;&quot;)" office:value-type="string" office:string-value="Address">
            <text:p>Address</text:p>
          </table:table-cell>
          <table:table-cell table:style-name="ce8" office:value-type="string">
            <text:p>Financial Institution. Address</text:p>
          </table:table-cell>
          <table:table-cell table:style-name="ce8"/>
          <table:table-cell table:style-name="ce8" office:value-type="string">
            <text:p>Financial Institution</text:p>
          </table:table-cell>
          <table:table-cell table:number-columns-repeated="2" table:style-name="ce8"/>
          <table:table-cell table:style-name="ce8"/>
          <table:table-cell table:style-name="ce8" table:formula="oooc:=[.M405]" office:value-type="string" office:string-value="Address">
            <text:p>Address</text:p>
          </table:table-cell>
          <table:table-cell table:style-name="ce8" table:formula="oooc:=[.M405]" office:value-type="string" office:string-value="Address">
            <text:p>Address</text:p>
          </table:table-cell>
          <table:table-cell table:style-name="ce8" table:number-columns-repeated="3"/>
          <table:table-cell table:style-name="ce12" office:value-type="string">
            <text:p>Address</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Address.</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2" office:value-type="string">
            <text:p>GoodsItem</text:p>
          </table:table-cell>
          <table:table-cell table:style-name="ce2" office:value-type="string">
            <text:p>Goods Item. Details</text:p>
          </table:table-cell>
          <table:table-cell table:style-name="ce5"/>
          <table:table-cell table:style-name="ce5" office:value-type="string">
            <text:p>Goods Item</text:p>
          </table:table-cell>
          <table:table-cell table:style-name="ce5" table:number-columns-repeated="10"/>
          <table:table-cell table:style-name="ce2"/>
          <table:table-cell table:style-name="ce5" office:value-type="string">
            <text:p>ABIE</text:p>
          </table:table-cell>
          <table:table-cell table:style-name="ce53" office:value-type="string">
            <text:p>A separately identifiable quantity of products of a single product type.</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2">
          <table:table-cell table:formula="oooc:=SUBSTITUTE(SUBSTITUTE(CONCATENATE(IF([.E407]=&quot;Universally Unique&quot;;&quot;UU&quot;;[.E407]);IF([.G407]&lt;&gt;[.I407];[.H407];[.F407]);CONCATENATE(IF([.I407]=&quot;Identifier&quot;;&quot;ID&quot;;IF([.I407]=&quot;Text&quot;;&quot;&quot;;[.I407]))));&quot; &quot;;&quot;&quot;);&quot;'&quot;;&quot;&quot;)" office:value-type="string" office:string-value="ID">
            <text:p>ID</text:p>
          </table:table-cell>
          <table:table-cell table:style-name="ce10" office:value-type="string">
            <text:p>Goods Item. Identifier</text:p>
          </table:table-cell>
          <table:table-cell table:style-name="ce7"/>
          <table:table-cell table:style-name="ce7" office:value-type="string">
            <text:p>Goods Item</text:p>
          </table:table-cell>
          <table:table-cell table:number-columns-repeated="2" table:style-name="ce7"/>
          <table:table-cell table:style-name="ce7" office:value-type="string">
            <text:p>Identifier</text:p>
          </table:table-cell>
          <table:table-cell table:formula="oooc:=IF([.F407]&lt;&gt;&quot;&quot;;CONCATENATE([.F407];&quot; &quot;;[.G407]);[.G407])" office:value-type="string" office:string-value="Identifier">
            <text:p>Identifier</text:p>
          </table:table-cell>
          <table:table-cell table:style-name="ce7" office:value-type="string">
            <text:p>Identifier</text:p>
          </table:table-cell>
          <table:table-cell table:style-name="ce7"/>
          <table:table-cell table:formula="oooc:=IF([.J407]&lt;&gt;&quot;&quot;;CONCATENATE([.J407];&quot;_ &quot;;[.I407];&quot;. Type&quot;);CONCATENATE([.I407];&quot;. Type&quot;))" office:value-type="string" office:string-value="Identifier. Type">
            <text:p>Identifier. Type</text:p>
          </table:table-cell>
          <table:table-cell table:style-name="ce7" table:number-columns-repeated="3"/>
          <table:table-cell table:style-name="ce47" office:value-type="string">
            <text:p>1</text:p>
          </table:table-cell>
          <table:table-cell table:style-name="ce7" office:value-type="string">
            <text:p>BBIE</text:p>
          </table:table-cell>
          <table:table-cell table:style-name="ce24" office:value-type="string">
            <text:p>An identifier for the goods item.</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08]=&quot;Universally Unique&quot;;&quot;UU&quot;;[.E408]);IF([.G408]&lt;&gt;[.I408];[.H408];[.F408]);CONCATENATE(IF([.I408]=&quot;Identifier&quot;;&quot;ID&quot;;IF([.I408]=&quot;Text&quot;;&quot;&quot;;[.I408]))));&quot; &quot;;&quot;&quot;);&quot;'&quot;;&quot;&quot;)" office:value-type="string" office:string-value="SequenceNumberID">
            <text:p>SequenceNumberID</text:p>
          </table:table-cell>
          <table:table-cell office:value-type="string">
            <text:p>Goods Item. Sequence Number. Identifier</text:p>
          </table:table-cell>
          <table:table-cell table:style-name="ce7"/>
          <table:table-cell table:style-name="ce7" office:value-type="string">
            <text:p>Goods Item</text:p>
          </table:table-cell>
          <table:table-cell table:style-name="ce7"/>
          <table:table-cell table:style-name="ce7" office:value-type="string">
            <text:p>Sequence</text:p>
          </table:table-cell>
          <table:table-cell table:style-name="ce7" office:value-type="string">
            <text:p>Number</text:p>
          </table:table-cell>
          <table:table-cell table:formula="oooc:=IF([.F408]&lt;&gt;&quot;&quot;;CONCATENATE([.F408];&quot; &quot;;[.G408]);[.G408])" office:value-type="string" office:string-value="Sequence Number">
            <text:p>Sequence Number</text:p>
          </table:table-cell>
          <table:table-cell table:style-name="ce7" office:value-type="string">
            <text:p>Identifier</text:p>
          </table:table-cell>
          <table:table-cell table:style-name="ce7"/>
          <table:table-cell table:formula="oooc:=IF([.J408]&lt;&gt;&quot;&quot;;CONCATENATE([.J408];&quot;_ &quot;;[.I408];&quot;. Type&quot;);CONCATENATE([.I408];&quot;. Type&quot;))" office:value-type="string" office:string-value="Identifier. Type">
            <text:p>Identifier. Type</text:p>
          </table:table-cell>
          <table:table-cell table:style-name="ce7" table:number-columns-repeated="2"/>
          <table:table-cell table:style-name="ce7" office:value-type="string">
            <text:p>Customs item number (WCO ID 021), Sequence Position </text:p>
          </table:table-cell>
          <table:table-cell table:style-name="ce47" office:value-type="string">
            <text:p>0..1</text:p>
          </table:table-cell>
          <table:table-cell table:style-name="ce7" office:value-type="string">
            <text:p>BBIE</text:p>
          </table:table-cell>
          <table:table-cell table:style-name="ce31" office:value-type="string">
            <text:p>Sequence number differentiating a specific goods item within a consignment.</text:p>
          </table:table-cell>
          <table:table-cell table:style-name="ce31"/>
          <table:table-cell table:style-name="ce7" office:value-type="float" office:value="1050">
            <text:p>105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09]=&quot;Universally Unique&quot;;&quot;UU&quot;;[.E409]);IF([.G409]&lt;&gt;[.I409];[.H409];[.F409]);CONCATENATE(IF([.I409]=&quot;Identifier&quot;;&quot;ID&quot;;IF([.I409]=&quot;Text&quot;;&quot;&quot;;[.I409]))));&quot; &quot;;&quot;&quot;);&quot;'&quot;;&quot;&quot;)" office:value-type="string" office:string-value="Description">
            <text:p>Description</text:p>
          </table:table-cell>
          <table:table-cell office:value-type="string">
            <text:p>Goods Item. Description. Text</text:p>
          </table:table-cell>
          <table:table-cell table:style-name="ce7"/>
          <table:table-cell table:style-name="ce7" office:value-type="string">
            <text:p>Goods Item</text:p>
          </table:table-cell>
          <table:table-cell table:number-columns-repeated="2" table:style-name="ce7"/>
          <table:table-cell table:style-name="ce7" office:value-type="string">
            <text:p>Description</text:p>
          </table:table-cell>
          <table:table-cell table:formula="oooc:=IF([.F409]&lt;&gt;&quot;&quot;;CONCATENATE([.F409];&quot; &quot;;[.G409]);[.G409])" office:value-type="string" office:string-value="Description">
            <text:p>Description</text:p>
          </table:table-cell>
          <table:table-cell table:style-name="ce7" office:value-type="string">
            <text:p>Text</text:p>
          </table:table-cell>
          <table:table-cell table:style-name="ce7"/>
          <table:table-cell table:formula="oooc:=IF([.J409]&lt;&gt;&quot;&quot;;CONCATENATE([.J409];&quot;_ &quot;;[.I409];&quot;. Type&quot;);CONCATENATE([.I409];&quot;. Type&quot;))" office:value-type="string" office:string-value="Text. Type">
            <text:p>Text. Type</text:p>
          </table:table-cell>
          <table:table-cell table:style-name="ce7" table:number-columns-repeated="2"/>
          <table:table-cell table:style-name="ce7" office:value-type="string">
            <text:p>Description of goods (WCO ID 137)</text:p>
          </table:table-cell>
          <table:table-cell table:style-name="ce47" office:value-type="string">
            <text:p>0..n</text:p>
          </table:table-cell>
          <table:table-cell table:style-name="ce7" office:value-type="string">
            <text:p>BBIE</text:p>
          </table:table-cell>
          <table:table-cell table:style-name="ce31" office:value-type="string">
            <text:p>Plain language description of a goods item sufficient to identify it for customs, statistical, or transport purposes.</text:p>
          </table:table-cell>
          <table:table-cell table:style-name="ce31"/>
          <table:table-cell table:style-name="ce7" office:value-type="float" office:value="7002">
            <text:p>700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10]=&quot;Universally Unique&quot;;&quot;UU&quot;;[.E410]);IF([.G410]&lt;&gt;[.I410];[.H410];[.F410]);CONCATENATE(IF([.I410]=&quot;Identifier&quot;;&quot;ID&quot;;IF([.I410]=&quot;Text&quot;;&quot;&quot;;[.I410]))));&quot; &quot;;&quot;&quot;);&quot;'&quot;;&quot;&quot;)" office:value-type="string" office:string-value="HazardousRiskIndicator">
            <text:p>HazardousRiskIndicator</text:p>
          </table:table-cell>
          <table:table-cell table:style-name="ce10" office:value-type="string">
            <text:p>Goods Item. Hazardous Risk_ Indicator. Indicator</text:p>
          </table:table-cell>
          <table:table-cell table:style-name="ce7"/>
          <table:table-cell table:style-name="ce7" office:value-type="string">
            <text:p>Goods Item</text:p>
          </table:table-cell>
          <table:table-cell table:style-name="ce7" office:value-type="string">
            <text:p>Hazardous Risk</text:p>
          </table:table-cell>
          <table:table-cell table:style-name="ce7"/>
          <table:table-cell table:style-name="ce7" office:value-type="string">
            <text:p>Indicator</text:p>
          </table:table-cell>
          <table:table-cell table:formula="oooc:=IF([.F410]&lt;&gt;&quot;&quot;;CONCATENATE([.F410];&quot; &quot;;[.G410]);[.G410])" office:value-type="string" office:string-value="Indicator">
            <text:p>Indicator</text:p>
          </table:table-cell>
          <table:table-cell table:style-name="ce7" office:value-type="string">
            <text:p>Indicator</text:p>
          </table:table-cell>
          <table:table-cell table:style-name="ce7"/>
          <table:table-cell table:formula="oooc:=IF([.J410]&lt;&gt;&quot;&quot;;CONCATENATE([.J410];&quot;_ &quot;;[.I410];&quot;. Type&quot;);CONCATENATE([.I410];&quot;. Type&quot;))" office:value-type="string" office:string-value="Indicator. Type">
            <text:p>Indicator. Type</text:p>
          </table:table-cell>
          <table:table-cell table:style-name="ce7" table:number-columns-repeated="3"/>
          <table:table-cell table:style-name="ce59" office:value-type="string">
            <text:p>0..1</text:p>
          </table:table-cell>
          <table:table-cell table:style-name="ce7" office:value-type="string">
            <text:p>BBIE</text:p>
          </table:table-cell>
          <table:table-cell table:style-name="ce31" office:value-type="string">
            <text:p>Indicates whether the goods item includes hazardous items (dangerous goods).</text:p>
          </table:table-cell>
          <table:table-cell table:style-name="ce31" office:value-type="string">
            <text:p>default is negative</text:p>
          </table:table-cell>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4">
          <table:table-cell table:formula="oooc:=SUBSTITUTE(SUBSTITUTE(CONCATENATE(IF([.E411]=&quot;Universally Unique&quot;;&quot;UU&quot;;[.E411]);IF([.G411]&lt;&gt;[.I411];[.H411];[.F411]);CONCATENATE(IF([.I411]=&quot;Identifier&quot;;&quot;ID&quot;;IF([.I411]=&quot;Text&quot;;&quot;&quot;;[.I411]))));&quot; &quot;;&quot;&quot;);&quot;'&quot;;&quot;&quot;)" office:value-type="string" office:string-value="DeclaredCustomsValueAmount">
            <text:p>DeclaredCustomsValueAmount</text:p>
          </table:table-cell>
          <table:table-cell table:style-name="ce10" office:value-type="string">
            <text:p>Goods Item. Declared Customs_ Value. Amount</text:p>
          </table:table-cell>
          <table:table-cell table:style-name="ce7"/>
          <table:table-cell table:style-name="ce7" office:value-type="string">
            <text:p>Goods Item</text:p>
          </table:table-cell>
          <table:table-cell table:style-name="ce26" office:value-type="string">
            <text:p>Declared Customs</text:p>
          </table:table-cell>
          <table:table-cell table:style-name="ce26"/>
          <table:table-cell table:style-name="ce26" office:value-type="string">
            <text:p>Value</text:p>
          </table:table-cell>
          <table:table-cell table:formula="oooc:=IF([.F411]&lt;&gt;&quot;&quot;;CONCATENATE([.F411];&quot; &quot;;[.G411]);[.G411])" office:value-type="string" office:string-value="Value">
            <text:p>Value</text:p>
          </table:table-cell>
          <table:table-cell table:style-name="ce7" office:value-type="string">
            <text:p>Amount</text:p>
          </table:table-cell>
          <table:table-cell table:style-name="ce7"/>
          <table:table-cell table:formula="oooc:=IF([.J411]&lt;&gt;&quot;&quot;;CONCATENATE([.J411];&quot;_ &quot;;[.I411];&quot;. Type&quot;);CONCATENATE([.I411];&quot;. Type&quot;))" office:value-type="string" office:string-value="Amount. Type">
            <text:p>Amount. Type</text:p>
          </table:table-cell>
          <table:table-cell table:style-name="ce7" table:number-columns-repeated="2"/>
          <table:table-cell table:style-name="ce7" office:value-type="string">
            <text:p>For Customs Value (WCO ID 108)</text:p>
          </table:table-cell>
          <table:table-cell table:style-name="ce47" office:value-type="string">
            <text:p>0..1</text:p>
          </table:table-cell>
          <table:table-cell table:style-name="ce7" office:value-type="string">
            <text:p>BBIE</text:p>
          </table:table-cell>
          <table:table-cell table:style-name="ce31" office:value-type="string">
            <text:p>Amount declared for Customs purposes of those goods in a consignment which are subject to the same Customs procedure and have the same tariff/statistical heading, country information, and duty regime.</text:p>
          </table:table-cell>
          <table:table-cell table:style-name="ce31"/>
          <table:table-cell table:style-name="ce7" office:value-type="float" office:value="5032">
            <text:p>503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4">
          <table:table-cell table:formula="oooc:=SUBSTITUTE(SUBSTITUTE(CONCATENATE(IF([.E412]=&quot;Universally Unique&quot;;&quot;UU&quot;;[.E412]);IF([.G412]&lt;&gt;[.I412];[.H412];[.F412]);CONCATENATE(IF([.I412]=&quot;Identifier&quot;;&quot;ID&quot;;IF([.I412]=&quot;Text&quot;;&quot;&quot;;[.I412]))));&quot; &quot;;&quot;&quot;);&quot;'&quot;;&quot;&quot;)" office:value-type="string" office:string-value="DeclaredForCarriageValueAmount">
            <text:p>DeclaredForCarriageValueAmount</text:p>
          </table:table-cell>
          <table:table-cell table:style-name="ce10" office:value-type="string">
            <text:p>Goods Item. Declared For Carriage_ Value. Amount</text:p>
          </table:table-cell>
          <table:table-cell table:style-name="ce7"/>
          <table:table-cell table:style-name="ce7" office:value-type="string">
            <text:p>Goods Item</text:p>
          </table:table-cell>
          <table:table-cell table:style-name="ce26" office:value-type="string">
            <text:p>Declared For Carriage</text:p>
          </table:table-cell>
          <table:table-cell table:style-name="ce26"/>
          <table:table-cell table:style-name="ce7" office:value-type="string">
            <text:p>Value</text:p>
          </table:table-cell>
          <table:table-cell table:formula="oooc:=IF([.F412]&lt;&gt;&quot;&quot;;CONCATENATE([.F412];&quot; &quot;;[.G412]);[.G412])" office:value-type="string" office:string-value="Value">
            <text:p>Value</text:p>
          </table:table-cell>
          <table:table-cell table:style-name="ce7" office:value-type="string">
            <text:p>Amount</text:p>
          </table:table-cell>
          <table:table-cell table:style-name="ce7"/>
          <table:table-cell table:formula="oooc:=IF([.J412]&lt;&gt;&quot;&quot;;CONCATENATE([.J412];&quot;_ &quot;;[.I412];&quot;. Type&quot;);CONCATENATE([.I412];&quot;. Type&quot;))" office:value-type="string" office:string-value="Amount. Type">
            <text:p>Amount. Type</text:p>
          </table:table-cell>
          <table:table-cell table:style-name="ce7" table:number-columns-repeated="2"/>
          <table:table-cell table:style-name="ce7" office:value-type="string">
            <text:p>Interest in delivery, declared value for carriage</text:p>
          </table:table-cell>
          <table:table-cell table:style-name="ce47" office:value-type="string">
            <text:p>0..1</text:p>
          </table:table-cell>
          <table:table-cell table:style-name="ce7" office:value-type="string">
            <text:p>BBIE</text:p>
          </table:table-cell>
          <table:table-cell table:style-name="ce31"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31"/>
          <table:table-cell table:style-name="ce34" office:value-type="float" office:value="5306">
            <text:p>5306</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13]=&quot;Universally Unique&quot;;&quot;UU&quot;;[.E413]);IF([.G413]&lt;&gt;[.I413];[.H413];[.F413]);CONCATENATE(IF([.I413]=&quot;Identifier&quot;;&quot;ID&quot;;IF([.I413]=&quot;Text&quot;;&quot;&quot;;[.I413]))));&quot; &quot;;&quot;&quot;);&quot;'&quot;;&quot;&quot;)" office:value-type="string" office:string-value="DeclaredStatisticsValueAmount">
            <text:p>DeclaredStatisticsValueAmount</text:p>
          </table:table-cell>
          <table:table-cell table:style-name="ce10" office:value-type="string">
            <text:p>Goods Item. Declared Statistics_ Value. Amount</text:p>
          </table:table-cell>
          <table:table-cell table:style-name="ce7"/>
          <table:table-cell table:style-name="ce7" office:value-type="string">
            <text:p>Goods Item</text:p>
          </table:table-cell>
          <table:table-cell table:style-name="ce26" office:value-type="string">
            <text:p>Declared Statistics</text:p>
          </table:table-cell>
          <table:table-cell table:style-name="ce26"/>
          <table:table-cell table:style-name="ce7" office:value-type="string">
            <text:p>Value</text:p>
          </table:table-cell>
          <table:table-cell table:formula="oooc:=IF([.F413]&lt;&gt;&quot;&quot;;CONCATENATE([.F413];&quot; &quot;;[.G413]);[.G413])" office:value-type="string" office:string-value="Value">
            <text:p>Value</text:p>
          </table:table-cell>
          <table:table-cell table:style-name="ce7" office:value-type="string">
            <text:p>Amount</text:p>
          </table:table-cell>
          <table:table-cell table:style-name="ce7"/>
          <table:table-cell table:formula="oooc:=IF([.J413]&lt;&gt;&quot;&quot;;CONCATENATE([.J413];&quot;_ &quot;;[.I413];&quot;. Type&quot;);CONCATENATE([.I413];&quot;. Type&quot;))" office:value-type="string" office:string-value="Amount. Type">
            <text:p>Amount. Type</text:p>
          </table:table-cell>
          <table:table-cell table:style-name="ce7" table:number-columns-repeated="2"/>
          <table:table-cell table:style-name="ce34" office:value-type="string">
            <text:p>Statistical Value (WCO ID 114)</text:p>
          </table:table-cell>
          <table:table-cell table:style-name="ce47" office:value-type="string">
            <text:p>0..1</text:p>
          </table:table-cell>
          <table:table-cell table:style-name="ce7" office:value-type="string">
            <text:p>BBIE</text:p>
          </table:table-cell>
          <table:table-cell table:style-name="ce31" office:value-type="string">
            <text:p>Value declared for statistical purposes of those goods in a consignment which have the same statistical heading.</text:p>
          </table:table-cell>
          <table:table-cell table:style-name="ce31"/>
          <table:table-cell table:style-name="ce7" office:value-type="float" office:value="5218">
            <text:p>5218</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14]=&quot;Universally Unique&quot;;&quot;UU&quot;;[.E414]);IF([.G414]&lt;&gt;[.I414];[.H414];[.F414]);CONCATENATE(IF([.I414]=&quot;Identifier&quot;;&quot;ID&quot;;IF([.I414]=&quot;Text&quot;;&quot;&quot;;[.I414]))));&quot; &quot;;&quot;&quot;);&quot;'&quot;;&quot;&quot;)" office:value-type="string" office:string-value="FreeOnBoardValueAmount">
            <text:p>FreeOnBoardValueAmount</text:p>
          </table:table-cell>
          <table:table-cell table:style-name="ce10" office:value-type="string">
            <text:p>Goods Item. Free On Board_ Value. Amount</text:p>
          </table:table-cell>
          <table:table-cell table:style-name="ce7"/>
          <table:table-cell table:style-name="ce7" office:value-type="string">
            <text:p>Goods Item</text:p>
          </table:table-cell>
          <table:table-cell table:style-name="ce41" office:value-type="string">
            <text:p>Free On Board</text:p>
          </table:table-cell>
          <table:table-cell table:style-name="ce26"/>
          <table:table-cell table:style-name="ce7" office:value-type="string">
            <text:p>Value</text:p>
          </table:table-cell>
          <table:table-cell table:formula="oooc:=IF([.F414]&lt;&gt;&quot;&quot;;CONCATENATE([.F414];&quot; &quot;;[.G414]);[.G414])" office:value-type="string" office:string-value="Value">
            <text:p>Value</text:p>
          </table:table-cell>
          <table:table-cell table:style-name="ce7" office:value-type="string">
            <text:p>Amount</text:p>
          </table:table-cell>
          <table:table-cell table:style-name="ce7"/>
          <table:table-cell table:formula="oooc:=IF([.J414]&lt;&gt;&quot;&quot;;CONCATENATE([.J414];&quot;_ &quot;;[.I414];&quot;. Type&quot;);CONCATENATE([.I414];&quot;. Type&quot;))" office:value-type="string" office:string-value="Amount. Type">
            <text:p>Amount. Type</text:p>
          </table:table-cell>
          <table:table-cell table:style-name="ce7" table:number-columns-repeated="2"/>
          <table:table-cell table:style-name="ce7" office:value-type="string">
            <text:p>FOB Value</text:p>
          </table:table-cell>
          <table:table-cell table:style-name="ce47" office:value-type="string">
            <text:p>0..1</text:p>
          </table:table-cell>
          <table:table-cell table:style-name="ce7" office:value-type="string">
            <text:p>BBIE</text:p>
          </table:table-cell>
          <table:table-cell table:style-name="ce31" office:value-type="string">
            <text:p>Monetary amount that has to be or has been paid as calculated under the applicable trade delivery.</text:p>
          </table:table-cell>
          <table:table-cell table:style-name="ce31"/>
          <table:table-cell table:style-name="ce34" office:value-type="float" office:value="5054">
            <text:p>5054</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15]=&quot;Universally Unique&quot;;&quot;UU&quot;;[.E415]);IF([.G415]&lt;&gt;[.I415];[.H415];[.F415]);CONCATENATE(IF([.I415]=&quot;Identifier&quot;;&quot;ID&quot;;IF([.I415]=&quot;Text&quot;;&quot;&quot;;[.I415]))));&quot; &quot;;&quot;&quot;);&quot;'&quot;;&quot;&quot;)" office:value-type="string" office:string-value="InsuranceValueAmount">
            <text:p>InsuranceValueAmount</text:p>
          </table:table-cell>
          <table:table-cell table:style-name="ce10" office:value-type="string">
            <text:p>Goods Item. Insurance_ Value. Amount</text:p>
          </table:table-cell>
          <table:table-cell table:style-name="ce7"/>
          <table:table-cell table:style-name="ce7" office:value-type="string">
            <text:p>Goods Item</text:p>
          </table:table-cell>
          <table:table-cell table:style-name="ce41" office:value-type="string">
            <text:p>Insurance</text:p>
          </table:table-cell>
          <table:table-cell table:style-name="ce26"/>
          <table:table-cell table:style-name="ce7" office:value-type="string">
            <text:p>Value</text:p>
          </table:table-cell>
          <table:table-cell table:formula="oooc:=IF([.F415]&lt;&gt;&quot;&quot;;CONCATENATE([.F415];&quot; &quot;;[.G415]);[.G415])" office:value-type="string" office:string-value="Value">
            <text:p>Value</text:p>
          </table:table-cell>
          <table:table-cell table:style-name="ce7" office:value-type="string">
            <text:p>Amount</text:p>
          </table:table-cell>
          <table:table-cell table:style-name="ce7"/>
          <table:table-cell table:formula="oooc:=IF([.J415]&lt;&gt;&quot;&quot;;CONCATENATE([.J415];&quot;_ &quot;;[.I415];&quot;. Type&quot;);CONCATENATE([.I415];&quot;. Type&quot;))" office:value-type="string" office:string-value="Amount. Type">
            <text:p>Amount. Type</text:p>
          </table:table-cell>
          <table:table-cell table:style-name="ce7" table:number-columns-repeated="2"/>
          <table:table-cell table:style-name="ce7" office:value-type="string">
            <text:p>Value Insured</text:p>
          </table:table-cell>
          <table:table-cell table:style-name="ce47" office:value-type="string">
            <text:p>0..1</text:p>
          </table:table-cell>
          <table:table-cell table:style-name="ce7" office:value-type="string">
            <text:p>BBIE</text:p>
          </table:table-cell>
          <table:table-cell table:style-name="ce31" office:value-type="string">
            <text:p>The amount covered by an insurance for a particular goods item.</text:p>
          </table:table-cell>
          <table:table-cell table:style-name="ce31"/>
          <table:table-cell table:style-name="ce34" office:value-type="float" office:value="5011">
            <text:p>5011</text:p>
          </table:table-cell>
          <table:table-cell table:style-name="ce90" office:value-type="string">
            <text:p>2.0</text:p>
          </table:table-cell>
          <table:table-cell table:style-name="ce34" office:value-type="string">
            <text:p>maybe this at consignment level?</text:p>
          </table:table-cell>
          <table:table-cell table:style-name="ce7"/>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16]=&quot;Universally Unique&quot;;&quot;UU&quot;;[.E416]);IF([.G416]&lt;&gt;[.I416];[.H416];[.F416]);CONCATENATE(IF([.I416]=&quot;Identifier&quot;;&quot;ID&quot;;IF([.I416]=&quot;Text&quot;;&quot;&quot;;[.I416]))));&quot; &quot;;&quot;&quot;);&quot;'&quot;;&quot;&quot;)" office:value-type="string" office:string-value="ValueAmount">
            <text:p>ValueAmount</text:p>
          </table:table-cell>
          <table:table-cell table:style-name="ce10" office:value-type="string">
            <text:p>Goods Item. Value. Amount</text:p>
          </table:table-cell>
          <table:table-cell table:style-name="ce7"/>
          <table:table-cell table:style-name="ce7" office:value-type="string">
            <text:p>Goods Item</text:p>
          </table:table-cell>
          <table:table-cell table:number-columns-repeated="2" table:style-name="ce7"/>
          <table:table-cell table:style-name="ce7" office:value-type="string">
            <text:p>Value</text:p>
          </table:table-cell>
          <table:table-cell table:formula="oooc:=IF([.F416]&lt;&gt;&quot;&quot;;CONCATENATE([.F416];&quot; &quot;;[.G416]);[.G416])" office:value-type="string" office:string-value="Value">
            <text:p>Value</text:p>
          </table:table-cell>
          <table:table-cell table:style-name="ce7" office:value-type="string">
            <text:p>Amount</text:p>
          </table:table-cell>
          <table:table-cell table:style-name="ce7"/>
          <table:table-cell table:formula="oooc:=IF([.J416]&lt;&gt;&quot;&quot;;CONCATENATE([.J416];&quot;_ &quot;;[.I416];&quot;. Type&quot;);CONCATENATE([.I416];&quot;. Type&quot;))" office:value-type="string" office:string-value="Amount. Type">
            <text:p>Amount. Type</text:p>
          </table:table-cell>
          <table:table-cell table:style-name="ce7" table:number-columns-repeated="2"/>
          <table:table-cell table:style-name="ce34" office:value-type="string">
            <text:p>Duty/tax/fee assessment basis in value (WCO ID 116)</text:p>
          </table:table-cell>
          <table:table-cell table:style-name="ce47" office:value-type="string">
            <text:p>0..1</text:p>
          </table:table-cell>
          <table:table-cell table:style-name="ce7" office:value-type="string">
            <text:p>BBIE</text:p>
          </table:table-cell>
          <table:table-cell table:style-name="ce31" office:value-type="string">
            <text:p>Specifies the amount on which a duty, tax, or fee will be assessed.</text:p>
          </table:table-cell>
          <table:table-cell table:style-name="ce31"/>
          <table:table-cell table:style-name="ce34" office:value-type="float" office:value="5286">
            <text:p>5286</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17]=&quot;Universally Unique&quot;;&quot;UU&quot;;[.E417]);IF([.G417]&lt;&gt;[.I417];[.H417];[.F417]);CONCATENATE(IF([.I417]=&quot;Identifier&quot;;&quot;ID&quot;;IF([.I417]=&quot;Text&quot;;&quot;&quot;;[.I417]))));&quot; &quot;;&quot;&quot;);&quot;'&quot;;&quot;&quot;)" office:value-type="string" office:string-value="GrossWeightMeasure">
            <text:p>GrossWeightMeasure</text:p>
          </table:table-cell>
          <table:table-cell office:value-type="string">
            <text:p>Goods Item. Gross_ Weight. Measure</text:p>
          </table:table-cell>
          <table:table-cell table:style-name="ce7"/>
          <table:table-cell table:style-name="ce7" office:value-type="string">
            <text:p>Goods Item</text:p>
          </table:table-cell>
          <table:table-cell table:style-name="ce7" office:value-type="string">
            <text:p>Gross</text:p>
          </table:table-cell>
          <table:table-cell table:style-name="ce7"/>
          <table:table-cell table:style-name="ce7" office:value-type="string">
            <text:p>Weight</text:p>
          </table:table-cell>
          <table:table-cell table:formula="oooc:=IF([.F417]&lt;&gt;&quot;&quot;;CONCATENATE([.F417];&quot; &quot;;[.G417]);[.G417])" office:value-type="string" office:string-value="Weight">
            <text:p>Weight</text:p>
          </table:table-cell>
          <table:table-cell table:style-name="ce7" office:value-type="string">
            <text:p>Measure</text:p>
          </table:table-cell>
          <table:table-cell table:style-name="ce7"/>
          <table:table-cell table:formula="oooc:=IF([.J417]&lt;&gt;&quot;&quot;;CONCATENATE([.J417];&quot;_ &quot;;[.I417];&quot;. Type&quot;);CONCATENATE([.I417];&quot;. Type&quot;))" office:value-type="string" office:string-value="Measure. Type">
            <text:p>Measure. Type</text:p>
          </table:table-cell>
          <table:table-cell table:style-name="ce7" table:number-columns-repeated="2"/>
          <table:table-cell table:style-name="ce7" office:value-type="string">
            <text:p>Actual Gross Weight</text:p>
          </table:table-cell>
          <table:table-cell table:style-name="ce47" office:value-type="string">
            <text:p>0..1</text:p>
          </table:table-cell>
          <table:table-cell table:style-name="ce7" office:value-type="string">
            <text:p>BBIE</text:p>
          </table:table-cell>
          <table:table-cell table:style-name="ce31" office:value-type="string">
            <text:p>Weight (mass) of goods, including packaging but excluding the carrier's equipment.</text:p>
          </table:table-cell>
          <table:table-cell table:style-name="ce31"/>
          <table:table-cell table:style-name="ce7" office:value-type="float" office:value="6292">
            <text:p>629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18]=&quot;Universally Unique&quot;;&quot;UU&quot;;[.E418]);IF([.G418]&lt;&gt;[.I418];[.H418];[.F418]);CONCATENATE(IF([.I418]=&quot;Identifier&quot;;&quot;ID&quot;;IF([.I418]=&quot;Text&quot;;&quot;&quot;;[.I418]))));&quot; &quot;;&quot;&quot;);&quot;'&quot;;&quot;&quot;)" office:value-type="string" office:string-value="NetWeightMeasure">
            <text:p>NetWeightMeasure</text:p>
          </table:table-cell>
          <table:table-cell office:value-type="string">
            <text:p>Goods Item. Net_ Weight. Measure</text:p>
          </table:table-cell>
          <table:table-cell table:style-name="ce7"/>
          <table:table-cell table:style-name="ce7" office:value-type="string">
            <text:p>Goods Item</text:p>
          </table:table-cell>
          <table:table-cell table:style-name="ce7" office:value-type="string">
            <text:p>Net</text:p>
          </table:table-cell>
          <table:table-cell table:style-name="ce7"/>
          <table:table-cell table:style-name="ce7" office:value-type="string">
            <text:p>Weight</text:p>
          </table:table-cell>
          <table:table-cell table:formula="oooc:=IF([.F418]&lt;&gt;&quot;&quot;;CONCATENATE([.F418];&quot; &quot;;[.G418]);[.G418])" office:value-type="string" office:string-value="Weight">
            <text:p>Weight</text:p>
          </table:table-cell>
          <table:table-cell table:style-name="ce7" office:value-type="string">
            <text:p>Measure</text:p>
          </table:table-cell>
          <table:table-cell table:style-name="ce7"/>
          <table:table-cell table:formula="oooc:=IF([.J418]&lt;&gt;&quot;&quot;;CONCATENATE([.J418];&quot;_ &quot;;[.I418];&quot;. Type&quot;);CONCATENATE([.I418];&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Weight (mass) of goods item, excluding all packing but including any packaging that normally goes with the goods.</text:p>
          </table:table-cell>
          <table:table-cell table:style-name="ce31"/>
          <table:table-cell table:style-name="ce7" office:value-type="float" office:value="6016">
            <text:p>6016</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19]=&quot;Universally Unique&quot;;&quot;UU&quot;;[.E419]);IF([.G419]&lt;&gt;[.I419];[.H419];[.F419]);CONCATENATE(IF([.I419]=&quot;Identifier&quot;;&quot;ID&quot;;IF([.I419]=&quot;Text&quot;;&quot;&quot;;[.I419]))));&quot; &quot;;&quot;&quot;);&quot;'&quot;;&quot;&quot;)" office:value-type="string" office:string-value="NetNetWeightMeasure">
            <text:p>NetNetWeightMeasure</text:p>
          </table:table-cell>
          <table:table-cell office:value-type="string">
            <text:p>Goods Item. Net Net_ Weight. Measure</text:p>
          </table:table-cell>
          <table:table-cell table:style-name="ce7"/>
          <table:table-cell table:style-name="ce7" office:value-type="string">
            <text:p>Goods Item</text:p>
          </table:table-cell>
          <table:table-cell table:style-name="ce7" office:value-type="string">
            <text:p>Net Net</text:p>
          </table:table-cell>
          <table:table-cell table:style-name="ce7"/>
          <table:table-cell table:style-name="ce7" office:value-type="string">
            <text:p>Weight</text:p>
          </table:table-cell>
          <table:table-cell table:formula="oooc:=IF([.F419]&lt;&gt;&quot;&quot;;CONCATENATE([.F419];&quot; &quot;;[.G419]);[.G419])" office:value-type="string" office:string-value="Weight">
            <text:p>Weight</text:p>
          </table:table-cell>
          <table:table-cell table:style-name="ce7" office:value-type="string">
            <text:p>Measure</text:p>
          </table:table-cell>
          <table:table-cell table:style-name="ce7"/>
          <table:table-cell table:formula="oooc:=IF([.J419]&lt;&gt;&quot;&quot;;CONCATENATE([.J419];&quot;_ &quot;;[.I419];&quot;. Type&quot;);CONCATENATE([.I419];&quot;. Type&quot;))" office:value-type="string" office:string-value="Measure. Type">
            <text:p>Measure. Type</text:p>
          </table:table-cell>
          <table:table-cell table:style-name="ce7" table:number-columns-repeated="2"/>
          <table:table-cell table:style-name="ce34" office:value-type="string">
            <text:p>Customs Weight (WCO ID 128)</text:p>
          </table:table-cell>
          <table:table-cell table:style-name="ce47" office:value-type="string">
            <text:p>0..1</text:p>
          </table:table-cell>
          <table:table-cell table:style-name="ce7" office:value-type="string">
            <text:p>BBIE</text:p>
          </table:table-cell>
          <table:table-cell table:style-name="ce31" office:value-type="string">
            <text:p>Weight (mass) of goods without any packaging.</text:p>
          </table:table-cell>
          <table:table-cell table:style-name="ce31"/>
          <table:table-cell table:style-name="ce34" office:value-type="float" office:value="6048">
            <text:p>6048</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20]=&quot;Universally Unique&quot;;&quot;UU&quot;;[.E420]);IF([.G420]&lt;&gt;[.I420];[.H420];[.F420]);CONCATENATE(IF([.I420]=&quot;Identifier&quot;;&quot;ID&quot;;IF([.I420]=&quot;Text&quot;;&quot;&quot;;[.I420]))));&quot; &quot;;&quot;&quot;);&quot;'&quot;;&quot;&quot;)" office:value-type="string" office:string-value="ChargeableWeightMeasure">
            <text:p>ChargeableWeightMeasure</text:p>
          </table:table-cell>
          <table:table-cell office:value-type="string">
            <text:p>Goods Item. Chargeable_ Weight. Measure</text:p>
          </table:table-cell>
          <table:table-cell table:style-name="ce7"/>
          <table:table-cell table:style-name="ce7" office:value-type="string">
            <text:p>Goods Item</text:p>
          </table:table-cell>
          <table:table-cell table:style-name="ce7" office:value-type="string">
            <text:p>Chargeable</text:p>
          </table:table-cell>
          <table:table-cell table:style-name="ce7"/>
          <table:table-cell table:style-name="ce7" office:value-type="string">
            <text:p>Weight</text:p>
          </table:table-cell>
          <table:table-cell table:formula="oooc:=IF([.F420]&lt;&gt;&quot;&quot;;CONCATENATE([.F420];&quot; &quot;;[.G420]);[.G420])" office:value-type="string" office:string-value="Weight">
            <text:p>Weight</text:p>
          </table:table-cell>
          <table:table-cell table:style-name="ce7" office:value-type="string">
            <text:p>Measure</text:p>
          </table:table-cell>
          <table:table-cell table:style-name="ce7"/>
          <table:table-cell table:formula="oooc:=IF([.J420]&lt;&gt;&quot;&quot;;CONCATENATE([.J420];&quot;_ &quot;;[.I420];&quot;. Type&quot;);CONCATENATE([.I420];&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Gross weight (mass) on which a charge is to be based.</text:p>
          </table:table-cell>
          <table:table-cell table:style-name="ce31"/>
          <table:table-cell table:style-name="ce34" office:value-type="float" office:value="6030">
            <text:p>603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21]=&quot;Universally Unique&quot;;&quot;UU&quot;;[.E421]);IF([.G421]&lt;&gt;[.I421];[.H421];[.F421]);CONCATENATE(IF([.I421]=&quot;Identifier&quot;;&quot;ID&quot;;IF([.I421]=&quot;Text&quot;;&quot;&quot;;[.I421]))));&quot; &quot;;&quot;&quot;);&quot;'&quot;;&quot;&quot;)" office:value-type="string" office:string-value="GrossVolumeMeasure">
            <text:p>GrossVolumeMeasure</text:p>
          </table:table-cell>
          <table:table-cell office:value-type="string">
            <text:p>Goods Item. Gross_ Volume. Measure</text:p>
          </table:table-cell>
          <table:table-cell table:style-name="ce7"/>
          <table:table-cell table:style-name="ce7" office:value-type="string">
            <text:p>Goods Item</text:p>
          </table:table-cell>
          <table:table-cell table:style-name="ce7" office:value-type="string">
            <text:p>Gross</text:p>
          </table:table-cell>
          <table:table-cell table:style-name="ce7"/>
          <table:table-cell table:style-name="ce7" office:value-type="string">
            <text:p>Volume</text:p>
          </table:table-cell>
          <table:table-cell table:formula="oooc:=IF([.F421]&lt;&gt;&quot;&quot;;CONCATENATE([.F421];&quot; &quot;;[.G421]);[.G421])" office:value-type="string" office:string-value="Volume">
            <text:p>Volume</text:p>
          </table:table-cell>
          <table:table-cell table:style-name="ce7" office:value-type="string">
            <text:p>Measure</text:p>
          </table:table-cell>
          <table:table-cell table:style-name="ce7"/>
          <table:table-cell table:formula="oooc:=IF([.J421]&lt;&gt;&quot;&quot;;CONCATENATE([.J421];&quot;_ &quot;;[.I421];&quot;. Type&quot;);CONCATENATE([.I421];&quot;. Type&quot;))" office:value-type="string" office:string-value="Measure. Type">
            <text:p>Measure. Type</text:p>
          </table:table-cell>
          <table:table-cell table:style-name="ce7" table:number-columns-repeated="2"/>
          <table:table-cell table:style-name="ce34" office:value-type="string">
            <text:p>Volume, Gross Measurement Cube (GMC), Cube (WCO ID 134)</text:p>
          </table:table-cell>
          <table:table-cell table:style-name="ce47" office:value-type="string">
            <text:p>0..1</text:p>
          </table:table-cell>
          <table:table-cell table:style-name="ce7" office:value-type="string">
            <text:p>BBIE</text:p>
          </table:table-cell>
          <table:table-cell table:style-name="ce31" office:value-type="string">
            <text:p>Measurement normally arrived at by multiplying the maximum length, width, and height of the goods item.</text:p>
          </table:table-cell>
          <table:table-cell table:style-name="ce31"/>
          <table:table-cell table:style-name="ce34" office:value-type="float" office:value="6322">
            <text:p>632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22]=&quot;Universally Unique&quot;;&quot;UU&quot;;[.E422]);IF([.G422]&lt;&gt;[.I422];[.H422];[.F422]);CONCATENATE(IF([.I422]=&quot;Identifier&quot;;&quot;ID&quot;;IF([.I422]=&quot;Text&quot;;&quot;&quot;;[.I422]))));&quot; &quot;;&quot;&quot;);&quot;'&quot;;&quot;&quot;)" office:value-type="string" office:string-value="NetVolumeMeasure">
            <text:p>NetVolumeMeasure</text:p>
          </table:table-cell>
          <table:table-cell office:value-type="string">
            <text:p>Goods Item. Net_ Volume. Measure</text:p>
          </table:table-cell>
          <table:table-cell table:style-name="ce7"/>
          <table:table-cell table:style-name="ce7" office:value-type="string">
            <text:p>Goods Item</text:p>
          </table:table-cell>
          <table:table-cell table:style-name="ce7" office:value-type="string">
            <text:p>Net</text:p>
          </table:table-cell>
          <table:table-cell table:style-name="ce7"/>
          <table:table-cell table:style-name="ce7" office:value-type="string">
            <text:p>Volume</text:p>
          </table:table-cell>
          <table:table-cell table:formula="oooc:=IF([.F422]&lt;&gt;&quot;&quot;;CONCATENATE([.F422];&quot; &quot;;[.G422]);[.G422])" office:value-type="string" office:string-value="Volume">
            <text:p>Volume</text:p>
          </table:table-cell>
          <table:table-cell table:style-name="ce7" office:value-type="string">
            <text:p>Measure</text:p>
          </table:table-cell>
          <table:table-cell table:style-name="ce7"/>
          <table:table-cell table:formula="oooc:=IF([.J422]&lt;&gt;&quot;&quot;;CONCATENATE([.J422];&quot;_ &quot;;[.I422];&quot;. Type&quot;);CONCATENATE([.I422];&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he volume contained by a goods item, excluding the volume of any packaging material.</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23]=&quot;Universally Unique&quot;;&quot;UU&quot;;[.E423]);IF([.G423]&lt;&gt;[.I423];[.H423];[.F423]);CONCATENATE(IF([.I423]=&quot;Identifier&quot;;&quot;ID&quot;;IF([.I423]=&quot;Text&quot;;&quot;&quot;;[.I423]))));&quot; &quot;;&quot;&quot;);&quot;'&quot;;&quot;&quot;)" office:value-type="string" office:string-value="Quantity">
            <text:p>Quantity</text:p>
          </table:table-cell>
          <table:table-cell table:style-name="ce10" office:value-type="string">
            <text:p>Goods Item. Quantity. Quantity</text:p>
          </table:table-cell>
          <table:table-cell table:style-name="ce7"/>
          <table:table-cell table:style-name="ce7" office:value-type="string">
            <text:p>Goods Item</text:p>
          </table:table-cell>
          <table:table-cell table:number-columns-repeated="2" table:style-name="ce7"/>
          <table:table-cell table:style-name="ce7" office:value-type="string">
            <text:p>Quantity</text:p>
          </table:table-cell>
          <table:table-cell table:formula="oooc:=IF([.F423]&lt;&gt;&quot;&quot;;CONCATENATE([.F423];&quot; &quot;;[.G423]);[.G423])" office:value-type="string" office:string-value="Quantity">
            <text:p>Quantity</text:p>
          </table:table-cell>
          <table:table-cell table:style-name="ce7" office:value-type="string">
            <text:p>Quantity</text:p>
          </table:table-cell>
          <table:table-cell table:style-name="ce7"/>
          <table:table-cell table:formula="oooc:=IF([.J423]&lt;&gt;&quot;&quot;;CONCATENATE([.J423];&quot;_ &quot;;[.I423];&quot;. Type&quot;);CONCATENATE([.I423];&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Number of goods items.</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8">
          <table:table-cell table:formula="oooc:=SUBSTITUTE(SUBSTITUTE(CONCATENATE(IF([.E424]=&quot;Universally Unique&quot;;&quot;UU&quot;;[.E424]);IF([.G424]&lt;&gt;[.I424];[.H424];[.F424]);CONCATENATE(IF([.I424]=&quot;Identifier&quot;;&quot;ID&quot;;IF([.I424]=&quot;Text&quot;;&quot;&quot;;[.I424]))));&quot; &quot;;&quot;&quot;);&quot;'&quot;;&quot;&quot;)" office:value-type="string" office:string-value="PreferenceCriterionCode">
            <text:p>PreferenceCriterionCode</text:p>
          </table:table-cell>
          <table:table-cell table:style-name="ce10" office:value-type="string">
            <text:p>Goods Item. Preference Criterion Code. Code</text:p>
          </table:table-cell>
          <table:table-cell table:style-name="ce7"/>
          <table:table-cell table:style-name="ce7" office:value-type="string">
            <text:p>Goods Item</text:p>
          </table:table-cell>
          <table:table-cell table:style-name="ce7"/>
          <table:table-cell table:style-name="ce7" office:value-type="string">
            <text:p>Preference</text:p>
          </table:table-cell>
          <table:table-cell table:style-name="ce7" office:value-type="string">
            <text:p>Criterion</text:p>
          </table:table-cell>
          <table:table-cell table:formula="oooc:=IF([.F424]&lt;&gt;&quot;&quot;;CONCATENATE([.F424];&quot; &quot;;[.G424]);[.G424])" office:value-type="string" office:string-value="Preference Criterion">
            <text:p>Preference Criterion</text:p>
          </table:table-cell>
          <table:table-cell table:style-name="ce7" office:value-type="string">
            <text:p>Code</text:p>
          </table:table-cell>
          <table:table-cell table:style-name="ce7"/>
          <table:table-cell table:formula="oooc:=IF([.J424]&lt;&gt;&quot;&quot;;CONCATENATE([.J424];&quot;_ &quot;;[.I424];&quot;. Type&quot;);CONCATENATE([.I424];&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Specifies the treatment preference for this good according to international trading agreements.</text:p>
          </table:table-cell>
          <table:table-cell table:style-name="ce31" office:value-type="string">
            <text:p>"Preference Criterion" is used in the following manner in the paper CO of another country (e.g.):</text:p>
            <text:p>"A" - The good is "wholly obtained or produced entirely" in the territory of one or more of the NAFTA countries as reference in Article 415. Note: The purchase of a good in the territory does not necessarily render it "wholly obtained or produced". <text:s/>If the good is an agricultural good, see also criterion F and Annex 703.2. (Reference: Article 401(a), 415).</text:p>
            <text:p>"B" - ...</text:p>
            <text:p>"C" - ...</text:p>
            <text:p>"D" - ...</text:p>
            <text:p>"E" - ...</text:p>
            <text:p>"F" - The good is an originating agricultural good under preference criterion A,B, or C above and is not subjected to quantitative restriction in the importing NAFTA country because....</text:p>
            <text:p>Thus, the column "Preference Criterion" will indicate either A, B, C,...</text:p>
          </table:table-cell>
          <table:table-cell table:style-name="ce7" office:value-type="float" office:value="9285">
            <text:p>9285</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25]=&quot;Universally Unique&quot;;&quot;UU&quot;;[.E425]);IF([.G425]&lt;&gt;[.I425];[.H425];[.F425]);CONCATENATE(IF([.I425]=&quot;Identifier&quot;;&quot;ID&quot;;IF([.I425]=&quot;Text&quot;;&quot;&quot;;[.I425]))));&quot; &quot;;&quot;&quot;);&quot;'&quot;;&quot;&quot;)" office:value-type="string" office:string-value="RequiredCustomsID">
            <text:p>RequiredCustomsID</text:p>
          </table:table-cell>
          <table:table-cell table:style-name="ce10" office:value-type="string">
            <text:p>Goods Item. Required_ Customs Identifier. Identifier</text:p>
          </table:table-cell>
          <table:table-cell table:style-name="ce7"/>
          <table:table-cell table:style-name="ce7" office:value-type="string">
            <text:p>Goods Item</text:p>
          </table:table-cell>
          <table:table-cell table:style-name="ce26" office:value-type="string">
            <text:p>Required</text:p>
          </table:table-cell>
          <table:table-cell table:style-name="ce41" office:value-type="string">
            <text:p>Customs</text:p>
          </table:table-cell>
          <table:table-cell table:style-name="ce7" office:value-type="string">
            <text:p>Identifier</text:p>
          </table:table-cell>
          <table:table-cell table:formula="oooc:=IF([.F425]&lt;&gt;&quot;&quot;;CONCATENATE([.F425];&quot; &quot;;[.G425]);[.G425])" office:value-type="string" office:string-value="Customs Identifier">
            <text:p>Customs Identifier</text:p>
          </table:table-cell>
          <table:table-cell table:style-name="ce7" office:value-type="string">
            <text:p>Identifier</text:p>
          </table:table-cell>
          <table:table-cell table:style-name="ce7"/>
          <table:table-cell table:formula="oooc:=IF([.J425]&lt;&gt;&quot;&quot;;CONCATENATE([.J425];&quot;_ &quot;;[.I425];&quot;. Type&quot;);CONCATENATE([.I425];&quot;. Type&quot;))" office:value-type="string" office:string-value="Identifier. Type">
            <text:p>Identifier. Type</text:p>
          </table:table-cell>
          <table:table-cell table:style-name="ce7" table:number-columns-repeated="2"/>
          <table:table-cell table:style-name="ce7" office:value-type="string">
            <text:p>Tariff code extensions (WCO ID 255)</text:p>
          </table:table-cell>
          <table:table-cell table:style-name="ce47" office:value-type="string">
            <text:p>0..1</text:p>
          </table:table-cell>
          <table:table-cell table:style-name="ce7" office:value-type="string">
            <text:p>BBIE</text:p>
          </table:table-cell>
          <table:table-cell table:style-name="ce31" office:value-type="string">
            <text:p>Additional tariff codes required to specify a type of goods for Customs, transport, statistical, or other regulatory purposes.</text:p>
          </table:table-cell>
          <table:table-cell table:style-name="ce31"/>
          <table:table-cell table:style-name="ce7" office:value-type="float" office:value="7361">
            <text:p>7361</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426]=&quot;Universally Unique&quot;;&quot;UU&quot;;[.E426]);IF([.G426]&lt;&gt;[.I426];[.H426];[.F426]);CONCATENATE(IF([.I426]=&quot;Identifier&quot;;&quot;ID&quot;;IF([.I426]=&quot;Text&quot;;&quot;&quot;;[.I426]))));&quot; &quot;;&quot;&quot;);&quot;'&quot;;&quot;&quot;)" office:value-type="string" office:string-value="CustomsStatusCode">
            <text:p>CustomsStatusCode</text:p>
          </table:table-cell>
          <table:table-cell table:style-name="ce10" office:value-type="string">
            <text:p>Goods Item. Customs Status Code. Code</text:p>
          </table:table-cell>
          <table:table-cell table:style-name="ce7"/>
          <table:table-cell table:style-name="ce7" office:value-type="string">
            <text:p>Goods Item</text:p>
          </table:table-cell>
          <table:table-cell table:style-name="ce34"/>
          <table:table-cell table:style-name="ce41" office:value-type="string">
            <text:p>Customs Status</text:p>
          </table:table-cell>
          <table:table-cell table:style-name="ce26" office:value-type="string">
            <text:p>Code</text:p>
          </table:table-cell>
          <table:table-cell table:formula="oooc:=IF([.F426]&lt;&gt;&quot;&quot;;CONCATENATE([.F426];&quot; &quot;;[.G426]);[.G426])" office:value-type="string" office:string-value="Customs Status Code">
            <text:p>Customs Status Code</text:p>
          </table:table-cell>
          <table:table-cell table:style-name="ce7" office:value-type="string">
            <text:p>Code</text:p>
          </table:table-cell>
          <table:table-cell table:style-name="ce7"/>
          <table:table-cell table:formula="oooc:=IF([.J426]&lt;&gt;&quot;&quot;;CONCATENATE([.J426];&quot;_ &quot;;[.I426];&quot;. Type&quot;);CONCATENATE([.I426];&quot;. Type&quot;))" office:value-type="string" office:string-value="Code. Type">
            <text:p>Code. Type</text:p>
          </table:table-cell>
          <table:table-cell table:style-name="ce7" table:number-columns-repeated="2"/>
          <table:table-cell table:style-name="ce7" office:value-type="string">
            <text:p>Customs status of goods (WCO ID 094)</text:p>
          </table:table-cell>
          <table:table-cell table:style-name="ce47" office:value-type="string">
            <text:p>0..1</text:p>
          </table:table-cell>
          <table:table-cell table:style-name="ce7" office:value-type="string">
            <text:p>BBIE</text:p>
          </table:table-cell>
          <table:table-cell table:style-name="ce31" office:value-type="string">
            <text:p>Status of goods as identified by customs for regulation purposes.</text:p>
          </table:table-cell>
          <table:table-cell table:style-name="ce31"/>
          <table:table-cell table:style-name="ce34" office:value-type="float" office:value="4095">
            <text:p>4095</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27]=&quot;Universally Unique&quot;;&quot;UU&quot;;[.E427]);IF([.G427]&lt;&gt;[.I427];[.H427];[.F427]);CONCATENATE(IF([.I427]=&quot;Identifier&quot;;&quot;ID&quot;;IF([.I427]=&quot;Text&quot;;&quot;&quot;;[.I427]))));&quot; &quot;;&quot;&quot;);&quot;'&quot;;&quot;&quot;)" office:value-type="string" office:string-value="CustomsTariffQuantity">
            <text:p>CustomsTariffQuantity</text:p>
          </table:table-cell>
          <table:table-cell office:value-type="string">
            <text:p>Goods Item. Customs Tariff Quantity. Quantity</text:p>
          </table:table-cell>
          <table:table-cell table:style-name="ce7"/>
          <table:table-cell table:style-name="ce7" office:value-type="string">
            <text:p>Goods Item</text:p>
          </table:table-cell>
          <table:table-cell table:style-name="ce7"/>
          <table:table-cell table:style-name="ce34" office:value-type="string">
            <text:p>Customs Tariff</text:p>
          </table:table-cell>
          <table:table-cell table:style-name="ce7" office:value-type="string">
            <text:p>Quantity</text:p>
          </table:table-cell>
          <table:table-cell table:formula="oooc:=IF([.F427]&lt;&gt;&quot;&quot;;CONCATENATE([.F427];&quot; &quot;;[.G427]);[.G427])" office:value-type="string" office:string-value="Customs Tariff Quantity">
            <text:p>Customs Tariff Quantity</text:p>
          </table:table-cell>
          <table:table-cell table:style-name="ce7" office:value-type="string">
            <text:p>Quantity</text:p>
          </table:table-cell>
          <table:table-cell table:style-name="ce7"/>
          <table:table-cell table:formula="oooc:=IF([.J427]&lt;&gt;&quot;&quot;;CONCATENATE([.J427];&quot;_ &quot;;[.I427];&quot;. Type&quot;);CONCATENATE([.I427];&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Quantity of the goods in the unit as required by Customs for tariff, statistical, or fiscal purposes.</text:p>
          </table:table-cell>
          <table:table-cell table:style-name="ce31"/>
          <table:table-cell table:style-name="ce7" office:value-type="float" office:value="6102">
            <text:p>610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28]=&quot;Universally Unique&quot;;&quot;UU&quot;;[.E428]);IF([.G428]&lt;&gt;[.I428];[.H428];[.F428]);CONCATENATE(IF([.I428]=&quot;Identifier&quot;;&quot;ID&quot;;IF([.I428]=&quot;Text&quot;;&quot;&quot;;[.I428]))));&quot; &quot;;&quot;&quot;);&quot;'&quot;;&quot;&quot;)" office:value-type="string" office:string-value="CustomsImportClassifiedIndicator">
            <text:p>CustomsImportClassifiedIndicator</text:p>
          </table:table-cell>
          <table:table-cell table:style-name="ce13" office:value-type="string">
            <text:p>Goods Item. Customs Import_ Classified Indicator. Indicator</text:p>
          </table:table-cell>
          <table:table-cell table:style-name="ce34"/>
          <table:table-cell table:style-name="ce34" office:value-type="string">
            <text:p>Goods Item</text:p>
          </table:table-cell>
          <table:table-cell table:style-name="ce34" office:value-type="string">
            <text:p>Customs Import</text:p>
          </table:table-cell>
          <table:table-cell table:style-name="ce34" office:value-type="string">
            <text:p>Classified</text:p>
          </table:table-cell>
          <table:table-cell table:style-name="ce34" office:value-type="string">
            <text:p>Indicator</text:p>
          </table:table-cell>
          <table:table-cell table:style-name="ce37" table:formula="oooc:=IF([.F428]&lt;&gt;&quot;&quot;;CONCATENATE([.F428];&quot; &quot;;[.G428]);[.G428])" office:value-type="string" office:string-value="Classified Indicator">
            <text:p>Classified Indicator</text:p>
          </table:table-cell>
          <table:table-cell table:style-name="ce34" office:value-type="string">
            <text:p>Indicator</text:p>
          </table:table-cell>
          <table:table-cell table:style-name="ce34"/>
          <table:table-cell table:style-name="ce37" table:formula="oooc:=IF([.J428]&lt;&gt;&quot;&quot;;CONCATENATE([.J428];&quot;_ &quot;;[.I428];&quot;. Type&quot;);CONCATENATE([.I428];&quot;. Type&quot;))" office:value-type="string" office:string-value="Indicator. Type">
            <text:p>Indicator. Type</text:p>
          </table:table-cell>
          <table:table-cell table:style-name="ce34" table:number-columns-repeated="3"/>
          <table:table-cell table:style-name="ce58" office:value-type="string">
            <text:p>0..1</text:p>
          </table:table-cell>
          <table:table-cell table:style-name="ce34" office:value-type="string">
            <text:p>BBIE</text:p>
          </table:table-cell>
          <table:table-cell table:style-name="ce51" office:value-type="string">
            <text:p>Indicates whether the goods have been customs classified for import.</text:p>
          </table:table-cell>
          <table:table-cell table:style-name="ce51"/>
          <table:table-cell table:style-name="ce34"/>
          <table:table-cell table:style-name="ce95"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style-name="ce37" table:number-columns-repeated="224"/>
        </table:table-row>
        <table:table-row table:style-name="ro2">
          <table:table-cell table:style-name="ce4" table:formula="oooc:=SUBSTITUTE(SUBSTITUTE(CONCATENATE(IF([.E429]=&quot;Universally Unique&quot;;&quot;UU&quot;;[.E429]);[.F429];IF([.H429]&lt;&gt;[.I429];[.H429];&quot;&quot;);CONCATENATE(IF([.I429]=&quot;Identifier&quot;;&quot;ID&quot;;IF([.I429]=&quot;Text&quot;;&quot;&quot;;[.I429]))));&quot; &quot;;&quot;&quot;);&quot;'&quot;;&quot;&quot;)" office:value-type="string" office:string-value="Item">
            <text:p>Item</text:p>
          </table:table-cell>
          <table:table-cell table:style-name="ce8" office:value-type="string">
            <text:p>Goods Item. Item</text:p>
          </table:table-cell>
          <table:table-cell table:style-name="ce33"/>
          <table:table-cell table:style-name="ce33" office:value-type="string">
            <text:p>Goods Item</text:p>
          </table:table-cell>
          <table:table-cell table:number-columns-repeated="2" table:style-name="ce8"/>
          <table:table-cell table:style-name="ce8"/>
          <table:table-cell table:style-name="ce8" table:formula="oooc:=[.M429]" office:value-type="string" office:string-value="Item">
            <text:p>Item</text:p>
          </table:table-cell>
          <table:table-cell table:style-name="ce8" table:formula="oooc:=[.M429]" office:value-type="string" office:string-value="Item">
            <text:p>Item</text:p>
          </table:table-cell>
          <table:table-cell table:style-name="ce8" table:number-columns-repeated="3"/>
          <table:table-cell table:style-name="ce33" office:value-type="string">
            <text:p>Item</text:p>
          </table:table-cell>
          <table:table-cell table:style-name="ce33"/>
          <table:table-cell table:style-name="ce57" office:value-type="string">
            <text:p>0..n</text:p>
          </table:table-cell>
          <table:table-cell table:style-name="ce8" office:value-type="string">
            <text:p>ASBIE</text:p>
          </table:table-cell>
          <table:table-cell table:style-name="ce8" office:value-type="string">
            <text:p>Association to a description of the good or service.</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430]=&quot;Universally Unique&quot;;&quot;UU&quot;;[.E430]);[.F430];IF([.H430]&lt;&gt;[.I430];[.H430];&quot;&quot;);CONCATENATE(IF([.I430]=&quot;Identifier&quot;;&quot;ID&quot;;IF([.I430]=&quot;Text&quot;;&quot;&quot;;[.I430]))));&quot; &quot;;&quot;&quot;);&quot;'&quot;;&quot;&quot;)" office:value-type="string" office:string-value="GoodsItemContainer">
            <text:p>GoodsItemContainer</text:p>
          </table:table-cell>
          <table:table-cell table:style-name="ce8" office:value-type="string">
            <text:p>Goods Item. Goods Item Container</text:p>
          </table:table-cell>
          <table:table-cell table:style-name="ce33"/>
          <table:table-cell table:style-name="ce33" office:value-type="string">
            <text:p>Goods Item</text:p>
          </table:table-cell>
          <table:table-cell table:number-columns-repeated="2" table:style-name="ce8"/>
          <table:table-cell table:style-name="ce8"/>
          <table:table-cell table:style-name="ce8" table:formula="oooc:=[.M430]" office:value-type="string" office:string-value="Goods Item Container">
            <text:p>Goods Item Container</text:p>
          </table:table-cell>
          <table:table-cell table:style-name="ce8" table:formula="oooc:=[.M430]" office:value-type="string" office:string-value="Goods Item Container">
            <text:p>Goods Item Container</text:p>
          </table:table-cell>
          <table:table-cell table:style-name="ce8" table:number-columns-repeated="3"/>
          <table:table-cell table:style-name="ce33" office:value-type="string">
            <text:p>Goods Item Container</text:p>
          </table:table-cell>
          <table:table-cell table:style-name="ce33"/>
          <table:table-cell table:style-name="ce57" office:value-type="string">
            <text:p>0..n</text:p>
          </table:table-cell>
          <table:table-cell table:style-name="ce8" office:value-type="string">
            <text:p>ASBIE</text:p>
          </table:table-cell>
          <table:table-cell table:style-name="ce8" office:value-type="string">
            <text:p>Association to describe the transporting of a goods item in a unit of transport equipment (e.g., container).</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1">
          <table:table-cell table:style-name="ce4" table:formula="oooc:=SUBSTITUTE(SUBSTITUTE(CONCATENATE(IF([.E431]=&quot;Universally Unique&quot;;&quot;UU&quot;;[.E431]);[.F431];IF([.H431]&lt;&gt;[.I431];[.H431];&quot;&quot;);CONCATENATE(IF([.I431]=&quot;Identifier&quot;;&quot;ID&quot;;IF([.I431]=&quot;Text&quot;;&quot;&quot;;[.I431]))));&quot; &quot;;&quot;&quot;);&quot;'&quot;;&quot;&quot;)" office:value-type="string" office:string-value="FreightAllowanceCharge">
            <text:p>FreightAllowanceCharge</text:p>
          </table:table-cell>
          <table:table-cell table:style-name="ce15" office:value-type="string">
            <text:p>Goods Item. Freight_ Allowance Charge. Allowance Charge</text:p>
          </table:table-cell>
          <table:table-cell table:style-name="ce33"/>
          <table:table-cell table:style-name="ce33" office:value-type="string">
            <text:p>Goods Item</text:p>
          </table:table-cell>
          <table:table-cell table:style-name="ce8" office:value-type="string">
            <text:p>Freight</text:p>
          </table:table-cell>
          <table:table-cell table:style-name="ce8"/>
          <table:table-cell table:style-name="ce8"/>
          <table:table-cell table:style-name="ce8" table:formula="oooc:=[.M431]" office:value-type="string" office:string-value="Allowance Charge">
            <text:p>Allowance Charge</text:p>
          </table:table-cell>
          <table:table-cell table:style-name="ce8" table:formula="oooc:=[.M431]" office:value-type="string" office:string-value="Allowance Charge">
            <text:p>Allowance Charge</text:p>
          </table:table-cell>
          <table:table-cell table:style-name="ce8" table:number-columns-repeated="3"/>
          <table:table-cell table:style-name="ce33" office:value-type="string">
            <text:p>Allowance Charge</text:p>
          </table:table-cell>
          <table:table-cell table:style-name="ce33" office:value-type="string">
            <text:p>Freight Costs</text:p>
          </table:table-cell>
          <table:table-cell table:style-name="ce57"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33"/>
          <table:table-cell table:style-name="ce33" office:value-type="string">
            <text:p>5290</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432]=&quot;Universally Unique&quot;;&quot;UU&quot;;[.E432]);[.F432];IF([.H432]&lt;&gt;[.I432];[.H432];&quot;&quot;);CONCATENATE(IF([.I432]=&quot;Identifier&quot;;&quot;ID&quot;;IF([.I432]=&quot;Text&quot;;&quot;&quot;;[.I432]))));&quot; &quot;;&quot;&quot;);&quot;'&quot;;&quot;&quot;)" office:value-type="string" office:string-value="InvoiceLine">
            <text:p>InvoiceLine</text:p>
          </table:table-cell>
          <table:table-cell table:style-name="ce8" office:value-type="string">
            <text:p>Goods Item. Invoice Line</text:p>
          </table:table-cell>
          <table:table-cell table:style-name="ce33"/>
          <table:table-cell table:style-name="ce33" office:value-type="string">
            <text:p>Goods Item</text:p>
          </table:table-cell>
          <table:table-cell table:number-columns-repeated="2" table:style-name="ce8"/>
          <table:table-cell table:style-name="ce8"/>
          <table:table-cell table:style-name="ce8" table:formula="oooc:=[.M432]" office:value-type="string" office:string-value="Invoice Line">
            <text:p>Invoice Line</text:p>
          </table:table-cell>
          <table:table-cell table:style-name="ce8" table:formula="oooc:=[.M432]" office:value-type="string" office:string-value="Invoice Line">
            <text:p>Invoice Line</text:p>
          </table:table-cell>
          <table:table-cell table:style-name="ce8" table:number-columns-repeated="3"/>
          <table:table-cell table:style-name="ce33" office:value-type="string">
            <text:p>Invoice Line</text:p>
          </table:table-cell>
          <table:table-cell table:style-name="ce33"/>
          <table:table-cell table:style-name="ce57" office:value-type="string">
            <text:p>0..n</text:p>
          </table:table-cell>
          <table:table-cell table:style-name="ce8" office:value-type="string">
            <text:p>ASBIE</text:p>
          </table:table-cell>
          <table:table-cell table:style-name="ce8" office:value-type="string">
            <text:p>Association to information directly relating to a line item of an invoice.</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433]=&quot;Universally Unique&quot;;&quot;UU&quot;;[.E433]);[.F433];IF([.H433]&lt;&gt;[.I433];[.H433];&quot;&quot;);CONCATENATE(IF([.I433]=&quot;Identifier&quot;;&quot;ID&quot;;IF([.I433]=&quot;Text&quot;;&quot;&quot;;[.I433]))));&quot; &quot;;&quot;&quot;);&quot;'&quot;;&quot;&quot;)" office:value-type="string" office:string-value="Temperature">
            <text:p>Temperature</text:p>
          </table:table-cell>
          <table:table-cell table:style-name="ce8" office:value-type="string">
            <text:p>Goods Item. Temperature</text:p>
          </table:table-cell>
          <table:table-cell table:style-name="ce33"/>
          <table:table-cell table:style-name="ce33" office:value-type="string">
            <text:p>Goods Item</text:p>
          </table:table-cell>
          <table:table-cell table:number-columns-repeated="2" table:style-name="ce8"/>
          <table:table-cell table:style-name="ce8"/>
          <table:table-cell table:style-name="ce8" table:formula="oooc:=[.M433]" office:value-type="string" office:string-value="Temperature">
            <text:p>Temperature</text:p>
          </table:table-cell>
          <table:table-cell table:style-name="ce8" table:formula="oooc:=[.M433]" office:value-type="string" office:string-value="Temperature">
            <text:p>Temperature</text:p>
          </table:table-cell>
          <table:table-cell table:style-name="ce8" table:number-columns-repeated="3"/>
          <table:table-cell table:style-name="ce33" office:value-type="string">
            <text:p>Temperature</text:p>
          </table:table-cell>
          <table:table-cell table:style-name="ce33"/>
          <table:table-cell table:style-name="ce57" office:value-type="string">
            <text:p>0..n</text:p>
          </table:table-cell>
          <table:table-cell table:style-name="ce8" office:value-type="string">
            <text:p>ASBIE</text:p>
          </table:table-cell>
          <table:table-cell table:style-name="ce8" office:value-type="string">
            <text:p>Any temperatures associated with the goods.</text:p>
          </table:table-cell>
          <table:table-cell table:style-name="ce33" office:value-type="string">
            <text:p>maximum, storage, minimum</text:p>
          </table:table-cell>
          <table:table-cell table:style-name="ce33"/>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434]=&quot;Universally Unique&quot;;&quot;UU&quot;;[.E434]);[.F434];IF([.H434]&lt;&gt;[.I434];[.H434];&quot;&quot;);CONCATENATE(IF([.I434]=&quot;Identifier&quot;;&quot;ID&quot;;IF([.I434]=&quot;Text&quot;;&quot;&quot;;[.I434]))));&quot; &quot;;&quot;&quot;);&quot;'&quot;;&quot;&quot;)" office:value-type="string" office:string-value="ContainedGoodsItem">
            <text:p>ContainedGoodsItem</text:p>
          </table:table-cell>
          <table:table-cell table:style-name="ce15" office:value-type="string">
            <text:p>Goods Item. Contained_ Goods Item. Goods Item</text:p>
          </table:table-cell>
          <table:table-cell table:style-name="ce33"/>
          <table:table-cell table:style-name="ce33" office:value-type="string">
            <text:p>Goods Item</text:p>
          </table:table-cell>
          <table:table-cell table:style-name="ce8" office:value-type="string">
            <text:p>Contained</text:p>
          </table:table-cell>
          <table:table-cell table:style-name="ce8"/>
          <table:table-cell table:style-name="ce8"/>
          <table:table-cell table:style-name="ce8" table:formula="oooc:=[.M434]" office:value-type="string" office:string-value="Goods Item">
            <text:p>Goods Item</text:p>
          </table:table-cell>
          <table:table-cell table:style-name="ce8" table:formula="oooc:=[.M434]" office:value-type="string" office:string-value="Goods Item">
            <text:p>Goods Item</text:p>
          </table:table-cell>
          <table:table-cell table:style-name="ce8" table:number-columns-repeated="3"/>
          <table:table-cell table:style-name="ce33" office:value-type="string">
            <text:p>Goods Item</text:p>
          </table:table-cell>
          <table:table-cell table:style-name="ce33"/>
          <table:table-cell table:style-name="ce57" office:value-type="string">
            <text:p>0..n</text:p>
          </table:table-cell>
          <table:table-cell table:style-name="ce8" office:value-type="string">
            <text:p>ASBIE</text:p>
          </table:table-cell>
          <table:table-cell table:style-name="ce8" office:value-type="string">
            <text:p>Associates with any other goods items contained in this goods item.</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4">
          <table:table-cell table:style-name="ce4" table:formula="oooc:=SUBSTITUTE(SUBSTITUTE(CONCATENATE(IF([.E435]=&quot;Universally Unique&quot;;&quot;UU&quot;;[.E435]);[.F435];IF([.H435]&lt;&gt;[.I435];[.H435];&quot;&quot;);CONCATENATE(IF([.I435]=&quot;Identifier&quot;;&quot;ID&quot;;IF([.I435]=&quot;Text&quot;;&quot;&quot;;[.I435]))));&quot; &quot;;&quot;&quot;);&quot;'&quot;;&quot;&quot;)" office:value-type="string" office:string-value="OriginAddress">
            <text:p>OriginAddress</text:p>
          </table:table-cell>
          <table:table-cell table:style-name="ce15" office:value-type="string">
            <text:p>Goods Item. Origin_ Address. Address</text:p>
          </table:table-cell>
          <table:table-cell table:style-name="ce27"/>
          <table:table-cell table:style-name="ce33" office:value-type="string">
            <text:p>Goods Item</text:p>
          </table:table-cell>
          <table:table-cell table:style-name="ce27" office:value-type="string">
            <text:p>Origin</text:p>
          </table:table-cell>
          <table:table-cell table:style-name="ce27"/>
          <table:table-cell table:style-name="ce27"/>
          <table:table-cell table:style-name="ce8" table:formula="oooc:=[.M435]" office:value-type="string" office:string-value="Address">
            <text:p>Address</text:p>
          </table:table-cell>
          <table:table-cell table:style-name="ce8" table:formula="oooc:=[.M435]" office:value-type="string" office:string-value="Address">
            <text:p>Address</text:p>
          </table:table-cell>
          <table:table-cell table:style-name="ce8" table:number-columns-repeated="2"/>
          <table:table-cell table:style-name="ce27"/>
          <table:table-cell table:style-name="ce38" office:value-type="string">
            <text:p>Address</text:p>
          </table:table-cell>
          <table:table-cell table:style-name="ce27" office:value-type="string">
            <text:p>Region of origin (WCO ID 066)</text:p>
          </table:table-cell>
          <table:table-cell table:style-name="ce57" office:value-type="string">
            <text:p>0..1</text:p>
          </table:table-cell>
          <table:table-cell table:style-name="ce27" office:value-type="string">
            <text:p>ASBIE</text:p>
          </table:table-cell>
          <table:table-cell table:style-name="ce73" office:value-type="string">
            <text:p>Region in which the goods have been produced or manufactured, according to criteria laid down for the purposes of application of the Customs tariff, or quantitative restrictions, or any other measure related to trade.</text:p>
          </table:table-cell>
          <table:table-cell table:style-name="ce73"/>
          <table:table-cell table:style-name="ce73" office:value-type="float" office:value="3229">
            <text:p>3229</text:p>
          </table:table-cell>
          <table:table-cell table:style-name="ce98" office:value-type="string">
            <text:p>2.0</text:p>
          </table:table-cell>
          <table:table-cell table:style-name="ce87"/>
          <table:table-cell table:style-name="ce33"/>
          <table:table-cell table:style-name="ce8" office:value-type="string">
            <text:p>Transportation</text:p>
          </table:table-cell>
          <table:table-cell table:style-name="ce27" table:number-columns-repeated="9"/>
          <table:table-cell table:number-columns-repeated="224"/>
        </table:table-row>
        <table:table-row table:style-name="ro2">
          <table:table-cell table:style-name="ce2" office:value-type="string">
            <text:p>GoodsItemContainer</text:p>
          </table:table-cell>
          <table:table-cell table:style-name="ce2" office:value-type="string">
            <text:p>Goods Item Container. Details</text:p>
          </table:table-cell>
          <table:table-cell table:style-name="ce5"/>
          <table:table-cell table:style-name="ce5" office:value-type="string">
            <text:p>Goods Item Container</text:p>
          </table:table-cell>
          <table:table-cell table:style-name="ce5" table:number-columns-repeated="10"/>
          <table:table-cell table:style-name="ce2"/>
          <table:table-cell table:style-name="ce5" office:value-type="string">
            <text:p>ABIE</text:p>
          </table:table-cell>
          <table:table-cell table:style-name="ce53" office:value-type="string">
            <text:p>How goods items are split across transport equipment.</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2">
          <table:table-cell table:formula="oooc:=SUBSTITUTE(SUBSTITUTE(CONCATENATE(IF([.E437]=&quot;Universally Unique&quot;;&quot;UU&quot;;[.E437]);IF([.G437]&lt;&gt;[.I437];[.H437];[.F437]);CONCATENATE(IF([.I437]=&quot;Identifier&quot;;&quot;ID&quot;;IF([.I437]=&quot;Text&quot;;&quot;&quot;;[.I437]))));&quot; &quot;;&quot;&quot;);&quot;'&quot;;&quot;&quot;)" office:value-type="string" office:string-value="ID">
            <text:p>ID</text:p>
          </table:table-cell>
          <table:table-cell table:style-name="ce10" office:value-type="string">
            <text:p>Goods Item Container. Identifier</text:p>
          </table:table-cell>
          <table:table-cell table:style-name="ce7"/>
          <table:table-cell office:value-type="string">
            <text:p>Goods Item Container</text:p>
          </table:table-cell>
          <table:table-cell table:number-columns-repeated="2" table:style-name="ce7"/>
          <table:table-cell table:style-name="ce7" office:value-type="string">
            <text:p>Identifier</text:p>
          </table:table-cell>
          <table:table-cell table:formula="oooc:=IF([.F437]&lt;&gt;&quot;&quot;;CONCATENATE([.F437];&quot; &quot;;[.G437]);[.G437])" office:value-type="string" office:string-value="Identifier">
            <text:p>Identifier</text:p>
          </table:table-cell>
          <table:table-cell table:style-name="ce7" office:value-type="string">
            <text:p>Identifier</text:p>
          </table:table-cell>
          <table:table-cell table:style-name="ce7"/>
          <table:table-cell table:formula="oooc:=IF([.J437]&lt;&gt;&quot;&quot;;CONCATENATE([.J437];&quot;_ &quot;;[.I437];&quot;. Type&quot;);CONCATENATE([.I437];&quot;. Type&quot;))" office:value-type="string" office:string-value="Identifier. Type">
            <text:p>Identifier. Type</text:p>
          </table:table-cell>
          <table:table-cell table:style-name="ce7" table:number-columns-repeated="3"/>
          <table:table-cell table:style-name="ce47" office:value-type="string">
            <text:p>1</text:p>
          </table:table-cell>
          <table:table-cell table:style-name="ce7" office:value-type="string">
            <text:p>BBIE</text:p>
          </table:table-cell>
          <table:table-cell table:style-name="ce51" office:value-type="string">
            <text:p>Identifies goods items split across transport equipment.</text:p>
          </table:table-cell>
          <table:table-cell table:style-name="ce31"/>
          <table:table-cell table:style-name="ce7" office:value-type="float" office:value="4223">
            <text:p>4223</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438]=&quot;Universally Unique&quot;;&quot;UU&quot;;[.E438]);IF([.G438]&lt;&gt;[.I438];[.H438];[.F438]);CONCATENATE(IF([.I438]=&quot;Identifier&quot;;&quot;ID&quot;;IF([.I438]=&quot;Text&quot;;&quot;&quot;;[.I438]))));&quot; &quot;;&quot;&quot;);&quot;'&quot;;&quot;&quot;)" office:value-type="string" office:string-value="Quantity">
            <text:p>Quantity</text:p>
          </table:table-cell>
          <table:table-cell table:style-name="ce10" office:value-type="string">
            <text:p>Goods Item Container. Quantity</text:p>
          </table:table-cell>
          <table:table-cell table:style-name="ce7"/>
          <table:table-cell office:value-type="string">
            <text:p>Goods Item Container</text:p>
          </table:table-cell>
          <table:table-cell table:number-columns-repeated="2" table:style-name="ce7"/>
          <table:table-cell table:style-name="ce7" office:value-type="string">
            <text:p>Quantity</text:p>
          </table:table-cell>
          <table:table-cell table:formula="oooc:=IF([.F438]&lt;&gt;&quot;&quot;;CONCATENATE([.F438];&quot; &quot;;[.G438]);[.G438])" office:value-type="string" office:string-value="Quantity">
            <text:p>Quantity</text:p>
          </table:table-cell>
          <table:table-cell table:style-name="ce7" office:value-type="string">
            <text:p>Quantity</text:p>
          </table:table-cell>
          <table:table-cell table:style-name="ce7"/>
          <table:table-cell table:formula="oooc:=IF([.J438]&lt;&gt;&quot;&quot;;CONCATENATE([.J438];&quot;_ &quot;;[.I438];&quot;. Type&quot;);CONCATENATE([.I438];&quot;. Type&quot;))" office:value-type="string" office:string-value="Quantity. Type">
            <text:p>Quantity. Type</text:p>
          </table:table-cell>
          <table:table-cell table:style-name="ce7" table:number-columns-repeated="2"/>
          <table:table-cell table:style-name="ce7" office:value-type="string">
            <text:p>Number of packages stuffed</text:p>
          </table:table-cell>
          <table:table-cell table:style-name="ce47" office:value-type="string">
            <text:p>0..1</text:p>
          </table:table-cell>
          <table:table-cell table:style-name="ce7" office:value-type="string">
            <text:p>BBIE</text:p>
          </table:table-cell>
          <table:table-cell table:style-name="ce51" office:value-type="string">
            <text:p>Number of goods items loaded into or onto one piece of transport equipment as a total consignment or part of a consignment.</text:p>
          </table:table-cell>
          <table:table-cell table:style-name="ce31"/>
          <table:table-cell table:style-name="ce7" office:value-type="float" office:value="7228">
            <text:p>7228</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style-name="ce4" table:formula="oooc:=SUBSTITUTE(SUBSTITUTE(CONCATENATE(IF([.E439]=&quot;Universally Unique&quot;;&quot;UU&quot;;[.E439]);[.F439];IF([.H439]&lt;&gt;[.I439];[.H439];&quot;&quot;);CONCATENATE(IF([.I439]=&quot;Identifier&quot;;&quot;ID&quot;;IF([.I439]=&quot;Text&quot;;&quot;&quot;;[.I439]))));&quot; &quot;;&quot;&quot;);&quot;'&quot;;&quot;&quot;)" office:value-type="string" office:string-value="TransportEquipment">
            <text:p>TransportEquipment</text:p>
          </table:table-cell>
          <table:table-cell table:style-name="ce15" office:value-type="string">
            <text:p>Goods Item Container. Transport Equipment</text:p>
          </table:table-cell>
          <table:table-cell table:style-name="ce33"/>
          <table:table-cell table:style-name="ce33" office:value-type="string">
            <text:p>Goods Item Container</text:p>
          </table:table-cell>
          <table:table-cell table:number-columns-repeated="2" table:style-name="ce8"/>
          <table:table-cell table:style-name="ce8"/>
          <table:table-cell table:style-name="ce8" table:formula="oooc:=[.M439]" office:value-type="string" office:string-value="Transport Equipment">
            <text:p>Transport Equipment</text:p>
          </table:table-cell>
          <table:table-cell table:style-name="ce8" table:formula="oooc:=[.M439]" office:value-type="string" office:string-value="Transport Equipment">
            <text:p>Transport Equipment</text:p>
          </table:table-cell>
          <table:table-cell table:style-name="ce8" table:number-columns-repeated="3"/>
          <table:table-cell table:style-name="ce33" office:value-type="string">
            <text:p>Transport Equipment</text:p>
          </table:table-cell>
          <table:table-cell table:style-name="ce33"/>
          <table:table-cell table:style-name="ce57" office:value-type="string">
            <text:p>0..n</text:p>
          </table:table-cell>
          <table:table-cell table:style-name="ce8" office:value-type="string">
            <text:p>ASBIE</text:p>
          </table:table-cell>
          <table:table-cell table:style-name="ce8" office:value-type="string">
            <text:p>Associates the containers for a single goods item.</text:p>
          </table:table-cell>
          <table:table-cell table:style-name="ce33" table:number-columns-repeated="2"/>
          <table:table-cell table:style-name="ce94" office:value-type="string">
            <text:p>2.0</text:p>
          </table:table-cell>
          <table:table-cell table:style-name="ce8" office:value-type="string">
            <text:p>Only used as a grandchild of Goods Item (mutually exclusive with Container. Goods Item)</text:p>
          </table:table-cell>
          <table:table-cell table:style-name="ce8"/>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2" office:value-type="string">
            <text:p>HazardousGoodsTransit</text:p>
          </table:table-cell>
          <table:table-cell table:style-name="ce2" office:value-type="string">
            <text:p>Hazardous Goods Transit. Details</text:p>
          </table:table-cell>
          <table:table-cell table:style-name="ce5"/>
          <table:table-cell table:style-name="ce5" office:value-type="string">
            <text:p>Hazardous Goods Transit</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Hazardous Goods Transit.</text:p>
          </table:table-cell>
          <table:table-cell table:style-name="ce53" table:number-columns-repeated="2"/>
          <table:table-cell table:style-name="ce96"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34" table:number-columns-repeated="224"/>
        </table:table-row>
        <table:table-row table:style-name="ro4">
          <table:table-cell table:formula="oooc:=SUBSTITUTE(SUBSTITUTE(CONCATENATE(IF([.E441]=&quot;Universally Unique&quot;;&quot;UU&quot;;[.E441]);IF([.G441]&lt;&gt;[.I441];[.H441];[.F441]);CONCATENATE(IF([.I441]=&quot;Identifier&quot;;&quot;ID&quot;;IF([.I441]=&quot;Text&quot;;&quot;&quot;;[.I441]))));&quot; &quot;;&quot;&quot;);&quot;'&quot;;&quot;&quot;)" office:value-type="string" office:string-value="TransportEmergencyCardCode">
            <text:p>TransportEmergencyCardCode</text:p>
          </table:table-cell>
          <table:table-cell table:style-name="ce10" office:value-type="string">
            <text:p>Hazardous Goods Transit. Transport Emergency Card Code. Code</text:p>
          </table:table-cell>
          <table:table-cell table:style-name="ce7"/>
          <table:table-cell table:style-name="ce7" office:value-type="string">
            <text:p>Hazardous Goods Transit</text:p>
          </table:table-cell>
          <table:table-cell table:style-name="ce7"/>
          <table:table-cell table:style-name="ce26" office:value-type="string">
            <text:p>Transport Emergency Card</text:p>
          </table:table-cell>
          <table:table-cell table:style-name="ce26" office:value-type="string">
            <text:p>Code</text:p>
          </table:table-cell>
          <table:table-cell table:formula="oooc:=IF([.F441]&lt;&gt;&quot;&quot;;CONCATENATE([.F441];&quot; &quot;;[.G441]);[.G441])" office:value-type="string" office:string-value="Transport Emergency Card Code">
            <text:p>Transport Emergency Card Code</text:p>
          </table:table-cell>
          <table:table-cell table:style-name="ce7" office:value-type="string">
            <text:p>Code</text:p>
          </table:table-cell>
          <table:table-cell table:style-name="ce7"/>
          <table:table-cell table:formula="oooc:=IF([.J441]&lt;&gt;&quot;&quot;;CONCATENATE([.J441];&quot;_ &quot;;[.I441];&quot;. Type&quot;);CONCATENATE([.I441];&quot;. Type&quot;))" office:value-type="string" office:string-value="Code. Type">
            <text:p>Code. Type</text:p>
          </table:table-cell>
          <table:table-cell table:style-name="ce7" table:number-columns-repeated="2"/>
          <table:table-cell table:style-name="ce7" office:value-type="string">
            <text:p>TREM card</text:p>
          </table:table-cell>
          <table:table-cell table:style-name="ce47" office:value-type="string">
            <text:p>0..1</text:p>
          </table:table-cell>
          <table:table-cell table:style-name="ce7" office:value-type="string">
            <text:p>BBIE</text:p>
          </table:table-cell>
          <table:table-cell office:value-type="string">
            <text:p>The identifier for a transport emergency card, describing the actions to be taken in an emergency in transporting the Hazardous Goods. May be the identity number of a hazardous emergency response plan assigned by the appropriate authority.</text:p>
          </table:table-cell>
          <table:table-cell table:style-name="ce31"/>
          <table:table-cell table:style-name="ce7" office:value-type="float" office:value="8364">
            <text:p>8364</text:p>
          </table:table-cell>
          <table:table-cell table:style-name="ce90"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2]=&quot;Universally Unique&quot;;&quot;UU&quot;;[.E442]);IF([.G442]&lt;&gt;[.I442];[.H442];[.F442]);CONCATENATE(IF([.I442]=&quot;Identifier&quot;;&quot;ID&quot;;IF([.I442]=&quot;Text&quot;;&quot;&quot;;[.I442]))));&quot; &quot;;&quot;&quot;);&quot;'&quot;;&quot;&quot;)" office:value-type="string" office:string-value="PackingCriteriaCode">
            <text:p>PackingCriteriaCode</text:p>
          </table:table-cell>
          <table:table-cell table:style-name="ce10" office:value-type="string">
            <text:p>Hazardous Goods Transit. Packing Criteria Code. Code</text:p>
          </table:table-cell>
          <table:table-cell table:style-name="ce7"/>
          <table:table-cell table:style-name="ce7" office:value-type="string">
            <text:p>Hazardous Goods Transit</text:p>
          </table:table-cell>
          <table:table-cell table:style-name="ce7"/>
          <table:table-cell table:style-name="ce26" office:value-type="string">
            <text:p>Packing Criteria</text:p>
          </table:table-cell>
          <table:table-cell table:style-name="ce26" office:value-type="string">
            <text:p>Code</text:p>
          </table:table-cell>
          <table:table-cell table:formula="oooc:=IF([.F442]&lt;&gt;&quot;&quot;;CONCATENATE([.F442];&quot; &quot;;[.G442]);[.G442])" office:value-type="string" office:string-value="Packing Criteria Code">
            <text:p>Packing Criteria Code</text:p>
          </table:table-cell>
          <table:table-cell table:style-name="ce7" office:value-type="string">
            <text:p>Code</text:p>
          </table:table-cell>
          <table:table-cell table:style-name="ce7"/>
          <table:table-cell table:formula="oooc:=IF([.J442]&lt;&gt;&quot;&quot;;CONCATENATE([.J442];&quot;_ &quot;;[.I442];&quot;. Type&quot;);CONCATENATE([.I442];&quot;. Type&quot;))" office:value-type="string" office:string-value="Code. Type">
            <text:p>Code. Type</text:p>
          </table:table-cell>
          <table:table-cell table:style-name="ce7" table:number-columns-repeated="2"/>
          <table:table-cell table:style-name="ce7" office:value-type="string">
            <text:p>Packing Group</text:p>
          </table:table-cell>
          <table:table-cell table:style-name="ce47" office:value-type="string">
            <text:p>0..1</text:p>
          </table:table-cell>
          <table:table-cell table:style-name="ce7" office:value-type="string">
            <text:p>BBIE</text:p>
          </table:table-cell>
          <table:table-cell office:value-type="string">
            <text:p>A code identifying the packaging requirement for the transportation of the Hazardous Goods as assigned by IATA/IMDB/ADR/RID etc.</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3]=&quot;Universally Unique&quot;;&quot;UU&quot;;[.E443]);IF([.G443]&lt;&gt;[.I443];[.H443];[.F443]);CONCATENATE(IF([.I443]=&quot;Identifier&quot;;&quot;ID&quot;;IF([.I443]=&quot;Text&quot;;&quot;&quot;;[.I443]))));&quot; &quot;;&quot;&quot;);&quot;'&quot;;&quot;&quot;)" office:value-type="string" office:string-value="HazardousRegulationCode">
            <text:p>HazardousRegulationCode</text:p>
          </table:table-cell>
          <table:table-cell table:style-name="ce10" office:value-type="string">
            <text:p>Hazardous Goods Transit. Hazardous Regulation Code. Code</text:p>
          </table:table-cell>
          <table:table-cell table:style-name="ce7"/>
          <table:table-cell table:style-name="ce7" office:value-type="string">
            <text:p>Hazardous Goods Transit</text:p>
          </table:table-cell>
          <table:table-cell table:style-name="ce7"/>
          <table:table-cell table:style-name="ce26" office:value-type="string">
            <text:p>Hazardous Regulation</text:p>
          </table:table-cell>
          <table:table-cell table:style-name="ce7" office:value-type="string">
            <text:p>Code</text:p>
          </table:table-cell>
          <table:table-cell table:formula="oooc:=IF([.F443]&lt;&gt;&quot;&quot;;CONCATENATE([.F443];&quot; &quot;;[.G443]);[.G443])" office:value-type="string" office:string-value="Hazardous Regulation Code">
            <text:p>Hazardous Regulation Code</text:p>
          </table:table-cell>
          <table:table-cell table:style-name="ce7" office:value-type="string">
            <text:p>Code</text:p>
          </table:table-cell>
          <table:table-cell table:style-name="ce7"/>
          <table:table-cell table:formula="oooc:=IF([.J443]&lt;&gt;&quot;&quot;;CONCATENATE([.J443];&quot;_ &quot;;[.I443];&quot;. Type&quot;);CONCATENATE([.I443];&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identifier for a set of legal regulations that govern the transportation of the Hazardous Goods, expressed as a cod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4]=&quot;Universally Unique&quot;;&quot;UU&quot;;[.E444]);IF([.G444]&lt;&gt;[.I444];[.H444];[.F444]);CONCATENATE(IF([.I444]=&quot;Identifier&quot;;&quot;ID&quot;;IF([.I444]=&quot;Text&quot;;&quot;&quot;;[.I444]))));&quot; &quot;;&quot;&quot;);&quot;'&quot;;&quot;&quot;)" office:value-type="string" office:string-value="InhalationToxicityZoneCode">
            <text:p>InhalationToxicityZoneCode</text:p>
          </table:table-cell>
          <table:table-cell table:style-name="ce10" office:value-type="string">
            <text:p>Hazardous Goods Transit. Inhalation Toxicity Zone Code. Code</text:p>
          </table:table-cell>
          <table:table-cell table:style-name="ce7"/>
          <table:table-cell table:style-name="ce7" office:value-type="string">
            <text:p>Hazardous Goods Transit</text:p>
          </table:table-cell>
          <table:table-cell table:style-name="ce7"/>
          <table:table-cell table:style-name="ce26" office:value-type="string">
            <text:p>Inhalation Toxicity Zone</text:p>
          </table:table-cell>
          <table:table-cell table:style-name="ce7" office:value-type="string">
            <text:p>Code</text:p>
          </table:table-cell>
          <table:table-cell table:formula="oooc:=IF([.F444]&lt;&gt;&quot;&quot;;CONCATENATE([.F444];&quot; &quot;;[.G444]);[.G444])" office:value-type="string" office:string-value="Inhalation Toxicity Zone Code">
            <text:p>Inhalation Toxicity Zone Code</text:p>
          </table:table-cell>
          <table:table-cell table:style-name="ce7" office:value-type="string">
            <text:p>Code</text:p>
          </table:table-cell>
          <table:table-cell table:style-name="ce7"/>
          <table:table-cell table:formula="oooc:=IF([.J444]&lt;&gt;&quot;&quot;;CONCATENATE([.J444];&quot;_ &quot;;[.I444];&quot;. Type&quot;);CONCATENATE([.I444];&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the Inhalation Toxicity Hazard Zone for the Hazardous Goods, as defined by the US Department of Transportation, expressed as a cod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formula="oooc:=SUBSTITUTE(SUBSTITUTE(CONCATENATE(IF([.E445]=&quot;Universally Unique&quot;;&quot;UU&quot;;[.E445]);IF([.G445]&lt;&gt;[.I445];[.H445];[.F445]);CONCATENATE(IF([.I445]=&quot;Identifier&quot;;&quot;ID&quot;;IF([.I445]=&quot;Text&quot;;&quot;&quot;;[.I445]))));&quot; &quot;;&quot;&quot;);&quot;'&quot;;&quot;&quot;)" office:value-type="string" office:string-value="TransportAuthorizationCode">
            <text:p>TransportAuthorizationCode</text:p>
          </table:table-cell>
          <table:table-cell table:style-name="ce10" office:value-type="string">
            <text:p>Hazardous Goods Transit. Transport Authorization Code. Code</text:p>
          </table:table-cell>
          <table:table-cell table:style-name="ce7"/>
          <table:table-cell table:style-name="ce7" office:value-type="string">
            <text:p>Hazardous Goods Transit</text:p>
          </table:table-cell>
          <table:table-cell table:style-name="ce7"/>
          <table:table-cell table:style-name="ce26" office:value-type="string">
            <text:p>Transport Authorization</text:p>
          </table:table-cell>
          <table:table-cell table:style-name="ce7" office:value-type="string">
            <text:p>Code</text:p>
          </table:table-cell>
          <table:table-cell table:formula="oooc:=IF([.F445]&lt;&gt;&quot;&quot;;CONCATENATE([.F445];&quot; &quot;;[.G445]);[.G445])" office:value-type="string" office:string-value="Transport Authorization Code">
            <text:p>Transport Authorization Code</text:p>
          </table:table-cell>
          <table:table-cell table:style-name="ce7" office:value-type="string">
            <text:p>Code</text:p>
          </table:table-cell>
          <table:table-cell table:style-name="ce7"/>
          <table:table-cell table:formula="oooc:=IF([.J445]&lt;&gt;&quot;&quot;;CONCATENATE([.J445];&quot;_ &quot;;[.I445];&quot;. Type&quot;);CONCATENATE([.I445];&quot;. Type&quot;))" office:value-type="string" office:string-value="Code. Type">
            <text:p>Code. Type</text:p>
          </table:table-cell>
          <table:table-cell table:style-name="ce7" table:number-columns-repeated="2"/>
          <table:table-cell table:style-name="ce7" office:value-type="string">
            <text:p>Permission for Transport</text:p>
          </table:table-cell>
          <table:table-cell table:style-name="ce47" office:value-type="string">
            <text:p>0..1</text:p>
          </table:table-cell>
          <table:table-cell table:style-name="ce7" office:value-type="string">
            <text:p>BBIE</text:p>
          </table:table-cell>
          <table:table-cell table:style-name="ce31" office:value-type="string">
            <text:p>Code specifying the authorization for the transportation of hazardous cargo.</text:p>
          </table:table-cell>
          <table:table-cell table:style-name="ce31"/>
          <table:table-cell table:style-name="ce7" office:value-type="float" office:value="8211">
            <text:p>8211</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3">
          <table:table-cell table:style-name="ce4" table:formula="oooc:=SUBSTITUTE(SUBSTITUTE(CONCATENATE(IF([.E446]=&quot;Universally Unique&quot;;&quot;UU&quot;;[.E446]);[.F446];IF([.H446]&lt;&gt;[.I446];[.H446];&quot;&quot;);CONCATENATE(IF([.I446]=&quot;Identifier&quot;;&quot;ID&quot;;IF([.I446]=&quot;Text&quot;;&quot;&quot;;[.I446]))));&quot; &quot;;&quot;&quot;);&quot;'&quot;;&quot;&quot;)" office:value-type="string" office:string-value="MaximumTemperature">
            <text:p>MaximumTemperature</text:p>
          </table:table-cell>
          <table:table-cell table:style-name="ce15" office:value-type="string">
            <text:p>Hazardous Goods Transit. Maximum_ Temperature. Temperature</text:p>
          </table:table-cell>
          <table:table-cell table:style-name="ce8"/>
          <table:table-cell table:style-name="ce8" office:value-type="string">
            <text:p>Hazardous Goods Transit</text:p>
          </table:table-cell>
          <table:table-cell table:style-name="ce8" office:value-type="string">
            <text:p>Maximum</text:p>
          </table:table-cell>
          <table:table-cell table:style-name="ce8"/>
          <table:table-cell table:style-name="ce8"/>
          <table:table-cell table:style-name="ce8" table:formula="oooc:=[.M446]" office:value-type="string" office:string-value="Temperature">
            <text:p>Temperature</text:p>
          </table:table-cell>
          <table:table-cell table:style-name="ce8" table:formula="oooc:=[.M446]" office:value-type="string" office:string-value="Temperature">
            <text:p>Temperature</text:p>
          </table:table-cell>
          <table:table-cell table:style-name="ce8" table:number-columns-repeated="3"/>
          <table:table-cell table:style-name="ce12" office:value-type="string">
            <text:p>Temperature</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Maximum Temperature (at which the Hazardous Goods can be safely transported).</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Transportation</text:p>
          </table:table-cell>
          <table:table-cell table:style-name="ce8" table:number-columns-repeated="9"/>
          <table:table-cell table:style-name="ce7" table:number-columns-repeated="224"/>
        </table:table-row>
        <table:table-row table:style-name="ro3">
          <table:table-cell table:style-name="ce4" table:formula="oooc:=SUBSTITUTE(SUBSTITUTE(CONCATENATE(IF([.E447]=&quot;Universally Unique&quot;;&quot;UU&quot;;[.E447]);[.F447];IF([.H447]&lt;&gt;[.I447];[.H447];&quot;&quot;);CONCATENATE(IF([.I447]=&quot;Identifier&quot;;&quot;ID&quot;;IF([.I447]=&quot;Text&quot;;&quot;&quot;;[.I447]))));&quot; &quot;;&quot;&quot;);&quot;'&quot;;&quot;&quot;)" office:value-type="string" office:string-value="MinimumTemperature">
            <text:p>MinimumTemperature</text:p>
          </table:table-cell>
          <table:table-cell table:style-name="ce15" office:value-type="string">
            <text:p>Hazardous Goods Transit. Minimum_ Temperature. Temperature</text:p>
          </table:table-cell>
          <table:table-cell table:style-name="ce8"/>
          <table:table-cell table:style-name="ce8" office:value-type="string">
            <text:p>Hazardous Goods Transit</text:p>
          </table:table-cell>
          <table:table-cell table:style-name="ce8" office:value-type="string">
            <text:p>Minimum</text:p>
          </table:table-cell>
          <table:table-cell table:style-name="ce8"/>
          <table:table-cell table:style-name="ce8"/>
          <table:table-cell table:style-name="ce8" table:formula="oooc:=[.M447]" office:value-type="string" office:string-value="Temperature">
            <text:p>Temperature</text:p>
          </table:table-cell>
          <table:table-cell table:style-name="ce8" table:formula="oooc:=[.M447]" office:value-type="string" office:string-value="Temperature">
            <text:p>Temperature</text:p>
          </table:table-cell>
          <table:table-cell table:style-name="ce8" table:number-columns-repeated="3"/>
          <table:table-cell table:style-name="ce12" office:value-type="string">
            <text:p>Temperature</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Minimum Temperature (at which the Hazardous Goods can be safely transported).</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Transportation</text:p>
          </table:table-cell>
          <table:table-cell table:style-name="ce8" table:number-columns-repeated="9"/>
          <table:table-cell table:style-name="ce34" table:number-columns-repeated="224"/>
        </table:table-row>
        <table:table-row table:style-name="ro2">
          <table:table-cell table:style-name="ce2" office:value-type="string">
            <text:p>HazardousItem</text:p>
          </table:table-cell>
          <table:table-cell table:style-name="ce2" office:value-type="string">
            <text:p>Hazardous Item. Details</text:p>
          </table:table-cell>
          <table:table-cell table:style-name="ce5"/>
          <table:table-cell table:style-name="ce5" office:value-type="string">
            <text:p>Hazardous Item</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Hazardous Item.</text:p>
          </table:table-cell>
          <table:table-cell table:style-name="ce16"/>
          <table:table-cell table:style-name="ce53"/>
          <table:table-cell table:style-name="ce96" office:value-type="string">
            <text:p>2.0</text:p>
          </table:table-cell>
          <table:table-cell table:style-name="ce118"/>
          <table:table-cell table:style-name="ce2"/>
          <table:table-cell table:style-name="ce5" table:number-columns-repeated="10"/>
          <table:table-cell table:style-name="ce7" table:number-columns-repeated="224"/>
        </table:table-row>
        <table:table-row table:style-name="ro2">
          <table:table-cell table:formula="oooc:=SUBSTITUTE(SUBSTITUTE(CONCATENATE(IF([.E449]=&quot;Universally Unique&quot;;&quot;UU&quot;;[.E449]);IF([.G449]&lt;&gt;[.I449];[.H449];[.F449]);CONCATENATE(IF([.I449]=&quot;Identifier&quot;;&quot;ID&quot;;IF([.I449]=&quot;Text&quot;;&quot;&quot;;[.I449]))));&quot; &quot;;&quot;&quot;);&quot;'&quot;;&quot;&quot;)" office:value-type="string" office:string-value="ID">
            <text:p>ID</text:p>
          </table:table-cell>
          <table:table-cell table:style-name="ce10" office:value-type="string">
            <text:p>Hazardous Item. Identifier</text:p>
          </table:table-cell>
          <table:table-cell table:style-name="ce7"/>
          <table:table-cell table:style-name="ce7" office:value-type="string">
            <text:p>Hazardous Item</text:p>
          </table:table-cell>
          <table:table-cell table:number-columns-repeated="2" table:style-name="ce7"/>
          <table:table-cell table:style-name="ce7" office:value-type="string">
            <text:p>Identifier</text:p>
          </table:table-cell>
          <table:table-cell table:formula="oooc:=IF([.F449]&lt;&gt;&quot;&quot;;CONCATENATE([.F449];&quot; &quot;;[.G449]);[.G449])" office:value-type="string" office:string-value="Identifier">
            <text:p>Identifier</text:p>
          </table:table-cell>
          <table:table-cell table:style-name="ce7" office:value-type="string">
            <text:p>Identifier</text:p>
          </table:table-cell>
          <table:table-cell table:style-name="ce7"/>
          <table:table-cell table:formula="oooc:=IF([.J449]&lt;&gt;&quot;&quot;;CONCATENATE([.J449];&quot;_ &quot;;[.I449];&quot;. Type&quot;);CONCATENATE([.I449];&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identifier for a Hazardous Item.</text:p>
          </table:table-cell>
          <table:table-cell office:value-type="string">
            <text:p>"Round Up"</text:p>
          </table:table-cell>
          <table:table-cell table:style-name="ce7"/>
          <table:table-cell table:style-name="ce90" office:value-type="string">
            <text:p>1.0</text:p>
          </table:table-cell>
          <table:table-cell table:style-name="ce7" table:number-columns-repeated="236"/>
        </table:table-row>
        <table:table-row table:style-name="ro4">
          <table:table-cell table:formula="oooc:=SUBSTITUTE(SUBSTITUTE(CONCATENATE(IF([.E450]=&quot;Universally Unique&quot;;&quot;UU&quot;;[.E450]);IF([.G450]&lt;&gt;[.I450];[.H450];[.F450]);CONCATENATE(IF([.I450]=&quot;Identifier&quot;;&quot;ID&quot;;IF([.I450]=&quot;Text&quot;;&quot;&quot;;[.I450]))));&quot; &quot;;&quot;&quot;);&quot;'&quot;;&quot;&quot;)" office:value-type="string" office:string-value="PlacardNotation">
            <text:p>PlacardNotation</text:p>
          </table:table-cell>
          <table:table-cell office:value-type="string">
            <text:p>Hazardous Item. Placard Notation. Text</text:p>
          </table:table-cell>
          <table:table-cell table:style-name="ce7"/>
          <table:table-cell table:style-name="ce7" office:value-type="string">
            <text:p>Hazardous Item</text:p>
          </table:table-cell>
          <table:table-cell table:style-name="ce7"/>
          <table:table-cell table:style-name="ce7" office:value-type="string">
            <text:p>Placard</text:p>
          </table:table-cell>
          <table:table-cell table:style-name="ce7" office:value-type="string">
            <text:p>Notation</text:p>
          </table:table-cell>
          <table:table-cell table:formula="oooc:=IF([.F450]&lt;&gt;&quot;&quot;;CONCATENATE([.F450];&quot; &quot;;[.G450]);[.G450])" office:value-type="string" office:string-value="Placard Notation">
            <text:p>Placard Notation</text:p>
          </table:table-cell>
          <table:table-cell table:style-name="ce7" office:value-type="string">
            <text:p>Text</text:p>
          </table:table-cell>
          <table:table-cell table:style-name="ce7"/>
          <table:table-cell table:formula="oooc:=IF([.J450]&lt;&gt;&quot;&quot;;CONCATENATE([.J450];&quot;_ &quot;;[.I450];&quot;. Type&quot;);CONCATENATE([.I450];&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5.1"</text:p>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4">
          <table:table-cell table:formula="oooc:=SUBSTITUTE(SUBSTITUTE(CONCATENATE(IF([.E451]=&quot;Universally Unique&quot;;&quot;UU&quot;;[.E451]);IF([.G451]&lt;&gt;[.I451];[.H451];[.F451]);CONCATENATE(IF([.I451]=&quot;Identifier&quot;;&quot;ID&quot;;IF([.I451]=&quot;Text&quot;;&quot;&quot;;[.I451]))));&quot; &quot;;&quot;&quot;);&quot;'&quot;;&quot;&quot;)" office:value-type="string" office:string-value="PlacardEndorsement">
            <text:p>PlacardEndorsement</text:p>
          </table:table-cell>
          <table:table-cell office:value-type="string">
            <text:p>Hazardous Item. Placard Endorsement. Text</text:p>
          </table:table-cell>
          <table:table-cell table:style-name="ce7"/>
          <table:table-cell table:style-name="ce7" office:value-type="string">
            <text:p>Hazardous Item</text:p>
          </table:table-cell>
          <table:table-cell table:style-name="ce7"/>
          <table:table-cell table:style-name="ce7" office:value-type="string">
            <text:p>Placard</text:p>
          </table:table-cell>
          <table:table-cell table:style-name="ce7" office:value-type="string">
            <text:p>Endorsement</text:p>
          </table:table-cell>
          <table:table-cell table:formula="oooc:=IF([.F451]&lt;&gt;&quot;&quot;;CONCATENATE([.F451];&quot; &quot;;[.G451]);[.G451])" office:value-type="string" office:string-value="Placard Endorsement">
            <text:p>Placard Endorsement</text:p>
          </table:table-cell>
          <table:table-cell table:style-name="ce7" office:value-type="string">
            <text:p>Text</text:p>
          </table:table-cell>
          <table:table-cell table:style-name="ce7"/>
          <table:table-cell table:formula="oooc:=IF([.J451]&lt;&gt;&quot;&quot;;CONCATENATE([.J451];&quot;_ &quot;;[.I451];&quot;. Type&quot;);CONCATENATE([.I451];&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2"</text:p>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9">
          <table:table-cell table:formula="oooc:=SUBSTITUTE(SUBSTITUTE(CONCATENATE(IF([.E452]=&quot;Universally Unique&quot;;&quot;UU&quot;;[.E452]);IF([.G452]&lt;&gt;[.I452];[.H452];[.F452]);CONCATENATE(IF([.I452]=&quot;Identifier&quot;;&quot;ID&quot;;IF([.I452]=&quot;Text&quot;;&quot;&quot;;[.I452]))));&quot; &quot;;&quot;&quot;);&quot;'&quot;;&quot;&quot;)" office:value-type="string" office:string-value="AdditionalInformation">
            <text:p>AdditionalInformation</text:p>
          </table:table-cell>
          <table:table-cell office:value-type="string">
            <text:p>Hazardous Item. Additional_ Information. Text</text:p>
          </table:table-cell>
          <table:table-cell table:style-name="ce7"/>
          <table:table-cell table:style-name="ce7" office:value-type="string">
            <text:p>Hazardous Item</text:p>
          </table:table-cell>
          <table:table-cell table:style-name="ce7" office:value-type="string">
            <text:p>Additional</text:p>
          </table:table-cell>
          <table:table-cell table:style-name="ce7"/>
          <table:table-cell table:style-name="ce7" office:value-type="string">
            <text:p>Information</text:p>
          </table:table-cell>
          <table:table-cell table:formula="oooc:=IF([.F452]&lt;&gt;&quot;&quot;;CONCATENATE([.F452];&quot; &quot;;[.G452]);[.G452])" office:value-type="string" office:string-value="Information">
            <text:p>Information</text:p>
          </table:table-cell>
          <table:table-cell table:style-name="ce7" office:value-type="string">
            <text:p>Text</text:p>
          </table:table-cell>
          <table:table-cell table:style-name="ce7"/>
          <table:table-cell table:formula="oooc:=IF([.J452]&lt;&gt;&quot;&quot;;CONCATENATE([.J452];&quot;_ &quot;;[.I452];&quot;. Type&quot;);CONCATENATE([.I452];&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Must be stored away from flammable materials" "N.O.S. or a Waste Characteristics Code in conjunction with an EPA Waste Stream code"</text:p>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3">
          <table:table-cell table:formula="oooc:=SUBSTITUTE(SUBSTITUTE(CONCATENATE(IF([.E453]=&quot;Universally Unique&quot;;&quot;UU&quot;;[.E453]);IF([.G453]&lt;&gt;[.I453];[.H453];[.F453]);CONCATENATE(IF([.I453]=&quot;Identifier&quot;;&quot;ID&quot;;IF([.I453]=&quot;Text&quot;;&quot;&quot;;[.I453]))));&quot; &quot;;&quot;&quot;);&quot;'&quot;;&quot;&quot;)" office:value-type="string" office:string-value="UNDGCode">
            <text:p>UNDGCode</text:p>
          </table:table-cell>
          <table:table-cell office:value-type="string">
            <text:p>Hazardous Item. UNDG Code. Code</text:p>
          </table:table-cell>
          <table:table-cell table:style-name="ce7"/>
          <table:table-cell table:style-name="ce7" office:value-type="string">
            <text:p>Hazardous Item</text:p>
          </table:table-cell>
          <table:table-cell table:style-name="ce7"/>
          <table:table-cell table:style-name="ce7" office:value-type="string">
            <text:p>UNDG</text:p>
          </table:table-cell>
          <table:table-cell table:style-name="ce7" office:value-type="string">
            <text:p>Code</text:p>
          </table:table-cell>
          <table:table-cell table:formula="oooc:=IF([.F453]&lt;&gt;&quot;&quot;;CONCATENATE([.F453];&quot; &quot;;[.G453]);[.G453])" office:value-type="string" office:string-value="UNDG Code">
            <text:p>UNDG Code</text:p>
          </table:table-cell>
          <table:table-cell table:style-name="ce7" office:value-type="string">
            <text:p>Code</text:p>
          </table:table-cell>
          <table:table-cell table:style-name="ce7"/>
          <table:table-cell table:formula="oooc:=IF([.J453]&lt;&gt;&quot;&quot;;CONCATENATE([.J453];&quot;_ &quot;;[.I453];&quot;. Type&quot;);CONCATENATE([.I453];&quot;. Type&quot;))" office:value-type="string" office:string-value="Code. Type">
            <text:p>Code. Type</text:p>
          </table:table-cell>
          <table:table-cell table:style-name="ce7" table:number-columns-repeated="2"/>
          <table:table-cell table:style-name="ce7" office:value-type="string">
            <text:p>UN Code</text:p>
          </table:table-cell>
          <table:table-cell table:style-name="ce47" office:value-type="string">
            <text:p>0..1</text:p>
          </table:table-cell>
          <table:table-cell table:style-name="ce7" office:value-type="string">
            <text:p>BBIE</text:p>
          </table:table-cell>
          <table:table-cell office:value-type="string">
            <text:p>The identifier assigned to transportable hazardous goods by the United Nations, expressed as a code.</text:p>
          </table:table-cell>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454]=&quot;Universally Unique&quot;;&quot;UU&quot;;[.E454]);IF([.G454]&lt;&gt;[.I454];[.H454];[.F454]);CONCATENATE(IF([.I454]=&quot;Identifier&quot;;&quot;ID&quot;;IF([.I454]=&quot;Text&quot;;&quot;&quot;;[.I454]))));&quot; &quot;;&quot;&quot;);&quot;'&quot;;&quot;&quot;)" office:value-type="string" office:string-value="EmergencyProceduresCode">
            <text:p>EmergencyProceduresCode</text:p>
          </table:table-cell>
          <table:table-cell table:style-name="ce10" office:value-type="string">
            <text:p>Hazardous Item. Emergency Procedures Code. Code</text:p>
          </table:table-cell>
          <table:table-cell table:style-name="ce7"/>
          <table:table-cell table:style-name="ce7" office:value-type="string">
            <text:p>Hazardous Item</text:p>
          </table:table-cell>
          <table:table-cell table:style-name="ce7"/>
          <table:table-cell table:style-name="ce26" office:value-type="string">
            <text:p>Emergency Procedures</text:p>
          </table:table-cell>
          <table:table-cell table:style-name="ce26" office:value-type="string">
            <text:p>Code</text:p>
          </table:table-cell>
          <table:table-cell table:formula="oooc:=IF([.F454]&lt;&gt;&quot;&quot;;CONCATENATE([.F454];&quot; &quot;;[.G454]);[.G454])" office:value-type="string" office:string-value="Emergency Procedures Code">
            <text:p>Emergency Procedures Code</text:p>
          </table:table-cell>
          <table:table-cell table:style-name="ce7" office:value-type="string">
            <text:p>Code</text:p>
          </table:table-cell>
          <table:table-cell table:style-name="ce7"/>
          <table:table-cell table:formula="oooc:=IF([.J454]&lt;&gt;&quot;&quot;;CONCATENATE([.J454];&quot;_ &quot;;[.I454];&quot;. Type&quot;);CONCATENATE([.I454];&quot;. Type&quot;))" office:value-type="string" office:string-value="Code. Type">
            <text:p>Code. Type</text:p>
          </table:table-cell>
          <table:table-cell table:style-name="ce7" table:number-columns-repeated="2"/>
          <table:table-cell table:style-name="ce7" office:value-type="string">
            <text:p>EMG code, EMS Page Number</text:p>
          </table:table-cell>
          <table:table-cell table:style-name="ce47" office:value-type="string">
            <text:p>0..1</text:p>
          </table:table-cell>
          <table:table-cell table:style-name="ce7" office:value-type="string">
            <text:p>BBIE</text:p>
          </table:table-cell>
          <table:table-cell office:value-type="string">
            <text:p>The emergency procedures for the Hazardous Item, expressed as a code.</text:p>
          </table:table-cell>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3">
          <table:table-cell table:formula="oooc:=SUBSTITUTE(SUBSTITUTE(CONCATENATE(IF([.E455]=&quot;Universally Unique&quot;;&quot;UU&quot;;[.E455]);IF([.G455]&lt;&gt;[.I455];[.H455];[.F455]);CONCATENATE(IF([.I455]=&quot;Identifier&quot;;&quot;ID&quot;;IF([.I455]=&quot;Text&quot;;&quot;&quot;;[.I455]))));&quot; &quot;;&quot;&quot;);&quot;'&quot;;&quot;&quot;)" office:value-type="string" office:string-value="MedicalFirstAidGuideCode">
            <text:p>MedicalFirstAidGuideCode</text:p>
          </table:table-cell>
          <table:table-cell table:style-name="ce10" office:value-type="string">
            <text:p>Hazardous Item. Medical First Aid Guide Code Code</text:p>
          </table:table-cell>
          <table:table-cell table:style-name="ce7"/>
          <table:table-cell table:style-name="ce7" office:value-type="string">
            <text:p>Hazardous Item</text:p>
          </table:table-cell>
          <table:table-cell table:style-name="ce7"/>
          <table:table-cell table:style-name="ce26" office:value-type="string">
            <text:p>Medical First Aid Guide</text:p>
          </table:table-cell>
          <table:table-cell table:style-name="ce26" office:value-type="string">
            <text:p>Code</text:p>
          </table:table-cell>
          <table:table-cell table:formula="oooc:=IF([.F455]&lt;&gt;&quot;&quot;;CONCATENATE([.F455];&quot; &quot;;[.G455]);[.G455])" office:value-type="string" office:string-value="Medical First Aid Guide Code">
            <text:p>Medical First Aid Guide Code</text:p>
          </table:table-cell>
          <table:table-cell table:style-name="ce7" office:value-type="string">
            <text:p>Code</text:p>
          </table:table-cell>
          <table:table-cell table:style-name="ce7"/>
          <table:table-cell table:formula="oooc:=IF([.J455]&lt;&gt;&quot;&quot;;CONCATENATE([.J455];&quot;_ &quot;;[.I455];&quot;. Type&quot;);CONCATENATE([.I455];&quot;. Type&quot;))" office:value-type="string" office:string-value="Code. Type">
            <text:p>Code. Type</text:p>
          </table:table-cell>
          <table:table-cell table:style-name="ce7" table:number-columns-repeated="2"/>
          <table:table-cell table:style-name="ce7" office:value-type="string">
            <text:p>MFAG page number</text:p>
          </table:table-cell>
          <table:table-cell table:style-name="ce47" office:value-type="string">
            <text:p>0..1</text:p>
          </table:table-cell>
          <table:table-cell table:style-name="ce7" office:value-type="string">
            <text:p>BBIE</text:p>
          </table:table-cell>
          <table:table-cell office:value-type="string">
            <text:p>The identifier of a medical first aid guide that is relevant to specific hazardous goods, expressed as a code.</text:p>
          </table:table-cell>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3">
          <table:table-cell table:formula="oooc:=SUBSTITUTE(SUBSTITUTE(CONCATENATE(IF([.E456]=&quot;Universally Unique&quot;;&quot;UU&quot;;[.E456]);IF([.G456]&lt;&gt;[.I456];[.H456];[.F456]);CONCATENATE(IF([.I456]=&quot;Identifier&quot;;&quot;ID&quot;;IF([.I456]=&quot;Text&quot;;&quot;&quot;;[.I456]))));&quot; &quot;;&quot;&quot;);&quot;'&quot;;&quot;&quot;)" office:value-type="string" office:string-value="TechnicalName">
            <text:p>TechnicalName</text:p>
          </table:table-cell>
          <table:table-cell table:style-name="ce10" office:value-type="string">
            <text:p>Hazardous Item. Technical_ Name. Name</text:p>
          </table:table-cell>
          <table:table-cell table:style-name="ce7"/>
          <table:table-cell table:style-name="ce7" office:value-type="string">
            <text:p>Hazardous Item</text:p>
          </table:table-cell>
          <table:table-cell table:style-name="ce7" office:value-type="string">
            <text:p>Technical</text:p>
          </table:table-cell>
          <table:table-cell table:style-name="ce7"/>
          <table:table-cell table:style-name="ce7" office:value-type="string">
            <text:p>Name</text:p>
          </table:table-cell>
          <table:table-cell table:formula="oooc:=IF([.F456]&lt;&gt;&quot;&quot;;CONCATENATE([.F456];&quot; &quot;;[.G456]);[.G456])" office:value-type="string" office:string-value="Name">
            <text:p>Name</text:p>
          </table:table-cell>
          <table:table-cell table:style-name="ce7" office:value-type="string">
            <text:p>Name</text:p>
          </table:table-cell>
          <table:table-cell table:style-name="ce7"/>
          <table:table-cell table:formula="oooc:=IF([.J456]&lt;&gt;&quot;&quot;;CONCATENATE([.J456];&quot;_ &quot;;[.I456];&quot;. Type&quot;);CONCATENATE([.I456];&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full technical name of the specific hazardous substance.</text:p>
          </table:table-cell>
          <table:table-cell office:value-type="string">
            <text:p>"Granular Sodium Chlorate WeedKiller"</text:p>
          </table:table-cell>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457]=&quot;Universally Unique&quot;;&quot;UU&quot;;[.E457]);IF([.G457]&lt;&gt;[.I457];[.H457];[.F457]);CONCATENATE(IF([.I457]=&quot;Identifier&quot;;&quot;ID&quot;;IF([.I457]=&quot;Text&quot;;&quot;&quot;;[.I457]))));&quot; &quot;;&quot;&quot;);&quot;'&quot;;&quot;&quot;)" office:value-type="string" office:string-value="CategoryName">
            <text:p>CategoryName</text:p>
          </table:table-cell>
          <table:table-cell table:style-name="ce10" office:value-type="string">
            <text:p>Hazardous Item. Category. Name</text:p>
          </table:table-cell>
          <table:table-cell table:style-name="ce7"/>
          <table:table-cell table:style-name="ce7" office:value-type="string">
            <text:p>Hazardous Item</text:p>
          </table:table-cell>
          <table:table-cell table:number-columns-repeated="2" table:style-name="ce34"/>
          <table:table-cell table:style-name="ce34" office:value-type="string">
            <text:p>Category</text:p>
          </table:table-cell>
          <table:table-cell table:formula="oooc:=IF([.F457]&lt;&gt;&quot;&quot;;CONCATENATE([.F457];&quot; &quot;;[.G457]);[.G457])" office:value-type="string" office:string-value="Category">
            <text:p>Category</text:p>
          </table:table-cell>
          <table:table-cell table:style-name="ce7" office:value-type="string">
            <text:p>Name</text:p>
          </table:table-cell>
          <table:table-cell table:style-name="ce7"/>
          <table:table-cell table:formula="oooc:=IF([.J457]&lt;&gt;&quot;&quot;;CONCATENATE([.J457];&quot;_ &quot;;[.I457];&quot;. Type&quot;);CONCATENATE([.I457];&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74" office:value-type="string">
            <text:p>The name of the category of hazard that applies to the Item.</text:p>
          </table:table-cell>
          <table:table-cell table:style-name="ce31"/>
          <table:table-cell table:style-name="ce7" office:value-type="float" office:value="7418">
            <text:p>7418</text:p>
          </table:table-cell>
          <table:table-cell table:style-name="ce90" office:value-type="string">
            <text:p>2.0</text:p>
          </table:table-cell>
          <table:table-cell table:style-name="ce7" table:number-columns-repeated="12"/>
          <table:table-cell table:style-name="ce34" table:number-columns-repeated="224"/>
        </table:table-row>
        <table:table-row table:style-name="ro2">
          <table:table-cell table:formula="oooc:=SUBSTITUTE(SUBSTITUTE(CONCATENATE(IF([.E458]=&quot;Universally Unique&quot;;&quot;UU&quot;;[.E458]);IF([.G458]&lt;&gt;[.I458];[.H458];[.F458]);CONCATENATE(IF([.I458]=&quot;Identifier&quot;;&quot;ID&quot;;IF([.I458]=&quot;Text&quot;;&quot;&quot;;[.I458]))));&quot; &quot;;&quot;&quot;);&quot;'&quot;;&quot;&quot;)" office:value-type="string" office:string-value="HazardousCategoryCode">
            <text:p>HazardousCategoryCode</text:p>
          </table:table-cell>
          <table:table-cell table:style-name="ce10" office:value-type="string">
            <text:p>Hazardous Item. Hazardous Category Code. Code</text:p>
          </table:table-cell>
          <table:table-cell table:style-name="ce7"/>
          <table:table-cell table:style-name="ce7" office:value-type="string">
            <text:p>Hazardous Item</text:p>
          </table:table-cell>
          <table:table-cell table:style-name="ce7"/>
          <table:table-cell table:style-name="ce26" office:value-type="string">
            <text:p>Hazardous Category </text:p>
          </table:table-cell>
          <table:table-cell table:style-name="ce34" office:value-type="string">
            <text:p>Code</text:p>
          </table:table-cell>
          <table:table-cell table:formula="oooc:=IF([.F458]&lt;&gt;&quot;&quot;;CONCATENATE([.F458];&quot; &quot;;[.G458]);[.G458])" office:value-type="string" office:string-value="Hazardous Category  Code">
            <text:p>Hazardous Category <text:s/>Code</text:p>
          </table:table-cell>
          <table:table-cell table:style-name="ce7" office:value-type="string">
            <text:p>Code</text:p>
          </table:table-cell>
          <table:table-cell table:style-name="ce7"/>
          <table:table-cell table:formula="oooc:=IF([.J458]&lt;&gt;&quot;&quot;;CONCATENATE([.J458];&quot;_ &quot;;[.I458];&quot;. Type&quot;);CONCATENATE([.I458];&quot;. Type&quot;))" office:value-type="string" office:string-value="Code. Type">
            <text:p>Code. Type</text:p>
          </table:table-cell>
          <table:table-cell table:style-name="ce7" table:number-columns-repeated="2"/>
          <table:table-cell table:style-name="ce7" office:value-type="string">
            <text:p>Hazardous material class code</text:p>
          </table:table-cell>
          <table:table-cell table:style-name="ce47" office:value-type="string">
            <text:p>0..1</text:p>
          </table:table-cell>
          <table:table-cell table:style-name="ce7" office:value-type="string">
            <text:p>BBIE</text:p>
          </table:table-cell>
          <table:table-cell table:style-name="ce31" office:value-type="string">
            <text:p>Code specifying a kind of hazard for a material.</text:p>
          </table:table-cell>
          <table:table-cell table:style-name="ce31"/>
          <table:table-cell table:style-name="ce7" office:value-type="float" office:value="7419">
            <text:p>7419</text:p>
          </table:table-cell>
          <table:table-cell table:style-name="ce90" office:value-type="string">
            <text:p>2.0</text:p>
          </table:table-cell>
          <table:table-cell table:style-name="ce7" table:number-columns-repeated="12"/>
          <table:table-cell table:style-name="ce34" table:number-columns-repeated="224"/>
        </table:table-row>
        <table:table-row table:style-name="ro3">
          <table:table-cell table:formula="oooc:=SUBSTITUTE(SUBSTITUTE(CONCATENATE(IF([.E459]=&quot;Universally Unique&quot;;&quot;UU&quot;;[.E459]);IF([.G459]&lt;&gt;[.I459];[.H459];[.F459]);CONCATENATE(IF([.I459]=&quot;Identifier&quot;;&quot;ID&quot;;IF([.I459]=&quot;Text&quot;;&quot;&quot;;[.I459]))));&quot; &quot;;&quot;&quot;);&quot;'&quot;;&quot;&quot;)" office:value-type="string" office:string-value="UpperOrangeHazardPlacardID">
            <text:p>UpperOrangeHazardPlacardID</text:p>
          </table:table-cell>
          <table:table-cell office:value-type="string">
            <text:p>Hazardous Item. Upper_ Orange Hazard Placard Identifier. Identifier</text:p>
          </table:table-cell>
          <table:table-cell table:style-name="ce7"/>
          <table:table-cell table:style-name="ce7" office:value-type="string">
            <text:p>Hazardous Item</text:p>
          </table:table-cell>
          <table:table-cell table:style-name="ce34" office:value-type="string">
            <text:p>Upper</text:p>
          </table:table-cell>
          <table:table-cell table:style-name="ce7" office:value-type="string">
            <text:p>Orange Hazard Placard</text:p>
          </table:table-cell>
          <table:table-cell table:style-name="ce34" office:value-type="string">
            <text:p>Identifier</text:p>
          </table:table-cell>
          <table:table-cell table:formula="oooc:=IF([.F459]&lt;&gt;&quot;&quot;;CONCATENATE([.F459];&quot; &quot;;[.G459]);[.G459])" office:value-type="string" office:string-value="Orange Hazard Placard Identifier">
            <text:p>Orange Hazard Placard Identifier</text:p>
          </table:table-cell>
          <table:table-cell table:style-name="ce34" office:value-type="string">
            <text:p>Identifier</text:p>
          </table:table-cell>
          <table:table-cell table:style-name="ce7"/>
          <table:table-cell table:formula="oooc:=IF([.J459]&lt;&gt;&quot;&quot;;CONCATENATE([.J459];&quot;_ &quot;;[.I459];&quot;. Type&quot;);CONCATENATE([.I459];&quot;. Type&quot;))" office:value-type="string" office:string-value="Identifier. Type">
            <text:p>Identifier. Type</text:p>
          </table:table-cell>
          <table:table-cell table:style-name="ce7" table:number-columns-repeated="2"/>
          <table:table-cell table:style-name="ce7" office:value-type="string">
            <text:p>Hazard identification number (upper part)</text:p>
          </table:table-cell>
          <table:table-cell table:style-name="ce47" office:value-type="string">
            <text:p>0..1</text:p>
          </table:table-cell>
          <table:table-cell table:style-name="ce7" office:value-type="string">
            <text:p>BBIE</text:p>
          </table:table-cell>
          <table:table-cell table:style-name="ce31" office:value-type="string">
            <text:p>Specifies the identity number for the upper part of the orange hazard placard required on the means of transport.</text:p>
          </table:table-cell>
          <table:table-cell table:style-name="ce31"/>
          <table:table-cell table:style-name="ce7" office:value-type="float" office:value="8158">
            <text:p>8158</text:p>
          </table:table-cell>
          <table:table-cell table:style-name="ce90" office:value-type="string">
            <text:p>2.0</text:p>
          </table:table-cell>
          <table:table-cell table:style-name="ce7" table:number-columns-repeated="12"/>
          <table:table-cell table:style-name="ce34" table:number-columns-repeated="224"/>
        </table:table-row>
        <table:table-row table:style-name="ro3">
          <table:table-cell table:formula="oooc:=SUBSTITUTE(SUBSTITUTE(CONCATENATE(IF([.E460]=&quot;Universally Unique&quot;;&quot;UU&quot;;[.E460]);IF([.G460]&lt;&gt;[.I460];[.H460];[.F460]);CONCATENATE(IF([.I460]=&quot;Identifier&quot;;&quot;ID&quot;;IF([.I460]=&quot;Text&quot;;&quot;&quot;;[.I460]))));&quot; &quot;;&quot;&quot;);&quot;'&quot;;&quot;&quot;)" office:value-type="string" office:string-value="LowerOrangeHazardPlacardID">
            <text:p>LowerOrangeHazardPlacardID</text:p>
          </table:table-cell>
          <table:table-cell office:value-type="string">
            <text:p>Hazardous Item. Lower_ Orange Hazard Placard Identifier. Identifier</text:p>
          </table:table-cell>
          <table:table-cell table:style-name="ce7"/>
          <table:table-cell table:style-name="ce7" office:value-type="string">
            <text:p>Hazardous Item</text:p>
          </table:table-cell>
          <table:table-cell table:style-name="ce34" office:value-type="string">
            <text:p>Lower</text:p>
          </table:table-cell>
          <table:table-cell table:style-name="ce7" office:value-type="string">
            <text:p>Orange Hazard Placard</text:p>
          </table:table-cell>
          <table:table-cell table:style-name="ce34" office:value-type="string">
            <text:p>Identifier</text:p>
          </table:table-cell>
          <table:table-cell table:formula="oooc:=IF([.F460]&lt;&gt;&quot;&quot;;CONCATENATE([.F460];&quot; &quot;;[.G460]);[.G460])" office:value-type="string" office:string-value="Orange Hazard Placard Identifier">
            <text:p>Orange Hazard Placard Identifier</text:p>
          </table:table-cell>
          <table:table-cell table:style-name="ce34" office:value-type="string">
            <text:p>Identifier</text:p>
          </table:table-cell>
          <table:table-cell table:style-name="ce7"/>
          <table:table-cell table:formula="oooc:=IF([.J460]&lt;&gt;&quot;&quot;;CONCATENATE([.J460];&quot;_ &quot;;[.I460];&quot;. Type&quot;);CONCATENATE([.I460];&quot;. Type&quot;))" office:value-type="string" office:string-value="Identifier. Type">
            <text:p>Identifier. Type</text:p>
          </table:table-cell>
          <table:table-cell table:style-name="ce7" table:number-columns-repeated="2"/>
          <table:table-cell office:value-type="string">
            <text:p>Substance identification number (lower part)</text:p>
          </table:table-cell>
          <table:table-cell table:style-name="ce47" office:value-type="string">
            <text:p>0..1</text:p>
          </table:table-cell>
          <table:table-cell table:style-name="ce7" office:value-type="string">
            <text:p>BBIE</text:p>
          </table:table-cell>
          <table:table-cell table:style-name="ce31" office:value-type="string">
            <text:p>Specifies the identity number for the lower part of the orange hazard placard required on the means of transport.</text:p>
          </table:table-cell>
          <table:table-cell table:style-name="ce31"/>
          <table:table-cell table:style-name="ce7" office:value-type="float" office:value="8186">
            <text:p>8186</text:p>
          </table:table-cell>
          <table:table-cell table:style-name="ce90" office:value-type="string">
            <text:p>2.0</text:p>
          </table:table-cell>
          <table:table-cell table:style-name="ce7" table:number-columns-repeated="12"/>
          <table:table-cell table:style-name="ce34" table:number-columns-repeated="224"/>
        </table:table-row>
        <table:table-row table:style-name="ro2">
          <table:table-cell table:formula="oooc:=SUBSTITUTE(SUBSTITUTE(CONCATENATE(IF([.E461]=&quot;Universally Unique&quot;;&quot;UU&quot;;[.E461]);IF([.G461]&lt;&gt;[.I461];[.H461];[.F461]);CONCATENATE(IF([.I461]=&quot;Identifier&quot;;&quot;ID&quot;;IF([.I461]=&quot;Text&quot;;&quot;&quot;;[.I461]))));&quot; &quot;;&quot;&quot;);&quot;'&quot;;&quot;&quot;)" office:value-type="string" office:string-value="MarkingID">
            <text:p>MarkingID</text:p>
          </table:table-cell>
          <table:table-cell table:style-name="ce10" office:value-type="string">
            <text:p>Hazardous Item. Marking Identifier. Identifier</text:p>
          </table:table-cell>
          <table:table-cell table:style-name="ce7"/>
          <table:table-cell table:style-name="ce7" office:value-type="string">
            <text:p>Hazardous Item</text:p>
          </table:table-cell>
          <table:table-cell table:style-name="ce7"/>
          <table:table-cell table:style-name="ce34" office:value-type="string">
            <text:p>Marking</text:p>
          </table:table-cell>
          <table:table-cell table:style-name="ce34" office:value-type="string">
            <text:p>Identifier</text:p>
          </table:table-cell>
          <table:table-cell table:formula="oooc:=IF([.F461]&lt;&gt;&quot;&quot;;CONCATENATE([.F461];&quot; &quot;;[.G461]);[.G461])" office:value-type="string" office:string-value="Marking Identifier">
            <text:p>Marking Identifier</text:p>
          </table:table-cell>
          <table:table-cell table:style-name="ce34" office:value-type="string">
            <text:p>Identifier</text:p>
          </table:table-cell>
          <table:table-cell table:style-name="ce7"/>
          <table:table-cell table:formula="oooc:=IF([.J461]&lt;&gt;&quot;&quot;;CONCATENATE([.J461];&quot;_ &quot;;[.I461];&quot;. Type&quot;);CONCATENATE([.I461];&quot;. Type&quot;))" office:value-type="string" office:string-value="Identifier. Type">
            <text:p>Identifier. Type</text:p>
          </table:table-cell>
          <table:table-cell table:style-name="ce7" table:number-columns-repeated="2"/>
          <table:table-cell table:style-name="ce7" office:value-type="string">
            <text:p>Dangerous goods label marking</text:p>
          </table:table-cell>
          <table:table-cell table:style-name="ce47" office:value-type="string">
            <text:p>0..1</text:p>
          </table:table-cell>
          <table:table-cell table:style-name="ce7" office:value-type="string">
            <text:p>BBIE</text:p>
          </table:table-cell>
          <table:table-cell table:style-name="ce31" office:value-type="string">
            <text:p>Identifies the marking of dangerous goods.</text:p>
          </table:table-cell>
          <table:table-cell table:style-name="ce31"/>
          <table:table-cell table:style-name="ce7" office:value-type="float" office:value="8246">
            <text:p>8246</text:p>
          </table:table-cell>
          <table:table-cell table:style-name="ce90" office:value-type="string">
            <text:p>2.0</text:p>
          </table:table-cell>
          <table:table-cell table:style-name="ce7" table:number-columns-repeated="12"/>
          <table:table-cell table:style-name="ce34" table:number-columns-repeated="224"/>
        </table:table-row>
        <table:table-row table:style-name="ro4">
          <table:table-cell table:formula="oooc:=SUBSTITUTE(SUBSTITUTE(CONCATENATE(IF([.E462]=&quot;Universally Unique&quot;;&quot;UU&quot;;[.E462]);IF([.G462]&lt;&gt;[.I462];[.H462];[.F462]);CONCATENATE(IF([.I462]=&quot;Identifier&quot;;&quot;ID&quot;;IF([.I462]=&quot;Text&quot;;&quot;&quot;;[.I462]))));&quot; &quot;;&quot;&quot;);&quot;'&quot;;&quot;&quot;)" office:value-type="string" office:string-value="HazardClassID">
            <text:p>HazardClassID</text:p>
          </table:table-cell>
          <table:table-cell office:value-type="string">
            <text:p>Hazardous Item. Hazard Class Identifier. Identifier</text:p>
          </table:table-cell>
          <table:table-cell table:style-name="ce7"/>
          <table:table-cell table:style-name="ce7" office:value-type="string">
            <text:p>Hazardous Item</text:p>
          </table:table-cell>
          <table:table-cell table:style-name="ce7"/>
          <table:table-cell table:style-name="ce34" office:value-type="string">
            <text:p>Hazard Class</text:p>
          </table:table-cell>
          <table:table-cell table:style-name="ce34" office:value-type="string">
            <text:p>Identifier</text:p>
          </table:table-cell>
          <table:table-cell table:formula="oooc:=IF([.F462]&lt;&gt;&quot;&quot;;CONCATENATE([.F462];&quot; &quot;;[.G462]);[.G462])" office:value-type="string" office:string-value="Hazard Class Identifier">
            <text:p>Hazard Class Identifier</text:p>
          </table:table-cell>
          <table:table-cell table:style-name="ce34" office:value-type="string">
            <text:p>Identifier</text:p>
          </table:table-cell>
          <table:table-cell table:style-name="ce7"/>
          <table:table-cell table:formula="oooc:=IF([.J462]&lt;&gt;&quot;&quot;;CONCATENATE([.J462];&quot;_ &quot;;[.I462];&quot;. Type&quot;);CONCATENATE([.I462];&quot;. Type&quot;))" office:value-type="string" office:string-value="Identifier. Type">
            <text:p>Identifier. Type</text:p>
          </table:table-cell>
          <table:table-cell table:style-name="ce7" table:number-columns-repeated="2"/>
          <table:table-cell table:style-name="ce7" office:value-type="string">
            <text:p>IMDG Class Number, ADR/RID Class Number</text:p>
          </table:table-cell>
          <table:table-cell table:style-name="ce47" office:value-type="string">
            <text:p>0..1</text:p>
          </table:table-cell>
          <table:table-cell table:style-name="ce7" office:value-type="string">
            <text:p>BBIE</text:p>
          </table:table-cell>
          <table:table-cell table:style-name="ce31" office:value-type="string">
            <text:p>Identifies a hazard class applicable to dangerous goods as defined by the relevant regulation authority, such as the IMDG Class Number of the SOLAS Convention of IMO and the ADR/RID Class Number for the road/rail environment.</text:p>
          </table:table-cell>
          <table:table-cell table:style-name="ce31"/>
          <table:table-cell table:style-name="ce7" office:value-type="float" office:value="8351">
            <text:p>8351</text:p>
          </table:table-cell>
          <table:table-cell table:style-name="ce90" office:value-type="string">
            <text:p>2.0</text:p>
          </table:table-cell>
          <table:table-cell table:style-name="ce7" table:number-columns-repeated="12"/>
          <table:table-cell table:style-name="ce34" table:number-columns-repeated="224"/>
        </table:table-row>
        <table:table-row table:style-name="ro2">
          <table:table-cell table:formula="oooc:=SUBSTITUTE(SUBSTITUTE(CONCATENATE(IF([.E463]=&quot;Universally Unique&quot;;&quot;UU&quot;;[.E463]);IF([.G463]&lt;&gt;[.I463];[.H463];[.F463]);CONCATENATE(IF([.I463]=&quot;Identifier&quot;;&quot;ID&quot;;IF([.I463]=&quot;Text&quot;;&quot;&quot;;[.I463]))));&quot; &quot;;&quot;&quot;);&quot;'&quot;;&quot;&quot;)" office:value-type="string" office:string-value="NetWeightMeasure">
            <text:p>NetWeightMeasure</text:p>
          </table:table-cell>
          <table:table-cell table:style-name="ce10" office:value-type="string">
            <text:p>Hazardous Item. Net_ Weight. Measure</text:p>
          </table:table-cell>
          <table:table-cell/>
          <table:table-cell table:style-name="ce26" office:value-type="string">
            <text:p>Hazardous Item</text:p>
          </table:table-cell>
          <table:table-cell office:value-type="string">
            <text:p>Net</text:p>
          </table:table-cell>
          <table:table-cell/>
          <table:table-cell office:value-type="string">
            <text:p>Weight</text:p>
          </table:table-cell>
          <table:table-cell table:formula="oooc:=IF([.F463]&lt;&gt;&quot;&quot;;CONCATENATE([.F463];&quot; &quot;;[.G463]);[.G463])" office:value-type="string" office:string-value="Weight">
            <text:p>Weight</text:p>
          </table:table-cell>
          <table:table-cell office:value-type="string">
            <text:p>Measure</text:p>
          </table:table-cell>
          <table:table-cell/>
          <table:table-cell table:formula="oooc:=IF([.J463]&lt;&gt;&quot;&quot;;CONCATENATE([.J463];&quot;_ &quot;;[.I463];&quot;. Type&quot;);CONCATENATE([.I4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10" office:value-type="string">
            <text:p>The total net weight of hazardous goods; the weight of the goods plus packaging.</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464]=&quot;Universally Unique&quot;;&quot;UU&quot;;[.E464]);IF([.G464]&lt;&gt;[.I464];[.H464];[.F464]);CONCATENATE(IF([.I464]=&quot;Identifier&quot;;&quot;ID&quot;;IF([.I464]=&quot;Text&quot;;&quot;&quot;;[.I464]))));&quot; &quot;;&quot;&quot;);&quot;'&quot;;&quot;&quot;)" office:value-type="string" office:string-value="NetVolumeMeasure">
            <text:p>NetVolumeMeasure</text:p>
          </table:table-cell>
          <table:table-cell table:style-name="ce10" office:value-type="string">
            <text:p>Hazardous Item. Net_ Volume. Measure</text:p>
          </table:table-cell>
          <table:table-cell/>
          <table:table-cell table:style-name="ce7" office:value-type="string">
            <text:p>Hazardous Item</text:p>
          </table:table-cell>
          <table:table-cell office:value-type="string">
            <text:p>Net</text:p>
          </table:table-cell>
          <table:table-cell/>
          <table:table-cell office:value-type="string">
            <text:p>Volume</text:p>
          </table:table-cell>
          <table:table-cell table:formula="oooc:=IF([.F464]&lt;&gt;&quot;&quot;;CONCATENATE([.F464];&quot; &quot;;[.G464]);[.G464])" office:value-type="string" office:string-value="Volume">
            <text:p>Volume</text:p>
          </table:table-cell>
          <table:table-cell office:value-type="string">
            <text:p>Measure</text:p>
          </table:table-cell>
          <table:table-cell/>
          <table:table-cell table:formula="oooc:=IF([.J464]&lt;&gt;&quot;&quot;;CONCATENATE([.J464];&quot;_ &quot;;[.I464];&quot;. Type&quot;);CONCATENATE([.I4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10" office:value-type="string">
            <text:p>The volume of hazardous goods net of packaging and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465]=&quot;Universally Unique&quot;;&quot;UU&quot;;[.E465]);IF([.G465]&lt;&gt;[.I465];[.H465];[.F465]);CONCATENATE(IF([.I465]=&quot;Identifier&quot;;&quot;ID&quot;;IF([.I465]=&quot;Text&quot;;&quot;&quot;;[.I465]))));&quot; &quot;;&quot;&quot;);&quot;'&quot;;&quot;&quot;)" office:value-type="string" office:string-value="Quantity">
            <text:p>Quantity</text:p>
          </table:table-cell>
          <table:table-cell table:style-name="ce10" office:value-type="string">
            <text:p>Hazardous Item. Quantity</text:p>
          </table:table-cell>
          <table:table-cell table:style-name="ce7"/>
          <table:table-cell table:style-name="ce7" office:value-type="string">
            <text:p>Hazardous Item</text:p>
          </table:table-cell>
          <table:table-cell table:style-name="ce34"/>
          <table:table-cell table:style-name="ce7"/>
          <table:table-cell table:style-name="ce7" office:value-type="string">
            <text:p>Quantity</text:p>
          </table:table-cell>
          <table:table-cell table:formula="oooc:=IF([.F465]&lt;&gt;&quot;&quot;;CONCATENATE([.F465];&quot; &quot;;[.G465]);[.G465])" office:value-type="string" office:string-value="Quantity">
            <text:p>Quantity</text:p>
          </table:table-cell>
          <table:table-cell table:style-name="ce7" office:value-type="string">
            <text:p>Quantity</text:p>
          </table:table-cell>
          <table:table-cell table:style-name="ce7"/>
          <table:table-cell table:formula="oooc:=IF([.J465]&lt;&gt;&quot;&quot;;CONCATENATE([.J465];&quot;_ &quot;;[.I465];&quot;. Type&quot;);CONCATENATE([.I465];&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24" office:value-type="string">
            <text:p>The quantity of goods that are hazardous.</text:p>
          </table:table-cell>
          <table:table-cell table:style-name="ce31"/>
          <table:table-cell table:style-name="ce34" office:value-type="float" office:value="7240">
            <text:p>7240</text:p>
          </table:table-cell>
          <table:table-cell table:style-name="ce90" office:value-type="string">
            <text:p>2.0</text:p>
          </table:table-cell>
          <table:table-cell table:style-name="ce7" table:number-columns-repeated="12"/>
          <table:table-cell table:style-name="ce34" table:number-columns-repeated="224"/>
        </table:table-row>
        <table:table-row table:style-name="ro3">
          <table:table-cell table:style-name="ce4" table:formula="oooc:=SUBSTITUTE(SUBSTITUTE(CONCATENATE(IF([.E466]=&quot;Universally Unique&quot;;&quot;UU&quot;;[.E466]);[.F466];IF([.H466]&lt;&gt;[.I466];[.H466];&quot;&quot;);CONCATENATE(IF([.I466]=&quot;Identifier&quot;;&quot;ID&quot;;IF([.I466]=&quot;Text&quot;;&quot;&quot;;[.I466]))));&quot; &quot;;&quot;&quot;);&quot;'&quot;;&quot;&quot;)" office:value-type="string" office:string-value="ContactParty">
            <text:p>ContactParty</text:p>
          </table:table-cell>
          <table:table-cell table:style-name="ce15" office:value-type="string">
            <text:p>Hazardous Item. Contact_ Party. Party</text:p>
          </table:table-cell>
          <table:table-cell table:style-name="ce8"/>
          <table:table-cell table:style-name="ce8" office:value-type="string">
            <text:p>Hazardous Item</text:p>
          </table:table-cell>
          <table:table-cell table:style-name="ce8" office:value-type="string">
            <text:p>Contact</text:p>
          </table:table-cell>
          <table:table-cell table:style-name="ce8"/>
          <table:table-cell table:style-name="ce8"/>
          <table:table-cell table:style-name="ce8" table:formula="oooc:=[.M466]" office:value-type="string" office:string-value="Party">
            <text:p>Party</text:p>
          </table:table-cell>
          <table:table-cell table:style-name="ce8" table:formula="oooc:=[.M466]"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ssociates the Hazardous Item with details of an individual, group, or body that is the contact in case of hazard incident.</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467]=&quot;Universally Unique&quot;;&quot;UU&quot;;[.E467]);[.F467];IF([.H467]&lt;&gt;[.I467];[.H467];&quot;&quot;);CONCATENATE(IF([.I467]=&quot;Identifier&quot;;&quot;ID&quot;;IF([.I467]=&quot;Text&quot;;&quot;&quot;;[.I467]))));&quot; &quot;;&quot;&quot;);&quot;'&quot;;&quot;&quot;)" office:value-type="string" office:string-value="SecondaryHazard">
            <text:p>SecondaryHazard</text:p>
          </table:table-cell>
          <table:table-cell table:style-name="ce8" office:value-type="string">
            <text:p>Hazardous Item. Secondary Hazard</text:p>
          </table:table-cell>
          <table:table-cell table:style-name="ce8"/>
          <table:table-cell table:style-name="ce8" office:value-type="string">
            <text:p>Hazardous Item</text:p>
          </table:table-cell>
          <table:table-cell table:number-columns-repeated="2" table:style-name="ce8"/>
          <table:table-cell table:style-name="ce8"/>
          <table:table-cell table:style-name="ce8" table:formula="oooc:=[.M467]" office:value-type="string" office:string-value="Secondary Hazard">
            <text:p>Secondary Hazard</text:p>
          </table:table-cell>
          <table:table-cell table:style-name="ce8" table:formula="oooc:=[.M467]" office:value-type="string" office:string-value="Secondary Hazard">
            <text:p>Secondary Hazard</text:p>
          </table:table-cell>
          <table:table-cell table:style-name="ce8" table:number-columns-repeated="3"/>
          <table:table-cell table:style-name="ce12" office:value-type="string">
            <text:p>Secondary Hazard</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ssociates the Hazardous Item with information about secondary hazards.</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468]=&quot;Universally Unique&quot;;&quot;UU&quot;;[.E468]);[.F468];IF([.H468]&lt;&gt;[.I468];[.H468];&quot;&quot;);CONCATENATE(IF([.I468]=&quot;Identifier&quot;;&quot;ID&quot;;IF([.I468]=&quot;Text&quot;;&quot;&quot;;[.I468]))));&quot; &quot;;&quot;&quot;);&quot;'&quot;;&quot;&quot;)" office:value-type="string" office:string-value="HazardousGoodsTransit">
            <text:p>HazardousGoodsTransit</text:p>
          </table:table-cell>
          <table:table-cell table:style-name="ce8" office:value-type="string">
            <text:p>Hazardous Item. Hazardous Goods Transit</text:p>
          </table:table-cell>
          <table:table-cell table:style-name="ce8"/>
          <table:table-cell table:style-name="ce8" office:value-type="string">
            <text:p>Hazardous Item</text:p>
          </table:table-cell>
          <table:table-cell table:number-columns-repeated="2" table:style-name="ce8"/>
          <table:table-cell table:style-name="ce8"/>
          <table:table-cell table:style-name="ce8" table:formula="oooc:=[.M468]" office:value-type="string" office:string-value="Hazardous Goods Transit">
            <text:p>Hazardous Goods Transit</text:p>
          </table:table-cell>
          <table:table-cell table:style-name="ce8" table:formula="oooc:=[.M468]" office:value-type="string" office:string-value="Hazardous Goods Transit">
            <text:p>Hazardous Goods Transit</text:p>
          </table:table-cell>
          <table:table-cell table:style-name="ce8" table:number-columns-repeated="3"/>
          <table:table-cell table:style-name="ce12" office:value-type="string">
            <text:p>Hazardous Goods Transit</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ssociates the Hazardous Item with information about the transportation of hazardous goods.</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469]=&quot;Universally Unique&quot;;&quot;UU&quot;;[.E469]);[.F469];IF([.H469]&lt;&gt;[.I469];[.H469];&quot;&quot;);CONCATENATE(IF([.I469]=&quot;Identifier&quot;;&quot;ID&quot;;IF([.I469]=&quot;Text&quot;;&quot;&quot;;[.I469]))));&quot; &quot;;&quot;&quot;);&quot;'&quot;;&quot;&quot;)" office:value-type="string" office:string-value="EmergencyTemperature">
            <text:p>EmergencyTemperature</text:p>
          </table:table-cell>
          <table:table-cell table:style-name="ce15" office:value-type="string">
            <text:p>Hazardous Item. Emergency_ Temperature. Temperature</text:p>
          </table:table-cell>
          <table:table-cell table:style-name="ce8"/>
          <table:table-cell table:style-name="ce8" office:value-type="string">
            <text:p>Hazardous Item</text:p>
          </table:table-cell>
          <table:table-cell table:style-name="ce8" office:value-type="string">
            <text:p>Emergency</text:p>
          </table:table-cell>
          <table:table-cell table:style-name="ce8"/>
          <table:table-cell table:style-name="ce8"/>
          <table:table-cell table:style-name="ce8" table:formula="oooc:=[.M469]" office:value-type="string" office:string-value="Temperature">
            <text:p>Temperature</text:p>
          </table:table-cell>
          <table:table-cell table:style-name="ce8" table:formula="oooc:=[.M469]" office:value-type="string" office:string-value="Temperature">
            <text:p>Temperature</text:p>
          </table:table-cell>
          <table:table-cell table:style-name="ce8" table:number-columns-repeated="3"/>
          <table:table-cell table:style-name="ce12" office:value-type="string">
            <text:p>Temperature</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ssociates the Hazardous Item with the temperature at which emergency procedures apply during the handling of temperature-controlled hazardous goods.</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4">
          <table:table-cell table:style-name="ce4" table:formula="oooc:=SUBSTITUTE(SUBSTITUTE(CONCATENATE(IF([.E470]=&quot;Universally Unique&quot;;&quot;UU&quot;;[.E470]);[.F470];IF([.H470]&lt;&gt;[.I470];[.H470];&quot;&quot;);CONCATENATE(IF([.I470]=&quot;Identifier&quot;;&quot;ID&quot;;IF([.I470]=&quot;Text&quot;;&quot;&quot;;[.I470]))));&quot; &quot;;&quot;&quot;);&quot;'&quot;;&quot;&quot;)" office:value-type="string" office:string-value="FlashpointTemperature">
            <text:p>FlashpointTemperature</text:p>
          </table:table-cell>
          <table:table-cell table:style-name="ce15" office:value-type="string">
            <text:p>Hazardous Item. Flashpoint_ Temperature. Temperature</text:p>
          </table:table-cell>
          <table:table-cell table:style-name="ce8"/>
          <table:table-cell table:style-name="ce8" office:value-type="string">
            <text:p>Hazardous Item</text:p>
          </table:table-cell>
          <table:table-cell table:style-name="ce8" office:value-type="string">
            <text:p>Flashpoint</text:p>
          </table:table-cell>
          <table:table-cell table:style-name="ce8"/>
          <table:table-cell table:style-name="ce8"/>
          <table:table-cell table:style-name="ce8" table:formula="oooc:=[.M470]" office:value-type="string" office:string-value="Temperature">
            <text:p>Temperature</text:p>
          </table:table-cell>
          <table:table-cell table:style-name="ce8" table:formula="oooc:=[.M470]" office:value-type="string" office:string-value="Temperature">
            <text:p>Temperature</text:p>
          </table:table-cell>
          <table:table-cell table:style-name="ce8" table:number-columns-repeated="3"/>
          <table:table-cell table:style-name="ce12" office:value-type="string">
            <text:p>Temperature</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ssociates the Hazardous Item with the lowest temperature at which the vapor of a combustible liquid can be made to ignite momentarily in air, known in hazardous goods procedures as the flashpoint.</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2">
          <table:table-cell table:style-name="ce4" table:formula="oooc:=SUBSTITUTE(SUBSTITUTE(CONCATENATE(IF([.E471]=&quot;Universally Unique&quot;;&quot;UU&quot;;[.E471]);[.F471];IF([.H471]&lt;&gt;[.I471];[.H471];&quot;&quot;);CONCATENATE(IF([.I471]=&quot;Identifier&quot;;&quot;ID&quot;;IF([.I471]=&quot;Text&quot;;&quot;&quot;;[.I471]))));&quot; &quot;;&quot;&quot;);&quot;'&quot;;&quot;&quot;)" office:value-type="string" office:string-value="AdditionalTemperature">
            <text:p>AdditionalTemperature</text:p>
          </table:table-cell>
          <table:table-cell table:style-name="ce15" office:value-type="string">
            <text:p>Hazardous Item. Additional_ Temperature. Temperature</text:p>
          </table:table-cell>
          <table:table-cell table:style-name="ce8"/>
          <table:table-cell table:style-name="ce8" office:value-type="string">
            <text:p>Hazardous Item</text:p>
          </table:table-cell>
          <table:table-cell table:style-name="ce8" office:value-type="string">
            <text:p>Additional</text:p>
          </table:table-cell>
          <table:table-cell table:style-name="ce8"/>
          <table:table-cell table:style-name="ce8"/>
          <table:table-cell table:style-name="ce8" table:formula="oooc:=[.M471]" office:value-type="string" office:string-value="Temperature">
            <text:p>Temperature</text:p>
          </table:table-cell>
          <table:table-cell table:style-name="ce8" table:formula="oooc:=[.M471]" office:value-type="string" office:string-value="Temperature">
            <text:p>Temperature</text:p>
          </table:table-cell>
          <table:table-cell table:style-name="ce8" table:number-columns-repeated="3"/>
          <table:table-cell table:style-name="ce12" office:value-type="string">
            <text:p>Temperatur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Information providing details of temperatures relevant to the handling of hazardous goods.</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2">
          <table:table-cell table:style-name="ce5" office:value-type="string">
            <text:p>InvoiceLine</text:p>
          </table:table-cell>
          <table:table-cell table:style-name="ce5" office:value-type="string">
            <text:p>Invoice Line. Details</text:p>
          </table:table-cell>
          <table:table-cell table:style-name="ce5"/>
          <table:table-cell table:style-name="ce5" office:value-type="string">
            <text:p>Invoice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n Invoice Line.</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4" table:number-columns-repeated="224"/>
        </table:table-row>
        <table:table-row table:style-name="ro2">
          <table:table-cell table:formula="oooc:=SUBSTITUTE(SUBSTITUTE(CONCATENATE(IF([.E473]=&quot;Universally Unique&quot;;&quot;UU&quot;;[.E473]);IF([.G473]&lt;&gt;[.I473];[.H473];[.F473]);CONCATENATE(IF([.I473]=&quot;Identifier&quot;;&quot;ID&quot;;IF([.I473]=&quot;Text&quot;;&quot;&quot;;[.I473]))));&quot; &quot;;&quot;&quot;);&quot;'&quot;;&quot;&quot;)" office:value-type="string" office:string-value="ID">
            <text:p>ID</text:p>
          </table:table-cell>
          <table:table-cell table:style-name="ce10" office:value-type="string">
            <text:p>Invoice Line. Identifier</text:p>
          </table:table-cell>
          <table:table-cell table:style-name="ce7"/>
          <table:table-cell table:style-name="ce7" office:value-type="string">
            <text:p>Invoice Line</text:p>
          </table:table-cell>
          <table:table-cell table:number-columns-repeated="2" table:style-name="ce7"/>
          <table:table-cell table:style-name="ce7" office:value-type="string">
            <text:p>Identifier</text:p>
          </table:table-cell>
          <table:table-cell table:formula="oooc:=IF([.F473]&lt;&gt;&quot;&quot;;CONCATENATE([.F473];&quot; &quot;;[.G473]);[.G473])" office:value-type="string" office:string-value="Identifier">
            <text:p>Identifier</text:p>
          </table:table-cell>
          <table:table-cell table:style-name="ce7" office:value-type="string">
            <text:p>Identifier</text:p>
          </table:table-cell>
          <table:table-cell table:style-name="ce7"/>
          <table:table-cell table:formula="oooc:=IF([.J473]&lt;&gt;&quot;&quot;;CONCATENATE([.J473];&quot;_ &quot;;[.I473];&quot;. Type&quot;);CONCATENATE([.I473];&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Identifies the Invoice Lin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style-name="ce7" office:value-type="string">
            <text:p>UUID</text:p>
          </table:table-cell>
          <table:table-cell table:style-name="ce24" office:value-type="string">
            <text:p>Invoice Line. UUID. Identifier</text:p>
          </table:table-cell>
          <table:table-cell/>
          <table:table-cell office:value-type="string">
            <text:p>Invoice Line</text:p>
          </table:table-cell>
          <table:table-cell/>
          <table:table-cell/>
          <table:table-cell table:style-name="ce6" office:value-type="string">
            <text:p>UUID</text:p>
          </table:table-cell>
          <table:table-cell table:formula="oooc:=IF([.F474]&lt;&gt;&quot;&quot;;CONCATENATE([.F474];&quot; &quot;;[.G474]);[.G474])" office:value-type="string" office:string-value="UUID">
            <text:p>UUID</text:p>
          </table:table-cell>
          <table:table-cell office:value-type="string">
            <text:p>Identifier</text:p>
          </table:table-cell>
          <table:table-cell/>
          <table:table-cell table:formula="oooc:=IF([.J474]&lt;&gt;&quot;&quot;;CONCATENATE([.J474];&quot;_ &quot;;[.I474];&quot;. Type&quot;);CONCATENATE([.I4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0"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475]=&quot;Universally Unique&quot;;&quot;UU&quot;;[.E475]);IF([.G475]&lt;&gt;[.I475];[.H475];[.F475]);CONCATENATE(IF([.I475]=&quot;Identifier&quot;;&quot;ID&quot;;IF([.I475]=&quot;Text&quot;;&quot;&quot;;[.I475]))));&quot; &quot;;&quot;&quot;);&quot;'&quot;;&quot;&quot;)" office:value-type="string" office:string-value="Note">
            <text:p>Note</text:p>
          </table:table-cell>
          <table:table-cell office:value-type="string">
            <text:p>Invoice Line. Note. Text</text:p>
          </table:table-cell>
          <table:table-cell table:style-name="ce7"/>
          <table:table-cell table:style-name="ce7" office:value-type="string">
            <text:p>Invoice Line</text:p>
          </table:table-cell>
          <table:table-cell table:number-columns-repeated="2" table:style-name="ce7"/>
          <table:table-cell table:style-name="ce7" office:value-type="string">
            <text:p>Note</text:p>
          </table:table-cell>
          <table:table-cell table:formula="oooc:=IF([.F475]&lt;&gt;&quot;&quot;;CONCATENATE([.F475];&quot; &quot;;[.G475]);[.G475])" office:value-type="string" office:string-value="Note">
            <text:p>Note</text:p>
          </table:table-cell>
          <table:table-cell table:style-name="ce7" office:value-type="string">
            <text:p>Text</text:p>
          </table:table-cell>
          <table:table-cell table:style-name="ce7"/>
          <table:table-cell table:formula="oooc:=IF([.J475]&lt;&gt;&quot;&quot;;CONCATENATE([.J475];&quot;_ &quot;;[.I475];&quot;. Type&quot;);CONCATENATE([.I475];&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Invoice Line. This element may contain notes or any other similar information that is not contained explicitly in another structur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476]=&quot;Universally Unique&quot;;&quot;UU&quot;;[.E476]);IF([.G476]&lt;&gt;[.I476];[.H476];[.F476]);CONCATENATE(IF([.I476]=&quot;Identifier&quot;;&quot;ID&quot;;IF([.I476]=&quot;Text&quot;;&quot;&quot;;[.I476]))));&quot; &quot;;&quot;&quot;);&quot;'&quot;;&quot;&quot;)" office:value-type="string" office:string-value="InvoicedQuantity">
            <text:p>InvoicedQuantity</text:p>
          </table:table-cell>
          <table:table-cell office:value-type="string">
            <text:p>Invoice Line. Invoiced_ Quantity. Quantity</text:p>
          </table:table-cell>
          <table:table-cell table:style-name="ce7"/>
          <table:table-cell table:style-name="ce7" office:value-type="string">
            <text:p>Invoice Line</text:p>
          </table:table-cell>
          <table:table-cell table:style-name="ce7" office:value-type="string">
            <text:p>Invoiced</text:p>
          </table:table-cell>
          <table:table-cell table:style-name="ce7"/>
          <table:table-cell table:style-name="ce7" office:value-type="string">
            <text:p>Quantity</text:p>
          </table:table-cell>
          <table:table-cell table:formula="oooc:=IF([.F476]&lt;&gt;&quot;&quot;;CONCATENATE([.F476];&quot; &quot;;[.G476]);[.G476])" office:value-type="string" office:string-value="Quantity">
            <text:p>Quantity</text:p>
          </table:table-cell>
          <table:table-cell table:style-name="ce7" office:value-type="string">
            <text:p>Quantity</text:p>
          </table:table-cell>
          <table:table-cell table:style-name="ce7"/>
          <table:table-cell table:formula="oooc:=IF([.J476]&lt;&gt;&quot;&quot;;CONCATENATE([.J476];&quot;_ &quot;;[.I476];&quot;. Type&quot;);CONCATENATE([.I476];&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quantity (of Items) on the Invoice Lin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477]=&quot;Universally Unique&quot;;&quot;UU&quot;;[.E477]);IF([.G477]&lt;&gt;[.I477];[.H477];[.F477]);CONCATENATE(IF([.I477]=&quot;Identifier&quot;;&quot;ID&quot;;IF([.I477]=&quot;Text&quot;;&quot;&quot;;[.I477]))));&quot; &quot;;&quot;&quot;);&quot;'&quot;;&quot;&quot;)" office:value-type="string" office:string-value="LineExtensionAmount">
            <text:p>LineExtensionAmount</text:p>
          </table:table-cell>
          <table:table-cell office:value-type="string">
            <text:p>Invoice Line. Line Extension Amount. Amount</text:p>
          </table:table-cell>
          <table:table-cell table:style-name="ce7"/>
          <table:table-cell table:style-name="ce7" office:value-type="string">
            <text:p>Invoice Line</text:p>
          </table:table-cell>
          <table:table-cell table:style-name="ce7"/>
          <table:table-cell table:style-name="ce7" office:value-type="string">
            <text:p>Line Extension</text:p>
          </table:table-cell>
          <table:table-cell table:style-name="ce7" office:value-type="string">
            <text:p>Amount</text:p>
          </table:table-cell>
          <table:table-cell table:formula="oooc:=IF([.F477]&lt;&gt;&quot;&quot;;CONCATENATE([.F477];&quot; &quot;;[.G477]);[.G477])" office:value-type="string" office:string-value="Line Extension Amount">
            <text:p>Line Extension Amount</text:p>
          </table:table-cell>
          <table:table-cell table:style-name="ce7" office:value-type="string">
            <text:p>Amount</text:p>
          </table:table-cell>
          <table:table-cell/>
          <table:table-cell table:formula="oooc:=IF([.J477]&lt;&gt;&quot;&quot;;CONCATENATE([.J477];&quot;_ &quot;;[.I477];&quot;. Type&quot;);CONCATENATE([.I477];&quot;. Type&quot;))" office:value-type="string" office:string-value="Amount. Type">
            <text:p>Amount.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The total amount for the Invoice Line, including Allowance Charges but net of taxes.</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4" table:number-columns-repeated="224"/>
        </table:table-row>
        <table:table-row table:style-name="ro2">
          <table:table-cell table:formula="oooc:=SUBSTITUTE(SUBSTITUTE(CONCATENATE(IF([.E478]=&quot;Universally Unique&quot;;&quot;UU&quot;;[.E478]);IF([.G478]&lt;&gt;[.I478];[.H478];[.F478]);CONCATENATE(IF([.I478]=&quot;Identifier&quot;;&quot;ID&quot;;IF([.I478]=&quot;Text&quot;;&quot;&quot;;[.I478]))));&quot; &quot;;&quot;&quot;);&quot;'&quot;;&quot;&quot;)" office:value-type="string" office:string-value="TaxPointDate">
            <text:p>TaxPointDate</text:p>
          </table:table-cell>
          <table:table-cell office:value-type="string">
            <text:p>Invoice Line. Tax Point Date. Date</text:p>
          </table:table-cell>
          <table:table-cell table:style-name="ce7"/>
          <table:table-cell table:style-name="ce7" office:value-type="string">
            <text:p>Invoice Line</text:p>
          </table:table-cell>
          <table:table-cell/>
          <table:table-cell office:value-type="string">
            <text:p>Tax Point</text:p>
          </table:table-cell>
          <table:table-cell office:value-type="string">
            <text:p>Date</text:p>
          </table:table-cell>
          <table:table-cell table:formula="oooc:=IF([.F478]&lt;&gt;&quot;&quot;;CONCATENATE([.F478];&quot; &quot;;[.G478]);[.G478])" office:value-type="string" office:string-value="Tax Point Date">
            <text:p>Tax Point Date</text:p>
          </table:table-cell>
          <table:table-cell office:value-type="string">
            <text:p>Date</text:p>
          </table:table-cell>
          <table:table-cell/>
          <table:table-cell table:formula="oooc:=IF([.J478]&lt;&gt;&quot;&quot;;CONCATENATE([.J478];&quot;_ &quot;;[.I478];&quot;. Type&quot;);CONCATENATE([.I47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Line, used to indicate the point at which tax becomes applicable.</text:p>
          </table:table-cell>
          <table:table-cell table:number-columns-repeated="2"/>
          <table:table-cell table:style-name="ce90" office:value-type="string">
            <text:p>2.0</text:p>
          </table:table-cell>
          <table:table-cell/>
          <table:table-cell table:style-name="ce7"/>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479]=&quot;Universally Unique&quot;;&quot;UU&quot;;[.E479]);IF([.G479]&lt;&gt;[.I479];[.H479];[.F479]);CONCATENATE(IF([.I479]=&quot;Identifier&quot;;&quot;ID&quot;;IF([.I479]=&quot;Text&quot;;&quot;&quot;;[.I479]))));&quot; &quot;;&quot;&quot;);&quot;'&quot;;&quot;&quot;)" office:value-type="string" office:string-value="AccountingCostCode">
            <text:p>AccountingCostCode</text:p>
          </table:table-cell>
          <table:table-cell table:style-name="ce10" office:value-type="string">
            <text:p>Invoice Line. Accounting Cost Code. Code</text:p>
          </table:table-cell>
          <table:table-cell/>
          <table:table-cell office:value-type="string">
            <text:p>Invoice Line</text:p>
          </table:table-cell>
          <table:table-cell table:style-name="ce6"/>
          <table:table-cell table:style-name="ce6" office:value-type="string">
            <text:p>Accounting Cost</text:p>
          </table:table-cell>
          <table:table-cell office:value-type="string">
            <text:p>Code</text:p>
          </table:table-cell>
          <table:table-cell table:formula="oooc:=IF([.F479]&lt;&gt;&quot;&quot;;CONCATENATE([.F479];&quot; &quot;;[.G479]);[.G479])" office:value-type="string" office:string-value="Accounting Cost Code">
            <text:p>Accounting Cost Code</text:p>
          </table:table-cell>
          <table:table-cell office:value-type="string">
            <text:p>Code</text:p>
          </table:table-cell>
          <table:table-cell/>
          <table:table-cell table:formula="oooc:=IF([.J479]&lt;&gt;&quot;&quot;;CONCATENATE([.J479];&quot;_ &quot;;[.I479];&quot;. Type&quot;);CONCATENATE([.I47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480]=&quot;Universally Unique&quot;;&quot;UU&quot;;[.E480]);IF([.G480]&lt;&gt;[.I480];[.H480];[.F480]);CONCATENATE(IF([.I480]=&quot;Identifier&quot;;&quot;ID&quot;;IF([.I480]=&quot;Text&quot;;&quot;&quot;;[.I480]))));&quot; &quot;;&quot;&quot;);&quot;'&quot;;&quot;&quot;)" office:value-type="string" office:string-value="AccountingCost">
            <text:p>AccountingCost</text:p>
          </table:table-cell>
          <table:table-cell table:style-name="ce10" office:value-type="string">
            <text:p>Invoice Line. Accounting Cost. Text</text:p>
          </table:table-cell>
          <table:table-cell/>
          <table:table-cell office:value-type="string">
            <text:p>Invoice Line</text:p>
          </table:table-cell>
          <table:table-cell table:number-columns-repeated="2" table:style-name="ce6"/>
          <table:table-cell table:style-name="ce6" office:value-type="string">
            <text:p>Accounting Cost</text:p>
          </table:table-cell>
          <table:table-cell table:formula="oooc:=IF([.F480]&lt;&gt;&quot;&quot;;CONCATENATE([.F480];&quot; &quot;;[.G480]);[.G480])" office:value-type="string" office:string-value="Accounting Cost">
            <text:p>Accounting Cost</text:p>
          </table:table-cell>
          <table:table-cell table:style-name="ce6" office:value-type="string">
            <text:p>Text</text:p>
          </table:table-cell>
          <table:table-cell/>
          <table:table-cell table:formula="oooc:=IF([.J480]&lt;&gt;&quot;&quot;;CONCATENATE([.J480];&quot;_ &quot;;[.I480];&quot;. Type&quot;);CONCATENATE([.I48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 expressed as text.</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481]=&quot;Universally Unique&quot;;&quot;UU&quot;;[.E481]);IF([.G481]&lt;&gt;[.I481];[.H481];[.F481]);CONCATENATE(IF([.I481]=&quot;Identifier&quot;;&quot;ID&quot;;IF([.I481]=&quot;Text&quot;;&quot;&quot;;[.I481]))));&quot; &quot;;&quot;&quot;);&quot;'&quot;;&quot;&quot;)" office:value-type="string" office:string-value="FreeOfChargeIndicator">
            <text:p>FreeOfChargeIndicator</text:p>
          </table:table-cell>
          <table:table-cell table:style-name="ce10" office:value-type="string">
            <text:p>Invoice Line. Free Of Charge_ Indicator. Indicator</text:p>
          </table:table-cell>
          <table:table-cell/>
          <table:table-cell table:style-name="ce26" office:value-type="string">
            <text:p>Invoice Line</text:p>
          </table:table-cell>
          <table:table-cell table:style-name="ce6" office:value-type="string">
            <text:p>Free Of Charge</text:p>
          </table:table-cell>
          <table:table-cell table:style-name="ce6"/>
          <table:table-cell table:style-name="ce7" office:value-type="string">
            <text:p>Indicator</text:p>
          </table:table-cell>
          <table:table-cell table:formula="oooc:=IF([.F481]&lt;&gt;&quot;&quot;;CONCATENATE([.F481];&quot; &quot;;[.G481]);[.G481])" office:value-type="string" office:string-value="Indicator">
            <text:p>Indicator</text:p>
          </table:table-cell>
          <table:table-cell table:style-name="ce7" office:value-type="string">
            <text:p>Indicator</text:p>
          </table:table-cell>
          <table:table-cell/>
          <table:table-cell table:formula="oooc:=IF([.J481]&lt;&gt;&quot;&quot;;CONCATENATE([.J481];&quot;_ &quot;;[.I481];&quot;. Type&quot;);CONCATENATE([.I48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0" office:value-type="string">
            <text:p>Indicates whether the Invoice Line is Free Of Charge (default = fals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style-name="ce4" table:formula="oooc:=SUBSTITUTE(SUBSTITUTE(CONCATENATE(IF([.E482]=&quot;Universally Unique&quot;;&quot;UU&quot;;[.E482]);[.F482];IF([.H482]&lt;&gt;[.I482];[.H482];&quot;&quot;);CONCATENATE(IF([.I482]=&quot;Identifier&quot;;&quot;ID&quot;;IF([.I482]=&quot;Text&quot;;&quot;&quot;;[.I482]))));&quot; &quot;;&quot;&quot;);&quot;'&quot;;&quot;&quot;)" office:value-type="string" office:string-value="OrderLineReference">
            <text:p>OrderLineReference</text:p>
          </table:table-cell>
          <table:table-cell table:style-name="ce15" office:value-type="string">
            <text:p>Invoice Line. Order Line Referenc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82]" office:value-type="string" office:string-value="Order Line Reference">
            <text:p>Order Line Reference</text:p>
          </table:table-cell>
          <table:table-cell table:style-name="ce8" table:formula="oooc:=[.M482]" office:value-type="string" office:string-value="Order Line Reference">
            <text:p>Order Line Reference</text:p>
          </table:table-cell>
          <table:table-cell table:style-name="ce8" table:number-columns-repeated="3"/>
          <table:table-cell table:style-name="ce12" office:value-type="string">
            <text:p>Order Line Referenc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Order Line Reference.</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4" table:formula="oooc:=SUBSTITUTE(SUBSTITUTE(CONCATENATE(IF([.E483]=&quot;Universally Unique&quot;;&quot;UU&quot;;[.E483]);[.F483];IF([.H483]&lt;&gt;[.I483];[.H483];&quot;&quot;);CONCATENATE(IF([.I483]=&quot;Identifier&quot;;&quot;ID&quot;;IF([.I483]=&quot;Text&quot;;&quot;&quot;;[.I483]))));&quot; &quot;;&quot;&quot;);&quot;'&quot;;&quot;&quot;)" office:value-type="string" office:string-value="DespatchLineReference">
            <text:p>DespatchLineReference</text:p>
          </table:table-cell>
          <table:table-cell table:style-name="ce15" office:value-type="string">
            <text:p>Invoice Line. Despatch_ Line Reference. Line Reference</text:p>
          </table:table-cell>
          <table:table-cell table:style-name="ce8"/>
          <table:table-cell table:style-name="ce8" office:value-type="string">
            <text:p>Invoice Line</text:p>
          </table:table-cell>
          <table:table-cell table:style-name="ce8" office:value-type="string">
            <text:p>Despatch</text:p>
          </table:table-cell>
          <table:table-cell table:style-name="ce8"/>
          <table:table-cell table:style-name="ce8"/>
          <table:table-cell table:style-name="ce8" table:formula="oooc:=[.M483]" office:value-type="string" office:string-value="Line Reference">
            <text:p>Line Reference</text:p>
          </table:table-cell>
          <table:table-cell table:style-name="ce8" table:formula="oooc:=[.M483]" office:value-type="string" office:string-value="Line Reference">
            <text:p>Line Reference</text:p>
          </table:table-cell>
          <table:table-cell table:style-name="ce8" table:number-columns-repeated="3"/>
          <table:table-cell table:style-name="ce12" office:value-type="string">
            <text:p>Line Reference</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ve reference to Despatch Line.</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4" table:formula="oooc:=SUBSTITUTE(SUBSTITUTE(CONCATENATE(IF([.E484]=&quot;Universally Unique&quot;;&quot;UU&quot;;[.E484]);[.F484];IF([.H484]&lt;&gt;[.I484];[.H484];&quot;&quot;);CONCATENATE(IF([.I484]=&quot;Identifier&quot;;&quot;ID&quot;;IF([.I484]=&quot;Text&quot;;&quot;&quot;;[.I484]))));&quot; &quot;;&quot;&quot;);&quot;'&quot;;&quot;&quot;)" office:value-type="string" office:string-value="ReceiptLineReference">
            <text:p>ReceiptLineReference</text:p>
          </table:table-cell>
          <table:table-cell table:style-name="ce15" office:value-type="string">
            <text:p>Invoice Line. Receipt_ Line Reference. Line Reference</text:p>
          </table:table-cell>
          <table:table-cell table:style-name="ce8"/>
          <table:table-cell table:style-name="ce8" office:value-type="string">
            <text:p>Invoice Line</text:p>
          </table:table-cell>
          <table:table-cell table:style-name="ce8" office:value-type="string">
            <text:p>Receipt</text:p>
          </table:table-cell>
          <table:table-cell table:style-name="ce8"/>
          <table:table-cell table:style-name="ce8"/>
          <table:table-cell table:style-name="ce8" table:formula="oooc:=[.M484]" office:value-type="string" office:string-value="Line Reference">
            <text:p>Line Reference</text:p>
          </table:table-cell>
          <table:table-cell table:style-name="ce8" table:formula="oooc:=[.M484]" office:value-type="string" office:string-value="Line Reference">
            <text:p>Line Reference</text:p>
          </table:table-cell>
          <table:table-cell table:style-name="ce8" table:number-columns-repeated="3"/>
          <table:table-cell table:style-name="ce12" office:value-type="string">
            <text:p>Line Reference</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ve reference to Receipt Line.</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485]=&quot;Universally Unique&quot;;&quot;UU&quot;;[.E485]);[.F485];IF([.H485]&lt;&gt;[.I485];[.H485];&quot;&quot;);CONCATENATE(IF([.I485]=&quot;Identifier&quot;;&quot;ID&quot;;IF([.I485]=&quot;Text&quot;;&quot;&quot;;[.I485]))));&quot; &quot;;&quot;&quot;);&quot;'&quot;;&quot;&quot;)" office:value-type="string" office:string-value="BillingReference">
            <text:p>BillingReference</text:p>
          </table:table-cell>
          <table:table-cell table:style-name="ce15" office:value-type="string">
            <text:p>Invoice Line. Billing Reference</text:p>
          </table:table-cell>
          <table:table-cell table:style-name="ce8"/>
          <table:table-cell table:style-name="ce15" office:value-type="string">
            <text:p>Invoice Line</text:p>
          </table:table-cell>
          <table:table-cell table:number-columns-repeated="2" table:style-name="ce8"/>
          <table:table-cell table:style-name="ce8"/>
          <table:table-cell table:style-name="ce8" table:formula="oooc:=[.M485]" office:value-type="string" office:string-value="Billing Reference">
            <text:p>Billing Reference</text:p>
          </table:table-cell>
          <table:table-cell table:style-name="ce8" table:formula="oooc:=[.M485]" office:value-type="string" office:string-value="Billing Reference">
            <text:p>Billing Reference</text:p>
          </table:table-cell>
          <table:table-cell table:style-name="ce8" table:number-columns-repeated="3"/>
          <table:table-cell table:style-name="ce29" office:value-type="string">
            <text:p>Billing Reference</text:p>
          </table:table-cell>
          <table:table-cell table:style-name="ce8"/>
          <table:table-cell table:style-name="ce60" office:value-type="string">
            <text:p>0..n</text:p>
          </table:table-cell>
          <table:table-cell table:style-name="ce8" office:value-type="string">
            <text:p>ASBIE</text:p>
          </table:table-cell>
          <table:table-cell table:style-name="ce25" office:value-type="string">
            <text:p>An association to Billing Reference.</text:p>
          </table:table-cell>
          <table:table-cell table:style-name="ce68" table:number-columns-repeated="2"/>
          <table:table-cell table:style-name="ce9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486]=&quot;Universally Unique&quot;;&quot;UU&quot;;[.E486]);[.F486];IF([.H486]&lt;&gt;[.I486];[.H486];&quot;&quot;);CONCATENATE(IF([.I486]=&quot;Identifier&quot;;&quot;ID&quot;;IF([.I486]=&quot;Text&quot;;&quot;&quot;;[.I486]))));&quot; &quot;;&quot;&quot;);&quot;'&quot;;&quot;&quot;)" office:value-type="string" office:string-value="DocumentReference">
            <text:p>DocumentReference</text:p>
          </table:table-cell>
          <table:table-cell table:style-name="ce25" office:value-type="string">
            <text:p>Invoice Line. Document Reference</text:p>
          </table:table-cell>
          <table:table-cell table:style-name="ce25"/>
          <table:table-cell table:style-name="ce25" office:value-type="string">
            <text:p>Invoice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3">
          <table:table-cell table:style-name="ce4" table:formula="oooc:=SUBSTITUTE(SUBSTITUTE(CONCATENATE(IF([.E487]=&quot;Universally Unique&quot;;&quot;UU&quot;;[.E487]);[.F487];IF([.H487]&lt;&gt;[.I487];[.H487];&quot;&quot;);CONCATENATE(IF([.I487]=&quot;Identifier&quot;;&quot;ID&quot;;IF([.I487]=&quot;Text&quot;;&quot;&quot;;[.I487]))));&quot; &quot;;&quot;&quot;);&quot;'&quot;;&quot;&quot;)" office:value-type="string" office:string-value="PricingReference">
            <text:p>PricingReference</text:p>
          </table:table-cell>
          <table:table-cell table:style-name="ce15" office:value-type="string">
            <text:p>Invoice Line. Pricing Reference</text:p>
          </table:table-cell>
          <table:table-cell table:style-name="ce8"/>
          <table:table-cell table:style-name="ce15" office:value-type="string">
            <text:p>Invoice Line</text:p>
          </table:table-cell>
          <table:table-cell table:number-columns-repeated="2" table:style-name="ce8"/>
          <table:table-cell table:style-name="ce8"/>
          <table:table-cell table:style-name="ce8" table:formula="oooc:=[.M487]" office:value-type="string" office:string-value="Pricing Reference">
            <text:p>Pricing Reference</text:p>
          </table:table-cell>
          <table:table-cell table:style-name="ce8" table:formula="oooc:=[.M487]" office:value-type="string" office:string-value="Pricing Reference">
            <text:p>Pricing Reference</text:p>
          </table:table-cell>
          <table:table-cell table:style-name="ce8" table:number-columns-repeated="3"/>
          <table:table-cell table:style-name="ce29" office:value-type="string">
            <text:p>Pricing Reference</text:p>
          </table:table-cell>
          <table:table-cell table:style-name="ce8"/>
          <table:table-cell table:style-name="ce60" office:value-type="string">
            <text:p>0..1</text:p>
          </table:table-cell>
          <table:table-cell table:style-name="ce8" office:value-type="string">
            <text:p>ASBIE</text:p>
          </table:table-cell>
          <table:table-cell table:style-name="ce25" office:value-type="string">
            <text:p>An association to Pricing Reference.</text:p>
          </table:table-cell>
          <table:table-cell table:style-name="ce68" table:number-columns-repeated="2"/>
          <table:table-cell table:style-name="ce9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2">
          <table:table-cell table:style-name="ce4" table:formula="oooc:=SUBSTITUTE(SUBSTITUTE(CONCATENATE(IF([.E488]=&quot;Universally Unique&quot;;&quot;UU&quot;;[.E488]);[.F488];IF([.H488]&lt;&gt;[.I488];[.H488];&quot;&quot;);CONCATENATE(IF([.I488]=&quot;Identifier&quot;;&quot;ID&quot;;IF([.I488]=&quot;Text&quot;;&quot;&quot;;[.I488]))));&quot; &quot;;&quot;&quot;);&quot;'&quot;;&quot;&quot;)" office:value-type="string" office:string-value="OriginatorParty">
            <text:p>OriginatorParty</text:p>
          </table:table-cell>
          <table:table-cell table:style-name="ce15" office:value-type="string">
            <text:p>Invoice Line. Originator_ Party. Party</text:p>
          </table:table-cell>
          <table:table-cell table:style-name="ce8"/>
          <table:table-cell table:style-name="ce15" office:value-type="string">
            <text:p>Invoice Line</text:p>
          </table:table-cell>
          <table:table-cell table:style-name="ce8" office:value-type="string">
            <text:p>Originator</text:p>
          </table:table-cell>
          <table:table-cell table:style-name="ce8"/>
          <table:table-cell table:style-name="ce8"/>
          <table:table-cell table:style-name="ce8" table:formula="oooc:=[.M488]" office:value-type="string" office:string-value="Party">
            <text:p>Party</text:p>
          </table:table-cell>
          <table:table-cell table:style-name="ce8" table:formula="oooc:=[.M488]"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70" office:value-type="string">
            <text:p>The party who originated the Order to which the Invoice is related.</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2">
          <table:table-cell table:style-name="ce4" table:formula="oooc:=SUBSTITUTE(SUBSTITUTE(CONCATENATE(IF([.E489]=&quot;Universally Unique&quot;;&quot;UU&quot;;[.E489]);[.F489];IF([.H489]&lt;&gt;[.I489];[.H489];&quot;&quot;);CONCATENATE(IF([.I489]=&quot;Identifier&quot;;&quot;ID&quot;;IF([.I489]=&quot;Text&quot;;&quot;&quot;;[.I489]))));&quot; &quot;;&quot;&quot;);&quot;'&quot;;&quot;&quot;)" office:value-type="string" office:string-value="Delivery">
            <text:p>Delivery</text:p>
          </table:table-cell>
          <table:table-cell table:style-name="ce8" office:value-type="string">
            <text:p>Invoice Line. Delivery</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89]" office:value-type="string" office:string-value="Delivery">
            <text:p>Delivery</text:p>
          </table:table-cell>
          <table:table-cell table:style-name="ce8" table:formula="oooc:=[.M489]" office:value-type="string" office:string-value="Delivery">
            <text:p>Delivery</text:p>
          </table:table-cell>
          <table:table-cell table:style-name="ce8" table:number-columns-repeated="3"/>
          <table:table-cell table:style-name="ce12" office:value-type="string">
            <text:p>Delivery</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Delivery.</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style-name="ce7" table:number-columns-repeated="224"/>
        </table:table-row>
        <table:table-row table:style-name="ro2">
          <table:table-cell table:style-name="ce4" table:formula="oooc:=SUBSTITUTE(SUBSTITUTE(CONCATENATE(IF([.E490]=&quot;Universally Unique&quot;;&quot;UU&quot;;[.E490]);[.F490];IF([.H490]&lt;&gt;[.I490];[.H490];&quot;&quot;);CONCATENATE(IF([.I490]=&quot;Identifier&quot;;&quot;ID&quot;;IF([.I490]=&quot;Text&quot;;&quot;&quot;;[.I490]))));&quot; &quot;;&quot;&quot;);&quot;'&quot;;&quot;&quot;)" office:value-type="string" office:string-value="PaymentTerms">
            <text:p>PaymentTerms</text:p>
          </table:table-cell>
          <table:table-cell table:style-name="ce8" office:value-type="string">
            <text:p>Invoice Line. Payment Terms</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0]" office:value-type="string" office:string-value="Payment Terms">
            <text:p>Payment Terms</text:p>
          </table:table-cell>
          <table:table-cell table:style-name="ce8" table:formula="oooc:=[.M490]" office:value-type="string" office:string-value="Payment Terms">
            <text:p>Payment Terms</text:p>
          </table:table-cell>
          <table:table-cell table:style-name="ce8" table:number-columns-repeated="3"/>
          <table:table-cell table:style-name="ce12" office:value-type="string">
            <text:p>Payment Terms</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Payment Terms.</text:p>
          </table:table-cell>
          <table:table-cell table:style-name="ce68" table:number-columns-repeated="2"/>
          <table:table-cell table:style-name="ce97" office:value-type="string">
            <text:p>1.0</text:p>
          </table:table-cell>
          <table:table-cell table:style-name="ce88"/>
          <table:table-cell table:style-name="ce57"/>
          <table:table-cell table:style-name="ce27" office:value-type="string">
            <text:p>Procurement</text:p>
          </table:table-cell>
          <table:table-cell table:style-name="ce8" table:number-columns-repeated="9"/>
          <table:table-cell table:style-name="ce7" table:number-columns-repeated="224"/>
        </table:table-row>
        <table:table-row table:style-name="ro3">
          <table:table-cell table:style-name="ce4" table:formula="oooc:=SUBSTITUTE(SUBSTITUTE(CONCATENATE(IF([.E491]=&quot;Universally Unique&quot;;&quot;UU&quot;;[.E491]);[.F491];IF([.H491]&lt;&gt;[.I491];[.H491];&quot;&quot;);CONCATENATE(IF([.I491]=&quot;Identifier&quot;;&quot;ID&quot;;IF([.I491]=&quot;Text&quot;;&quot;&quot;;[.I491]))));&quot; &quot;;&quot;&quot;);&quot;'&quot;;&quot;&quot;)" office:value-type="string" office:string-value="AllowanceCharge">
            <text:p>AllowanceCharge</text:p>
          </table:table-cell>
          <table:table-cell table:style-name="ce8" office:value-type="string">
            <text:p>Invoice Line. Allowance Charg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1]" office:value-type="string" office:string-value="Allowance Charge">
            <text:p>Allowance Charge</text:p>
          </table:table-cell>
          <table:table-cell table:style-name="ce8" table:formula="oooc:=[.M491]" office:value-type="string" office:string-value="Allowance Charge">
            <text:p>Allowance Charge</text:p>
          </table:table-cell>
          <table:table-cell table:style-name="ce8" table:number-columns-repeated="3"/>
          <table:table-cell table:style-name="ce12" office:value-type="string">
            <text:p>Allowance Charg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Allowance Charge.</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492]=&quot;Universally Unique&quot;;&quot;UU&quot;;[.E492]);[.F492];IF([.H492]&lt;&gt;[.I492];[.H492];&quot;&quot;);CONCATENATE(IF([.I492]=&quot;Identifier&quot;;&quot;ID&quot;;IF([.I492]=&quot;Text&quot;;&quot;&quot;;[.I492]))));&quot; &quot;;&quot;&quot;);&quot;'&quot;;&quot;&quot;)" office:value-type="string" office:string-value="TaxTotal">
            <text:p>TaxTotal</text:p>
          </table:table-cell>
          <table:table-cell table:style-name="ce8" office:value-type="string">
            <text:p>Invoice Line. Tax Total</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2]" office:value-type="string" office:string-value="Tax Total">
            <text:p>Tax Total</text:p>
          </table:table-cell>
          <table:table-cell table:style-name="ce8" table:formula="oooc:=[.M492]" office:value-type="string" office:string-value="Tax Total">
            <text:p>Tax Total</text:p>
          </table:table-cell>
          <table:table-cell table:style-name="ce8" table:number-columns-repeated="3"/>
          <table:table-cell table:style-name="ce12" office:value-type="string">
            <text:p>Tax Total</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Tax Total.</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493]=&quot;Universally Unique&quot;;&quot;UU&quot;;[.E493]);[.F493];IF([.H493]&lt;&gt;[.I493];[.H493];&quot;&quot;);CONCATENATE(IF([.I493]=&quot;Identifier&quot;;&quot;ID&quot;;IF([.I493]=&quot;Text&quot;;&quot;&quot;;[.I493]))));&quot; &quot;;&quot;&quot;);&quot;'&quot;;&quot;&quot;)" office:value-type="string" office:string-value="Item">
            <text:p>Item</text:p>
          </table:table-cell>
          <table:table-cell table:style-name="ce8" office:value-type="string">
            <text:p>Invoice Line. Item</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3]" office:value-type="string" office:string-value="Item">
            <text:p>Item</text:p>
          </table:table-cell>
          <table:table-cell table:style-name="ce8" table:formula="oooc:=[.M493]" office:value-type="string" office:string-value="Item">
            <text:p>Item</text:p>
          </table:table-cell>
          <table:table-cell table:style-name="ce8" table:number-columns-repeated="3"/>
          <table:table-cell table:style-name="ce12" office:value-type="string">
            <text:p>Item</text:p>
          </table:table-cell>
          <table:table-cell table:style-name="ce8"/>
          <table:table-cell table:style-name="ce57" office:value-type="float" office:value="1">
            <text:p>1</text:p>
          </table:table-cell>
          <table:table-cell table:style-name="ce8" office:value-type="string">
            <text:p>ASBIE</text:p>
          </table:table-cell>
          <table:table-cell table:style-name="ce38" office:value-type="string">
            <text:p>An association to Item.</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494]=&quot;Universally Unique&quot;;&quot;UU&quot;;[.E494]);[.F494];IF([.H494]&lt;&gt;[.I494];[.H494];&quot;&quot;);CONCATENATE(IF([.I494]=&quot;Identifier&quot;;&quot;ID&quot;;IF([.I494]=&quot;Text&quot;;&quot;&quot;;[.I494]))));&quot; &quot;;&quot;&quot;);&quot;'&quot;;&quot;&quot;)" office:value-type="string" office:string-value="Price">
            <text:p>Price</text:p>
          </table:table-cell>
          <table:table-cell table:style-name="ce15" office:value-type="string">
            <text:p>Invoice Line. Pric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4]" office:value-type="string" office:string-value="Price">
            <text:p>Price</text:p>
          </table:table-cell>
          <table:table-cell table:style-name="ce8" table:formula="oooc:=[.M494]" office:value-type="string" office:string-value="Price">
            <text:p>Price</text:p>
          </table:table-cell>
          <table:table-cell table:style-name="ce8" table:number-columns-repeated="3"/>
          <table:table-cell table:style-name="ce29" office:value-type="string">
            <text:p>Price</text:p>
          </table:table-cell>
          <table:table-cell table:style-name="ce15" office:value-type="string">
            <text:p>Unit Price, Base Price</text:p>
          </table:table-cell>
          <table:table-cell table:style-name="ce57" office:value-type="string">
            <text:p>0..1</text:p>
          </table:table-cell>
          <table:table-cell table:style-name="ce8" office:value-type="string">
            <text:p>ASBIE</text:p>
          </table:table-cell>
          <table:table-cell table:style-name="ce25" office:value-type="string">
            <text:p>An association to Price.</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8"/>
          <table:table-cell table:style-name="ce15" office:value-type="string">
            <text:p>Changed from Baseprice</text:p>
          </table:table-cell>
          <table:table-cell table:style-name="ce34" table:number-columns-repeated="224"/>
        </table:table-row>
        <table:table-row table:style-name="ro2">
          <table:table-cell table:style-name="ce4" table:formula="oooc:=SUBSTITUTE(SUBSTITUTE(CONCATENATE(IF([.E495]=&quot;Universally Unique&quot;;&quot;UU&quot;;[.E495]);[.F495];IF([.H495]&lt;&gt;[.I495];[.H495];&quot;&quot;);CONCATENATE(IF([.I495]=&quot;Identifier&quot;;&quot;ID&quot;;IF([.I495]=&quot;Text&quot;;&quot;&quot;;[.I495]))));&quot; &quot;;&quot;&quot;);&quot;'&quot;;&quot;&quot;)" office:value-type="string" office:string-value="DeliveryTerms">
            <text:p>DeliveryTerms</text:p>
          </table:table-cell>
          <table:table-cell table:style-name="ce8" office:value-type="string">
            <text:p>Invoice Line. Delivery Terms</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5]" office:value-type="string" office:string-value="Delivery Terms">
            <text:p>Delivery Terms</text:p>
          </table:table-cell>
          <table:table-cell table:style-name="ce8" table:formula="oooc:=[.M495]" office:value-type="string" office:string-value="Delivery Terms">
            <text:p>Delivery Terms</text:p>
          </table:table-cell>
          <table:table-cell table:style-name="ce8" table:number-columns-repeated="3"/>
          <table:table-cell table:style-name="ce12" office:value-type="string">
            <text:p>Delivery Terms</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Delivery Terms.</text:p>
          </table:table-cell>
          <table:table-cell table:style-name="ce68"/>
          <table:table-cell table:style-name="ce88"/>
          <table:table-cell table:style-name="ce112" office:value-type="string">
            <text:p>2.0</text:p>
          </table:table-cell>
          <table:table-cell table:style-name="ce57"/>
          <table:table-cell table:style-name="ce8"/>
          <table:table-cell table:style-name="ce8" office:value-type="string">
            <text:p>Procurement</text:p>
          </table:table-cell>
          <table:table-cell table:style-name="ce8" table:number-columns-repeated="9"/>
          <table:table-cell table:style-name="ce7" table:number-columns-repeated="224"/>
        </table:table-row>
        <table:table-row table:style-name="ro3">
          <table:table-cell table:style-name="ce2" office:value-type="string">
            <text:p>Item</text:p>
          </table:table-cell>
          <table:table-cell table:style-name="ce2" office:value-type="string">
            <text:p>Item. Details</text:p>
          </table:table-cell>
          <table:table-cell table:style-name="ce5"/>
          <table:table-cell table:style-name="ce5" office:value-type="string">
            <text:p>Item</text:p>
          </table:table-cell>
          <table:table-cell table:style-name="ce5" table:number-columns-repeated="9"/>
          <table:table-cell table:style-name="ce5" office:value-type="string">
            <text:p>article, product, goods item</text:p>
          </table:table-cell>
          <table:table-cell table:style-name="ce2"/>
          <table:table-cell table:style-name="ce5" office:value-type="string">
            <text:p>ABIE</text:p>
          </table:table-cell>
          <table:table-cell table:style-name="ce53" office:value-type="string">
            <text:p>Information directly relating to an item.</text:p>
          </table:table-cell>
          <table:table-cell table:style-name="ce53" table:number-columns-repeated="2"/>
          <table:table-cell table:style-name="ce104" office:value-type="string">
            <text:p>2.0</text:p>
          </table:table-cell>
          <table:table-cell table:style-name="ce118"/>
          <table:table-cell table:style-name="ce2"/>
          <table:table-cell table:style-name="ce5" table:number-columns-repeated="10"/>
          <table:table-cell table:style-name="ce34" table:number-columns-repeated="224"/>
        </table:table-row>
        <table:table-row table:style-name="ro2">
          <table:table-cell table:formula="oooc:=SUBSTITUTE(SUBSTITUTE(CONCATENATE(IF([.E497]=&quot;Universally Unique&quot;;&quot;UU&quot;;[.E497]);IF([.G497]&lt;&gt;[.I497];[.H497];[.F497]);CONCATENATE(IF([.I497]=&quot;Identifier&quot;;&quot;ID&quot;;IF([.I497]=&quot;Text&quot;;&quot;&quot;;[.I497]))));&quot; &quot;;&quot;&quot;);&quot;'&quot;;&quot;&quot;)" office:value-type="string" office:string-value="Description">
            <text:p>Description</text:p>
          </table:table-cell>
          <table:table-cell office:value-type="string">
            <text:p>Item. Description. Text</text:p>
          </table:table-cell>
          <table:table-cell table:style-name="ce7"/>
          <table:table-cell table:style-name="ce7" office:value-type="string">
            <text:p>Item</text:p>
          </table:table-cell>
          <table:table-cell table:number-columns-repeated="2" table:style-name="ce7"/>
          <table:table-cell table:style-name="ce7" office:value-type="string">
            <text:p>Description</text:p>
          </table:table-cell>
          <table:table-cell table:formula="oooc:=IF([.F497]&lt;&gt;&quot;&quot;;CONCATENATE([.F497];&quot; &quot;;[.G497]);[.G497])" office:value-type="string" office:string-value="Description">
            <text:p>Description</text:p>
          </table:table-cell>
          <table:table-cell table:style-name="ce7" office:value-type="string">
            <text:p>Text</text:p>
          </table:table-cell>
          <table:table-cell table:style-name="ce7"/>
          <table:table-cell table:formula="oooc:=IF([.J497]&lt;&gt;&quot;&quot;;CONCATENATE([.J497];&quot;_ &quot;;[.I497];&quot;. Type&quot;);CONCATENATE([.I497];&quot;. Type&quot;))" office:value-type="string" office:string-value="Text. Type">
            <text:p>Text. Type</text:p>
          </table:table-cell>
          <table:table-cell table:style-name="ce7" table:number-columns-repeated="3"/>
          <table:table-cell table:style-name="ce59" office:value-type="string">
            <text:p>0..n</text:p>
          </table:table-cell>
          <table:table-cell table:style-name="ce7" office:value-type="string">
            <text:p>BBIE</text:p>
          </table:table-cell>
          <table:table-cell table:style-name="ce31" office:value-type="string">
            <text:p>Free-form field that can be used to give a text description of the item.</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498]=&quot;Universally Unique&quot;;&quot;UU&quot;;[.E498]);IF([.G498]&lt;&gt;[.I498];[.H498];[.F498]);CONCATENATE(IF([.I498]=&quot;Identifier&quot;;&quot;ID&quot;;IF([.I498]=&quot;Text&quot;;&quot;&quot;;[.I498]))));&quot; &quot;;&quot;&quot;);&quot;'&quot;;&quot;&quot;)" office:value-type="string" office:string-value="PackQuantity">
            <text:p>PackQuantity</text:p>
          </table:table-cell>
          <table:table-cell office:value-type="string">
            <text:p>Item. Pack Quantity. Quantity</text:p>
          </table:table-cell>
          <table:table-cell table:style-name="ce7"/>
          <table:table-cell table:style-name="ce7" office:value-type="string">
            <text:p>Item</text:p>
          </table:table-cell>
          <table:table-cell table:style-name="ce7"/>
          <table:table-cell table:style-name="ce7" office:value-type="string">
            <text:p>Pack</text:p>
          </table:table-cell>
          <table:table-cell table:style-name="ce7" office:value-type="string">
            <text:p>Quantity</text:p>
          </table:table-cell>
          <table:table-cell table:formula="oooc:=IF([.F498]&lt;&gt;&quot;&quot;;CONCATENATE([.F498];&quot; &quot;;[.G498]);[.G498])" office:value-type="string" office:string-value="Pack Quantity">
            <text:p>Pack Quantity</text:p>
          </table:table-cell>
          <table:table-cell table:style-name="ce7" office:value-type="string">
            <text:p>Quantity</text:p>
          </table:table-cell>
          <table:table-cell table:style-name="ce7"/>
          <table:table-cell table:formula="oooc:=IF([.J498]&lt;&gt;&quot;&quot;;CONCATENATE([.J498];&quot;_ &quot;;[.I498];&quot;. Type&quot;);CONCATENATE([.I498];&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he unit packaging quantity.</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499]=&quot;Universally Unique&quot;;&quot;UU&quot;;[.E499]);IF([.G499]&lt;&gt;[.I499];[.H499];[.F499]);CONCATENATE(IF([.I499]=&quot;Identifier&quot;;&quot;ID&quot;;IF([.I499]=&quot;Text&quot;;&quot;&quot;;[.I499]))));&quot; &quot;;&quot;&quot;);&quot;'&quot;;&quot;&quot;)" office:value-type="string" office:string-value="PackSizeNumeric">
            <text:p>PackSizeNumeric</text:p>
          </table:table-cell>
          <table:table-cell office:value-type="string">
            <text:p>Item. Pack Size. Numeric</text:p>
          </table:table-cell>
          <table:table-cell table:style-name="ce7"/>
          <table:table-cell table:style-name="ce7" office:value-type="string">
            <text:p>Item</text:p>
          </table:table-cell>
          <table:table-cell table:style-name="ce7"/>
          <table:table-cell table:style-name="ce7" office:value-type="string">
            <text:p>Pack</text:p>
          </table:table-cell>
          <table:table-cell table:style-name="ce7" office:value-type="string">
            <text:p>Size</text:p>
          </table:table-cell>
          <table:table-cell table:formula="oooc:=IF([.F499]&lt;&gt;&quot;&quot;;CONCATENATE([.F499];&quot; &quot;;[.G499]);[.G499])" office:value-type="string" office:string-value="Pack Size">
            <text:p>Pack Size</text:p>
          </table:table-cell>
          <table:table-cell table:style-name="ce7" office:value-type="string">
            <text:p>Numeric</text:p>
          </table:table-cell>
          <table:table-cell table:style-name="ce7"/>
          <table:table-cell table:formula="oooc:=IF([.J499]&lt;&gt;&quot;&quot;;CONCATENATE([.J499];&quot;_ &quot;;[.I499];&quot;. Type&quot;);CONCATENATE([.I499];&quot;. Type&quot;))" office:value-type="string" office:string-value="Numeric. Type">
            <text:p>Numeric.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he number of items in a pack.</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2">
          <table:table-cell table:formula="oooc:=SUBSTITUTE(SUBSTITUTE(CONCATENATE(IF([.E500]=&quot;Universally Unique&quot;;&quot;UU&quot;;[.E500]);IF([.G500]&lt;&gt;[.I500];[.H500];[.F500]);CONCATENATE(IF([.I500]=&quot;Identifier&quot;;&quot;ID&quot;;IF([.I500]=&quot;Text&quot;;&quot;&quot;;[.I500]))));&quot; &quot;;&quot;&quot;);&quot;'&quot;;&quot;&quot;)" office:value-type="string" office:string-value="CatalogueIndicator">
            <text:p>CatalogueIndicator</text:p>
          </table:table-cell>
          <table:table-cell table:style-name="ce10" office:value-type="string">
            <text:p>Item. Catalogue_ Indicator. Indicator</text:p>
          </table:table-cell>
          <table:table-cell table:style-name="ce7"/>
          <table:table-cell table:style-name="ce7" office:value-type="string">
            <text:p>Item</text:p>
          </table:table-cell>
          <table:table-cell table:style-name="ce7" office:value-type="string">
            <text:p>Catalogue</text:p>
          </table:table-cell>
          <table:table-cell table:style-name="ce7"/>
          <table:table-cell table:style-name="ce7" office:value-type="string">
            <text:p>Indicator</text:p>
          </table:table-cell>
          <table:table-cell table:formula="oooc:=IF([.F500]&lt;&gt;&quot;&quot;;CONCATENATE([.F500];&quot; &quot;;[.G500]);[.G500])" office:value-type="string" office:string-value="Indicator">
            <text:p>Indicator</text:p>
          </table:table-cell>
          <table:table-cell table:style-name="ce7" office:value-type="string">
            <text:p>Indicator</text:p>
          </table:table-cell>
          <table:table-cell table:style-name="ce7"/>
          <table:table-cell table:formula="oooc:=IF([.J500]&lt;&gt;&quot;&quot;;CONCATENATE([.J500];&quot;_ &quot;;[.I500];&quot;. Type&quot;);CONCATENATE([.I500];&quot;. Type&quot;))" office:value-type="string" office:string-value="Indicator. Type">
            <text:p>Indicato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Indicates whether the item was ordered from a Catalogue (true) or not (false).</text:p>
          </table:table-cell>
          <table:table-cell table:style-name="ce31"/>
          <table:table-cell table:style-name="ce7"/>
          <table:table-cell table:style-name="ce90" office:value-type="string">
            <text:p>1.0</text:p>
          </table:table-cell>
          <table:table-cell table:style-name="ce7" table:number-columns-repeated="12"/>
          <table:table-cell table:style-name="ce34" table:number-columns-repeated="224"/>
        </table:table-row>
        <table:table-row table:style-name="ro3">
          <table:table-cell table:formula="oooc:=SUBSTITUTE(SUBSTITUTE(CONCATENATE(IF([.E501]=&quot;Universally Unique&quot;;&quot;UU&quot;;[.E501]);IF([.G501]&lt;&gt;[.I501];[.H501];[.F501]);CONCATENATE(IF([.I501]=&quot;Identifier&quot;;&quot;ID&quot;;IF([.I501]=&quot;Text&quot;;&quot;&quot;;[.I501]))));&quot; &quot;;&quot;&quot;);&quot;'&quot;;&quot;&quot;)" office:value-type="string" office:string-value="Name">
            <text:p>Name</text:p>
          </table:table-cell>
          <table:table-cell table:style-name="ce10" office:value-type="string">
            <text:p>Item. Name</text:p>
          </table:table-cell>
          <table:table-cell table:style-name="ce7"/>
          <table:table-cell table:style-name="ce7" office:value-type="string">
            <text:p>Item</text:p>
          </table:table-cell>
          <table:table-cell table:number-columns-repeated="2" table:style-name="ce7"/>
          <table:table-cell table:style-name="ce7" office:value-type="string">
            <text:p>Name</text:p>
          </table:table-cell>
          <table:table-cell table:formula="oooc:=IF([.F501]&lt;&gt;&quot;&quot;;CONCATENATE([.F501];&quot; &quot;;[.G501]);[.G501])" office:value-type="string" office:string-value="Name">
            <text:p>Name</text:p>
          </table:table-cell>
          <table:table-cell table:style-name="ce7" office:value-type="string">
            <text:p>Name</text:p>
          </table:table-cell>
          <table:table-cell table:style-name="ce7"/>
          <table:table-cell table:formula="oooc:=IF([.J501]&lt;&gt;&quot;&quot;;CONCATENATE([.J501];&quot;_ &quot;;[.I501];&quot;. Type&quot;);CONCATENATE([.I501];&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A short name optionally given to an item, such as a name from a Catalogue, as distinct from a description.</text:p>
          </table:table-cell>
          <table:table-cell table:style-name="ce31"/>
          <table:table-cell table:style-name="ce7"/>
          <table:table-cell table:style-name="ce90" office:value-type="string">
            <text:p>2.0</text:p>
          </table:table-cell>
          <table:table-cell/>
          <table:table-cell table:style-name="ce7" table:number-columns-repeated="11"/>
          <table:table-cell table:style-name="ce34" table:number-columns-repeated="224"/>
        </table:table-row>
        <table:table-row table:style-name="ro2">
          <table:table-cell table:formula="oooc:=SUBSTITUTE(SUBSTITUTE(CONCATENATE(IF([.E502]=&quot;Universally Unique&quot;;&quot;UU&quot;;[.E502]);IF([.G502]&lt;&gt;[.I502];[.H502];[.F502]);CONCATENATE(IF([.I502]=&quot;Identifier&quot;;&quot;ID&quot;;IF([.I502]=&quot;Text&quot;;&quot;&quot;;[.I502]))));&quot; &quot;;&quot;&quot;);&quot;'&quot;;&quot;&quot;)" office:value-type="string" office:string-value="HazardousRiskIndicator">
            <text:p>HazardousRiskIndicator</text:p>
          </table:table-cell>
          <table:table-cell table:style-name="ce10" office:value-type="string">
            <text:p>Item. Hazardous Risk_ Indicator. Indicator</text:p>
          </table:table-cell>
          <table:table-cell/>
          <table:table-cell table:style-name="ce7" office:value-type="string">
            <text:p>Item</text:p>
          </table:table-cell>
          <table:table-cell office:value-type="string">
            <text:p>Hazardous Risk</text:p>
          </table:table-cell>
          <table:table-cell/>
          <table:table-cell office:value-type="string">
            <text:p>Indicator</text:p>
          </table:table-cell>
          <table:table-cell table:formula="oooc:=IF([.F502]&lt;&gt;&quot;&quot;;CONCATENATE([.F502];&quot; &quot;;[.G502]);[.G502])" office:value-type="string" office:string-value="Indicator">
            <text:p>Indicator</text:p>
          </table:table-cell>
          <table:table-cell office:value-type="string">
            <text:p>Indicator</text:p>
          </table:table-cell>
          <table:table-cell/>
          <table:table-cell table:formula="oooc:=IF([.J502]&lt;&gt;&quot;&quot;;CONCATENATE([.J502];&quot;_ &quot;;[.I502];&quot;. Type&quot;);CONCATENATE([.I502];&quot;. Type&quot;))" office:value-type="string" office:string-value="Indicator. Type">
            <text:p>Indicator. Type</text:p>
          </table:table-cell>
          <table:table-cell table:number-columns-repeated="3"/>
          <table:table-cell table:style-name="ce64" office:value-type="string">
            <text:p>0..1</text:p>
          </table:table-cell>
          <table:table-cell office:value-type="string">
            <text:p>BBIE</text:p>
          </table:table-cell>
          <table:table-cell office:value-type="string">
            <text:p>Indicates whether the item as delivered is hazardous.</text:p>
          </table:table-cell>
          <table:table-cell office:value-type="string">
            <text:p>Default is negative</text:p>
          </table:table-cell>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503]=&quot;Universally Unique&quot;;&quot;UU&quot;;[.E503]);IF([.G503]&lt;&gt;[.I503];[.H503];[.F503]);CONCATENATE(IF([.I503]=&quot;Identifier&quot;;&quot;ID&quot;;IF([.I503]=&quot;Text&quot;;&quot;&quot;;[.I503]))));&quot; &quot;;&quot;&quot;);&quot;'&quot;;&quot;&quot;)" office:value-type="string" office:string-value="AdditionalInformation">
            <text:p>AdditionalInformation</text:p>
          </table:table-cell>
          <table:table-cell office:value-type="string">
            <text:p>Item. Additional_ Information. Text</text:p>
          </table:table-cell>
          <table:table-cell table:style-name="ce7"/>
          <table:table-cell table:style-name="ce7" office:value-type="string">
            <text:p>Item</text:p>
          </table:table-cell>
          <table:table-cell table:style-name="ce7" office:value-type="string">
            <text:p>Additional</text:p>
          </table:table-cell>
          <table:table-cell table:style-name="ce7"/>
          <table:table-cell table:style-name="ce7" office:value-type="string">
            <text:p>Information</text:p>
          </table:table-cell>
          <table:table-cell table:formula="oooc:=IF([.F503]&lt;&gt;&quot;&quot;;CONCATENATE([.F503];&quot; &quot;;[.G503]);[.G503])" office:value-type="string" office:string-value="Information">
            <text:p>Information</text:p>
          </table:table-cell>
          <table:table-cell table:style-name="ce7" office:value-type="string">
            <text:p>Text</text:p>
          </table:table-cell>
          <table:table-cell table:style-name="ce7"/>
          <table:table-cell table:formula="oooc:=IF([.J503]&lt;&gt;&quot;&quot;;CONCATENATE([.J503];&quot;_ &quot;;[.I503];&quot;. Type&quot;);CONCATENATE([.I503];&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Provides more details of the item (e.g., the URL of a relevant web page).</text:p>
          </table:table-cell>
          <table:table-cell table:style-name="ce31"/>
          <table:table-cell table:style-name="ce7"/>
          <table:table-cell table:style-name="ce90" office:value-type="string">
            <text:p>2.0</text:p>
          </table:table-cell>
          <table:table-cell/>
          <table:table-cell table:style-name="ce7" table:number-columns-repeated="11"/>
          <table:table-cell table:style-name="ce34" table:number-columns-repeated="224"/>
        </table:table-row>
        <table:table-row table:style-name="ro3">
          <table:table-cell table:formula="oooc:=SUBSTITUTE(SUBSTITUTE(CONCATENATE(IF([.E504]=&quot;Universally Unique&quot;;&quot;UU&quot;;[.E504]);IF([.G504]&lt;&gt;[.I504];[.H504];[.F504]);CONCATENATE(IF([.I504]=&quot;Identifier&quot;;&quot;ID&quot;;IF([.I504]=&quot;Text&quot;;&quot;&quot;;[.I504]))));&quot; &quot;;&quot;&quot;);&quot;'&quot;;&quot;&quot;)" office:value-type="string" office:string-value="Keyword">
            <text:p>Keyword</text:p>
          </table:table-cell>
          <table:table-cell office:value-type="string">
            <text:p>Item. Keyword. Text</text:p>
          </table:table-cell>
          <table:table-cell table:style-name="ce7"/>
          <table:table-cell table:style-name="ce7" office:value-type="string">
            <text:p>Item</text:p>
          </table:table-cell>
          <table:table-cell table:number-columns-repeated="2" table:style-name="ce7"/>
          <table:table-cell table:style-name="ce7" office:value-type="string">
            <text:p>Keyword</text:p>
          </table:table-cell>
          <table:table-cell table:formula="oooc:=IF([.F504]&lt;&gt;&quot;&quot;;CONCATENATE([.F504];&quot; &quot;;[.G504]);[.G504])" office:value-type="string" office:string-value="Keyword">
            <text:p>Keyword</text:p>
          </table:table-cell>
          <table:table-cell table:style-name="ce7" office:value-type="string">
            <text:p>Text</text:p>
          </table:table-cell>
          <table:table-cell table:style-name="ce7"/>
          <table:table-cell table:formula="oooc:=IF([.J504]&lt;&gt;&quot;&quot;;CONCATENATE([.J504];&quot;_ &quot;;[.I504];&quot;. Type&quot;);CONCATENATE([.I504];&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office:value-type="string">
            <text:p>A Seller Party-defined search string for the item. Also could be synonyms for identifying the item.</text:p>
          </table:table-cell>
          <table:table-cell table:style-name="ce31"/>
          <table:table-cell table:style-name="ce7"/>
          <table:table-cell table:style-name="ce90" office:value-type="string">
            <text:p>2.0</text:p>
          </table:table-cell>
          <table:table-cell/>
          <table:table-cell table:style-name="ce7" table:number-columns-repeated="11"/>
          <table:table-cell table:style-name="ce34" table:number-columns-repeated="224"/>
        </table:table-row>
        <table:table-row table:style-name="ro2">
          <table:table-cell table:formula="oooc:=SUBSTITUTE(SUBSTITUTE(CONCATENATE(IF([.E505]=&quot;Universally Unique&quot;;&quot;UU&quot;;[.E505]);IF([.G505]&lt;&gt;[.I505];[.H505];[.F505]);CONCATENATE(IF([.I505]=&quot;Identifier&quot;;&quot;ID&quot;;IF([.I505]=&quot;Text&quot;;&quot;&quot;;[.I505]))));&quot; &quot;;&quot;&quot;);&quot;'&quot;;&quot;&quot;)" office:value-type="string" office:string-value="BrandName">
            <text:p>BrandName</text:p>
          </table:table-cell>
          <table:table-cell office:value-type="string">
            <text:p>Item. Brand Name. Name</text:p>
          </table:table-cell>
          <table:table-cell table:style-name="ce7"/>
          <table:table-cell table:style-name="ce7" office:value-type="string">
            <text:p>Item</text:p>
          </table:table-cell>
          <table:table-cell table:style-name="ce7"/>
          <table:table-cell table:style-name="ce7" office:value-type="string">
            <text:p>Brand</text:p>
          </table:table-cell>
          <table:table-cell table:style-name="ce7" office:value-type="string">
            <text:p>Name</text:p>
          </table:table-cell>
          <table:table-cell table:formula="oooc:=IF([.F505]&lt;&gt;&quot;&quot;;CONCATENATE([.F505];&quot; &quot;;[.G505]);[.G505])" office:value-type="string" office:string-value="Brand Name">
            <text:p>Brand Name</text:p>
          </table:table-cell>
          <table:table-cell table:style-name="ce7" office:value-type="string">
            <text:p>Name</text:p>
          </table:table-cell>
          <table:table-cell table:style-name="ce7"/>
          <table:table-cell table:formula="oooc:=IF([.J505]&lt;&gt;&quot;&quot;;CONCATENATE([.J505];&quot;_ &quot;;[.I505];&quot;. Type&quot;);CONCATENATE([.I505];&quot;. Type&quot;))" office:value-type="string" office:string-value="Name. Type">
            <text:p>Name. Type</text:p>
          </table:table-cell>
          <table:table-cell table:style-name="ce7" table:number-columns-repeated="3"/>
          <table:table-cell table:style-name="ce47" office:value-type="string">
            <text:p>0..n</text:p>
          </table:table-cell>
          <table:table-cell table:style-name="ce7" office:value-type="string">
            <text:p>BBIE</text:p>
          </table:table-cell>
          <table:table-cell office:value-type="string">
            <text:p>Brand name for the item.</text:p>
          </table:table-cell>
          <table:table-cell office:value-type="string">
            <text:p>Coca-Cola</text:p>
          </table:table-cell>
          <table:table-cell table:style-name="ce7"/>
          <table:table-cell table:style-name="ce90" office:value-type="string">
            <text:p>2.0</text:p>
          </table:table-cell>
          <table:table-cell/>
          <table:table-cell table:style-name="ce7" table:number-columns-repeated="11"/>
          <table:table-cell table:style-name="ce34" table:number-columns-repeated="224"/>
        </table:table-row>
        <table:table-row table:style-name="ro2">
          <table:table-cell table:formula="oooc:=SUBSTITUTE(SUBSTITUTE(CONCATENATE(IF([.E506]=&quot;Universally Unique&quot;;&quot;UU&quot;;[.E506]);IF([.G506]&lt;&gt;[.I506];[.H506];[.F506]);CONCATENATE(IF([.I506]=&quot;Identifier&quot;;&quot;ID&quot;;IF([.I506]=&quot;Text&quot;;&quot;&quot;;[.I506]))));&quot; &quot;;&quot;&quot;);&quot;'&quot;;&quot;&quot;)" office:value-type="string" office:string-value="ModelName">
            <text:p>ModelName</text:p>
          </table:table-cell>
          <table:table-cell office:value-type="string">
            <text:p>Item. Model Name. Name</text:p>
          </table:table-cell>
          <table:table-cell table:style-name="ce7"/>
          <table:table-cell table:style-name="ce7" office:value-type="string">
            <text:p>Item</text:p>
          </table:table-cell>
          <table:table-cell table:style-name="ce7"/>
          <table:table-cell table:style-name="ce7" office:value-type="string">
            <text:p>Model</text:p>
          </table:table-cell>
          <table:table-cell table:style-name="ce7" office:value-type="string">
            <text:p>Name</text:p>
          </table:table-cell>
          <table:table-cell table:formula="oooc:=IF([.F506]&lt;&gt;&quot;&quot;;CONCATENATE([.F506];&quot; &quot;;[.G506]);[.G506])" office:value-type="string" office:string-value="Model Name">
            <text:p>Model Name</text:p>
          </table:table-cell>
          <table:table-cell table:style-name="ce7" office:value-type="string">
            <text:p>Name</text:p>
          </table:table-cell>
          <table:table-cell table:style-name="ce7"/>
          <table:table-cell table:formula="oooc:=IF([.J506]&lt;&gt;&quot;&quot;;CONCATENATE([.J506];&quot;_ &quot;;[.I506];&quot;. Type&quot;);CONCATENATE([.I506];&quot;. Type&quot;))" office:value-type="string" office:string-value="Name. Type">
            <text:p>Name. Type</text:p>
          </table:table-cell>
          <table:table-cell table:style-name="ce7" table:number-columns-repeated="3"/>
          <table:table-cell table:style-name="ce47" office:value-type="string">
            <text:p>0..n</text:p>
          </table:table-cell>
          <table:table-cell table:style-name="ce7" office:value-type="string">
            <text:p>BBIE</text:p>
          </table:table-cell>
          <table:table-cell office:value-type="string">
            <text:p>Model name for the item.</text:p>
          </table:table-cell>
          <table:table-cell office:value-type="string">
            <text:p>"VW Beetle"</text:p>
          </table:table-cell>
          <table:table-cell table:style-name="ce7"/>
          <table:table-cell table:style-name="ce90" office:value-type="string">
            <text:p>2.0</text:p>
          </table:table-cell>
          <table:table-cell/>
          <table:table-cell table:style-name="ce7" table:number-columns-repeated="11"/>
          <table:table-cell table:style-name="ce34" table:number-columns-repeated="224"/>
        </table:table-row>
        <table:table-row table:style-name="ro3">
          <table:table-cell table:style-name="ce4" table:formula="oooc:=SUBSTITUTE(SUBSTITUTE(CONCATENATE(IF([.E507]=&quot;Universally Unique&quot;;&quot;UU&quot;;[.E507]);[.F507];IF([.H507]&lt;&gt;[.I507];[.H507];&quot;&quot;);CONCATENATE(IF([.I507]=&quot;Identifier&quot;;&quot;ID&quot;;IF([.I507]=&quot;Text&quot;;&quot;&quot;;[.I507]))));&quot; &quot;;&quot;&quot;);&quot;'&quot;;&quot;&quot;)" office:value-type="string" office:string-value="BuyersItemIdentification">
            <text:p>BuyersItemIdentification</text:p>
          </table:table-cell>
          <table:table-cell table:style-name="ce15" office:value-type="string">
            <text:p>Item. Buyers_ Item Identification. Item Identification</text:p>
          </table:table-cell>
          <table:table-cell table:style-name="ce8"/>
          <table:table-cell table:style-name="ce8" office:value-type="string">
            <text:p>Item</text:p>
          </table:table-cell>
          <table:table-cell table:style-name="ce8" office:value-type="string">
            <text:p>Buyers</text:p>
          </table:table-cell>
          <table:table-cell table:style-name="ce8"/>
          <table:table-cell table:style-name="ce8"/>
          <table:table-cell table:style-name="ce8" table:formula="oooc:=[.M507]" office:value-type="string" office:string-value="Item Identification">
            <text:p>Item Identification</text:p>
          </table:table-cell>
          <table:table-cell table:style-name="ce8" table:formula="oooc:=[.M507]" office:value-type="string" office:string-value="Item Identification">
            <text:p>Item Identification</text:p>
          </table:table-cell>
          <table:table-cell table:style-name="ce8" table:number-columns-repeated="3"/>
          <table:table-cell table:style-name="ce12" office:value-type="string">
            <text:p>Item Identification</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Associates the item with its identification according to the buyer's system.</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08]=&quot;Universally Unique&quot;;&quot;UU&quot;;[.E508]);[.F508];IF([.H508]&lt;&gt;[.I508];[.H508];&quot;&quot;);CONCATENATE(IF([.I508]=&quot;Identifier&quot;;&quot;ID&quot;;IF([.I508]=&quot;Text&quot;;&quot;&quot;;[.I508]))));&quot; &quot;;&quot;&quot;);&quot;'&quot;;&quot;&quot;)" office:value-type="string" office:string-value="SellersItemIdentification">
            <text:p>SellersItemIdentification</text:p>
          </table:table-cell>
          <table:table-cell table:style-name="ce15" office:value-type="string">
            <text:p>Item. Sellers_ Item Identification. Item Identification</text:p>
          </table:table-cell>
          <table:table-cell table:style-name="ce8"/>
          <table:table-cell table:style-name="ce8" office:value-type="string">
            <text:p>Item</text:p>
          </table:table-cell>
          <table:table-cell table:style-name="ce8" office:value-type="string">
            <text:p>Sellers</text:p>
          </table:table-cell>
          <table:table-cell table:style-name="ce8"/>
          <table:table-cell table:style-name="ce8"/>
          <table:table-cell table:style-name="ce8" table:formula="oooc:=[.M508]" office:value-type="string" office:string-value="Item Identification">
            <text:p>Item Identification</text:p>
          </table:table-cell>
          <table:table-cell table:style-name="ce8" table:formula="oooc:=[.M508]" office:value-type="string" office:string-value="Item Identification">
            <text:p>Item Identification</text:p>
          </table:table-cell>
          <table:table-cell table:style-name="ce8" table:number-columns-repeated="3"/>
          <table:table-cell table:style-name="ce12" office:value-type="string">
            <text:p>Item Identification</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Associates the item with its identification according to the seller's system.</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09]=&quot;Universally Unique&quot;;&quot;UU&quot;;[.E509]);[.F509];IF([.H509]&lt;&gt;[.I509];[.H509];&quot;&quot;);CONCATENATE(IF([.I509]=&quot;Identifier&quot;;&quot;ID&quot;;IF([.I509]=&quot;Text&quot;;&quot;&quot;;[.I509]))));&quot; &quot;;&quot;&quot;);&quot;'&quot;;&quot;&quot;)" office:value-type="string" office:string-value="ManufacturersItemIdentification">
            <text:p>ManufacturersItemIdentification</text:p>
          </table:table-cell>
          <table:table-cell table:style-name="ce15" office:value-type="string">
            <text:p>Item. Manufacturers_ Item Identification. Item Identification</text:p>
          </table:table-cell>
          <table:table-cell table:style-name="ce8"/>
          <table:table-cell table:style-name="ce8" office:value-type="string">
            <text:p>Item</text:p>
          </table:table-cell>
          <table:table-cell table:style-name="ce8" office:value-type="string">
            <text:p>Manufacturers</text:p>
          </table:table-cell>
          <table:table-cell table:style-name="ce8"/>
          <table:table-cell table:style-name="ce8"/>
          <table:table-cell table:style-name="ce8" table:formula="oooc:=[.M509]" office:value-type="string" office:string-value="Item Identification">
            <text:p>Item Identification</text:p>
          </table:table-cell>
          <table:table-cell table:style-name="ce8" table:formula="oooc:=[.M509]" office:value-type="string" office:string-value="Item Identification">
            <text:p>Item Identification</text:p>
          </table:table-cell>
          <table:table-cell table:style-name="ce8" table:number-columns-repeated="3"/>
          <table:table-cell table:style-name="ce12" office:value-type="string">
            <text:p>Item Identification</text:p>
          </table:table-cell>
          <table:table-cell table:style-name="ce8"/>
          <table:table-cell table:style-name="ce60" office:value-type="string">
            <text:p>0..n</text:p>
          </table:table-cell>
          <table:table-cell table:style-name="ce8" office:value-type="string">
            <text:p>ASBIE</text:p>
          </table:table-cell>
          <table:table-cell table:style-name="ce68" office:value-type="string">
            <text:p>Associates the item with its identification according to the manufacturer's system.</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10]=&quot;Universally Unique&quot;;&quot;UU&quot;;[.E510]);[.F510];IF([.H510]&lt;&gt;[.I510];[.H510];&quot;&quot;);CONCATENATE(IF([.I510]=&quot;Identifier&quot;;&quot;ID&quot;;IF([.I510]=&quot;Text&quot;;&quot;&quot;;[.I510]))));&quot; &quot;;&quot;&quot;);&quot;'&quot;;&quot;&quot;)" office:value-type="string" office:string-value="StandardItemIdentification">
            <text:p>StandardItemIdentification</text:p>
          </table:table-cell>
          <table:table-cell table:style-name="ce15" office:value-type="string">
            <text:p>Item. Standard_ Item Identification. Item Identification</text:p>
          </table:table-cell>
          <table:table-cell table:style-name="ce8"/>
          <table:table-cell table:style-name="ce8" office:value-type="string">
            <text:p>Item</text:p>
          </table:table-cell>
          <table:table-cell table:style-name="ce8" office:value-type="string">
            <text:p>Standard</text:p>
          </table:table-cell>
          <table:table-cell table:style-name="ce8"/>
          <table:table-cell table:style-name="ce8"/>
          <table:table-cell table:style-name="ce8" table:formula="oooc:=[.M510]" office:value-type="string" office:string-value="Item Identification">
            <text:p>Item Identification</text:p>
          </table:table-cell>
          <table:table-cell table:style-name="ce8" table:formula="oooc:=[.M510]" office:value-type="string" office:string-value="Item Identification">
            <text:p>Item Identification</text:p>
          </table:table-cell>
          <table:table-cell table:style-name="ce8" table:number-columns-repeated="3"/>
          <table:table-cell table:style-name="ce12" office:value-type="string">
            <text:p>Item Identification</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Associates the item with its identification according to a standard system.</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11]=&quot;Universally Unique&quot;;&quot;UU&quot;;[.E511]);[.F511];IF([.H511]&lt;&gt;[.I511];[.H511];&quot;&quot;);CONCATENATE(IF([.I511]=&quot;Identifier&quot;;&quot;ID&quot;;IF([.I511]=&quot;Text&quot;;&quot;&quot;;[.I511]))));&quot; &quot;;&quot;&quot;);&quot;'&quot;;&quot;&quot;)" office:value-type="string" office:string-value="CatalogueItemIdentification">
            <text:p>CatalogueItemIdentification</text:p>
          </table:table-cell>
          <table:table-cell table:style-name="ce15" office:value-type="string">
            <text:p>Item. Catalogue_ Item Identification. Item Identification</text:p>
          </table:table-cell>
          <table:table-cell table:style-name="ce8"/>
          <table:table-cell table:style-name="ce8" office:value-type="string">
            <text:p>Item</text:p>
          </table:table-cell>
          <table:table-cell table:style-name="ce8" office:value-type="string">
            <text:p>Catalogue</text:p>
          </table:table-cell>
          <table:table-cell table:style-name="ce8"/>
          <table:table-cell table:style-name="ce8"/>
          <table:table-cell table:style-name="ce8" table:formula="oooc:=[.M511]" office:value-type="string" office:string-value="Item Identification">
            <text:p>Item Identification</text:p>
          </table:table-cell>
          <table:table-cell table:style-name="ce8" table:formula="oooc:=[.M511]" office:value-type="string" office:string-value="Item Identification">
            <text:p>Item Identification</text:p>
          </table:table-cell>
          <table:table-cell table:style-name="ce8" table:number-columns-repeated="3"/>
          <table:table-cell table:style-name="ce12" office:value-type="string">
            <text:p>Item Identification</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Associates the item with its identification according to a cataloguing system.</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12]=&quot;Universally Unique&quot;;&quot;UU&quot;;[.E512]);[.F512];IF([.H512]&lt;&gt;[.I512];[.H512];&quot;&quot;);CONCATENATE(IF([.I512]=&quot;Identifier&quot;;&quot;ID&quot;;IF([.I512]=&quot;Text&quot;;&quot;&quot;;[.I512]))));&quot; &quot;;&quot;&quot;);&quot;'&quot;;&quot;&quot;)" office:value-type="string" office:string-value="AdditionalItemIdentification">
            <text:p>AdditionalItemIdentification</text:p>
          </table:table-cell>
          <table:table-cell table:style-name="ce15" office:value-type="string">
            <text:p>Item. Additional_ Item Identification. Item Identification</text:p>
          </table:table-cell>
          <table:table-cell table:style-name="ce8"/>
          <table:table-cell table:style-name="ce8" office:value-type="string">
            <text:p>Item</text:p>
          </table:table-cell>
          <table:table-cell table:style-name="ce8" office:value-type="string">
            <text:p>Additional</text:p>
          </table:table-cell>
          <table:table-cell table:style-name="ce8"/>
          <table:table-cell table:style-name="ce8"/>
          <table:table-cell table:style-name="ce8" table:formula="oooc:=[.M512]" office:value-type="string" office:string-value="Item Identification">
            <text:p>Item Identification</text:p>
          </table:table-cell>
          <table:table-cell table:style-name="ce8" table:formula="oooc:=[.M512]" office:value-type="string" office:string-value="Item Identification">
            <text:p>Item Identification</text:p>
          </table:table-cell>
          <table:table-cell table:style-name="ce8" table:number-columns-repeated="3"/>
          <table:table-cell table:style-name="ce12" office:value-type="string">
            <text:p>Item Identification</text:p>
          </table:table-cell>
          <table:table-cell table:style-name="ce8"/>
          <table:table-cell table:style-name="ce57" office:value-type="string">
            <text:p>0..n</text:p>
          </table:table-cell>
          <table:table-cell table:style-name="ce8" office:value-type="string">
            <text:p>ASBIE</text:p>
          </table:table-cell>
          <table:table-cell table:style-name="ce78" office:value-type="string">
            <text:p>Associates the item with other identification means.</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13]=&quot;Universally Unique&quot;;&quot;UU&quot;;[.E513]);[.F513];IF([.H513]&lt;&gt;[.I513];[.H513];&quot;&quot;);CONCATENATE(IF([.I513]=&quot;Identifier&quot;;&quot;ID&quot;;IF([.I513]=&quot;Text&quot;;&quot;&quot;;[.I513]))));&quot; &quot;;&quot;&quot;);&quot;'&quot;;&quot;&quot;)" office:value-type="string" office:string-value="CatalogueDocumentReference">
            <text:p>CatalogueDocumentReference</text:p>
          </table:table-cell>
          <table:table-cell table:style-name="ce15" office:value-type="string">
            <text:p>Item. Catalogue_ Document Reference. Document Reference</text:p>
          </table:table-cell>
          <table:table-cell table:style-name="ce8"/>
          <table:table-cell table:style-name="ce8" office:value-type="string">
            <text:p>Item</text:p>
          </table:table-cell>
          <table:table-cell table:style-name="ce8" office:value-type="string">
            <text:p>Catalogue</text:p>
          </table:table-cell>
          <table:table-cell table:style-name="ce8"/>
          <table:table-cell table:style-name="ce8"/>
          <table:table-cell table:style-name="ce8" table:formula="oooc:=[.M513]" office:value-type="string" office:string-value="Document Reference">
            <text:p>Document Reference</text:p>
          </table:table-cell>
          <table:table-cell table:style-name="ce8" table:formula="oooc:=[.M513]" office:value-type="string" office:string-value="Document Reference">
            <text:p>Document Reference</text:p>
          </table:table-cell>
          <table:table-cell table:style-name="ce8" table:number-columns-repeated="3"/>
          <table:table-cell table:style-name="ce12" office:value-type="string">
            <text:p>Document Reference</text:p>
          </table:table-cell>
          <table:table-cell table:style-name="ce8"/>
          <table:table-cell table:style-name="ce57" office:value-type="string">
            <text:p>0..1</text:p>
          </table:table-cell>
          <table:table-cell table:style-name="ce8" office:value-type="string">
            <text:p>ASBIE</text:p>
          </table:table-cell>
          <table:table-cell table:style-name="ce75" office:value-type="string">
            <text:p>An associative reference to Catalogue.</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14]=&quot;Universally Unique&quot;;&quot;UU&quot;;[.E514]);[.F514];IF([.H514]&lt;&gt;[.I514];[.H514];&quot;&quot;);CONCATENATE(IF([.I514]=&quot;Identifier&quot;;&quot;ID&quot;;IF([.I514]=&quot;Text&quot;;&quot;&quot;;[.I514]))));&quot; &quot;;&quot;&quot;);&quot;'&quot;;&quot;&quot;)" office:value-type="string" office:string-value="ItemSpecificationDocumentReference">
            <text:p>ItemSpecificationDocumentReference</text:p>
          </table:table-cell>
          <table:table-cell table:style-name="ce15" office:value-type="string">
            <text:p>Item. Item Specification_ Document Reference. Document Reference</text:p>
          </table:table-cell>
          <table:table-cell table:style-name="ce8"/>
          <table:table-cell table:style-name="ce8" office:value-type="string">
            <text:p>Item</text:p>
          </table:table-cell>
          <table:table-cell table:style-name="ce15" office:value-type="string">
            <text:p>Item Specification</text:p>
          </table:table-cell>
          <table:table-cell table:style-name="ce8"/>
          <table:table-cell table:style-name="ce8"/>
          <table:table-cell table:style-name="ce8" table:formula="oooc:=[.M514]" office:value-type="string" office:string-value="Document Reference">
            <text:p>Document Reference</text:p>
          </table:table-cell>
          <table:table-cell table:style-name="ce8" table:formula="oooc:=[.M514]" office:value-type="string" office:string-value="Document Reference">
            <text:p>Document Reference</text:p>
          </table:table-cell>
          <table:table-cell table:style-name="ce8" table:number-columns-repeated="3"/>
          <table:table-cell table:style-name="ce12" office:value-type="string">
            <text:p>Document Reference</text:p>
          </table:table-cell>
          <table:table-cell table:style-name="ce8"/>
          <table:table-cell table:style-name="ce57" office:value-type="string">
            <text:p>0..n</text:p>
          </table:table-cell>
          <table:table-cell table:style-name="ce8" office:value-type="string">
            <text:p>ASBIE</text:p>
          </table:table-cell>
          <table:table-cell table:style-name="ce75" office:value-type="string">
            <text:p>An associative reference to a document providing Item specification.</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2">
          <table:table-cell table:style-name="ce4" table:formula="oooc:=SUBSTITUTE(SUBSTITUTE(CONCATENATE(IF([.E515]=&quot;Universally Unique&quot;;&quot;UU&quot;;[.E515]);[.F515];IF([.H515]&lt;&gt;[.I515];[.H515];&quot;&quot;);CONCATENATE(IF([.I515]=&quot;Identifier&quot;;&quot;ID&quot;;IF([.I515]=&quot;Text&quot;;&quot;&quot;;[.I515]))));&quot; &quot;;&quot;&quot;);&quot;'&quot;;&quot;&quot;)" office:value-type="string" office:string-value="OriginCountry">
            <text:p>OriginCountry</text:p>
          </table:table-cell>
          <table:table-cell table:style-name="ce15" office:value-type="string">
            <text:p>Item. Origin_ Country. Country</text:p>
          </table:table-cell>
          <table:table-cell table:style-name="ce8"/>
          <table:table-cell table:style-name="ce8" office:value-type="string">
            <text:p>Item</text:p>
          </table:table-cell>
          <table:table-cell table:style-name="ce8" office:value-type="string">
            <text:p>Origin</text:p>
          </table:table-cell>
          <table:table-cell table:style-name="ce8"/>
          <table:table-cell table:style-name="ce8"/>
          <table:table-cell table:style-name="ce8" table:formula="oooc:=[.M515]" office:value-type="string" office:string-value="Country">
            <text:p>Country</text:p>
          </table:table-cell>
          <table:table-cell table:style-name="ce8" table:formula="oooc:=[.M515]" office:value-type="string" office:string-value="Country">
            <text:p>Country</text:p>
          </table:table-cell>
          <table:table-cell table:style-name="ce8" table:number-columns-repeated="3"/>
          <table:table-cell table:style-name="ce12" office:value-type="string">
            <text:p>Country</text:p>
          </table:table-cell>
          <table:table-cell table:style-name="ce8"/>
          <table:table-cell table:style-name="ce57" office:value-type="string">
            <text:p>0..1</text:p>
          </table:table-cell>
          <table:table-cell table:style-name="ce8" office:value-type="string">
            <text:p>ASBIE</text:p>
          </table:table-cell>
          <table:table-cell table:style-name="ce68" office:value-type="string">
            <text:p>Associates the item with its country of origin.</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16]=&quot;Universally Unique&quot;;&quot;UU&quot;;[.E516]);[.F516];IF([.H516]&lt;&gt;[.I516];[.H516];&quot;&quot;);CONCATENATE(IF([.I516]=&quot;Identifier&quot;;&quot;ID&quot;;IF([.I516]=&quot;Text&quot;;&quot;&quot;;[.I516]))));&quot; &quot;;&quot;&quot;);&quot;'&quot;;&quot;&quot;)" office:value-type="string" office:string-value="CommodityClassification">
            <text:p>CommodityClassification</text:p>
          </table:table-cell>
          <table:table-cell table:style-name="ce8" office:value-type="string">
            <text:p>Item. Commodity Classification</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6]" office:value-type="string" office:string-value="Commodity Classification">
            <text:p>Commodity Classification</text:p>
          </table:table-cell>
          <table:table-cell table:style-name="ce8" table:formula="oooc:=[.M516]" office:value-type="string" office:string-value="Commodity Classification">
            <text:p>Commodity Classification</text:p>
          </table:table-cell>
          <table:table-cell table:style-name="ce8" table:number-columns-repeated="3"/>
          <table:table-cell table:style-name="ce12" office:value-type="string">
            <text:p>Commodity Classification</text:p>
          </table:table-cell>
          <table:table-cell table:style-name="ce8"/>
          <table:table-cell table:style-name="ce60" office:value-type="string">
            <text:p>0..n</text:p>
          </table:table-cell>
          <table:table-cell table:style-name="ce8" office:value-type="string">
            <text:p>ASBIE</text:p>
          </table:table-cell>
          <table:table-cell table:style-name="ce68" office:value-type="string">
            <text:p>Associates the item with its classification(s) according to a commodity classifying system.</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4" table:formula="oooc:=SUBSTITUTE(SUBSTITUTE(CONCATENATE(IF([.E517]=&quot;Universally Unique&quot;;&quot;UU&quot;;[.E517]);[.F517];IF([.H517]&lt;&gt;[.I517];[.H517];&quot;&quot;);CONCATENATE(IF([.I517]=&quot;Identifier&quot;;&quot;ID&quot;;IF([.I517]=&quot;Text&quot;;&quot;&quot;;[.I517]))));&quot; &quot;;&quot;&quot;);&quot;'&quot;;&quot;&quot;)" office:value-type="string" office:string-value="TransactionConditions">
            <text:p>TransactionConditions</text:p>
          </table:table-cell>
          <table:table-cell table:style-name="ce15" office:value-type="string">
            <text:p>Item. Transaction Conditions</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7]" office:value-type="string" office:string-value="Transaction Conditions">
            <text:p>Transaction Conditions</text:p>
          </table:table-cell>
          <table:table-cell table:style-name="ce8" table:formula="oooc:=[.M517]" office:value-type="string" office:string-value="Transaction Conditions">
            <text:p>Transaction Conditions</text:p>
          </table:table-cell>
          <table:table-cell table:style-name="ce8" table:number-columns-repeated="3"/>
          <table:table-cell table:style-name="ce12" office:value-type="string">
            <text:p>Transaction Conditions</text:p>
          </table:table-cell>
          <table:table-cell table:style-name="ce8"/>
          <table:table-cell table:style-name="ce57" office:value-type="string">
            <text:p>0..n</text:p>
          </table:table-cell>
          <table:table-cell table:style-name="ce8" office:value-type="string">
            <text:p>ASBIE</text:p>
          </table:table-cell>
          <table:table-cell table:style-name="ce68" office:value-type="string">
            <text:p>Associates the item with sales conditions appertaining to it.</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2">
          <table:table-cell table:style-name="ce4" table:formula="oooc:=SUBSTITUTE(SUBSTITUTE(CONCATENATE(IF([.E518]=&quot;Universally Unique&quot;;&quot;UU&quot;;[.E518]);[.F518];IF([.H518]&lt;&gt;[.I518];[.H518];&quot;&quot;);CONCATENATE(IF([.I518]=&quot;Identifier&quot;;&quot;ID&quot;;IF([.I518]=&quot;Text&quot;;&quot;&quot;;[.I518]))));&quot; &quot;;&quot;&quot;);&quot;'&quot;;&quot;&quot;)" office:value-type="string" office:string-value="HazardousItem">
            <text:p>HazardousItem</text:p>
          </table:table-cell>
          <table:table-cell table:style-name="ce8" office:value-type="string">
            <text:p>Item. Hazardous Item</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8]" office:value-type="string" office:string-value="Hazardous Item">
            <text:p>Hazardous Item</text:p>
          </table:table-cell>
          <table:table-cell table:style-name="ce8" table:formula="oooc:=[.M518]" office:value-type="string" office:string-value="Hazardous Item">
            <text:p>Hazardous Item</text:p>
          </table:table-cell>
          <table:table-cell table:style-name="ce8" table:number-columns-repeated="3"/>
          <table:table-cell table:style-name="ce12" office:value-type="string">
            <text:p>Hazardous Item</text:p>
          </table:table-cell>
          <table:table-cell table:style-name="ce8"/>
          <table:table-cell table:style-name="ce57" office:value-type="string">
            <text:p>0..n</text:p>
          </table:table-cell>
          <table:table-cell table:style-name="ce8" office:value-type="string">
            <text:p>ASBIE</text:p>
          </table:table-cell>
          <table:table-cell table:style-name="ce68" office:value-type="string">
            <text:p>Associates the item with its hazardous item information.</text:p>
          </table:table-cell>
          <table:table-cell table:style-name="ce68" table:number-columns-repeated="2"/>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519]=&quot;Universally Unique&quot;;&quot;UU&quot;;[.E519]);[.F519];IF([.H519]&lt;&gt;[.I519];[.H519];&quot;&quot;);CONCATENATE(IF([.I519]=&quot;Identifier&quot;;&quot;ID&quot;;IF([.I519]=&quot;Text&quot;;&quot;&quot;;[.I519]))));&quot; &quot;;&quot;&quot;);&quot;'&quot;;&quot;&quot;)" office:value-type="string" office:string-value="ClassifiedTaxCategory">
            <text:p>ClassifiedTaxCategory</text:p>
          </table:table-cell>
          <table:table-cell table:style-name="ce29" office:value-type="string">
            <text:p>Item. Classified_ Tax Category. Tax Category</text:p>
          </table:table-cell>
          <table:table-cell table:style-name="ce12"/>
          <table:table-cell table:style-name="ce12" office:value-type="string">
            <text:p>Item</text:p>
          </table:table-cell>
          <table:table-cell table:style-name="ce12" office:value-type="string">
            <text:p>Classified</text:p>
          </table:table-cell>
          <table:table-cell table:style-name="ce12"/>
          <table:table-cell table:style-name="ce12"/>
          <table:table-cell table:style-name="ce12" table:formula="oooc:=[.M519]" office:value-type="string" office:string-value="Tax Category">
            <text:p>Tax Category</text:p>
          </table:table-cell>
          <table:table-cell table:style-name="ce12" table:formula="oooc:=[.M519]" office:value-type="string" office:string-value="Tax Category">
            <text:p>Tax Category</text:p>
          </table:table-cell>
          <table:table-cell table:style-name="ce12" table:number-columns-repeated="3"/>
          <table:table-cell table:style-name="ce12" office:value-type="string">
            <text:p>Tax Category</text:p>
          </table:table-cell>
          <table:table-cell table:style-name="ce12"/>
          <table:table-cell table:style-name="ce56" office:value-type="string">
            <text:p>0..n</text:p>
          </table:table-cell>
          <table:table-cell table:style-name="ce12" office:value-type="string">
            <text:p>ASBIE</text:p>
          </table:table-cell>
          <table:table-cell table:style-name="ce78" office:value-type="string">
            <text:p>Classifies the item using one or more categories of taxes.</text:p>
          </table:table-cell>
          <table:table-cell table:style-name="ce78" table:number-columns-repeated="2"/>
          <table:table-cell table:style-name="ce113" office:value-type="string">
            <text:p>2.0</text:p>
          </table:table-cell>
          <table:table-cell table:style-name="ce120"/>
          <table:table-cell table:style-name="ce56"/>
          <table:table-cell table:style-name="ce12" table:number-columns-repeated="10"/>
          <table:table-cell table:style-name="ce137" table:number-columns-repeated="224"/>
        </table:table-row>
        <table:table-row table:style-name="ro2">
          <table:table-cell table:style-name="ce4" table:formula="oooc:=SUBSTITUTE(SUBSTITUTE(CONCATENATE(IF([.E520]=&quot;Universally Unique&quot;;&quot;UU&quot;;[.E520]);[.F520];IF([.H520]&lt;&gt;[.I520];[.H520];&quot;&quot;);CONCATENATE(IF([.I520]=&quot;Identifier&quot;;&quot;ID&quot;;IF([.I520]=&quot;Text&quot;;&quot;&quot;;[.I520]))));&quot; &quot;;&quot;&quot;);&quot;'&quot;;&quot;&quot;)" office:value-type="string" office:string-value="AdditionalItemProperty">
            <text:p>AdditionalItemProperty</text:p>
          </table:table-cell>
          <table:table-cell table:style-name="ce15" office:value-type="string">
            <text:p>Item. Additional_ Item Property. Item Property</text:p>
          </table:table-cell>
          <table:table-cell table:style-name="ce8"/>
          <table:table-cell table:style-name="ce8" office:value-type="string">
            <text:p>Item</text:p>
          </table:table-cell>
          <table:table-cell table:style-name="ce8" office:value-type="string">
            <text:p>Additional</text:p>
          </table:table-cell>
          <table:table-cell table:style-name="ce8"/>
          <table:table-cell table:style-name="ce8"/>
          <table:table-cell table:style-name="ce8" table:formula="oooc:=[.M520]" office:value-type="string" office:string-value="Item Property">
            <text:p>Item Property</text:p>
          </table:table-cell>
          <table:table-cell table:style-name="ce8" table:formula="oooc:=[.M520]" office:value-type="string" office:string-value="Item Property">
            <text:p>Item Property</text:p>
          </table:table-cell>
          <table:table-cell table:style-name="ce8" table:number-columns-repeated="3"/>
          <table:table-cell table:style-name="ce12" office:value-type="string">
            <text:p>Item Property</text:p>
          </table:table-cell>
          <table:table-cell table:style-name="ce8"/>
          <table:table-cell table:style-name="ce57" office:value-type="string">
            <text:p>0..n</text:p>
          </table:table-cell>
          <table:table-cell table:style-name="ce8" office:value-type="string">
            <text:p>ASBIE</text:p>
          </table:table-cell>
          <table:table-cell table:style-name="ce68" office:value-type="string">
            <text:p>Associates the item with a set of additional properties.</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521]=&quot;Universally Unique&quot;;&quot;UU&quot;;[.E521]);[.F521];IF([.H521]&lt;&gt;[.I521];[.H521];&quot;&quot;);CONCATENATE(IF([.I521]=&quot;Identifier&quot;;&quot;ID&quot;;IF([.I521]=&quot;Text&quot;;&quot;&quot;;[.I521]))));&quot; &quot;;&quot;&quot;);&quot;'&quot;;&quot;&quot;)" office:value-type="string" office:string-value="ManufacturerParty">
            <text:p>ManufacturerParty</text:p>
          </table:table-cell>
          <table:table-cell table:style-name="ce15" office:value-type="string">
            <text:p>Item. Manufacturer_ Party. Party</text:p>
          </table:table-cell>
          <table:table-cell table:style-name="ce8"/>
          <table:table-cell table:style-name="ce8" office:value-type="string">
            <text:p>Item</text:p>
          </table:table-cell>
          <table:table-cell table:style-name="ce8" office:value-type="string">
            <text:p>Manufacturer</text:p>
          </table:table-cell>
          <table:table-cell table:style-name="ce8"/>
          <table:table-cell table:style-name="ce8"/>
          <table:table-cell table:style-name="ce8" table:formula="oooc:=[.M521]" office:value-type="string" office:string-value="Party">
            <text:p>Party</text:p>
          </table:table-cell>
          <table:table-cell table:style-name="ce8" table:formula="oooc:=[.M521]"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n</text:p>
          </table:table-cell>
          <table:table-cell table:style-name="ce8" office:value-type="string">
            <text:p>ASBIE</text:p>
          </table:table-cell>
          <table:table-cell table:style-name="ce68" office:value-type="string">
            <text:p>Associates the item with its manufacturer.</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522]=&quot;Universally Unique&quot;;&quot;UU&quot;;[.E522]);[.F522];IF([.H522]&lt;&gt;[.I522];[.H522];&quot;&quot;);CONCATENATE(IF([.I522]=&quot;Identifier&quot;;&quot;ID&quot;;IF([.I522]=&quot;Text&quot;;&quot;&quot;;[.I522]))));&quot; &quot;;&quot;&quot;);&quot;'&quot;;&quot;&quot;)" office:value-type="string" office:string-value="InformationContentProviderParty">
            <text:p>InformationContentProviderParty</text:p>
          </table:table-cell>
          <table:table-cell table:style-name="ce15" office:value-type="string">
            <text:p>Item. Information Content Provider_ Party. Party</text:p>
          </table:table-cell>
          <table:table-cell table:style-name="ce8"/>
          <table:table-cell table:style-name="ce8" office:value-type="string">
            <text:p>Item</text:p>
          </table:table-cell>
          <table:table-cell table:style-name="ce8" office:value-type="string">
            <text:p>Information Content Provider</text:p>
          </table:table-cell>
          <table:table-cell table:style-name="ce8"/>
          <table:table-cell table:style-name="ce8"/>
          <table:table-cell table:style-name="ce8" table:formula="oooc:=[.M522]" office:value-type="string" office:string-value="Party">
            <text:p>Party</text:p>
          </table:table-cell>
          <table:table-cell table:style-name="ce8" table:formula="oooc:=[.M522]"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75" office:value-type="string">
            <text:p>Associates the item with the party responsible for the its specification.</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523]=&quot;Universally Unique&quot;;&quot;UU&quot;;[.E523]);[.F523];IF([.H523]&lt;&gt;[.I523];[.H523];&quot;&quot;);CONCATENATE(IF([.I523]=&quot;Identifier&quot;;&quot;ID&quot;;IF([.I523]=&quot;Text&quot;;&quot;&quot;;[.I523]))));&quot; &quot;;&quot;&quot;);&quot;'&quot;;&quot;&quot;)" office:value-type="string" office:string-value="OriginAddress">
            <text:p>OriginAddress</text:p>
          </table:table-cell>
          <table:table-cell table:style-name="ce15" office:value-type="string">
            <text:p>Item. Origin_ Address. Address</text:p>
          </table:table-cell>
          <table:table-cell table:style-name="ce8"/>
          <table:table-cell table:style-name="ce8" office:value-type="string">
            <text:p>Item</text:p>
          </table:table-cell>
          <table:table-cell table:style-name="ce8" office:value-type="string">
            <text:p>Origin</text:p>
          </table:table-cell>
          <table:table-cell table:style-name="ce8"/>
          <table:table-cell table:style-name="ce8"/>
          <table:table-cell table:style-name="ce8" table:formula="oooc:=[.M523]" office:value-type="string" office:string-value="Address">
            <text:p>Address</text:p>
          </table:table-cell>
          <table:table-cell table:style-name="ce8" table:formula="oooc:=[.M523]" office:value-type="string" office:string-value="Address">
            <text:p>Address</text:p>
          </table:table-cell>
          <table:table-cell table:style-name="ce8" table:number-columns-repeated="3"/>
          <table:table-cell table:style-name="ce12" office:value-type="string">
            <text:p>Address</text:p>
          </table:table-cell>
          <table:table-cell table:style-name="ce8"/>
          <table:table-cell table:style-name="ce57" office:value-type="string">
            <text:p>0..n</text:p>
          </table:table-cell>
          <table:table-cell table:style-name="ce8" office:value-type="string">
            <text:p>ASBIE</text:p>
          </table:table-cell>
          <table:table-cell table:style-name="ce78" office:value-type="string">
            <text:p>Associates the item with the region of origin (not the country).</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524]=&quot;Universally Unique&quot;;&quot;UU&quot;;[.E524]);[.F524];IF([.H524]&lt;&gt;[.I524];[.H524];&quot;&quot;);CONCATENATE(IF([.I524]=&quot;Identifier&quot;;&quot;ID&quot;;IF([.I524]=&quot;Text&quot;;&quot;&quot;;[.I524]))));&quot; &quot;;&quot;&quot;);&quot;'&quot;;&quot;&quot;)" office:value-type="string" office:string-value="ItemInstance">
            <text:p>ItemInstance</text:p>
          </table:table-cell>
          <table:table-cell table:style-name="ce8" office:value-type="string">
            <text:p>Item. Item Instance</text:p>
          </table:table-cell>
          <table:table-cell table:style-name="ce12"/>
          <table:table-cell table:style-name="ce8" office:value-type="string">
            <text:p>Item</text:p>
          </table:table-cell>
          <table:table-cell table:number-columns-repeated="2" table:style-name="ce12"/>
          <table:table-cell table:style-name="ce12"/>
          <table:table-cell table:style-name="ce12" table:formula="oooc:=[.M524]" office:value-type="string" office:string-value="Item Instance">
            <text:p>Item Instance</text:p>
          </table:table-cell>
          <table:table-cell table:style-name="ce12" table:formula="oooc:=[.M524]" office:value-type="string" office:string-value="Item Instance">
            <text:p>Item Instance</text:p>
          </table:table-cell>
          <table:table-cell table:style-name="ce12" table:number-columns-repeated="3"/>
          <table:table-cell table:style-name="ce12" office:value-type="string">
            <text:p>Item Instance</text:p>
          </table:table-cell>
          <table:table-cell table:style-name="ce12"/>
          <table:table-cell table:style-name="ce56" office:value-type="string">
            <text:p>0..n</text:p>
          </table:table-cell>
          <table:table-cell table:style-name="ce12" office:value-type="string">
            <text:p>ASBIE</text:p>
          </table:table-cell>
          <table:table-cell table:style-name="ce38" office:value-type="string">
            <text:p>An association to Item Instance.</text:p>
          </table:table-cell>
          <table:table-cell table:style-name="ce78" table:number-columns-repeated="2"/>
          <table:table-cell table:style-name="ce113" office:value-type="string">
            <text:p>2.0</text:p>
          </table:table-cell>
          <table:table-cell table:style-name="ce120"/>
          <table:table-cell table:style-name="ce56"/>
          <table:table-cell table:style-name="ce12" table:number-columns-repeated="10"/>
          <table:table-cell table:style-name="ce137" table:number-columns-repeated="224"/>
        </table:table-row>
        <table:table-row table:style-name="ro2">
          <table:table-cell table:style-name="ce2" office:value-type="string">
            <text:p>ItemComparison</text:p>
          </table:table-cell>
          <table:table-cell table:style-name="ce2" office:value-type="string">
            <text:p>Item Comparison. Details</text:p>
          </table:table-cell>
          <table:table-cell table:style-name="ce16"/>
          <table:table-cell table:style-name="ce16" office:value-type="string">
            <text:p>Item Comparison</text:p>
          </table:table-cell>
          <table:table-cell table:style-name="ce16" table:number-columns-repeated="10"/>
          <table:table-cell table:style-name="ce30"/>
          <table:table-cell table:style-name="ce16" office:value-type="string">
            <text:p>ABIE</text:p>
          </table:table-cell>
          <table:table-cell table:style-name="ce16" office:value-type="string">
            <text:p>Used to compare different items based on cost, quantity, or measurements.</text:p>
          </table:table-cell>
          <table:table-cell table:style-name="ce52"/>
          <table:table-cell table:style-name="ce85"/>
          <table:table-cell table:style-name="ce100" office:value-type="string">
            <text:p>2.0</text:p>
          </table:table-cell>
          <table:table-cell table:style-name="ce16" table:number-columns-repeated="12"/>
          <table:table-cell table:style-name="ce37" table:number-columns-repeated="224"/>
        </table:table-row>
        <table:table-row table:style-name="ro2">
          <table:table-cell table:formula="oooc:=SUBSTITUTE(SUBSTITUTE(CONCATENATE(IF([.E526]=&quot;Universally Unique&quot;;&quot;UU&quot;;[.E526]);IF([.G526]&lt;&gt;[.I526];[.H526];[.F526]);CONCATENATE(IF([.I526]=&quot;Identifier&quot;;&quot;ID&quot;;IF([.I526]=&quot;Text&quot;;&quot;&quot;;[.I526]))));&quot; &quot;;&quot;&quot;);&quot;'&quot;;&quot;&quot;)" office:value-type="string" office:string-value="PriceAmount">
            <text:p>PriceAmount</text:p>
          </table:table-cell>
          <table:table-cell office:value-type="string">
            <text:p>Item Comparison. Price. Amount</text:p>
          </table:table-cell>
          <table:table-cell/>
          <table:table-cell office:value-type="string">
            <text:p>Item Comparison</text:p>
          </table:table-cell>
          <table:table-cell table:number-columns-repeated="2"/>
          <table:table-cell office:value-type="string">
            <text:p>Price</text:p>
          </table:table-cell>
          <table:table-cell table:formula="oooc:=IF([.F526]&lt;&gt;&quot;&quot;;CONCATENATE([.F526];&quot; &quot;;[.G526]);[.G526])" office:value-type="string" office:string-value="Price">
            <text:p>Price</text:p>
          </table:table-cell>
          <table:table-cell office:value-type="string">
            <text:p>Amount</text:p>
          </table:table-cell>
          <table:table-cell/>
          <table:table-cell table:formula="oooc:=IF([.J526]&lt;&gt;&quot;&quot;;CONCATENATE([.J526];&quot;_ &quot;;[.I526];&quot;. Type&quot;);CONCATENATE([.I526];&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13" office:value-type="string">
            <text:p>The price for the comparison quantity of the item.</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527]=&quot;Universally Unique&quot;;&quot;UU&quot;;[.E527]);IF([.G527]&lt;&gt;[.I527];[.H527];[.F527]);CONCATENATE(IF([.I527]=&quot;Identifier&quot;;&quot;ID&quot;;IF([.I527]=&quot;Text&quot;;&quot;&quot;;[.I527]))));&quot; &quot;;&quot;&quot;);&quot;'&quot;;&quot;&quot;)" office:value-type="string" office:string-value="Quantity">
            <text:p>Quantity</text:p>
          </table:table-cell>
          <table:table-cell table:style-name="ce10" office:value-type="string">
            <text:p>Item Comparison. Quantity</text:p>
          </table:table-cell>
          <table:table-cell/>
          <table:table-cell office:value-type="string">
            <text:p>Item Comparison</text:p>
          </table:table-cell>
          <table:table-cell table:number-columns-repeated="2"/>
          <table:table-cell office:value-type="string">
            <text:p>Quantity</text:p>
          </table:table-cell>
          <table:table-cell table:formula="oooc:=IF([.F527]&lt;&gt;&quot;&quot;;CONCATENATE([.F527];&quot; &quot;;[.G527]);[.G527])" office:value-type="string" office:string-value="Quantity">
            <text:p>Quantity</text:p>
          </table:table-cell>
          <table:table-cell office:value-type="string">
            <text:p>Quantity</text:p>
          </table:table-cell>
          <table:table-cell/>
          <table:table-cell table:formula="oooc:=IF([.J527]&lt;&gt;&quot;&quot;;CONCATENATE([.J527];&quot;_ &quot;;[.I527];&quot;. Type&quot;);CONCATENATE([.I52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quantity used for price comparison with other items.</text:p>
          </table:table-cell>
          <table:table-cell office:value-type="string">
            <text:p>"per unit"</text:p>
          </table:table-cell>
          <table:table-cell/>
          <table:table-cell table:style-name="ce92" office:value-type="string">
            <text:p>2.0</text:p>
          </table:table-cell>
          <table:table-cell/>
          <table:table-cell table:style-name="ce3"/>
          <table:table-cell table:number-columns-repeated="234"/>
        </table:table-row>
        <table:table-row table:style-name="ro2">
          <table:table-cell table:style-name="ce2" office:value-type="string">
            <text:p>ItemIdentification</text:p>
          </table:table-cell>
          <table:table-cell table:style-name="ce2" office:value-type="string">
            <text:p>Item Identification. Details</text:p>
          </table:table-cell>
          <table:table-cell table:style-name="ce5"/>
          <table:table-cell table:style-name="ce5" office:value-type="string">
            <text:p>Item Identification</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item identification.</text:p>
          </table:table-cell>
          <table:table-cell table:style-name="ce16"/>
          <table:table-cell table:style-name="ce53"/>
          <table:table-cell table:style-name="ce89" office:value-type="string">
            <text:p>1.0</text:p>
          </table:table-cell>
          <table:table-cell table:style-name="ce118"/>
          <table:table-cell table:style-name="ce2"/>
          <table:table-cell table:style-name="ce5" table:number-columns-repeated="10"/>
          <table:table-cell table:style-name="ce34" table:number-columns-repeated="224"/>
        </table:table-row>
        <table:table-row table:style-name="ro2">
          <table:table-cell table:formula="oooc:=SUBSTITUTE(SUBSTITUTE(CONCATENATE(IF([.E529]=&quot;Universally Unique&quot;;&quot;UU&quot;;[.E529]);IF([.G529]&lt;&gt;[.I529];[.H529];[.F529]);CONCATENATE(IF([.I529]=&quot;Identifier&quot;;&quot;ID&quot;;IF([.I529]=&quot;Text&quot;;&quot;&quot;;[.I529]))));&quot; &quot;;&quot;&quot;);&quot;'&quot;;&quot;&quot;)" office:value-type="string" office:string-value="ID">
            <text:p>ID</text:p>
          </table:table-cell>
          <table:table-cell office:value-type="string">
            <text:p>Item Identification. Identifier</text:p>
          </table:table-cell>
          <table:table-cell table:style-name="ce7"/>
          <table:table-cell table:style-name="ce7" office:value-type="string">
            <text:p>Item Identification</text:p>
          </table:table-cell>
          <table:table-cell table:number-columns-repeated="2" table:style-name="ce7"/>
          <table:table-cell table:style-name="ce7" office:value-type="string">
            <text:p>Identifier</text:p>
          </table:table-cell>
          <table:table-cell table:formula="oooc:=IF([.F529]&lt;&gt;&quot;&quot;;CONCATENATE([.F529];&quot; &quot;;[.G529]);[.G529])" office:value-type="string" office:string-value="Identifier">
            <text:p>Identifier</text:p>
          </table:table-cell>
          <table:table-cell table:style-name="ce7" office:value-type="string">
            <text:p>Identifier</text:p>
          </table:table-cell>
          <table:table-cell table:style-name="ce7"/>
          <table:table-cell table:formula="oooc:=IF([.J529]&lt;&gt;&quot;&quot;;CONCATENATE([.J529];&quot;_ &quot;;[.I529];&quot;. Type&quot;);CONCATENATE([.I529];&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An identifier for an item.</text:p>
          </table:table-cell>
          <table:table-cell office:value-type="string">
            <text:p>"CUST001" "3333-44-123"</text:p>
          </table:table-cell>
          <table:table-cell table:style-name="ce7"/>
          <table:table-cell table:style-name="ce90" office:value-type="string">
            <text:p>1.0</text:p>
          </table:table-cell>
          <table:table-cell table:style-name="ce7" table:number-columns-repeated="236"/>
        </table:table-row>
        <table:table-row table:style-name="ro3">
          <table:table-cell table:formula="oooc:=SUBSTITUTE(SUBSTITUTE(CONCATENATE(IF([.E530]=&quot;Universally Unique&quot;;&quot;UU&quot;;[.E530]);IF([.G530]&lt;&gt;[.I530];[.H530];[.F530]);CONCATENATE(IF([.I530]=&quot;Identifier&quot;;&quot;ID&quot;;IF([.I530]=&quot;Text&quot;;&quot;&quot;;[.I530]))));&quot; &quot;;&quot;&quot;);&quot;'&quot;;&quot;&quot;)" office:value-type="string" office:string-value="ExtendedID">
            <text:p>ExtendedID</text:p>
          </table:table-cell>
          <table:table-cell table:style-name="ce10" office:value-type="string">
            <text:p>Item Identification. Extended_ Identifier. Identifier</text:p>
          </table:table-cell>
          <table:table-cell table:style-name="ce7"/>
          <table:table-cell table:style-name="ce7" office:value-type="string">
            <text:p>Item Identification</text:p>
          </table:table-cell>
          <table:table-cell table:style-name="ce26" office:value-type="string">
            <text:p>Extended</text:p>
          </table:table-cell>
          <table:table-cell table:style-name="ce26"/>
          <table:table-cell table:style-name="ce7" office:value-type="string">
            <text:p>Identifier</text:p>
          </table:table-cell>
          <table:table-cell table:formula="oooc:=IF([.F530]&lt;&gt;&quot;&quot;;CONCATENATE([.F530];&quot; &quot;;[.G530]);[.G530])" office:value-type="string" office:string-value="Identifier">
            <text:p>Identifier</text:p>
          </table:table-cell>
          <table:table-cell table:style-name="ce7" office:value-type="string">
            <text:p>Identifier</text:p>
          </table:table-cell>
          <table:table-cell table:style-name="ce7"/>
          <table:table-cell table:formula="oooc:=IF([.J530]&lt;&gt;&quot;&quot;;CONCATENATE([.J530];&quot;_ &quot;;[.I530];&quot;. Type&quot;);CONCATENATE([.I530];&quot;. Type&quot;))" office:value-type="string" office:string-value="Identifier. Type">
            <text:p>Identifier. Type</text:p>
          </table:table-cell>
          <table:table-cell table:style-name="ce7" table:number-columns-repeated="3"/>
          <table:table-cell table:style-name="ce59" office:value-type="string">
            <text:p>0..1</text:p>
          </table:table-cell>
          <table:table-cell table:style-name="ce7" office:value-type="string">
            <text:p>BBIE</text:p>
          </table:table-cell>
          <table:table-cell table:style-name="ce10" office:value-type="string">
            <text:p>An extended identifier for the item that identifies the item with specific properties, e.g., Item 123 = Chair / Item 123 Ext 45 = brown chair.</text:p>
          </table:table-cell>
          <table:table-cell/>
          <table:table-cell table:style-name="ce7"/>
          <table:table-cell table:style-name="ce91" office:value-type="string">
            <text:p>2.0</text:p>
          </table:table-cell>
          <table:table-cell table:style-name="ce7" table:number-columns-repeated="236"/>
        </table:table-row>
        <table:table-row table:style-name="ro3">
          <table:table-cell table:style-name="ce4" table:formula="oooc:=SUBSTITUTE(SUBSTITUTE(CONCATENATE(IF([.E531]=&quot;Universally Unique&quot;;&quot;UU&quot;;[.E531]);[.F531];IF([.H531]&lt;&gt;[.I531];[.H531];&quot;&quot;);CONCATENATE(IF([.I531]=&quot;Identifier&quot;;&quot;ID&quot;;IF([.I531]=&quot;Text&quot;;&quot;&quot;;[.I531]))));&quot; &quot;;&quot;&quot;);&quot;'&quot;;&quot;&quot;)" office:value-type="string" office:string-value="PhysicalAttribute">
            <text:p>PhysicalAttribute</text:p>
          </table:table-cell>
          <table:table-cell table:style-name="ce8" office:value-type="string">
            <text:p>Item Identification. Physical Attribute</text:p>
          </table:table-cell>
          <table:table-cell table:style-name="ce8"/>
          <table:table-cell table:style-name="ce8" office:value-type="string">
            <text:p>Item Identification</text:p>
          </table:table-cell>
          <table:table-cell table:number-columns-repeated="2" table:style-name="ce8"/>
          <table:table-cell table:style-name="ce8"/>
          <table:table-cell table:style-name="ce8" table:formula="oooc:=[.M531]" office:value-type="string" office:string-value="Physical Attribute">
            <text:p>Physical Attribute</text:p>
          </table:table-cell>
          <table:table-cell table:style-name="ce8" table:formula="oooc:=[.M531]" office:value-type="string" office:string-value="Physical Attribute">
            <text:p>Physical Attribute</text:p>
          </table:table-cell>
          <table:table-cell table:style-name="ce8" table:number-columns-repeated="3"/>
          <table:table-cell table:style-name="ce12" office:value-type="string">
            <text:p>Physical Attribut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Physical Attribute.</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4" table:formula="oooc:=SUBSTITUTE(SUBSTITUTE(CONCATENATE(IF([.E532]=&quot;Universally Unique&quot;;&quot;UU&quot;;[.E532]);[.F532];IF([.H532]&lt;&gt;[.I532];[.H532];&quot;&quot;);CONCATENATE(IF([.I532]=&quot;Identifier&quot;;&quot;ID&quot;;IF([.I532]=&quot;Text&quot;;&quot;&quot;;[.I532]))));&quot; &quot;;&quot;&quot;);&quot;'&quot;;&quot;&quot;)" office:value-type="string" office:string-value="MeasurementDimension">
            <text:p>MeasurementDimension</text:p>
          </table:table-cell>
          <table:table-cell table:style-name="ce15" office:value-type="string">
            <text:p>Item Identification. Measurement_ Dimension. Dimension</text:p>
          </table:table-cell>
          <table:table-cell table:style-name="ce8"/>
          <table:table-cell table:style-name="ce8" office:value-type="string">
            <text:p>Item Identification</text:p>
          </table:table-cell>
          <table:table-cell table:style-name="ce8" office:value-type="string">
            <text:p>Measurement</text:p>
          </table:table-cell>
          <table:table-cell table:style-name="ce8"/>
          <table:table-cell table:style-name="ce8"/>
          <table:table-cell table:style-name="ce8" table:formula="oooc:=[.M532]" office:value-type="string" office:string-value="Dimension">
            <text:p>Dimension</text:p>
          </table:table-cell>
          <table:table-cell table:style-name="ce8" table:formula="oooc:=[.M532]" office:value-type="string" office:string-value="Dimension">
            <text:p>Dimension</text:p>
          </table:table-cell>
          <table:table-cell table:style-name="ce8" table:number-columns-repeated="3"/>
          <table:table-cell table:style-name="ce12" office:value-type="string">
            <text:p>Dimension</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on to Measurement Dimension.</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2">
          <table:table-cell table:style-name="ce4" table:formula="oooc:=SUBSTITUTE(SUBSTITUTE(CONCATENATE(IF([.E533]=&quot;Universally Unique&quot;;&quot;UU&quot;;[.E533]);[.F533];IF([.H533]&lt;&gt;[.I533];[.H533];&quot;&quot;);CONCATENATE(IF([.I533]=&quot;Identifier&quot;;&quot;ID&quot;;IF([.I533]=&quot;Text&quot;;&quot;&quot;;[.I533]))));&quot; &quot;;&quot;&quot;);&quot;'&quot;;&quot;&quot;)" office:value-type="string" office:string-value="IssuerParty">
            <text:p>IssuerParty</text:p>
          </table:table-cell>
          <table:table-cell table:style-name="ce15" office:value-type="string">
            <text:p>Item Identification. Issuer_ Party. Party</text:p>
          </table:table-cell>
          <table:table-cell table:style-name="ce8"/>
          <table:table-cell table:style-name="ce8" office:value-type="string">
            <text:p>Item Identification</text:p>
          </table:table-cell>
          <table:table-cell table:style-name="ce8" office:value-type="string">
            <text:p>Issuer</text:p>
          </table:table-cell>
          <table:table-cell table:style-name="ce8"/>
          <table:table-cell table:style-name="ce8"/>
          <table:table-cell table:style-name="ce8" table:formula="oooc:=[.M533]" office:value-type="string" office:string-value="Party">
            <text:p>Party</text:p>
          </table:table-cell>
          <table:table-cell table:style-name="ce8" table:formula="oooc:=[.M533]"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Issuer Party i.e. the Party that issued the Item Identification.</text:p>
          </table:table-cell>
          <table:table-cell table:style-name="ce38"/>
          <table:table-cell table:style-name="ce68"/>
          <table:table-cell table:style-name="ce97" office:value-type="string">
            <text:p>1.0</text:p>
          </table:table-cell>
          <table:table-cell table:style-name="ce88"/>
          <table:table-cell table:style-name="ce57"/>
          <table:table-cell table:style-name="ce8" table:number-columns-repeated="10"/>
          <table:table-cell table:style-name="ce34" table:number-columns-repeated="224"/>
        </table:table-row>
        <table:table-row table:style-name="ro2">
          <table:table-cell table:style-name="ce2" office:value-type="string">
            <text:p>ItemInstance</text:p>
          </table:table-cell>
          <table:table-cell table:style-name="ce2" office:value-type="string">
            <text:p>Item Instance. Details</text:p>
          </table:table-cell>
          <table:table-cell table:style-name="ce5"/>
          <table:table-cell table:style-name="ce5" office:value-type="string">
            <text:p>Item Instanc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specific instance of an item.</text:p>
          </table:table-cell>
          <table:table-cell table:style-name="ce16"/>
          <table:table-cell table:style-name="ce53"/>
          <table:table-cell table:style-name="ce89" office:value-type="string">
            <text:p>2.0</text:p>
          </table:table-cell>
          <table:table-cell table:style-name="ce118"/>
          <table:table-cell table:style-name="ce2"/>
          <table:table-cell table:style-name="ce5" table:number-columns-repeated="10"/>
          <table:table-cell table:style-name="ce34" table:number-columns-repeated="224"/>
        </table:table-row>
        <table:table-row table:style-name="ro2">
          <table:table-cell table:formula="oooc:=SUBSTITUTE(SUBSTITUTE(CONCATENATE(IF([.E535]=&quot;Universally Unique&quot;;&quot;UU&quot;;[.E535]);IF([.G535]&lt;&gt;[.I535];[.H535];[.F535]);CONCATENATE(IF([.I535]=&quot;Identifier&quot;;&quot;ID&quot;;IF([.I535]=&quot;Text&quot;;&quot;&quot;;[.I535]))));&quot; &quot;;&quot;&quot;);&quot;'&quot;;&quot;&quot;)" office:value-type="string" office:string-value="ProductTraceID">
            <text:p>ProductTraceID</text:p>
          </table:table-cell>
          <table:table-cell table:style-name="ce10" office:value-type="string">
            <text:p>Item Instance. Product Trace_ Identifier. Identifier</text:p>
          </table:table-cell>
          <table:table-cell table:style-name="ce7"/>
          <table:table-cell table:style-name="ce7" office:value-type="string">
            <text:p>Item Instance</text:p>
          </table:table-cell>
          <table:table-cell table:style-name="ce26" office:value-type="string">
            <text:p>Product Trace</text:p>
          </table:table-cell>
          <table:table-cell table:style-name="ce26"/>
          <table:table-cell table:style-name="ce7" office:value-type="string">
            <text:p>Identifier</text:p>
          </table:table-cell>
          <table:table-cell table:formula="oooc:=IF([.F535]&lt;&gt;&quot;&quot;;CONCATENATE([.F535];&quot; &quot;;[.G535]);[.G535])" office:value-type="string" office:string-value="Identifier">
            <text:p>Identifier</text:p>
          </table:table-cell>
          <table:table-cell table:style-name="ce7" office:value-type="string">
            <text:p>Identifier</text:p>
          </table:table-cell>
          <table:table-cell table:style-name="ce7"/>
          <table:table-cell table:formula="oooc:=IF([.J535]&lt;&gt;&quot;&quot;;CONCATENATE([.J535];&quot;_ &quot;;[.I535];&quot;. Type&quot;);CONCATENATE([.I535];&quot;. Type&quot;))" office:value-type="string" office:string-value="Identifier. Type">
            <text:p>Identifier. Type</text:p>
          </table:table-cell>
          <table:table-cell table:style-name="ce7" table:number-columns-repeated="3"/>
          <table:table-cell table:style-name="ce58" office:value-type="string">
            <text:p>0..1</text:p>
          </table:table-cell>
          <table:table-cell table:style-name="ce7" office:value-type="string">
            <text:p>BBIE</text:p>
          </table:table-cell>
          <table:table-cell office:value-type="string">
            <text:p>An identifier used for tracing the item, such as the EPC number used in RFID.</text:p>
          </table:table-cell>
          <table:table-cell/>
          <table:table-cell table:style-name="ce7"/>
          <table:table-cell table:style-name="ce90" office:value-type="string">
            <text:p>2.0</text:p>
          </table:table-cell>
          <table:table-cell table:style-name="ce7" table:number-columns-repeated="236"/>
        </table:table-row>
        <table:table-row table:style-name="ro2">
          <table:table-cell table:formula="oooc:=SUBSTITUTE(SUBSTITUTE(CONCATENATE(IF([.E536]=&quot;Universally Unique&quot;;&quot;UU&quot;;[.E536]);IF([.G536]&lt;&gt;[.I536];[.H536];[.F536]);CONCATENATE(IF([.I536]=&quot;Identifier&quot;;&quot;ID&quot;;IF([.I536]=&quot;Text&quot;;&quot;&quot;;[.I536]))));&quot; &quot;;&quot;&quot;);&quot;'&quot;;&quot;&quot;)" office:value-type="string" office:string-value="ManufactureDate">
            <text:p>ManufactureDate</text:p>
          </table:table-cell>
          <table:table-cell table:style-name="ce14" office:value-type="string">
            <text:p>Item Instance. Manufacture Date. Date</text:p>
          </table:table-cell>
          <table:table-cell table:style-name="ce34"/>
          <table:table-cell table:style-name="ce34" office:value-type="string">
            <text:p>Item Instance</text:p>
          </table:table-cell>
          <table:table-cell table:style-name="ce34"/>
          <table:table-cell table:style-name="ce34" office:value-type="string">
            <text:p>Manufacture</text:p>
          </table:table-cell>
          <table:table-cell table:style-name="ce41" office:value-type="string">
            <text:p>Date</text:p>
          </table:table-cell>
          <table:table-cell table:style-name="ce37" table:formula="oooc:=IF([.F536]&lt;&gt;&quot;&quot;;CONCATENATE([.F536];&quot; &quot;;[.G536]);[.G536])" office:value-type="string" office:string-value="Manufacture Date">
            <text:p>Manufacture Date</text:p>
          </table:table-cell>
          <table:table-cell table:style-name="ce41" office:value-type="string">
            <text:p>Date</text:p>
          </table:table-cell>
          <table:table-cell table:style-name="ce34"/>
          <table:table-cell table:style-name="ce37" table:formula="oooc:=IF([.J536]&lt;&gt;&quot;&quot;;CONCATENATE([.J536];&quot;_ &quot;;[.I536];&quot;. Type&quot;);CONCATENATE([.I536];&quot;. Type&quot;))" office:value-type="string" office:string-value="Date. Type">
            <text:p>Date. Type</text:p>
          </table:table-cell>
          <table:table-cell table:style-name="ce34" table:number-columns-repeated="3"/>
          <table:table-cell table:style-name="ce58" office:value-type="string">
            <text:p>0..1</text:p>
          </table:table-cell>
          <table:table-cell table:style-name="ce34" office:value-type="string">
            <text:p>BBIE</text:p>
          </table:table-cell>
          <table:table-cell office:value-type="string">
            <text:p>The date of manufacture of the Item Instance.</text:p>
          </table:table-cell>
          <table:table-cell/>
          <table:table-cell table:style-name="ce34"/>
          <table:table-cell table:style-name="ce95" office:value-type="string">
            <text:p>2.0</text:p>
          </table:table-cell>
          <table:table-cell table:style-name="ce34" table:number-columns-repeated="236"/>
        </table:table-row>
        <table:table-row table:style-name="ro2">
          <table:table-cell table:formula="oooc:=SUBSTITUTE(SUBSTITUTE(CONCATENATE(IF([.E537]=&quot;Universally Unique&quot;;&quot;UU&quot;;[.E537]);IF([.G537]&lt;&gt;[.I537];[.H537];[.F537]);CONCATENATE(IF([.I537]=&quot;Identifier&quot;;&quot;ID&quot;;IF([.I537]=&quot;Text&quot;;&quot;&quot;;[.I537]))));&quot; &quot;;&quot;&quot;);&quot;'&quot;;&quot;&quot;)" office:value-type="string" office:string-value="ManufactureTime">
            <text:p>ManufactureTime</text:p>
          </table:table-cell>
          <table:table-cell table:style-name="ce14" office:value-type="string">
            <text:p>Item Instance. Manufacture Time. Time</text:p>
          </table:table-cell>
          <table:table-cell table:style-name="ce34"/>
          <table:table-cell table:style-name="ce34" office:value-type="string">
            <text:p>Item Instance</text:p>
          </table:table-cell>
          <table:table-cell table:style-name="ce34"/>
          <table:table-cell table:style-name="ce34" office:value-type="string">
            <text:p>Manufacture</text:p>
          </table:table-cell>
          <table:table-cell table:style-name="ce41" office:value-type="string">
            <text:p>Time</text:p>
          </table:table-cell>
          <table:table-cell table:style-name="ce37" table:formula="oooc:=IF([.F537]&lt;&gt;&quot;&quot;;CONCATENATE([.F537];&quot; &quot;;[.G537]);[.G537])" office:value-type="string" office:string-value="Manufacture Time">
            <text:p>Manufacture Time</text:p>
          </table:table-cell>
          <table:table-cell table:style-name="ce41" office:value-type="string">
            <text:p>Time</text:p>
          </table:table-cell>
          <table:table-cell table:style-name="ce34"/>
          <table:table-cell table:style-name="ce37" table:formula="oooc:=IF([.J537]&lt;&gt;&quot;&quot;;CONCATENATE([.J537];&quot;_ &quot;;[.I537];&quot;. Type&quot;);CONCATENATE([.I537];&quot;. Type&quot;))" office:value-type="string" office:string-value="Time. Type">
            <text:p>Time. Type</text:p>
          </table:table-cell>
          <table:table-cell table:style-name="ce34" table:number-columns-repeated="3"/>
          <table:table-cell table:style-name="ce58" office:value-type="string">
            <text:p>0..1</text:p>
          </table:table-cell>
          <table:table-cell table:style-name="ce34" office:value-type="string">
            <text:p>BBIE</text:p>
          </table:table-cell>
          <table:table-cell table:style-name="ce10" office:value-type="string">
            <text:p>The time of manufacture of the Item Instance.</text:p>
          </table:table-cell>
          <table:table-cell/>
          <table:table-cell table:style-name="ce34"/>
          <table:table-cell table:style-name="ce95" office:value-type="string">
            <text:p>2.0</text:p>
          </table:table-cell>
          <table:table-cell table:style-name="ce34" table:number-columns-repeated="236"/>
        </table:table-row>
        <table:table-row table:style-name="ro3">
          <table:table-cell table:formula="oooc:=SUBSTITUTE(SUBSTITUTE(CONCATENATE(IF([.E538]=&quot;Universally Unique&quot;;&quot;UU&quot;;[.E538]);IF([.G538]&lt;&gt;[.I538];[.H538];[.F538]);CONCATENATE(IF([.I538]=&quot;Identifier&quot;;&quot;ID&quot;;IF([.I538]=&quot;Text&quot;;&quot;&quot;;[.I538]))));&quot; &quot;;&quot;&quot;);&quot;'&quot;;&quot;&quot;)" office:value-type="string" office:string-value="RegistrationID">
            <text:p>RegistrationID</text:p>
          </table:table-cell>
          <table:table-cell table:style-name="ce13" office:value-type="string">
            <text:p>Item Instance. Registration Identifier. Identifier</text:p>
          </table:table-cell>
          <table:table-cell table:style-name="ce34"/>
          <table:table-cell table:style-name="ce34" office:value-type="string">
            <text:p>Item Instance</text:p>
          </table:table-cell>
          <table:table-cell table:style-name="ce34"/>
          <table:table-cell table:style-name="ce34" office:value-type="string">
            <text:p>Registration</text:p>
          </table:table-cell>
          <table:table-cell table:style-name="ce34" office:value-type="string">
            <text:p>Identifier</text:p>
          </table:table-cell>
          <table:table-cell table:style-name="ce37" table:formula="oooc:=IF([.F538]&lt;&gt;&quot;&quot;;CONCATENATE([.F538];&quot; &quot;;[.G538]);[.G538])" office:value-type="string" office:string-value="Registration Identifier">
            <text:p>Registration Identifier</text:p>
          </table:table-cell>
          <table:table-cell table:style-name="ce34" office:value-type="string">
            <text:p>Identifier</text:p>
          </table:table-cell>
          <table:table-cell table:style-name="ce34"/>
          <table:table-cell table:style-name="ce37" table:formula="oooc:=IF([.J538]&lt;&gt;&quot;&quot;;CONCATENATE([.J538];&quot;_ &quot;;[.I538];&quot;. Type&quot;);CONCATENATE([.I538];&quot;. Type&quot;))" office:value-type="string" office:string-value="Identifier. Type">
            <text:p>Identifier. Type</text:p>
          </table:table-cell>
          <table:table-cell table:style-name="ce34" table:number-columns-repeated="3"/>
          <table:table-cell table:style-name="ce58" office:value-type="string">
            <text:p>0..1</text:p>
          </table:table-cell>
          <table:table-cell table:style-name="ce34" office:value-type="string">
            <text:p>BBIE</text:p>
          </table:table-cell>
          <table:table-cell office:value-type="string">
            <text:p>The registration identifier of the Item Instance.</text:p>
          </table:table-cell>
          <table:table-cell office:value-type="string">
            <text:p>car registration or licensing number</text:p>
          </table:table-cell>
          <table:table-cell table:style-name="ce34"/>
          <table:table-cell table:style-name="ce95" office:value-type="string">
            <text:p>2.0</text:p>
          </table:table-cell>
          <table:table-cell table:style-name="ce34" table:number-columns-repeated="236"/>
        </table:table-row>
        <table:table-row table:style-name="ro2">
          <table:table-cell table:formula="oooc:=SUBSTITUTE(SUBSTITUTE(CONCATENATE(IF([.E539]=&quot;Universally Unique&quot;;&quot;UU&quot;;[.E539]);IF([.G539]&lt;&gt;[.I539];[.H539];[.F539]);CONCATENATE(IF([.I539]=&quot;Identifier&quot;;&quot;ID&quot;;IF([.I539]=&quot;Text&quot;;&quot;&quot;;[.I539]))));&quot; &quot;;&quot;&quot;);&quot;'&quot;;&quot;&quot;)" office:value-type="string" office:string-value="SerialID">
            <text:p>SerialID</text:p>
          </table:table-cell>
          <table:table-cell table:style-name="ce13" office:value-type="string">
            <text:p>Item Instance. Serial Identifier. Identifier</text:p>
          </table:table-cell>
          <table:table-cell table:style-name="ce34"/>
          <table:table-cell table:style-name="ce34" office:value-type="string">
            <text:p>Item Instance</text:p>
          </table:table-cell>
          <table:table-cell table:style-name="ce34"/>
          <table:table-cell table:style-name="ce34" office:value-type="string">
            <text:p>Serial</text:p>
          </table:table-cell>
          <table:table-cell table:style-name="ce34" office:value-type="string">
            <text:p>Identifier</text:p>
          </table:table-cell>
          <table:table-cell table:style-name="ce37" table:formula="oooc:=IF([.F539]&lt;&gt;&quot;&quot;;CONCATENATE([.F539];&quot; &quot;;[.G539]);[.G539])" office:value-type="string" office:string-value="Serial Identifier">
            <text:p>Serial Identifier</text:p>
          </table:table-cell>
          <table:table-cell table:style-name="ce34" office:value-type="string">
            <text:p>Identifier</text:p>
          </table:table-cell>
          <table:table-cell table:style-name="ce34"/>
          <table:table-cell table:style-name="ce37" table:formula="oooc:=IF([.J539]&lt;&gt;&quot;&quot;;CONCATENATE([.J539];&quot;_ &quot;;[.I539];&quot;. Type&quot;);CONCATENATE([.I539];&quot;. Type&quot;))" office:value-type="string" office:string-value="Identifier. Type">
            <text:p>Identifier. Type</text:p>
          </table:table-cell>
          <table:table-cell table:style-name="ce34" table:number-columns-repeated="3"/>
          <table:table-cell table:style-name="ce58" office:value-type="string">
            <text:p>0..1</text:p>
          </table:table-cell>
          <table:table-cell table:style-name="ce34" office:value-type="string">
            <text:p>BBIE</text:p>
          </table:table-cell>
          <table:table-cell office:value-type="string">
            <text:p>The serial number of the Item Instance.</text:p>
          </table:table-cell>
          <table:table-cell office:value-type="string">
            <text:p>chassis number of a car</text:p>
          </table:table-cell>
          <table:table-cell table:style-name="ce34"/>
          <table:table-cell table:style-name="ce95" office:value-type="string">
            <text:p>2.0</text:p>
          </table:table-cell>
          <table:table-cell table:style-name="ce34" table:number-columns-repeated="236"/>
        </table:table-row>
        <table:table-row table:style-name="ro2">
          <table:table-cell table:style-name="ce4" table:formula="oooc:=SUBSTITUTE(SUBSTITUTE(CONCATENATE(IF([.E540]=&quot;Universally Unique&quot;;&quot;UU&quot;;[.E540]);[.F540];IF([.H540]&lt;&gt;[.I540];[.H540];&quot;&quot;);CONCATENATE(IF([.I540]=&quot;Identifier&quot;;&quot;ID&quot;;IF([.I540]=&quot;Text&quot;;&quot;&quot;;[.I540]))));&quot; &quot;;&quot;&quot;);&quot;'&quot;;&quot;&quot;)" office:value-type="string" office:string-value="AdditionalItemProperty">
            <text:p>AdditionalItemProperty</text:p>
          </table:table-cell>
          <table:table-cell table:style-name="ce15" office:value-type="string">
            <text:p>Item Instance. Additional_ Item Property. Item Property</text:p>
          </table:table-cell>
          <table:table-cell table:style-name="ce8"/>
          <table:table-cell table:style-name="ce8" office:value-type="string">
            <text:p>Item Instance</text:p>
          </table:table-cell>
          <table:table-cell table:style-name="ce8" office:value-type="string">
            <text:p>Additional</text:p>
          </table:table-cell>
          <table:table-cell table:style-name="ce8"/>
          <table:table-cell table:style-name="ce8"/>
          <table:table-cell table:style-name="ce8" table:formula="oooc:=[.M540]" office:value-type="string" office:string-value="Item Property">
            <text:p>Item Property</text:p>
          </table:table-cell>
          <table:table-cell table:style-name="ce8" table:formula="oooc:=[.M540]" office:value-type="string" office:string-value="Item Property">
            <text:p>Item Property</text:p>
          </table:table-cell>
          <table:table-cell table:style-name="ce8" table:number-columns-repeated="3"/>
          <table:table-cell table:style-name="ce12" office:value-type="string">
            <text:p>Item Property</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Additional Item Property.</text:p>
          </table:table-cell>
          <table:table-cell table:style-name="ce38"/>
          <table:table-cell table:style-name="ce68"/>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3">
          <table:table-cell table:style-name="ce4" table:formula="oooc:=SUBSTITUTE(SUBSTITUTE(CONCATENATE(IF([.E541]=&quot;Universally Unique&quot;;&quot;UU&quot;;[.E541]);[.F541];IF([.H541]&lt;&gt;[.I541];[.H541];&quot;&quot;);CONCATENATE(IF([.I541]=&quot;Identifier&quot;;&quot;ID&quot;;IF([.I541]=&quot;Text&quot;;&quot;&quot;;[.I541]))));&quot; &quot;;&quot;&quot;);&quot;'&quot;;&quot;&quot;)" office:value-type="string" office:string-value="LotIdentification">
            <text:p>LotIdentification</text:p>
          </table:table-cell>
          <table:table-cell table:style-name="ce15" office:value-type="string">
            <text:p>Item Instance. Lot Identification</text:p>
          </table:table-cell>
          <table:table-cell table:style-name="ce8"/>
          <table:table-cell table:style-name="ce8" office:value-type="string">
            <text:p>Item Instance</text:p>
          </table:table-cell>
          <table:table-cell table:number-columns-repeated="2" table:style-name="ce8"/>
          <table:table-cell table:style-name="ce8"/>
          <table:table-cell table:style-name="ce8" table:formula="oooc:=[.M541]" office:value-type="string" office:string-value="Lot Identification">
            <text:p>Lot Identification</text:p>
          </table:table-cell>
          <table:table-cell table:style-name="ce8" table:formula="oooc:=[.M541]" office:value-type="string" office:string-value="Lot Identification">
            <text:p>Lot Identification</text:p>
          </table:table-cell>
          <table:table-cell table:style-name="ce8" table:number-columns-repeated="3"/>
          <table:table-cell table:style-name="ce12" office:value-type="string">
            <text:p>Lot Identification</text:p>
          </table:table-cell>
          <table:table-cell table:style-name="ce8"/>
          <table:table-cell table:style-name="ce57" office:value-type="string">
            <text:p>0..1</text:p>
          </table:table-cell>
          <table:table-cell table:style-name="ce8" office:value-type="string">
            <text:p>ASBIE</text:p>
          </table:table-cell>
          <table:table-cell table:style-name="ce70" office:value-type="string">
            <text:p>Associates the item instance with its lot identification (the identification that allows recall of the item if necessary).</text:p>
          </table:table-cell>
          <table:table-cell table:style-name="ce68" table:number-columns-repeated="2"/>
          <table:table-cell table:style-name="ce108" office:value-type="string">
            <text:p>2.0</text:p>
          </table:table-cell>
          <table:table-cell table:style-name="ce88"/>
          <table:table-cell table:style-name="ce57"/>
          <table:table-cell table:style-name="ce8" table:number-columns-repeated="10"/>
          <table:table-cell table:style-name="ce34" table:number-columns-repeated="224"/>
        </table:table-row>
        <table:table-row table:style-name="ro3">
          <table:table-cell table:style-name="ce2" office:value-type="string">
            <text:p>ItemLocationQuantity</text:p>
          </table:table-cell>
          <table:table-cell table:style-name="ce2" office:value-type="string">
            <text:p>Item Location Quantity. Details</text:p>
          </table:table-cell>
          <table:table-cell table:style-name="ce16"/>
          <table:table-cell table:style-name="ce16" office:value-type="string">
            <text:p>Item Location Quantity</text:p>
          </table:table-cell>
          <table:table-cell table:style-name="ce16" table:number-columns-repeated="10"/>
          <table:table-cell table:style-name="ce30"/>
          <table:table-cell table:style-name="ce16" office:value-type="string">
            <text:p>ABIE</text:p>
          </table:table-cell>
          <table:table-cell table:style-name="ce44" office:value-type="string">
            <text:p>Information about the properties of an item as they relate to specific quantities and/or specific locations.</text:p>
          </table:table-cell>
          <table:table-cell table:style-name="ce16"/>
          <table:table-cell table:style-name="ce85"/>
          <table:table-cell table:style-name="ce100" office:value-type="string">
            <text:p>2.0</text:p>
          </table:table-cell>
          <table:table-cell table:style-name="ce16" table:number-columns-repeated="12"/>
          <table:table-cell table:style-name="ce37" table:number-columns-repeated="224"/>
        </table:table-row>
        <table:table-row table:style-name="ro2">
          <table:table-cell table:formula="oooc:=SUBSTITUTE(SUBSTITUTE(CONCATENATE(IF([.E543]=&quot;Universally Unique&quot;;&quot;UU&quot;;[.E543]);IF([.G543]&lt;&gt;[.I543];[.H543];[.F543]);CONCATENATE(IF([.I543]=&quot;Identifier&quot;;&quot;ID&quot;;IF([.I543]=&quot;Text&quot;;&quot;&quot;;[.I543]))));&quot; &quot;;&quot;&quot;);&quot;'&quot;;&quot;&quot;)" office:value-type="string" office:string-value="LeadTimeMeasure">
            <text:p>LeadTimeMeasure</text:p>
          </table:table-cell>
          <table:table-cell office:value-type="string">
            <text:p>Item Location Quantity. Lead Time. Measure</text:p>
          </table:table-cell>
          <table:table-cell/>
          <table:table-cell office:value-type="string">
            <text:p>Item Location Quantity</text:p>
          </table:table-cell>
          <table:table-cell/>
          <table:table-cell office:value-type="string">
            <text:p>Lead</text:p>
          </table:table-cell>
          <table:table-cell office:value-type="string">
            <text:p>Time</text:p>
          </table:table-cell>
          <table:table-cell table:formula="oooc:=IF([.F543]&lt;&gt;&quot;&quot;;CONCATENATE([.F543];&quot; &quot;;[.G543]);[.G543])" office:value-type="string" office:string-value="Lead Time">
            <text:p>Lead Time</text:p>
          </table:table-cell>
          <table:table-cell office:value-type="string">
            <text:p>Measure</text:p>
          </table:table-cell>
          <table:table-cell/>
          <table:table-cell table:formula="oooc:=IF([.J543]&lt;&gt;&quot;&quot;;CONCATENATE([.J543];&quot;_ &quot;;[.I543];&quot;. Type&quot;);CONCATENATE([.I54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ime taken from the time of order to the time of delivery for an item.</text:p>
          </table:table-cell>
          <table:table-cell office:value-type="string">
            <text:p>"2 days", "24 hours"</text:p>
          </table:table-cell>
          <table:table-cell/>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544]=&quot;Universally Unique&quot;;&quot;UU&quot;;[.E544]);IF([.G544]&lt;&gt;[.I544];[.H544];[.F544]);CONCATENATE(IF([.I544]=&quot;Identifier&quot;;&quot;ID&quot;;IF([.I544]=&quot;Text&quot;;&quot;&quot;;[.I544]))));&quot; &quot;;&quot;&quot;);&quot;'&quot;;&quot;&quot;)" office:value-type="string" office:string-value="MinimumQuantity">
            <text:p>MinimumQuantity</text:p>
          </table:table-cell>
          <table:table-cell office:value-type="string">
            <text:p>Item Location Quantity. Minimum_ Quantity. Quantity</text:p>
          </table:table-cell>
          <table:table-cell/>
          <table:table-cell office:value-type="string">
            <text:p>Item Location Quantity</text:p>
          </table:table-cell>
          <table:table-cell office:value-type="string">
            <text:p>Minimum</text:p>
          </table:table-cell>
          <table:table-cell/>
          <table:table-cell office:value-type="string">
            <text:p>Quantity</text:p>
          </table:table-cell>
          <table:table-cell table:formula="oooc:=IF([.F544]&lt;&gt;&quot;&quot;;CONCATENATE([.F544];&quot; &quot;;[.G544]);[.G544])" office:value-type="string" office:string-value="Quantity">
            <text:p>Quantity</text:p>
          </table:table-cell>
          <table:table-cell office:value-type="string">
            <text:p>Quantity</text:p>
          </table:table-cell>
          <table:table-cell/>
          <table:table-cell table:formula="oooc:=IF([.J544]&lt;&gt;&quot;&quot;;CONCATENATE([.J544];&quot;_ &quot;;[.I544];&quot;. Type&quot;);CONCATENATE([.I54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inimum quantity that can be ordered to qualify for a specific price.</text:p>
          </table:table-cell>
          <table:table-cell office:value-type="string">
            <text:p>"10 boxes", "1 carton", "1000 sheets"</text:p>
          </table:table-cell>
          <table:table-cell/>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545]=&quot;Universally Unique&quot;;&quot;UU&quot;;[.E545]);IF([.G545]&lt;&gt;[.I545];[.H545];[.F545]);CONCATENATE(IF([.I545]=&quot;Identifier&quot;;&quot;ID&quot;;IF([.I545]=&quot;Text&quot;;&quot;&quot;;[.I545]))));&quot; &quot;;&quot;&quot;);&quot;'&quot;;&quot;&quot;)" office:value-type="string" office:string-value="MaximumQuantity">
            <text:p>MaximumQuantity</text:p>
          </table:table-cell>
          <table:table-cell office:value-type="string">
            <text:p>Item Location Quantity. Maximum_ Quantity. Quantity</text:p>
          </table:table-cell>
          <table:table-cell/>
          <table:table-cell office:value-type="string">
            <text:p>Item Location Quantity</text:p>
          </table:table-cell>
          <table:table-cell office:value-type="string">
            <text:p>Maximum</text:p>
          </table:table-cell>
          <table:table-cell/>
          <table:table-cell office:value-type="string">
            <text:p>Quantity</text:p>
          </table:table-cell>
          <table:table-cell table:formula="oooc:=IF([.F545]&lt;&gt;&quot;&quot;;CONCATENATE([.F545];&quot; &quot;;[.G545]);[.G545])" office:value-type="string" office:string-value="Quantity">
            <text:p>Quantity</text:p>
          </table:table-cell>
          <table:table-cell office:value-type="string">
            <text:p>Quantity</text:p>
          </table:table-cell>
          <table:table-cell/>
          <table:table-cell table:formula="oooc:=IF([.J545]&lt;&gt;&quot;&quot;;CONCATENATE([.J545];&quot;_ &quot;;[.I545];&quot;. Type&quot;);CONCATENATE([.I54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aximum quantity that can be ordered to qualify for a specific price.</text:p>
          </table:table-cell>
          <table:table-cell office:value-type="string">
            <text:p>"10 boxes", "1 carton", "1000 sheets"</text:p>
          </table:table-cell>
          <table:table-cell/>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546]=&quot;Universally Unique&quot;;&quot;UU&quot;;[.E546]);IF([.G546]&lt;&gt;[.I546];[.H546];[.F546]);CONCATENATE(IF([.I546]=&quot;Identifier&quot;;&quot;ID&quot;;IF([.I546]=&quot;Text&quot;;&quot;&quot;;[.I546]))));&quot; &quot;;&quot;&quot;);&quot;'&quot;;&quot;&quot;)" office:value-type="string" office:string-value="HazardousRiskIndicator">
            <text:p>HazardousRiskIndicator</text:p>
          </table:table-cell>
          <table:table-cell table:style-name="ce10" office:value-type="string">
            <text:p>Item Location Quantity. Hazardous Risk_ Indicator. Indicator</text:p>
          </table:table-cell>
          <table:table-cell/>
          <table:table-cell office:value-type="string">
            <text:p>Item Location Quantity</text:p>
          </table:table-cell>
          <table:table-cell office:value-type="string">
            <text:p>Hazardous Risk</text:p>
          </table:table-cell>
          <table:table-cell/>
          <table:table-cell office:value-type="string">
            <text:p>Indicator</text:p>
          </table:table-cell>
          <table:table-cell table:formula="oooc:=IF([.F546]&lt;&gt;&quot;&quot;;CONCATENATE([.F546];&quot; &quot;;[.G546]);[.G546])" office:value-type="string" office:string-value="Indicator">
            <text:p>Indicator</text:p>
          </table:table-cell>
          <table:table-cell office:value-type="string">
            <text:p>Indicator</text:p>
          </table:table-cell>
          <table:table-cell/>
          <table:table-cell table:formula="oooc:=IF([.J546]&lt;&gt;&quot;&quot;;CONCATENATE([.J546];&quot;_ &quot;;[.I546];&quot;. Type&quot;);CONCATENATE([.I546];&quot;. Type&quot;))" office:value-type="string" office:string-value="Indicator. Type">
            <text:p>Indicator. Type</text:p>
          </table:table-cell>
          <table:table-cell table:number-columns-repeated="3"/>
          <table:table-cell table:style-name="ce64" office:value-type="string">
            <text:p>0..1</text:p>
          </table:table-cell>
          <table:table-cell office:value-type="string">
            <text:p>BBIE</text:p>
          </table:table-cell>
          <table:table-cell table:style-name="ce14" office:value-type="string">
            <text:p>Indicates whether the item as delivered, in the stated quantity to the stated location, is hazardous.</text:p>
          </table:table-cell>
          <table:table-cell office:value-type="string">
            <text:p>Default is negative</text:p>
          </table:table-cell>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547]=&quot;Universally Unique&quot;;&quot;UU&quot;;[.E547]);IF([.G547]&lt;&gt;[.I547];[.H547];[.F547]);CONCATENATE(IF([.I547]=&quot;Identifier&quot;;&quot;ID&quot;;IF([.I547]=&quot;Text&quot;;&quot;&quot;;[.I547]))));&quot; &quot;;&quot;&quot;);&quot;'&quot;;&quot;&quot;)" office:value-type="string" office:string-value="TradingRestrictions">
            <text:p>TradingRestrictions</text:p>
          </table:table-cell>
          <table:table-cell office:value-type="string">
            <text:p>Item Location Quantity. Trading Restrictions. Text</text:p>
          </table:table-cell>
          <table:table-cell/>
          <table:table-cell office:value-type="string">
            <text:p>Item Location Quantity</text:p>
          </table:table-cell>
          <table:table-cell/>
          <table:table-cell office:value-type="string">
            <text:p>Trading</text:p>
          </table:table-cell>
          <table:table-cell office:value-type="string">
            <text:p>Restrictions</text:p>
          </table:table-cell>
          <table:table-cell table:formula="oooc:=IF([.F547]&lt;&gt;&quot;&quot;;CONCATENATE([.F547];&quot; &quot;;[.G547]);[.G547])" office:value-type="string" office:string-value="Trading Restrictions">
            <text:p>Trading Restrictions</text:p>
          </table:table-cell>
          <table:table-cell office:value-type="string">
            <text:p>Text</text:p>
          </table:table-cell>
          <table:table-cell/>
          <table:table-cell table:formula="oooc:=IF([.J547]&lt;&gt;&quot;&quot;;CONCATENATE([.J547];&quot;_ &quot;;[.I547];&quot;. Type&quot;);CONCATENATE([.I54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description of trade restrictions that apply to the item or quantities of the item.</text:p>
          </table:table-cell>
          <table:table-cell office:value-type="string">
            <text:p>"not for export"</text:p>
          </table:table-cell>
          <table:table-cell/>
          <table:table-cell table:style-name="ce92" office:value-type="string">
            <text:p>2.0</text:p>
          </table:table-cell>
          <table:table-cell/>
          <table:table-cell table:style-name="ce3"/>
          <table:table-cell table:number-columns-repeated="234"/>
        </table:table-row>
        <table:table-row table:style-name="ro3">
          <table:table-cell table:style-name="ce4" table:formula="oooc:=SUBSTITUTE(SUBSTITUTE(CONCATENATE(IF([.E548]=&quot;Universally Unique&quot;;&quot;UU&quot;;[.E548]);[.F548];IF([.H548]&lt;&gt;[.I548];[.H548];&quot;&quot;);CONCATENATE(IF([.I548]=&quot;Identifier&quot;;&quot;ID&quot;;IF([.I548]=&quot;Text&quot;;&quot;&quot;;[.I548]))));&quot; &quot;;&quot;&quot;);&quot;'&quot;;&quot;&quot;)" office:value-type="string" office:string-value="ApplicableTerritoryAddress">
            <text:p>ApplicableTerritoryAddress</text:p>
          </table:table-cell>
          <table:table-cell table:style-name="ce15" office:value-type="string">
            <text:p>Item Location Quantity. Applicable Territory_ Address. Address</text:p>
          </table:table-cell>
          <table:table-cell table:style-name="ce27"/>
          <table:table-cell table:style-name="ce27" office:value-type="string">
            <text:p>Item Location Quantity</text:p>
          </table:table-cell>
          <table:table-cell table:style-name="ce27" office:value-type="string">
            <text:p>Applicable Territory</text:p>
          </table:table-cell>
          <table:table-cell table:style-name="ce27"/>
          <table:table-cell table:style-name="ce27"/>
          <table:table-cell table:style-name="ce8" table:formula="oooc:=[.M548]" office:value-type="string" office:string-value="Address">
            <text:p>Address</text:p>
          </table:table-cell>
          <table:table-cell table:style-name="ce8" table:formula="oooc:=[.M548]" office:value-type="string" office:string-value="Address">
            <text:p>Address</text:p>
          </table:table-cell>
          <table:table-cell table:style-name="ce8"/>
          <table:table-cell table:style-name="ce27" table:number-columns-repeated="2"/>
          <table:table-cell table:style-name="ce38" office:value-type="string">
            <text:p>Address</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Territory (Address).</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2">
          <table:table-cell table:style-name="ce4" table:formula="oooc:=SUBSTITUTE(SUBSTITUTE(CONCATENATE(IF([.E549]=&quot;Universally Unique&quot;;&quot;UU&quot;;[.E549]);[.F549];IF([.H549]&lt;&gt;[.I549];[.H549];&quot;&quot;);CONCATENATE(IF([.I549]=&quot;Identifier&quot;;&quot;ID&quot;;IF([.I549]=&quot;Text&quot;;&quot;&quot;;[.I549]))));&quot; &quot;;&quot;&quot;);&quot;'&quot;;&quot;&quot;)" office:value-type="string" office:string-value="Price">
            <text:p>Price</text:p>
          </table:table-cell>
          <table:table-cell table:style-name="ce15" office:value-type="string">
            <text:p>Item Location Quantity. Price</text:p>
          </table:table-cell>
          <table:table-cell table:style-name="ce27"/>
          <table:table-cell table:style-name="ce27" office:value-type="string">
            <text:p>Item Location Quantity</text:p>
          </table:table-cell>
          <table:table-cell table:number-columns-repeated="2" table:style-name="ce27"/>
          <table:table-cell table:style-name="ce27"/>
          <table:table-cell table:style-name="ce8" table:formula="oooc:=[.M549]" office:value-type="string" office:string-value="Price">
            <text:p>Price</text:p>
          </table:table-cell>
          <table:table-cell table:style-name="ce8" table:formula="oooc:=[.M549]" office:value-type="string" office:string-value="Price">
            <text:p>Price</text:p>
          </table:table-cell>
          <table:table-cell table:style-name="ce8"/>
          <table:table-cell table:style-name="ce27" table:number-columns-repeated="2"/>
          <table:table-cell table:style-name="ce25" office:value-type="string">
            <text:p>Price</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Price.</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2">
          <table:table-cell table:style-name="ce4" table:formula="oooc:=SUBSTITUTE(SUBSTITUTE(CONCATENATE(IF([.E550]=&quot;Universally Unique&quot;;&quot;UU&quot;;[.E550]);[.F550];IF([.H550]&lt;&gt;[.I550];[.H550];&quot;&quot;);CONCATENATE(IF([.I550]=&quot;Identifier&quot;;&quot;ID&quot;;IF([.I550]=&quot;Text&quot;;&quot;&quot;;[.I550]))));&quot; &quot;;&quot;&quot;);&quot;'&quot;;&quot;&quot;)" office:value-type="string" office:string-value="DeliveryUnit">
            <text:p>DeliveryUnit</text:p>
          </table:table-cell>
          <table:table-cell table:style-name="ce8" office:value-type="string">
            <text:p>Item Location Quantity. Delivery Unit</text:p>
          </table:table-cell>
          <table:table-cell table:style-name="ce27"/>
          <table:table-cell table:style-name="ce27" office:value-type="string">
            <text:p>Item Location Quantity</text:p>
          </table:table-cell>
          <table:table-cell table:number-columns-repeated="2" table:style-name="ce27"/>
          <table:table-cell table:style-name="ce27"/>
          <table:table-cell table:style-name="ce8" table:formula="oooc:=[.M550]" office:value-type="string" office:string-value="Delivery Unit">
            <text:p>Delivery Unit</text:p>
          </table:table-cell>
          <table:table-cell table:style-name="ce8" table:formula="oooc:=[.M550]" office:value-type="string" office:string-value="Delivery Unit">
            <text:p>Delivery Unit</text:p>
          </table:table-cell>
          <table:table-cell table:style-name="ce8"/>
          <table:table-cell table:style-name="ce27" table:number-columns-repeated="2"/>
          <table:table-cell table:style-name="ce38" office:value-type="string">
            <text:p>Delivery Unit</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Delivery Unit.</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3">
          <table:table-cell table:style-name="ce4" table:formula="oooc:=SUBSTITUTE(SUBSTITUTE(CONCATENATE(IF([.E551]=&quot;Universally Unique&quot;;&quot;UU&quot;;[.E551]);[.F551];IF([.H551]&lt;&gt;[.I551];[.H551];&quot;&quot;);CONCATENATE(IF([.I551]=&quot;Identifier&quot;;&quot;ID&quot;;IF([.I551]=&quot;Text&quot;;&quot;&quot;;[.I551]))));&quot; &quot;;&quot;&quot;);&quot;'&quot;;&quot;&quot;)" office:value-type="string" office:string-value="ApplicableTaxCategory">
            <text:p>ApplicableTaxCategory</text:p>
          </table:table-cell>
          <table:table-cell table:style-name="ce15" office:value-type="string">
            <text:p>Item Location Quantity. Applicable_ Tax Category. Tax Category</text:p>
          </table:table-cell>
          <table:table-cell table:style-name="ce27"/>
          <table:table-cell table:style-name="ce27" office:value-type="string">
            <text:p>Item Location Quantity</text:p>
          </table:table-cell>
          <table:table-cell table:style-name="ce27" office:value-type="string">
            <text:p>Applicable</text:p>
          </table:table-cell>
          <table:table-cell table:style-name="ce27"/>
          <table:table-cell table:style-name="ce27"/>
          <table:table-cell table:style-name="ce8" table:formula="oooc:=[.M551]" office:value-type="string" office:string-value="Tax Category">
            <text:p>Tax Category</text:p>
          </table:table-cell>
          <table:table-cell table:style-name="ce8" table:formula="oooc:=[.M551]" office:value-type="string" office:string-value="Tax Category">
            <text:p>Tax Category</text:p>
          </table:table-cell>
          <table:table-cell table:style-name="ce8"/>
          <table:table-cell table:style-name="ce27" table:number-columns-repeated="2"/>
          <table:table-cell table:style-name="ce38" office:value-type="string">
            <text:p>Tax Category</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Tax Category.</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2">
          <table:table-cell table:style-name="ce2" office:value-type="string">
            <text:p>ItemProperty</text:p>
          </table:table-cell>
          <table:table-cell table:style-name="ce2" office:value-type="string">
            <text:p>Item Property. Details</text:p>
          </table:table-cell>
          <table:table-cell table:style-name="ce16"/>
          <table:table-cell table:style-name="ce16" office:value-type="string">
            <text:p>Item Property</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specific Item Properties.</text:p>
          </table:table-cell>
          <table:table-cell table:style-name="ce16"/>
          <table:table-cell table:style-name="ce85"/>
          <table:table-cell table:style-name="ce100" office:value-type="string">
            <text:p>2.0</text:p>
          </table:table-cell>
          <table:table-cell table:style-name="ce16" table:number-columns-repeated="12"/>
          <table:table-cell table:style-name="ce37" table:number-columns-repeated="224"/>
        </table:table-row>
        <table:table-row table:style-name="ro3">
          <table:table-cell table:formula="oooc:=SUBSTITUTE(SUBSTITUTE(CONCATENATE(IF([.E553]=&quot;Universally Unique&quot;;&quot;UU&quot;;[.E553]);IF([.G553]&lt;&gt;[.I553];[.H553];[.F553]);CONCATENATE(IF([.I553]=&quot;Identifier&quot;;&quot;ID&quot;;IF([.I553]=&quot;Text&quot;;&quot;&quot;;[.I553]))));&quot; &quot;;&quot;&quot;);&quot;'&quot;;&quot;&quot;)" office:value-type="string" office:string-value="Name">
            <text:p>Name</text:p>
          </table:table-cell>
          <table:table-cell table:style-name="ce10" office:value-type="string">
            <text:p>Item Property. Name</text:p>
          </table:table-cell>
          <table:table-cell/>
          <table:table-cell office:value-type="string">
            <text:p>Item Property</text:p>
          </table:table-cell>
          <table:table-cell table:number-columns-repeated="2"/>
          <table:table-cell office:value-type="string">
            <text:p>Name</text:p>
          </table:table-cell>
          <table:table-cell table:formula="oooc:=IF([.F553]&lt;&gt;&quot;&quot;;CONCATENATE([.F553];&quot; &quot;;[.G553]);[.G553])" office:value-type="string" office:string-value="Name">
            <text:p>Name</text:p>
          </table:table-cell>
          <table:table-cell office:value-type="string">
            <text:p>Name</text:p>
          </table:table-cell>
          <table:table-cell/>
          <table:table-cell table:formula="oooc:=IF([.J553]&lt;&gt;&quot;&quot;;CONCATENATE([.J553];&quot;_ &quot;;[.I553];&quot;. Type&quot;);CONCATENATE([.I553];&quot;. Type&quot;))" office:value-type="string" office:string-value="Name. Type">
            <text:p>Name. Type</text:p>
          </table:table-cell>
          <table:table-cell table:number-columns-repeated="3"/>
          <table:table-cell office:value-type="string">
            <text:p>1</text:p>
          </table:table-cell>
          <table:table-cell office:value-type="string">
            <text:p>BBIE</text:p>
          </table:table-cell>
          <table:table-cell office:value-type="string">
            <text:p>The name of the Item Property.</text:p>
          </table:table-cell>
          <table:table-cell office:value-type="string">
            <text:p>"Energy Rating", "Collar Size", "Fat Content"</text:p>
          </table:table-cell>
          <table:table-cell/>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554]=&quot;Universally Unique&quot;;&quot;UU&quot;;[.E554]);IF([.G554]&lt;&gt;[.I554];[.H554];[.F554]);CONCATENATE(IF([.I554]=&quot;Identifier&quot;;&quot;ID&quot;;IF([.I554]=&quot;Text&quot;;&quot;&quot;;[.I554]))));&quot; &quot;;&quot;&quot;);&quot;'&quot;;&quot;&quot;)" office:value-type="string" office:string-value="Value">
            <text:p>Value</text:p>
          </table:table-cell>
          <table:table-cell office:value-type="string">
            <text:p>Item Property. Value. Text</text:p>
          </table:table-cell>
          <table:table-cell/>
          <table:table-cell office:value-type="string">
            <text:p>Item Property</text:p>
          </table:table-cell>
          <table:table-cell table:number-columns-repeated="2"/>
          <table:table-cell office:value-type="string">
            <text:p>Value</text:p>
          </table:table-cell>
          <table:table-cell table:formula="oooc:=IF([.F554]&lt;&gt;&quot;&quot;;CONCATENATE([.F554];&quot; &quot;;[.G554]);[.G554])" office:value-type="string" office:string-value="Value">
            <text:p>Value</text:p>
          </table:table-cell>
          <table:table-cell office:value-type="string">
            <text:p>Text</text:p>
          </table:table-cell>
          <table:table-cell/>
          <table:table-cell table:formula="oooc:=IF([.J554]&lt;&gt;&quot;&quot;;CONCATENATE([.J554];&quot;_ &quot;;[.I554];&quot;. Type&quot;);CONCATENATE([.I554];&quot;. Type&quot;))" office:value-type="string" office:string-value="Text. Type">
            <text:p>Text. Type</text:p>
          </table:table-cell>
          <table:table-cell table:number-columns-repeated="3"/>
          <table:table-cell office:value-type="string">
            <text:p>1</text:p>
          </table:table-cell>
          <table:table-cell office:value-type="string">
            <text:p>BBIE</text:p>
          </table:table-cell>
          <table:table-cell office:value-type="string">
            <text:p>The Item Property value.</text:p>
          </table:table-cell>
          <table:table-cell office:value-type="string">
            <text:p>"100 watts", "15 European", "20% +/- 5%"</text:p>
          </table:table-cell>
          <table:table-cell/>
          <table:table-cell table:style-name="ce92" office:value-type="string">
            <text:p>2.0</text:p>
          </table:table-cell>
          <table:table-cell/>
          <table:table-cell table:style-name="ce3"/>
          <table:table-cell table:number-columns-repeated="234"/>
        </table:table-row>
        <table:table-row table:style-name="ro2">
          <table:table-cell table:style-name="ce4" table:formula="oooc:=SUBSTITUTE(SUBSTITUTE(CONCATENATE(IF([.E555]=&quot;Universally Unique&quot;;&quot;UU&quot;;[.E555]);[.F555];IF([.H555]&lt;&gt;[.I555];[.H555];&quot;&quot;);CONCATENATE(IF([.I555]=&quot;Identifier&quot;;&quot;ID&quot;;IF([.I555]=&quot;Text&quot;;&quot;&quot;;[.I555]))));&quot; &quot;;&quot;&quot;);&quot;'&quot;;&quot;&quot;)" office:value-type="string" office:string-value="UsabilityPeriod">
            <text:p>UsabilityPeriod</text:p>
          </table:table-cell>
          <table:table-cell table:style-name="ce15" office:value-type="string">
            <text:p>Item Property. Usability_ Period. Period</text:p>
          </table:table-cell>
          <table:table-cell table:style-name="ce27"/>
          <table:table-cell table:style-name="ce27" office:value-type="string">
            <text:p>Item Property</text:p>
          </table:table-cell>
          <table:table-cell table:style-name="ce27" office:value-type="string">
            <text:p>Usability</text:p>
          </table:table-cell>
          <table:table-cell table:style-name="ce27"/>
          <table:table-cell table:style-name="ce27"/>
          <table:table-cell table:style-name="ce8" table:formula="oooc:=[.M555]" office:value-type="string" office:string-value="Period">
            <text:p>Period</text:p>
          </table:table-cell>
          <table:table-cell table:style-name="ce8" table:formula="oooc:=[.M555]"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The period for which the Item Property is valid.</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3">
          <table:table-cell table:style-name="ce4" table:formula="oooc:=SUBSTITUTE(SUBSTITUTE(CONCATENATE(IF([.E556]=&quot;Universally Unique&quot;;&quot;UU&quot;;[.E556]);[.F556];IF([.H556]&lt;&gt;[.I556];[.H556];&quot;&quot;);CONCATENATE(IF([.I556]=&quot;Identifier&quot;;&quot;ID&quot;;IF([.I556]=&quot;Text&quot;;&quot;&quot;;[.I556]))));&quot; &quot;;&quot;&quot;);&quot;'&quot;;&quot;&quot;)" office:value-type="string" office:string-value="ItemPropertyGroup">
            <text:p>ItemPropertyGroup</text:p>
          </table:table-cell>
          <table:table-cell table:style-name="ce15" office:value-type="string">
            <text:p>Item Property. Item Property Group</text:p>
          </table:table-cell>
          <table:table-cell table:style-name="ce27"/>
          <table:table-cell table:style-name="ce27" office:value-type="string">
            <text:p>Item Property</text:p>
          </table:table-cell>
          <table:table-cell table:number-columns-repeated="2" table:style-name="ce27"/>
          <table:table-cell table:style-name="ce27"/>
          <table:table-cell table:style-name="ce8" table:formula="oooc:=[.M556]" office:value-type="string" office:string-value="Item Property Group">
            <text:p>Item Property Group</text:p>
          </table:table-cell>
          <table:table-cell table:style-name="ce8" table:formula="oooc:=[.M556]" office:value-type="string" office:string-value="Item Property Group">
            <text:p>Item Property Group</text:p>
          </table:table-cell>
          <table:table-cell table:style-name="ce8"/>
          <table:table-cell table:style-name="ce27" table:number-columns-repeated="2"/>
          <table:table-cell table:style-name="ce38" office:value-type="string">
            <text:p>Item Property Group</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Item Property Group.</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2">
          <table:table-cell table:style-name="ce2" office:value-type="string">
            <text:p>ItemPropertyGroup</text:p>
          </table:table-cell>
          <table:table-cell table:style-name="ce2" office:value-type="string">
            <text:p>Item Property Group. Details</text:p>
          </table:table-cell>
          <table:table-cell table:style-name="ce16"/>
          <table:table-cell table:style-name="ce16" office:value-type="string">
            <text:p>Item Property Group</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sets of classifications (or groups) of Item Properties.</text:p>
          </table:table-cell>
          <table:table-cell table:style-name="ce16"/>
          <table:table-cell table:style-name="ce85"/>
          <table:table-cell table:style-name="ce100" office:value-type="string">
            <text:p>2.0</text:p>
          </table:table-cell>
          <table:table-cell table:style-name="ce16" table:number-columns-repeated="12"/>
          <table:table-cell table:style-name="ce37" table:number-columns-repeated="224"/>
        </table:table-row>
        <table:table-row table:style-name="ro2">
          <table:table-cell table:formula="oooc:=SUBSTITUTE(SUBSTITUTE(CONCATENATE(IF([.E558]=&quot;Universally Unique&quot;;&quot;UU&quot;;[.E558]);IF([.G558]&lt;&gt;[.I558];[.H558];[.F558]);CONCATENATE(IF([.I558]=&quot;Identifier&quot;;&quot;ID&quot;;IF([.I558]=&quot;Text&quot;;&quot;&quot;;[.I558]))));&quot; &quot;;&quot;&quot;);&quot;'&quot;;&quot;&quot;)" office:value-type="string" office:string-value="ID">
            <text:p>ID</text:p>
          </table:table-cell>
          <table:table-cell table:style-name="ce10" office:value-type="string">
            <text:p>Item Property Group. Identifier</text:p>
          </table:table-cell>
          <table:table-cell/>
          <table:table-cell office:value-type="string">
            <text:p>Item Property Group</text:p>
          </table:table-cell>
          <table:table-cell table:number-columns-repeated="2"/>
          <table:table-cell office:value-type="string">
            <text:p>Identifier</text:p>
          </table:table-cell>
          <table:table-cell table:formula="oooc:=IF([.F558]&lt;&gt;&quot;&quot;;CONCATENATE([.F558];&quot; &quot;;[.G558]);[.G558])" office:value-type="string" office:string-value="Identifier">
            <text:p>Identifier</text:p>
          </table:table-cell>
          <table:table-cell office:value-type="string">
            <text:p>Identifier</text:p>
          </table:table-cell>
          <table:table-cell/>
          <table:table-cell table:formula="oooc:=IF([.J558]&lt;&gt;&quot;&quot;;CONCATENATE([.J558];&quot;_ &quot;;[.I558];&quot;. Type&quot;);CONCATENATE([.I55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n identifier for the Item Property Group.</text:p>
          </table:table-cell>
          <table:table-cell office:value-type="string">
            <text:p>"233-004"</text:p>
          </table:table-cell>
          <table:table-cell/>
          <table:table-cell table:style-name="ce92" office:value-type="string">
            <text:p>2.0</text:p>
          </table:table-cell>
          <table:table-cell/>
          <table:table-cell table:style-name="ce3"/>
          <table:table-cell table:number-columns-repeated="234"/>
        </table:table-row>
        <table:table-row table:style-name="ro4">
          <table:table-cell table:formula="oooc:=SUBSTITUTE(SUBSTITUTE(CONCATENATE(IF([.E559]=&quot;Universally Unique&quot;;&quot;UU&quot;;[.E559]);IF([.G559]&lt;&gt;[.I559];[.H559];[.F559]);CONCATENATE(IF([.I559]=&quot;Identifier&quot;;&quot;ID&quot;;IF([.I559]=&quot;Text&quot;;&quot;&quot;;[.I559]))));&quot; &quot;;&quot;&quot;);&quot;'&quot;;&quot;&quot;)" office:value-type="string" office:string-value="Name">
            <text:p>Name</text:p>
          </table:table-cell>
          <table:table-cell table:style-name="ce10" office:value-type="string">
            <text:p>Item Property Group. Name</text:p>
          </table:table-cell>
          <table:table-cell/>
          <table:table-cell office:value-type="string">
            <text:p>Item Property Group</text:p>
          </table:table-cell>
          <table:table-cell table:number-columns-repeated="2"/>
          <table:table-cell office:value-type="string">
            <text:p>Name</text:p>
          </table:table-cell>
          <table:table-cell table:formula="oooc:=IF([.F559]&lt;&gt;&quot;&quot;;CONCATENATE([.F559];&quot; &quot;;[.G559]);[.G559])" office:value-type="string" office:string-value="Name">
            <text:p>Name</text:p>
          </table:table-cell>
          <table:table-cell office:value-type="string">
            <text:p>Name</text:p>
          </table:table-cell>
          <table:table-cell/>
          <table:table-cell table:formula="oooc:=IF([.J559]&lt;&gt;&quot;&quot;;CONCATENATE([.J559];&quot;_ &quot;;[.I559];&quot;. Type&quot;);CONCATENATE([.I559];&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the Item Property Group.</text:p>
          </table:table-cell>
          <table:table-cell office:value-type="string">
            <text:p>"Electrical Specifications", "Dietary Content"</text:p>
          </table:table-cell>
          <table:table-cell/>
          <table:table-cell table:style-name="ce92" office:value-type="string">
            <text:p>2.0</text:p>
          </table:table-cell>
          <table:table-cell/>
          <table:table-cell table:style-name="ce3"/>
          <table:table-cell table:number-columns-repeated="234"/>
        </table:table-row>
        <table:table-row table:style-name="ro2">
          <table:table-cell table:style-name="ce2" office:value-type="string">
            <text:p>Language</text:p>
          </table:table-cell>
          <table:table-cell table:style-name="ce2" office:value-type="string">
            <text:p>Language. Details</text:p>
          </table:table-cell>
          <table:table-cell table:style-name="ce5"/>
          <table:table-cell table:style-name="ce5" office:value-type="string">
            <text:p>Languag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Language.</text:p>
          </table:table-cell>
          <table:table-cell table:style-name="ce53" table:number-columns-repeated="2"/>
          <table:table-cell table:style-name="ce89" office:value-type="string">
            <text:p>1.0</text:p>
          </table:table-cell>
          <table:table-cell table:style-name="ce118"/>
          <table:table-cell table:style-name="ce128"/>
          <table:table-cell table:style-name="ce5" table:number-columns-repeated="10"/>
          <table:table-cell table:style-name="ce7" table:number-columns-repeated="224"/>
        </table:table-row>
        <table:table-row table:style-name="ro2">
          <table:table-cell table:formula="oooc:=SUBSTITUTE(SUBSTITUTE(CONCATENATE(IF([.E561]=&quot;Universally Unique&quot;;&quot;UU&quot;;[.E561]);IF([.G561]&lt;&gt;[.I561];[.H561];[.F561]);CONCATENATE(IF([.I561]=&quot;Identifier&quot;;&quot;ID&quot;;IF([.I561]=&quot;Text&quot;;&quot;&quot;;[.I561]))));&quot; &quot;;&quot;&quot;);&quot;'&quot;;&quot;&quot;)" office:value-type="string" office:string-value="ID">
            <text:p>ID</text:p>
          </table:table-cell>
          <table:table-cell office:value-type="string">
            <text:p>Language. Identifier</text:p>
          </table:table-cell>
          <table:table-cell table:style-name="ce7"/>
          <table:table-cell table:style-name="ce7" office:value-type="string">
            <text:p>Language</text:p>
          </table:table-cell>
          <table:table-cell table:number-columns-repeated="2" table:style-name="ce7"/>
          <table:table-cell table:style-name="ce7" office:value-type="string">
            <text:p>Identifier</text:p>
          </table:table-cell>
          <table:table-cell table:formula="oooc:=IF([.F561]&lt;&gt;&quot;&quot;;CONCATENATE([.F561];&quot; &quot;;[.G561]);[.G561])" office:value-type="string" office:string-value="Identifier">
            <text:p>Identifier</text:p>
          </table:table-cell>
          <table:table-cell table:style-name="ce7" office:value-type="string">
            <text:p>Identifier</text:p>
          </table:table-cell>
          <table:table-cell table:style-name="ce7"/>
          <table:table-cell table:formula="oooc:=IF([.J561]&lt;&gt;&quot;&quot;;CONCATENATE([.J561];&quot;_ &quot;;[.I561];&quot;. Type&quot;);CONCATENATE([.I561];&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a language, expressed as a code.</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562]=&quot;Universally Unique&quot;;&quot;UU&quot;;[.E562]);IF([.G562]&lt;&gt;[.I562];[.H562];[.F562]);CONCATENATE(IF([.I562]=&quot;Identifier&quot;;&quot;ID&quot;;IF([.I562]=&quot;Text&quot;;&quot;&quot;;[.I562]))));&quot; &quot;;&quot;&quot;);&quot;'&quot;;&quot;&quot;)" office:value-type="string" office:string-value="Name">
            <text:p>Name</text:p>
          </table:table-cell>
          <table:table-cell office:value-type="string">
            <text:p>Language. Name</text:p>
          </table:table-cell>
          <table:table-cell table:style-name="ce7"/>
          <table:table-cell table:style-name="ce7" office:value-type="string">
            <text:p>Language</text:p>
          </table:table-cell>
          <table:table-cell table:number-columns-repeated="2" table:style-name="ce7"/>
          <table:table-cell table:style-name="ce7" office:value-type="string">
            <text:p>Name</text:p>
          </table:table-cell>
          <table:table-cell table:formula="oooc:=IF([.F562]&lt;&gt;&quot;&quot;;CONCATENATE([.F562];&quot; &quot;;[.G562]);[.G562])" office:value-type="string" office:string-value="Name">
            <text:p>Name</text:p>
          </table:table-cell>
          <table:table-cell table:style-name="ce7" office:value-type="string">
            <text:p>Name</text:p>
          </table:table-cell>
          <table:table-cell table:style-name="ce7"/>
          <table:table-cell table:formula="oooc:=IF([.J562]&lt;&gt;&quot;&quot;;CONCATENATE([.J562];&quot;_ &quot;;[.I562];&quot;. Type&quot;);CONCATENATE([.I562];&quot;. Type&quot;))" office:value-type="string" office:string-value="Name. Type">
            <text:p>Nam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name of the language.</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563]=&quot;Universally Unique&quot;;&quot;UU&quot;;[.E563]);IF([.G563]&lt;&gt;[.I563];[.H563];[.F563]);CONCATENATE(IF([.I563]=&quot;Identifier&quot;;&quot;ID&quot;;IF([.I563]=&quot;Text&quot;;&quot;&quot;;[.I563]))));&quot; &quot;;&quot;&quot;);&quot;'&quot;;&quot;&quot;)" office:value-type="string" office:string-value="LocaleCode">
            <text:p>LocaleCode</text:p>
          </table:table-cell>
          <table:table-cell table:style-name="ce10" office:value-type="string">
            <text:p>Language. Locale Code. Code</text:p>
          </table:table-cell>
          <table:table-cell table:style-name="ce7"/>
          <table:table-cell table:style-name="ce7" office:value-type="string">
            <text:p>Language</text:p>
          </table:table-cell>
          <table:table-cell table:style-name="ce7"/>
          <table:table-cell table:style-name="ce26" office:value-type="string">
            <text:p>Locale</text:p>
          </table:table-cell>
          <table:table-cell table:style-name="ce26" office:value-type="string">
            <text:p>Code</text:p>
          </table:table-cell>
          <table:table-cell table:formula="oooc:=IF([.F563]&lt;&gt;&quot;&quot;;CONCATENATE([.F563];&quot; &quot;;[.G563]);[.G563])" office:value-type="string" office:string-value="Locale Code">
            <text:p>Locale Code</text:p>
          </table:table-cell>
          <table:table-cell table:style-name="ce7" office:value-type="string">
            <text:p>Code</text:p>
          </table:table-cell>
          <table:table-cell table:style-name="ce7"/>
          <table:table-cell table:formula="oooc:=IF([.J563]&lt;&gt;&quot;&quot;;CONCATENATE([.J563];&quot;_ &quot;;[.I563];&quot;. Type&quot;);CONCATENATE([.I563];&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locale where the language is used, expressed as a code.</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style-name="ce2" office:value-type="string">
            <text:p>LineItem</text:p>
          </table:table-cell>
          <table:table-cell table:style-name="ce2" office:value-type="string">
            <text:p>Line Item. Details</text:p>
          </table:table-cell>
          <table:table-cell table:style-name="ce5"/>
          <table:table-cell table:style-name="ce5" office:value-type="string">
            <text:p>Line Item</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Line Item.</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Procurement</text:p>
          </table:table-cell>
          <table:table-cell table:style-name="ce5" table:number-columns-repeated="9"/>
          <table:table-cell table:style-name="ce7" table:number-columns-repeated="224"/>
        </table:table-row>
        <table:table-row table:style-name="ro2">
          <table:table-cell table:formula="oooc:=SUBSTITUTE(SUBSTITUTE(CONCATENATE(IF([.E565]=&quot;Universally Unique&quot;;&quot;UU&quot;;[.E565]);IF([.G565]&lt;&gt;[.I565];[.H565];[.F565]);CONCATENATE(IF([.I565]=&quot;Identifier&quot;;&quot;ID&quot;;IF([.I565]=&quot;Text&quot;;&quot;&quot;;[.I565]))));&quot; &quot;;&quot;&quot;);&quot;'&quot;;&quot;&quot;)" office:value-type="string" office:string-value="ID">
            <text:p>ID</text:p>
          </table:table-cell>
          <table:table-cell table:style-name="ce10" office:value-type="string">
            <text:p>Line Item. Identifier</text:p>
          </table:table-cell>
          <table:table-cell table:style-name="ce7"/>
          <table:table-cell table:style-name="ce7" office:value-type="string">
            <text:p>Line Item</text:p>
          </table:table-cell>
          <table:table-cell table:number-columns-repeated="2" table:style-name="ce7"/>
          <table:table-cell table:style-name="ce7" office:value-type="string">
            <text:p>Identifier</text:p>
          </table:table-cell>
          <table:table-cell table:formula="oooc:=IF([.F565]&lt;&gt;&quot;&quot;;CONCATENATE([.F565];&quot; &quot;;[.G565]);[.G565])" office:value-type="string" office:string-value="Identifier">
            <text:p>Identifier</text:p>
          </table:table-cell>
          <table:table-cell table:style-name="ce7" office:value-type="string">
            <text:p>Identifier</text:p>
          </table:table-cell>
          <table:table-cell table:style-name="ce7"/>
          <table:table-cell table:formula="oooc:=IF([.J565]&lt;&gt;&quot;&quot;;CONCATENATE([.J565];&quot;_ &quot;;[.I565];&quot;. Type&quot;);CONCATENATE([.I565];&quot;. Type&quot;))" office:value-type="string" office:string-value="Identifier. Type">
            <text:p>Identifier. Type</text:p>
          </table:table-cell>
          <table:table-cell table:style-name="ce7" table:number-columns-repeated="3"/>
          <table:table-cell table:style-name="ce47" office:value-type="string">
            <text:p>1</text:p>
          </table:table-cell>
          <table:table-cell table:style-name="ce7" office:value-type="string">
            <text:p>BBIE</text:p>
          </table:table-cell>
          <table:table-cell table:style-name="ce13" office:value-type="string">
            <text:p>Identifies the Line Item assigned by the buyer.</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566]=&quot;Universally Unique&quot;;&quot;UU&quot;;[.E566]);IF([.G566]&lt;&gt;[.I566];[.H566];[.F566]);CONCATENATE(IF([.I566]=&quot;Identifier&quot;;&quot;ID&quot;;IF([.I566]=&quot;Text&quot;;&quot;&quot;;[.I566]))));&quot; &quot;;&quot;&quot;);&quot;'&quot;;&quot;&quot;)" office:value-type="string" office:string-value="SalesOrderID">
            <text:p>SalesOrderID</text:p>
          </table:table-cell>
          <table:table-cell table:style-name="ce10" office:value-type="string">
            <text:p>Line Item. Sales_ Order Identifier. Identifier</text:p>
          </table:table-cell>
          <table:table-cell table:style-name="ce7"/>
          <table:table-cell table:style-name="ce7" office:value-type="string">
            <text:p>Line Item</text:p>
          </table:table-cell>
          <table:table-cell table:style-name="ce26" office:value-type="string">
            <text:p>Sales</text:p>
          </table:table-cell>
          <table:table-cell table:style-name="ce26" office:value-type="string">
            <text:p>Order</text:p>
          </table:table-cell>
          <table:table-cell table:style-name="ce7" office:value-type="string">
            <text:p>Identifier</text:p>
          </table:table-cell>
          <table:table-cell table:formula="oooc:=IF([.F566]&lt;&gt;&quot;&quot;;CONCATENATE([.F566];&quot; &quot;;[.G566]);[.G566])" office:value-type="string" office:string-value="Order Identifier">
            <text:p>Order Identifier</text:p>
          </table:table-cell>
          <table:table-cell table:style-name="ce7" office:value-type="string">
            <text:p>Identifier</text:p>
          </table:table-cell>
          <table:table-cell table:style-name="ce7"/>
          <table:table-cell table:formula="oooc:=IF([.J566]&lt;&gt;&quot;&quot;;CONCATENATE([.J566];&quot;_ &quot;;[.I566];&quot;. Type&quot;);CONCATENATE([.I566];&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The identification given to a Line by the seller.</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6" office:value-type="string">
            <text:p>UUID</text:p>
          </table:table-cell>
          <table:table-cell table:style-name="ce10" office:value-type="string">
            <text:p>Line Item. UUID. Identifier</text:p>
          </table:table-cell>
          <table:table-cell/>
          <table:table-cell table:style-name="ce7" office:value-type="string">
            <text:p>Line Item</text:p>
          </table:table-cell>
          <table:table-cell table:style-name="ce6"/>
          <table:table-cell table:style-name="ce6"/>
          <table:table-cell table:style-name="ce6" office:value-type="string">
            <text:p>UUID</text:p>
          </table:table-cell>
          <table:table-cell table:formula="oooc:=IF([.F567]&lt;&gt;&quot;&quot;;CONCATENATE([.F567];&quot; &quot;;[.G567]);[.G567])" office:value-type="string" office:string-value="UUID">
            <text:p>UUID</text:p>
          </table:table-cell>
          <table:table-cell office:value-type="string">
            <text:p>Identifier</text:p>
          </table:table-cell>
          <table:table-cell/>
          <table:table-cell table:formula="oooc:=IF([.J567]&lt;&gt;&quot;&quot;;CONCATENATE([.J567];&quot;_ &quot;;[.I567];&quot;. Type&quot;);CONCATENATE([.I56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568]=&quot;Universally Unique&quot;;&quot;UU&quot;;[.E568]);IF([.G568]&lt;&gt;[.I568];[.H568];[.F568]);CONCATENATE(IF([.I568]=&quot;Identifier&quot;;&quot;ID&quot;;IF([.I568]=&quot;Text&quot;;&quot;&quot;;[.I568]))));&quot; &quot;;&quot;&quot;);&quot;'&quot;;&quot;&quot;)" office:value-type="string" office:string-value="Note">
            <text:p>Note</text:p>
          </table:table-cell>
          <table:table-cell office:value-type="string">
            <text:p>Line Item. Note. Text</text:p>
          </table:table-cell>
          <table:table-cell table:style-name="ce7"/>
          <table:table-cell table:style-name="ce7" office:value-type="string">
            <text:p>Line Item</text:p>
          </table:table-cell>
          <table:table-cell table:number-columns-repeated="2" table:style-name="ce7"/>
          <table:table-cell table:style-name="ce7" office:value-type="string">
            <text:p>Note</text:p>
          </table:table-cell>
          <table:table-cell table:formula="oooc:=IF([.F568]&lt;&gt;&quot;&quot;;CONCATENATE([.F568];&quot; &quot;;[.G568]);[.G568])" office:value-type="string" office:string-value="Note">
            <text:p>Note</text:p>
          </table:table-cell>
          <table:table-cell table:style-name="ce7" office:value-type="string">
            <text:p>Text</text:p>
          </table:table-cell>
          <table:table-cell table:style-name="ce7"/>
          <table:table-cell table:formula="oooc:=IF([.J568]&lt;&gt;&quot;&quot;;CONCATENATE([.J568];&quot;_ &quot;;[.I568];&quot;. Type&quot;);CONCATENATE([.I568];&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Line Item. This element may contain notes or any other similar information that is not contained explicitly in another structur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569]=&quot;Universally Unique&quot;;&quot;UU&quot;;[.E569]);IF([.G569]&lt;&gt;[.I569];[.H569];[.F569]);CONCATENATE(IF([.I569]=&quot;Identifier&quot;;&quot;ID&quot;;IF([.I569]=&quot;Text&quot;;&quot;&quot;;[.I569]))));&quot; &quot;;&quot;&quot;);&quot;'&quot;;&quot;&quot;)" office:value-type="string" office:string-value="LineStatusCode">
            <text:p>LineStatusCode</text:p>
          </table:table-cell>
          <table:table-cell table:style-name="ce10" office:value-type="string">
            <text:p>Line Item. Line Status Code. Code</text:p>
          </table:table-cell>
          <table:table-cell table:style-name="ce7"/>
          <table:table-cell table:style-name="ce7" office:value-type="string">
            <text:p>Line Item</text:p>
          </table:table-cell>
          <table:table-cell table:style-name="ce7"/>
          <table:table-cell table:style-name="ce26" office:value-type="string">
            <text:p>Line Status</text:p>
          </table:table-cell>
          <table:table-cell table:style-name="ce26" office:value-type="string">
            <text:p>Code</text:p>
          </table:table-cell>
          <table:table-cell table:formula="oooc:=IF([.F569]&lt;&gt;&quot;&quot;;CONCATENATE([.F569];&quot; &quot;;[.G569]);[.G569])" office:value-type="string" office:string-value="Line Status Code">
            <text:p>Line Status Code</text:p>
          </table:table-cell>
          <table:table-cell table:style-name="ce7" office:value-type="string">
            <text:p>Code</text:p>
          </table:table-cell>
          <table:table-cell table:style-name="ce34" office:value-type="string">
            <text:p>Line Status</text:p>
          </table:table-cell>
          <table:table-cell table:formula="oooc:=IF([.J569]&lt;&gt;&quot;&quot;;CONCATENATE([.J569];&quot;_ &quot;;[.I569];&quot;. Type&quot;);CONCATENATE([.I569];&quot;. Type&quot;))" office:value-type="string" office:string-value="Line Status_ Code. Type">
            <text:p>Line Status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status of the Line with respect to its original stat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formula="oooc:=SUBSTITUTE(SUBSTITUTE(CONCATENATE(IF([.E570]=&quot;Universally Unique&quot;;&quot;UU&quot;;[.E570]);IF([.G570]&lt;&gt;[.I570];[.H570];[.F570]);CONCATENATE(IF([.I570]=&quot;Identifier&quot;;&quot;ID&quot;;IF([.I570]=&quot;Text&quot;;&quot;&quot;;[.I570]))));&quot; &quot;;&quot;&quot;);&quot;'&quot;;&quot;&quot;)" office:value-type="string" office:string-value="Quantity">
            <text:p>Quantity</text:p>
          </table:table-cell>
          <table:table-cell table:style-name="ce10" office:value-type="string">
            <text:p>Line Item. Quantity</text:p>
          </table:table-cell>
          <table:table-cell table:style-name="ce7"/>
          <table:table-cell table:style-name="ce7" office:value-type="string">
            <text:p>Line Item</text:p>
          </table:table-cell>
          <table:table-cell table:number-columns-repeated="2" table:style-name="ce7"/>
          <table:table-cell table:style-name="ce7" office:value-type="string">
            <text:p>Quantity</text:p>
          </table:table-cell>
          <table:table-cell table:formula="oooc:=IF([.F570]&lt;&gt;&quot;&quot;;CONCATENATE([.F570];&quot; &quot;;[.G570]);[.G570])" office:value-type="string" office:string-value="Quantity">
            <text:p>Quantity</text:p>
          </table:table-cell>
          <table:table-cell table:style-name="ce7" office:value-type="string">
            <text:p>Quantity</text:p>
          </table:table-cell>
          <table:table-cell table:style-name="ce7"/>
          <table:table-cell table:formula="oooc:=IF([.J570]&lt;&gt;&quot;&quot;;CONCATENATE([.J570];&quot;_ &quot;;[.I570];&quot;. Type&quot;);CONCATENATE([.I570];&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quantity of Items for the Line Item.</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571]=&quot;Universally Unique&quot;;&quot;UU&quot;;[.E571]);IF([.G571]&lt;&gt;[.I571];[.H571];[.F571]);CONCATENATE(IF([.I571]=&quot;Identifier&quot;;&quot;ID&quot;;IF([.I571]=&quot;Text&quot;;&quot;&quot;;[.I571]))));&quot; &quot;;&quot;&quot;);&quot;'&quot;;&quot;&quot;)" office:value-type="string" office:string-value="LineExtensionAmount">
            <text:p>LineExtensionAmount</text:p>
          </table:table-cell>
          <table:table-cell office:value-type="string">
            <text:p>Line Item. Line Extension Amount. Amount</text:p>
          </table:table-cell>
          <table:table-cell table:style-name="ce7"/>
          <table:table-cell table:style-name="ce7" office:value-type="string">
            <text:p>Line Item</text:p>
          </table:table-cell>
          <table:table-cell table:style-name="ce7"/>
          <table:table-cell table:style-name="ce7" office:value-type="string">
            <text:p>Line Extension</text:p>
          </table:table-cell>
          <table:table-cell table:style-name="ce7" office:value-type="string">
            <text:p>Amount</text:p>
          </table:table-cell>
          <table:table-cell table:formula="oooc:=IF([.F571]&lt;&gt;&quot;&quot;;CONCATENATE([.F571];&quot; &quot;;[.G571]);[.G571])" office:value-type="string" office:string-value="Line Extension Amount">
            <text:p>Line Extension Amount</text:p>
          </table:table-cell>
          <table:table-cell table:style-name="ce7" office:value-type="string">
            <text:p>Amount</text:p>
          </table:table-cell>
          <table:table-cell/>
          <table:table-cell table:formula="oooc:=IF([.J571]&lt;&gt;&quot;&quot;;CONCATENATE([.J571];&quot;_ &quot;;[.I571];&quot;. Type&quot;);CONCATENATE([.I571];&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otal amount for the Line Item, including Allowance Charges but net of taxes.</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572]=&quot;Universally Unique&quot;;&quot;UU&quot;;[.E572]);IF([.G572]&lt;&gt;[.I572];[.H572];[.F572]);CONCATENATE(IF([.I572]=&quot;Identifier&quot;;&quot;ID&quot;;IF([.I572]=&quot;Text&quot;;&quot;&quot;;[.I572]))));&quot; &quot;;&quot;&quot;);&quot;'&quot;;&quot;&quot;)" office:value-type="string" office:string-value="TotalTaxAmount">
            <text:p>TotalTaxAmount</text:p>
          </table:table-cell>
          <table:table-cell table:style-name="ce10" office:value-type="string">
            <text:p>Line Item. Total_ Tax Amount. Amount</text:p>
          </table:table-cell>
          <table:table-cell table:style-name="ce7"/>
          <table:table-cell table:style-name="ce7" office:value-type="string">
            <text:p>Line Item</text:p>
          </table:table-cell>
          <table:table-cell table:style-name="ce7" office:value-type="string">
            <text:p>Total</text:p>
          </table:table-cell>
          <table:table-cell table:style-name="ce7" office:value-type="string">
            <text:p>Tax</text:p>
          </table:table-cell>
          <table:table-cell table:style-name="ce7" office:value-type="string">
            <text:p>Amount</text:p>
          </table:table-cell>
          <table:table-cell table:formula="oooc:=IF([.F572]&lt;&gt;&quot;&quot;;CONCATENATE([.F572];&quot; &quot;;[.G572]);[.G572])" office:value-type="string" office:string-value="Tax Amount">
            <text:p>Tax Amount</text:p>
          </table:table-cell>
          <table:table-cell table:style-name="ce7" office:value-type="string">
            <text:p>Amount</text:p>
          </table:table-cell>
          <table:table-cell/>
          <table:table-cell table:formula="oooc:=IF([.J572]&lt;&gt;&quot;&quot;;CONCATENATE([.J572];&quot;_ &quot;;[.I572];&quot;. Type&quot;);CONCATENATE([.I572];&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otal tax amount for the Line Item.</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8"/>
          <table:table-cell table:style-name="ce7" office:value-type="string">
            <text:p>Changed property terms</text:p>
          </table:table-cell>
          <table:table-cell table:style-name="ce34" table:number-columns-repeated="224"/>
        </table:table-row>
        <table:table-row table:style-name="ro2">
          <table:table-cell table:formula="oooc:=SUBSTITUTE(SUBSTITUTE(CONCATENATE(IF([.E573]=&quot;Universally Unique&quot;;&quot;UU&quot;;[.E573]);IF([.G573]&lt;&gt;[.I573];[.H573];[.F573]);CONCATENATE(IF([.I573]=&quot;Identifier&quot;;&quot;ID&quot;;IF([.I573]=&quot;Text&quot;;&quot;&quot;;[.I573]))));&quot; &quot;;&quot;&quot;);&quot;'&quot;;&quot;&quot;)" office:value-type="string" office:string-value="MinimumQuantity">
            <text:p>MinimumQuantity</text:p>
          </table:table-cell>
          <table:table-cell office:value-type="string">
            <text:p>Line Item. Minimum_ Quantity. Quantity</text:p>
          </table:table-cell>
          <table:table-cell table:style-name="ce7"/>
          <table:table-cell table:style-name="ce7" office:value-type="string">
            <text:p>Line Item</text:p>
          </table:table-cell>
          <table:table-cell table:style-name="ce7" office:value-type="string">
            <text:p>Minimum</text:p>
          </table:table-cell>
          <table:table-cell table:style-name="ce7"/>
          <table:table-cell table:style-name="ce7" office:value-type="string">
            <text:p>Quantity</text:p>
          </table:table-cell>
          <table:table-cell table:formula="oooc:=IF([.F573]&lt;&gt;&quot;&quot;;CONCATENATE([.F573];&quot; &quot;;[.G573]);[.G573])" office:value-type="string" office:string-value="Quantity">
            <text:p>Quantity</text:p>
          </table:table-cell>
          <table:table-cell table:style-name="ce7" office:value-type="string">
            <text:p>Quantity</text:p>
          </table:table-cell>
          <table:table-cell table:style-name="ce7"/>
          <table:table-cell table:formula="oooc:=IF([.J573]&lt;&gt;&quot;&quot;;CONCATENATE([.J573];&quot;_ &quot;;[.I573];&quot;. Type&quot;);CONCATENATE([.I573];&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inimum quantity for the Item on the Lin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574]=&quot;Universally Unique&quot;;&quot;UU&quot;;[.E574]);IF([.G574]&lt;&gt;[.I574];[.H574];[.F574]);CONCATENATE(IF([.I574]=&quot;Identifier&quot;;&quot;ID&quot;;IF([.I574]=&quot;Text&quot;;&quot;&quot;;[.I574]))));&quot; &quot;;&quot;&quot;);&quot;'&quot;;&quot;&quot;)" office:value-type="string" office:string-value="MaximumQuantity">
            <text:p>MaximumQuantity</text:p>
          </table:table-cell>
          <table:table-cell office:value-type="string">
            <text:p>Line Item. Maximum_ Quantity. Quantity</text:p>
          </table:table-cell>
          <table:table-cell table:style-name="ce7"/>
          <table:table-cell table:style-name="ce7" office:value-type="string">
            <text:p>Line Item</text:p>
          </table:table-cell>
          <table:table-cell table:style-name="ce7" office:value-type="string">
            <text:p>Maximum</text:p>
          </table:table-cell>
          <table:table-cell table:style-name="ce7"/>
          <table:table-cell table:style-name="ce7" office:value-type="string">
            <text:p>Quantity</text:p>
          </table:table-cell>
          <table:table-cell table:formula="oooc:=IF([.F574]&lt;&gt;&quot;&quot;;CONCATENATE([.F574];&quot; &quot;;[.G574]);[.G574])" office:value-type="string" office:string-value="Quantity">
            <text:p>Quantity</text:p>
          </table:table-cell>
          <table:table-cell table:style-name="ce7" office:value-type="string">
            <text:p>Quantity</text:p>
          </table:table-cell>
          <table:table-cell table:style-name="ce7"/>
          <table:table-cell table:formula="oooc:=IF([.J574]&lt;&gt;&quot;&quot;;CONCATENATE([.J574];&quot;_ &quot;;[.I574];&quot;. Type&quot;);CONCATENATE([.I574];&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aximum quantity for the Item on the Lin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575]=&quot;Universally Unique&quot;;&quot;UU&quot;;[.E575]);IF([.G575]&lt;&gt;[.I575];[.H575];[.F575]);CONCATENATE(IF([.I575]=&quot;Identifier&quot;;&quot;ID&quot;;IF([.I575]=&quot;Text&quot;;&quot;&quot;;[.I575]))));&quot; &quot;;&quot;&quot;);&quot;'&quot;;&quot;&quot;)" office:value-type="string" office:string-value="MinimumBackorderQuantity">
            <text:p>MinimumBackorderQuantity</text:p>
          </table:table-cell>
          <table:table-cell office:value-type="string">
            <text:p>Line Item. Minimum_ Backorder. Quantity</text:p>
          </table:table-cell>
          <table:table-cell table:style-name="ce7"/>
          <table:table-cell table:style-name="ce7" office:value-type="string">
            <text:p>Line Item</text:p>
          </table:table-cell>
          <table:table-cell table:style-name="ce7" office:value-type="string">
            <text:p>Minimum</text:p>
          </table:table-cell>
          <table:table-cell table:style-name="ce7"/>
          <table:table-cell table:style-name="ce7" office:value-type="string">
            <text:p>Backorder</text:p>
          </table:table-cell>
          <table:table-cell table:formula="oooc:=IF([.F575]&lt;&gt;&quot;&quot;;CONCATENATE([.F575];&quot; &quot;;[.G575]);[.G575])" office:value-type="string" office:string-value="Backorder">
            <text:p>Backorder</text:p>
          </table:table-cell>
          <table:table-cell table:style-name="ce7" office:value-type="string">
            <text:p>Quantity</text:p>
          </table:table-cell>
          <table:table-cell table:style-name="ce7"/>
          <table:table-cell table:formula="oooc:=IF([.J575]&lt;&gt;&quot;&quot;;CONCATENATE([.J575];&quot;_ &quot;;[.I575];&quot;. Type&quot;);CONCATENATE([.I575];&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inimum back order quantity (where back order is allowed).</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576]=&quot;Universally Unique&quot;;&quot;UU&quot;;[.E576]);IF([.G576]&lt;&gt;[.I576];[.H576];[.F576]);CONCATENATE(IF([.I576]=&quot;Identifier&quot;;&quot;ID&quot;;IF([.I576]=&quot;Text&quot;;&quot;&quot;;[.I576]))));&quot; &quot;;&quot;&quot;);&quot;'&quot;;&quot;&quot;)" office:value-type="string" office:string-value="MaximumBackorderQuantity">
            <text:p>MaximumBackorderQuantity</text:p>
          </table:table-cell>
          <table:table-cell office:value-type="string">
            <text:p>Line Item. Maximum_ Backorder. Quantity</text:p>
          </table:table-cell>
          <table:table-cell table:style-name="ce7"/>
          <table:table-cell table:style-name="ce7" office:value-type="string">
            <text:p>Line Item</text:p>
          </table:table-cell>
          <table:table-cell table:style-name="ce7" office:value-type="string">
            <text:p>Maximum</text:p>
          </table:table-cell>
          <table:table-cell table:style-name="ce7"/>
          <table:table-cell table:style-name="ce7" office:value-type="string">
            <text:p>Backorder</text:p>
          </table:table-cell>
          <table:table-cell table:formula="oooc:=IF([.F576]&lt;&gt;&quot;&quot;;CONCATENATE([.F576];&quot; &quot;;[.G576]);[.G576])" office:value-type="string" office:string-value="Backorder">
            <text:p>Backorder</text:p>
          </table:table-cell>
          <table:table-cell table:style-name="ce7" office:value-type="string">
            <text:p>Quantity</text:p>
          </table:table-cell>
          <table:table-cell table:style-name="ce7"/>
          <table:table-cell table:formula="oooc:=IF([.J576]&lt;&gt;&quot;&quot;;CONCATENATE([.J576];&quot;_ &quot;;[.I576];&quot;. Type&quot;);CONCATENATE([.I576];&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aximum back order quantity (where back order is allowed).</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577]=&quot;Universally Unique&quot;;&quot;UU&quot;;[.E577]);IF([.G577]&lt;&gt;[.I577];[.H577];[.F577]);CONCATENATE(IF([.I577]=&quot;Identifier&quot;;&quot;ID&quot;;IF([.I577]=&quot;Text&quot;;&quot;&quot;;[.I577]))));&quot; &quot;;&quot;&quot;);&quot;'&quot;;&quot;&quot;)" office:value-type="string" office:string-value="InspectionMethodCode">
            <text:p>InspectionMethodCode</text:p>
          </table:table-cell>
          <table:table-cell table:style-name="ce10" office:value-type="string">
            <text:p>Line Item. Inspection Method Code. Code</text:p>
          </table:table-cell>
          <table:table-cell/>
          <table:table-cell table:style-name="ce7" office:value-type="string">
            <text:p>Line Item</text:p>
          </table:table-cell>
          <table:table-cell/>
          <table:table-cell office:value-type="string">
            <text:p>Inspection</text:p>
          </table:table-cell>
          <table:table-cell office:value-type="string">
            <text:p>Method</text:p>
          </table:table-cell>
          <table:table-cell table:formula="oooc:=IF([.F577]&lt;&gt;&quot;&quot;;CONCATENATE([.F577];&quot; &quot;;[.G577]);[.G577])" office:value-type="string" office:string-value="Inspection Method">
            <text:p>Inspection Method</text:p>
          </table:table-cell>
          <table:table-cell office:value-type="string">
            <text:p>Code</text:p>
          </table:table-cell>
          <table:table-cell/>
          <table:table-cell table:formula="oooc:=IF([.J577]&lt;&gt;&quot;&quot;;CONCATENATE([.J577];&quot;_ &quot;;[.I577];&quot;. Type&quot;);CONCATENATE([.I5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nspection requirements for a Line Item, expressed as a cod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578]=&quot;Universally Unique&quot;;&quot;UU&quot;;[.E578]);IF([.G578]&lt;&gt;[.I578];[.H578];[.F578]);CONCATENATE(IF([.I578]=&quot;Identifier&quot;;&quot;ID&quot;;IF([.I578]=&quot;Text&quot;;&quot;&quot;;[.I578]))));&quot; &quot;;&quot;&quot;);&quot;'&quot;;&quot;&quot;)" office:value-type="string" office:string-value="PartialDeliveryIndicator">
            <text:p>PartialDeliveryIndicator</text:p>
          </table:table-cell>
          <table:table-cell office:value-type="string">
            <text:p>Line Item. Partial Delivery Indicator. Indicator</text:p>
          </table:table-cell>
          <table:table-cell/>
          <table:table-cell table:style-name="ce7" office:value-type="string">
            <text:p>Line Item</text:p>
          </table:table-cell>
          <table:table-cell/>
          <table:table-cell office:value-type="string">
            <text:p>Partial Delivery</text:p>
          </table:table-cell>
          <table:table-cell table:style-name="ce7" office:value-type="string">
            <text:p>Indicator</text:p>
          </table:table-cell>
          <table:table-cell table:formula="oooc:=IF([.F578]&lt;&gt;&quot;&quot;;CONCATENATE([.F578];&quot; &quot;;[.G578]);[.G578])" office:value-type="string" office:string-value="Partial Delivery Indicator">
            <text:p>Partial Delivery Indicator</text:p>
          </table:table-cell>
          <table:table-cell table:style-name="ce7" office:value-type="string">
            <text:p>Indicator</text:p>
          </table:table-cell>
          <table:table-cell/>
          <table:table-cell table:formula="oooc:=IF([.J578]&lt;&gt;&quot;&quot;;CONCATENATE([.J578];&quot;_ &quot;;[.I578];&quot;. Type&quot;);CONCATENATE([.I57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ial delivery is allow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579]=&quot;Universally Unique&quot;;&quot;UU&quot;;[.E579]);IF([.G579]&lt;&gt;[.I579];[.H579];[.F579]);CONCATENATE(IF([.I579]=&quot;Identifier&quot;;&quot;ID&quot;;IF([.I579]=&quot;Text&quot;;&quot;&quot;;[.I579]))));&quot; &quot;;&quot;&quot;);&quot;'&quot;;&quot;&quot;)" office:value-type="string" office:string-value="BackOrderAllowedIndicator">
            <text:p>BackOrderAllowedIndicator</text:p>
          </table:table-cell>
          <table:table-cell office:value-type="string">
            <text:p>Line Item. Back Order Allowed Indicator. Indicator</text:p>
          </table:table-cell>
          <table:table-cell/>
          <table:table-cell table:style-name="ce7" office:value-type="string">
            <text:p>Line Item</text:p>
          </table:table-cell>
          <table:table-cell/>
          <table:table-cell office:value-type="string">
            <text:p>Back Order Allowed</text:p>
          </table:table-cell>
          <table:table-cell table:style-name="ce7" office:value-type="string">
            <text:p>Indicator</text:p>
          </table:table-cell>
          <table:table-cell table:formula="oooc:=IF([.F579]&lt;&gt;&quot;&quot;;CONCATENATE([.F579];&quot; &quot;;[.G579]);[.G579])" office:value-type="string" office:string-value="Back Order Allowed Indicator">
            <text:p>Back Order Allowed Indicator</text:p>
          </table:table-cell>
          <table:table-cell table:style-name="ce7" office:value-type="string">
            <text:p>Indicator</text:p>
          </table:table-cell>
          <table:table-cell/>
          <table:table-cell table:formula="oooc:=IF([.J579]&lt;&gt;&quot;&quot;;CONCATENATE([.J579];&quot;_ &quot;;[.I579];&quot;. Type&quot;);CONCATENATE([.I57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back order is allow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580]=&quot;Universally Unique&quot;;&quot;UU&quot;;[.E580]);IF([.G580]&lt;&gt;[.I580];[.H580];[.F580]);CONCATENATE(IF([.I580]=&quot;Identifier&quot;;&quot;ID&quot;;IF([.I580]=&quot;Text&quot;;&quot;&quot;;[.I580]))));&quot; &quot;;&quot;&quot;);&quot;'&quot;;&quot;&quot;)" office:value-type="string" office:string-value="AccountingCostCode">
            <text:p>AccountingCostCode</text:p>
          </table:table-cell>
          <table:table-cell table:style-name="ce10" office:value-type="string">
            <text:p>Line Item. Accounting Cost Code. Code</text:p>
          </table:table-cell>
          <table:table-cell/>
          <table:table-cell table:style-name="ce7" office:value-type="string">
            <text:p>Line Item</text:p>
          </table:table-cell>
          <table:table-cell table:style-name="ce6"/>
          <table:table-cell table:style-name="ce6" office:value-type="string">
            <text:p>Accounting Cost</text:p>
          </table:table-cell>
          <table:table-cell office:value-type="string">
            <text:p>Code</text:p>
          </table:table-cell>
          <table:table-cell table:formula="oooc:=IF([.F580]&lt;&gt;&quot;&quot;;CONCATENATE([.F580];&quot; &quot;;[.G580]);[.G580])" office:value-type="string" office:string-value="Accounting Cost Code">
            <text:p>Accounting Cost Code</text:p>
          </table:table-cell>
          <table:table-cell office:value-type="string">
            <text:p>Code</text:p>
          </table:table-cell>
          <table:table-cell/>
          <table:table-cell table:formula="oooc:=IF([.J580]&lt;&gt;&quot;&quot;;CONCATENATE([.J580];&quot;_ &quot;;[.I580];&quot;. Type&quot;);CONCATENATE([.I58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Line Item.</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581]=&quot;Universally Unique&quot;;&quot;UU&quot;;[.E581]);IF([.G581]&lt;&gt;[.I581];[.H581];[.F581]);CONCATENATE(IF([.I581]=&quot;Identifier&quot;;&quot;ID&quot;;IF([.I581]=&quot;Text&quot;;&quot;&quot;;[.I581]))));&quot; &quot;;&quot;&quot;);&quot;'&quot;;&quot;&quot;)" office:value-type="string" office:string-value="AccountingCost">
            <text:p>AccountingCost</text:p>
          </table:table-cell>
          <table:table-cell table:style-name="ce10" office:value-type="string">
            <text:p>Line Item. Accounting Cost. Text</text:p>
          </table:table-cell>
          <table:table-cell/>
          <table:table-cell table:style-name="ce7" office:value-type="string">
            <text:p>Line Item</text:p>
          </table:table-cell>
          <table:table-cell table:number-columns-repeated="2" table:style-name="ce6"/>
          <table:table-cell table:style-name="ce6" office:value-type="string">
            <text:p>Accounting Cost</text:p>
          </table:table-cell>
          <table:table-cell table:formula="oooc:=IF([.F581]&lt;&gt;&quot;&quot;;CONCATENATE([.F581];&quot; &quot;;[.G581]);[.G581])" office:value-type="string" office:string-value="Accounting Cost">
            <text:p>Accounting Cost</text:p>
          </table:table-cell>
          <table:table-cell table:style-name="ce6" office:value-type="string">
            <text:p>Text</text:p>
          </table:table-cell>
          <table:table-cell/>
          <table:table-cell table:formula="oooc:=IF([.J581]&lt;&gt;&quot;&quot;;CONCATENATE([.J581];&quot;_ &quot;;[.I581];&quot;. Type&quot;);CONCATENATE([.I58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The buyer's accounting code applied to the Line Item, expressed as text.</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4" table:formula="oooc:=SUBSTITUTE(SUBSTITUTE(CONCATENATE(IF([.E582]=&quot;Universally Unique&quot;;&quot;UU&quot;;[.E582]);[.F582];IF([.H582]&lt;&gt;[.I582];[.H582];&quot;&quot;);CONCATENATE(IF([.I582]=&quot;Identifier&quot;;&quot;ID&quot;;IF([.I582]=&quot;Text&quot;;&quot;&quot;;[.I582]))));&quot; &quot;;&quot;&quot;);&quot;'&quot;;&quot;&quot;)" office:value-type="string" office:string-value="Delivery">
            <text:p>Delivery</text:p>
          </table:table-cell>
          <table:table-cell table:style-name="ce8" office:value-type="string">
            <text:p>Line Item. Delivery</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2]" office:value-type="string" office:string-value="Delivery">
            <text:p>Delivery</text:p>
          </table:table-cell>
          <table:table-cell table:style-name="ce8" table:formula="oooc:=[.M582]" office:value-type="string" office:string-value="Delivery">
            <text:p>Delivery</text:p>
          </table:table-cell>
          <table:table-cell table:style-name="ce8" table:number-columns-repeated="3"/>
          <table:table-cell table:style-name="ce12" office:value-type="string">
            <text:p>Delivery</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Delivery.</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583]=&quot;Universally Unique&quot;;&quot;UU&quot;;[.E583]);[.F583];IF([.H583]&lt;&gt;[.I583];[.H583];&quot;&quot;);CONCATENATE(IF([.I583]=&quot;Identifier&quot;;&quot;ID&quot;;IF([.I583]=&quot;Text&quot;;&quot;&quot;;[.I583]))));&quot; &quot;;&quot;&quot;);&quot;'&quot;;&quot;&quot;)" office:value-type="string" office:string-value="DeliveryTerms">
            <text:p>DeliveryTerms</text:p>
          </table:table-cell>
          <table:table-cell table:style-name="ce8" office:value-type="string">
            <text:p>Line Item. Delivery Terms</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3]" office:value-type="string" office:string-value="Delivery Terms">
            <text:p>Delivery Terms</text:p>
          </table:table-cell>
          <table:table-cell table:style-name="ce8" table:formula="oooc:=[.M583]" office:value-type="string" office:string-value="Delivery Terms">
            <text:p>Delivery Terms</text:p>
          </table:table-cell>
          <table:table-cell table:style-name="ce8" table:number-columns-repeated="3"/>
          <table:table-cell table:style-name="ce12" office:value-type="string">
            <text:p>Delivery Terms</text:p>
          </table:table-cell>
          <table:table-cell table:style-name="ce8"/>
          <table:table-cell table:style-name="ce57" office:value-type="string">
            <text:p>0..1</text:p>
          </table:table-cell>
          <table:table-cell table:style-name="ce8" office:value-type="string">
            <text:p>ASBIE</text:p>
          </table:table-cell>
          <table:table-cell table:style-name="ce38" office:value-type="string">
            <text:p>An association to Delivery Terms.</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584]=&quot;Universally Unique&quot;;&quot;UU&quot;;[.E584]);[.F584];IF([.H584]&lt;&gt;[.I584];[.H584];&quot;&quot;);CONCATENATE(IF([.I584]=&quot;Identifier&quot;;&quot;ID&quot;;IF([.I584]=&quot;Text&quot;;&quot;&quot;;[.I584]))));&quot; &quot;;&quot;&quot;);&quot;'&quot;;&quot;&quot;)" office:value-type="string" office:string-value="OriginatorParty">
            <text:p>OriginatorParty</text:p>
          </table:table-cell>
          <table:table-cell table:style-name="ce15" office:value-type="string">
            <text:p>Line Item. Originator_ Party. Party</text:p>
          </table:table-cell>
          <table:table-cell table:style-name="ce8"/>
          <table:table-cell table:style-name="ce15" office:value-type="string">
            <text:p>Line Item</text:p>
          </table:table-cell>
          <table:table-cell table:style-name="ce8" office:value-type="string">
            <text:p>Originator</text:p>
          </table:table-cell>
          <table:table-cell table:style-name="ce8"/>
          <table:table-cell table:style-name="ce8"/>
          <table:table-cell table:style-name="ce8" table:formula="oooc:=[.M584]" office:value-type="string" office:string-value="Party">
            <text:p>Party</text:p>
          </table:table-cell>
          <table:table-cell table:style-name="ce8" table:formula="oooc:=[.M584]" office:value-type="string" office:string-value="Party">
            <text:p>Party</text:p>
          </table:table-cell>
          <table:table-cell table:style-name="ce8" table:number-columns-repeated="3"/>
          <table:table-cell table:style-name="ce12" office:value-type="string">
            <text:p>Party</text:p>
          </table:table-cell>
          <table:table-cell table:style-name="ce8"/>
          <table:table-cell table:style-name="ce57" office:value-type="string">
            <text:p>0..1</text:p>
          </table:table-cell>
          <table:table-cell table:style-name="ce8" office:value-type="string">
            <text:p>ASBIE</text:p>
          </table:table-cell>
          <table:table-cell table:style-name="ce70" office:value-type="string">
            <text:p>The party who originated Order.</text:p>
          </table:table-cell>
          <table:table-cell table:style-name="ce68" table:number-columns-repeated="2"/>
          <table:table-cell table:style-name="ce97" office:value-type="string">
            <text:p>2.0</text:p>
          </table:table-cell>
          <table:table-cell table:style-name="ce88"/>
          <table:table-cell table:style-name="ce130"/>
          <table:table-cell table:style-name="ce8" table:number-columns-repeated="10"/>
          <table:table-cell table:style-name="ce7" table:number-columns-repeated="224"/>
        </table:table-row>
        <table:table-row table:style-name="ro3">
          <table:table-cell table:style-name="ce4" table:formula="oooc:=SUBSTITUTE(SUBSTITUTE(CONCATENATE(IF([.E585]=&quot;Universally Unique&quot;;&quot;UU&quot;;[.E585]);[.F585];IF([.H585]&lt;&gt;[.I585];[.H585];&quot;&quot;);CONCATENATE(IF([.I585]=&quot;Identifier&quot;;&quot;ID&quot;;IF([.I585]=&quot;Text&quot;;&quot;&quot;;[.I585]))));&quot; &quot;;&quot;&quot;);&quot;'&quot;;&quot;&quot;)" office:value-type="string" office:string-value="OrderedShipment">
            <text:p>OrderedShipment</text:p>
          </table:table-cell>
          <table:table-cell table:style-name="ce8" office:value-type="string">
            <text:p>Line Item. Ordered Shipment</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5]" office:value-type="string" office:string-value="Ordered Shipment">
            <text:p>Ordered Shipment</text:p>
          </table:table-cell>
          <table:table-cell table:style-name="ce8" table:formula="oooc:=[.M585]" office:value-type="string" office:string-value="Ordered Shipment">
            <text:p>Ordered Shipment</text:p>
          </table:table-cell>
          <table:table-cell table:style-name="ce8" table:number-columns-repeated="3"/>
          <table:table-cell table:style-name="ce12" office:value-type="string">
            <text:p>Ordered Shipment</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Ordered Shipment.</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586]=&quot;Universally Unique&quot;;&quot;UU&quot;;[.E586]);[.F586];IF([.H586]&lt;&gt;[.I586];[.H586];&quot;&quot;);CONCATENATE(IF([.I586]=&quot;Identifier&quot;;&quot;ID&quot;;IF([.I586]=&quot;Text&quot;;&quot;&quot;;[.I586]))));&quot; &quot;;&quot;&quot;);&quot;'&quot;;&quot;&quot;)" office:value-type="string" office:string-value="PricingReference">
            <text:p>PricingReference</text:p>
          </table:table-cell>
          <table:table-cell table:style-name="ce15" office:value-type="string">
            <text:p>Line Item. Pricing Reference</text:p>
          </table:table-cell>
          <table:table-cell table:style-name="ce8"/>
          <table:table-cell table:style-name="ce15" office:value-type="string">
            <text:p>Line Item</text:p>
          </table:table-cell>
          <table:table-cell table:number-columns-repeated="2" table:style-name="ce8"/>
          <table:table-cell table:style-name="ce8"/>
          <table:table-cell table:style-name="ce8" table:formula="oooc:=[.M586]" office:value-type="string" office:string-value="Pricing Reference">
            <text:p>Pricing Reference</text:p>
          </table:table-cell>
          <table:table-cell table:style-name="ce8" table:formula="oooc:=[.M586]" office:value-type="string" office:string-value="Pricing Reference">
            <text:p>Pricing Reference</text:p>
          </table:table-cell>
          <table:table-cell table:style-name="ce8" table:number-columns-repeated="3"/>
          <table:table-cell table:style-name="ce29" office:value-type="string">
            <text:p>Pricing Reference</text:p>
          </table:table-cell>
          <table:table-cell table:style-name="ce8"/>
          <table:table-cell table:style-name="ce60" office:value-type="string">
            <text:p>0..1</text:p>
          </table:table-cell>
          <table:table-cell table:style-name="ce8" office:value-type="string">
            <text:p>ASBIE</text:p>
          </table:table-cell>
          <table:table-cell table:style-name="ce25" office:value-type="string">
            <text:p>An association to Pricing Reference.</text:p>
          </table:table-cell>
          <table:table-cell table:style-name="ce68" table:number-columns-repeated="2"/>
          <table:table-cell table:style-name="ce97" office:value-type="string">
            <text:p>2.0</text:p>
          </table:table-cell>
          <table:table-cell table:style-name="ce88"/>
          <table:table-cell table:style-name="ce57"/>
          <table:table-cell table:style-name="ce27"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587]=&quot;Universally Unique&quot;;&quot;UU&quot;;[.E587]);[.F587];IF([.H587]&lt;&gt;[.I587];[.H587];&quot;&quot;);CONCATENATE(IF([.I587]=&quot;Identifier&quot;;&quot;ID&quot;;IF([.I587]=&quot;Text&quot;;&quot;&quot;;[.I587]))));&quot; &quot;;&quot;&quot;);&quot;'&quot;;&quot;&quot;)" office:value-type="string" office:string-value="AllowanceCharge">
            <text:p>AllowanceCharge</text:p>
          </table:table-cell>
          <table:table-cell table:style-name="ce8" office:value-type="string">
            <text:p>Line Item. Allowance Charge</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7]" office:value-type="string" office:string-value="Allowance Charge">
            <text:p>Allowance Charge</text:p>
          </table:table-cell>
          <table:table-cell table:style-name="ce8" table:formula="oooc:=[.M587]" office:value-type="string" office:string-value="Allowance Charge">
            <text:p>Allowance Charge</text:p>
          </table:table-cell>
          <table:table-cell table:style-name="ce8" table:number-columns-repeated="3"/>
          <table:table-cell table:style-name="ce12" office:value-type="string">
            <text:p>Allowance Charg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Allowance Charge.</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588]=&quot;Universally Unique&quot;;&quot;UU&quot;;[.E588]);[.F588];IF([.H588]&lt;&gt;[.I588];[.H588];&quot;&quot;);CONCATENATE(IF([.I588]=&quot;Identifier&quot;;&quot;ID&quot;;IF([.I588]=&quot;Text&quot;;&quot;&quot;;[.I588]))));&quot; &quot;;&quot;&quot;);&quot;'&quot;;&quot;&quot;)" office:value-type="string" office:string-value="Price">
            <text:p>Price</text:p>
          </table:table-cell>
          <table:table-cell table:style-name="ce15" office:value-type="string">
            <text:p>Line Item. Price</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8]" office:value-type="string" office:string-value="Price">
            <text:p>Price</text:p>
          </table:table-cell>
          <table:table-cell table:style-name="ce8" table:formula="oooc:=[.M588]" office:value-type="string" office:string-value="Price">
            <text:p>Price</text:p>
          </table:table-cell>
          <table:table-cell table:style-name="ce8" table:number-columns-repeated="3"/>
          <table:table-cell table:style-name="ce29" office:value-type="string">
            <text:p>Price</text:p>
          </table:table-cell>
          <table:table-cell table:style-name="ce8"/>
          <table:table-cell table:style-name="ce57" office:value-type="string">
            <text:p>0..1</text:p>
          </table:table-cell>
          <table:table-cell table:style-name="ce8" office:value-type="string">
            <text:p>ASBIE</text:p>
          </table:table-cell>
          <table:table-cell table:style-name="ce25" office:value-type="string">
            <text:p>An association to Price.</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4" table:formula="oooc:=SUBSTITUTE(SUBSTITUTE(CONCATENATE(IF([.E589]=&quot;Universally Unique&quot;;&quot;UU&quot;;[.E589]);[.F589];IF([.H589]&lt;&gt;[.I589];[.H589];&quot;&quot;);CONCATENATE(IF([.I589]=&quot;Identifier&quot;;&quot;ID&quot;;IF([.I589]=&quot;Text&quot;;&quot;&quot;;[.I589]))));&quot; &quot;;&quot;&quot;);&quot;'&quot;;&quot;&quot;)" office:value-type="string" office:string-value="Item">
            <text:p>Item</text:p>
          </table:table-cell>
          <table:table-cell table:style-name="ce8" office:value-type="string">
            <text:p>Line Item. Item</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9]" office:value-type="string" office:string-value="Item">
            <text:p>Item</text:p>
          </table:table-cell>
          <table:table-cell table:style-name="ce8" table:formula="oooc:=[.M589]" office:value-type="string" office:string-value="Item">
            <text:p>Item</text:p>
          </table:table-cell>
          <table:table-cell table:style-name="ce8" table:number-columns-repeated="3"/>
          <table:table-cell table:style-name="ce12" office:value-type="string">
            <text:p>Item</text:p>
          </table:table-cell>
          <table:table-cell table:style-name="ce8"/>
          <table:table-cell table:style-name="ce57" office:value-type="float" office:value="1">
            <text:p>1</text:p>
          </table:table-cell>
          <table:table-cell table:style-name="ce8" office:value-type="string">
            <text:p>ASBIE</text:p>
          </table:table-cell>
          <table:table-cell table:style-name="ce38" office:value-type="string">
            <text:p>An association to Item.</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2" office:value-type="string">
            <text:p>LineReference</text:p>
          </table:table-cell>
          <table:table-cell table:style-name="ce22" office:value-type="string">
            <text:p>Line Reference. Details</text:p>
          </table:table-cell>
          <table:table-cell table:style-name="ce16"/>
          <table:table-cell table:style-name="ce44" office:value-type="string">
            <text:p>Line Reference</text:p>
          </table:table-cell>
          <table:table-cell table:style-name="ce16" table:number-columns-repeated="10"/>
          <table:table-cell table:style-name="ce30"/>
          <table:table-cell table:style-name="ce16" office:value-type="string">
            <text:p>ABIE</text:p>
          </table:table-cell>
          <table:table-cell table:style-name="ce44" office:value-type="string">
            <text:p>Reference to a Line on a document.</text:p>
          </table:table-cell>
          <table:table-cell table:style-name="ce52" table:number-columns-repeated="2"/>
          <table:table-cell table:style-name="ce104" office:value-type="string">
            <text:p>1.0</text:p>
          </table:table-cell>
          <table:table-cell table:style-name="ce85"/>
          <table:table-cell table:style-name="ce30"/>
          <table:table-cell table:style-name="ce16" office:value-type="string">
            <text:p>Procurement</text:p>
          </table:table-cell>
          <table:table-cell table:style-name="ce16" table:number-columns-repeated="9"/>
          <table:table-cell table:number-columns-repeated="224"/>
        </table:table-row>
        <table:table-row table:style-name="ro2">
          <table:table-cell table:formula="oooc:=SUBSTITUTE(SUBSTITUTE(CONCATENATE(IF([.E591]=&quot;Universally Unique&quot;;&quot;UU&quot;;[.E591]);IF([.G591]&lt;&gt;[.I591];[.H591];[.F591]);CONCATENATE(IF([.I591]=&quot;Identifier&quot;;&quot;ID&quot;;IF([.I591]=&quot;Text&quot;;&quot;&quot;;[.I591]))));&quot; &quot;;&quot;&quot;);&quot;'&quot;;&quot;&quot;)" office:value-type="string" office:string-value="LineID">
            <text:p>LineID</text:p>
          </table:table-cell>
          <table:table-cell table:style-name="ce10" office:value-type="string">
            <text:p>Line Reference. Line Identifier. Identifier</text:p>
          </table:table-cell>
          <table:table-cell/>
          <table:table-cell office:value-type="string">
            <text:p>Line Reference</text:p>
          </table:table-cell>
          <table:table-cell/>
          <table:table-cell office:value-type="string">
            <text:p>Line</text:p>
          </table:table-cell>
          <table:table-cell office:value-type="string">
            <text:p>Identifier</text:p>
          </table:table-cell>
          <table:table-cell table:formula="oooc:=IF([.F591]&lt;&gt;&quot;&quot;;CONCATENATE([.F591];&quot; &quot;;[.G591]);[.G591])" office:value-type="string" office:string-value="Line Identifier">
            <text:p>Line Identifier</text:p>
          </table:table-cell>
          <table:table-cell office:value-type="string">
            <text:p>Identifier</text:p>
          </table:table-cell>
          <table:table-cell/>
          <table:table-cell table:formula="oooc:=IF([.J591]&lt;&gt;&quot;&quot;;CONCATENATE([.J591];&quot;_ &quot;;[.I591];&quot;. Type&quot;);CONCATENATE([.I59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10" office:value-type="string">
            <text:p>Identifies the Line on the referenced document.</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6" office:value-type="string">
            <text:p>UUID</text:p>
          </table:table-cell>
          <table:table-cell table:style-name="ce24" office:value-type="string">
            <text:p>Line Reference. UUID. Identifier</text:p>
          </table:table-cell>
          <table:table-cell/>
          <table:table-cell office:value-type="string">
            <text:p>Line Reference</text:p>
          </table:table-cell>
          <table:table-cell/>
          <table:table-cell/>
          <table:table-cell table:style-name="ce6" office:value-type="string">
            <text:p>UUID</text:p>
          </table:table-cell>
          <table:table-cell table:formula="oooc:=IF([.F592]&lt;&gt;&quot;&quot;;CONCATENATE([.F592];&quot; &quot;;[.G592]);[.G592])" office:value-type="string" office:string-value="UUID">
            <text:p>UUID</text:p>
          </table:table-cell>
          <table:table-cell office:value-type="string">
            <text:p>Identifier</text:p>
          </table:table-cell>
          <table:table-cell/>
          <table:table-cell table:formula="oooc:=IF([.J592]&lt;&gt;&quot;&quot;;CONCATENATE([.J592];&quot;_ &quot;;[.I592];&quot;. Type&quot;);CONCATENATE([.I59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2">
          <table:table-cell table:formula="oooc:=SUBSTITUTE(SUBSTITUTE(CONCATENATE(IF([.E593]=&quot;Universally Unique&quot;;&quot;UU&quot;;[.E593]);IF([.G593]&lt;&gt;[.I593];[.H593];[.F593]);CONCATENATE(IF([.I593]=&quot;Identifier&quot;;&quot;ID&quot;;IF([.I593]=&quot;Text&quot;;&quot;&quot;;[.I593]))));&quot; &quot;;&quot;&quot;);&quot;'&quot;;&quot;&quot;)" office:value-type="string" office:string-value="LineStatusCode">
            <text:p>LineStatusCode</text:p>
          </table:table-cell>
          <table:table-cell table:style-name="ce10" office:value-type="string">
            <text:p>Line Reference. Line Status Code. Code</text:p>
          </table:table-cell>
          <table:table-cell/>
          <table:table-cell office:value-type="string">
            <text:p>Line Reference</text:p>
          </table:table-cell>
          <table:table-cell/>
          <table:table-cell table:style-name="ce6" office:value-type="string">
            <text:p>Line Status</text:p>
          </table:table-cell>
          <table:table-cell table:style-name="ce6" office:value-type="string">
            <text:p>Code</text:p>
          </table:table-cell>
          <table:table-cell table:formula="oooc:=IF([.F593]&lt;&gt;&quot;&quot;;CONCATENATE([.F593];&quot; &quot;;[.G593]);[.G593])" office:value-type="string" office:string-value="Line Status Code">
            <text:p>Line Status Code</text:p>
          </table:table-cell>
          <table:table-cell office:value-type="string">
            <text:p>Code</text:p>
          </table:table-cell>
          <table:table-cell office:value-type="string">
            <text:p>Line Status</text:p>
          </table:table-cell>
          <table:table-cell table:formula="oooc:=IF([.J593]&lt;&gt;&quot;&quot;;CONCATENATE([.J593];&quot;_ &quot;;[.I593];&quot;. Type&quot;);CONCATENATE([.I593];&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table:style-name="ce10" office:value-type="string">
            <text:p>Identifies the status of the referenced Line with respect to its original stat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style-name="ce4" table:formula="oooc:=SUBSTITUTE(SUBSTITUTE(CONCATENATE(IF([.E594]=&quot;Universally Unique&quot;;&quot;UU&quot;;[.E594]);[.F594];IF([.H594]&lt;&gt;[.I594];[.H594];&quot;&quot;);CONCATENATE(IF([.I594]=&quot;Identifier&quot;;&quot;ID&quot;;IF([.I594]=&quot;Text&quot;;&quot;&quot;;[.I594]))));&quot; &quot;;&quot;&quot;);&quot;'&quot;;&quot;&quot;)" office:value-type="string" office:string-value="DocumentReference">
            <text:p>DocumentReference</text:p>
          </table:table-cell>
          <table:table-cell table:style-name="ce15" office:value-type="string">
            <text:p>Line Reference. Document Reference</text:p>
          </table:table-cell>
          <table:table-cell table:style-name="ce27"/>
          <table:table-cell table:style-name="ce27" office:value-type="string">
            <text:p>Line Reference</text:p>
          </table:table-cell>
          <table:table-cell table:number-columns-repeated="2" table:style-name="ce27"/>
          <table:table-cell table:style-name="ce27"/>
          <table:table-cell table:style-name="ce8" table:formula="oooc:=[.M594]" office:value-type="string" office:string-value="Document Reference">
            <text:p>Document Reference</text:p>
          </table:table-cell>
          <table:table-cell table:style-name="ce8" table:formula="oooc:=[.M594]" office:value-type="string" office:string-value="Document Reference">
            <text:p>Document Reference</text:p>
          </table:table-cell>
          <table:table-cell table:style-name="ce8" table:number-columns-repeated="2"/>
          <table:table-cell table:style-name="ce27"/>
          <table:table-cell table:style-name="ce25" office:value-type="string">
            <text:p>Document Reference</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Document Referenc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LineResponse</text:p>
          </table:table-cell>
          <table:table-cell table:style-name="ce22" office:value-type="string">
            <text:p>Line Response. Details</text:p>
          </table:table-cell>
          <table:table-cell table:style-name="ce16"/>
          <table:table-cell table:style-name="ce44" office:value-type="string">
            <text:p>Line Response</text:p>
          </table:table-cell>
          <table:table-cell table:style-name="ce16" table:number-columns-repeated="10"/>
          <table:table-cell table:style-name="ce30"/>
          <table:table-cell table:style-name="ce16" office:value-type="string">
            <text:p>ABIE</text:p>
          </table:table-cell>
          <table:table-cell table:style-name="ce44" office:value-type="string">
            <text:p>A response to a Line in a Document.</text:p>
          </table:table-cell>
          <table:table-cell table:style-name="ce52" table:number-columns-repeated="2"/>
          <table:table-cell table:style-name="ce114" office:value-type="string">
            <text:p>2.0</text:p>
          </table:table-cell>
          <table:table-cell table:style-name="ce85"/>
          <table:table-cell table:style-name="ce30"/>
          <table:table-cell table:style-name="ce16" office:value-type="string">
            <text:p>Procurement</text:p>
          </table:table-cell>
          <table:table-cell table:style-name="ce16" table:number-columns-repeated="9"/>
          <table:table-cell table:number-columns-repeated="224"/>
        </table:table-row>
        <table:table-row table:style-name="ro2">
          <table:table-cell table:style-name="ce4" table:formula="oooc:=SUBSTITUTE(SUBSTITUTE(CONCATENATE(IF([.E596]=&quot;Universally Unique&quot;;&quot;UU&quot;;[.E596]);[.F596];IF([.H596]&lt;&gt;[.I596];[.H596];&quot;&quot;);CONCATENATE(IF([.I596]=&quot;Identifier&quot;;&quot;ID&quot;;IF([.I596]=&quot;Text&quot;;&quot;&quot;;[.I596]))));&quot; &quot;;&quot;&quot;);&quot;'&quot;;&quot;&quot;)" office:value-type="string" office:string-value="LineReference">
            <text:p>LineReference</text:p>
          </table:table-cell>
          <table:table-cell table:style-name="ce25" office:value-type="string">
            <text:p>Line Response. Line Reference</text:p>
          </table:table-cell>
          <table:table-cell table:style-name="ce25"/>
          <table:table-cell table:style-name="ce25" office:value-type="string">
            <text:p>Line Response</text:p>
          </table:table-cell>
          <table:table-cell table:number-columns-repeated="2" table:style-name="ce25"/>
          <table:table-cell table:style-name="ce25"/>
          <table:table-cell table:style-name="ce8" table:formula="oooc:=[.M596]" office:value-type="string" office:string-value="Line Reference">
            <text:p>Line Reference</text:p>
          </table:table-cell>
          <table:table-cell table:style-name="ce8" table:formula="oooc:=[.M596]" office:value-type="string" office:string-value="Line Reference">
            <text:p>Line Reference</text:p>
          </table:table-cell>
          <table:table-cell table:style-name="ce8" table:number-columns-repeated="2"/>
          <table:table-cell table:style-name="ce27"/>
          <table:table-cell table:style-name="ce25" office:value-type="string">
            <text:p>Line Reference</text:p>
          </table:table-cell>
          <table:table-cell table:style-name="ce25"/>
          <table:table-cell table:style-name="ce65" office:value-type="string">
            <text:p>1</text:p>
          </table:table-cell>
          <table:table-cell table:style-name="ce25" office:value-type="string">
            <text:p>ASBIE</text:p>
          </table:table-cell>
          <table:table-cell table:style-name="ce25" office:value-type="string">
            <text:p>An association to Line Reference.</text:p>
          </table:table-cell>
          <table:table-cell table:style-name="ce72" table:number-columns-repeated="2"/>
          <table:table-cell table:style-name="ce110" office:value-type="string">
            <text:p>2.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2">
          <table:table-cell table:style-name="ce4" table:formula="oooc:=SUBSTITUTE(SUBSTITUTE(CONCATENATE(IF([.E597]=&quot;Universally Unique&quot;;&quot;UU&quot;;[.E597]);[.F597];IF([.H597]&lt;&gt;[.I597];[.H597];&quot;&quot;);CONCATENATE(IF([.I597]=&quot;Identifier&quot;;&quot;ID&quot;;IF([.I597]=&quot;Text&quot;;&quot;&quot;;[.I597]))));&quot; &quot;;&quot;&quot;);&quot;'&quot;;&quot;&quot;)" office:value-type="string" office:string-value="Response">
            <text:p>Response</text:p>
          </table:table-cell>
          <table:table-cell table:style-name="ce25" office:value-type="string">
            <text:p>Line Response. Response</text:p>
          </table:table-cell>
          <table:table-cell table:style-name="ce25"/>
          <table:table-cell table:style-name="ce25" office:value-type="string">
            <text:p>Line Response</text:p>
          </table:table-cell>
          <table:table-cell table:number-columns-repeated="2" table:style-name="ce25"/>
          <table:table-cell table:style-name="ce25"/>
          <table:table-cell table:style-name="ce8" table:formula="oooc:=[.M597]" office:value-type="string" office:string-value="Response">
            <text:p>Response</text:p>
          </table:table-cell>
          <table:table-cell table:style-name="ce8" table:formula="oooc:=[.M597]" office:value-type="string" office:string-value="Response">
            <text:p>Response</text:p>
          </table:table-cell>
          <table:table-cell table:style-name="ce8" table:number-columns-repeated="2"/>
          <table:table-cell table:style-name="ce27"/>
          <table:table-cell table:style-name="ce25" office:value-type="string">
            <text:p>Response</text:p>
          </table:table-cell>
          <table:table-cell table:style-name="ce25"/>
          <table:table-cell table:style-name="ce65" office:value-type="string">
            <text:p>1..n</text:p>
          </table:table-cell>
          <table:table-cell table:style-name="ce25" office:value-type="string">
            <text:p>ASBIE</text:p>
          </table:table-cell>
          <table:table-cell table:style-name="ce25" office:value-type="string">
            <text:p>An association to Response.</text:p>
          </table:table-cell>
          <table:table-cell table:style-name="ce72" table:number-columns-repeated="2"/>
          <table:table-cell table:style-name="ce110" office:value-type="string">
            <text:p>2.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2">
          <table:table-cell table:style-name="ce2" office:value-type="string">
            <text:p>Location</text:p>
          </table:table-cell>
          <table:table-cell table:style-name="ce22" office:value-type="string">
            <text:p>Location. Details</text:p>
          </table:table-cell>
          <table:table-cell table:style-name="ce5"/>
          <table:table-cell table:style-name="ce17" office:value-type="string">
            <text:p>Location</text:p>
          </table:table-cell>
          <table:table-cell table:style-name="ce5" table:number-columns-repeated="10"/>
          <table:table-cell table:style-name="ce2"/>
          <table:table-cell table:style-name="ce5" office:value-type="string">
            <text:p>ABIE</text:p>
          </table:table-cell>
          <table:table-cell table:style-name="ce44" office:value-type="string">
            <text:p>Information about a location.</text:p>
          </table:table-cell>
          <table:table-cell table:style-name="ce53" table:number-columns-repeated="2"/>
          <table:table-cell table:style-name="ce89" office:value-type="string">
            <text:p>1.0</text:p>
          </table:table-cell>
          <table:table-cell table:style-name="ce118"/>
          <table:table-cell table:style-name="ce128"/>
          <table:table-cell table:style-name="ce5" table:number-columns-repeated="10"/>
          <table:table-cell table:style-name="ce34" table:number-columns-repeated="224"/>
        </table:table-row>
        <table:table-row table:style-name="ro2">
          <table:table-cell table:formula="oooc:=SUBSTITUTE(SUBSTITUTE(CONCATENATE(IF([.E599]=&quot;Universally Unique&quot;;&quot;UU&quot;;[.E599]);IF([.G599]&lt;&gt;[.I599];[.H599];[.F599]);CONCATENATE(IF([.I599]=&quot;Identifier&quot;;&quot;ID&quot;;IF([.I599]=&quot;Text&quot;;&quot;&quot;;[.I599]))));&quot; &quot;;&quot;&quot;);&quot;'&quot;;&quot;&quot;)" office:value-type="string" office:string-value="ID">
            <text:p>ID</text:p>
          </table:table-cell>
          <table:table-cell table:style-name="ce10" office:value-type="string">
            <text:p>Location. Identifier</text:p>
          </table:table-cell>
          <table:table-cell/>
          <table:table-cell table:style-name="ce6" office:value-type="string">
            <text:p>Location</text:p>
          </table:table-cell>
          <table:table-cell/>
          <table:table-cell table:style-name="ce6"/>
          <table:table-cell office:value-type="string">
            <text:p>Identifier</text:p>
          </table:table-cell>
          <table:table-cell table:formula="oooc:=IF([.F599]&lt;&gt;&quot;&quot;;CONCATENATE([.F599];&quot; &quot;;[.G599]);[.G599])" office:value-type="string" office:string-value="Identifier">
            <text:p>Identifier</text:p>
          </table:table-cell>
          <table:table-cell office:value-type="string">
            <text:p>Identifier</text:p>
          </table:table-cell>
          <table:table-cell/>
          <table:table-cell table:formula="oooc:=IF([.J599]&lt;&gt;&quot;&quot;;CONCATENATE([.J599];&quot;_ &quot;;[.I599];&quot;. Type&quot;);CONCATENATE([.I5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0" office:value-type="string">
            <text:p>The unique identifier for the location, e.g., the EAN Location Number, GLN.</text:p>
          </table:table-cell>
          <table:table-cell table:style-name="ce84" office:value-type="string">
            <text:p>5790002221134</text:p>
          </table:table-cell>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600]=&quot;Universally Unique&quot;;&quot;UU&quot;;[.E600]);IF([.G600]&lt;&gt;[.I600];[.H600];[.F600]);CONCATENATE(IF([.I600]=&quot;Identifier&quot;;&quot;ID&quot;;IF([.I600]=&quot;Text&quot;;&quot;&quot;;[.I600]))));&quot; &quot;;&quot;&quot;);&quot;'&quot;;&quot;&quot;)" office:value-type="string" office:string-value="Description">
            <text:p>Description</text:p>
          </table:table-cell>
          <table:table-cell table:style-name="ce10" office:value-type="string">
            <text:p>Location. Description. Text</text:p>
          </table:table-cell>
          <table:table-cell table:style-name="ce7"/>
          <table:table-cell table:style-name="ce26" office:value-type="string">
            <text:p>Location</text:p>
          </table:table-cell>
          <table:table-cell table:number-columns-repeated="2" table:style-name="ce7"/>
          <table:table-cell table:style-name="ce7" office:value-type="string">
            <text:p>Description</text:p>
          </table:table-cell>
          <table:table-cell table:formula="oooc:=IF([.F600]&lt;&gt;&quot;&quot;;CONCATENATE([.F600];&quot; &quot;;[.G600]);[.G600])" office:value-type="string" office:string-value="Description">
            <text:p>Description</text:p>
          </table:table-cell>
          <table:table-cell table:style-name="ce7" office:value-type="string">
            <text:p>Text</text:p>
          </table:table-cell>
          <table:table-cell table:style-name="ce7"/>
          <table:table-cell table:formula="oooc:=IF([.J600]&lt;&gt;&quot;&quot;;CONCATENATE([.J600];&quot;_ &quot;;[.I600];&quot;. Type&quot;);CONCATENATE([.I600];&quot;. Type&quot;))" office:value-type="string" office:string-value="Text. Type">
            <text:p>Text. Type</text:p>
          </table:table-cell>
          <table:table-cell table:style-name="ce7" table:number-columns-repeated="3"/>
          <table:table-cell table:style-name="ce59" office:value-type="string">
            <text:p>0..1</text:p>
          </table:table-cell>
          <table:table-cell table:style-name="ce7" office:value-type="string">
            <text:p>BBIE</text:p>
          </table:table-cell>
          <table:table-cell table:style-name="ce24" office:value-type="string">
            <text:p>The description or name of the location.</text:p>
          </table:table-cell>
          <table:table-cell table:style-name="ce31"/>
          <table:table-cell table:style-name="ce7"/>
          <table:table-cell table:style-name="ce91" office:value-type="string">
            <text:p>2.0</text:p>
          </table:table-cell>
          <table:table-cell table:style-name="ce7" table:number-columns-repeated="12"/>
          <table:table-cell table:style-name="ce34" table:number-columns-repeated="224"/>
        </table:table-row>
        <table:table-row table:style-name="ro2">
          <table:table-cell table:formula="oooc:=SUBSTITUTE(SUBSTITUTE(CONCATENATE(IF([.E601]=&quot;Universally Unique&quot;;&quot;UU&quot;;[.E601]);IF([.G601]&lt;&gt;[.I601];[.H601];[.F601]);CONCATENATE(IF([.I601]=&quot;Identifier&quot;;&quot;ID&quot;;IF([.I601]=&quot;Text&quot;;&quot;&quot;;[.I601]))));&quot; &quot;;&quot;&quot;);&quot;'&quot;;&quot;&quot;)" office:value-type="string" office:string-value="Conditions">
            <text:p>Conditions</text:p>
          </table:table-cell>
          <table:table-cell table:style-name="ce10" office:value-type="string">
            <text:p>Location. Conditions. Text</text:p>
          </table:table-cell>
          <table:table-cell table:style-name="ce7"/>
          <table:table-cell table:style-name="ce26" office:value-type="string">
            <text:p>Location</text:p>
          </table:table-cell>
          <table:table-cell table:number-columns-repeated="2" table:style-name="ce7"/>
          <table:table-cell table:style-name="ce26" office:value-type="string">
            <text:p>Conditions</text:p>
          </table:table-cell>
          <table:table-cell table:formula="oooc:=IF([.F601]&lt;&gt;&quot;&quot;;CONCATENATE([.F601];&quot; &quot;;[.G601]);[.G601])" office:value-type="string" office:string-value="Conditions">
            <text:p>Conditions</text:p>
          </table:table-cell>
          <table:table-cell table:style-name="ce7" office:value-type="string">
            <text:p>Text</text:p>
          </table:table-cell>
          <table:table-cell table:style-name="ce7"/>
          <table:table-cell table:formula="oooc:=IF([.J601]&lt;&gt;&quot;&quot;;CONCATENATE([.J601];&quot;_ &quot;;[.I601];&quot;. Type&quot;);CONCATENATE([.I601];&quot;. Type&quot;))" office:value-type="string" office:string-value="Text. Type">
            <text:p>Text. Type</text:p>
          </table:table-cell>
          <table:table-cell table:style-name="ce7" table:number-columns-repeated="3"/>
          <table:table-cell table:style-name="ce59" office:value-type="string">
            <text:p>0..1</text:p>
          </table:table-cell>
          <table:table-cell table:style-name="ce7" office:value-type="string">
            <text:p>BBIE</text:p>
          </table:table-cell>
          <table:table-cell table:style-name="ce24" office:value-type="string">
            <text:p>Conditions describing the location.</text:p>
          </table:table-cell>
          <table:table-cell table:style-name="ce31"/>
          <table:table-cell table:style-name="ce7"/>
          <table:table-cell table:style-name="ce91" office:value-type="string">
            <text:p>2.0</text:p>
          </table:table-cell>
          <table:table-cell table:style-name="ce7" table:number-columns-repeated="12"/>
          <table:table-cell table:style-name="ce34" table:number-columns-repeated="224"/>
        </table:table-row>
        <table:table-row table:style-name="ro2">
          <table:table-cell table:formula="oooc:=SUBSTITUTE(SUBSTITUTE(CONCATENATE(IF([.E602]=&quot;Universally Unique&quot;;&quot;UU&quot;;[.E602]);IF([.G602]&lt;&gt;[.I602];[.H602];[.F602]);CONCATENATE(IF([.I602]=&quot;Identifier&quot;;&quot;ID&quot;;IF([.I602]=&quot;Text&quot;;&quot;&quot;;[.I602]))));&quot; &quot;;&quot;&quot;);&quot;'&quot;;&quot;&quot;)" office:value-type="string" office:string-value="CountrySubentity">
            <text:p>CountrySubentity</text:p>
          </table:table-cell>
          <table:table-cell table:style-name="ce10" office:value-type="string">
            <text:p>Location. Country Subentity. Text</text:p>
          </table:table-cell>
          <table:table-cell table:style-name="ce7"/>
          <table:table-cell table:style-name="ce26" office:value-type="string">
            <text:p>Location</text:p>
          </table:table-cell>
          <table:table-cell table:style-name="ce7"/>
          <table:table-cell table:style-name="ce7" office:value-type="string">
            <text:p>Country</text:p>
          </table:table-cell>
          <table:table-cell table:style-name="ce7" office:value-type="string">
            <text:p>Subentity</text:p>
          </table:table-cell>
          <table:table-cell table:formula="oooc:=IF([.F602]&lt;&gt;&quot;&quot;;CONCATENATE([.F602];&quot; &quot;;[.G602]);[.G602])" office:value-type="string" office:string-value="Country Subentity">
            <text:p>Country Subentity</text:p>
          </table:table-cell>
          <table:table-cell table:style-name="ce7" office:value-type="string">
            <text:p>Text</text:p>
          </table:table-cell>
          <table:table-cell table:style-name="ce7"/>
          <table:table-cell table:formula="oooc:=IF([.J602]&lt;&gt;&quot;&quot;;CONCATENATE([.J602];&quot;_ &quot;;[.I602];&quot;. Type&quot;);CONCATENATE([.I602];&quot;. Type&quot;))" office:value-type="string" office:string-value="Text. Type">
            <text:p>Text. Type</text:p>
          </table:table-cell>
          <table:table-cell/>
          <table:table-cell table:style-name="ce7"/>
          <table:table-cell table:style-name="ce7" office:value-type="string">
            <text:p>AdministrativeArea, State, Country, Shire, Canton</text:p>
          </table:table-cell>
          <table:table-cell table:style-name="ce47" office:value-type="string">
            <text:p>0..1</text:p>
          </table:table-cell>
          <table:table-cell table:style-name="ce7" office:value-type="string">
            <text:p>BBIE</text:p>
          </table:table-cell>
          <table:table-cell office:value-type="string">
            <text:p>A territorial division of a country, such as a county or state.</text:p>
          </table:table-cell>
          <table:table-cell table:style-name="ce31" office:value-type="string">
            <text:p>"Florida","Tamilnadu"</text:p>
          </table:table-cell>
          <table:table-cell table:style-name="ce7"/>
          <table:table-cell table:style-name="ce91" office:value-type="string">
            <text:p>2.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603]=&quot;Universally Unique&quot;;&quot;UU&quot;;[.E603]);IF([.G603]&lt;&gt;[.I603];[.H603];[.F603]);CONCATENATE(IF([.I603]=&quot;Identifier&quot;;&quot;ID&quot;;IF([.I603]=&quot;Text&quot;;&quot;&quot;;[.I603]))));&quot; &quot;;&quot;&quot;);&quot;'&quot;;&quot;&quot;)" office:value-type="string" office:string-value="CountrySubentityCode">
            <text:p>CountrySubentityCode</text:p>
          </table:table-cell>
          <table:table-cell table:style-name="ce10" office:value-type="string">
            <text:p>Location. Country Subentity Code. Code</text:p>
          </table:table-cell>
          <table:table-cell table:style-name="ce7"/>
          <table:table-cell table:style-name="ce26" office:value-type="string">
            <text:p>Location</text:p>
          </table:table-cell>
          <table:table-cell table:style-name="ce7"/>
          <table:table-cell table:style-name="ce7" office:value-type="string">
            <text:p>Country Subentity</text:p>
          </table:table-cell>
          <table:table-cell table:style-name="ce7" office:value-type="string">
            <text:p>Code</text:p>
          </table:table-cell>
          <table:table-cell table:formula="oooc:=IF([.F603]&lt;&gt;&quot;&quot;;CONCATENATE([.F603];&quot; &quot;;[.G603]);[.G603])" office:value-type="string" office:string-value="Country Subentity Code">
            <text:p>Country Subentity Code</text:p>
          </table:table-cell>
          <table:table-cell table:style-name="ce7" office:value-type="string">
            <text:p>Code</text:p>
          </table:table-cell>
          <table:table-cell table:style-name="ce7"/>
          <table:table-cell table:formula="oooc:=IF([.J603]&lt;&gt;&quot;&quot;;CONCATENATE([.J603];&quot;_ &quot;;[.I603];&quot;. Type&quot;);CONCATENATE([.I603];&quot;. Type&quot;))" office:value-type="string" office:string-value="Code. Type">
            <text:p>Code. Type</text:p>
          </table:table-cell>
          <table:table-cell/>
          <table:table-cell table:style-name="ce7"/>
          <table:table-cell table:style-name="ce7" office:value-type="string">
            <text:p>AdministrativeAreaCode, State Code</text:p>
          </table:table-cell>
          <table:table-cell table:style-name="ce47" office:value-type="string">
            <text:p>0..1</text:p>
          </table:table-cell>
          <table:table-cell table:style-name="ce7" office:value-type="string">
            <text:p>BBIE</text:p>
          </table:table-cell>
          <table:table-cell table:style-name="ce14" office:value-type="string">
            <text:p>The territorial division of a country, such as a county or state, expressed as a code.</text:p>
          </table:table-cell>
          <table:table-cell table:style-name="ce31"/>
          <table:table-cell table:style-name="ce7"/>
          <table:table-cell table:style-name="ce90" office:value-type="string">
            <text:p>2.0</text:p>
          </table:table-cell>
          <table:table-cell table:style-name="ce7"/>
          <table:table-cell table:style-name="ce125"/>
          <table:table-cell table:style-name="ce7" table:number-columns-repeated="9"/>
          <table:table-cell table:style-name="ce7" office:value-type="string">
            <text:p>changed property terms</text:p>
          </table:table-cell>
          <table:table-cell table:style-name="ce34" table:number-columns-repeated="224"/>
        </table:table-row>
        <table:table-row table:style-name="ro2">
          <table:table-cell table:style-name="ce4" table:formula="oooc:=SUBSTITUTE(SUBSTITUTE(CONCATENATE(IF([.E604]=&quot;Universally Unique&quot;;&quot;UU&quot;;[.E604]);[.F604];IF([.H604]&lt;&gt;[.I604];[.H604];&quot;&quot;);CONCATENATE(IF([.I604]=&quot;Identifier&quot;;&quot;ID&quot;;IF([.I604]=&quot;Text&quot;;&quot;&quot;;[.I604]))));&quot; &quot;;&quot;&quot;);&quot;'&quot;;&quot;&quot;)" office:value-type="string" office:string-value="ValidityPeriod">
            <text:p>ValidityPeriod</text:p>
          </table:table-cell>
          <table:table-cell table:style-name="ce15" office:value-type="string">
            <text:p>Location. Validity_ Period. Period</text:p>
          </table:table-cell>
          <table:table-cell table:style-name="ce27"/>
          <table:table-cell table:style-name="ce43" office:value-type="string">
            <text:p>Location</text:p>
          </table:table-cell>
          <table:table-cell table:style-name="ce27" office:value-type="string">
            <text:p>Validity</text:p>
          </table:table-cell>
          <table:table-cell table:style-name="ce27"/>
          <table:table-cell table:style-name="ce27"/>
          <table:table-cell table:style-name="ce8" table:formula="oooc:=[.M604]" office:value-type="string" office:string-value="Period">
            <text:p>Period</text:p>
          </table:table-cell>
          <table:table-cell table:style-name="ce8" table:formula="oooc:=[.M604]"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57" office:value-type="string">
            <text:p>0..n</text:p>
          </table:table-cell>
          <table:table-cell table:style-name="ce27" office:value-type="string">
            <text:p>ASBIE</text:p>
          </table:table-cell>
          <table:table-cell table:style-name="ce25" office:value-type="string">
            <text:p>Period(s) in which the location can be used, e.g., for delivery.</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number-columns-repeated="224"/>
        </table:table-row>
        <table:table-row table:style-name="ro2">
          <table:table-cell table:style-name="ce4" table:formula="oooc:=SUBSTITUTE(SUBSTITUTE(CONCATENATE(IF([.E605]=&quot;Universally Unique&quot;;&quot;UU&quot;;[.E605]);[.F605];IF([.H605]&lt;&gt;[.I605];[.H605];&quot;&quot;);CONCATENATE(IF([.I605]=&quot;Identifier&quot;;&quot;ID&quot;;IF([.I605]=&quot;Text&quot;;&quot;&quot;;[.I605]))));&quot; &quot;;&quot;&quot;);&quot;'&quot;;&quot;&quot;)" office:value-type="string" office:string-value="Address">
            <text:p>Address</text:p>
          </table:table-cell>
          <table:table-cell table:style-name="ce8" office:value-type="string">
            <text:p>Location. Address</text:p>
          </table:table-cell>
          <table:table-cell table:style-name="ce33"/>
          <table:table-cell table:style-name="ce33" office:value-type="string">
            <text:p>Location</text:p>
          </table:table-cell>
          <table:table-cell table:number-columns-repeated="2" table:style-name="ce8"/>
          <table:table-cell table:style-name="ce8"/>
          <table:table-cell table:style-name="ce8" table:formula="oooc:=[.M605]" office:value-type="string" office:string-value="Address">
            <text:p>Address</text:p>
          </table:table-cell>
          <table:table-cell table:style-name="ce8" table:formula="oooc:=[.M605]" office:value-type="string" office:string-value="Address">
            <text:p>Address</text:p>
          </table:table-cell>
          <table:table-cell table:style-name="ce8" table:number-columns-repeated="3"/>
          <table:table-cell table:style-name="ce33" office:value-type="string">
            <text:p>Address</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Association to the address of the location.</text:p>
          </table:table-cell>
          <table:table-cell table:style-name="ce33" table:number-columns-repeated="2"/>
          <table:table-cell table:style-name="ce94" office:value-type="string">
            <text:p>2.0</text:p>
          </table:table-cell>
          <table:table-cell table:style-name="ce8"/>
          <table:table-cell table:style-name="ce8" office:value-type="string">
            <text:p>UN00000069</text:p>
          </table:table-cell>
          <table:table-cell table:style-name="ce8"/>
          <table:table-cell table:style-name="ce33" table:number-columns-repeated="2"/>
          <table:table-cell table:style-name="ce8" table:number-columns-repeated="7"/>
          <table:table-cell table:style-name="ce3" table:number-columns-repeated="224"/>
        </table:table-row>
        <table:table-row table:style-name="ro2">
          <table:table-cell table:style-name="ce2" office:value-type="string">
            <text:p>LocationCoordinate</text:p>
          </table:table-cell>
          <table:table-cell table:style-name="ce2" office:value-type="string">
            <text:p>Location Coordinate. Details</text:p>
          </table:table-cell>
          <table:table-cell table:style-name="ce5"/>
          <table:table-cell table:style-name="ce5" office:value-type="string">
            <text:p>Location Coordinat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physical (geographical) location.</text:p>
          </table:table-cell>
          <table:table-cell table:style-name="ce53" table:number-columns-repeated="2"/>
          <table:table-cell table:style-name="ce89" office:value-type="string">
            <text:p>1.0</text:p>
          </table:table-cell>
          <table:table-cell table:style-name="ce118"/>
          <table:table-cell table:style-name="ce128"/>
          <table:table-cell table:style-name="ce5" table:number-columns-repeated="10"/>
          <table:table-cell table:style-name="ce34" table:number-columns-repeated="224"/>
        </table:table-row>
        <table:table-row table:style-name="ro2">
          <table:table-cell table:formula="oooc:=SUBSTITUTE(SUBSTITUTE(CONCATENATE(IF([.E607]=&quot;Universally Unique&quot;;&quot;UU&quot;;[.E607]);IF([.G607]&lt;&gt;[.I607];[.H607];[.F607]);CONCATENATE(IF([.I607]=&quot;Identifier&quot;;&quot;ID&quot;;IF([.I607]=&quot;Text&quot;;&quot;&quot;;[.I607]))));&quot; &quot;;&quot;&quot;);&quot;'&quot;;&quot;&quot;)" office:value-type="string" office:string-value="CoordinateSystemCode">
            <text:p>CoordinateSystemCode</text:p>
          </table:table-cell>
          <table:table-cell table:style-name="ce10" office:value-type="string">
            <text:p>Location Coordinate. Coordinate System Code. Code</text:p>
          </table:table-cell>
          <table:table-cell table:style-name="ce7"/>
          <table:table-cell table:style-name="ce7" office:value-type="string">
            <text:p>Location Coordinate</text:p>
          </table:table-cell>
          <table:table-cell table:style-name="ce7"/>
          <table:table-cell table:style-name="ce26" office:value-type="string">
            <text:p>Coordinate System</text:p>
          </table:table-cell>
          <table:table-cell table:style-name="ce7" office:value-type="string">
            <text:p>Code</text:p>
          </table:table-cell>
          <table:table-cell table:formula="oooc:=IF([.F607]&lt;&gt;&quot;&quot;;CONCATENATE([.F607];&quot; &quot;;[.G607]);[.G607])" office:value-type="string" office:string-value="Coordinate System Code">
            <text:p>Coordinate System Code</text:p>
          </table:table-cell>
          <table:table-cell table:style-name="ce7" office:value-type="string">
            <text:p>Code</text:p>
          </table:table-cell>
          <table:table-cell table:style-name="ce7"/>
          <table:table-cell table:formula="oooc:=IF([.J607]&lt;&gt;&quot;&quot;;CONCATENATE([.J607];&quot;_ &quot;;[.I607];&quot;. Type&quot;);CONCATENATE([.I607];&quot;. Type&quot;))" office:value-type="string" office:string-value="Code. Type">
            <text:p>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n identifier for the location system used.</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608]=&quot;Universally Unique&quot;;&quot;UU&quot;;[.E608]);IF([.G608]&lt;&gt;[.I608];[.H608];[.F608]);CONCATENATE(IF([.I608]=&quot;Identifier&quot;;&quot;ID&quot;;IF([.I608]=&quot;Text&quot;;&quot;&quot;;[.I608]))));&quot; &quot;;&quot;&quot;);&quot;'&quot;;&quot;&quot;)" office:value-type="string" office:string-value="LatitudeDegreesMeasure">
            <text:p>LatitudeDegreesMeasure</text:p>
          </table:table-cell>
          <table:table-cell table:style-name="ce10" office:value-type="string">
            <text:p>Location Coordinate. Latitude_ Degrees. Measure</text:p>
          </table:table-cell>
          <table:table-cell table:style-name="ce7"/>
          <table:table-cell table:style-name="ce7" office:value-type="string">
            <text:p>Location Coordinate</text:p>
          </table:table-cell>
          <table:table-cell table:style-name="ce7" office:value-type="string">
            <text:p>Latitude</text:p>
          </table:table-cell>
          <table:table-cell table:style-name="ce7"/>
          <table:table-cell table:style-name="ce7" office:value-type="string">
            <text:p>Degrees</text:p>
          </table:table-cell>
          <table:table-cell table:formula="oooc:=IF([.F608]&lt;&gt;&quot;&quot;;CONCATENATE([.F608];&quot; &quot;;[.G608]);[.G608])" office:value-type="string" office:string-value="Degrees">
            <text:p>Degrees</text:p>
          </table:table-cell>
          <table:table-cell table:style-name="ce7" office:value-type="string">
            <text:p>Measure</text:p>
          </table:table-cell>
          <table:table-cell table:style-name="ce7"/>
          <table:table-cell table:formula="oooc:=IF([.J608]&lt;&gt;&quot;&quot;;CONCATENATE([.J608];&quot;_ &quot;;[.I608];&quot;. Type&quot;);CONCATENATE([.I608];&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easure of latitude in degrees.</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609]=&quot;Universally Unique&quot;;&quot;UU&quot;;[.E609]);IF([.G609]&lt;&gt;[.I609];[.H609];[.F609]);CONCATENATE(IF([.I609]=&quot;Identifier&quot;;&quot;ID&quot;;IF([.I609]=&quot;Text&quot;;&quot;&quot;;[.I609]))));&quot; &quot;;&quot;&quot;);&quot;'&quot;;&quot;&quot;)" office:value-type="string" office:string-value="LatitudeMinutesMeasure">
            <text:p>LatitudeMinutesMeasure</text:p>
          </table:table-cell>
          <table:table-cell table:style-name="ce10" office:value-type="string">
            <text:p>Location Coordinate. Latitude_ Minutes. Measure</text:p>
          </table:table-cell>
          <table:table-cell table:style-name="ce7"/>
          <table:table-cell table:style-name="ce7" office:value-type="string">
            <text:p>Location Coordinate</text:p>
          </table:table-cell>
          <table:table-cell table:style-name="ce7" office:value-type="string">
            <text:p>Latitude</text:p>
          </table:table-cell>
          <table:table-cell table:style-name="ce7"/>
          <table:table-cell table:style-name="ce7" office:value-type="string">
            <text:p>Minutes</text:p>
          </table:table-cell>
          <table:table-cell table:formula="oooc:=IF([.F609]&lt;&gt;&quot;&quot;;CONCATENATE([.F609];&quot; &quot;;[.G609]);[.G609])" office:value-type="string" office:string-value="Minutes">
            <text:p>Minutes</text:p>
          </table:table-cell>
          <table:table-cell table:style-name="ce7" office:value-type="string">
            <text:p>Measure</text:p>
          </table:table-cell>
          <table:table-cell table:style-name="ce7"/>
          <table:table-cell table:formula="oooc:=IF([.J609]&lt;&gt;&quot;&quot;;CONCATENATE([.J609];&quot;_ &quot;;[.I609];&quot;. Type&quot;);CONCATENATE([.I609];&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easure of latitude in minutes.</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610]=&quot;Universally Unique&quot;;&quot;UU&quot;;[.E610]);IF([.G610]&lt;&gt;[.I610];[.H610];[.F610]);CONCATENATE(IF([.I610]=&quot;Identifier&quot;;&quot;ID&quot;;IF([.I610]=&quot;Text&quot;;&quot;&quot;;[.I610]))));&quot; &quot;;&quot;&quot;);&quot;'&quot;;&quot;&quot;)" office:value-type="string" office:string-value="LatitudeDirectionCode">
            <text:p>LatitudeDirectionCode</text:p>
          </table:table-cell>
          <table:table-cell table:style-name="ce10" office:value-type="string">
            <text:p>Location Coordinate. Latitude Direction Code. Code</text:p>
          </table:table-cell>
          <table:table-cell table:style-name="ce7"/>
          <table:table-cell table:style-name="ce7" office:value-type="string">
            <text:p>Location Coordinate</text:p>
          </table:table-cell>
          <table:table-cell table:style-name="ce7"/>
          <table:table-cell table:style-name="ce26" office:value-type="string">
            <text:p>Latitude Direction</text:p>
          </table:table-cell>
          <table:table-cell table:style-name="ce26" office:value-type="string">
            <text:p>Code</text:p>
          </table:table-cell>
          <table:table-cell table:formula="oooc:=IF([.F610]&lt;&gt;&quot;&quot;;CONCATENATE([.F610];&quot; &quot;;[.G610]);[.G610])" office:value-type="string" office:string-value="Latitude Direction Code">
            <text:p>Latitude Direction Code</text:p>
          </table:table-cell>
          <table:table-cell table:style-name="ce7" office:value-type="string">
            <text:p>Code</text:p>
          </table:table-cell>
          <table:table-cell table:style-name="ce7" office:value-type="string">
            <text:p>Latitude Direction</text:p>
          </table:table-cell>
          <table:table-cell table:formula="oooc:=IF([.J610]&lt;&gt;&quot;&quot;;CONCATENATE([.J610];&quot;_ &quot;;[.I610];&quot;. Type&quot;);CONCATENATE([.I610];&quot;. Type&quot;))" office:value-type="string" office:string-value="Latitude Direction_ Code. Type">
            <text:p>Latitude Direction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irection of latitude measurement from the equator.</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611]=&quot;Universally Unique&quot;;&quot;UU&quot;;[.E611]);IF([.G611]&lt;&gt;[.I611];[.H611];[.F611]);CONCATENATE(IF([.I611]=&quot;Identifier&quot;;&quot;ID&quot;;IF([.I611]=&quot;Text&quot;;&quot;&quot;;[.I611]))));&quot; &quot;;&quot;&quot;);&quot;'&quot;;&quot;&quot;)" office:value-type="string" office:string-value="LongitudeDegreesMeasure">
            <text:p>LongitudeDegreesMeasure</text:p>
          </table:table-cell>
          <table:table-cell table:style-name="ce10" office:value-type="string">
            <text:p>Location Coordinate. Longitude_ Degrees. Measure</text:p>
          </table:table-cell>
          <table:table-cell table:style-name="ce7"/>
          <table:table-cell table:style-name="ce7" office:value-type="string">
            <text:p>Location Coordinate</text:p>
          </table:table-cell>
          <table:table-cell table:style-name="ce7" office:value-type="string">
            <text:p>Longitude</text:p>
          </table:table-cell>
          <table:table-cell table:style-name="ce7"/>
          <table:table-cell table:style-name="ce7" office:value-type="string">
            <text:p>Degrees</text:p>
          </table:table-cell>
          <table:table-cell table:formula="oooc:=IF([.F611]&lt;&gt;&quot;&quot;;CONCATENATE([.F611];&quot; &quot;;[.G611]);[.G611])" office:value-type="string" office:string-value="Degrees">
            <text:p>Degrees</text:p>
          </table:table-cell>
          <table:table-cell table:style-name="ce7" office:value-type="string">
            <text:p>Measure</text:p>
          </table:table-cell>
          <table:table-cell table:style-name="ce7"/>
          <table:table-cell table:formula="oooc:=IF([.J611]&lt;&gt;&quot;&quot;;CONCATENATE([.J611];&quot;_ &quot;;[.I611];&quot;. Type&quot;);CONCATENATE([.I611];&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easure of longitude in degrees.</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234"/>
        </table:table-row>
        <table:table-row table:style-name="ro2">
          <table:table-cell table:formula="oooc:=SUBSTITUTE(SUBSTITUTE(CONCATENATE(IF([.E612]=&quot;Universally Unique&quot;;&quot;UU&quot;;[.E612]);IF([.G612]&lt;&gt;[.I612];[.H612];[.F612]);CONCATENATE(IF([.I612]=&quot;Identifier&quot;;&quot;ID&quot;;IF([.I612]=&quot;Text&quot;;&quot;&quot;;[.I612]))));&quot; &quot;;&quot;&quot;);&quot;'&quot;;&quot;&quot;)" office:value-type="string" office:string-value="LongitudeMinutesMeasure">
            <text:p>LongitudeMinutesMeasure</text:p>
          </table:table-cell>
          <table:table-cell table:style-name="ce10" office:value-type="string">
            <text:p>Location Coordinate. Longitude_ Minutes. Measure</text:p>
          </table:table-cell>
          <table:table-cell table:style-name="ce7"/>
          <table:table-cell table:style-name="ce7" office:value-type="string">
            <text:p>Location Coordinate</text:p>
          </table:table-cell>
          <table:table-cell table:style-name="ce7" office:value-type="string">
            <text:p>Longitude</text:p>
          </table:table-cell>
          <table:table-cell table:style-name="ce7"/>
          <table:table-cell table:style-name="ce7" office:value-type="string">
            <text:p>Minutes</text:p>
          </table:table-cell>
          <table:table-cell table:formula="oooc:=IF([.F612]&lt;&gt;&quot;&quot;;CONCATENATE([.F612];&quot; &quot;;[.G612]);[.G612])" office:value-type="string" office:string-value="Minutes">
            <text:p>Minutes</text:p>
          </table:table-cell>
          <table:table-cell table:style-name="ce7" office:value-type="string">
            <text:p>Measure</text:p>
          </table:table-cell>
          <table:table-cell table:style-name="ce7"/>
          <table:table-cell table:formula="oooc:=IF([.J612]&lt;&gt;&quot;&quot;;CONCATENATE([.J612];&quot;_ &quot;;[.I612];&quot;. Type&quot;);CONCATENATE([.I612];&quot;. Type&quot;))" office:value-type="string" office:string-value="Measure. Type">
            <text:p>Measur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measure of longitude in minutes.</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formula="oooc:=SUBSTITUTE(SUBSTITUTE(CONCATENATE(IF([.E613]=&quot;Universally Unique&quot;;&quot;UU&quot;;[.E613]);IF([.G613]&lt;&gt;[.I613];[.H613];[.F613]);CONCATENATE(IF([.I613]=&quot;Identifier&quot;;&quot;ID&quot;;IF([.I613]=&quot;Text&quot;;&quot;&quot;;[.I613]))));&quot; &quot;;&quot;&quot;);&quot;'&quot;;&quot;&quot;)" office:value-type="string" office:string-value="LongitudeDirectionCode">
            <text:p>LongitudeDirectionCode</text:p>
          </table:table-cell>
          <table:table-cell table:style-name="ce10" office:value-type="string">
            <text:p>Location Coordinate. Longitude Direction Code. Code</text:p>
          </table:table-cell>
          <table:table-cell table:style-name="ce7"/>
          <table:table-cell table:style-name="ce7" office:value-type="string">
            <text:p>Location Coordinate</text:p>
          </table:table-cell>
          <table:table-cell table:style-name="ce7"/>
          <table:table-cell table:style-name="ce26" office:value-type="string">
            <text:p>Longitude Direction</text:p>
          </table:table-cell>
          <table:table-cell table:style-name="ce26" office:value-type="string">
            <text:p>Code</text:p>
          </table:table-cell>
          <table:table-cell table:formula="oooc:=IF([.F613]&lt;&gt;&quot;&quot;;CONCATENATE([.F613];&quot; &quot;;[.G613]);[.G613])" office:value-type="string" office:string-value="Longitude Direction Code">
            <text:p>Longitude Direction Code</text:p>
          </table:table-cell>
          <table:table-cell table:style-name="ce7" office:value-type="string">
            <text:p>Code</text:p>
          </table:table-cell>
          <table:table-cell table:style-name="ce7" office:value-type="string">
            <text:p>Longitude Direction</text:p>
          </table:table-cell>
          <table:table-cell table:formula="oooc:=IF([.J613]&lt;&gt;&quot;&quot;;CONCATENATE([.J613];&quot;_ &quot;;[.I613];&quot;. Type&quot;);CONCATENATE([.I613];&quot;. Type&quot;))" office:value-type="string" office:string-value="Longitude Direction_ Code. Type">
            <text:p>Longitude Direction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direction of longitude measurement from the meridian.</text:p>
          </table:table-cell>
          <table:table-cell table:style-name="ce31"/>
          <table:table-cell table:style-name="ce7"/>
          <table:table-cell table:style-name="ce90" office:value-type="string">
            <text:p>1.0</text:p>
          </table:table-cell>
          <table:table-cell table:style-name="ce7"/>
          <table:table-cell table:style-name="ce125"/>
          <table:table-cell table:style-name="ce7" table:number-columns-repeated="10"/>
          <table:table-cell table:style-name="ce34" table:number-columns-repeated="224"/>
        </table:table-row>
        <table:table-row table:style-name="ro2">
          <table:table-cell table:style-name="ce2" office:value-type="string">
            <text:p>LotIdentification</text:p>
          </table:table-cell>
          <table:table-cell table:style-name="ce2" office:value-type="string">
            <text:p>Lot Identification. Details</text:p>
          </table:table-cell>
          <table:table-cell table:style-name="ce5"/>
          <table:table-cell table:style-name="ce5" office:value-type="string">
            <text:p>Lot Identification</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lot (of Item Instances).</text:p>
          </table:table-cell>
          <table:table-cell table:style-name="ce53" table:number-columns-repeated="2"/>
          <table:table-cell table:style-name="ce104" office:value-type="string">
            <text:p>2.0</text:p>
          </table:table-cell>
          <table:table-cell table:style-name="ce118"/>
          <table:table-cell table:style-name="ce2"/>
          <table:table-cell table:style-name="ce5" table:number-columns-repeated="10"/>
          <table:table-cell table:style-name="ce34" table:number-columns-repeated="224"/>
        </table:table-row>
        <table:table-row table:style-name="ro2">
          <table:table-cell table:formula="oooc:=SUBSTITUTE(SUBSTITUTE(CONCATENATE(IF([.E615]=&quot;Universally Unique&quot;;&quot;UU&quot;;[.E615]);IF([.G615]&lt;&gt;[.I615];[.H615];[.F615]);CONCATENATE(IF([.I615]=&quot;Identifier&quot;;&quot;ID&quot;;IF([.I615]=&quot;Text&quot;;&quot;&quot;;[.I615]))));&quot; &quot;;&quot;&quot;);&quot;'&quot;;&quot;&quot;)" office:value-type="string" office:string-value="LotNumberID">
            <text:p>LotNumberID</text:p>
          </table:table-cell>
          <table:table-cell office:value-type="string">
            <text:p>Lot Identification. Lot Number. Identifier</text:p>
          </table:table-cell>
          <table:table-cell table:style-name="ce7"/>
          <table:table-cell table:style-name="ce7" office:value-type="string">
            <text:p>Lot Identification</text:p>
          </table:table-cell>
          <table:table-cell table:style-name="ce7"/>
          <table:table-cell table:style-name="ce7" office:value-type="string">
            <text:p>Lot</text:p>
          </table:table-cell>
          <table:table-cell table:style-name="ce7" office:value-type="string">
            <text:p>Number</text:p>
          </table:table-cell>
          <table:table-cell table:formula="oooc:=IF([.F615]&lt;&gt;&quot;&quot;;CONCATENATE([.F615];&quot; &quot;;[.G615]);[.G615])" office:value-type="string" office:string-value="Lot Number">
            <text:p>Lot Number</text:p>
          </table:table-cell>
          <table:table-cell table:style-name="ce7" office:value-type="string">
            <text:p>Identifier</text:p>
          </table:table-cell>
          <table:table-cell table:style-name="ce7"/>
          <table:table-cell table:formula="oooc:=IF([.J615]&lt;&gt;&quot;&quot;;CONCATENATE([.J615];&quot;_ &quot;;[.I615];&quot;. Type&quot;);CONCATENATE([.I615];&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lot.</text:p>
          </table:table-cell>
          <table:table-cell table:style-name="ce31"/>
          <table:table-cell table:style-name="ce7"/>
          <table:table-cell table:style-name="ce90" office:value-type="string">
            <text:p>1.0</text:p>
          </table:table-cell>
          <table:table-cell table:style-name="ce7" table:number-columns-repeated="12"/>
          <table:table-cell table:style-name="ce37" table:number-columns-repeated="224"/>
        </table:table-row>
        <table:table-row table:style-name="ro2">
          <table:table-cell table:formula="oooc:=SUBSTITUTE(SUBSTITUTE(CONCATENATE(IF([.E616]=&quot;Universally Unique&quot;;&quot;UU&quot;;[.E616]);IF([.G616]&lt;&gt;[.I616];[.H616];[.F616]);CONCATENATE(IF([.I616]=&quot;Identifier&quot;;&quot;ID&quot;;IF([.I616]=&quot;Text&quot;;&quot;&quot;;[.I616]))));&quot; &quot;;&quot;&quot;);&quot;'&quot;;&quot;&quot;)" office:value-type="string" office:string-value="ExpiryDate">
            <text:p>ExpiryDate</text:p>
          </table:table-cell>
          <table:table-cell office:value-type="string">
            <text:p>Lot Identification. Expiry Date. Date</text:p>
          </table:table-cell>
          <table:table-cell table:style-name="ce7"/>
          <table:table-cell table:style-name="ce7" office:value-type="string">
            <text:p>Lot Identification</text:p>
          </table:table-cell>
          <table:table-cell table:style-name="ce7"/>
          <table:table-cell table:style-name="ce7" office:value-type="string">
            <text:p>Expiry</text:p>
          </table:table-cell>
          <table:table-cell table:style-name="ce7" office:value-type="string">
            <text:p>Date</text:p>
          </table:table-cell>
          <table:table-cell table:formula="oooc:=IF([.F616]&lt;&gt;&quot;&quot;;CONCATENATE([.F616];&quot; &quot;;[.G616]);[.G616])" office:value-type="string" office:string-value="Expiry Date">
            <text:p>Expiry Date</text:p>
          </table:table-cell>
          <table:table-cell table:style-name="ce7" office:value-type="string">
            <text:p>Date</text:p>
          </table:table-cell>
          <table:table-cell table:style-name="ce7"/>
          <table:table-cell table:formula="oooc:=IF([.J616]&lt;&gt;&quot;&quot;;CONCATENATE([.J616];&quot;_ &quot;;[.I616];&quot;. Type&quot;);CONCATENATE([.I616];&quot;. Type&quot;))" office:value-type="string" office:string-value="Date. Type">
            <text:p>Dat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expiry date of the lot.</text:p>
          </table:table-cell>
          <table:table-cell table:style-name="ce31"/>
          <table:table-cell table:style-name="ce7"/>
          <table:table-cell table:style-name="ce90" office:value-type="string">
            <text:p>1.0</text:p>
          </table:table-cell>
          <table:table-cell table:style-name="ce7" table:number-columns-repeated="12"/>
          <table:table-cell table:style-name="ce37" table:number-columns-repeated="224"/>
        </table:table-row>
        <table:table-row table:style-name="ro3">
          <table:table-cell table:style-name="ce4" table:formula="oooc:=SUBSTITUTE(SUBSTITUTE(CONCATENATE(IF([.E617]=&quot;Universally Unique&quot;;&quot;UU&quot;;[.E617]);[.F617];IF([.H617]&lt;&gt;[.I617];[.H617];&quot;&quot;);CONCATENATE(IF([.I617]=&quot;Identifier&quot;;&quot;ID&quot;;IF([.I617]=&quot;Text&quot;;&quot;&quot;;[.I617]))));&quot; &quot;;&quot;&quot;);&quot;'&quot;;&quot;&quot;)" office:value-type="string" office:string-value="AdditionalItemProperty">
            <text:p>AdditionalItemProperty</text:p>
          </table:table-cell>
          <table:table-cell table:style-name="ce15" office:value-type="string">
            <text:p>Lot Identification. Additional_ Item Property. Item Property</text:p>
          </table:table-cell>
          <table:table-cell table:style-name="ce8"/>
          <table:table-cell table:style-name="ce8" office:value-type="string">
            <text:p>Lot Identification</text:p>
          </table:table-cell>
          <table:table-cell table:style-name="ce8" office:value-type="string">
            <text:p>Additional</text:p>
          </table:table-cell>
          <table:table-cell table:style-name="ce8"/>
          <table:table-cell table:style-name="ce8"/>
          <table:table-cell table:style-name="ce8" table:formula="oooc:=[.M617]" office:value-type="string" office:string-value="Item Property">
            <text:p>Item Property</text:p>
          </table:table-cell>
          <table:table-cell table:style-name="ce8" table:formula="oooc:=[.M617]" office:value-type="string" office:string-value="Item Property">
            <text:p>Item Property</text:p>
          </table:table-cell>
          <table:table-cell table:style-name="ce8" table:number-columns-repeated="3"/>
          <table:table-cell table:style-name="ce12" office:value-type="string">
            <text:p>Item Property</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Additional Item Property.</text:p>
          </table:table-cell>
          <table:table-cell table:style-name="ce68" table:number-columns-repeated="2"/>
          <table:table-cell table:style-name="ce97" office:value-type="string">
            <text:p>2.0</text:p>
          </table:table-cell>
          <table:table-cell table:style-name="ce88"/>
          <table:table-cell table:style-name="ce57"/>
          <table:table-cell table:style-name="ce8" table:number-columns-repeated="10"/>
          <table:table-cell table:style-name="ce7" table:number-columns-repeated="224"/>
        </table:table-row>
        <table:table-row table:style-name="ro2">
          <table:table-cell table:style-name="ce2" office:value-type="string">
            <text:p>MaritimeTransport</text:p>
          </table:table-cell>
          <table:table-cell table:style-name="ce2" office:value-type="string">
            <text:p>Maritime Transport. Details</text:p>
          </table:table-cell>
          <table:table-cell table:style-name="ce5"/>
          <table:table-cell table:style-name="ce5" office:value-type="string">
            <text:p>Maritime Transport</text:p>
          </table:table-cell>
          <table:table-cell table:style-name="ce5" table:number-columns-repeated="10"/>
          <table:table-cell table:style-name="ce2"/>
          <table:table-cell table:style-name="ce5" office:value-type="string">
            <text:p>ABIE</text:p>
          </table:table-cell>
          <table:table-cell table:style-name="ce53" office:value-type="string">
            <text:p>Describes a water (including sea, river, and canal) transport vessel.</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4">
          <table:table-cell table:formula="oooc:=SUBSTITUTE(SUBSTITUTE(CONCATENATE(IF([.E619]=&quot;Universally Unique&quot;;&quot;UU&quot;;[.E619]);IF([.G619]&lt;&gt;[.I619];[.H619];[.F619]);CONCATENATE(IF([.I619]=&quot;Identifier&quot;;&quot;ID&quot;;IF([.I619]=&quot;Text&quot;;&quot;&quot;;[.I619]))));&quot; &quot;;&quot;&quot;);&quot;'&quot;;&quot;&quot;)" office:value-type="string" office:string-value="VesselID">
            <text:p>VesselID</text:p>
          </table:table-cell>
          <table:table-cell table:style-name="ce10" office:value-type="string">
            <text:p>Maritime Transport. Vessel Identifier. Identifier</text:p>
          </table:table-cell>
          <table:table-cell table:style-name="ce7"/>
          <table:table-cell table:style-name="ce34" office:value-type="string">
            <text:p>Maritime Transport</text:p>
          </table:table-cell>
          <table:table-cell table:style-name="ce7"/>
          <table:table-cell table:style-name="ce7" office:value-type="string">
            <text:p>Vessel</text:p>
          </table:table-cell>
          <table:table-cell table:style-name="ce7" office:value-type="string">
            <text:p>Identifier</text:p>
          </table:table-cell>
          <table:table-cell table:formula="oooc:=IF([.F619]&lt;&gt;&quot;&quot;;CONCATENATE([.F619];&quot; &quot;;[.G619]);[.G619])" office:value-type="string" office:string-value="Vessel Identifier">
            <text:p>Vessel Identifier</text:p>
          </table:table-cell>
          <table:table-cell table:style-name="ce7" office:value-type="string">
            <text:p>Identifier</text:p>
          </table:table-cell>
          <table:table-cell table:style-name="ce7"/>
          <table:table-cell table:formula="oooc:=IF([.J619]&lt;&gt;&quot;&quot;;CONCATENATE([.J619];&quot;_ &quot;;[.I619];&quot;. Type&quot;);CONCATENATE([.I619];&quot;. Type&quot;))" office:value-type="string" office:string-value="Identifier. Type">
            <text:p>Identifier. Type</text:p>
          </table:table-cell>
          <table:table-cell table:style-name="ce7" table:number-columns-repeated="2"/>
          <table:table-cell table:style-name="ce7" office:value-type="string">
            <text:p>Lloyds Number, Registration Number (WCO ID 167)</text:p>
          </table:table-cell>
          <table:table-cell table:style-name="ce47" office:value-type="string">
            <text:p>0..1</text:p>
          </table:table-cell>
          <table:table-cell table:style-name="ce7" office:value-type="string">
            <text:p>BBIE</text:p>
          </table:table-cell>
          <table:table-cell table:style-name="ce51" office:value-type="string">
            <text:p>Identifies a specific vessel.</text:p>
          </table:table-cell>
          <table:table-cell table:style-name="ce31" office:value-type="string">
            <text:p>International Maritime Organisation number of a vessel</text:p>
          </table:table-cell>
          <table:table-cell table:style-name="ce7" office:value-type="float" office:value="8213">
            <text:p>8213</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620]=&quot;Universally Unique&quot;;&quot;UU&quot;;[.E620]);IF([.G620]&lt;&gt;[.I620];[.H620];[.F620]);CONCATENATE(IF([.I620]=&quot;Identifier&quot;;&quot;ID&quot;;IF([.I620]=&quot;Text&quot;;&quot;&quot;;[.I620]))));&quot; &quot;;&quot;&quot;);&quot;'&quot;;&quot;&quot;)" office:value-type="string" office:string-value="VesselName">
            <text:p>VesselName</text:p>
          </table:table-cell>
          <table:table-cell office:value-type="string">
            <text:p>Maritime Transport. Vessel Name. Name</text:p>
          </table:table-cell>
          <table:table-cell table:style-name="ce7"/>
          <table:table-cell table:style-name="ce34" office:value-type="string">
            <text:p>Maritime Transport</text:p>
          </table:table-cell>
          <table:table-cell table:style-name="ce7"/>
          <table:table-cell table:style-name="ce7" office:value-type="string">
            <text:p>Vessel</text:p>
          </table:table-cell>
          <table:table-cell table:style-name="ce7" office:value-type="string">
            <text:p>Name</text:p>
          </table:table-cell>
          <table:table-cell table:formula="oooc:=IF([.F620]&lt;&gt;&quot;&quot;;CONCATENATE([.F620];&quot; &quot;;[.G620]);[.G620])" office:value-type="string" office:string-value="Vessel Name">
            <text:p>Vessel Name</text:p>
          </table:table-cell>
          <table:table-cell table:style-name="ce7" office:value-type="string">
            <text:p>Name</text:p>
          </table:table-cell>
          <table:table-cell table:style-name="ce7"/>
          <table:table-cell table:formula="oooc:=IF([.J620]&lt;&gt;&quot;&quot;;CONCATENATE([.J620];&quot;_ &quot;;[.I620];&quot;. Type&quot;);CONCATENATE([.I620];&quot;. Type&quot;))" office:value-type="string" office:string-value="Name. Type">
            <text:p>Name. Type</text:p>
          </table:table-cell>
          <table:table-cell table:style-name="ce7" table:number-columns-repeated="2"/>
          <table:table-cell table:style-name="ce7" office:value-type="string">
            <text:p>Ships Name</text:p>
          </table:table-cell>
          <table:table-cell table:style-name="ce47" office:value-type="string">
            <text:p>0..1</text:p>
          </table:table-cell>
          <table:table-cell table:style-name="ce7" office:value-type="string">
            <text:p>BBIE</text:p>
          </table:table-cell>
          <table:table-cell table:style-name="ce51" office:value-type="string">
            <text:p>The name of the vessel.</text:p>
          </table:table-cell>
          <table:table-cell table:style-name="ce31"/>
          <table:table-cell table:style-name="ce7" office:value-type="float" office:value="8212">
            <text:p>821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style-name="ce2" office:value-type="string">
            <text:p>MonetaryTotal</text:p>
          </table:table-cell>
          <table:table-cell table:style-name="ce2" office:value-type="string">
            <text:p>Monetary Total. Details</text:p>
          </table:table-cell>
          <table:table-cell table:style-name="ce5"/>
          <table:table-cell table:style-name="ce5" office:value-type="string">
            <text:p>Monetary Total</text:p>
          </table:table-cell>
          <table:table-cell table:style-name="ce5" table:number-columns-repeated="10"/>
          <table:table-cell table:style-name="ce2"/>
          <table:table-cell table:style-name="ce5" office:value-type="string">
            <text:p>ABIE</text:p>
          </table:table-cell>
          <table:table-cell table:style-name="ce44" office:value-type="string">
            <text:p>Information about Monetary Totals.</text:p>
          </table:table-cell>
          <table:table-cell table:style-name="ce53" table:number-columns-repeated="2"/>
          <table:table-cell table:style-name="ce89" office:value-type="string">
            <text:p>2.0</text:p>
          </table:table-cell>
          <table:table-cell table:style-name="ce118"/>
          <table:table-cell table:style-name="ce2"/>
          <table:table-cell table:style-name="ce5" table:number-columns-repeated="10"/>
          <table:table-cell table:style-name="ce7" table:number-columns-repeated="224"/>
        </table:table-row>
        <table:table-row table:style-name="ro3">
          <table:table-cell table:formula="oooc:=SUBSTITUTE(SUBSTITUTE(CONCATENATE(IF([.E622]=&quot;Universally Unique&quot;;&quot;UU&quot;;[.E622]);IF([.G622]&lt;&gt;[.I622];[.H622];[.F622]);CONCATENATE(IF([.I622]=&quot;Identifier&quot;;&quot;ID&quot;;IF([.I622]=&quot;Text&quot;;&quot;&quot;;[.I622]))));&quot; &quot;;&quot;&quot;);&quot;'&quot;;&quot;&quot;)" office:value-type="string" office:string-value="LineExtensionAmount">
            <text:p>LineExtensionAmount</text:p>
          </table:table-cell>
          <table:table-cell office:value-type="string">
            <text:p>Monetary Total. Line Extension Amount. Amount</text:p>
          </table:table-cell>
          <table:table-cell table:style-name="ce7"/>
          <table:table-cell table:style-name="ce7" office:value-type="string">
            <text:p>Monetary Total</text:p>
          </table:table-cell>
          <table:table-cell table:style-name="ce7"/>
          <table:table-cell table:style-name="ce7" office:value-type="string">
            <text:p>Line Extension</text:p>
          </table:table-cell>
          <table:table-cell table:style-name="ce7" office:value-type="string">
            <text:p>Amount</text:p>
          </table:table-cell>
          <table:table-cell table:formula="oooc:=IF([.F622]&lt;&gt;&quot;&quot;;CONCATENATE([.F622];&quot; &quot;;[.G622]);[.G622])" office:value-type="string" office:string-value="Line Extension Amount">
            <text:p>Line Extension Amount</text:p>
          </table:table-cell>
          <table:table-cell table:style-name="ce7" office:value-type="string">
            <text:p>Amount</text:p>
          </table:table-cell>
          <table:table-cell/>
          <table:table-cell table:formula="oooc:=IF([.J622]&lt;&gt;&quot;&quot;;CONCATENATE([.J622];&quot;_ &quot;;[.I622];&quot;. Type&quot;);CONCATENATE([.I622];&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4" office:value-type="string">
            <text:p>The total of Line Extension Amounts net of tax and settlement discounts, but inclusive of any applicable rounding amount.</text:p>
          </table:table-cell>
          <table:table-cell table:style-name="ce31"/>
          <table:table-cell table:style-name="ce7"/>
          <table:table-cell table:style-name="ce9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formula="oooc:=SUBSTITUTE(SUBSTITUTE(CONCATENATE(IF([.E623]=&quot;Universally Unique&quot;;&quot;UU&quot;;[.E623]);IF([.G623]&lt;&gt;[.I623];[.H623];[.F623]);CONCATENATE(IF([.I623]=&quot;Identifier&quot;;&quot;ID&quot;;IF([.I623]=&quot;Text&quot;;&quot;&quot;;[.I623]))));&quot; &quot;;&quot;&quot;);&quot;'&quot;;&quot;&quot;)" office:value-type="string" office:string-value="TaxExclusiveAmount">
            <text:p>TaxExclusiveAmount</text:p>
          </table:table-cell>
          <table:table-cell office:value-type="string">
            <text:p>Monetary Total. Tax Exclusive Amount. Amount</text:p>
          </table:table-cell>
          <table:table-cell table:style-name="ce7"/>
          <table:table-cell table:style-name="ce7" office:value-type="string">
            <text:p>Monetary Total</text:p>
          </table:table-cell>
          <table:table-cell table:style-name="ce7"/>
          <table:table-cell table:style-name="ce7" office:value-type="string">
            <text:p>Tax Exclusive</text:p>
          </table:table-cell>
          <table:table-cell table:style-name="ce7" office:value-type="string">
            <text:p>Amount</text:p>
          </table:table-cell>
          <table:table-cell table:formula="oooc:=IF([.F623]&lt;&gt;&quot;&quot;;CONCATENATE([.F623];&quot; &quot;;[.G623]);[.G623])" office:value-type="string" office:string-value="Tax Exclusive Amount">
            <text:p>Tax Exclusive Amount</text:p>
          </table:table-cell>
          <table:table-cell table:style-name="ce7" office:value-type="string">
            <text:p>Amount</text:p>
          </table:table-cell>
          <table:table-cell/>
          <table:table-cell table:formula="oooc:=IF([.J623]&lt;&gt;&quot;&quot;;CONCATENATE([.J623];&quot;_ &quot;;[.I623];&quot;. Type&quot;);CONCATENATE([.I623];&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otal amount exclusive of taxes.</text:p>
          </table:table-cell>
          <table:table-cell table:style-name="ce31"/>
          <table:table-cell table:style-name="ce7"/>
          <table:table-cell table:style-name="ce9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formula="oooc:=SUBSTITUTE(SUBSTITUTE(CONCATENATE(IF([.E624]=&quot;Universally Unique&quot;;&quot;UU&quot;;[.E624]);IF([.G624]&lt;&gt;[.I624];[.H624];[.F624]);CONCATENATE(IF([.I624]=&quot;Identifier&quot;;&quot;ID&quot;;IF([.I624]=&quot;Text&quot;;&quot;&quot;;[.I624]))));&quot; &quot;;&quot;&quot;);&quot;'&quot;;&quot;&quot;)" office:value-type="string" office:string-value="TaxInclusiveAmount">
            <text:p>TaxInclusiveAmount</text:p>
          </table:table-cell>
          <table:table-cell office:value-type="string">
            <text:p>Monetary Total. Tax Inclusive Amount. Amount</text:p>
          </table:table-cell>
          <table:table-cell table:style-name="ce7"/>
          <table:table-cell table:style-name="ce7" office:value-type="string">
            <text:p>Monetary Total</text:p>
          </table:table-cell>
          <table:table-cell table:style-name="ce7"/>
          <table:table-cell table:style-name="ce7" office:value-type="string">
            <text:p>Tax Inclusive</text:p>
          </table:table-cell>
          <table:table-cell table:style-name="ce7" office:value-type="string">
            <text:p>Amount</text:p>
          </table:table-cell>
          <table:table-cell table:formula="oooc:=IF([.F624]&lt;&gt;&quot;&quot;;CONCATENATE([.F624];&quot; &quot;;[.G624]);[.G624])" office:value-type="string" office:string-value="Tax Inclusive Amount">
            <text:p>Tax Inclusive Amount</text:p>
          </table:table-cell>
          <table:table-cell table:style-name="ce7" office:value-type="string">
            <text:p>Amount</text:p>
          </table:table-cell>
          <table:table-cell/>
          <table:table-cell table:formula="oooc:=IF([.J624]&lt;&gt;&quot;&quot;;CONCATENATE([.J624];&quot;_ &quot;;[.I624];&quot;. Type&quot;);CONCATENATE([.I624];&quot;. Type&quot;))" office:value-type="string" office:string-value="Amount. Type">
            <text:p>Amount. Type</text:p>
          </table:table-cell>
          <table:table-cell table:style-name="ce7" table:number-columns-repeated="3"/>
          <table:table-cell table:style-name="ce59" office:value-type="string">
            <text:p>0..1</text:p>
          </table:table-cell>
          <table:table-cell table:style-name="ce7" office:value-type="string">
            <text:p>BBIE</text:p>
          </table:table-cell>
          <table:table-cell office:value-type="string">
            <text:p>The total amount inclusive of taxes.</text:p>
          </table:table-cell>
          <table:table-cell table:style-name="ce31"/>
          <table:table-cell table:style-name="ce7"/>
          <table:table-cell table:style-name="ce9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formula="oooc:=SUBSTITUTE(SUBSTITUTE(CONCATENATE(IF([.E625]=&quot;Universally Unique&quot;;&quot;UU&quot;;[.E625]);IF([.G625]&lt;&gt;[.I625];[.H625];[.F625]);CONCATENATE(IF([.I625]=&quot;Identifier&quot;;&quot;ID&quot;;IF([.I625]=&quot;Text&quot;;&quot;&quot;;[.I625]))));&quot; &quot;;&quot;&quot;);&quot;'&quot;;&quot;&quot;)" office:value-type="string" office:string-value="AllowanceTotalAmount">
            <text:p>AllowanceTotalAmount</text:p>
          </table:table-cell>
          <table:table-cell table:style-name="ce10" office:value-type="string">
            <text:p>Monetary Total. Allowance Total Amount. Amount</text:p>
          </table:table-cell>
          <table:table-cell table:style-name="ce7"/>
          <table:table-cell table:style-name="ce7" office:value-type="string">
            <text:p>Monetary Total</text:p>
          </table:table-cell>
          <table:table-cell table:style-name="ce7"/>
          <table:table-cell table:style-name="ce26" office:value-type="string">
            <text:p>Allowance Total</text:p>
          </table:table-cell>
          <table:table-cell table:style-name="ce7" office:value-type="string">
            <text:p>Amount</text:p>
          </table:table-cell>
          <table:table-cell table:formula="oooc:=IF([.F625]&lt;&gt;&quot;&quot;;CONCATENATE([.F625];&quot; &quot;;[.G625]);[.G625])" office:value-type="string" office:string-value="Allowance Total Amount">
            <text:p>Allowance Total Amount</text:p>
          </table:table-cell>
          <table:table-cell table:style-name="ce7" office:value-type="string">
            <text:p>Amount</text:p>
          </table:table-cell>
          <table:table-cell/>
          <table:table-cell table:formula="oooc:=IF([.J625]&lt;&gt;&quot;&quot;;CONCATENATE([.J625];&quot;_ &quot;;[.I625];&quot;. Type&quot;);CONCATENATE([.I625];&quot;. Type&quot;))" office:value-type="string" office:string-value="Amount. Type">
            <text:p>Amount. Type</text:p>
          </table:table-cell>
          <table:table-cell table:style-name="ce7" table:number-columns-repeated="3"/>
          <table:table-cell table:style-name="ce59" office:value-type="string">
            <text:p>0..1</text:p>
          </table:table-cell>
          <table:table-cell table:style-name="ce7" office:value-type="string">
            <text:p>BBIE</text:p>
          </table:table-cell>
          <table:table-cell table:style-name="ce10" office:value-type="string">
            <text:p>The total amount of all allowances.</text:p>
          </table:table-cell>
          <table:table-cell table:style-name="ce31"/>
          <table:table-cell table:style-name="ce7"/>
          <table:table-cell table:style-name="ce9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formula="oooc:=SUBSTITUTE(SUBSTITUTE(CONCATENATE(IF([.E626]=&quot;Universally Unique&quot;;&quot;UU&quot;;[.E626]);IF([.G626]&lt;&gt;[.I626];[.H626];[.F626]);CONCATENATE(IF([.I626]=&quot;Identifier&quot;;&quot;ID&quot;;IF([.I626]=&quot;Text&quot;;&quot;&quot;;[.I626]))));&quot; &quot;;&quot;&quot;);&quot;'&quot;;&quot;&quot;)" office:value-type="string" office:string-value="ChargeTotalAmount">
            <text:p>ChargeTotalAmount</text:p>
          </table:table-cell>
          <table:table-cell table:style-name="ce10" office:value-type="string">
            <text:p>Monetary Total. Charge Total Amount. Amount</text:p>
          </table:table-cell>
          <table:table-cell table:style-name="ce7"/>
          <table:table-cell table:style-name="ce7" office:value-type="string">
            <text:p>Monetary Total</text:p>
          </table:table-cell>
          <table:table-cell table:style-name="ce7"/>
          <table:table-cell table:style-name="ce26" office:value-type="string">
            <text:p>Charge Total</text:p>
          </table:table-cell>
          <table:table-cell table:style-name="ce7" office:value-type="string">
            <text:p>Amount</text:p>
          </table:table-cell>
          <table:table-cell table:formula="oooc:=IF([.F626]&lt;&gt;&quot;&quot;;CONCATENATE([.F626];&quot; &quot;;[.G626]);[.G626])" office:value-type="string" office:string-value="Charge Total Amount">
            <text:p>Charge Total Amount</text:p>
          </table:table-cell>
          <table:table-cell table:style-name="ce7" office:value-type="string">
            <text:p>Amount</text:p>
          </table:table-cell>
          <table:table-cell/>
          <table:table-cell table:formula="oooc:=IF([.J626]&lt;&gt;&quot;&quot;;CONCATENATE([.J626];&quot;_ &quot;;[.I626];&quot;. Type&quot;);CONCATENATE([.I626];&quot;. Type&quot;))" office:value-type="string" office:string-value="Amount. Type">
            <text:p>Amount. Type</text:p>
          </table:table-cell>
          <table:table-cell table:style-name="ce7" table:number-columns-repeated="3"/>
          <table:table-cell table:style-name="ce59" office:value-type="string">
            <text:p>0..1</text:p>
          </table:table-cell>
          <table:table-cell table:style-name="ce7" office:value-type="string">
            <text:p>BBIE</text:p>
          </table:table-cell>
          <table:table-cell table:style-name="ce10" office:value-type="string">
            <text:p>The total amount of all charges.</text:p>
          </table:table-cell>
          <table:table-cell table:style-name="ce31"/>
          <table:table-cell table:style-name="ce7"/>
          <table:table-cell table:style-name="ce9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formula="oooc:=SUBSTITUTE(SUBSTITUTE(CONCATENATE(IF([.E627]=&quot;Universally Unique&quot;;&quot;UU&quot;;[.E627]);IF([.G627]&lt;&gt;[.I627];[.H627];[.F627]);CONCATENATE(IF([.I627]=&quot;Identifier&quot;;&quot;ID&quot;;IF([.I627]=&quot;Text&quot;;&quot;&quot;;[.I627]))));&quot; &quot;;&quot;&quot;);&quot;'&quot;;&quot;&quot;)" office:value-type="string" office:string-value="PrepaidAmount">
            <text:p>PrepaidAmount</text:p>
          </table:table-cell>
          <table:table-cell office:value-type="string">
            <text:p>Monetary Total. Prepaid Amount. Amount</text:p>
          </table:table-cell>
          <table:table-cell table:style-name="ce7"/>
          <table:table-cell table:style-name="ce7" office:value-type="string">
            <text:p>Monetary Total</text:p>
          </table:table-cell>
          <table:table-cell table:style-name="ce7"/>
          <table:table-cell table:style-name="ce7" office:value-type="string">
            <text:p>Prepaid</text:p>
          </table:table-cell>
          <table:table-cell table:style-name="ce7" office:value-type="string">
            <text:p>Amount</text:p>
          </table:table-cell>
          <table:table-cell table:formula="oooc:=IF([.F627]&lt;&gt;&quot;&quot;;CONCATENATE([.F627];&quot; &quot;;[.G627]);[.G627])" office:value-type="string" office:string-value="Prepaid Amount">
            <text:p>Prepaid Amount</text:p>
          </table:table-cell>
          <table:table-cell table:style-name="ce7" office:value-type="string">
            <text:p>Amount</text:p>
          </table:table-cell>
          <table:table-cell/>
          <table:table-cell table:formula="oooc:=IF([.J627]&lt;&gt;&quot;&quot;;CONCATENATE([.J627];&quot;_ &quot;;[.I627];&quot;. Type&quot;);CONCATENATE([.I627];&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otal prepaid amount.</text:p>
          </table:table-cell>
          <table:table-cell table:style-name="ce31"/>
          <table:table-cell table:style-name="ce7"/>
          <table:table-cell table:style-name="ce90" office:value-type="string">
            <text:p>2.0</text:p>
          </table:table-cell>
          <table:table-cell table:style-name="ce7" table:number-columns-repeated="236"/>
        </table:table-row>
        <table:table-row table:style-name="ro3">
          <table:table-cell table:formula="oooc:=SUBSTITUTE(SUBSTITUTE(CONCATENATE(IF([.E628]=&quot;Universally Unique&quot;;&quot;UU&quot;;[.E628]);IF([.G628]&lt;&gt;[.I628];[.H628];[.F628]);CONCATENATE(IF([.I628]=&quot;Identifier&quot;;&quot;ID&quot;;IF([.I628]=&quot;Text&quot;;&quot;&quot;;[.I628]))));&quot; &quot;;&quot;&quot;);&quot;'&quot;;&quot;&quot;)" office:value-type="string" office:string-value="PayableRoundingAmount">
            <text:p>PayableRoundingAmount</text:p>
          </table:table-cell>
          <table:table-cell table:style-name="ce10" office:value-type="string">
            <text:p>Monetary Total. Payable_ Rounding Amount. Amount</text:p>
          </table:table-cell>
          <table:table-cell table:style-name="ce7"/>
          <table:table-cell table:style-name="ce7" office:value-type="string">
            <text:p>Monetary Total</text:p>
          </table:table-cell>
          <table:table-cell table:style-name="ce26" office:value-type="string">
            <text:p>Payable</text:p>
          </table:table-cell>
          <table:table-cell table:style-name="ce7" office:value-type="string">
            <text:p>Rounding</text:p>
          </table:table-cell>
          <table:table-cell table:style-name="ce7" office:value-type="string">
            <text:p>Amount</text:p>
          </table:table-cell>
          <table:table-cell table:formula="oooc:=IF([.F628]&lt;&gt;&quot;&quot;;CONCATENATE([.F628];&quot; &quot;;[.G628]);[.G628])" office:value-type="string" office:string-value="Rounding Amount">
            <text:p>Rounding Amount</text:p>
          </table:table-cell>
          <table:table-cell table:style-name="ce7" office:value-type="string">
            <text:p>Amount</text:p>
          </table:table-cell>
          <table:table-cell/>
          <table:table-cell table:formula="oooc:=IF([.J628]&lt;&gt;&quot;&quot;;CONCATENATE([.J628];&quot;_ &quot;;[.I628];&quot;. Type&quot;);CONCATENATE([.I628];&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rounding amount (positive or negative) added to the calculated Line Extension Total Amount to produce the rounded Line Extension Total Amount.</text:p>
          </table:table-cell>
          <table:table-cell table:style-name="ce31"/>
          <table:table-cell table:style-name="ce7"/>
          <table:table-cell table:style-name="ce9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formula="oooc:=SUBSTITUTE(SUBSTITUTE(CONCATENATE(IF([.E629]=&quot;Universally Unique&quot;;&quot;UU&quot;;[.E629]);IF([.G629]&lt;&gt;[.I629];[.H629];[.F629]);CONCATENATE(IF([.I629]=&quot;Identifier&quot;;&quot;ID&quot;;IF([.I629]=&quot;Text&quot;;&quot;&quot;;[.I629]))));&quot; &quot;;&quot;&quot;);&quot;'&quot;;&quot;&quot;)" office:value-type="string" office:string-value="PayableAmount">
            <text:p>PayableAmount</text:p>
          </table:table-cell>
          <table:table-cell table:style-name="ce10" office:value-type="string">
            <text:p>Monetary Total. Payable_ Amount. Amount</text:p>
          </table:table-cell>
          <table:table-cell table:style-name="ce7"/>
          <table:table-cell table:style-name="ce34" office:value-type="string">
            <text:p>Monetary Total</text:p>
          </table:table-cell>
          <table:table-cell table:style-name="ce6" office:value-type="string">
            <text:p>Payable</text:p>
          </table:table-cell>
          <table:table-cell table:style-name="ce6"/>
          <table:table-cell table:style-name="ce7" office:value-type="string">
            <text:p>Amount</text:p>
          </table:table-cell>
          <table:table-cell table:formula="oooc:=IF([.F629]&lt;&gt;&quot;&quot;;CONCATENATE([.F629];&quot; &quot;;[.G629]);[.G629])" office:value-type="string" office:string-value="Amount">
            <text:p>Amount</text:p>
          </table:table-cell>
          <table:table-cell table:style-name="ce7" office:value-type="string">
            <text:p>Amount</text:p>
          </table:table-cell>
          <table:table-cell/>
          <table:table-cell table:formula="oooc:=IF([.J629]&lt;&gt;&quot;&quot;;CONCATENATE([.J629];&quot;_ &quot;;[.I629];&quot;. Type&quot;);CONCATENATE([.I629];&quot;. Type&quot;))" office:value-type="string" office:string-value="Amount. Type">
            <text:p>Amount. Type</text:p>
          </table:table-cell>
          <table:table-cell table:style-name="ce7" table:number-columns-repeated="3"/>
          <table:table-cell table:style-name="ce47" office:value-type="string">
            <text:p>1</text:p>
          </table:table-cell>
          <table:table-cell table:style-name="ce34" office:value-type="string">
            <text:p>BBIE</text:p>
          </table:table-cell>
          <table:table-cell office:value-type="string">
            <text:p>The total amount to be paid.</text:p>
          </table:table-cell>
          <table:table-cell table:style-name="ce31"/>
          <table:table-cell table:style-name="ce7"/>
          <table:table-cell table:style-name="ce91"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2">
          <table:table-cell table:style-name="ce2" office:value-type="string">
            <text:p>OrderLine</text:p>
          </table:table-cell>
          <table:table-cell table:style-name="ce2" office:value-type="string">
            <text:p>Order Line. Details</text:p>
          </table:table-cell>
          <table:table-cell table:style-name="ce5"/>
          <table:table-cell table:style-name="ce5" office:value-type="string">
            <text:p>Order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n Order Line.</text:p>
          </table:table-cell>
          <table:table-cell table:style-name="ce53" table:number-columns-repeated="2"/>
          <table:table-cell table:style-name="ce89" office:value-type="string">
            <text:p>1.0</text:p>
          </table:table-cell>
          <table:table-cell table:style-name="ce118"/>
          <table:table-cell table:style-name="ce2"/>
          <table:table-cell table:style-name="ce5" office:value-type="string">
            <text:p>Procurement</text:p>
          </table:table-cell>
          <table:table-cell table:style-name="ce5" table:number-columns-repeated="9"/>
          <table:table-cell table:style-name="ce37" table:number-columns-repeated="224"/>
        </table:table-row>
        <table:table-row table:style-name="ro4">
          <table:table-cell table:formula="oooc:=SUBSTITUTE(SUBSTITUTE(CONCATENATE(IF([.E631]=&quot;Universally Unique&quot;;&quot;UU&quot;;[.E631]);IF([.G631]&lt;&gt;[.I631];[.H631];[.F631]);CONCATENATE(IF([.I631]=&quot;Identifier&quot;;&quot;ID&quot;;IF([.I631]=&quot;Text&quot;;&quot;&quot;;[.I631]))));&quot; &quot;;&quot;&quot;);&quot;'&quot;;&quot;&quot;)" office:value-type="string" office:string-value="SubstitutionStatusCode">
            <text:p>SubstitutionStatusCode</text:p>
          </table:table-cell>
          <table:table-cell table:style-name="ce10" office:value-type="string">
            <text:p>Order Line. Substitution Status Code. Code</text:p>
          </table:table-cell>
          <table:table-cell table:style-name="ce7"/>
          <table:table-cell table:style-name="ce7" office:value-type="string">
            <text:p>Order Line</text:p>
          </table:table-cell>
          <table:table-cell table:style-name="ce7"/>
          <table:table-cell table:style-name="ce26" office:value-type="string">
            <text:p>Substitution Status</text:p>
          </table:table-cell>
          <table:table-cell table:style-name="ce26" office:value-type="string">
            <text:p>Code</text:p>
          </table:table-cell>
          <table:table-cell table:formula="oooc:=IF([.F631]&lt;&gt;&quot;&quot;;CONCATENATE([.F631];&quot; &quot;;[.G631]);[.G631])" office:value-type="string" office:string-value="Substitution Status Code">
            <text:p>Substitution Status Code</text:p>
          </table:table-cell>
          <table:table-cell table:style-name="ce7" office:value-type="string">
            <text:p>Code</text:p>
          </table:table-cell>
          <table:table-cell table:style-name="ce41" office:value-type="string">
            <text:p>Substitution Status</text:p>
          </table:table-cell>
          <table:table-cell table:formula="oooc:=IF([.J631]&lt;&gt;&quot;&quot;;CONCATENATE([.J631];&quot;_ &quot;;[.I631];&quot;. Type&quot;);CONCATENATE([.I631];&quot;. Type&quot;))" office:value-type="string" office:string-value="Substitution Status_ Code. Type">
            <text:p>Substitution Status_ Code.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A code indicating the substitution status of the Order Line. Order Line may indicate that a substitute is proposed by the buyer or by the seller (in Order Response) or that a substitution has been made by the seller (in Order Respons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style-name="ce37" table:number-columns-repeated="224"/>
        </table:table-row>
        <table:table-row table:style-name="ro3">
          <table:table-cell table:formula="oooc:=SUBSTITUTE(SUBSTITUTE(CONCATENATE(IF([.E632]=&quot;Universally Unique&quot;;&quot;UU&quot;;[.E632]);IF([.G632]&lt;&gt;[.I632];[.H632];[.F632]);CONCATENATE(IF([.I632]=&quot;Identifier&quot;;&quot;ID&quot;;IF([.I632]=&quot;Text&quot;;&quot;&quot;;[.I632]))));&quot; &quot;;&quot;&quot;);&quot;'&quot;;&quot;&quot;)" office:value-type="string" office:string-value="Note">
            <text:p>Note</text:p>
          </table:table-cell>
          <table:table-cell office:value-type="string">
            <text:p>Order Line. Note. Text</text:p>
          </table:table-cell>
          <table:table-cell table:style-name="ce7"/>
          <table:table-cell table:style-name="ce7" office:value-type="string">
            <text:p>Order Line</text:p>
          </table:table-cell>
          <table:table-cell table:number-columns-repeated="2" table:style-name="ce7"/>
          <table:table-cell table:style-name="ce7" office:value-type="string">
            <text:p>Note</text:p>
          </table:table-cell>
          <table:table-cell table:formula="oooc:=IF([.F632]&lt;&gt;&quot;&quot;;CONCATENATE([.F632];&quot; &quot;;[.G632]);[.G632])" office:value-type="string" office:string-value="Note">
            <text:p>Note</text:p>
          </table:table-cell>
          <table:table-cell table:style-name="ce7" office:value-type="string">
            <text:p>Text</text:p>
          </table:table-cell>
          <table:table-cell table:style-name="ce7"/>
          <table:table-cell table:formula="oooc:=IF([.J632]&lt;&gt;&quot;&quot;;CONCATENATE([.J632];&quot;_ &quot;;[.I632];&quot;. Type&quot;);CONCATENATE([.I632];&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Order Line. This element may contain notes or any other similar information that is not contained explicitly in another structure.</text:p>
          </table:table-cell>
          <table:table-cell table:style-name="ce31"/>
          <table:table-cell table:style-name="ce7"/>
          <table:table-cell table:style-name="ce90" office:value-type="string">
            <text:p>1.0</text:p>
          </table:table-cell>
          <table:table-cell table:style-name="ce7" table:number-columns-repeated="2"/>
          <table:table-cell table:style-name="ce7" office:value-type="string">
            <text:p>Procurement</text:p>
          </table:table-cell>
          <table:table-cell table:style-name="ce7" table:number-columns-repeated="9"/>
          <table:table-cell table:number-columns-repeated="224"/>
        </table:table-row>
        <table:table-row table:style-name="ro2">
          <table:table-cell table:style-name="ce4" table:formula="oooc:=SUBSTITUTE(SUBSTITUTE(CONCATENATE(IF([.E633]=&quot;Universally Unique&quot;;&quot;UU&quot;;[.E633]);[.F633];IF([.H633]&lt;&gt;[.I633];[.H633];&quot;&quot;);CONCATENATE(IF([.I633]=&quot;Identifier&quot;;&quot;ID&quot;;IF([.I633]=&quot;Text&quot;;&quot;&quot;;[.I633]))));&quot; &quot;;&quot;&quot;);&quot;'&quot;;&quot;&quot;)" office:value-type="string" office:string-value="LineItem">
            <text:p>LineItem</text:p>
          </table:table-cell>
          <table:table-cell table:style-name="ce8" office:value-type="string">
            <text:p>Order Line. Line Item</text:p>
          </table:table-cell>
          <table:table-cell table:style-name="ce8"/>
          <table:table-cell table:style-name="ce8" office:value-type="string">
            <text:p>Order Line</text:p>
          </table:table-cell>
          <table:table-cell table:number-columns-repeated="2" table:style-name="ce8"/>
          <table:table-cell table:style-name="ce8"/>
          <table:table-cell table:style-name="ce8" table:formula="oooc:=[.M633]" office:value-type="string" office:string-value="Line Item">
            <text:p>Line Item</text:p>
          </table:table-cell>
          <table:table-cell table:style-name="ce8" table:formula="oooc:=[.M633]" office:value-type="string" office:string-value="Line Item">
            <text:p>Line Item</text:p>
          </table:table-cell>
          <table:table-cell table:style-name="ce8" table:number-columns-repeated="3"/>
          <table:table-cell table:style-name="ce12" office:value-type="string">
            <text:p>Line Item</text:p>
          </table:table-cell>
          <table:table-cell table:style-name="ce8"/>
          <table:table-cell table:style-name="ce57" office:value-type="string">
            <text:p>1</text:p>
          </table:table-cell>
          <table:table-cell table:style-name="ce8" office:value-type="string">
            <text:p>ASBIE</text:p>
          </table:table-cell>
          <table:table-cell table:style-name="ce38" office:value-type="string">
            <text:p>An association to Line Item.</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3">
          <table:table-cell table:style-name="ce4" table:formula="oooc:=SUBSTITUTE(SUBSTITUTE(CONCATENATE(IF([.E634]=&quot;Universally Unique&quot;;&quot;UU&quot;;[.E634]);[.F634];IF([.H634]&lt;&gt;[.I634];[.H634];&quot;&quot;);CONCATENATE(IF([.I634]=&quot;Identifier&quot;;&quot;ID&quot;;IF([.I634]=&quot;Text&quot;;&quot;&quot;;[.I634]))));&quot; &quot;;&quot;&quot;);&quot;'&quot;;&quot;&quot;)" office:value-type="string" office:string-value="SellerProposedSubstituteLineItem">
            <text:p>SellerProposedSubstituteLineItem</text:p>
          </table:table-cell>
          <table:table-cell table:style-name="ce15" office:value-type="string">
            <text:p>Order Line. Seller Proposed Substitute_ Line Item. Line Item</text:p>
          </table:table-cell>
          <table:table-cell table:style-name="ce8"/>
          <table:table-cell table:style-name="ce8" office:value-type="string">
            <text:p>Order Line</text:p>
          </table:table-cell>
          <table:table-cell table:style-name="ce15" office:value-type="string">
            <text:p>Seller Proposed Substitute</text:p>
          </table:table-cell>
          <table:table-cell table:style-name="ce8"/>
          <table:table-cell table:style-name="ce8"/>
          <table:table-cell table:style-name="ce8" table:formula="oooc:=[.M634]" office:value-type="string" office:string-value="Line Item">
            <text:p>Line Item</text:p>
          </table:table-cell>
          <table:table-cell table:style-name="ce8" table:formula="oooc:=[.M634]" office:value-type="string" office:string-value="Line Item">
            <text:p>Line Item</text:p>
          </table:table-cell>
          <table:table-cell table:style-name="ce8" table:number-columns-repeated="3"/>
          <table:table-cell table:style-name="ce12" office:value-type="string">
            <text:p>Line Item</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Substitute Line Items proposed by the seller (in Order Response).</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4">
          <table:table-cell table:style-name="ce4" table:formula="oooc:=SUBSTITUTE(SUBSTITUTE(CONCATENATE(IF([.E635]=&quot;Universally Unique&quot;;&quot;UU&quot;;[.E635]);[.F635];IF([.H635]&lt;&gt;[.I635];[.H635];&quot;&quot;);CONCATENATE(IF([.I635]=&quot;Identifier&quot;;&quot;ID&quot;;IF([.I635]=&quot;Text&quot;;&quot;&quot;;[.I635]))));&quot; &quot;;&quot;&quot;);&quot;'&quot;;&quot;&quot;)" office:value-type="string" office:string-value="SellerSubstitutedLineItem">
            <text:p>SellerSubstitutedLineItem</text:p>
          </table:table-cell>
          <table:table-cell table:style-name="ce15" office:value-type="string">
            <text:p>Order Line. Seller Substituted_ Line Item. Line Item</text:p>
          </table:table-cell>
          <table:table-cell table:style-name="ce8"/>
          <table:table-cell table:style-name="ce8" office:value-type="string">
            <text:p>Order Line</text:p>
          </table:table-cell>
          <table:table-cell table:style-name="ce8" office:value-type="string">
            <text:p>Seller Substituted</text:p>
          </table:table-cell>
          <table:table-cell table:style-name="ce8"/>
          <table:table-cell table:style-name="ce8"/>
          <table:table-cell table:style-name="ce8" table:formula="oooc:=[.M635]" office:value-type="string" office:string-value="Line Item">
            <text:p>Line Item</text:p>
          </table:table-cell>
          <table:table-cell table:style-name="ce8" table:formula="oooc:=[.M635]" office:value-type="string" office:string-value="Line Item">
            <text:p>Line Item</text:p>
          </table:table-cell>
          <table:table-cell table:style-name="ce8" table:number-columns-repeated="3"/>
          <table:table-cell table:style-name="ce12" office:value-type="string">
            <text:p>Line Item</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Item(s) replaced by the seller. <text:s/>The original ordered quantity and pricing may be different from the substituted item. However, when an item is substituted by the seller, it is assumed that other information, such as shipment details, will be the same.</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3">
          <table:table-cell table:style-name="ce4" table:formula="oooc:=SUBSTITUTE(SUBSTITUTE(CONCATENATE(IF([.E636]=&quot;Universally Unique&quot;;&quot;UU&quot;;[.E636]);[.F636];IF([.H636]&lt;&gt;[.I636];[.H636];&quot;&quot;);CONCATENATE(IF([.I636]=&quot;Identifier&quot;;&quot;ID&quot;;IF([.I636]=&quot;Text&quot;;&quot;&quot;;[.I636]))));&quot; &quot;;&quot;&quot;);&quot;'&quot;;&quot;&quot;)" office:value-type="string" office:string-value="BuyerProposedSubstituteLineItem">
            <text:p>BuyerProposedSubstituteLineItem</text:p>
          </table:table-cell>
          <table:table-cell table:style-name="ce15" office:value-type="string">
            <text:p>Order Line. Buyer Proposed Substitute_ Line Item. Line Item</text:p>
          </table:table-cell>
          <table:table-cell table:style-name="ce27"/>
          <table:table-cell table:style-name="ce27" office:value-type="string">
            <text:p>Order Line</text:p>
          </table:table-cell>
          <table:table-cell table:style-name="ce43" office:value-type="string">
            <text:p>Buyer Proposed Substitute</text:p>
          </table:table-cell>
          <table:table-cell table:style-name="ce27"/>
          <table:table-cell table:style-name="ce27"/>
          <table:table-cell table:style-name="ce8" table:formula="oooc:=[.M636]" office:value-type="string" office:string-value="Line Item">
            <text:p>Line Item</text:p>
          </table:table-cell>
          <table:table-cell table:style-name="ce8" table:formula="oooc:=[.M636]" office:value-type="string" office:string-value="Line Item">
            <text:p>Line Item</text:p>
          </table:table-cell>
          <table:table-cell table:style-name="ce8" table:number-columns-repeated="2"/>
          <table:table-cell table:style-name="ce27"/>
          <table:table-cell table:style-name="ce38" office:value-type="string">
            <text:p>Line Item</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Possible alternatives, proposed by the buyer, to the Line Item.</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637]=&quot;Universally Unique&quot;;&quot;UU&quot;;[.E637]);[.F637];IF([.H637]&lt;&gt;[.I637];[.H637];&quot;&quot;);CONCATENATE(IF([.I637]=&quot;Identifier&quot;;&quot;ID&quot;;IF([.I637]=&quot;Text&quot;;&quot;&quot;;[.I637]))));&quot; &quot;;&quot;&quot;);&quot;'&quot;;&quot;&quot;)" office:value-type="string" office:string-value="CatalogueLineReference">
            <text:p>CatalogueLineReference</text:p>
          </table:table-cell>
          <table:table-cell table:style-name="ce15" office:value-type="string">
            <text:p>Order Line. Catalogue_ Line Reference. Line Reference</text:p>
          </table:table-cell>
          <table:table-cell table:style-name="ce27"/>
          <table:table-cell table:style-name="ce27" office:value-type="string">
            <text:p>Order Line</text:p>
          </table:table-cell>
          <table:table-cell table:style-name="ce43" office:value-type="string">
            <text:p>Catalogue</text:p>
          </table:table-cell>
          <table:table-cell table:style-name="ce27"/>
          <table:table-cell table:style-name="ce27"/>
          <table:table-cell table:style-name="ce8" table:formula="oooc:=[.M637]" office:value-type="string" office:string-value="Line Reference">
            <text:p>Line Reference</text:p>
          </table:table-cell>
          <table:table-cell table:style-name="ce8" table:formula="oooc:=[.M637]" office:value-type="string" office:string-value="Line Reference">
            <text:p>Line Reference</text:p>
          </table:table-cell>
          <table:table-cell table:style-name="ce8" table:number-columns-repeated="2"/>
          <table:table-cell table:style-name="ce27"/>
          <table:table-cell table:style-name="ce38" office:value-type="string">
            <text:p>Line Reference</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ve reference to Catalogue Lin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638]=&quot;Universally Unique&quot;;&quot;UU&quot;;[.E638]);[.F638];IF([.H638]&lt;&gt;[.I638];[.H638];&quot;&quot;);CONCATENATE(IF([.I638]=&quot;Identifier&quot;;&quot;ID&quot;;IF([.I638]=&quot;Text&quot;;&quot;&quot;;[.I638]))));&quot; &quot;;&quot;&quot;);&quot;'&quot;;&quot;&quot;)" office:value-type="string" office:string-value="QuotationLineReference">
            <text:p>QuotationLineReference</text:p>
          </table:table-cell>
          <table:table-cell table:style-name="ce15" office:value-type="string">
            <text:p>Order Line. Quotation_ Line Reference. Line Reference</text:p>
          </table:table-cell>
          <table:table-cell table:style-name="ce27"/>
          <table:table-cell table:style-name="ce27" office:value-type="string">
            <text:p>Order Line</text:p>
          </table:table-cell>
          <table:table-cell table:style-name="ce27" office:value-type="string">
            <text:p>Quotation</text:p>
          </table:table-cell>
          <table:table-cell table:style-name="ce27"/>
          <table:table-cell table:style-name="ce27"/>
          <table:table-cell table:style-name="ce8" table:formula="oooc:=[.M638]" office:value-type="string" office:string-value="Line Reference">
            <text:p>Line Reference</text:p>
          </table:table-cell>
          <table:table-cell table:style-name="ce8" table:formula="oooc:=[.M638]" office:value-type="string" office:string-value="Line Reference">
            <text:p>Line Reference</text:p>
          </table:table-cell>
          <table:table-cell table:style-name="ce8" table:number-columns-repeated="2"/>
          <table:table-cell table:style-name="ce27"/>
          <table:table-cell table:style-name="ce38" office:value-type="string">
            <text:p>Line Reference</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ve reference to Quotation Lin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639]=&quot;Universally Unique&quot;;&quot;UU&quot;;[.E639]);[.F639];IF([.H639]&lt;&gt;[.I639];[.H639];&quot;&quot;);CONCATENATE(IF([.I639]=&quot;Identifier&quot;;&quot;ID&quot;;IF([.I639]=&quot;Text&quot;;&quot;&quot;;[.I639]))));&quot; &quot;;&quot;&quot;);&quot;'&quot;;&quot;&quot;)" office:value-type="string" office:string-value="DocumentReference">
            <text:p>DocumentReference</text:p>
          </table:table-cell>
          <table:table-cell table:style-name="ce25" office:value-type="string">
            <text:p>Order Line. Document Reference</text:p>
          </table:table-cell>
          <table:table-cell table:style-name="ce25"/>
          <table:table-cell table:style-name="ce25" office:value-type="string">
            <text:p>Order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2">
          <table:table-cell table:style-name="ce2" office:value-type="string">
            <text:p>OrderLineReference</text:p>
          </table:table-cell>
          <table:table-cell table:style-name="ce2" office:value-type="string">
            <text:p>Order Line Reference. Details</text:p>
          </table:table-cell>
          <table:table-cell table:style-name="ce16"/>
          <table:table-cell table:style-name="ce16" office:value-type="string">
            <text:p>Order Line Referenc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n Order Line Reference.</text:p>
          </table:table-cell>
          <table:table-cell table:style-name="ce52" table:number-columns-repeated="2"/>
          <table:table-cell table:style-name="ce104" office:value-type="string">
            <text:p>1.0</text:p>
          </table:table-cell>
          <table:table-cell table:style-name="ce85"/>
          <table:table-cell table:style-name="ce30"/>
          <table:table-cell table:style-name="ce16" office:value-type="string">
            <text:p>Procurement</text:p>
          </table:table-cell>
          <table:table-cell table:style-name="ce16" table:number-columns-repeated="9"/>
          <table:table-cell table:number-columns-repeated="224"/>
        </table:table-row>
        <table:table-row table:style-name="ro2">
          <table:table-cell table:formula="oooc:=SUBSTITUTE(SUBSTITUTE(CONCATENATE(IF([.E641]=&quot;Universally Unique&quot;;&quot;UU&quot;;[.E641]);IF([.G641]&lt;&gt;[.I641];[.H641];[.F641]);CONCATENATE(IF([.I641]=&quot;Identifier&quot;;&quot;ID&quot;;IF([.I641]=&quot;Text&quot;;&quot;&quot;;[.I641]))));&quot; &quot;;&quot;&quot;);&quot;'&quot;;&quot;&quot;)" office:value-type="string" office:string-value="LineID">
            <text:p>LineID</text:p>
          </table:table-cell>
          <table:table-cell table:style-name="ce10" office:value-type="string">
            <text:p>Order Line Reference. Line Identifier. Identifier</text:p>
          </table:table-cell>
          <table:table-cell/>
          <table:table-cell office:value-type="string">
            <text:p>Order Line Reference</text:p>
          </table:table-cell>
          <table:table-cell/>
          <table:table-cell office:value-type="string">
            <text:p>Line</text:p>
          </table:table-cell>
          <table:table-cell office:value-type="string">
            <text:p>Identifier</text:p>
          </table:table-cell>
          <table:table-cell table:formula="oooc:=IF([.F641]&lt;&gt;&quot;&quot;;CONCATENATE([.F641];&quot; &quot;;[.G641]);[.G641])" office:value-type="string" office:string-value="Line Identifier">
            <text:p>Line Identifier</text:p>
          </table:table-cell>
          <table:table-cell office:value-type="string">
            <text:p>Identifier</text:p>
          </table:table-cell>
          <table:table-cell/>
          <table:table-cell table:formula="oooc:=IF([.J641]&lt;&gt;&quot;&quot;;CONCATENATE([.J641];&quot;_ &quot;;[.I641];&quot;. Type&quot;);CONCATENATE([.I64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referenced Order Line assigned by the buyer.</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642]=&quot;Universally Unique&quot;;&quot;UU&quot;;[.E642]);IF([.G642]&lt;&gt;[.I642];[.H642];[.F642]);CONCATENATE(IF([.I642]=&quot;Identifier&quot;;&quot;ID&quot;;IF([.I642]=&quot;Text&quot;;&quot;&quot;;[.I642]))));&quot; &quot;;&quot;&quot;);&quot;'&quot;;&quot;&quot;)" office:value-type="string" office:string-value="SalesOrderLineID">
            <text:p>SalesOrderLineID</text:p>
          </table:table-cell>
          <table:table-cell office:value-type="string">
            <text:p>Order Line Reference. Sales Order_ Line Identifier. Identifier</text:p>
          </table:table-cell>
          <table:table-cell/>
          <table:table-cell office:value-type="string">
            <text:p>Order Line Reference</text:p>
          </table:table-cell>
          <table:table-cell office:value-type="string">
            <text:p>Sales Order</text:p>
          </table:table-cell>
          <table:table-cell office:value-type="string">
            <text:p>Line</text:p>
          </table:table-cell>
          <table:table-cell office:value-type="string">
            <text:p>Identifier</text:p>
          </table:table-cell>
          <table:table-cell table:formula="oooc:=IF([.F642]&lt;&gt;&quot;&quot;;CONCATENATE([.F642];&quot; &quot;;[.G642]);[.G642])" office:value-type="string" office:string-value="Line Identifier">
            <text:p>Line Identifier</text:p>
          </table:table-cell>
          <table:table-cell office:value-type="string">
            <text:p>Identifier</text:p>
          </table:table-cell>
          <table:table-cell/>
          <table:table-cell table:formula="oooc:=IF([.J642]&lt;&gt;&quot;&quot;;CONCATENATE([.J642];&quot;_ &quot;;[.I642];&quot;. Type&quot;);CONCATENATE([.I64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referenced Order Line assigned by the seller.</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style-name="ce7" office:value-type="string">
            <text:p>UUID</text:p>
          </table:table-cell>
          <table:table-cell table:style-name="ce24" office:value-type="string">
            <text:p>Order Line Reference. UUID. Identifier</text:p>
          </table:table-cell>
          <table:table-cell/>
          <table:table-cell office:value-type="string">
            <text:p>Order Line Reference</text:p>
          </table:table-cell>
          <table:table-cell/>
          <table:table-cell/>
          <table:table-cell table:style-name="ce6" office:value-type="string">
            <text:p>UUID</text:p>
          </table:table-cell>
          <table:table-cell table:formula="oooc:=IF([.F643]&lt;&gt;&quot;&quot;;CONCATENATE([.F643];&quot; &quot;;[.G643]);[.G643])" office:value-type="string" office:string-value="UUID">
            <text:p>UUID</text:p>
          </table:table-cell>
          <table:table-cell office:value-type="string">
            <text:p>Identifier</text:p>
          </table:table-cell>
          <table:table-cell/>
          <table:table-cell table:formula="oooc:=IF([.J643]&lt;&gt;&quot;&quot;;CONCATENATE([.J643];&quot;_ &quot;;[.I643];&quot;. Type&quot;);CONCATENATE([.I6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2">
          <table:table-cell table:formula="oooc:=SUBSTITUTE(SUBSTITUTE(CONCATENATE(IF([.E644]=&quot;Universally Unique&quot;;&quot;UU&quot;;[.E644]);IF([.G644]&lt;&gt;[.I644];[.H644];[.F644]);CONCATENATE(IF([.I644]=&quot;Identifier&quot;;&quot;ID&quot;;IF([.I644]=&quot;Text&quot;;&quot;&quot;;[.I644]))));&quot; &quot;;&quot;&quot;);&quot;'&quot;;&quot;&quot;)" office:value-type="string" office:string-value="LineStatusCode">
            <text:p>LineStatusCode</text:p>
          </table:table-cell>
          <table:table-cell table:style-name="ce10" office:value-type="string">
            <text:p>Order Line Reference. Line Status Code. Code</text:p>
          </table:table-cell>
          <table:table-cell/>
          <table:table-cell office:value-type="string">
            <text:p>Order Line Reference</text:p>
          </table:table-cell>
          <table:table-cell/>
          <table:table-cell table:style-name="ce6" office:value-type="string">
            <text:p>Line Status</text:p>
          </table:table-cell>
          <table:table-cell table:style-name="ce6" office:value-type="string">
            <text:p>Code</text:p>
          </table:table-cell>
          <table:table-cell table:formula="oooc:=IF([.F644]&lt;&gt;&quot;&quot;;CONCATENATE([.F644];&quot; &quot;;[.G644]);[.G644])" office:value-type="string" office:string-value="Line Status Code">
            <text:p>Line Status Code</text:p>
          </table:table-cell>
          <table:table-cell office:value-type="string">
            <text:p>Code</text:p>
          </table:table-cell>
          <table:table-cell office:value-type="string">
            <text:p>Line Status</text:p>
          </table:table-cell>
          <table:table-cell table:formula="oooc:=IF([.J644]&lt;&gt;&quot;&quot;;CONCATENATE([.J644];&quot;_ &quot;;[.I644];&quot;. Type&quot;);CONCATENATE([.I644];&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office:value-type="string">
            <text:p>Identifies the status of the referenced Order Line with respect to its original stat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style-name="ce4" table:formula="oooc:=SUBSTITUTE(SUBSTITUTE(CONCATENATE(IF([.E645]=&quot;Universally Unique&quot;;&quot;UU&quot;;[.E645]);[.F645];IF([.H645]&lt;&gt;[.I645];[.H645];&quot;&quot;);CONCATENATE(IF([.I645]=&quot;Identifier&quot;;&quot;ID&quot;;IF([.I645]=&quot;Text&quot;;&quot;&quot;;[.I645]))));&quot; &quot;;&quot;&quot;);&quot;'&quot;;&quot;&quot;)" office:value-type="string" office:string-value="OrderReference">
            <text:p>OrderReference</text:p>
          </table:table-cell>
          <table:table-cell table:style-name="ce8" office:value-type="string">
            <text:p>Order Line Reference. Order Reference</text:p>
          </table:table-cell>
          <table:table-cell table:style-name="ce27"/>
          <table:table-cell table:style-name="ce27" office:value-type="string">
            <text:p>Order Line Reference</text:p>
          </table:table-cell>
          <table:table-cell table:number-columns-repeated="2" table:style-name="ce27"/>
          <table:table-cell table:style-name="ce27"/>
          <table:table-cell table:style-name="ce8" table:formula="oooc:=[.M645]" office:value-type="string" office:string-value="Order Reference">
            <text:p>Order Reference</text:p>
          </table:table-cell>
          <table:table-cell table:style-name="ce8" table:formula="oooc:=[.M645]" office:value-type="string" office:string-value="Order Reference">
            <text:p>Order Reference</text:p>
          </table:table-cell>
          <table:table-cell table:style-name="ce8" table:number-columns-repeated="2"/>
          <table:table-cell table:style-name="ce27"/>
          <table:table-cell table:style-name="ce38" office:value-type="string">
            <text:p>Order Reference</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Order Referenc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OrderReference</text:p>
          </table:table-cell>
          <table:table-cell table:style-name="ce2" office:value-type="string">
            <text:p>Order Reference. Details</text:p>
          </table:table-cell>
          <table:table-cell table:style-name="ce16"/>
          <table:table-cell table:style-name="ce16" office:value-type="string">
            <text:p>Order Referenc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n Order Reference.</text:p>
          </table:table-cell>
          <table:table-cell table:style-name="ce16"/>
          <table:table-cell table:style-name="ce52"/>
          <table:table-cell table:style-name="ce104" office:value-type="string">
            <text:p>2.0</text:p>
          </table:table-cell>
          <table:table-cell table:style-name="ce85"/>
          <table:table-cell table:style-name="ce30"/>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647]=&quot;Universally Unique&quot;;&quot;UU&quot;;[.E647]);IF([.G647]&lt;&gt;[.I647];[.H647];[.F647]);CONCATENATE(IF([.I647]=&quot;Identifier&quot;;&quot;ID&quot;;IF([.I647]=&quot;Text&quot;;&quot;&quot;;[.I647]))));&quot; &quot;;&quot;&quot;);&quot;'&quot;;&quot;&quot;)" office:value-type="string" office:string-value="ID">
            <text:p>ID</text:p>
          </table:table-cell>
          <table:table-cell table:style-name="ce10" office:value-type="string">
            <text:p>Order Reference. Identifier</text:p>
          </table:table-cell>
          <table:table-cell/>
          <table:table-cell office:value-type="string">
            <text:p>Order Reference</text:p>
          </table:table-cell>
          <table:table-cell table:number-columns-repeated="2"/>
          <table:table-cell office:value-type="string">
            <text:p>Identifier</text:p>
          </table:table-cell>
          <table:table-cell table:formula="oooc:=IF([.F647]&lt;&gt;&quot;&quot;;CONCATENATE([.F647];&quot; &quot;;[.G647]);[.G647])" office:value-type="string" office:string-value="Identifier">
            <text:p>Identifier</text:p>
          </table:table-cell>
          <table:table-cell office:value-type="string">
            <text:p>Identifier</text:p>
          </table:table-cell>
          <table:table-cell/>
          <table:table-cell table:formula="oooc:=IF([.J647]&lt;&gt;&quot;&quot;;CONCATENATE([.J647];&quot;_ &quot;;[.I647];&quot;. Type&quot;);CONCATENATE([.I647];&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referenced Order assigned by the buyer.</text:p>
          </table:table-cell>
          <table:table-cell office:value-type="string">
            <text:p>"PO-001" "3333-44-123"</text:p>
          </table:table-cell>
          <table:table-cell/>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648]=&quot;Universally Unique&quot;;&quot;UU&quot;;[.E648]);IF([.G648]&lt;&gt;[.I648];[.H648];[.F648]);CONCATENATE(IF([.I648]=&quot;Identifier&quot;;&quot;ID&quot;;IF([.I648]=&quot;Text&quot;;&quot;&quot;;[.I648]))));&quot; &quot;;&quot;&quot;);&quot;'&quot;;&quot;&quot;)" office:value-type="string" office:string-value="SalesOrderID">
            <text:p>SalesOrderID</text:p>
          </table:table-cell>
          <table:table-cell office:value-type="string">
            <text:p>Order Reference. Sales Order Identifier. Identifier</text:p>
          </table:table-cell>
          <table:table-cell/>
          <table:table-cell office:value-type="string">
            <text:p>Order Reference</text:p>
          </table:table-cell>
          <table:table-cell/>
          <table:table-cell office:value-type="string">
            <text:p>Sales Order</text:p>
          </table:table-cell>
          <table:table-cell office:value-type="string">
            <text:p>Identifier</text:p>
          </table:table-cell>
          <table:table-cell table:formula="oooc:=IF([.F648]&lt;&gt;&quot;&quot;;CONCATENATE([.F648];&quot; &quot;;[.G648]);[.G648])" office:value-type="string" office:string-value="Sales Order Identifier">
            <text:p>Sales Order Identifier</text:p>
          </table:table-cell>
          <table:table-cell office:value-type="string">
            <text:p>Identifier</text:p>
          </table:table-cell>
          <table:table-cell/>
          <table:table-cell table:formula="oooc:=IF([.J648]&lt;&gt;&quot;&quot;;CONCATENATE([.J648];&quot;_ &quot;;[.I648];&quot;. Type&quot;);CONCATENATE([.I64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referenced Order assigned by the seller.</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649]=&quot;Universally Unique&quot;;&quot;UU&quot;;[.E649]);IF([.G649]&lt;&gt;[.I649];[.H649];[.F649]);CONCATENATE(IF([.I649]=&quot;Identifier&quot;;&quot;ID&quot;;IF([.I649]=&quot;Text&quot;;&quot;&quot;;[.I649]))));&quot; &quot;;&quot;&quot;);&quot;'&quot;;&quot;&quot;)" office:value-type="string" office:string-value="CopyIndicator">
            <text:p>CopyIndicator</text:p>
          </table:table-cell>
          <table:table-cell table:style-name="ce24" office:value-type="string">
            <text:p>Order Reference. Copy_ Indicator. Indicator</text:p>
          </table:table-cell>
          <table:table-cell/>
          <table:table-cell office:value-type="string">
            <text:p>Order Reference</text:p>
          </table:table-cell>
          <table:table-cell office:value-type="string">
            <text:p>Copy</text:p>
          </table:table-cell>
          <table:table-cell/>
          <table:table-cell office:value-type="string">
            <text:p>Indicator</text:p>
          </table:table-cell>
          <table:table-cell table:formula="oooc:=IF([.F649]&lt;&gt;&quot;&quot;;CONCATENATE([.F649];&quot; &quot;;[.G649]);[.G649])" office:value-type="string" office:string-value="Indicator">
            <text:p>Indicator</text:p>
          </table:table-cell>
          <table:table-cell office:value-type="string">
            <text:p>Indicator</text:p>
          </table:table-cell>
          <table:table-cell/>
          <table:table-cell table:formula="oooc:=IF([.J649]&lt;&gt;&quot;&quot;;CONCATENATE([.J649];&quot;_ &quot;;[.I649];&quot;. Type&quot;);CONCATENATE([.I64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referenced Order is a copy (true) or the original (fals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7" office:value-type="string">
            <text:p>UUID</text:p>
          </table:table-cell>
          <table:table-cell table:style-name="ce24" office:value-type="string">
            <text:p>Order Reference. UUID. Identifier</text:p>
          </table:table-cell>
          <table:table-cell/>
          <table:table-cell office:value-type="string">
            <text:p>Order Reference</text:p>
          </table:table-cell>
          <table:table-cell/>
          <table:table-cell table:style-name="ce6"/>
          <table:table-cell table:style-name="ce6" office:value-type="string">
            <text:p>UUID</text:p>
          </table:table-cell>
          <table:table-cell table:formula="oooc:=IF([.F650]&lt;&gt;&quot;&quot;;CONCATENATE([.F650];&quot; &quot;;[.G650]);[.G650])" office:value-type="string" office:string-value="UUID">
            <text:p>UUID</text:p>
          </table:table-cell>
          <table:table-cell office:value-type="string">
            <text:p>Identifier</text:p>
          </table:table-cell>
          <table:table-cell/>
          <table:table-cell table:formula="oooc:=IF([.J650]&lt;&gt;&quot;&quot;;CONCATENATE([.J650];&quot;_ &quot;;[.I650];&quot;. Type&quot;);CONCATENATE([.I65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2">
          <table:table-cell table:formula="oooc:=SUBSTITUTE(SUBSTITUTE(CONCATENATE(IF([.E651]=&quot;Universally Unique&quot;;&quot;UU&quot;;[.E651]);IF([.G651]&lt;&gt;[.I651];[.H651];[.F651]);CONCATENATE(IF([.I651]=&quot;Identifier&quot;;&quot;ID&quot;;IF([.I651]=&quot;Text&quot;;&quot;&quot;;[.I651]))));&quot; &quot;;&quot;&quot;);&quot;'&quot;;&quot;&quot;)" office:value-type="string" office:string-value="IssueDate">
            <text:p>IssueDate</text:p>
          </table:table-cell>
          <table:table-cell office:value-type="string">
            <text:p>Order Reference. Issue Date. Date</text:p>
          </table:table-cell>
          <table:table-cell/>
          <table:table-cell office:value-type="string">
            <text:p>Order Reference</text:p>
          </table:table-cell>
          <table:table-cell/>
          <table:table-cell office:value-type="string">
            <text:p>Issue</text:p>
          </table:table-cell>
          <table:table-cell office:value-type="string">
            <text:p>Date</text:p>
          </table:table-cell>
          <table:table-cell table:formula="oooc:=IF([.F651]&lt;&gt;&quot;&quot;;CONCATENATE([.F651];&quot; &quot;;[.G651]);[.G651])" office:value-type="string" office:string-value="Issue Date">
            <text:p>Issue Date</text:p>
          </table:table-cell>
          <table:table-cell office:value-type="string">
            <text:p>Date</text:p>
          </table:table-cell>
          <table:table-cell/>
          <table:table-cell table:formula="oooc:=IF([.J651]&lt;&gt;&quot;&quot;;CONCATENATE([.J651];&quot;_ &quot;;[.I651];&quot;. Type&quot;);CONCATENATE([.I65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referenced Order was issue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652]=&quot;Universally Unique&quot;;&quot;UU&quot;;[.E652]);IF([.G652]&lt;&gt;[.I652];[.H652];[.F652]);CONCATENATE(IF([.I652]=&quot;Identifier&quot;;&quot;ID&quot;;IF([.I652]=&quot;Text&quot;;&quot;&quot;;[.I652]))));&quot; &quot;;&quot;&quot;);&quot;'&quot;;&quot;&quot;)" office:value-type="string" office:string-value="IssueTime">
            <text:p>IssueTime</text:p>
          </table:table-cell>
          <table:table-cell office:value-type="string">
            <text:p>Order Reference. Issue Time. Time</text:p>
          </table:table-cell>
          <table:table-cell/>
          <table:table-cell office:value-type="string">
            <text:p>Order Reference</text:p>
          </table:table-cell>
          <table:table-cell/>
          <table:table-cell office:value-type="string">
            <text:p>Issue</text:p>
          </table:table-cell>
          <table:table-cell office:value-type="string">
            <text:p>Time</text:p>
          </table:table-cell>
          <table:table-cell table:formula="oooc:=IF([.F652]&lt;&gt;&quot;&quot;;CONCATENATE([.F652];&quot; &quot;;[.G652]);[.G652])" office:value-type="string" office:string-value="Issue Time">
            <text:p>Issue Time</text:p>
          </table:table-cell>
          <table:table-cell office:value-type="string">
            <text:p>Time</text:p>
          </table:table-cell>
          <table:table-cell/>
          <table:table-cell table:formula="oooc:=IF([.J652]&lt;&gt;&quot;&quot;;CONCATENATE([.J652];&quot;_ &quot;;[.I652];&quot;. Type&quot;);CONCATENATE([.I65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t which the referenced Order was issue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4">
          <table:table-cell table:formula="oooc:=SUBSTITUTE(SUBSTITUTE(CONCATENATE(IF([.E653]=&quot;Universally Unique&quot;;&quot;UU&quot;;[.E653]);IF([.G653]&lt;&gt;[.I653];[.H653];[.F653]);CONCATENATE(IF([.I653]=&quot;Identifier&quot;;&quot;ID&quot;;IF([.I653]=&quot;Text&quot;;&quot;&quot;;[.I653]))));&quot; &quot;;&quot;&quot;);&quot;'&quot;;&quot;&quot;)" office:value-type="string" office:string-value="CustomerReference">
            <text:p>CustomerReference</text:p>
          </table:table-cell>
          <table:table-cell table:style-name="ce10" office:value-type="string">
            <text:p>Order Reference. Customer_Reference. Text</text:p>
          </table:table-cell>
          <table:table-cell/>
          <table:table-cell office:value-type="string">
            <text:p>Order Reference</text:p>
          </table:table-cell>
          <table:table-cell office:value-type="string">
            <text:p>Customer</text:p>
          </table:table-cell>
          <table:table-cell/>
          <table:table-cell office:value-type="string">
            <text:p>Reference</text:p>
          </table:table-cell>
          <table:table-cell table:formula="oooc:=IF([.F653]&lt;&gt;&quot;&quot;;CONCATENATE([.F653];&quot; &quot;;[.G653]);[.G653])" office:value-type="string" office:string-value="Reference">
            <text:p>Reference</text:p>
          </table:table-cell>
          <table:table-cell office:value-type="string">
            <text:p>Text</text:p>
          </table:table-cell>
          <table:table-cell/>
          <table:table-cell table:formula="oooc:=IF([.J653]&lt;&gt;&quot;&quot;;CONCATENATE([.J653];&quot;_ &quot;;[.I653];&quot;. Type&quot;);CONCATENATE([.I6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A reference used (CRI) for tagging purchasing card transactions.</text:p>
          </table:table-cell>
          <table:table-cell table:style-name="ce10" office:value-type="string">
            <text:p>Customer Reference Identifier (CRI) when using a puchasing card</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8"/>
          <table:table-cell table:style-name="ce37"/>
          <table:table-cell table:number-columns-repeated="224"/>
        </table:table-row>
        <table:table-row table:style-name="ro3">
          <table:table-cell table:style-name="ce4" table:formula="oooc:=SUBSTITUTE(SUBSTITUTE(CONCATENATE(IF([.E654]=&quot;Universally Unique&quot;;&quot;UU&quot;;[.E654]);[.F654];IF([.H654]&lt;&gt;[.I654];[.H654];&quot;&quot;);CONCATENATE(IF([.I654]=&quot;Identifier&quot;;&quot;ID&quot;;IF([.I654]=&quot;Text&quot;;&quot;&quot;;[.I654]))));&quot; &quot;;&quot;&quot;);&quot;'&quot;;&quot;&quot;)" office:value-type="string" office:string-value="DocumentReference">
            <text:p>DocumentReference</text:p>
          </table:table-cell>
          <table:table-cell table:style-name="ce15" office:value-type="string">
            <text:p>Order Reference. Document Reference</text:p>
          </table:table-cell>
          <table:table-cell table:style-name="ce27"/>
          <table:table-cell table:style-name="ce43" office:value-type="string">
            <text:p>Order Reference</text:p>
          </table:table-cell>
          <table:table-cell table:number-columns-repeated="2" table:style-name="ce27"/>
          <table:table-cell table:style-name="ce27"/>
          <table:table-cell table:style-name="ce8" table:formula="oooc:=[.M654]" office:value-type="string" office:string-value="Document Reference">
            <text:p>Document Reference</text:p>
          </table:table-cell>
          <table:table-cell table:style-name="ce8" table:formula="oooc:=[.M654]" office:value-type="string" office:string-value="Document Reference">
            <text:p>Document Reference</text:p>
          </table:table-cell>
          <table:table-cell table:style-name="ce8" table:number-columns-repeated="2"/>
          <table:table-cell table:style-name="ce27"/>
          <table:table-cell table:style-name="ce25" office:value-type="string">
            <text:p>Document Reference</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Document Referenc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OrderedShipment</text:p>
          </table:table-cell>
          <table:table-cell table:style-name="ce2" office:value-type="string">
            <text:p>Ordered Shipment. Details</text:p>
          </table:table-cell>
          <table:table-cell table:style-name="ce5"/>
          <table:table-cell table:style-name="ce5" office:value-type="string">
            <text:p>Ordered Shipment</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n Ordered Shipment.</text:p>
          </table:table-cell>
          <table:table-cell table:style-name="ce53" table:number-columns-repeated="2"/>
          <table:table-cell table:style-name="ce89" office:value-type="string">
            <text:p>1.0</text:p>
          </table:table-cell>
          <table:table-cell table:style-name="ce118"/>
          <table:table-cell table:style-name="ce2"/>
          <table:table-cell table:style-name="ce5" office:value-type="string">
            <text:p>Procurement</text:p>
          </table:table-cell>
          <table:table-cell table:style-name="ce5" table:number-columns-repeated="9"/>
          <table:table-cell table:number-columns-repeated="224"/>
        </table:table-row>
        <table:table-row table:style-name="ro2">
          <table:table-cell table:style-name="ce4" table:formula="oooc:=SUBSTITUTE(SUBSTITUTE(CONCATENATE(IF([.E656]=&quot;Universally Unique&quot;;&quot;UU&quot;;[.E656]);[.F656];IF([.H656]&lt;&gt;[.I656];[.H656];&quot;&quot;);CONCATENATE(IF([.I656]=&quot;Identifier&quot;;&quot;ID&quot;;IF([.I656]=&quot;Text&quot;;&quot;&quot;;[.I656]))));&quot; &quot;;&quot;&quot;);&quot;'&quot;;&quot;&quot;)" office:value-type="string" office:string-value="Shipment">
            <text:p>Shipment</text:p>
          </table:table-cell>
          <table:table-cell table:style-name="ce8" office:value-type="string">
            <text:p>Ordered Shipment. Shipment</text:p>
          </table:table-cell>
          <table:table-cell table:style-name="ce8"/>
          <table:table-cell table:style-name="ce8" office:value-type="string">
            <text:p>Ordered Shipment</text:p>
          </table:table-cell>
          <table:table-cell table:number-columns-repeated="2" table:style-name="ce8"/>
          <table:table-cell table:style-name="ce8"/>
          <table:table-cell table:style-name="ce8" table:formula="oooc:=[.M656]" office:value-type="string" office:string-value="Shipment">
            <text:p>Shipment</text:p>
          </table:table-cell>
          <table:table-cell table:style-name="ce8" table:formula="oooc:=[.M656]" office:value-type="string" office:string-value="Shipment">
            <text:p>Shipment</text:p>
          </table:table-cell>
          <table:table-cell table:style-name="ce8" table:number-columns-repeated="3"/>
          <table:table-cell table:style-name="ce12" office:value-type="string">
            <text:p>Shipment</text:p>
          </table:table-cell>
          <table:table-cell table:style-name="ce8"/>
          <table:table-cell table:style-name="ce57" office:value-type="float" office:value="1">
            <text:p>1</text:p>
          </table:table-cell>
          <table:table-cell table:style-name="ce8" office:value-type="string">
            <text:p>ASBIE</text:p>
          </table:table-cell>
          <table:table-cell table:style-name="ce38" office:value-type="string">
            <text:p>An association to Shipment.</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2">
          <table:table-cell table:style-name="ce4" table:formula="oooc:=SUBSTITUTE(SUBSTITUTE(CONCATENATE(IF([.E657]=&quot;Universally Unique&quot;;&quot;UU&quot;;[.E657]);[.F657];IF([.H657]&lt;&gt;[.I657];[.H657];&quot;&quot;);CONCATENATE(IF([.I657]=&quot;Identifier&quot;;&quot;ID&quot;;IF([.I657]=&quot;Text&quot;;&quot;&quot;;[.I657]))));&quot; &quot;;&quot;&quot;);&quot;'&quot;;&quot;&quot;)" office:value-type="string" office:string-value="Package">
            <text:p>Package</text:p>
          </table:table-cell>
          <table:table-cell table:style-name="ce8" office:value-type="string">
            <text:p>Ordered Shipment. Package</text:p>
          </table:table-cell>
          <table:table-cell table:style-name="ce8"/>
          <table:table-cell table:style-name="ce8" office:value-type="string">
            <text:p>Ordered Shipment</text:p>
          </table:table-cell>
          <table:table-cell table:number-columns-repeated="2" table:style-name="ce8"/>
          <table:table-cell table:style-name="ce8"/>
          <table:table-cell table:style-name="ce8" table:formula="oooc:=[.M657]" office:value-type="string" office:string-value="Package">
            <text:p>Package</text:p>
          </table:table-cell>
          <table:table-cell table:style-name="ce8" table:formula="oooc:=[.M657]" office:value-type="string" office:string-value="Package">
            <text:p>Package</text:p>
          </table:table-cell>
          <table:table-cell table:style-name="ce8" table:number-columns-repeated="3"/>
          <table:table-cell table:style-name="ce12" office:value-type="string">
            <text:p>Packag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Package.</text:p>
          </table:table-cell>
          <table:table-cell table:style-name="ce68" table:number-columns-repeated="2"/>
          <table:table-cell table:style-name="ce97" office:value-type="string">
            <text:p>1.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2">
          <table:table-cell table:style-name="ce2" office:value-type="string">
            <text:p>Package</text:p>
          </table:table-cell>
          <table:table-cell table:style-name="ce30" office:value-type="string">
            <text:p>Package. Details</text:p>
          </table:table-cell>
          <table:table-cell table:style-name="ce16"/>
          <table:table-cell table:style-name="ce16" office:value-type="string">
            <text:p>Packag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package.</text:p>
          </table:table-cell>
          <table:table-cell table:style-name="ce52" table:number-columns-repeated="2"/>
          <table:table-cell table:style-name="ce104" office:value-type="string">
            <text:p>2.0</text:p>
          </table:table-cell>
          <table:table-cell table:style-name="ce85"/>
          <table:table-cell table:style-name="ce30"/>
          <table:table-cell table:style-name="ce16" table:number-columns-repeated="10"/>
          <table:table-cell table:style-name="ce37" table:number-columns-repeated="224"/>
        </table:table-row>
        <table:table-row table:style-name="ro2">
          <table:table-cell table:formula="oooc:=SUBSTITUTE(SUBSTITUTE(CONCATENATE(IF([.E659]=&quot;Universally Unique&quot;;&quot;UU&quot;;[.E659]);IF([.G659]&lt;&gt;[.I659];[.H659];[.F659]);CONCATENATE(IF([.I659]=&quot;Identifier&quot;;&quot;ID&quot;;IF([.I659]=&quot;Text&quot;;&quot;&quot;;[.I659]))));&quot; &quot;;&quot;&quot;);&quot;'&quot;;&quot;&quot;)" office:value-type="string" office:string-value="ID">
            <text:p>ID</text:p>
          </table:table-cell>
          <table:table-cell office:value-type="string">
            <text:p>Package. Identifier</text:p>
          </table:table-cell>
          <table:table-cell/>
          <table:table-cell office:value-type="string">
            <text:p>Package</text:p>
          </table:table-cell>
          <table:table-cell table:number-columns-repeated="2"/>
          <table:table-cell office:value-type="string">
            <text:p>Identifier</text:p>
          </table:table-cell>
          <table:table-cell table:formula="oooc:=IF([.F659]&lt;&gt;&quot;&quot;;CONCATENATE([.F659];&quot; &quot;;[.G659]);[.G659])" office:value-type="string" office:string-value="Identifier">
            <text:p>Identifier</text:p>
          </table:table-cell>
          <table:table-cell office:value-type="string">
            <text:p>Identifier</text:p>
          </table:table-cell>
          <table:table-cell/>
          <table:table-cell table:formula="oooc:=IF([.J659]&lt;&gt;&quot;&quot;;CONCATENATE([.J659];&quot;_ &quot;;[.I659];&quot;. Type&quot;);CONCATENATE([.I65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ckage.</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660]=&quot;Universally Unique&quot;;&quot;UU&quot;;[.E660]);IF([.G660]&lt;&gt;[.I660];[.H660];[.F660]);CONCATENATE(IF([.I660]=&quot;Identifier&quot;;&quot;ID&quot;;IF([.I660]=&quot;Text&quot;;&quot;&quot;;[.I660]))));&quot; &quot;;&quot;&quot;);&quot;'&quot;;&quot;&quot;)" office:value-type="string" office:string-value="Quantity">
            <text:p>Quantity</text:p>
          </table:table-cell>
          <table:table-cell office:value-type="string">
            <text:p>Package. Quantity</text:p>
          </table:table-cell>
          <table:table-cell/>
          <table:table-cell office:value-type="string">
            <text:p>Package</text:p>
          </table:table-cell>
          <table:table-cell table:number-columns-repeated="2"/>
          <table:table-cell office:value-type="string">
            <text:p>Quantity</text:p>
          </table:table-cell>
          <table:table-cell table:formula="oooc:=IF([.F660]&lt;&gt;&quot;&quot;;CONCATENATE([.F660];&quot; &quot;;[.G660]);[.G660])" office:value-type="string" office:string-value="Quantity">
            <text:p>Quantity</text:p>
          </table:table-cell>
          <table:table-cell office:value-type="string">
            <text:p>Quantity</text:p>
          </table:table-cell>
          <table:table-cell/>
          <table:table-cell table:formula="oooc:=IF([.J660]&lt;&gt;&quot;&quot;;CONCATENATE([.J660];&quot;_ &quot;;[.I660];&quot;. Type&quot;);CONCATENATE([.I66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items) contained in the package.</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661]=&quot;Universally Unique&quot;;&quot;UU&quot;;[.E661]);IF([.G661]&lt;&gt;[.I661];[.H661];[.F661]);CONCATENATE(IF([.I661]=&quot;Identifier&quot;;&quot;ID&quot;;IF([.I661]=&quot;Text&quot;;&quot;&quot;;[.I661]))));&quot; &quot;;&quot;&quot;);&quot;'&quot;;&quot;&quot;)" office:value-type="string" office:string-value="ReturnableMaterialIndicator">
            <text:p>ReturnableMaterialIndicator</text:p>
          </table:table-cell>
          <table:table-cell table:style-name="ce10" office:value-type="string">
            <text:p>Package. Returnable Material_ Indicator. Indicator</text:p>
          </table:table-cell>
          <table:table-cell/>
          <table:table-cell office:value-type="string">
            <text:p>Package</text:p>
          </table:table-cell>
          <table:table-cell office:value-type="string">
            <text:p>Returnable Material</text:p>
          </table:table-cell>
          <table:table-cell/>
          <table:table-cell office:value-type="string">
            <text:p>Indicator</text:p>
          </table:table-cell>
          <table:table-cell table:formula="oooc:=IF([.F661]&lt;&gt;&quot;&quot;;CONCATENATE([.F661];&quot; &quot;;[.G661]);[.G661])" office:value-type="string" office:string-value="Indicator">
            <text:p>Indicator</text:p>
          </table:table-cell>
          <table:table-cell office:value-type="string">
            <text:p>Indicator</text:p>
          </table:table-cell>
          <table:table-cell/>
          <table:table-cell table:formula="oooc:=IF([.J661]&lt;&gt;&quot;&quot;;CONCATENATE([.J661];&quot;_ &quot;;[.I661];&quot;. Type&quot;);CONCATENATE([.I66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packaging material is returnable (true) or not (false).</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662]=&quot;Universally Unique&quot;;&quot;UU&quot;;[.E662]);IF([.G662]&lt;&gt;[.I662];[.H662];[.F662]);CONCATENATE(IF([.I662]=&quot;Identifier&quot;;&quot;ID&quot;;IF([.I662]=&quot;Text&quot;;&quot;&quot;;[.I662]))));&quot; &quot;;&quot;&quot;);&quot;'&quot;;&quot;&quot;)" office:value-type="string" office:string-value="PackageLevelCode">
            <text:p>PackageLevelCode</text:p>
          </table:table-cell>
          <table:table-cell table:style-name="ce10" office:value-type="string">
            <text:p>Package. Package Level Code. Code</text:p>
          </table:table-cell>
          <table:table-cell/>
          <table:table-cell office:value-type="string">
            <text:p>Package</text:p>
          </table:table-cell>
          <table:table-cell/>
          <table:table-cell table:style-name="ce6" office:value-type="string">
            <text:p>Package Level</text:p>
          </table:table-cell>
          <table:table-cell table:style-name="ce6" office:value-type="string">
            <text:p>Code</text:p>
          </table:table-cell>
          <table:table-cell table:formula="oooc:=IF([.F662]&lt;&gt;&quot;&quot;;CONCATENATE([.F662];&quot; &quot;;[.G662]);[.G662])" office:value-type="string" office:string-value="Package Level Code">
            <text:p>Package Level Code</text:p>
          </table:table-cell>
          <table:table-cell office:value-type="string">
            <text:p>Code</text:p>
          </table:table-cell>
          <table:table-cell/>
          <table:table-cell table:formula="oooc:=IF([.J662]&lt;&gt;&quot;&quot;;CONCATENATE([.J662];&quot;_ &quot;;[.I662];&quot;. Type&quot;);CONCATENATE([.I66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specifying a level of packaging.</text:p>
          </table:table-cell>
          <table:table-cell/>
          <table:table-cell office:value-type="float" office:value="7075">
            <text:p>7075</text:p>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663]=&quot;Universally Unique&quot;;&quot;UU&quot;;[.E663]);IF([.G663]&lt;&gt;[.I663];[.H663];[.F663]);CONCATENATE(IF([.I663]=&quot;Identifier&quot;;&quot;ID&quot;;IF([.I663]=&quot;Text&quot;;&quot;&quot;;[.I663]))));&quot; &quot;;&quot;&quot;);&quot;'&quot;;&quot;&quot;)" office:value-type="string" office:string-value="PackagingTypeCode">
            <text:p>PackagingTypeCode</text:p>
          </table:table-cell>
          <table:table-cell table:style-name="ce10" office:value-type="string">
            <text:p>Package. Packaging Type Code. Code</text:p>
          </table:table-cell>
          <table:table-cell/>
          <table:table-cell office:value-type="string">
            <text:p>Package</text:p>
          </table:table-cell>
          <table:table-cell/>
          <table:table-cell table:style-name="ce6" office:value-type="string">
            <text:p>Packaging Type</text:p>
          </table:table-cell>
          <table:table-cell table:style-name="ce6" office:value-type="string">
            <text:p>Code</text:p>
          </table:table-cell>
          <table:table-cell table:formula="oooc:=IF([.F663]&lt;&gt;&quot;&quot;;CONCATENATE([.F663];&quot; &quot;;[.G663]);[.G663])" office:value-type="string" office:string-value="Packaging Type Code">
            <text:p>Packaging Type Code</text:p>
          </table:table-cell>
          <table:table-cell office:value-type="string">
            <text:p>Code</text:p>
          </table:table-cell>
          <table:table-cell table:style-name="ce6" office:value-type="string">
            <text:p>Packaging Type</text:p>
          </table:table-cell>
          <table:table-cell table:formula="oooc:=IF([.J663]&lt;&gt;&quot;&quot;;CONCATENATE([.J663];&quot;_ &quot;;[.I663];&quot;. Type&quot;);CONCATENATE([.I663];&quot;. Type&quot;))" office:value-type="string" office:string-value="Packaging Type_ Code. Type">
            <text:p>Packaging Type_ Code. Type</text:p>
          </table:table-cell>
          <table:table-cell table:number-columns-repeated="2"/>
          <table:table-cell office:value-type="string">
            <text:p>Package classification code</text:p>
          </table:table-cell>
          <table:table-cell office:value-type="string">
            <text:p>0..1</text:p>
          </table:table-cell>
          <table:table-cell office:value-type="string">
            <text:p>BBIE</text:p>
          </table:table-cell>
          <table:table-cell office:value-type="string">
            <text:p>Code specifying the type of packaging of an item.</text:p>
          </table:table-cell>
          <table:table-cell/>
          <table:table-cell office:value-type="float" office:value="7065">
            <text:p>7065</text:p>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664]=&quot;Universally Unique&quot;;&quot;UU&quot;;[.E664]);IF([.G664]&lt;&gt;[.I664];[.H664];[.F664]);CONCATENATE(IF([.I664]=&quot;Identifier&quot;;&quot;ID&quot;;IF([.I664]=&quot;Text&quot;;&quot;&quot;;[.I664]))));&quot; &quot;;&quot;&quot;);&quot;'&quot;;&quot;&quot;)" office:value-type="string" office:string-value="PackingMaterial">
            <text:p>PackingMaterial</text:p>
          </table:table-cell>
          <table:table-cell office:value-type="string">
            <text:p>Package. Packing Material. Text</text:p>
          </table:table-cell>
          <table:table-cell/>
          <table:table-cell office:value-type="string">
            <text:p>Package</text:p>
          </table:table-cell>
          <table:table-cell/>
          <table:table-cell office:value-type="string">
            <text:p>Packing</text:p>
          </table:table-cell>
          <table:table-cell office:value-type="string">
            <text:p>Material</text:p>
          </table:table-cell>
          <table:table-cell table:formula="oooc:=IF([.F664]&lt;&gt;&quot;&quot;;CONCATENATE([.F664];&quot; &quot;;[.G664]);[.G664])" office:value-type="string" office:string-value="Packing Material">
            <text:p>Packing Material</text:p>
          </table:table-cell>
          <table:table-cell office:value-type="string">
            <text:p>Text</text:p>
          </table:table-cell>
          <table:table-cell/>
          <table:table-cell table:formula="oooc:=IF([.J664]&lt;&gt;&quot;&quot;;CONCATENATE([.J664];&quot;_ &quot;;[.I664];&quot;. Type&quot;);CONCATENATE([.I66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Description of the type of packaging of an item.</text:p>
          </table:table-cell>
          <table:table-cell/>
          <table:table-cell office:value-type="float" office:value="7064">
            <text:p>7064</text:p>
          </table:table-cell>
          <table:table-cell table:style-name="ce92" office:value-type="string">
            <text:p>2.0</text:p>
          </table:table-cell>
          <table:table-cell/>
          <table:table-cell table:style-name="ce3"/>
          <table:table-cell table:number-columns-repeated="234"/>
        </table:table-row>
        <table:table-row table:style-name="ro2">
          <table:table-cell table:style-name="ce4" table:formula="oooc:=SUBSTITUTE(SUBSTITUTE(CONCATENATE(IF([.E665]=&quot;Universally Unique&quot;;&quot;UU&quot;;[.E665]);[.F665];IF([.H665]&lt;&gt;[.I665];[.H665];&quot;&quot;);CONCATENATE(IF([.I665]=&quot;Identifier&quot;;&quot;ID&quot;;IF([.I665]=&quot;Text&quot;;&quot;&quot;;[.I665]))));&quot; &quot;;&quot;&quot;);&quot;'&quot;;&quot;&quot;)" office:value-type="string" office:string-value="ContainedPackage">
            <text:p>ContainedPackage</text:p>
          </table:table-cell>
          <table:table-cell table:style-name="ce15" office:value-type="string">
            <text:p>Package. Contained_ Package. Package</text:p>
          </table:table-cell>
          <table:table-cell table:style-name="ce27"/>
          <table:table-cell table:style-name="ce27" office:value-type="string">
            <text:p>Package</text:p>
          </table:table-cell>
          <table:table-cell table:style-name="ce27" office:value-type="string">
            <text:p>Contained</text:p>
          </table:table-cell>
          <table:table-cell table:style-name="ce27"/>
          <table:table-cell table:style-name="ce27"/>
          <table:table-cell table:style-name="ce8" table:formula="oooc:=[.M665]" office:value-type="string" office:string-value="Package">
            <text:p>Package</text:p>
          </table:table-cell>
          <table:table-cell table:style-name="ce8" table:formula="oooc:=[.M665]" office:value-type="string" office:string-value="Package">
            <text:p>Package</text:p>
          </table:table-cell>
          <table:table-cell table:style-name="ce8" table:number-columns-repeated="2"/>
          <table:table-cell table:style-name="ce27"/>
          <table:table-cell table:style-name="ce38" office:value-type="string">
            <text:p>Package</text:p>
          </table:table-cell>
          <table:table-cell table:style-name="ce27"/>
          <table:table-cell table:style-name="ce50" office:value-type="string">
            <text:p>0..n</text:p>
          </table:table-cell>
          <table:table-cell table:style-name="ce27" office:value-type="string">
            <text:p>ASBIE</text:p>
          </table:table-cell>
          <table:table-cell table:style-name="ce38" office:value-type="string">
            <text:p>An association to Contained Package; used to describe a package within a package.</text:p>
          </table:table-cell>
          <table:table-cell table:style-name="ce73" table:number-columns-repeated="2"/>
          <table:table-cell table:style-name="ce98" office:value-type="string">
            <text:p>1.0</text:p>
          </table:table-cell>
          <table:table-cell table:style-name="ce87"/>
          <table:table-cell table:style-name="ce33"/>
          <table:table-cell table:style-name="ce27" table:number-columns-repeated="10"/>
          <table:table-cell table:style-name="ce37" table:number-columns-repeated="224"/>
        </table:table-row>
        <table:table-row table:style-name="ro2">
          <table:table-cell table:style-name="ce4" table:formula="oooc:=SUBSTITUTE(SUBSTITUTE(CONCATENATE(IF([.E666]=&quot;Universally Unique&quot;;&quot;UU&quot;;[.E666]);[.F666];IF([.H666]&lt;&gt;[.I666];[.H666];&quot;&quot;);CONCATENATE(IF([.I666]=&quot;Identifier&quot;;&quot;ID&quot;;IF([.I666]=&quot;Text&quot;;&quot;&quot;;[.I666]))));&quot; &quot;;&quot;&quot;);&quot;'&quot;;&quot;&quot;)" office:value-type="string" office:string-value="GoodsItem">
            <text:p>GoodsItem</text:p>
          </table:table-cell>
          <table:table-cell table:style-name="ce8" office:value-type="string">
            <text:p>Package. Goods Item</text:p>
          </table:table-cell>
          <table:table-cell table:style-name="ce27"/>
          <table:table-cell table:style-name="ce27" office:value-type="string">
            <text:p>Package</text:p>
          </table:table-cell>
          <table:table-cell table:number-columns-repeated="2" table:style-name="ce27"/>
          <table:table-cell table:style-name="ce27"/>
          <table:table-cell table:style-name="ce8" table:formula="oooc:=[.M666]" office:value-type="string" office:string-value="Goods Item">
            <text:p>Goods Item</text:p>
          </table:table-cell>
          <table:table-cell table:style-name="ce8" table:formula="oooc:=[.M666]" office:value-type="string" office:string-value="Goods Item">
            <text:p>Goods Item</text:p>
          </table:table-cell>
          <table:table-cell table:style-name="ce8" table:number-columns-repeated="2"/>
          <table:table-cell table:style-name="ce27"/>
          <table:table-cell table:style-name="ce38" office:value-type="string">
            <text:p>Goods Item</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Goods Item.</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style-name="ce37" table:number-columns-repeated="224"/>
        </table:table-row>
        <table:table-row table:style-name="ro2">
          <table:table-cell table:style-name="ce4" table:formula="oooc:=SUBSTITUTE(SUBSTITUTE(CONCATENATE(IF([.E667]=&quot;Universally Unique&quot;;&quot;UU&quot;;[.E667]);[.F667];IF([.H667]&lt;&gt;[.I667];[.H667];&quot;&quot;);CONCATENATE(IF([.I667]=&quot;Identifier&quot;;&quot;ID&quot;;IF([.I667]=&quot;Text&quot;;&quot;&quot;;[.I667]))));&quot; &quot;;&quot;&quot;);&quot;'&quot;;&quot;&quot;)" office:value-type="string" office:string-value="MeasurementDimension">
            <text:p>MeasurementDimension</text:p>
          </table:table-cell>
          <table:table-cell table:style-name="ce15" office:value-type="string">
            <text:p>Package. Measurement_ Dimension. Dimension</text:p>
          </table:table-cell>
          <table:table-cell table:style-name="ce27"/>
          <table:table-cell table:style-name="ce27" office:value-type="string">
            <text:p>Package</text:p>
          </table:table-cell>
          <table:table-cell table:style-name="ce27" office:value-type="string">
            <text:p>Measurement</text:p>
          </table:table-cell>
          <table:table-cell table:style-name="ce27"/>
          <table:table-cell table:style-name="ce27"/>
          <table:table-cell table:style-name="ce8" table:formula="oooc:=[.M667]" office:value-type="string" office:string-value="Dimension">
            <text:p>Dimension</text:p>
          </table:table-cell>
          <table:table-cell table:style-name="ce8" table:formula="oooc:=[.M667]" office:value-type="string" office:string-value="Dimension">
            <text:p>Dimension</text:p>
          </table:table-cell>
          <table:table-cell table:style-name="ce8" table:number-columns-repeated="2"/>
          <table:table-cell table:style-name="ce27"/>
          <table:table-cell table:style-name="ce38" office:value-type="string">
            <text:p>Dimension</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describe the measurement dimensions of the package.</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style-name="ce37" table:number-columns-repeated="224"/>
        </table:table-row>
        <table:table-row table:style-name="ro2">
          <table:table-cell table:style-name="ce4" table:formula="oooc:=SUBSTITUTE(SUBSTITUTE(CONCATENATE(IF([.E668]=&quot;Universally Unique&quot;;&quot;UU&quot;;[.E668]);[.F668];IF([.H668]&lt;&gt;[.I668];[.H668];&quot;&quot;);CONCATENATE(IF([.I668]=&quot;Identifier&quot;;&quot;ID&quot;;IF([.I668]=&quot;Text&quot;;&quot;&quot;;[.I668]))));&quot; &quot;;&quot;&quot;);&quot;'&quot;;&quot;&quot;)" office:value-type="string" office:string-value="DeliveryUnit">
            <text:p>DeliveryUnit</text:p>
          </table:table-cell>
          <table:table-cell table:style-name="ce12" office:value-type="string">
            <text:p>Package. Delivery Unit</text:p>
          </table:table-cell>
          <table:table-cell table:style-name="ce38"/>
          <table:table-cell table:style-name="ce38" office:value-type="string">
            <text:p>Package</text:p>
          </table:table-cell>
          <table:table-cell table:number-columns-repeated="2" table:style-name="ce38"/>
          <table:table-cell table:style-name="ce38"/>
          <table:table-cell table:style-name="ce12" table:formula="oooc:=[.M668]" office:value-type="string" office:string-value="Delivery Unit">
            <text:p>Delivery Unit</text:p>
          </table:table-cell>
          <table:table-cell table:style-name="ce12" table:formula="oooc:=[.M668]" office:value-type="string" office:string-value="Delivery Unit">
            <text:p>Delivery Unit</text:p>
          </table:table-cell>
          <table:table-cell table:style-name="ce12" table:number-columns-repeated="2"/>
          <table:table-cell table:style-name="ce38"/>
          <table:table-cell table:style-name="ce38" office:value-type="string">
            <text:p>Delivery Unit</text:p>
          </table:table-cell>
          <table:table-cell table:style-name="ce38"/>
          <table:table-cell table:style-name="ce32" office:value-type="string">
            <text:p>0..n</text:p>
          </table:table-cell>
          <table:table-cell table:style-name="ce38" office:value-type="string">
            <text:p>ASBIE</text:p>
          </table:table-cell>
          <table:table-cell table:style-name="ce38" office:value-type="string">
            <text:p>An association to Delivery Units in the package.</text:p>
          </table:table-cell>
          <table:table-cell table:style-name="ce69" table:number-columns-repeated="2"/>
          <table:table-cell table:style-name="ce115" office:value-type="string">
            <text:p>2.0</text:p>
          </table:table-cell>
          <table:table-cell table:style-name="ce121"/>
          <table:table-cell table:style-name="ce32"/>
          <table:table-cell table:style-name="ce38" table:number-columns-repeated="10"/>
          <table:table-cell table:style-name="ce138" table:number-columns-repeated="224"/>
        </table:table-row>
        <table:table-row table:style-name="ro3">
          <table:table-cell table:style-name="ce2" office:value-type="string">
            <text:p>Party</text:p>
          </table:table-cell>
          <table:table-cell table:style-name="ce30" office:value-type="string">
            <text:p>Party. Details</text:p>
          </table:table-cell>
          <table:table-cell table:style-name="ce16"/>
          <table:table-cell table:style-name="ce16" office:value-type="string">
            <text:p>Party</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n organization, sub-organization, or individual fulfilling a role in a business process.</text:p>
          </table:table-cell>
          <table:table-cell table:style-name="ce16"/>
          <table:table-cell table:style-name="ce52"/>
          <table:table-cell table:style-name="ce96" office:value-type="string">
            <text:p>2.0</text:p>
          </table:table-cell>
          <table:table-cell table:style-name="ce85"/>
          <table:table-cell table:style-name="ce131"/>
          <table:table-cell table:style-name="ce16" table:number-columns-repeated="10"/>
          <table:table-cell table:number-columns-repeated="224"/>
        </table:table-row>
        <table:table-row table:style-name="ro2">
          <table:table-cell table:formula="oooc:=SUBSTITUTE(SUBSTITUTE(CONCATENATE(IF([.E670]=&quot;Universally Unique&quot;;&quot;UU&quot;;[.E670]);IF([.G670]&lt;&gt;[.I670];[.H670];[.F670]);CONCATENATE(IF([.I670]=&quot;Identifier&quot;;&quot;ID&quot;;IF([.I670]=&quot;Text&quot;;&quot;&quot;;[.I670]))));&quot; &quot;;&quot;&quot;);&quot;'&quot;;&quot;&quot;)" office:value-type="string" office:string-value="MarkCareIndicator">
            <text:p>MarkCareIndicator</text:p>
          </table:table-cell>
          <table:table-cell table:style-name="ce10" office:value-type="string">
            <text:p>Party. Mark Care_ Indicator. Indicator</text:p>
          </table:table-cell>
          <table:table-cell/>
          <table:table-cell office:value-type="string">
            <text:p>Party</text:p>
          </table:table-cell>
          <table:table-cell office:value-type="string">
            <text:p>Mark Care</text:p>
          </table:table-cell>
          <table:table-cell/>
          <table:table-cell office:value-type="string">
            <text:p>Indicator</text:p>
          </table:table-cell>
          <table:table-cell table:formula="oooc:=IF([.F670]&lt;&gt;&quot;&quot;;CONCATENATE([.F670];&quot; &quot;;[.G670]);[.G670])" office:value-type="string" office:string-value="Indicator">
            <text:p>Indicator</text:p>
          </table:table-cell>
          <table:table-cell office:value-type="string">
            <text:p>Indicator</text:p>
          </table:table-cell>
          <table:table-cell/>
          <table:table-cell table:formula="oooc:=IF([.J670]&lt;&gt;&quot;&quot;;CONCATENATE([.J670];&quot;_ &quot;;[.I670];&quot;. Type&quot;);CONCATENATE([.I670];&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y is C/O (care of).</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671]=&quot;Universally Unique&quot;;&quot;UU&quot;;[.E671]);IF([.G671]&lt;&gt;[.I671];[.H671];[.F671]);CONCATENATE(IF([.I671]=&quot;Identifier&quot;;&quot;ID&quot;;IF([.I671]=&quot;Text&quot;;&quot;&quot;;[.I671]))));&quot; &quot;;&quot;&quot;);&quot;'&quot;;&quot;&quot;)" office:value-type="string" office:string-value="MarkAttentionIndicator">
            <text:p>MarkAttentionIndicator</text:p>
          </table:table-cell>
          <table:table-cell table:style-name="ce10" office:value-type="string">
            <text:p>Party. Mark Attention_ Indicator. Indicator</text:p>
          </table:table-cell>
          <table:table-cell/>
          <table:table-cell office:value-type="string">
            <text:p>Party</text:p>
          </table:table-cell>
          <table:table-cell office:value-type="string">
            <text:p>Mark Attention</text:p>
          </table:table-cell>
          <table:table-cell/>
          <table:table-cell office:value-type="string">
            <text:p>Indicator</text:p>
          </table:table-cell>
          <table:table-cell table:formula="oooc:=IF([.F671]&lt;&gt;&quot;&quot;;CONCATENATE([.F671];&quot; &quot;;[.G671]);[.G671])" office:value-type="string" office:string-value="Indicator">
            <text:p>Indicator</text:p>
          </table:table-cell>
          <table:table-cell office:value-type="string">
            <text:p>Indicator</text:p>
          </table:table-cell>
          <table:table-cell/>
          <table:table-cell table:formula="oooc:=IF([.J671]&lt;&gt;&quot;&quot;;CONCATENATE([.J671];&quot;_ &quot;;[.I671];&quot;. Type&quot;);CONCATENATE([.I67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y is 'FAO' (for the attention of).</text:p>
          </table:table-cell>
          <table:table-cell table:number-columns-repeated="2"/>
          <table:table-cell table:style-name="ce92" office:value-type="string">
            <text:p>1.0</text:p>
          </table:table-cell>
          <table:table-cell table:number-columns-repeated="236"/>
        </table:table-row>
        <table:table-row table:style-name="ro2">
          <table:table-cell table:style-name="ce6" office:value-type="string">
            <text:p>WebsiteURI</text:p>
          </table:table-cell>
          <table:table-cell table:style-name="ce10" office:value-type="string">
            <text:p>Party. Website_ URI. Identifier</text:p>
          </table:table-cell>
          <table:table-cell/>
          <table:table-cell office:value-type="string">
            <text:p>Party</text:p>
          </table:table-cell>
          <table:table-cell table:style-name="ce14" office:value-type="string">
            <text:p>Website</text:p>
          </table:table-cell>
          <table:table-cell table:style-name="ce14"/>
          <table:table-cell table:style-name="ce14" office:value-type="string">
            <text:p>URI</text:p>
          </table:table-cell>
          <table:table-cell table:formula="oooc:=IF([.F672]&lt;&gt;&quot;&quot;;CONCATENATE([.F672];&quot; &quot;;[.G672]);[.G672])" office:value-type="string" office:string-value="URI">
            <text:p>URI</text:p>
          </table:table-cell>
          <table:table-cell office:value-type="string">
            <text:p>Identifier</text:p>
          </table:table-cell>
          <table:table-cell/>
          <table:table-cell table:formula="oooc:=IF([.J672]&lt;&gt;&quot;&quot;;CONCATENATE([.J672];&quot;_ &quot;;[.I672];&quot;. Type&quot;);CONCATENATE([.I6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0" office:value-type="string">
            <text:p>The Uniform Resource Identifier (URI) of the party.</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673]=&quot;Universally Unique&quot;;&quot;UU&quot;;[.E673]);IF([.G673]&lt;&gt;[.I673];[.H673];[.F673]);CONCATENATE(IF([.I673]=&quot;Identifier&quot;;&quot;ID&quot;;IF([.I673]=&quot;Text&quot;;&quot;&quot;;[.I673]))));&quot; &quot;;&quot;&quot;);&quot;'&quot;;&quot;&quot;)" office:value-type="string" office:string-value="LogoReferenceID">
            <text:p>LogoReferenceID</text:p>
          </table:table-cell>
          <table:table-cell office:value-type="string">
            <text:p>Party. Logo Reference. Identifier</text:p>
          </table:table-cell>
          <table:table-cell/>
          <table:table-cell office:value-type="string">
            <text:p>Party</text:p>
          </table:table-cell>
          <table:table-cell/>
          <table:table-cell office:value-type="string">
            <text:p>Logo</text:p>
          </table:table-cell>
          <table:table-cell office:value-type="string">
            <text:p>Reference</text:p>
          </table:table-cell>
          <table:table-cell table:formula="oooc:=IF([.F673]&lt;&gt;&quot;&quot;;CONCATENATE([.F673];&quot; &quot;;[.G673]);[.G673])" office:value-type="string" office:string-value="Logo Reference">
            <text:p>Logo Reference</text:p>
          </table:table-cell>
          <table:table-cell office:value-type="string">
            <text:p>Identifier</text:p>
          </table:table-cell>
          <table:table-cell/>
          <table:table-cell table:formula="oooc:=IF([.J673]&lt;&gt;&quot;&quot;;CONCATENATE([.J673];&quot;_ &quot;;[.I673];&quot;. Type&quot;);CONCATENATE([.I67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party's logo.</text:p>
          </table:table-cell>
          <table:table-cell office:value-type="string">
            <text:p>http://www2.coca-cola.com/images/logo.gif</text:p>
          </table:table-cell>
          <table:table-cell/>
          <table:table-cell table:style-name="ce92" office:value-type="string">
            <text:p>1.0</text:p>
          </table:table-cell>
          <table:table-cell table:number-columns-repeated="236"/>
        </table:table-row>
        <table:table-row table:style-name="ro2">
          <table:table-cell table:formula="oooc:=SUBSTITUTE(SUBSTITUTE(CONCATENATE(IF([.E674]=&quot;Universally Unique&quot;;&quot;UU&quot;;[.E674]);IF([.G674]&lt;&gt;[.I674];[.H674];[.F674]);CONCATENATE(IF([.I674]=&quot;Identifier&quot;;&quot;ID&quot;;IF([.I674]=&quot;Text&quot;;&quot;&quot;;[.I674]))));&quot; &quot;;&quot;&quot;);&quot;'&quot;;&quot;&quot;)" office:value-type="string" office:string-value="EndpointID">
            <text:p>EndpointID</text:p>
          </table:table-cell>
          <table:table-cell table:style-name="ce10" office:value-type="string">
            <text:p>Party. Endpoint Identifier. Identifier</text:p>
          </table:table-cell>
          <table:table-cell/>
          <table:table-cell table:style-name="ce6" office:value-type="string">
            <text:p>Party</text:p>
          </table:table-cell>
          <table:table-cell/>
          <table:table-cell table:style-name="ce6" office:value-type="string">
            <text:p>Endpoint</text:p>
          </table:table-cell>
          <table:table-cell office:value-type="string">
            <text:p>Identifier</text:p>
          </table:table-cell>
          <table:table-cell table:formula="oooc:=IF([.F674]&lt;&gt;&quot;&quot;;CONCATENATE([.F674];&quot; &quot;;[.G674]);[.G674])" office:value-type="string" office:string-value="Endpoint Identifier">
            <text:p>Endpoint Identifier</text:p>
          </table:table-cell>
          <table:table-cell office:value-type="string">
            <text:p>Identifier</text:p>
          </table:table-cell>
          <table:table-cell/>
          <table:table-cell table:formula="oooc:=IF([.J674]&lt;&gt;&quot;&quot;;CONCATENATE([.J674];&quot;_ &quot;;[.I674];&quot;. Type&quot;);CONCATENATE([.I6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0" office:value-type="string">
            <text:p>Identifies the end point of the routing service, e.g., EAN Location Number, GLN.</text:p>
          </table:table-cell>
          <table:table-cell table:style-name="ce84" office:value-type="string">
            <text:p>5790002221134</text:p>
          </table:table-cell>
          <table:table-cell/>
          <table:table-cell table:style-name="ce92" office:value-type="string">
            <text:p>2.0</text:p>
          </table:table-cell>
          <table:table-cell/>
          <table:table-cell table:style-name="ce3"/>
          <table:table-cell table:number-columns-repeated="234"/>
        </table:table-row>
        <table:table-row table:style-name="ro3">
          <table:table-cell table:style-name="ce4" table:formula="oooc:=SUBSTITUTE(SUBSTITUTE(CONCATENATE(IF([.E675]=&quot;Universally Unique&quot;;&quot;UU&quot;;[.E675]);[.F675];IF([.H675]&lt;&gt;[.I675];[.H675];&quot;&quot;);CONCATENATE(IF([.I675]=&quot;Identifier&quot;;&quot;ID&quot;;IF([.I675]=&quot;Text&quot;;&quot;&quot;;[.I675]))));&quot; &quot;;&quot;&quot;);&quot;'&quot;;&quot;&quot;)" office:value-type="string" office:string-value="PartyIdentification">
            <text:p>PartyIdentification</text:p>
          </table:table-cell>
          <table:table-cell table:style-name="ce8" office:value-type="string">
            <text:p>Party. Party Identification</text:p>
          </table:table-cell>
          <table:table-cell table:style-name="ce27"/>
          <table:table-cell table:style-name="ce27" office:value-type="string">
            <text:p>Party</text:p>
          </table:table-cell>
          <table:table-cell table:number-columns-repeated="2" table:style-name="ce27"/>
          <table:table-cell table:style-name="ce27"/>
          <table:table-cell table:style-name="ce8" table:formula="oooc:=[.M675]" office:value-type="string" office:string-value="Party Identification">
            <text:p>Party Identification</text:p>
          </table:table-cell>
          <table:table-cell table:style-name="ce8" table:formula="oooc:=[.M675]" office:value-type="string" office:string-value="Party Identification">
            <text:p>Party Identification</text:p>
          </table:table-cell>
          <table:table-cell table:style-name="ce8" table:number-columns-repeated="2"/>
          <table:table-cell table:style-name="ce27"/>
          <table:table-cell table:style-name="ce38" office:value-type="string">
            <text:p>Party Identification</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Party Identification.</text:p>
          </table:table-cell>
          <table:table-cell table:style-name="ce73" table:number-columns-repeated="2"/>
          <table:table-cell table:style-name="ce98" office:value-type="string">
            <text:p>1.0</text:p>
          </table:table-cell>
          <table:table-cell table:style-name="ce87"/>
          <table:table-cell table:style-name="ce133"/>
          <table:table-cell table:style-name="ce27" table:number-columns-repeated="10"/>
          <table:table-cell table:number-columns-repeated="224"/>
        </table:table-row>
        <table:table-row table:style-name="ro2">
          <table:table-cell table:style-name="ce4" table:formula="oooc:=SUBSTITUTE(SUBSTITUTE(CONCATENATE(IF([.E676]=&quot;Universally Unique&quot;;&quot;UU&quot;;[.E676]);[.F676];IF([.H676]&lt;&gt;[.I676];[.H676];&quot;&quot;);CONCATENATE(IF([.I676]=&quot;Identifier&quot;;&quot;ID&quot;;IF([.I676]=&quot;Text&quot;;&quot;&quot;;[.I676]))));&quot; &quot;;&quot;&quot;);&quot;'&quot;;&quot;&quot;)" office:value-type="string" office:string-value="PartyName">
            <text:p>PartyName</text:p>
          </table:table-cell>
          <table:table-cell table:style-name="ce12" office:value-type="string">
            <text:p>Party. Party Name</text:p>
          </table:table-cell>
          <table:table-cell table:style-name="ce38"/>
          <table:table-cell table:style-name="ce38" office:value-type="string">
            <text:p>Party</text:p>
          </table:table-cell>
          <table:table-cell table:number-columns-repeated="2" table:style-name="ce38"/>
          <table:table-cell table:style-name="ce38"/>
          <table:table-cell table:style-name="ce12" table:formula="oooc:=[.M676]" office:value-type="string" office:string-value="Party Name">
            <text:p>Party Name</text:p>
          </table:table-cell>
          <table:table-cell table:style-name="ce12" table:formula="oooc:=[.M676]" office:value-type="string" office:string-value="Party Name">
            <text:p>Party Name</text:p>
          </table:table-cell>
          <table:table-cell table:style-name="ce12" table:number-columns-repeated="2"/>
          <table:table-cell table:style-name="ce38"/>
          <table:table-cell table:style-name="ce38" office:value-type="string">
            <text:p>Party Name</text:p>
          </table:table-cell>
          <table:table-cell table:style-name="ce38"/>
          <table:table-cell table:style-name="ce56" office:value-type="string">
            <text:p>0..n</text:p>
          </table:table-cell>
          <table:table-cell table:style-name="ce38" office:value-type="string">
            <text:p>ASBIE</text:p>
          </table:table-cell>
          <table:table-cell table:style-name="ce25" office:value-type="string">
            <text:p>An association to Party Name.</text:p>
          </table:table-cell>
          <table:table-cell table:style-name="ce69" table:number-columns-repeated="2"/>
          <table:table-cell table:style-name="ce115" office:value-type="string">
            <text:p>2.0</text:p>
          </table:table-cell>
          <table:table-cell table:style-name="ce121"/>
          <table:table-cell table:style-name="ce134"/>
          <table:table-cell table:style-name="ce38" table:number-columns-repeated="9"/>
          <table:table-cell table:style-name="ce38" office:value-type="string">
            <text:p>changed cardinality</text:p>
          </table:table-cell>
          <table:table-cell table:style-name="ce138" table:number-columns-repeated="224"/>
        </table:table-row>
        <table:table-row table:style-name="ro2">
          <table:table-cell table:style-name="ce4" table:formula="oooc:=SUBSTITUTE(SUBSTITUTE(CONCATENATE(IF([.E677]=&quot;Universally Unique&quot;;&quot;UU&quot;;[.E677]);[.F677];IF([.H677]&lt;&gt;[.I677];[.H677];&quot;&quot;);CONCATENATE(IF([.I677]=&quot;Identifier&quot;;&quot;ID&quot;;IF([.I677]=&quot;Text&quot;;&quot;&quot;;[.I677]))));&quot; &quot;;&quot;&quot;);&quot;'&quot;;&quot;&quot;)" office:value-type="string" office:string-value="Language">
            <text:p>Language</text:p>
          </table:table-cell>
          <table:table-cell table:style-name="ce8" office:value-type="string">
            <text:p>Party. Language</text:p>
          </table:table-cell>
          <table:table-cell table:style-name="ce27"/>
          <table:table-cell table:style-name="ce27" office:value-type="string">
            <text:p>Party</text:p>
          </table:table-cell>
          <table:table-cell table:number-columns-repeated="2" table:style-name="ce27"/>
          <table:table-cell table:style-name="ce27"/>
          <table:table-cell table:style-name="ce8" table:formula="oooc:=[.M677]" office:value-type="string" office:string-value="Language">
            <text:p>Language</text:p>
          </table:table-cell>
          <table:table-cell table:style-name="ce8" table:formula="oooc:=[.M677]" office:value-type="string" office:string-value="Language">
            <text:p>Language</text:p>
          </table:table-cell>
          <table:table-cell table:style-name="ce8" table:number-columns-repeated="2"/>
          <table:table-cell table:style-name="ce27"/>
          <table:table-cell table:style-name="ce38" office:value-type="string">
            <text:p>Language</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Language.</text:p>
          </table:table-cell>
          <table:table-cell table:style-name="ce73" table:number-columns-repeated="2"/>
          <table:table-cell table:style-name="ce98" office:value-type="string">
            <text:p>1.0</text:p>
          </table:table-cell>
          <table:table-cell table:style-name="ce87"/>
          <table:table-cell table:style-name="ce133"/>
          <table:table-cell table:style-name="ce27" table:number-columns-repeated="10"/>
          <table:table-cell table:style-name="ce37" table:number-columns-repeated="224"/>
        </table:table-row>
        <table:table-row table:style-name="ro2">
          <table:table-cell table:style-name="ce4" table:formula="oooc:=SUBSTITUTE(SUBSTITUTE(CONCATENATE(IF([.E678]=&quot;Universally Unique&quot;;&quot;UU&quot;;[.E678]);[.F678];IF([.H678]&lt;&gt;[.I678];[.H678];&quot;&quot;);CONCATENATE(IF([.I678]=&quot;Identifier&quot;;&quot;ID&quot;;IF([.I678]=&quot;Text&quot;;&quot;&quot;;[.I678]))));&quot; &quot;;&quot;&quot;);&quot;'&quot;;&quot;&quot;)" office:value-type="string" office:string-value="PostalAddress">
            <text:p>PostalAddress</text:p>
          </table:table-cell>
          <table:table-cell table:style-name="ce15" office:value-type="string">
            <text:p>Party. Postal_ Address. Address</text:p>
          </table:table-cell>
          <table:table-cell table:style-name="ce27"/>
          <table:table-cell table:style-name="ce27" office:value-type="string">
            <text:p>Party</text:p>
          </table:table-cell>
          <table:table-cell table:style-name="ce43" office:value-type="string">
            <text:p>Postal</text:p>
          </table:table-cell>
          <table:table-cell table:style-name="ce27"/>
          <table:table-cell table:style-name="ce27"/>
          <table:table-cell table:style-name="ce8" table:formula="oooc:=[.M678]" office:value-type="string" office:string-value="Address">
            <text:p>Address</text:p>
          </table:table-cell>
          <table:table-cell table:style-name="ce8" table:formula="oooc:=[.M678]" office:value-type="string" office:string-value="Address">
            <text:p>Address</text:p>
          </table:table-cell>
          <table:table-cell table:style-name="ce8" table:number-columns-repeated="2"/>
          <table:table-cell table:style-name="ce27"/>
          <table:table-cell table:style-name="ce38" office:value-type="string">
            <text:p>Address</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The party's postal address.</text:p>
          </table:table-cell>
          <table:table-cell table:style-name="ce73" table:number-columns-repeated="2"/>
          <table:table-cell table:style-name="ce98" office:value-type="string">
            <text:p>1.0</text:p>
          </table:table-cell>
          <table:table-cell table:style-name="ce87"/>
          <table:table-cell table:style-name="ce133"/>
          <table:table-cell table:style-name="ce27" table:number-columns-repeated="10"/>
          <table:table-cell table:number-columns-repeated="224"/>
        </table:table-row>
        <table:table-row table:style-name="ro2">
          <table:table-cell table:style-name="ce4" table:formula="oooc:=SUBSTITUTE(SUBSTITUTE(CONCATENATE(IF([.E679]=&quot;Universally Unique&quot;;&quot;UU&quot;;[.E679]);[.F679];IF([.H679]&lt;&gt;[.I679];[.H679];&quot;&quot;);CONCATENATE(IF([.I679]=&quot;Identifier&quot;;&quot;ID&quot;;IF([.I679]=&quot;Text&quot;;&quot;&quot;;[.I679]))));&quot; &quot;;&quot;&quot;);&quot;'&quot;;&quot;&quot;)" office:value-type="string" office:string-value="PhysicalLocation">
            <text:p>PhysicalLocation</text:p>
          </table:table-cell>
          <table:table-cell table:style-name="ce15" office:value-type="string">
            <text:p>Party. Physical_ Location. Location</text:p>
          </table:table-cell>
          <table:table-cell table:style-name="ce27"/>
          <table:table-cell table:style-name="ce27" office:value-type="string">
            <text:p>Party</text:p>
          </table:table-cell>
          <table:table-cell table:style-name="ce43" office:value-type="string">
            <text:p>Physical</text:p>
          </table:table-cell>
          <table:table-cell table:style-name="ce27"/>
          <table:table-cell table:style-name="ce27"/>
          <table:table-cell table:style-name="ce8" table:formula="oooc:=[.M679]" office:value-type="string" office:string-value="Location">
            <text:p>Location</text:p>
          </table:table-cell>
          <table:table-cell table:style-name="ce8" table:formula="oooc:=[.M679]" office:value-type="string" office:string-value="Location">
            <text:p>Location</text:p>
          </table:table-cell>
          <table:table-cell table:style-name="ce8" table:number-columns-repeated="2"/>
          <table:table-cell table:style-name="ce27"/>
          <table:table-cell table:style-name="ce25" office:value-type="string">
            <text:p>Location</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The party's physical location.</text:p>
          </table:table-cell>
          <table:table-cell table:style-name="ce73" table:number-columns-repeated="2"/>
          <table:table-cell table:style-name="ce98" office:value-type="string">
            <text:p>1.0</text:p>
          </table:table-cell>
          <table:table-cell table:style-name="ce87"/>
          <table:table-cell table:style-name="ce133"/>
          <table:table-cell table:style-name="ce27" table:number-columns-repeated="10"/>
          <table:table-cell table:number-columns-repeated="224"/>
        </table:table-row>
        <table:table-row table:style-name="ro3">
          <table:table-cell table:style-name="ce4" table:formula="oooc:=SUBSTITUTE(SUBSTITUTE(CONCATENATE(IF([.E680]=&quot;Universally Unique&quot;;&quot;UU&quot;;[.E680]);[.F680];IF([.H680]&lt;&gt;[.I680];[.H680];&quot;&quot;);CONCATENATE(IF([.I680]=&quot;Identifier&quot;;&quot;ID&quot;;IF([.I680]=&quot;Text&quot;;&quot;&quot;;[.I680]))));&quot; &quot;;&quot;&quot;);&quot;'&quot;;&quot;&quot;)" office:value-type="string" office:string-value="PartyTaxScheme">
            <text:p>PartyTaxScheme</text:p>
          </table:table-cell>
          <table:table-cell table:style-name="ce8" office:value-type="string">
            <text:p>Party. Party Tax Scheme</text:p>
          </table:table-cell>
          <table:table-cell table:style-name="ce27"/>
          <table:table-cell table:style-name="ce27" office:value-type="string">
            <text:p>Party</text:p>
          </table:table-cell>
          <table:table-cell table:number-columns-repeated="2" table:style-name="ce27"/>
          <table:table-cell table:style-name="ce27"/>
          <table:table-cell table:style-name="ce8" table:formula="oooc:=[.M680]" office:value-type="string" office:string-value="Party Tax Scheme">
            <text:p>Party Tax Scheme</text:p>
          </table:table-cell>
          <table:table-cell table:style-name="ce8" table:formula="oooc:=[.M680]" office:value-type="string" office:string-value="Party Tax Scheme">
            <text:p>Party Tax Scheme</text:p>
          </table:table-cell>
          <table:table-cell table:style-name="ce8" table:number-columns-repeated="2"/>
          <table:table-cell table:style-name="ce27"/>
          <table:table-cell table:style-name="ce38" office:value-type="string">
            <text:p>Party Tax Scheme</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Party Tax Scheme.</text:p>
          </table:table-cell>
          <table:table-cell table:style-name="ce73" table:number-columns-repeated="2"/>
          <table:table-cell table:style-name="ce98" office:value-type="string">
            <text:p>1.0</text:p>
          </table:table-cell>
          <table:table-cell table:style-name="ce87"/>
          <table:table-cell table:style-name="ce133"/>
          <table:table-cell table:style-name="ce27" table:number-columns-repeated="10"/>
          <table:table-cell table:style-name="ce37" table:number-columns-repeated="224"/>
        </table:table-row>
        <table:table-row table:style-name="ro3">
          <table:table-cell table:style-name="ce4" table:formula="oooc:=SUBSTITUTE(SUBSTITUTE(CONCATENATE(IF([.E681]=&quot;Universally Unique&quot;;&quot;UU&quot;;[.E681]);[.F681];IF([.H681]&lt;&gt;[.I681];[.H681];&quot;&quot;);CONCATENATE(IF([.I681]=&quot;Identifier&quot;;&quot;ID&quot;;IF([.I681]=&quot;Text&quot;;&quot;&quot;;[.I681]))));&quot; &quot;;&quot;&quot;);&quot;'&quot;;&quot;&quot;)" office:value-type="string" office:string-value="PartyLegalEntity">
            <text:p>PartyLegalEntity</text:p>
          </table:table-cell>
          <table:table-cell table:style-name="ce8" office:value-type="string">
            <text:p>Party. Party Legal Entity</text:p>
          </table:table-cell>
          <table:table-cell table:style-name="ce27"/>
          <table:table-cell table:style-name="ce27" office:value-type="string">
            <text:p>Party</text:p>
          </table:table-cell>
          <table:table-cell table:number-columns-repeated="2" table:style-name="ce27"/>
          <table:table-cell table:style-name="ce27"/>
          <table:table-cell table:style-name="ce8" table:formula="oooc:=[.M681]" office:value-type="string" office:string-value="Party Legal Entity">
            <text:p>Party Legal Entity</text:p>
          </table:table-cell>
          <table:table-cell table:style-name="ce8" table:formula="oooc:=[.M681]" office:value-type="string" office:string-value="Party Legal Entity">
            <text:p>Party Legal Entity</text:p>
          </table:table-cell>
          <table:table-cell table:style-name="ce8" table:number-columns-repeated="2"/>
          <table:table-cell table:style-name="ce27"/>
          <table:table-cell table:style-name="ce38" office:value-type="string">
            <text:p>Party Legal Entity</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Party Legal Entity.</text:p>
          </table:table-cell>
          <table:table-cell table:style-name="ce73" table:number-columns-repeated="2"/>
          <table:table-cell table:style-name="ce98" office:value-type="string">
            <text:p>2.0</text:p>
          </table:table-cell>
          <table:table-cell table:style-name="ce87"/>
          <table:table-cell table:style-name="ce133"/>
          <table:table-cell table:style-name="ce27" table:number-columns-repeated="10"/>
          <table:table-cell table:style-name="ce37" table:number-columns-repeated="224"/>
        </table:table-row>
        <table:table-row table:style-name="ro2">
          <table:table-cell table:style-name="ce4" table:formula="oooc:=SUBSTITUTE(SUBSTITUTE(CONCATENATE(IF([.E682]=&quot;Universally Unique&quot;;&quot;UU&quot;;[.E682]);[.F682];IF([.H682]&lt;&gt;[.I682];[.H682];&quot;&quot;);CONCATENATE(IF([.I682]=&quot;Identifier&quot;;&quot;ID&quot;;IF([.I682]=&quot;Text&quot;;&quot;&quot;;[.I682]))));&quot; &quot;;&quot;&quot;);&quot;'&quot;;&quot;&quot;)" office:value-type="string" office:string-value="Contact">
            <text:p>Contact</text:p>
          </table:table-cell>
          <table:table-cell table:style-name="ce8" office:value-type="string">
            <text:p>Party. Contact</text:p>
          </table:table-cell>
          <table:table-cell table:style-name="ce27"/>
          <table:table-cell table:style-name="ce27" office:value-type="string">
            <text:p>Party</text:p>
          </table:table-cell>
          <table:table-cell table:number-columns-repeated="2" table:style-name="ce27"/>
          <table:table-cell table:style-name="ce27"/>
          <table:table-cell table:style-name="ce8" table:formula="oooc:=[.M682]" office:value-type="string" office:string-value="Contact">
            <text:p>Contact</text:p>
          </table:table-cell>
          <table:table-cell table:style-name="ce8" table:formula="oooc:=[.M682]"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Contact.</text:p>
          </table:table-cell>
          <table:table-cell table:style-name="ce73" table:number-columns-repeated="2"/>
          <table:table-cell table:style-name="ce98" office:value-type="string">
            <text:p>1.0</text:p>
          </table:table-cell>
          <table:table-cell table:style-name="ce87"/>
          <table:table-cell table:style-name="ce133"/>
          <table:table-cell table:style-name="ce27" table:number-columns-repeated="10"/>
          <table:table-cell table:style-name="ce37" table:number-columns-repeated="224"/>
        </table:table-row>
        <table:table-row table:style-name="ro2">
          <table:table-cell table:style-name="ce4" table:formula="oooc:=SUBSTITUTE(SUBSTITUTE(CONCATENATE(IF([.E683]=&quot;Universally Unique&quot;;&quot;UU&quot;;[.E683]);[.F683];IF([.H683]&lt;&gt;[.I683];[.H683];&quot;&quot;);CONCATENATE(IF([.I683]=&quot;Identifier&quot;;&quot;ID&quot;;IF([.I683]=&quot;Text&quot;;&quot;&quot;;[.I683]))));&quot; &quot;;&quot;&quot;);&quot;'&quot;;&quot;&quot;)" office:value-type="string" office:string-value="Person">
            <text:p>Person</text:p>
          </table:table-cell>
          <table:table-cell table:style-name="ce8" office:value-type="string">
            <text:p>Party. Person</text:p>
          </table:table-cell>
          <table:table-cell table:style-name="ce27"/>
          <table:table-cell table:style-name="ce27" office:value-type="string">
            <text:p>Party</text:p>
          </table:table-cell>
          <table:table-cell table:number-columns-repeated="2" table:style-name="ce27"/>
          <table:table-cell table:style-name="ce27"/>
          <table:table-cell table:style-name="ce8" table:formula="oooc:=[.M683]" office:value-type="string" office:string-value="Person">
            <text:p>Person</text:p>
          </table:table-cell>
          <table:table-cell table:style-name="ce8" table:formula="oooc:=[.M683]" office:value-type="string" office:string-value="Person">
            <text:p>Person</text:p>
          </table:table-cell>
          <table:table-cell table:style-name="ce8" table:number-columns-repeated="2"/>
          <table:table-cell table:style-name="ce27"/>
          <table:table-cell table:style-name="ce38" office:value-type="string">
            <text:p>Person</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a person.</text:p>
          </table:table-cell>
          <table:table-cell table:style-name="ce73" table:number-columns-repeated="2"/>
          <table:table-cell table:style-name="ce98" office:value-type="string">
            <text:p>2.0</text:p>
          </table:table-cell>
          <table:table-cell table:style-name="ce87"/>
          <table:table-cell table:style-name="ce133"/>
          <table:table-cell table:style-name="ce27" table:number-columns-repeated="10"/>
          <table:table-cell table:style-name="ce37" table:number-columns-repeated="224"/>
        </table:table-row>
        <table:table-row table:style-name="ro2">
          <table:table-cell table:style-name="ce4" table:formula="oooc:=SUBSTITUTE(SUBSTITUTE(CONCATENATE(IF([.E684]=&quot;Universally Unique&quot;;&quot;UU&quot;;[.E684]);[.F684];IF([.H684]&lt;&gt;[.I684];[.H684];&quot;&quot;);CONCATENATE(IF([.I684]=&quot;Identifier&quot;;&quot;ID&quot;;IF([.I684]=&quot;Text&quot;;&quot;&quot;;[.I684]))));&quot; &quot;;&quot;&quot;);&quot;'&quot;;&quot;&quot;)" office:value-type="string" office:string-value="AgentParty">
            <text:p>AgentParty</text:p>
          </table:table-cell>
          <table:table-cell table:style-name="ce15" office:value-type="string">
            <text:p>Party. Agent_ Party. Party</text:p>
          </table:table-cell>
          <table:table-cell table:style-name="ce27"/>
          <table:table-cell table:style-name="ce27" office:value-type="string">
            <text:p>Party</text:p>
          </table:table-cell>
          <table:table-cell table:style-name="ce27" office:value-type="string">
            <text:p>Agent</text:p>
          </table:table-cell>
          <table:table-cell table:style-name="ce27"/>
          <table:table-cell table:style-name="ce27"/>
          <table:table-cell table:style-name="ce8" table:formula="oooc:=[.M684]" office:value-type="string" office:string-value="Party">
            <text:p>Party</text:p>
          </table:table-cell>
          <table:table-cell table:style-name="ce8" table:formula="oooc:=[.M684]" office:value-type="string" office:string-value="Party">
            <text:p>Party</text:p>
          </table:table-cell>
          <table:table-cell table:style-name="ce8" table:number-columns-repeated="2"/>
          <table:table-cell table:style-name="ce27"/>
          <table:table-cell table:style-name="ce38" office:value-type="string">
            <text:p>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another party who acts as an agent for this party.</text:p>
          </table:table-cell>
          <table:table-cell table:style-name="ce73" office:value-type="string">
            <text:p>Customs Broker</text:p>
          </table:table-cell>
          <table:table-cell table:style-name="ce73"/>
          <table:table-cell table:style-name="ce98" office:value-type="string">
            <text:p>2.0</text:p>
          </table:table-cell>
          <table:table-cell table:style-name="ce87"/>
          <table:table-cell table:style-name="ce133"/>
          <table:table-cell table:style-name="ce27" table:number-columns-repeated="10"/>
          <table:table-cell table:style-name="ce37" table:number-columns-repeated="224"/>
        </table:table-row>
        <table:table-row table:style-name="ro2">
          <table:table-cell table:style-name="ce2" office:value-type="string">
            <text:p>PartyIdentification</text:p>
          </table:table-cell>
          <table:table-cell table:style-name="ce30" office:value-type="string">
            <text:p>Party Identification. Details</text:p>
          </table:table-cell>
          <table:table-cell table:style-name="ce16"/>
          <table:table-cell table:style-name="ce16" office:value-type="string">
            <text:p>Party Identification</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party's identification.</text:p>
          </table:table-cell>
          <table:table-cell table:style-name="ce52" table:number-columns-repeated="2"/>
          <table:table-cell table:style-name="ce104" office:value-type="string">
            <text:p>1.0</text:p>
          </table:table-cell>
          <table:table-cell table:style-name="ce85"/>
          <table:table-cell table:style-name="ce131"/>
          <table:table-cell table:style-name="ce16" table:number-columns-repeated="10"/>
          <table:table-cell table:number-columns-repeated="224"/>
        </table:table-row>
        <table:table-row table:style-name="ro2">
          <table:table-cell table:formula="oooc:=SUBSTITUTE(SUBSTITUTE(CONCATENATE(IF([.E686]=&quot;Universally Unique&quot;;&quot;UU&quot;;[.E686]);IF([.G686]&lt;&gt;[.I686];[.H686];[.F686]);CONCATENATE(IF([.I686]=&quot;Identifier&quot;;&quot;ID&quot;;IF([.I686]=&quot;Text&quot;;&quot;&quot;;[.I686]))));&quot; &quot;;&quot;&quot;);&quot;'&quot;;&quot;&quot;)" office:value-type="string" office:string-value="ID">
            <text:p>ID</text:p>
          </table:table-cell>
          <table:table-cell table:style-name="ce14" office:value-type="string">
            <text:p>Party Identification. Identifier</text:p>
          </table:table-cell>
          <table:table-cell table:style-name="ce37"/>
          <table:table-cell table:style-name="ce37" office:value-type="string">
            <text:p>Party Identification</text:p>
          </table:table-cell>
          <table:table-cell table:number-columns-repeated="2" table:style-name="ce37"/>
          <table:table-cell table:style-name="ce37" office:value-type="string">
            <text:p>Identifier</text:p>
          </table:table-cell>
          <table:table-cell table:style-name="ce37" table:formula="oooc:=IF([.F686]&lt;&gt;&quot;&quot;;CONCATENATE([.F686];&quot; &quot;;[.G686]);[.G686])" office:value-type="string" office:string-value="Identifier">
            <text:p>Identifier</text:p>
          </table:table-cell>
          <table:table-cell table:style-name="ce37" office:value-type="string">
            <text:p>Identifier</text:p>
          </table:table-cell>
          <table:table-cell table:style-name="ce37"/>
          <table:table-cell table:style-name="ce37" table:formula="oooc:=IF([.J686]&lt;&gt;&quot;&quot;;CONCATENATE([.J686];&quot;_ &quot;;[.I686];&quot;. Type&quot;);CONCATENATE([.I686];&quot;. Type&quot;))" office:value-type="string" office:string-value="Identifier. Type">
            <text:p>Identifier. Type</text:p>
          </table:table-cell>
          <table:table-cell table:style-name="ce37" table:number-columns-repeated="3"/>
          <table:table-cell table:style-name="ce63" office:value-type="float" office:value="1">
            <text:p>1</text:p>
          </table:table-cell>
          <table:table-cell table:style-name="ce37" office:value-type="string">
            <text:p>BBIE</text:p>
          </table:table-cell>
          <table:table-cell table:style-name="ce13" office:value-type="string">
            <text:p>Identifies a party.</text:p>
          </table:table-cell>
          <table:table-cell table:style-name="ce13"/>
          <table:table-cell table:style-name="ce37"/>
          <table:table-cell table:style-name="ce102" office:value-type="string">
            <text:p>1.0</text:p>
          </table:table-cell>
          <table:table-cell table:style-name="ce37"/>
          <table:table-cell table:style-name="ce135"/>
          <table:table-cell table:style-name="ce37" table:number-columns-repeated="234"/>
        </table:table-row>
        <table:table-row table:style-name="ro2">
          <table:table-cell table:style-name="ce2" office:value-type="string">
            <text:p>PartyLegalEntity</text:p>
          </table:table-cell>
          <table:table-cell table:style-name="ce30" office:value-type="string">
            <text:p>Party Legal Entity. Details</text:p>
          </table:table-cell>
          <table:table-cell table:style-name="ce16"/>
          <table:table-cell table:style-name="ce16" office:value-type="string">
            <text:p>Party Legal Entity</text:p>
          </table:table-cell>
          <table:table-cell table:style-name="ce16" table:number-columns-repeated="10"/>
          <table:table-cell table:style-name="ce30"/>
          <table:table-cell table:style-name="ce16" office:value-type="string">
            <text:p>ABIE</text:p>
          </table:table-cell>
          <table:table-cell table:style-name="ce52" office:value-type="string">
            <text:p>Information directly relating to the legal registration that is applicable to a party.</text:p>
          </table:table-cell>
          <table:table-cell table:style-name="ce52" table:number-columns-repeated="2"/>
          <table:table-cell table:style-name="ce104" office:value-type="string">
            <text:p>2.0</text:p>
          </table:table-cell>
          <table:table-cell table:style-name="ce85"/>
          <table:table-cell table:style-name="ce30"/>
          <table:table-cell table:style-name="ce16" table:number-columns-repeated="10"/>
          <table:table-cell table:number-columns-repeated="224"/>
        </table:table-row>
        <table:table-row table:style-name="ro2">
          <table:table-cell table:formula="oooc:=SUBSTITUTE(SUBSTITUTE(CONCATENATE(IF([.E688]=&quot;Universally Unique&quot;;&quot;UU&quot;;[.E688]);IF([.G688]&lt;&gt;[.I688];[.H688];[.F688]);CONCATENATE(IF([.I688]=&quot;Identifier&quot;;&quot;ID&quot;;IF([.I688]=&quot;Text&quot;;&quot;&quot;;[.I688]))));&quot; &quot;;&quot;&quot;);&quot;'&quot;;&quot;&quot;)" office:value-type="string" office:string-value="RegistrationName">
            <text:p>RegistrationName</text:p>
          </table:table-cell>
          <table:table-cell table:style-name="ce10" office:value-type="string">
            <text:p>Party Legal Entity. Registration_ Name. Name</text:p>
          </table:table-cell>
          <table:table-cell/>
          <table:table-cell office:value-type="string">
            <text:p>Party Legal Entity</text:p>
          </table:table-cell>
          <table:table-cell office:value-type="string">
            <text:p>Registration</text:p>
          </table:table-cell>
          <table:table-cell/>
          <table:table-cell office:value-type="string">
            <text:p>Name</text:p>
          </table:table-cell>
          <table:table-cell table:formula="oooc:=IF([.F688]&lt;&gt;&quot;&quot;;CONCATENATE([.F688];&quot; &quot;;[.G688]);[.G688])" office:value-type="string" office:string-value="Name">
            <text:p>Name</text:p>
          </table:table-cell>
          <table:table-cell office:value-type="string">
            <text:p>Name</text:p>
          </table:table-cell>
          <table:table-cell/>
          <table:table-cell table:formula="oooc:=IF([.J688]&lt;&gt;&quot;&quot;;CONCATENATE([.J688];&quot;_ &quot;;[.I688];&quot;. Type&quot;);CONCATENATE([.I68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a party as registered with the legal authority.</text:p>
          </table:table-cell>
          <table:table-cell office:value-type="string">
            <text:p>"Microsoft Corporation"</text:p>
          </table:table-cell>
          <table:table-cell/>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689]=&quot;Universally Unique&quot;;&quot;UU&quot;;[.E689]);IF([.G689]&lt;&gt;[.I689];[.H689];[.F689]);CONCATENATE(IF([.I689]=&quot;Identifier&quot;;&quot;ID&quot;;IF([.I689]=&quot;Text&quot;;&quot;&quot;;[.I689]))));&quot; &quot;;&quot;&quot;);&quot;'&quot;;&quot;&quot;)" office:value-type="string" office:string-value="CompanyID">
            <text:p>CompanyID</text:p>
          </table:table-cell>
          <table:table-cell office:value-type="string">
            <text:p>Party Legal Entity. Company Identifier. Identifier</text:p>
          </table:table-cell>
          <table:table-cell/>
          <table:table-cell office:value-type="string">
            <text:p>Party Legal Entity</text:p>
          </table:table-cell>
          <table:table-cell/>
          <table:table-cell office:value-type="string">
            <text:p>Company</text:p>
          </table:table-cell>
          <table:table-cell office:value-type="string">
            <text:p>Identifier</text:p>
          </table:table-cell>
          <table:table-cell table:formula="oooc:=IF([.F689]&lt;&gt;&quot;&quot;;CONCATENATE([.F689];&quot; &quot;;[.G689]);[.G689])" office:value-type="string" office:string-value="Company Identifier">
            <text:p>Company Identifier</text:p>
          </table:table-cell>
          <table:table-cell office:value-type="string">
            <text:p>Identifier</text:p>
          </table:table-cell>
          <table:table-cell/>
          <table:table-cell table:formula="oooc:=IF([.J689]&lt;&gt;&quot;&quot;;CONCATENATE([.J689];&quot;_ &quot;;[.I689];&quot;. Type&quot;);CONCATENATE([.I689];&quot;. Type&quot;))" office:value-type="string" office:string-value="Identifier. Type">
            <text:p>Identifier. Type</text:p>
          </table:table-cell>
          <table:table-cell table:number-columns-repeated="2"/>
          <table:table-cell office:value-type="string">
            <text:p>Business Registration Number, Company Number</text:p>
          </table:table-cell>
          <table:table-cell office:value-type="string">
            <text:p>0..1</text:p>
          </table:table-cell>
          <table:table-cell office:value-type="string">
            <text:p>BBIE</text:p>
          </table:table-cell>
          <table:table-cell office:value-type="string">
            <text:p>Identifies a company as registered with the company registration scheme.</text:p>
          </table:table-cell>
          <table:table-cell office:value-type="string">
            <text:p>"3556625"</text:p>
          </table:table-cell>
          <table:table-cell/>
          <table:table-cell table:style-name="ce92" office:value-type="string">
            <text:p>2.0</text:p>
          </table:table-cell>
          <table:table-cell/>
          <table:table-cell table:style-name="ce3"/>
          <table:table-cell table:number-columns-repeated="234"/>
        </table:table-row>
        <table:table-row table:style-name="ro2">
          <table:table-cell table:style-name="ce4" table:formula="oooc:=SUBSTITUTE(SUBSTITUTE(CONCATENATE(IF([.E690]=&quot;Universally Unique&quot;;&quot;UU&quot;;[.E690]);[.F690];IF([.H690]&lt;&gt;[.I690];[.H690];&quot;&quot;);CONCATENATE(IF([.I690]=&quot;Identifier&quot;;&quot;ID&quot;;IF([.I690]=&quot;Text&quot;;&quot;&quot;;[.I690]))));&quot; &quot;;&quot;&quot;);&quot;'&quot;;&quot;&quot;)" office:value-type="string" office:string-value="RegistrationAddress">
            <text:p>RegistrationAddress</text:p>
          </table:table-cell>
          <table:table-cell table:style-name="ce15" office:value-type="string">
            <text:p>Party Legal Entity. Registration_ Address. Address</text:p>
          </table:table-cell>
          <table:table-cell table:style-name="ce27"/>
          <table:table-cell table:style-name="ce27" office:value-type="string">
            <text:p>Party Legal Entity</text:p>
          </table:table-cell>
          <table:table-cell table:style-name="ce27" office:value-type="string">
            <text:p>Registration</text:p>
          </table:table-cell>
          <table:table-cell table:style-name="ce27"/>
          <table:table-cell table:style-name="ce27"/>
          <table:table-cell table:style-name="ce8" table:formula="oooc:=[.M690]" office:value-type="string" office:string-value="Address">
            <text:p>Address</text:p>
          </table:table-cell>
          <table:table-cell table:style-name="ce8" table:formula="oooc:=[.M690]" office:value-type="string" office:string-value="Address">
            <text:p>Address</text:p>
          </table:table-cell>
          <table:table-cell table:style-name="ce8" table:number-columns-repeated="2"/>
          <table:table-cell table:style-name="ce27"/>
          <table:table-cell table:style-name="ce38" office:value-type="string">
            <text:p>Address</text:p>
          </table:table-cell>
          <table:table-cell table:style-name="ce27"/>
          <table:table-cell table:style-name="ce33" office:value-type="string">
            <text:p>0..1</text:p>
          </table:table-cell>
          <table:table-cell table:style-name="ce27" office:value-type="string">
            <text:p>ASBIE</text:p>
          </table:table-cell>
          <table:table-cell table:style-name="ce73" office:value-type="string">
            <text:p>Associates with the registered address of the party within a Corporate Registration Scheme.</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style-name="ce37" table:number-columns-repeated="224"/>
        </table:table-row>
        <table:table-row table:style-name="ro4">
          <table:table-cell table:style-name="ce4" table:formula="oooc:=SUBSTITUTE(SUBSTITUTE(CONCATENATE(IF([.E691]=&quot;Universally Unique&quot;;&quot;UU&quot;;[.E691]);[.F691];IF([.H691]&lt;&gt;[.I691];[.H691];&quot;&quot;);CONCATENATE(IF([.I691]=&quot;Identifier&quot;;&quot;ID&quot;;IF([.I691]=&quot;Text&quot;;&quot;&quot;;[.I691]))));&quot; &quot;;&quot;&quot;);&quot;'&quot;;&quot;&quot;)" office:value-type="string" office:string-value="CorporateRegistrationScheme">
            <text:p>CorporateRegistrationScheme</text:p>
          </table:table-cell>
          <table:table-cell table:style-name="ce8" office:value-type="string">
            <text:p>Party Legal Entity. Corporate Registration Scheme</text:p>
          </table:table-cell>
          <table:table-cell table:style-name="ce27"/>
          <table:table-cell table:style-name="ce27" office:value-type="string">
            <text:p>Party Legal Entity</text:p>
          </table:table-cell>
          <table:table-cell table:number-columns-repeated="2" table:style-name="ce27"/>
          <table:table-cell table:style-name="ce27"/>
          <table:table-cell table:style-name="ce8" table:formula="oooc:=[.M691]" office:value-type="string" office:string-value="Corporate Registration Scheme">
            <text:p>Corporate Registration Scheme</text:p>
          </table:table-cell>
          <table:table-cell table:style-name="ce8" table:formula="oooc:=[.M691]" office:value-type="string" office:string-value="Corporate Registration Scheme">
            <text:p>Corporate Registration Scheme</text:p>
          </table:table-cell>
          <table:table-cell table:style-name="ce8" table:number-columns-repeated="2"/>
          <table:table-cell table:style-name="ce27"/>
          <table:table-cell table:style-name="ce38" office:value-type="string">
            <text:p>Corporate Registration Scheme</text:p>
          </table:table-cell>
          <table:table-cell table:style-name="ce27"/>
          <table:table-cell table:style-name="ce33" office:value-type="string">
            <text:p>0..1</text:p>
          </table:table-cell>
          <table:table-cell table:style-name="ce27" office:value-type="string">
            <text:p>ASBIE</text:p>
          </table:table-cell>
          <table:table-cell table:style-name="ce73" office:value-type="string">
            <text:p>Associates the party with a Corporate Registration Scheme.</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style-name="ce37" table:number-columns-repeated="224"/>
        </table:table-row>
        <table:table-row table:style-name="ro2">
          <table:table-cell table:style-name="ce2" office:value-type="string">
            <text:p>PartyName</text:p>
          </table:table-cell>
          <table:table-cell table:style-name="ce30" office:value-type="string">
            <text:p>Party Name. Details</text:p>
          </table:table-cell>
          <table:table-cell table:style-name="ce16"/>
          <table:table-cell table:style-name="ce16" office:value-type="string">
            <text:p>Party Nam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party's name.</text:p>
          </table:table-cell>
          <table:table-cell table:style-name="ce16"/>
          <table:table-cell table:style-name="ce52"/>
          <table:table-cell table:style-name="ce104" office:value-type="string">
            <text:p>1.0</text:p>
          </table:table-cell>
          <table:table-cell table:style-name="ce85"/>
          <table:table-cell table:style-name="ce131"/>
          <table:table-cell table:style-name="ce16" table:number-columns-repeated="10"/>
          <table:table-cell table:number-columns-repeated="224"/>
        </table:table-row>
        <table:table-row table:style-name="ro2">
          <table:table-cell table:formula="oooc:=SUBSTITUTE(SUBSTITUTE(CONCATENATE(IF([.E693]=&quot;Universally Unique&quot;;&quot;UU&quot;;[.E693]);IF([.G693]&lt;&gt;[.I693];[.H693];[.F693]);CONCATENATE(IF([.I693]=&quot;Identifier&quot;;&quot;ID&quot;;IF([.I693]=&quot;Text&quot;;&quot;&quot;;[.I693]))));&quot; &quot;;&quot;&quot;);&quot;'&quot;;&quot;&quot;)" office:value-type="string" office:string-value="Name">
            <text:p>Name</text:p>
          </table:table-cell>
          <table:table-cell office:value-type="string">
            <text:p>Party Name. Name</text:p>
          </table:table-cell>
          <table:table-cell/>
          <table:table-cell office:value-type="string">
            <text:p>Party Name</text:p>
          </table:table-cell>
          <table:table-cell table:number-columns-repeated="2"/>
          <table:table-cell office:value-type="string">
            <text:p>Name</text:p>
          </table:table-cell>
          <table:table-cell table:formula="oooc:=IF([.F693]&lt;&gt;&quot;&quot;;CONCATENATE([.F693];&quot; &quot;;[.G693]);[.G693])" office:value-type="string" office:string-value="Name">
            <text:p>Name</text:p>
          </table:table-cell>
          <table:table-cell office:value-type="string">
            <text:p>Name</text:p>
          </table:table-cell>
          <table:table-cell/>
          <table:table-cell table:formula="oooc:=IF([.J693]&lt;&gt;&quot;&quot;;CONCATENATE([.J693];&quot;_ &quot;;[.I693];&quot;. Type&quot;);CONCATENATE([.I693];&quot;. Type&quot;))" office:value-type="string" office:string-value="Name. Type">
            <text:p>Name. Type</text:p>
          </table:table-cell>
          <table:table-cell table:number-columns-repeated="3"/>
          <table:table-cell office:value-type="float" office:value="1">
            <text:p>1</text:p>
          </table:table-cell>
          <table:table-cell office:value-type="string">
            <text:p>BBIE</text:p>
          </table:table-cell>
          <table:table-cell office:value-type="string">
            <text:p>The name of the party.</text:p>
          </table:table-cell>
          <table:table-cell office:value-type="string">
            <text:p>"Microsoft"</text:p>
          </table:table-cell>
          <table:table-cell/>
          <table:table-cell table:style-name="ce92" office:value-type="string">
            <text:p>2.0</text:p>
          </table:table-cell>
          <table:table-cell table:number-columns-repeated="11"/>
          <table:table-cell office:value-type="string">
            <text:p>changed cardinality</text:p>
          </table:table-cell>
          <table:table-cell table:number-columns-repeated="224"/>
        </table:table-row>
        <table:table-row table:style-name="ro2">
          <table:table-cell table:style-name="ce2" office:value-type="string">
            <text:p>PartyTaxScheme</text:p>
          </table:table-cell>
          <table:table-cell table:style-name="ce30" office:value-type="string">
            <text:p>Party Tax Scheme. Details</text:p>
          </table:table-cell>
          <table:table-cell table:style-name="ce16"/>
          <table:table-cell table:style-name="ce16" office:value-type="string">
            <text:p>Party Tax Schem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party's Tax Scheme.</text:p>
          </table:table-cell>
          <table:table-cell table:style-name="ce52" table:number-columns-repeated="2"/>
          <table:table-cell table:style-name="ce104" office:value-type="string">
            <text:p>2.0</text:p>
          </table:table-cell>
          <table:table-cell table:style-name="ce85"/>
          <table:table-cell table:style-name="ce30"/>
          <table:table-cell table:style-name="ce16" table:number-columns-repeated="9"/>
          <table:table-cell table:style-name="ce16" office:value-type="string">
            <text:p>Y</text:p>
          </table:table-cell>
          <table:table-cell table:number-columns-repeated="224"/>
        </table:table-row>
        <table:table-row table:style-name="ro2">
          <table:table-cell table:formula="oooc:=SUBSTITUTE(SUBSTITUTE(CONCATENATE(IF([.E695]=&quot;Universally Unique&quot;;&quot;UU&quot;;[.E695]);IF([.G695]&lt;&gt;[.I695];[.H695];[.F695]);CONCATENATE(IF([.I695]=&quot;Identifier&quot;;&quot;ID&quot;;IF([.I695]=&quot;Text&quot;;&quot;&quot;;[.I695]))));&quot; &quot;;&quot;&quot;);&quot;'&quot;;&quot;&quot;)" office:value-type="string" office:string-value="RegistrationName">
            <text:p>RegistrationName</text:p>
          </table:table-cell>
          <table:table-cell table:style-name="ce10" office:value-type="string">
            <text:p>Party Tax Scheme. Registration_ Name. Name</text:p>
          </table:table-cell>
          <table:table-cell/>
          <table:table-cell office:value-type="string">
            <text:p>Party Tax Scheme</text:p>
          </table:table-cell>
          <table:table-cell office:value-type="string">
            <text:p>Registration</text:p>
          </table:table-cell>
          <table:table-cell/>
          <table:table-cell office:value-type="string">
            <text:p>Name</text:p>
          </table:table-cell>
          <table:table-cell table:formula="oooc:=IF([.F695]&lt;&gt;&quot;&quot;;CONCATENATE([.F695];&quot; &quot;;[.G695]);[.G695])" office:value-type="string" office:string-value="Name">
            <text:p>Name</text:p>
          </table:table-cell>
          <table:table-cell office:value-type="string">
            <text:p>Name</text:p>
          </table:table-cell>
          <table:table-cell/>
          <table:table-cell table:formula="oooc:=IF([.J695]&lt;&gt;&quot;&quot;;CONCATENATE([.J695];&quot;_ &quot;;[.I695];&quot;. Type&quot;);CONCATENATE([.I69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official name of the party as registered with the relevant fiscal authority.</text:p>
          </table:table-cell>
          <table:table-cell office:value-type="string">
            <text:p>"Microsoft Corporation"</text:p>
          </table:table-cell>
          <table:table-cell/>
          <table:table-cell table:style-name="ce92"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696]=&quot;Universally Unique&quot;;&quot;UU&quot;;[.E696]);IF([.G696]&lt;&gt;[.I696];[.H696];[.F696]);CONCATENATE(IF([.I696]=&quot;Identifier&quot;;&quot;ID&quot;;IF([.I696]=&quot;Text&quot;;&quot;&quot;;[.I696]))));&quot; &quot;;&quot;&quot;);&quot;'&quot;;&quot;&quot;)" office:value-type="string" office:string-value="CompanyID">
            <text:p>CompanyID</text:p>
          </table:table-cell>
          <table:table-cell office:value-type="string">
            <text:p>Party Tax Scheme. Company Identifier. Identifier</text:p>
          </table:table-cell>
          <table:table-cell/>
          <table:table-cell office:value-type="string">
            <text:p>Party Tax Scheme</text:p>
          </table:table-cell>
          <table:table-cell/>
          <table:table-cell office:value-type="string">
            <text:p>Company</text:p>
          </table:table-cell>
          <table:table-cell office:value-type="string">
            <text:p>Identifier</text:p>
          </table:table-cell>
          <table:table-cell table:formula="oooc:=IF([.F696]&lt;&gt;&quot;&quot;;CONCATENATE([.F696];&quot; &quot;;[.G696]);[.G696])" office:value-type="string" office:string-value="Company Identifier">
            <text:p>Company Identifier</text:p>
          </table:table-cell>
          <table:table-cell office:value-type="string">
            <text:p>Identifier</text:p>
          </table:table-cell>
          <table:table-cell/>
          <table:table-cell table:formula="oooc:=IF([.J696]&lt;&gt;&quot;&quot;;CONCATENATE([.J696];&quot;_ &quot;;[.I696];&quot;. Type&quot;);CONCATENATE([.I696];&quot;. Type&quot;))" office:value-type="string" office:string-value="Identifier. Type">
            <text:p>Identifier. Type</text:p>
          </table:table-cell>
          <table:table-cell table:number-columns-repeated="2"/>
          <table:table-cell office:value-type="string">
            <text:p>VAT Number</text:p>
          </table:table-cell>
          <table:table-cell office:value-type="string">
            <text:p>0..1</text:p>
          </table:table-cell>
          <table:table-cell office:value-type="string">
            <text:p>BBIE</text:p>
          </table:table-cell>
          <table:table-cell office:value-type="string">
            <text:p>The identifier assigned for tax purposes to a party by the taxation authority.</text:p>
          </table:table-cell>
          <table:table-cell office:value-type="string">
            <text:p>"3556625"</text:p>
          </table:table-cell>
          <table:table-cell/>
          <table:table-cell table:style-name="ce92" office:value-type="string">
            <text:p>2.0</text:p>
          </table:table-cell>
          <table:table-cell office:value-type="string">
            <text:p>revised definition, added business terms</text:p>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697]=&quot;Universally Unique&quot;;&quot;UU&quot;;[.E697]);IF([.G697]&lt;&gt;[.I697];[.H697];[.F697]);CONCATENATE(IF([.I697]=&quot;Identifier&quot;;&quot;ID&quot;;IF([.I697]=&quot;Text&quot;;&quot;&quot;;[.I697]))));&quot; &quot;;&quot;&quot;);&quot;'&quot;;&quot;&quot;)" office:value-type="string" office:string-value="TaxLevelCode">
            <text:p>TaxLevelCode</text:p>
          </table:table-cell>
          <table:table-cell table:style-name="ce10" office:value-type="string">
            <text:p>Party Tax Scheme. Tax Level Code. Code</text:p>
          </table:table-cell>
          <table:table-cell/>
          <table:table-cell office:value-type="string">
            <text:p>Party Tax Scheme</text:p>
          </table:table-cell>
          <table:table-cell/>
          <table:table-cell table:style-name="ce6" office:value-type="string">
            <text:p>Tax Level</text:p>
          </table:table-cell>
          <table:table-cell table:style-name="ce6" office:value-type="string">
            <text:p>Code</text:p>
          </table:table-cell>
          <table:table-cell table:formula="oooc:=IF([.F697]&lt;&gt;&quot;&quot;;CONCATENATE([.F697];&quot; &quot;;[.G697]);[.G697])" office:value-type="string" office:string-value="Tax Level Code">
            <text:p>Tax Level Code</text:p>
          </table:table-cell>
          <table:table-cell office:value-type="string">
            <text:p>Code</text:p>
          </table:table-cell>
          <table:table-cell/>
          <table:table-cell table:formula="oooc:=IF([.J697]&lt;&gt;&quot;&quot;;CONCATENATE([.J697];&quot;_ &quot;;[.I697];&quot;. Type&quot;);CONCATENATE([.I69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section or role within the tax scheme that applies to the party.</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698]=&quot;Universally Unique&quot;;&quot;UU&quot;;[.E698]);IF([.G698]&lt;&gt;[.I698];[.H698];[.F698]);CONCATENATE(IF([.I698]=&quot;Identifier&quot;;&quot;ID&quot;;IF([.I698]=&quot;Text&quot;;&quot;&quot;;[.I698]))));&quot; &quot;;&quot;&quot;);&quot;'&quot;;&quot;&quot;)" office:value-type="string" office:string-value="ExemptionReasonCode">
            <text:p>ExemptionReasonCode</text:p>
          </table:table-cell>
          <table:table-cell table:style-name="ce10" office:value-type="string">
            <text:p>Party Tax Scheme. Exemption Reason Code. Code</text:p>
          </table:table-cell>
          <table:table-cell/>
          <table:table-cell office:value-type="string">
            <text:p>Party Tax Scheme</text:p>
          </table:table-cell>
          <table:table-cell/>
          <table:table-cell table:style-name="ce6" office:value-type="string">
            <text:p>Exemption Reason</text:p>
          </table:table-cell>
          <table:table-cell table:style-name="ce6" office:value-type="string">
            <text:p>Code</text:p>
          </table:table-cell>
          <table:table-cell table:formula="oooc:=IF([.F698]&lt;&gt;&quot;&quot;;CONCATENATE([.F698];&quot; &quot;;[.G698]);[.G698])" office:value-type="string" office:string-value="Exemption Reason Code">
            <text:p>Exemption Reason Code</text:p>
          </table:table-cell>
          <table:table-cell office:value-type="string">
            <text:p>Code</text:p>
          </table:table-cell>
          <table:table-cell/>
          <table:table-cell table:formula="oooc:=IF([.J698]&lt;&gt;&quot;&quot;;CONCATENATE([.J698];&quot;_ &quot;;[.I698];&quot;. Type&quot;);CONCATENATE([.I69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0" office:value-type="string">
            <text:p>A reason for a party's exemption from tax, expressed as a code.</text:p>
          </table:table-cell>
          <table:table-cell table:number-columns-repeated="2"/>
          <table:table-cell table:style-name="ce111" office:value-type="string">
            <text:p>2.0</text:p>
          </table:table-cell>
          <table:table-cell/>
          <table:table-cell table:style-name="ce3"/>
          <table:table-cell table:number-columns-repeated="234"/>
        </table:table-row>
        <table:table-row table:style-name="ro2">
          <table:table-cell table:formula="oooc:=SUBSTITUTE(SUBSTITUTE(CONCATENATE(IF([.E699]=&quot;Universally Unique&quot;;&quot;UU&quot;;[.E699]);IF([.G699]&lt;&gt;[.I699];[.H699];[.F699]);CONCATENATE(IF([.I699]=&quot;Identifier&quot;;&quot;ID&quot;;IF([.I699]=&quot;Text&quot;;&quot;&quot;;[.I699]))));&quot; &quot;;&quot;&quot;);&quot;'&quot;;&quot;&quot;)" office:value-type="string" office:string-value="ExemptionReason">
            <text:p>ExemptionReason</text:p>
          </table:table-cell>
          <table:table-cell table:style-name="ce10" office:value-type="string">
            <text:p>Party Tax Scheme. Exemption_ Reason. Text</text:p>
          </table:table-cell>
          <table:table-cell/>
          <table:table-cell office:value-type="string">
            <text:p>Party Tax Scheme</text:p>
          </table:table-cell>
          <table:table-cell office:value-type="string">
            <text:p>Exemption</text:p>
          </table:table-cell>
          <table:table-cell/>
          <table:table-cell office:value-type="string">
            <text:p>Reason</text:p>
          </table:table-cell>
          <table:table-cell table:formula="oooc:=IF([.F699]&lt;&gt;&quot;&quot;;CONCATENATE([.F699];&quot; &quot;;[.G699]);[.G699])" office:value-type="string" office:string-value="Reason">
            <text:p>Reason</text:p>
          </table:table-cell>
          <table:table-cell office:value-type="string">
            <text:p>Text</text:p>
          </table:table-cell>
          <table:table-cell/>
          <table:table-cell table:formula="oooc:=IF([.J699]&lt;&gt;&quot;&quot;;CONCATENATE([.J699];&quot;_ &quot;;[.I699];&quot;. Type&quot;);CONCATENATE([.I69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A reason for a party's exemption from tax, expressed as text.</text:p>
          </table:table-cell>
          <table:table-cell table:number-columns-repeated="2"/>
          <table:table-cell table:style-name="ce92"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style-name="ce4" table:formula="oooc:=SUBSTITUTE(SUBSTITUTE(CONCATENATE(IF([.E700]=&quot;Universally Unique&quot;;&quot;UU&quot;;[.E700]);[.F700];IF([.H700]&lt;&gt;[.I700];[.H700];&quot;&quot;);CONCATENATE(IF([.I700]=&quot;Identifier&quot;;&quot;ID&quot;;IF([.I700]=&quot;Text&quot;;&quot;&quot;;[.I700]))));&quot; &quot;;&quot;&quot;);&quot;'&quot;;&quot;&quot;)" office:value-type="string" office:string-value="RegistrationAddress">
            <text:p>RegistrationAddress</text:p>
          </table:table-cell>
          <table:table-cell table:style-name="ce15" office:value-type="string">
            <text:p>Party Tax Scheme. Registration_ Address. Address</text:p>
          </table:table-cell>
          <table:table-cell table:style-name="ce27"/>
          <table:table-cell table:style-name="ce27" office:value-type="string">
            <text:p>Party Tax Scheme</text:p>
          </table:table-cell>
          <table:table-cell table:style-name="ce27" office:value-type="string">
            <text:p>Registration</text:p>
          </table:table-cell>
          <table:table-cell table:style-name="ce27"/>
          <table:table-cell table:style-name="ce27"/>
          <table:table-cell table:style-name="ce8" table:formula="oooc:=[.M700]" office:value-type="string" office:string-value="Address">
            <text:p>Address</text:p>
          </table:table-cell>
          <table:table-cell table:style-name="ce8" table:formula="oooc:=[.M700]" office:value-type="string" office:string-value="Address">
            <text:p>Address</text:p>
          </table:table-cell>
          <table:table-cell table:style-name="ce8" table:number-columns-repeated="2"/>
          <table:table-cell table:style-name="ce27"/>
          <table:table-cell table:style-name="ce38" office:value-type="string">
            <text:p>Address</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Registered Address (for tax purposes).</text:p>
          </table:table-cell>
          <table:table-cell table:style-name="ce73" table:number-columns-repeated="2"/>
          <table:table-cell table:style-name="ce98" office:value-type="string">
            <text:p>1.0</text:p>
          </table:table-cell>
          <table:table-cell table:style-name="ce87"/>
          <table:table-cell table:style-name="ce33"/>
          <table:table-cell table:style-name="ce27" table:number-columns-repeated="10"/>
          <table:table-cell table:style-name="ce37" table:number-columns-repeated="224"/>
        </table:table-row>
        <table:table-row table:style-name="ro2">
          <table:table-cell table:style-name="ce4" table:formula="oooc:=SUBSTITUTE(SUBSTITUTE(CONCATENATE(IF([.E701]=&quot;Universally Unique&quot;;&quot;UU&quot;;[.E701]);[.F701];IF([.H701]&lt;&gt;[.I701];[.H701];&quot;&quot;);CONCATENATE(IF([.I701]=&quot;Identifier&quot;;&quot;ID&quot;;IF([.I701]=&quot;Text&quot;;&quot;&quot;;[.I701]))));&quot; &quot;;&quot;&quot;);&quot;'&quot;;&quot;&quot;)" office:value-type="string" office:string-value="TaxScheme">
            <text:p>TaxScheme</text:p>
          </table:table-cell>
          <table:table-cell table:style-name="ce8" office:value-type="string">
            <text:p>Party Tax Scheme. Tax Scheme</text:p>
          </table:table-cell>
          <table:table-cell table:style-name="ce27"/>
          <table:table-cell table:style-name="ce27" office:value-type="string">
            <text:p>Party Tax Scheme</text:p>
          </table:table-cell>
          <table:table-cell table:number-columns-repeated="2" table:style-name="ce27"/>
          <table:table-cell table:style-name="ce27"/>
          <table:table-cell table:style-name="ce8" table:formula="oooc:=[.M701]" office:value-type="string" office:string-value="Tax Scheme">
            <text:p>Tax Scheme</text:p>
          </table:table-cell>
          <table:table-cell table:style-name="ce8" table:formula="oooc:=[.M701]" office:value-type="string" office:string-value="Tax Scheme">
            <text:p>Tax Scheme</text:p>
          </table:table-cell>
          <table:table-cell table:style-name="ce8" table:number-columns-repeated="2"/>
          <table:table-cell table:style-name="ce27"/>
          <table:table-cell table:style-name="ce38" office:value-type="string">
            <text:p>Tax Scheme</text:p>
          </table:table-cell>
          <table:table-cell table:style-name="ce27"/>
          <table:table-cell table:style-name="ce33" office:value-type="float" office:value="1">
            <text:p>1</text:p>
          </table:table-cell>
          <table:table-cell table:style-name="ce27" office:value-type="string">
            <text:p>ASBIE</text:p>
          </table:table-cell>
          <table:table-cell table:style-name="ce38" office:value-type="string">
            <text:p>An association to Tax Scheme.</text:p>
          </table:table-cell>
          <table:table-cell table:style-name="ce73" table:number-columns-repeated="2"/>
          <table:table-cell table:style-name="ce98" office:value-type="string">
            <text:p>1.0</text:p>
          </table:table-cell>
          <table:table-cell table:style-name="ce87"/>
          <table:table-cell table:style-name="ce33"/>
          <table:table-cell table:style-name="ce27" table:number-columns-repeated="9"/>
          <table:table-cell table:style-name="ce27" office:value-type="string">
            <text:p>Y</text:p>
          </table:table-cell>
          <table:table-cell table:style-name="ce37" table:number-columns-repeated="224"/>
        </table:table-row>
        <table:table-row table:style-name="ro2">
          <table:table-cell table:style-name="ce2" office:value-type="string">
            <text:p>Payment</text:p>
          </table:table-cell>
          <table:table-cell table:style-name="ce30" office:value-type="string">
            <text:p>Payment. Details</text:p>
          </table:table-cell>
          <table:table-cell table:style-name="ce16"/>
          <table:table-cell table:style-name="ce16" office:value-type="string">
            <text:p>Payment</text:p>
          </table:table-cell>
          <table:table-cell table:style-name="ce16" table:number-columns-repeated="10"/>
          <table:table-cell table:style-name="ce30"/>
          <table:table-cell table:style-name="ce16" office:value-type="string">
            <text:p>ABIE</text:p>
          </table:table-cell>
          <table:table-cell table:style-name="ce16" office:value-type="string">
            <text:p>Information directly relating to a specific payment.</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703]=&quot;Universally Unique&quot;;&quot;UU&quot;;[.E703]);IF([.G703]&lt;&gt;[.I703];[.H703];[.F703]);CONCATENATE(IF([.I703]=&quot;Identifier&quot;;&quot;ID&quot;;IF([.I703]=&quot;Text&quot;;&quot;&quot;;[.I703]))));&quot; &quot;;&quot;&quot;);&quot;'&quot;;&quot;&quot;)" office:value-type="string" office:string-value="ID">
            <text:p>ID</text:p>
          </table:table-cell>
          <table:table-cell table:style-name="ce10" office:value-type="string">
            <text:p>Payment. Identifier</text:p>
          </table:table-cell>
          <table:table-cell/>
          <table:table-cell office:value-type="string">
            <text:p>Payment</text:p>
          </table:table-cell>
          <table:table-cell table:number-columns-repeated="2"/>
          <table:table-cell office:value-type="string">
            <text:p>Identifier</text:p>
          </table:table-cell>
          <table:table-cell table:formula="oooc:=IF([.F703]&lt;&gt;&quot;&quot;;CONCATENATE([.F703];&quot; &quot;;[.G703]);[.G703])" office:value-type="string" office:string-value="Identifier">
            <text:p>Identifier</text:p>
          </table:table-cell>
          <table:table-cell office:value-type="string">
            <text:p>Identifier</text:p>
          </table:table-cell>
          <table:table-cell/>
          <table:table-cell table:formula="oooc:=IF([.J703]&lt;&gt;&quot;&quot;;CONCATENATE([.J703];&quot;_ &quot;;[.I703];&quot;. Type&quot;);CONCATENATE([.I7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04]=&quot;Universally Unique&quot;;&quot;UU&quot;;[.E704]);IF([.G704]&lt;&gt;[.I704];[.H704];[.F704]);CONCATENATE(IF([.I704]=&quot;Identifier&quot;;&quot;ID&quot;;IF([.I704]=&quot;Text&quot;;&quot;&quot;;[.I704]))));&quot; &quot;;&quot;&quot;);&quot;'&quot;;&quot;&quot;)" office:value-type="string" office:string-value="PaidAmount">
            <text:p>PaidAmount</text:p>
          </table:table-cell>
          <table:table-cell table:style-name="ce10" office:value-type="string">
            <text:p>Payment. Paid_ Amount. Amount</text:p>
          </table:table-cell>
          <table:table-cell/>
          <table:table-cell office:value-type="string">
            <text:p>Payment</text:p>
          </table:table-cell>
          <table:table-cell office:value-type="string">
            <text:p>Paid</text:p>
          </table:table-cell>
          <table:table-cell/>
          <table:table-cell office:value-type="string">
            <text:p>Amount</text:p>
          </table:table-cell>
          <table:table-cell table:formula="oooc:=IF([.F704]&lt;&gt;&quot;&quot;;CONCATENATE([.F704];&quot; &quot;;[.G704]);[.G704])" office:value-type="string" office:string-value="Amount">
            <text:p>Amount</text:p>
          </table:table-cell>
          <table:table-cell office:value-type="string">
            <text:p>Amount</text:p>
          </table:table-cell>
          <table:table-cell/>
          <table:table-cell table:formula="oooc:=IF([.J704]&lt;&gt;&quot;&quot;;CONCATENATE([.J704];&quot;_ &quot;;[.I704];&quot;. Type&quot;);CONCATENATE([.I70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amount pai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05]=&quot;Universally Unique&quot;;&quot;UU&quot;;[.E705]);IF([.G705]&lt;&gt;[.I705];[.H705];[.F705]);CONCATENATE(IF([.I705]=&quot;Identifier&quot;;&quot;ID&quot;;IF([.I705]=&quot;Text&quot;;&quot;&quot;;[.I705]))));&quot; &quot;;&quot;&quot;);&quot;'&quot;;&quot;&quot;)" office:value-type="string" office:string-value="ReceivedDate">
            <text:p>ReceivedDate</text:p>
          </table:table-cell>
          <table:table-cell table:style-name="ce10" office:value-type="string">
            <text:p>Payment. Received_ Date. Date</text:p>
          </table:table-cell>
          <table:table-cell/>
          <table:table-cell office:value-type="string">
            <text:p>Payment</text:p>
          </table:table-cell>
          <table:table-cell office:value-type="string">
            <text:p>Received</text:p>
          </table:table-cell>
          <table:table-cell/>
          <table:table-cell office:value-type="string">
            <text:p>Date</text:p>
          </table:table-cell>
          <table:table-cell table:formula="oooc:=IF([.F705]&lt;&gt;&quot;&quot;;CONCATENATE([.F705];&quot; &quot;;[.G705]);[.G705])" office:value-type="string" office:string-value="Date">
            <text:p>Date</text:p>
          </table:table-cell>
          <table:table-cell office:value-type="string">
            <text:p>Date</text:p>
          </table:table-cell>
          <table:table-cell/>
          <table:table-cell table:formula="oooc:=IF([.J705]&lt;&gt;&quot;&quot;;CONCATENATE([.J705];&quot;_ &quot;;[.I705];&quot;. Type&quot;);CONCATENATE([.I70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payment was receive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06]=&quot;Universally Unique&quot;;&quot;UU&quot;;[.E706]);IF([.G706]&lt;&gt;[.I706];[.H706];[.F706]);CONCATENATE(IF([.I706]=&quot;Identifier&quot;;&quot;ID&quot;;IF([.I706]=&quot;Text&quot;;&quot;&quot;;[.I706]))));&quot; &quot;;&quot;&quot;);&quot;'&quot;;&quot;&quot;)" office:value-type="string" office:string-value="PaidDate">
            <text:p>PaidDate</text:p>
          </table:table-cell>
          <table:table-cell table:style-name="ce10" office:value-type="string">
            <text:p>Payment. Paid_ Date. Date</text:p>
          </table:table-cell>
          <table:table-cell/>
          <table:table-cell office:value-type="string">
            <text:p>Payment</text:p>
          </table:table-cell>
          <table:table-cell office:value-type="string">
            <text:p>Paid</text:p>
          </table:table-cell>
          <table:table-cell/>
          <table:table-cell table:style-name="ce26" office:value-type="string">
            <text:p>Date</text:p>
          </table:table-cell>
          <table:table-cell table:formula="oooc:=IF([.F706]&lt;&gt;&quot;&quot;;CONCATENATE([.F706];&quot; &quot;;[.G706]);[.G706])" office:value-type="string" office:string-value="Date">
            <text:p>Date</text:p>
          </table:table-cell>
          <table:table-cell table:style-name="ce26" office:value-type="string">
            <text:p>Date</text:p>
          </table:table-cell>
          <table:table-cell/>
          <table:table-cell table:formula="oooc:=IF([.J706]&lt;&gt;&quot;&quot;;CONCATENATE([.J706];&quot;_ &quot;;[.I706];&quot;. Type&quot;);CONCATENATE([.I70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0" office:value-type="string">
            <text:p>The date at which the payment was mad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07]=&quot;Universally Unique&quot;;&quot;UU&quot;;[.E707]);IF([.G707]&lt;&gt;[.I707];[.H707];[.F707]);CONCATENATE(IF([.I707]=&quot;Identifier&quot;;&quot;ID&quot;;IF([.I707]=&quot;Text&quot;;&quot;&quot;;[.I707]))));&quot; &quot;;&quot;&quot;);&quot;'&quot;;&quot;&quot;)" office:value-type="string" office:string-value="PaidTime">
            <text:p>PaidTime</text:p>
          </table:table-cell>
          <table:table-cell table:style-name="ce10" office:value-type="string">
            <text:p>Payment. Paid_ Time. Time</text:p>
          </table:table-cell>
          <table:table-cell/>
          <table:table-cell office:value-type="string">
            <text:p>Payment</text:p>
          </table:table-cell>
          <table:table-cell office:value-type="string">
            <text:p>Paid</text:p>
          </table:table-cell>
          <table:table-cell/>
          <table:table-cell table:style-name="ce26" office:value-type="string">
            <text:p>Time</text:p>
          </table:table-cell>
          <table:table-cell table:formula="oooc:=IF([.F707]&lt;&gt;&quot;&quot;;CONCATENATE([.F707];&quot; &quot;;[.G707]);[.G707])" office:value-type="string" office:string-value="Time">
            <text:p>Time</text:p>
          </table:table-cell>
          <table:table-cell table:style-name="ce26" office:value-type="string">
            <text:p>Time</text:p>
          </table:table-cell>
          <table:table-cell/>
          <table:table-cell table:formula="oooc:=IF([.J707]&lt;&gt;&quot;&quot;;CONCATENATE([.J707];&quot;_ &quot;;[.I707];&quot;. Type&quot;);CONCATENATE([.I70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0" office:value-type="string">
            <text:p>The time at which the payment was mad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08]=&quot;Universally Unique&quot;;&quot;UU&quot;;[.E708]);IF([.G708]&lt;&gt;[.I708];[.H708];[.F708]);CONCATENATE(IF([.I708]=&quot;Identifier&quot;;&quot;ID&quot;;IF([.I708]=&quot;Text&quot;;&quot;&quot;;[.I708]))));&quot; &quot;;&quot;&quot;);&quot;'&quot;;&quot;&quot;)" office:value-type="string" office:string-value="InstructionID">
            <text:p>InstructionID</text:p>
          </table:table-cell>
          <table:table-cell table:style-name="ce10" office:value-type="string">
            <text:p>Payment. Instruction Identifier. Identifier</text:p>
          </table:table-cell>
          <table:table-cell/>
          <table:table-cell office:value-type="string">
            <text:p>Payment</text:p>
          </table:table-cell>
          <table:table-cell/>
          <table:table-cell office:value-type="string">
            <text:p>Instruction</text:p>
          </table:table-cell>
          <table:table-cell office:value-type="string">
            <text:p>Identifier</text:p>
          </table:table-cell>
          <table:table-cell table:formula="oooc:=IF([.F708]&lt;&gt;&quot;&quot;;CONCATENATE([.F708];&quot; &quot;;[.G708]);[.G708])" office:value-type="string" office:string-value="Instruction Identifier">
            <text:p>Instruction Identifier</text:p>
          </table:table-cell>
          <table:table-cell office:value-type="string">
            <text:p>Identifier</text:p>
          </table:table-cell>
          <table:table-cell/>
          <table:table-cell table:formula="oooc:=IF([.J708]&lt;&gt;&quot;&quot;;CONCATENATE([.J708];&quot;_ &quot;;[.I708];&quot;. Type&quot;);CONCATENATE([.I70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Instruction.</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2" office:value-type="string">
            <text:p>PaymentMeans</text:p>
          </table:table-cell>
          <table:table-cell table:style-name="ce30" office:value-type="string">
            <text:p>Payment Means. Details</text:p>
          </table:table-cell>
          <table:table-cell table:style-name="ce16"/>
          <table:table-cell table:style-name="ce16" office:value-type="string">
            <text:p>Payment Means</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Payment Means.</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Procurement</text:p>
          </table:table-cell>
          <table:table-cell table:style-name="ce16" table:number-columns-repeated="9"/>
          <table:table-cell table:number-columns-repeated="224"/>
        </table:table-row>
        <table:table-row table:style-name="ro2">
          <table:table-cell table:formula="oooc:=SUBSTITUTE(SUBSTITUTE(CONCATENATE(IF([.E710]=&quot;Universally Unique&quot;;&quot;UU&quot;;[.E710]);IF([.G710]&lt;&gt;[.I710];[.H710];[.F710]);CONCATENATE(IF([.I710]=&quot;Identifier&quot;;&quot;ID&quot;;IF([.I710]=&quot;Text&quot;;&quot;&quot;;[.I710]))));&quot; &quot;;&quot;&quot;);&quot;'&quot;;&quot;&quot;)" office:value-type="string" office:string-value="ID">
            <text:p>ID</text:p>
          </table:table-cell>
          <table:table-cell table:style-name="ce10" office:value-type="string">
            <text:p>Payment Means. Identifier</text:p>
          </table:table-cell>
          <table:table-cell/>
          <table:table-cell table:style-name="ce6" office:value-type="string">
            <text:p>Payment Means</text:p>
          </table:table-cell>
          <table:table-cell table:number-columns-repeated="2"/>
          <table:table-cell office:value-type="string">
            <text:p>Identifier</text:p>
          </table:table-cell>
          <table:table-cell table:formula="oooc:=IF([.F710]&lt;&gt;&quot;&quot;;CONCATENATE([.F710];&quot; &quot;;[.G710]);[.G710])" office:value-type="string" office:string-value="Identifier">
            <text:p>Identifier</text:p>
          </table:table-cell>
          <table:table-cell office:value-type="string">
            <text:p>Identifier</text:p>
          </table:table-cell>
          <table:table-cell/>
          <table:table-cell table:formula="oooc:=IF([.J710]&lt;&gt;&quot;&quot;;CONCATENATE([.J710];&quot;_ &quot;;[.I710];&quot;. Type&quot;);CONCATENATE([.I7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0" office:value-type="string">
            <text:p>Identifies the Payment Means.</text:p>
          </table:table-cell>
          <table:table-cell table:number-columns-repeated="2"/>
          <table:table-cell table:style-name="ce111"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11]=&quot;Universally Unique&quot;;&quot;UU&quot;;[.E711]);IF([.G711]&lt;&gt;[.I711];[.H711];[.F711]);CONCATENATE(IF([.I711]=&quot;Identifier&quot;;&quot;ID&quot;;IF([.I711]=&quot;Text&quot;;&quot;&quot;;[.I711]))));&quot; &quot;;&quot;&quot;);&quot;'&quot;;&quot;&quot;)" office:value-type="string" office:string-value="PaymentMeansCode">
            <text:p>PaymentMeansCode</text:p>
          </table:table-cell>
          <table:table-cell table:style-name="ce10" office:value-type="string">
            <text:p>Payment Means. Payment Means Code. Code</text:p>
          </table:table-cell>
          <table:table-cell/>
          <table:table-cell office:value-type="string">
            <text:p>Payment Means</text:p>
          </table:table-cell>
          <table:table-cell/>
          <table:table-cell table:style-name="ce6" office:value-type="string">
            <text:p>Payment Means</text:p>
          </table:table-cell>
          <table:table-cell table:style-name="ce6" office:value-type="string">
            <text:p>Code</text:p>
          </table:table-cell>
          <table:table-cell table:formula="oooc:=IF([.F711]&lt;&gt;&quot;&quot;;CONCATENATE([.F711];&quot; &quot;;[.G711]);[.G711])" office:value-type="string" office:string-value="Payment Means Code">
            <text:p>Payment Means Code</text:p>
          </table:table-cell>
          <table:table-cell office:value-type="string">
            <text:p>Code</text:p>
          </table:table-cell>
          <table:table-cell office:value-type="string">
            <text:p>Payment Means</text:p>
          </table:table-cell>
          <table:table-cell table:formula="oooc:=IF([.J711]&lt;&gt;&quot;&quot;;CONCATENATE([.J711];&quot;_ &quot;;[.I711];&quot;. Type&quot;);CONCATENATE([.I711];&quot;. Type&quot;))" office:value-type="string" office:string-value="Payment Means_ Code. Type">
            <text:p>Payment Means_ Code. Type</text:p>
          </table:table-cell>
          <table:table-cell table:number-columns-repeated="3"/>
          <table:table-cell office:value-type="float" office:value="1">
            <text:p>1</text:p>
          </table:table-cell>
          <table:table-cell office:value-type="string">
            <text:p>BBIE</text:p>
          </table:table-cell>
          <table:table-cell office:value-type="string">
            <text:p>The Payment Means expressed as a code</text:p>
          </table:table-cell>
          <table:table-cell table:number-columns-repeated="2"/>
          <table:table-cell table:style-name="ce11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12]=&quot;Universally Unique&quot;;&quot;UU&quot;;[.E712]);IF([.G712]&lt;&gt;[.I712];[.H712];[.F712]);CONCATENATE(IF([.I712]=&quot;Identifier&quot;;&quot;ID&quot;;IF([.I712]=&quot;Text&quot;;&quot;&quot;;[.I712]))));&quot; &quot;;&quot;&quot;);&quot;'&quot;;&quot;&quot;)" office:value-type="string" office:string-value="PaymentDueDate">
            <text:p>PaymentDueDate</text:p>
          </table:table-cell>
          <table:table-cell office:value-type="string">
            <text:p>Payment Means. Payment Due Date. Date</text:p>
          </table:table-cell>
          <table:table-cell/>
          <table:table-cell office:value-type="string">
            <text:p>Payment Means</text:p>
          </table:table-cell>
          <table:table-cell/>
          <table:table-cell office:value-type="string">
            <text:p>Payment Due</text:p>
          </table:table-cell>
          <table:table-cell office:value-type="string">
            <text:p>Date</text:p>
          </table:table-cell>
          <table:table-cell table:formula="oooc:=IF([.F712]&lt;&gt;&quot;&quot;;CONCATENATE([.F712];&quot; &quot;;[.G712]);[.G712])" office:value-type="string" office:string-value="Payment Due Date">
            <text:p>Payment Due Date</text:p>
          </table:table-cell>
          <table:table-cell office:value-type="string">
            <text:p>Date</text:p>
          </table:table-cell>
          <table:table-cell/>
          <table:table-cell table:formula="oooc:=IF([.J712]&lt;&gt;&quot;&quot;;CONCATENATE([.J712];&quot;_ &quot;;[.I712];&quot;. Type&quot;);CONCATENATE([.I712];&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payment is due for the Payment Means.</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office:value-type="string">
            <text:p>modified property terms</text:p>
          </table:table-cell>
          <table:table-cell table:number-columns-repeated="224"/>
        </table:table-row>
        <table:table-row table:style-name="ro2">
          <table:table-cell table:formula="oooc:=SUBSTITUTE(SUBSTITUTE(CONCATENATE(IF([.E713]=&quot;Universally Unique&quot;;&quot;UU&quot;;[.E713]);IF([.G713]&lt;&gt;[.I713];[.H713];[.F713]);CONCATENATE(IF([.I713]=&quot;Identifier&quot;;&quot;ID&quot;;IF([.I713]=&quot;Text&quot;;&quot;&quot;;[.I713]))));&quot; &quot;;&quot;&quot;);&quot;'&quot;;&quot;&quot;)" office:value-type="string" office:string-value="PaymentChannelCode">
            <text:p>PaymentChannelCode</text:p>
          </table:table-cell>
          <table:table-cell table:style-name="ce10" office:value-type="string">
            <text:p>Payment Means. Payment Channel Code. Code</text:p>
          </table:table-cell>
          <table:table-cell/>
          <table:table-cell office:value-type="string">
            <text:p>Payment Means</text:p>
          </table:table-cell>
          <table:table-cell/>
          <table:table-cell table:style-name="ce6" office:value-type="string">
            <text:p>Payment Channel</text:p>
          </table:table-cell>
          <table:table-cell table:style-name="ce6" office:value-type="string">
            <text:p>Code</text:p>
          </table:table-cell>
          <table:table-cell table:formula="oooc:=IF([.F713]&lt;&gt;&quot;&quot;;CONCATENATE([.F713];&quot; &quot;;[.G713]);[.G713])" office:value-type="string" office:string-value="Payment Channel Code">
            <text:p>Payment Channel Code</text:p>
          </table:table-cell>
          <table:table-cell office:value-type="string">
            <text:p>Code</text:p>
          </table:table-cell>
          <table:table-cell/>
          <table:table-cell table:formula="oooc:=IF([.J713]&lt;&gt;&quot;&quot;;CONCATENATE([.J713];&quot;_ &quot;;[.I713];&quot;. Type&quot;);CONCATENATE([.I71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Payment Channel, expressed as a cod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14]=&quot;Universally Unique&quot;;&quot;UU&quot;;[.E714]);IF([.G714]&lt;&gt;[.I714];[.H714];[.F714]);CONCATENATE(IF([.I714]=&quot;Identifier&quot;;&quot;ID&quot;;IF([.I714]=&quot;Text&quot;;&quot;&quot;;[.I714]))));&quot; &quot;;&quot;&quot;);&quot;'&quot;;&quot;&quot;)" office:value-type="string" office:string-value="InstructionID">
            <text:p>InstructionID</text:p>
          </table:table-cell>
          <table:table-cell table:style-name="ce10" office:value-type="string">
            <text:p>Payment Means. Instruction Identifier. Identifier</text:p>
          </table:table-cell>
          <table:table-cell/>
          <table:table-cell table:style-name="ce6" office:value-type="string">
            <text:p>Payment Means</text:p>
          </table:table-cell>
          <table:table-cell/>
          <table:table-cell office:value-type="string">
            <text:p>Instruction</text:p>
          </table:table-cell>
          <table:table-cell office:value-type="string">
            <text:p>Identifier</text:p>
          </table:table-cell>
          <table:table-cell table:formula="oooc:=IF([.F714]&lt;&gt;&quot;&quot;;CONCATENATE([.F714];&quot; &quot;;[.G714]);[.G714])" office:value-type="string" office:string-value="Instruction Identifier">
            <text:p>Instruction Identifier</text:p>
          </table:table-cell>
          <table:table-cell office:value-type="string">
            <text:p>Identifier</text:p>
          </table:table-cell>
          <table:table-cell/>
          <table:table-cell table:formula="oooc:=IF([.J714]&lt;&gt;&quot;&quot;;CONCATENATE([.J714];&quot;_ &quot;;[.I714];&quot;. Type&quot;);CONCATENATE([.I71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Instruction.</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15]=&quot;Universally Unique&quot;;&quot;UU&quot;;[.E715]);IF([.G715]&lt;&gt;[.I715];[.H715];[.F715]);CONCATENATE(IF([.I715]=&quot;Identifier&quot;;&quot;ID&quot;;IF([.I715]=&quot;Text&quot;;&quot;&quot;;[.I715]))));&quot; &quot;;&quot;&quot;);&quot;'&quot;;&quot;&quot;)" office:value-type="string" office:string-value="InstructionNote">
            <text:p>InstructionNote</text:p>
          </table:table-cell>
          <table:table-cell table:style-name="ce10" office:value-type="string">
            <text:p>Payment Means. Instruction_ Note. Text</text:p>
          </table:table-cell>
          <table:table-cell/>
          <table:table-cell table:style-name="ce6" office:value-type="string">
            <text:p>Payment Means</text:p>
          </table:table-cell>
          <table:table-cell office:value-type="string">
            <text:p>Instruction</text:p>
          </table:table-cell>
          <table:table-cell/>
          <table:table-cell office:value-type="string">
            <text:p>Note</text:p>
          </table:table-cell>
          <table:table-cell table:formula="oooc:=IF([.F715]&lt;&gt;&quot;&quot;;CONCATENATE([.F715];&quot; &quot;;[.G715]);[.G715])" office:value-type="string" office:string-value="Note">
            <text:p>Note</text:p>
          </table:table-cell>
          <table:table-cell office:value-type="string">
            <text:p>Text</text:p>
          </table:table-cell>
          <table:table-cell/>
          <table:table-cell table:formula="oooc:=IF([.J715]&lt;&gt;&quot;&quot;;CONCATENATE([.J715];&quot;_ &quot;;[.I715];&quot;. Type&quot;);CONCATENATE([.I715];&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table:style-name="ce14" office:value-type="string">
            <text:p>Free-form text applying to the Payment.</text:p>
          </table:table-cell>
          <table:table-cell table:number-columns-repeated="2"/>
          <table:table-cell table:style-name="ce111"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16]=&quot;Universally Unique&quot;;&quot;UU&quot;;[.E716]);IF([.G716]&lt;&gt;[.I716];[.H716];[.F716]);CONCATENATE(IF([.I716]=&quot;Identifier&quot;;&quot;ID&quot;;IF([.I716]=&quot;Text&quot;;&quot;&quot;;[.I716]))));&quot; &quot;;&quot;&quot;);&quot;'&quot;;&quot;&quot;)" office:value-type="string" office:string-value="PaymentID">
            <text:p>PaymentID</text:p>
          </table:table-cell>
          <table:table-cell table:style-name="ce10" office:value-type="string">
            <text:p>Payment Means. Payment Identifier. Identifier</text:p>
          </table:table-cell>
          <table:table-cell/>
          <table:table-cell table:style-name="ce6" office:value-type="string">
            <text:p>Payment Means</text:p>
          </table:table-cell>
          <table:table-cell/>
          <table:table-cell office:value-type="string">
            <text:p>Payment</text:p>
          </table:table-cell>
          <table:table-cell table:style-name="ce6" office:value-type="string">
            <text:p>Identifier</text:p>
          </table:table-cell>
          <table:table-cell table:formula="oooc:=IF([.F716]&lt;&gt;&quot;&quot;;CONCATENATE([.F716];&quot; &quot;;[.G716]);[.G716])" office:value-type="string" office:string-value="Payment Identifier">
            <text:p>Payment Identifier</text:p>
          </table:table-cell>
          <table:table-cell office:value-type="string">
            <text:p>Identifier</text:p>
          </table:table-cell>
          <table:table-cell/>
          <table:table-cell table:formula="oooc:=IF([.J716]&lt;&gt;&quot;&quot;;CONCATENATE([.J716];&quot;_ &quot;;[.I716];&quot;. Type&quot;);CONCATENATE([.I716];&quot;. Type&quot;))" office:value-type="string" office:string-value="Identifier. Type">
            <text:p>Identifier. Type</text:p>
          </table:table-cell>
          <table:table-cell table:number-columns-repeated="3"/>
          <table:table-cell table:style-name="ce64" office:value-type="string">
            <text:p>0..n</text:p>
          </table:table-cell>
          <table:table-cell office:value-type="string">
            <text:p>BBIE</text:p>
          </table:table-cell>
          <table:table-cell table:style-name="ce10" office:value-type="string">
            <text:p>Identifies the Payment(s).</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4" table:formula="oooc:=SUBSTITUTE(SUBSTITUTE(CONCATENATE(IF([.E717]=&quot;Universally Unique&quot;;&quot;UU&quot;;[.E717]);[.F717];IF([.H717]&lt;&gt;[.I717];[.H717];&quot;&quot;);CONCATENATE(IF([.I717]=&quot;Identifier&quot;;&quot;ID&quot;;IF([.I717]=&quot;Text&quot;;&quot;&quot;;[.I717]))));&quot; &quot;;&quot;&quot;);&quot;'&quot;;&quot;&quot;)" office:value-type="string" office:string-value="CardAccount">
            <text:p>CardAccount</text:p>
          </table:table-cell>
          <table:table-cell table:style-name="ce8" office:value-type="string">
            <text:p>Payment Means. Card Account</text:p>
          </table:table-cell>
          <table:table-cell table:style-name="ce27"/>
          <table:table-cell table:style-name="ce27" office:value-type="string">
            <text:p>Payment Means</text:p>
          </table:table-cell>
          <table:table-cell table:number-columns-repeated="2" table:style-name="ce27"/>
          <table:table-cell table:style-name="ce27"/>
          <table:table-cell table:style-name="ce8" table:formula="oooc:=[.M717]" office:value-type="string" office:string-value="Card Account">
            <text:p>Card Account</text:p>
          </table:table-cell>
          <table:table-cell table:style-name="ce8" table:formula="oooc:=[.M717]" office:value-type="string" office:string-value="Card Account">
            <text:p>Card Account</text:p>
          </table:table-cell>
          <table:table-cell table:style-name="ce8" table:number-columns-repeated="2"/>
          <table:table-cell table:style-name="ce27"/>
          <table:table-cell table:style-name="ce38" office:value-type="string">
            <text:p>Card Account</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Card Accoun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style-name="ce37" table:number-columns-repeated="224"/>
        </table:table-row>
        <table:table-row table:style-name="ro3">
          <table:table-cell table:style-name="ce4" table:formula="oooc:=SUBSTITUTE(SUBSTITUTE(CONCATENATE(IF([.E718]=&quot;Universally Unique&quot;;&quot;UU&quot;;[.E718]);[.F718];IF([.H718]&lt;&gt;[.I718];[.H718];&quot;&quot;);CONCATENATE(IF([.I718]=&quot;Identifier&quot;;&quot;ID&quot;;IF([.I718]=&quot;Text&quot;;&quot;&quot;;[.I718]))));&quot; &quot;;&quot;&quot;);&quot;'&quot;;&quot;&quot;)" office:value-type="string" office:string-value="PayerFinancialAccount">
            <text:p>PayerFinancialAccount</text:p>
          </table:table-cell>
          <table:table-cell table:style-name="ce15" office:value-type="string">
            <text:p>Payment Means. Payer_ Financial Account. Financial Account</text:p>
          </table:table-cell>
          <table:table-cell table:style-name="ce27"/>
          <table:table-cell table:style-name="ce27" office:value-type="string">
            <text:p>Payment Means</text:p>
          </table:table-cell>
          <table:table-cell table:style-name="ce27" office:value-type="string">
            <text:p>Payer</text:p>
          </table:table-cell>
          <table:table-cell table:style-name="ce27"/>
          <table:table-cell table:style-name="ce27"/>
          <table:table-cell table:style-name="ce8" table:formula="oooc:=[.M718]" office:value-type="string" office:string-value="Financial Account">
            <text:p>Financial Account</text:p>
          </table:table-cell>
          <table:table-cell table:style-name="ce8" table:formula="oooc:=[.M718]" office:value-type="string" office:string-value="Financial Account">
            <text:p>Financial Account</text:p>
          </table:table-cell>
          <table:table-cell table:style-name="ce8" table:number-columns-repeated="2"/>
          <table:table-cell table:style-name="ce27"/>
          <table:table-cell table:style-name="ce38" office:value-type="string">
            <text:p>Financial Account</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the payer's Financial Accoun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style-name="ce37" table:number-columns-repeated="224"/>
        </table:table-row>
        <table:table-row table:style-name="ro3">
          <table:table-cell table:style-name="ce4" table:formula="oooc:=SUBSTITUTE(SUBSTITUTE(CONCATENATE(IF([.E719]=&quot;Universally Unique&quot;;&quot;UU&quot;;[.E719]);[.F719];IF([.H719]&lt;&gt;[.I719];[.H719];&quot;&quot;);CONCATENATE(IF([.I719]=&quot;Identifier&quot;;&quot;ID&quot;;IF([.I719]=&quot;Text&quot;;&quot;&quot;;[.I719]))));&quot; &quot;;&quot;&quot;);&quot;'&quot;;&quot;&quot;)" office:value-type="string" office:string-value="PayeeFinancialAccount">
            <text:p>PayeeFinancialAccount</text:p>
          </table:table-cell>
          <table:table-cell table:style-name="ce15" office:value-type="string">
            <text:p>Payment Means. Payee_ Financial Account. Financial Account</text:p>
          </table:table-cell>
          <table:table-cell table:style-name="ce27"/>
          <table:table-cell table:style-name="ce27" office:value-type="string">
            <text:p>Payment Means</text:p>
          </table:table-cell>
          <table:table-cell table:style-name="ce27" office:value-type="string">
            <text:p>Payee</text:p>
          </table:table-cell>
          <table:table-cell table:style-name="ce27"/>
          <table:table-cell table:style-name="ce27"/>
          <table:table-cell table:style-name="ce8" table:formula="oooc:=[.M719]" office:value-type="string" office:string-value="Financial Account">
            <text:p>Financial Account</text:p>
          </table:table-cell>
          <table:table-cell table:style-name="ce8" table:formula="oooc:=[.M719]" office:value-type="string" office:string-value="Financial Account">
            <text:p>Financial Account</text:p>
          </table:table-cell>
          <table:table-cell table:style-name="ce8" table:number-columns-repeated="2"/>
          <table:table-cell table:style-name="ce27"/>
          <table:table-cell table:style-name="ce38" office:value-type="string">
            <text:p>Financial Account</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the payee's Financial Accoun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720]=&quot;Universally Unique&quot;;&quot;UU&quot;;[.E720]);[.F720];IF([.H720]&lt;&gt;[.I720];[.H720];&quot;&quot;);CONCATENATE(IF([.I720]=&quot;Identifier&quot;;&quot;ID&quot;;IF([.I720]=&quot;Text&quot;;&quot;&quot;;[.I720]))));&quot; &quot;;&quot;&quot;);&quot;'&quot;;&quot;&quot;)" office:value-type="string" office:string-value="CreditAccount">
            <text:p>CreditAccount</text:p>
          </table:table-cell>
          <table:table-cell table:style-name="ce8" office:value-type="string">
            <text:p>Payment Means. Credit Account</text:p>
          </table:table-cell>
          <table:table-cell table:style-name="ce27"/>
          <table:table-cell table:style-name="ce27" office:value-type="string">
            <text:p>Payment Means</text:p>
          </table:table-cell>
          <table:table-cell table:number-columns-repeated="2" table:style-name="ce27"/>
          <table:table-cell table:style-name="ce27"/>
          <table:table-cell table:style-name="ce8" table:formula="oooc:=[.M720]" office:value-type="string" office:string-value="Credit Account">
            <text:p>Credit Account</text:p>
          </table:table-cell>
          <table:table-cell table:style-name="ce8" table:formula="oooc:=[.M720]" office:value-type="string" office:string-value="Credit Account">
            <text:p>Credit Account</text:p>
          </table:table-cell>
          <table:table-cell table:style-name="ce8" table:number-columns-repeated="2"/>
          <table:table-cell table:style-name="ce27"/>
          <table:table-cell table:style-name="ce38" office:value-type="string">
            <text:p>Credit Account</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Credit Accoun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PaymentTerms</text:p>
          </table:table-cell>
          <table:table-cell table:style-name="ce30" office:value-type="string">
            <text:p>Payment Terms. Details</text:p>
          </table:table-cell>
          <table:table-cell table:style-name="ce16"/>
          <table:table-cell table:style-name="ce16" office:value-type="string">
            <text:p>Payment Terms</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Payment Terms.</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Procurement</text:p>
          </table:table-cell>
          <table:table-cell table:style-name="ce16" table:number-columns-repeated="9"/>
          <table:table-cell table:number-columns-repeated="224"/>
        </table:table-row>
        <table:table-row table:style-name="ro2">
          <table:table-cell table:formula="oooc:=SUBSTITUTE(SUBSTITUTE(CONCATENATE(IF([.E722]=&quot;Universally Unique&quot;;&quot;UU&quot;;[.E722]);IF([.G722]&lt;&gt;[.I722];[.H722];[.F722]);CONCATENATE(IF([.I722]=&quot;Identifier&quot;;&quot;ID&quot;;IF([.I722]=&quot;Text&quot;;&quot;&quot;;[.I722]))));&quot; &quot;;&quot;&quot;);&quot;'&quot;;&quot;&quot;)" office:value-type="string" office:string-value="ID">
            <text:p>ID</text:p>
          </table:table-cell>
          <table:table-cell table:style-name="ce10" office:value-type="string">
            <text:p>Payment Terms. Identifier</text:p>
          </table:table-cell>
          <table:table-cell/>
          <table:table-cell office:value-type="string">
            <text:p>Payment Terms</text:p>
          </table:table-cell>
          <table:table-cell table:number-columns-repeated="2"/>
          <table:table-cell office:value-type="string">
            <text:p>Identifier</text:p>
          </table:table-cell>
          <table:table-cell table:formula="oooc:=IF([.F722]&lt;&gt;&quot;&quot;;CONCATENATE([.F722];&quot; &quot;;[.G722]);[.G722])" office:value-type="string" office:string-value="Identifier">
            <text:p>Identifier</text:p>
          </table:table-cell>
          <table:table-cell office:value-type="string">
            <text:p>Identifier</text:p>
          </table:table-cell>
          <table:table-cell/>
          <table:table-cell table:formula="oooc:=IF([.J722]&lt;&gt;&quot;&quot;;CONCATENATE([.J722];&quot;_ &quot;;[.I722];&quot;. Type&quot;);CONCATENATE([.I7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Terms.</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23]=&quot;Universally Unique&quot;;&quot;UU&quot;;[.E723]);IF([.G723]&lt;&gt;[.I723];[.H723];[.F723]);CONCATENATE(IF([.I723]=&quot;Identifier&quot;;&quot;ID&quot;;IF([.I723]=&quot;Text&quot;;&quot;&quot;;[.I723]))));&quot; &quot;;&quot;&quot;);&quot;'&quot;;&quot;&quot;)" office:value-type="string" office:string-value="PaymentMeansID">
            <text:p>PaymentMeansID</text:p>
          </table:table-cell>
          <table:table-cell table:style-name="ce10" office:value-type="string">
            <text:p>Payment Terms. Payment Means Identifier. Identifier</text:p>
          </table:table-cell>
          <table:table-cell/>
          <table:table-cell office:value-type="string">
            <text:p>Payment Terms</text:p>
          </table:table-cell>
          <table:table-cell/>
          <table:table-cell table:style-name="ce6" office:value-type="string">
            <text:p>Payment Means</text:p>
          </table:table-cell>
          <table:table-cell office:value-type="string">
            <text:p>Identifier</text:p>
          </table:table-cell>
          <table:table-cell table:formula="oooc:=IF([.F723]&lt;&gt;&quot;&quot;;CONCATENATE([.F723];&quot; &quot;;[.G723]);[.G723])" office:value-type="string" office:string-value="Payment Means Identifier">
            <text:p>Payment Means Identifier</text:p>
          </table:table-cell>
          <table:table-cell office:value-type="string">
            <text:p>Identifier</text:p>
          </table:table-cell>
          <table:table-cell/>
          <table:table-cell table:formula="oooc:=IF([.J723]&lt;&gt;&quot;&quot;;CONCATENATE([.J723];&quot;_ &quot;;[.I723];&quot;. Type&quot;);CONCATENATE([.I72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0" office:value-type="string">
            <text:p>Identifies the applicable Payment Means.</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724]=&quot;Universally Unique&quot;;&quot;UU&quot;;[.E724]);IF([.G724]&lt;&gt;[.I724];[.H724];[.F724]);CONCATENATE(IF([.I724]=&quot;Identifier&quot;;&quot;ID&quot;;IF([.I724]=&quot;Text&quot;;&quot;&quot;;[.I724]))));&quot; &quot;;&quot;&quot;);&quot;'&quot;;&quot;&quot;)" office:value-type="string" office:string-value="PrepaidPaymentReferenceID">
            <text:p>PrepaidPaymentReferenceID</text:p>
          </table:table-cell>
          <table:table-cell table:style-name="ce10" office:value-type="string">
            <text:p>Payment Terms. Prepaid Payment Reference Identifier. Identifier</text:p>
          </table:table-cell>
          <table:table-cell/>
          <table:table-cell table:style-name="ce6" office:value-type="string">
            <text:p>Payment Terms</text:p>
          </table:table-cell>
          <table:table-cell/>
          <table:table-cell table:style-name="ce6" office:value-type="string">
            <text:p>Prepaid Payment Reference</text:p>
          </table:table-cell>
          <table:table-cell office:value-type="string">
            <text:p>Identifier</text:p>
          </table:table-cell>
          <table:table-cell table:formula="oooc:=IF([.F724]&lt;&gt;&quot;&quot;;CONCATENATE([.F724];&quot; &quot;;[.G724]);[.G724])" office:value-type="string" office:string-value="Prepaid Payment Reference Identifier">
            <text:p>Prepaid Payment Reference Identifier</text:p>
          </table:table-cell>
          <table:table-cell office:value-type="string">
            <text:p>Identifier</text:p>
          </table:table-cell>
          <table:table-cell/>
          <table:table-cell table:formula="oooc:=IF([.J724]&lt;&gt;&quot;&quot;;CONCATENATE([.J724];&quot;_ &quot;;[.I724];&quot;. Type&quot;);CONCATENATE([.I7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0" office:value-type="string">
            <text:p>Identifies prepaid payment.</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725]=&quot;Universally Unique&quot;;&quot;UU&quot;;[.E725]);IF([.G725]&lt;&gt;[.I725];[.H725];[.F725]);CONCATENATE(IF([.I725]=&quot;Identifier&quot;;&quot;ID&quot;;IF([.I725]=&quot;Text&quot;;&quot;&quot;;[.I725]))));&quot; &quot;;&quot;&quot;);&quot;'&quot;;&quot;&quot;)" office:value-type="string" office:string-value="Note">
            <text:p>Note</text:p>
          </table:table-cell>
          <table:table-cell office:value-type="string">
            <text:p>Payment Terms. Note. Text</text:p>
          </table:table-cell>
          <table:table-cell/>
          <table:table-cell office:value-type="string">
            <text:p>Payment Terms</text:p>
          </table:table-cell>
          <table:table-cell table:number-columns-repeated="2"/>
          <table:table-cell office:value-type="string">
            <text:p>Note</text:p>
          </table:table-cell>
          <table:table-cell table:formula="oooc:=IF([.F725]&lt;&gt;&quot;&quot;;CONCATENATE([.F725];&quot; &quot;;[.G725]);[.G725])" office:value-type="string" office:string-value="Note">
            <text:p>Note</text:p>
          </table:table-cell>
          <table:table-cell office:value-type="string">
            <text:p>Text</text:p>
          </table:table-cell>
          <table:table-cell/>
          <table:table-cell table:formula="oooc:=IF([.J725]&lt;&gt;&quot;&quot;;CONCATENATE([.J725];&quot;_ &quot;;[.I725];&quot;. Type&quot;);CONCATENATE([.I725];&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table:style-name="ce13" office:value-type="string">
            <text:p>Free-form text applying to the Payment Terms. This element may contain notes or any other similar information that is not contained explicitly in another structur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6]=&quot;Universally Unique&quot;;&quot;UU&quot;;[.E726]);IF([.G726]&lt;&gt;[.I726];[.H726];[.F726]);CONCATENATE(IF([.I726]=&quot;Identifier&quot;;&quot;ID&quot;;IF([.I726]=&quot;Text&quot;;&quot;&quot;;[.I726]))));&quot; &quot;;&quot;&quot;);&quot;'&quot;;&quot;&quot;)" office:value-type="string" office:string-value="ReferenceEventCode">
            <text:p>ReferenceEventCode</text:p>
          </table:table-cell>
          <table:table-cell table:style-name="ce10" office:value-type="string">
            <text:p>Payment Terms. Reference_ Event Code. Code</text:p>
          </table:table-cell>
          <table:table-cell/>
          <table:table-cell office:value-type="string">
            <text:p>Payment Terms</text:p>
          </table:table-cell>
          <table:table-cell office:value-type="string">
            <text:p>Reference</text:p>
          </table:table-cell>
          <table:table-cell office:value-type="string">
            <text:p>Event</text:p>
          </table:table-cell>
          <table:table-cell table:style-name="ce6" office:value-type="string">
            <text:p>Code</text:p>
          </table:table-cell>
          <table:table-cell table:formula="oooc:=IF([.F726]&lt;&gt;&quot;&quot;;CONCATENATE([.F726];&quot; &quot;;[.G726]);[.G726])" office:value-type="string" office:string-value="Event Code">
            <text:p>Event Code</text:p>
          </table:table-cell>
          <table:table-cell office:value-type="string">
            <text:p>Code</text:p>
          </table:table-cell>
          <table:table-cell/>
          <table:table-cell table:formula="oooc:=IF([.J726]&lt;&gt;&quot;&quot;;CONCATENATE([.J726];&quot;_ &quot;;[.I726];&quot;. Type&quot;);CONCATENATE([.I72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event from which terms are offered for a length of time, identified by a standard cod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7]=&quot;Universally Unique&quot;;&quot;UU&quot;;[.E727]);IF([.G727]&lt;&gt;[.I727];[.H727];[.F727]);CONCATENATE(IF([.I727]=&quot;Identifier&quot;;&quot;ID&quot;;IF([.I727]=&quot;Text&quot;;&quot;&quot;;[.I727]))));&quot; &quot;;&quot;&quot;);&quot;'&quot;;&quot;&quot;)" office:value-type="string" office:string-value="SettlementDiscountPercent">
            <text:p>SettlementDiscountPercent</text:p>
          </table:table-cell>
          <table:table-cell office:value-type="string">
            <text:p>Payment Terms. Settlement_ Discount Percent. Percent</text:p>
          </table:table-cell>
          <table:table-cell/>
          <table:table-cell office:value-type="string">
            <text:p>Payment Terms</text:p>
          </table:table-cell>
          <table:table-cell office:value-type="string">
            <text:p>Settlement</text:p>
          </table:table-cell>
          <table:table-cell office:value-type="string">
            <text:p>Discount</text:p>
          </table:table-cell>
          <table:table-cell office:value-type="string">
            <text:p>Percent</text:p>
          </table:table-cell>
          <table:table-cell table:formula="oooc:=IF([.F727]&lt;&gt;&quot;&quot;;CONCATENATE([.F727];&quot; &quot;;[.G727]);[.G727])" office:value-type="string" office:string-value="Discount Percent">
            <text:p>Discount Percent</text:p>
          </table:table-cell>
          <table:table-cell office:value-type="string">
            <text:p>Percent</text:p>
          </table:table-cell>
          <table:table-cell/>
          <table:table-cell table:formula="oooc:=IF([.J727]&lt;&gt;&quot;&quot;;CONCATENATE([.J727];&quot;_ &quot;;[.I727];&quot;. Type&quot;);CONCATENATE([.I727];&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The settlement discount rate (percentage) offered for payment within the settlement perio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8]=&quot;Universally Unique&quot;;&quot;UU&quot;;[.E728]);IF([.G728]&lt;&gt;[.I728];[.H728];[.F728]);CONCATENATE(IF([.I728]=&quot;Identifier&quot;;&quot;ID&quot;;IF([.I728]=&quot;Text&quot;;&quot;&quot;;[.I728]))));&quot; &quot;;&quot;&quot;);&quot;'&quot;;&quot;&quot;)" office:value-type="string" office:string-value="PenaltySurchargePercent">
            <text:p>PenaltySurchargePercent</text:p>
          </table:table-cell>
          <table:table-cell office:value-type="string">
            <text:p>Payment Terms. Penalty_ Surcharge Percent. Percent</text:p>
          </table:table-cell>
          <table:table-cell/>
          <table:table-cell office:value-type="string">
            <text:p>Payment Terms</text:p>
          </table:table-cell>
          <table:table-cell office:value-type="string">
            <text:p>Penalty</text:p>
          </table:table-cell>
          <table:table-cell office:value-type="string">
            <text:p>Surcharge</text:p>
          </table:table-cell>
          <table:table-cell office:value-type="string">
            <text:p>Percent</text:p>
          </table:table-cell>
          <table:table-cell table:formula="oooc:=IF([.F728]&lt;&gt;&quot;&quot;;CONCATENATE([.F728];&quot; &quot;;[.G728]);[.G728])" office:value-type="string" office:string-value="Surcharge Percent">
            <text:p>Surcharge Percent</text:p>
          </table:table-cell>
          <table:table-cell office:value-type="string">
            <text:p>Percent</text:p>
          </table:table-cell>
          <table:table-cell/>
          <table:table-cell table:formula="oooc:=IF([.J728]&lt;&gt;&quot;&quot;;CONCATENATE([.J728];&quot;_ &quot;;[.I728];&quot;. Type&quot;);CONCATENATE([.I728];&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The penalty rate (percentage) charged for late payment.</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29]=&quot;Universally Unique&quot;;&quot;UU&quot;;[.E729]);IF([.G729]&lt;&gt;[.I729];[.H729];[.F729]);CONCATENATE(IF([.I729]=&quot;Identifier&quot;;&quot;ID&quot;;IF([.I729]=&quot;Text&quot;;&quot;&quot;;[.I729]))));&quot; &quot;;&quot;&quot;);&quot;'&quot;;&quot;&quot;)" office:value-type="string" office:string-value="Amount">
            <text:p>Amount</text:p>
          </table:table-cell>
          <table:table-cell table:style-name="ce10" office:value-type="string">
            <text:p>Payment Terms. Amount</text:p>
          </table:table-cell>
          <table:table-cell/>
          <table:table-cell office:value-type="string">
            <text:p>Payment Terms</text:p>
          </table:table-cell>
          <table:table-cell table:number-columns-repeated="2"/>
          <table:table-cell office:value-type="string">
            <text:p>Amount</text:p>
          </table:table-cell>
          <table:table-cell table:formula="oooc:=IF([.F729]&lt;&gt;&quot;&quot;;CONCATENATE([.F729];&quot; &quot;;[.G729]);[.G729])" office:value-type="string" office:string-value="Amount">
            <text:p>Amount</text:p>
          </table:table-cell>
          <table:table-cell office:value-type="string">
            <text:p>Amount</text:p>
          </table:table-cell>
          <table:table-cell/>
          <table:table-cell table:formula="oooc:=IF([.J729]&lt;&gt;&quot;&quot;;CONCATENATE([.J729];&quot;_ &quot;;[.I729];&quot;. Type&quot;);CONCATENATE([.I729];&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payment amount for the Payment Terms.</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style-name="ce4" table:formula="oooc:=SUBSTITUTE(SUBSTITUTE(CONCATENATE(IF([.E730]=&quot;Universally Unique&quot;;&quot;UU&quot;;[.E730]);[.F730];IF([.H730]&lt;&gt;[.I730];[.H730];&quot;&quot;);CONCATENATE(IF([.I730]=&quot;Identifier&quot;;&quot;ID&quot;;IF([.I730]=&quot;Text&quot;;&quot;&quot;;[.I730]))));&quot; &quot;;&quot;&quot;);&quot;'&quot;;&quot;&quot;)" office:value-type="string" office:string-value="SettlementPeriod">
            <text:p>SettlementPeriod</text:p>
          </table:table-cell>
          <table:table-cell table:style-name="ce15" office:value-type="string">
            <text:p>Payment Terms. Settlement_ Period. Period</text:p>
          </table:table-cell>
          <table:table-cell table:style-name="ce27"/>
          <table:table-cell table:style-name="ce27" office:value-type="string">
            <text:p>Payment Terms</text:p>
          </table:table-cell>
          <table:table-cell table:style-name="ce27" office:value-type="string">
            <text:p>Settlement</text:p>
          </table:table-cell>
          <table:table-cell table:style-name="ce27"/>
          <table:table-cell table:style-name="ce27"/>
          <table:table-cell table:style-name="ce8" table:formula="oooc:=[.M730]" office:value-type="string" office:string-value="Period">
            <text:p>Period</text:p>
          </table:table-cell>
          <table:table-cell table:style-name="ce8" table:formula="oooc:=[.M730]" office:value-type="string" office:string-value="Period">
            <text:p>Period</text:p>
          </table:table-cell>
          <table:table-cell table:style-name="ce8" table:number-columns-repeated="2"/>
          <table:table-cell table:style-name="ce27"/>
          <table:table-cell table:style-name="ce38" office:value-type="string">
            <text:p>Period</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Settlement Period.</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style-name="ce37" table:number-columns-repeated="224"/>
        </table:table-row>
        <table:table-row table:style-name="ro2">
          <table:table-cell table:style-name="ce4" table:formula="oooc:=SUBSTITUTE(SUBSTITUTE(CONCATENATE(IF([.E731]=&quot;Universally Unique&quot;;&quot;UU&quot;;[.E731]);[.F731];IF([.H731]&lt;&gt;[.I731];[.H731];&quot;&quot;);CONCATENATE(IF([.I731]=&quot;Identifier&quot;;&quot;ID&quot;;IF([.I731]=&quot;Text&quot;;&quot;&quot;;[.I731]))));&quot; &quot;;&quot;&quot;);&quot;'&quot;;&quot;&quot;)" office:value-type="string" office:string-value="PenaltyPeriod">
            <text:p>PenaltyPeriod</text:p>
          </table:table-cell>
          <table:table-cell table:style-name="ce15" office:value-type="string">
            <text:p>Payment Terms. Penalty_ Period. Period</text:p>
          </table:table-cell>
          <table:table-cell table:style-name="ce27"/>
          <table:table-cell table:style-name="ce27" office:value-type="string">
            <text:p>Payment Terms</text:p>
          </table:table-cell>
          <table:table-cell table:style-name="ce27" office:value-type="string">
            <text:p>Penalty</text:p>
          </table:table-cell>
          <table:table-cell table:style-name="ce27"/>
          <table:table-cell table:style-name="ce27"/>
          <table:table-cell table:style-name="ce8" table:formula="oooc:=[.M731]" office:value-type="string" office:string-value="Period">
            <text:p>Period</text:p>
          </table:table-cell>
          <table:table-cell table:style-name="ce8" table:formula="oooc:=[.M731]" office:value-type="string" office:string-value="Period">
            <text:p>Period</text:p>
          </table:table-cell>
          <table:table-cell table:style-name="ce8" table:number-columns-repeated="2"/>
          <table:table-cell table:style-name="ce27"/>
          <table:table-cell table:style-name="ce38" office:value-type="string">
            <text:p>Period</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Penalty Period.</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Period</text:p>
          </table:table-cell>
          <table:table-cell table:style-name="ce30" office:value-type="string">
            <text:p>Period. Details</text:p>
          </table:table-cell>
          <table:table-cell table:style-name="ce16"/>
          <table:table-cell table:style-name="ce16" office:value-type="string">
            <text:p>Period</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period of time.</text:p>
          </table:table-cell>
          <table:table-cell table:style-name="ce52" table:number-columns-repeated="2"/>
          <table:table-cell table:style-name="ce104" office:value-type="string">
            <text:p>1.0</text:p>
          </table:table-cell>
          <table:table-cell table:style-name="ce85"/>
          <table:table-cell table:style-name="ce131"/>
          <table:table-cell table:style-name="ce16" table:number-columns-repeated="10"/>
          <table:table-cell table:number-columns-repeated="224"/>
        </table:table-row>
        <table:table-row table:style-name="ro2">
          <table:table-cell table:formula="oooc:=SUBSTITUTE(SUBSTITUTE(CONCATENATE(IF([.E733]=&quot;Universally Unique&quot;;&quot;UU&quot;;[.E733]);IF([.G733]&lt;&gt;[.I733];[.H733];[.F733]);CONCATENATE(IF([.I733]=&quot;Identifier&quot;;&quot;ID&quot;;IF([.I733]=&quot;Text&quot;;&quot;&quot;;[.I733]))));&quot; &quot;;&quot;&quot;);&quot;'&quot;;&quot;&quot;)" office:value-type="string" office:string-value="StartDate">
            <text:p>StartDate</text:p>
          </table:table-cell>
          <table:table-cell table:style-name="ce10" office:value-type="string">
            <text:p>Period. Start Date. Date</text:p>
          </table:table-cell>
          <table:table-cell/>
          <table:table-cell office:value-type="string">
            <text:p>Period</text:p>
          </table:table-cell>
          <table:table-cell/>
          <table:table-cell office:value-type="string">
            <text:p>Start</text:p>
          </table:table-cell>
          <table:table-cell table:style-name="ce6" office:value-type="string">
            <text:p>Date</text:p>
          </table:table-cell>
          <table:table-cell table:formula="oooc:=IF([.F733]&lt;&gt;&quot;&quot;;CONCATENATE([.F733];&quot; &quot;;[.G733]);[.G733])" office:value-type="string" office:string-value="Start Date">
            <text:p>Start Date</text:p>
          </table:table-cell>
          <table:table-cell table:style-name="ce6" office:value-type="string">
            <text:p>Date</text:p>
          </table:table-cell>
          <table:table-cell/>
          <table:table-cell table:formula="oooc:=IF([.J733]&lt;&gt;&quot;&quot;;CONCATENATE([.J733];&quot;_ &quot;;[.I733];&quot;. Type&quot;);CONCATENATE([.I73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0" office:value-type="string">
            <text:p>The start date of the period.</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734]=&quot;Universally Unique&quot;;&quot;UU&quot;;[.E734]);IF([.G734]&lt;&gt;[.I734];[.H734];[.F734]);CONCATENATE(IF([.I734]=&quot;Identifier&quot;;&quot;ID&quot;;IF([.I734]=&quot;Text&quot;;&quot;&quot;;[.I734]))));&quot; &quot;;&quot;&quot;);&quot;'&quot;;&quot;&quot;)" office:value-type="string" office:string-value="StartTime">
            <text:p>StartTime</text:p>
          </table:table-cell>
          <table:table-cell table:style-name="ce10" office:value-type="string">
            <text:p>Period. Start Time. Time</text:p>
          </table:table-cell>
          <table:table-cell/>
          <table:table-cell office:value-type="string">
            <text:p>Period</text:p>
          </table:table-cell>
          <table:table-cell/>
          <table:table-cell office:value-type="string">
            <text:p>Start</text:p>
          </table:table-cell>
          <table:table-cell table:style-name="ce6" office:value-type="string">
            <text:p>Time</text:p>
          </table:table-cell>
          <table:table-cell table:formula="oooc:=IF([.F734]&lt;&gt;&quot;&quot;;CONCATENATE([.F734];&quot; &quot;;[.G734]);[.G734])" office:value-type="string" office:string-value="Start Time">
            <text:p>Start Time</text:p>
          </table:table-cell>
          <table:table-cell table:style-name="ce6" office:value-type="string">
            <text:p>Time</text:p>
          </table:table-cell>
          <table:table-cell/>
          <table:table-cell table:formula="oooc:=IF([.J734]&lt;&gt;&quot;&quot;;CONCATENATE([.J734];&quot;_ &quot;;[.I734];&quot;. Type&quot;);CONCATENATE([.I73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0" office:value-type="string">
            <text:p>The start time of the period.</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735]=&quot;Universally Unique&quot;;&quot;UU&quot;;[.E735]);IF([.G735]&lt;&gt;[.I735];[.H735];[.F735]);CONCATENATE(IF([.I735]=&quot;Identifier&quot;;&quot;ID&quot;;IF([.I735]=&quot;Text&quot;;&quot;&quot;;[.I735]))));&quot; &quot;;&quot;&quot;);&quot;'&quot;;&quot;&quot;)" office:value-type="string" office:string-value="EndDate">
            <text:p>EndDate</text:p>
          </table:table-cell>
          <table:table-cell table:style-name="ce10" office:value-type="string">
            <text:p>Period. End Date. Date</text:p>
          </table:table-cell>
          <table:table-cell/>
          <table:table-cell office:value-type="string">
            <text:p>Period</text:p>
          </table:table-cell>
          <table:table-cell/>
          <table:table-cell office:value-type="string">
            <text:p>End</text:p>
          </table:table-cell>
          <table:table-cell table:style-name="ce6" office:value-type="string">
            <text:p>Date</text:p>
          </table:table-cell>
          <table:table-cell table:formula="oooc:=IF([.F735]&lt;&gt;&quot;&quot;;CONCATENATE([.F735];&quot; &quot;;[.G735]);[.G735])" office:value-type="string" office:string-value="End Date">
            <text:p>End Date</text:p>
          </table:table-cell>
          <table:table-cell table:style-name="ce6" office:value-type="string">
            <text:p>Date</text:p>
          </table:table-cell>
          <table:table-cell/>
          <table:table-cell table:formula="oooc:=IF([.J735]&lt;&gt;&quot;&quot;;CONCATENATE([.J735];&quot;_ &quot;;[.I735];&quot;. Type&quot;);CONCATENATE([.I73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0" office:value-type="string">
            <text:p>The end date of the period.</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736]=&quot;Universally Unique&quot;;&quot;UU&quot;;[.E736]);IF([.G736]&lt;&gt;[.I736];[.H736];[.F736]);CONCATENATE(IF([.I736]=&quot;Identifier&quot;;&quot;ID&quot;;IF([.I736]=&quot;Text&quot;;&quot;&quot;;[.I736]))));&quot; &quot;;&quot;&quot;);&quot;'&quot;;&quot;&quot;)" office:value-type="string" office:string-value="EndTime">
            <text:p>EndTime</text:p>
          </table:table-cell>
          <table:table-cell table:style-name="ce10" office:value-type="string">
            <text:p>Period. End Time. Time</text:p>
          </table:table-cell>
          <table:table-cell/>
          <table:table-cell office:value-type="string">
            <text:p>Period</text:p>
          </table:table-cell>
          <table:table-cell/>
          <table:table-cell office:value-type="string">
            <text:p>End</text:p>
          </table:table-cell>
          <table:table-cell table:style-name="ce6" office:value-type="string">
            <text:p>Time</text:p>
          </table:table-cell>
          <table:table-cell table:formula="oooc:=IF([.F736]&lt;&gt;&quot;&quot;;CONCATENATE([.F736];&quot; &quot;;[.G736]);[.G736])" office:value-type="string" office:string-value="End Time">
            <text:p>End Time</text:p>
          </table:table-cell>
          <table:table-cell table:style-name="ce6" office:value-type="string">
            <text:p>Time</text:p>
          </table:table-cell>
          <table:table-cell/>
          <table:table-cell table:formula="oooc:=IF([.J736]&lt;&gt;&quot;&quot;;CONCATENATE([.J736];&quot;_ &quot;;[.I736];&quot;. Type&quot;);CONCATENATE([.I73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0" office:value-type="string">
            <text:p>The end time of the period.</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737]=&quot;Universally Unique&quot;;&quot;UU&quot;;[.E737]);IF([.G737]&lt;&gt;[.I737];[.H737];[.F737]);CONCATENATE(IF([.I737]=&quot;Identifier&quot;;&quot;ID&quot;;IF([.I737]=&quot;Text&quot;;&quot;&quot;;[.I737]))));&quot; &quot;;&quot;&quot;);&quot;'&quot;;&quot;&quot;)" office:value-type="string" office:string-value="DurationMeasure">
            <text:p>DurationMeasure</text:p>
          </table:table-cell>
          <table:table-cell office:value-type="string">
            <text:p>Period. Duration. Measure</text:p>
          </table:table-cell>
          <table:table-cell/>
          <table:table-cell office:value-type="string">
            <text:p>Period</text:p>
          </table:table-cell>
          <table:table-cell table:number-columns-repeated="2"/>
          <table:table-cell office:value-type="string">
            <text:p>Duration</text:p>
          </table:table-cell>
          <table:table-cell table:formula="oooc:=IF([.F737]&lt;&gt;&quot;&quot;;CONCATENATE([.F737];&quot; &quot;;[.G737]);[.G737])" office:value-type="string" office:string-value="Duration">
            <text:p>Duration</text:p>
          </table:table-cell>
          <table:table-cell office:value-type="string">
            <text:p>Measure</text:p>
          </table:table-cell>
          <table:table-cell/>
          <table:table-cell table:formula="oooc:=IF([.J737]&lt;&gt;&quot;&quot;;CONCATENATE([.J737];&quot;_ &quot;;[.I737];&quot;. Type&quot;);CONCATENATE([.I737];&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duration of a period, expressed as a code; ISO 8601.</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738]=&quot;Universally Unique&quot;;&quot;UU&quot;;[.E738]);IF([.G738]&lt;&gt;[.I738];[.H738];[.F738]);CONCATENATE(IF([.I738]=&quot;Identifier&quot;;&quot;ID&quot;;IF([.I738]=&quot;Text&quot;;&quot;&quot;;[.I738]))));&quot; &quot;;&quot;&quot;);&quot;'&quot;;&quot;&quot;)" office:value-type="string" office:string-value="DescriptionCode">
            <text:p>DescriptionCode</text:p>
          </table:table-cell>
          <table:table-cell table:style-name="ce10" office:value-type="string">
            <text:p>Period. Description Code. Code</text:p>
          </table:table-cell>
          <table:table-cell/>
          <table:table-cell office:value-type="string">
            <text:p>Period</text:p>
          </table:table-cell>
          <table:table-cell/>
          <table:table-cell office:value-type="string">
            <text:p>Description</text:p>
          </table:table-cell>
          <table:table-cell table:style-name="ce6" office:value-type="string">
            <text:p>Code</text:p>
          </table:table-cell>
          <table:table-cell table:formula="oooc:=IF([.F738]&lt;&gt;&quot;&quot;;CONCATENATE([.F738];&quot; &quot;;[.G738]);[.G738])" office:value-type="string" office:string-value="Description Code">
            <text:p>Description Code</text:p>
          </table:table-cell>
          <table:table-cell office:value-type="string">
            <text:p>Code</text:p>
          </table:table-cell>
          <table:table-cell/>
          <table:table-cell table:formula="oooc:=IF([.J738]&lt;&gt;&quot;&quot;;CONCATENATE([.J738];&quot;_ &quot;;[.I738];&quot;. Type&quot;);CONCATENATE([.I738];&quot;. Type&quot;))" office:value-type="string" office:string-value="Code. Type">
            <text:p>Code. Type</text:p>
          </table:table-cell>
          <table:table-cell table:number-columns-repeated="3"/>
          <table:table-cell office:value-type="string">
            <text:p>0..n</text:p>
          </table:table-cell>
          <table:table-cell office:value-type="string">
            <text:p>BBIE</text:p>
          </table:table-cell>
          <table:table-cell table:style-name="ce14" office:value-type="string">
            <text:p>A description of the period, expressed as a code.</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739]=&quot;Universally Unique&quot;;&quot;UU&quot;;[.E739]);IF([.G739]&lt;&gt;[.I739];[.H739];[.F739]);CONCATENATE(IF([.I739]=&quot;Identifier&quot;;&quot;ID&quot;;IF([.I739]=&quot;Text&quot;;&quot;&quot;;[.I739]))));&quot; &quot;;&quot;&quot;);&quot;'&quot;;&quot;&quot;)" office:value-type="string" office:string-value="Description">
            <text:p>Description</text:p>
          </table:table-cell>
          <table:table-cell table:style-name="ce10" office:value-type="string">
            <text:p>Period. Description. Text</text:p>
          </table:table-cell>
          <table:table-cell/>
          <table:table-cell office:value-type="string">
            <text:p>Period</text:p>
          </table:table-cell>
          <table:table-cell table:number-columns-repeated="2"/>
          <table:table-cell office:value-type="string">
            <text:p>Description</text:p>
          </table:table-cell>
          <table:table-cell table:formula="oooc:=IF([.F739]&lt;&gt;&quot;&quot;;CONCATENATE([.F739];&quot; &quot;;[.G739]);[.G739])" office:value-type="string" office:string-value="Description">
            <text:p>Description</text:p>
          </table:table-cell>
          <table:table-cell table:style-name="ce6" office:value-type="string">
            <text:p>Text</text:p>
          </table:table-cell>
          <table:table-cell/>
          <table:table-cell table:formula="oooc:=IF([.J739]&lt;&gt;&quot;&quot;;CONCATENATE([.J739];&quot;_ &quot;;[.I739];&quot;. Type&quot;);CONCATENATE([.I73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4" office:value-type="string">
            <text:p>A description of the period.</text:p>
          </table:table-cell>
          <table:table-cell table:number-columns-repeated="2"/>
          <table:table-cell table:style-name="ce92" office:value-type="string">
            <text:p>1.0</text:p>
          </table:table-cell>
          <table:table-cell table:number-columns-repeated="236"/>
        </table:table-row>
        <table:table-row table:style-name="ro1">
          <table:table-cell table:style-name="ce2" office:value-type="string">
            <text:p>Person</text:p>
          </table:table-cell>
          <table:table-cell table:style-name="ce30" office:value-type="string">
            <text:p>Person. Details</text:p>
          </table:table-cell>
          <table:table-cell table:style-name="ce16"/>
          <table:table-cell table:style-name="ce16" office:value-type="string">
            <text:p>Person</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person.</text:p>
          </table:table-cell>
          <table:table-cell table:style-name="ce52"/>
          <table:table-cell table:style-name="ce52" office:value-type="string">
            <text:p>Added the Person structure given by IDA </text:p>
          </table:table-cell>
          <table:table-cell table:style-name="ce104" office:value-type="string">
            <text:p>2.0</text:p>
          </table:table-cell>
          <table:table-cell table:style-name="ce85"/>
          <table:table-cell table:style-name="ce131"/>
          <table:table-cell table:style-name="ce16" table:number-columns-repeated="10"/>
          <table:table-cell table:number-columns-repeated="224"/>
        </table:table-row>
        <table:table-row table:style-name="ro2">
          <table:table-cell table:formula="oooc:=SUBSTITUTE(SUBSTITUTE(CONCATENATE(IF([.E741]=&quot;Universally Unique&quot;;&quot;UU&quot;;[.E741]);IF([.G741]&lt;&gt;[.I741];[.H741];[.F741]);CONCATENATE(IF([.I741]=&quot;Identifier&quot;;&quot;ID&quot;;IF([.I741]=&quot;Text&quot;;&quot;&quot;;[.I741]))));&quot; &quot;;&quot;&quot;);&quot;'&quot;;&quot;&quot;)" office:value-type="string" office:string-value="FirstName">
            <text:p>FirstName</text:p>
          </table:table-cell>
          <table:table-cell table:style-name="ce10" office:value-type="string">
            <text:p>Person. First_ Name. Name</text:p>
          </table:table-cell>
          <table:table-cell/>
          <table:table-cell office:value-type="string">
            <text:p>Person</text:p>
          </table:table-cell>
          <table:table-cell table:style-name="ce6" office:value-type="string">
            <text:p>First</text:p>
          </table:table-cell>
          <table:table-cell/>
          <table:table-cell table:style-name="ce6" office:value-type="string">
            <text:p>Name</text:p>
          </table:table-cell>
          <table:table-cell table:formula="oooc:=IF([.F741]&lt;&gt;&quot;&quot;;CONCATENATE([.F741];&quot; &quot;;[.G741]);[.G741])" office:value-type="string" office:string-value="Name">
            <text:p>Name</text:p>
          </table:table-cell>
          <table:table-cell office:value-type="string">
            <text:p>Name</text:p>
          </table:table-cell>
          <table:table-cell/>
          <table:table-cell table:formula="oooc:=IF([.J741]&lt;&gt;&quot;&quot;;CONCATENATE([.J741];&quot;_ &quot;;[.I741];&quot;. Type&quot;);CONCATENATE([.I741];&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10" office:value-type="string">
            <text:p>A person's forename or first name.</text:p>
          </table:table-cell>
          <table:table-cell table:number-columns-repeated="2"/>
          <table:table-cell table:style-name="ce92" office:value-type="string">
            <text:p>2.0</text:p>
          </table:table-cell>
          <table:table-cell table:number-columns-repeated="236"/>
        </table:table-row>
        <table:table-row table:style-name="ro2">
          <table:table-cell table:formula="oooc:=SUBSTITUTE(SUBSTITUTE(CONCATENATE(IF([.E742]=&quot;Universally Unique&quot;;&quot;UU&quot;;[.E742]);IF([.G742]&lt;&gt;[.I742];[.H742];[.F742]);CONCATENATE(IF([.I742]=&quot;Identifier&quot;;&quot;ID&quot;;IF([.I742]=&quot;Text&quot;;&quot;&quot;;[.I742]))));&quot; &quot;;&quot;&quot;);&quot;'&quot;;&quot;&quot;)" office:value-type="string" office:string-value="FamilyName">
            <text:p>FamilyName</text:p>
          </table:table-cell>
          <table:table-cell table:style-name="ce10" office:value-type="string">
            <text:p>Person. Family_ Name. Name</text:p>
          </table:table-cell>
          <table:table-cell/>
          <table:table-cell office:value-type="string">
            <text:p>Person</text:p>
          </table:table-cell>
          <table:table-cell office:value-type="string">
            <text:p>Family</text:p>
          </table:table-cell>
          <table:table-cell/>
          <table:table-cell table:style-name="ce6" office:value-type="string">
            <text:p>Name</text:p>
          </table:table-cell>
          <table:table-cell table:formula="oooc:=IF([.F742]&lt;&gt;&quot;&quot;;CONCATENATE([.F742];&quot; &quot;;[.G742]);[.G742])" office:value-type="string" office:string-value="Name">
            <text:p>Name</text:p>
          </table:table-cell>
          <table:table-cell office:value-type="string">
            <text:p>Name</text:p>
          </table:table-cell>
          <table:table-cell/>
          <table:table-cell table:formula="oooc:=IF([.J742]&lt;&gt;&quot;&quot;;CONCATENATE([.J742];&quot;_ &quot;;[.I742];&quot;. Type&quot;);CONCATENATE([.I742];&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10" office:value-type="string">
            <text:p>A person's surname or family name.</text:p>
          </table:table-cell>
          <table:table-cell table:number-columns-repeated="2"/>
          <table:table-cell table:style-name="ce92" office:value-type="string">
            <text:p>2.0</text:p>
          </table:table-cell>
          <table:table-cell table:number-columns-repeated="236"/>
        </table:table-row>
        <table:table-row table:style-name="ro2">
          <table:table-cell table:formula="oooc:=SUBSTITUTE(SUBSTITUTE(CONCATENATE(IF([.E743]=&quot;Universally Unique&quot;;&quot;UU&quot;;[.E743]);IF([.G743]&lt;&gt;[.I743];[.H743];[.F743]);CONCATENATE(IF([.I743]=&quot;Identifier&quot;;&quot;ID&quot;;IF([.I743]=&quot;Text&quot;;&quot;&quot;;[.I743]))));&quot; &quot;;&quot;&quot;);&quot;'&quot;;&quot;&quot;)" office:value-type="string" office:string-value="Title">
            <text:p>Title</text:p>
          </table:table-cell>
          <table:table-cell office:value-type="string">
            <text:p>Person. Title. Text</text:p>
          </table:table-cell>
          <table:table-cell/>
          <table:table-cell office:value-type="string">
            <text:p>Person</text:p>
          </table:table-cell>
          <table:table-cell table:number-columns-repeated="2"/>
          <table:table-cell office:value-type="string">
            <text:p>Title</text:p>
          </table:table-cell>
          <table:table-cell table:formula="oooc:=IF([.F743]&lt;&gt;&quot;&quot;;CONCATENATE([.F743];&quot; &quot;;[.G743]);[.G743])" office:value-type="string" office:string-value="Title">
            <text:p>Title</text:p>
          </table:table-cell>
          <table:table-cell office:value-type="string">
            <text:p>Text</text:p>
          </table:table-cell>
          <table:table-cell/>
          <table:table-cell table:formula="oooc:=IF([.J743]&lt;&gt;&quot;&quot;;CONCATENATE([.J743];&quot;_ &quot;;[.I743];&quot;. Type&quot;);CONCATENATE([.I74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A person's title of address, e.g., Mr, Ms, Dr, Sir.</text:p>
          </table:table-cell>
          <table:table-cell table:number-columns-repeated="2"/>
          <table:table-cell table:style-name="ce92" office:value-type="string">
            <text:p>2.0</text:p>
          </table:table-cell>
          <table:table-cell table:number-columns-repeated="236"/>
        </table:table-row>
        <table:table-row table:style-name="ro2">
          <table:table-cell table:formula="oooc:=SUBSTITUTE(SUBSTITUTE(CONCATENATE(IF([.E744]=&quot;Universally Unique&quot;;&quot;UU&quot;;[.E744]);IF([.G744]&lt;&gt;[.I744];[.H744];[.F744]);CONCATENATE(IF([.I744]=&quot;Identifier&quot;;&quot;ID&quot;;IF([.I744]=&quot;Text&quot;;&quot;&quot;;[.I744]))));&quot; &quot;;&quot;&quot;);&quot;'&quot;;&quot;&quot;)" office:value-type="string" office:string-value="MiddleName">
            <text:p>MiddleName</text:p>
          </table:table-cell>
          <table:table-cell table:style-name="ce10" office:value-type="string">
            <text:p>Person. Middle_ Name. Name</text:p>
          </table:table-cell>
          <table:table-cell/>
          <table:table-cell office:value-type="string">
            <text:p>Person</text:p>
          </table:table-cell>
          <table:table-cell office:value-type="string">
            <text:p>Middle</text:p>
          </table:table-cell>
          <table:table-cell/>
          <table:table-cell table:style-name="ce6" office:value-type="string">
            <text:p>Name</text:p>
          </table:table-cell>
          <table:table-cell table:formula="oooc:=IF([.F744]&lt;&gt;&quot;&quot;;CONCATENATE([.F744];&quot; &quot;;[.G744]);[.G744])" office:value-type="string" office:string-value="Name">
            <text:p>Name</text:p>
          </table:table-cell>
          <table:table-cell office:value-type="string">
            <text:p>Name</text:p>
          </table:table-cell>
          <table:table-cell/>
          <table:table-cell table:formula="oooc:=IF([.J744]&lt;&gt;&quot;&quot;;CONCATENATE([.J744];&quot;_ &quot;;[.I744];&quot;. Type&quot;);CONCATENATE([.I74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10" office:value-type="string">
            <text:p>A person's middle name(s) and/or initial(s).</text:p>
          </table:table-cell>
          <table:table-cell table:number-columns-repeated="2"/>
          <table:table-cell table:style-name="ce92" office:value-type="string">
            <text:p>2.0</text:p>
          </table:table-cell>
          <table:table-cell table:number-columns-repeated="236"/>
        </table:table-row>
        <table:table-row table:style-name="ro2">
          <table:table-cell table:formula="oooc:=SUBSTITUTE(SUBSTITUTE(CONCATENATE(IF([.E745]=&quot;Universally Unique&quot;;&quot;UU&quot;;[.E745]);IF([.G745]&lt;&gt;[.I745];[.H745];[.F745]);CONCATENATE(IF([.I745]=&quot;Identifier&quot;;&quot;ID&quot;;IF([.I745]=&quot;Text&quot;;&quot;&quot;;[.I745]))));&quot; &quot;;&quot;&quot;);&quot;'&quot;;&quot;&quot;)" office:value-type="string" office:string-value="NameSuffix">
            <text:p>NameSuffix</text:p>
          </table:table-cell>
          <table:table-cell office:value-type="string">
            <text:p>Person. Name Suffix. Text</text:p>
          </table:table-cell>
          <table:table-cell/>
          <table:table-cell office:value-type="string">
            <text:p>Person</text:p>
          </table:table-cell>
          <table:table-cell/>
          <table:table-cell office:value-type="string">
            <text:p>Name</text:p>
          </table:table-cell>
          <table:table-cell office:value-type="string">
            <text:p>Suffix</text:p>
          </table:table-cell>
          <table:table-cell table:formula="oooc:=IF([.F745]&lt;&gt;&quot;&quot;;CONCATENATE([.F745];&quot; &quot;;[.G745]);[.G745])" office:value-type="string" office:string-value="Name Suffix">
            <text:p>Name Suffix</text:p>
          </table:table-cell>
          <table:table-cell office:value-type="string">
            <text:p>Text</text:p>
          </table:table-cell>
          <table:table-cell/>
          <table:table-cell table:formula="oooc:=IF([.J745]&lt;&gt;&quot;&quot;;CONCATENATE([.J745];&quot;_ &quot;;[.I745];&quot;. Type&quot;);CONCATENATE([.I7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suffix to a person's name, e.g., PhD, OBE, Jnr.</text:p>
          </table:table-cell>
          <table:table-cell table:number-columns-repeated="2"/>
          <table:table-cell table:style-name="ce92" office:value-type="string">
            <text:p>2.0</text:p>
          </table:table-cell>
          <table:table-cell table:number-columns-repeated="236"/>
        </table:table-row>
        <table:table-row table:style-name="ro2">
          <table:table-cell table:formula="oooc:=SUBSTITUTE(SUBSTITUTE(CONCATENATE(IF([.E746]=&quot;Universally Unique&quot;;&quot;UU&quot;;[.E746]);IF([.G746]&lt;&gt;[.I746];[.H746];[.F746]);CONCATENATE(IF([.I746]=&quot;Identifier&quot;;&quot;ID&quot;;IF([.I746]=&quot;Text&quot;;&quot;&quot;;[.I746]))));&quot; &quot;;&quot;&quot;);&quot;'&quot;;&quot;&quot;)" office:value-type="string" office:string-value="JobTitle">
            <text:p>JobTitle</text:p>
          </table:table-cell>
          <table:table-cell office:value-type="string">
            <text:p>Person. Job Title. Text</text:p>
          </table:table-cell>
          <table:table-cell/>
          <table:table-cell office:value-type="string">
            <text:p>Person</text:p>
          </table:table-cell>
          <table:table-cell/>
          <table:table-cell office:value-type="string">
            <text:p>Job</text:p>
          </table:table-cell>
          <table:table-cell office:value-type="string">
            <text:p>Title</text:p>
          </table:table-cell>
          <table:table-cell table:formula="oooc:=IF([.F746]&lt;&gt;&quot;&quot;;CONCATENATE([.F746];&quot; &quot;;[.G746]);[.G746])" office:value-type="string" office:string-value="Job Title">
            <text:p>Job Title</text:p>
          </table:table-cell>
          <table:table-cell office:value-type="string">
            <text:p>Text</text:p>
          </table:table-cell>
          <table:table-cell/>
          <table:table-cell table:formula="oooc:=IF([.J746]&lt;&gt;&quot;&quot;;CONCATENATE([.J746];&quot;_ &quot;;[.I746];&quot;. Type&quot;);CONCATENATE([.I74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A person's job title within an organization (for a particular role).</text:p>
          </table:table-cell>
          <table:table-cell table:number-columns-repeated="2"/>
          <table:table-cell table:style-name="ce92" office:value-type="string">
            <text:p>2.0</text:p>
          </table:table-cell>
          <table:table-cell table:number-columns-repeated="236"/>
        </table:table-row>
        <table:table-row table:style-name="ro3">
          <table:table-cell table:formula="oooc:=SUBSTITUTE(SUBSTITUTE(CONCATENATE(IF([.E747]=&quot;Universally Unique&quot;;&quot;UU&quot;;[.E747]);IF([.G747]&lt;&gt;[.I747];[.H747];[.F747]);CONCATENATE(IF([.I747]=&quot;Identifier&quot;;&quot;ID&quot;;IF([.I747]=&quot;Text&quot;;&quot;&quot;;[.I747]))));&quot; &quot;;&quot;&quot;);&quot;'&quot;;&quot;&quot;)" office:value-type="string" office:string-value="OrganizationDepartment">
            <text:p>OrganizationDepartment</text:p>
          </table:table-cell>
          <table:table-cell office:value-type="string">
            <text:p>Person. Organization_ Department. Text</text:p>
          </table:table-cell>
          <table:table-cell/>
          <table:table-cell office:value-type="string">
            <text:p>Person</text:p>
          </table:table-cell>
          <table:table-cell office:value-type="string">
            <text:p>Organization</text:p>
          </table:table-cell>
          <table:table-cell/>
          <table:table-cell office:value-type="string">
            <text:p>Department</text:p>
          </table:table-cell>
          <table:table-cell table:formula="oooc:=IF([.F747]&lt;&gt;&quot;&quot;;CONCATENATE([.F747];&quot; &quot;;[.G747]);[.G747])" office:value-type="string" office:string-value="Department">
            <text:p>Department</text:p>
          </table:table-cell>
          <table:table-cell office:value-type="string">
            <text:p>Text</text:p>
          </table:table-cell>
          <table:table-cell/>
          <table:table-cell table:formula="oooc:=IF([.J747]&lt;&gt;&quot;&quot;;CONCATENATE([.J747];&quot;_ &quot;;[.I747];&quot;. Type&quot;);CONCATENATE([.I74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partment or subdivision of an organization that the person belongs to (for a particular role).</text:p>
          </table:table-cell>
          <table:table-cell table:number-columns-repeated="2"/>
          <table:table-cell table:style-name="ce92" office:value-type="string">
            <text:p>2.0</text:p>
          </table:table-cell>
          <table:table-cell table:number-columns-repeated="236"/>
        </table:table-row>
        <table:table-row table:style-name="ro2">
          <table:table-cell table:style-name="ce2" office:value-type="string">
            <text:p>PhysicalAttribute</text:p>
          </table:table-cell>
          <table:table-cell table:style-name="ce30" office:value-type="string">
            <text:p>Physical Attribute. Details</text:p>
          </table:table-cell>
          <table:table-cell table:style-name="ce16"/>
          <table:table-cell table:style-name="ce16" office:value-type="string">
            <text:p>Physical Attribut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physical attributes.</text:p>
          </table:table-cell>
          <table:table-cell table:style-name="ce52" table:number-columns-repeated="2"/>
          <table:table-cell table:style-name="ce104" office:value-type="string">
            <text:p>1.0</text:p>
          </table:table-cell>
          <table:table-cell table:style-name="ce85"/>
          <table:table-cell table:style-name="ce30"/>
          <table:table-cell table:style-name="ce16" table:number-columns-repeated="10"/>
          <table:table-cell table:number-columns-repeated="224"/>
        </table:table-row>
        <table:table-row table:style-name="ro2">
          <table:table-cell table:formula="oooc:=SUBSTITUTE(SUBSTITUTE(CONCATENATE(IF([.E749]=&quot;Universally Unique&quot;;&quot;UU&quot;;[.E749]);IF([.G749]&lt;&gt;[.I749];[.H749];[.F749]);CONCATENATE(IF([.I749]=&quot;Identifier&quot;;&quot;ID&quot;;IF([.I749]=&quot;Text&quot;;&quot;&quot;;[.I749]))));&quot; &quot;;&quot;&quot;);&quot;'&quot;;&quot;&quot;)" office:value-type="string" office:string-value="AttributeID">
            <text:p>AttributeID</text:p>
          </table:table-cell>
          <table:table-cell office:value-type="string">
            <text:p>Physical Attribute. Attribute Identifier. Identifier</text:p>
          </table:table-cell>
          <table:table-cell/>
          <table:table-cell office:value-type="string">
            <text:p>Physical Attribute</text:p>
          </table:table-cell>
          <table:table-cell/>
          <table:table-cell office:value-type="string">
            <text:p>Attribute</text:p>
          </table:table-cell>
          <table:table-cell office:value-type="string">
            <text:p>Identifier</text:p>
          </table:table-cell>
          <table:table-cell table:formula="oooc:=IF([.F749]&lt;&gt;&quot;&quot;;CONCATENATE([.F749];&quot; &quot;;[.G749]);[.G749])" office:value-type="string" office:string-value="Attribute Identifier">
            <text:p>Attribute Identifier</text:p>
          </table:table-cell>
          <table:table-cell office:value-type="string">
            <text:p>Identifier</text:p>
          </table:table-cell>
          <table:table-cell/>
          <table:table-cell table:formula="oooc:=IF([.J749]&lt;&gt;&quot;&quot;;CONCATENATE([.J749];&quot;_ &quot;;[.I749];&quot;. Type&quot;);CONCATENATE([.I74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hysical attribute.</text:p>
          </table:table-cell>
          <table:table-cell office:value-type="string">
            <text:p>"colour" "style"</text:p>
          </table:table-cell>
          <table:table-cell/>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750]=&quot;Universally Unique&quot;;&quot;UU&quot;;[.E750]);IF([.G750]&lt;&gt;[.I750];[.H750];[.F750]);CONCATENATE(IF([.I750]=&quot;Identifier&quot;;&quot;ID&quot;;IF([.I750]=&quot;Text&quot;;&quot;&quot;;[.I750]))));&quot; &quot;;&quot;&quot;);&quot;'&quot;;&quot;&quot;)" office:value-type="string" office:string-value="PositionCode">
            <text:p>PositionCode</text:p>
          </table:table-cell>
          <table:table-cell table:style-name="ce10" office:value-type="string">
            <text:p>Physical Attribute. Position Code. Code</text:p>
          </table:table-cell>
          <table:table-cell/>
          <table:table-cell office:value-type="string">
            <text:p>Physical Attribute</text:p>
          </table:table-cell>
          <table:table-cell/>
          <table:table-cell office:value-type="string">
            <text:p>Position</text:p>
          </table:table-cell>
          <table:table-cell table:style-name="ce6" office:value-type="string">
            <text:p>Code</text:p>
          </table:table-cell>
          <table:table-cell table:formula="oooc:=IF([.F750]&lt;&gt;&quot;&quot;;CONCATENATE([.F750];&quot; &quot;;[.G750]);[.G750])" office:value-type="string" office:string-value="Position Code">
            <text:p>Position Code</text:p>
          </table:table-cell>
          <table:table-cell office:value-type="string">
            <text:p>Code</text:p>
          </table:table-cell>
          <table:table-cell/>
          <table:table-cell table:formula="oooc:=IF([.J750]&lt;&gt;&quot;&quot;;CONCATENATE([.J750];&quot;_ &quot;;[.I750];&quot;. Type&quot;);CONCATENATE([.I7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position of the physical attribute, expressed as a code.</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751]=&quot;Universally Unique&quot;;&quot;UU&quot;;[.E751]);IF([.G751]&lt;&gt;[.I751];[.H751];[.F751]);CONCATENATE(IF([.I751]=&quot;Identifier&quot;;&quot;ID&quot;;IF([.I751]=&quot;Text&quot;;&quot;&quot;;[.I751]))));&quot; &quot;;&quot;&quot;);&quot;'&quot;;&quot;&quot;)" office:value-type="string" office:string-value="DescriptionCode">
            <text:p>DescriptionCode</text:p>
          </table:table-cell>
          <table:table-cell office:value-type="string">
            <text:p>Physical Attribute. Description Code. Code</text:p>
          </table:table-cell>
          <table:table-cell/>
          <table:table-cell office:value-type="string">
            <text:p>Physical Attribute</text:p>
          </table:table-cell>
          <table:table-cell/>
          <table:table-cell office:value-type="string">
            <text:p>Description</text:p>
          </table:table-cell>
          <table:table-cell office:value-type="string">
            <text:p>Code</text:p>
          </table:table-cell>
          <table:table-cell table:formula="oooc:=IF([.F751]&lt;&gt;&quot;&quot;;CONCATENATE([.F751];&quot; &quot;;[.G751]);[.G751])" office:value-type="string" office:string-value="Description Code">
            <text:p>Description Code</text:p>
          </table:table-cell>
          <table:table-cell office:value-type="string">
            <text:p>Code</text:p>
          </table:table-cell>
          <table:table-cell/>
          <table:table-cell table:formula="oooc:=IF([.J751]&lt;&gt;&quot;&quot;;CONCATENATE([.J751];&quot;_ &quot;;[.I751];&quot;. Type&quot;);CONCATENATE([.I75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description of the physical attribute, expressed as a code.</text:p>
          </table:table-cell>
          <table:table-cell office:value-type="string">
            <text:p>"XXL","Small"</text:p>
          </table:table-cell>
          <table:table-cell/>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752]=&quot;Universally Unique&quot;;&quot;UU&quot;;[.E752]);IF([.G752]&lt;&gt;[.I752];[.H752];[.F752]);CONCATENATE(IF([.I752]=&quot;Identifier&quot;;&quot;ID&quot;;IF([.I752]=&quot;Text&quot;;&quot;&quot;;[.I752]))));&quot; &quot;;&quot;&quot;);&quot;'&quot;;&quot;&quot;)" office:value-type="string" office:string-value="Description">
            <text:p>Description</text:p>
          </table:table-cell>
          <table:table-cell office:value-type="string">
            <text:p>Physical Attribute. Description. Text</text:p>
          </table:table-cell>
          <table:table-cell/>
          <table:table-cell office:value-type="string">
            <text:p>Physical Attribute</text:p>
          </table:table-cell>
          <table:table-cell table:number-columns-repeated="2"/>
          <table:table-cell office:value-type="string">
            <text:p>Description</text:p>
          </table:table-cell>
          <table:table-cell table:formula="oooc:=IF([.F752]&lt;&gt;&quot;&quot;;CONCATENATE([.F752];&quot; &quot;;[.G752]);[.G752])" office:value-type="string" office:string-value="Description">
            <text:p>Description</text:p>
          </table:table-cell>
          <table:table-cell office:value-type="string">
            <text:p>Text</text:p>
          </table:table-cell>
          <table:table-cell/>
          <table:table-cell table:formula="oooc:=IF([.J752]&lt;&gt;&quot;&quot;;CONCATENATE([.J752];&quot;_ &quot;;[.I752];&quot;. Type&quot;);CONCATENATE([.I752];&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office:value-type="string">
            <text:p>The description of the physical attribute, expressed as text.</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2">
          <table:table-cell table:style-name="ce2" office:value-type="string">
            <text:p>Price</text:p>
          </table:table-cell>
          <table:table-cell table:style-name="ce22" office:value-type="string">
            <text:p>Price. Details</text:p>
          </table:table-cell>
          <table:table-cell table:style-name="ce5"/>
          <table:table-cell table:style-name="ce5" office:value-type="string">
            <text:p>Price</text:p>
          </table:table-cell>
          <table:table-cell table:style-name="ce5" table:number-columns-repeated="10"/>
          <table:table-cell table:style-name="ce2"/>
          <table:table-cell table:style-name="ce5" office:value-type="string">
            <text:p>ABIE</text:p>
          </table:table-cell>
          <table:table-cell table:style-name="ce44" office:value-type="string">
            <text:p>Information about the price.</text:p>
          </table:table-cell>
          <table:table-cell table:style-name="ce16"/>
          <table:table-cell table:style-name="ce53"/>
          <table:table-cell table:style-name="ce96" office:value-type="string">
            <text:p>2.0</text:p>
          </table:table-cell>
          <table:table-cell table:style-name="ce118"/>
          <table:table-cell table:style-name="ce2"/>
          <table:table-cell table:style-name="ce5" table:number-columns-repeated="10"/>
          <table:table-cell table:style-name="ce34" table:number-columns-repeated="224"/>
        </table:table-row>
        <table:table-row table:style-name="ro2">
          <table:table-cell table:formula="oooc:=SUBSTITUTE(SUBSTITUTE(CONCATENATE(IF([.E754]=&quot;Universally Unique&quot;;&quot;UU&quot;;[.E754]);IF([.G754]&lt;&gt;[.I754];[.H754];[.F754]);CONCATENATE(IF([.I754]=&quot;Identifier&quot;;&quot;ID&quot;;IF([.I754]=&quot;Text&quot;;&quot;&quot;;[.I754]))));&quot; &quot;;&quot;&quot;);&quot;'&quot;;&quot;&quot;)" office:value-type="string" office:string-value="PriceAmount">
            <text:p>PriceAmount</text:p>
          </table:table-cell>
          <table:table-cell table:style-name="ce10" office:value-type="string">
            <text:p>Price. Price Amount. Amount</text:p>
          </table:table-cell>
          <table:table-cell table:style-name="ce7"/>
          <table:table-cell table:style-name="ce7" office:value-type="string">
            <text:p>Price</text:p>
          </table:table-cell>
          <table:table-cell table:style-name="ce7"/>
          <table:table-cell table:style-name="ce7" office:value-type="string">
            <text:p>Price</text:p>
          </table:table-cell>
          <table:table-cell table:style-name="ce7" office:value-type="string">
            <text:p>Amount</text:p>
          </table:table-cell>
          <table:table-cell table:formula="oooc:=IF([.F754]&lt;&gt;&quot;&quot;;CONCATENATE([.F754];&quot; &quot;;[.G754]);[.G754])" office:value-type="string" office:string-value="Price Amount">
            <text:p>Price Amount</text:p>
          </table:table-cell>
          <table:table-cell table:style-name="ce7" office:value-type="string">
            <text:p>Amount</text:p>
          </table:table-cell>
          <table:table-cell/>
          <table:table-cell table:formula="oooc:=IF([.J754]&lt;&gt;&quot;&quot;;CONCATENATE([.J754];&quot;_ &quot;;[.I754];&quot;. Type&quot;);CONCATENATE([.I754];&quot;. Type&quot;))" office:value-type="string" office:string-value="Amount. Type">
            <text:p>Amount. Type</text:p>
          </table:table-cell>
          <table:table-cell table:style-name="ce7" table:number-columns-repeated="2"/>
          <table:table-cell table:style-name="ce7" office:value-type="string">
            <text:p>unit price</text:p>
          </table:table-cell>
          <table:table-cell table:style-name="ce47" office:value-type="float" office:value="1">
            <text:p>1</text:p>
          </table:table-cell>
          <table:table-cell table:style-name="ce7" office:value-type="string">
            <text:p>BBIE</text:p>
          </table:table-cell>
          <table:table-cell table:style-name="ce10" office:value-type="string">
            <text:p>The price amount.</text:p>
          </table:table-cell>
          <table:table-cell office:value-type="string">
            <text:p>23.45</text:p>
          </table:table-cell>
          <table:table-cell table:style-name="ce7"/>
          <table:table-cell table:style-name="ce90" office:value-type="string">
            <text:p>1.0</text:p>
          </table:table-cell>
          <table:table-cell table:style-name="ce7" table:number-columns-repeated="236"/>
        </table:table-row>
        <table:table-row table:style-name="ro2">
          <table:table-cell table:formula="oooc:=SUBSTITUTE(SUBSTITUTE(CONCATENATE(IF([.E755]=&quot;Universally Unique&quot;;&quot;UU&quot;;[.E755]);IF([.G755]&lt;&gt;[.I755];[.H755];[.F755]);CONCATENATE(IF([.I755]=&quot;Identifier&quot;;&quot;ID&quot;;IF([.I755]=&quot;Text&quot;;&quot;&quot;;[.I755]))));&quot; &quot;;&quot;&quot;);&quot;'&quot;;&quot;&quot;)" office:value-type="string" office:string-value="BaseQuantity">
            <text:p>BaseQuantity</text:p>
          </table:table-cell>
          <table:table-cell table:style-name="ce10" office:value-type="string">
            <text:p>Price. Base_ Quantity. Quantity</text:p>
          </table:table-cell>
          <table:table-cell table:style-name="ce7"/>
          <table:table-cell table:style-name="ce7" office:value-type="string">
            <text:p>Price</text:p>
          </table:table-cell>
          <table:table-cell table:style-name="ce7" office:value-type="string">
            <text:p>Base</text:p>
          </table:table-cell>
          <table:table-cell table:style-name="ce7"/>
          <table:table-cell table:style-name="ce7" office:value-type="string">
            <text:p>Quantity</text:p>
          </table:table-cell>
          <table:table-cell table:formula="oooc:=IF([.F755]&lt;&gt;&quot;&quot;;CONCATENATE([.F755];&quot; &quot;;[.G755]);[.G755])" office:value-type="string" office:string-value="Quantity">
            <text:p>Quantity</text:p>
          </table:table-cell>
          <table:table-cell table:style-name="ce7" office:value-type="string">
            <text:p>Quantity</text:p>
          </table:table-cell>
          <table:table-cell table:style-name="ce7"/>
          <table:table-cell table:formula="oooc:=IF([.J755]&lt;&gt;&quot;&quot;;CONCATENATE([.J755];&quot;_ &quot;;[.I755];&quot;. Type&quot;);CONCATENATE([.I755];&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0" office:value-type="string">
            <text:p>The actual quantity to which the price applies.</text:p>
          </table:table-cell>
          <table:table-cell/>
          <table:table-cell table:style-name="ce7"/>
          <table:table-cell table:style-name="ce90" office:value-type="string">
            <text:p>1.0</text:p>
          </table:table-cell>
          <table:table-cell table:style-name="ce7" table:number-columns-repeated="236"/>
        </table:table-row>
        <table:table-row table:style-name="ro3">
          <table:table-cell table:formula="oooc:=SUBSTITUTE(SUBSTITUTE(CONCATENATE(IF([.E756]=&quot;Universally Unique&quot;;&quot;UU&quot;;[.E756]);IF([.G756]&lt;&gt;[.I756];[.H756];[.F756]);CONCATENATE(IF([.I756]=&quot;Identifier&quot;;&quot;ID&quot;;IF([.I756]=&quot;Text&quot;;&quot;&quot;;[.I756]))));&quot; &quot;;&quot;&quot;);&quot;'&quot;;&quot;&quot;)" office:value-type="string" office:string-value="PriceChangeReason">
            <text:p>PriceChangeReason</text:p>
          </table:table-cell>
          <table:table-cell table:style-name="ce14" office:value-type="string">
            <text:p>Price. Price Change_ Reason. Text</text:p>
          </table:table-cell>
          <table:table-cell table:style-name="ce37"/>
          <table:table-cell table:style-name="ce37" office:value-type="string">
            <text:p>Price</text:p>
          </table:table-cell>
          <table:table-cell table:style-name="ce37" office:value-type="string">
            <text:p>Price Change</text:p>
          </table:table-cell>
          <table:table-cell table:style-name="ce37"/>
          <table:table-cell table:style-name="ce37" office:value-type="string">
            <text:p>Reason</text:p>
          </table:table-cell>
          <table:table-cell table:style-name="ce37" table:formula="oooc:=IF([.F756]&lt;&gt;&quot;&quot;;CONCATENATE([.F756];&quot; &quot;;[.G756]);[.G756])" office:value-type="string" office:string-value="Reason">
            <text:p>Reason</text:p>
          </table:table-cell>
          <table:table-cell table:style-name="ce37" office:value-type="string">
            <text:p>Text</text:p>
          </table:table-cell>
          <table:table-cell table:style-name="ce37"/>
          <table:table-cell table:style-name="ce37" table:formula="oooc:=IF([.J756]&lt;&gt;&quot;&quot;;CONCATENATE([.J756];&quot;_ &quot;;[.I756];&quot;. Type&quot;);CONCATENATE([.I756];&quot;. Type&quot;))" office:value-type="string" office:string-value="Text. Type">
            <text:p>Text. Type</text:p>
          </table:table-cell>
          <table:table-cell table:style-name="ce37" table:number-columns-repeated="3"/>
          <table:table-cell table:style-name="ce63" office:value-type="string">
            <text:p>0..n</text:p>
          </table:table-cell>
          <table:table-cell table:style-name="ce37" office:value-type="string">
            <text:p>BBIE</text:p>
          </table:table-cell>
          <table:table-cell table:style-name="ce10" office:value-type="string">
            <text:p>The reason for the price change, expressed as text.</text:p>
          </table:table-cell>
          <table:table-cell office:value-type="string">
            <text:p>"Clearance of old stock", "New contract applies"</text:p>
          </table:table-cell>
          <table:table-cell table:style-name="ce37"/>
          <table:table-cell table:style-name="ce102" office:value-type="string">
            <text:p>2.0</text:p>
          </table:table-cell>
          <table:table-cell table:style-name="ce37" table:number-columns-repeated="236"/>
        </table:table-row>
        <table:table-row table:style-name="ro2">
          <table:table-cell table:formula="oooc:=SUBSTITUTE(SUBSTITUTE(CONCATENATE(IF([.E757]=&quot;Universally Unique&quot;;&quot;UU&quot;;[.E757]);IF([.G757]&lt;&gt;[.I757];[.H757];[.F757]);CONCATENATE(IF([.I757]=&quot;Identifier&quot;;&quot;ID&quot;;IF([.I757]=&quot;Text&quot;;&quot;&quot;;[.I757]))));&quot; &quot;;&quot;&quot;);&quot;'&quot;;&quot;&quot;)" office:value-type="string" office:string-value="PriceTypeCode">
            <text:p>PriceTypeCode</text:p>
          </table:table-cell>
          <table:table-cell table:style-name="ce10" office:value-type="string">
            <text:p>Price. Price Type Code. Code</text:p>
          </table:table-cell>
          <table:table-cell/>
          <table:table-cell table:style-name="ce6" office:value-type="string">
            <text:p>Price</text:p>
          </table:table-cell>
          <table:table-cell/>
          <table:table-cell table:style-name="ce6" office:value-type="string">
            <text:p>Price Type</text:p>
          </table:table-cell>
          <table:table-cell office:value-type="string">
            <text:p>Code</text:p>
          </table:table-cell>
          <table:table-cell table:formula="oooc:=IF([.F757]&lt;&gt;&quot;&quot;;CONCATENATE([.F757];&quot; &quot;;[.G757]);[.G757])" office:value-type="string" office:string-value="Price Type Code">
            <text:p>Price Type Code</text:p>
          </table:table-cell>
          <table:table-cell office:value-type="string">
            <text:p>Code</text:p>
          </table:table-cell>
          <table:table-cell/>
          <table:table-cell table:formula="oooc:=IF([.J757]&lt;&gt;&quot;&quot;;CONCATENATE([.J757];&quot;_ &quot;;[.I757];&quot;. Type&quot;);CONCATENATE([.I75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0" office:value-type="string">
            <text:p>The price type, expressed as a code.</text:p>
          </table:table-cell>
          <table:table-cell table:number-columns-repeated="2"/>
          <table:table-cell table:style-name="ce111" office:value-type="string">
            <text:p>2.0</text:p>
          </table:table-cell>
          <table:table-cell/>
          <table:table-cell table:style-name="ce3"/>
          <table:table-cell table:number-columns-repeated="234"/>
        </table:table-row>
        <table:table-row table:style-name="ro3">
          <table:table-cell table:formula="oooc:=SUBSTITUTE(SUBSTITUTE(CONCATENATE(IF([.E758]=&quot;Universally Unique&quot;;&quot;UU&quot;;[.E758]);IF([.G758]&lt;&gt;[.I758];[.H758];[.F758]);CONCATENATE(IF([.I758]=&quot;Identifier&quot;;&quot;ID&quot;;IF([.I758]=&quot;Text&quot;;&quot;&quot;;[.I758]))));&quot; &quot;;&quot;&quot;);&quot;'&quot;;&quot;&quot;)" office:value-type="string" office:string-value="PriceType">
            <text:p>PriceType</text:p>
          </table:table-cell>
          <table:table-cell table:style-name="ce14" office:value-type="string">
            <text:p>Price. Price Type. Text</text:p>
          </table:table-cell>
          <table:table-cell table:style-name="ce37"/>
          <table:table-cell table:style-name="ce37" office:value-type="string">
            <text:p>Price</text:p>
          </table:table-cell>
          <table:table-cell table:style-name="ce37"/>
          <table:table-cell table:style-name="ce37" office:value-type="string">
            <text:p>Price</text:p>
          </table:table-cell>
          <table:table-cell table:style-name="ce37" office:value-type="string">
            <text:p>Type</text:p>
          </table:table-cell>
          <table:table-cell table:style-name="ce37" table:formula="oooc:=IF([.F758]&lt;&gt;&quot;&quot;;CONCATENATE([.F758];&quot; &quot;;[.G758]);[.G758])" office:value-type="string" office:string-value="Price Type">
            <text:p>Price Type</text:p>
          </table:table-cell>
          <table:table-cell table:style-name="ce37" office:value-type="string">
            <text:p>Text</text:p>
          </table:table-cell>
          <table:table-cell table:style-name="ce37"/>
          <table:table-cell table:style-name="ce37" table:formula="oooc:=IF([.J758]&lt;&gt;&quot;&quot;;CONCATENATE([.J758];&quot;_ &quot;;[.I758];&quot;. Type&quot;);CONCATENATE([.I758];&quot;. Type&quot;))" office:value-type="string" office:string-value="Text. Type">
            <text:p>Tex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0" office:value-type="string">
            <text:p>The price type, expressed as text.</text:p>
          </table:table-cell>
          <table:table-cell office:value-type="string">
            <text:p>retail, wholesale, discount, contract</text:p>
          </table:table-cell>
          <table:table-cell table:style-name="ce37"/>
          <table:table-cell table:style-name="ce102" office:value-type="string">
            <text:p>2.0</text:p>
          </table:table-cell>
          <table:table-cell table:style-name="ce37" table:number-columns-repeated="236"/>
        </table:table-row>
        <table:table-row table:style-name="ro1">
          <table:table-cell table:formula="oooc:=SUBSTITUTE(SUBSTITUTE(CONCATENATE(IF([.E759]=&quot;Universally Unique&quot;;&quot;UU&quot;;[.E759]);IF([.G759]&lt;&gt;[.I759];[.H759];[.F759]);CONCATENATE(IF([.I759]=&quot;Identifier&quot;;&quot;ID&quot;;IF([.I759]=&quot;Text&quot;;&quot;&quot;;[.I759]))));&quot; &quot;;&quot;&quot;);&quot;'&quot;;&quot;&quot;)" office:value-type="string" office:string-value="OrderableUnitFactorRate">
            <text:p>OrderableUnitFactorRate</text:p>
          </table:table-cell>
          <table:table-cell table:style-name="ce14" office:value-type="string">
            <text:p>Price. Orderable Unit Factor. Rate</text:p>
          </table:table-cell>
          <table:table-cell table:style-name="ce37"/>
          <table:table-cell table:style-name="ce37" office:value-type="string">
            <text:p>Price</text:p>
          </table:table-cell>
          <table:table-cell table:style-name="ce37"/>
          <table:table-cell table:style-name="ce37" office:value-type="string">
            <text:p>Orderable Unit</text:p>
          </table:table-cell>
          <table:table-cell table:style-name="ce37" office:value-type="string">
            <text:p>Factor</text:p>
          </table:table-cell>
          <table:table-cell table:style-name="ce37" table:formula="oooc:=IF([.F759]&lt;&gt;&quot;&quot;;CONCATENATE([.F759];&quot; &quot;;[.G759]);[.G759])" office:value-type="string" office:string-value="Orderable Unit Factor">
            <text:p>Orderable Unit Factor</text:p>
          </table:table-cell>
          <table:table-cell table:style-name="ce37" office:value-type="string">
            <text:p>Rate</text:p>
          </table:table-cell>
          <table:table-cell table:style-name="ce37"/>
          <table:table-cell table:style-name="ce37" table:formula="oooc:=IF([.J759]&lt;&gt;&quot;&quot;;CONCATENATE([.J759];&quot;_ &quot;;[.I759];&quot;. Type&quot;);CONCATENATE([.I759];&quot;. Type&quot;))" office:value-type="string" office:string-value="Rate. Type">
            <text:p>Rate.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The factor by which the base price unit can be converted to the orderable unit.</text:p>
          </table:table-cell>
          <table:table-cell office:value-type="string">
            <text:p>Nails are priced by weight but ordered by quantity. <text:s/>So this would say how many nails per kilo</text:p>
          </table:table-cell>
          <table:table-cell table:style-name="ce37"/>
          <table:table-cell table:style-name="ce102" office:value-type="string">
            <text:p>2.0</text:p>
          </table:table-cell>
          <table:table-cell table:style-name="ce37" table:number-columns-repeated="236"/>
        </table:table-row>
        <table:table-row table:style-name="ro2">
          <table:table-cell table:style-name="ce4" table:formula="oooc:=SUBSTITUTE(SUBSTITUTE(CONCATENATE(IF([.E760]=&quot;Universally Unique&quot;;&quot;UU&quot;;[.E760]);[.F760];IF([.H760]&lt;&gt;[.I760];[.H760];&quot;&quot;);CONCATENATE(IF([.I760]=&quot;Identifier&quot;;&quot;ID&quot;;IF([.I760]=&quot;Text&quot;;&quot;&quot;;[.I760]))));&quot; &quot;;&quot;&quot;);&quot;'&quot;;&quot;&quot;)" office:value-type="string" office:string-value="ValidityPeriod">
            <text:p>ValidityPeriod</text:p>
          </table:table-cell>
          <table:table-cell table:style-name="ce15" office:value-type="string">
            <text:p>Price. Validity_ Period. Period</text:p>
          </table:table-cell>
          <table:table-cell table:style-name="ce27"/>
          <table:table-cell table:style-name="ce27" office:value-type="string">
            <text:p>Price</text:p>
          </table:table-cell>
          <table:table-cell table:style-name="ce27" office:value-type="string">
            <text:p>Validity</text:p>
          </table:table-cell>
          <table:table-cell table:style-name="ce27"/>
          <table:table-cell table:style-name="ce27"/>
          <table:table-cell table:style-name="ce8" table:formula="oooc:=[.M760]" office:value-type="string" office:string-value="Period">
            <text:p>Period</text:p>
          </table:table-cell>
          <table:table-cell table:style-name="ce8" table:formula="oooc:=[.M760]"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Validity Period.</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number-columns-repeated="224"/>
        </table:table-row>
        <table:table-row table:style-name="ro2">
          <table:table-cell table:style-name="ce4" table:formula="oooc:=SUBSTITUTE(SUBSTITUTE(CONCATENATE(IF([.E761]=&quot;Universally Unique&quot;;&quot;UU&quot;;[.E761]);[.F761];IF([.H761]&lt;&gt;[.I761];[.H761];&quot;&quot;);CONCATENATE(IF([.I761]=&quot;Identifier&quot;;&quot;ID&quot;;IF([.I761]=&quot;Text&quot;;&quot;&quot;;[.I761]))));&quot; &quot;;&quot;&quot;);&quot;'&quot;;&quot;&quot;)" office:value-type="string" office:string-value="PriceList">
            <text:p>PriceList</text:p>
          </table:table-cell>
          <table:table-cell table:style-name="ce15" office:value-type="string">
            <text:p>Price. Price List</text:p>
          </table:table-cell>
          <table:table-cell table:style-name="ce27"/>
          <table:table-cell table:style-name="ce27" office:value-type="string">
            <text:p>Price</text:p>
          </table:table-cell>
          <table:table-cell table:number-columns-repeated="2" table:style-name="ce27"/>
          <table:table-cell table:style-name="ce27"/>
          <table:table-cell table:style-name="ce8" table:formula="oooc:=[.M761]" office:value-type="string" office:string-value="Price List">
            <text:p>Price List</text:p>
          </table:table-cell>
          <table:table-cell table:style-name="ce8" table:formula="oooc:=[.M761]" office:value-type="string" office:string-value="Price List">
            <text:p>Price List</text:p>
          </table:table-cell>
          <table:table-cell table:style-name="ce8"/>
          <table:table-cell table:style-name="ce27" table:number-columns-repeated="2"/>
          <table:table-cell table:style-name="ce38" office:value-type="string">
            <text:p>Price List</text:p>
          </table:table-cell>
          <table:table-cell table:style-name="ce27"/>
          <table:table-cell table:style-name="ce57" office:value-type="string">
            <text:p>0..1</text:p>
          </table:table-cell>
          <table:table-cell table:style-name="ce27" office:value-type="string">
            <text:p>ASBIE</text:p>
          </table:table-cell>
          <table:table-cell table:style-name="ce25" office:value-type="string">
            <text:p>A reference to a Price List.</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number-columns-repeated="224"/>
        </table:table-row>
        <table:table-row table:style-name="ro3">
          <table:table-cell table:style-name="ce4" table:formula="oooc:=SUBSTITUTE(SUBSTITUTE(CONCATENATE(IF([.E762]=&quot;Universally Unique&quot;;&quot;UU&quot;;[.E762]);[.F762];IF([.H762]&lt;&gt;[.I762];[.H762];&quot;&quot;);CONCATENATE(IF([.I762]=&quot;Identifier&quot;;&quot;ID&quot;;IF([.I762]=&quot;Text&quot;;&quot;&quot;;[.I762]))));&quot; &quot;;&quot;&quot;);&quot;'&quot;;&quot;&quot;)" office:value-type="string" office:string-value="AllowanceCharge">
            <text:p>AllowanceCharge</text:p>
          </table:table-cell>
          <table:table-cell table:style-name="ce15" office:value-type="string">
            <text:p>Price. Allowance Charge</text:p>
          </table:table-cell>
          <table:table-cell table:style-name="ce27"/>
          <table:table-cell table:style-name="ce27" office:value-type="string">
            <text:p>Price</text:p>
          </table:table-cell>
          <table:table-cell table:number-columns-repeated="2" table:style-name="ce27"/>
          <table:table-cell table:style-name="ce27"/>
          <table:table-cell table:style-name="ce8" table:formula="oooc:=[.M762]" office:value-type="string" office:string-value="Allowance Charge">
            <text:p>Allowance Charge</text:p>
          </table:table-cell>
          <table:table-cell table:style-name="ce8" table:formula="oooc:=[.M762]" office:value-type="string" office:string-value="Allowance Charge">
            <text:p>Allowance Charge</text:p>
          </table:table-cell>
          <table:table-cell table:style-name="ce8"/>
          <table:table-cell table:style-name="ce27" table:number-columns-repeated="2"/>
          <table:table-cell table:style-name="ce38" office:value-type="string">
            <text:p>Allowance Charge</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Allowance Charge.</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number-columns-repeated="224"/>
        </table:table-row>
        <table:table-row table:style-name="ro2">
          <table:table-cell table:style-name="ce2" office:value-type="string">
            <text:p>PriceList</text:p>
          </table:table-cell>
          <table:table-cell table:style-name="ce2" office:value-type="string">
            <text:p>Price List. Details</text:p>
          </table:table-cell>
          <table:table-cell table:style-name="ce16"/>
          <table:table-cell table:style-name="ce16" office:value-type="string">
            <text:p>Price List</text:p>
          </table:table-cell>
          <table:table-cell table:style-name="ce16" table:number-columns-repeated="10"/>
          <table:table-cell table:style-name="ce30"/>
          <table:table-cell table:style-name="ce16" office:value-type="string">
            <text:p>ABIE</text:p>
          </table:table-cell>
          <table:table-cell table:style-name="ce44" office:value-type="string">
            <text:p>Information about a Price List.</text:p>
          </table:table-cell>
          <table:table-cell table:style-name="ce16"/>
          <table:table-cell table:style-name="ce85"/>
          <table:table-cell table:style-name="ce100" office:value-type="string">
            <text:p>2.0</text:p>
          </table:table-cell>
          <table:table-cell table:style-name="ce16" table:number-columns-repeated="2"/>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764]=&quot;Universally Unique&quot;;&quot;UU&quot;;[.E764]);IF([.G764]&lt;&gt;[.I764];[.H764];[.F764]);CONCATENATE(IF([.I764]=&quot;Identifier&quot;;&quot;ID&quot;;IF([.I764]=&quot;Text&quot;;&quot;&quot;;[.I764]))));&quot; &quot;;&quot;&quot;);&quot;'&quot;;&quot;&quot;)" office:value-type="string" office:string-value="ID">
            <text:p>ID</text:p>
          </table:table-cell>
          <table:table-cell table:style-name="ce10" office:value-type="string">
            <text:p>Price List. Identifier</text:p>
          </table:table-cell>
          <table:table-cell/>
          <table:table-cell office:value-type="string">
            <text:p>Price List</text:p>
          </table:table-cell>
          <table:table-cell table:number-columns-repeated="2"/>
          <table:table-cell office:value-type="string">
            <text:p>Identifier</text:p>
          </table:table-cell>
          <table:table-cell table:formula="oooc:=IF([.F764]&lt;&gt;&quot;&quot;;CONCATENATE([.F764];&quot; &quot;;[.G764]);[.G764])" office:value-type="string" office:string-value="Identifier">
            <text:p>Identifier</text:p>
          </table:table-cell>
          <table:table-cell office:value-type="string">
            <text:p>Identifier</text:p>
          </table:table-cell>
          <table:table-cell/>
          <table:table-cell table:formula="oooc:=IF([.J764]&lt;&gt;&quot;&quot;;CONCATENATE([.J764];&quot;_ &quot;;[.I764];&quot;. Type&quot;);CONCATENATE([.I7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rice List.</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1">
          <table:table-cell table:formula="oooc:=SUBSTITUTE(SUBSTITUTE(CONCATENATE(IF([.E765]=&quot;Universally Unique&quot;;&quot;UU&quot;;[.E765]);IF([.G765]&lt;&gt;[.I765];[.H765];[.F765]);CONCATENATE(IF([.I765]=&quot;Identifier&quot;;&quot;ID&quot;;IF([.I765]=&quot;Text&quot;;&quot;&quot;;[.I765]))));&quot; &quot;;&quot;&quot;);&quot;'&quot;;&quot;&quot;)" office:value-type="string" office:string-value="StatusCode">
            <text:p>StatusCode</text:p>
          </table:table-cell>
          <table:table-cell table:style-name="ce10" office:value-type="string">
            <text:p>Price List. Status Code. Code</text:p>
          </table:table-cell>
          <table:table-cell/>
          <table:table-cell office:value-type="string">
            <text:p>Price List</text:p>
          </table:table-cell>
          <table:table-cell/>
          <table:table-cell office:value-type="string">
            <text:p>Status</text:p>
          </table:table-cell>
          <table:table-cell table:style-name="ce6" office:value-type="string">
            <text:p>Code</text:p>
          </table:table-cell>
          <table:table-cell table:formula="oooc:=IF([.F765]&lt;&gt;&quot;&quot;;CONCATENATE([.F765];&quot; &quot;;[.G765]);[.G765])" office:value-type="string" office:string-value="Status Code">
            <text:p>Status Code</text:p>
          </table:table-cell>
          <table:table-cell office:value-type="string">
            <text:p>Code</text:p>
          </table:table-cell>
          <table:table-cell/>
          <table:table-cell table:formula="oooc:=IF([.J765]&lt;&gt;&quot;&quot;;CONCATENATE([.J765];&quot;_ &quot;;[.I765];&quot;. Type&quot;);CONCATENATE([.I76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whether the price list is an 'original', 'copy', 'revision', or 'cancellation'.</text:p>
          </table:table-cell>
          <table:table-cell office:value-type="string">
            <text:p>"new - announcement only", "new and available", "deleted - announcement only"</text:p>
          </table:table-cell>
          <table:table-cell/>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4" table:formula="oooc:=SUBSTITUTE(SUBSTITUTE(CONCATENATE(IF([.E766]=&quot;Universally Unique&quot;;&quot;UU&quot;;[.E766]);[.F766];IF([.H766]&lt;&gt;[.I766];[.H766];&quot;&quot;);CONCATENATE(IF([.I766]=&quot;Identifier&quot;;&quot;ID&quot;;IF([.I766]=&quot;Text&quot;;&quot;&quot;;[.I766]))));&quot; &quot;;&quot;&quot;);&quot;'&quot;;&quot;&quot;)" office:value-type="string" office:string-value="ValidityPeriod">
            <text:p>ValidityPeriod</text:p>
          </table:table-cell>
          <table:table-cell table:style-name="ce15" office:value-type="string">
            <text:p>Price List. Validity_ Period. Period</text:p>
          </table:table-cell>
          <table:table-cell table:style-name="ce27"/>
          <table:table-cell table:style-name="ce27" office:value-type="string">
            <text:p>Price List</text:p>
          </table:table-cell>
          <table:table-cell table:style-name="ce27" office:value-type="string">
            <text:p>Validity</text:p>
          </table:table-cell>
          <table:table-cell table:style-name="ce27"/>
          <table:table-cell table:style-name="ce27"/>
          <table:table-cell table:style-name="ce8" table:formula="oooc:=[.M766]" office:value-type="string" office:string-value="Period">
            <text:p>Period</text:p>
          </table:table-cell>
          <table:table-cell table:style-name="ce8" table:formula="oooc:=[.M766]"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Validity Period.</text:p>
          </table:table-cell>
          <table:table-cell table:style-name="ce38"/>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767]=&quot;Universally Unique&quot;;&quot;UU&quot;;[.E767]);[.F767];IF([.H767]&lt;&gt;[.I767];[.H767];&quot;&quot;);CONCATENATE(IF([.I767]=&quot;Identifier&quot;;&quot;ID&quot;;IF([.I767]=&quot;Text&quot;;&quot;&quot;;[.I767]))));&quot; &quot;;&quot;&quot;);&quot;'&quot;;&quot;&quot;)" office:value-type="string" office:string-value="PreviousPriceList">
            <text:p>PreviousPriceList</text:p>
          </table:table-cell>
          <table:table-cell table:style-name="ce15" office:value-type="string">
            <text:p>Price List. Previous_ Price List. Price List</text:p>
          </table:table-cell>
          <table:table-cell table:style-name="ce27"/>
          <table:table-cell table:style-name="ce27" office:value-type="string">
            <text:p>Price List</text:p>
          </table:table-cell>
          <table:table-cell table:style-name="ce27" office:value-type="string">
            <text:p>Previous</text:p>
          </table:table-cell>
          <table:table-cell table:style-name="ce27"/>
          <table:table-cell table:style-name="ce27"/>
          <table:table-cell table:style-name="ce8" table:formula="oooc:=[.M767]" office:value-type="string" office:string-value="Price List">
            <text:p>Price List</text:p>
          </table:table-cell>
          <table:table-cell table:style-name="ce8" table:formula="oooc:=[.M767]" office:value-type="string" office:string-value="Price List">
            <text:p>Price List</text:p>
          </table:table-cell>
          <table:table-cell table:style-name="ce8"/>
          <table:table-cell table:style-name="ce27" table:number-columns-repeated="2"/>
          <table:table-cell table:style-name="ce38" office:value-type="string">
            <text:p>Price List</text:p>
          </table:table-cell>
          <table:table-cell table:style-name="ce27"/>
          <table:table-cell table:style-name="ce57" office:value-type="string">
            <text:p>0..1</text:p>
          </table:table-cell>
          <table:table-cell table:style-name="ce27" office:value-type="string">
            <text:p>ASBIE</text:p>
          </table:table-cell>
          <table:table-cell table:style-name="ce38" office:value-type="string">
            <text:p>An association to Previous Price List.</text:p>
          </table:table-cell>
          <table:table-cell table:style-name="ce38"/>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PricingReference</text:p>
          </table:table-cell>
          <table:table-cell table:style-name="ce22" office:value-type="string">
            <text:p>Pricing Reference. Details</text:p>
          </table:table-cell>
          <table:table-cell table:style-name="ce5"/>
          <table:table-cell table:style-name="ce17" office:value-type="string">
            <text:p>Pricing Reference</text:p>
          </table:table-cell>
          <table:table-cell table:style-name="ce5" table:number-columns-repeated="10"/>
          <table:table-cell table:style-name="ce2"/>
          <table:table-cell table:style-name="ce5" office:value-type="string">
            <text:p>ABIE</text:p>
          </table:table-cell>
          <table:table-cell table:style-name="ce44" office:value-type="string">
            <text:p>A reference to Pricing Information.</text:p>
          </table:table-cell>
          <table:table-cell table:style-name="ce16"/>
          <table:table-cell table:style-name="ce53"/>
          <table:table-cell table:style-name="ce96" office:value-type="string">
            <text:p>2.0</text:p>
          </table:table-cell>
          <table:table-cell table:style-name="ce118"/>
          <table:table-cell table:style-name="ce2"/>
          <table:table-cell table:style-name="ce5" table:number-columns-repeated="10"/>
          <table:table-cell table:style-name="ce34" table:number-columns-repeated="224"/>
        </table:table-row>
        <table:table-row table:style-name="ro3">
          <table:table-cell table:style-name="ce4" table:formula="oooc:=SUBSTITUTE(SUBSTITUTE(CONCATENATE(IF([.E769]=&quot;Universally Unique&quot;;&quot;UU&quot;;[.E769]);[.F769];IF([.H769]&lt;&gt;[.I769];[.H769];&quot;&quot;);CONCATENATE(IF([.I769]=&quot;Identifier&quot;;&quot;ID&quot;;IF([.I769]=&quot;Text&quot;;&quot;&quot;;[.I769]))));&quot; &quot;;&quot;&quot;);&quot;'&quot;;&quot;&quot;)" office:value-type="string" office:string-value="OriginalItemLocationQuantity">
            <text:p>OriginalItemLocationQuantity</text:p>
          </table:table-cell>
          <table:table-cell table:style-name="ce15" office:value-type="string">
            <text:p>Pricing Reference. Original_ Item Location Quantity. Item Location Quantity</text:p>
          </table:table-cell>
          <table:table-cell table:style-name="ce27"/>
          <table:table-cell table:style-name="ce43" office:value-type="string">
            <text:p>Pricing Reference</text:p>
          </table:table-cell>
          <table:table-cell table:style-name="ce43" office:value-type="string">
            <text:p>Original</text:p>
          </table:table-cell>
          <table:table-cell table:style-name="ce43"/>
          <table:table-cell table:style-name="ce27"/>
          <table:table-cell table:style-name="ce8" table:formula="oooc:=[.M769]" office:value-type="string" office:string-value="Item Location Quantity">
            <text:p>Item Location Quantity</text:p>
          </table:table-cell>
          <table:table-cell table:style-name="ce8" table:formula="oooc:=[.M769]" office:value-type="string" office:string-value="Item Location Quantity">
            <text:p>Item Location Quantity</text:p>
          </table:table-cell>
          <table:table-cell table:style-name="ce8"/>
          <table:table-cell table:style-name="ce27" table:number-columns-repeated="2"/>
          <table:table-cell table:style-name="ce38" office:value-type="string">
            <text:p>Item Location Quantity</text:p>
          </table:table-cell>
          <table:table-cell table:style-name="ce27"/>
          <table:table-cell table:style-name="ce50" office:value-type="string">
            <text:p>0..1</text:p>
          </table:table-cell>
          <table:table-cell table:style-name="ce27" office:value-type="string">
            <text:p>ASBIE</text:p>
          </table:table-cell>
          <table:table-cell table:style-name="ce25" office:value-type="string">
            <text:p>An association to the original Item Location Quantity.</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4">
          <table:table-cell table:style-name="ce4" table:formula="oooc:=SUBSTITUTE(SUBSTITUTE(CONCATENATE(IF([.E770]=&quot;Universally Unique&quot;;&quot;UU&quot;;[.E770]);[.F770];IF([.H770]&lt;&gt;[.I770];[.H770];&quot;&quot;);CONCATENATE(IF([.I770]=&quot;Identifier&quot;;&quot;ID&quot;;IF([.I770]=&quot;Text&quot;;&quot;&quot;;[.I770]))));&quot; &quot;;&quot;&quot;);&quot;'&quot;;&quot;&quot;)" office:value-type="string" office:string-value="AlternativeConditionPrice">
            <text:p>AlternativeConditionPrice</text:p>
          </table:table-cell>
          <table:table-cell table:style-name="ce15" office:value-type="string">
            <text:p>Pricing Reference. Alternative Condition_ Price. Price</text:p>
          </table:table-cell>
          <table:table-cell table:style-name="ce27"/>
          <table:table-cell table:style-name="ce43" office:value-type="string">
            <text:p>Pricing Reference</text:p>
          </table:table-cell>
          <table:table-cell table:style-name="ce27" office:value-type="string">
            <text:p>Alternative Condition</text:p>
          </table:table-cell>
          <table:table-cell table:style-name="ce43"/>
          <table:table-cell table:style-name="ce43"/>
          <table:table-cell table:style-name="ce8" table:formula="oooc:=[.M770]" office:value-type="string" office:string-value="Price">
            <text:p>Price</text:p>
          </table:table-cell>
          <table:table-cell table:style-name="ce8" table:formula="oooc:=[.M770]" office:value-type="string" office:string-value="Price">
            <text:p>Price</text:p>
          </table:table-cell>
          <table:table-cell table:style-name="ce8"/>
          <table:table-cell table:style-name="ce27" table:number-columns-repeated="2"/>
          <table:table-cell table:style-name="ce25" office:value-type="string">
            <text:p>Price</text:p>
          </table:table-cell>
          <table:table-cell table:style-name="ce27"/>
          <table:table-cell table:style-name="ce50" office:value-type="string">
            <text:p>0..n</text:p>
          </table:table-cell>
          <table:table-cell table:style-name="ce27" office:value-type="string">
            <text:p>ASBIE</text:p>
          </table:table-cell>
          <table:table-cell table:style-name="ce25" office:value-type="string">
            <text:p>The price expressed in terms other than the actual price, e.g., the list price v. the contracted price, or the price in bags v. the price in kilos, or the list price in bags v. the contracted price in kilos.</text:p>
          </table:table-cell>
          <table:table-cell table:style-name="ce73"/>
          <table:table-cell table:style-name="ce87"/>
          <table:table-cell table:style-name="ce98" office:value-type="string">
            <text:p>2.0</text:p>
          </table:table-cell>
          <table:table-cell table:style-name="ce27" table:number-columns-repeated="2"/>
          <table:table-cell table:style-name="ce27" office:value-type="string">
            <text:p>Procurement</text:p>
          </table:table-cell>
          <table:table-cell table:style-name="ce27" table:number-columns-repeated="9"/>
          <table:table-cell table:number-columns-repeated="224"/>
        </table:table-row>
        <table:table-row table:style-name="ro2">
          <table:table-cell table:style-name="ce2" office:value-type="string">
            <text:p>QuotationLine</text:p>
          </table:table-cell>
          <table:table-cell table:style-name="ce2" office:value-type="string">
            <text:p>Quotation Line. Details</text:p>
          </table:table-cell>
          <table:table-cell table:style-name="ce5"/>
          <table:table-cell table:style-name="ce5" office:value-type="string">
            <text:p>Quotation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Quotation Line.</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Procurement</text:p>
          </table:table-cell>
          <table:table-cell table:style-name="ce5" table:number-columns-repeated="9"/>
          <table:table-cell table:style-name="ce37" table:number-columns-repeated="224"/>
        </table:table-row>
        <table:table-row table:style-name="ro2">
          <table:table-cell table:formula="oooc:=SUBSTITUTE(SUBSTITUTE(CONCATENATE(IF([.E772]=&quot;Universally Unique&quot;;&quot;UU&quot;;[.E772]);IF([.G772]&lt;&gt;[.I772];[.H772];[.F772]);CONCATENATE(IF([.I772]=&quot;Identifier&quot;;&quot;ID&quot;;IF([.I772]=&quot;Text&quot;;&quot;&quot;;[.I772]))));&quot; &quot;;&quot;&quot;);&quot;'&quot;;&quot;&quot;)" office:value-type="string" office:string-value="ID">
            <text:p>ID</text:p>
          </table:table-cell>
          <table:table-cell table:style-name="ce10" office:value-type="string">
            <text:p>Quotation Line. Identifier</text:p>
          </table:table-cell>
          <table:table-cell table:style-name="ce7"/>
          <table:table-cell table:style-name="ce7" office:value-type="string">
            <text:p>Quotation Line</text:p>
          </table:table-cell>
          <table:table-cell/>
          <table:table-cell table:style-name="ce7"/>
          <table:table-cell table:style-name="ce7" office:value-type="string">
            <text:p>Identifier</text:p>
          </table:table-cell>
          <table:table-cell table:formula="oooc:=IF([.F772]&lt;&gt;&quot;&quot;;CONCATENATE([.F772];&quot; &quot;;[.G772]);[.G772])" office:value-type="string" office:string-value="Identifier">
            <text:p>Identifier</text:p>
          </table:table-cell>
          <table:table-cell table:style-name="ce7" office:value-type="string">
            <text:p>Identifier</text:p>
          </table:table-cell>
          <table:table-cell table:style-name="ce7"/>
          <table:table-cell table:formula="oooc:=IF([.J772]&lt;&gt;&quot;&quot;;CONCATENATE([.J772];&quot;_ &quot;;[.I772];&quot;. Type&quot;);CONCATENATE([.I772];&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Quotation Line Item.</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773]=&quot;Universally Unique&quot;;&quot;UU&quot;;[.E773]);IF([.G773]&lt;&gt;[.I773];[.H773];[.F773]);CONCATENATE(IF([.I773]=&quot;Identifier&quot;;&quot;ID&quot;;IF([.I773]=&quot;Text&quot;;&quot;&quot;;[.I773]))));&quot; &quot;;&quot;&quot;);&quot;'&quot;;&quot;&quot;)" office:value-type="string" office:string-value="Note">
            <text:p>Note</text:p>
          </table:table-cell>
          <table:table-cell office:value-type="string">
            <text:p>Quotation Line. Note. Text</text:p>
          </table:table-cell>
          <table:table-cell table:style-name="ce7"/>
          <table:table-cell table:style-name="ce7" office:value-type="string">
            <text:p>Quotation Line</text:p>
          </table:table-cell>
          <table:table-cell table:number-columns-repeated="2" table:style-name="ce7"/>
          <table:table-cell table:style-name="ce7" office:value-type="string">
            <text:p>Note</text:p>
          </table:table-cell>
          <table:table-cell table:formula="oooc:=IF([.F773]&lt;&gt;&quot;&quot;;CONCATENATE([.F773];&quot; &quot;;[.G773]);[.G773])" office:value-type="string" office:string-value="Note">
            <text:p>Note</text:p>
          </table:table-cell>
          <table:table-cell table:style-name="ce7" office:value-type="string">
            <text:p>Text</text:p>
          </table:table-cell>
          <table:table-cell table:style-name="ce7"/>
          <table:table-cell table:formula="oooc:=IF([.J773]&lt;&gt;&quot;&quot;;CONCATENATE([.J773];&quot;_ &quot;;[.I773];&quot;. Type&quot;);CONCATENATE([.I773];&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Quotation Line. This element may contain notes or any other similar information that is not contained explicitly in another structure.</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number-columns-repeated="224"/>
        </table:table-row>
        <table:table-row table:style-name="ro2">
          <table:table-cell table:formula="oooc:=SUBSTITUTE(SUBSTITUTE(CONCATENATE(IF([.E774]=&quot;Universally Unique&quot;;&quot;UU&quot;;[.E774]);IF([.G774]&lt;&gt;[.I774];[.H774];[.F774]);CONCATENATE(IF([.I774]=&quot;Identifier&quot;;&quot;ID&quot;;IF([.I774]=&quot;Text&quot;;&quot;&quot;;[.I774]))));&quot; &quot;;&quot;&quot;);&quot;'&quot;;&quot;&quot;)" office:value-type="string" office:string-value="Quantity">
            <text:p>Quantity</text:p>
          </table:table-cell>
          <table:table-cell office:value-type="string">
            <text:p>Quotation Line. Quantity</text:p>
          </table:table-cell>
          <table:table-cell table:style-name="ce7"/>
          <table:table-cell table:style-name="ce7" office:value-type="string">
            <text:p>Quotation Line</text:p>
          </table:table-cell>
          <table:table-cell table:number-columns-repeated="2" table:style-name="ce7"/>
          <table:table-cell table:style-name="ce7" office:value-type="string">
            <text:p>Quantity</text:p>
          </table:table-cell>
          <table:table-cell table:formula="oooc:=IF([.F774]&lt;&gt;&quot;&quot;;CONCATENATE([.F774];&quot; &quot;;[.G774]);[.G774])" office:value-type="string" office:string-value="Quantity">
            <text:p>Quantity</text:p>
          </table:table-cell>
          <table:table-cell table:style-name="ce7" office:value-type="string">
            <text:p>Quantity</text:p>
          </table:table-cell>
          <table:table-cell table:style-name="ce7"/>
          <table:table-cell table:formula="oooc:=IF([.J774]&lt;&gt;&quot;&quot;;CONCATENATE([.J774];&quot;_ &quot;;[.I774];&quot;. Type&quot;);CONCATENATE([.I774];&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quantity of the item quoted.</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775]=&quot;Universally Unique&quot;;&quot;UU&quot;;[.E775]);IF([.G775]&lt;&gt;[.I775];[.H775];[.F775]);CONCATENATE(IF([.I775]=&quot;Identifier&quot;;&quot;ID&quot;;IF([.I775]=&quot;Text&quot;;&quot;&quot;;[.I775]))));&quot; &quot;;&quot;&quot;);&quot;'&quot;;&quot;&quot;)" office:value-type="string" office:string-value="LineExtensionAmount">
            <text:p>LineExtensionAmount</text:p>
          </table:table-cell>
          <table:table-cell office:value-type="string">
            <text:p>Quotation Line. Line Extension Amount. Amount</text:p>
          </table:table-cell>
          <table:table-cell table:style-name="ce7"/>
          <table:table-cell table:style-name="ce7" office:value-type="string">
            <text:p>Quotation Line</text:p>
          </table:table-cell>
          <table:table-cell table:style-name="ce7"/>
          <table:table-cell table:style-name="ce7" office:value-type="string">
            <text:p>Line Extension</text:p>
          </table:table-cell>
          <table:table-cell table:style-name="ce7" office:value-type="string">
            <text:p>Amount</text:p>
          </table:table-cell>
          <table:table-cell table:formula="oooc:=IF([.F775]&lt;&gt;&quot;&quot;;CONCATENATE([.F775];&quot; &quot;;[.G775]);[.G775])" office:value-type="string" office:string-value="Line Extension Amount">
            <text:p>Line Extension Amount</text:p>
          </table:table-cell>
          <table:table-cell table:style-name="ce7" office:value-type="string">
            <text:p>Amount</text:p>
          </table:table-cell>
          <table:table-cell/>
          <table:table-cell table:formula="oooc:=IF([.J775]&lt;&gt;&quot;&quot;;CONCATENATE([.J775];&quot;_ &quot;;[.I775];&quot;. Type&quot;);CONCATENATE([.I775];&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otal amount for the Quotation Line, including Allowance Charges but net of taxes.</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2">
          <table:table-cell table:formula="oooc:=SUBSTITUTE(SUBSTITUTE(CONCATENATE(IF([.E776]=&quot;Universally Unique&quot;;&quot;UU&quot;;[.E776]);IF([.G776]&lt;&gt;[.I776];[.H776];[.F776]);CONCATENATE(IF([.I776]=&quot;Identifier&quot;;&quot;ID&quot;;IF([.I776]=&quot;Text&quot;;&quot;&quot;;[.I776]))));&quot; &quot;;&quot;&quot;);&quot;'&quot;;&quot;&quot;)" office:value-type="string" office:string-value="TotalTaxAmount">
            <text:p>TotalTaxAmount</text:p>
          </table:table-cell>
          <table:table-cell office:value-type="string">
            <text:p>Quotation Line. Total_ Tax Amount. Amount</text:p>
          </table:table-cell>
          <table:table-cell table:style-name="ce7"/>
          <table:table-cell table:style-name="ce7" office:value-type="string">
            <text:p>Quotation Line</text:p>
          </table:table-cell>
          <table:table-cell table:style-name="ce7" office:value-type="string">
            <text:p>Total</text:p>
          </table:table-cell>
          <table:table-cell table:style-name="ce7" office:value-type="string">
            <text:p>Tax</text:p>
          </table:table-cell>
          <table:table-cell table:style-name="ce7" office:value-type="string">
            <text:p>Amount</text:p>
          </table:table-cell>
          <table:table-cell table:formula="oooc:=IF([.F776]&lt;&gt;&quot;&quot;;CONCATENATE([.F776];&quot; &quot;;[.G776]);[.G776])" office:value-type="string" office:string-value="Tax Amount">
            <text:p>Tax Amount</text:p>
          </table:table-cell>
          <table:table-cell table:style-name="ce7" office:value-type="string">
            <text:p>Amount</text:p>
          </table:table-cell>
          <table:table-cell/>
          <table:table-cell table:formula="oooc:=IF([.J776]&lt;&gt;&quot;&quot;;CONCATENATE([.J776];&quot;_ &quot;;[.I776];&quot;. Type&quot;);CONCATENATE([.I776];&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total tax amount for the Quotation Line.</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34" table:number-columns-repeated="224"/>
        </table:table-row>
        <table:table-row table:style-name="ro3">
          <table:table-cell table:style-name="ce4" table:formula="oooc:=SUBSTITUTE(SUBSTITUTE(CONCATENATE(IF([.E777]=&quot;Universally Unique&quot;;&quot;UU&quot;;[.E777]);[.F777];IF([.H777]&lt;&gt;[.I777];[.H777];&quot;&quot;);CONCATENATE(IF([.I777]=&quot;Identifier&quot;;&quot;ID&quot;;IF([.I777]=&quot;Text&quot;;&quot;&quot;;[.I777]))));&quot; &quot;;&quot;&quot;);&quot;'&quot;;&quot;&quot;)" office:value-type="string" office:string-value="DocumentReference">
            <text:p>DocumentReference</text:p>
          </table:table-cell>
          <table:table-cell table:style-name="ce25" office:value-type="string">
            <text:p>Quotation Line. Document Reference</text:p>
          </table:table-cell>
          <table:table-cell table:style-name="ce25"/>
          <table:table-cell table:style-name="ce8" office:value-type="string">
            <text:p>Quotation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float" office:value="1">
            <text:p>1</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2">
          <table:table-cell table:style-name="ce4" table:formula="oooc:=SUBSTITUTE(SUBSTITUTE(CONCATENATE(IF([.E778]=&quot;Universally Unique&quot;;&quot;UU&quot;;[.E778]);[.F778];IF([.H778]&lt;&gt;[.I778];[.H778];&quot;&quot;);CONCATENATE(IF([.I778]=&quot;Identifier&quot;;&quot;ID&quot;;IF([.I778]=&quot;Text&quot;;&quot;&quot;;[.I778]))));&quot; &quot;;&quot;&quot;);&quot;'&quot;;&quot;&quot;)" office:value-type="string" office:string-value="LineItem">
            <text:p>LineItem</text:p>
          </table:table-cell>
          <table:table-cell table:style-name="ce8" office:value-type="string">
            <text:p>Quotation Line. Line Item</text:p>
          </table:table-cell>
          <table:table-cell table:style-name="ce8"/>
          <table:table-cell table:style-name="ce8" office:value-type="string">
            <text:p>Quotation Line</text:p>
          </table:table-cell>
          <table:table-cell table:number-columns-repeated="2" table:style-name="ce8"/>
          <table:table-cell table:style-name="ce8"/>
          <table:table-cell table:style-name="ce8" table:formula="oooc:=[.M778]" office:value-type="string" office:string-value="Line Item">
            <text:p>Line Item</text:p>
          </table:table-cell>
          <table:table-cell table:style-name="ce8" table:formula="oooc:=[.M778]" office:value-type="string" office:string-value="Line Item">
            <text:p>Line Item</text:p>
          </table:table-cell>
          <table:table-cell table:style-name="ce8" table:number-columns-repeated="3"/>
          <table:table-cell table:style-name="ce12" office:value-type="string">
            <text:p>Line Item</text:p>
          </table:table-cell>
          <table:table-cell table:style-name="ce8"/>
          <table:table-cell table:style-name="ce57" office:value-type="string">
            <text:p>1</text:p>
          </table:table-cell>
          <table:table-cell table:style-name="ce8" office:value-type="string">
            <text:p>ASBIE</text:p>
          </table:table-cell>
          <table:table-cell table:style-name="ce25" office:value-type="string">
            <text:p>An association to Line Item.</text:p>
          </table:table-cell>
          <table:table-cell table:style-name="ce68" table:number-columns-repeated="2"/>
          <table:table-cell table:style-name="ce9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3">
          <table:table-cell table:style-name="ce4" table:formula="oooc:=SUBSTITUTE(SUBSTITUTE(CONCATENATE(IF([.E779]=&quot;Universally Unique&quot;;&quot;UU&quot;;[.E779]);[.F779];IF([.H779]&lt;&gt;[.I779];[.H779];&quot;&quot;);CONCATENATE(IF([.I779]=&quot;Identifier&quot;;&quot;ID&quot;;IF([.I779]=&quot;Text&quot;;&quot;&quot;;[.I779]))));&quot; &quot;;&quot;&quot;);&quot;'&quot;;&quot;&quot;)" office:value-type="string" office:string-value="SellerProposedSubstituteLineItem">
            <text:p>SellerProposedSubstituteLineItem</text:p>
          </table:table-cell>
          <table:table-cell table:style-name="ce15" office:value-type="string">
            <text:p>Quotation Line. Seller Proposed Substitute_ Line Item. Line Item</text:p>
          </table:table-cell>
          <table:table-cell table:style-name="ce8"/>
          <table:table-cell table:style-name="ce8" office:value-type="string">
            <text:p>Quotation Line</text:p>
          </table:table-cell>
          <table:table-cell table:style-name="ce15" office:value-type="string">
            <text:p>Seller Proposed Substitute</text:p>
          </table:table-cell>
          <table:table-cell table:style-name="ce8"/>
          <table:table-cell table:style-name="ce8"/>
          <table:table-cell table:style-name="ce8" table:formula="oooc:=[.M779]" office:value-type="string" office:string-value="Line Item">
            <text:p>Line Item</text:p>
          </table:table-cell>
          <table:table-cell table:style-name="ce8"/>
          <table:table-cell table:style-name="ce8" table:number-columns-repeated="3"/>
          <table:table-cell table:style-name="ce12" office:value-type="string">
            <text:p>Line Item</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a proposed substitute Line Item.</text:p>
          </table:table-cell>
          <table:table-cell table:style-name="ce68" table:number-columns-repeated="2"/>
          <table:table-cell table:style-name="ce9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2">
          <table:table-cell table:style-name="ce2" office:value-type="string">
            <text:p>RailTransport</text:p>
          </table:table-cell>
          <table:table-cell table:style-name="ce2" office:value-type="string">
            <text:p>Rail Transport. Details</text:p>
          </table:table-cell>
          <table:table-cell table:style-name="ce5"/>
          <table:table-cell table:style-name="ce5" office:value-type="string">
            <text:p>Rail Transport</text:p>
          </table:table-cell>
          <table:table-cell table:style-name="ce5" table:number-columns-repeated="10"/>
          <table:table-cell table:style-name="ce2"/>
          <table:table-cell table:style-name="ce5" office:value-type="string">
            <text:p>ABIE</text:p>
          </table:table-cell>
          <table:table-cell table:style-name="ce53" office:value-type="string">
            <text:p>Describes a train.</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2">
          <table:table-cell table:formula="oooc:=SUBSTITUTE(SUBSTITUTE(CONCATENATE(IF([.E781]=&quot;Universally Unique&quot;;&quot;UU&quot;;[.E781]);IF([.G781]&lt;&gt;[.I781];[.H781];[.F781]);CONCATENATE(IF([.I781]=&quot;Identifier&quot;;&quot;ID&quot;;IF([.I781]=&quot;Text&quot;;&quot;&quot;;[.I781]))));&quot; &quot;;&quot;&quot;);&quot;'&quot;;&quot;&quot;)" office:value-type="string" office:string-value="TrainID">
            <text:p>TrainID</text:p>
          </table:table-cell>
          <table:table-cell office:value-type="string">
            <text:p>Rail Transport. Train Identifier. Identifier</text:p>
          </table:table-cell>
          <table:table-cell table:style-name="ce7"/>
          <table:table-cell table:style-name="ce7" office:value-type="string">
            <text:p>Rail Transport</text:p>
          </table:table-cell>
          <table:table-cell table:style-name="ce7"/>
          <table:table-cell table:style-name="ce7" office:value-type="string">
            <text:p>Train</text:p>
          </table:table-cell>
          <table:table-cell table:style-name="ce7" office:value-type="string">
            <text:p>Identifier</text:p>
          </table:table-cell>
          <table:table-cell table:formula="oooc:=IF([.F781]&lt;&gt;&quot;&quot;;CONCATENATE([.F781];&quot; &quot;;[.G781]);[.G781])" office:value-type="string" office:string-value="Train Identifier">
            <text:p>Train Identifier</text:p>
          </table:table-cell>
          <table:table-cell table:style-name="ce7" office:value-type="string">
            <text:p>Identifier</text:p>
          </table:table-cell>
          <table:table-cell table:style-name="ce7"/>
          <table:table-cell table:formula="oooc:=IF([.J781]&lt;&gt;&quot;&quot;;CONCATENATE([.J781];&quot;_ &quot;;[.I781];&quot;. Type&quot;);CONCATENATE([.I781];&quot;. Type&quot;))" office:value-type="string" office:string-value="Identifier. Type">
            <text:p>Identifier. Type</text:p>
          </table:table-cell>
          <table:table-cell table:style-name="ce7" table:number-columns-repeated="2"/>
          <table:table-cell table:style-name="ce7" office:value-type="string">
            <text:p>Train Number (WCO ID 167)</text:p>
          </table:table-cell>
          <table:table-cell table:style-name="ce47" office:value-type="string">
            <text:p>1</text:p>
          </table:table-cell>
          <table:table-cell table:style-name="ce7" office:value-type="string">
            <text:p>BBIE</text:p>
          </table:table-cell>
          <table:table-cell table:style-name="ce51" office:value-type="string">
            <text:p>Identifies a train.</text:p>
          </table:table-cell>
          <table:table-cell table:style-name="ce31"/>
          <table:table-cell table:style-name="ce7" office:value-type="float" office:value="8213">
            <text:p>8213</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782]=&quot;Universally Unique&quot;;&quot;UU&quot;;[.E782]);IF([.G782]&lt;&gt;[.I782];[.H782];[.F782]);CONCATENATE(IF([.I782]=&quot;Identifier&quot;;&quot;ID&quot;;IF([.I782]=&quot;Text&quot;;&quot;&quot;;[.I782]))));&quot; &quot;;&quot;&quot;);&quot;'&quot;;&quot;&quot;)" office:value-type="string" office:string-value="RailCarID">
            <text:p>RailCarID</text:p>
          </table:table-cell>
          <table:table-cell office:value-type="string">
            <text:p>Rail Transport. Rail Car Identifier. Identifier</text:p>
          </table:table-cell>
          <table:table-cell table:style-name="ce7"/>
          <table:table-cell table:style-name="ce7" office:value-type="string">
            <text:p>Rail Transport</text:p>
          </table:table-cell>
          <table:table-cell table:style-name="ce7"/>
          <table:table-cell table:style-name="ce7" office:value-type="string">
            <text:p>Rail Car</text:p>
          </table:table-cell>
          <table:table-cell table:style-name="ce7" office:value-type="string">
            <text:p>Identifier</text:p>
          </table:table-cell>
          <table:table-cell table:formula="oooc:=IF([.F782]&lt;&gt;&quot;&quot;;CONCATENATE([.F782];&quot; &quot;;[.G782]);[.G782])" office:value-type="string" office:string-value="Rail Car Identifier">
            <text:p>Rail Car Identifier</text:p>
          </table:table-cell>
          <table:table-cell table:style-name="ce7" office:value-type="string">
            <text:p>Identifier</text:p>
          </table:table-cell>
          <table:table-cell table:style-name="ce7"/>
          <table:table-cell table:formula="oooc:=IF([.J782]&lt;&gt;&quot;&quot;;CONCATENATE([.J782];&quot;_ &quot;;[.I782];&quot;. Type&quot;);CONCATENATE([.I782];&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51" office:value-type="string">
            <text:p>Identifies the rail car on the train used for the means of transport.</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style-name="ce2" office:value-type="string">
            <text:p>ReceiptLine</text:p>
          </table:table-cell>
          <table:table-cell table:style-name="ce30" office:value-type="string">
            <text:p>Receipt Line. Details</text:p>
          </table:table-cell>
          <table:table-cell table:style-name="ce16"/>
          <table:table-cell table:style-name="ce16" office:value-type="string">
            <text:p>Receipt Lin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Receipt Line.</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Procurement</text:p>
          </table:table-cell>
          <table:table-cell table:style-name="ce16" table:number-columns-repeated="9"/>
          <table:table-cell table:style-name="ce37" table:number-columns-repeated="224"/>
        </table:table-row>
        <table:table-row table:style-name="ro2">
          <table:table-cell table:formula="oooc:=SUBSTITUTE(SUBSTITUTE(CONCATENATE(IF([.E784]=&quot;Universally Unique&quot;;&quot;UU&quot;;[.E784]);IF([.G784]&lt;&gt;[.I784];[.H784];[.F784]);CONCATENATE(IF([.I784]=&quot;Identifier&quot;;&quot;ID&quot;;IF([.I784]=&quot;Text&quot;;&quot;&quot;;[.I784]))));&quot; &quot;;&quot;&quot;);&quot;'&quot;;&quot;&quot;)" office:value-type="string" office:string-value="ID">
            <text:p>ID</text:p>
          </table:table-cell>
          <table:table-cell table:style-name="ce10" office:value-type="string">
            <text:p>Receipt Line. Identifier</text:p>
          </table:table-cell>
          <table:table-cell/>
          <table:table-cell office:value-type="string">
            <text:p>Receipt Line</text:p>
          </table:table-cell>
          <table:table-cell table:number-columns-repeated="2"/>
          <table:table-cell office:value-type="string">
            <text:p>Identifier</text:p>
          </table:table-cell>
          <table:table-cell table:formula="oooc:=IF([.F784]&lt;&gt;&quot;&quot;;CONCATENATE([.F784];&quot; &quot;;[.G784]);[.G784])" office:value-type="string" office:string-value="Identifier">
            <text:p>Identifier</text:p>
          </table:table-cell>
          <table:table-cell office:value-type="string">
            <text:p>Identifier</text:p>
          </table:table-cell>
          <table:table-cell/>
          <table:table-cell table:formula="oooc:=IF([.J784]&lt;&gt;&quot;&quot;;CONCATENATE([.J784];&quot;_ &quot;;[.I784];&quot;. Type&quot;);CONCATENATE([.I784];&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Receipt Lin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6" office:value-type="string">
            <text:p>UUID</text:p>
          </table:table-cell>
          <table:table-cell table:style-name="ce24" office:value-type="string">
            <text:p>Receipt Line. UUID. Identifier</text:p>
          </table:table-cell>
          <table:table-cell/>
          <table:table-cell office:value-type="string">
            <text:p>Receipt Line</text:p>
          </table:table-cell>
          <table:table-cell/>
          <table:table-cell/>
          <table:table-cell table:style-name="ce6" office:value-type="string">
            <text:p>UUID</text:p>
          </table:table-cell>
          <table:table-cell table:formula="oooc:=IF([.F785]&lt;&gt;&quot;&quot;;CONCATENATE([.F785];&quot; &quot;;[.G785]);[.G785])" office:value-type="string" office:string-value="UUID">
            <text:p>UUID</text:p>
          </table:table-cell>
          <table:table-cell office:value-type="string">
            <text:p>Identifier</text:p>
          </table:table-cell>
          <table:table-cell/>
          <table:table-cell table:formula="oooc:=IF([.J785]&lt;&gt;&quot;&quot;;CONCATENATE([.J785];&quot;_ &quot;;[.I785];&quot;. Type&quot;);CONCATENATE([.I78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786]=&quot;Universally Unique&quot;;&quot;UU&quot;;[.E786]);IF([.G786]&lt;&gt;[.I786];[.H786];[.F786]);CONCATENATE(IF([.I786]=&quot;Identifier&quot;;&quot;ID&quot;;IF([.I786]=&quot;Text&quot;;&quot;&quot;;[.I786]))));&quot; &quot;;&quot;&quot;);&quot;'&quot;;&quot;&quot;)" office:value-type="string" office:string-value="Note">
            <text:p>Note</text:p>
          </table:table-cell>
          <table:table-cell office:value-type="string">
            <text:p>Receipt Line. Note. Text</text:p>
          </table:table-cell>
          <table:table-cell/>
          <table:table-cell office:value-type="string">
            <text:p>Receipt Line</text:p>
          </table:table-cell>
          <table:table-cell table:number-columns-repeated="2"/>
          <table:table-cell office:value-type="string">
            <text:p>Note</text:p>
          </table:table-cell>
          <table:table-cell table:formula="oooc:=IF([.F786]&lt;&gt;&quot;&quot;;CONCATENATE([.F786];&quot; &quot;;[.G786]);[.G786])" office:value-type="string" office:string-value="Note">
            <text:p>Note</text:p>
          </table:table-cell>
          <table:table-cell office:value-type="string">
            <text:p>Text</text:p>
          </table:table-cell>
          <table:table-cell/>
          <table:table-cell table:formula="oooc:=IF([.J786]&lt;&gt;&quot;&quot;;CONCATENATE([.J786];&quot;_ &quot;;[.I786];&quot;. Type&quot;);CONCATENATE([.I78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3" office:value-type="string">
            <text:p>Free-form text applying to the Receipt Line. This element may contain notes or any other similar information that is not contained explicitly in another structur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87]=&quot;Universally Unique&quot;;&quot;UU&quot;;[.E787]);IF([.G787]&lt;&gt;[.I787];[.H787];[.F787]);CONCATENATE(IF([.I787]=&quot;Identifier&quot;;&quot;ID&quot;;IF([.I787]=&quot;Text&quot;;&quot;&quot;;[.I787]))));&quot; &quot;;&quot;&quot;);&quot;'&quot;;&quot;&quot;)" office:value-type="string" office:string-value="ReceivedQuantity">
            <text:p>ReceivedQuantity</text:p>
          </table:table-cell>
          <table:table-cell office:value-type="string">
            <text:p>Receipt Line. Received_ Quantity. Quantity</text:p>
          </table:table-cell>
          <table:table-cell/>
          <table:table-cell office:value-type="string">
            <text:p>Receipt Line</text:p>
          </table:table-cell>
          <table:table-cell office:value-type="string">
            <text:p>Received</text:p>
          </table:table-cell>
          <table:table-cell/>
          <table:table-cell office:value-type="string">
            <text:p>Quantity</text:p>
          </table:table-cell>
          <table:table-cell table:formula="oooc:=IF([.F787]&lt;&gt;&quot;&quot;;CONCATENATE([.F787];&quot; &quot;;[.G787]);[.G787])" office:value-type="string" office:string-value="Quantity">
            <text:p>Quantity</text:p>
          </table:table-cell>
          <table:table-cell office:value-type="string">
            <text:p>Quantity</text:p>
          </table:table-cell>
          <table:table-cell/>
          <table:table-cell table:formula="oooc:=IF([.J787]&lt;&gt;&quot;&quot;;CONCATENATE([.J787];&quot;_ &quot;;[.I787];&quot;. Type&quot;);CONCATENATE([.I78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ceive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788]=&quot;Universally Unique&quot;;&quot;UU&quot;;[.E788]);IF([.G788]&lt;&gt;[.I788];[.H788];[.F788]);CONCATENATE(IF([.I788]=&quot;Identifier&quot;;&quot;ID&quot;;IF([.I788]=&quot;Text&quot;;&quot;&quot;;[.I788]))));&quot; &quot;;&quot;&quot;);&quot;'&quot;;&quot;&quot;)" office:value-type="string" office:string-value="ShortQuantity">
            <text:p>ShortQuantity</text:p>
          </table:table-cell>
          <table:table-cell office:value-type="string">
            <text:p>Receipt Line. Short_ Quantity. Quantity</text:p>
          </table:table-cell>
          <table:table-cell/>
          <table:table-cell office:value-type="string">
            <text:p>Receipt Line</text:p>
          </table:table-cell>
          <table:table-cell office:value-type="string">
            <text:p>Short</text:p>
          </table:table-cell>
          <table:table-cell/>
          <table:table-cell office:value-type="string">
            <text:p>Quantity</text:p>
          </table:table-cell>
          <table:table-cell table:formula="oooc:=IF([.F788]&lt;&gt;&quot;&quot;;CONCATENATE([.F788];&quot; &quot;;[.G788]);[.G788])" office:value-type="string" office:string-value="Quantity">
            <text:p>Quantity</text:p>
          </table:table-cell>
          <table:table-cell office:value-type="string">
            <text:p>Quantity</text:p>
          </table:table-cell>
          <table:table-cell/>
          <table:table-cell table:formula="oooc:=IF([.J788]&lt;&gt;&quot;&quot;;CONCATENATE([.J788];&quot;_ &quot;;[.I788];&quot;. Type&quot;);CONCATENATE([.I78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ceived short; the difference between the quantity reported despatched and the quantity actually receive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formula="oooc:=SUBSTITUTE(SUBSTITUTE(CONCATENATE(IF([.E789]=&quot;Universally Unique&quot;;&quot;UU&quot;;[.E789]);IF([.G789]&lt;&gt;[.I789];[.H789];[.F789]);CONCATENATE(IF([.I789]=&quot;Identifier&quot;;&quot;ID&quot;;IF([.I789]=&quot;Text&quot;;&quot;&quot;;[.I789]))));&quot; &quot;;&quot;&quot;);&quot;'&quot;;&quot;&quot;)" office:value-type="string" office:string-value="ShortageActionCode">
            <text:p>ShortageActionCode</text:p>
          </table:table-cell>
          <table:table-cell table:style-name="ce10" office:value-type="string">
            <text:p>Receipt Line. Shortage Action Code. Code</text:p>
          </table:table-cell>
          <table:table-cell/>
          <table:table-cell office:value-type="string">
            <text:p>Receipt Line</text:p>
          </table:table-cell>
          <table:table-cell/>
          <table:table-cell table:style-name="ce6" office:value-type="string">
            <text:p>Shortage Action</text:p>
          </table:table-cell>
          <table:table-cell table:style-name="ce6" office:value-type="string">
            <text:p>Code</text:p>
          </table:table-cell>
          <table:table-cell table:formula="oooc:=IF([.F789]&lt;&gt;&quot;&quot;;CONCATENATE([.F789];&quot; &quot;;[.G789]);[.G789])" office:value-type="string" office:string-value="Shortage Action Code">
            <text:p>Shortage Action Code</text:p>
          </table:table-cell>
          <table:table-cell office:value-type="string">
            <text:p>Code</text:p>
          </table:table-cell>
          <table:table-cell/>
          <table:table-cell table:formula="oooc:=IF([.J789]&lt;&gt;&quot;&quot;;CONCATENATE([.J789];&quot;_ &quot;;[.I789];&quot;. Type&quot;);CONCATENATE([.I7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action that the Delivery Party wishes the Despatch Party to take as a result of the shortage, expressed as a cod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90]=&quot;Universally Unique&quot;;&quot;UU&quot;;[.E790]);IF([.G790]&lt;&gt;[.I790];[.H790];[.F790]);CONCATENATE(IF([.I790]=&quot;Identifier&quot;;&quot;ID&quot;;IF([.I790]=&quot;Text&quot;;&quot;&quot;;[.I790]))));&quot; &quot;;&quot;&quot;);&quot;'&quot;;&quot;&quot;)" office:value-type="string" office:string-value="RejectedQuantity">
            <text:p>RejectedQuantity</text:p>
          </table:table-cell>
          <table:table-cell office:value-type="string">
            <text:p>Receipt Line. Rejected_ Quantity. Quantity</text:p>
          </table:table-cell>
          <table:table-cell/>
          <table:table-cell office:value-type="string">
            <text:p>Receipt Line</text:p>
          </table:table-cell>
          <table:table-cell office:value-type="string">
            <text:p>Rejected</text:p>
          </table:table-cell>
          <table:table-cell/>
          <table:table-cell office:value-type="string">
            <text:p>Quantity</text:p>
          </table:table-cell>
          <table:table-cell table:formula="oooc:=IF([.F790]&lt;&gt;&quot;&quot;;CONCATENATE([.F790];&quot; &quot;;[.G790]);[.G790])" office:value-type="string" office:string-value="Quantity">
            <text:p>Quantity</text:p>
          </table:table-cell>
          <table:table-cell office:value-type="string">
            <text:p>Quantity</text:p>
          </table:table-cell>
          <table:table-cell/>
          <table:table-cell table:formula="oooc:=IF([.J790]&lt;&gt;&quot;&quot;;CONCATENATE([.J790];&quot;_ &quot;;[.I790];&quot;. Type&quot;);CONCATENATE([.I79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jecte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91]=&quot;Universally Unique&quot;;&quot;UU&quot;;[.E791]);IF([.G791]&lt;&gt;[.I791];[.H791];[.F791]);CONCATENATE(IF([.I791]=&quot;Identifier&quot;;&quot;ID&quot;;IF([.I791]=&quot;Text&quot;;&quot;&quot;;[.I791]))));&quot; &quot;;&quot;&quot;);&quot;'&quot;;&quot;&quot;)" office:value-type="string" office:string-value="RejectReasonCode">
            <text:p>RejectReasonCode</text:p>
          </table:table-cell>
          <table:table-cell table:style-name="ce10" office:value-type="string">
            <text:p>Receipt Line. Reject Reason Code. Code</text:p>
          </table:table-cell>
          <table:table-cell/>
          <table:table-cell office:value-type="string">
            <text:p>Receipt Line</text:p>
          </table:table-cell>
          <table:table-cell/>
          <table:table-cell table:style-name="ce6" office:value-type="string">
            <text:p>Reject Reason</text:p>
          </table:table-cell>
          <table:table-cell table:style-name="ce6" office:value-type="string">
            <text:p>Code</text:p>
          </table:table-cell>
          <table:table-cell table:formula="oooc:=IF([.F791]&lt;&gt;&quot;&quot;;CONCATENATE([.F791];&quot; &quot;;[.G791]);[.G791])" office:value-type="string" office:string-value="Reject Reason Code">
            <text:p>Reject Reason Code</text:p>
          </table:table-cell>
          <table:table-cell office:value-type="string">
            <text:p>Code</text:p>
          </table:table-cell>
          <table:table-cell/>
          <table:table-cell table:formula="oooc:=IF([.J791]&lt;&gt;&quot;&quot;;CONCATENATE([.J791];&quot;_ &quot;;[.I791];&quot;. Type&quot;);CONCATENATE([.I79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reason for rejection, expressed as a cod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92]=&quot;Universally Unique&quot;;&quot;UU&quot;;[.E792]);IF([.G792]&lt;&gt;[.I792];[.H792];[.F792]);CONCATENATE(IF([.I792]=&quot;Identifier&quot;;&quot;ID&quot;;IF([.I792]=&quot;Text&quot;;&quot;&quot;;[.I792]))));&quot; &quot;;&quot;&quot;);&quot;'&quot;;&quot;&quot;)" office:value-type="string" office:string-value="RejectReason">
            <text:p>RejectReason</text:p>
          </table:table-cell>
          <table:table-cell table:style-name="ce10" office:value-type="string">
            <text:p>Receipt Line. Reject_ Reason. Text</text:p>
          </table:table-cell>
          <table:table-cell/>
          <table:table-cell office:value-type="string">
            <text:p>Receipt Line</text:p>
          </table:table-cell>
          <table:table-cell office:value-type="string">
            <text:p>Reject</text:p>
          </table:table-cell>
          <table:table-cell/>
          <table:table-cell table:style-name="ce6" office:value-type="string">
            <text:p>Reason</text:p>
          </table:table-cell>
          <table:table-cell table:formula="oooc:=IF([.F792]&lt;&gt;&quot;&quot;;CONCATENATE([.F792];&quot; &quot;;[.G792]);[.G792])" office:value-type="string" office:string-value="Reason">
            <text:p>Reason</text:p>
          </table:table-cell>
          <table:table-cell table:style-name="ce6" office:value-type="string">
            <text:p>Text</text:p>
          </table:table-cell>
          <table:table-cell/>
          <table:table-cell table:formula="oooc:=IF([.J792]&lt;&gt;&quot;&quot;;CONCATENATE([.J792];&quot;_ &quot;;[.I792];&quot;. Type&quot;);CONCATENATE([.I79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for rejection.</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93]=&quot;Universally Unique&quot;;&quot;UU&quot;;[.E793]);IF([.G793]&lt;&gt;[.I793];[.H793];[.F793]);CONCATENATE(IF([.I793]=&quot;Identifier&quot;;&quot;ID&quot;;IF([.I793]=&quot;Text&quot;;&quot;&quot;;[.I793]))));&quot; &quot;;&quot;&quot;);&quot;'&quot;;&quot;&quot;)" office:value-type="string" office:string-value="RejectActionCode">
            <text:p>RejectActionCode</text:p>
          </table:table-cell>
          <table:table-cell table:style-name="ce10" office:value-type="string">
            <text:p>Receipt Line. Reject Action Code. Code</text:p>
          </table:table-cell>
          <table:table-cell/>
          <table:table-cell office:value-type="string">
            <text:p>Receipt Line</text:p>
          </table:table-cell>
          <table:table-cell/>
          <table:table-cell table:style-name="ce6" office:value-type="string">
            <text:p>Reject Action</text:p>
          </table:table-cell>
          <table:table-cell table:style-name="ce6" office:value-type="string">
            <text:p>Code</text:p>
          </table:table-cell>
          <table:table-cell table:formula="oooc:=IF([.F793]&lt;&gt;&quot;&quot;;CONCATENATE([.F793];&quot; &quot;;[.G793]);[.G793])" office:value-type="string" office:string-value="Reject Action Code">
            <text:p>Reject Action Code</text:p>
          </table:table-cell>
          <table:table-cell office:value-type="string">
            <text:p>Code</text:p>
          </table:table-cell>
          <table:table-cell/>
          <table:table-cell table:formula="oooc:=IF([.J793]&lt;&gt;&quot;&quot;;CONCATENATE([.J793];&quot;_ &quot;;[.I793];&quot;. Type&quot;);CONCATENATE([.I79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action that the Delivery Party wishes the Despatch Party to take as a result of the rejection, expressed as a cod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94]=&quot;Universally Unique&quot;;&quot;UU&quot;;[.E794]);IF([.G794]&lt;&gt;[.I794];[.H794];[.F794]);CONCATENATE(IF([.I794]=&quot;Identifier&quot;;&quot;ID&quot;;IF([.I794]=&quot;Text&quot;;&quot;&quot;;[.I794]))));&quot; &quot;;&quot;&quot;);&quot;'&quot;;&quot;&quot;)" office:value-type="string" office:string-value="OversupplyQuantity">
            <text:p>OversupplyQuantity</text:p>
          </table:table-cell>
          <table:table-cell table:style-name="ce10" office:value-type="string">
            <text:p>Receipt Line. Oversupply Quantity. Quantity</text:p>
          </table:table-cell>
          <table:table-cell/>
          <table:table-cell office:value-type="string">
            <text:p>Receipt Line</text:p>
          </table:table-cell>
          <table:table-cell/>
          <table:table-cell table:style-name="ce6" office:value-type="string">
            <text:p>Oversupply</text:p>
          </table:table-cell>
          <table:table-cell table:style-name="ce6" office:value-type="string">
            <text:p>Quantity</text:p>
          </table:table-cell>
          <table:table-cell table:formula="oooc:=IF([.F794]&lt;&gt;&quot;&quot;;CONCATENATE([.F794];&quot; &quot;;[.G794]);[.G794])" office:value-type="string" office:string-value="Oversupply Quantity">
            <text:p>Oversupply Quantity</text:p>
          </table:table-cell>
          <table:table-cell table:style-name="ce7" office:value-type="string">
            <text:p>Quantity</text:p>
          </table:table-cell>
          <table:table-cell/>
          <table:table-cell table:formula="oooc:=IF([.J794]&lt;&gt;&quot;&quot;;CONCATENATE([.J794];&quot;_ &quot;;[.I794];&quot;. Type&quot;);CONCATENATE([.I79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4" office:value-type="string">
            <text:p>The quanitity over-supplied i.e. the quantity over and above that ordered.</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95]=&quot;Universally Unique&quot;;&quot;UU&quot;;[.E795]);IF([.G795]&lt;&gt;[.I795];[.H795];[.F795]);CONCATENATE(IF([.I795]=&quot;Identifier&quot;;&quot;ID&quot;;IF([.I795]=&quot;Text&quot;;&quot;&quot;;[.I795]))));&quot; &quot;;&quot;&quot;);&quot;'&quot;;&quot;&quot;)" office:value-type="string" office:string-value="ReceivedDate">
            <text:p>ReceivedDate</text:p>
          </table:table-cell>
          <table:table-cell table:style-name="ce10" office:value-type="string">
            <text:p>Receipt Line. Received_ Date. Date</text:p>
          </table:table-cell>
          <table:table-cell/>
          <table:table-cell office:value-type="string">
            <text:p>Receipt Line</text:p>
          </table:table-cell>
          <table:table-cell office:value-type="string">
            <text:p>Received</text:p>
          </table:table-cell>
          <table:table-cell/>
          <table:table-cell office:value-type="string">
            <text:p>Date</text:p>
          </table:table-cell>
          <table:table-cell table:formula="oooc:=IF([.F795]&lt;&gt;&quot;&quot;;CONCATENATE([.F795];&quot; &quot;;[.G795]);[.G795])" office:value-type="string" office:string-value="Date">
            <text:p>Date</text:p>
          </table:table-cell>
          <table:table-cell office:value-type="string">
            <text:p>Date</text:p>
          </table:table-cell>
          <table:table-cell/>
          <table:table-cell table:formula="oooc:=IF([.J795]&lt;&gt;&quot;&quot;;CONCATENATE([.J795];&quot;_ &quot;;[.I795];&quot;. Type&quot;);CONCATENATE([.I79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good/services are received.</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796]=&quot;Universally Unique&quot;;&quot;UU&quot;;[.E796]);IF([.G796]&lt;&gt;[.I796];[.H796];[.F796]);CONCATENATE(IF([.I796]=&quot;Identifier&quot;;&quot;ID&quot;;IF([.I796]=&quot;Text&quot;;&quot;&quot;;[.I796]))));&quot; &quot;;&quot;&quot;);&quot;'&quot;;&quot;&quot;)" office:value-type="string" office:string-value="TimingComplaintCode">
            <text:p>TimingComplaintCode</text:p>
          </table:table-cell>
          <table:table-cell table:style-name="ce10" office:value-type="string">
            <text:p>Receipt Line. Timing Complaint. Code</text:p>
          </table:table-cell>
          <table:table-cell/>
          <table:table-cell office:value-type="string">
            <text:p>Receipt Line</text:p>
          </table:table-cell>
          <table:table-cell/>
          <table:table-cell table:style-name="ce6" office:value-type="string">
            <text:p>Timing Complaint</text:p>
          </table:table-cell>
          <table:table-cell table:style-name="ce6" office:value-type="string">
            <text:p>Code</text:p>
          </table:table-cell>
          <table:table-cell table:formula="oooc:=IF([.F796]&lt;&gt;&quot;&quot;;CONCATENATE([.F796];&quot; &quot;;[.G796]);[.G796])" office:value-type="string" office:string-value="Timing Complaint Code">
            <text:p>Timing Complaint Code</text:p>
          </table:table-cell>
          <table:table-cell office:value-type="string">
            <text:p>Code</text:p>
          </table:table-cell>
          <table:table-cell/>
          <table:table-cell table:formula="oooc:=IF([.J796]&lt;&gt;&quot;&quot;;CONCATENATE([.J796];&quot;_ &quot;;[.I796];&quot;. Type&quot;);CONCATENATE([.I79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mplaint about the timing of delivery, expressed as a code.</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797]=&quot;Universally Unique&quot;;&quot;UU&quot;;[.E797]);IF([.G797]&lt;&gt;[.I797];[.H797];[.F797]);CONCATENATE(IF([.I797]=&quot;Identifier&quot;;&quot;ID&quot;;IF([.I797]=&quot;Text&quot;;&quot;&quot;;[.I797]))));&quot; &quot;;&quot;&quot;);&quot;'&quot;;&quot;&quot;)" office:value-type="string" office:string-value="TimingComplaint">
            <text:p>TimingComplaint</text:p>
          </table:table-cell>
          <table:table-cell table:style-name="ce10" office:value-type="string">
            <text:p>Receipt Line. Timing Complaint. Text</text:p>
          </table:table-cell>
          <table:table-cell/>
          <table:table-cell office:value-type="string">
            <text:p>Receipt Line</text:p>
          </table:table-cell>
          <table:table-cell table:number-columns-repeated="2"/>
          <table:table-cell table:style-name="ce6" office:value-type="string">
            <text:p>Timing Complaint</text:p>
          </table:table-cell>
          <table:table-cell table:formula="oooc:=IF([.F797]&lt;&gt;&quot;&quot;;CONCATENATE([.F797];&quot; &quot;;[.G797]);[.G797])" office:value-type="string" office:string-value="Timing Complaint">
            <text:p>Timing Complaint</text:p>
          </table:table-cell>
          <table:table-cell table:style-name="ce6" office:value-type="string">
            <text:p>Text</text:p>
          </table:table-cell>
          <table:table-cell/>
          <table:table-cell table:formula="oooc:=IF([.J797]&lt;&gt;&quot;&quot;;CONCATENATE([.J797];&quot;_ &quot;;[.I797];&quot;. Type&quot;);CONCATENATE([.I79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A complaint about the timing of delivery.</text:p>
          </table:table-cell>
          <table:table-cell table:number-columns-repeated="2"/>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style-name="ce4" table:formula="oooc:=SUBSTITUTE(SUBSTITUTE(CONCATENATE(IF([.E798]=&quot;Universally Unique&quot;;&quot;UU&quot;;[.E798]);[.F798];IF([.H798]&lt;&gt;[.I798];[.H798];&quot;&quot;);CONCATENATE(IF([.I798]=&quot;Identifier&quot;;&quot;ID&quot;;IF([.I798]=&quot;Text&quot;;&quot;&quot;;[.I798]))));&quot; &quot;;&quot;&quot;);&quot;'&quot;;&quot;&quot;)" office:value-type="string" office:string-value="OrderLineReference">
            <text:p>OrderLineReference</text:p>
          </table:table-cell>
          <table:table-cell table:style-name="ce8" office:value-type="string">
            <text:p>Receipt Line. Order Line Reference</text:p>
          </table:table-cell>
          <table:table-cell table:style-name="ce27"/>
          <table:table-cell table:style-name="ce27" office:value-type="string">
            <text:p>Receipt Line</text:p>
          </table:table-cell>
          <table:table-cell table:number-columns-repeated="2" table:style-name="ce27"/>
          <table:table-cell table:style-name="ce27"/>
          <table:table-cell table:style-name="ce8" table:formula="oooc:=[.M798]" office:value-type="string" office:string-value="Order Line Reference">
            <text:p>Order Line Reference</text:p>
          </table:table-cell>
          <table:table-cell table:style-name="ce8" table:formula="oooc:=[.M798]" office:value-type="string" office:string-value="Order Line Reference">
            <text:p>Order Line Reference</text:p>
          </table:table-cell>
          <table:table-cell table:style-name="ce8" table:number-columns-repeated="2"/>
          <table:table-cell table:style-name="ce27"/>
          <table:table-cell table:style-name="ce38" office:value-type="string">
            <text:p>Order Line Reference</text:p>
          </table:table-cell>
          <table:table-cell table:style-name="ce27"/>
          <table:table-cell table:style-name="ce57" office:value-type="string">
            <text:p>0..1</text:p>
          </table:table-cell>
          <table:table-cell table:style-name="ce27" office:value-type="string">
            <text:p>ASBIE</text:p>
          </table:table-cell>
          <table:table-cell table:style-name="ce38" office:value-type="string">
            <text:p>An association to Order Line Referenc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799]=&quot;Universally Unique&quot;;&quot;UU&quot;;[.E799]);[.F799];IF([.H799]&lt;&gt;[.I799];[.H799];&quot;&quot;);CONCATENATE(IF([.I799]=&quot;Identifier&quot;;&quot;ID&quot;;IF([.I799]=&quot;Text&quot;;&quot;&quot;;[.I799]))));&quot; &quot;;&quot;&quot;);&quot;'&quot;;&quot;&quot;)" office:value-type="string" office:string-value="DespatchLineReference">
            <text:p>DespatchLineReference</text:p>
          </table:table-cell>
          <table:table-cell table:style-name="ce15" office:value-type="string">
            <text:p>Receipt Line. Despatch_ Line Reference. Line Reference</text:p>
          </table:table-cell>
          <table:table-cell table:style-name="ce27"/>
          <table:table-cell table:style-name="ce27" office:value-type="string">
            <text:p>Receipt Line</text:p>
          </table:table-cell>
          <table:table-cell table:style-name="ce27" office:value-type="string">
            <text:p>Despatch</text:p>
          </table:table-cell>
          <table:table-cell table:style-name="ce27"/>
          <table:table-cell table:style-name="ce27"/>
          <table:table-cell table:style-name="ce8" table:formula="oooc:=[.M799]" office:value-type="string" office:string-value="Line Reference">
            <text:p>Line Reference</text:p>
          </table:table-cell>
          <table:table-cell table:style-name="ce8" table:formula="oooc:=[.M799]" office:value-type="string" office:string-value="Line Reference">
            <text:p>Line Reference</text:p>
          </table:table-cell>
          <table:table-cell table:style-name="ce8" table:number-columns-repeated="2"/>
          <table:table-cell table:style-name="ce27"/>
          <table:table-cell table:style-name="ce38" office:value-type="string">
            <text:p>Line Reference</text:p>
          </table:table-cell>
          <table:table-cell table:style-name="ce27"/>
          <table:table-cell table:style-name="ce57" office:value-type="string">
            <text:p>0..n</text:p>
          </table:table-cell>
          <table:table-cell table:style-name="ce27" office:value-type="string">
            <text:p>ASBIE</text:p>
          </table:table-cell>
          <table:table-cell table:style-name="ce25" office:value-type="string">
            <text:p>An associative reference to Despatch Lin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3">
          <table:table-cell table:style-name="ce4" table:formula="oooc:=SUBSTITUTE(SUBSTITUTE(CONCATENATE(IF([.E800]=&quot;Universally Unique&quot;;&quot;UU&quot;;[.E800]);[.F800];IF([.H800]&lt;&gt;[.I800];[.H800];&quot;&quot;);CONCATENATE(IF([.I800]=&quot;Identifier&quot;;&quot;ID&quot;;IF([.I800]=&quot;Text&quot;;&quot;&quot;;[.I800]))));&quot; &quot;;&quot;&quot;);&quot;'&quot;;&quot;&quot;)" office:value-type="string" office:string-value="DocumentReference">
            <text:p>DocumentReference</text:p>
          </table:table-cell>
          <table:table-cell table:style-name="ce25" office:value-type="string">
            <text:p>Receipt Line. Document Reference</text:p>
          </table:table-cell>
          <table:table-cell table:style-name="ce25"/>
          <table:table-cell table:style-name="ce25" office:value-type="string">
            <text:p>Receipt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2">
          <table:table-cell table:style-name="ce4" table:formula="oooc:=SUBSTITUTE(SUBSTITUTE(CONCATENATE(IF([.E801]=&quot;Universally Unique&quot;;&quot;UU&quot;;[.E801]);[.F801];IF([.H801]&lt;&gt;[.I801];[.H801];&quot;&quot;);CONCATENATE(IF([.I801]=&quot;Identifier&quot;;&quot;ID&quot;;IF([.I801]=&quot;Text&quot;;&quot;&quot;;[.I801]))));&quot; &quot;;&quot;&quot;);&quot;'&quot;;&quot;&quot;)" office:value-type="string" office:string-value="Item">
            <text:p>Item</text:p>
          </table:table-cell>
          <table:table-cell table:style-name="ce8" office:value-type="string">
            <text:p>Receipt Line. Item</text:p>
          </table:table-cell>
          <table:table-cell table:style-name="ce27"/>
          <table:table-cell table:style-name="ce27" office:value-type="string">
            <text:p>Receipt Line</text:p>
          </table:table-cell>
          <table:table-cell table:number-columns-repeated="2" table:style-name="ce27"/>
          <table:table-cell table:style-name="ce27"/>
          <table:table-cell table:style-name="ce8" table:formula="oooc:=[.M801]" office:value-type="string" office:string-value="Item">
            <text:p>Item</text:p>
          </table:table-cell>
          <table:table-cell table:style-name="ce8" table:formula="oooc:=[.M801]" office:value-type="string" office:string-value="Item">
            <text:p>Item</text:p>
          </table:table-cell>
          <table:table-cell table:style-name="ce8" table:number-columns-repeated="2"/>
          <table:table-cell table:style-name="ce27"/>
          <table:table-cell table:style-name="ce38" office:value-type="string">
            <text:p>Item</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Item.</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802]=&quot;Universally Unique&quot;;&quot;UU&quot;;[.E802]);[.F802];IF([.H802]&lt;&gt;[.I802];[.H802];&quot;&quot;);CONCATENATE(IF([.I802]=&quot;Identifier&quot;;&quot;ID&quot;;IF([.I802]=&quot;Text&quot;;&quot;&quot;;[.I802]))));&quot; &quot;;&quot;&quot;);&quot;'&quot;;&quot;&quot;)" office:value-type="string" office:string-value="Shipment">
            <text:p>Shipment</text:p>
          </table:table-cell>
          <table:table-cell table:style-name="ce8" office:value-type="string">
            <text:p>Receipt Line. Shipment</text:p>
          </table:table-cell>
          <table:table-cell table:style-name="ce8"/>
          <table:table-cell table:style-name="ce8" office:value-type="string">
            <text:p>Receipt Line</text:p>
          </table:table-cell>
          <table:table-cell table:number-columns-repeated="2" table:style-name="ce8"/>
          <table:table-cell table:style-name="ce8"/>
          <table:table-cell table:style-name="ce8" table:formula="oooc:=[.M802]" office:value-type="string" office:string-value="Shipment">
            <text:p>Shipment</text:p>
          </table:table-cell>
          <table:table-cell table:style-name="ce8" table:formula="oooc:=[.M802]" office:value-type="string" office:string-value="Shipment">
            <text:p>Shipment</text:p>
          </table:table-cell>
          <table:table-cell table:style-name="ce8" table:number-columns-repeated="3"/>
          <table:table-cell table:style-name="ce12" office:value-type="string">
            <text:p>Shipment</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Shipment.</text:p>
          </table:table-cell>
          <table:table-cell table:style-name="ce68" table:number-columns-repeated="2"/>
          <table:table-cell table:style-name="ce9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style-name="ce7" table:number-columns-repeated="224"/>
        </table:table-row>
        <table:table-row table:style-name="ro2">
          <table:table-cell table:style-name="ce2" office:value-type="string">
            <text:p>RelatedItem</text:p>
          </table:table-cell>
          <table:table-cell table:style-name="ce30" office:value-type="string">
            <text:p>Related Item. Details</text:p>
          </table:table-cell>
          <table:table-cell table:style-name="ce16"/>
          <table:table-cell table:style-name="ce16" office:value-type="string">
            <text:p>Related Item</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the relationship between two items.</text:p>
          </table:table-cell>
          <table:table-cell table:style-name="ce52" table:number-columns-repeated="2"/>
          <table:table-cell table:style-name="ce104" office:value-type="string">
            <text:p>2.0</text:p>
          </table:table-cell>
          <table:table-cell table:style-name="ce85"/>
          <table:table-cell table:style-name="ce30"/>
          <table:table-cell table:style-name="ce16" table:number-columns-repeated="10"/>
          <table:table-cell table:number-columns-repeated="224"/>
        </table:table-row>
        <table:table-row table:style-name="ro2">
          <table:table-cell table:formula="oooc:=SUBSTITUTE(SUBSTITUTE(CONCATENATE(IF([.E804]=&quot;Universally Unique&quot;;&quot;UU&quot;;[.E804]);IF([.G804]&lt;&gt;[.I804];[.H804];[.F804]);CONCATENATE(IF([.I804]=&quot;Identifier&quot;;&quot;ID&quot;;IF([.I804]=&quot;Text&quot;;&quot;&quot;;[.I804]))));&quot; &quot;;&quot;&quot;);&quot;'&quot;;&quot;&quot;)" office:value-type="string" office:string-value="ID">
            <text:p>ID</text:p>
          </table:table-cell>
          <table:table-cell table:style-name="ce14" office:value-type="string">
            <text:p>Related Item. Identifier</text:p>
          </table:table-cell>
          <table:table-cell table:style-name="ce37"/>
          <table:table-cell table:style-name="ce37" office:value-type="string">
            <text:p>Related Item</text:p>
          </table:table-cell>
          <table:table-cell table:number-columns-repeated="2" table:style-name="ce37"/>
          <table:table-cell table:style-name="ce37" office:value-type="string">
            <text:p>Identifier</text:p>
          </table:table-cell>
          <table:table-cell table:style-name="ce37" table:formula="oooc:=IF([.F804]&lt;&gt;&quot;&quot;;CONCATENATE([.F804];&quot; &quot;;[.G804]);[.G804])" office:value-type="string" office:string-value="Identifier">
            <text:p>Identifier</text:p>
          </table:table-cell>
          <table:table-cell table:style-name="ce37" office:value-type="string">
            <text:p>Identifier</text:p>
          </table:table-cell>
          <table:table-cell table:style-name="ce37"/>
          <table:table-cell table:style-name="ce37" table:formula="oooc:=IF([.J804]&lt;&gt;&quot;&quot;;CONCATENATE([.J804];&quot;_ &quot;;[.I804];&quot;. Type&quot;);CONCATENATE([.I804];&quot;. Type&quot;))" office:value-type="string" office:string-value="Identifier. Type">
            <text:p>Identifier.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0" office:value-type="string">
            <text:p>An identifier for the related item.</text:p>
          </table:table-cell>
          <table:table-cell table:style-name="ce13" office:value-type="string">
            <text:p>"First", "Second"</text:p>
          </table:table-cell>
          <table:table-cell table:style-name="ce37"/>
          <table:table-cell table:style-name="ce102" office:value-type="string">
            <text:p>2.0</text:p>
          </table:table-cell>
          <table:table-cell table:style-name="ce37" table:number-columns-repeated="236"/>
        </table:table-row>
        <table:table-row table:style-name="ro2">
          <table:table-cell table:formula="oooc:=SUBSTITUTE(SUBSTITUTE(CONCATENATE(IF([.E805]=&quot;Universally Unique&quot;;&quot;UU&quot;;[.E805]);IF([.G805]&lt;&gt;[.I805];[.H805];[.F805]);CONCATENATE(IF([.I805]=&quot;Identifier&quot;;&quot;ID&quot;;IF([.I805]=&quot;Text&quot;;&quot;&quot;;[.I805]))));&quot; &quot;;&quot;&quot;);&quot;'&quot;;&quot;&quot;)" office:value-type="string" office:string-value="Quantity">
            <text:p>Quantity</text:p>
          </table:table-cell>
          <table:table-cell table:style-name="ce14" office:value-type="string">
            <text:p>Related Item. Quantity</text:p>
          </table:table-cell>
          <table:table-cell table:style-name="ce37"/>
          <table:table-cell table:style-name="ce37" office:value-type="string">
            <text:p>Related Item</text:p>
          </table:table-cell>
          <table:table-cell table:number-columns-repeated="2" table:style-name="ce37"/>
          <table:table-cell table:style-name="ce37" office:value-type="string">
            <text:p>Quantity</text:p>
          </table:table-cell>
          <table:table-cell table:style-name="ce37" table:formula="oooc:=IF([.F805]&lt;&gt;&quot;&quot;;CONCATENATE([.F805];&quot; &quot;;[.G805]);[.G805])" office:value-type="string" office:string-value="Quantity">
            <text:p>Quantity</text:p>
          </table:table-cell>
          <table:table-cell table:style-name="ce37" office:value-type="string">
            <text:p>Quantity</text:p>
          </table:table-cell>
          <table:table-cell table:style-name="ce37"/>
          <table:table-cell table:style-name="ce37" table:formula="oooc:=IF([.J805]&lt;&gt;&quot;&quot;;CONCATENATE([.J805];&quot;_ &quot;;[.I805];&quot;. Type&quot;);CONCATENATE([.I805];&quot;. Type&quot;))" office:value-type="string" office:string-value="Quantity. Type">
            <text:p>Quantity. Type</text:p>
          </table:table-cell>
          <table:table-cell table:style-name="ce37" table:number-columns-repeated="3"/>
          <table:table-cell table:style-name="ce63" office:value-type="string">
            <text:p>0..1</text:p>
          </table:table-cell>
          <table:table-cell table:style-name="ce37" office:value-type="string">
            <text:p>BBIE</text:p>
          </table:table-cell>
          <table:table-cell office:value-type="string">
            <text:p>The quantity that applies to the relationship.</text:p>
          </table:table-cell>
          <table:table-cell table:style-name="ce13" office:value-type="string">
            <text:p>"6", "10mg per Kilo"</text:p>
          </table:table-cell>
          <table:table-cell table:style-name="ce37"/>
          <table:table-cell table:style-name="ce102" office:value-type="string">
            <text:p>2.0</text:p>
          </table:table-cell>
          <table:table-cell table:style-name="ce37" table:number-columns-repeated="236"/>
        </table:table-row>
        <table:table-row table:style-name="ro3">
          <table:table-cell table:formula="oooc:=SUBSTITUTE(SUBSTITUTE(CONCATENATE(IF([.E806]=&quot;Universally Unique&quot;;&quot;UU&quot;;[.E806]);IF([.G806]&lt;&gt;[.I806];[.H806];[.F806]);CONCATENATE(IF([.I806]=&quot;Identifier&quot;;&quot;ID&quot;;IF([.I806]=&quot;Text&quot;;&quot;&quot;;[.I806]))));&quot; &quot;;&quot;&quot;);&quot;'&quot;;&quot;&quot;)" office:value-type="string" office:string-value="Description">
            <text:p>Description</text:p>
          </table:table-cell>
          <table:table-cell table:style-name="ce13" office:value-type="string">
            <text:p>Related Item. Description. Text</text:p>
          </table:table-cell>
          <table:table-cell table:style-name="ce37"/>
          <table:table-cell table:style-name="ce37" office:value-type="string">
            <text:p>Related Item</text:p>
          </table:table-cell>
          <table:table-cell table:number-columns-repeated="2" table:style-name="ce37"/>
          <table:table-cell table:style-name="ce37" office:value-type="string">
            <text:p>Description</text:p>
          </table:table-cell>
          <table:table-cell table:style-name="ce37" table:formula="oooc:=IF([.F806]&lt;&gt;&quot;&quot;;CONCATENATE([.F806];&quot; &quot;;[.G806]);[.G806])" office:value-type="string" office:string-value="Description">
            <text:p>Description</text:p>
          </table:table-cell>
          <table:table-cell table:style-name="ce37" office:value-type="string">
            <text:p>Text</text:p>
          </table:table-cell>
          <table:table-cell table:style-name="ce37"/>
          <table:table-cell table:style-name="ce37" table:formula="oooc:=IF([.J806]&lt;&gt;&quot;&quot;;CONCATENATE([.J806];&quot;_ &quot;;[.I806];&quot;. Type&quot;);CONCATENATE([.I806];&quot;. Type&quot;))" office:value-type="string" office:string-value="Text. Type">
            <text:p>Text. Type</text:p>
          </table:table-cell>
          <table:table-cell table:style-name="ce37" table:number-columns-repeated="3"/>
          <table:table-cell table:style-name="ce63" office:value-type="string">
            <text:p>0..n</text:p>
          </table:table-cell>
          <table:table-cell table:style-name="ce37" office:value-type="string">
            <text:p>BBIE</text:p>
          </table:table-cell>
          <table:table-cell office:value-type="string">
            <text:p>A description for the relationship.</text:p>
          </table:table-cell>
          <table:table-cell table:style-name="ce13" office:value-type="string">
            <text:p>"If used in wet conditions or extreme environments"</text:p>
          </table:table-cell>
          <table:table-cell table:style-name="ce37"/>
          <table:table-cell table:style-name="ce102" office:value-type="string">
            <text:p>2.0</text:p>
          </table:table-cell>
          <table:table-cell table:style-name="ce37" table:number-columns-repeated="236"/>
        </table:table-row>
        <table:table-row table:style-name="ro2">
          <table:table-cell table:style-name="ce5" office:value-type="string">
            <text:p>ReminderLine</text:p>
          </table:table-cell>
          <table:table-cell table:style-name="ce5" office:value-type="string">
            <text:p>Reminder Line. Details</text:p>
          </table:table-cell>
          <table:table-cell table:style-name="ce5"/>
          <table:table-cell table:style-name="ce5" office:value-type="string">
            <text:p>Reminder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Line on a Reminder document.</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 table:number-columns-repeated="224"/>
        </table:table-row>
        <table:table-row table:style-name="ro2">
          <table:table-cell table:formula="oooc:=SUBSTITUTE(SUBSTITUTE(CONCATENATE(IF([.E808]=&quot;Universally Unique&quot;;&quot;UU&quot;;[.E808]);IF([.G808]&lt;&gt;[.I808];[.H808];[.F808]);CONCATENATE(IF([.I808]=&quot;Identifier&quot;;&quot;ID&quot;;IF([.I808]=&quot;Text&quot;;&quot;&quot;;[.I808]))));&quot; &quot;;&quot;&quot;);&quot;'&quot;;&quot;&quot;)" office:value-type="string" office:string-value="ID">
            <text:p>ID</text:p>
          </table:table-cell>
          <table:table-cell office:value-type="string">
            <text:p>Reminder Line. Identifier</text:p>
          </table:table-cell>
          <table:table-cell table:style-name="ce7"/>
          <table:table-cell table:style-name="ce7" office:value-type="string">
            <text:p>Reminder Line</text:p>
          </table:table-cell>
          <table:table-cell table:number-columns-repeated="2" table:style-name="ce7"/>
          <table:table-cell table:style-name="ce7" office:value-type="string">
            <text:p>Identifier</text:p>
          </table:table-cell>
          <table:table-cell table:formula="oooc:=IF([.F808]&lt;&gt;&quot;&quot;;CONCATENATE([.F808];&quot; &quot;;[.G808]);[.G808])" office:value-type="string" office:string-value="Identifier">
            <text:p>Identifier</text:p>
          </table:table-cell>
          <table:table-cell table:style-name="ce7" office:value-type="string">
            <text:p>Identifier</text:p>
          </table:table-cell>
          <table:table-cell table:style-name="ce7"/>
          <table:table-cell table:formula="oooc:=IF([.J808]&lt;&gt;&quot;&quot;;CONCATENATE([.J808];&quot;_ &quot;;[.I808];&quot;. Type&quot;);CONCATENATE([.I808];&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table:style-name="ce13" office:value-type="string">
            <text:p>Identifies the Reminder Lin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table:style-name="ce7"/>
          <table:table-cell table:style-name="ce3" table:number-columns-repeated="224"/>
        </table:table-row>
        <table:table-row table:style-name="ro3">
          <table:table-cell table:formula="oooc:=SUBSTITUTE(SUBSTITUTE(CONCATENATE(IF([.E809]=&quot;Universally Unique&quot;;&quot;UU&quot;;[.E809]);IF([.G809]&lt;&gt;[.I809];[.H809];[.F809]);CONCATENATE(IF([.I809]=&quot;Identifier&quot;;&quot;ID&quot;;IF([.I809]=&quot;Text&quot;;&quot;&quot;;[.I809]))));&quot; &quot;;&quot;&quot;);&quot;'&quot;;&quot;&quot;)" office:value-type="string" office:string-value="Note">
            <text:p>Note</text:p>
          </table:table-cell>
          <table:table-cell office:value-type="string">
            <text:p>Reminder Line. Note. Text</text:p>
          </table:table-cell>
          <table:table-cell table:style-name="ce7"/>
          <table:table-cell table:style-name="ce7" office:value-type="string">
            <text:p>Reminder Line</text:p>
          </table:table-cell>
          <table:table-cell table:number-columns-repeated="2" table:style-name="ce7"/>
          <table:table-cell table:style-name="ce7" office:value-type="string">
            <text:p>Note</text:p>
          </table:table-cell>
          <table:table-cell table:formula="oooc:=IF([.F809]&lt;&gt;&quot;&quot;;CONCATENATE([.F809];&quot; &quot;;[.G809]);[.G809])" office:value-type="string" office:string-value="Note">
            <text:p>Note</text:p>
          </table:table-cell>
          <table:table-cell table:style-name="ce7" office:value-type="string">
            <text:p>Text</text:p>
          </table:table-cell>
          <table:table-cell table:style-name="ce7"/>
          <table:table-cell table:formula="oooc:=IF([.J809]&lt;&gt;&quot;&quot;;CONCATENATE([.J809];&quot;_ &quot;;[.I809];&quot;. Type&quot;);CONCATENATE([.I809];&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Reminder Line. This element may contain notes or any other similar information that is not contained explicitly in another structur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table:style-name="ce7"/>
          <table:table-cell table:style-name="ce3" table:number-columns-repeated="224"/>
        </table:table-row>
        <table:table-row table:style-name="ro2">
          <table:table-cell table:style-name="ce6" office:value-type="string">
            <text:p>UUID</text:p>
          </table:table-cell>
          <table:table-cell table:style-name="ce6" office:value-type="string">
            <text:p>Reminder Line. UUID. Identifier</text:p>
          </table:table-cell>
          <table:table-cell/>
          <table:table-cell table:style-name="ce7" office:value-type="string">
            <text:p>Reminder Line</text:p>
          </table:table-cell>
          <table:table-cell table:style-name="ce6"/>
          <table:table-cell/>
          <table:table-cell table:style-name="ce6" office:value-type="string">
            <text:p>UUID</text:p>
          </table:table-cell>
          <table:table-cell table:formula="oooc:=IF([.F810]&lt;&gt;&quot;&quot;;CONCATENATE([.F810];&quot; &quot;;[.G810]);[.G810])" office:value-type="string" office:string-value="UUID">
            <text:p>UUID</text:p>
          </table:table-cell>
          <table:table-cell office:value-type="string">
            <text:p>Identifier</text:p>
          </table:table-cell>
          <table:table-cell/>
          <table:table-cell table:formula="oooc:=IF([.J810]&lt;&gt;&quot;&quot;;CONCATENATE([.J810];&quot;_ &quot;;[.I810];&quot;. Type&quot;);CONCATENATE([.I8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office:value-type="string">
            <text:p>Changed property term and changed from GUID to UUID</text:p>
          </table:table-cell>
          <table:table-cell table:number-columns-repeated="224"/>
        </table:table-row>
        <table:table-row table:style-name="ro3">
          <table:table-cell table:formula="oooc:=SUBSTITUTE(SUBSTITUTE(CONCATENATE(IF([.E811]=&quot;Universally Unique&quot;;&quot;UU&quot;;[.E811]);IF([.G811]&lt;&gt;[.I811];[.H811];[.F811]);CONCATENATE(IF([.I811]=&quot;Identifier&quot;;&quot;ID&quot;;IF([.I811]=&quot;Text&quot;;&quot;&quot;;[.I811]))));&quot; &quot;;&quot;&quot;);&quot;'&quot;;&quot;&quot;)" office:value-type="string" office:string-value="BalanceBroughtForwardIndicator">
            <text:p>BalanceBroughtForwardIndicator</text:p>
          </table:table-cell>
          <table:table-cell table:style-name="ce31" office:value-type="string">
            <text:p>Reminder Line. Balance Brought Forward_ Indicator. Indicator</text:p>
          </table:table-cell>
          <table:table-cell/>
          <table:table-cell table:style-name="ce7" office:value-type="string">
            <text:p>Reminder Line</text:p>
          </table:table-cell>
          <table:table-cell office:value-type="string">
            <text:p>Balance Brought Forward</text:p>
          </table:table-cell>
          <table:table-cell/>
          <table:table-cell office:value-type="string">
            <text:p>Indicator</text:p>
          </table:table-cell>
          <table:table-cell table:formula="oooc:=IF([.F811]&lt;&gt;&quot;&quot;;CONCATENATE([.F811];&quot; &quot;;[.G811]);[.G811])" office:value-type="string" office:string-value="Indicator">
            <text:p>Indicator</text:p>
          </table:table-cell>
          <table:table-cell office:value-type="string">
            <text:p>Indicator</text:p>
          </table:table-cell>
          <table:table-cell/>
          <table:table-cell table:formula="oooc:=IF([.J811]&lt;&gt;&quot;&quot;;CONCATENATE([.J811];&quot;_ &quot;;[.I811];&quot;. Type&quot;);CONCATENATE([.I81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3" office:value-type="string">
            <text:p>If true, indicates that the Remonder Line contains a balance brought forward.</text:p>
          </table:table-cell>
          <table:table-cell table:number-columns-repeated="2"/>
          <table:table-cell table:style-name="ce90" office:value-type="string">
            <text:p>2.0</text:p>
          </table:table-cell>
          <table:table-cell/>
          <table:table-cell table:style-name="ce3"/>
          <table:table-cell office:value-type="string">
            <text:p>Procurement</text:p>
          </table:table-cell>
          <table:table-cell table:number-columns-repeated="9"/>
          <table:table-cell table:style-name="ce3" table:number-columns-repeated="224"/>
        </table:table-row>
        <table:table-row table:style-name="ro2">
          <table:table-cell table:formula="oooc:=SUBSTITUTE(SUBSTITUTE(CONCATENATE(IF([.E812]=&quot;Universally Unique&quot;;&quot;UU&quot;;[.E812]);IF([.G812]&lt;&gt;[.I812];[.H812];[.F812]);CONCATENATE(IF([.I812]=&quot;Identifier&quot;;&quot;ID&quot;;IF([.I812]=&quot;Text&quot;;&quot;&quot;;[.I812]))));&quot; &quot;;&quot;&quot;);&quot;'&quot;;&quot;&quot;)" office:value-type="string" office:string-value="DebitLineAmount">
            <text:p>DebitLineAmount</text:p>
          </table:table-cell>
          <table:table-cell office:value-type="string">
            <text:p>Reminder Line. Debit_ Line Amount. Amount</text:p>
          </table:table-cell>
          <table:table-cell/>
          <table:table-cell table:style-name="ce7" office:value-type="string">
            <text:p>Reminder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table:style-name="ce13" office:value-type="string">
            <text:p>The amount debited on the Reminder Line.</text:p>
          </table:table-cell>
          <table:table-cell table:number-columns-repeated="2"/>
          <table:table-cell table:style-name="ce90" office:value-type="string">
            <text:p>2.0</text:p>
          </table:table-cell>
          <table:table-cell table:style-name="ce11"/>
          <table:table-cell table:style-name="ce3"/>
          <table:table-cell office:value-type="string">
            <text:p>Procurement</text:p>
          </table:table-cell>
          <table:table-cell table:number-columns-repeated="233"/>
        </table:table-row>
        <table:table-row table:style-name="ro2">
          <table:table-cell table:formula="oooc:=SUBSTITUTE(SUBSTITUTE(CONCATENATE(IF([.E813]=&quot;Universally Unique&quot;;&quot;UU&quot;;[.E813]);IF([.G813]&lt;&gt;[.I813];[.H813];[.F813]);CONCATENATE(IF([.I813]=&quot;Identifier&quot;;&quot;ID&quot;;IF([.I813]=&quot;Text&quot;;&quot;&quot;;[.I813]))));&quot; &quot;;&quot;&quot;);&quot;'&quot;;&quot;&quot;)" office:value-type="string" office:string-value="CreditLineAmount">
            <text:p>CreditLineAmount</text:p>
          </table:table-cell>
          <table:table-cell office:value-type="string">
            <text:p>Reminder Line. Credit_ Line Amount. Amount</text:p>
          </table:table-cell>
          <table:table-cell/>
          <table:table-cell table:style-name="ce7" office:value-type="string">
            <text:p>Reminder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table:style-name="ce13" office:value-type="string">
            <text:p>The amount credited on the Reminder Line.</text:p>
          </table:table-cell>
          <table:table-cell table:number-columns-repeated="2"/>
          <table:table-cell table:style-name="ce90" office:value-type="string">
            <text:p>2.0</text:p>
          </table:table-cell>
          <table:table-cell table:style-name="ce11"/>
          <table:table-cell table:style-name="ce3"/>
          <table:table-cell office:value-type="string">
            <text:p>Procurement</text:p>
          </table:table-cell>
          <table:table-cell table:number-columns-repeated="233"/>
        </table:table-row>
        <table:table-row table:style-name="ro2">
          <table:table-cell table:formula="oooc:=SUBSTITUTE(SUBSTITUTE(CONCATENATE(IF([.E814]=&quot;Universally Unique&quot;;&quot;UU&quot;;[.E814]);IF([.G814]&lt;&gt;[.I814];[.H814];[.F814]);CONCATENATE(IF([.I814]=&quot;Identifier&quot;;&quot;ID&quot;;IF([.I814]=&quot;Text&quot;;&quot;&quot;;[.I814]))));&quot; &quot;;&quot;&quot;);&quot;'&quot;;&quot;&quot;)" office:value-type="string" office:string-value="AccountingCostCode">
            <text:p>AccountingCostCode</text:p>
          </table:table-cell>
          <table:table-cell table:style-name="ce10" office:value-type="string">
            <text:p>Reminder Line. Accounting Cost Code. Code</text:p>
          </table:table-cell>
          <table:table-cell/>
          <table:table-cell table:style-name="ce7" office:value-type="string">
            <text:p>Reminder Line</text:p>
          </table:table-cell>
          <table:table-cell table:style-name="ce6"/>
          <table:table-cell table:style-name="ce6" office:value-type="string">
            <text:p>Accounting Cost</text:p>
          </table:table-cell>
          <table:table-cell office:value-type="string">
            <text:p>Code</text:p>
          </table:table-cell>
          <table:table-cell table:formula="oooc:=IF([.F814]&lt;&gt;&quot;&quot;;CONCATENATE([.F814];&quot; &quot;;[.G814]);[.G814])" office:value-type="string" office:string-value="Accounting Cost Code">
            <text:p>Accounting Cost Code</text:p>
          </table:table-cell>
          <table:table-cell office:value-type="string">
            <text:p>Code</text:p>
          </table:table-cell>
          <table:table-cell/>
          <table:table-cell table:formula="oooc:=IF([.J814]&lt;&gt;&quot;&quot;;CONCATENATE([.J814];&quot;_ &quot;;[.I814];&quot;. Type&quot;);CONCATENATE([.I81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0" office:value-type="string">
            <text:p>The buyer's accounting code applied to the Reminder Lin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815]=&quot;Universally Unique&quot;;&quot;UU&quot;;[.E815]);IF([.G815]&lt;&gt;[.I815];[.H815];[.F815]);CONCATENATE(IF([.I815]=&quot;Identifier&quot;;&quot;ID&quot;;IF([.I815]=&quot;Text&quot;;&quot;&quot;;[.I815]))));&quot; &quot;;&quot;&quot;);&quot;'&quot;;&quot;&quot;)" office:value-type="string" office:string-value="AccountingCost">
            <text:p>AccountingCost</text:p>
          </table:table-cell>
          <table:table-cell table:style-name="ce10" office:value-type="string">
            <text:p>Reminder Line. Accounting Cost Text. Text</text:p>
          </table:table-cell>
          <table:table-cell/>
          <table:table-cell table:style-name="ce7" office:value-type="string">
            <text:p>Reminder Line</text:p>
          </table:table-cell>
          <table:table-cell table:number-columns-repeated="2" table:style-name="ce6"/>
          <table:table-cell table:style-name="ce6" office:value-type="string">
            <text:p>Accounting Cost</text:p>
          </table:table-cell>
          <table:table-cell table:formula="oooc:=IF([.F815]&lt;&gt;&quot;&quot;;CONCATENATE([.F815];&quot; &quot;;[.G815]);[.G815])" office:value-type="string" office:string-value="Accounting Cost">
            <text:p>Accounting Cost</text:p>
          </table:table-cell>
          <table:table-cell table:style-name="ce6" office:value-type="string">
            <text:p>Text</text:p>
          </table:table-cell>
          <table:table-cell/>
          <table:table-cell table:formula="oooc:=IF([.J815]&lt;&gt;&quot;&quot;;CONCATENATE([.J815];&quot;_ &quot;;[.I815];&quot;. Type&quot;);CONCATENATE([.I81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0" office:value-type="string">
            <text:p>The buyer's accounting code applied to the Reminder Line, expressed as text.</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style-name="ce4" table:formula="oooc:=SUBSTITUTE(SUBSTITUTE(CONCATENATE(IF([.E816]=&quot;Universally Unique&quot;;&quot;UU&quot;;[.E816]);[.F816];IF([.H816]&lt;&gt;[.I816];[.H816];&quot;&quot;);CONCATENATE(IF([.I816]=&quot;Identifier&quot;;&quot;ID&quot;;IF([.I816]=&quot;Text&quot;;&quot;&quot;;[.I816]))));&quot; &quot;;&quot;&quot;);&quot;'&quot;;&quot;&quot;)" office:value-type="string" office:string-value="ReminderPeriod">
            <text:p>ReminderPeriod</text:p>
          </table:table-cell>
          <table:table-cell table:style-name="ce8" office:value-type="string">
            <text:p>Reminder Line. Reminder_ Period. Period</text:p>
          </table:table-cell>
          <table:table-cell table:style-name="ce27"/>
          <table:table-cell table:style-name="ce8" office:value-type="string">
            <text:p>Reminder Line</text:p>
          </table:table-cell>
          <table:table-cell table:style-name="ce27" office:value-type="string">
            <text:p>Reminder</text:p>
          </table:table-cell>
          <table:table-cell table:style-name="ce27"/>
          <table:table-cell table:style-name="ce27"/>
          <table:table-cell table:style-name="ce8" table:formula="oooc:=[.M816]" office:value-type="string" office:string-value="Period">
            <text:p>Period</text:p>
          </table:table-cell>
          <table:table-cell table:style-name="ce8" table:formula="oooc:=[.M816]"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Period.</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2">
          <table:table-cell table:style-name="ce4" table:formula="oooc:=SUBSTITUTE(SUBSTITUTE(CONCATENATE(IF([.E817]=&quot;Universally Unique&quot;;&quot;UU&quot;;[.E817]);[.F817];IF([.H817]&lt;&gt;[.I817];[.H817];&quot;&quot;);CONCATENATE(IF([.I817]=&quot;Identifier&quot;;&quot;ID&quot;;IF([.I817]=&quot;Text&quot;;&quot;&quot;;[.I817]))));&quot; &quot;;&quot;&quot;);&quot;'&quot;;&quot;&quot;)" office:value-type="string" office:string-value="BillingReference">
            <text:p>BillingReference</text:p>
          </table:table-cell>
          <table:table-cell table:style-name="ce8" office:value-type="string">
            <text:p>Reminder Line. Billing Reference</text:p>
          </table:table-cell>
          <table:table-cell table:style-name="ce8"/>
          <table:table-cell table:style-name="ce8" office:value-type="string">
            <text:p>Reminder Line</text:p>
          </table:table-cell>
          <table:table-cell table:number-columns-repeated="2" table:style-name="ce8"/>
          <table:table-cell table:style-name="ce8"/>
          <table:table-cell table:style-name="ce8" table:formula="oooc:=[.M817]" office:value-type="string" office:string-value="Billing Reference">
            <text:p>Billing Reference</text:p>
          </table:table-cell>
          <table:table-cell table:style-name="ce8" table:formula="oooc:=[.M817]" office:value-type="string" office:string-value="Billing Reference">
            <text:p>Billing Reference</text:p>
          </table:table-cell>
          <table:table-cell table:style-name="ce8" table:number-columns-repeated="3"/>
          <table:table-cell table:style-name="ce12" office:value-type="string">
            <text:p>Billing Referenc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Billing Reference</text:p>
          </table:table-cell>
          <table:table-cell table:style-name="ce68" table:number-columns-repeated="2"/>
          <table:table-cell table:style-name="ce9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style-name="ce3" table:number-columns-repeated="224"/>
        </table:table-row>
        <table:table-row table:style-name="ro3">
          <table:table-cell table:style-name="ce4" table:formula="oooc:=SUBSTITUTE(SUBSTITUTE(CONCATENATE(IF([.E818]=&quot;Universally Unique&quot;;&quot;UU&quot;;[.E818]);[.F818];IF([.H818]&lt;&gt;[.I818];[.H818];&quot;&quot;);CONCATENATE(IF([.I818]=&quot;Identifier&quot;;&quot;ID&quot;;IF([.I818]=&quot;Text&quot;;&quot;&quot;;[.I818]))));&quot; &quot;;&quot;&quot;);&quot;'&quot;;&quot;&quot;)" office:value-type="string" office:string-value="ExchangeRate">
            <text:p>ExchangeRate</text:p>
          </table:table-cell>
          <table:table-cell table:style-name="ce8" office:value-type="string">
            <text:p>Reminder Line. Exchange Rate</text:p>
          </table:table-cell>
          <table:table-cell table:style-name="ce27"/>
          <table:table-cell table:style-name="ce8" office:value-type="string">
            <text:p>Reminder Line</text:p>
          </table:table-cell>
          <table:table-cell table:number-columns-repeated="2" table:style-name="ce27"/>
          <table:table-cell table:style-name="ce27"/>
          <table:table-cell table:style-name="ce8" table:formula="oooc:=[.M818]" office:value-type="string" office:string-value="Exchange Rate">
            <text:p>Exchange Rate</text:p>
          </table:table-cell>
          <table:table-cell table:style-name="ce8" table:formula="oooc:=[.M818]" office:value-type="string" office:string-value="Exchange Rate">
            <text:p>Exchange Rate</text:p>
          </table:table-cell>
          <table:table-cell table:style-name="ce8"/>
          <table:table-cell table:style-name="ce27" table:number-columns-repeated="2"/>
          <table:table-cell table:style-name="ce38" office:value-type="string">
            <text:p>Exchange Rate</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Exchange Rate (between the Reminder Line Currency and the Related Document currency).</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style-name="ce3" table:number-columns-repeated="224"/>
        </table:table-row>
        <table:table-row table:style-name="ro2">
          <table:table-cell table:style-name="ce5" office:value-type="string">
            <text:p>RemittanceAdviceLine</text:p>
          </table:table-cell>
          <table:table-cell table:style-name="ce5" office:value-type="string">
            <text:p>Remittance Advice Line. Details</text:p>
          </table:table-cell>
          <table:table-cell table:style-name="ce5"/>
          <table:table-cell table:style-name="ce5" office:value-type="string">
            <text:p>Remittance Advice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Line on a Remittance Advice.</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4" table:number-columns-repeated="224"/>
        </table:table-row>
        <table:table-row table:style-name="ro2">
          <table:table-cell table:formula="oooc:=SUBSTITUTE(SUBSTITUTE(CONCATENATE(IF([.E820]=&quot;Universally Unique&quot;;&quot;UU&quot;;[.E820]);IF([.G820]&lt;&gt;[.I820];[.H820];[.F820]);CONCATENATE(IF([.I820]=&quot;Identifier&quot;;&quot;ID&quot;;IF([.I820]=&quot;Text&quot;;&quot;&quot;;[.I820]))));&quot; &quot;;&quot;&quot;);&quot;'&quot;;&quot;&quot;)" office:value-type="string" office:string-value="ID">
            <text:p>ID</text:p>
          </table:table-cell>
          <table:table-cell table:style-name="ce10" office:value-type="string">
            <text:p>Remittance Advice Line. Identifier</text:p>
          </table:table-cell>
          <table:table-cell table:style-name="ce7"/>
          <table:table-cell table:style-name="ce7" office:value-type="string">
            <text:p>Remittance Advice Line</text:p>
          </table:table-cell>
          <table:table-cell table:number-columns-repeated="2" table:style-name="ce7"/>
          <table:table-cell table:style-name="ce7" office:value-type="string">
            <text:p>Identifier</text:p>
          </table:table-cell>
          <table:table-cell table:formula="oooc:=IF([.F820]&lt;&gt;&quot;&quot;;CONCATENATE([.F820];&quot; &quot;;[.G820]);[.G820])" office:value-type="string" office:string-value="Identifier">
            <text:p>Identifier</text:p>
          </table:table-cell>
          <table:table-cell table:style-name="ce7" office:value-type="string">
            <text:p>Identifier</text:p>
          </table:table-cell>
          <table:table-cell table:style-name="ce7"/>
          <table:table-cell table:formula="oooc:=IF([.J820]&lt;&gt;&quot;&quot;;CONCATENATE([.J820];&quot;_ &quot;;[.I820];&quot;. Type&quot;);CONCATENATE([.I820];&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Identifies the Remittance Advice Lin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table:style-name="ce7"/>
          <table:table-cell table:number-columns-repeated="224"/>
        </table:table-row>
        <table:table-row table:style-name="ro3">
          <table:table-cell table:formula="oooc:=SUBSTITUTE(SUBSTITUTE(CONCATENATE(IF([.E821]=&quot;Universally Unique&quot;;&quot;UU&quot;;[.E821]);IF([.G821]&lt;&gt;[.I821];[.H821];[.F821]);CONCATENATE(IF([.I821]=&quot;Identifier&quot;;&quot;ID&quot;;IF([.I821]=&quot;Text&quot;;&quot;&quot;;[.I821]))));&quot; &quot;;&quot;&quot;);&quot;'&quot;;&quot;&quot;)" office:value-type="string" office:string-value="Note">
            <text:p>Note</text:p>
          </table:table-cell>
          <table:table-cell office:value-type="string">
            <text:p>Remittance Advice Line. Note. Text</text:p>
          </table:table-cell>
          <table:table-cell table:style-name="ce7"/>
          <table:table-cell table:style-name="ce7" office:value-type="string">
            <text:p>Remittance Advice Line</text:p>
          </table:table-cell>
          <table:table-cell table:number-columns-repeated="2" table:style-name="ce7"/>
          <table:table-cell table:style-name="ce7" office:value-type="string">
            <text:p>Note</text:p>
          </table:table-cell>
          <table:table-cell table:formula="oooc:=IF([.F821]&lt;&gt;&quot;&quot;;CONCATENATE([.F821];&quot; &quot;;[.G821]);[.G821])" office:value-type="string" office:string-value="Note">
            <text:p>Note</text:p>
          </table:table-cell>
          <table:table-cell table:style-name="ce7" office:value-type="string">
            <text:p>Text</text:p>
          </table:table-cell>
          <table:table-cell table:style-name="ce7"/>
          <table:table-cell table:formula="oooc:=IF([.J821]&lt;&gt;&quot;&quot;;CONCATENATE([.J821];&quot;_ &quot;;[.I821];&quot;. Type&quot;);CONCATENATE([.I821];&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Remittance Advice Line. This element may contain notes or any other similar information that is not contained explicitly in another structur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table:style-name="ce7"/>
          <table:table-cell table:number-columns-repeated="224"/>
        </table:table-row>
        <table:table-row table:style-name="ro2">
          <table:table-cell table:style-name="ce7" office:value-type="string">
            <text:p>UUID</text:p>
          </table:table-cell>
          <table:table-cell table:style-name="ce24" office:value-type="string">
            <text:p>Remittance Advice Line. UUID. Identifier</text:p>
          </table:table-cell>
          <table:table-cell/>
          <table:table-cell office:value-type="string">
            <text:p>Remittance Advice Line</text:p>
          </table:table-cell>
          <table:table-cell/>
          <table:table-cell/>
          <table:table-cell table:style-name="ce6" office:value-type="string">
            <text:p>UUID</text:p>
          </table:table-cell>
          <table:table-cell table:formula="oooc:=IF([.F822]&lt;&gt;&quot;&quot;;CONCATENATE([.F822];&quot; &quot;;[.G822]);[.G822])" office:value-type="string" office:string-value="UUID">
            <text:p>UUID</text:p>
          </table:table-cell>
          <table:table-cell office:value-type="string">
            <text:p>Identifier</text:p>
          </table:table-cell>
          <table:table-cell/>
          <table:table-cell table:formula="oooc:=IF([.J822]&lt;&gt;&quot;&quot;;CONCATENATE([.J822];&quot;_ &quot;;[.I822];&quot;. Type&quot;);CONCATENATE([.I8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0"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2">
          <table:table-cell table:formula="oooc:=SUBSTITUTE(SUBSTITUTE(CONCATENATE(IF([.E823]=&quot;Universally Unique&quot;;&quot;UU&quot;;[.E823]);IF([.G823]&lt;&gt;[.I823];[.H823];[.F823]);CONCATENATE(IF([.I823]=&quot;Identifier&quot;;&quot;ID&quot;;IF([.I823]=&quot;Text&quot;;&quot;&quot;;[.I823]))));&quot; &quot;;&quot;&quot;);&quot;'&quot;;&quot;&quot;)" office:value-type="string" office:string-value="DebitLineAmount">
            <text:p>DebitLineAmount</text:p>
          </table:table-cell>
          <table:table-cell office:value-type="string">
            <text:p>Remittance Advice Line. Debit_ Line Amount. Amount</text:p>
          </table:table-cell>
          <table:table-cell/>
          <table:table-cell office:value-type="string">
            <text:p>Remittance Advice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debited on the Remittance Advice Line.</text:p>
          </table:table-cell>
          <table:table-cell table:number-columns-repeated="2"/>
          <table:table-cell table:style-name="ce90" office:value-type="string">
            <text:p>2.0</text:p>
          </table:table-cell>
          <table:table-cell table:style-name="ce11"/>
          <table:table-cell table:style-name="ce3"/>
          <table:table-cell office:value-type="string">
            <text:p>Procurement</text:p>
          </table:table-cell>
          <table:table-cell table:number-columns-repeated="9"/>
          <table:table-cell table:style-name="ce3" table:number-columns-repeated="224"/>
        </table:table-row>
        <table:table-row table:style-name="ro2">
          <table:table-cell table:formula="oooc:=SUBSTITUTE(SUBSTITUTE(CONCATENATE(IF([.E824]=&quot;Universally Unique&quot;;&quot;UU&quot;;[.E824]);IF([.G824]&lt;&gt;[.I824];[.H824];[.F824]);CONCATENATE(IF([.I824]=&quot;Identifier&quot;;&quot;ID&quot;;IF([.I824]=&quot;Text&quot;;&quot;&quot;;[.I824]))));&quot; &quot;;&quot;&quot;);&quot;'&quot;;&quot;&quot;)" office:value-type="string" office:string-value="CreditLineAmount">
            <text:p>CreditLineAmount</text:p>
          </table:table-cell>
          <table:table-cell office:value-type="string">
            <text:p>Remittance Advice Line. Credit_ Line Amount. Amount</text:p>
          </table:table-cell>
          <table:table-cell/>
          <table:table-cell office:value-type="string">
            <text:p>Remittance Advice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credited on the Remittance Advice Line.</text:p>
          </table:table-cell>
          <table:table-cell table:number-columns-repeated="2"/>
          <table:table-cell table:style-name="ce90" office:value-type="string">
            <text:p>2.0</text:p>
          </table:table-cell>
          <table:table-cell table:style-name="ce11"/>
          <table:table-cell table:style-name="ce3"/>
          <table:table-cell office:value-type="string">
            <text:p>Procurement</text:p>
          </table:table-cell>
          <table:table-cell table:number-columns-repeated="9"/>
          <table:table-cell table:style-name="ce3" table:number-columns-repeated="224"/>
        </table:table-row>
        <table:table-row table:style-name="ro2">
          <table:table-cell table:formula="oooc:=SUBSTITUTE(SUBSTITUTE(CONCATENATE(IF([.E825]=&quot;Universally Unique&quot;;&quot;UU&quot;;[.E825]);IF([.G825]&lt;&gt;[.I825];[.H825];[.F825]);CONCATENATE(IF([.I825]=&quot;Identifier&quot;;&quot;ID&quot;;IF([.I825]=&quot;Text&quot;;&quot;&quot;;[.I825]))));&quot; &quot;;&quot;&quot;);&quot;'&quot;;&quot;&quot;)" office:value-type="string" office:string-value="BalanceAmount">
            <text:p>BalanceAmount</text:p>
          </table:table-cell>
          <table:table-cell office:value-type="string">
            <text:p>Remittance Advice Line. Balance Amount. Amount</text:p>
          </table:table-cell>
          <table:table-cell table:style-name="ce7"/>
          <table:table-cell office:value-type="string">
            <text:p>Remittance Advice Line</text:p>
          </table:table-cell>
          <table:table-cell table:style-name="ce7"/>
          <table:table-cell table:style-name="ce7" office:value-type="string">
            <text:p>Balance</text:p>
          </table:table-cell>
          <table:table-cell table:style-name="ce7" office:value-type="string">
            <text:p>Amount</text:p>
          </table:table-cell>
          <table:table-cell table:formula="oooc:=IF([.F825]&lt;&gt;&quot;&quot;;CONCATENATE([.F825];&quot; &quot;;[.G825]);[.G825])" office:value-type="string" office:string-value="Balance Amount">
            <text:p>Balance Amount</text:p>
          </table:table-cell>
          <table:table-cell table:style-name="ce7" office:value-type="string">
            <text:p>Amount</text:p>
          </table:table-cell>
          <table:table-cell/>
          <table:table-cell table:formula="oooc:=IF([.J825]&lt;&gt;&quot;&quot;;CONCATENATE([.J825];&quot;_ &quot;;[.I825];&quot;. Type&quot;);CONCATENATE([.I825];&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balance amount on the Remittance Advice Line.</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37" table:number-columns-repeated="224"/>
        </table:table-row>
        <table:table-row table:style-name="ro3">
          <table:table-cell table:style-name="ce4" table:formula="oooc:=SUBSTITUTE(SUBSTITUTE(CONCATENATE(IF([.E826]=&quot;Universally Unique&quot;;&quot;UU&quot;;[.E826]);[.F826];IF([.H826]&lt;&gt;[.I826];[.H826];&quot;&quot;);CONCATENATE(IF([.I826]=&quot;Identifier&quot;;&quot;ID&quot;;IF([.I826]=&quot;Text&quot;;&quot;&quot;;[.I826]))));&quot; &quot;;&quot;&quot;);&quot;'&quot;;&quot;&quot;)" office:value-type="string" office:string-value="AccountingSupplierParty">
            <text:p>AccountingSupplierParty</text:p>
          </table:table-cell>
          <table:table-cell table:style-name="ce15" office:value-type="string">
            <text:p>Remittance Advice Line. Accounting_ Supplier Party. Supplier Party</text:p>
          </table:table-cell>
          <table:table-cell table:style-name="ce27"/>
          <table:table-cell table:style-name="ce8" office:value-type="string">
            <text:p>Remittance Advice Line</text:p>
          </table:table-cell>
          <table:table-cell table:style-name="ce43" office:value-type="string">
            <text:p>Accounting</text:p>
          </table:table-cell>
          <table:table-cell table:style-name="ce27"/>
          <table:table-cell table:style-name="ce27"/>
          <table:table-cell table:style-name="ce8" table:formula="oooc:=[.M826]" office:value-type="string" office:string-value="Supplier Party">
            <text:p>Supplier Party</text:p>
          </table:table-cell>
          <table:table-cell table:style-name="ce8" table:formula="oooc:=[.M826]" office:value-type="string" office:string-value="Supplier Party">
            <text:p>Supplier Party</text:p>
          </table:table-cell>
          <table:table-cell table:style-name="ce8"/>
          <table:table-cell table:style-name="ce27" table:number-columns-repeated="2"/>
          <table:table-cell table:style-name="ce38" office:value-type="string">
            <text:p>Supplier Party</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Supplier Accounting Party.</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827]=&quot;Universally Unique&quot;;&quot;UU&quot;;[.E827]);[.F827];IF([.H827]&lt;&gt;[.I827];[.H827];&quot;&quot;);CONCATENATE(IF([.I827]=&quot;Identifier&quot;;&quot;ID&quot;;IF([.I827]=&quot;Text&quot;;&quot;&quot;;[.I827]))));&quot; &quot;;&quot;&quot;);&quot;'&quot;;&quot;&quot;)" office:value-type="string" office:string-value="AccountingCustomerParty">
            <text:p>AccountingCustomerParty</text:p>
          </table:table-cell>
          <table:table-cell table:style-name="ce15" office:value-type="string">
            <text:p>Remittance Advice Line. Accounting_ Customer Party. Customer Party</text:p>
          </table:table-cell>
          <table:table-cell table:style-name="ce27"/>
          <table:table-cell table:style-name="ce8" office:value-type="string">
            <text:p>Remittance Advice Line</text:p>
          </table:table-cell>
          <table:table-cell table:style-name="ce43" office:value-type="string">
            <text:p>Accounting</text:p>
          </table:table-cell>
          <table:table-cell table:style-name="ce27"/>
          <table:table-cell table:style-name="ce27"/>
          <table:table-cell table:style-name="ce8" table:formula="oooc:=[.M827]" office:value-type="string" office:string-value="Customer Party">
            <text:p>Customer Party</text:p>
          </table:table-cell>
          <table:table-cell table:style-name="ce8" table:formula="oooc:=[.M827]" office:value-type="string" office:string-value="Customer Party">
            <text:p>Customer Party</text:p>
          </table:table-cell>
          <table:table-cell table:style-name="ce8"/>
          <table:table-cell table:style-name="ce27" table:number-columns-repeated="2"/>
          <table:table-cell table:style-name="ce25" office:value-type="string">
            <text:p>Customer Party</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Customer Accounting Party.</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828]=&quot;Universally Unique&quot;;&quot;UU&quot;;[.E828]);[.F828];IF([.H828]&lt;&gt;[.I828];[.H828];&quot;&quot;);CONCATENATE(IF([.I828]=&quot;Identifier&quot;;&quot;ID&quot;;IF([.I828]=&quot;Text&quot;;&quot;&quot;;[.I828]))));&quot; &quot;;&quot;&quot;);&quot;'&quot;;&quot;&quot;)" office:value-type="string" office:string-value="BuyerCustomerParty">
            <text:p>BuyerCustomerParty</text:p>
          </table:table-cell>
          <table:table-cell table:style-name="ce15" office:value-type="string">
            <text:p>Remittance Advice Line. Buyer_ Customer Party. Customer Party</text:p>
          </table:table-cell>
          <table:table-cell table:style-name="ce27"/>
          <table:table-cell table:style-name="ce8" office:value-type="string">
            <text:p>Remittance Advice Line</text:p>
          </table:table-cell>
          <table:table-cell table:style-name="ce27" office:value-type="string">
            <text:p>Buyer</text:p>
          </table:table-cell>
          <table:table-cell table:style-name="ce27"/>
          <table:table-cell table:style-name="ce27"/>
          <table:table-cell table:style-name="ce8" table:formula="oooc:=[.M828]" office:value-type="string" office:string-value="Customer Party">
            <text:p>Customer Party</text:p>
          </table:table-cell>
          <table:table-cell table:style-name="ce8" table:formula="oooc:=[.M828]" office:value-type="string" office:string-value="Customer Party">
            <text:p>Customer Party</text:p>
          </table:table-cell>
          <table:table-cell table:style-name="ce8"/>
          <table:table-cell table:style-name="ce27" table:number-columns-repeated="2"/>
          <table:table-cell table:style-name="ce38" office:value-type="string">
            <text:p>Customer 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Buye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829]=&quot;Universally Unique&quot;;&quot;UU&quot;;[.E829]);[.F829];IF([.H829]&lt;&gt;[.I829];[.H829];&quot;&quot;);CONCATENATE(IF([.I829]=&quot;Identifier&quot;;&quot;ID&quot;;IF([.I829]=&quot;Text&quot;;&quot;&quot;;[.I829]))));&quot; &quot;;&quot;&quot;);&quot;'&quot;;&quot;&quot;)" office:value-type="string" office:string-value="SellerSupplierParty">
            <text:p>SellerSupplierParty</text:p>
          </table:table-cell>
          <table:table-cell table:style-name="ce15" office:value-type="string">
            <text:p>Remittance Advice Line. Seller_ Supplier Party. Supplier Party</text:p>
          </table:table-cell>
          <table:table-cell table:style-name="ce27"/>
          <table:table-cell table:style-name="ce8" office:value-type="string">
            <text:p>Remittance Advice Line</text:p>
          </table:table-cell>
          <table:table-cell table:style-name="ce27" office:value-type="string">
            <text:p>Seller</text:p>
          </table:table-cell>
          <table:table-cell table:style-name="ce27"/>
          <table:table-cell table:style-name="ce27"/>
          <table:table-cell table:style-name="ce8" table:formula="oooc:=[.M829]" office:value-type="string" office:string-value="Supplier Party">
            <text:p>Supplier Party</text:p>
          </table:table-cell>
          <table:table-cell table:style-name="ce8" table:formula="oooc:=[.M829]" office:value-type="string" office:string-value="Supplier Party">
            <text:p>Supplier Party</text:p>
          </table:table-cell>
          <table:table-cell table:style-name="ce8"/>
          <table:table-cell table:style-name="ce27" table:number-columns-repeated="2"/>
          <table:table-cell table:style-name="ce38" office:value-type="string">
            <text:p>Supplier 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Selle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830]=&quot;Universally Unique&quot;;&quot;UU&quot;;[.E830]);[.F830];IF([.H830]&lt;&gt;[.I830];[.H830];&quot;&quot;);CONCATENATE(IF([.I830]=&quot;Identifier&quot;;&quot;ID&quot;;IF([.I830]=&quot;Text&quot;;&quot;&quot;;[.I830]))));&quot; &quot;;&quot;&quot;);&quot;'&quot;;&quot;&quot;)" office:value-type="string" office:string-value="OriginatorCustomerParty">
            <text:p>OriginatorCustomerParty</text:p>
          </table:table-cell>
          <table:table-cell table:style-name="ce15" office:value-type="string">
            <text:p>Remittance Advice Line. Originator_ Customer Party. Customer Party</text:p>
          </table:table-cell>
          <table:table-cell table:style-name="ce27"/>
          <table:table-cell table:style-name="ce8" office:value-type="string">
            <text:p>Remittance Advice Line</text:p>
          </table:table-cell>
          <table:table-cell table:style-name="ce27" office:value-type="string">
            <text:p>Originator</text:p>
          </table:table-cell>
          <table:table-cell table:style-name="ce27"/>
          <table:table-cell table:style-name="ce27"/>
          <table:table-cell table:style-name="ce8" table:formula="oooc:=[.M830]" office:value-type="string" office:string-value="Customer Party">
            <text:p>Customer Party</text:p>
          </table:table-cell>
          <table:table-cell table:style-name="ce8" table:formula="oooc:=[.M830]" office:value-type="string" office:string-value="Customer Party">
            <text:p>Customer Party</text:p>
          </table:table-cell>
          <table:table-cell table:style-name="ce8"/>
          <table:table-cell table:style-name="ce27" table:number-columns-repeated="2"/>
          <table:table-cell table:style-name="ce38" office:value-type="string">
            <text:p>Customer 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Originato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831]=&quot;Universally Unique&quot;;&quot;UU&quot;;[.E831]);[.F831];IF([.H831]&lt;&gt;[.I831];[.H831];&quot;&quot;);CONCATENATE(IF([.I831]=&quot;Identifier&quot;;&quot;ID&quot;;IF([.I831]=&quot;Text&quot;;&quot;&quot;;[.I831]))));&quot; &quot;;&quot;&quot;);&quot;'&quot;;&quot;&quot;)" office:value-type="string" office:string-value="PayeeParty">
            <text:p>PayeeParty</text:p>
          </table:table-cell>
          <table:table-cell table:style-name="ce15" office:value-type="string">
            <text:p>Remittance Advice Line. Payee_ Party. Party</text:p>
          </table:table-cell>
          <table:table-cell table:style-name="ce27"/>
          <table:table-cell table:style-name="ce8" office:value-type="string">
            <text:p>Remittance Advice Line</text:p>
          </table:table-cell>
          <table:table-cell table:style-name="ce27" office:value-type="string">
            <text:p>Payee</text:p>
          </table:table-cell>
          <table:table-cell table:style-name="ce27"/>
          <table:table-cell table:style-name="ce27"/>
          <table:table-cell table:style-name="ce8" table:formula="oooc:=[.M831]" office:value-type="string" office:string-value="Party">
            <text:p>Party</text:p>
          </table:table-cell>
          <table:table-cell table:style-name="ce8" table:formula="oooc:=[.M831]" office:value-type="string" office:string-value="Party">
            <text:p>Party</text:p>
          </table:table-cell>
          <table:table-cell table:style-name="ce8"/>
          <table:table-cell table:style-name="ce27" table:number-columns-repeated="2"/>
          <table:table-cell table:style-name="ce38" office:value-type="string">
            <text:p>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Payee.</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832]=&quot;Universally Unique&quot;;&quot;UU&quot;;[.E832]);[.F832];IF([.H832]&lt;&gt;[.I832];[.H832];&quot;&quot;);CONCATENATE(IF([.I832]=&quot;Identifier&quot;;&quot;ID&quot;;IF([.I832]=&quot;Text&quot;;&quot;&quot;;[.I832]))));&quot; &quot;;&quot;&quot;);&quot;'&quot;;&quot;&quot;)" office:value-type="string" office:string-value="InvoicePeriod">
            <text:p>InvoicePeriod</text:p>
          </table:table-cell>
          <table:table-cell table:style-name="ce15" office:value-type="string">
            <text:p>Remittance Advice Line. Invoice_ Period. Period</text:p>
          </table:table-cell>
          <table:table-cell table:style-name="ce27"/>
          <table:table-cell table:style-name="ce8" office:value-type="string">
            <text:p>Remittance Advice Line</text:p>
          </table:table-cell>
          <table:table-cell table:style-name="ce27" office:value-type="string">
            <text:p>Invoice</text:p>
          </table:table-cell>
          <table:table-cell table:style-name="ce27"/>
          <table:table-cell table:style-name="ce27"/>
          <table:table-cell table:style-name="ce8" table:formula="oooc:=[.M832]" office:value-type="string" office:string-value="Period">
            <text:p>Period</text:p>
          </table:table-cell>
          <table:table-cell table:style-name="ce8" table:formula="oooc:=[.M832]"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Invoice Period.</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833]=&quot;Universally Unique&quot;;&quot;UU&quot;;[.E833]);[.F833];IF([.H833]&lt;&gt;[.I833];[.H833];&quot;&quot;);CONCATENATE(IF([.I833]=&quot;Identifier&quot;;&quot;ID&quot;;IF([.I833]=&quot;Text&quot;;&quot;&quot;;[.I833]))));&quot; &quot;;&quot;&quot;);&quot;'&quot;;&quot;&quot;)" office:value-type="string" office:string-value="BillingReference">
            <text:p>BillingReference</text:p>
          </table:table-cell>
          <table:table-cell table:style-name="ce15" office:value-type="string">
            <text:p>Remittance Advice Line. Billing Reference</text:p>
          </table:table-cell>
          <table:table-cell table:style-name="ce8"/>
          <table:table-cell table:style-name="ce8" office:value-type="string">
            <text:p>Remittance Advice Line</text:p>
          </table:table-cell>
          <table:table-cell table:number-columns-repeated="2" table:style-name="ce8"/>
          <table:table-cell table:style-name="ce8"/>
          <table:table-cell table:style-name="ce8" table:formula="oooc:=[.M833]" office:value-type="string" office:string-value="Billing Reference">
            <text:p>Billing Reference</text:p>
          </table:table-cell>
          <table:table-cell table:style-name="ce8" table:formula="oooc:=[.M833]" office:value-type="string" office:string-value="Billing Reference">
            <text:p>Billing Reference</text:p>
          </table:table-cell>
          <table:table-cell table:style-name="ce8" table:number-columns-repeated="3"/>
          <table:table-cell table:style-name="ce29" office:value-type="string">
            <text:p>Billing Reference</text:p>
          </table:table-cell>
          <table:table-cell table:style-name="ce8"/>
          <table:table-cell table:style-name="ce57" office:value-type="string">
            <text:p>0..n</text:p>
          </table:table-cell>
          <table:table-cell table:style-name="ce8" office:value-type="string">
            <text:p>ASBIE</text:p>
          </table:table-cell>
          <table:table-cell table:style-name="ce25" office:value-type="string">
            <text:p>An association to Billing Reference.</text:p>
          </table:table-cell>
          <table:table-cell table:style-name="ce68" table:number-columns-repeated="2"/>
          <table:table-cell table:style-name="ce9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834]=&quot;Universally Unique&quot;;&quot;UU&quot;;[.E834]);[.F834];IF([.H834]&lt;&gt;[.I834];[.H834];&quot;&quot;);CONCATENATE(IF([.I834]=&quot;Identifier&quot;;&quot;ID&quot;;IF([.I834]=&quot;Text&quot;;&quot;&quot;;[.I834]))));&quot; &quot;;&quot;&quot;);&quot;'&quot;;&quot;&quot;)" office:value-type="string" office:string-value="DocumentReference">
            <text:p>DocumentReference</text:p>
          </table:table-cell>
          <table:table-cell table:style-name="ce25" office:value-type="string">
            <text:p>Remittance Advice Line. Document Reference</text:p>
          </table:table-cell>
          <table:table-cell table:style-name="ce25"/>
          <table:table-cell table:style-name="ce25" office:value-type="string">
            <text:p>Remittance Advice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3">
          <table:table-cell table:style-name="ce4" table:formula="oooc:=SUBSTITUTE(SUBSTITUTE(CONCATENATE(IF([.E835]=&quot;Universally Unique&quot;;&quot;UU&quot;;[.E835]);[.F835];IF([.H835]&lt;&gt;[.I835];[.H835];&quot;&quot;);CONCATENATE(IF([.I835]=&quot;Identifier&quot;;&quot;ID&quot;;IF([.I835]=&quot;Text&quot;;&quot;&quot;;[.I835]))));&quot; &quot;;&quot;&quot;);&quot;'&quot;;&quot;&quot;)" office:value-type="string" office:string-value="ExchangeRate">
            <text:p>ExchangeRate</text:p>
          </table:table-cell>
          <table:table-cell table:style-name="ce8" office:value-type="string">
            <text:p>Remittance Advice Line. Exchange Rate</text:p>
          </table:table-cell>
          <table:table-cell table:style-name="ce27"/>
          <table:table-cell table:style-name="ce8" office:value-type="string">
            <text:p>Remittance Advice Line</text:p>
          </table:table-cell>
          <table:table-cell table:number-columns-repeated="2" table:style-name="ce27"/>
          <table:table-cell table:style-name="ce27"/>
          <table:table-cell table:style-name="ce8" table:formula="oooc:=[.M835]" office:value-type="string" office:string-value="Exchange Rate">
            <text:p>Exchange Rate</text:p>
          </table:table-cell>
          <table:table-cell table:style-name="ce8" table:formula="oooc:=[.M835]" office:value-type="string" office:string-value="Exchange Rate">
            <text:p>Exchange Rate</text:p>
          </table:table-cell>
          <table:table-cell table:style-name="ce8"/>
          <table:table-cell table:style-name="ce27" table:number-columns-repeated="2"/>
          <table:table-cell table:style-name="ce38" office:value-type="string">
            <text:p>Exchange Rate</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Exchange Rate (between the Remittance Advice Line currency and the Related Document currency).</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2" office:value-type="string">
            <text:p>RequestForQuotationLine</text:p>
          </table:table-cell>
          <table:table-cell table:style-name="ce2" office:value-type="string">
            <text:p>Request For Quotation Line. Details</text:p>
          </table:table-cell>
          <table:table-cell table:style-name="ce5"/>
          <table:table-cell table:style-name="ce5" office:value-type="string">
            <text:p>Request For Quotation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Line on a Request For Quotation.</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Procurement</text:p>
          </table:table-cell>
          <table:table-cell table:style-name="ce5" table:number-columns-repeated="9"/>
          <table:table-cell table:style-name="ce37" table:number-columns-repeated="224"/>
        </table:table-row>
        <table:table-row table:style-name="ro2">
          <table:table-cell table:formula="oooc:=SUBSTITUTE(SUBSTITUTE(CONCATENATE(IF([.E837]=&quot;Universally Unique&quot;;&quot;UU&quot;;[.E837]);IF([.G837]&lt;&gt;[.I837];[.H837];[.F837]);CONCATENATE(IF([.I837]=&quot;Identifier&quot;;&quot;ID&quot;;IF([.I837]=&quot;Text&quot;;&quot;&quot;;[.I837]))));&quot; &quot;;&quot;&quot;);&quot;'&quot;;&quot;&quot;)" office:value-type="string" office:string-value="ID">
            <text:p>ID</text:p>
          </table:table-cell>
          <table:table-cell table:style-name="ce10" office:value-type="string">
            <text:p>Request For Quotation Line. Identifier</text:p>
          </table:table-cell>
          <table:table-cell table:style-name="ce7"/>
          <table:table-cell table:style-name="ce7" office:value-type="string">
            <text:p>Request For Quotation Line</text:p>
          </table:table-cell>
          <table:table-cell/>
          <table:table-cell table:style-name="ce7"/>
          <table:table-cell table:style-name="ce7" office:value-type="string">
            <text:p>Identifier</text:p>
          </table:table-cell>
          <table:table-cell table:formula="oooc:=IF([.F837]&lt;&gt;&quot;&quot;;CONCATENATE([.F837];&quot; &quot;;[.G837]);[.G837])" office:value-type="string" office:string-value="Identifier">
            <text:p>Identifier</text:p>
          </table:table-cell>
          <table:table-cell table:style-name="ce7" office:value-type="string">
            <text:p>Identifier</text:p>
          </table:table-cell>
          <table:table-cell table:style-name="ce7"/>
          <table:table-cell table:formula="oooc:=IF([.J837]&lt;&gt;&quot;&quot;;CONCATENATE([.J837];&quot;_ &quot;;[.I837];&quot;. Type&quot;);CONCATENATE([.I837];&quot;. Type&quot;))" office:value-type="string" office:string-value="Identifier. Type">
            <text:p>Identifier.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Identifies the Request For Quotation Line.</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7" office:value-type="string">
            <text:p>UUID</text:p>
          </table:table-cell>
          <table:table-cell table:style-name="ce24" office:value-type="string">
            <text:p>Request For Quotation Line. UUID. Identifier</text:p>
          </table:table-cell>
          <table:table-cell/>
          <table:table-cell office:value-type="string">
            <text:p>Request For Quotation Line</text:p>
          </table:table-cell>
          <table:table-cell/>
          <table:table-cell/>
          <table:table-cell table:style-name="ce6" office:value-type="string">
            <text:p>UUID</text:p>
          </table:table-cell>
          <table:table-cell table:formula="oooc:=IF([.F838]&lt;&gt;&quot;&quot;;CONCATENATE([.F838];&quot; &quot;;[.G838]);[.G838])" office:value-type="string" office:string-value="UUID">
            <text:p>UUID</text:p>
          </table:table-cell>
          <table:table-cell office:value-type="string">
            <text:p>Identifier</text:p>
          </table:table-cell>
          <table:table-cell/>
          <table:table-cell table:formula="oooc:=IF([.J838]&lt;&gt;&quot;&quot;;CONCATENATE([.J838];&quot;_ &quot;;[.I838];&quot;. Type&quot;);CONCATENATE([.I83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0"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839]=&quot;Universally Unique&quot;;&quot;UU&quot;;[.E839]);IF([.G839]&lt;&gt;[.I839];[.H839];[.F839]);CONCATENATE(IF([.I839]=&quot;Identifier&quot;;&quot;ID&quot;;IF([.I839]=&quot;Text&quot;;&quot;&quot;;[.I839]))));&quot; &quot;;&quot;&quot;);&quot;'&quot;;&quot;&quot;)" office:value-type="string" office:string-value="Note">
            <text:p>Note</text:p>
          </table:table-cell>
          <table:table-cell office:value-type="string">
            <text:p>Request For Quotation Line. Note. Text</text:p>
          </table:table-cell>
          <table:table-cell table:style-name="ce7"/>
          <table:table-cell table:style-name="ce7" office:value-type="string">
            <text:p>Request For Quotation Line</text:p>
          </table:table-cell>
          <table:table-cell table:number-columns-repeated="2" table:style-name="ce7"/>
          <table:table-cell table:style-name="ce7" office:value-type="string">
            <text:p>Note</text:p>
          </table:table-cell>
          <table:table-cell table:formula="oooc:=IF([.F839]&lt;&gt;&quot;&quot;;CONCATENATE([.F839];&quot; &quot;;[.G839]);[.G839])" office:value-type="string" office:string-value="Note">
            <text:p>Note</text:p>
          </table:table-cell>
          <table:table-cell table:style-name="ce7" office:value-type="string">
            <text:p>Text</text:p>
          </table:table-cell>
          <table:table-cell table:style-name="ce7"/>
          <table:table-cell table:formula="oooc:=IF([.J839]&lt;&gt;&quot;&quot;;CONCATENATE([.J839];&quot;_ &quot;;[.I839];&quot;. Type&quot;);CONCATENATE([.I839];&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Request For Quotation Line. This element may contain notes or any other similar information that is not contained explicitly in another structure.</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number-columns-repeated="224"/>
        </table:table-row>
        <table:table-row table:style-name="ro3">
          <table:table-cell table:style-name="ce4" table:formula="oooc:=SUBSTITUTE(SUBSTITUTE(CONCATENATE(IF([.E840]=&quot;Universally Unique&quot;;&quot;UU&quot;;[.E840]);[.F840];IF([.H840]&lt;&gt;[.I840];[.H840];&quot;&quot;);CONCATENATE(IF([.I840]=&quot;Identifier&quot;;&quot;ID&quot;;IF([.I840]=&quot;Text&quot;;&quot;&quot;;[.I840]))));&quot; &quot;;&quot;&quot;);&quot;'&quot;;&quot;&quot;)" office:value-type="string" office:string-value="DocumentReference">
            <text:p>DocumentReference</text:p>
          </table:table-cell>
          <table:table-cell table:style-name="ce25" office:value-type="string">
            <text:p>Request For Quotation Line. Document Reference</text:p>
          </table:table-cell>
          <table:table-cell table:style-name="ce25"/>
          <table:table-cell table:style-name="ce25" office:value-type="string">
            <text:p>Request For Quotation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2">
          <table:table-cell table:style-name="ce4" table:formula="oooc:=SUBSTITUTE(SUBSTITUTE(CONCATENATE(IF([.E841]=&quot;Universally Unique&quot;;&quot;UU&quot;;[.E841]);[.F841];IF([.H841]&lt;&gt;[.I841];[.H841];&quot;&quot;);CONCATENATE(IF([.I841]=&quot;Identifier&quot;;&quot;ID&quot;;IF([.I841]=&quot;Text&quot;;&quot;&quot;;[.I841]))));&quot; &quot;;&quot;&quot;);&quot;'&quot;;&quot;&quot;)" office:value-type="string" office:string-value="LineItem">
            <text:p>LineItem</text:p>
          </table:table-cell>
          <table:table-cell table:style-name="ce15" office:value-type="string">
            <text:p>Request For Quotation Line. Line Item</text:p>
          </table:table-cell>
          <table:table-cell table:style-name="ce8"/>
          <table:table-cell table:style-name="ce8" office:value-type="string">
            <text:p>Request For Quotation Line</text:p>
          </table:table-cell>
          <table:table-cell table:style-name="ce15"/>
          <table:table-cell table:style-name="ce8"/>
          <table:table-cell table:style-name="ce8"/>
          <table:table-cell table:style-name="ce8" table:formula="oooc:=[.M841]" office:value-type="string" office:string-value="Line Item">
            <text:p>Line Item</text:p>
          </table:table-cell>
          <table:table-cell table:style-name="ce8" table:formula="oooc:=[.M841]" office:value-type="string" office:string-value="Line Item">
            <text:p>Line Item</text:p>
          </table:table-cell>
          <table:table-cell table:style-name="ce8" table:number-columns-repeated="3"/>
          <table:table-cell table:style-name="ce12" office:value-type="string">
            <text:p>Line Item</text:p>
          </table:table-cell>
          <table:table-cell table:style-name="ce8"/>
          <table:table-cell table:style-name="ce57" office:value-type="string">
            <text:p>1</text:p>
          </table:table-cell>
          <table:table-cell table:style-name="ce8" office:value-type="string">
            <text:p>ASBIE</text:p>
          </table:table-cell>
          <table:table-cell table:style-name="ce38" office:value-type="string">
            <text:p>An association to Line Item.</text:p>
          </table:table-cell>
          <table:table-cell table:style-name="ce68" table:number-columns-repeated="2"/>
          <table:table-cell table:style-name="ce9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number-columns-repeated="224"/>
        </table:table-row>
        <table:table-row table:style-name="ro2">
          <table:table-cell table:style-name="ce2" office:value-type="string">
            <text:p>Response</text:p>
          </table:table-cell>
          <table:table-cell table:style-name="ce30" office:value-type="string">
            <text:p>Response. Details</text:p>
          </table:table-cell>
          <table:table-cell table:style-name="ce16"/>
          <table:table-cell table:style-name="ce16" office:value-type="string">
            <text:p>Response</text:p>
          </table:table-cell>
          <table:table-cell table:style-name="ce16" table:number-columns-repeated="10"/>
          <table:table-cell table:style-name="ce30"/>
          <table:table-cell table:style-name="ce16" office:value-type="string">
            <text:p>ABIE</text:p>
          </table:table-cell>
          <table:table-cell table:style-name="ce52" office:value-type="string">
            <text:p>Information about responses to a document (at the application level).</text:p>
          </table:table-cell>
          <table:table-cell table:style-name="ce52" table:number-columns-repeated="2"/>
          <table:table-cell table:style-name="ce96" office:value-type="string">
            <text:p>2.0</text:p>
          </table:table-cell>
          <table:table-cell table:style-name="ce85"/>
          <table:table-cell table:style-name="ce30"/>
          <table:table-cell table:style-name="ce16" table:number-columns-repeated="9"/>
          <table:table-cell table:style-name="ce16" office:value-type="string">
            <text:p>Y</text:p>
          </table:table-cell>
          <table:table-cell table:number-columns-repeated="224"/>
        </table:table-row>
        <table:table-row table:style-name="ro2">
          <table:table-cell table:formula="oooc:=SUBSTITUTE(SUBSTITUTE(CONCATENATE(IF([.E843]=&quot;Universally Unique&quot;;&quot;UU&quot;;[.E843]);IF([.G843]&lt;&gt;[.I843];[.H843];[.F843]);CONCATENATE(IF([.I843]=&quot;Identifier&quot;;&quot;ID&quot;;IF([.I843]=&quot;Text&quot;;&quot;&quot;;[.I843]))));&quot; &quot;;&quot;&quot;);&quot;'&quot;;&quot;&quot;)" office:value-type="string" office:string-value="ReferenceID">
            <text:p>ReferenceID</text:p>
          </table:table-cell>
          <table:table-cell office:value-type="string">
            <text:p>Response. Reference. Identifier</text:p>
          </table:table-cell>
          <table:table-cell/>
          <table:table-cell office:value-type="string">
            <text:p>Response</text:p>
          </table:table-cell>
          <table:table-cell table:number-columns-repeated="2"/>
          <table:table-cell office:value-type="string">
            <text:p>Reference</text:p>
          </table:table-cell>
          <table:table-cell table:formula="oooc:=IF([.F843]&lt;&gt;&quot;&quot;;CONCATENATE([.F843];&quot; &quot;;[.G843]);[.G843])" office:value-type="string" office:string-value="Reference">
            <text:p>Reference</text:p>
          </table:table-cell>
          <table:table-cell office:value-type="string">
            <text:p>Identifier</text:p>
          </table:table-cell>
          <table:table-cell/>
          <table:table-cell table:formula="oooc:=IF([.J843]&lt;&gt;&quot;&quot;;CONCATENATE([.J843];&quot;_ &quot;;[.I843];&quot;. Type&quot;);CONCATENATE([.I84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section (or line) of the document to which the response applies.</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844]=&quot;Universally Unique&quot;;&quot;UU&quot;;[.E844]);IF([.G844]&lt;&gt;[.I844];[.H844];[.F844]);CONCATENATE(IF([.I844]=&quot;Identifier&quot;;&quot;ID&quot;;IF([.I844]=&quot;Text&quot;;&quot;&quot;;[.I844]))));&quot; &quot;;&quot;&quot;);&quot;'&quot;;&quot;&quot;)" office:value-type="string" office:string-value="ResponseCode">
            <text:p>ResponseCode</text:p>
          </table:table-cell>
          <table:table-cell table:style-name="ce10" office:value-type="string">
            <text:p>Response. Response Code. Code</text:p>
          </table:table-cell>
          <table:table-cell/>
          <table:table-cell office:value-type="string">
            <text:p>Response</text:p>
          </table:table-cell>
          <table:table-cell/>
          <table:table-cell office:value-type="string">
            <text:p>Response</text:p>
          </table:table-cell>
          <table:table-cell office:value-type="string">
            <text:p>Code</text:p>
          </table:table-cell>
          <table:table-cell table:formula="oooc:=IF([.F844]&lt;&gt;&quot;&quot;;CONCATENATE([.F844];&quot; &quot;;[.G844]);[.G844])" office:value-type="string" office:string-value="Response Code">
            <text:p>Response Code</text:p>
          </table:table-cell>
          <table:table-cell office:value-type="string">
            <text:p>Code</text:p>
          </table:table-cell>
          <table:table-cell/>
          <table:table-cell table:formula="oooc:=IF([.J844]&lt;&gt;&quot;&quot;;CONCATENATE([.J844];&quot;_ &quot;;[.I844];&quot;. Type&quot;);CONCATENATE([.I8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for the description of the response to the transaction document.</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845]=&quot;Universally Unique&quot;;&quot;UU&quot;;[.E845]);IF([.G845]&lt;&gt;[.I845];[.H845];[.F845]);CONCATENATE(IF([.I845]=&quot;Identifier&quot;;&quot;ID&quot;;IF([.I845]=&quot;Text&quot;;&quot;&quot;;[.I845]))));&quot; &quot;;&quot;&quot;);&quot;'&quot;;&quot;&quot;)" office:value-type="string" office:string-value="Description">
            <text:p>Description</text:p>
          </table:table-cell>
          <table:table-cell table:style-name="ce10" office:value-type="string">
            <text:p>Response. Description. Text</text:p>
          </table:table-cell>
          <table:table-cell/>
          <table:table-cell office:value-type="string">
            <text:p>Response</text:p>
          </table:table-cell>
          <table:table-cell table:number-columns-repeated="2"/>
          <table:table-cell office:value-type="string">
            <text:p>Description</text:p>
          </table:table-cell>
          <table:table-cell table:formula="oooc:=IF([.F845]&lt;&gt;&quot;&quot;;CONCATENATE([.F845];&quot; &quot;;[.G845]);[.G845])" office:value-type="string" office:string-value="Description">
            <text:p>Description</text:p>
          </table:table-cell>
          <table:table-cell office:value-type="string">
            <text:p>Text</text:p>
          </table:table-cell>
          <table:table-cell/>
          <table:table-cell table:formula="oooc:=IF([.J845]&lt;&gt;&quot;&quot;;CONCATENATE([.J845];&quot;_ &quot;;[.I845];&quot;. Type&quot;);CONCATENATE([.I845];&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style-name="ce2" office:value-type="string">
            <text:p>RoadTransport</text:p>
          </table:table-cell>
          <table:table-cell table:style-name="ce2" office:value-type="string">
            <text:p>Road Transport. Details</text:p>
          </table:table-cell>
          <table:table-cell table:style-name="ce5"/>
          <table:table-cell table:style-name="ce5" office:value-type="string">
            <text:p>Road Transport</text:p>
          </table:table-cell>
          <table:table-cell table:style-name="ce5" table:number-columns-repeated="10"/>
          <table:table-cell table:style-name="ce2"/>
          <table:table-cell table:style-name="ce5" office:value-type="string">
            <text:p>ABIE</text:p>
          </table:table-cell>
          <table:table-cell table:style-name="ce53" office:value-type="string">
            <text:p>Describes a road transport vehicle.</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3">
          <table:table-cell table:formula="oooc:=SUBSTITUTE(SUBSTITUTE(CONCATENATE(IF([.E847]=&quot;Universally Unique&quot;;&quot;UU&quot;;[.E847]);IF([.G847]&lt;&gt;[.I847];[.H847];[.F847]);CONCATENATE(IF([.I847]=&quot;Identifier&quot;;&quot;ID&quot;;IF([.I847]=&quot;Text&quot;;&quot;&quot;;[.I847]))));&quot; &quot;;&quot;&quot;);&quot;'&quot;;&quot;&quot;)" office:value-type="string" office:string-value="LicensePlateID">
            <text:p>LicensePlateID</text:p>
          </table:table-cell>
          <table:table-cell office:value-type="string">
            <text:p>Road Transport. License Plate Identifier. Identifier</text:p>
          </table:table-cell>
          <table:table-cell table:style-name="ce7"/>
          <table:table-cell table:style-name="ce7" office:value-type="string">
            <text:p>Road Transport</text:p>
          </table:table-cell>
          <table:table-cell table:style-name="ce7"/>
          <table:table-cell table:style-name="ce7" office:value-type="string">
            <text:p>License Plate</text:p>
          </table:table-cell>
          <table:table-cell table:style-name="ce7" office:value-type="string">
            <text:p>Identifier</text:p>
          </table:table-cell>
          <table:table-cell table:formula="oooc:=IF([.F847]&lt;&gt;&quot;&quot;;CONCATENATE([.F847];&quot; &quot;;[.G847]);[.G847])" office:value-type="string" office:string-value="License Plate Identifier">
            <text:p>License Plate Identifier</text:p>
          </table:table-cell>
          <table:table-cell table:style-name="ce7" office:value-type="string">
            <text:p>Identifier</text:p>
          </table:table-cell>
          <table:table-cell table:style-name="ce7"/>
          <table:table-cell table:formula="oooc:=IF([.J847]&lt;&gt;&quot;&quot;;CONCATENATE([.J847];&quot;_ &quot;;[.I847];&quot;. Type&quot;);CONCATENATE([.I847];&quot;. Type&quot;))" office:value-type="string" office:string-value="Identifier. Type">
            <text:p>Identifier. Type</text:p>
          </table:table-cell>
          <table:table-cell table:style-name="ce7" table:number-columns-repeated="2"/>
          <table:table-cell table:style-name="ce51" office:value-type="string">
            <text:p>Vehicle registration number (WCO ID 167)</text:p>
          </table:table-cell>
          <table:table-cell table:style-name="ce47" office:value-type="string">
            <text:p>1</text:p>
          </table:table-cell>
          <table:table-cell table:style-name="ce7" office:value-type="string">
            <text:p>BBIE</text:p>
          </table:table-cell>
          <table:table-cell table:style-name="ce51" office:value-type="string">
            <text:p>Identifies a specific vehicle.</text:p>
          </table:table-cell>
          <table:table-cell table:style-name="ce31"/>
          <table:table-cell table:style-name="ce7" office:value-type="float" office:value="8213">
            <text:p>8213</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style-name="ce2" office:value-type="string">
            <text:p>SecondaryHazard</text:p>
          </table:table-cell>
          <table:table-cell table:style-name="ce30" office:value-type="string">
            <text:p>Secondary Hazard. Details</text:p>
          </table:table-cell>
          <table:table-cell table:style-name="ce16"/>
          <table:table-cell table:style-name="ce16" office:value-type="string">
            <text:p>Secondary Hazard</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Secondary Hazard (related to a Hazardous Item).</text:p>
          </table:table-cell>
          <table:table-cell table:style-name="ce16"/>
          <table:table-cell table:style-name="ce52"/>
          <table:table-cell table:style-name="ce104" office:value-type="string">
            <text:p>1.0</text:p>
          </table:table-cell>
          <table:table-cell table:style-name="ce85"/>
          <table:table-cell table:style-name="ce30"/>
          <table:table-cell table:style-name="ce16" table:number-columns-repeated="10"/>
          <table:table-cell table:style-name="ce37" table:number-columns-repeated="224"/>
        </table:table-row>
        <table:table-row table:style-name="ro2">
          <table:table-cell table:formula="oooc:=SUBSTITUTE(SUBSTITUTE(CONCATENATE(IF([.E849]=&quot;Universally Unique&quot;;&quot;UU&quot;;[.E849]);IF([.G849]&lt;&gt;[.I849];[.H849];[.F849]);CONCATENATE(IF([.I849]=&quot;Identifier&quot;;&quot;ID&quot;;IF([.I849]=&quot;Text&quot;;&quot;&quot;;[.I849]))));&quot; &quot;;&quot;&quot;);&quot;'&quot;;&quot;&quot;)" office:value-type="string" office:string-value="ID">
            <text:p>ID</text:p>
          </table:table-cell>
          <table:table-cell table:style-name="ce10" office:value-type="string">
            <text:p>Secondary Hazard. Identifier</text:p>
          </table:table-cell>
          <table:table-cell/>
          <table:table-cell office:value-type="string">
            <text:p>Secondary Hazard</text:p>
          </table:table-cell>
          <table:table-cell table:number-columns-repeated="2"/>
          <table:table-cell office:value-type="string">
            <text:p>Identifier</text:p>
          </table:table-cell>
          <table:table-cell table:formula="oooc:=IF([.F849]&lt;&gt;&quot;&quot;;CONCATENATE([.F849];&quot; &quot;;[.G849]);[.G849])" office:value-type="string" office:string-value="Identifier">
            <text:p>Identifier</text:p>
          </table:table-cell>
          <table:table-cell office:value-type="string">
            <text:p>Identifier</text:p>
          </table:table-cell>
          <table:table-cell/>
          <table:table-cell table:formula="oooc:=IF([.J849]&lt;&gt;&quot;&quot;;CONCATENATE([.J849];&quot;_ &quot;;[.I849];&quot;. Type&quot;);CONCATENATE([.I84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econdary Hazard.</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4">
          <table:table-cell table:formula="oooc:=SUBSTITUTE(SUBSTITUTE(CONCATENATE(IF([.E850]=&quot;Universally Unique&quot;;&quot;UU&quot;;[.E850]);IF([.G850]&lt;&gt;[.I850];[.H850];[.F850]);CONCATENATE(IF([.I850]=&quot;Identifier&quot;;&quot;ID&quot;;IF([.I850]=&quot;Text&quot;;&quot;&quot;;[.I850]))));&quot; &quot;;&quot;&quot;);&quot;'&quot;;&quot;&quot;)" office:value-type="string" office:string-value="PlacardNotation">
            <text:p>PlacardNotation</text:p>
          </table:table-cell>
          <table:table-cell office:value-type="string">
            <text:p>Secondary Hazard. Placard Notation. Text</text:p>
          </table:table-cell>
          <table:table-cell/>
          <table:table-cell office:value-type="string">
            <text:p>Secondary Hazard</text:p>
          </table:table-cell>
          <table:table-cell/>
          <table:table-cell office:value-type="string">
            <text:p>Placard</text:p>
          </table:table-cell>
          <table:table-cell office:value-type="string">
            <text:p>Notation</text:p>
          </table:table-cell>
          <table:table-cell table:formula="oooc:=IF([.F850]&lt;&gt;&quot;&quot;;CONCATENATE([.F850];&quot; &quot;;[.G850]);[.G850])" office:value-type="string" office:string-value="Placard Notation">
            <text:p>Placard Notation</text:p>
          </table:table-cell>
          <table:table-cell office:value-type="string">
            <text:p>Text</text:p>
          </table:table-cell>
          <table:table-cell/>
          <table:table-cell table:formula="oooc:=IF([.J850]&lt;&gt;&quot;&quot;;CONCATENATE([.J850];&quot;_ &quot;;[.I850];&quot;. Type&quot;);CONCATENATE([.I85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5.1"</text:p>
          </table:table-cell>
          <table:table-cell/>
          <table:table-cell table:style-name="ce92" office:value-type="string">
            <text:p>1.0</text:p>
          </table:table-cell>
          <table:table-cell/>
          <table:table-cell table:style-name="ce3"/>
          <table:table-cell table:number-columns-repeated="234"/>
        </table:table-row>
        <table:table-row table:style-name="ro4">
          <table:table-cell table:formula="oooc:=SUBSTITUTE(SUBSTITUTE(CONCATENATE(IF([.E851]=&quot;Universally Unique&quot;;&quot;UU&quot;;[.E851]);IF([.G851]&lt;&gt;[.I851];[.H851];[.F851]);CONCATENATE(IF([.I851]=&quot;Identifier&quot;;&quot;ID&quot;;IF([.I851]=&quot;Text&quot;;&quot;&quot;;[.I851]))));&quot; &quot;;&quot;&quot;);&quot;'&quot;;&quot;&quot;)" office:value-type="string" office:string-value="PlacardEndorsement">
            <text:p>PlacardEndorsement</text:p>
          </table:table-cell>
          <table:table-cell office:value-type="string">
            <text:p>Secondary Hazard. Placard Endorsement. Text</text:p>
          </table:table-cell>
          <table:table-cell/>
          <table:table-cell office:value-type="string">
            <text:p>Secondary Hazard</text:p>
          </table:table-cell>
          <table:table-cell/>
          <table:table-cell office:value-type="string">
            <text:p>Placard</text:p>
          </table:table-cell>
          <table:table-cell office:value-type="string">
            <text:p>Endorsement</text:p>
          </table:table-cell>
          <table:table-cell table:formula="oooc:=IF([.F851]&lt;&gt;&quot;&quot;;CONCATENATE([.F851];&quot; &quot;;[.G851]);[.G851])" office:value-type="string" office:string-value="Placard Endorsement">
            <text:p>Placard Endorsement</text:p>
          </table:table-cell>
          <table:table-cell office:value-type="string">
            <text:p>Text</text:p>
          </table:table-cell>
          <table:table-cell/>
          <table:table-cell table:formula="oooc:=IF([.J851]&lt;&gt;&quot;&quot;;CONCATENATE([.J851];&quot;_ &quot;;[.I851];&quot;. Type&quot;);CONCATENATE([.I8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2"</text:p>
          </table:table-cell>
          <table:table-cell/>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852]=&quot;Universally Unique&quot;;&quot;UU&quot;;[.E852]);IF([.G852]&lt;&gt;[.I852];[.H852];[.F852]);CONCATENATE(IF([.I852]=&quot;Identifier&quot;;&quot;ID&quot;;IF([.I852]=&quot;Text&quot;;&quot;&quot;;[.I852]))));&quot; &quot;;&quot;&quot;);&quot;'&quot;;&quot;&quot;)" office:value-type="string" office:string-value="EmergencyProceduresCode">
            <text:p>EmergencyProceduresCode</text:p>
          </table:table-cell>
          <table:table-cell office:value-type="string">
            <text:p>Secondary Hazard. Emergency Procedures Code. Code</text:p>
          </table:table-cell>
          <table:table-cell/>
          <table:table-cell office:value-type="string">
            <text:p>Secondary Hazard</text:p>
          </table:table-cell>
          <table:table-cell/>
          <table:table-cell office:value-type="string">
            <text:p>Emergency Procedures</text:p>
          </table:table-cell>
          <table:table-cell office:value-type="string">
            <text:p>Code</text:p>
          </table:table-cell>
          <table:table-cell table:formula="oooc:=IF([.F852]&lt;&gt;&quot;&quot;;CONCATENATE([.F852];&quot; &quot;;[.G852]);[.G852])" office:value-type="string" office:string-value="Emergency Procedures Code">
            <text:p>Emergency Procedures Code</text:p>
          </table:table-cell>
          <table:table-cell office:value-type="string">
            <text:p>Code</text:p>
          </table:table-cell>
          <table:table-cell/>
          <table:table-cell table:formula="oooc:=IF([.J852]&lt;&gt;&quot;&quot;;CONCATENATE([.J852];&quot;_ &quot;;[.I852];&quot;. Type&quot;);CONCATENATE([.I852];&quot;. Type&quot;))" office:value-type="string" office:string-value="Code. Type">
            <text:p>Code. Type</text:p>
          </table:table-cell>
          <table:table-cell table:number-columns-repeated="2"/>
          <table:table-cell office:value-type="string">
            <text:p>EMG code, EMS Page Number</text:p>
          </table:table-cell>
          <table:table-cell office:value-type="string">
            <text:p>0..1</text:p>
          </table:table-cell>
          <table:table-cell office:value-type="string">
            <text:p>BBIE</text:p>
          </table:table-cell>
          <table:table-cell office:value-type="string">
            <text:p>Emergency procedures for hazardous goods, expressed as a code.</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1">
          <table:table-cell table:formula="oooc:=SUBSTITUTE(SUBSTITUTE(CONCATENATE(IF([.E853]=&quot;Universally Unique&quot;;&quot;UU&quot;;[.E853]);IF([.G853]&lt;&gt;[.I853];[.H853];[.F853]);CONCATENATE(IF([.I853]=&quot;Identifier&quot;;&quot;ID&quot;;IF([.I853]=&quot;Text&quot;;&quot;&quot;;[.I853]))));&quot; &quot;;&quot;&quot;);&quot;'&quot;;&quot;&quot;)" office:value-type="string" office:string-value="Extension">
            <text:p>Extension</text:p>
          </table:table-cell>
          <table:table-cell office:value-type="string">
            <text:p>Secondary Hazard. Extension. Text</text:p>
          </table:table-cell>
          <table:table-cell/>
          <table:table-cell office:value-type="string">
            <text:p>Secondary Hazard</text:p>
          </table:table-cell>
          <table:table-cell table:number-columns-repeated="2"/>
          <table:table-cell office:value-type="string">
            <text:p>Extension</text:p>
          </table:table-cell>
          <table:table-cell table:formula="oooc:=IF([.F853]&lt;&gt;&quot;&quot;;CONCATENATE([.F853];&quot; &quot;;[.G853]);[.G853])" office:value-type="string" office:string-value="Extension">
            <text:p>Extension</text:p>
          </table:table-cell>
          <table:table-cell office:value-type="string">
            <text:p>Text</text:p>
          </table:table-cell>
          <table:table-cell/>
          <table:table-cell table:formula="oooc:=IF([.J853]&lt;&gt;&quot;&quot;;CONCATENATE([.J853];&quot;_ &quot;;[.I853];&quot;. Type&quot;);CONCATENATE([.I8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N.O.S. or a Waste Characteristics Code in conjunction with an EPA Waste Stream code"</text:p>
          </table:table-cell>
          <table:table-cell/>
          <table:table-cell table:style-name="ce92" office:value-type="string">
            <text:p>1.0</text:p>
          </table:table-cell>
          <table:table-cell/>
          <table:table-cell table:style-name="ce3"/>
          <table:table-cell table:number-columns-repeated="234"/>
        </table:table-row>
        <table:table-row table:style-name="ro2">
          <table:table-cell table:style-name="ce2" office:value-type="string">
            <text:p>Shipment</text:p>
          </table:table-cell>
          <table:table-cell table:style-name="ce30" office:value-type="string">
            <text:p>Shipment. Details</text:p>
          </table:table-cell>
          <table:table-cell table:style-name="ce16"/>
          <table:table-cell table:style-name="ce16" office:value-type="string">
            <text:p>Shipment</text:p>
          </table:table-cell>
          <table:table-cell table:style-name="ce16" table:number-columns-repeated="9"/>
          <table:table-cell table:style-name="ce16" office:value-type="string">
            <text:p>Consignment</text:p>
          </table:table-cell>
          <table:table-cell table:style-name="ce30"/>
          <table:table-cell table:style-name="ce16" office:value-type="string">
            <text:p>ABIE</text:p>
          </table:table-cell>
          <table:table-cell table:style-name="ce16" office:value-type="string">
            <text:p>Information about a shipment.</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Transportation</text:p>
          </table:table-cell>
          <table:table-cell table:style-name="ce16" table:number-columns-repeated="9"/>
          <table:table-cell table:style-name="ce37" table:number-columns-repeated="224"/>
        </table:table-row>
        <table:table-row table:style-name="ro2">
          <table:table-cell table:formula="oooc:=SUBSTITUTE(SUBSTITUTE(CONCATENATE(IF([.E855]=&quot;Universally Unique&quot;;&quot;UU&quot;;[.E855]);IF([.G855]&lt;&gt;[.I855];[.H855];[.F855]);CONCATENATE(IF([.I855]=&quot;Identifier&quot;;&quot;ID&quot;;IF([.I855]=&quot;Text&quot;;&quot;&quot;;[.I855]))));&quot; &quot;;&quot;&quot;);&quot;'&quot;;&quot;&quot;)" office:value-type="string" office:string-value="ID">
            <text:p>ID</text:p>
          </table:table-cell>
          <table:table-cell table:style-name="ce10" office:value-type="string">
            <text:p>Shipment. Identifier</text:p>
          </table:table-cell>
          <table:table-cell/>
          <table:table-cell office:value-type="string">
            <text:p>Shipment</text:p>
          </table:table-cell>
          <table:table-cell table:number-columns-repeated="2"/>
          <table:table-cell office:value-type="string">
            <text:p>Identifier</text:p>
          </table:table-cell>
          <table:table-cell table:formula="oooc:=IF([.F855]&lt;&gt;&quot;&quot;;CONCATENATE([.F855];&quot; &quot;;[.G855]);[.G855])" office:value-type="string" office:string-value="Identifier">
            <text:p>Identifier</text:p>
          </table:table-cell>
          <table:table-cell office:value-type="string">
            <text:p>Identifier</text:p>
          </table:table-cell>
          <table:table-cell/>
          <table:table-cell table:formula="oooc:=IF([.J855]&lt;&gt;&quot;&quot;;CONCATENATE([.J855];&quot;_ &quot;;[.I855];&quot;. Type&quot;);CONCATENATE([.I855];&quot;. Type&quot;))" office:value-type="string" office:string-value="Identifier. Type">
            <text:p>Identifier. Type</text:p>
          </table:table-cell>
          <table:table-cell table:number-columns-repeated="2"/>
          <table:table-cell office:value-type="string">
            <text:p>Waybill Number</text:p>
          </table:table-cell>
          <table:table-cell office:value-type="float" office:value="1">
            <text:p>1</text:p>
          </table:table-cell>
          <table:table-cell office:value-type="string">
            <text:p>BBIE</text:p>
          </table:table-cell>
          <table:table-cell office:value-type="string">
            <text:p>Identifies a sh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56]=&quot;Universally Unique&quot;;&quot;UU&quot;;[.E856]);IF([.G856]&lt;&gt;[.I856];[.H856];[.F856]);CONCATENATE(IF([.I856]=&quot;Identifier&quot;;&quot;ID&quot;;IF([.I856]=&quot;Text&quot;;&quot;&quot;;[.I856]))));&quot; &quot;;&quot;&quot;);&quot;'&quot;;&quot;&quot;)" office:value-type="string" office:string-value="ShippingPriorityLevelCode">
            <text:p>ShippingPriorityLevelCode</text:p>
          </table:table-cell>
          <table:table-cell table:style-name="ce10" office:value-type="string">
            <text:p>Shipment. Shipping Priority Level Code. Code</text:p>
          </table:table-cell>
          <table:table-cell/>
          <table:table-cell office:value-type="string">
            <text:p>Shipment</text:p>
          </table:table-cell>
          <table:table-cell/>
          <table:table-cell table:style-name="ce6" office:value-type="string">
            <text:p>Shipping Priority</text:p>
          </table:table-cell>
          <table:table-cell office:value-type="string">
            <text:p>Level</text:p>
          </table:table-cell>
          <table:table-cell table:formula="oooc:=IF([.F856]&lt;&gt;&quot;&quot;;CONCATENATE([.F856];&quot; &quot;;[.G856]);[.G856])" office:value-type="string" office:string-value="Shipping Priority Level">
            <text:p>Shipping Priority Level</text:p>
          </table:table-cell>
          <table:table-cell office:value-type="string">
            <text:p>Code</text:p>
          </table:table-cell>
          <table:table-cell/>
          <table:table-cell table:formula="oooc:=IF([.J856]&lt;&gt;&quot;&quot;;CONCATENATE([.J856];&quot;_ &quot;;[.I856];&quot;. Type&quot;);CONCATENATE([.I856];&quot;. Type&quot;))" office:value-type="string" office:string-value="Code. Type">
            <text:p>Code. Type</text:p>
          </table:table-cell>
          <table:table-cell table:number-columns-repeated="2"/>
          <table:table-cell office:value-type="string">
            <text:p>Service Level, Service Priority</text:p>
          </table:table-cell>
          <table:table-cell office:value-type="string">
            <text:p>0..1</text:p>
          </table:table-cell>
          <table:table-cell office:value-type="string">
            <text:p>BBIE</text:p>
          </table:table-cell>
          <table:table-cell office:value-type="string">
            <text:p>The priority or level of service required for a shipment, expressed as a code.</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57]=&quot;Universally Unique&quot;;&quot;UU&quot;;[.E857]);IF([.G857]&lt;&gt;[.I857];[.H857];[.F857]);CONCATENATE(IF([.I857]=&quot;Identifier&quot;;&quot;ID&quot;;IF([.I857]=&quot;Text&quot;;&quot;&quot;;[.I857]))));&quot; &quot;;&quot;&quot;);&quot;'&quot;;&quot;&quot;)" office:value-type="string" office:string-value="HandlingCode">
            <text:p>HandlingCode</text:p>
          </table:table-cell>
          <table:table-cell office:value-type="string">
            <text:p>Shipment. Handling Code. Code</text:p>
          </table:table-cell>
          <table:table-cell/>
          <table:table-cell office:value-type="string">
            <text:p>Shipment</text:p>
          </table:table-cell>
          <table:table-cell/>
          <table:table-cell office:value-type="string">
            <text:p>Handling</text:p>
          </table:table-cell>
          <table:table-cell office:value-type="string">
            <text:p>Code</text:p>
          </table:table-cell>
          <table:table-cell table:formula="oooc:=IF([.F857]&lt;&gt;&quot;&quot;;CONCATENATE([.F857];&quot; &quot;;[.G857]);[.G857])" office:value-type="string" office:string-value="Handling Code">
            <text:p>Handling Code</text:p>
          </table:table-cell>
          <table:table-cell office:value-type="string">
            <text:p>Code</text:p>
          </table:table-cell>
          <table:table-cell/>
          <table:table-cell table:formula="oooc:=IF([.J857]&lt;&gt;&quot;&quot;;CONCATENATE([.J857];&quot;_ &quot;;[.I857];&quot;. Type&quot;);CONCATENATE([.I857];&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office:value-type="string">
            <text:p>The handling required for a shipment, expressed as a code.</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58]=&quot;Universally Unique&quot;;&quot;UU&quot;;[.E858]);IF([.G858]&lt;&gt;[.I858];[.H858];[.F858]);CONCATENATE(IF([.I858]=&quot;Identifier&quot;;&quot;ID&quot;;IF([.I858]=&quot;Text&quot;;&quot;&quot;;[.I858]))));&quot; &quot;;&quot;&quot;);&quot;'&quot;;&quot;&quot;)" office:value-type="string" office:string-value="HandlingInstructions">
            <text:p>HandlingInstructions</text:p>
          </table:table-cell>
          <table:table-cell table:style-name="ce10" office:value-type="string">
            <text:p>Shipment. Handling_ Instructions. Text</text:p>
          </table:table-cell>
          <table:table-cell/>
          <table:table-cell office:value-type="string">
            <text:p>Shipment</text:p>
          </table:table-cell>
          <table:table-cell office:value-type="string">
            <text:p>Handling</text:p>
          </table:table-cell>
          <table:table-cell/>
          <table:table-cell office:value-type="string">
            <text:p>Instructions</text:p>
          </table:table-cell>
          <table:table-cell table:formula="oooc:=IF([.F858]&lt;&gt;&quot;&quot;;CONCATENATE([.F858];&quot; &quot;;[.G858]);[.G858])" office:value-type="string" office:string-value="Instructions">
            <text:p>Instructions</text:p>
          </table:table-cell>
          <table:table-cell office:value-type="string">
            <text:p>Text</text:p>
          </table:table-cell>
          <table:table-cell/>
          <table:table-cell table:formula="oooc:=IF([.J858]&lt;&gt;&quot;&quot;;CONCATENATE([.J858];&quot;_ &quot;;[.I858];&quot;. Type&quot;);CONCATENATE([.I85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Free-form text describing Handling Instructions for a shipment.</text:p>
          </table:table-cell>
          <table:table-cell/>
          <table:table-cell office:value-type="float" office:value="4078">
            <text:p>4078</text:p>
          </table:table-cell>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59]=&quot;Universally Unique&quot;;&quot;UU&quot;;[.E859]);IF([.G859]&lt;&gt;[.I859];[.H859];[.F859]);CONCATENATE(IF([.I859]=&quot;Identifier&quot;;&quot;ID&quot;;IF([.I859]=&quot;Text&quot;;&quot;&quot;;[.I859]))));&quot; &quot;;&quot;&quot;);&quot;'&quot;;&quot;&quot;)" office:value-type="string" office:string-value="Information">
            <text:p>Information</text:p>
          </table:table-cell>
          <table:table-cell office:value-type="string">
            <text:p>Shipment. Information. Text</text:p>
          </table:table-cell>
          <table:table-cell/>
          <table:table-cell office:value-type="string">
            <text:p>Shipment</text:p>
          </table:table-cell>
          <table:table-cell table:number-columns-repeated="2"/>
          <table:table-cell office:value-type="string">
            <text:p>Information</text:p>
          </table:table-cell>
          <table:table-cell table:formula="oooc:=IF([.F859]&lt;&gt;&quot;&quot;;CONCATENATE([.F859];&quot; &quot;;[.G859]);[.G859])" office:value-type="string" office:string-value="Information">
            <text:p>Information</text:p>
          </table:table-cell>
          <table:table-cell office:value-type="string">
            <text:p>Text</text:p>
          </table:table-cell>
          <table:table-cell/>
          <table:table-cell table:formula="oooc:=IF([.J859]&lt;&gt;&quot;&quot;;CONCATENATE([.J859];&quot;_ &quot;;[.I859];&quot;. Type&quot;);CONCATENATE([.I85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3" office:value-type="string">
            <text:p>Free-form text applying to a shipment. This element may contain notes or any other similar information that is not contained explicitly in another structure.</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60]=&quot;Universally Unique&quot;;&quot;UU&quot;;[.E860]);IF([.G860]&lt;&gt;[.I860];[.H860];[.F860]);CONCATENATE(IF([.I860]=&quot;Identifier&quot;;&quot;ID&quot;;IF([.I860]=&quot;Text&quot;;&quot;&quot;;[.I860]))));&quot; &quot;;&quot;&quot;);&quot;'&quot;;&quot;&quot;)" office:value-type="string" office:string-value="GrossWeightMeasure">
            <text:p>GrossWeightMeasure</text:p>
          </table:table-cell>
          <table:table-cell office:value-type="string">
            <text:p>Shipment. Gross_ Weight. Measure</text:p>
          </table:table-cell>
          <table:table-cell/>
          <table:table-cell office:value-type="string">
            <text:p>Shipment</text:p>
          </table:table-cell>
          <table:table-cell office:value-type="string">
            <text:p>Gross</text:p>
          </table:table-cell>
          <table:table-cell/>
          <table:table-cell office:value-type="string">
            <text:p>Weight</text:p>
          </table:table-cell>
          <table:table-cell table:formula="oooc:=IF([.F860]&lt;&gt;&quot;&quot;;CONCATENATE([.F860];&quot; &quot;;[.G860]);[.G860])" office:value-type="string" office:string-value="Weight">
            <text:p>Weight</text:p>
          </table:table-cell>
          <table:table-cell office:value-type="string">
            <text:p>Measure</text:p>
          </table:table-cell>
          <table:table-cell/>
          <table:table-cell table:formula="oooc:=IF([.J860]&lt;&gt;&quot;&quot;;CONCATENATE([.J860];&quot;_ &quot;;[.I860];&quot;. Type&quot;);CONCATENATE([.I860];&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gross weight of a shipment; the weight of the goods plus packaging plus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1]=&quot;Universally Unique&quot;;&quot;UU&quot;;[.E861]);IF([.G861]&lt;&gt;[.I861];[.H861];[.F861]);CONCATENATE(IF([.I861]=&quot;Identifier&quot;;&quot;ID&quot;;IF([.I861]=&quot;Text&quot;;&quot;&quot;;[.I861]))));&quot; &quot;;&quot;&quot;);&quot;'&quot;;&quot;&quot;)" office:value-type="string" office:string-value="NetWeightMeasure">
            <text:p>NetWeightMeasure</text:p>
          </table:table-cell>
          <table:table-cell office:value-type="string">
            <text:p>Shipment. Net_ Weight. Measure</text:p>
          </table:table-cell>
          <table:table-cell/>
          <table:table-cell office:value-type="string">
            <text:p>Shipment</text:p>
          </table:table-cell>
          <table:table-cell office:value-type="string">
            <text:p>Net</text:p>
          </table:table-cell>
          <table:table-cell/>
          <table:table-cell office:value-type="string">
            <text:p>Weight</text:p>
          </table:table-cell>
          <table:table-cell table:formula="oooc:=IF([.F861]&lt;&gt;&quot;&quot;;CONCATENATE([.F861];&quot; &quot;;[.G861]);[.G861])" office:value-type="string" office:string-value="Weight">
            <text:p>Weight</text:p>
          </table:table-cell>
          <table:table-cell office:value-type="string">
            <text:p>Measure</text:p>
          </table:table-cell>
          <table:table-cell/>
          <table:table-cell table:formula="oooc:=IF([.J861]&lt;&gt;&quot;&quot;;CONCATENATE([.J861];&quot;_ &quot;;[.I861];&quot;. Type&quot;);CONCATENATE([.I861];&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net weight of a shipment; the weight of the goods plus packaging.</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2]=&quot;Universally Unique&quot;;&quot;UU&quot;;[.E862]);IF([.G862]&lt;&gt;[.I862];[.H862];[.F862]);CONCATENATE(IF([.I862]=&quot;Identifier&quot;;&quot;ID&quot;;IF([.I862]=&quot;Text&quot;;&quot;&quot;;[.I862]))));&quot; &quot;;&quot;&quot;);&quot;'&quot;;&quot;&quot;)" office:value-type="string" office:string-value="NetNetWeightMeasure">
            <text:p>NetNetWeightMeasure</text:p>
          </table:table-cell>
          <table:table-cell office:value-type="string">
            <text:p>Shipment. Net Net_ Weight. Measure</text:p>
          </table:table-cell>
          <table:table-cell/>
          <table:table-cell office:value-type="string">
            <text:p>Shipment</text:p>
          </table:table-cell>
          <table:table-cell office:value-type="string">
            <text:p>Net Net</text:p>
          </table:table-cell>
          <table:table-cell/>
          <table:table-cell office:value-type="string">
            <text:p>Weight</text:p>
          </table:table-cell>
          <table:table-cell table:formula="oooc:=IF([.F862]&lt;&gt;&quot;&quot;;CONCATENATE([.F862];&quot; &quot;;[.G862]);[.G862])" office:value-type="string" office:string-value="Weight">
            <text:p>Weight</text:p>
          </table:table-cell>
          <table:table-cell office:value-type="string">
            <text:p>Measure</text:p>
          </table:table-cell>
          <table:table-cell/>
          <table:table-cell table:formula="oooc:=IF([.J862]&lt;&gt;&quot;&quot;;CONCATENATE([.J862];&quot;_ &quot;;[.I862];&quot;. Type&quot;);CONCATENATE([.I862];&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weight of the goods net of packaging and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3]=&quot;Universally Unique&quot;;&quot;UU&quot;;[.E863]);IF([.G863]&lt;&gt;[.I863];[.H863];[.F863]);CONCATENATE(IF([.I863]=&quot;Identifier&quot;;&quot;ID&quot;;IF([.I863]=&quot;Text&quot;;&quot;&quot;;[.I863]))));&quot; &quot;;&quot;&quot;);&quot;'&quot;;&quot;&quot;)" office:value-type="string" office:string-value="GrossVolumeMeasure">
            <text:p>GrossVolumeMeasure</text:p>
          </table:table-cell>
          <table:table-cell office:value-type="string">
            <text:p>Shipment. Gross_ Volume. Measure</text:p>
          </table:table-cell>
          <table:table-cell/>
          <table:table-cell office:value-type="string">
            <text:p>Shipment</text:p>
          </table:table-cell>
          <table:table-cell office:value-type="string">
            <text:p>Gross</text:p>
          </table:table-cell>
          <table:table-cell/>
          <table:table-cell office:value-type="string">
            <text:p>Volume</text:p>
          </table:table-cell>
          <table:table-cell table:formula="oooc:=IF([.F863]&lt;&gt;&quot;&quot;;CONCATENATE([.F863];&quot; &quot;;[.G863]);[.G863])" office:value-type="string" office:string-value="Volume">
            <text:p>Volume</text:p>
          </table:table-cell>
          <table:table-cell office:value-type="string">
            <text:p>Measure</text:p>
          </table:table-cell>
          <table:table-cell/>
          <table:table-cell table:formula="oooc:=IF([.J863]&lt;&gt;&quot;&quot;;CONCATENATE([.J863];&quot;_ &quot;;[.I863];&quot;. Type&quot;);CONCATENATE([.I8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volume of the goods in a shipment plus packaging.</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4]=&quot;Universally Unique&quot;;&quot;UU&quot;;[.E864]);IF([.G864]&lt;&gt;[.I864];[.H864];[.F864]);CONCATENATE(IF([.I864]=&quot;Identifier&quot;;&quot;ID&quot;;IF([.I864]=&quot;Text&quot;;&quot;&quot;;[.I864]))));&quot; &quot;;&quot;&quot;);&quot;'&quot;;&quot;&quot;)" office:value-type="string" office:string-value="NetVolumeMeasure">
            <text:p>NetVolumeMeasure</text:p>
          </table:table-cell>
          <table:table-cell office:value-type="string">
            <text:p>Shipment. Net_ Volume. Measure</text:p>
          </table:table-cell>
          <table:table-cell/>
          <table:table-cell office:value-type="string">
            <text:p>Shipment</text:p>
          </table:table-cell>
          <table:table-cell office:value-type="string">
            <text:p>Net</text:p>
          </table:table-cell>
          <table:table-cell/>
          <table:table-cell office:value-type="string">
            <text:p>Volume</text:p>
          </table:table-cell>
          <table:table-cell table:formula="oooc:=IF([.F864]&lt;&gt;&quot;&quot;;CONCATENATE([.F864];&quot; &quot;;[.G864]);[.G864])" office:value-type="string" office:string-value="Volume">
            <text:p>Volume</text:p>
          </table:table-cell>
          <table:table-cell office:value-type="string">
            <text:p>Measure</text:p>
          </table:table-cell>
          <table:table-cell/>
          <table:table-cell table:formula="oooc:=IF([.J864]&lt;&gt;&quot;&quot;;CONCATENATE([.J864];&quot;_ &quot;;[.I864];&quot;. Type&quot;);CONCATENATE([.I8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volume of a shipment net of packaging and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65]=&quot;Universally Unique&quot;;&quot;UU&quot;;[.E865]);IF([.G865]&lt;&gt;[.I865];[.H865];[.F865]);CONCATENATE(IF([.I865]=&quot;Identifier&quot;;&quot;ID&quot;;IF([.I865]=&quot;Text&quot;;&quot;&quot;;[.I865]))));&quot; &quot;;&quot;&quot;);&quot;'&quot;;&quot;&quot;)" office:value-type="string" office:string-value="TotalGoodsItemQuantity">
            <text:p>TotalGoodsItemQuantity</text:p>
          </table:table-cell>
          <table:table-cell office:value-type="string">
            <text:p>Shipment. Total_ Goods Item Quantity. Quantity</text:p>
          </table:table-cell>
          <table:table-cell table:style-name="ce7"/>
          <table:table-cell office:value-type="string">
            <text:p>Shipment</text:p>
          </table:table-cell>
          <table:table-cell table:style-name="ce34" office:value-type="string">
            <text:p>Total</text:p>
          </table:table-cell>
          <table:table-cell table:style-name="ce7" office:value-type="string">
            <text:p>Goods Item</text:p>
          </table:table-cell>
          <table:table-cell table:style-name="ce7" office:value-type="string">
            <text:p>Quantity</text:p>
          </table:table-cell>
          <table:table-cell table:formula="oooc:=IF([.F865]&lt;&gt;&quot;&quot;;CONCATENATE([.F865];&quot; &quot;;[.G865]);[.G865])" office:value-type="string" office:string-value="Goods Item Quantity">
            <text:p>Goods Item Quantity</text:p>
          </table:table-cell>
          <table:table-cell table:style-name="ce7" office:value-type="string">
            <text:p>Quantity</text:p>
          </table:table-cell>
          <table:table-cell table:style-name="ce7"/>
          <table:table-cell table:formula="oooc:=IF([.J865]&lt;&gt;&quot;&quot;;CONCATENATE([.J865];&quot;_ &quot;;[.I865];&quot;. Type&quot;);CONCATENATE([.I865];&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Count of the total number of goods items within a shipment.</text:p>
          </table:table-cell>
          <table:table-cell table:style-name="ce31"/>
          <table:table-cell table:style-name="ce34" office:value-type="float" office:value="7240">
            <text:p>7240</text:p>
          </table:table-cell>
          <table:table-cell table:style-name="ce90" office:value-type="string">
            <text:p>2.0</text:p>
          </table:table-cell>
          <table:table-cell table:style-name="ce7" table:number-columns-repeated="12"/>
          <table:table-cell table:style-name="ce34" table:number-columns-repeated="224"/>
        </table:table-row>
        <table:table-row table:style-name="ro3">
          <table:table-cell table:formula="oooc:=SUBSTITUTE(SUBSTITUTE(CONCATENATE(IF([.E866]=&quot;Universally Unique&quot;;&quot;UU&quot;;[.E866]);IF([.G866]&lt;&gt;[.I866];[.H866];[.F866]);CONCATENATE(IF([.I866]=&quot;Identifier&quot;;&quot;ID&quot;;IF([.I866]=&quot;Text&quot;;&quot;&quot;;[.I866]))));&quot; &quot;;&quot;&quot;);&quot;'&quot;;&quot;&quot;)" office:value-type="string" office:string-value="TotalTransportHandlingUnitQuantity">
            <text:p>TotalTransportHandlingUnitQuantity</text:p>
          </table:table-cell>
          <table:table-cell table:style-name="ce10" office:value-type="string">
            <text:p>Shipment. Total_ Transport Handling Unit Quantity. Quantity</text:p>
          </table:table-cell>
          <table:table-cell table:style-name="ce7"/>
          <table:table-cell office:value-type="string">
            <text:p>Shipment</text:p>
          </table:table-cell>
          <table:table-cell table:style-name="ce34" office:value-type="string">
            <text:p>Total</text:p>
          </table:table-cell>
          <table:table-cell table:style-name="ce7" office:value-type="string">
            <text:p>Transport Handling Unit</text:p>
          </table:table-cell>
          <table:table-cell table:style-name="ce7" office:value-type="string">
            <text:p>Quantity</text:p>
          </table:table-cell>
          <table:table-cell table:formula="oooc:=IF([.F866]&lt;&gt;&quot;&quot;;CONCATENATE([.F866];&quot; &quot;;[.G866]);[.G866])" office:value-type="string" office:string-value="Transport Handling Unit Quantity">
            <text:p>Transport Handling Unit Quantity</text:p>
          </table:table-cell>
          <table:table-cell table:style-name="ce7" office:value-type="string">
            <text:p>Quantity</text:p>
          </table:table-cell>
          <table:table-cell table:style-name="ce7"/>
          <table:table-cell table:formula="oooc:=IF([.J866]&lt;&gt;&quot;&quot;;CONCATENATE([.J866];&quot;_ &quot;;[.I866];&quot;. Type&quot;);CONCATENATE([.I866];&quot;. Type&quot;))" office:value-type="string" office:string-value="Quantity. Type">
            <text:p>Quantity. Type</text:p>
          </table:table-cell>
          <table:table-cell table:style-name="ce7" table:number-columns-repeated="2"/>
          <table:table-cell table:style-name="ce7" office:value-type="string">
            <text:p>Number of THUs</text:p>
          </table:table-cell>
          <table:table-cell table:style-name="ce47" office:value-type="string">
            <text:p>0..1</text:p>
          </table:table-cell>
          <table:table-cell table:style-name="ce7" office:value-type="string">
            <text:p>BBIE</text:p>
          </table:table-cell>
          <table:table-cell table:style-name="ce31" office:value-type="string">
            <text:p>Count of the number of pieces of transport handling equipment in a shipment, such as pallets, boxes, and cases.</text:p>
          </table:table-cell>
          <table:table-cell table:style-name="ce31"/>
          <table:table-cell table:style-name="ce34"/>
          <table:table-cell table:style-name="ce90" office:value-type="string">
            <text:p>2.0</text:p>
          </table:table-cell>
          <table:table-cell table:style-name="ce7" table:number-columns-repeated="12"/>
          <table:table-cell table:style-name="ce34" table:number-columns-repeated="224"/>
        </table:table-row>
        <table:table-row table:style-name="ro2">
          <table:table-cell table:formula="oooc:=SUBSTITUTE(SUBSTITUTE(CONCATENATE(IF([.E867]=&quot;Universally Unique&quot;;&quot;UU&quot;;[.E867]);IF([.G867]&lt;&gt;[.I867];[.H867];[.F867]);CONCATENATE(IF([.I867]=&quot;Identifier&quot;;&quot;ID&quot;;IF([.I867]=&quot;Text&quot;;&quot;&quot;;[.I867]))));&quot; &quot;;&quot;&quot;);&quot;'&quot;;&quot;&quot;)" office:value-type="string" office:string-value="InsuranceValueAmount">
            <text:p>InsuranceValueAmount</text:p>
          </table:table-cell>
          <table:table-cell table:style-name="ce10" office:value-type="string">
            <text:p>Shipment. Insurance_ Value. Amount</text:p>
          </table:table-cell>
          <table:table-cell table:style-name="ce7"/>
          <table:table-cell office:value-type="string">
            <text:p>Shipment</text:p>
          </table:table-cell>
          <table:table-cell table:style-name="ce7" office:value-type="string">
            <text:p>Insurance</text:p>
          </table:table-cell>
          <table:table-cell table:style-name="ce7"/>
          <table:table-cell table:style-name="ce7" office:value-type="string">
            <text:p>Value</text:p>
          </table:table-cell>
          <table:table-cell table:formula="oooc:=IF([.F867]&lt;&gt;&quot;&quot;;CONCATENATE([.F867];&quot; &quot;;[.G867]);[.G867])" office:value-type="string" office:string-value="Value">
            <text:p>Value</text:p>
          </table:table-cell>
          <table:table-cell table:style-name="ce7" office:value-type="string">
            <text:p>Amount</text:p>
          </table:table-cell>
          <table:table-cell table:style-name="ce7"/>
          <table:table-cell table:formula="oooc:=IF([.J867]&lt;&gt;&quot;&quot;;CONCATENATE([.J867];&quot;_ &quot;;[.I867];&quot;. Type&quot;);CONCATENATE([.I867];&quot;. Type&quot;))" office:value-type="string" office:string-value="Amount. Type">
            <text:p>Amount. Type</text:p>
          </table:table-cell>
          <table:table-cell table:style-name="ce7" table:number-columns-repeated="2"/>
          <table:table-cell table:style-name="ce7" office:value-type="string">
            <text:p>Value Insured</text:p>
          </table:table-cell>
          <table:table-cell table:style-name="ce47" office:value-type="string">
            <text:p>0..1</text:p>
          </table:table-cell>
          <table:table-cell table:style-name="ce7" office:value-type="string">
            <text:p>BBIE</text:p>
          </table:table-cell>
          <table:table-cell table:style-name="ce31" office:value-type="string">
            <text:p>The total sum covered by an insurance for the shipment.</text:p>
          </table:table-cell>
          <table:table-cell table:style-name="ce31"/>
          <table:table-cell table:style-name="ce7" office:value-type="float" office:value="5011">
            <text:p>5011</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4">
          <table:table-cell table:formula="oooc:=SUBSTITUTE(SUBSTITUTE(CONCATENATE(IF([.E868]=&quot;Universally Unique&quot;;&quot;UU&quot;;[.E868]);IF([.G868]&lt;&gt;[.I868];[.H868];[.F868]);CONCATENATE(IF([.I868]=&quot;Identifier&quot;;&quot;ID&quot;;IF([.I868]=&quot;Text&quot;;&quot;&quot;;[.I868]))));&quot; &quot;;&quot;&quot;);&quot;'&quot;;&quot;&quot;)" office:value-type="string" office:string-value="DeclaredCustomsValueAmount">
            <text:p>DeclaredCustomsValueAmount</text:p>
          </table:table-cell>
          <table:table-cell table:style-name="ce10" office:value-type="string">
            <text:p>Shipment. Declared Customs_ Value. Amount</text:p>
          </table:table-cell>
          <table:table-cell table:style-name="ce7"/>
          <table:table-cell office:value-type="string">
            <text:p>Shipment</text:p>
          </table:table-cell>
          <table:table-cell table:style-name="ce26" office:value-type="string">
            <text:p>Declared Customs</text:p>
          </table:table-cell>
          <table:table-cell table:style-name="ce7"/>
          <table:table-cell table:style-name="ce7" office:value-type="string">
            <text:p>Value</text:p>
          </table:table-cell>
          <table:table-cell table:formula="oooc:=IF([.F868]&lt;&gt;&quot;&quot;;CONCATENATE([.F868];&quot; &quot;;[.G868]);[.G868])" office:value-type="string" office:string-value="Value">
            <text:p>Value</text:p>
          </table:table-cell>
          <table:table-cell table:style-name="ce7" office:value-type="string">
            <text:p>Amount</text:p>
          </table:table-cell>
          <table:table-cell table:style-name="ce7"/>
          <table:table-cell table:formula="oooc:=IF([.J868]&lt;&gt;&quot;&quot;;CONCATENATE([.J868];&quot;_ &quot;;[.I868];&quot;. Type&quot;);CONCATENATE([.I868];&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Amount declared for customs purposes of those goods in a shipment which are subject to the same customs procedure, and have the same tariff/statistical heading, country information, and duty regime.</text:p>
          </table:table-cell>
          <table:table-cell table:style-name="ce31"/>
          <table:table-cell table:style-name="ce7" office:value-type="float" office:value="5032">
            <text:p>503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4">
          <table:table-cell table:formula="oooc:=SUBSTITUTE(SUBSTITUTE(CONCATENATE(IF([.E869]=&quot;Universally Unique&quot;;&quot;UU&quot;;[.E869]);IF([.G869]&lt;&gt;[.I869];[.H869];[.F869]);CONCATENATE(IF([.I869]=&quot;Identifier&quot;;&quot;ID&quot;;IF([.I869]=&quot;Text&quot;;&quot;&quot;;[.I869]))));&quot; &quot;;&quot;&quot;);&quot;'&quot;;&quot;&quot;)" office:value-type="string" office:string-value="DeclaredForCarriageValueAmount">
            <text:p>DeclaredForCarriageValueAmount</text:p>
          </table:table-cell>
          <table:table-cell table:style-name="ce10" office:value-type="string">
            <text:p>Shipment. Declared For Carriage_ Value. Amount</text:p>
          </table:table-cell>
          <table:table-cell table:style-name="ce7"/>
          <table:table-cell office:value-type="string">
            <text:p>Shipment</text:p>
          </table:table-cell>
          <table:table-cell table:style-name="ce26" office:value-type="string">
            <text:p>Declared For Carriage</text:p>
          </table:table-cell>
          <table:table-cell table:style-name="ce7"/>
          <table:table-cell table:style-name="ce7" office:value-type="string">
            <text:p>Value</text:p>
          </table:table-cell>
          <table:table-cell table:formula="oooc:=IF([.F869]&lt;&gt;&quot;&quot;;CONCATENATE([.F869];&quot; &quot;;[.G869]);[.G869])" office:value-type="string" office:string-value="Value">
            <text:p>Value</text:p>
          </table:table-cell>
          <table:table-cell table:style-name="ce7" office:value-type="string">
            <text:p>Amount</text:p>
          </table:table-cell>
          <table:table-cell table:style-name="ce7"/>
          <table:table-cell table:formula="oooc:=IF([.J869]&lt;&gt;&quot;&quot;;CONCATENATE([.J869];&quot;_ &quot;;[.I869];&quot;. Type&quot;);CONCATENATE([.I869];&quot;. Type&quot;))" office:value-type="string" office:string-value="Amount. Type">
            <text:p>Amount. Type</text:p>
          </table:table-cell>
          <table:table-cell table:style-name="ce7" table:number-columns-repeated="2"/>
          <table:table-cell table:style-name="ce7" office:value-type="string">
            <text:p>Declared value for carriage, Interest in delivery</text:p>
          </table:table-cell>
          <table:table-cell table:style-name="ce47" office:value-type="string">
            <text:p>0..1</text:p>
          </table:table-cell>
          <table:table-cell table:style-name="ce7" office:value-type="string">
            <text:p>BBIE</text:p>
          </table:table-cell>
          <table:table-cell table:style-name="ce31"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31"/>
          <table:table-cell table:style-name="ce7" office:value-type="float" office:value="5036">
            <text:p>5036</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870]=&quot;Universally Unique&quot;;&quot;UU&quot;;[.E870]);IF([.G870]&lt;&gt;[.I870];[.H870];[.F870]);CONCATENATE(IF([.I870]=&quot;Identifier&quot;;&quot;ID&quot;;IF([.I870]=&quot;Text&quot;;&quot;&quot;;[.I870]))));&quot; &quot;;&quot;&quot;);&quot;'&quot;;&quot;&quot;)" office:value-type="string" office:string-value="DeclaredStatisticsValueAmount">
            <text:p>DeclaredStatisticsValueAmount</text:p>
          </table:table-cell>
          <table:table-cell table:style-name="ce10" office:value-type="string">
            <text:p>Shipment. Declared Statistics_ Value. Amount</text:p>
          </table:table-cell>
          <table:table-cell table:style-name="ce7"/>
          <table:table-cell office:value-type="string">
            <text:p>Shipment</text:p>
          </table:table-cell>
          <table:table-cell table:style-name="ce26" office:value-type="string">
            <text:p>Declared Statistics</text:p>
          </table:table-cell>
          <table:table-cell table:style-name="ce7"/>
          <table:table-cell table:style-name="ce7" office:value-type="string">
            <text:p>Value</text:p>
          </table:table-cell>
          <table:table-cell table:formula="oooc:=IF([.F870]&lt;&gt;&quot;&quot;;CONCATENATE([.F870];&quot; &quot;;[.G870]);[.G870])" office:value-type="string" office:string-value="Value">
            <text:p>Value</text:p>
          </table:table-cell>
          <table:table-cell table:style-name="ce7" office:value-type="string">
            <text:p>Amount</text:p>
          </table:table-cell>
          <table:table-cell table:style-name="ce7"/>
          <table:table-cell table:formula="oooc:=IF([.J870]&lt;&gt;&quot;&quot;;CONCATENATE([.J870];&quot;_ &quot;;[.I870];&quot;. Type&quot;);CONCATENATE([.I870];&quot;. Type&quot;))" office:value-type="string" office:string-value="Amount. Type">
            <text:p>Amount. Type</text:p>
          </table:table-cell>
          <table:table-cell table:style-name="ce7" table:number-columns-repeated="2"/>
          <table:table-cell table:style-name="ce7" office:value-type="string">
            <text:p>Statistical Value</text:p>
          </table:table-cell>
          <table:table-cell table:style-name="ce47" office:value-type="string">
            <text:p>0..1</text:p>
          </table:table-cell>
          <table:table-cell table:style-name="ce7" office:value-type="string">
            <text:p>BBIE</text:p>
          </table:table-cell>
          <table:table-cell table:style-name="ce31" office:value-type="string">
            <text:p>Value declared for statistical purposes of those goods in a consignment which have the same statistical heading.</text:p>
          </table:table-cell>
          <table:table-cell table:style-name="ce31"/>
          <table:table-cell table:style-name="ce7" office:value-type="float" office:value="5218">
            <text:p>5218</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871]=&quot;Universally Unique&quot;;&quot;UU&quot;;[.E871]);IF([.G871]&lt;&gt;[.I871];[.H871];[.F871]);CONCATENATE(IF([.I871]=&quot;Identifier&quot;;&quot;ID&quot;;IF([.I871]=&quot;Text&quot;;&quot;&quot;;[.I871]))));&quot; &quot;;&quot;&quot;);&quot;'&quot;;&quot;&quot;)" office:value-type="string" office:string-value="FreeOnBoardValueAmount">
            <text:p>FreeOnBoardValueAmount</text:p>
          </table:table-cell>
          <table:table-cell table:style-name="ce10" office:value-type="string">
            <text:p>Shipment. Free On Board_ Value. Amount</text:p>
          </table:table-cell>
          <table:table-cell table:style-name="ce7"/>
          <table:table-cell office:value-type="string">
            <text:p>Shipment</text:p>
          </table:table-cell>
          <table:table-cell table:style-name="ce7" office:value-type="string">
            <text:p>Free On Board</text:p>
          </table:table-cell>
          <table:table-cell table:style-name="ce7"/>
          <table:table-cell table:style-name="ce7" office:value-type="string">
            <text:p>Value</text:p>
          </table:table-cell>
          <table:table-cell table:formula="oooc:=IF([.F871]&lt;&gt;&quot;&quot;;CONCATENATE([.F871];&quot; &quot;;[.G871]);[.G871])" office:value-type="string" office:string-value="Value">
            <text:p>Value</text:p>
          </table:table-cell>
          <table:table-cell table:style-name="ce7" office:value-type="string">
            <text:p>Amount</text:p>
          </table:table-cell>
          <table:table-cell table:style-name="ce7"/>
          <table:table-cell table:formula="oooc:=IF([.J871]&lt;&gt;&quot;&quot;;CONCATENATE([.J871];&quot;_ &quot;;[.I871];&quot;. Type&quot;);CONCATENATE([.I871];&quot;. Type&quot;))" office:value-type="string" office:string-value="Amount. Type">
            <text:p>Amount. Type</text:p>
          </table:table-cell>
          <table:table-cell table:style-name="ce7" table:number-columns-repeated="2"/>
          <table:table-cell table:style-name="ce7" office:value-type="string">
            <text:p>FOB Value</text:p>
          </table:table-cell>
          <table:table-cell table:style-name="ce47" office:value-type="string">
            <text:p>0..1</text:p>
          </table:table-cell>
          <table:table-cell table:style-name="ce7" office:value-type="string">
            <text:p>BBIE</text:p>
          </table:table-cell>
          <table:table-cell table:style-name="ce31" office:value-type="string">
            <text:p>Monetary amount that has to be or has been paid as calculated under the applicable trade delivery.</text:p>
          </table:table-cell>
          <table:table-cell table:style-name="ce31"/>
          <table:table-cell table:style-name="ce7" office:value-type="float" office:value="5054">
            <text:p>5054</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872]=&quot;Universally Unique&quot;;&quot;UU&quot;;[.E872]);IF([.G872]&lt;&gt;[.I872];[.H872];[.F872]);CONCATENATE(IF([.I872]=&quot;Identifier&quot;;&quot;ID&quot;;IF([.I872]=&quot;Text&quot;;&quot;&quot;;[.I872]))));&quot; &quot;;&quot;&quot;);&quot;'&quot;;&quot;&quot;)" office:value-type="string" office:string-value="SpecialInstructions">
            <text:p>SpecialInstructions</text:p>
          </table:table-cell>
          <table:table-cell table:style-name="ce10" office:value-type="string">
            <text:p>Shipment. Special_ Instructions. Text</text:p>
          </table:table-cell>
          <table:table-cell table:style-name="ce7"/>
          <table:table-cell office:value-type="string">
            <text:p>Shipment</text:p>
          </table:table-cell>
          <table:table-cell table:style-name="ce7" office:value-type="string">
            <text:p>Special</text:p>
          </table:table-cell>
          <table:table-cell table:style-name="ce7"/>
          <table:table-cell table:style-name="ce7" office:value-type="string">
            <text:p>Instructions</text:p>
          </table:table-cell>
          <table:table-cell table:formula="oooc:=IF([.F872]&lt;&gt;&quot;&quot;;CONCATENATE([.F872];&quot; &quot;;[.G872]);[.G872])" office:value-type="string" office:string-value="Instructions">
            <text:p>Instructions</text:p>
          </table:table-cell>
          <table:table-cell table:style-name="ce7" office:value-type="string">
            <text:p>Text</text:p>
          </table:table-cell>
          <table:table-cell table:style-name="ce7"/>
          <table:table-cell table:formula="oooc:=IF([.J872]&lt;&gt;&quot;&quot;;CONCATENATE([.J872];&quot;_ &quot;;[.I872];&quot;. Type&quot;);CONCATENATE([.I872];&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31" office:value-type="string">
            <text:p>Special instructions relating to a shipment.</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873]=&quot;Universally Unique&quot;;&quot;UU&quot;;[.E873]);IF([.G873]&lt;&gt;[.I873];[.H873];[.F873]);CONCATENATE(IF([.I873]=&quot;Identifier&quot;;&quot;ID&quot;;IF([.I873]=&quot;Text&quot;;&quot;&quot;;[.I873]))));&quot; &quot;;&quot;&quot;);&quot;'&quot;;&quot;&quot;)" office:value-type="string" office:string-value="DeliveryInstructions">
            <text:p>DeliveryInstructions</text:p>
          </table:table-cell>
          <table:table-cell table:style-name="ce10" office:value-type="string">
            <text:p>Shipment. Delivery_ Instructions. Text</text:p>
          </table:table-cell>
          <table:table-cell table:style-name="ce7"/>
          <table:table-cell office:value-type="string">
            <text:p>Shipment</text:p>
          </table:table-cell>
          <table:table-cell table:style-name="ce7" office:value-type="string">
            <text:p>Delivery</text:p>
          </table:table-cell>
          <table:table-cell table:style-name="ce7"/>
          <table:table-cell table:style-name="ce7" office:value-type="string">
            <text:p>Instructions</text:p>
          </table:table-cell>
          <table:table-cell table:formula="oooc:=IF([.F873]&lt;&gt;&quot;&quot;;CONCATENATE([.F873];&quot; &quot;;[.G873]);[.G873])" office:value-type="string" office:string-value="Instructions">
            <text:p>Instructions</text:p>
          </table:table-cell>
          <table:table-cell table:style-name="ce7" office:value-type="string">
            <text:p>Text</text:p>
          </table:table-cell>
          <table:table-cell table:style-name="ce7"/>
          <table:table-cell table:formula="oooc:=IF([.J873]&lt;&gt;&quot;&quot;;CONCATENATE([.J873];&quot;_ &quot;;[.I873];&quot;. Type&quot;);CONCATENATE([.I873];&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31" office:value-type="string">
            <text:p>Delivery instructions relating to a shipment.</text:p>
          </table:table-cell>
          <table:table-cell table:style-name="ce31"/>
          <table:table-cell table:style-name="ce7" office:value-type="float" office:value="4492">
            <text:p>449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874]=&quot;Universally Unique&quot;;&quot;UU&quot;;[.E874]);IF([.G874]&lt;&gt;[.I874];[.H874];[.F874]);CONCATENATE(IF([.I874]=&quot;Identifier&quot;;&quot;ID&quot;;IF([.I874]=&quot;Text&quot;;&quot;&quot;;[.I874]))));&quot; &quot;;&quot;&quot;);&quot;'&quot;;&quot;&quot;)" office:value-type="string" office:string-value="SplitConsignmentIndicator">
            <text:p>SplitConsignmentIndicator</text:p>
          </table:table-cell>
          <table:table-cell table:style-name="ce13" office:value-type="string">
            <text:p>Shipment. Split Consignment_ Indicator. Indicator</text:p>
          </table:table-cell>
          <table:table-cell table:style-name="ce34"/>
          <table:table-cell table:style-name="ce37" office:value-type="string">
            <text:p>Shipment</text:p>
          </table:table-cell>
          <table:table-cell table:style-name="ce34" office:value-type="string">
            <text:p>Split Consignment</text:p>
          </table:table-cell>
          <table:table-cell table:style-name="ce34"/>
          <table:table-cell table:style-name="ce34" office:value-type="string">
            <text:p>Indicator</text:p>
          </table:table-cell>
          <table:table-cell table:style-name="ce37" table:formula="oooc:=IF([.F874]&lt;&gt;&quot;&quot;;CONCATENATE([.F874];&quot; &quot;;[.G874]);[.G874])" office:value-type="string" office:string-value="Indicator">
            <text:p>Indicator</text:p>
          </table:table-cell>
          <table:table-cell table:style-name="ce34" office:value-type="string">
            <text:p>Indicator</text:p>
          </table:table-cell>
          <table:table-cell table:style-name="ce34"/>
          <table:table-cell table:style-name="ce37" table:formula="oooc:=IF([.J874]&lt;&gt;&quot;&quot;;CONCATENATE([.J874];&quot;_ &quot;;[.I874];&quot;. Type&quot;);CONCATENATE([.I874];&quot;. Type&quot;))" office:value-type="string" office:string-value="Indicator. Type">
            <text:p>Indicator. Type</text:p>
          </table:table-cell>
          <table:table-cell table:style-name="ce34" table:number-columns-repeated="3"/>
          <table:table-cell table:style-name="ce58" office:value-type="string">
            <text:p>0..1</text:p>
          </table:table-cell>
          <table:table-cell table:style-name="ce34" office:value-type="string">
            <text:p>BBIE</text:p>
          </table:table-cell>
          <table:table-cell table:style-name="ce51" office:value-type="string">
            <text:p>Indicates whether the consignment has been split in transit.</text:p>
          </table:table-cell>
          <table:table-cell table:style-name="ce51"/>
          <table:table-cell table:style-name="ce34" office:value-type="float" office:value="4492">
            <text:p>4492</text:p>
          </table:table-cell>
          <table:table-cell table:style-name="ce95"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style-name="ce37" table:number-columns-repeated="224"/>
        </table:table-row>
        <table:table-row table:style-name="ro2">
          <table:table-cell table:style-name="ce4" table:formula="oooc:=SUBSTITUTE(SUBSTITUTE(CONCATENATE(IF([.E875]=&quot;Universally Unique&quot;;&quot;UU&quot;;[.E875]);[.F875];IF([.H875]&lt;&gt;[.I875];[.H875];&quot;&quot;);CONCATENATE(IF([.I875]=&quot;Identifier&quot;;&quot;ID&quot;;IF([.I875]=&quot;Text&quot;;&quot;&quot;;[.I875]))));&quot; &quot;;&quot;&quot;);&quot;'&quot;;&quot;&quot;)" office:value-type="string" office:string-value="Consignment">
            <text:p>Consignment</text:p>
          </table:table-cell>
          <table:table-cell table:style-name="ce15" office:value-type="string">
            <text:p>Shipment. Consignment</text:p>
          </table:table-cell>
          <table:table-cell table:style-name="ce27"/>
          <table:table-cell table:style-name="ce27" office:value-type="string">
            <text:p>Shipment</text:p>
          </table:table-cell>
          <table:table-cell table:number-columns-repeated="2" table:style-name="ce27"/>
          <table:table-cell table:style-name="ce27"/>
          <table:table-cell table:style-name="ce8" table:formula="oooc:=[.M875]" office:value-type="string" office:string-value="Consignment">
            <text:p>Consignment</text:p>
          </table:table-cell>
          <table:table-cell table:style-name="ce8" table:formula="oooc:=[.M875]" office:value-type="string" office:string-value="Consignment">
            <text:p>Consignment</text:p>
          </table:table-cell>
          <table:table-cell table:style-name="ce8" table:number-columns-repeated="2"/>
          <table:table-cell table:style-name="ce27"/>
          <table:table-cell table:style-name="ce38" office:value-type="string">
            <text:p>Consignment</text:p>
          </table:table-cell>
          <table:table-cell table:style-name="ce27"/>
          <table:table-cell table:style-name="ce57" office:value-type="string">
            <text:p>1</text:p>
          </table:table-cell>
          <table:table-cell table:style-name="ce27" office:value-type="string">
            <text:p>ASBIE</text:p>
          </table:table-cell>
          <table:table-cell table:style-name="ce38" office:value-type="string">
            <text:p>An association to Consignment covering the shipment.</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2">
          <table:table-cell table:style-name="ce4" table:formula="oooc:=SUBSTITUTE(SUBSTITUTE(CONCATENATE(IF([.E876]=&quot;Universally Unique&quot;;&quot;UU&quot;;[.E876]);[.F876];IF([.H876]&lt;&gt;[.I876];[.H876];&quot;&quot;);CONCATENATE(IF([.I876]=&quot;Identifier&quot;;&quot;ID&quot;;IF([.I876]=&quot;Text&quot;;&quot;&quot;;[.I876]))));&quot; &quot;;&quot;&quot;);&quot;'&quot;;&quot;&quot;)" office:value-type="string" office:string-value="GoodsItem">
            <text:p>GoodsItem</text:p>
          </table:table-cell>
          <table:table-cell table:style-name="ce8" office:value-type="string">
            <text:p>Shipment. Goods Item</text:p>
          </table:table-cell>
          <table:table-cell table:style-name="ce27"/>
          <table:table-cell table:style-name="ce27" office:value-type="string">
            <text:p>Shipment</text:p>
          </table:table-cell>
          <table:table-cell table:number-columns-repeated="2" table:style-name="ce27"/>
          <table:table-cell table:style-name="ce27"/>
          <table:table-cell table:style-name="ce8" table:formula="oooc:=[.M876]" office:value-type="string" office:string-value="Goods Item">
            <text:p>Goods Item</text:p>
          </table:table-cell>
          <table:table-cell table:style-name="ce8" table:formula="oooc:=[.M876]" office:value-type="string" office:string-value="Goods Item">
            <text:p>Goods Item</text:p>
          </table:table-cell>
          <table:table-cell table:style-name="ce8" table:number-columns-repeated="2"/>
          <table:table-cell table:style-name="ce27"/>
          <table:table-cell table:style-name="ce38" office:value-type="string">
            <text:p>Goods Item</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Goods Item (for Bulk Goods).</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2">
          <table:table-cell table:style-name="ce4" table:formula="oooc:=SUBSTITUTE(SUBSTITUTE(CONCATENATE(IF([.E877]=&quot;Universally Unique&quot;;&quot;UU&quot;;[.E877]);[.F877];IF([.H877]&lt;&gt;[.I877];[.H877];&quot;&quot;);CONCATENATE(IF([.I877]=&quot;Identifier&quot;;&quot;ID&quot;;IF([.I877]=&quot;Text&quot;;&quot;&quot;;[.I877]))));&quot; &quot;;&quot;&quot;);&quot;'&quot;;&quot;&quot;)" office:value-type="string" office:string-value="ShipmentStage">
            <text:p>ShipmentStage</text:p>
          </table:table-cell>
          <table:table-cell table:style-name="ce8" office:value-type="string">
            <text:p>Shipment. Shipment Stage</text:p>
          </table:table-cell>
          <table:table-cell table:style-name="ce27"/>
          <table:table-cell table:style-name="ce27" office:value-type="string">
            <text:p>Shipment</text:p>
          </table:table-cell>
          <table:table-cell table:number-columns-repeated="2" table:style-name="ce27"/>
          <table:table-cell table:style-name="ce27"/>
          <table:table-cell table:style-name="ce8" table:formula="oooc:=[.M877]" office:value-type="string" office:string-value="Shipment Stage">
            <text:p>Shipment Stage</text:p>
          </table:table-cell>
          <table:table-cell table:style-name="ce8" table:formula="oooc:=[.M877]" office:value-type="string" office:string-value="Shipment Stage">
            <text:p>Shipment Stage</text:p>
          </table:table-cell>
          <table:table-cell table:style-name="ce8" table:number-columns-repeated="2"/>
          <table:table-cell table:style-name="ce27"/>
          <table:table-cell table:style-name="ce38" office:value-type="string">
            <text:p>Shipment Stage</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Shipment Stag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878]=&quot;Universally Unique&quot;;&quot;UU&quot;;[.E878]);[.F878];IF([.H878]&lt;&gt;[.I878];[.H878];&quot;&quot;);CONCATENATE(IF([.I878]=&quot;Identifier&quot;;&quot;ID&quot;;IF([.I878]=&quot;Text&quot;;&quot;&quot;;[.I878]))));&quot; &quot;;&quot;&quot;);&quot;'&quot;;&quot;&quot;)" office:value-type="string" office:string-value="Delivery">
            <text:p>Delivery</text:p>
          </table:table-cell>
          <table:table-cell table:style-name="ce8" office:value-type="string">
            <text:p>Shipment. Delivery</text:p>
          </table:table-cell>
          <table:table-cell table:style-name="ce27"/>
          <table:table-cell table:style-name="ce27" office:value-type="string">
            <text:p>Shipment</text:p>
          </table:table-cell>
          <table:table-cell table:number-columns-repeated="2" table:style-name="ce27"/>
          <table:table-cell table:style-name="ce27"/>
          <table:table-cell table:style-name="ce8" table:formula="oooc:=[.M878]" office:value-type="string" office:string-value="Delivery">
            <text:p>Delivery</text:p>
          </table:table-cell>
          <table:table-cell table:style-name="ce8" table:formula="oooc:=[.M878]" office:value-type="string" office:string-value="Delivery">
            <text:p>Delivery</text:p>
          </table:table-cell>
          <table:table-cell table:style-name="ce8" table:number-columns-repeated="2"/>
          <table:table-cell table:style-name="ce27"/>
          <table:table-cell table:style-name="ce38" office:value-type="string">
            <text:p>Deliver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Delivery.</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879]=&quot;Universally Unique&quot;;&quot;UU&quot;;[.E879]);[.F879];IF([.H879]&lt;&gt;[.I879];[.H879];&quot;&quot;);CONCATENATE(IF([.I879]=&quot;Identifier&quot;;&quot;ID&quot;;IF([.I879]=&quot;Text&quot;;&quot;&quot;;[.I879]))));&quot; &quot;;&quot;&quot;);&quot;'&quot;;&quot;&quot;)" office:value-type="string" office:string-value="TransportHandlingUnit">
            <text:p>TransportHandlingUnit</text:p>
          </table:table-cell>
          <table:table-cell table:style-name="ce8" office:value-type="string">
            <text:p>Shipment. Transport Handling Unit</text:p>
          </table:table-cell>
          <table:table-cell table:style-name="ce27"/>
          <table:table-cell table:style-name="ce27" office:value-type="string">
            <text:p>Shipment</text:p>
          </table:table-cell>
          <table:table-cell table:number-columns-repeated="2" table:style-name="ce27"/>
          <table:table-cell table:style-name="ce27"/>
          <table:table-cell table:style-name="ce8" table:formula="oooc:=[.M879]" office:value-type="string" office:string-value="Transport Handling Unit">
            <text:p>Transport Handling Unit</text:p>
          </table:table-cell>
          <table:table-cell table:style-name="ce8" table:formula="oooc:=[.M879]" office:value-type="string" office:string-value="Transport Handling Unit">
            <text:p>Transport Handling Unit</text:p>
          </table:table-cell>
          <table:table-cell table:style-name="ce8" table:number-columns-repeated="2"/>
          <table:table-cell table:style-name="ce27"/>
          <table:table-cell table:style-name="ce38" office:value-type="string">
            <text:p>Transport Handling Unit</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Transport Handling Unit used for loose and containerized goods.</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4">
          <table:table-cell table:style-name="ce4" table:formula="oooc:=SUBSTITUTE(SUBSTITUTE(CONCATENATE(IF([.E880]=&quot;Universally Unique&quot;;&quot;UU&quot;;[.E880]);[.F880];IF([.H880]&lt;&gt;[.I880];[.H880];&quot;&quot;);CONCATENATE(IF([.I880]=&quot;Identifier&quot;;&quot;ID&quot;;IF([.I880]=&quot;Text&quot;;&quot;&quot;;[.I880]))));&quot; &quot;;&quot;&quot;);&quot;'&quot;;&quot;&quot;)" office:value-type="string" office:string-value="OriginAddress">
            <text:p>OriginAddress</text:p>
          </table:table-cell>
          <table:table-cell table:style-name="ce15" office:value-type="string">
            <text:p>Shipment. Origin_ Address. Address</text:p>
          </table:table-cell>
          <table:table-cell table:style-name="ce27"/>
          <table:table-cell table:style-name="ce27" office:value-type="string">
            <text:p>Shipment</text:p>
          </table:table-cell>
          <table:table-cell table:style-name="ce27" office:value-type="string">
            <text:p>Origin</text:p>
          </table:table-cell>
          <table:table-cell table:style-name="ce27"/>
          <table:table-cell table:style-name="ce27"/>
          <table:table-cell table:style-name="ce8" table:formula="oooc:=[.M880]" office:value-type="string" office:string-value="Address">
            <text:p>Address</text:p>
          </table:table-cell>
          <table:table-cell table:style-name="ce8" table:formula="oooc:=[.M880]" office:value-type="string" office:string-value="Address">
            <text:p>Address</text:p>
          </table:table-cell>
          <table:table-cell table:style-name="ce8" table:number-columns-repeated="2"/>
          <table:table-cell table:style-name="ce27"/>
          <table:table-cell table:style-name="ce38" office:value-type="string">
            <text:p>Address</text:p>
          </table:table-cell>
          <table:table-cell table:style-name="ce27"/>
          <table:table-cell table:style-name="ce57" office:value-type="string">
            <text:p>0..1</text:p>
          </table:table-cell>
          <table:table-cell table:style-name="ce27" office:value-type="string">
            <text:p>ASBIE</text:p>
          </table:table-cell>
          <table:table-cell table:style-name="ce73"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73"/>
          <table:table-cell table:style-name="ce73" office:value-type="float" office:value="3238">
            <text:p>3238</text:p>
          </table:table-cell>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881]=&quot;Universally Unique&quot;;&quot;UU&quot;;[.E881]);[.F881];IF([.H881]&lt;&gt;[.I881];[.H881];&quot;&quot;);CONCATENATE(IF([.I881]=&quot;Identifier&quot;;&quot;ID&quot;;IF([.I881]=&quot;Text&quot;;&quot;&quot;;[.I881]))));&quot; &quot;;&quot;&quot;);&quot;'&quot;;&quot;&quot;)" office:value-type="string" office:string-value="FirstArrivalPortLocation">
            <text:p>FirstArrivalPortLocation</text:p>
          </table:table-cell>
          <table:table-cell table:style-name="ce15" office:value-type="string">
            <text:p>Shipment. First Arrival Port_ Location. Location</text:p>
          </table:table-cell>
          <table:table-cell table:style-name="ce27"/>
          <table:table-cell table:style-name="ce27" office:value-type="string">
            <text:p>Shipment</text:p>
          </table:table-cell>
          <table:table-cell table:style-name="ce43" office:value-type="string">
            <text:p>First Arrival Port </text:p>
          </table:table-cell>
          <table:table-cell table:style-name="ce27"/>
          <table:table-cell table:style-name="ce27"/>
          <table:table-cell table:style-name="ce8" table:formula="oooc:=[.M881]" office:value-type="string" office:string-value="Location">
            <text:p>Location</text:p>
          </table:table-cell>
          <table:table-cell table:style-name="ce8" table:formula="oooc:=[.M881]" office:value-type="string" office:string-value="Location">
            <text:p>Location</text:p>
          </table:table-cell>
          <table:table-cell table:style-name="ce8" table:number-columns-repeated="2"/>
          <table:table-cell table:style-name="ce27"/>
          <table:table-cell table:style-name="ce25" office:value-type="string">
            <text:p>Location</text:p>
          </table:table-cell>
          <table:table-cell table:style-name="ce27"/>
          <table:table-cell table:style-name="ce57" office:value-type="string">
            <text:p>0..1</text:p>
          </table:table-cell>
          <table:table-cell table:style-name="ce27" office:value-type="string">
            <text:p>ASBIE</text:p>
          </table:table-cell>
          <table:table-cell table:style-name="ce73" office:value-type="string">
            <text:p>Identifies the first arrival location. This would be a port for sea, airport for air, and border post for land crossing.</text:p>
          </table:table-cell>
          <table:table-cell table:style-name="ce73"/>
          <table:table-cell table:style-name="ce73" office:value-type="float" office:value="3509">
            <text:p>3509</text:p>
          </table:table-cell>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882]=&quot;Universally Unique&quot;;&quot;UU&quot;;[.E882]);[.F882];IF([.H882]&lt;&gt;[.I882];[.H882];&quot;&quot;);CONCATENATE(IF([.I882]=&quot;Identifier&quot;;&quot;ID&quot;;IF([.I882]=&quot;Text&quot;;&quot;&quot;;[.I882]))));&quot; &quot;;&quot;&quot;);&quot;'&quot;;&quot;&quot;)" office:value-type="string" office:string-value="LastExitPortLocation">
            <text:p>LastExitPortLocation</text:p>
          </table:table-cell>
          <table:table-cell table:style-name="ce15" office:value-type="string">
            <text:p>Shipment. Last Exit Port_ Location. Location</text:p>
          </table:table-cell>
          <table:table-cell table:style-name="ce27"/>
          <table:table-cell table:style-name="ce27" office:value-type="string">
            <text:p>Shipment</text:p>
          </table:table-cell>
          <table:table-cell table:style-name="ce43" office:value-type="string">
            <text:p>Last Exit Port </text:p>
          </table:table-cell>
          <table:table-cell table:style-name="ce27"/>
          <table:table-cell table:style-name="ce27"/>
          <table:table-cell table:style-name="ce8" table:formula="oooc:=[.M882]" office:value-type="string" office:string-value="Location">
            <text:p>Location</text:p>
          </table:table-cell>
          <table:table-cell table:style-name="ce8" table:formula="oooc:=[.M882]" office:value-type="string" office:string-value="Location">
            <text:p>Location</text:p>
          </table:table-cell>
          <table:table-cell table:style-name="ce8" table:number-columns-repeated="2"/>
          <table:table-cell table:style-name="ce27"/>
          <table:table-cell table:style-name="ce25" office:value-type="string">
            <text:p>Location</text:p>
          </table:table-cell>
          <table:table-cell table:style-name="ce27"/>
          <table:table-cell table:style-name="ce57" office:value-type="string">
            <text:p>0..1</text:p>
          </table:table-cell>
          <table:table-cell table:style-name="ce27" office:value-type="string">
            <text:p>ASBIE</text:p>
          </table:table-cell>
          <table:table-cell table:style-name="ce73" office:value-type="string">
            <text:p>Identifies the final exporting location. This would be a port for sea, airport for air, and border post for land crossing.</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883]=&quot;Universally Unique&quot;;&quot;UU&quot;;[.E883]);[.F883];IF([.H883]&lt;&gt;[.I883];[.H883];&quot;&quot;);CONCATENATE(IF([.I883]=&quot;Identifier&quot;;&quot;ID&quot;;IF([.I883]=&quot;Text&quot;;&quot;&quot;;[.I883]))));&quot; &quot;;&quot;&quot;);&quot;'&quot;;&quot;&quot;)" office:value-type="string" office:string-value="ExportCountry">
            <text:p>ExportCountry</text:p>
          </table:table-cell>
          <table:table-cell table:style-name="ce15" office:value-type="string">
            <text:p>Shipment. Export_ Country. Country</text:p>
          </table:table-cell>
          <table:table-cell table:style-name="ce27"/>
          <table:table-cell table:style-name="ce27" office:value-type="string">
            <text:p>Shipment</text:p>
          </table:table-cell>
          <table:table-cell table:style-name="ce27" office:value-type="string">
            <text:p>Export</text:p>
          </table:table-cell>
          <table:table-cell table:style-name="ce27"/>
          <table:table-cell table:style-name="ce27"/>
          <table:table-cell table:style-name="ce8" table:formula="oooc:=[.M883]" office:value-type="string" office:string-value="Country">
            <text:p>Country</text:p>
          </table:table-cell>
          <table:table-cell table:style-name="ce8" table:formula="oooc:=[.M883]" office:value-type="string" office:string-value="Country">
            <text:p>Country</text:p>
          </table:table-cell>
          <table:table-cell table:style-name="ce8" table:number-columns-repeated="2"/>
          <table:table-cell table:style-name="ce27"/>
          <table:table-cell table:style-name="ce38" office:value-type="string">
            <text:p>Country</text:p>
          </table:table-cell>
          <table:table-cell table:style-name="ce27" office:value-type="string">
            <text:p>Country of exportation (WCO ID 062)</text:p>
          </table:table-cell>
          <table:table-cell table:style-name="ce57" office:value-type="string">
            <text:p>0..1</text:p>
          </table:table-cell>
          <table:table-cell table:style-name="ce27" office:value-type="string">
            <text:p>ASBIE</text:p>
          </table:table-cell>
          <table:table-cell table:style-name="ce73" office:value-type="string">
            <text:p>Identifies the country from which the goods are originally exported without any commercial transaction taking place in intermediate countries.</text:p>
          </table:table-cell>
          <table:table-cell table:style-name="ce73"/>
          <table:table-cell table:style-name="ce73" office:value-type="float" office:value="3207">
            <text:p>3207</text:p>
          </table:table-cell>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1">
          <table:table-cell table:style-name="ce4" table:formula="oooc:=SUBSTITUTE(SUBSTITUTE(CONCATENATE(IF([.E884]=&quot;Universally Unique&quot;;&quot;UU&quot;;[.E884]);[.F884];IF([.H884]&lt;&gt;[.I884];[.H884];&quot;&quot;);CONCATENATE(IF([.I884]=&quot;Identifier&quot;;&quot;ID&quot;;IF([.I884]=&quot;Text&quot;;&quot;&quot;;[.I884]))));&quot; &quot;;&quot;&quot;);&quot;'&quot;;&quot;&quot;)" office:value-type="string" office:string-value="FreightAllowanceCharge">
            <text:p>FreightAllowanceCharge</text:p>
          </table:table-cell>
          <table:table-cell table:style-name="ce15" office:value-type="string">
            <text:p>Shipment. Freight_ Allowance Charge. Allowance Charge</text:p>
          </table:table-cell>
          <table:table-cell table:style-name="ce33"/>
          <table:table-cell table:style-name="ce27" office:value-type="string">
            <text:p>Shipment</text:p>
          </table:table-cell>
          <table:table-cell table:style-name="ce8" office:value-type="string">
            <text:p>Freight</text:p>
          </table:table-cell>
          <table:table-cell table:style-name="ce8"/>
          <table:table-cell table:style-name="ce8"/>
          <table:table-cell table:style-name="ce8" table:formula="oooc:=[.M884]" office:value-type="string" office:string-value="Allowance Charge">
            <text:p>Allowance Charge</text:p>
          </table:table-cell>
          <table:table-cell table:style-name="ce8" table:formula="oooc:=[.M884]" office:value-type="string" office:string-value="Allowance Charge">
            <text:p>Allowance Charge</text:p>
          </table:table-cell>
          <table:table-cell table:style-name="ce8" table:number-columns-repeated="3"/>
          <table:table-cell table:style-name="ce33" office:value-type="string">
            <text:p>Allowance Charge</text:p>
          </table:table-cell>
          <table:table-cell table:style-name="ce33" office:value-type="string">
            <text:p>Freight Costs</text:p>
          </table:table-cell>
          <table:table-cell table:style-name="ce57"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33"/>
          <table:table-cell table:style-name="ce33" office:value-type="string">
            <text:p>5290</text:p>
          </table:table-cell>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2" office:value-type="string">
            <text:p>ShipmentStage</text:p>
          </table:table-cell>
          <table:table-cell table:style-name="ce30" office:value-type="string">
            <text:p>Shipment Stage. Details</text:p>
          </table:table-cell>
          <table:table-cell table:style-name="ce16"/>
          <table:table-cell table:style-name="ce16" office:value-type="string">
            <text:p>Shipment Stag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shipment stage.</text:p>
          </table:table-cell>
          <table:table-cell table:style-name="ce16"/>
          <table:table-cell table:style-name="ce52"/>
          <table:table-cell table:style-name="ce104" office:value-type="string">
            <text:p>2.0</text:p>
          </table:table-cell>
          <table:table-cell table:style-name="ce85"/>
          <table:table-cell table:style-name="ce30"/>
          <table:table-cell table:style-name="ce16" office:value-type="string">
            <text:p>Transportation</text:p>
          </table:table-cell>
          <table:table-cell table:style-name="ce16" table:number-columns-repeated="9"/>
          <table:table-cell table:number-columns-repeated="224"/>
        </table:table-row>
        <table:table-row table:style-name="ro2">
          <table:table-cell table:formula="oooc:=SUBSTITUTE(SUBSTITUTE(CONCATENATE(IF([.E886]=&quot;Universally Unique&quot;;&quot;UU&quot;;[.E886]);IF([.G886]&lt;&gt;[.I886];[.H886];[.F886]);CONCATENATE(IF([.I886]=&quot;Identifier&quot;;&quot;ID&quot;;IF([.I886]=&quot;Text&quot;;&quot;&quot;;[.I886]))));&quot; &quot;;&quot;&quot;);&quot;'&quot;;&quot;&quot;)" office:value-type="string" office:string-value="ID">
            <text:p>ID</text:p>
          </table:table-cell>
          <table:table-cell table:style-name="ce10" office:value-type="string">
            <text:p>Shipment Stage. Identifier</text:p>
          </table:table-cell>
          <table:table-cell/>
          <table:table-cell office:value-type="string">
            <text:p>Shipment Stage</text:p>
          </table:table-cell>
          <table:table-cell table:number-columns-repeated="2"/>
          <table:table-cell office:value-type="string">
            <text:p>Identifier</text:p>
          </table:table-cell>
          <table:table-cell table:formula="oooc:=IF([.F886]&lt;&gt;&quot;&quot;;CONCATENATE([.F886];&quot; &quot;;[.G886]);[.G886])" office:value-type="string" office:string-value="Identifier">
            <text:p>Identifier</text:p>
          </table:table-cell>
          <table:table-cell office:value-type="string">
            <text:p>Identifier</text:p>
          </table:table-cell>
          <table:table-cell/>
          <table:table-cell table:formula="oooc:=IF([.J886]&lt;&gt;&quot;&quot;;CONCATENATE([.J886];&quot;_ &quot;;[.I886];&quot;. Type&quot;);CONCATENATE([.I88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a shipment stage.</text:p>
          </table:table-cell>
          <table:table-cell office:value-type="string">
            <text:p>"1","2", etc..</text:p>
          </table:table-cell>
          <table:table-cell/>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87]=&quot;Universally Unique&quot;;&quot;UU&quot;;[.E887]);IF([.G887]&lt;&gt;[.I887];[.H887];[.F887]);CONCATENATE(IF([.I887]=&quot;Identifier&quot;;&quot;ID&quot;;IF([.I887]=&quot;Text&quot;;&quot;&quot;;[.I887]))));&quot; &quot;;&quot;&quot;);&quot;'&quot;;&quot;&quot;)" office:value-type="string" office:string-value="TransportModeCode">
            <text:p>TransportModeCode</text:p>
          </table:table-cell>
          <table:table-cell table:style-name="ce10" office:value-type="string">
            <text:p>Shipment Stage. Transport Mode Code. Code</text:p>
          </table:table-cell>
          <table:table-cell/>
          <table:table-cell office:value-type="string">
            <text:p>Shipment Stage</text:p>
          </table:table-cell>
          <table:table-cell/>
          <table:table-cell table:style-name="ce6" office:value-type="string">
            <text:p>Transport Mode</text:p>
          </table:table-cell>
          <table:table-cell table:style-name="ce6" office:value-type="string">
            <text:p>Code</text:p>
          </table:table-cell>
          <table:table-cell table:formula="oooc:=IF([.F887]&lt;&gt;&quot;&quot;;CONCATENATE([.F887];&quot; &quot;;[.G887]);[.G887])" office:value-type="string" office:string-value="Transport Mode Code">
            <text:p>Transport Mode Code</text:p>
          </table:table-cell>
          <table:table-cell office:value-type="string">
            <text:p>Code</text:p>
          </table:table-cell>
          <table:table-cell table:style-name="ce6" office:value-type="string">
            <text:p>Transport Mode</text:p>
          </table:table-cell>
          <table:table-cell table:formula="oooc:=IF([.J887]&lt;&gt;&quot;&quot;;CONCATENATE([.J887];&quot;_ &quot;;[.I887];&quot;. Type&quot;);CONCATENATE([.I887];&quot;. Type&quot;))" office:value-type="string" office:string-value="Transport Mode_ Code. Type">
            <text:p>Transport Mode_ Code. Type</text:p>
          </table:table-cell>
          <table:table-cell table:number-columns-repeated="3"/>
          <table:table-cell office:value-type="string">
            <text:p>0..1</text:p>
          </table:table-cell>
          <table:table-cell office:value-type="string">
            <text:p>BBIE</text:p>
          </table:table-cell>
          <table:table-cell office:value-type="string">
            <text:p>The method of transport used for a shipment stage.</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88]=&quot;Universally Unique&quot;;&quot;UU&quot;;[.E888]);IF([.G888]&lt;&gt;[.I888];[.H888];[.F888]);CONCATENATE(IF([.I888]=&quot;Identifier&quot;;&quot;ID&quot;;IF([.I888]=&quot;Text&quot;;&quot;&quot;;[.I888]))));&quot; &quot;;&quot;&quot;);&quot;'&quot;;&quot;&quot;)" office:value-type="string" office:string-value="TransportMeansTypeCode">
            <text:p>TransportMeansTypeCode</text:p>
          </table:table-cell>
          <table:table-cell table:style-name="ce10" office:value-type="string">
            <text:p>Shipment Stage. Transport Means Type Code. Code</text:p>
          </table:table-cell>
          <table:table-cell/>
          <table:table-cell office:value-type="string">
            <text:p>Shipment Stage</text:p>
          </table:table-cell>
          <table:table-cell/>
          <table:table-cell table:style-name="ce6" office:value-type="string">
            <text:p>Transport Means Type</text:p>
          </table:table-cell>
          <table:table-cell table:style-name="ce6" office:value-type="string">
            <text:p>Code</text:p>
          </table:table-cell>
          <table:table-cell table:formula="oooc:=IF([.F888]&lt;&gt;&quot;&quot;;CONCATENATE([.F888];&quot; &quot;;[.G888]);[.G888])" office:value-type="string" office:string-value="Transport Means Type Code">
            <text:p>Transport Means Type Code</text:p>
          </table:table-cell>
          <table:table-cell office:value-type="string">
            <text:p>Code</text:p>
          </table:table-cell>
          <table:table-cell/>
          <table:table-cell table:formula="oooc:=IF([.J888]&lt;&gt;&quot;&quot;;CONCATENATE([.J888];&quot;_ &quot;;[.I888];&quot;. Type&quot;);CONCATENATE([.I88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vehicle used for a shipment stage.</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89]=&quot;Universally Unique&quot;;&quot;UU&quot;;[.E889]);IF([.G889]&lt;&gt;[.I889];[.H889];[.F889]);CONCATENATE(IF([.I889]=&quot;Identifier&quot;;&quot;ID&quot;;IF([.I889]=&quot;Text&quot;;&quot;&quot;;[.I889]))));&quot; &quot;;&quot;&quot;);&quot;'&quot;;&quot;&quot;)" office:value-type="string" office:string-value="TransitDirectionCode">
            <text:p>TransitDirectionCode</text:p>
          </table:table-cell>
          <table:table-cell table:style-name="ce10" office:value-type="string">
            <text:p>Shipment Stage. Transit_ Direction Code. Code</text:p>
          </table:table-cell>
          <table:table-cell/>
          <table:table-cell office:value-type="string">
            <text:p>Shipment Stage</text:p>
          </table:table-cell>
          <table:table-cell office:value-type="string">
            <text:p>Transit</text:p>
          </table:table-cell>
          <table:table-cell office:value-type="string">
            <text:p>Direction</text:p>
          </table:table-cell>
          <table:table-cell table:style-name="ce6" office:value-type="string">
            <text:p>Code</text:p>
          </table:table-cell>
          <table:table-cell table:formula="oooc:=IF([.F889]&lt;&gt;&quot;&quot;;CONCATENATE([.F889];&quot; &quot;;[.G889]);[.G889])" office:value-type="string" office:string-value="Direction Code">
            <text:p>Direction Code</text:p>
          </table:table-cell>
          <table:table-cell office:value-type="string">
            <text:p>Code</text:p>
          </table:table-cell>
          <table:table-cell/>
          <table:table-cell table:formula="oooc:=IF([.J889]&lt;&gt;&quot;&quot;;CONCATENATE([.J889];&quot;_ &quot;;[.I889];&quot;. Type&quot;);CONCATENATE([.I8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direction of transit for a shipment stage.</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90]=&quot;Universally Unique&quot;;&quot;UU&quot;;[.E890]);IF([.G890]&lt;&gt;[.I890];[.H890];[.F890]);CONCATENATE(IF([.I890]=&quot;Identifier&quot;;&quot;ID&quot;;IF([.I890]=&quot;Text&quot;;&quot;&quot;;[.I890]))));&quot; &quot;;&quot;&quot;);&quot;'&quot;;&quot;&quot;)" office:value-type="string" office:string-value="PreCarriageIndicator">
            <text:p>PreCarriageIndicator</text:p>
          </table:table-cell>
          <table:table-cell table:style-name="ce10" office:value-type="string">
            <text:p>Shipment Stage. Pre Carriage_ Indicator. Indicator</text:p>
          </table:table-cell>
          <table:table-cell/>
          <table:table-cell office:value-type="string">
            <text:p>Shipment Stage</text:p>
          </table:table-cell>
          <table:table-cell office:value-type="string">
            <text:p>Pre Carriage</text:p>
          </table:table-cell>
          <table:table-cell/>
          <table:table-cell office:value-type="string">
            <text:p>Indicator</text:p>
          </table:table-cell>
          <table:table-cell table:formula="oooc:=IF([.F890]&lt;&gt;&quot;&quot;;CONCATENATE([.F890];&quot; &quot;;[.G890]);[.G890])" office:value-type="string" office:string-value="Indicator">
            <text:p>Indicator</text:p>
          </table:table-cell>
          <table:table-cell office:value-type="string">
            <text:p>Indicator</text:p>
          </table:table-cell>
          <table:table-cell/>
          <table:table-cell table:formula="oooc:=IF([.J890]&lt;&gt;&quot;&quot;;CONCATENATE([.J890];&quot;_ &quot;;[.I890];&quot;. Type&quot;);CONCATENATE([.I890];&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before the main carriage of the shipment.</text:p>
          </table:table-cell>
          <table:table-cell office:value-type="string">
            <text:p>Truck delivery to wharf</text:p>
          </table:table-cell>
          <table:table-cell/>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891]=&quot;Universally Unique&quot;;&quot;UU&quot;;[.E891]);IF([.G891]&lt;&gt;[.I891];[.H891];[.F891]);CONCATENATE(IF([.I891]=&quot;Identifier&quot;;&quot;ID&quot;;IF([.I891]=&quot;Text&quot;;&quot;&quot;;[.I891]))));&quot; &quot;;&quot;&quot;);&quot;'&quot;;&quot;&quot;)" office:value-type="string" office:string-value="OnCarriageIndicator">
            <text:p>OnCarriageIndicator</text:p>
          </table:table-cell>
          <table:table-cell table:style-name="ce10" office:value-type="string">
            <text:p>Shipment Stage. On Carriage_ Indicator. Indicator</text:p>
          </table:table-cell>
          <table:table-cell/>
          <table:table-cell office:value-type="string">
            <text:p>Shipment Stage</text:p>
          </table:table-cell>
          <table:table-cell office:value-type="string">
            <text:p>On Carriage</text:p>
          </table:table-cell>
          <table:table-cell/>
          <table:table-cell office:value-type="string">
            <text:p>Indicator</text:p>
          </table:table-cell>
          <table:table-cell table:formula="oooc:=IF([.F891]&lt;&gt;&quot;&quot;;CONCATENATE([.F891];&quot; &quot;;[.G891]);[.G891])" office:value-type="string" office:string-value="Indicator">
            <text:p>Indicator</text:p>
          </table:table-cell>
          <table:table-cell office:value-type="string">
            <text:p>Indicator</text:p>
          </table:table-cell>
          <table:table-cell/>
          <table:table-cell table:formula="oooc:=IF([.J891]&lt;&gt;&quot;&quot;;CONCATENATE([.J891];&quot;_ &quot;;[.I891];&quot;. Type&quot;);CONCATENATE([.I891];&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after the main carriage of the shipment.</text:p>
          </table:table-cell>
          <table:table-cell office:value-type="string">
            <text:p>Truck delivery from wharf</text:p>
          </table:table-cell>
          <table:table-cell/>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4" table:formula="oooc:=SUBSTITUTE(SUBSTITUTE(CONCATENATE(IF([.E892]=&quot;Universally Unique&quot;;&quot;UU&quot;;[.E892]);[.F892];IF([.H892]&lt;&gt;[.I892];[.H892];&quot;&quot;);CONCATENATE(IF([.I892]=&quot;Identifier&quot;;&quot;ID&quot;;IF([.I892]=&quot;Text&quot;;&quot;&quot;;[.I892]))));&quot; &quot;;&quot;&quot;);&quot;'&quot;;&quot;&quot;)" office:value-type="string" office:string-value="TransitPeriod">
            <text:p>TransitPeriod</text:p>
          </table:table-cell>
          <table:table-cell table:style-name="ce15" office:value-type="string">
            <text:p>Shipment Stage. Transit_ Period. Period</text:p>
          </table:table-cell>
          <table:table-cell table:style-name="ce27"/>
          <table:table-cell table:style-name="ce27" office:value-type="string">
            <text:p>Shipment Stage</text:p>
          </table:table-cell>
          <table:table-cell table:style-name="ce27" office:value-type="string">
            <text:p>Transit</text:p>
          </table:table-cell>
          <table:table-cell table:style-name="ce27"/>
          <table:table-cell table:style-name="ce27"/>
          <table:table-cell table:style-name="ce8" table:formula="oooc:=[.M892]" office:value-type="string" office:string-value="Period">
            <text:p>Period</text:p>
          </table:table-cell>
          <table:table-cell table:style-name="ce8" table:formula="oooc:=[.M892]" office:value-type="string" office:string-value="Period">
            <text:p>Period</text:p>
          </table:table-cell>
          <table:table-cell table:style-name="ce8" table:number-columns-repeated="2"/>
          <table:table-cell table:style-name="ce27"/>
          <table:table-cell table:style-name="ce38" office:value-type="string">
            <text:p>Period</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Transit Period.</text:p>
          </table:table-cell>
          <table:table-cell table:style-name="ce38"/>
          <table:table-cell table:style-name="ce73"/>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893]=&quot;Universally Unique&quot;;&quot;UU&quot;;[.E893]);[.F893];IF([.H893]&lt;&gt;[.I893];[.H893];&quot;&quot;);CONCATENATE(IF([.I893]=&quot;Identifier&quot;;&quot;ID&quot;;IF([.I893]=&quot;Text&quot;;&quot;&quot;;[.I893]))));&quot; &quot;;&quot;&quot;);&quot;'&quot;;&quot;&quot;)" office:value-type="string" office:string-value="CarrierParty">
            <text:p>CarrierParty</text:p>
          </table:table-cell>
          <table:table-cell table:style-name="ce15" office:value-type="string">
            <text:p>Shipment Stage. Carrier_ Party. Party</text:p>
          </table:table-cell>
          <table:table-cell table:style-name="ce27"/>
          <table:table-cell table:style-name="ce27" office:value-type="string">
            <text:p>Shipment Stage</text:p>
          </table:table-cell>
          <table:table-cell table:style-name="ce27" office:value-type="string">
            <text:p>Carrier</text:p>
          </table:table-cell>
          <table:table-cell table:style-name="ce27"/>
          <table:table-cell table:style-name="ce27"/>
          <table:table-cell table:style-name="ce8" table:formula="oooc:=[.M893]" office:value-type="string" office:string-value="Party">
            <text:p>Party</text:p>
          </table:table-cell>
          <table:table-cell table:style-name="ce8" table:formula="oooc:=[.M893]" office:value-type="string" office:string-value="Party">
            <text:p>Party</text:p>
          </table:table-cell>
          <table:table-cell table:style-name="ce8" table:number-columns-repeated="2"/>
          <table:table-cell table:style-name="ce27"/>
          <table:table-cell table:style-name="ce38" office:value-type="string">
            <text:p>Party</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Carrier.</text:p>
          </table:table-cell>
          <table:table-cell table:style-name="ce38"/>
          <table:table-cell table:style-name="ce73"/>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894]=&quot;Universally Unique&quot;;&quot;UU&quot;;[.E894]);[.F894];IF([.H894]&lt;&gt;[.I894];[.H894];&quot;&quot;);CONCATENATE(IF([.I894]=&quot;Identifier&quot;;&quot;ID&quot;;IF([.I894]=&quot;Text&quot;;&quot;&quot;;[.I894]))));&quot; &quot;;&quot;&quot;);&quot;'&quot;;&quot;&quot;)" office:value-type="string" office:string-value="TransportMeans">
            <text:p>TransportMeans</text:p>
          </table:table-cell>
          <table:table-cell table:style-name="ce8" office:value-type="string">
            <text:p>Shipment Stage. Transport Means</text:p>
          </table:table-cell>
          <table:table-cell table:style-name="ce27"/>
          <table:table-cell table:style-name="ce27" office:value-type="string">
            <text:p>Shipment Stage</text:p>
          </table:table-cell>
          <table:table-cell table:number-columns-repeated="2" table:style-name="ce27"/>
          <table:table-cell table:style-name="ce27"/>
          <table:table-cell table:style-name="ce8" table:formula="oooc:=[.M894]" office:value-type="string" office:string-value="Transport Means">
            <text:p>Transport Means</text:p>
          </table:table-cell>
          <table:table-cell table:style-name="ce8" table:formula="oooc:=[.M894]" office:value-type="string" office:string-value="Transport Means">
            <text:p>Transport Means</text:p>
          </table:table-cell>
          <table:table-cell table:style-name="ce8" table:number-columns-repeated="2"/>
          <table:table-cell table:style-name="ce27"/>
          <table:table-cell table:style-name="ce38" office:value-type="string">
            <text:p>Transport Means</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the means of transport.</text:p>
          </table:table-cell>
          <table:table-cell table:style-name="ce38"/>
          <table:table-cell table:style-name="ce73"/>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895]=&quot;Universally Unique&quot;;&quot;UU&quot;;[.E895]);[.F895];IF([.H895]&lt;&gt;[.I895];[.H895];&quot;&quot;);CONCATENATE(IF([.I895]=&quot;Identifier&quot;;&quot;ID&quot;;IF([.I895]=&quot;Text&quot;;&quot;&quot;;[.I895]))));&quot; &quot;;&quot;&quot;);&quot;'&quot;;&quot;&quot;)" office:value-type="string" office:string-value="LoadingPortLocation">
            <text:p>LoadingPortLocation</text:p>
          </table:table-cell>
          <table:table-cell table:style-name="ce15" office:value-type="string">
            <text:p>Shipment Stage. Loading Port_ Location</text:p>
          </table:table-cell>
          <table:table-cell table:style-name="ce27"/>
          <table:table-cell table:style-name="ce27" office:value-type="string">
            <text:p>Shipment Stage</text:p>
          </table:table-cell>
          <table:table-cell table:style-name="ce43" office:value-type="string">
            <text:p>Loading Port</text:p>
          </table:table-cell>
          <table:table-cell table:style-name="ce27"/>
          <table:table-cell table:style-name="ce27"/>
          <table:table-cell table:style-name="ce8" table:formula="oooc:=[.M895]" office:value-type="string" office:string-value="Location">
            <text:p>Location</text:p>
          </table:table-cell>
          <table:table-cell table:style-name="ce8" table:formula="oooc:=[.M895]" office:value-type="string" office:string-value="Location">
            <text:p>Location</text:p>
          </table:table-cell>
          <table:table-cell table:style-name="ce8" table:number-columns-repeated="2"/>
          <table:table-cell table:style-name="ce27"/>
          <table:table-cell table:style-name="ce25" office:value-type="string">
            <text:p>Location</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the port location of loading.</text:p>
          </table:table-cell>
          <table:table-cell table:style-name="ce38"/>
          <table:table-cell table:style-name="ce73"/>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896]=&quot;Universally Unique&quot;;&quot;UU&quot;;[.E896]);[.F896];IF([.H896]&lt;&gt;[.I896];[.H896];&quot;&quot;);CONCATENATE(IF([.I896]=&quot;Identifier&quot;;&quot;ID&quot;;IF([.I896]=&quot;Text&quot;;&quot;&quot;;[.I896]))));&quot; &quot;;&quot;&quot;);&quot;'&quot;;&quot;&quot;)" office:value-type="string" office:string-value="UnloadingPortLocation">
            <text:p>UnloadingPortLocation</text:p>
          </table:table-cell>
          <table:table-cell table:style-name="ce15" office:value-type="string">
            <text:p>Shipment Stage. Unloading Port_ Location</text:p>
          </table:table-cell>
          <table:table-cell table:style-name="ce27"/>
          <table:table-cell table:style-name="ce27" office:value-type="string">
            <text:p>Shipment Stage</text:p>
          </table:table-cell>
          <table:table-cell table:style-name="ce43" office:value-type="string">
            <text:p>Unloading Port</text:p>
          </table:table-cell>
          <table:table-cell table:style-name="ce27"/>
          <table:table-cell table:style-name="ce27"/>
          <table:table-cell table:style-name="ce8" table:formula="oooc:=[.M896]" office:value-type="string" office:string-value="Location">
            <text:p>Location</text:p>
          </table:table-cell>
          <table:table-cell table:style-name="ce8" table:formula="oooc:=[.M896]" office:value-type="string" office:string-value="Location">
            <text:p>Location</text:p>
          </table:table-cell>
          <table:table-cell table:style-name="ce8" table:number-columns-repeated="2"/>
          <table:table-cell table:style-name="ce27"/>
          <table:table-cell table:style-name="ce25" office:value-type="string">
            <text:p>Location</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the port location of unloading.</text:p>
          </table:table-cell>
          <table:table-cell table:style-name="ce38"/>
          <table:table-cell table:style-name="ce73"/>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897]=&quot;Universally Unique&quot;;&quot;UU&quot;;[.E897]);[.F897];IF([.H897]&lt;&gt;[.I897];[.H897];&quot;&quot;);CONCATENATE(IF([.I897]=&quot;Identifier&quot;;&quot;ID&quot;;IF([.I897]=&quot;Text&quot;;&quot;&quot;;[.I897]))));&quot; &quot;;&quot;&quot;);&quot;'&quot;;&quot;&quot;)" office:value-type="string" office:string-value="TransshipPortLocation">
            <text:p>TransshipPortLocation</text:p>
          </table:table-cell>
          <table:table-cell table:style-name="ce15" office:value-type="string">
            <text:p>Shipment Stage. Transship Port_ Location</text:p>
          </table:table-cell>
          <table:table-cell table:style-name="ce27"/>
          <table:table-cell table:style-name="ce27" office:value-type="string">
            <text:p>Shipment Stage</text:p>
          </table:table-cell>
          <table:table-cell table:style-name="ce43" office:value-type="string">
            <text:p>Transship Port</text:p>
          </table:table-cell>
          <table:table-cell table:style-name="ce27"/>
          <table:table-cell table:style-name="ce27"/>
          <table:table-cell table:style-name="ce8" table:formula="oooc:=[.M897]" office:value-type="string" office:string-value="Location">
            <text:p>Location</text:p>
          </table:table-cell>
          <table:table-cell table:style-name="ce8" table:formula="oooc:=[.M897]" office:value-type="string" office:string-value="Location">
            <text:p>Location</text:p>
          </table:table-cell>
          <table:table-cell table:style-name="ce8" table:number-columns-repeated="2"/>
          <table:table-cell table:style-name="ce27"/>
          <table:table-cell table:style-name="ce25" office:value-type="string">
            <text:p>Location</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the port location of transshipment.</text:p>
          </table:table-cell>
          <table:table-cell table:style-name="ce38"/>
          <table:table-cell table:style-name="ce73"/>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4">
          <table:table-cell table:style-name="ce2" office:value-type="string">
            <text:p>Signature</text:p>
          </table:table-cell>
          <table:table-cell table:style-name="ce30" office:value-type="string">
            <text:p>Signature. Details</text:p>
          </table:table-cell>
          <table:table-cell table:style-name="ce16"/>
          <table:table-cell table:style-name="ce16" office:value-type="string">
            <text:p>Signature</text:p>
          </table:table-cell>
          <table:table-cell table:style-name="ce16" table:number-columns-repeated="10"/>
          <table:table-cell table:style-name="ce30"/>
          <table:table-cell table:style-name="ce16" office:value-type="string">
            <text:p>ABIE</text:p>
          </table:table-cell>
          <table:table-cell table:style-name="ce79" office:value-type="string">
            <text:p>Information about signature. A placeholder for signature. </text:p>
          </table:table-cell>
          <table:table-cell table:style-name="ce52" table:number-columns-repeated="2"/>
          <table:table-cell table:style-name="ce96" office:value-type="string">
            <text:p>2.0</text:p>
          </table:table-cell>
          <table:table-cell table:style-name="ce85" office:value-type="string">
            <text:p>The signature can be used to secure parts of the document instance or to carry the signature that was submitted when the document instans was created.</text:p>
          </table:table-cell>
          <table:table-cell table:style-name="ce30"/>
          <table:table-cell table:style-name="ce16" table:number-columns-repeated="9"/>
          <table:table-cell table:style-name="ce16" office:value-type="string">
            <text:p>Y</text:p>
          </table:table-cell>
          <table:table-cell table:number-columns-repeated="224"/>
        </table:table-row>
        <table:table-row table:style-name="ro2">
          <table:table-cell table:formula="oooc:=SUBSTITUTE(SUBSTITUTE(CONCATENATE(IF([.E899]=&quot;Universally Unique&quot;;&quot;UU&quot;;[.E899]);IF([.G899]&lt;&gt;[.I899];[.H899];[.F899]);CONCATENATE(IF([.I899]=&quot;Identifier&quot;;&quot;ID&quot;;IF([.I899]=&quot;Text&quot;;&quot;&quot;;[.I899]))));&quot; &quot;;&quot;&quot;);&quot;'&quot;;&quot;&quot;)" office:value-type="string" office:string-value="ID">
            <text:p>ID</text:p>
          </table:table-cell>
          <table:table-cell table:style-name="ce10" office:value-type="string">
            <text:p>Signature. Identifier</text:p>
          </table:table-cell>
          <table:table-cell/>
          <table:table-cell office:value-type="string">
            <text:p>Signature</text:p>
          </table:table-cell>
          <table:table-cell table:number-columns-repeated="2"/>
          <table:table-cell office:value-type="string">
            <text:p>Identifier</text:p>
          </table:table-cell>
          <table:table-cell table:formula="oooc:=IF([.F899]&lt;&gt;&quot;&quot;;CONCATENATE([.F899];&quot; &quot;;[.G899]);[.G899])" office:value-type="string" office:string-value="Identifier">
            <text:p>Identifier</text:p>
          </table:table-cell>
          <table:table-cell office:value-type="string">
            <text:p>Identifier</text:p>
          </table:table-cell>
          <table:table-cell/>
          <table:table-cell table:formula="oooc:=IF([.J899]&lt;&gt;&quot;&quot;;CONCATENATE([.J899];&quot;_ &quot;;[.I899];&quot;. Type&quot;);CONCATENATE([.I899];&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14" office:value-type="string">
            <text:p>An identifier for the Signature.</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0]=&quot;Universally Unique&quot;;&quot;UU&quot;;[.E900]);IF([.G900]&lt;&gt;[.I900];[.H900];[.F900]);CONCATENATE(IF([.I900]=&quot;Identifier&quot;;&quot;ID&quot;;IF([.I900]=&quot;Text&quot;;&quot;&quot;;[.I900]))));&quot; &quot;;&quot;&quot;);&quot;'&quot;;&quot;&quot;)" office:value-type="string" office:string-value="Note">
            <text:p>Note</text:p>
          </table:table-cell>
          <table:table-cell office:value-type="string">
            <text:p>Signature. Note. Text</text:p>
          </table:table-cell>
          <table:table-cell/>
          <table:table-cell office:value-type="string">
            <text:p>Signature</text:p>
          </table:table-cell>
          <table:table-cell table:number-columns-repeated="2"/>
          <table:table-cell office:value-type="string">
            <text:p>Note</text:p>
          </table:table-cell>
          <table:table-cell table:formula="oooc:=IF([.F900]&lt;&gt;&quot;&quot;;CONCATENATE([.F900];&quot; &quot;;[.G900]);[.G900])" office:value-type="string" office:string-value="Note">
            <text:p>Note</text:p>
          </table:table-cell>
          <table:table-cell office:value-type="string">
            <text:p>Text</text:p>
          </table:table-cell>
          <table:table-cell/>
          <table:table-cell table:formula="oooc:=IF([.J900]&lt;&gt;&quot;&quot;;CONCATENATE([.J900];&quot;_ &quot;;[.I900];&quot;. Type&quot;);CONCATENATE([.I90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4" office:value-type="string">
            <text:p>Free form text about the signature or the circumstances where the signature has been used.</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1]=&quot;Universally Unique&quot;;&quot;UU&quot;;[.E901]);IF([.G901]&lt;&gt;[.I901];[.H901];[.F901]);CONCATENATE(IF([.I901]=&quot;Identifier&quot;;&quot;ID&quot;;IF([.I901]=&quot;Text&quot;;&quot;&quot;;[.I901]))));&quot; &quot;;&quot;&quot;);&quot;'&quot;;&quot;&quot;)" office:value-type="string" office:string-value="ValidationDate">
            <text:p>ValidationDate</text:p>
          </table:table-cell>
          <table:table-cell table:style-name="ce10" office:value-type="string">
            <text:p>Signature. Validation Date. Date</text:p>
          </table:table-cell>
          <table:table-cell/>
          <table:table-cell office:value-type="string">
            <text:p>Signature</text:p>
          </table:table-cell>
          <table:table-cell/>
          <table:table-cell office:value-type="string">
            <text:p>Validation</text:p>
          </table:table-cell>
          <table:table-cell table:style-name="ce6" office:value-type="string">
            <text:p>Date</text:p>
          </table:table-cell>
          <table:table-cell table:formula="oooc:=IF([.F901]&lt;&gt;&quot;&quot;;CONCATENATE([.F901];&quot; &quot;;[.G901]);[.G901])" office:value-type="string" office:string-value="Validation Date">
            <text:p>Validation Date</text:p>
          </table:table-cell>
          <table:table-cell table:style-name="ce6" office:value-type="string">
            <text:p>Date</text:p>
          </table:table-cell>
          <table:table-cell/>
          <table:table-cell table:formula="oooc:=IF([.J901]&lt;&gt;&quot;&quot;;CONCATENATE([.J901];&quot;_ &quot;;[.I901];&quot;. Type&quot;);CONCATENATE([.I90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4" office:value-type="string">
            <text:p>Specifies the date when the signature was approved.</text:p>
          </table:table-cell>
          <table:table-cell table:number-columns-repeated="2"/>
          <table:table-cell table:style-name="ce92" office:value-type="string">
            <text:p>2.0</text:p>
          </table:table-cell>
          <table:table-cell table:number-columns-repeated="236"/>
        </table:table-row>
        <table:table-row table:style-name="ro2">
          <table:table-cell table:formula="oooc:=SUBSTITUTE(SUBSTITUTE(CONCATENATE(IF([.E902]=&quot;Universally Unique&quot;;&quot;UU&quot;;[.E902]);IF([.G902]&lt;&gt;[.I902];[.H902];[.F902]);CONCATENATE(IF([.I902]=&quot;Identifier&quot;;&quot;ID&quot;;IF([.I902]=&quot;Text&quot;;&quot;&quot;;[.I902]))));&quot; &quot;;&quot;&quot;);&quot;'&quot;;&quot;&quot;)" office:value-type="string" office:string-value="ValidationTime">
            <text:p>ValidationTime</text:p>
          </table:table-cell>
          <table:table-cell table:style-name="ce10" office:value-type="string">
            <text:p>Signature. Validation Time. Time</text:p>
          </table:table-cell>
          <table:table-cell/>
          <table:table-cell office:value-type="string">
            <text:p>Signature</text:p>
          </table:table-cell>
          <table:table-cell/>
          <table:table-cell office:value-type="string">
            <text:p>Validation</text:p>
          </table:table-cell>
          <table:table-cell table:style-name="ce6" office:value-type="string">
            <text:p>Time</text:p>
          </table:table-cell>
          <table:table-cell table:formula="oooc:=IF([.F902]&lt;&gt;&quot;&quot;;CONCATENATE([.F902];&quot; &quot;;[.G902]);[.G902])" office:value-type="string" office:string-value="Validation Time">
            <text:p>Validation Time</text:p>
          </table:table-cell>
          <table:table-cell table:style-name="ce6" office:value-type="string">
            <text:p>Time</text:p>
          </table:table-cell>
          <table:table-cell/>
          <table:table-cell table:formula="oooc:=IF([.J902]&lt;&gt;&quot;&quot;;CONCATENATE([.J902];&quot;_ &quot;;[.I902];&quot;. Type&quot;);CONCATENATE([.I90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4" office:value-type="string">
            <text:p>Specifies the time when the signature was approved.</text:p>
          </table:table-cell>
          <table:table-cell table:number-columns-repeated="2"/>
          <table:table-cell table:style-name="ce92" office:value-type="string">
            <text:p>2.0</text:p>
          </table:table-cell>
          <table:table-cell table:number-columns-repeated="236"/>
        </table:table-row>
        <table:table-row table:style-name="ro2">
          <table:table-cell table:formula="oooc:=SUBSTITUTE(SUBSTITUTE(CONCATENATE(IF([.E903]=&quot;Universally Unique&quot;;&quot;UU&quot;;[.E903]);IF([.G903]&lt;&gt;[.I903];[.H903];[.F903]);CONCATENATE(IF([.I903]=&quot;Identifier&quot;;&quot;ID&quot;;IF([.I903]=&quot;Text&quot;;&quot;&quot;;[.I903]))));&quot; &quot;;&quot;&quot;);&quot;'&quot;;&quot;&quot;)" office:value-type="string" office:string-value="ValidatorID">
            <text:p>ValidatorID</text:p>
          </table:table-cell>
          <table:table-cell table:style-name="ce10" office:value-type="string">
            <text:p>Signature. Validator Identifier. Identifier</text:p>
          </table:table-cell>
          <table:table-cell/>
          <table:table-cell office:value-type="string">
            <text:p>Signature</text:p>
          </table:table-cell>
          <table:table-cell/>
          <table:table-cell office:value-type="string">
            <text:p>Validator</text:p>
          </table:table-cell>
          <table:table-cell office:value-type="string">
            <text:p>Identifier</text:p>
          </table:table-cell>
          <table:table-cell table:formula="oooc:=IF([.F903]&lt;&gt;&quot;&quot;;CONCATENATE([.F903];&quot; &quot;;[.G903]);[.G903])" office:value-type="string" office:string-value="Validator Identifier">
            <text:p>Validator Identifier</text:p>
          </table:table-cell>
          <table:table-cell office:value-type="string">
            <text:p>Identifier</text:p>
          </table:table-cell>
          <table:table-cell/>
          <table:table-cell table:formula="oooc:=IF([.J903]&lt;&gt;&quot;&quot;;CONCATENATE([.J903];&quot;_ &quot;;[.I903];&quot;. Type&quot;);CONCATENATE([.I9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Identifies the organization, person, service or server that has validated the signature.</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4]=&quot;Universally Unique&quot;;&quot;UU&quot;;[.E904]);IF([.G904]&lt;&gt;[.I904];[.H904];[.F904]);CONCATENATE(IF([.I904]=&quot;Identifier&quot;;&quot;ID&quot;;IF([.I904]=&quot;Text&quot;;&quot;&quot;;[.I904]))));&quot; &quot;;&quot;&quot;);&quot;'&quot;;&quot;&quot;)" office:value-type="string" office:string-value="CanonicalizationMethod">
            <text:p>CanonicalizationMethod</text:p>
          </table:table-cell>
          <table:table-cell office:value-type="string">
            <text:p>Signature. Canonicalization Method. Text</text:p>
          </table:table-cell>
          <table:table-cell/>
          <table:table-cell office:value-type="string">
            <text:p>Signature</text:p>
          </table:table-cell>
          <table:table-cell/>
          <table:table-cell office:value-type="string">
            <text:p>Canonicalization</text:p>
          </table:table-cell>
          <table:table-cell office:value-type="string">
            <text:p>Method</text:p>
          </table:table-cell>
          <table:table-cell table:formula="oooc:=IF([.F904]&lt;&gt;&quot;&quot;;CONCATENATE([.F904];&quot; &quot;;[.G904]);[.G904])" office:value-type="string" office:string-value="Canonicalization Method">
            <text:p>Canonicalization Method</text:p>
          </table:table-cell>
          <table:table-cell office:value-type="string">
            <text:p>Text</text:p>
          </table:table-cell>
          <table:table-cell/>
          <table:table-cell table:formula="oooc:=IF([.J904]&lt;&gt;&quot;&quot;;CONCATENATE([.J904];&quot;_ &quot;;[.I904];&quot;. Type&quot;);CONCATENATE([.I90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4" office:value-type="string">
            <text:p>The mathematical logic method used by the Signature.</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05]=&quot;Universally Unique&quot;;&quot;UU&quot;;[.E905]);IF([.G905]&lt;&gt;[.I905];[.H905];[.F905]);CONCATENATE(IF([.I905]=&quot;Identifier&quot;;&quot;ID&quot;;IF([.I905]=&quot;Text&quot;;&quot;&quot;;[.I905]))));&quot; &quot;;&quot;&quot;);&quot;'&quot;;&quot;&quot;)" office:value-type="string" office:string-value="SignatureMethod">
            <text:p>SignatureMethod</text:p>
          </table:table-cell>
          <table:table-cell office:value-type="string">
            <text:p>Signature. Signature Method. Text</text:p>
          </table:table-cell>
          <table:table-cell/>
          <table:table-cell office:value-type="string">
            <text:p>Signature</text:p>
          </table:table-cell>
          <table:table-cell/>
          <table:table-cell office:value-type="string">
            <text:p>Signature</text:p>
          </table:table-cell>
          <table:table-cell office:value-type="string">
            <text:p>Method</text:p>
          </table:table-cell>
          <table:table-cell table:formula="oooc:=IF([.F905]&lt;&gt;&quot;&quot;;CONCATENATE([.F905];&quot; &quot;;[.G905]);[.G905])" office:value-type="string" office:string-value="Signature Method">
            <text:p>Signature Method</text:p>
          </table:table-cell>
          <table:table-cell office:value-type="string">
            <text:p>Text</text:p>
          </table:table-cell>
          <table:table-cell/>
          <table:table-cell table:formula="oooc:=IF([.J905]&lt;&gt;&quot;&quot;;CONCATENATE([.J905];&quot;_ &quot;;[.I905];&quot;. Type&quot;);CONCATENATE([.I90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4" office:value-type="string">
            <text:p>The method of signature.</text:p>
          </table:table-cell>
          <table:table-cell table:number-columns-repeated="2"/>
          <table:table-cell table:style-name="ce92"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style-name="ce4" table:formula="oooc:=SUBSTITUTE(SUBSTITUTE(CONCATENATE(IF([.E906]=&quot;Universally Unique&quot;;&quot;UU&quot;;[.E906]);[.F906];IF([.H906]&lt;&gt;[.I906];[.H906];&quot;&quot;);CONCATENATE(IF([.I906]=&quot;Identifier&quot;;&quot;ID&quot;;IF([.I906]=&quot;Text&quot;;&quot;&quot;;[.I906]))));&quot; &quot;;&quot;&quot;);&quot;'&quot;;&quot;&quot;)" office:value-type="string" office:string-value="SignatoryParty">
            <text:p>SignatoryParty</text:p>
          </table:table-cell>
          <table:table-cell table:style-name="ce15" office:value-type="string">
            <text:p>Signature. Signatory_ Party. Party</text:p>
          </table:table-cell>
          <table:table-cell table:style-name="ce27"/>
          <table:table-cell table:style-name="ce27" office:value-type="string">
            <text:p>Signature</text:p>
          </table:table-cell>
          <table:table-cell table:style-name="ce27" office:value-type="string">
            <text:p>Signatory</text:p>
          </table:table-cell>
          <table:table-cell table:style-name="ce27"/>
          <table:table-cell table:style-name="ce27"/>
          <table:table-cell table:style-name="ce8" table:formula="oooc:=[.M906]" office:value-type="string" office:string-value="Party">
            <text:p>Party</text:p>
          </table:table-cell>
          <table:table-cell table:style-name="ce8" table:formula="oooc:=[.M906]" office:value-type="string" office:string-value="Party">
            <text:p>Party</text:p>
          </table:table-cell>
          <table:table-cell table:style-name="ce8" table:number-columns-repeated="2"/>
          <table:table-cell table:style-name="ce27"/>
          <table:table-cell table:style-name="ce38" office:value-type="string">
            <text:p>Party</text:p>
          </table:table-cell>
          <table:table-cell table:style-name="ce27"/>
          <table:table-cell table:style-name="ce33" office:value-type="string">
            <text:p>1</text:p>
          </table:table-cell>
          <table:table-cell table:style-name="ce27" office:value-type="string">
            <text:p>ASBIE</text:p>
          </table:table-cell>
          <table:table-cell table:style-name="ce72" office:value-type="string">
            <text:p>An association to the signing Party.</text:p>
          </table:table-cell>
          <table:table-cell table:style-name="ce73" table:number-columns-repeated="2"/>
          <table:table-cell table:style-name="ce98" office:value-type="string">
            <text:p>2.0</text:p>
          </table:table-cell>
          <table:table-cell table:style-name="ce87"/>
          <table:table-cell table:style-name="ce133"/>
          <table:table-cell table:style-name="ce27" table:number-columns-repeated="10"/>
          <table:table-cell table:number-columns-repeated="224"/>
        </table:table-row>
        <table:table-row table:style-name="ro2">
          <table:table-cell table:style-name="ce4" table:formula="oooc:=SUBSTITUTE(SUBSTITUTE(CONCATENATE(IF([.E907]=&quot;Universally Unique&quot;;&quot;UU&quot;;[.E907]);[.F907];IF([.H907]&lt;&gt;[.I907];[.H907];&quot;&quot;);CONCATENATE(IF([.I907]=&quot;Identifier&quot;;&quot;ID&quot;;IF([.I907]=&quot;Text&quot;;&quot;&quot;;[.I907]))));&quot; &quot;;&quot;&quot;);&quot;'&quot;;&quot;&quot;)" office:value-type="string" office:string-value="DigitalSignatureAttachment">
            <text:p>DigitalSignatureAttachment</text:p>
          </table:table-cell>
          <table:table-cell table:style-name="ce15" office:value-type="string">
            <text:p>Signature. Digital Signature_ Attachment. Attachment</text:p>
          </table:table-cell>
          <table:table-cell table:style-name="ce27"/>
          <table:table-cell table:style-name="ce27" office:value-type="string">
            <text:p>Signature</text:p>
          </table:table-cell>
          <table:table-cell table:style-name="ce27" office:value-type="string">
            <text:p>Digital Signature</text:p>
          </table:table-cell>
          <table:table-cell table:style-name="ce27"/>
          <table:table-cell table:style-name="ce27"/>
          <table:table-cell table:style-name="ce8" table:formula="oooc:=[.M907]" office:value-type="string" office:string-value="Attachment">
            <text:p>Attachment</text:p>
          </table:table-cell>
          <table:table-cell table:style-name="ce8" table:formula="oooc:=[.M907]" office:value-type="string" office:string-value="Attachment">
            <text:p>Attachment</text:p>
          </table:table-cell>
          <table:table-cell table:style-name="ce8"/>
          <table:table-cell table:style-name="ce27" table:number-columns-repeated="2"/>
          <table:table-cell table:style-name="ce38" office:value-type="string">
            <text:p>Attachment</text:p>
          </table:table-cell>
          <table:table-cell table:style-name="ce27"/>
          <table:table-cell table:style-name="ce57" office:value-type="string">
            <text:p>0..1</text:p>
          </table:table-cell>
          <table:table-cell table:style-name="ce27" office:value-type="string">
            <text:p>ASBIE</text:p>
          </table:table-cell>
          <table:table-cell table:style-name="ce73" office:value-type="string">
            <text:p>Refers to the actual encoded signature (e.g., in XMLDSIG format).</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number-columns-repeated="224"/>
        </table:table-row>
        <table:table-row table:style-name="ro3">
          <table:table-cell table:style-name="ce4" table:formula="oooc:=SUBSTITUTE(SUBSTITUTE(CONCATENATE(IF([.E908]=&quot;Universally Unique&quot;;&quot;UU&quot;;[.E908]);[.F908];IF([.H908]&lt;&gt;[.I908];[.H908];&quot;&quot;);CONCATENATE(IF([.I908]=&quot;Identifier&quot;;&quot;ID&quot;;IF([.I908]=&quot;Text&quot;;&quot;&quot;;[.I908]))));&quot; &quot;;&quot;&quot;);&quot;'&quot;;&quot;&quot;)" office:value-type="string" office:string-value="OriginalDocumentReference">
            <text:p>OriginalDocumentReference</text:p>
          </table:table-cell>
          <table:table-cell table:style-name="ce15" office:value-type="string">
            <text:p>Signature. Original_ Document Reference. Document Reference</text:p>
          </table:table-cell>
          <table:table-cell table:style-name="ce27"/>
          <table:table-cell table:style-name="ce27" office:value-type="string">
            <text:p>Signature</text:p>
          </table:table-cell>
          <table:table-cell table:style-name="ce27" office:value-type="string">
            <text:p>Original</text:p>
          </table:table-cell>
          <table:table-cell table:style-name="ce27"/>
          <table:table-cell table:style-name="ce27"/>
          <table:table-cell table:style-name="ce8" table:formula="oooc:=[.M908]" office:value-type="string" office:string-value="Document Reference">
            <text:p>Document Reference</text:p>
          </table:table-cell>
          <table:table-cell table:style-name="ce8" table:formula="oooc:=[.M908]" office:value-type="string" office:string-value="Document Reference">
            <text:p>Document Reference</text:p>
          </table:table-cell>
          <table:table-cell table:style-name="ce8"/>
          <table:table-cell table:style-name="ce27" table:number-columns-repeated="2"/>
          <table:table-cell table:style-name="ce38" office:value-type="string">
            <text:p>Document Reference</text:p>
          </table:table-cell>
          <table:table-cell table:style-name="ce27"/>
          <table:table-cell table:style-name="ce57" office:value-type="string">
            <text:p>0..1</text:p>
          </table:table-cell>
          <table:table-cell table:style-name="ce27" office:value-type="string">
            <text:p>ASBIE</text:p>
          </table:table-cell>
          <table:table-cell table:style-name="ce73" office:value-type="string">
            <text:p>A reference to the actual document that the signature applies to. For evidentiary purposes, this may be the document image that the signatory party saw when applying their signature.</text:p>
          </table:table-cell>
          <table:table-cell table:style-name="ce73" table:number-columns-repeated="2"/>
          <table:table-cell table:style-name="ce98" office:value-type="string">
            <text:p>2.0</text:p>
          </table:table-cell>
          <table:table-cell table:style-name="ce87"/>
          <table:table-cell table:style-name="ce33"/>
          <table:table-cell table:style-name="ce27" table:number-columns-repeated="10"/>
          <table:table-cell table:number-columns-repeated="224"/>
        </table:table-row>
        <table:table-row table:style-name="ro2">
          <table:table-cell table:style-name="ce5" office:value-type="string">
            <text:p>StatementLine</text:p>
          </table:table-cell>
          <table:table-cell table:style-name="ce5" office:value-type="string">
            <text:p>Statement Line. Details</text:p>
          </table:table-cell>
          <table:table-cell table:style-name="ce5"/>
          <table:table-cell table:style-name="ce5" office:value-type="string">
            <text:p>Statement Line</text:p>
          </table:table-cell>
          <table:table-cell table:style-name="ce5" table:number-columns-repeated="10"/>
          <table:table-cell table:style-name="ce2"/>
          <table:table-cell table:style-name="ce5" office:value-type="string">
            <text:p>ABIE</text:p>
          </table:table-cell>
          <table:table-cell table:style-name="ce16" office:value-type="string">
            <text:p>Information about a Line on a Statement of Account.</text:p>
          </table:table-cell>
          <table:table-cell table:style-name="ce5" table:number-columns-repeated="2"/>
          <table:table-cell table:style-name="ce96"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34" table:number-columns-repeated="224"/>
        </table:table-row>
        <table:table-row table:style-name="ro2">
          <table:table-cell table:formula="oooc:=SUBSTITUTE(SUBSTITUTE(CONCATENATE(IF([.E910]=&quot;Universally Unique&quot;;&quot;UU&quot;;[.E910]);IF([.G910]&lt;&gt;[.I910];[.H910];[.F910]);CONCATENATE(IF([.I910]=&quot;Identifier&quot;;&quot;ID&quot;;IF([.I910]=&quot;Text&quot;;&quot;&quot;;[.I910]))));&quot; &quot;;&quot;&quot;);&quot;'&quot;;&quot;&quot;)" office:value-type="string" office:string-value="ID">
            <text:p>ID</text:p>
          </table:table-cell>
          <table:table-cell table:style-name="ce10" office:value-type="string">
            <text:p>Statement Line. Identifier</text:p>
          </table:table-cell>
          <table:table-cell table:style-name="ce7"/>
          <table:table-cell table:style-name="ce7" office:value-type="string">
            <text:p>Statement Line</text:p>
          </table:table-cell>
          <table:table-cell table:number-columns-repeated="2" table:style-name="ce7"/>
          <table:table-cell table:style-name="ce7" office:value-type="string">
            <text:p>Identifier</text:p>
          </table:table-cell>
          <table:table-cell table:formula="oooc:=IF([.F910]&lt;&gt;&quot;&quot;;CONCATENATE([.F910];&quot; &quot;;[.G910]);[.G910])" office:value-type="string" office:string-value="Identifier">
            <text:p>Identifier</text:p>
          </table:table-cell>
          <table:table-cell table:style-name="ce7" office:value-type="string">
            <text:p>Identifier</text:p>
          </table:table-cell>
          <table:table-cell table:style-name="ce7"/>
          <table:table-cell table:formula="oooc:=IF([.J910]&lt;&gt;&quot;&quot;;CONCATENATE([.J910];&quot;_ &quot;;[.I910];&quot;. Type&quot;);CONCATENATE([.I910];&quot;. Type&quot;))" office:value-type="string" office:string-value="Identifier. Type">
            <text:p>Identifier. Type</text:p>
          </table:table-cell>
          <table:table-cell table:style-name="ce7" table:number-columns-repeated="3"/>
          <table:table-cell table:style-name="ce47" office:value-type="float" office:value="1">
            <text:p>1</text:p>
          </table:table-cell>
          <table:table-cell table:style-name="ce7" office:value-type="string">
            <text:p>BBIE</text:p>
          </table:table-cell>
          <table:table-cell office:value-type="string">
            <text:p>Identifies the Statement Lin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table:style-name="ce7"/>
          <table:table-cell table:number-columns-repeated="224"/>
        </table:table-row>
        <table:table-row table:style-name="ro3">
          <table:table-cell table:formula="oooc:=SUBSTITUTE(SUBSTITUTE(CONCATENATE(IF([.E911]=&quot;Universally Unique&quot;;&quot;UU&quot;;[.E911]);IF([.G911]&lt;&gt;[.I911];[.H911];[.F911]);CONCATENATE(IF([.I911]=&quot;Identifier&quot;;&quot;ID&quot;;IF([.I911]=&quot;Text&quot;;&quot;&quot;;[.I911]))));&quot; &quot;;&quot;&quot;);&quot;'&quot;;&quot;&quot;)" office:value-type="string" office:string-value="Note">
            <text:p>Note</text:p>
          </table:table-cell>
          <table:table-cell office:value-type="string">
            <text:p>Statement Line. Note. Text</text:p>
          </table:table-cell>
          <table:table-cell table:style-name="ce7"/>
          <table:table-cell table:style-name="ce7" office:value-type="string">
            <text:p>Statement Line</text:p>
          </table:table-cell>
          <table:table-cell table:number-columns-repeated="2" table:style-name="ce7"/>
          <table:table-cell table:style-name="ce7" office:value-type="string">
            <text:p>Note</text:p>
          </table:table-cell>
          <table:table-cell table:formula="oooc:=IF([.F911]&lt;&gt;&quot;&quot;;CONCATENATE([.F911];&quot; &quot;;[.G911]);[.G911])" office:value-type="string" office:string-value="Note">
            <text:p>Note</text:p>
          </table:table-cell>
          <table:table-cell table:style-name="ce7" office:value-type="string">
            <text:p>Text</text:p>
          </table:table-cell>
          <table:table-cell table:style-name="ce7"/>
          <table:table-cell table:formula="oooc:=IF([.J911]&lt;&gt;&quot;&quot;;CONCATENATE([.J911];&quot;_ &quot;;[.I911];&quot;. Type&quot;);CONCATENATE([.I911];&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13" office:value-type="string">
            <text:p>Free-form text applying to the Statement Line. This element may contain notes or any other similar information that is not contained explicitly in another structur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8"/>
          <table:table-cell table:style-name="ce7"/>
          <table:table-cell table:number-columns-repeated="224"/>
        </table:table-row>
        <table:table-row table:style-name="ro2">
          <table:table-cell table:style-name="ce7" office:value-type="string">
            <text:p>UUID</text:p>
          </table:table-cell>
          <table:table-cell table:style-name="ce24" office:value-type="string">
            <text:p>Statement Line. UUID. Identifier</text:p>
          </table:table-cell>
          <table:table-cell/>
          <table:table-cell office:value-type="string">
            <text:p>Statement Line</text:p>
          </table:table-cell>
          <table:table-cell/>
          <table:table-cell/>
          <table:table-cell table:style-name="ce6" office:value-type="string">
            <text:p>UUID</text:p>
          </table:table-cell>
          <table:table-cell table:formula="oooc:=IF([.F912]&lt;&gt;&quot;&quot;;CONCATENATE([.F912];&quot; &quot;;[.G912]);[.G912])" office:value-type="string" office:string-value="UUID">
            <text:p>UUID</text:p>
          </table:table-cell>
          <table:table-cell office:value-type="string">
            <text:p>Identifier</text:p>
          </table:table-cell>
          <table:table-cell/>
          <table:table-cell table:formula="oooc:=IF([.J912]&lt;&gt;&quot;&quot;;CONCATENATE([.J912];&quot;_ &quot;;[.I912];&quot;. Type&quot;);CONCATENATE([.I91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A universally unique identifier for an instance of this ABIE.</text:p>
          </table:table-cell>
          <table:table-cell table:number-columns-repeated="2"/>
          <table:table-cell table:style-name="ce90"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style-name="ce37" table:number-columns-repeated="224"/>
        </table:table-row>
        <table:table-row table:style-name="ro3">
          <table:table-cell table:formula="oooc:=SUBSTITUTE(SUBSTITUTE(CONCATENATE(IF([.E913]=&quot;Universally Unique&quot;;&quot;UU&quot;;[.E913]);IF([.G913]&lt;&gt;[.I913];[.H913];[.F913]);CONCATENATE(IF([.I913]=&quot;Identifier&quot;;&quot;ID&quot;;IF([.I913]=&quot;Text&quot;;&quot;&quot;;[.I913]))));&quot; &quot;;&quot;&quot;);&quot;'&quot;;&quot;&quot;)" office:value-type="string" office:string-value="BalanceBroughtForwardIndicator">
            <text:p>BalanceBroughtForwardIndicator</text:p>
          </table:table-cell>
          <table:table-cell table:style-name="ce24" office:value-type="string">
            <text:p>Statement Line. Balance Brought Forward_ Indicator. Indicator</text:p>
          </table:table-cell>
          <table:table-cell/>
          <table:table-cell office:value-type="string">
            <text:p>Statement Line</text:p>
          </table:table-cell>
          <table:table-cell office:value-type="string">
            <text:p>Balance Brought Forward</text:p>
          </table:table-cell>
          <table:table-cell/>
          <table:table-cell office:value-type="string">
            <text:p>Indicator</text:p>
          </table:table-cell>
          <table:table-cell table:formula="oooc:=IF([.F913]&lt;&gt;&quot;&quot;;CONCATENATE([.F913];&quot; &quot;;[.G913]);[.G913])" office:value-type="string" office:string-value="Indicator">
            <text:p>Indicator</text:p>
          </table:table-cell>
          <table:table-cell office:value-type="string">
            <text:p>Indicator</text:p>
          </table:table-cell>
          <table:table-cell/>
          <table:table-cell table:formula="oooc:=IF([.J913]&lt;&gt;&quot;&quot;;CONCATENATE([.J913];&quot;_ &quot;;[.I913];&quot;. Type&quot;);CONCATENATE([.I91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f true, indicates that the Statement Line contains a balance brought forward.</text:p>
          </table:table-cell>
          <table:table-cell table:number-columns-repeated="2"/>
          <table:table-cell table:style-name="ce90"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914]=&quot;Universally Unique&quot;;&quot;UU&quot;;[.E914]);IF([.G914]&lt;&gt;[.I914];[.H914];[.F914]);CONCATENATE(IF([.I914]=&quot;Identifier&quot;;&quot;ID&quot;;IF([.I914]=&quot;Text&quot;;&quot;&quot;;[.I914]))));&quot; &quot;;&quot;&quot;);&quot;'&quot;;&quot;&quot;)" office:value-type="string" office:string-value="DebitLineAmount">
            <text:p>DebitLineAmount</text:p>
          </table:table-cell>
          <table:table-cell office:value-type="string">
            <text:p>Statement Line. Debit_ Line Amount. Amount</text:p>
          </table:table-cell>
          <table:table-cell/>
          <table:table-cell office:value-type="string">
            <text:p>Statement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debited on the Statement Line.</text:p>
          </table:table-cell>
          <table:table-cell table:number-columns-repeated="2"/>
          <table:table-cell table:style-name="ce90" office:value-type="string">
            <text:p>2.0</text:p>
          </table:table-cell>
          <table:table-cell table:style-name="ce11"/>
          <table:table-cell table:style-name="ce3"/>
          <table:table-cell office:value-type="string">
            <text:p>Procurement</text:p>
          </table:table-cell>
          <table:table-cell table:number-columns-repeated="9"/>
          <table:table-cell table:style-name="ce3" table:number-columns-repeated="224"/>
        </table:table-row>
        <table:table-row table:style-name="ro2">
          <table:table-cell table:formula="oooc:=SUBSTITUTE(SUBSTITUTE(CONCATENATE(IF([.E915]=&quot;Universally Unique&quot;;&quot;UU&quot;;[.E915]);IF([.G915]&lt;&gt;[.I915];[.H915];[.F915]);CONCATENATE(IF([.I915]=&quot;Identifier&quot;;&quot;ID&quot;;IF([.I915]=&quot;Text&quot;;&quot;&quot;;[.I915]))));&quot; &quot;;&quot;&quot;);&quot;'&quot;;&quot;&quot;)" office:value-type="string" office:string-value="CreditLineAmount">
            <text:p>CreditLineAmount</text:p>
          </table:table-cell>
          <table:table-cell office:value-type="string">
            <text:p>Statement Line. Credit_ Line Amount. Amount</text:p>
          </table:table-cell>
          <table:table-cell/>
          <table:table-cell office:value-type="string">
            <text:p>Statement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credited on the Statement Line.</text:p>
          </table:table-cell>
          <table:table-cell table:number-columns-repeated="2"/>
          <table:table-cell table:style-name="ce90" office:value-type="string">
            <text:p>2.0</text:p>
          </table:table-cell>
          <table:table-cell table:style-name="ce11"/>
          <table:table-cell table:style-name="ce3"/>
          <table:table-cell office:value-type="string">
            <text:p>Procurement</text:p>
          </table:table-cell>
          <table:table-cell table:number-columns-repeated="9"/>
          <table:table-cell table:style-name="ce3" table:number-columns-repeated="224"/>
        </table:table-row>
        <table:table-row table:style-name="ro2">
          <table:table-cell table:formula="oooc:=SUBSTITUTE(SUBSTITUTE(CONCATENATE(IF([.E916]=&quot;Universally Unique&quot;;&quot;UU&quot;;[.E916]);IF([.G916]&lt;&gt;[.I916];[.H916];[.F916]);CONCATENATE(IF([.I916]=&quot;Identifier&quot;;&quot;ID&quot;;IF([.I916]=&quot;Text&quot;;&quot;&quot;;[.I916]))));&quot; &quot;;&quot;&quot;);&quot;'&quot;;&quot;&quot;)" office:value-type="string" office:string-value="BalanceAmount">
            <text:p>BalanceAmount</text:p>
          </table:table-cell>
          <table:table-cell office:value-type="string">
            <text:p>Statement Line. Balance Amount. Amount</text:p>
          </table:table-cell>
          <table:table-cell table:style-name="ce7"/>
          <table:table-cell office:value-type="string">
            <text:p>Statement Line</text:p>
          </table:table-cell>
          <table:table-cell table:style-name="ce7"/>
          <table:table-cell table:style-name="ce7" office:value-type="string">
            <text:p>Balance</text:p>
          </table:table-cell>
          <table:table-cell table:style-name="ce7" office:value-type="string">
            <text:p>Amount</text:p>
          </table:table-cell>
          <table:table-cell table:formula="oooc:=IF([.F916]&lt;&gt;&quot;&quot;;CONCATENATE([.F916];&quot; &quot;;[.G916]);[.G916])" office:value-type="string" office:string-value="Balance Amount">
            <text:p>Balance Amount</text:p>
          </table:table-cell>
          <table:table-cell table:style-name="ce7" office:value-type="string">
            <text:p>Amount</text:p>
          </table:table-cell>
          <table:table-cell/>
          <table:table-cell table:formula="oooc:=IF([.J916]&lt;&gt;&quot;&quot;;CONCATENATE([.J916];&quot;_ &quot;;[.I916];&quot;. Type&quot;);CONCATENATE([.I916];&quot;. Type&quot;))" office:value-type="string" office:string-value="Amount. Type">
            <text:p>Amount. Type</text:p>
          </table:table-cell>
          <table:table-cell table:style-name="ce7" table:number-columns-repeated="3"/>
          <table:table-cell table:style-name="ce47" office:value-type="string">
            <text:p>0..1</text:p>
          </table:table-cell>
          <table:table-cell table:style-name="ce7" office:value-type="string">
            <text:p>BBIE</text:p>
          </table:table-cell>
          <table:table-cell office:value-type="string">
            <text:p>The balance amount on the Statement Line.</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4" table:formula="oooc:=SUBSTITUTE(SUBSTITUTE(CONCATENATE(IF([.E917]=&quot;Universally Unique&quot;;&quot;UU&quot;;[.E917]);[.F917];IF([.H917]&lt;&gt;[.I917];[.H917];&quot;&quot;);CONCATENATE(IF([.I917]=&quot;Identifier&quot;;&quot;ID&quot;;IF([.I917]=&quot;Text&quot;;&quot;&quot;;[.I917]))));&quot; &quot;;&quot;&quot;);&quot;'&quot;;&quot;&quot;)" office:value-type="string" office:string-value="PaymentMeans">
            <text:p>PaymentMeans</text:p>
          </table:table-cell>
          <table:table-cell table:style-name="ce8" office:value-type="string">
            <text:p>Statement Line. Payment Means</text:p>
          </table:table-cell>
          <table:table-cell table:style-name="ce27"/>
          <table:table-cell table:style-name="ce8" office:value-type="string">
            <text:p>Statement Line</text:p>
          </table:table-cell>
          <table:table-cell table:number-columns-repeated="2" table:style-name="ce27"/>
          <table:table-cell table:style-name="ce27"/>
          <table:table-cell table:style-name="ce8" table:formula="oooc:=[.M917]" office:value-type="string" office:string-value="Payment Means">
            <text:p>Payment Means</text:p>
          </table:table-cell>
          <table:table-cell table:style-name="ce8" table:formula="oooc:=[.M917]" office:value-type="string" office:string-value="Payment Means">
            <text:p>Payment Means</text:p>
          </table:table-cell>
          <table:table-cell table:style-name="ce8"/>
          <table:table-cell table:style-name="ce27" table:number-columns-repeated="2"/>
          <table:table-cell table:style-name="ce38" office:value-type="string">
            <text:p>Payment Means</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Payment Means.</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918]=&quot;Universally Unique&quot;;&quot;UU&quot;;[.E918]);[.F918];IF([.H918]&lt;&gt;[.I918];[.H918];&quot;&quot;);CONCATENATE(IF([.I918]=&quot;Identifier&quot;;&quot;ID&quot;;IF([.I918]=&quot;Text&quot;;&quot;&quot;;[.I918]))));&quot; &quot;;&quot;&quot;);&quot;'&quot;;&quot;&quot;)" office:value-type="string" office:string-value="PaymentTerms">
            <text:p>PaymentTerms</text:p>
          </table:table-cell>
          <table:table-cell table:style-name="ce8" office:value-type="string">
            <text:p>Statement Line. Payment Terms</text:p>
          </table:table-cell>
          <table:table-cell table:style-name="ce27"/>
          <table:table-cell table:style-name="ce8" office:value-type="string">
            <text:p>Statement Line</text:p>
          </table:table-cell>
          <table:table-cell table:number-columns-repeated="2" table:style-name="ce27"/>
          <table:table-cell table:style-name="ce27"/>
          <table:table-cell table:style-name="ce8" table:formula="oooc:=[.M918]" office:value-type="string" office:string-value="Payment Terms">
            <text:p>Payment Terms</text:p>
          </table:table-cell>
          <table:table-cell table:style-name="ce8" table:formula="oooc:=[.M918]" office:value-type="string" office:string-value="Payment Terms">
            <text:p>Payment Terms</text:p>
          </table:table-cell>
          <table:table-cell table:style-name="ce8"/>
          <table:table-cell table:style-name="ce27" table:number-columns-repeated="2"/>
          <table:table-cell table:style-name="ce38" office:value-type="string">
            <text:p>Payment Terms</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Payment Terms.</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919]=&quot;Universally Unique&quot;;&quot;UU&quot;;[.E919]);[.F919];IF([.H919]&lt;&gt;[.I919];[.H919];&quot;&quot;);CONCATENATE(IF([.I919]=&quot;Identifier&quot;;&quot;ID&quot;;IF([.I919]=&quot;Text&quot;;&quot;&quot;;[.I919]))));&quot; &quot;;&quot;&quot;);&quot;'&quot;;&quot;&quot;)" office:value-type="string" office:string-value="BuyerCustomerParty">
            <text:p>BuyerCustomerParty</text:p>
          </table:table-cell>
          <table:table-cell table:style-name="ce15" office:value-type="string">
            <text:p>Statement Line. Buyer_ Customer Party. Customer Party</text:p>
          </table:table-cell>
          <table:table-cell table:style-name="ce27"/>
          <table:table-cell table:style-name="ce8" office:value-type="string">
            <text:p>Statement Line</text:p>
          </table:table-cell>
          <table:table-cell table:style-name="ce27" office:value-type="string">
            <text:p>Buyer</text:p>
          </table:table-cell>
          <table:table-cell table:style-name="ce27"/>
          <table:table-cell table:style-name="ce27"/>
          <table:table-cell table:style-name="ce8" table:formula="oooc:=[.M919]" office:value-type="string" office:string-value="Customer Party">
            <text:p>Customer Party</text:p>
          </table:table-cell>
          <table:table-cell table:style-name="ce8" table:formula="oooc:=[.M919]" office:value-type="string" office:string-value="Customer Party">
            <text:p>Customer Party</text:p>
          </table:table-cell>
          <table:table-cell table:style-name="ce8"/>
          <table:table-cell table:style-name="ce27" table:number-columns-repeated="2"/>
          <table:table-cell table:style-name="ce38" office:value-type="string">
            <text:p>Customer 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Buye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920]=&quot;Universally Unique&quot;;&quot;UU&quot;;[.E920]);[.F920];IF([.H920]&lt;&gt;[.I920];[.H920];&quot;&quot;);CONCATENATE(IF([.I920]=&quot;Identifier&quot;;&quot;ID&quot;;IF([.I920]=&quot;Text&quot;;&quot;&quot;;[.I920]))));&quot; &quot;;&quot;&quot;);&quot;'&quot;;&quot;&quot;)" office:value-type="string" office:string-value="SellerSupplierParty">
            <text:p>SellerSupplierParty</text:p>
          </table:table-cell>
          <table:table-cell table:style-name="ce15" office:value-type="string">
            <text:p>Statement Line. Seller_ Supplier Party. Supplier Party</text:p>
          </table:table-cell>
          <table:table-cell table:style-name="ce27"/>
          <table:table-cell table:style-name="ce8" office:value-type="string">
            <text:p>Statement Line</text:p>
          </table:table-cell>
          <table:table-cell table:style-name="ce27" office:value-type="string">
            <text:p>Seller</text:p>
          </table:table-cell>
          <table:table-cell table:style-name="ce27"/>
          <table:table-cell table:style-name="ce27"/>
          <table:table-cell table:style-name="ce8" table:formula="oooc:=[.M920]" office:value-type="string" office:string-value="Supplier Party">
            <text:p>Supplier Party</text:p>
          </table:table-cell>
          <table:table-cell table:style-name="ce8" table:formula="oooc:=[.M920]" office:value-type="string" office:string-value="Supplier Party">
            <text:p>Supplier Party</text:p>
          </table:table-cell>
          <table:table-cell table:style-name="ce8"/>
          <table:table-cell table:style-name="ce27" table:number-columns-repeated="2"/>
          <table:table-cell table:style-name="ce38" office:value-type="string">
            <text:p>Supplier 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Selle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921]=&quot;Universally Unique&quot;;&quot;UU&quot;;[.E921]);[.F921];IF([.H921]&lt;&gt;[.I921];[.H921];&quot;&quot;);CONCATENATE(IF([.I921]=&quot;Identifier&quot;;&quot;ID&quot;;IF([.I921]=&quot;Text&quot;;&quot;&quot;;[.I921]))));&quot; &quot;;&quot;&quot;);&quot;'&quot;;&quot;&quot;)" office:value-type="string" office:string-value="OriginatorCustomerParty">
            <text:p>OriginatorCustomerParty</text:p>
          </table:table-cell>
          <table:table-cell table:style-name="ce15" office:value-type="string">
            <text:p>Statement Line. Originator_ Customer Party. Customer Party</text:p>
          </table:table-cell>
          <table:table-cell table:style-name="ce27"/>
          <table:table-cell table:style-name="ce8" office:value-type="string">
            <text:p>Statement Line</text:p>
          </table:table-cell>
          <table:table-cell table:style-name="ce27" office:value-type="string">
            <text:p>Originator</text:p>
          </table:table-cell>
          <table:table-cell table:style-name="ce27"/>
          <table:table-cell table:style-name="ce27"/>
          <table:table-cell table:style-name="ce8" table:formula="oooc:=[.M921]" office:value-type="string" office:string-value="Customer Party">
            <text:p>Customer Party</text:p>
          </table:table-cell>
          <table:table-cell table:style-name="ce8" table:formula="oooc:=[.M921]" office:value-type="string" office:string-value="Customer Party">
            <text:p>Customer Party</text:p>
          </table:table-cell>
          <table:table-cell table:style-name="ce8"/>
          <table:table-cell table:style-name="ce27" table:number-columns-repeated="2"/>
          <table:table-cell table:style-name="ce38" office:value-type="string">
            <text:p>Customer 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Originato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922]=&quot;Universally Unique&quot;;&quot;UU&quot;;[.E922]);[.F922];IF([.H922]&lt;&gt;[.I922];[.H922];&quot;&quot;);CONCATENATE(IF([.I922]=&quot;Identifier&quot;;&quot;ID&quot;;IF([.I922]=&quot;Text&quot;;&quot;&quot;;[.I922]))));&quot; &quot;;&quot;&quot;);&quot;'&quot;;&quot;&quot;)" office:value-type="string" office:string-value="AccountingCustomerParty">
            <text:p>AccountingCustomerParty</text:p>
          </table:table-cell>
          <table:table-cell table:style-name="ce15" office:value-type="string">
            <text:p>Statement Line. Accounting_ Customer Party. Customer Party</text:p>
          </table:table-cell>
          <table:table-cell table:style-name="ce27"/>
          <table:table-cell table:style-name="ce8" office:value-type="string">
            <text:p>Statement Line</text:p>
          </table:table-cell>
          <table:table-cell table:style-name="ce43" office:value-type="string">
            <text:p>Accounting</text:p>
          </table:table-cell>
          <table:table-cell table:style-name="ce27"/>
          <table:table-cell table:style-name="ce27"/>
          <table:table-cell table:style-name="ce8" table:formula="oooc:=[.M922]" office:value-type="string" office:string-value="Customer Party">
            <text:p>Customer Party</text:p>
          </table:table-cell>
          <table:table-cell table:style-name="ce8" table:formula="oooc:=[.M922]" office:value-type="string" office:string-value="Customer Party">
            <text:p>Customer Party</text:p>
          </table:table-cell>
          <table:table-cell table:style-name="ce8"/>
          <table:table-cell table:style-name="ce27" table:number-columns-repeated="2"/>
          <table:table-cell table:style-name="ce38" office:value-type="string">
            <text:p>Customer Party</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Accounting Customer Party.</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3">
          <table:table-cell table:style-name="ce4" table:formula="oooc:=SUBSTITUTE(SUBSTITUTE(CONCATENATE(IF([.E923]=&quot;Universally Unique&quot;;&quot;UU&quot;;[.E923]);[.F923];IF([.H923]&lt;&gt;[.I923];[.H923];&quot;&quot;);CONCATENATE(IF([.I923]=&quot;Identifier&quot;;&quot;ID&quot;;IF([.I923]=&quot;Text&quot;;&quot;&quot;;[.I923]))));&quot; &quot;;&quot;&quot;);&quot;'&quot;;&quot;&quot;)" office:value-type="string" office:string-value="AccountingSupplierParty">
            <text:p>AccountingSupplierParty</text:p>
          </table:table-cell>
          <table:table-cell table:style-name="ce15" office:value-type="string">
            <text:p>Statement Line. Accounting_ Supplier Party. Supplier Party</text:p>
          </table:table-cell>
          <table:table-cell table:style-name="ce27"/>
          <table:table-cell table:style-name="ce8" office:value-type="string">
            <text:p>Statement Line</text:p>
          </table:table-cell>
          <table:table-cell table:style-name="ce43" office:value-type="string">
            <text:p>Accounting</text:p>
          </table:table-cell>
          <table:table-cell table:style-name="ce27"/>
          <table:table-cell table:style-name="ce27"/>
          <table:table-cell table:style-name="ce8" table:formula="oooc:=[.M923]" office:value-type="string" office:string-value="Supplier Party">
            <text:p>Supplier Party</text:p>
          </table:table-cell>
          <table:table-cell table:style-name="ce8" table:formula="oooc:=[.M923]" office:value-type="string" office:string-value="Supplier Party">
            <text:p>Supplier Party</text:p>
          </table:table-cell>
          <table:table-cell table:style-name="ce8"/>
          <table:table-cell table:style-name="ce27" table:number-columns-repeated="2"/>
          <table:table-cell table:style-name="ce38" office:value-type="string">
            <text:p>Supplier Party</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Accounting Supplier Party.</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924]=&quot;Universally Unique&quot;;&quot;UU&quot;;[.E924]);[.F924];IF([.H924]&lt;&gt;[.I924];[.H924];&quot;&quot;);CONCATENATE(IF([.I924]=&quot;Identifier&quot;;&quot;ID&quot;;IF([.I924]=&quot;Text&quot;;&quot;&quot;;[.I924]))));&quot; &quot;;&quot;&quot;);&quot;'&quot;;&quot;&quot;)" office:value-type="string" office:string-value="PayeeParty">
            <text:p>PayeeParty</text:p>
          </table:table-cell>
          <table:table-cell table:style-name="ce15" office:value-type="string">
            <text:p>Statement Line. Payee_ Party. Party</text:p>
          </table:table-cell>
          <table:table-cell table:style-name="ce27"/>
          <table:table-cell table:style-name="ce8" office:value-type="string">
            <text:p>Statement Line</text:p>
          </table:table-cell>
          <table:table-cell table:style-name="ce27" office:value-type="string">
            <text:p>Payee</text:p>
          </table:table-cell>
          <table:table-cell table:style-name="ce27"/>
          <table:table-cell table:style-name="ce27"/>
          <table:table-cell table:style-name="ce8" table:formula="oooc:=[.M924]" office:value-type="string" office:string-value="Party">
            <text:p>Party</text:p>
          </table:table-cell>
          <table:table-cell table:style-name="ce8" table:formula="oooc:=[.M924]" office:value-type="string" office:string-value="Party">
            <text:p>Party</text:p>
          </table:table-cell>
          <table:table-cell table:style-name="ce8"/>
          <table:table-cell table:style-name="ce27" table:number-columns-repeated="2"/>
          <table:table-cell table:style-name="ce38" office:value-type="string">
            <text:p>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Payee.</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925]=&quot;Universally Unique&quot;;&quot;UU&quot;;[.E925]);[.F925];IF([.H925]&lt;&gt;[.I925];[.H925];&quot;&quot;);CONCATENATE(IF([.I925]=&quot;Identifier&quot;;&quot;ID&quot;;IF([.I925]=&quot;Text&quot;;&quot;&quot;;[.I925]))));&quot; &quot;;&quot;&quot;);&quot;'&quot;;&quot;&quot;)" office:value-type="string" office:string-value="InvoicePeriod">
            <text:p>InvoicePeriod</text:p>
          </table:table-cell>
          <table:table-cell table:style-name="ce15" office:value-type="string">
            <text:p>Statement Line. Invoice_ Period. Period</text:p>
          </table:table-cell>
          <table:table-cell table:style-name="ce27"/>
          <table:table-cell table:style-name="ce8" office:value-type="string">
            <text:p>Statement Line</text:p>
          </table:table-cell>
          <table:table-cell table:style-name="ce27" office:value-type="string">
            <text:p>Invoice</text:p>
          </table:table-cell>
          <table:table-cell table:style-name="ce27"/>
          <table:table-cell table:style-name="ce27"/>
          <table:table-cell table:style-name="ce8" table:formula="oooc:=[.M925]" office:value-type="string" office:string-value="Period">
            <text:p>Period</text:p>
          </table:table-cell>
          <table:table-cell table:style-name="ce8" table:formula="oooc:=[.M925]" office:value-type="string" office:string-value="Period">
            <text:p>Period</text:p>
          </table:table-cell>
          <table:table-cell table:style-name="ce8"/>
          <table:table-cell table:style-name="ce27" table:number-columns-repeated="2"/>
          <table:table-cell table:style-name="ce38" office:value-type="string">
            <text:p>Period</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Invoice Period.</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4" table:formula="oooc:=SUBSTITUTE(SUBSTITUTE(CONCATENATE(IF([.E926]=&quot;Universally Unique&quot;;&quot;UU&quot;;[.E926]);[.F926];IF([.H926]&lt;&gt;[.I926];[.H926];&quot;&quot;);CONCATENATE(IF([.I926]=&quot;Identifier&quot;;&quot;ID&quot;;IF([.I926]=&quot;Text&quot;;&quot;&quot;;[.I926]))));&quot; &quot;;&quot;&quot;);&quot;'&quot;;&quot;&quot;)" office:value-type="string" office:string-value="BillingReference">
            <text:p>BillingReference</text:p>
          </table:table-cell>
          <table:table-cell table:style-name="ce15" office:value-type="string">
            <text:p>Statement Line. Billing Reference</text:p>
          </table:table-cell>
          <table:table-cell table:style-name="ce8"/>
          <table:table-cell table:style-name="ce8" office:value-type="string">
            <text:p>Statement Line</text:p>
          </table:table-cell>
          <table:table-cell table:number-columns-repeated="2" table:style-name="ce8"/>
          <table:table-cell table:style-name="ce8"/>
          <table:table-cell table:style-name="ce8" table:formula="oooc:=[.M926]" office:value-type="string" office:string-value="Billing Reference">
            <text:p>Billing Reference</text:p>
          </table:table-cell>
          <table:table-cell table:style-name="ce8" table:formula="oooc:=[.M926]" office:value-type="string" office:string-value="Billing Reference">
            <text:p>Billing Reference</text:p>
          </table:table-cell>
          <table:table-cell table:style-name="ce8" table:number-columns-repeated="3"/>
          <table:table-cell table:style-name="ce29" office:value-type="string">
            <text:p>Billing Reference</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Billing Reference.</text:p>
          </table:table-cell>
          <table:table-cell table:style-name="ce68" table:number-columns-repeated="2"/>
          <table:table-cell table:style-name="ce97" office:value-type="string">
            <text:p>2.0</text:p>
          </table:table-cell>
          <table:table-cell table:style-name="ce88"/>
          <table:table-cell table:style-name="ce57"/>
          <table:table-cell table:style-name="ce8" office:value-type="string">
            <text:p>Procurement</text:p>
          </table:table-cell>
          <table:table-cell table:style-name="ce8" table:number-columns-repeated="9"/>
          <table:table-cell table:style-name="ce34" table:number-columns-repeated="224"/>
        </table:table-row>
        <table:table-row table:style-name="ro3">
          <table:table-cell table:style-name="ce4" table:formula="oooc:=SUBSTITUTE(SUBSTITUTE(CONCATENATE(IF([.E927]=&quot;Universally Unique&quot;;&quot;UU&quot;;[.E927]);[.F927];IF([.H927]&lt;&gt;[.I927];[.H927];&quot;&quot;);CONCATENATE(IF([.I927]=&quot;Identifier&quot;;&quot;ID&quot;;IF([.I927]=&quot;Text&quot;;&quot;&quot;;[.I927]))));&quot; &quot;;&quot;&quot;);&quot;'&quot;;&quot;&quot;)" office:value-type="string" office:string-value="DocumentReference">
            <text:p>DocumentReference</text:p>
          </table:table-cell>
          <table:table-cell table:style-name="ce25" office:value-type="string">
            <text:p>Statement Line. Document Reference</text:p>
          </table:table-cell>
          <table:table-cell table:style-name="ce25"/>
          <table:table-cell table:style-name="ce25" office:value-type="string">
            <text:p>Statement Line</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3">
          <table:table-cell table:style-name="ce4" table:formula="oooc:=SUBSTITUTE(SUBSTITUTE(CONCATENATE(IF([.E928]=&quot;Universally Unique&quot;;&quot;UU&quot;;[.E928]);[.F928];IF([.H928]&lt;&gt;[.I928];[.H928];&quot;&quot;);CONCATENATE(IF([.I928]=&quot;Identifier&quot;;&quot;ID&quot;;IF([.I928]=&quot;Text&quot;;&quot;&quot;;[.I928]))));&quot; &quot;;&quot;&quot;);&quot;'&quot;;&quot;&quot;)" office:value-type="string" office:string-value="ExchangeRate">
            <text:p>ExchangeRate</text:p>
          </table:table-cell>
          <table:table-cell table:style-name="ce8" office:value-type="string">
            <text:p>Statement Line. Exchange Rate</text:p>
          </table:table-cell>
          <table:table-cell table:style-name="ce27"/>
          <table:table-cell table:style-name="ce8" office:value-type="string">
            <text:p>Statement Line</text:p>
          </table:table-cell>
          <table:table-cell table:number-columns-repeated="2" table:style-name="ce27"/>
          <table:table-cell table:style-name="ce27"/>
          <table:table-cell table:style-name="ce8" table:formula="oooc:=[.M928]" office:value-type="string" office:string-value="Exchange Rate">
            <text:p>Exchange Rate</text:p>
          </table:table-cell>
          <table:table-cell table:style-name="ce8" table:formula="oooc:=[.M928]" office:value-type="string" office:string-value="Exchange Rate">
            <text:p>Exchange Rate</text:p>
          </table:table-cell>
          <table:table-cell table:style-name="ce8"/>
          <table:table-cell table:style-name="ce27" table:number-columns-repeated="2"/>
          <table:table-cell table:style-name="ce38" office:value-type="string">
            <text:p>Exchange Rate</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Exchange Rate (between the Statement Line currency and the Related Document Currency).</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Procurement</text:p>
          </table:table-cell>
          <table:table-cell table:style-name="ce27" table:number-columns-repeated="8"/>
          <table:table-cell table:style-name="ce8"/>
          <table:table-cell table:number-columns-repeated="224"/>
        </table:table-row>
        <table:table-row table:style-name="ro2">
          <table:table-cell table:style-name="ce2" office:value-type="string">
            <text:p>Status</text:p>
          </table:table-cell>
          <table:table-cell table:style-name="ce30" office:value-type="string">
            <text:p>Status. Details</text:p>
          </table:table-cell>
          <table:table-cell table:style-name="ce16"/>
          <table:table-cell table:style-name="ce16" office:value-type="string">
            <text:p>Status</text:p>
          </table:table-cell>
          <table:table-cell table:style-name="ce16" table:number-columns-repeated="10"/>
          <table:table-cell table:style-name="ce30"/>
          <table:table-cell table:style-name="ce16" office:value-type="string">
            <text:p>ABIE</text:p>
          </table:table-cell>
          <table:table-cell table:style-name="ce16" office:value-type="string">
            <text:p>The information relevant to a condition or a position of an object.</text:p>
          </table:table-cell>
          <table:table-cell table:style-name="ce16"/>
          <table:table-cell table:style-name="ce52"/>
          <table:table-cell table:style-name="ce104" office:value-type="string">
            <text:p>2.0</text:p>
          </table:table-cell>
          <table:table-cell table:style-name="ce85"/>
          <table:table-cell table:style-name="ce30"/>
          <table:table-cell table:style-name="ce16" table:number-columns-repeated="10"/>
          <table:table-cell table:style-name="ce3" table:number-columns-repeated="224"/>
        </table:table-row>
        <table:table-row table:style-name="ro2">
          <table:table-cell table:formula="oooc:=SUBSTITUTE(SUBSTITUTE(CONCATENATE(IF([.E930]=&quot;Universally Unique&quot;;&quot;UU&quot;;[.E930]);IF([.G930]&lt;&gt;[.I930];[.H930];[.F930]);CONCATENATE(IF([.I930]=&quot;Identifier&quot;;&quot;ID&quot;;IF([.I930]=&quot;Text&quot;;&quot;&quot;;[.I930]))));&quot; &quot;;&quot;&quot;);&quot;'&quot;;&quot;&quot;)" office:value-type="string" office:string-value="ConditionCode">
            <text:p>ConditionCode</text:p>
          </table:table-cell>
          <table:table-cell office:value-type="string">
            <text:p>Status. Condition Code. Code</text:p>
          </table:table-cell>
          <table:table-cell/>
          <table:table-cell office:value-type="string">
            <text:p>Status</text:p>
          </table:table-cell>
          <table:table-cell/>
          <table:table-cell office:value-type="string">
            <text:p>Condition</text:p>
          </table:table-cell>
          <table:table-cell office:value-type="string">
            <text:p>Code</text:p>
          </table:table-cell>
          <table:table-cell table:formula="oooc:=IF([.F930]&lt;&gt;&quot;&quot;;CONCATENATE([.F930];&quot; &quot;;[.G930]);[.G930])" office:value-type="string" office:string-value="Condition Code">
            <text:p>Condition Code</text:p>
          </table:table-cell>
          <table:table-cell office:value-type="string">
            <text:p>Code</text:p>
          </table:table-cell>
          <table:table-cell office:value-type="string">
            <text:p>Transportation Status</text:p>
          </table:table-cell>
          <table:table-cell table:formula="oooc:=IF([.J930]&lt;&gt;&quot;&quot;;CONCATENATE([.J930];&quot;_ &quot;;[.I930];&quot;. Type&quot;);CONCATENATE([.I930];&quot;. Type&quot;))" office:value-type="string" office:string-value="Transportation Status_ Code. Type">
            <text:p>Transportation Status_ Code. Type</text:p>
          </table:table-cell>
          <table:table-cell table:number-columns-repeated="3"/>
          <table:table-cell office:value-type="string">
            <text:p>0..1</text:p>
          </table:table-cell>
          <table:table-cell office:value-type="string">
            <text:p>BBIE</text:p>
          </table:table-cell>
          <table:table-cell office:value-type="string">
            <text:p>A code specifying the status condition of the related object.</text:p>
          </table:table-cell>
          <table:table-cell office:value-type="string">
            <text:p>UN/ECE Rec 24</text:p>
          </table:table-cell>
          <table:table-cell/>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1]=&quot;Universally Unique&quot;;&quot;UU&quot;;[.E931]);IF([.G931]&lt;&gt;[.I931];[.H931];[.F931]);CONCATENATE(IF([.I931]=&quot;Identifier&quot;;&quot;ID&quot;;IF([.I931]=&quot;Text&quot;;&quot;&quot;;[.I931]))));&quot; &quot;;&quot;&quot;);&quot;'&quot;;&quot;&quot;)" office:value-type="string" office:string-value="ReferenceDate">
            <text:p>ReferenceDate</text:p>
          </table:table-cell>
          <table:table-cell office:value-type="string">
            <text:p>Status. Reference_ Date. Date</text:p>
          </table:table-cell>
          <table:table-cell/>
          <table:table-cell office:value-type="string">
            <text:p>Status</text:p>
          </table:table-cell>
          <table:table-cell office:value-type="string">
            <text:p>Reference</text:p>
          </table:table-cell>
          <table:table-cell/>
          <table:table-cell office:value-type="string">
            <text:p>Date</text:p>
          </table:table-cell>
          <table:table-cell table:formula="oooc:=IF([.F931]&lt;&gt;&quot;&quot;;CONCATENATE([.F931];&quot; &quot;;[.G931]);[.G931])" office:value-type="string" office:string-value="Date">
            <text:p>Date</text:p>
          </table:table-cell>
          <table:table-cell office:value-type="string">
            <text:p>Date</text:p>
          </table:table-cell>
          <table:table-cell/>
          <table:table-cell table:formula="oooc:=IF([.J931]&lt;&gt;&quot;&quot;;CONCATENATE([.J931];&quot;_ &quot;;[.I931];&quot;. Type&quot;);CONCATENATE([.I93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A reference date value for this status.</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2]=&quot;Universally Unique&quot;;&quot;UU&quot;;[.E932]);IF([.G932]&lt;&gt;[.I932];[.H932];[.F932]);CONCATENATE(IF([.I932]=&quot;Identifier&quot;;&quot;ID&quot;;IF([.I932]=&quot;Text&quot;;&quot;&quot;;[.I932]))));&quot; &quot;;&quot;&quot;);&quot;'&quot;;&quot;&quot;)" office:value-type="string" office:string-value="ReferenceTime">
            <text:p>ReferenceTime</text:p>
          </table:table-cell>
          <table:table-cell office:value-type="string">
            <text:p>Status. Reference_ Time. Time</text:p>
          </table:table-cell>
          <table:table-cell/>
          <table:table-cell office:value-type="string">
            <text:p>Status</text:p>
          </table:table-cell>
          <table:table-cell office:value-type="string">
            <text:p>Reference</text:p>
          </table:table-cell>
          <table:table-cell/>
          <table:table-cell office:value-type="string">
            <text:p>Time</text:p>
          </table:table-cell>
          <table:table-cell table:formula="oooc:=IF([.F932]&lt;&gt;&quot;&quot;;CONCATENATE([.F932];&quot; &quot;;[.G932]);[.G932])" office:value-type="string" office:string-value="Time">
            <text:p>Time</text:p>
          </table:table-cell>
          <table:table-cell office:value-type="string">
            <text:p>Time</text:p>
          </table:table-cell>
          <table:table-cell/>
          <table:table-cell table:formula="oooc:=IF([.J932]&lt;&gt;&quot;&quot;;CONCATENATE([.J932];&quot;_ &quot;;[.I932];&quot;. Type&quot;);CONCATENATE([.I93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A reference time value for this status.</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3]=&quot;Universally Unique&quot;;&quot;UU&quot;;[.E933]);IF([.G933]&lt;&gt;[.I933];[.H933];[.F933]);CONCATENATE(IF([.I933]=&quot;Identifier&quot;;&quot;ID&quot;;IF([.I933]=&quot;Text&quot;;&quot;&quot;;[.I933]))));&quot; &quot;;&quot;&quot;);&quot;'&quot;;&quot;&quot;)" office:value-type="string" office:string-value="Description">
            <text:p>Description</text:p>
          </table:table-cell>
          <table:table-cell office:value-type="string">
            <text:p>Status. Description. Text</text:p>
          </table:table-cell>
          <table:table-cell/>
          <table:table-cell office:value-type="string">
            <text:p>Status</text:p>
          </table:table-cell>
          <table:table-cell table:number-columns-repeated="2"/>
          <table:table-cell office:value-type="string">
            <text:p>Description</text:p>
          </table:table-cell>
          <table:table-cell table:formula="oooc:=IF([.F933]&lt;&gt;&quot;&quot;;CONCATENATE([.F933];&quot; &quot;;[.G933]);[.G933])" office:value-type="string" office:string-value="Description">
            <text:p>Description</text:p>
          </table:table-cell>
          <table:table-cell office:value-type="string">
            <text:p>Text</text:p>
          </table:table-cell>
          <table:table-cell/>
          <table:table-cell table:formula="oooc:=IF([.J933]&lt;&gt;&quot;&quot;;CONCATENATE([.J933];&quot;_ &quot;;[.I933];&quot;. Type&quot;);CONCATENATE([.I9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textual description of this status.</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4]=&quot;Universally Unique&quot;;&quot;UU&quot;;[.E934]);IF([.G934]&lt;&gt;[.I934];[.H934];[.F934]);CONCATENATE(IF([.I934]=&quot;Identifier&quot;;&quot;ID&quot;;IF([.I934]=&quot;Text&quot;;&quot;&quot;;[.I934]))));&quot; &quot;;&quot;&quot;);&quot;'&quot;;&quot;&quot;)" office:value-type="string" office:string-value="StatusReasonCode">
            <text:p>StatusReasonCode</text:p>
          </table:table-cell>
          <table:table-cell office:value-type="string">
            <text:p>Status. Status Reason Code. Code</text:p>
          </table:table-cell>
          <table:table-cell/>
          <table:table-cell office:value-type="string">
            <text:p>Status</text:p>
          </table:table-cell>
          <table:table-cell/>
          <table:table-cell office:value-type="string">
            <text:p>Status Reason</text:p>
          </table:table-cell>
          <table:table-cell office:value-type="string">
            <text:p>Code</text:p>
          </table:table-cell>
          <table:table-cell table:formula="oooc:=IF([.F934]&lt;&gt;&quot;&quot;;CONCATENATE([.F934];&quot; &quot;;[.G934]);[.G934])" office:value-type="string" office:string-value="Status Reason Code">
            <text:p>Status Reason Code</text:p>
          </table:table-cell>
          <table:table-cell office:value-type="string">
            <text:p>Code</text:p>
          </table:table-cell>
          <table:table-cell/>
          <table:table-cell table:formula="oooc:=IF([.J934]&lt;&gt;&quot;&quot;;CONCATENATE([.J934];&quot;_ &quot;;[.I934];&quot;. Type&quot;);CONCATENATE([.I93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specifying a reason for a status condition.</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5]=&quot;Universally Unique&quot;;&quot;UU&quot;;[.E935]);IF([.G935]&lt;&gt;[.I935];[.H935];[.F935]);CONCATENATE(IF([.I935]=&quot;Identifier&quot;;&quot;ID&quot;;IF([.I935]=&quot;Text&quot;;&quot;&quot;;[.I935]))));&quot; &quot;;&quot;&quot;);&quot;'&quot;;&quot;&quot;)" office:value-type="string" office:string-value="StatusReason">
            <text:p>StatusReason</text:p>
          </table:table-cell>
          <table:table-cell office:value-type="string">
            <text:p>Status. Status_ Reason. Text</text:p>
          </table:table-cell>
          <table:table-cell/>
          <table:table-cell table:number-columns-repeated="2" office:value-type="string">
            <text:p>Status</text:p>
          </table:table-cell>
          <table:table-cell/>
          <table:table-cell office:value-type="string">
            <text:p>Reason</text:p>
          </table:table-cell>
          <table:table-cell table:formula="oooc:=IF([.F935]&lt;&gt;&quot;&quot;;CONCATENATE([.F935];&quot; &quot;;[.G935]);[.G935])" office:value-type="string" office:string-value="Reason">
            <text:p>Reason</text:p>
          </table:table-cell>
          <table:table-cell office:value-type="string">
            <text:p>Text</text:p>
          </table:table-cell>
          <table:table-cell/>
          <table:table-cell table:formula="oooc:=IF([.J935]&lt;&gt;&quot;&quot;;CONCATENATE([.J935];&quot;_ &quot;;[.I935];&quot;. Type&quot;);CONCATENATE([.I93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expressed as text, for this status condition or position.</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6]=&quot;Universally Unique&quot;;&quot;UU&quot;;[.E936]);IF([.G936]&lt;&gt;[.I936];[.H936];[.F936]);CONCATENATE(IF([.I936]=&quot;Identifier&quot;;&quot;ID&quot;;IF([.I936]=&quot;Text&quot;;&quot;&quot;;[.I936]))));&quot; &quot;;&quot;&quot;);&quot;'&quot;;&quot;&quot;)" office:value-type="string" office:string-value="SequenceID">
            <text:p>SequenceID</text:p>
          </table:table-cell>
          <table:table-cell office:value-type="string">
            <text:p>Status. Sequence. Identifier</text:p>
          </table:table-cell>
          <table:table-cell/>
          <table:table-cell office:value-type="string">
            <text:p>Status</text:p>
          </table:table-cell>
          <table:table-cell table:number-columns-repeated="2"/>
          <table:table-cell office:value-type="string">
            <text:p>Sequence</text:p>
          </table:table-cell>
          <table:table-cell table:formula="oooc:=IF([.F936]&lt;&gt;&quot;&quot;;CONCATENATE([.F936];&quot; &quot;;[.G936]);[.G936])" office:value-type="string" office:string-value="Sequence">
            <text:p>Sequence</text:p>
          </table:table-cell>
          <table:table-cell office:value-type="string">
            <text:p>Identifier</text:p>
          </table:table-cell>
          <table:table-cell/>
          <table:table-cell table:formula="oooc:=IF([.J936]&lt;&gt;&quot;&quot;;CONCATENATE([.J936];&quot;_ &quot;;[.I936];&quot;. Type&quot;);CONCATENATE([.I93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unique identifier of the sequence of this status.</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style-name="ce6" office:value-type="string">
            <text:p>Text</text:p>
          </table:table-cell>
          <table:table-cell office:value-type="string">
            <text:p>Status. Text</text:p>
          </table:table-cell>
          <table:table-cell/>
          <table:table-cell office:value-type="string">
            <text:p>Status</text:p>
          </table:table-cell>
          <table:table-cell/>
          <table:table-cell/>
          <table:table-cell office:value-type="string">
            <text:p>Text</text:p>
          </table:table-cell>
          <table:table-cell table:formula="oooc:=IF([.F937]&lt;&gt;&quot;&quot;;CONCATENATE([.F937];&quot; &quot;;[.G937]);[.G937])" office:value-type="string" office:string-value="Text">
            <text:p>Text</text:p>
          </table:table-cell>
          <table:table-cell office:value-type="string">
            <text:p>Text</text:p>
          </table:table-cell>
          <table:table-cell/>
          <table:table-cell table:formula="oooc:=IF([.J937]&lt;&gt;&quot;&quot;;CONCATENATE([.J937];&quot;_ &quot;;[.I937];&quot;. Type&quot;);CONCATENATE([.I9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Provides any textual information related to this status.</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8]=&quot;Universally Unique&quot;;&quot;UU&quot;;[.E938]);IF([.G938]&lt;&gt;[.I938];[.H938];[.F938]);CONCATENATE(IF([.I938]=&quot;Identifier&quot;;&quot;ID&quot;;IF([.I938]=&quot;Text&quot;;&quot;&quot;;[.I938]))));&quot; &quot;;&quot;&quot;);&quot;'&quot;;&quot;&quot;)" office:value-type="string" office:string-value="IndicationIndicator">
            <text:p>IndicationIndicator</text:p>
          </table:table-cell>
          <table:table-cell office:value-type="string">
            <text:p>Status. Indication_ Indicator. Indicator</text:p>
          </table:table-cell>
          <table:table-cell/>
          <table:table-cell office:value-type="string">
            <text:p>Status</text:p>
          </table:table-cell>
          <table:table-cell office:value-type="string">
            <text:p>Indication</text:p>
          </table:table-cell>
          <table:table-cell/>
          <table:table-cell office:value-type="string">
            <text:p>Indicator</text:p>
          </table:table-cell>
          <table:table-cell table:formula="oooc:=IF([.F938]&lt;&gt;&quot;&quot;;CONCATENATE([.F938];&quot; &quot;;[.G938]);[.G938])" office:value-type="string" office:string-value="Indicator">
            <text:p>Indicator</text:p>
          </table:table-cell>
          <table:table-cell office:value-type="string">
            <text:p>Indicator</text:p>
          </table:table-cell>
          <table:table-cell/>
          <table:table-cell table:formula="oooc:=IF([.J938]&lt;&gt;&quot;&quot;;CONCATENATE([.J938];&quot;_ &quot;;[.I938];&quot;. Type&quot;);CONCATENATE([.I93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Specifies an indicator relevant to a specific status.</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39]=&quot;Universally Unique&quot;;&quot;UU&quot;;[.E939]);IF([.G939]&lt;&gt;[.I939];[.H939];[.F939]);CONCATENATE(IF([.I939]=&quot;Identifier&quot;;&quot;ID&quot;;IF([.I939]=&quot;Text&quot;;&quot;&quot;;[.I939]))));&quot; &quot;;&quot;&quot;);&quot;'&quot;;&quot;&quot;)" office:value-type="string" office:string-value="Percent">
            <text:p>Percent</text:p>
          </table:table-cell>
          <table:table-cell office:value-type="string">
            <text:p>Status. Percent. Percent</text:p>
          </table:table-cell>
          <table:table-cell/>
          <table:table-cell office:value-type="string">
            <text:p>Status</text:p>
          </table:table-cell>
          <table:table-cell table:number-columns-repeated="2"/>
          <table:table-cell office:value-type="string">
            <text:p>Percent</text:p>
          </table:table-cell>
          <table:table-cell table:formula="oooc:=IF([.F939]&lt;&gt;&quot;&quot;;CONCATENATE([.F939];&quot; &quot;;[.G939]);[.G939])" office:value-type="string" office:string-value="Percent">
            <text:p>Percent</text:p>
          </table:table-cell>
          <table:table-cell office:value-type="string">
            <text:p>Percent</text:p>
          </table:table-cell>
          <table:table-cell/>
          <table:table-cell table:formula="oooc:=IF([.J939]&lt;&gt;&quot;&quot;;CONCATENATE([.J939];&quot;_ &quot;;[.I939];&quot;. Type&quot;);CONCATENATE([.I939];&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Specifies a percentage relevant to a specific status.</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3">
          <table:table-cell table:style-name="ce2" office:value-type="string">
            <text:p>Stowage</text:p>
          </table:table-cell>
          <table:table-cell table:style-name="ce2" office:value-type="string">
            <text:p>Stowage. Details</text:p>
          </table:table-cell>
          <table:table-cell table:style-name="ce5"/>
          <table:table-cell table:style-name="ce5" office:value-type="string">
            <text:p>Stowage</text:p>
          </table:table-cell>
          <table:table-cell table:style-name="ce5" table:number-columns-repeated="10"/>
          <table:table-cell table:style-name="ce2"/>
          <table:table-cell table:style-name="ce5" office:value-type="string">
            <text:p>ABIE</text:p>
          </table:table-cell>
          <table:table-cell table:style-name="ce53" office:value-type="string">
            <text:p>A location on board a means of transport where specified goods or transport equipment have been or are to be stowed.</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3">
          <table:table-cell table:formula="oooc:=SUBSTITUTE(SUBSTITUTE(CONCATENATE(IF([.E941]=&quot;Universally Unique&quot;;&quot;UU&quot;;[.E941]);IF([.G941]&lt;&gt;[.I941];[.H941];[.F941]);CONCATENATE(IF([.I941]=&quot;Identifier&quot;;&quot;ID&quot;;IF([.I941]=&quot;Text&quot;;&quot;&quot;;[.I941]))));&quot; &quot;;&quot;&quot;);&quot;'&quot;;&quot;&quot;)" office:value-type="string" office:string-value="LocationID">
            <text:p>LocationID</text:p>
          </table:table-cell>
          <table:table-cell office:value-type="string">
            <text:p>Stowage. Location Identifier. Identifier</text:p>
          </table:table-cell>
          <table:table-cell table:style-name="ce7"/>
          <table:table-cell table:style-name="ce34" office:value-type="string">
            <text:p>Stowage</text:p>
          </table:table-cell>
          <table:table-cell table:style-name="ce7"/>
          <table:table-cell table:style-name="ce34" office:value-type="string">
            <text:p>Location</text:p>
          </table:table-cell>
          <table:table-cell table:style-name="ce7" office:value-type="string">
            <text:p>Identifier</text:p>
          </table:table-cell>
          <table:table-cell table:formula="oooc:=IF([.F941]&lt;&gt;&quot;&quot;;CONCATENATE([.F941];&quot; &quot;;[.G941]);[.G941])" office:value-type="string" office:string-value="Location Identifier">
            <text:p>Location Identifier</text:p>
          </table:table-cell>
          <table:table-cell table:style-name="ce7" office:value-type="string">
            <text:p>Identifier</text:p>
          </table:table-cell>
          <table:table-cell table:style-name="ce7"/>
          <table:table-cell table:formula="oooc:=IF([.J941]&lt;&gt;&quot;&quot;;CONCATENATE([.J941];&quot;_ &quot;;[.I941];&quot;. Type&quot;);CONCATENATE([.I941];&quot;. Type&quot;))" office:value-type="string" office:string-value="Identifier. Type">
            <text:p>Identifier. Type</text:p>
          </table:table-cell>
          <table:table-cell table:style-name="ce7" table:number-columns-repeated="2"/>
          <table:table-cell table:style-name="ce7" office:value-type="string">
            <text:p>Cell Location, coded</text:p>
          </table:table-cell>
          <table:table-cell table:style-name="ce47" office:value-type="string">
            <text:p>0..1</text:p>
          </table:table-cell>
          <table:table-cell table:style-name="ce7" office:value-type="string">
            <text:p>BBIE</text:p>
          </table:table-cell>
          <table:table-cell table:style-name="ce51" office:value-type="string">
            <text:p>Identifies a location on board a means of transport where specified goods or transport equipment have been or are to be stowed.</text:p>
          </table:table-cell>
          <table:table-cell table:style-name="ce31"/>
          <table:table-cell table:style-name="ce7" office:value-type="float" office:value="8043">
            <text:p>8043</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942]=&quot;Universally Unique&quot;;&quot;UU&quot;;[.E942]);IF([.G942]&lt;&gt;[.I942];[.H942];[.F942]);CONCATENATE(IF([.I942]=&quot;Identifier&quot;;&quot;ID&quot;;IF([.I942]=&quot;Text&quot;;&quot;&quot;;[.I942]))));&quot; &quot;;&quot;&quot;);&quot;'&quot;;&quot;&quot;)" office:value-type="string" office:string-value="Location">
            <text:p>Location</text:p>
          </table:table-cell>
          <table:table-cell office:value-type="string">
            <text:p>Stowage. Location. Text</text:p>
          </table:table-cell>
          <table:table-cell table:style-name="ce7"/>
          <table:table-cell table:style-name="ce34" office:value-type="string">
            <text:p>Stowage</text:p>
          </table:table-cell>
          <table:table-cell table:style-name="ce7"/>
          <table:table-cell table:style-name="ce34"/>
          <table:table-cell table:style-name="ce34" office:value-type="string">
            <text:p>Location</text:p>
          </table:table-cell>
          <table:table-cell table:formula="oooc:=IF([.F942]&lt;&gt;&quot;&quot;;CONCATENATE([.F942];&quot; &quot;;[.G942]);[.G942])" office:value-type="string" office:string-value="Location">
            <text:p>Location</text:p>
          </table:table-cell>
          <table:table-cell table:style-name="ce7" office:value-type="string">
            <text:p>Text</text:p>
          </table:table-cell>
          <table:table-cell table:style-name="ce7"/>
          <table:table-cell table:formula="oooc:=IF([.J942]&lt;&gt;&quot;&quot;;CONCATENATE([.J942];&quot;_ &quot;;[.I942];&quot;. Type&quot;);CONCATENATE([.I942];&quot;. Type&quot;))" office:value-type="string" office:string-value="Text. Type">
            <text:p>Text. Type</text:p>
          </table:table-cell>
          <table:table-cell table:style-name="ce7" table:number-columns-repeated="2"/>
          <table:table-cell table:style-name="ce7" office:value-type="string">
            <text:p>Cell Location</text:p>
          </table:table-cell>
          <table:table-cell table:style-name="ce47" office:value-type="string">
            <text:p>0..n</text:p>
          </table:table-cell>
          <table:table-cell table:style-name="ce7" office:value-type="string">
            <text:p>BBIE</text:p>
          </table:table-cell>
          <table:table-cell table:style-name="ce51" office:value-type="string">
            <text:p>Describes a location on board a means of transport where specified goods or transport equipment have been or are to be stowed.</text:p>
          </table:table-cell>
          <table:table-cell table:style-name="ce31"/>
          <table:table-cell table:style-name="ce7" office:value-type="float" office:value="8042">
            <text:p>8042</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style-name="ce8" office:value-type="string">
            <text:p>MeasurementDimension</text:p>
          </table:table-cell>
          <table:table-cell table:style-name="ce15" office:value-type="string">
            <text:p>Stowage. Measurement_ Dimension. Dimension</text:p>
          </table:table-cell>
          <table:table-cell table:style-name="ce33"/>
          <table:table-cell table:style-name="ce33" office:value-type="string">
            <text:p>Stowage</text:p>
          </table:table-cell>
          <table:table-cell table:style-name="ce8" office:value-type="string">
            <text:p>Measurement</text:p>
          </table:table-cell>
          <table:table-cell table:style-name="ce8" table:number-columns-repeated="2"/>
          <table:table-cell table:style-name="ce8" table:formula="oooc:=[.M943]" office:value-type="string" office:string-value="Dimension">
            <text:p>Dimension</text:p>
          </table:table-cell>
          <table:table-cell table:style-name="ce8" table:formula="oooc:=[.M943]" office:value-type="string" office:string-value="Dimension">
            <text:p>Dimension</text:p>
          </table:table-cell>
          <table:table-cell table:style-name="ce8" table:number-columns-repeated="3"/>
          <table:table-cell table:style-name="ce33" office:value-type="string">
            <text:p>Dimension</text:p>
          </table:table-cell>
          <table:table-cell table:style-name="ce33"/>
          <table:table-cell table:style-name="ce57" office:value-type="string">
            <text:p>0..n</text:p>
          </table:table-cell>
          <table:table-cell table:style-name="ce8" office:value-type="string">
            <text:p>ASBIE</text:p>
          </table:table-cell>
          <table:table-cell table:style-name="ce8" office:value-type="string">
            <text:p>Associates any measurements (including lengths, mass, and volume) for this stowage.</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2" office:value-type="string">
            <text:p>SupplierParty</text:p>
          </table:table-cell>
          <table:table-cell table:style-name="ce30" office:value-type="string">
            <text:p>Supplier Party. Details</text:p>
          </table:table-cell>
          <table:table-cell table:style-name="ce16"/>
          <table:table-cell table:style-name="ce16" office:value-type="string">
            <text:p>Supplier Party</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the Supplier Party.</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Procurement</text:p>
          </table:table-cell>
          <table:table-cell table:style-name="ce16" table:number-columns-repeated="8"/>
          <table:table-cell table:style-name="ce16" office:value-type="string">
            <text:p>Y</text:p>
          </table:table-cell>
          <table:table-cell table:number-columns-repeated="224"/>
        </table:table-row>
        <table:table-row table:style-name="ro3">
          <table:table-cell table:formula="oooc:=SUBSTITUTE(SUBSTITUTE(CONCATENATE(IF([.E945]=&quot;Universally Unique&quot;;&quot;UU&quot;;[.E945]);IF([.G945]&lt;&gt;[.I945];[.H945];[.F945]);CONCATENATE(IF([.I945]=&quot;Identifier&quot;;&quot;ID&quot;;IF([.I945]=&quot;Text&quot;;&quot;&quot;;[.I945]))));&quot; &quot;;&quot;&quot;);&quot;'&quot;;&quot;&quot;)" office:value-type="string" office:string-value="CustomerAssignedAccountID">
            <text:p>CustomerAssignedAccountID</text:p>
          </table:table-cell>
          <table:table-cell table:style-name="ce10" office:value-type="string">
            <text:p>Supplier Party. Customer Assigned_ Account Identifier. Identifier</text:p>
          </table:table-cell>
          <table:table-cell/>
          <table:table-cell office:value-type="string">
            <text:p>Supplier Party</text:p>
          </table:table-cell>
          <table:table-cell office:value-type="string">
            <text:p>Customer Assigned</text:p>
          </table:table-cell>
          <table:table-cell office:value-type="string">
            <text:p>Account</text:p>
          </table:table-cell>
          <table:table-cell office:value-type="string">
            <text:p>Identifier</text:p>
          </table:table-cell>
          <table:table-cell table:formula="oooc:=IF([.F945]&lt;&gt;&quot;&quot;;CONCATENATE([.F945];&quot; &quot;;[.G945]);[.G945])" office:value-type="string" office:string-value="Account Identifier">
            <text:p>Account Identifier</text:p>
          </table:table-cell>
          <table:table-cell office:value-type="string">
            <text:p>Identifier</text:p>
          </table:table-cell>
          <table:table-cell/>
          <table:table-cell table:formula="oooc:=IF([.J945]&lt;&gt;&quot;&quot;;CONCATENATE([.J945];&quot;_ &quot;;[.I945];&quot;. Type&quot;);CONCATENATE([.I9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The customer's internal identifier for the supplier.</text:p>
          </table:table-cell>
          <table:table-cell table:style-name="ce13"/>
          <table:table-cell/>
          <table:table-cell table:style-name="ce92" office:value-type="string">
            <text:p>1.0</text:p>
          </table:table-cell>
          <table:table-cell/>
          <table:table-cell table:style-name="ce3"/>
          <table:table-cell office:value-type="string">
            <text:p>Procurement</text:p>
          </table:table-cell>
          <table:table-cell table:number-columns-repeated="8"/>
          <table:table-cell office:value-type="string">
            <text:p>Y</text:p>
          </table:table-cell>
          <table:table-cell table:number-columns-repeated="224"/>
        </table:table-row>
        <table:table-row table:style-name="ro2">
          <table:table-cell table:formula="oooc:=SUBSTITUTE(SUBSTITUTE(CONCATENATE(IF([.E946]=&quot;Universally Unique&quot;;&quot;UU&quot;;[.E946]);IF([.G946]&lt;&gt;[.I946];[.H946];[.F946]);CONCATENATE(IF([.I946]=&quot;Identifier&quot;;&quot;ID&quot;;IF([.I946]=&quot;Text&quot;;&quot;&quot;;[.I946]))));&quot; &quot;;&quot;&quot;);&quot;'&quot;;&quot;&quot;)" office:value-type="string" office:string-value="AdditionalAccountID">
            <text:p>AdditionalAccountID</text:p>
          </table:table-cell>
          <table:table-cell office:value-type="string">
            <text:p>Supplier Party. Additional_ Account Identifier. Identifier</text:p>
          </table:table-cell>
          <table:table-cell/>
          <table:table-cell office:value-type="string">
            <text:p>Supplier Party</text:p>
          </table:table-cell>
          <table:table-cell office:value-type="string">
            <text:p>Additional</text:p>
          </table:table-cell>
          <table:table-cell office:value-type="string">
            <text:p>Account</text:p>
          </table:table-cell>
          <table:table-cell office:value-type="string">
            <text:p>Identifier</text:p>
          </table:table-cell>
          <table:table-cell table:formula="oooc:=IF([.F946]&lt;&gt;&quot;&quot;;CONCATENATE([.F946];&quot; &quot;;[.G946]);[.G946])" office:value-type="string" office:string-value="Account Identifier">
            <text:p>Account Identifier</text:p>
          </table:table-cell>
          <table:table-cell office:value-type="string">
            <text:p>Identifier</text:p>
          </table:table-cell>
          <table:table-cell/>
          <table:table-cell table:formula="oooc:=IF([.J946]&lt;&gt;&quot;&quot;;CONCATENATE([.J946];&quot;_ &quot;;[.I946];&quot;. Type&quot;);CONCATENATE([.I946];&quot;. Type&quot;))" office:value-type="string" office:string-value="Identifier. Type">
            <text:p>Identifier. Type</text:p>
          </table:table-cell>
          <table:table-cell table:number-columns-repeated="3"/>
          <table:table-cell office:value-type="string">
            <text:p>0..n</text:p>
          </table:table-cell>
          <table:table-cell office:value-type="string">
            <text:p>BBIE</text:p>
          </table:table-cell>
          <table:table-cell table:style-name="ce14" office:value-type="string">
            <text:p>The customer's internal identifier for the supplier.</text:p>
          </table:table-cell>
          <table:table-cell table:style-name="ce13"/>
          <table:table-cell/>
          <table:table-cell table:style-name="ce92"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947]=&quot;Universally Unique&quot;;&quot;UU&quot;;[.E947]);IF([.G947]&lt;&gt;[.I947];[.H947];[.F947]);CONCATENATE(IF([.I947]=&quot;Identifier&quot;;&quot;ID&quot;;IF([.I947]=&quot;Text&quot;;&quot;&quot;;[.I947]))));&quot; &quot;;&quot;&quot;);&quot;'&quot;;&quot;&quot;)" office:value-type="string" office:string-value="DataSendingCapability">
            <text:p>DataSendingCapability</text:p>
          </table:table-cell>
          <table:table-cell office:value-type="string">
            <text:p>Supplier Party. Data Sending Capability. Text</text:p>
          </table:table-cell>
          <table:table-cell table:style-name="ce7"/>
          <table:table-cell office:value-type="string">
            <text:p>Supplier Party</text:p>
          </table:table-cell>
          <table:table-cell table:style-name="ce7"/>
          <table:table-cell table:style-name="ce34" office:value-type="string">
            <text:p>Data Sending</text:p>
          </table:table-cell>
          <table:table-cell table:style-name="ce7" office:value-type="string">
            <text:p>Capability</text:p>
          </table:table-cell>
          <table:table-cell table:formula="oooc:=IF([.F947]&lt;&gt;&quot;&quot;;CONCATENATE([.F947];&quot; &quot;;[.G947]);[.G947])" office:value-type="string" office:string-value="Data Sending Capability">
            <text:p>Data Sending Capability</text:p>
          </table:table-cell>
          <table:table-cell table:style-name="ce7" office:value-type="string">
            <text:p>Text</text:p>
          </table:table-cell>
          <table:table-cell table:style-name="ce7"/>
          <table:table-cell table:formula="oooc:=IF([.J947]&lt;&gt;&quot;&quot;;CONCATENATE([.J947];&quot;_ &quot;;[.I947];&quot;. Type&quot;);CONCATENATE([.I947];&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51" office:value-type="string">
            <text:p>Capability to send invoice data via the purchase card provider (VISA/MasterCard/American Express).</text:p>
          </table:table-cell>
          <table:table-cell table:style-name="ce14" office:value-type="string">
            <text:p>The customer's internal identifier for the supplier.</text:p>
          </table:table-cell>
          <table:table-cell table:style-name="ce7"/>
          <table:table-cell table:style-name="ce90"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2">
          <table:table-cell table:style-name="ce4" table:formula="oooc:=SUBSTITUTE(SUBSTITUTE(CONCATENATE(IF([.E948]=&quot;Universally Unique&quot;;&quot;UU&quot;;[.E948]);[.F948];IF([.H948]&lt;&gt;[.I948];[.H948];&quot;&quot;);CONCATENATE(IF([.I948]=&quot;Identifier&quot;;&quot;ID&quot;;IF([.I948]=&quot;Text&quot;;&quot;&quot;;[.I948]))));&quot; &quot;;&quot;&quot;);&quot;'&quot;;&quot;&quot;)" office:value-type="string" office:string-value="Party">
            <text:p>Party</text:p>
          </table:table-cell>
          <table:table-cell table:style-name="ce8" office:value-type="string">
            <text:p>Supplier Party. Party</text:p>
          </table:table-cell>
          <table:table-cell table:style-name="ce27"/>
          <table:table-cell table:style-name="ce27" office:value-type="string">
            <text:p>Supplier Party</text:p>
          </table:table-cell>
          <table:table-cell table:number-columns-repeated="2" table:style-name="ce27"/>
          <table:table-cell table:style-name="ce27"/>
          <table:table-cell table:style-name="ce8" table:formula="oooc:=[.M948]" office:value-type="string" office:string-value="Party">
            <text:p>Party</text:p>
          </table:table-cell>
          <table:table-cell table:style-name="ce8" table:formula="oooc:=[.M948]" office:value-type="string" office:string-value="Party">
            <text:p>Party</text:p>
          </table:table-cell>
          <table:table-cell table:style-name="ce8" table:number-columns-repeated="2"/>
          <table:table-cell table:style-name="ce27"/>
          <table:table-cell table:style-name="ce38" office:value-type="string">
            <text:p>Party</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Party.</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8"/>
          <table:table-cell table:style-name="ce27" office:value-type="string">
            <text:p>Y</text:p>
          </table:table-cell>
          <table:table-cell table:number-columns-repeated="224"/>
        </table:table-row>
        <table:table-row table:style-name="ro2">
          <table:table-cell table:style-name="ce4" table:formula="oooc:=SUBSTITUTE(SUBSTITUTE(CONCATENATE(IF([.E949]=&quot;Universally Unique&quot;;&quot;UU&quot;;[.E949]);[.F949];IF([.H949]&lt;&gt;[.I949];[.H949];&quot;&quot;);CONCATENATE(IF([.I949]=&quot;Identifier&quot;;&quot;ID&quot;;IF([.I949]=&quot;Text&quot;;&quot;&quot;;[.I949]))));&quot; &quot;;&quot;&quot;);&quot;'&quot;;&quot;&quot;)" office:value-type="string" office:string-value="DespatchContact">
            <text:p>DespatchContact</text:p>
          </table:table-cell>
          <table:table-cell table:style-name="ce15" office:value-type="string">
            <text:p>Supplier Party. Despatch_ Contact. Contact</text:p>
          </table:table-cell>
          <table:table-cell table:style-name="ce27"/>
          <table:table-cell table:style-name="ce27" office:value-type="string">
            <text:p>Supplier Party</text:p>
          </table:table-cell>
          <table:table-cell table:style-name="ce43" office:value-type="string">
            <text:p>Despatch</text:p>
          </table:table-cell>
          <table:table-cell table:style-name="ce27"/>
          <table:table-cell table:style-name="ce27"/>
          <table:table-cell table:style-name="ce8" table:formula="oooc:=[.M949]" office:value-type="string" office:string-value="Contact">
            <text:p>Contact</text:p>
          </table:table-cell>
          <table:table-cell table:style-name="ce8" table:formula="oooc:=[.M949]"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Despatch Contac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950]=&quot;Universally Unique&quot;;&quot;UU&quot;;[.E950]);[.F950];IF([.H950]&lt;&gt;[.I950];[.H950];&quot;&quot;);CONCATENATE(IF([.I950]=&quot;Identifier&quot;;&quot;ID&quot;;IF([.I950]=&quot;Text&quot;;&quot;&quot;;[.I950]))));&quot; &quot;;&quot;&quot;);&quot;'&quot;;&quot;&quot;)" office:value-type="string" office:string-value="AccountingContact">
            <text:p>AccountingContact</text:p>
          </table:table-cell>
          <table:table-cell table:style-name="ce15" office:value-type="string">
            <text:p>Supplier Party. Accounting_ Contact. Contact</text:p>
          </table:table-cell>
          <table:table-cell table:style-name="ce27"/>
          <table:table-cell table:style-name="ce27" office:value-type="string">
            <text:p>Supplier Party</text:p>
          </table:table-cell>
          <table:table-cell table:style-name="ce43" office:value-type="string">
            <text:p>Accounting</text:p>
          </table:table-cell>
          <table:table-cell table:style-name="ce27"/>
          <table:table-cell table:style-name="ce27"/>
          <table:table-cell table:style-name="ce8" table:formula="oooc:=[.M950]" office:value-type="string" office:string-value="Contact">
            <text:p>Contact</text:p>
          </table:table-cell>
          <table:table-cell table:style-name="ce8" table:formula="oooc:=[.M950]"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1</text:p>
          </table:table-cell>
          <table:table-cell table:style-name="ce27" office:value-type="string">
            <text:p>ASBIE</text:p>
          </table:table-cell>
          <table:table-cell table:style-name="ce25" office:value-type="string">
            <text:p>An association to Supplier Accounting Contact.</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number-columns-repeated="224"/>
        </table:table-row>
        <table:table-row table:style-name="ro2">
          <table:table-cell table:style-name="ce4" table:formula="oooc:=SUBSTITUTE(SUBSTITUTE(CONCATENATE(IF([.E951]=&quot;Universally Unique&quot;;&quot;UU&quot;;[.E951]);[.F951];IF([.H951]&lt;&gt;[.I951];[.H951];&quot;&quot;);CONCATENATE(IF([.I951]=&quot;Identifier&quot;;&quot;ID&quot;;IF([.I951]=&quot;Text&quot;;&quot;&quot;;[.I951]))));&quot; &quot;;&quot;&quot;);&quot;'&quot;;&quot;&quot;)" office:value-type="string" office:string-value="SellerContact">
            <text:p>SellerContact</text:p>
          </table:table-cell>
          <table:table-cell table:style-name="ce15" office:value-type="string">
            <text:p>Supplier Party. Seller_ Contact. Contact</text:p>
          </table:table-cell>
          <table:table-cell table:style-name="ce27"/>
          <table:table-cell table:style-name="ce27" office:value-type="string">
            <text:p>Supplier Party</text:p>
          </table:table-cell>
          <table:table-cell table:style-name="ce43" office:value-type="string">
            <text:p>Seller</text:p>
          </table:table-cell>
          <table:table-cell table:style-name="ce27"/>
          <table:table-cell table:style-name="ce27"/>
          <table:table-cell table:style-name="ce8" table:formula="oooc:=[.M951]" office:value-type="string" office:string-value="Contact">
            <text:p>Contact</text:p>
          </table:table-cell>
          <table:table-cell table:style-name="ce8" table:formula="oooc:=[.M951]"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1</text:p>
          </table:table-cell>
          <table:table-cell table:style-name="ce27" office:value-type="string">
            <text:p>ASBIE</text:p>
          </table:table-cell>
          <table:table-cell table:style-name="ce38" office:value-type="string">
            <text:p>An association to Seller.</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Procurement</text:p>
          </table:table-cell>
          <table:table-cell table:style-name="ce27" table:number-columns-repeated="9"/>
          <table:table-cell table:style-name="ce37" table:number-columns-repeated="224"/>
        </table:table-row>
        <table:table-row table:style-name="ro2">
          <table:table-cell table:style-name="ce2" office:value-type="string">
            <text:p>TaxCategory</text:p>
          </table:table-cell>
          <table:table-cell table:style-name="ce30" office:value-type="string">
            <text:p>Tax Category. Details</text:p>
          </table:table-cell>
          <table:table-cell table:style-name="ce16"/>
          <table:table-cell table:style-name="ce16" office:value-type="string">
            <text:p>Tax Category</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tax category.</text:p>
          </table:table-cell>
          <table:table-cell table:style-name="ce16"/>
          <table:table-cell table:style-name="ce52"/>
          <table:table-cell table:style-name="ce104" office:value-type="string">
            <text:p>2.0</text:p>
          </table:table-cell>
          <table:table-cell table:style-name="ce85"/>
          <table:table-cell table:style-name="ce30"/>
          <table:table-cell table:style-name="ce16" table:number-columns-repeated="10"/>
          <table:table-cell table:style-name="ce37" table:number-columns-repeated="224"/>
        </table:table-row>
        <table:table-row table:style-name="ro4">
          <table:table-cell table:formula="oooc:=SUBSTITUTE(SUBSTITUTE(CONCATENATE(IF([.E953]=&quot;Universally Unique&quot;;&quot;UU&quot;;[.E953]);IF([.G953]&lt;&gt;[.I953];[.H953];[.F953]);CONCATENATE(IF([.I953]=&quot;Identifier&quot;;&quot;ID&quot;;IF([.I953]=&quot;Text&quot;;&quot;&quot;;[.I953]))));&quot; &quot;;&quot;&quot;);&quot;'&quot;;&quot;&quot;)" office:value-type="string" office:string-value="ID">
            <text:p>ID</text:p>
          </table:table-cell>
          <table:table-cell table:style-name="ce10" office:value-type="string">
            <text:p>Tax Category. Identifier</text:p>
          </table:table-cell>
          <table:table-cell/>
          <table:table-cell office:value-type="string">
            <text:p>Tax Category</text:p>
          </table:table-cell>
          <table:table-cell table:number-columns-repeated="2"/>
          <table:table-cell office:value-type="string">
            <text:p>Identifier</text:p>
          </table:table-cell>
          <table:table-cell table:formula="oooc:=IF([.F953]&lt;&gt;&quot;&quot;;CONCATENATE([.F953];&quot; &quot;;[.G953]);[.G953])" office:value-type="string" office:string-value="Identifier">
            <text:p>Identifier</text:p>
          </table:table-cell>
          <table:table-cell office:value-type="string">
            <text:p>Identifier</text:p>
          </table:table-cell>
          <table:table-cell/>
          <table:table-cell table:formula="oooc:=IF([.J953]&lt;&gt;&quot;&quot;;CONCATENATE([.J953];&quot;_ &quot;;[.I953];&quot;. Type&quot;);CONCATENATE([.I953];&quot;. Type&quot;))" office:value-type="string" office:string-value="Identifier. Type">
            <text:p>Identifier. Type</text:p>
          </table:table-cell>
          <table:table-cell table:number-columns-repeated="3"/>
          <table:table-cell table:style-name="ce64" office:value-type="string">
            <text:p>0..1</text:p>
          </table:table-cell>
          <table:table-cell office:value-type="string">
            <text:p>BBIE</text:p>
          </table:table-cell>
          <table:table-cell office:value-type="string">
            <text:p>Identifies the tax category.</text:p>
          </table:table-cell>
          <table:table-cell office:value-type="string">
            <text:p>"ZeroRatedGoods" "NotTaxable" "Standard Rate"</text:p>
          </table:table-cell>
          <table:table-cell/>
          <table:table-cell table:style-name="ce92" office:value-type="string">
            <text:p>2.0</text:p>
          </table:table-cell>
          <table:table-cell office:value-type="string">
            <text:p>Amended definition to cater for tax calculations which are not based on rates</text:p>
          </table:table-cell>
          <table:table-cell table:style-name="ce3"/>
          <table:table-cell table:number-columns-repeated="234"/>
        </table:table-row>
        <table:table-row table:style-name="ro3">
          <table:table-cell table:formula="oooc:=SUBSTITUTE(SUBSTITUTE(CONCATENATE(IF([.E954]=&quot;Universally Unique&quot;;&quot;UU&quot;;[.E954]);IF([.G954]&lt;&gt;[.I954];[.H954];[.F954]);CONCATENATE(IF([.I954]=&quot;Identifier&quot;;&quot;ID&quot;;IF([.I954]=&quot;Text&quot;;&quot;&quot;;[.I954]))));&quot; &quot;;&quot;&quot;);&quot;'&quot;;&quot;&quot;)" office:value-type="string" office:string-value="Name">
            <text:p>Name</text:p>
          </table:table-cell>
          <table:table-cell table:style-name="ce14" office:value-type="string">
            <text:p>Tax Category. Name</text:p>
          </table:table-cell>
          <table:table-cell table:style-name="ce37"/>
          <table:table-cell table:style-name="ce37" office:value-type="string">
            <text:p>Tax Category</text:p>
          </table:table-cell>
          <table:table-cell table:number-columns-repeated="2" table:style-name="ce37"/>
          <table:table-cell table:style-name="ce37" office:value-type="string">
            <text:p>Name</text:p>
          </table:table-cell>
          <table:table-cell table:style-name="ce37" table:formula="oooc:=IF([.F954]&lt;&gt;&quot;&quot;;CONCATENATE([.F954];&quot; &quot;;[.G954]);[.G954])" office:value-type="string" office:string-value="Name">
            <text:p>Name</text:p>
          </table:table-cell>
          <table:table-cell table:style-name="ce37" office:value-type="string">
            <text:p>Name</text:p>
          </table:table-cell>
          <table:table-cell table:style-name="ce37"/>
          <table:table-cell table:style-name="ce37" table:formula="oooc:=IF([.J954]&lt;&gt;&quot;&quot;;CONCATENATE([.J954];&quot;_ &quot;;[.I954];&quot;. Type&quot;);CONCATENATE([.I954];&quot;. Type&quot;))" office:value-type="string" office:string-value="Name. Type">
            <text:p>Name.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The name of the tax category.</text:p>
          </table:table-cell>
          <table:table-cell table:style-name="ce13" office:value-type="string">
            <text:p>"Luxury Goods","Wine Equalization", "Exempt"</text:p>
          </table:table-cell>
          <table:table-cell table:style-name="ce37"/>
          <table:table-cell table:style-name="ce102" office:value-type="string">
            <text:p>2.0</text:p>
          </table:table-cell>
          <table:table-cell table:style-name="ce37" table:number-columns-repeated="11"/>
          <table:table-cell table:style-name="ce37" office:value-type="string">
            <text:p>Y</text:p>
          </table:table-cell>
          <table:table-cell table:style-name="ce37" table:number-columns-repeated="224"/>
        </table:table-row>
        <table:table-row table:style-name="ro2">
          <table:table-cell table:formula="oooc:=SUBSTITUTE(SUBSTITUTE(CONCATENATE(IF([.E955]=&quot;Universally Unique&quot;;&quot;UU&quot;;[.E955]);IF([.G955]&lt;&gt;[.I955];[.H955];[.F955]);CONCATENATE(IF([.I955]=&quot;Identifier&quot;;&quot;ID&quot;;IF([.I955]=&quot;Text&quot;;&quot;&quot;;[.I955]))));&quot; &quot;;&quot;&quot;);&quot;'&quot;;&quot;&quot;)" office:value-type="string" office:string-value="Percent">
            <text:p>Percent</text:p>
          </table:table-cell>
          <table:table-cell table:style-name="ce14" office:value-type="string">
            <text:p>Tax Category. Percent</text:p>
          </table:table-cell>
          <table:table-cell table:style-name="ce37"/>
          <table:table-cell table:style-name="ce37" office:value-type="string">
            <text:p>Tax Category</text:p>
          </table:table-cell>
          <table:table-cell table:number-columns-repeated="2" table:style-name="ce37"/>
          <table:table-cell table:style-name="ce37" office:value-type="string">
            <text:p>Percent</text:p>
          </table:table-cell>
          <table:table-cell table:style-name="ce37" table:formula="oooc:=IF([.F955]&lt;&gt;&quot;&quot;;CONCATENATE([.F955];&quot; &quot;;[.G955]);[.G955])" office:value-type="string" office:string-value="Percent">
            <text:p>Percent</text:p>
          </table:table-cell>
          <table:table-cell table:style-name="ce37" office:value-type="string">
            <text:p>Percent</text:p>
          </table:table-cell>
          <table:table-cell table:style-name="ce37"/>
          <table:table-cell table:style-name="ce37" table:formula="oooc:=IF([.J955]&lt;&gt;&quot;&quot;;CONCATENATE([.J955];&quot;_ &quot;;[.I955];&quot;. Type&quot;);CONCATENATE([.I955];&quot;. Type&quot;))" office:value-type="string" office:string-value="Percent. Type">
            <text:p>Percen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The tax rate for the category, expressed as a percentage.</text:p>
          </table:table-cell>
          <table:table-cell table:style-name="ce13"/>
          <table:table-cell table:style-name="ce37"/>
          <table:table-cell table:style-name="ce102" office:value-type="string">
            <text:p>1.0</text:p>
          </table:table-cell>
          <table:table-cell table:style-name="ce37" table:number-columns-repeated="236"/>
        </table:table-row>
        <table:table-row table:style-name="ro3">
          <table:table-cell table:formula="oooc:=SUBSTITUTE(SUBSTITUTE(CONCATENATE(IF([.E956]=&quot;Universally Unique&quot;;&quot;UU&quot;;[.E956]);IF([.G956]&lt;&gt;[.I956];[.H956];[.F956]);CONCATENATE(IF([.I956]=&quot;Identifier&quot;;&quot;ID&quot;;IF([.I956]=&quot;Text&quot;;&quot;&quot;;[.I956]))));&quot; &quot;;&quot;&quot;);&quot;'&quot;;&quot;&quot;)" office:value-type="string" office:string-value="BaseUnitMeasure">
            <text:p>BaseUnitMeasure</text:p>
          </table:table-cell>
          <table:table-cell table:style-name="ce13" office:value-type="string">
            <text:p>Tax Category. Base Unit Measure. Measure</text:p>
          </table:table-cell>
          <table:table-cell table:style-name="ce37"/>
          <table:table-cell table:style-name="ce37" office:value-type="string">
            <text:p>Tax Category</text:p>
          </table:table-cell>
          <table:table-cell table:style-name="ce37"/>
          <table:table-cell table:style-name="ce37" office:value-type="string">
            <text:p>Base Unit</text:p>
          </table:table-cell>
          <table:table-cell table:style-name="ce37" office:value-type="string">
            <text:p>Measure</text:p>
          </table:table-cell>
          <table:table-cell table:style-name="ce37" table:formula="oooc:=IF([.F956]&lt;&gt;&quot;&quot;;CONCATENATE([.F956];&quot; &quot;;[.G956]);[.G956])" office:value-type="string" office:string-value="Base Unit Measure">
            <text:p>Base Unit Measure</text:p>
          </table:table-cell>
          <table:table-cell table:style-name="ce37" office:value-type="string">
            <text:p>Measure</text:p>
          </table:table-cell>
          <table:table-cell table:style-name="ce37"/>
          <table:table-cell table:style-name="ce37" table:formula="oooc:=IF([.J956]&lt;&gt;&quot;&quot;;CONCATENATE([.J956];&quot;_ &quot;;[.I956];&quot;. Type&quot;);CONCATENATE([.I956];&quot;. Type&quot;))" office:value-type="string" office:string-value="Measure. Type">
            <text:p>Measure.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applied at a certain rate per unit, the measure of units on which the tax calculation is based.</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2">
          <table:table-cell table:formula="oooc:=SUBSTITUTE(SUBSTITUTE(CONCATENATE(IF([.E957]=&quot;Universally Unique&quot;;&quot;UU&quot;;[.E957]);IF([.G957]&lt;&gt;[.I957];[.H957];[.F957]);CONCATENATE(IF([.I957]=&quot;Identifier&quot;;&quot;ID&quot;;IF([.I957]=&quot;Text&quot;;&quot;&quot;;[.I957]))));&quot; &quot;;&quot;&quot;);&quot;'&quot;;&quot;&quot;)" office:value-type="string" office:string-value="PerUnitAmount">
            <text:p>PerUnitAmount</text:p>
          </table:table-cell>
          <table:table-cell table:style-name="ce14" office:value-type="string">
            <text:p>Tax Category. Per Unit_ Amount. Amount</text:p>
          </table:table-cell>
          <table:table-cell table:style-name="ce37"/>
          <table:table-cell table:style-name="ce37" office:value-type="string">
            <text:p>Tax Category</text:p>
          </table:table-cell>
          <table:table-cell table:style-name="ce37" office:value-type="string">
            <text:p>Per Unit</text:p>
          </table:table-cell>
          <table:table-cell table:style-name="ce37"/>
          <table:table-cell table:style-name="ce37" office:value-type="string">
            <text:p>Amount</text:p>
          </table:table-cell>
          <table:table-cell table:style-name="ce37" table:formula="oooc:=IF([.F957]&lt;&gt;&quot;&quot;;CONCATENATE([.F957];&quot; &quot;;[.G957]);[.G957])" office:value-type="string" office:string-value="Amount">
            <text:p>Amount</text:p>
          </table:table-cell>
          <table:table-cell table:style-name="ce37" office:value-type="string">
            <text:p>Amount</text:p>
          </table:table-cell>
          <table:table-cell table:style-name="ce37"/>
          <table:table-cell table:style-name="ce37" table:formula="oooc:=IF([.J957]&lt;&gt;&quot;&quot;;CONCATENATE([.J957];&quot;_ &quot;;[.I957];&quot;. Type&quot;);CONCATENATE([.I957];&quot;. Type&quot;))" office:value-type="string" office:string-value="Amount. Type">
            <text:p>Amoun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applied at a certain rate per unit, the rate per unit applied.</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2">
          <table:table-cell table:formula="oooc:=SUBSTITUTE(SUBSTITUTE(CONCATENATE(IF([.E958]=&quot;Universally Unique&quot;;&quot;UU&quot;;[.E958]);IF([.G958]&lt;&gt;[.I958];[.H958];[.F958]);CONCATENATE(IF([.I958]=&quot;Identifier&quot;;&quot;ID&quot;;IF([.I958]=&quot;Text&quot;;&quot;&quot;;[.I958]))));&quot; &quot;;&quot;&quot;);&quot;'&quot;;&quot;&quot;)" office:value-type="string" office:string-value="TaxExemptionReasonCode">
            <text:p>TaxExemptionReasonCode</text:p>
          </table:table-cell>
          <table:table-cell office:value-type="string">
            <text:p>Tax Category. Tax Exemption Reason Code. Code</text:p>
          </table:table-cell>
          <table:table-cell/>
          <table:table-cell table:style-name="ce37" office:value-type="string">
            <text:p>Tax Category</text:p>
          </table:table-cell>
          <table:table-cell/>
          <table:table-cell office:value-type="string">
            <text:p>Tax Exemption Reason</text:p>
          </table:table-cell>
          <table:table-cell office:value-type="string">
            <text:p>Code</text:p>
          </table:table-cell>
          <table:table-cell table:formula="oooc:=IF([.F958]&lt;&gt;&quot;&quot;;CONCATENATE([.F958];&quot; &quot;;[.G958]);[.G958])" office:value-type="string" office:string-value="Tax Exemption Reason Code">
            <text:p>Tax Exemption Reason Code</text:p>
          </table:table-cell>
          <table:table-cell office:value-type="string">
            <text:p>Code</text:p>
          </table:table-cell>
          <table:table-cell/>
          <table:table-cell table:formula="oooc:=IF([.J958]&lt;&gt;&quot;&quot;;CONCATENATE([.J958];&quot;_ &quot;;[.I958];&quot;. Type&quot;);CONCATENATE([.I95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4" office:value-type="string">
            <text:p>The reason for tax being exempted expressed as a code.</text:p>
          </table:table-cell>
          <table:table-cell table:number-columns-repeated="2"/>
          <table:table-cell table:style-name="ce92" office:value-type="string">
            <text:p>2.0</text:p>
          </table:table-cell>
          <table:table-cell/>
          <table:table-cell table:style-name="ce3"/>
          <table:table-cell table:style-name="ce7"/>
          <table:table-cell table:number-columns-repeated="9"/>
          <table:table-cell table:style-name="ce3" table:number-columns-repeated="224"/>
        </table:table-row>
        <table:table-row table:style-name="ro2">
          <table:table-cell table:formula="oooc:=SUBSTITUTE(SUBSTITUTE(CONCATENATE(IF([.E959]=&quot;Universally Unique&quot;;&quot;UU&quot;;[.E959]);IF([.G959]&lt;&gt;[.I959];[.H959];[.F959]);CONCATENATE(IF([.I959]=&quot;Identifier&quot;;&quot;ID&quot;;IF([.I959]=&quot;Text&quot;;&quot;&quot;;[.I959]))));&quot; &quot;;&quot;&quot;);&quot;'&quot;;&quot;&quot;)" office:value-type="string" office:string-value="TaxExemptionReason">
            <text:p>TaxExemptionReason</text:p>
          </table:table-cell>
          <table:table-cell table:style-name="ce14" office:value-type="string">
            <text:p>Tax Category. Tax Exemption Reason. Text</text:p>
          </table:table-cell>
          <table:table-cell table:style-name="ce37"/>
          <table:table-cell table:style-name="ce37" office:value-type="string">
            <text:p>Tax Category</text:p>
          </table:table-cell>
          <table:table-cell table:style-name="ce23"/>
          <table:table-cell office:value-type="string">
            <text:p>Tax Exemption</text:p>
          </table:table-cell>
          <table:table-cell table:style-name="ce37" office:value-type="string">
            <text:p>Reason</text:p>
          </table:table-cell>
          <table:table-cell table:style-name="ce37" table:formula="oooc:=IF([.F959]&lt;&gt;&quot;&quot;;CONCATENATE([.F959];&quot; &quot;;[.G959]);[.G959])" office:value-type="string" office:string-value="Tax Exemption Reason">
            <text:p>Tax Exemption Reason</text:p>
          </table:table-cell>
          <table:table-cell table:style-name="ce37" office:value-type="string">
            <text:p>Text</text:p>
          </table:table-cell>
          <table:table-cell table:style-name="ce37"/>
          <table:table-cell table:style-name="ce37" table:formula="oooc:=IF([.J959]&lt;&gt;&quot;&quot;;CONCATENATE([.J959];&quot;_ &quot;;[.I959];&quot;. Type&quot;);CONCATENATE([.I959];&quot;. Type&quot;))" office:value-type="string" office:string-value="Text. Type">
            <text:p>Tex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The reason for tax being exempted.</text:p>
          </table:table-cell>
          <table:table-cell table:style-name="ce13"/>
          <table:table-cell table:style-name="ce37"/>
          <table:table-cell table:style-name="ce102" office:value-type="string">
            <text:p>1.0</text:p>
          </table:table-cell>
          <table:table-cell table:style-name="ce37" table:number-columns-repeated="236"/>
        </table:table-row>
        <table:table-row table:style-name="ro3">
          <table:table-cell table:formula="oooc:=SUBSTITUTE(SUBSTITUTE(CONCATENATE(IF([.E960]=&quot;Universally Unique&quot;;&quot;UU&quot;;[.E960]);IF([.G960]&lt;&gt;[.I960];[.H960];[.F960]);CONCATENATE(IF([.I960]=&quot;Identifier&quot;;&quot;ID&quot;;IF([.I960]=&quot;Text&quot;;&quot;&quot;;[.I960]))));&quot; &quot;;&quot;&quot;);&quot;'&quot;;&quot;&quot;)" office:value-type="string" office:string-value="TierRange">
            <text:p>TierRange</text:p>
          </table:table-cell>
          <table:table-cell table:style-name="ce13" office:value-type="string">
            <text:p>Tax Category. Tier Range. Text</text:p>
          </table:table-cell>
          <table:table-cell table:style-name="ce37"/>
          <table:table-cell table:style-name="ce37" office:value-type="string">
            <text:p>Tax Category</text:p>
          </table:table-cell>
          <table:table-cell table:style-name="ce37"/>
          <table:table-cell table:style-name="ce37" office:value-type="string">
            <text:p>Tier</text:p>
          </table:table-cell>
          <table:table-cell table:style-name="ce37" office:value-type="string">
            <text:p>Range</text:p>
          </table:table-cell>
          <table:table-cell table:style-name="ce37" table:formula="oooc:=IF([.F960]&lt;&gt;&quot;&quot;;CONCATENATE([.F960];&quot; &quot;;[.G960]);[.G960])" office:value-type="string" office:string-value="Tier Range">
            <text:p>Tier Range</text:p>
          </table:table-cell>
          <table:table-cell table:style-name="ce37" office:value-type="string">
            <text:p>Text</text:p>
          </table:table-cell>
          <table:table-cell table:style-name="ce37"/>
          <table:table-cell table:style-name="ce37" table:formula="oooc:=IF([.J960]&lt;&gt;&quot;&quot;;CONCATENATE([.J960];&quot;_ &quot;;[.I960];&quot;. Type&quot;);CONCATENATE([.I960];&quot;. Type&quot;))" office:value-type="string" office:string-value="Text. Type">
            <text:p>Tex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tiered, the range of tiers applied in the calculation of the tax subtotal for the tax category.</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3">
          <table:table-cell table:formula="oooc:=SUBSTITUTE(SUBSTITUTE(CONCATENATE(IF([.E961]=&quot;Universally Unique&quot;;&quot;UU&quot;;[.E961]);IF([.G961]&lt;&gt;[.I961];[.H961];[.F961]);CONCATENATE(IF([.I961]=&quot;Identifier&quot;;&quot;ID&quot;;IF([.I961]=&quot;Text&quot;;&quot;&quot;;[.I961]))));&quot; &quot;;&quot;&quot;);&quot;'&quot;;&quot;&quot;)" office:value-type="string" office:string-value="TierRatePercent">
            <text:p>TierRatePercent</text:p>
          </table:table-cell>
          <table:table-cell table:style-name="ce13" office:value-type="string">
            <text:p>Tax Category. Tier Rate. Percent</text:p>
          </table:table-cell>
          <table:table-cell table:style-name="ce37"/>
          <table:table-cell table:style-name="ce37" office:value-type="string">
            <text:p>Tax Category</text:p>
          </table:table-cell>
          <table:table-cell table:style-name="ce37"/>
          <table:table-cell table:style-name="ce37" office:value-type="string">
            <text:p>Tier</text:p>
          </table:table-cell>
          <table:table-cell table:style-name="ce37" office:value-type="string">
            <text:p>Rate</text:p>
          </table:table-cell>
          <table:table-cell table:style-name="ce37" table:formula="oooc:=IF([.F961]&lt;&gt;&quot;&quot;;CONCATENATE([.F961];&quot; &quot;;[.G961]);[.G961])" office:value-type="string" office:string-value="Tier Rate">
            <text:p>Tier Rate</text:p>
          </table:table-cell>
          <table:table-cell table:style-name="ce37" office:value-type="string">
            <text:p>Percent</text:p>
          </table:table-cell>
          <table:table-cell table:style-name="ce37"/>
          <table:table-cell table:style-name="ce37" table:formula="oooc:=IF([.J961]&lt;&gt;&quot;&quot;;CONCATENATE([.J961];&quot;_ &quot;;[.I961];&quot;. Type&quot;);CONCATENATE([.I961];&quot;. Type&quot;))" office:value-type="string" office:string-value="Percent. Type">
            <text:p>Percen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tiered, the rate of tax applied to the range of tiers in the calculation of the tax subtotal for the tax category.</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2">
          <table:table-cell table:style-name="ce4" table:formula="oooc:=SUBSTITUTE(SUBSTITUTE(CONCATENATE(IF([.E962]=&quot;Universally Unique&quot;;&quot;UU&quot;;[.E962]);[.F962];IF([.H962]&lt;&gt;[.I962];[.H962];&quot;&quot;);CONCATENATE(IF([.I962]=&quot;Identifier&quot;;&quot;ID&quot;;IF([.I962]=&quot;Text&quot;;&quot;&quot;;[.I962]))));&quot; &quot;;&quot;&quot;);&quot;'&quot;;&quot;&quot;)" office:value-type="string" office:string-value="TaxScheme">
            <text:p>TaxScheme</text:p>
          </table:table-cell>
          <table:table-cell table:style-name="ce8" office:value-type="string">
            <text:p>Tax Category. Tax Scheme</text:p>
          </table:table-cell>
          <table:table-cell table:style-name="ce27"/>
          <table:table-cell table:style-name="ce27" office:value-type="string">
            <text:p>Tax Category</text:p>
          </table:table-cell>
          <table:table-cell table:number-columns-repeated="2" table:style-name="ce27"/>
          <table:table-cell table:style-name="ce27"/>
          <table:table-cell table:style-name="ce8" table:formula="oooc:=[.M962]" office:value-type="string" office:string-value="Tax Scheme">
            <text:p>Tax Scheme</text:p>
          </table:table-cell>
          <table:table-cell table:style-name="ce8" table:formula="oooc:=[.M962]" office:value-type="string" office:string-value="Tax Scheme">
            <text:p>Tax Scheme</text:p>
          </table:table-cell>
          <table:table-cell table:style-name="ce8" table:number-columns-repeated="2"/>
          <table:table-cell table:style-name="ce27"/>
          <table:table-cell table:style-name="ce38" office:value-type="string">
            <text:p>Tax Scheme</text:p>
          </table:table-cell>
          <table:table-cell table:style-name="ce27"/>
          <table:table-cell table:style-name="ce33" office:value-type="float" office:value="1">
            <text:p>1</text:p>
          </table:table-cell>
          <table:table-cell table:style-name="ce27" office:value-type="string">
            <text:p>ASBIE</text:p>
          </table:table-cell>
          <table:table-cell table:style-name="ce38" office:value-type="string">
            <text:p>An association to Tax Scheme.</text:p>
          </table:table-cell>
          <table:table-cell table:style-name="ce38"/>
          <table:table-cell table:style-name="ce73"/>
          <table:table-cell table:style-name="ce98" office:value-type="string">
            <text:p>1.0</text:p>
          </table:table-cell>
          <table:table-cell table:style-name="ce87"/>
          <table:table-cell table:style-name="ce33"/>
          <table:table-cell table:style-name="ce27" table:number-columns-repeated="10"/>
          <table:table-cell table:style-name="ce37" table:number-columns-repeated="224"/>
        </table:table-row>
        <table:table-row table:style-name="ro2">
          <table:table-cell table:style-name="ce2" office:value-type="string">
            <text:p>TaxScheme</text:p>
          </table:table-cell>
          <table:table-cell table:style-name="ce30" office:value-type="string">
            <text:p>Tax Scheme. Details</text:p>
          </table:table-cell>
          <table:table-cell table:style-name="ce16"/>
          <table:table-cell table:style-name="ce16" office:value-type="string">
            <text:p>Tax Schem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tax scheme.</text:p>
          </table:table-cell>
          <table:table-cell table:style-name="ce16"/>
          <table:table-cell table:style-name="ce52"/>
          <table:table-cell table:style-name="ce104" office:value-type="string">
            <text:p>2.0</text:p>
          </table:table-cell>
          <table:table-cell table:style-name="ce85"/>
          <table:table-cell table:style-name="ce30"/>
          <table:table-cell table:style-name="ce16" table:number-columns-repeated="9"/>
          <table:table-cell table:style-name="ce16" office:value-type="string">
            <text:p>Y</text:p>
          </table:table-cell>
          <table:table-cell table:number-columns-repeated="224"/>
        </table:table-row>
        <table:table-row table:style-name="ro2">
          <table:table-cell table:formula="oooc:=SUBSTITUTE(SUBSTITUTE(CONCATENATE(IF([.E964]=&quot;Universally Unique&quot;;&quot;UU&quot;;[.E964]);IF([.G964]&lt;&gt;[.I964];[.H964];[.F964]);CONCATENATE(IF([.I964]=&quot;Identifier&quot;;&quot;ID&quot;;IF([.I964]=&quot;Text&quot;;&quot;&quot;;[.I964]))));&quot; &quot;;&quot;&quot;);&quot;'&quot;;&quot;&quot;)" office:value-type="string" office:string-value="ID">
            <text:p>ID</text:p>
          </table:table-cell>
          <table:table-cell table:style-name="ce10" office:value-type="string">
            <text:p>Tax Scheme. Identifier</text:p>
          </table:table-cell>
          <table:table-cell/>
          <table:table-cell office:value-type="string">
            <text:p>Tax Scheme</text:p>
          </table:table-cell>
          <table:table-cell table:number-columns-repeated="2"/>
          <table:table-cell office:value-type="string">
            <text:p>Identifier</text:p>
          </table:table-cell>
          <table:table-cell table:formula="oooc:=IF([.F964]&lt;&gt;&quot;&quot;;CONCATENATE([.F964];&quot; &quot;;[.G964]);[.G964])" office:value-type="string" office:string-value="Identifier">
            <text:p>Identifier</text:p>
          </table:table-cell>
          <table:table-cell office:value-type="string">
            <text:p>Identifier</text:p>
          </table:table-cell>
          <table:table-cell/>
          <table:table-cell table:formula="oooc:=IF([.J964]&lt;&gt;&quot;&quot;;CONCATENATE([.J964];&quot;_ &quot;;[.I964];&quot;. Type&quot;);CONCATENATE([.I9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ax scheme.</text:p>
          </table:table-cell>
          <table:table-cell office:value-type="string">
            <text:p>"VAT", "GST"</text:p>
          </table:table-cell>
          <table:table-cell/>
          <table:table-cell table:style-name="ce92"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4">
          <table:table-cell table:formula="oooc:=SUBSTITUTE(SUBSTITUTE(CONCATENATE(IF([.E965]=&quot;Universally Unique&quot;;&quot;UU&quot;;[.E965]);IF([.G965]&lt;&gt;[.I965];[.H965];[.F965]);CONCATENATE(IF([.I965]=&quot;Identifier&quot;;&quot;ID&quot;;IF([.I965]=&quot;Text&quot;;&quot;&quot;;[.I965]))));&quot; &quot;;&quot;&quot;);&quot;'&quot;;&quot;&quot;)" office:value-type="string" office:string-value="Name">
            <text:p>Name</text:p>
          </table:table-cell>
          <table:table-cell table:style-name="ce14" office:value-type="string">
            <text:p>Tax Scheme. Name</text:p>
          </table:table-cell>
          <table:table-cell table:style-name="ce37"/>
          <table:table-cell table:style-name="ce37" office:value-type="string">
            <text:p>Tax Scheme</text:p>
          </table:table-cell>
          <table:table-cell table:number-columns-repeated="2" table:style-name="ce37"/>
          <table:table-cell table:style-name="ce37" office:value-type="string">
            <text:p>Name</text:p>
          </table:table-cell>
          <table:table-cell table:style-name="ce37" table:formula="oooc:=IF([.F965]&lt;&gt;&quot;&quot;;CONCATENATE([.F965];&quot; &quot;;[.G965]);[.G965])" office:value-type="string" office:string-value="Name">
            <text:p>Name</text:p>
          </table:table-cell>
          <table:table-cell table:style-name="ce37" office:value-type="string">
            <text:p>Name</text:p>
          </table:table-cell>
          <table:table-cell table:style-name="ce37"/>
          <table:table-cell table:style-name="ce37" table:formula="oooc:=IF([.J965]&lt;&gt;&quot;&quot;;CONCATENATE([.J965];&quot;_ &quot;;[.I965];&quot;. Type&quot;);CONCATENATE([.I965];&quot;. Type&quot;))" office:value-type="string" office:string-value="Name. Type">
            <text:p>Name.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The name of the tax scheme.</text:p>
          </table:table-cell>
          <table:table-cell table:style-name="ce13" office:value-type="string">
            <text:p>"Value Added Tax", "Wholesale Tax", "Sales Tax", "State Tax"</text:p>
          </table:table-cell>
          <table:table-cell table:style-name="ce37"/>
          <table:table-cell table:style-name="ce102" office:value-type="string">
            <text:p>2.0</text:p>
          </table:table-cell>
          <table:table-cell table:style-name="ce37" table:number-columns-repeated="11"/>
          <table:table-cell table:style-name="ce37" office:value-type="string">
            <text:p>Y</text:p>
          </table:table-cell>
          <table:table-cell table:style-name="ce37" table:number-columns-repeated="224"/>
        </table:table-row>
        <table:table-row table:style-name="ro2">
          <table:table-cell table:formula="oooc:=SUBSTITUTE(SUBSTITUTE(CONCATENATE(IF([.E966]=&quot;Universally Unique&quot;;&quot;UU&quot;;[.E966]);IF([.G966]&lt;&gt;[.I966];[.H966];[.F966]);CONCATENATE(IF([.I966]=&quot;Identifier&quot;;&quot;ID&quot;;IF([.I966]=&quot;Text&quot;;&quot;&quot;;[.I966]))));&quot; &quot;;&quot;&quot;);&quot;'&quot;;&quot;&quot;)" office:value-type="string" office:string-value="TaxTypeCode">
            <text:p>TaxTypeCode</text:p>
          </table:table-cell>
          <table:table-cell table:style-name="ce10" office:value-type="string">
            <text:p>Tax Scheme. Tax Type Code. Code</text:p>
          </table:table-cell>
          <table:table-cell/>
          <table:table-cell office:value-type="string">
            <text:p>Tax Scheme</text:p>
          </table:table-cell>
          <table:table-cell/>
          <table:table-cell table:style-name="ce6" office:value-type="string">
            <text:p>Tax Type</text:p>
          </table:table-cell>
          <table:table-cell table:style-name="ce6" office:value-type="string">
            <text:p>Code</text:p>
          </table:table-cell>
          <table:table-cell table:formula="oooc:=IF([.F966]&lt;&gt;&quot;&quot;;CONCATENATE([.F966];&quot; &quot;;[.G966]);[.G966])" office:value-type="string" office:string-value="Tax Type Code">
            <text:p>Tax Type Code</text:p>
          </table:table-cell>
          <table:table-cell office:value-type="string">
            <text:p>Code</text:p>
          </table:table-cell>
          <table:table-cell/>
          <table:table-cell table:formula="oooc:=IF([.J966]&lt;&gt;&quot;&quot;;CONCATENATE([.J966];&quot;_ &quot;;[.I966];&quot;. Type&quot;);CONCATENATE([.I96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identifier for the tax type.</text:p>
          </table:table-cell>
          <table:table-cell office:value-type="string">
            <text:p>"Consumption", "Sales"</text:p>
          </table:table-cell>
          <table:table-cell/>
          <table:table-cell table:style-name="ce92"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2">
          <table:table-cell table:formula="oooc:=SUBSTITUTE(SUBSTITUTE(CONCATENATE(IF([.E967]=&quot;Universally Unique&quot;;&quot;UU&quot;;[.E967]);IF([.G967]&lt;&gt;[.I967];[.H967];[.F967]);CONCATENATE(IF([.I967]=&quot;Identifier&quot;;&quot;ID&quot;;IF([.I967]=&quot;Text&quot;;&quot;&quot;;[.I967]))));&quot; &quot;;&quot;&quot;);&quot;'&quot;;&quot;&quot;)" office:value-type="string" office:string-value="CurrencyCode">
            <text:p>CurrencyCode</text:p>
          </table:table-cell>
          <table:table-cell table:style-name="ce10" office:value-type="string">
            <text:p>Tax Scheme. Currency Code. Code</text:p>
          </table:table-cell>
          <table:table-cell/>
          <table:table-cell office:value-type="string">
            <text:p>Tax Scheme</text:p>
          </table:table-cell>
          <table:table-cell/>
          <table:table-cell table:style-name="ce6" office:value-type="string">
            <text:p>Currency</text:p>
          </table:table-cell>
          <table:table-cell table:style-name="ce6" office:value-type="string">
            <text:p>Code</text:p>
          </table:table-cell>
          <table:table-cell table:formula="oooc:=IF([.F967]&lt;&gt;&quot;&quot;;CONCATENATE([.F967];&quot; &quot;;[.G967]);[.G967])" office:value-type="string" office:string-value="Currency Code">
            <text:p>Currency Code</text:p>
          </table:table-cell>
          <table:table-cell office:value-type="string">
            <text:p>Code</text:p>
          </table:table-cell>
          <table:table-cell office:value-type="string">
            <text:p>Currency</text:p>
          </table:table-cell>
          <table:table-cell table:formula="oooc:=IF([.J967]&lt;&gt;&quot;&quot;;CONCATENATE([.J967];&quot;_ &quot;;[.I967];&quot;. Type&quot;);CONCATENATE([.I967];&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table:style-name="ce14" office:value-type="string">
            <text:p>The currency in which the tax is collected and reported, expressed as a code.</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3">
          <table:table-cell table:style-name="ce4" table:formula="oooc:=SUBSTITUTE(SUBSTITUTE(CONCATENATE(IF([.E968]=&quot;Universally Unique&quot;;&quot;UU&quot;;[.E968]);[.F968];IF([.H968]&lt;&gt;[.I968];[.H968];&quot;&quot;);CONCATENATE(IF([.I968]=&quot;Identifier&quot;;&quot;ID&quot;;IF([.I968]=&quot;Text&quot;;&quot;&quot;;[.I968]))));&quot; &quot;;&quot;&quot;);&quot;'&quot;;&quot;&quot;)" office:value-type="string" office:string-value="JurisdictionRegionAddress">
            <text:p>JurisdictionRegionAddress</text:p>
          </table:table-cell>
          <table:table-cell table:style-name="ce15" office:value-type="string">
            <text:p>Tax Scheme. Jurisdiction Region_ Address. Address</text:p>
          </table:table-cell>
          <table:table-cell table:style-name="ce27"/>
          <table:table-cell table:style-name="ce27" office:value-type="string">
            <text:p>Tax Scheme</text:p>
          </table:table-cell>
          <table:table-cell table:style-name="ce27" office:value-type="string">
            <text:p>Jurisdiction Region</text:p>
          </table:table-cell>
          <table:table-cell table:style-name="ce27"/>
          <table:table-cell table:style-name="ce27"/>
          <table:table-cell table:style-name="ce8" table:formula="oooc:=[.M968]" office:value-type="string" office:string-value="Address">
            <text:p>Address</text:p>
          </table:table-cell>
          <table:table-cell table:style-name="ce8" table:formula="oooc:=[.M968]" office:value-type="string" office:string-value="Address">
            <text:p>Address</text:p>
          </table:table-cell>
          <table:table-cell table:style-name="ce8" table:number-columns-repeated="2"/>
          <table:table-cell table:style-name="ce27"/>
          <table:table-cell table:style-name="ce38" office:value-type="string">
            <text:p>Address</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with Address (of taxation jurisdiction).</text:p>
          </table:table-cell>
          <table:table-cell table:style-name="ce38"/>
          <table:table-cell table:style-name="ce73"/>
          <table:table-cell table:style-name="ce98" office:value-type="string">
            <text:p>2.0</text:p>
          </table:table-cell>
          <table:table-cell table:style-name="ce87"/>
          <table:table-cell table:style-name="ce33"/>
          <table:table-cell table:style-name="ce27" table:number-columns-repeated="9"/>
          <table:table-cell table:style-name="ce27" office:value-type="string">
            <text:p>extended qualifier and cardinality</text:p>
          </table:table-cell>
          <table:table-cell table:number-columns-repeated="224"/>
        </table:table-row>
        <table:table-row table:style-name="ro3">
          <table:table-cell table:style-name="ce2" office:value-type="string">
            <text:p>TaxSubtotal</text:p>
          </table:table-cell>
          <table:table-cell table:style-name="ce30" office:value-type="string">
            <text:p>Tax Subtotal. Details</text:p>
          </table:table-cell>
          <table:table-cell table:style-name="ce16"/>
          <table:table-cell table:style-name="ce44" office:value-type="string">
            <text:p>Tax Subtotal</text:p>
          </table:table-cell>
          <table:table-cell table:style-name="ce16" table:number-columns-repeated="10"/>
          <table:table-cell table:style-name="ce30"/>
          <table:table-cell table:style-name="ce16" office:value-type="string">
            <text:p>ABIE</text:p>
          </table:table-cell>
          <table:table-cell table:style-name="ce44" office:value-type="string">
            <text:p>Information about the subtotal for a particular tax category within a tax scheme, such as standard rate within VAT.</text:p>
          </table:table-cell>
          <table:table-cell table:style-name="ce52" table:number-columns-repeated="2"/>
          <table:table-cell table:style-name="ce104" office:value-type="string">
            <text:p>2.0</text:p>
          </table:table-cell>
          <table:table-cell table:style-name="ce85"/>
          <table:table-cell table:style-name="ce30"/>
          <table:table-cell table:style-name="ce16" table:number-columns-repeated="10"/>
          <table:table-cell table:number-columns-repeated="224"/>
        </table:table-row>
        <table:table-row table:style-name="ro2">
          <table:table-cell table:formula="oooc:=SUBSTITUTE(SUBSTITUTE(CONCATENATE(IF([.E970]=&quot;Universally Unique&quot;;&quot;UU&quot;;[.E970]);IF([.G970]&lt;&gt;[.I970];[.H970];[.F970]);CONCATENATE(IF([.I970]=&quot;Identifier&quot;;&quot;ID&quot;;IF([.I970]=&quot;Text&quot;;&quot;&quot;;[.I970]))));&quot; &quot;;&quot;&quot;);&quot;'&quot;;&quot;&quot;)" office:value-type="string" office:string-value="TaxableAmount">
            <text:p>TaxableAmount</text:p>
          </table:table-cell>
          <table:table-cell table:style-name="ce10" office:value-type="string">
            <text:p>Tax Subtotal. Taxable_ Amount. Amount</text:p>
          </table:table-cell>
          <table:table-cell/>
          <table:table-cell table:style-name="ce6" office:value-type="string">
            <text:p>Tax Subtotal</text:p>
          </table:table-cell>
          <table:table-cell office:value-type="string">
            <text:p>Taxable</text:p>
          </table:table-cell>
          <table:table-cell/>
          <table:table-cell office:value-type="string">
            <text:p>Amount</text:p>
          </table:table-cell>
          <table:table-cell table:formula="oooc:=IF([.F970]&lt;&gt;&quot;&quot;;CONCATENATE([.F970];&quot; &quot;;[.G970]);[.G970])" office:value-type="string" office:string-value="Amount">
            <text:p>Amount</text:p>
          </table:table-cell>
          <table:table-cell office:value-type="string">
            <text:p>Amount</text:p>
          </table:table-cell>
          <table:table-cell/>
          <table:table-cell table:formula="oooc:=IF([.J970]&lt;&gt;&quot;&quot;;CONCATENATE([.J970];&quot;_ &quot;;[.I970];&quot;. Type&quot;);CONCATENATE([.I970];&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net amount to which the tax percent (rate) is applied to calculate the tax amount.</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2">
          <table:table-cell table:formula="oooc:=SUBSTITUTE(SUBSTITUTE(CONCATENATE(IF([.E971]=&quot;Universally Unique&quot;;&quot;UU&quot;;[.E971]);IF([.G971]&lt;&gt;[.I971];[.H971];[.F971]);CONCATENATE(IF([.I971]=&quot;Identifier&quot;;&quot;ID&quot;;IF([.I971]=&quot;Text&quot;;&quot;&quot;;[.I971]))));&quot; &quot;;&quot;&quot;);&quot;'&quot;;&quot;&quot;)" office:value-type="string" office:string-value="TaxAmount">
            <text:p>TaxAmount</text:p>
          </table:table-cell>
          <table:table-cell office:value-type="string">
            <text:p>Tax Subtotal. Tax Amount. Amount</text:p>
          </table:table-cell>
          <table:table-cell/>
          <table:table-cell table:style-name="ce6" office:value-type="string">
            <text:p>Tax Subtotal</text:p>
          </table:table-cell>
          <table:table-cell/>
          <table:table-cell office:value-type="string">
            <text:p>Tax</text:p>
          </table:table-cell>
          <table:table-cell office:value-type="string">
            <text:p>Amount</text:p>
          </table:table-cell>
          <table:table-cell table:formula="oooc:=IF([.F971]&lt;&gt;&quot;&quot;;CONCATENATE([.F971];&quot; &quot;;[.G971]);[.G971])" office:value-type="string" office:string-value="Tax Amount">
            <text:p>Tax Amount</text:p>
          </table:table-cell>
          <table:table-cell office:value-type="string">
            <text:p>Amount</text:p>
          </table:table-cell>
          <table:table-cell table:style-name="ce49"/>
          <table:table-cell table:formula="oooc:=IF([.J971]&lt;&gt;&quot;&quot;;CONCATENATE([.J971];&quot;_ &quot;;[.I971];&quot;. Type&quot;);CONCATENATE([.I97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office:value-type="string">
            <text:p>The amount of tax stated explicitly.</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4">
          <table:table-cell table:formula="oooc:=SUBSTITUTE(SUBSTITUTE(CONCATENATE(IF([.E972]=&quot;Universally Unique&quot;;&quot;UU&quot;;[.E972]);IF([.G972]&lt;&gt;[.I972];[.H972];[.F972]);CONCATENATE(IF([.I972]=&quot;Identifier&quot;;&quot;ID&quot;;IF([.I972]=&quot;Text&quot;;&quot;&quot;;[.I972]))));&quot; &quot;;&quot;&quot;);&quot;'&quot;;&quot;&quot;)" office:value-type="string" office:string-value="CalculationSequenceNumeric">
            <text:p>CalculationSequenceNumeric</text:p>
          </table:table-cell>
          <table:table-cell office:value-type="string">
            <text:p>Tax Subtotal. Calculation Sequence. Numeric</text:p>
          </table:table-cell>
          <table:table-cell/>
          <table:table-cell table:style-name="ce6" office:value-type="string">
            <text:p>Tax Subtotal</text:p>
          </table:table-cell>
          <table:table-cell/>
          <table:table-cell office:value-type="string">
            <text:p>Calculation</text:p>
          </table:table-cell>
          <table:table-cell office:value-type="string">
            <text:p>Sequence</text:p>
          </table:table-cell>
          <table:table-cell table:formula="oooc:=IF([.F972]&lt;&gt;&quot;&quot;;CONCATENATE([.F972];&quot; &quot;;[.G972]);[.G972])" office:value-type="string" office:string-value="Calculation Sequence">
            <text:p>Calculation Sequence</text:p>
          </table:table-cell>
          <table:table-cell office:value-type="string">
            <text:p>Numeric</text:p>
          </table:table-cell>
          <table:table-cell/>
          <table:table-cell table:formula="oooc:=IF([.J972]&lt;&gt;&quot;&quot;;CONCATENATE([.J972];&quot;_ &quot;;[.I972];&quot;. Type&quot;);CONCATENATE([.I972];&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Identifies the numerical order sequence in which taxes are applied when multiple taxes are attracted. If all taxes apply to the same taxable amount, CalculationSequenceNumeric will be '1' for all taxes.</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973]=&quot;Universally Unique&quot;;&quot;UU&quot;;[.E973]);IF([.G973]&lt;&gt;[.I973];[.H973];[.F973]);CONCATENATE(IF([.I973]=&quot;Identifier&quot;;&quot;ID&quot;;IF([.I973]=&quot;Text&quot;;&quot;&quot;;[.I973]))));&quot; &quot;;&quot;&quot;);&quot;'&quot;;&quot;&quot;)" office:value-type="string" office:string-value="TransactionCurrencyTaxAmount">
            <text:p>TransactionCurrencyTaxAmount</text:p>
          </table:table-cell>
          <table:table-cell office:value-type="string">
            <text:p>Tax Subtotal. Transaction Currency_ Tax Amount. Amount</text:p>
          </table:table-cell>
          <table:table-cell/>
          <table:table-cell table:style-name="ce6" office:value-type="string">
            <text:p>Tax Subtotal</text:p>
          </table:table-cell>
          <table:table-cell office:value-type="string">
            <text:p>Transaction Currency</text:p>
          </table:table-cell>
          <table:table-cell office:value-type="string">
            <text:p>Tax</text:p>
          </table:table-cell>
          <table:table-cell office:value-type="string">
            <text:p>Amount</text:p>
          </table:table-cell>
          <table:table-cell table:formula="oooc:=IF([.F973]&lt;&gt;&quot;&quot;;CONCATENATE([.F973];&quot; &quot;;[.G973]);[.G973])" office:value-type="string" office:string-value="Tax Amount">
            <text:p>Tax Amount</text:p>
          </table:table-cell>
          <table:table-cell office:value-type="string">
            <text:p>Amount</text:p>
          </table:table-cell>
          <table:table-cell/>
          <table:table-cell table:formula="oooc:=IF([.J973]&lt;&gt;&quot;&quot;;CONCATENATE([.J973];&quot;_ &quot;;[.I973];&quot;. Type&quot;);CONCATENATE([.I973];&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tax amount, expressed in the currency used for invoicing.</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2">
          <table:table-cell table:formula="oooc:=SUBSTITUTE(SUBSTITUTE(CONCATENATE(IF([.E974]=&quot;Universally Unique&quot;;&quot;UU&quot;;[.E974]);IF([.G974]&lt;&gt;[.I974];[.H974];[.F974]);CONCATENATE(IF([.I974]=&quot;Identifier&quot;;&quot;ID&quot;;IF([.I974]=&quot;Text&quot;;&quot;&quot;;[.I974]))));&quot; &quot;;&quot;&quot;);&quot;'&quot;;&quot;&quot;)" office:value-type="string" office:string-value="Percent">
            <text:p>Percent</text:p>
          </table:table-cell>
          <table:table-cell table:style-name="ce14" office:value-type="string">
            <text:p>Tax Subtotal. Percent</text:p>
          </table:table-cell>
          <table:table-cell table:style-name="ce37"/>
          <table:table-cell table:style-name="ce6" office:value-type="string">
            <text:p>Tax Subtotal</text:p>
          </table:table-cell>
          <table:table-cell table:number-columns-repeated="2" table:style-name="ce37"/>
          <table:table-cell table:style-name="ce37" office:value-type="string">
            <text:p>Percent</text:p>
          </table:table-cell>
          <table:table-cell table:style-name="ce37" table:formula="oooc:=IF([.F974]&lt;&gt;&quot;&quot;;CONCATENATE([.F974];&quot; &quot;;[.G974]);[.G974])" office:value-type="string" office:string-value="Percent">
            <text:p>Percent</text:p>
          </table:table-cell>
          <table:table-cell table:style-name="ce37" office:value-type="string">
            <text:p>Percent</text:p>
          </table:table-cell>
          <table:table-cell table:style-name="ce37"/>
          <table:table-cell table:style-name="ce37" table:formula="oooc:=IF([.J974]&lt;&gt;&quot;&quot;;CONCATENATE([.J974];&quot;_ &quot;;[.I974];&quot;. Type&quot;);CONCATENATE([.I974];&quot;. Type&quot;))" office:value-type="string" office:string-value="Percent. Type">
            <text:p>Percen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The tax rate for the category, expressed as a percentage.</text:p>
          </table:table-cell>
          <table:table-cell table:style-name="ce13"/>
          <table:table-cell table:style-name="ce37"/>
          <table:table-cell table:style-name="ce102" office:value-type="string">
            <text:p>1.0</text:p>
          </table:table-cell>
          <table:table-cell table:style-name="ce37" table:number-columns-repeated="236"/>
        </table:table-row>
        <table:table-row table:style-name="ro3">
          <table:table-cell table:formula="oooc:=SUBSTITUTE(SUBSTITUTE(CONCATENATE(IF([.E975]=&quot;Universally Unique&quot;;&quot;UU&quot;;[.E975]);IF([.G975]&lt;&gt;[.I975];[.H975];[.F975]);CONCATENATE(IF([.I975]=&quot;Identifier&quot;;&quot;ID&quot;;IF([.I975]=&quot;Text&quot;;&quot;&quot;;[.I975]))));&quot; &quot;;&quot;&quot;);&quot;'&quot;;&quot;&quot;)" office:value-type="string" office:string-value="BaseUnitMeasure">
            <text:p>BaseUnitMeasure</text:p>
          </table:table-cell>
          <table:table-cell table:style-name="ce13" office:value-type="string">
            <text:p>Tax Subtotal. Base Unit Measure. Measure</text:p>
          </table:table-cell>
          <table:table-cell table:style-name="ce37"/>
          <table:table-cell table:style-name="ce6" office:value-type="string">
            <text:p>Tax Subtotal</text:p>
          </table:table-cell>
          <table:table-cell table:style-name="ce37"/>
          <table:table-cell table:style-name="ce37" office:value-type="string">
            <text:p>Base Unit</text:p>
          </table:table-cell>
          <table:table-cell table:style-name="ce37" office:value-type="string">
            <text:p>Measure</text:p>
          </table:table-cell>
          <table:table-cell table:style-name="ce37" table:formula="oooc:=IF([.F975]&lt;&gt;&quot;&quot;;CONCATENATE([.F975];&quot; &quot;;[.G975]);[.G975])" office:value-type="string" office:string-value="Base Unit Measure">
            <text:p>Base Unit Measure</text:p>
          </table:table-cell>
          <table:table-cell table:style-name="ce37" office:value-type="string">
            <text:p>Measure</text:p>
          </table:table-cell>
          <table:table-cell table:style-name="ce37"/>
          <table:table-cell table:style-name="ce37" table:formula="oooc:=IF([.J975]&lt;&gt;&quot;&quot;;CONCATENATE([.J975];&quot;_ &quot;;[.I975];&quot;. Type&quot;);CONCATENATE([.I975];&quot;. Type&quot;))" office:value-type="string" office:string-value="Measure. Type">
            <text:p>Measure.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applied at a certain rate per unit, the measure of units on which the tax calculation is based.</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2">
          <table:table-cell table:formula="oooc:=SUBSTITUTE(SUBSTITUTE(CONCATENATE(IF([.E976]=&quot;Universally Unique&quot;;&quot;UU&quot;;[.E976]);IF([.G976]&lt;&gt;[.I976];[.H976];[.F976]);CONCATENATE(IF([.I976]=&quot;Identifier&quot;;&quot;ID&quot;;IF([.I976]=&quot;Text&quot;;&quot;&quot;;[.I976]))));&quot; &quot;;&quot;&quot;);&quot;'&quot;;&quot;&quot;)" office:value-type="string" office:string-value="PerUnitAmount">
            <text:p>PerUnitAmount</text:p>
          </table:table-cell>
          <table:table-cell table:style-name="ce14" office:value-type="string">
            <text:p>Tax Subtotal. Per Unit_ Amount. Amount</text:p>
          </table:table-cell>
          <table:table-cell table:style-name="ce37"/>
          <table:table-cell table:style-name="ce6" office:value-type="string">
            <text:p>Tax Subtotal</text:p>
          </table:table-cell>
          <table:table-cell table:style-name="ce37" office:value-type="string">
            <text:p>Per Unit</text:p>
          </table:table-cell>
          <table:table-cell table:style-name="ce37"/>
          <table:table-cell table:style-name="ce37" office:value-type="string">
            <text:p>Amount</text:p>
          </table:table-cell>
          <table:table-cell table:style-name="ce37" table:formula="oooc:=IF([.F976]&lt;&gt;&quot;&quot;;CONCATENATE([.F976];&quot; &quot;;[.G976]);[.G976])" office:value-type="string" office:string-value="Amount">
            <text:p>Amount</text:p>
          </table:table-cell>
          <table:table-cell table:style-name="ce37" office:value-type="string">
            <text:p>Amount</text:p>
          </table:table-cell>
          <table:table-cell table:style-name="ce37"/>
          <table:table-cell table:style-name="ce37" table:formula="oooc:=IF([.J976]&lt;&gt;&quot;&quot;;CONCATENATE([.J976];&quot;_ &quot;;[.I976];&quot;. Type&quot;);CONCATENATE([.I976];&quot;. Type&quot;))" office:value-type="string" office:string-value="Amount. Type">
            <text:p>Amoun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applied at a certain rate per unit, the rate per unit applied.</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3">
          <table:table-cell table:formula="oooc:=SUBSTITUTE(SUBSTITUTE(CONCATENATE(IF([.E977]=&quot;Universally Unique&quot;;&quot;UU&quot;;[.E977]);IF([.G977]&lt;&gt;[.I977];[.H977];[.F977]);CONCATENATE(IF([.I977]=&quot;Identifier&quot;;&quot;ID&quot;;IF([.I977]=&quot;Text&quot;;&quot;&quot;;[.I977]))));&quot; &quot;;&quot;&quot;);&quot;'&quot;;&quot;&quot;)" office:value-type="string" office:string-value="TierRange">
            <text:p>TierRange</text:p>
          </table:table-cell>
          <table:table-cell table:style-name="ce13" office:value-type="string">
            <text:p>Tax Subtotal. Tier Range. Text</text:p>
          </table:table-cell>
          <table:table-cell table:style-name="ce37"/>
          <table:table-cell table:style-name="ce6" office:value-type="string">
            <text:p>Tax Subtotal</text:p>
          </table:table-cell>
          <table:table-cell table:style-name="ce37"/>
          <table:table-cell table:style-name="ce37" office:value-type="string">
            <text:p>Tier</text:p>
          </table:table-cell>
          <table:table-cell table:style-name="ce37" office:value-type="string">
            <text:p>Range</text:p>
          </table:table-cell>
          <table:table-cell table:style-name="ce37" table:formula="oooc:=IF([.F977]&lt;&gt;&quot;&quot;;CONCATENATE([.F977];&quot; &quot;;[.G977]);[.G977])" office:value-type="string" office:string-value="Tier Range">
            <text:p>Tier Range</text:p>
          </table:table-cell>
          <table:table-cell table:style-name="ce37" office:value-type="string">
            <text:p>Text</text:p>
          </table:table-cell>
          <table:table-cell table:style-name="ce37"/>
          <table:table-cell table:style-name="ce37" table:formula="oooc:=IF([.J977]&lt;&gt;&quot;&quot;;CONCATENATE([.J977];&quot;_ &quot;;[.I977];&quot;. Type&quot;);CONCATENATE([.I977];&quot;. Type&quot;))" office:value-type="string" office:string-value="Text. Type">
            <text:p>Tex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tiered, the range of tiers applied in the calculation of the tax subtotal for the tax category.</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3">
          <table:table-cell table:formula="oooc:=SUBSTITUTE(SUBSTITUTE(CONCATENATE(IF([.E978]=&quot;Universally Unique&quot;;&quot;UU&quot;;[.E978]);IF([.G978]&lt;&gt;[.I978];[.H978];[.F978]);CONCATENATE(IF([.I978]=&quot;Identifier&quot;;&quot;ID&quot;;IF([.I978]=&quot;Text&quot;;&quot;&quot;;[.I978]))));&quot; &quot;;&quot;&quot;);&quot;'&quot;;&quot;&quot;)" office:value-type="string" office:string-value="TierRatePercent">
            <text:p>TierRatePercent</text:p>
          </table:table-cell>
          <table:table-cell table:style-name="ce13" office:value-type="string">
            <text:p>Tax Subtotal. Tier Rate. Percent</text:p>
          </table:table-cell>
          <table:table-cell table:style-name="ce37"/>
          <table:table-cell table:style-name="ce6" office:value-type="string">
            <text:p>Tax Subtotal</text:p>
          </table:table-cell>
          <table:table-cell table:style-name="ce37"/>
          <table:table-cell table:style-name="ce37" office:value-type="string">
            <text:p>Tier</text:p>
          </table:table-cell>
          <table:table-cell table:style-name="ce37" office:value-type="string">
            <text:p>Rate</text:p>
          </table:table-cell>
          <table:table-cell table:style-name="ce37" table:formula="oooc:=IF([.F978]&lt;&gt;&quot;&quot;;CONCATENATE([.F978];&quot; &quot;;[.G978]);[.G978])" office:value-type="string" office:string-value="Tier Rate">
            <text:p>Tier Rate</text:p>
          </table:table-cell>
          <table:table-cell table:style-name="ce37" office:value-type="string">
            <text:p>Percent</text:p>
          </table:table-cell>
          <table:table-cell table:style-name="ce37"/>
          <table:table-cell table:style-name="ce37" table:formula="oooc:=IF([.J978]&lt;&gt;&quot;&quot;;CONCATENATE([.J978];&quot;_ &quot;;[.I978];&quot;. Type&quot;);CONCATENATE([.I978];&quot;. Type&quot;))" office:value-type="string" office:string-value="Percent. Type">
            <text:p>Percen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Where a tax is tiered, the rate of tax applied to the range of tiers in the calculation of the tax subtotal for the tax category.</text:p>
          </table:table-cell>
          <table:table-cell table:style-name="ce13"/>
          <table:table-cell table:style-name="ce37"/>
          <table:table-cell table:style-name="ce102" office:value-type="string">
            <text:p>2.0</text:p>
          </table:table-cell>
          <table:table-cell table:style-name="ce37" table:number-columns-repeated="236"/>
        </table:table-row>
        <table:table-row table:style-name="ro2">
          <table:table-cell table:style-name="ce4" table:formula="oooc:=SUBSTITUTE(SUBSTITUTE(CONCATENATE(IF([.E979]=&quot;Universally Unique&quot;;&quot;UU&quot;;[.E979]);[.F979];IF([.H979]&lt;&gt;[.I979];[.H979];&quot;&quot;);CONCATENATE(IF([.I979]=&quot;Identifier&quot;;&quot;ID&quot;;IF([.I979]=&quot;Text&quot;;&quot;&quot;;[.I979]))));&quot; &quot;;&quot;&quot;);&quot;'&quot;;&quot;&quot;)" office:value-type="string" office:string-value="TaxCategory">
            <text:p>TaxCategory</text:p>
          </table:table-cell>
          <table:table-cell table:style-name="ce8" office:value-type="string">
            <text:p>Tax Subtotal. Tax Category</text:p>
          </table:table-cell>
          <table:table-cell table:style-name="ce27"/>
          <table:table-cell table:style-name="ce43" office:value-type="string">
            <text:p>Tax Subtotal</text:p>
          </table:table-cell>
          <table:table-cell table:number-columns-repeated="2" table:style-name="ce27"/>
          <table:table-cell table:style-name="ce27"/>
          <table:table-cell table:style-name="ce8" table:formula="oooc:=[.M979]" office:value-type="string" office:string-value="Tax Category">
            <text:p>Tax Category</text:p>
          </table:table-cell>
          <table:table-cell table:style-name="ce8" table:formula="oooc:=[.M979]" office:value-type="string" office:string-value="Tax Category">
            <text:p>Tax Category</text:p>
          </table:table-cell>
          <table:table-cell table:style-name="ce8" table:number-columns-repeated="2"/>
          <table:table-cell table:style-name="ce27"/>
          <table:table-cell table:style-name="ce38" office:value-type="string">
            <text:p>Tax Category</text:p>
          </table:table-cell>
          <table:table-cell table:style-name="ce27"/>
          <table:table-cell table:style-name="ce33" office:value-type="float" office:value="1">
            <text:p>1</text:p>
          </table:table-cell>
          <table:table-cell table:style-name="ce27" office:value-type="string">
            <text:p>ASBIE</text:p>
          </table:table-cell>
          <table:table-cell table:style-name="ce38" office:value-type="string">
            <text:p>An association to Tax Category.</text:p>
          </table:table-cell>
          <table:table-cell table:style-name="ce73" table:number-columns-repeated="2"/>
          <table:table-cell table:style-name="ce98" office:value-type="string">
            <text:p>1.0</text:p>
          </table:table-cell>
          <table:table-cell table:style-name="ce87"/>
          <table:table-cell table:style-name="ce33"/>
          <table:table-cell table:style-name="ce27" table:number-columns-repeated="10"/>
          <table:table-cell table:number-columns-repeated="224"/>
        </table:table-row>
        <table:table-row table:style-name="ro2">
          <table:table-cell table:style-name="ce2" office:value-type="string">
            <text:p>TaxTotal</text:p>
          </table:table-cell>
          <table:table-cell table:style-name="ce30" office:value-type="string">
            <text:p>Tax Total. Details</text:p>
          </table:table-cell>
          <table:table-cell table:style-name="ce16"/>
          <table:table-cell table:style-name="ce16" office:value-type="string">
            <text:p>Tax Total</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a total amount of a particular type of tax.</text:p>
          </table:table-cell>
          <table:table-cell table:style-name="ce52" table:number-columns-repeated="2"/>
          <table:table-cell table:style-name="ce104" office:value-type="string">
            <text:p>2.0</text:p>
          </table:table-cell>
          <table:table-cell table:style-name="ce85"/>
          <table:table-cell table:style-name="ce30"/>
          <table:table-cell table:style-name="ce16" table:number-columns-repeated="10"/>
          <table:table-cell table:number-columns-repeated="224"/>
        </table:table-row>
        <table:table-row table:style-name="ro3">
          <table:table-cell table:formula="oooc:=SUBSTITUTE(SUBSTITUTE(CONCATENATE(IF([.E981]=&quot;Universally Unique&quot;;&quot;UU&quot;;[.E981]);IF([.G981]&lt;&gt;[.I981];[.H981];[.F981]);CONCATENATE(IF([.I981]=&quot;Identifier&quot;;&quot;ID&quot;;IF([.I981]=&quot;Text&quot;;&quot;&quot;;[.I981]))));&quot; &quot;;&quot;&quot;);&quot;'&quot;;&quot;&quot;)" office:value-type="string" office:string-value="TaxAmount">
            <text:p>TaxAmount</text:p>
          </table:table-cell>
          <table:table-cell office:value-type="string">
            <text:p>Tax Total. Tax Amount. Amount</text:p>
          </table:table-cell>
          <table:table-cell/>
          <table:table-cell office:value-type="string">
            <text:p>Tax Total</text:p>
          </table:table-cell>
          <table:table-cell/>
          <table:table-cell office:value-type="string">
            <text:p>Tax</text:p>
          </table:table-cell>
          <table:table-cell office:value-type="string">
            <text:p>Amount</text:p>
          </table:table-cell>
          <table:table-cell table:formula="oooc:=IF([.F981]&lt;&gt;&quot;&quot;;CONCATENATE([.F981];&quot; &quot;;[.G981]);[.G981])" office:value-type="string" office:string-value="Tax Amount">
            <text:p>Tax Amount</text:p>
          </table:table-cell>
          <table:table-cell office:value-type="string">
            <text:p>Amount</text:p>
          </table:table-cell>
          <table:table-cell/>
          <table:table-cell table:formula="oooc:=IF([.J981]&lt;&gt;&quot;&quot;;CONCATENATE([.J981];&quot;_ &quot;;[.I981];&quot;. Type&quot;);CONCATENATE([.I98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14" office:value-type="string">
            <text:p>The total tax amount for particular tax scheme e.g. VAT; <text:s/>the sum of each of the tax subtotals for each tax category within the tax scheme.</text:p>
          </table:table-cell>
          <table:table-cell table:number-columns-repeated="2"/>
          <table:table-cell table:style-name="ce92" office:value-type="string">
            <text:p>1.0</text:p>
          </table:table-cell>
          <table:table-cell/>
          <table:table-cell table:style-name="ce3"/>
          <table:table-cell table:number-columns-repeated="234"/>
        </table:table-row>
        <table:table-row table:style-name="ro3">
          <table:table-cell table:formula="oooc:=SUBSTITUTE(SUBSTITUTE(CONCATENATE(IF([.E982]=&quot;Universally Unique&quot;;&quot;UU&quot;;[.E982]);IF([.G982]&lt;&gt;[.I982];[.H982];[.F982]);CONCATENATE(IF([.I982]=&quot;Identifier&quot;;&quot;ID&quot;;IF([.I982]=&quot;Text&quot;;&quot;&quot;;[.I982]))));&quot; &quot;;&quot;&quot;);&quot;'&quot;;&quot;&quot;)" office:value-type="string" office:string-value="RoundingAmount">
            <text:p>RoundingAmount</text:p>
          </table:table-cell>
          <table:table-cell office:value-type="string">
            <text:p>Tax Total. Rounding Amount. Amount</text:p>
          </table:table-cell>
          <table:table-cell/>
          <table:table-cell office:value-type="string">
            <text:p>Tax Total</text:p>
          </table:table-cell>
          <table:table-cell/>
          <table:table-cell office:value-type="string">
            <text:p>Rounding</text:p>
          </table:table-cell>
          <table:table-cell office:value-type="string">
            <text:p>Amount</text:p>
          </table:table-cell>
          <table:table-cell table:formula="oooc:=IF([.F982]&lt;&gt;&quot;&quot;;CONCATENATE([.F982];&quot; &quot;;[.G982]);[.G982])" office:value-type="string" office:string-value="Rounding Amount">
            <text:p>Rounding Amount</text:p>
          </table:table-cell>
          <table:table-cell office:value-type="string">
            <text:p>Amount</text:p>
          </table:table-cell>
          <table:table-cell/>
          <table:table-cell table:formula="oooc:=IF([.J982]&lt;&gt;&quot;&quot;;CONCATENATE([.J982];&quot;_ &quot;;[.I982];&quot;. Type&quot;);CONCATENATE([.I982];&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rounding amount (positive or negative) added to the calculated tax total to produce the rounded TotalTaxAmount.</text:p>
          </table:table-cell>
          <table:table-cell table:number-columns-repeated="2"/>
          <table:table-cell table:style-name="ce92" office:value-type="string">
            <text:p>2.0</text:p>
          </table:table-cell>
          <table:table-cell/>
          <table:table-cell table:style-name="ce3"/>
          <table:table-cell table:number-columns-repeated="234"/>
        </table:table-row>
        <table:table-row table:style-name="ro3">
          <table:table-cell table:formula="oooc:=SUBSTITUTE(SUBSTITUTE(CONCATENATE(IF([.E983]=&quot;Universally Unique&quot;;&quot;UU&quot;;[.E983]);IF([.G983]&lt;&gt;[.I983];[.H983];[.F983]);CONCATENATE(IF([.I983]=&quot;Identifier&quot;;&quot;ID&quot;;IF([.I983]=&quot;Text&quot;;&quot;&quot;;[.I983]))));&quot; &quot;;&quot;&quot;);&quot;'&quot;;&quot;&quot;)" office:value-type="string" office:string-value="TaxEvidenceIndicator">
            <text:p>TaxEvidenceIndicator</text:p>
          </table:table-cell>
          <table:table-cell table:style-name="ce10" office:value-type="string">
            <text:p>Tax Total. Tax Evidence_ Indicator. Indicator</text:p>
          </table:table-cell>
          <table:table-cell/>
          <table:table-cell office:value-type="string">
            <text:p>Tax Total</text:p>
          </table:table-cell>
          <table:table-cell office:value-type="string">
            <text:p>Tax Evidence</text:p>
          </table:table-cell>
          <table:table-cell/>
          <table:table-cell office:value-type="string">
            <text:p>Indicator</text:p>
          </table:table-cell>
          <table:table-cell table:formula="oooc:=IF([.F983]&lt;&gt;&quot;&quot;;CONCATENATE([.F983];&quot; &quot;;[.G983]);[.G983])" office:value-type="string" office:string-value="Indicator">
            <text:p>Indicator</text:p>
          </table:table-cell>
          <table:table-cell office:value-type="string">
            <text:p>Indicator</text:p>
          </table:table-cell>
          <table:table-cell/>
          <table:table-cell table:formula="oooc:=IF([.J983]&lt;&gt;&quot;&quot;;CONCATENATE([.J983];&quot;_ &quot;;[.I983];&quot;. Type&quot;);CONCATENATE([.I983];&quot;. Type&quot;))" office:value-type="string" office:string-value="Indicator. Type">
            <text:p>Indicator. Type</text:p>
          </table:table-cell>
          <table:table-cell table:number-columns-repeated="3"/>
          <table:table-cell table:style-name="ce64" office:value-type="string">
            <text:p>0..1</text:p>
          </table:table-cell>
          <table:table-cell office:value-type="string">
            <text:p>BBIE</text:p>
          </table:table-cell>
          <table:table-cell table:style-name="ce31" office:value-type="string">
            <text:p>An indicator as to whether these totals are recognized as legal evidence for taxation purposes.</text:p>
          </table:table-cell>
          <table:table-cell office:value-type="string">
            <text:p>default is negative</text:p>
          </table:table-cell>
          <table:table-cell/>
          <table:table-cell table:style-name="ce92" office:value-type="string">
            <text:p>2.0</text:p>
          </table:table-cell>
          <table:table-cell/>
          <table:table-cell table:style-name="ce3"/>
          <table:table-cell table:number-columns-repeated="234"/>
        </table:table-row>
        <table:table-row table:style-name="ro2">
          <table:table-cell table:style-name="ce4" table:formula="oooc:=SUBSTITUTE(SUBSTITUTE(CONCATENATE(IF([.E984]=&quot;Universally Unique&quot;;&quot;UU&quot;;[.E984]);[.F984];IF([.H984]&lt;&gt;[.I984];[.H984];&quot;&quot;);CONCATENATE(IF([.I984]=&quot;Identifier&quot;;&quot;ID&quot;;IF([.I984]=&quot;Text&quot;;&quot;&quot;;[.I984]))));&quot; &quot;;&quot;&quot;);&quot;'&quot;;&quot;&quot;)" office:value-type="string" office:string-value="TaxSubtotal">
            <text:p>TaxSubtotal</text:p>
          </table:table-cell>
          <table:table-cell table:style-name="ce8" office:value-type="string">
            <text:p>Tax Total. Tax Subtotal</text:p>
          </table:table-cell>
          <table:table-cell table:style-name="ce27"/>
          <table:table-cell table:style-name="ce27" office:value-type="string">
            <text:p>Tax Total</text:p>
          </table:table-cell>
          <table:table-cell table:number-columns-repeated="2" table:style-name="ce27"/>
          <table:table-cell table:style-name="ce27"/>
          <table:table-cell table:style-name="ce8" table:formula="oooc:=[.M984]" office:value-type="string" office:string-value="Tax Subtotal">
            <text:p>Tax Subtotal</text:p>
          </table:table-cell>
          <table:table-cell table:style-name="ce8" table:formula="oooc:=[.M984]" office:value-type="string" office:string-value="Tax Subtotal">
            <text:p>Tax Subtotal</text:p>
          </table:table-cell>
          <table:table-cell table:style-name="ce8" table:number-columns-repeated="2"/>
          <table:table-cell table:style-name="ce27"/>
          <table:table-cell table:style-name="ce25" office:value-type="string">
            <text:p>Tax Subtotal</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 association to Tax Subtotal.</text:p>
          </table:table-cell>
          <table:table-cell table:style-name="ce73" table:number-columns-repeated="2"/>
          <table:table-cell table:style-name="ce98" office:value-type="string">
            <text:p>1.0</text:p>
          </table:table-cell>
          <table:table-cell table:style-name="ce87"/>
          <table:table-cell table:style-name="ce33"/>
          <table:table-cell table:style-name="ce27" table:number-columns-repeated="10"/>
          <table:table-cell table:number-columns-repeated="224"/>
        </table:table-row>
        <table:table-row table:style-name="ro2">
          <table:table-cell table:style-name="ce2" office:value-type="string">
            <text:p>Temperature</text:p>
          </table:table-cell>
          <table:table-cell table:style-name="ce30" office:value-type="string">
            <text:p>Temperature. Details</text:p>
          </table:table-cell>
          <table:table-cell table:style-name="ce16"/>
          <table:table-cell table:style-name="ce16" office:value-type="string">
            <text:p>Temperature</text:p>
          </table:table-cell>
          <table:table-cell table:style-name="ce16" table:number-columns-repeated="10"/>
          <table:table-cell table:style-name="ce30"/>
          <table:table-cell table:style-name="ce16" office:value-type="string">
            <text:p>ABIE</text:p>
          </table:table-cell>
          <table:table-cell table:style-name="ce16" office:value-type="string">
            <text:p>Information about temperature.</text:p>
          </table:table-cell>
          <table:table-cell table:style-name="ce16"/>
          <table:table-cell table:style-name="ce52"/>
          <table:table-cell table:style-name="ce104" office:value-type="string">
            <text:p>1.0</text:p>
          </table:table-cell>
          <table:table-cell table:style-name="ce85"/>
          <table:table-cell table:style-name="ce131"/>
          <table:table-cell table:style-name="ce16" table:number-columns-repeated="10"/>
          <table:table-cell table:style-name="ce37" table:number-columns-repeated="224"/>
        </table:table-row>
        <table:table-row table:style-name="ro2">
          <table:table-cell table:formula="oooc:=SUBSTITUTE(SUBSTITUTE(CONCATENATE(IF([.E986]=&quot;Universally Unique&quot;;&quot;UU&quot;;[.E986]);IF([.G986]&lt;&gt;[.I986];[.H986];[.F986]);CONCATENATE(IF([.I986]=&quot;Identifier&quot;;&quot;ID&quot;;IF([.I986]=&quot;Text&quot;;&quot;&quot;;[.I986]))));&quot; &quot;;&quot;&quot;);&quot;'&quot;;&quot;&quot;)" office:value-type="string" office:string-value="AttributeID">
            <text:p>AttributeID</text:p>
          </table:table-cell>
          <table:table-cell table:style-name="ce10" office:value-type="string">
            <text:p>Temperature. Attribute Identifier. Identifier</text:p>
          </table:table-cell>
          <table:table-cell/>
          <table:table-cell office:value-type="string">
            <text:p>Temperature</text:p>
          </table:table-cell>
          <table:table-cell/>
          <table:table-cell office:value-type="string">
            <text:p>Attribute</text:p>
          </table:table-cell>
          <table:table-cell office:value-type="string">
            <text:p>Identifier</text:p>
          </table:table-cell>
          <table:table-cell table:formula="oooc:=IF([.F986]&lt;&gt;&quot;&quot;;CONCATENATE([.F986];&quot; &quot;;[.G986]);[.G986])" office:value-type="string" office:string-value="Attribute Identifier">
            <text:p>Attribute Identifier</text:p>
          </table:table-cell>
          <table:table-cell office:value-type="string">
            <text:p>Identifier</text:p>
          </table:table-cell>
          <table:table-cell/>
          <table:table-cell table:formula="oooc:=IF([.J986]&lt;&gt;&quot;&quot;;CONCATENATE([.J986];&quot;_ &quot;;[.I986];&quot;. Type&quot;);CONCATENATE([.I98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emperature.</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987]=&quot;Universally Unique&quot;;&quot;UU&quot;;[.E987]);IF([.G987]&lt;&gt;[.I987];[.H987];[.F987]);CONCATENATE(IF([.I987]=&quot;Identifier&quot;;&quot;ID&quot;;IF([.I987]=&quot;Text&quot;;&quot;&quot;;[.I987]))));&quot; &quot;;&quot;&quot;);&quot;'&quot;;&quot;&quot;)" office:value-type="string" office:string-value="Measure">
            <text:p>Measure</text:p>
          </table:table-cell>
          <table:table-cell office:value-type="string">
            <text:p>Temperature. Measure</text:p>
          </table:table-cell>
          <table:table-cell/>
          <table:table-cell office:value-type="string">
            <text:p>Temperature</text:p>
          </table:table-cell>
          <table:table-cell table:number-columns-repeated="2"/>
          <table:table-cell office:value-type="string">
            <text:p>Measure</text:p>
          </table:table-cell>
          <table:table-cell table:formula="oooc:=IF([.F987]&lt;&gt;&quot;&quot;;CONCATENATE([.F987];&quot; &quot;;[.G987]);[.G987])" office:value-type="string" office:string-value="Measure">
            <text:p>Measure</text:p>
          </table:table-cell>
          <table:table-cell office:value-type="string">
            <text:p>Measure</text:p>
          </table:table-cell>
          <table:table-cell/>
          <table:table-cell table:formula="oooc:=IF([.J987]&lt;&gt;&quot;&quot;;CONCATENATE([.J987];&quot;_ &quot;;[.I987];&quot;. Type&quot;);CONCATENATE([.I987];&quot;. Type&quot;))" office:value-type="string" office:string-value="Measure. Type">
            <text:p>Measure. Type</text:p>
          </table:table-cell>
          <table:table-cell table:number-columns-repeated="3"/>
          <table:table-cell office:value-type="float" office:value="1">
            <text:p>1</text:p>
          </table:table-cell>
          <table:table-cell office:value-type="string">
            <text:p>BBIE</text:p>
          </table:table-cell>
          <table:table-cell office:value-type="string">
            <text:p>The temperature measurement value.</text:p>
          </table:table-cell>
          <table:table-cell table:number-columns-repeated="2"/>
          <table:table-cell table:style-name="ce92" office:value-type="string">
            <text:p>1.0</text:p>
          </table:table-cell>
          <table:table-cell table:number-columns-repeated="236"/>
        </table:table-row>
        <table:table-row table:style-name="ro2">
          <table:table-cell table:formula="oooc:=SUBSTITUTE(SUBSTITUTE(CONCATENATE(IF([.E988]=&quot;Universally Unique&quot;;&quot;UU&quot;;[.E988]);IF([.G988]&lt;&gt;[.I988];[.H988];[.F988]);CONCATENATE(IF([.I988]=&quot;Identifier&quot;;&quot;ID&quot;;IF([.I988]=&quot;Text&quot;;&quot;&quot;;[.I988]))));&quot; &quot;;&quot;&quot;);&quot;'&quot;;&quot;&quot;)" office:value-type="string" office:string-value="Description">
            <text:p>Description</text:p>
          </table:table-cell>
          <table:table-cell office:value-type="string">
            <text:p>Temperature. Description. Text</text:p>
          </table:table-cell>
          <table:table-cell/>
          <table:table-cell office:value-type="string">
            <text:p>Temperature</text:p>
          </table:table-cell>
          <table:table-cell table:number-columns-repeated="2"/>
          <table:table-cell office:value-type="string">
            <text:p>Description</text:p>
          </table:table-cell>
          <table:table-cell table:formula="oooc:=IF([.F988]&lt;&gt;&quot;&quot;;CONCATENATE([.F988];&quot; &quot;;[.G988]);[.G988])" office:value-type="string" office:string-value="Description">
            <text:p>Description</text:p>
          </table:table-cell>
          <table:table-cell office:value-type="string">
            <text:p>Text</text:p>
          </table:table-cell>
          <table:table-cell/>
          <table:table-cell table:formula="oooc:=IF([.J988]&lt;&gt;&quot;&quot;;CONCATENATE([.J988];&quot;_ &quot;;[.I988];&quot;. Type&quot;);CONCATENATE([.I988];&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office:value-type="string">
            <text:p>A description of the temperature measurement.</text:p>
          </table:table-cell>
          <table:table-cell office:value-type="string">
            <text:p>"at sea level"</text:p>
          </table:table-cell>
          <table:table-cell/>
          <table:table-cell table:style-name="ce92" office:value-type="string">
            <text:p>1.0</text:p>
          </table:table-cell>
          <table:table-cell table:number-columns-repeated="236"/>
        </table:table-row>
        <table:table-row table:style-name="ro2">
          <table:table-cell table:style-name="ce2" office:value-type="string">
            <text:p>TradingTerms</text:p>
          </table:table-cell>
          <table:table-cell table:style-name="ce30" office:value-type="string">
            <text:p>Trading Terms. Details</text:p>
          </table:table-cell>
          <table:table-cell table:style-name="ce16"/>
          <table:table-cell table:style-name="ce16" office:value-type="string">
            <text:p>Trading Terms</text:p>
          </table:table-cell>
          <table:table-cell table:style-name="ce16" table:number-columns-repeated="10"/>
          <table:table-cell table:style-name="ce30"/>
          <table:table-cell table:style-name="ce16" office:value-type="string">
            <text:p>ABIE</text:p>
          </table:table-cell>
          <table:table-cell table:style-name="ce44" office:value-type="string">
            <text:p>Information about the terms of a trade agreement.</text:p>
          </table:table-cell>
          <table:table-cell table:style-name="ce16"/>
          <table:table-cell table:style-name="ce52"/>
          <table:table-cell table:style-name="ce104" office:value-type="string">
            <text:p>2.0</text:p>
          </table:table-cell>
          <table:table-cell table:style-name="ce85"/>
          <table:table-cell table:style-name="ce30"/>
          <table:table-cell table:style-name="ce16" table:number-columns-repeated="10"/>
          <table:table-cell table:number-columns-repeated="224"/>
        </table:table-row>
        <table:table-row table:style-name="ro10">
          <table:table-cell table:formula="oooc:=SUBSTITUTE(SUBSTITUTE(CONCATENATE(IF([.E990]=&quot;Universally Unique&quot;;&quot;UU&quot;;[.E990]);IF([.G990]&lt;&gt;[.I990];[.H990];[.F990]);CONCATENATE(IF([.I990]=&quot;Identifier&quot;;&quot;ID&quot;;IF([.I990]=&quot;Text&quot;;&quot;&quot;;[.I990]))));&quot; &quot;;&quot;&quot;);&quot;'&quot;;&quot;&quot;)" office:value-type="string" office:string-value="Information">
            <text:p>Information</text:p>
          </table:table-cell>
          <table:table-cell table:style-name="ce13" office:value-type="string">
            <text:p>Trading Terms. Information. Text</text:p>
          </table:table-cell>
          <table:table-cell table:style-name="ce37"/>
          <table:table-cell table:style-name="ce37" office:value-type="string">
            <text:p>Trading Terms</text:p>
          </table:table-cell>
          <table:table-cell table:number-columns-repeated="2" table:style-name="ce37"/>
          <table:table-cell table:style-name="ce37" office:value-type="string">
            <text:p>Information</text:p>
          </table:table-cell>
          <table:table-cell table:style-name="ce37" table:formula="oooc:=IF([.F990]&lt;&gt;&quot;&quot;;CONCATENATE([.F990];&quot; &quot;;[.G990]);[.G990])" office:value-type="string" office:string-value="Information">
            <text:p>Information</text:p>
          </table:table-cell>
          <table:table-cell table:style-name="ce37" office:value-type="string">
            <text:p>Text</text:p>
          </table:table-cell>
          <table:table-cell table:style-name="ce37"/>
          <table:table-cell table:style-name="ce37" table:formula="oooc:=IF([.J990]&lt;&gt;&quot;&quot;;CONCATENATE([.J990];&quot;_ &quot;;[.I990];&quot;. Type&quot;);CONCATENATE([.I990];&quot;. Type&quot;))" office:value-type="string" office:string-value="Text. Type">
            <text:p>Text. Type</text:p>
          </table:table-cell>
          <table:table-cell table:style-name="ce37" table:number-columns-repeated="3"/>
          <table:table-cell table:style-name="ce63" office:value-type="string">
            <text:p>0..n</text:p>
          </table:table-cell>
          <table:table-cell table:style-name="ce37" office:value-type="string">
            <text:p>BBIE</text:p>
          </table:table-cell>
          <table:table-cell table:style-name="ce10" office:value-type="string">
            <text:p>The terms in text.</text:p>
          </table:table-cell>
          <table:table-cell office:value-type="string">
            <text:p>"Unless credit terms have been expressly agreed by Dell, payment for the products or services shall be made in full before physical delivery of products or services. Customer shall pay for all shipping and handling charges."</text:p>
          </table:table-cell>
          <table:table-cell table:style-name="ce37"/>
          <table:table-cell table:style-name="ce102" office:value-type="string">
            <text:p>2.0</text:p>
          </table:table-cell>
          <table:table-cell table:style-name="ce37" table:number-columns-repeated="236"/>
        </table:table-row>
        <table:table-row table:style-name="ro1">
          <table:table-cell table:formula="oooc:=SUBSTITUTE(SUBSTITUTE(CONCATENATE(IF([.E991]=&quot;Universally Unique&quot;;&quot;UU&quot;;[.E991]);IF([.G991]&lt;&gt;[.I991];[.H991];[.F991]);CONCATENATE(IF([.I991]=&quot;Identifier&quot;;&quot;ID&quot;;IF([.I991]=&quot;Text&quot;;&quot;&quot;;[.I991]))));&quot; &quot;;&quot;&quot;);&quot;'&quot;;&quot;&quot;)" office:value-type="string" office:string-value="Reference">
            <text:p>Reference</text:p>
          </table:table-cell>
          <table:table-cell table:style-name="ce13" office:value-type="string">
            <text:p>Trading Terms. Reference. Text</text:p>
          </table:table-cell>
          <table:table-cell table:style-name="ce37"/>
          <table:table-cell table:style-name="ce37" office:value-type="string">
            <text:p>Trading Terms</text:p>
          </table:table-cell>
          <table:table-cell table:number-columns-repeated="2" table:style-name="ce37"/>
          <table:table-cell table:style-name="ce37" office:value-type="string">
            <text:p>Reference</text:p>
          </table:table-cell>
          <table:table-cell table:style-name="ce37" table:formula="oooc:=IF([.F991]&lt;&gt;&quot;&quot;;CONCATENATE([.F991];&quot; &quot;;[.G991]);[.G991])" office:value-type="string" office:string-value="Reference">
            <text:p>Reference</text:p>
          </table:table-cell>
          <table:table-cell table:style-name="ce37" office:value-type="string">
            <text:p>Text</text:p>
          </table:table-cell>
          <table:table-cell table:style-name="ce37"/>
          <table:table-cell table:style-name="ce37" table:formula="oooc:=IF([.J991]&lt;&gt;&quot;&quot;;CONCATENATE([.J991];&quot;_ &quot;;[.I991];&quot;. Type&quot;);CONCATENATE([.I991];&quot;. Type&quot;))" office:value-type="string" office:string-value="Text. Type">
            <text:p>Text. Type</text:p>
          </table:table-cell>
          <table:table-cell table:style-name="ce37" table:number-columns-repeated="3"/>
          <table:table-cell table:style-name="ce63" office:value-type="string">
            <text:p>0..1</text:p>
          </table:table-cell>
          <table:table-cell table:style-name="ce37" office:value-type="string">
            <text:p>BBIE</text:p>
          </table:table-cell>
          <table:table-cell table:style-name="ce13" office:value-type="string">
            <text:p>A reference to the terms.</text:p>
          </table:table-cell>
          <table:table-cell table:style-name="ce13" office:value-type="string">
            <text:p>http://www1.ap.dell.com/content/topics/topic.aspx/ap/policy/en/au/sales_terms_au?c=au&amp;l=en&amp;s=gen</text:p>
          </table:table-cell>
          <table:table-cell table:style-name="ce37"/>
          <table:table-cell table:style-name="ce102" office:value-type="string">
            <text:p>2.0</text:p>
          </table:table-cell>
          <table:table-cell table:style-name="ce37" table:number-columns-repeated="236"/>
        </table:table-row>
        <table:table-row table:style-name="ro2">
          <table:table-cell table:style-name="ce4" table:formula="oooc:=SUBSTITUTE(SUBSTITUTE(CONCATENATE(IF([.E992]=&quot;Universally Unique&quot;;&quot;UU&quot;;[.E992]);[.F992];IF([.H992]&lt;&gt;[.I992];[.H992];&quot;&quot;);CONCATENATE(IF([.I992]=&quot;Identifier&quot;;&quot;ID&quot;;IF([.I992]=&quot;Text&quot;;&quot;&quot;;[.I992]))));&quot; &quot;;&quot;&quot;);&quot;'&quot;;&quot;&quot;)" office:value-type="string" office:string-value="ApplicableAddress">
            <text:p>ApplicableAddress</text:p>
          </table:table-cell>
          <table:table-cell table:style-name="ce15" office:value-type="string">
            <text:p>Trading Terms. Applicable_ Address. Address</text:p>
          </table:table-cell>
          <table:table-cell table:style-name="ce27"/>
          <table:table-cell table:style-name="ce27" office:value-type="string">
            <text:p>Trading Terms</text:p>
          </table:table-cell>
          <table:table-cell table:style-name="ce27" office:value-type="string">
            <text:p>Applicable</text:p>
          </table:table-cell>
          <table:table-cell table:style-name="ce27"/>
          <table:table-cell table:style-name="ce27"/>
          <table:table-cell table:style-name="ce8" table:formula="oooc:=[.M992]" office:value-type="string" office:string-value="Address">
            <text:p>Address</text:p>
          </table:table-cell>
          <table:table-cell table:style-name="ce8" table:formula="oooc:=[.M992]" office:value-type="string" office:string-value="Address">
            <text:p>Address</text:p>
          </table:table-cell>
          <table:table-cell table:style-name="ce8"/>
          <table:table-cell table:style-name="ce27" table:number-columns-repeated="2"/>
          <table:table-cell table:style-name="ce38" office:value-type="string">
            <text:p>Address</text:p>
          </table:table-cell>
          <table:table-cell table:style-name="ce27"/>
          <table:table-cell table:style-name="ce57" office:value-type="string">
            <text:p>0..1</text:p>
          </table:table-cell>
          <table:table-cell table:style-name="ce27" office:value-type="string">
            <text:p>ASBIE</text:p>
          </table:table-cell>
          <table:table-cell table:style-name="ce38" office:value-type="string">
            <text:p>An association to Address.</text:p>
          </table:table-cell>
          <table:table-cell table:style-name="ce38"/>
          <table:table-cell table:style-name="ce87"/>
          <table:table-cell table:style-name="ce98" office:value-type="string">
            <text:p>2.0</text:p>
          </table:table-cell>
          <table:table-cell table:style-name="ce27" table:number-columns-repeated="12"/>
          <table:table-cell table:number-columns-repeated="224"/>
        </table:table-row>
        <table:table-row table:style-name="ro3">
          <table:table-cell table:style-name="ce2" office:value-type="string">
            <text:p>TransactionConditions</text:p>
          </table:table-cell>
          <table:table-cell table:style-name="ce30" office:value-type="string">
            <text:p>Transaction Conditions. Details</text:p>
          </table:table-cell>
          <table:table-cell table:style-name="ce16"/>
          <table:table-cell table:style-name="ce16" office:value-type="string">
            <text:p>Transaction Conditions</text:p>
          </table:table-cell>
          <table:table-cell table:style-name="ce16" table:number-columns-repeated="9"/>
          <table:table-cell table:style-name="ce16" office:value-type="string">
            <text:p>Payment Conditions, Sales Conditions</text:p>
          </table:table-cell>
          <table:table-cell table:style-name="ce30"/>
          <table:table-cell table:style-name="ce16" office:value-type="string">
            <text:p>ABIE</text:p>
          </table:table-cell>
          <table:table-cell table:style-name="ce44" office:value-type="string">
            <text:p>Information about purchasing, sales, or payment conditions.</text:p>
          </table:table-cell>
          <table:table-cell table:style-name="ce16"/>
          <table:table-cell table:style-name="ce52"/>
          <table:table-cell table:style-name="ce104" office:value-type="string">
            <text:p>2.0</text:p>
          </table:table-cell>
          <table:table-cell table:style-name="ce85"/>
          <table:table-cell table:style-name="ce30"/>
          <table:table-cell table:style-name="ce16" office:value-type="string">
            <text:p>Procurement</text:p>
          </table:table-cell>
          <table:table-cell table:style-name="ce16" table:number-columns-repeated="9"/>
          <table:table-cell table:number-columns-repeated="224"/>
        </table:table-row>
        <table:table-row table:style-name="ro2">
          <table:table-cell table:formula="oooc:=SUBSTITUTE(SUBSTITUTE(CONCATENATE(IF([.E994]=&quot;Universally Unique&quot;;&quot;UU&quot;;[.E994]);IF([.G994]&lt;&gt;[.I994];[.H994];[.F994]);CONCATENATE(IF([.I994]=&quot;Identifier&quot;;&quot;ID&quot;;IF([.I994]=&quot;Text&quot;;&quot;&quot;;[.I994]))));&quot; &quot;;&quot;&quot;);&quot;'&quot;;&quot;&quot;)" office:value-type="string" office:string-value="ID">
            <text:p>ID</text:p>
          </table:table-cell>
          <table:table-cell table:style-name="ce10" office:value-type="string">
            <text:p>Transaction Conditions. Identifier</text:p>
          </table:table-cell>
          <table:table-cell/>
          <table:table-cell office:value-type="string">
            <text:p>Transaction Conditions</text:p>
          </table:table-cell>
          <table:table-cell table:number-columns-repeated="2"/>
          <table:table-cell office:value-type="string">
            <text:p>Identifier</text:p>
          </table:table-cell>
          <table:table-cell table:formula="oooc:=IF([.F994]&lt;&gt;&quot;&quot;;CONCATENATE([.F994];&quot; &quot;;[.G994]);[.G994])" office:value-type="string" office:string-value="Identifier">
            <text:p>Identifier</text:p>
          </table:table-cell>
          <table:table-cell office:value-type="string">
            <text:p>Identifier</text:p>
          </table:table-cell>
          <table:table-cell/>
          <table:table-cell table:formula="oooc:=IF([.J994]&lt;&gt;&quot;&quot;;CONCATENATE([.J994];&quot;_ &quot;;[.I994];&quot;. Type&quot;);CONCATENATE([.I99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4" office:value-type="string">
            <text:p>Identifies conditions of the transaction, typically Purchase/Sales Conditions.</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233"/>
        </table:table-row>
        <table:table-row table:style-name="ro2">
          <table:table-cell table:formula="oooc:=SUBSTITUTE(SUBSTITUTE(CONCATENATE(IF([.E995]=&quot;Universally Unique&quot;;&quot;UU&quot;;[.E995]);IF([.G995]&lt;&gt;[.I995];[.H995];[.F995]);CONCATENATE(IF([.I995]=&quot;Identifier&quot;;&quot;ID&quot;;IF([.I995]=&quot;Text&quot;;&quot;&quot;;[.I995]))));&quot; &quot;;&quot;&quot;);&quot;'&quot;;&quot;&quot;)" office:value-type="string" office:string-value="ActionCode">
            <text:p>ActionCode</text:p>
          </table:table-cell>
          <table:table-cell table:style-name="ce10" office:value-type="string">
            <text:p>Transaction Conditions. Action Code. Code</text:p>
          </table:table-cell>
          <table:table-cell/>
          <table:table-cell office:value-type="string">
            <text:p>Transaction Conditions</text:p>
          </table:table-cell>
          <table:table-cell/>
          <table:table-cell table:style-name="ce6" office:value-type="string">
            <text:p>Action</text:p>
          </table:table-cell>
          <table:table-cell table:style-name="ce6" office:value-type="string">
            <text:p>Code</text:p>
          </table:table-cell>
          <table:table-cell table:formula="oooc:=IF([.F995]&lt;&gt;&quot;&quot;;CONCATENATE([.F995];&quot; &quot;;[.G995]);[.G995])" office:value-type="string" office:string-value="Action Code">
            <text:p>Action Code</text:p>
          </table:table-cell>
          <table:table-cell office:value-type="string">
            <text:p>Code</text:p>
          </table:table-cell>
          <table:table-cell/>
          <table:table-cell table:formula="oooc:=IF([.J995]&lt;&gt;&quot;&quot;;CONCATENATE([.J995];&quot;_ &quot;;[.I995];&quot;. Type&quot;);CONCATENATE([.I99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4" office:value-type="string">
            <text:p>An action relating to sales or payment conditions, expressed as a code.</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2">
          <table:table-cell table:formula="oooc:=SUBSTITUTE(SUBSTITUTE(CONCATENATE(IF([.E996]=&quot;Universally Unique&quot;;&quot;UU&quot;;[.E996]);IF([.G996]&lt;&gt;[.I996];[.H996];[.F996]);CONCATENATE(IF([.I996]=&quot;Identifier&quot;;&quot;ID&quot;;IF([.I996]=&quot;Text&quot;;&quot;&quot;;[.I996]))));&quot; &quot;;&quot;&quot;);&quot;'&quot;;&quot;&quot;)" office:value-type="string" office:string-value="Description">
            <text:p>Description</text:p>
          </table:table-cell>
          <table:table-cell office:value-type="string">
            <text:p>Transaction Conditions. Description. Text</text:p>
          </table:table-cell>
          <table:table-cell/>
          <table:table-cell office:value-type="string">
            <text:p>Transaction Conditions</text:p>
          </table:table-cell>
          <table:table-cell table:number-columns-repeated="2"/>
          <table:table-cell office:value-type="string">
            <text:p>Description</text:p>
          </table:table-cell>
          <table:table-cell table:formula="oooc:=IF([.F996]&lt;&gt;&quot;&quot;;CONCATENATE([.F996];&quot; &quot;;[.G996]);[.G996])" office:value-type="string" office:string-value="Description">
            <text:p>Description</text:p>
          </table:table-cell>
          <table:table-cell office:value-type="string">
            <text:p>Text</text:p>
          </table:table-cell>
          <table:table-cell/>
          <table:table-cell table:formula="oooc:=IF([.J996]&lt;&gt;&quot;&quot;;CONCATENATE([.J996];&quot;_ &quot;;[.I996];&quot;. Type&quot;);CONCATENATE([.I996];&quot;. Type&quot;))" office:value-type="string" office:string-value="Text. Type">
            <text:p>Text. Type</text:p>
          </table:table-cell>
          <table:table-cell table:number-columns-repeated="3"/>
          <table:table-cell table:style-name="ce64" office:value-type="string">
            <text:p>0..n</text:p>
          </table:table-cell>
          <table:table-cell office:value-type="string">
            <text:p>BBIE</text:p>
          </table:table-cell>
          <table:table-cell table:style-name="ce14" office:value-type="string">
            <text:p>The description of the transaction conditions.</text:p>
          </table:table-cell>
          <table:table-cell table:number-columns-repeated="2"/>
          <table:table-cell table:style-name="ce92" office:value-type="string">
            <text:p>2.0</text:p>
          </table:table-cell>
          <table:table-cell/>
          <table:table-cell table:style-name="ce3"/>
          <table:table-cell office:value-type="string">
            <text:p>Procurement</text:p>
          </table:table-cell>
          <table:table-cell table:number-columns-repeated="9"/>
          <table:table-cell table:style-name="ce37" table:number-columns-repeated="224"/>
        </table:table-row>
        <table:table-row table:style-name="ro3">
          <table:table-cell table:style-name="ce4" table:formula="oooc:=SUBSTITUTE(SUBSTITUTE(CONCATENATE(IF([.E997]=&quot;Universally Unique&quot;;&quot;UU&quot;;[.E997]);[.F997];IF([.H997]&lt;&gt;[.I997];[.H997];&quot;&quot;);CONCATENATE(IF([.I997]=&quot;Identifier&quot;;&quot;ID&quot;;IF([.I997]=&quot;Text&quot;;&quot;&quot;;[.I997]))));&quot; &quot;;&quot;&quot;);&quot;'&quot;;&quot;&quot;)" office:value-type="string" office:string-value="DocumentReference">
            <text:p>DocumentReference</text:p>
          </table:table-cell>
          <table:table-cell table:style-name="ce25" office:value-type="string">
            <text:p>Transaction Conditions. Document Reference</text:p>
          </table:table-cell>
          <table:table-cell table:style-name="ce25"/>
          <table:table-cell table:style-name="ce25" office:value-type="string">
            <text:p>Transaction Conditions</text:p>
          </table:table-cell>
          <table:table-cell table:number-columns-repeated="2" table:style-name="ce25"/>
          <table:table-cell table:style-name="ce25"/>
          <table:table-cell table:number-columns-repeated="2" table:style-name="ce25" office:value-type="string">
            <text:p>Document Reference</text:p>
          </table:table-cell>
          <table:table-cell table:style-name="ce25" table:number-columns-repeated="3"/>
          <table:table-cell table:style-name="ce25" office:value-type="string">
            <text:p>Document Reference</text:p>
          </table:table-cell>
          <table:table-cell table:style-name="ce25"/>
          <table:table-cell table:style-name="ce65" office:value-type="string">
            <text:p>0..n</text:p>
          </table:table-cell>
          <table:table-cell table:style-name="ce25" office:value-type="string">
            <text:p>ASBIE</text:p>
          </table:table-cell>
          <table:table-cell table:style-name="ce25" office:value-type="string">
            <text:p>An association to Document Reference.</text:p>
          </table:table-cell>
          <table:table-cell table:style-name="ce72" table:number-columns-repeated="2"/>
          <table:table-cell table:style-name="ce110" office:value-type="string">
            <text:p>1.0</text:p>
          </table:table-cell>
          <table:table-cell table:style-name="ce119"/>
          <table:table-cell table:style-name="ce65"/>
          <table:table-cell table:style-name="ce25" office:value-type="string">
            <text:p>Procurement</text:p>
          </table:table-cell>
          <table:table-cell table:style-name="ce25" table:number-columns-repeated="9"/>
          <table:table-cell table:number-columns-repeated="224"/>
        </table:table-row>
        <table:table-row table:style-name="ro1">
          <table:table-cell table:style-name="ce2" office:value-type="string">
            <text:p>TransportEquipment</text:p>
          </table:table-cell>
          <table:table-cell table:style-name="ce30" office:value-type="string">
            <text:p>Transport Equipment. Details</text:p>
          </table:table-cell>
          <table:table-cell table:style-name="ce16"/>
          <table:table-cell table:style-name="ce16" office:value-type="string">
            <text:p>Transport Equipment</text:p>
          </table:table-cell>
          <table:table-cell table:style-name="ce16" table:number-columns-repeated="9"/>
          <table:table-cell table:style-name="ce52" office:value-type="string">
            <text:p>Shipping Container, Sea Container, Rail Wagon, Pallet, Trailer, Unit Load Device, ULD</text:p>
          </table:table-cell>
          <table:table-cell table:style-name="ce30"/>
          <table:table-cell table:style-name="ce16" office:value-type="string">
            <text:p>ABIE</text:p>
          </table:table-cell>
          <table:table-cell table:style-name="ce16" office:value-type="string">
            <text:p>Information about Transport Equipment; a piece of equipment used to transport goods.</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Transportation</text:p>
          </table:table-cell>
          <table:table-cell table:style-name="ce16" table:number-columns-repeated="9"/>
          <table:table-cell table:number-columns-repeated="224"/>
        </table:table-row>
        <table:table-row table:style-name="ro2">
          <table:table-cell table:formula="oooc:=SUBSTITUTE(SUBSTITUTE(CONCATENATE(IF([.E999]=&quot;Universally Unique&quot;;&quot;UU&quot;;[.E999]);IF([.G999]&lt;&gt;[.I999];[.H999];[.F999]);CONCATENATE(IF([.I999]=&quot;Identifier&quot;;&quot;ID&quot;;IF([.I999]=&quot;Text&quot;;&quot;&quot;;[.I999]))));&quot; &quot;;&quot;&quot;);&quot;'&quot;;&quot;&quot;)" office:value-type="string" office:string-value="ID">
            <text:p>ID</text:p>
          </table:table-cell>
          <table:table-cell table:style-name="ce10" office:value-type="string">
            <text:p>Transport Equipment. Identifier</text:p>
          </table:table-cell>
          <table:table-cell/>
          <table:table-cell office:value-type="string">
            <text:p>Transport Equipment</text:p>
          </table:table-cell>
          <table:table-cell table:number-columns-repeated="2"/>
          <table:table-cell office:value-type="string">
            <text:p>Identifier</text:p>
          </table:table-cell>
          <table:table-cell table:formula="oooc:=IF([.F999]&lt;&gt;&quot;&quot;;CONCATENATE([.F999];&quot; &quot;;[.G999]);[.G999])" office:value-type="string" office:string-value="Identifier">
            <text:p>Identifier</text:p>
          </table:table-cell>
          <table:table-cell office:value-type="string">
            <text:p>Identifier</text:p>
          </table:table-cell>
          <table:table-cell/>
          <table:table-cell table:formula="oooc:=IF([.J999]&lt;&gt;&quot;&quot;;CONCATENATE([.J999];&quot;_ &quot;;[.I999];&quot;. Type&quot;);CONCATENATE([.I9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ransport equipment.</text:p>
          </table:table-cell>
          <table:table-cell office:value-type="string">
            <text:p>"OCLU 1234567"</text:p>
          </table:table-cell>
          <table:table-cell/>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0]=&quot;Universally Unique&quot;;&quot;UU&quot;;[.E1000]);IF([.G1000]&lt;&gt;[.I1000];[.H1000];[.F1000]);CONCATENATE(IF([.I1000]=&quot;Identifier&quot;;&quot;ID&quot;;IF([.I1000]=&quot;Text&quot;;&quot;&quot;;[.I1000]))));&quot; &quot;;&quot;&quot;);&quot;'&quot;;&quot;&quot;)" office:value-type="string" office:string-value="TransportEquipmentTypeCode">
            <text:p>TransportEquipmentTypeCode</text:p>
          </table:table-cell>
          <table:table-cell table:style-name="ce10" office:value-type="string">
            <text:p>Transport Equipment. Transport Equipment Type Code. Code</text:p>
          </table:table-cell>
          <table:table-cell/>
          <table:table-cell office:value-type="string">
            <text:p>Transport Equipment</text:p>
          </table:table-cell>
          <table:table-cell/>
          <table:table-cell table:style-name="ce6" office:value-type="string">
            <text:p>Transport Equipment Type</text:p>
          </table:table-cell>
          <table:table-cell table:style-name="ce6" office:value-type="string">
            <text:p>Code</text:p>
          </table:table-cell>
          <table:table-cell table:formula="oooc:=IF([.F1000]&lt;&gt;&quot;&quot;;CONCATENATE([.F1000];&quot; &quot;;[.G1000]);[.G1000])" office:value-type="string" office:string-value="Transport Equipment Type Code">
            <text:p>Transport Equipment Type Code</text:p>
          </table:table-cell>
          <table:table-cell office:value-type="string">
            <text:p>Code</text:p>
          </table:table-cell>
          <table:table-cell table:style-name="ce6" office:value-type="string">
            <text:p>Transport Equipment Type</text:p>
          </table:table-cell>
          <table:table-cell table:formula="oooc:=IF([.J1000]&lt;&gt;&quot;&quot;;CONCATENATE([.J1000];&quot;_ &quot;;[.I1000];&quot;. Type&quot;);CONCATENATE([.I1000];&quot;. Type&quot;))" office:value-type="string" office:string-value="Transport Equipment Type_ Code. Type">
            <text:p>Transport Equipment Type_ Code. Type</text:p>
          </table:table-cell>
          <table:table-cell table:number-columns-repeated="3"/>
          <table:table-cell office:value-type="string">
            <text:p>0..1</text:p>
          </table:table-cell>
          <table:table-cell office:value-type="string">
            <text:p>BBIE</text:p>
          </table:table-cell>
          <table:table-cell office:value-type="string">
            <text:p>Identifies the type of provider of the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1]=&quot;Universally Unique&quot;;&quot;UU&quot;;[.E1001]);IF([.G1001]&lt;&gt;[.I1001];[.H1001];[.F1001]);CONCATENATE(IF([.I1001]=&quot;Identifier&quot;;&quot;ID&quot;;IF([.I1001]=&quot;Text&quot;;&quot;&quot;;[.I1001]))));&quot; &quot;;&quot;&quot;);&quot;'&quot;;&quot;&quot;)" office:value-type="string" office:string-value="ProviderTypeCode">
            <text:p>ProviderTypeCode</text:p>
          </table:table-cell>
          <table:table-cell table:style-name="ce10" office:value-type="string">
            <text:p>Transport Equipment. Provider Type Code. Code</text:p>
          </table:table-cell>
          <table:table-cell/>
          <table:table-cell office:value-type="string">
            <text:p>Transport Equipment</text:p>
          </table:table-cell>
          <table:table-cell/>
          <table:table-cell table:style-name="ce6" office:value-type="string">
            <text:p>Provider Type</text:p>
          </table:table-cell>
          <table:table-cell table:style-name="ce6" office:value-type="string">
            <text:p>Code</text:p>
          </table:table-cell>
          <table:table-cell table:formula="oooc:=IF([.F1001]&lt;&gt;&quot;&quot;;CONCATENATE([.F1001];&quot; &quot;;[.G1001]);[.G1001])" office:value-type="string" office:string-value="Provider Type Code">
            <text:p>Provider Type Code</text:p>
          </table:table-cell>
          <table:table-cell office:value-type="string">
            <text:p>Code</text:p>
          </table:table-cell>
          <table:table-cell/>
          <table:table-cell table:formula="oooc:=IF([.J1001]&lt;&gt;&quot;&quot;;CONCATENATE([.J1001];&quot;_ &quot;;[.I1001];&quot;. Type&quot;);CONCATENATE([.I100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provider of the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2]=&quot;Universally Unique&quot;;&quot;UU&quot;;[.E1002]);IF([.G1002]&lt;&gt;[.I1002];[.H1002];[.F1002]);CONCATENATE(IF([.I1002]=&quot;Identifier&quot;;&quot;ID&quot;;IF([.I1002]=&quot;Text&quot;;&quot;&quot;;[.I1002]))));&quot; &quot;;&quot;&quot;);&quot;'&quot;;&quot;&quot;)" office:value-type="string" office:string-value="OwnerTypeCode">
            <text:p>OwnerTypeCode</text:p>
          </table:table-cell>
          <table:table-cell table:style-name="ce10" office:value-type="string">
            <text:p>Transport Equipment. Owner Type Code. Code</text:p>
          </table:table-cell>
          <table:table-cell/>
          <table:table-cell office:value-type="string">
            <text:p>Transport Equipment</text:p>
          </table:table-cell>
          <table:table-cell/>
          <table:table-cell table:style-name="ce6" office:value-type="string">
            <text:p>Owner Type</text:p>
          </table:table-cell>
          <table:table-cell table:style-name="ce6" office:value-type="string">
            <text:p>Code</text:p>
          </table:table-cell>
          <table:table-cell table:formula="oooc:=IF([.F1002]&lt;&gt;&quot;&quot;;CONCATENATE([.F1002];&quot; &quot;;[.G1002]);[.G1002])" office:value-type="string" office:string-value="Owner Type Code">
            <text:p>Owner Type Code</text:p>
          </table:table-cell>
          <table:table-cell office:value-type="string">
            <text:p>Code</text:p>
          </table:table-cell>
          <table:table-cell/>
          <table:table-cell table:formula="oooc:=IF([.J1002]&lt;&gt;&quot;&quot;;CONCATENATE([.J1002];&quot;_ &quot;;[.I1002];&quot;. Type&quot;);CONCATENATE([.I100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owner of a piece of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003]=&quot;Universally Unique&quot;;&quot;UU&quot;;[.E1003]);IF([.G1003]&lt;&gt;[.I1003];[.H1003];[.F1003]);CONCATENATE(IF([.I1003]=&quot;Identifier&quot;;&quot;ID&quot;;IF([.I1003]=&quot;Text&quot;;&quot;&quot;;[.I1003]))));&quot; &quot;;&quot;&quot;);&quot;'&quot;;&quot;&quot;)" office:value-type="string" office:string-value="SizeTypeCode">
            <text:p>SizeTypeCode</text:p>
          </table:table-cell>
          <table:table-cell table:style-name="ce10" office:value-type="string">
            <text:p>Transport Equipment. Size Type Code. Code</text:p>
          </table:table-cell>
          <table:table-cell/>
          <table:table-cell office:value-type="string">
            <text:p>Transport Equipment</text:p>
          </table:table-cell>
          <table:table-cell/>
          <table:table-cell table:style-name="ce6" office:value-type="string">
            <text:p>Size Type</text:p>
          </table:table-cell>
          <table:table-cell table:style-name="ce6" office:value-type="string">
            <text:p>Code</text:p>
          </table:table-cell>
          <table:table-cell table:formula="oooc:=IF([.F1003]&lt;&gt;&quot;&quot;;CONCATENATE([.F1003];&quot; &quot;;[.G1003]);[.G1003])" office:value-type="string" office:string-value="Size Type Code">
            <text:p>Size Type Code</text:p>
          </table:table-cell>
          <table:table-cell office:value-type="string">
            <text:p>Code</text:p>
          </table:table-cell>
          <table:table-cell table:style-name="ce6"/>
          <table:table-cell table:formula="oooc:=IF([.J1003]&lt;&gt;&quot;&quot;;CONCATENATE([.J1003];&quot;_ &quot;;[.I1003];&quot;. Type&quot;);CONCATENATE([.I1003];&quot;. Type&quot;))" office:value-type="string" office:string-value="Code. Type">
            <text:p>Code. Type</text:p>
          </table:table-cell>
          <table:table-cell table:number-columns-repeated="2"/>
          <table:table-cell table:style-name="ce6" office:value-type="string">
            <text:p>Container Size Type Code</text:p>
          </table:table-cell>
          <table:table-cell office:value-type="string">
            <text:p>0..1</text:p>
          </table:table-cell>
          <table:table-cell office:value-type="string">
            <text:p>BBIE</text:p>
          </table:table-cell>
          <table:table-cell table:style-name="ce10" office:value-type="string">
            <text:p>The size and type of a piece of transport equipment, expressed as a code. When the transport equipment is a shipping container, it is recommended to use ContainerSizeTypeCode for validation.</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4]=&quot;Universally Unique&quot;;&quot;UU&quot;;[.E1004]);IF([.G1004]&lt;&gt;[.I1004];[.H1004];[.F1004]);CONCATENATE(IF([.I1004]=&quot;Identifier&quot;;&quot;ID&quot;;IF([.I1004]=&quot;Text&quot;;&quot;&quot;;[.I1004]))));&quot; &quot;;&quot;&quot;);&quot;'&quot;;&quot;&quot;)" office:value-type="string" office:string-value="DispositionCode">
            <text:p>DispositionCode</text:p>
          </table:table-cell>
          <table:table-cell table:style-name="ce10" office:value-type="string">
            <text:p>Transport Equipment. Disposition Code. Code</text:p>
          </table:table-cell>
          <table:table-cell/>
          <table:table-cell office:value-type="string">
            <text:p>Transport Equipment</text:p>
          </table:table-cell>
          <table:table-cell/>
          <table:table-cell table:style-name="ce6" office:value-type="string">
            <text:p>Disposition</text:p>
          </table:table-cell>
          <table:table-cell table:style-name="ce6" office:value-type="string">
            <text:p>Code</text:p>
          </table:table-cell>
          <table:table-cell table:formula="oooc:=IF([.F1004]&lt;&gt;&quot;&quot;;CONCATENATE([.F1004];&quot; &quot;;[.G1004]);[.G1004])" office:value-type="string" office:string-value="Disposition Code">
            <text:p>Disposition Code</text:p>
          </table:table-cell>
          <table:table-cell office:value-type="string">
            <text:p>Code</text:p>
          </table:table-cell>
          <table:table-cell/>
          <table:table-cell table:formula="oooc:=IF([.J1004]&lt;&gt;&quot;&quot;;CONCATENATE([.J1004];&quot;_ &quot;;[.I1004];&quot;. Type&quot;);CONCATENATE([.I1004];&quot;. Type&quot;))" office:value-type="string" office:string-value="Code. Type">
            <text:p>Code. Type</text:p>
          </table:table-cell>
          <table:table-cell table:number-columns-repeated="2"/>
          <table:table-cell office:value-type="string">
            <text:p>Status</text:p>
          </table:table-cell>
          <table:table-cell office:value-type="string">
            <text:p>0..1</text:p>
          </table:table-cell>
          <table:table-cell office:value-type="string">
            <text:p>BBIE</text:p>
          </table:table-cell>
          <table:table-cell office:value-type="string">
            <text:p>The current disposition of the transport equipment, expressed as a code.</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5]=&quot;Universally Unique&quot;;&quot;UU&quot;;[.E1005]);IF([.G1005]&lt;&gt;[.I1005];[.H1005];[.F1005]);CONCATENATE(IF([.I1005]=&quot;Identifier&quot;;&quot;ID&quot;;IF([.I1005]=&quot;Text&quot;;&quot;&quot;;[.I1005]))));&quot; &quot;;&quot;&quot;);&quot;'&quot;;&quot;&quot;)" office:value-type="string" office:string-value="FullnessIndicationCode">
            <text:p>FullnessIndicationCode</text:p>
          </table:table-cell>
          <table:table-cell table:style-name="ce10" office:value-type="string">
            <text:p>Transport Equipment. Fullness Indication Code. Code</text:p>
          </table:table-cell>
          <table:table-cell/>
          <table:table-cell office:value-type="string">
            <text:p>Transport Equipment</text:p>
          </table:table-cell>
          <table:table-cell/>
          <table:table-cell table:style-name="ce6" office:value-type="string">
            <text:p>Fullness Indication</text:p>
          </table:table-cell>
          <table:table-cell table:style-name="ce6" office:value-type="string">
            <text:p>Code</text:p>
          </table:table-cell>
          <table:table-cell table:formula="oooc:=IF([.F1005]&lt;&gt;&quot;&quot;;CONCATENATE([.F1005];&quot; &quot;;[.G1005]);[.G1005])" office:value-type="string" office:string-value="Fullness Indication Code">
            <text:p>Fullness Indication Code</text:p>
          </table:table-cell>
          <table:table-cell office:value-type="string">
            <text:p>Code</text:p>
          </table:table-cell>
          <table:table-cell/>
          <table:table-cell table:formula="oooc:=IF([.J1005]&lt;&gt;&quot;&quot;;CONCATENATE([.J1005];&quot;_ &quot;;[.I1005];&quot;. Type&quot;);CONCATENATE([.I100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indicating whether a piece of transport equipment is full, partially full, or empty.</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6]=&quot;Universally Unique&quot;;&quot;UU&quot;;[.E1006]);IF([.G1006]&lt;&gt;[.I1006];[.H1006];[.F1006]);CONCATENATE(IF([.I1006]=&quot;Identifier&quot;;&quot;ID&quot;;IF([.I1006]=&quot;Text&quot;;&quot;&quot;;[.I1006]))));&quot; &quot;;&quot;&quot;);&quot;'&quot;;&quot;&quot;)" office:value-type="string" office:string-value="RefrigerationOnIndicator">
            <text:p>RefrigerationOnIndicator</text:p>
          </table:table-cell>
          <table:table-cell table:style-name="ce10" office:value-type="string">
            <text:p>Transport Equipment. Refrigeration On_ Indicator. Indicator</text:p>
          </table:table-cell>
          <table:table-cell/>
          <table:table-cell office:value-type="string">
            <text:p>Transport Equipment</text:p>
          </table:table-cell>
          <table:table-cell office:value-type="string">
            <text:p>Refrigeration On</text:p>
          </table:table-cell>
          <table:table-cell/>
          <table:table-cell office:value-type="string">
            <text:p>Indicator</text:p>
          </table:table-cell>
          <table:table-cell table:formula="oooc:=IF([.F1006]&lt;&gt;&quot;&quot;;CONCATENATE([.F1006];&quot; &quot;;[.G1006]);[.G1006])" office:value-type="string" office:string-value="Indicator">
            <text:p>Indicator</text:p>
          </table:table-cell>
          <table:table-cell office:value-type="string">
            <text:p>Indicator</text:p>
          </table:table-cell>
          <table:table-cell/>
          <table:table-cell table:formula="oooc:=IF([.J1006]&lt;&gt;&quot;&quot;;CONCATENATE([.J1006];&quot;_ &quot;;[.I1006];&quot;. Type&quot;);CONCATENATE([.I1006];&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transport equipment's refrigeration is on (true) or off (false).</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7]=&quot;Universally Unique&quot;;&quot;UU&quot;;[.E1007]);IF([.G1007]&lt;&gt;[.I1007];[.H1007];[.F1007]);CONCATENATE(IF([.I1007]=&quot;Identifier&quot;;&quot;ID&quot;;IF([.I1007]=&quot;Text&quot;;&quot;&quot;;[.I1007]))));&quot; &quot;;&quot;&quot;);&quot;'&quot;;&quot;&quot;)" office:value-type="string" office:string-value="Information">
            <text:p>Information</text:p>
          </table:table-cell>
          <table:table-cell office:value-type="string">
            <text:p>Transport Equipment. Information. Text</text:p>
          </table:table-cell>
          <table:table-cell/>
          <table:table-cell office:value-type="string">
            <text:p>Transport Equipment</text:p>
          </table:table-cell>
          <table:table-cell table:number-columns-repeated="2"/>
          <table:table-cell office:value-type="string">
            <text:p>Information</text:p>
          </table:table-cell>
          <table:table-cell table:formula="oooc:=IF([.F1007]&lt;&gt;&quot;&quot;;CONCATENATE([.F1007];&quot; &quot;;[.G1007]);[.G1007])" office:value-type="string" office:string-value="Information">
            <text:p>Information</text:p>
          </table:table-cell>
          <table:table-cell office:value-type="string">
            <text:p>Text</text:p>
          </table:table-cell>
          <table:table-cell/>
          <table:table-cell table:formula="oooc:=IF([.J1007]&lt;&gt;&quot;&quot;;CONCATENATE([.J1007];&quot;_ &quot;;[.I1007];&quot;. Type&quot;);CONCATENATE([.I100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dditional information about the transport equipm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8]=&quot;Universally Unique&quot;;&quot;UU&quot;;[.E1008]);IF([.G1008]&lt;&gt;[.I1008];[.H1008];[.F1008]);CONCATENATE(IF([.I1008]=&quot;Identifier&quot;;&quot;ID&quot;;IF([.I1008]=&quot;Text&quot;;&quot;&quot;;[.I1008]))));&quot; &quot;;&quot;&quot;);&quot;'&quot;;&quot;&quot;)" office:value-type="string" office:string-value="ReturnabilityIndicator">
            <text:p>ReturnabilityIndicator</text:p>
          </table:table-cell>
          <table:table-cell table:style-name="ce10" office:value-type="string">
            <text:p>Transport Equipment. Returnability_ Indicator. Indicator</text:p>
          </table:table-cell>
          <table:table-cell/>
          <table:table-cell office:value-type="string">
            <text:p>Transport Equipment</text:p>
          </table:table-cell>
          <table:table-cell office:value-type="string">
            <text:p>Returnability</text:p>
          </table:table-cell>
          <table:table-cell/>
          <table:table-cell office:value-type="string">
            <text:p>Indicator</text:p>
          </table:table-cell>
          <table:table-cell table:formula="oooc:=IF([.F1008]&lt;&gt;&quot;&quot;;CONCATENATE([.F1008];&quot; &quot;;[.G1008]);[.G1008])" office:value-type="string" office:string-value="Indicator">
            <text:p>Indicator</text:p>
          </table:table-cell>
          <table:table-cell office:value-type="string">
            <text:p>Indicator</text:p>
          </table:table-cell>
          <table:table-cell/>
          <table:table-cell table:formula="oooc:=IF([.J1008]&lt;&gt;&quot;&quot;;CONCATENATE([.J1008];&quot;_ &quot;;[.I1008];&quot;. Type&quot;);CONCATENATE([.I100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icular item of transport equipment is returnable.</text:p>
          </table:table-cell>
          <table:table-cell/>
          <table:table-cell office:value-type="float" office:value="8036">
            <text:p>8036</text:p>
          </table:table-cell>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09]=&quot;Universally Unique&quot;;&quot;UU&quot;;[.E1009]);IF([.G1009]&lt;&gt;[.I1009];[.H1009];[.F1009]);CONCATENATE(IF([.I1009]=&quot;Identifier&quot;;&quot;ID&quot;;IF([.I1009]=&quot;Text&quot;;&quot;&quot;;[.I1009]))));&quot; &quot;;&quot;&quot;);&quot;'&quot;;&quot;&quot;)" office:value-type="string" office:string-value="LegalStatusIndicator">
            <text:p>LegalStatusIndicator</text:p>
          </table:table-cell>
          <table:table-cell table:style-name="ce10" office:value-type="string">
            <text:p>Transport Equipment. Legal Status_ Indicator. Indicator</text:p>
          </table:table-cell>
          <table:table-cell/>
          <table:table-cell office:value-type="string">
            <text:p>Transport Equipment</text:p>
          </table:table-cell>
          <table:table-cell office:value-type="string">
            <text:p>Legal Status</text:p>
          </table:table-cell>
          <table:table-cell/>
          <table:table-cell office:value-type="string">
            <text:p>Indicator</text:p>
          </table:table-cell>
          <table:table-cell table:formula="oooc:=IF([.F1009]&lt;&gt;&quot;&quot;;CONCATENATE([.F1009];&quot; &quot;;[.G1009]);[.G1009])" office:value-type="string" office:string-value="Indicator">
            <text:p>Indicator</text:p>
          </table:table-cell>
          <table:table-cell office:value-type="string">
            <text:p>Indicator</text:p>
          </table:table-cell>
          <table:table-cell/>
          <table:table-cell table:formula="oooc:=IF([.J1009]&lt;&gt;&quot;&quot;;CONCATENATE([.J1009];&quot;_ &quot;;[.I1009];&quot;. Type&quot;);CONCATENATE([.I100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Legal status of the transport equipment with respect to the Container Convention code.</text:p>
          </table:table-cell>
          <table:table-cell/>
          <table:table-cell office:value-type="float" office:value="8193">
            <text:p>8193</text:p>
          </table:table-cell>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style-name="ce4" table:formula="oooc:=SUBSTITUTE(SUBSTITUTE(CONCATENATE(IF([.E1010]=&quot;Universally Unique&quot;;&quot;UU&quot;;[.E1010]);[.F1010];IF([.H1010]&lt;&gt;[.I1010];[.H1010];&quot;&quot;);CONCATENATE(IF([.I1010]=&quot;Identifier&quot;;&quot;ID&quot;;IF([.I1010]=&quot;Text&quot;;&quot;&quot;;[.I1010]))));&quot; &quot;;&quot;&quot;);&quot;'&quot;;&quot;&quot;)" office:value-type="string" office:string-value="MeasurementDimension">
            <text:p>MeasurementDimension</text:p>
          </table:table-cell>
          <table:table-cell table:style-name="ce15" office:value-type="string">
            <text:p>Transport Equipment. Measurement_ Dimension. Dimension</text:p>
          </table:table-cell>
          <table:table-cell table:style-name="ce27"/>
          <table:table-cell table:style-name="ce27" office:value-type="string">
            <text:p>Transport Equipment</text:p>
          </table:table-cell>
          <table:table-cell table:style-name="ce27" office:value-type="string">
            <text:p>Measurement</text:p>
          </table:table-cell>
          <table:table-cell table:style-name="ce27"/>
          <table:table-cell table:style-name="ce27"/>
          <table:table-cell table:style-name="ce8" table:formula="oooc:=[.M1010]" office:value-type="string" office:string-value="Dimension">
            <text:p>Dimension</text:p>
          </table:table-cell>
          <table:table-cell table:style-name="ce8" table:formula="oooc:=[.M1010]" office:value-type="string" office:string-value="Dimension">
            <text:p>Dimension</text:p>
          </table:table-cell>
          <table:table-cell table:style-name="ce8" table:number-columns-repeated="2"/>
          <table:table-cell table:style-name="ce27"/>
          <table:table-cell table:style-name="ce38" office:value-type="string">
            <text:p>Dimension</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Dimension.</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11]=&quot;Universally Unique&quot;;&quot;UU&quot;;[.E1011]);[.F1011];IF([.H1011]&lt;&gt;[.I1011];[.H1011];&quot;&quot;);CONCATENATE(IF([.I1011]=&quot;Identifier&quot;;&quot;ID&quot;;IF([.I1011]=&quot;Text&quot;;&quot;&quot;;[.I1011]))));&quot; &quot;;&quot;&quot;);&quot;'&quot;;&quot;&quot;)" office:value-type="string" office:string-value="TransportEquipmentSeal">
            <text:p>TransportEquipmentSeal</text:p>
          </table:table-cell>
          <table:table-cell table:style-name="ce8" office:value-type="string">
            <text:p>Transport Equipment. Transport Equipment Seal</text:p>
          </table:table-cell>
          <table:table-cell table:style-name="ce27"/>
          <table:table-cell table:style-name="ce27" office:value-type="string">
            <text:p>Transport Equipment</text:p>
          </table:table-cell>
          <table:table-cell table:number-columns-repeated="2" table:style-name="ce27"/>
          <table:table-cell table:style-name="ce27"/>
          <table:table-cell table:style-name="ce8" table:formula="oooc:=[.M1011]" office:value-type="string" office:string-value="Transport Equipment Seal">
            <text:p>Transport Equipment Seal</text:p>
          </table:table-cell>
          <table:table-cell table:style-name="ce8" table:formula="oooc:=[.M1011]" office:value-type="string" office:string-value="Transport Equipment Seal">
            <text:p>Transport Equipment Seal</text:p>
          </table:table-cell>
          <table:table-cell table:style-name="ce8" table:number-columns-repeated="2"/>
          <table:table-cell table:style-name="ce27"/>
          <table:table-cell table:style-name="ce38" office:value-type="string">
            <text:p>Transport Equipment Seal</text:p>
          </table:table-cell>
          <table:table-cell table:style-name="ce27"/>
          <table:table-cell table:style-name="ce57" office:value-type="string">
            <text:p>0..n</text:p>
          </table:table-cell>
          <table:table-cell table:style-name="ce27" office:value-type="string">
            <text:p>ASBIE</text:p>
          </table:table-cell>
          <table:table-cell table:style-name="ce25" office:value-type="string">
            <text:p>An association to Transport Equipment Seal.</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1012]=&quot;Universally Unique&quot;;&quot;UU&quot;;[.E1012]);[.F1012];IF([.H1012]&lt;&gt;[.I1012];[.H1012];&quot;&quot;);CONCATENATE(IF([.I1012]=&quot;Identifier&quot;;&quot;ID&quot;;IF([.I1012]=&quot;Text&quot;;&quot;&quot;;[.I1012]))));&quot; &quot;;&quot;&quot;);&quot;'&quot;;&quot;&quot;)" office:value-type="string" office:string-value="MinimumTemperature">
            <text:p>MinimumTemperature</text:p>
          </table:table-cell>
          <table:table-cell table:style-name="ce15" office:value-type="string">
            <text:p>Transport Equipment. Minimum_ Temperature. Temperature</text:p>
          </table:table-cell>
          <table:table-cell table:style-name="ce27"/>
          <table:table-cell table:style-name="ce27" office:value-type="string">
            <text:p>Transport Equipment</text:p>
          </table:table-cell>
          <table:table-cell table:style-name="ce27" office:value-type="string">
            <text:p>Minimum</text:p>
          </table:table-cell>
          <table:table-cell table:style-name="ce27"/>
          <table:table-cell table:style-name="ce27"/>
          <table:table-cell table:style-name="ce8" table:formula="oooc:=[.M1012]" office:value-type="string" office:string-value="Temperature">
            <text:p>Temperature</text:p>
          </table:table-cell>
          <table:table-cell table:style-name="ce8" table:formula="oooc:=[.M1012]" office:value-type="string" office:string-value="Temperature">
            <text:p>Temperature</text:p>
          </table:table-cell>
          <table:table-cell table:style-name="ce8" table:number-columns-repeated="2"/>
          <table:table-cell table:style-name="ce27"/>
          <table:table-cell table:style-name="ce38" office:value-type="string">
            <text:p>Temperature</text:p>
          </table:table-cell>
          <table:table-cell table:style-name="ce27"/>
          <table:table-cell table:style-name="ce33" office:value-type="string">
            <text:p>0..1</text:p>
          </table:table-cell>
          <table:table-cell table:style-name="ce27" office:value-type="string">
            <text:p>ASBIE</text:p>
          </table:table-cell>
          <table:table-cell table:style-name="ce69" office:value-type="string">
            <text:p>The minimum required operating temperature for the container (reefe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13]=&quot;Universally Unique&quot;;&quot;UU&quot;;[.E1013]);[.F1013];IF([.H1013]&lt;&gt;[.I1013];[.H1013];&quot;&quot;);CONCATENATE(IF([.I1013]=&quot;Identifier&quot;;&quot;ID&quot;;IF([.I1013]=&quot;Text&quot;;&quot;&quot;;[.I1013]))));&quot; &quot;;&quot;&quot;);&quot;'&quot;;&quot;&quot;)" office:value-type="string" office:string-value="MaximumTemperature">
            <text:p>MaximumTemperature</text:p>
          </table:table-cell>
          <table:table-cell table:style-name="ce15" office:value-type="string">
            <text:p>Transport Equipment. Maximum_ Temperature. Temperature</text:p>
          </table:table-cell>
          <table:table-cell table:style-name="ce27"/>
          <table:table-cell table:style-name="ce27" office:value-type="string">
            <text:p>Transport Equipment</text:p>
          </table:table-cell>
          <table:table-cell table:style-name="ce27" office:value-type="string">
            <text:p>Maximum</text:p>
          </table:table-cell>
          <table:table-cell table:style-name="ce27"/>
          <table:table-cell table:style-name="ce27"/>
          <table:table-cell table:style-name="ce8" table:formula="oooc:=[.M1013]" office:value-type="string" office:string-value="Temperature">
            <text:p>Temperature</text:p>
          </table:table-cell>
          <table:table-cell table:style-name="ce8" table:formula="oooc:=[.M1013]" office:value-type="string" office:string-value="Temperature">
            <text:p>Temperature</text:p>
          </table:table-cell>
          <table:table-cell table:style-name="ce8" table:number-columns-repeated="2"/>
          <table:table-cell table:style-name="ce27"/>
          <table:table-cell table:style-name="ce38" office:value-type="string">
            <text:p>Temperature</text:p>
          </table:table-cell>
          <table:table-cell table:style-name="ce27"/>
          <table:table-cell table:style-name="ce33" office:value-type="string">
            <text:p>0..1</text:p>
          </table:table-cell>
          <table:table-cell table:style-name="ce27" office:value-type="string">
            <text:p>ASBIE</text:p>
          </table:table-cell>
          <table:table-cell table:style-name="ce72" office:value-type="string">
            <text:p>The maximum required operating temperature for the container (reefer).</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1014]=&quot;Universally Unique&quot;;&quot;UU&quot;;[.E1014]);[.F1014];IF([.H1014]&lt;&gt;[.I1014];[.H1014];&quot;&quot;);CONCATENATE(IF([.I1014]=&quot;Identifier&quot;;&quot;ID&quot;;IF([.I1014]=&quot;Text&quot;;&quot;&quot;;[.I1014]))));&quot; &quot;;&quot;&quot;);&quot;'&quot;;&quot;&quot;)" office:value-type="string" office:string-value="ProviderParty">
            <text:p>ProviderParty</text:p>
          </table:table-cell>
          <table:table-cell table:style-name="ce15" office:value-type="string">
            <text:p>Transport Equipment. Provider_ Party. Party</text:p>
          </table:table-cell>
          <table:table-cell table:style-name="ce27"/>
          <table:table-cell table:style-name="ce27" office:value-type="string">
            <text:p>Transport Equipment</text:p>
          </table:table-cell>
          <table:table-cell table:style-name="ce27" office:value-type="string">
            <text:p>Provider</text:p>
          </table:table-cell>
          <table:table-cell table:style-name="ce27"/>
          <table:table-cell table:style-name="ce27"/>
          <table:table-cell table:style-name="ce8" table:formula="oooc:=[.M1014]" office:value-type="string" office:string-value="Party">
            <text:p>Party</text:p>
          </table:table-cell>
          <table:table-cell table:style-name="ce8" table:formula="oooc:=[.M1014]" office:value-type="string" office:string-value="Party">
            <text:p>Party</text:p>
          </table:table-cell>
          <table:table-cell table:style-name="ce8" table:number-columns-repeated="2"/>
          <table:table-cell table:style-name="ce27"/>
          <table:table-cell table:style-name="ce38" office:value-type="string">
            <text:p>Party</text:p>
          </table:table-cell>
          <table:table-cell table:style-name="ce27"/>
          <table:table-cell table:style-name="ce33" office:value-type="string">
            <text:p>0..1</text:p>
          </table:table-cell>
          <table:table-cell table:style-name="ce27" office:value-type="string">
            <text:p>ASBIE</text:p>
          </table:table-cell>
          <table:table-cell table:style-name="ce72" office:value-type="string">
            <text:p>The party that provides the transport equipment.</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15]=&quot;Universally Unique&quot;;&quot;UU&quot;;[.E1015]);[.F1015];IF([.H1015]&lt;&gt;[.I1015];[.H1015];&quot;&quot;);CONCATENATE(IF([.I1015]=&quot;Identifier&quot;;&quot;ID&quot;;IF([.I1015]=&quot;Text&quot;;&quot;&quot;;[.I1015]))));&quot; &quot;;&quot;&quot;);&quot;'&quot;;&quot;&quot;)" office:value-type="string" office:string-value="LoadingProofParty">
            <text:p>LoadingProofParty</text:p>
          </table:table-cell>
          <table:table-cell table:style-name="ce15" office:value-type="string">
            <text:p>Transport Equipment. Loading Proof_ Party. Party</text:p>
          </table:table-cell>
          <table:table-cell table:style-name="ce27"/>
          <table:table-cell table:style-name="ce27" office:value-type="string">
            <text:p>Transport Equipment</text:p>
          </table:table-cell>
          <table:table-cell table:style-name="ce27" office:value-type="string">
            <text:p>Loading Proof</text:p>
          </table:table-cell>
          <table:table-cell table:style-name="ce27"/>
          <table:table-cell table:style-name="ce27"/>
          <table:table-cell table:style-name="ce8" table:formula="oooc:=[.M1015]" office:value-type="string" office:string-value="Party">
            <text:p>Party</text:p>
          </table:table-cell>
          <table:table-cell table:style-name="ce8" table:formula="oooc:=[.M1015]" office:value-type="string" office:string-value="Party">
            <text:p>Party</text:p>
          </table:table-cell>
          <table:table-cell table:style-name="ce8" table:number-columns-repeated="2"/>
          <table:table-cell table:style-name="ce27"/>
          <table:table-cell table:style-name="ce38" office:value-type="string">
            <text:p>Party</text:p>
          </table:table-cell>
          <table:table-cell table:style-name="ce27" office:value-type="string">
            <text:p>Party responsible for proof of vanning (WCO ID 059)</text:p>
          </table:table-cell>
          <table:table-cell table:style-name="ce33" office:value-type="string">
            <text:p>0..1</text:p>
          </table:table-cell>
          <table:table-cell table:style-name="ce27" office:value-type="string">
            <text:p>ASBIE</text:p>
          </table:table-cell>
          <table:table-cell table:style-name="ce73" office:value-type="string">
            <text:p>The authorized party responsible for certifying that the goods were loaded into the transport equipment.</text:p>
          </table:table-cell>
          <table:table-cell table:style-name="ce73"/>
          <table:table-cell table:style-name="ce73" office:value-type="float" office:value="3036">
            <text:p>3036</text:p>
          </table:table-cell>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16]=&quot;Universally Unique&quot;;&quot;UU&quot;;[.E1016]);[.F1016];IF([.H1016]&lt;&gt;[.I1016];[.H1016];&quot;&quot;);CONCATENATE(IF([.I1016]=&quot;Identifier&quot;;&quot;ID&quot;;IF([.I1016]=&quot;Text&quot;;&quot;&quot;;[.I1016]))));&quot; &quot;;&quot;&quot;);&quot;'&quot;;&quot;&quot;)" office:value-type="string" office:string-value="LoadingLocation">
            <text:p>LoadingLocation</text:p>
          </table:table-cell>
          <table:table-cell table:style-name="ce15" office:value-type="string">
            <text:p>Transport Equipment. Loading_ Location. Location</text:p>
          </table:table-cell>
          <table:table-cell table:style-name="ce27"/>
          <table:table-cell table:style-name="ce27" office:value-type="string">
            <text:p>Transport Equipment</text:p>
          </table:table-cell>
          <table:table-cell table:style-name="ce27" office:value-type="string">
            <text:p>Loading</text:p>
          </table:table-cell>
          <table:table-cell table:style-name="ce27"/>
          <table:table-cell table:style-name="ce27"/>
          <table:table-cell table:style-name="ce8" table:formula="oooc:=[.M1016]" office:value-type="string" office:string-value="Location">
            <text:p>Location</text:p>
          </table:table-cell>
          <table:table-cell table:style-name="ce8" table:formula="oooc:=[.M1016]" office:value-type="string" office:string-value="Location">
            <text:p>Location</text:p>
          </table:table-cell>
          <table:table-cell table:style-name="ce8" table:number-columns-repeated="2"/>
          <table:table-cell table:style-name="ce27"/>
          <table:table-cell table:style-name="ce38" office:value-type="string">
            <text:p>Location</text:p>
          </table:table-cell>
          <table:table-cell table:style-name="ce27" office:value-type="string">
            <text:p>Vanning address (WCO ID 068), Stuffing location</text:p>
          </table:table-cell>
          <table:table-cell table:style-name="ce33" office:value-type="string">
            <text:p>0..1</text:p>
          </table:table-cell>
          <table:table-cell table:style-name="ce27" office:value-type="string">
            <text:p>ASBIE</text:p>
          </table:table-cell>
          <table:table-cell table:style-name="ce73" office:value-type="string">
            <text:p>Identifies the location where the goods are loaded into the transport equipment.</text:p>
          </table:table-cell>
          <table:table-cell table:style-name="ce73"/>
          <table:table-cell table:style-name="ce73" office:value-type="float" office:value="3268">
            <text:p>3268</text:p>
          </table:table-cell>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2" office:value-type="string">
            <text:p>TransportEquipmentSeal</text:p>
          </table:table-cell>
          <table:table-cell table:style-name="ce30" office:value-type="string">
            <text:p>Transport Equipment Seal. Details</text:p>
          </table:table-cell>
          <table:table-cell table:style-name="ce16"/>
          <table:table-cell table:style-name="ce16" office:value-type="string">
            <text:p>Transport Equipment Seal</text:p>
          </table:table-cell>
          <table:table-cell table:style-name="ce16" table:number-columns-repeated="9"/>
          <table:table-cell table:style-name="ce16" office:value-type="string">
            <text:p>Container Seal</text:p>
          </table:table-cell>
          <table:table-cell table:style-name="ce30"/>
          <table:table-cell table:style-name="ce16" office:value-type="string">
            <text:p>ABIE</text:p>
          </table:table-cell>
          <table:table-cell table:style-name="ce16" office:value-type="string">
            <text:p>Information about a transport equipment seal (a security device attached to the doors of a shipping container).</text:p>
          </table:table-cell>
          <table:table-cell table:style-name="ce16"/>
          <table:table-cell table:style-name="ce52"/>
          <table:table-cell table:style-name="ce104" office:value-type="string">
            <text:p>2.0</text:p>
          </table:table-cell>
          <table:table-cell table:style-name="ce85"/>
          <table:table-cell table:style-name="ce30"/>
          <table:table-cell table:style-name="ce16" office:value-type="string">
            <text:p>Transportation</text:p>
          </table:table-cell>
          <table:table-cell table:style-name="ce16" table:number-columns-repeated="9"/>
          <table:table-cell table:number-columns-repeated="224"/>
        </table:table-row>
        <table:table-row table:style-name="ro2">
          <table:table-cell table:formula="oooc:=SUBSTITUTE(SUBSTITUTE(CONCATENATE(IF([.E1018]=&quot;Universally Unique&quot;;&quot;UU&quot;;[.E1018]);IF([.G1018]&lt;&gt;[.I1018];[.H1018];[.F1018]);CONCATENATE(IF([.I1018]=&quot;Identifier&quot;;&quot;ID&quot;;IF([.I1018]=&quot;Text&quot;;&quot;&quot;;[.I1018]))));&quot; &quot;;&quot;&quot;);&quot;'&quot;;&quot;&quot;)" office:value-type="string" office:string-value="ID">
            <text:p>ID</text:p>
          </table:table-cell>
          <table:table-cell table:style-name="ce10" office:value-type="string">
            <text:p>Transport Equipment Seal. Identifier</text:p>
          </table:table-cell>
          <table:table-cell/>
          <table:table-cell office:value-type="string">
            <text:p>Transport Equipment Seal</text:p>
          </table:table-cell>
          <table:table-cell table:number-columns-repeated="2"/>
          <table:table-cell office:value-type="string">
            <text:p>Identifier</text:p>
          </table:table-cell>
          <table:table-cell table:formula="oooc:=IF([.F1018]&lt;&gt;&quot;&quot;;CONCATENATE([.F1018];&quot; &quot;;[.G1018]);[.G1018])" office:value-type="string" office:string-value="Identifier">
            <text:p>Identifier</text:p>
          </table:table-cell>
          <table:table-cell office:value-type="string">
            <text:p>Identifier</text:p>
          </table:table-cell>
          <table:table-cell/>
          <table:table-cell table:formula="oooc:=IF([.J1018]&lt;&gt;&quot;&quot;;CONCATENATE([.J1018];&quot;_ &quot;;[.I1018];&quot;. Type&quot;);CONCATENATE([.I1018];&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seal.</text:p>
          </table:table-cell>
          <table:table-cell office:value-type="string">
            <text:p>"ACS1234"</text:p>
          </table:table-cell>
          <table:table-cell/>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19]=&quot;Universally Unique&quot;;&quot;UU&quot;;[.E1019]);IF([.G1019]&lt;&gt;[.I1019];[.H1019];[.F1019]);CONCATENATE(IF([.I1019]=&quot;Identifier&quot;;&quot;ID&quot;;IF([.I1019]=&quot;Text&quot;;&quot;&quot;;[.I1019]))));&quot; &quot;;&quot;&quot;);&quot;'&quot;;&quot;&quot;)" office:value-type="string" office:string-value="SealIssuerTypeCode">
            <text:p>SealIssuerTypeCode</text:p>
          </table:table-cell>
          <table:table-cell table:style-name="ce10" office:value-type="string">
            <text:p>Transport Equipment Seal. Seal Issuer Type Code. Code</text:p>
          </table:table-cell>
          <table:table-cell/>
          <table:table-cell office:value-type="string">
            <text:p>Transport Equipment Seal</text:p>
          </table:table-cell>
          <table:table-cell/>
          <table:table-cell table:style-name="ce6" office:value-type="string">
            <text:p>Seal Issuer Type</text:p>
          </table:table-cell>
          <table:table-cell table:style-name="ce6" office:value-type="string">
            <text:p>Code</text:p>
          </table:table-cell>
          <table:table-cell table:formula="oooc:=IF([.F1019]&lt;&gt;&quot;&quot;;CONCATENATE([.F1019];&quot; &quot;;[.G1019]);[.G1019])" office:value-type="string" office:string-value="Seal Issuer Type Code">
            <text:p>Seal Issuer Type Code</text:p>
          </table:table-cell>
          <table:table-cell office:value-type="string">
            <text:p>Code</text:p>
          </table:table-cell>
          <table:table-cell/>
          <table:table-cell table:formula="oooc:=IF([.J1019]&lt;&gt;&quot;&quot;;CONCATENATE([.J1019];&quot;_ &quot;;[.I1019];&quot;. Type&quot;);CONCATENATE([.I10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party that issues and is responsible for a seal, expressed as a code.</text:p>
          </table:table-cell>
          <table:table-cell table:number-columns-repeated="2"/>
          <table:table-cell table:style-name="ce92" office:value-type="string">
            <text:p>2.0</text:p>
          </table:table-cell>
          <table:table-cell/>
          <table:table-cell table:style-name="ce3"/>
          <table:table-cell office:value-type="string">
            <text:p>Transportation</text:p>
          </table:table-cell>
          <table:table-cell table:number-columns-repeated="8"/>
          <table:table-cell office:value-type="string">
            <text:p>Added 'Seal' to property term</text:p>
          </table:table-cell>
          <table:table-cell table:number-columns-repeated="224"/>
        </table:table-row>
        <table:table-row table:style-name="ro2">
          <table:table-cell table:formula="oooc:=SUBSTITUTE(SUBSTITUTE(CONCATENATE(IF([.E1020]=&quot;Universally Unique&quot;;&quot;UU&quot;;[.E1020]);IF([.G1020]&lt;&gt;[.I1020];[.H1020];[.F1020]);CONCATENATE(IF([.I1020]=&quot;Identifier&quot;;&quot;ID&quot;;IF([.I1020]=&quot;Text&quot;;&quot;&quot;;[.I1020]))));&quot; &quot;;&quot;&quot;);&quot;'&quot;;&quot;&quot;)" office:value-type="string" office:string-value="Condition">
            <text:p>Condition</text:p>
          </table:table-cell>
          <table:table-cell office:value-type="string">
            <text:p>Transport Equipment Seal. Condition. Text</text:p>
          </table:table-cell>
          <table:table-cell/>
          <table:table-cell office:value-type="string">
            <text:p>Transport Equipment Seal</text:p>
          </table:table-cell>
          <table:table-cell table:number-columns-repeated="2"/>
          <table:table-cell office:value-type="string">
            <text:p>Condition</text:p>
          </table:table-cell>
          <table:table-cell table:formula="oooc:=IF([.F1020]&lt;&gt;&quot;&quot;;CONCATENATE([.F1020];&quot; &quot;;[.G1020]);[.G1020])" office:value-type="string" office:string-value="Condition">
            <text:p>Condition</text:p>
          </table:table-cell>
          <table:table-cell office:value-type="string">
            <text:p>Text</text:p>
          </table:table-cell>
          <table:table-cell/>
          <table:table-cell table:formula="oooc:=IF([.J1020]&lt;&gt;&quot;&quot;;CONCATENATE([.J1020];&quot;_ &quot;;[.I1020];&quot;. Type&quot;);CONCATENATE([.I10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nformation about the condition of a seal.</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21]=&quot;Universally Unique&quot;;&quot;UU&quot;;[.E1021]);IF([.G1021]&lt;&gt;[.I1021];[.H1021];[.F1021]);CONCATENATE(IF([.I1021]=&quot;Identifier&quot;;&quot;ID&quot;;IF([.I1021]=&quot;Text&quot;;&quot;&quot;;[.I1021]))));&quot; &quot;;&quot;&quot;);&quot;'&quot;;&quot;&quot;)" office:value-type="string" office:string-value="SealStatusCode">
            <text:p>SealStatusCode</text:p>
          </table:table-cell>
          <table:table-cell table:style-name="ce10" office:value-type="string">
            <text:p>Transport Equipment Seal. Seal Status Code. Code</text:p>
          </table:table-cell>
          <table:table-cell/>
          <table:table-cell office:value-type="string">
            <text:p>Transport Equipment Seal</text:p>
          </table:table-cell>
          <table:table-cell/>
          <table:table-cell table:style-name="ce6" office:value-type="string">
            <text:p>Seal Status</text:p>
          </table:table-cell>
          <table:table-cell table:style-name="ce6" office:value-type="string">
            <text:p>Code</text:p>
          </table:table-cell>
          <table:table-cell table:formula="oooc:=IF([.F1021]&lt;&gt;&quot;&quot;;CONCATENATE([.F1021];&quot; &quot;;[.G1021]);[.G1021])" office:value-type="string" office:string-value="Seal Status Code">
            <text:p>Seal Status Code</text:p>
          </table:table-cell>
          <table:table-cell office:value-type="string">
            <text:p>Code</text:p>
          </table:table-cell>
          <table:table-cell/>
          <table:table-cell table:formula="oooc:=IF([.J1021]&lt;&gt;&quot;&quot;;CONCATENATE([.J1021];&quot;_ &quot;;[.I1021];&quot;. Type&quot;);CONCATENATE([.I102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status of a seal, expressed as a code.</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22]=&quot;Universally Unique&quot;;&quot;UU&quot;;[.E1022]);IF([.G1022]&lt;&gt;[.I1022];[.H1022];[.F1022]);CONCATENATE(IF([.I1022]=&quot;Identifier&quot;;&quot;ID&quot;;IF([.I1022]=&quot;Text&quot;;&quot;&quot;;[.I1022]))));&quot; &quot;;&quot;&quot;);&quot;'&quot;;&quot;&quot;)" office:value-type="string" office:string-value="SealingPartyType">
            <text:p>SealingPartyType</text:p>
          </table:table-cell>
          <table:table-cell office:value-type="string">
            <text:p>Transport Equipment Seal. Sealing Party Type. Text</text:p>
          </table:table-cell>
          <table:table-cell/>
          <table:table-cell office:value-type="string">
            <text:p>Transport Equipment Seal</text:p>
          </table:table-cell>
          <table:table-cell/>
          <table:table-cell office:value-type="string">
            <text:p>Sealing Party</text:p>
          </table:table-cell>
          <table:table-cell office:value-type="string">
            <text:p>Type</text:p>
          </table:table-cell>
          <table:table-cell table:formula="oooc:=IF([.F1022]&lt;&gt;&quot;&quot;;CONCATENATE([.F1022];&quot; &quot;;[.G1022]);[.G1022])" office:value-type="string" office:string-value="Sealing Party Type">
            <text:p>Sealing Party Type</text:p>
          </table:table-cell>
          <table:table-cell office:value-type="string">
            <text:p>Text</text:p>
          </table:table-cell>
          <table:table-cell/>
          <table:table-cell table:formula="oooc:=IF([.J1022]&lt;&gt;&quot;&quot;;CONCATENATE([.J1022];&quot;_ &quot;;[.I1022];&quot;. Type&quot;);CONCATENATE([.I1022];&quot;. Type&quot;))" office:value-type="string" office:string-value="Text. Type">
            <text:p>Text. Type</text:p>
          </table:table-cell>
          <table:table-cell table:number-columns-repeated="2"/>
          <table:table-cell office:value-type="string">
            <text:p>Sealing Party</text:p>
          </table:table-cell>
          <table:table-cell office:value-type="string">
            <text:p>0..1</text:p>
          </table:table-cell>
          <table:table-cell office:value-type="string">
            <text:p>BBIE</text:p>
          </table:table-cell>
          <table:table-cell office:value-type="string">
            <text:p>Textual description of the role of a sealing party.</text:p>
          </table:table-cell>
          <table:table-cell/>
          <table:table-cell office:value-type="float" office:value="9302">
            <text:p>9302</text:p>
          </table:table-cell>
          <table:table-cell table:style-name="ce92"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style-name="ce2" office:value-type="string">
            <text:p>TransportEvent</text:p>
          </table:table-cell>
          <table:table-cell table:style-name="ce30" office:value-type="string">
            <text:p>Transport Event. Details</text:p>
          </table:table-cell>
          <table:table-cell table:style-name="ce16"/>
          <table:table-cell table:style-name="ce16" office:value-type="string">
            <text:p>Transport Event</text:p>
          </table:table-cell>
          <table:table-cell table:style-name="ce16" table:number-columns-repeated="10"/>
          <table:table-cell table:style-name="ce30"/>
          <table:table-cell table:style-name="ce16" office:value-type="string">
            <text:p>ABIE</text:p>
          </table:table-cell>
          <table:table-cell table:style-name="ce16" office:value-type="string">
            <text:p>A significant occurrence or happening related to the transportation of goods.</text:p>
          </table:table-cell>
          <table:table-cell table:style-name="ce16"/>
          <table:table-cell table:style-name="ce52"/>
          <table:table-cell table:style-name="ce104" office:value-type="string">
            <text:p>2.0</text:p>
          </table:table-cell>
          <table:table-cell table:style-name="ce85"/>
          <table:table-cell table:style-name="ce30"/>
          <table:table-cell table:style-name="ce16" office:value-type="string">
            <text:p>Transportation</text:p>
          </table:table-cell>
          <table:table-cell table:style-name="ce16" table:number-columns-repeated="9"/>
          <table:table-cell table:style-name="ce3" table:number-columns-repeated="224"/>
        </table:table-row>
        <table:table-row table:style-name="ro2">
          <table:table-cell table:formula="oooc:=SUBSTITUTE(SUBSTITUTE(CONCATENATE(IF([.E1024]=&quot;Universally Unique&quot;;&quot;UU&quot;;[.E1024]);IF([.G1024]&lt;&gt;[.I1024];[.H1024];[.F1024]);CONCATENATE(IF([.I1024]=&quot;Identifier&quot;;&quot;ID&quot;;IF([.I1024]=&quot;Text&quot;;&quot;&quot;;[.I1024]))));&quot; &quot;;&quot;&quot;);&quot;'&quot;;&quot;&quot;)" office:value-type="string" office:string-value="IdentificationID">
            <text:p>IdentificationID</text:p>
          </table:table-cell>
          <table:table-cell office:value-type="string">
            <text:p>Transport Event. Identification. Identifier</text:p>
          </table:table-cell>
          <table:table-cell/>
          <table:table-cell office:value-type="string">
            <text:p>Transport Event</text:p>
          </table:table-cell>
          <table:table-cell table:number-columns-repeated="2"/>
          <table:table-cell office:value-type="string">
            <text:p>Identification</text:p>
          </table:table-cell>
          <table:table-cell table:formula="oooc:=IF([.F1024]&lt;&gt;&quot;&quot;;CONCATENATE([.F1024];&quot; &quot;;[.G1024]);[.G1024])" office:value-type="string" office:string-value="Identification">
            <text:p>Identification</text:p>
          </table:table-cell>
          <table:table-cell office:value-type="string">
            <text:p>Identifier</text:p>
          </table:table-cell>
          <table:table-cell/>
          <table:table-cell table:formula="oooc:=IF([.J1024]&lt;&gt;&quot;&quot;;CONCATENATE([.J1024];&quot;_ &quot;;[.I1024];&quot;. Type&quot;);CONCATENATE([.I10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An identifier for the ev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9"/>
          <table:table-cell table:style-name="ce3" table:number-columns-repeated="224"/>
        </table:table-row>
        <table:table-row table:style-name="ro2">
          <table:table-cell table:formula="oooc:=SUBSTITUTE(SUBSTITUTE(CONCATENATE(IF([.E1025]=&quot;Universally Unique&quot;;&quot;UU&quot;;[.E1025]);IF([.G1025]&lt;&gt;[.I1025];[.H1025];[.F1025]);CONCATENATE(IF([.I1025]=&quot;Identifier&quot;;&quot;ID&quot;;IF([.I1025]=&quot;Text&quot;;&quot;&quot;;[.I1025]))));&quot; &quot;;&quot;&quot;);&quot;'&quot;;&quot;&quot;)" office:value-type="string" office:string-value="OccurrenceDate">
            <text:p>OccurrenceDate</text:p>
          </table:table-cell>
          <table:table-cell office:value-type="string">
            <text:p>Transport Event. Occurrence Date. Date</text:p>
          </table:table-cell>
          <table:table-cell/>
          <table:table-cell office:value-type="string">
            <text:p>Transport Event</text:p>
          </table:table-cell>
          <table:table-cell/>
          <table:table-cell office:value-type="string">
            <text:p>Occurrence</text:p>
          </table:table-cell>
          <table:table-cell office:value-type="string">
            <text:p>Date</text:p>
          </table:table-cell>
          <table:table-cell table:formula="oooc:=IF([.F1025]&lt;&gt;&quot;&quot;;CONCATENATE([.F1025];&quot; &quot;;[.G1025]);[.G1025])" office:value-type="string" office:string-value="Occurrence Date">
            <text:p>Occurrence Date</text:p>
          </table:table-cell>
          <table:table-cell office:value-type="string">
            <text:p>Date</text:p>
          </table:table-cell>
          <table:table-cell/>
          <table:table-cell table:formula="oooc:=IF([.J1025]&lt;&gt;&quot;&quot;;CONCATENATE([.J1025];&quot;_ &quot;;[.I1025];&quot;. Type&quot;);CONCATENATE([.I10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3" office:value-type="string">
            <text:p>The date of an occurrence of the ev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9"/>
          <table:table-cell table:style-name="ce3" table:number-columns-repeated="224"/>
        </table:table-row>
        <table:table-row table:style-name="ro2">
          <table:table-cell table:formula="oooc:=SUBSTITUTE(SUBSTITUTE(CONCATENATE(IF([.E1026]=&quot;Universally Unique&quot;;&quot;UU&quot;;[.E1026]);IF([.G1026]&lt;&gt;[.I1026];[.H1026];[.F1026]);CONCATENATE(IF([.I1026]=&quot;Identifier&quot;;&quot;ID&quot;;IF([.I1026]=&quot;Text&quot;;&quot;&quot;;[.I1026]))));&quot; &quot;;&quot;&quot;);&quot;'&quot;;&quot;&quot;)" office:value-type="string" office:string-value="OccurrenceTime">
            <text:p>OccurrenceTime</text:p>
          </table:table-cell>
          <table:table-cell office:value-type="string">
            <text:p>Transport Event. Occurrence Time. Time</text:p>
          </table:table-cell>
          <table:table-cell/>
          <table:table-cell office:value-type="string">
            <text:p>Transport Event</text:p>
          </table:table-cell>
          <table:table-cell/>
          <table:table-cell office:value-type="string">
            <text:p>Occurrence</text:p>
          </table:table-cell>
          <table:table-cell office:value-type="string">
            <text:p>Time</text:p>
          </table:table-cell>
          <table:table-cell table:formula="oooc:=IF([.F1026]&lt;&gt;&quot;&quot;;CONCATENATE([.F1026];&quot; &quot;;[.G1026]);[.G1026])" office:value-type="string" office:string-value="Occurrence Time">
            <text:p>Occurrence Time</text:p>
          </table:table-cell>
          <table:table-cell office:value-type="string">
            <text:p>Time</text:p>
          </table:table-cell>
          <table:table-cell/>
          <table:table-cell table:formula="oooc:=IF([.J1026]&lt;&gt;&quot;&quot;;CONCATENATE([.J1026];&quot;_ &quot;;[.I1026];&quot;. Type&quot;);CONCATENATE([.I10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3" office:value-type="string">
            <text:p>The time of an occurrence of the ev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9"/>
          <table:table-cell table:style-name="ce3" table:number-columns-repeated="224"/>
        </table:table-row>
        <table:table-row table:style-name="ro2">
          <table:table-cell table:formula="oooc:=SUBSTITUTE(SUBSTITUTE(CONCATENATE(IF([.E1027]=&quot;Universally Unique&quot;;&quot;UU&quot;;[.E1027]);IF([.G1027]&lt;&gt;[.I1027];[.H1027];[.F1027]);CONCATENATE(IF([.I1027]=&quot;Identifier&quot;;&quot;ID&quot;;IF([.I1027]=&quot;Text&quot;;&quot;&quot;;[.I1027]))));&quot; &quot;;&quot;&quot;);&quot;'&quot;;&quot;&quot;)" office:value-type="string" office:string-value="TransportEventTypeCode">
            <text:p>TransportEventTypeCode</text:p>
          </table:table-cell>
          <table:table-cell office:value-type="string">
            <text:p>Transport Event. Transport Event Type. Code</text:p>
          </table:table-cell>
          <table:table-cell/>
          <table:table-cell office:value-type="string">
            <text:p>Transport Event</text:p>
          </table:table-cell>
          <table:table-cell/>
          <table:table-cell office:value-type="string">
            <text:p>Transport Event Type</text:p>
          </table:table-cell>
          <table:table-cell office:value-type="string">
            <text:p>Code</text:p>
          </table:table-cell>
          <table:table-cell table:formula="oooc:=IF([.F1027]&lt;&gt;&quot;&quot;;CONCATENATE([.F1027];&quot; &quot;;[.G1027]);[.G1027])" office:value-type="string" office:string-value="Transport Event Type Code">
            <text:p>Transport Event Type Code</text:p>
          </table:table-cell>
          <table:table-cell office:value-type="string">
            <text:p>Code</text:p>
          </table:table-cell>
          <table:table-cell/>
          <table:table-cell table:formula="oooc:=IF([.J1027]&lt;&gt;&quot;&quot;;CONCATENATE([.J1027];&quot;_ &quot;;[.I1027];&quot;. Type&quot;);CONCATENATE([.I102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A code specifying the type of ev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9"/>
          <table:table-cell table:style-name="ce3" table:number-columns-repeated="224"/>
        </table:table-row>
        <table:table-row table:style-name="ro2">
          <table:table-cell table:formula="oooc:=SUBSTITUTE(SUBSTITUTE(CONCATENATE(IF([.E1028]=&quot;Universally Unique&quot;;&quot;UU&quot;;[.E1028]);IF([.G1028]&lt;&gt;[.I1028];[.H1028];[.F1028]);CONCATENATE(IF([.I1028]=&quot;Identifier&quot;;&quot;ID&quot;;IF([.I1028]=&quot;Text&quot;;&quot;&quot;;[.I1028]))));&quot; &quot;;&quot;&quot;);&quot;'&quot;;&quot;&quot;)" office:value-type="string" office:string-value="Description">
            <text:p>Description</text:p>
          </table:table-cell>
          <table:table-cell office:value-type="string">
            <text:p>Transport Event. Description. Text</text:p>
          </table:table-cell>
          <table:table-cell/>
          <table:table-cell office:value-type="string">
            <text:p>Transport Event</text:p>
          </table:table-cell>
          <table:table-cell table:number-columns-repeated="2"/>
          <table:table-cell office:value-type="string">
            <text:p>Description</text:p>
          </table:table-cell>
          <table:table-cell table:formula="oooc:=IF([.F1028]&lt;&gt;&quot;&quot;;CONCATENATE([.F1028];&quot; &quot;;[.G1028]);[.G1028])" office:value-type="string" office:string-value="Description">
            <text:p>Description</text:p>
          </table:table-cell>
          <table:table-cell office:value-type="string">
            <text:p>Text</text:p>
          </table:table-cell>
          <table:table-cell/>
          <table:table-cell table:formula="oooc:=IF([.J1028]&lt;&gt;&quot;&quot;;CONCATENATE([.J1028];&quot;_ &quot;;[.I1028];&quot;. Type&quot;);CONCATENATE([.I102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3" office:value-type="string">
            <text:p>A textual description of the even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9"/>
          <table:table-cell table:style-name="ce3" table:number-columns-repeated="224"/>
        </table:table-row>
        <table:table-row table:style-name="ro2">
          <table:table-cell table:formula="oooc:=SUBSTITUTE(SUBSTITUTE(CONCATENATE(IF([.E1029]=&quot;Universally Unique&quot;;&quot;UU&quot;;[.E1029]);IF([.G1029]&lt;&gt;[.I1029];[.H1029];[.F1029]);CONCATENATE(IF([.I1029]=&quot;Identifier&quot;;&quot;ID&quot;;IF([.I1029]=&quot;Text&quot;;&quot;&quot;;[.I1029]))));&quot; &quot;;&quot;&quot;);&quot;'&quot;;&quot;&quot;)" office:value-type="string" office:string-value="CompletionIndicator">
            <text:p>CompletionIndicator</text:p>
          </table:table-cell>
          <table:table-cell office:value-type="string">
            <text:p>Transport Event. Completion_ Indicator. Indicator</text:p>
          </table:table-cell>
          <table:table-cell/>
          <table:table-cell office:value-type="string">
            <text:p>Transport Event</text:p>
          </table:table-cell>
          <table:table-cell office:value-type="string">
            <text:p>Completion</text:p>
          </table:table-cell>
          <table:table-cell/>
          <table:table-cell office:value-type="string">
            <text:p>Indicator</text:p>
          </table:table-cell>
          <table:table-cell table:formula="oooc:=IF([.F1029]&lt;&gt;&quot;&quot;;CONCATENATE([.F1029];&quot; &quot;;[.G1029]);[.G1029])" office:value-type="string" office:string-value="Indicator">
            <text:p>Indicator</text:p>
          </table:table-cell>
          <table:table-cell office:value-type="string">
            <text:p>Indicator</text:p>
          </table:table-cell>
          <table:table-cell/>
          <table:table-cell table:formula="oooc:=IF([.J1029]&lt;&gt;&quot;&quot;;CONCATENATE([.J1029];&quot;_ &quot;;[.I1029];&quot;. Type&quot;);CONCATENATE([.I102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3" office:value-type="string">
            <text:p>Indicates if this event is completed.</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9"/>
          <table:table-cell table:style-name="ce3" table:number-columns-repeated="224"/>
        </table:table-row>
        <table:table-row table:style-name="ro3">
          <table:table-cell table:style-name="ce4" table:formula="oooc:=SUBSTITUTE(SUBSTITUTE(CONCATENATE(IF([.E1030]=&quot;Universally Unique&quot;;&quot;UU&quot;;[.E1030]);[.F1030];IF([.H1030]&lt;&gt;[.I1030];[.H1030];&quot;&quot;);CONCATENATE(IF([.I1030]=&quot;Identifier&quot;;&quot;ID&quot;;IF([.I1030]=&quot;Text&quot;;&quot;&quot;;[.I1030]))));&quot; &quot;;&quot;&quot;);&quot;'&quot;;&quot;&quot;)" office:value-type="string" office:string-value="ReportedShipment">
            <text:p>ReportedShipment</text:p>
          </table:table-cell>
          <table:table-cell table:style-name="ce4" office:value-type="string">
            <text:p>Transport Event. Reported_ Shipment. Shipment</text:p>
          </table:table-cell>
          <table:table-cell table:style-name="ce39"/>
          <table:table-cell table:style-name="ce27" office:value-type="string">
            <text:p>Transport Event</text:p>
          </table:table-cell>
          <table:table-cell table:style-name="ce27" office:value-type="string">
            <text:p>Reported</text:p>
          </table:table-cell>
          <table:table-cell table:style-name="ce4"/>
          <table:table-cell table:style-name="ce4"/>
          <table:table-cell table:style-name="ce4" table:formula="oooc:=[.M1030]" office:value-type="string" office:string-value="Shipment">
            <text:p>Shipment</text:p>
          </table:table-cell>
          <table:table-cell table:style-name="ce4" table:formula="oooc:=[.M1030]" office:value-type="string" office:string-value="Shipment">
            <text:p>Shipment</text:p>
          </table:table-cell>
          <table:table-cell table:style-name="ce4" table:number-columns-repeated="3"/>
          <table:table-cell table:style-name="ce39" office:value-type="string">
            <text:p>Shipment</text:p>
          </table:table-cell>
          <table:table-cell table:style-name="ce39"/>
          <table:table-cell table:style-name="ce66" office:value-type="string">
            <text:p>0..1</text:p>
          </table:table-cell>
          <table:table-cell table:style-name="ce4" office:value-type="string">
            <text:p>ASBIE</text:p>
          </table:table-cell>
          <table:table-cell table:style-name="ce4" office:value-type="string">
            <text:p>Information about the separately identifiable collection of goods items (available to be) transported from one consignor to one consignee via one or more modes of transport.</text:p>
          </table:table-cell>
          <table:table-cell table:style-name="ce39" table:number-columns-repeated="2"/>
          <table:table-cell table:style-name="ce116" office:value-type="string">
            <text:p>2.0</text:p>
          </table:table-cell>
          <table:table-cell table:style-name="ce4" table:number-columns-repeated="2"/>
          <table:table-cell table:style-name="ce4" office:value-type="string">
            <text:p>Transportation</text:p>
          </table:table-cell>
          <table:table-cell table:style-name="ce39" table:number-columns-repeated="2"/>
          <table:table-cell table:style-name="ce4" table:number-columns-repeated="7"/>
          <table:table-cell table:style-name="ce3" table:number-columns-repeated="224"/>
        </table:table-row>
        <table:table-row table:style-name="ro2">
          <table:table-cell table:style-name="ce4" table:formula="oooc:=SUBSTITUTE(SUBSTITUTE(CONCATENATE(IF([.E1031]=&quot;Universally Unique&quot;;&quot;UU&quot;;[.E1031]);[.F1031];IF([.H1031]&lt;&gt;[.I1031];[.H1031];&quot;&quot;);CONCATENATE(IF([.I1031]=&quot;Identifier&quot;;&quot;ID&quot;;IF([.I1031]=&quot;Text&quot;;&quot;&quot;;[.I1031]))));&quot; &quot;;&quot;&quot;);&quot;'&quot;;&quot;&quot;)" office:value-type="string" office:string-value="CurrentStatus">
            <text:p>CurrentStatus</text:p>
          </table:table-cell>
          <table:table-cell table:style-name="ce8" office:value-type="string">
            <text:p>Transport Event. Current_ Status. Status</text:p>
          </table:table-cell>
          <table:table-cell table:style-name="ce39"/>
          <table:table-cell table:style-name="ce27" office:value-type="string">
            <text:p>Transport Event</text:p>
          </table:table-cell>
          <table:table-cell table:style-name="ce27" office:value-type="string">
            <text:p>Current</text:p>
          </table:table-cell>
          <table:table-cell table:style-name="ce27"/>
          <table:table-cell table:style-name="ce27"/>
          <table:table-cell table:style-name="ce8" table:formula="oooc:=[.M1031]" office:value-type="string" office:string-value="Status">
            <text:p>Status</text:p>
          </table:table-cell>
          <table:table-cell table:style-name="ce8" table:formula="oooc:=[.M1031]" office:value-type="string" office:string-value="Status">
            <text:p>Status</text:p>
          </table:table-cell>
          <table:table-cell table:style-name="ce8" table:number-columns-repeated="2"/>
          <table:table-cell table:style-name="ce27"/>
          <table:table-cell table:style-name="ce38" office:value-type="string">
            <text:p>Status</text:p>
          </table:table-cell>
          <table:table-cell table:style-name="ce27"/>
          <table:table-cell table:style-name="ce33" office:value-type="string">
            <text:p>1..n</text:p>
          </table:table-cell>
          <table:table-cell table:style-name="ce27" office:value-type="string">
            <text:p>ASBIE</text:p>
          </table:table-cell>
          <table:table-cell table:style-name="ce38" office:value-type="string">
            <text:p>The status of the event.</text:p>
          </table:table-cell>
          <table:table-cell table:style-name="ce38"/>
          <table:table-cell table:style-name="ce73"/>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 table:number-columns-repeated="224"/>
        </table:table-row>
        <table:table-row table:style-name="ro2">
          <table:table-cell table:style-name="ce4" table:formula="oooc:=SUBSTITUTE(SUBSTITUTE(CONCATENATE(IF([.E1032]=&quot;Universally Unique&quot;;&quot;UU&quot;;[.E1032]);[.F1032];IF([.H1032]&lt;&gt;[.I1032];[.H1032];&quot;&quot;);CONCATENATE(IF([.I1032]=&quot;Identifier&quot;;&quot;ID&quot;;IF([.I1032]=&quot;Text&quot;;&quot;&quot;;[.I1032]))));&quot; &quot;;&quot;&quot;);&quot;'&quot;;&quot;&quot;)" office:value-type="string" office:string-value="Contact">
            <text:p>Contact</text:p>
          </table:table-cell>
          <table:table-cell table:style-name="ce8" office:value-type="string">
            <text:p>Transport Event. Contact</text:p>
          </table:table-cell>
          <table:table-cell table:style-name="ce39"/>
          <table:table-cell table:style-name="ce27" office:value-type="string">
            <text:p>Transport Event</text:p>
          </table:table-cell>
          <table:table-cell table:number-columns-repeated="2" table:style-name="ce27"/>
          <table:table-cell table:style-name="ce27"/>
          <table:table-cell table:style-name="ce8" table:formula="oooc:=[.M1032]" office:value-type="string" office:string-value="Contact">
            <text:p>Contact</text:p>
          </table:table-cell>
          <table:table-cell table:style-name="ce8" table:formula="oooc:=[.M1032]" office:value-type="string" office:string-value="Contact">
            <text:p>Contact</text:p>
          </table:table-cell>
          <table:table-cell table:style-name="ce8" table:number-columns-repeated="2"/>
          <table:table-cell table:style-name="ce27"/>
          <table:table-cell table:style-name="ce38" office:value-type="string">
            <text:p>Contact</text:p>
          </table:table-cell>
          <table:table-cell table:style-name="ce27"/>
          <table:table-cell table:style-name="ce33" office:value-type="string">
            <text:p>0..n</text:p>
          </table:table-cell>
          <table:table-cell table:style-name="ce27" office:value-type="string">
            <text:p>ASBIE</text:p>
          </table:table-cell>
          <table:table-cell table:style-name="ce38" office:value-type="string">
            <text:p>Any contacts for the event.</text:p>
          </table:table-cell>
          <table:table-cell table:style-name="ce38"/>
          <table:table-cell table:style-name="ce73"/>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 table:number-columns-repeated="224"/>
        </table:table-row>
        <table:table-row table:style-name="ro3">
          <table:table-cell table:style-name="ce2" office:value-type="string">
            <text:p>TransportHandlingUnit</text:p>
          </table:table-cell>
          <table:table-cell table:style-name="ce30" office:value-type="string">
            <text:p>Transport Handling Unit. Details</text:p>
          </table:table-cell>
          <table:table-cell table:style-name="ce16"/>
          <table:table-cell table:style-name="ce16" office:value-type="string">
            <text:p>Transport Handling Unit</text:p>
          </table:table-cell>
          <table:table-cell table:style-name="ce16" table:number-columns-repeated="9"/>
          <table:table-cell table:style-name="ce16" office:value-type="string">
            <text:p>Logistics Unit, Handling Unit, THU</text:p>
          </table:table-cell>
          <table:table-cell table:style-name="ce30"/>
          <table:table-cell table:style-name="ce16" office:value-type="string">
            <text:p>ABIE</text:p>
          </table:table-cell>
          <table:table-cell table:style-name="ce16" office:value-type="string">
            <text:p>A uniquely identifiable physical unit consisting of one or more packages (not necessarily containing the same articles) for enabling physical handling during the transport process.</text:p>
          </table:table-cell>
          <table:table-cell table:style-name="ce52" table:number-columns-repeated="2"/>
          <table:table-cell table:style-name="ce104" office:value-type="string">
            <text:p>2.0</text:p>
          </table:table-cell>
          <table:table-cell table:style-name="ce85"/>
          <table:table-cell table:style-name="ce30"/>
          <table:table-cell table:style-name="ce16" office:value-type="string">
            <text:p>Transportation</text:p>
          </table:table-cell>
          <table:table-cell table:style-name="ce16" table:number-columns-repeated="9"/>
          <table:table-cell table:number-columns-repeated="224"/>
        </table:table-row>
        <table:table-row table:style-name="ro2">
          <table:table-cell table:formula="oooc:=SUBSTITUTE(SUBSTITUTE(CONCATENATE(IF([.E1034]=&quot;Universally Unique&quot;;&quot;UU&quot;;[.E1034]);IF([.G1034]&lt;&gt;[.I1034];[.H1034];[.F1034]);CONCATENATE(IF([.I1034]=&quot;Identifier&quot;;&quot;ID&quot;;IF([.I1034]=&quot;Text&quot;;&quot;&quot;;[.I1034]))));&quot; &quot;;&quot;&quot;);&quot;'&quot;;&quot;&quot;)" office:value-type="string" office:string-value="ID">
            <text:p>ID</text:p>
          </table:table-cell>
          <table:table-cell table:style-name="ce10" office:value-type="string">
            <text:p>Transport Handling Unit. Identifier</text:p>
          </table:table-cell>
          <table:table-cell/>
          <table:table-cell office:value-type="string">
            <text:p>Transport Handling Unit</text:p>
          </table:table-cell>
          <table:table-cell table:number-columns-repeated="2"/>
          <table:table-cell office:value-type="string">
            <text:p>Identifier</text:p>
          </table:table-cell>
          <table:table-cell table:formula="oooc:=IF([.F1034]&lt;&gt;&quot;&quot;;CONCATENATE([.F1034];&quot; &quot;;[.G1034]);[.G1034])" office:value-type="string" office:string-value="Identifier">
            <text:p>Identifier</text:p>
          </table:table-cell>
          <table:table-cell office:value-type="string">
            <text:p>Identifier</text:p>
          </table:table-cell>
          <table:table-cell/>
          <table:table-cell table:formula="oooc:=IF([.J1034]&lt;&gt;&quot;&quot;;CONCATENATE([.J1034];&quot;_ &quot;;[.I1034];&quot;. Type&quot;);CONCATENATE([.I10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ransport handling unit.</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35]=&quot;Universally Unique&quot;;&quot;UU&quot;;[.E1035]);IF([.G1035]&lt;&gt;[.I1035];[.H1035];[.F1035]);CONCATENATE(IF([.I1035]=&quot;Identifier&quot;;&quot;ID&quot;;IF([.I1035]=&quot;Text&quot;;&quot;&quot;;[.I1035]))));&quot; &quot;;&quot;&quot;);&quot;'&quot;;&quot;&quot;)" office:value-type="string" office:string-value="TransportHandlingUnitTypeCode">
            <text:p>TransportHandlingUnitTypeCode</text:p>
          </table:table-cell>
          <table:table-cell table:style-name="ce10" office:value-type="string">
            <text:p>Transport Handling Unit. Transport Handling Unit Type Code. Code</text:p>
          </table:table-cell>
          <table:table-cell/>
          <table:table-cell office:value-type="string">
            <text:p>Transport Handling Unit</text:p>
          </table:table-cell>
          <table:table-cell/>
          <table:table-cell table:style-name="ce6" office:value-type="string">
            <text:p>Transport Handling Unit Type</text:p>
          </table:table-cell>
          <table:table-cell table:style-name="ce6" office:value-type="string">
            <text:p>Code</text:p>
          </table:table-cell>
          <table:table-cell table:formula="oooc:=IF([.F1035]&lt;&gt;&quot;&quot;;CONCATENATE([.F1035];&quot; &quot;;[.G1035]);[.G1035])" office:value-type="string" office:string-value="Transport Handling Unit Type Code">
            <text:p>Transport Handling Unit Type Code</text:p>
          </table:table-cell>
          <table:table-cell office:value-type="string">
            <text:p>Code</text:p>
          </table:table-cell>
          <table:table-cell/>
          <table:table-cell table:formula="oooc:=IF([.J1035]&lt;&gt;&quot;&quot;;CONCATENATE([.J1035];&quot;_ &quot;;[.I1035];&quot;. Type&quot;);CONCATENATE([.I103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transport handling unit, expressed as a code.</text:p>
          </table:table-cell>
          <table:table-cell table:number-columns-repeated="2"/>
          <table:table-cell table:style-name="ce92" office:value-type="string">
            <text:p>1.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36]=&quot;Universally Unique&quot;;&quot;UU&quot;;[.E1036]);IF([.G1036]&lt;&gt;[.I1036];[.H1036];[.F1036]);CONCATENATE(IF([.I1036]=&quot;Identifier&quot;;&quot;ID&quot;;IF([.I1036]=&quot;Text&quot;;&quot;&quot;;[.I1036]))));&quot; &quot;;&quot;&quot;);&quot;'&quot;;&quot;&quot;)" office:value-type="string" office:string-value="HandlingCode">
            <text:p>HandlingCode</text:p>
          </table:table-cell>
          <table:table-cell office:value-type="string">
            <text:p>Transport Handling Unit. Handling Code. Code</text:p>
          </table:table-cell>
          <table:table-cell/>
          <table:table-cell office:value-type="string">
            <text:p>Transport Handling Unit</text:p>
          </table:table-cell>
          <table:table-cell/>
          <table:table-cell office:value-type="string">
            <text:p>Handling</text:p>
          </table:table-cell>
          <table:table-cell office:value-type="string">
            <text:p>Code</text:p>
          </table:table-cell>
          <table:table-cell table:formula="oooc:=IF([.F1036]&lt;&gt;&quot;&quot;;CONCATENATE([.F1036];&quot; &quot;;[.G1036]);[.G1036])" office:value-type="string" office:string-value="Handling Code">
            <text:p>Handling Code</text:p>
          </table:table-cell>
          <table:table-cell office:value-type="string">
            <text:p>Code</text:p>
          </table:table-cell>
          <table:table-cell/>
          <table:table-cell table:formula="oooc:=IF([.J1036]&lt;&gt;&quot;&quot;;CONCATENATE([.J1036];&quot;_ &quot;;[.I1036];&quot;. Type&quot;);CONCATENATE([.I1036];&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office:value-type="string">
            <text:p>The handling required for a shipment, expressed as a code.</text:p>
          </table:table-cell>
          <table:table-cell table:number-columns-repeated="2"/>
          <table:table-cell table:style-name="ce90" office:value-type="string">
            <text:p>2.0</text:p>
          </table:table-cell>
          <table:table-cell/>
          <table:table-cell table:style-name="ce3"/>
          <table:table-cell office:value-type="string">
            <text:p>Transportation</text:p>
          </table:table-cell>
          <table:table-cell table:number-columns-repeated="233"/>
        </table:table-row>
        <table:table-row table:style-name="ro2">
          <table:table-cell table:formula="oooc:=SUBSTITUTE(SUBSTITUTE(CONCATENATE(IF([.E1037]=&quot;Universally Unique&quot;;&quot;UU&quot;;[.E1037]);IF([.G1037]&lt;&gt;[.I1037];[.H1037];[.F1037]);CONCATENATE(IF([.I1037]=&quot;Identifier&quot;;&quot;ID&quot;;IF([.I1037]=&quot;Text&quot;;&quot;&quot;;[.I1037]))));&quot; &quot;;&quot;&quot;);&quot;'&quot;;&quot;&quot;)" office:value-type="string" office:string-value="HandlingInstructions">
            <text:p>HandlingInstructions</text:p>
          </table:table-cell>
          <table:table-cell table:style-name="ce10" office:value-type="string">
            <text:p>Transport Handling Unit. Handling_ Instructions. Text</text:p>
          </table:table-cell>
          <table:table-cell/>
          <table:table-cell office:value-type="string">
            <text:p>Transport Handling Unit</text:p>
          </table:table-cell>
          <table:table-cell office:value-type="string">
            <text:p>Handling</text:p>
          </table:table-cell>
          <table:table-cell/>
          <table:table-cell office:value-type="string">
            <text:p>Instructions</text:p>
          </table:table-cell>
          <table:table-cell table:formula="oooc:=IF([.F1037]&lt;&gt;&quot;&quot;;CONCATENATE([.F1037];&quot; &quot;;[.G1037]);[.G1037])" office:value-type="string" office:string-value="Instructions">
            <text:p>Instructions</text:p>
          </table:table-cell>
          <table:table-cell office:value-type="string">
            <text:p>Text</text:p>
          </table:table-cell>
          <table:table-cell/>
          <table:table-cell table:formula="oooc:=IF([.J1037]&lt;&gt;&quot;&quot;;CONCATENATE([.J1037];&quot;_ &quot;;[.I1037];&quot;. Type&quot;);CONCATENATE([.I10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Free-form text describing handling instructions for a shipment.</text:p>
          </table:table-cell>
          <table:table-cell/>
          <table:table-cell office:value-type="float" office:value="4078">
            <text:p>4078</text:p>
          </table:table-cell>
          <table:table-cell table:style-name="ce90"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38]=&quot;Universally Unique&quot;;&quot;UU&quot;;[.E1038]);IF([.G1038]&lt;&gt;[.I1038];[.H1038];[.F1038]);CONCATENATE(IF([.I1038]=&quot;Identifier&quot;;&quot;ID&quot;;IF([.I1038]=&quot;Text&quot;;&quot;&quot;;[.I1038]))));&quot; &quot;;&quot;&quot;);&quot;'&quot;;&quot;&quot;)" office:value-type="string" office:string-value="HazardousRiskIndicator">
            <text:p>HazardousRiskIndicator</text:p>
          </table:table-cell>
          <table:table-cell table:style-name="ce10" office:value-type="string">
            <text:p>Transport Handling Unit. Hazardous Risk_ Indicator. Indicator</text:p>
          </table:table-cell>
          <table:table-cell table:style-name="ce7"/>
          <table:table-cell office:value-type="string">
            <text:p>Transport Handling Unit</text:p>
          </table:table-cell>
          <table:table-cell table:style-name="ce7" office:value-type="string">
            <text:p>Hazardous Risk</text:p>
          </table:table-cell>
          <table:table-cell table:style-name="ce7"/>
          <table:table-cell table:style-name="ce7" office:value-type="string">
            <text:p>Indicator</text:p>
          </table:table-cell>
          <table:table-cell table:formula="oooc:=IF([.F1038]&lt;&gt;&quot;&quot;;CONCATENATE([.F1038];&quot; &quot;;[.G1038]);[.G1038])" office:value-type="string" office:string-value="Indicator">
            <text:p>Indicator</text:p>
          </table:table-cell>
          <table:table-cell table:style-name="ce7" office:value-type="string">
            <text:p>Indicator</text:p>
          </table:table-cell>
          <table:table-cell table:style-name="ce7"/>
          <table:table-cell table:formula="oooc:=IF([.J1038]&lt;&gt;&quot;&quot;;CONCATENATE([.J1038];&quot;_ &quot;;[.I1038];&quot;. Type&quot;);CONCATENATE([.I1038];&quot;. Type&quot;))" office:value-type="string" office:string-value="Indicator. Type">
            <text:p>Indicator. Type</text:p>
          </table:table-cell>
          <table:table-cell table:style-name="ce7" table:number-columns-repeated="3"/>
          <table:table-cell table:style-name="ce59" office:value-type="string">
            <text:p>0..1</text:p>
          </table:table-cell>
          <table:table-cell table:style-name="ce7" office:value-type="string">
            <text:p>BBIE</text:p>
          </table:table-cell>
          <table:table-cell office:value-type="string">
            <text:p>Indicates whether the shipment contains hazardous materials.</text:p>
          </table:table-cell>
          <table:table-cell office:value-type="string">
            <text:p>Default is negative</text:p>
          </table:table-cell>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1039]=&quot;Universally Unique&quot;;&quot;UU&quot;;[.E1039]);IF([.G1039]&lt;&gt;[.I1039];[.H1039];[.F1039]);CONCATENATE(IF([.I1039]=&quot;Identifier&quot;;&quot;ID&quot;;IF([.I1039]=&quot;Text&quot;;&quot;&quot;;[.I1039]))));&quot; &quot;;&quot;&quot;);&quot;'&quot;;&quot;&quot;)" office:value-type="string" office:string-value="TotalGoodsItemQuantity">
            <text:p>TotalGoodsItemQuantity</text:p>
          </table:table-cell>
          <table:table-cell office:value-type="string">
            <text:p>Transport Handling Unit. Total_ Goods Item Quantity. Quantity</text:p>
          </table:table-cell>
          <table:table-cell table:style-name="ce7"/>
          <table:table-cell office:value-type="string">
            <text:p>Transport Handling Unit</text:p>
          </table:table-cell>
          <table:table-cell table:style-name="ce7" office:value-type="string">
            <text:p>Total</text:p>
          </table:table-cell>
          <table:table-cell table:style-name="ce7" office:value-type="string">
            <text:p>Goods Item</text:p>
          </table:table-cell>
          <table:table-cell table:style-name="ce7" office:value-type="string">
            <text:p>Quantity</text:p>
          </table:table-cell>
          <table:table-cell table:formula="oooc:=IF([.F1039]&lt;&gt;&quot;&quot;;CONCATENATE([.F1039];&quot; &quot;;[.G1039]);[.G1039])" office:value-type="string" office:string-value="Goods Item Quantity">
            <text:p>Goods Item Quantity</text:p>
          </table:table-cell>
          <table:table-cell table:style-name="ce7" office:value-type="string">
            <text:p>Quantity</text:p>
          </table:table-cell>
          <table:table-cell table:style-name="ce7"/>
          <table:table-cell table:formula="oooc:=IF([.J1039]&lt;&gt;&quot;&quot;;CONCATENATE([.J1039];&quot;_ &quot;;[.I1039];&quot;. Type&quot;);CONCATENATE([.I1039];&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he total number of goods items in the transport handling unit.</text:p>
          </table:table-cell>
          <table:table-cell table:style-name="ce31"/>
          <table:table-cell table:style-name="ce7" office:value-type="float" office:value="7500">
            <text:p>750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formula="oooc:=SUBSTITUTE(SUBSTITUTE(CONCATENATE(IF([.E1040]=&quot;Universally Unique&quot;;&quot;UU&quot;;[.E1040]);IF([.G1040]&lt;&gt;[.I1040];[.H1040];[.F1040]);CONCATENATE(IF([.I1040]=&quot;Identifier&quot;;&quot;ID&quot;;IF([.I1040]=&quot;Text&quot;;&quot;&quot;;[.I1040]))));&quot; &quot;;&quot;&quot;);&quot;'&quot;;&quot;&quot;)" office:value-type="string" office:string-value="TotalPackageQuantity">
            <text:p>TotalPackageQuantity</text:p>
          </table:table-cell>
          <table:table-cell office:value-type="string">
            <text:p>Transport Handling Unit. Total_ Package Quantity. Quantity</text:p>
          </table:table-cell>
          <table:table-cell table:style-name="ce7"/>
          <table:table-cell office:value-type="string">
            <text:p>Transport Handling Unit</text:p>
          </table:table-cell>
          <table:table-cell table:style-name="ce7" office:value-type="string">
            <text:p>Total</text:p>
          </table:table-cell>
          <table:table-cell table:style-name="ce7" office:value-type="string">
            <text:p>Package</text:p>
          </table:table-cell>
          <table:table-cell table:style-name="ce7" office:value-type="string">
            <text:p>Quantity</text:p>
          </table:table-cell>
          <table:table-cell table:formula="oooc:=IF([.F1040]&lt;&gt;&quot;&quot;;CONCATENATE([.F1040];&quot; &quot;;[.G1040]);[.G1040])" office:value-type="string" office:string-value="Package Quantity">
            <text:p>Package Quantity</text:p>
          </table:table-cell>
          <table:table-cell table:style-name="ce7" office:value-type="string">
            <text:p>Quantity</text:p>
          </table:table-cell>
          <table:table-cell table:style-name="ce7"/>
          <table:table-cell table:formula="oooc:=IF([.J1040]&lt;&gt;&quot;&quot;;CONCATENATE([.J1040];&quot;_ &quot;;[.I1040];&quot;. Type&quot;);CONCATENATE([.I1040];&quot;. Type&quot;))" office:value-type="string" office:string-value="Quantity. Type">
            <text:p>Quantity.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31" office:value-type="string">
            <text:p>The total number of packages in the transport handling unit.</text:p>
          </table:table-cell>
          <table:table-cell table:style-name="ce31"/>
          <table:table-cell table:style-name="ce7" office:value-type="float" office:value="7500">
            <text:p>750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041]=&quot;Universally Unique&quot;;&quot;UU&quot;;[.E1041]);IF([.G1041]&lt;&gt;[.I1041];[.H1041];[.F1041]);CONCATENATE(IF([.I1041]=&quot;Identifier&quot;;&quot;ID&quot;;IF([.I1041]=&quot;Text&quot;;&quot;&quot;;[.I1041]))));&quot; &quot;;&quot;&quot;);&quot;'&quot;;&quot;&quot;)" office:value-type="string" office:string-value="DamageRemarks">
            <text:p>DamageRemarks</text:p>
          </table:table-cell>
          <table:table-cell table:style-name="ce10" office:value-type="string">
            <text:p>Transport Handling Unit. Damage_ Remarks. Text</text:p>
          </table:table-cell>
          <table:table-cell table:style-name="ce7"/>
          <table:table-cell office:value-type="string">
            <text:p>Transport Handling Unit</text:p>
          </table:table-cell>
          <table:table-cell table:style-name="ce7" office:value-type="string">
            <text:p>Damage</text:p>
          </table:table-cell>
          <table:table-cell table:style-name="ce7"/>
          <table:table-cell table:style-name="ce7" office:value-type="string">
            <text:p>Remarks</text:p>
          </table:table-cell>
          <table:table-cell table:formula="oooc:=IF([.F1041]&lt;&gt;&quot;&quot;;CONCATENATE([.F1041];&quot; &quot;;[.G1041]);[.G1041])" office:value-type="string" office:string-value="Remarks">
            <text:p>Remarks</text:p>
          </table:table-cell>
          <table:table-cell table:style-name="ce7" office:value-type="string">
            <text:p>Text</text:p>
          </table:table-cell>
          <table:table-cell table:style-name="ce7"/>
          <table:table-cell table:formula="oooc:=IF([.J1041]&lt;&gt;&quot;&quot;;CONCATENATE([.J1041];&quot;_ &quot;;[.I1041];&quot;. Type&quot;);CONCATENATE([.I1041];&quot;. Type&quot;))" office:value-type="string" office:string-value="Text. Type">
            <text:p>Text. Type</text:p>
          </table:table-cell>
          <table:table-cell table:style-name="ce7" table:number-columns-repeated="3"/>
          <table:table-cell table:style-name="ce47" office:value-type="string">
            <text:p>0..n</text:p>
          </table:table-cell>
          <table:table-cell table:style-name="ce7" office:value-type="string">
            <text:p>BBIE</text:p>
          </table:table-cell>
          <table:table-cell table:style-name="ce31" office:value-type="string">
            <text:p>Description of a type of damage.</text:p>
          </table:table-cell>
          <table:table-cell table:style-name="ce31"/>
          <table:table-cell table:style-name="ce7" office:value-type="float" office:value="7500">
            <text:p>750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042]=&quot;Universally Unique&quot;;&quot;UU&quot;;[.E1042]);IF([.G1042]&lt;&gt;[.I1042];[.H1042];[.F1042]);CONCATENATE(IF([.I1042]=&quot;Identifier&quot;;&quot;ID&quot;;IF([.I1042]=&quot;Text&quot;;&quot;&quot;;[.I1042]))));&quot; &quot;;&quot;&quot;);&quot;'&quot;;&quot;&quot;)" office:value-type="string" office:string-value="ShippingMarks">
            <text:p>ShippingMarks</text:p>
          </table:table-cell>
          <table:table-cell table:style-name="ce14" office:value-type="string">
            <text:p>Transport Handling Unit. Shipping_ Marks. Text</text:p>
          </table:table-cell>
          <table:table-cell table:style-name="ce34"/>
          <table:table-cell office:value-type="string">
            <text:p>Transport Handling Unit</text:p>
          </table:table-cell>
          <table:table-cell table:style-name="ce34" office:value-type="string">
            <text:p>Shipping</text:p>
          </table:table-cell>
          <table:table-cell table:style-name="ce34"/>
          <table:table-cell table:style-name="ce41" office:value-type="string">
            <text:p>Marks</text:p>
          </table:table-cell>
          <table:table-cell table:style-name="ce37" table:formula="oooc:=IF([.F1042]&lt;&gt;&quot;&quot;;CONCATENATE([.F1042];&quot; &quot;;[.G1042]);[.G1042])" office:value-type="string" office:string-value="Marks">
            <text:p>Marks</text:p>
          </table:table-cell>
          <table:table-cell table:style-name="ce34" office:value-type="string">
            <text:p>Text</text:p>
          </table:table-cell>
          <table:table-cell table:style-name="ce34"/>
          <table:table-cell table:style-name="ce37" table:formula="oooc:=IF([.J1042]&lt;&gt;&quot;&quot;;CONCATENATE([.J1042];&quot;_ &quot;;[.I1042];&quot;. Type&quot;);CONCATENATE([.I1042];&quot;. Type&quot;))" office:value-type="string" office:string-value="Text. Type">
            <text:p>Text. Type</text:p>
          </table:table-cell>
          <table:table-cell table:style-name="ce34" table:number-columns-repeated="2"/>
          <table:table-cell table:style-name="ce34" office:value-type="string">
            <text:p>Marks and Numbers, Shipping Marks</text:p>
          </table:table-cell>
          <table:table-cell table:style-name="ce58" office:value-type="string">
            <text:p>0..n</text:p>
          </table:table-cell>
          <table:table-cell table:style-name="ce34" office:value-type="string">
            <text:p>BBIE</text:p>
          </table:table-cell>
          <table:table-cell table:style-name="ce51" office:value-type="string">
            <text:p>Free-form description of the marks and numbers on a transport unit or package.</text:p>
          </table:table-cell>
          <table:table-cell table:style-name="ce51"/>
          <table:table-cell table:style-name="ce34" office:value-type="float" office:value="7102">
            <text:p>7102</text:p>
          </table:table-cell>
          <table:table-cell table:style-name="ce95" office:value-type="string">
            <text:p>2.0</text:p>
          </table:table-cell>
          <table:table-cell table:style-name="ce34" table:number-columns-repeated="2"/>
          <table:table-cell table:style-name="ce34" office:value-type="string">
            <text:p>Transportation</text:p>
          </table:table-cell>
          <table:table-cell table:style-name="ce34" table:number-columns-repeated="233"/>
        </table:table-row>
        <table:table-row table:style-name="ro3">
          <table:table-cell table:style-name="ce4" table:formula="oooc:=SUBSTITUTE(SUBSTITUTE(CONCATENATE(IF([.E1043]=&quot;Universally Unique&quot;;&quot;UU&quot;;[.E1043]);[.F1043];IF([.H1043]&lt;&gt;[.I1043];[.H1043];&quot;&quot;);CONCATENATE(IF([.I1043]=&quot;Identifier&quot;;&quot;ID&quot;;IF([.I1043]=&quot;Text&quot;;&quot;&quot;;[.I1043]))));&quot; &quot;;&quot;&quot;);&quot;'&quot;;&quot;&quot;)" office:value-type="string" office:string-value="HandlingUnitDespatchLine">
            <text:p>HandlingUnitDespatchLine</text:p>
          </table:table-cell>
          <table:table-cell table:style-name="ce15" office:value-type="string">
            <text:p>Transport Handling Unit. Handling Unit_ Despatch Line. Despatch Line</text:p>
          </table:table-cell>
          <table:table-cell table:style-name="ce27"/>
          <table:table-cell table:style-name="ce27" office:value-type="string">
            <text:p>Transport Handling Unit</text:p>
          </table:table-cell>
          <table:table-cell table:style-name="ce43" office:value-type="string">
            <text:p>Handling Unit</text:p>
          </table:table-cell>
          <table:table-cell table:style-name="ce27"/>
          <table:table-cell table:style-name="ce27"/>
          <table:table-cell table:style-name="ce8" table:formula="oooc:=[.M1043]" office:value-type="string" office:string-value="Despatch Line">
            <text:p>Despatch Line</text:p>
          </table:table-cell>
          <table:table-cell table:style-name="ce8" table:formula="oooc:=[.M1043]" office:value-type="string" office:string-value="Despatch Line">
            <text:p>Despatch Line</text:p>
          </table:table-cell>
          <table:table-cell table:style-name="ce8" table:number-columns-repeated="2"/>
          <table:table-cell table:style-name="ce27"/>
          <table:table-cell table:style-name="ce38" office:value-type="string">
            <text:p>Despatch Line</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Handling Unit Despatch Lin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4" table:formula="oooc:=SUBSTITUTE(SUBSTITUTE(CONCATENATE(IF([.E1044]=&quot;Universally Unique&quot;;&quot;UU&quot;;[.E1044]);[.F1044];IF([.H1044]&lt;&gt;[.I1044];[.H1044];&quot;&quot;);CONCATENATE(IF([.I1044]=&quot;Identifier&quot;;&quot;ID&quot;;IF([.I1044]=&quot;Text&quot;;&quot;&quot;;[.I1044]))));&quot; &quot;;&quot;&quot;);&quot;'&quot;;&quot;&quot;)" office:value-type="string" office:string-value="ActualPackage">
            <text:p>ActualPackage</text:p>
          </table:table-cell>
          <table:table-cell table:style-name="ce15" office:value-type="string">
            <text:p>Transport Handling Unit. Actual_ Package. Package</text:p>
          </table:table-cell>
          <table:table-cell table:style-name="ce27"/>
          <table:table-cell table:style-name="ce27" office:value-type="string">
            <text:p>Transport Handling Unit</text:p>
          </table:table-cell>
          <table:table-cell table:style-name="ce27" office:value-type="string">
            <text:p>Actual</text:p>
          </table:table-cell>
          <table:table-cell table:style-name="ce27"/>
          <table:table-cell table:style-name="ce27"/>
          <table:table-cell table:style-name="ce8" table:formula="oooc:=[.M1044]" office:value-type="string" office:string-value="Package">
            <text:p>Package</text:p>
          </table:table-cell>
          <table:table-cell table:style-name="ce8" table:formula="oooc:=[.M1044]" office:value-type="string" office:string-value="Package">
            <text:p>Package</text:p>
          </table:table-cell>
          <table:table-cell table:style-name="ce8" table:number-columns-repeated="2"/>
          <table:table-cell table:style-name="ce27"/>
          <table:table-cell table:style-name="ce38" office:value-type="string">
            <text:p>Package</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Actual Packag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45]=&quot;Universally Unique&quot;;&quot;UU&quot;;[.E1045]);[.F1045];IF([.H1045]&lt;&gt;[.I1045];[.H1045];&quot;&quot;);CONCATENATE(IF([.I1045]=&quot;Identifier&quot;;&quot;ID&quot;;IF([.I1045]=&quot;Text&quot;;&quot;&quot;;[.I1045]))));&quot; &quot;;&quot;&quot;);&quot;'&quot;;&quot;&quot;)" office:value-type="string" office:string-value="ReceivedHandlingUnitReceiptLine">
            <text:p>ReceivedHandlingUnitReceiptLine</text:p>
          </table:table-cell>
          <table:table-cell table:style-name="ce15" office:value-type="string">
            <text:p>Transport Handling Unit. Received Handling Unit_ Receipt Line. Receipt Line</text:p>
          </table:table-cell>
          <table:table-cell table:style-name="ce27"/>
          <table:table-cell table:style-name="ce27" office:value-type="string">
            <text:p>Transport Handling Unit</text:p>
          </table:table-cell>
          <table:table-cell table:style-name="ce43" office:value-type="string">
            <text:p>Received Handling Unit</text:p>
          </table:table-cell>
          <table:table-cell table:style-name="ce27"/>
          <table:table-cell table:style-name="ce27"/>
          <table:table-cell table:style-name="ce8" table:formula="oooc:=[.M1045]" office:value-type="string" office:string-value="Receipt Line">
            <text:p>Receipt Line</text:p>
          </table:table-cell>
          <table:table-cell table:style-name="ce8" table:formula="oooc:=[.M1045]" office:value-type="string" office:string-value="Receipt Line">
            <text:p>Receipt Line</text:p>
          </table:table-cell>
          <table:table-cell table:style-name="ce8" table:number-columns-repeated="2"/>
          <table:table-cell table:style-name="ce27"/>
          <table:table-cell table:style-name="ce38" office:value-type="string">
            <text:p>Receipt Line</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Receipt Line.</text:p>
          </table:table-cell>
          <table:table-cell table:style-name="ce73" table:number-columns-repeated="2"/>
          <table:table-cell table:style-name="ce98" office:value-type="string">
            <text:p>1.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46]=&quot;Universally Unique&quot;;&quot;UU&quot;;[.E1046]);[.F1046];IF([.H1046]&lt;&gt;[.I1046];[.H1046];&quot;&quot;);CONCATENATE(IF([.I1046]=&quot;Identifier&quot;;&quot;ID&quot;;IF([.I1046]=&quot;Text&quot;;&quot;&quot;;[.I1046]))));&quot; &quot;;&quot;&quot;);&quot;'&quot;;&quot;&quot;)" office:value-type="string" office:string-value="TransportEquipment">
            <text:p>TransportEquipment</text:p>
          </table:table-cell>
          <table:table-cell table:style-name="ce8" office:value-type="string">
            <text:p>Transport Handling Unit. Transport Equipment</text:p>
          </table:table-cell>
          <table:table-cell table:style-name="ce27"/>
          <table:table-cell table:style-name="ce27" office:value-type="string">
            <text:p>Transport Handling Unit</text:p>
          </table:table-cell>
          <table:table-cell table:number-columns-repeated="2" table:style-name="ce27"/>
          <table:table-cell table:style-name="ce27"/>
          <table:table-cell table:style-name="ce8" table:formula="oooc:=[.M1046]" office:value-type="string" office:string-value="Transport Equipment">
            <text:p>Transport Equipment</text:p>
          </table:table-cell>
          <table:table-cell table:style-name="ce8" table:formula="oooc:=[.M1046]" office:value-type="string" office:string-value="Transport Equipment">
            <text:p>Transport Equipment</text:p>
          </table:table-cell>
          <table:table-cell table:style-name="ce8" table:number-columns-repeated="2"/>
          <table:table-cell table:style-name="ce27"/>
          <table:table-cell table:style-name="ce38" office:value-type="string">
            <text:p>Transport Equipment</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Transport Equipment.</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number-columns-repeated="224"/>
        </table:table-row>
        <table:table-row table:style-name="ro3">
          <table:table-cell table:style-name="ce4" table:formula="oooc:=SUBSTITUTE(SUBSTITUTE(CONCATENATE(IF([.E1047]=&quot;Universally Unique&quot;;&quot;UU&quot;;[.E1047]);[.F1047];IF([.H1047]&lt;&gt;[.I1047];[.H1047];&quot;&quot;);CONCATENATE(IF([.I1047]=&quot;Identifier&quot;;&quot;ID&quot;;IF([.I1047]=&quot;Text&quot;;&quot;&quot;;[.I1047]))));&quot; &quot;;&quot;&quot;);&quot;'&quot;;&quot;&quot;)" office:value-type="string" office:string-value="HazardousGoodsTransit">
            <text:p>HazardousGoodsTransit</text:p>
          </table:table-cell>
          <table:table-cell table:style-name="ce8" office:value-type="string">
            <text:p>Transport Handling Unit. Hazardous Goods Transit</text:p>
          </table:table-cell>
          <table:table-cell table:style-name="ce8"/>
          <table:table-cell table:style-name="ce27" office:value-type="string">
            <text:p>Transport Handling Unit</text:p>
          </table:table-cell>
          <table:table-cell table:number-columns-repeated="2" table:style-name="ce8"/>
          <table:table-cell table:style-name="ce8"/>
          <table:table-cell table:style-name="ce8" table:formula="oooc:=[.M1047]" office:value-type="string" office:string-value="Hazardous Goods Transit">
            <text:p>Hazardous Goods Transit</text:p>
          </table:table-cell>
          <table:table-cell table:style-name="ce8" table:formula="oooc:=[.M1047]" office:value-type="string" office:string-value="Hazardous Goods Transit">
            <text:p>Hazardous Goods Transit</text:p>
          </table:table-cell>
          <table:table-cell table:style-name="ce8" table:number-columns-repeated="3"/>
          <table:table-cell table:style-name="ce12" office:value-type="string">
            <text:p>Hazardous Goods Transit</text:p>
          </table:table-cell>
          <table:table-cell table:style-name="ce8"/>
          <table:table-cell table:style-name="ce57" office:value-type="string">
            <text:p>0..n</text:p>
          </table:table-cell>
          <table:table-cell table:style-name="ce8" office:value-type="string">
            <text:p>ASBIE</text:p>
          </table:table-cell>
          <table:table-cell table:style-name="ce38" office:value-type="string">
            <text:p>An association to information about the transportation of hazardous goods.</text:p>
          </table:table-cell>
          <table:table-cell table:style-name="ce38"/>
          <table:table-cell table:style-name="ce68"/>
          <table:table-cell table:style-name="ce98" office:value-type="string">
            <text:p>2.0</text:p>
          </table:table-cell>
          <table:table-cell table:style-name="ce88"/>
          <table:table-cell table:style-name="ce57"/>
          <table:table-cell table:style-name="ce8" office:value-type="string">
            <text:p>Transportation</text:p>
          </table:table-cell>
          <table:table-cell table:style-name="ce8" table:number-columns-repeated="9"/>
          <table:table-cell table:style-name="ce7" table:number-columns-repeated="224"/>
        </table:table-row>
        <table:table-row table:style-name="ro3">
          <table:table-cell table:style-name="ce4" table:formula="oooc:=SUBSTITUTE(SUBSTITUTE(CONCATENATE(IF([.E1048]=&quot;Universally Unique&quot;;&quot;UU&quot;;[.E1048]);[.F1048];IF([.H1048]&lt;&gt;[.I1048];[.H1048];&quot;&quot;);CONCATENATE(IF([.I1048]=&quot;Identifier&quot;;&quot;ID&quot;;IF([.I1048]=&quot;Text&quot;;&quot;&quot;;[.I1048]))));&quot; &quot;;&quot;&quot;);&quot;'&quot;;&quot;&quot;)" office:value-type="string" office:string-value="MeasurementDimension">
            <text:p>MeasurementDimension</text:p>
          </table:table-cell>
          <table:table-cell table:style-name="ce15" office:value-type="string">
            <text:p>Transport Handling Unit. Measurement_ Dimension. Dimension</text:p>
          </table:table-cell>
          <table:table-cell table:style-name="ce27"/>
          <table:table-cell table:style-name="ce27" office:value-type="string">
            <text:p>Transport Handling Unit</text:p>
          </table:table-cell>
          <table:table-cell table:style-name="ce27" office:value-type="string">
            <text:p>Measurement</text:p>
          </table:table-cell>
          <table:table-cell table:style-name="ce27"/>
          <table:table-cell table:style-name="ce27"/>
          <table:table-cell table:style-name="ce8" table:formula="oooc:=[.M1048]" office:value-type="string" office:string-value="Dimension">
            <text:p>Dimension</text:p>
          </table:table-cell>
          <table:table-cell table:style-name="ce8" table:formula="oooc:=[.M1048]" office:value-type="string" office:string-value="Dimension">
            <text:p>Dimension</text:p>
          </table:table-cell>
          <table:table-cell table:style-name="ce8" table:number-columns-repeated="2"/>
          <table:table-cell table:style-name="ce27"/>
          <table:table-cell table:style-name="ce38" office:value-type="string">
            <text:p>Dimension</text:p>
          </table:table-cell>
          <table:table-cell table:style-name="ce27"/>
          <table:table-cell table:style-name="ce57" office:value-type="string">
            <text:p>0..n</text:p>
          </table:table-cell>
          <table:table-cell table:style-name="ce27" office:value-type="string">
            <text:p>ASBIE</text:p>
          </table:table-cell>
          <table:table-cell table:style-name="ce38" office:value-type="string">
            <text:p>An association to Dimension.</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49]=&quot;Universally Unique&quot;;&quot;UU&quot;;[.E1049]);[.F1049];IF([.H1049]&lt;&gt;[.I1049];[.H1049];&quot;&quot;);CONCATENATE(IF([.I1049]=&quot;Identifier&quot;;&quot;ID&quot;;IF([.I1049]=&quot;Text&quot;;&quot;&quot;;[.I1049]))));&quot; &quot;;&quot;&quot;);&quot;'&quot;;&quot;&quot;)" office:value-type="string" office:string-value="MinimumTemperature">
            <text:p>MinimumTemperature</text:p>
          </table:table-cell>
          <table:table-cell table:style-name="ce15" office:value-type="string">
            <text:p>Transport Handling Unit. Minimum_ Temperature. Temperature</text:p>
          </table:table-cell>
          <table:table-cell table:style-name="ce27"/>
          <table:table-cell table:style-name="ce27" office:value-type="string">
            <text:p>Transport Handling Unit</text:p>
          </table:table-cell>
          <table:table-cell table:style-name="ce27" office:value-type="string">
            <text:p>Minimum</text:p>
          </table:table-cell>
          <table:table-cell table:style-name="ce27"/>
          <table:table-cell table:style-name="ce27"/>
          <table:table-cell table:style-name="ce8" table:formula="oooc:=[.M1049]" office:value-type="string" office:string-value="Temperature">
            <text:p>Temperature</text:p>
          </table:table-cell>
          <table:table-cell table:style-name="ce8" table:formula="oooc:=[.M1049]" office:value-type="string" office:string-value="Temperature">
            <text:p>Temperature</text:p>
          </table:table-cell>
          <table:table-cell table:style-name="ce8" table:number-columns-repeated="2"/>
          <table:table-cell table:style-name="ce27"/>
          <table:table-cell table:style-name="ce38" office:value-type="string">
            <text:p>Temperature</text:p>
          </table:table-cell>
          <table:table-cell table:style-name="ce27"/>
          <table:table-cell table:style-name="ce33" office:value-type="string">
            <text:p>0..1</text:p>
          </table:table-cell>
          <table:table-cell table:style-name="ce27" office:value-type="string">
            <text:p>ASBIE</text:p>
          </table:table-cell>
          <table:table-cell table:style-name="ce73" office:value-type="string">
            <text:p>The minimum required operating temperature.</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3">
          <table:table-cell table:style-name="ce4" table:formula="oooc:=SUBSTITUTE(SUBSTITUTE(CONCATENATE(IF([.E1050]=&quot;Universally Unique&quot;;&quot;UU&quot;;[.E1050]);[.F1050];IF([.H1050]&lt;&gt;[.I1050];[.H1050];&quot;&quot;);CONCATENATE(IF([.I1050]=&quot;Identifier&quot;;&quot;ID&quot;;IF([.I1050]=&quot;Text&quot;;&quot;&quot;;[.I1050]))));&quot; &quot;;&quot;&quot;);&quot;'&quot;;&quot;&quot;)" office:value-type="string" office:string-value="MaximumTemperature">
            <text:p>MaximumTemperature</text:p>
          </table:table-cell>
          <table:table-cell table:style-name="ce15" office:value-type="string">
            <text:p>Transport Handling Unit. Maximum_ Temperature. Temperature</text:p>
          </table:table-cell>
          <table:table-cell table:style-name="ce27"/>
          <table:table-cell table:style-name="ce27" office:value-type="string">
            <text:p>Transport Handling Unit</text:p>
          </table:table-cell>
          <table:table-cell table:style-name="ce27" office:value-type="string">
            <text:p>Maximum</text:p>
          </table:table-cell>
          <table:table-cell table:style-name="ce27"/>
          <table:table-cell table:style-name="ce27"/>
          <table:table-cell table:style-name="ce8" table:formula="oooc:=[.M1050]" office:value-type="string" office:string-value="Temperature">
            <text:p>Temperature</text:p>
          </table:table-cell>
          <table:table-cell table:style-name="ce8" table:formula="oooc:=[.M1050]" office:value-type="string" office:string-value="Temperature">
            <text:p>Temperature</text:p>
          </table:table-cell>
          <table:table-cell table:style-name="ce8" table:number-columns-repeated="2"/>
          <table:table-cell table:style-name="ce27"/>
          <table:table-cell table:style-name="ce38" office:value-type="string">
            <text:p>Temperature</text:p>
          </table:table-cell>
          <table:table-cell table:style-name="ce27"/>
          <table:table-cell table:style-name="ce33" office:value-type="string">
            <text:p>0..1</text:p>
          </table:table-cell>
          <table:table-cell table:style-name="ce27" office:value-type="string">
            <text:p>ASBIE</text:p>
          </table:table-cell>
          <table:table-cell table:style-name="ce72" office:value-type="string">
            <text:p>The maximum required operating temperature.</text:p>
          </table:table-cell>
          <table:table-cell table:style-name="ce73" table:number-columns-repeated="2"/>
          <table:table-cell table:style-name="ce98" office:value-type="string">
            <text:p>2.0</text:p>
          </table:table-cell>
          <table:table-cell table:style-name="ce87"/>
          <table:table-cell table:style-name="ce33"/>
          <table:table-cell table:style-name="ce27" office:value-type="string">
            <text:p>Transportation</text:p>
          </table:table-cell>
          <table:table-cell table:style-name="ce27" table:number-columns-repeated="9"/>
          <table:table-cell table:style-name="ce37" table:number-columns-repeated="224"/>
        </table:table-row>
        <table:table-row table:style-name="ro2">
          <table:table-cell table:style-name="ce2" office:value-type="string">
            <text:p>TransportMeans</text:p>
          </table:table-cell>
          <table:table-cell table:style-name="ce2" office:value-type="string">
            <text:p>Transport Means. Details</text:p>
          </table:table-cell>
          <table:table-cell table:style-name="ce5"/>
          <table:table-cell table:style-name="ce5" office:value-type="string">
            <text:p>Transport Means</text:p>
          </table:table-cell>
          <table:table-cell table:style-name="ce5" table:number-columns-repeated="9"/>
          <table:table-cell table:style-name="ce53" office:value-type="string">
            <text:p>Conveyance</text:p>
          </table:table-cell>
          <table:table-cell table:style-name="ce2"/>
          <table:table-cell table:style-name="ce5" office:value-type="string">
            <text:p>ABIE</text:p>
          </table:table-cell>
          <table:table-cell table:style-name="ce53" office:value-type="string">
            <text:p>The particular vehicle used for the transport of goods or persons.</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2">
          <table:table-cell table:formula="oooc:=SUBSTITUTE(SUBSTITUTE(CONCATENATE(IF([.E1052]=&quot;Universally Unique&quot;;&quot;UU&quot;;[.E1052]);IF([.G1052]&lt;&gt;[.I1052];[.H1052];[.F1052]);CONCATENATE(IF([.I1052]=&quot;Identifier&quot;;&quot;ID&quot;;IF([.I1052]=&quot;Text&quot;;&quot;&quot;;[.I1052]))));&quot; &quot;;&quot;&quot;);&quot;'&quot;;&quot;&quot;)" office:value-type="string" office:string-value="JourneyID">
            <text:p>JourneyID</text:p>
          </table:table-cell>
          <table:table-cell office:value-type="string">
            <text:p>Transport Means. Journey Identifier. Identifier</text:p>
          </table:table-cell>
          <table:table-cell/>
          <table:table-cell table:style-name="ce7" office:value-type="string">
            <text:p>Transport Means</text:p>
          </table:table-cell>
          <table:table-cell/>
          <table:table-cell office:value-type="string">
            <text:p>Journey</text:p>
          </table:table-cell>
          <table:table-cell office:value-type="string">
            <text:p>Identifier</text:p>
          </table:table-cell>
          <table:table-cell table:formula="oooc:=IF([.F1052]&lt;&gt;&quot;&quot;;CONCATENATE([.F1052];&quot; &quot;;[.G1052]);[.G1052])" office:value-type="string" office:string-value="Journey Identifier">
            <text:p>Journey Identifier</text:p>
          </table:table-cell>
          <table:table-cell office:value-type="string">
            <text:p>Identifier</text:p>
          </table:table-cell>
          <table:table-cell/>
          <table:table-cell table:formula="oooc:=IF([.J1052]&lt;&gt;&quot;&quot;;CONCATENATE([.J1052];&quot;_ &quot;;[.I1052];&quot;. Type&quot;);CONCATENATE([.I1052];&quot;. Type&quot;))" office:value-type="string" office:string-value="Identifier. Type">
            <text:p>Identifier. Type</text:p>
          </table:table-cell>
          <table:table-cell table:number-columns-repeated="2"/>
          <table:table-cell office:value-type="string">
            <text:p>Voyage Number, Scheduled Conveyance Identifier (WCO ID 205), Flight Number</text:p>
          </table:table-cell>
          <table:table-cell office:value-type="string">
            <text:p>0..1</text:p>
          </table:table-cell>
          <table:table-cell office:value-type="string">
            <text:p>BBIE</text:p>
          </table:table-cell>
          <table:table-cell office:value-type="string">
            <text:p>An identifier assigned to a regularly scheduled service of a means of transport.</text:p>
          </table:table-cell>
          <table:table-cell/>
          <table:table-cell office:value-type="float" office:value="8028">
            <text:p>8028</text:p>
          </table:table-cell>
          <table:table-cell table:style-name="ce92" office:value-type="string">
            <text:p>2.0</text:p>
          </table:table-cell>
          <table:table-cell/>
          <table:table-cell table:style-name="ce3"/>
          <table:table-cell table:style-name="ce7" office:value-type="string">
            <text:p>Transportation</text:p>
          </table:table-cell>
          <table:table-cell table:number-columns-repeated="233"/>
        </table:table-row>
        <table:table-row table:style-name="ro3">
          <table:table-cell table:formula="oooc:=SUBSTITUTE(SUBSTITUTE(CONCATENATE(IF([.E1053]=&quot;Universally Unique&quot;;&quot;UU&quot;;[.E1053]);IF([.G1053]&lt;&gt;[.I1053];[.H1053];[.F1053]);CONCATENATE(IF([.I1053]=&quot;Identifier&quot;;&quot;ID&quot;;IF([.I1053]=&quot;Text&quot;;&quot;&quot;;[.I1053]))));&quot; &quot;;&quot;&quot;);&quot;'&quot;;&quot;&quot;)" office:value-type="string" office:string-value="RegistrationNationalityID">
            <text:p>RegistrationNationalityID</text:p>
          </table:table-cell>
          <table:table-cell office:value-type="string">
            <text:p>Transport Means. Registration_ Nationality Identifier. Identifier</text:p>
          </table:table-cell>
          <table:table-cell table:style-name="ce7"/>
          <table:table-cell table:style-name="ce7" office:value-type="string">
            <text:p>Transport Means</text:p>
          </table:table-cell>
          <table:table-cell table:style-name="ce7" office:value-type="string">
            <text:p>Registration</text:p>
          </table:table-cell>
          <table:table-cell table:style-name="ce7" office:value-type="string">
            <text:p>Nationality</text:p>
          </table:table-cell>
          <table:table-cell table:style-name="ce7" office:value-type="string">
            <text:p>Identifier</text:p>
          </table:table-cell>
          <table:table-cell table:formula="oooc:=IF([.F1053]&lt;&gt;&quot;&quot;;CONCATENATE([.F1053];&quot; &quot;;[.G1053]);[.G1053])" office:value-type="string" office:string-value="Nationality Identifier">
            <text:p>Nationality Identifier</text:p>
          </table:table-cell>
          <table:table-cell table:style-name="ce7" office:value-type="string">
            <text:p>Identifier</text:p>
          </table:table-cell>
          <table:table-cell table:style-name="ce7"/>
          <table:table-cell table:formula="oooc:=IF([.J1053]&lt;&gt;&quot;&quot;;CONCATENATE([.J1053];&quot;_ &quot;;[.I1053];&quot;. Type&quot;);CONCATENATE([.I1053];&quot;. Type&quot;))" office:value-type="string" office:string-value="Identifier. Type">
            <text:p>Identifier. Type</text:p>
          </table:table-cell>
          <table:table-cell table:style-name="ce7" table:number-columns-repeated="2"/>
          <table:table-cell table:style-name="ce7" office:value-type="string">
            <text:p>Nationality of Means of Transport (WCO 175, 178 and 179)</text:p>
          </table:table-cell>
          <table:table-cell table:style-name="ce47" office:value-type="string">
            <text:p>0..1</text:p>
          </table:table-cell>
          <table:table-cell table:style-name="ce7" office:value-type="string">
            <text:p>BBIE</text:p>
          </table:table-cell>
          <table:table-cell table:style-name="ce51" office:value-type="string">
            <text:p>Formal identification of the country in which a means of transport is registered.</text:p>
          </table:table-cell>
          <table:table-cell table:style-name="ce51" office:value-type="string">
            <text:p>"LIB"</text:p>
          </table:table-cell>
          <table:table-cell table:style-name="ce7" office:value-type="float" office:value="8453">
            <text:p>8453</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054]=&quot;Universally Unique&quot;;&quot;UU&quot;;[.E1054]);IF([.G1054]&lt;&gt;[.I1054];[.H1054];[.F1054]);CONCATENATE(IF([.I1054]=&quot;Identifier&quot;;&quot;ID&quot;;IF([.I1054]=&quot;Text&quot;;&quot;&quot;;[.I1054]))));&quot; &quot;;&quot;&quot;);&quot;'&quot;;&quot;&quot;)" office:value-type="string" office:string-value="RegistrationNationality">
            <text:p>RegistrationNationality</text:p>
          </table:table-cell>
          <table:table-cell office:value-type="string">
            <text:p>Transport Means. Registration_ Nationality. Text</text:p>
          </table:table-cell>
          <table:table-cell table:style-name="ce7"/>
          <table:table-cell table:style-name="ce7" office:value-type="string">
            <text:p>Transport Means</text:p>
          </table:table-cell>
          <table:table-cell table:style-name="ce7" office:value-type="string">
            <text:p>Registration</text:p>
          </table:table-cell>
          <table:table-cell table:style-name="ce7"/>
          <table:table-cell table:style-name="ce7" office:value-type="string">
            <text:p>Nationality</text:p>
          </table:table-cell>
          <table:table-cell table:formula="oooc:=IF([.F1054]&lt;&gt;&quot;&quot;;CONCATENATE([.F1054];&quot; &quot;;[.G1054]);[.G1054])" office:value-type="string" office:string-value="Nationality">
            <text:p>Nationality</text:p>
          </table:table-cell>
          <table:table-cell table:style-name="ce7" office:value-type="string">
            <text:p>Text</text:p>
          </table:table-cell>
          <table:table-cell table:style-name="ce7"/>
          <table:table-cell table:formula="oooc:=IF([.J1054]&lt;&gt;&quot;&quot;;CONCATENATE([.J1054];&quot;_ &quot;;[.I1054];&quot;. Type&quot;);CONCATENATE([.I1054];&quot;. Type&quot;))" office:value-type="string" office:string-value="Text. Type">
            <text:p>Text. Type</text:p>
          </table:table-cell>
          <table:table-cell table:style-name="ce7" table:number-columns-repeated="2"/>
          <table:table-cell table:style-name="ce7" office:value-type="string">
            <text:p>Flag of Vessel, Nationality of Ship</text:p>
          </table:table-cell>
          <table:table-cell table:style-name="ce47" office:value-type="string">
            <text:p>0..n</text:p>
          </table:table-cell>
          <table:table-cell table:style-name="ce7" office:value-type="string">
            <text:p>BBIE</text:p>
          </table:table-cell>
          <table:table-cell table:style-name="ce51" office:value-type="string">
            <text:p>Name of the country in which a means of transport is registered.</text:p>
          </table:table-cell>
          <table:table-cell table:style-name="ce51" office:value-type="string">
            <text:p>Liberia</text:p>
          </table:table-cell>
          <table:table-cell table:style-name="ce34" office:value-type="float" office:value="8452">
            <text:p>8452</text:p>
          </table:table-cell>
          <table:table-cell table:style-name="ce90" office:value-type="string">
            <text:p>2.0</text:p>
          </table:table-cell>
          <table:table-cell table:style-name="ce34"/>
          <table:table-cell table:style-name="ce7"/>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055]=&quot;Universally Unique&quot;;&quot;UU&quot;;[.E1055]);IF([.G1055]&lt;&gt;[.I1055];[.H1055];[.F1055]);CONCATENATE(IF([.I1055]=&quot;Identifier&quot;;&quot;ID&quot;;IF([.I1055]=&quot;Text&quot;;&quot;&quot;;[.I1055]))));&quot; &quot;;&quot;&quot;);&quot;'&quot;;&quot;&quot;)" office:value-type="string" office:string-value="DirectionCode">
            <text:p>DirectionCode</text:p>
          </table:table-cell>
          <table:table-cell table:style-name="ce10" office:value-type="string">
            <text:p>Transport Means. Direction Code. Code</text:p>
          </table:table-cell>
          <table:table-cell table:style-name="ce7"/>
          <table:table-cell table:style-name="ce7" office:value-type="string">
            <text:p>Transport Means</text:p>
          </table:table-cell>
          <table:table-cell table:style-name="ce7"/>
          <table:table-cell table:style-name="ce7" office:value-type="string">
            <text:p>Direction</text:p>
          </table:table-cell>
          <table:table-cell table:style-name="ce26" office:value-type="string">
            <text:p>Code</text:p>
          </table:table-cell>
          <table:table-cell table:formula="oooc:=IF([.F1055]&lt;&gt;&quot;&quot;;CONCATENATE([.F1055];&quot; &quot;;[.G1055]);[.G1055])" office:value-type="string" office:string-value="Direction Code">
            <text:p>Direction Code</text:p>
          </table:table-cell>
          <table:table-cell table:style-name="ce7" office:value-type="string">
            <text:p>Code</text:p>
          </table:table-cell>
          <table:table-cell table:style-name="ce7"/>
          <table:table-cell table:formula="oooc:=IF([.J1055]&lt;&gt;&quot;&quot;;CONCATENATE([.J1055];&quot;_ &quot;;[.I1055];&quot;. Type&quot;);CONCATENATE([.I1055];&quot;. Type&quot;))" office:value-type="string" office:string-value="Code. Type">
            <text:p>Code. Type</text:p>
          </table:table-cell>
          <table:table-cell table:style-name="ce7" table:number-columns-repeated="2"/>
          <table:table-cell table:style-name="ce7" office:value-type="string">
            <text:p>Transit Direction</text:p>
          </table:table-cell>
          <table:table-cell table:style-name="ce47" office:value-type="string">
            <text:p>0..1</text:p>
          </table:table-cell>
          <table:table-cell table:style-name="ce7" office:value-type="string">
            <text:p>BBIE</text:p>
          </table:table-cell>
          <table:table-cell table:style-name="ce51" office:value-type="string">
            <text:p>The direction of the transport means.</text:p>
          </table:table-cell>
          <table:table-cell table:style-name="ce51" office:value-type="string">
            <text:p>"North","East"</text:p>
          </table:table-cell>
          <table:table-cell table:style-name="ce34" office:value-type="float" office:value="8452">
            <text:p>8452</text:p>
          </table:table-cell>
          <table:table-cell table:style-name="ce90" office:value-type="string">
            <text:p>2.0</text:p>
          </table:table-cell>
          <table:table-cell table:style-name="ce34"/>
          <table:table-cell table:style-name="ce7"/>
          <table:table-cell table:style-name="ce7" office:value-type="string">
            <text:p>Transportation</text:p>
          </table:table-cell>
          <table:table-cell table:style-name="ce7" table:number-columns-repeated="9"/>
          <table:table-cell table:style-name="ce34" table:number-columns-repeated="224"/>
        </table:table-row>
        <table:table-row table:style-name="ro3">
          <table:table-cell table:style-name="ce4" table:formula="oooc:=SUBSTITUTE(SUBSTITUTE(CONCATENATE(IF([.E1056]=&quot;Universally Unique&quot;;&quot;UU&quot;;[.E1056]);[.F1056];IF([.H1056]&lt;&gt;[.I1056];[.H1056];&quot;&quot;);CONCATENATE(IF([.I1056]=&quot;Identifier&quot;;&quot;ID&quot;;IF([.I1056]=&quot;Text&quot;;&quot;&quot;;[.I1056]))));&quot; &quot;;&quot;&quot;);&quot;'&quot;;&quot;&quot;)" office:value-type="string" office:string-value="Stowage">
            <text:p>Stowage</text:p>
          </table:table-cell>
          <table:table-cell table:style-name="ce8" office:value-type="string">
            <text:p>Transport Means. Stowage</text:p>
          </table:table-cell>
          <table:table-cell table:style-name="ce33"/>
          <table:table-cell table:style-name="ce33" office:value-type="string">
            <text:p>Transport Means</text:p>
          </table:table-cell>
          <table:table-cell table:number-columns-repeated="2" table:style-name="ce8"/>
          <table:table-cell table:style-name="ce8"/>
          <table:table-cell table:style-name="ce8" table:formula="oooc:=[.M1056]" office:value-type="string" office:string-value="Stowage">
            <text:p>Stowage</text:p>
          </table:table-cell>
          <table:table-cell table:style-name="ce8" table:formula="oooc:=[.M1056]" office:value-type="string" office:string-value="Stowage">
            <text:p>Stowage</text:p>
          </table:table-cell>
          <table:table-cell table:style-name="ce8" table:number-columns-repeated="3"/>
          <table:table-cell table:style-name="ce33" office:value-type="string">
            <text:p>Stowage</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Association to a location on board a means of transport where specified goods or transport equipment have been or are to be stowed.</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1057]=&quot;Universally Unique&quot;;&quot;UU&quot;;[.E1057]);[.F1057];IF([.H1057]&lt;&gt;[.I1057];[.H1057];&quot;&quot;);CONCATENATE(IF([.I1057]=&quot;Identifier&quot;;&quot;ID&quot;;IF([.I1057]=&quot;Text&quot;;&quot;&quot;;[.I1057]))));&quot; &quot;;&quot;&quot;);&quot;'&quot;;&quot;&quot;)" office:value-type="string" office:string-value="AirTransport">
            <text:p>AirTransport</text:p>
          </table:table-cell>
          <table:table-cell table:style-name="ce8" office:value-type="string">
            <text:p>Transport Means. Air Transport</text:p>
          </table:table-cell>
          <table:table-cell table:style-name="ce33"/>
          <table:table-cell table:style-name="ce33" office:value-type="string">
            <text:p>Transport Means</text:p>
          </table:table-cell>
          <table:table-cell table:number-columns-repeated="2" table:style-name="ce8"/>
          <table:table-cell table:style-name="ce8"/>
          <table:table-cell table:style-name="ce8" table:formula="oooc:=[.M1057]" office:value-type="string" office:string-value="Air Transport">
            <text:p>Air Transport</text:p>
          </table:table-cell>
          <table:table-cell table:style-name="ce8" table:formula="oooc:=[.M1057]" office:value-type="string" office:string-value="Air Transport">
            <text:p>Air Transport</text:p>
          </table:table-cell>
          <table:table-cell table:style-name="ce8" table:number-columns-repeated="3"/>
          <table:table-cell table:style-name="ce33" office:value-type="string">
            <text:p>Air Transport</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Association to identify an aircraft.</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1058]=&quot;Universally Unique&quot;;&quot;UU&quot;;[.E1058]);[.F1058];IF([.H1058]&lt;&gt;[.I1058];[.H1058];&quot;&quot;);CONCATENATE(IF([.I1058]=&quot;Identifier&quot;;&quot;ID&quot;;IF([.I1058]=&quot;Text&quot;;&quot;&quot;;[.I1058]))));&quot; &quot;;&quot;&quot;);&quot;'&quot;;&quot;&quot;)" office:value-type="string" office:string-value="RoadTransport">
            <text:p>RoadTransport</text:p>
          </table:table-cell>
          <table:table-cell table:style-name="ce8" office:value-type="string">
            <text:p>Transport Means. Road Transport</text:p>
          </table:table-cell>
          <table:table-cell table:style-name="ce33"/>
          <table:table-cell table:style-name="ce33" office:value-type="string">
            <text:p>Transport Means</text:p>
          </table:table-cell>
          <table:table-cell table:number-columns-repeated="2" table:style-name="ce8"/>
          <table:table-cell table:style-name="ce8"/>
          <table:table-cell table:style-name="ce8" table:formula="oooc:=[.M1058]" office:value-type="string" office:string-value="Road Transport">
            <text:p>Road Transport</text:p>
          </table:table-cell>
          <table:table-cell table:style-name="ce8" table:formula="oooc:=[.M1058]" office:value-type="string" office:string-value="Road Transport">
            <text:p>Road Transport</text:p>
          </table:table-cell>
          <table:table-cell table:style-name="ce8" table:number-columns-repeated="3"/>
          <table:table-cell table:style-name="ce33" office:value-type="string">
            <text:p>Road Transport</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Association to identify a road vehicle.</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1059]=&quot;Universally Unique&quot;;&quot;UU&quot;;[.E1059]);[.F1059];IF([.H1059]&lt;&gt;[.I1059];[.H1059];&quot;&quot;);CONCATENATE(IF([.I1059]=&quot;Identifier&quot;;&quot;ID&quot;;IF([.I1059]=&quot;Text&quot;;&quot;&quot;;[.I1059]))));&quot; &quot;;&quot;&quot;);&quot;'&quot;;&quot;&quot;)" office:value-type="string" office:string-value="RailTransport">
            <text:p>RailTransport</text:p>
          </table:table-cell>
          <table:table-cell table:style-name="ce8" office:value-type="string">
            <text:p>Transport Means. Rail Transport</text:p>
          </table:table-cell>
          <table:table-cell table:style-name="ce33"/>
          <table:table-cell table:style-name="ce33" office:value-type="string">
            <text:p>Transport Means</text:p>
          </table:table-cell>
          <table:table-cell table:number-columns-repeated="2" table:style-name="ce8"/>
          <table:table-cell table:style-name="ce8"/>
          <table:table-cell table:style-name="ce8" table:formula="oooc:=[.M1059]" office:value-type="string" office:string-value="Rail Transport">
            <text:p>Rail Transport</text:p>
          </table:table-cell>
          <table:table-cell table:style-name="ce8" table:formula="oooc:=[.M1059]" office:value-type="string" office:string-value="Rail Transport">
            <text:p>Rail Transport</text:p>
          </table:table-cell>
          <table:table-cell table:style-name="ce8" table:number-columns-repeated="3"/>
          <table:table-cell table:style-name="ce33" office:value-type="string">
            <text:p>Rail Transport</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Association to identify a train.</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3">
          <table:table-cell table:style-name="ce4" table:formula="oooc:=SUBSTITUTE(SUBSTITUTE(CONCATENATE(IF([.E1060]=&quot;Universally Unique&quot;;&quot;UU&quot;;[.E1060]);[.F1060];IF([.H1060]&lt;&gt;[.I1060];[.H1060];&quot;&quot;);CONCATENATE(IF([.I1060]=&quot;Identifier&quot;;&quot;ID&quot;;IF([.I1060]=&quot;Text&quot;;&quot;&quot;;[.I1060]))));&quot; &quot;;&quot;&quot;);&quot;'&quot;;&quot;&quot;)" office:value-type="string" office:string-value="MaritimeTransport">
            <text:p>MaritimeTransport</text:p>
          </table:table-cell>
          <table:table-cell table:style-name="ce8" office:value-type="string">
            <text:p>Transport Means. Maritime Transport</text:p>
          </table:table-cell>
          <table:table-cell table:style-name="ce33"/>
          <table:table-cell table:style-name="ce33" office:value-type="string">
            <text:p>Transport Means</text:p>
          </table:table-cell>
          <table:table-cell table:number-columns-repeated="2" table:style-name="ce8"/>
          <table:table-cell table:style-name="ce8"/>
          <table:table-cell table:style-name="ce8" table:formula="oooc:=[.M1060]" office:value-type="string" office:string-value="Maritime Transport">
            <text:p>Maritime Transport</text:p>
          </table:table-cell>
          <table:table-cell table:style-name="ce8" table:formula="oooc:=[.M1060]" office:value-type="string" office:string-value="Maritime Transport">
            <text:p>Maritime Transport</text:p>
          </table:table-cell>
          <table:table-cell table:style-name="ce8" table:number-columns-repeated="3"/>
          <table:table-cell table:style-name="ce33" office:value-type="string">
            <text:p>Maritime Transport</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Association to identify a ship.</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4" table:formula="oooc:=SUBSTITUTE(SUBSTITUTE(CONCATENATE(IF([.E1061]=&quot;Universally Unique&quot;;&quot;UU&quot;;[.E1061]);[.F1061];IF([.H1061]&lt;&gt;[.I1061];[.H1061];&quot;&quot;);CONCATENATE(IF([.I1061]=&quot;Identifier&quot;;&quot;ID&quot;;IF([.I1061]=&quot;Text&quot;;&quot;&quot;;[.I1061]))));&quot; &quot;;&quot;&quot;);&quot;'&quot;;&quot;&quot;)" office:value-type="string" office:string-value="OwnerParty">
            <text:p>OwnerParty</text:p>
          </table:table-cell>
          <table:table-cell table:style-name="ce15" office:value-type="string">
            <text:p>Transport Means. Owner_ Party. Party</text:p>
          </table:table-cell>
          <table:table-cell table:style-name="ce33"/>
          <table:table-cell table:style-name="ce33" office:value-type="string">
            <text:p>Transport Means</text:p>
          </table:table-cell>
          <table:table-cell table:style-name="ce8" office:value-type="string">
            <text:p>Owner</text:p>
          </table:table-cell>
          <table:table-cell table:style-name="ce8"/>
          <table:table-cell table:style-name="ce8"/>
          <table:table-cell table:style-name="ce8" table:formula="oooc:=[.M1061]" office:value-type="string" office:string-value="Party">
            <text:p>Party</text:p>
          </table:table-cell>
          <table:table-cell table:style-name="ce8" table:formula="oooc:=[.M1061]" office:value-type="string" office:string-value="Party">
            <text:p>Party</text:p>
          </table:table-cell>
          <table:table-cell table:style-name="ce8" table:number-columns-repeated="3"/>
          <table:table-cell table:style-name="ce33" office:value-type="string">
            <text:p>Party</text:p>
          </table:table-cell>
          <table:table-cell table:style-name="ce33"/>
          <table:table-cell table:style-name="ce57" office:value-type="string">
            <text:p>0..1</text:p>
          </table:table-cell>
          <table:table-cell table:style-name="ce8" office:value-type="string">
            <text:p>ASBIE</text:p>
          </table:table-cell>
          <table:table-cell table:style-name="ce8" office:value-type="string">
            <text:p>Association to the party owning the means of transport.</text:p>
          </table:table-cell>
          <table:table-cell table:style-name="ce33" table:number-columns-repeated="2"/>
          <table:table-cell table:style-name="ce94" office:value-type="string">
            <text:p>2.0</text:p>
          </table:table-cell>
          <table:table-cell table:style-name="ce8" table:number-columns-repeated="2"/>
          <table:table-cell table:style-name="ce8" office:value-type="string">
            <text:p>Transportation</text:p>
          </table:table-cell>
          <table:table-cell table:style-name="ce33" table:number-columns-repeated="2"/>
          <table:table-cell table:style-name="ce8" table:number-columns-repeated="7"/>
          <table:table-cell table:style-name="ce7" table:number-columns-repeated="224"/>
        </table:table-row>
        <table:table-row table:style-name="ro2">
          <table:table-cell table:style-name="ce2" office:value-type="string">
            <text:p>TransportationService</text:p>
          </table:table-cell>
          <table:table-cell table:style-name="ce2" office:value-type="string">
            <text:p>Transportation Service. Details</text:p>
          </table:table-cell>
          <table:table-cell table:style-name="ce5"/>
          <table:table-cell table:style-name="ce5" office:value-type="string">
            <text:p>Transportation Service</text:p>
          </table:table-cell>
          <table:table-cell table:style-name="ce5" table:number-columns-repeated="10"/>
          <table:table-cell table:style-name="ce2"/>
          <table:table-cell table:style-name="ce5" office:value-type="string">
            <text:p>ABIE</text:p>
          </table:table-cell>
          <table:table-cell table:style-name="ce76" office:value-type="string">
            <text:p>Transport service details.</text:p>
          </table:table-cell>
          <table:table-cell table:style-name="ce53" table:number-columns-repeated="2"/>
          <table:table-cell table:style-name="ce89" office:value-type="string">
            <text:p>2.0</text:p>
          </table:table-cell>
          <table:table-cell table:style-name="ce118"/>
          <table:table-cell table:style-name="ce2"/>
          <table:table-cell table:style-name="ce5" office:value-type="string">
            <text:p>Transportation</text:p>
          </table:table-cell>
          <table:table-cell table:style-name="ce5" table:number-columns-repeated="9"/>
          <table:table-cell table:style-name="ce7" table:number-columns-repeated="224"/>
        </table:table-row>
        <table:table-row table:style-name="ro4">
          <table:table-cell table:formula="oooc:=SUBSTITUTE(SUBSTITUTE(CONCATENATE(IF([.E1063]=&quot;Universally Unique&quot;;&quot;UU&quot;;[.E1063]);IF([.G1063]&lt;&gt;[.I1063];[.H1063];[.F1063]);CONCATENATE(IF([.I1063]=&quot;Identifier&quot;;&quot;ID&quot;;IF([.I1063]=&quot;Text&quot;;&quot;&quot;;[.I1063]))));&quot; &quot;;&quot;&quot;);&quot;'&quot;;&quot;&quot;)" office:value-type="string" office:string-value="TransportServiceCode">
            <text:p>TransportServiceCode</text:p>
          </table:table-cell>
          <table:table-cell table:style-name="ce10" office:value-type="string">
            <text:p>Transportation Service. Transport Service Code. Code</text:p>
          </table:table-cell>
          <table:table-cell table:style-name="ce7"/>
          <table:table-cell table:style-name="ce7" office:value-type="string">
            <text:p>Transportation Service</text:p>
          </table:table-cell>
          <table:table-cell table:style-name="ce7"/>
          <table:table-cell table:style-name="ce26" office:value-type="string">
            <text:p>Transport Service</text:p>
          </table:table-cell>
          <table:table-cell table:style-name="ce26" office:value-type="string">
            <text:p>Code</text:p>
          </table:table-cell>
          <table:table-cell table:formula="oooc:=IF([.F1063]&lt;&gt;&quot;&quot;;CONCATENATE([.F1063];&quot; &quot;;[.G1063]);[.G1063])" office:value-type="string" office:string-value="Transport Service Code">
            <text:p>Transport Service Code</text:p>
          </table:table-cell>
          <table:table-cell table:style-name="ce7" office:value-type="string">
            <text:p>Code</text:p>
          </table:table-cell>
          <table:table-cell table:style-name="ce7"/>
          <table:table-cell table:formula="oooc:=IF([.J1063]&lt;&gt;&quot;&quot;;CONCATENATE([.J1063];&quot;_ &quot;;[.I1063];&quot;. Type&quot;);CONCATENATE([.I1063];&quot;. Type&quot;))" office:value-type="string" office:string-value="Code. Type">
            <text:p>Code. Type</text:p>
          </table:table-cell>
          <table:table-cell table:style-name="ce7" table:number-columns-repeated="3"/>
          <table:table-cell table:style-name="ce47" office:value-type="string">
            <text:p>1</text:p>
          </table:table-cell>
          <table:table-cell table:style-name="ce7" office:value-type="string">
            <text:p>BBIE</text:p>
          </table:table-cell>
          <table:table-cell table:style-name="ce51" office:value-type="string">
            <text:p>A code which describes the general type of service required for the transportation of goods. Specifically, it identifies the extent of the transportation service, e.g., door-to-door, port-to-port.</text:p>
          </table:table-cell>
          <table:table-cell table:style-name="ce31"/>
          <table:table-cell table:style-name="ce7"/>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064]=&quot;Universally Unique&quot;;&quot;UU&quot;;[.E1064]);IF([.G1064]&lt;&gt;[.I1064];[.H1064];[.F1064]);CONCATENATE(IF([.I1064]=&quot;Identifier&quot;;&quot;ID&quot;;IF([.I1064]=&quot;Text&quot;;&quot;&quot;;[.I1064]))));&quot; &quot;;&quot;&quot;);&quot;'&quot;;&quot;&quot;)" office:value-type="string" office:string-value="TariffClassCode">
            <text:p>TariffClassCode</text:p>
          </table:table-cell>
          <table:table-cell table:style-name="ce10" office:value-type="string">
            <text:p>Transportation Service. Tariff Class Code. Code</text:p>
          </table:table-cell>
          <table:table-cell table:style-name="ce7"/>
          <table:table-cell table:style-name="ce7" office:value-type="string">
            <text:p>Transportation Service</text:p>
          </table:table-cell>
          <table:table-cell table:style-name="ce26"/>
          <table:table-cell table:style-name="ce26" office:value-type="string">
            <text:p>Tariff Class</text:p>
          </table:table-cell>
          <table:table-cell table:style-name="ce26" office:value-type="string">
            <text:p>Code</text:p>
          </table:table-cell>
          <table:table-cell table:formula="oooc:=IF([.F1064]&lt;&gt;&quot;&quot;;CONCATENATE([.F1064];&quot; &quot;;[.G1064]);[.G1064])" office:value-type="string" office:string-value="Tariff Class Code">
            <text:p>Tariff Class Code</text:p>
          </table:table-cell>
          <table:table-cell table:style-name="ce7" office:value-type="string">
            <text:p>Code</text:p>
          </table:table-cell>
          <table:table-cell table:style-name="ce7"/>
          <table:table-cell table:formula="oooc:=IF([.J1064]&lt;&gt;&quot;&quot;;CONCATENATE([.J1064];&quot;_ &quot;;[.I1064];&quot;. Type&quot;);CONCATENATE([.I1064];&quot;. Type&quot;))" office:value-type="string" office:string-value="Code. Type">
            <text:p>Code. Type</text:p>
          </table:table-cell>
          <table:table-cell table:style-name="ce7" table:number-columns-repeated="2"/>
          <table:table-cell table:style-name="ce7" office:value-type="string">
            <text:p>Tariff Class Specifier</text:p>
          </table:table-cell>
          <table:table-cell table:style-name="ce47" office:value-type="string">
            <text:p>0..1</text:p>
          </table:table-cell>
          <table:table-cell table:style-name="ce7" office:value-type="string">
            <text:p>BBIE</text:p>
          </table:table-cell>
          <table:table-cell table:style-name="ce51" office:value-type="string">
            <text:p>Specification of a tariff class applicable to a transportation service.</text:p>
          </table:table-cell>
          <table:table-cell table:style-name="ce31"/>
          <table:table-cell table:style-name="ce7" office:value-type="float" office:value="5440">
            <text:p>5440</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065]=&quot;Universally Unique&quot;;&quot;UU&quot;;[.E1065]);IF([.G1065]&lt;&gt;[.I1065];[.H1065];[.F1065]);CONCATENATE(IF([.I1065]=&quot;Identifier&quot;;&quot;ID&quot;;IF([.I1065]=&quot;Text&quot;;&quot;&quot;;[.I1065]))));&quot; &quot;;&quot;&quot;);&quot;'&quot;;&quot;&quot;)" office:value-type="string" office:string-value="Priority">
            <text:p>Priority</text:p>
          </table:table-cell>
          <table:table-cell office:value-type="string">
            <text:p>Transportation Service. Priority. Text</text:p>
          </table:table-cell>
          <table:table-cell table:style-name="ce7"/>
          <table:table-cell table:style-name="ce7" office:value-type="string">
            <text:p>Transportation Service</text:p>
          </table:table-cell>
          <table:table-cell table:number-columns-repeated="2" table:style-name="ce7"/>
          <table:table-cell table:style-name="ce7" office:value-type="string">
            <text:p>Priority</text:p>
          </table:table-cell>
          <table:table-cell table:formula="oooc:=IF([.F1065]&lt;&gt;&quot;&quot;;CONCATENATE([.F1065];&quot; &quot;;[.G1065]);[.G1065])" office:value-type="string" office:string-value="Priority">
            <text:p>Priority</text:p>
          </table:table-cell>
          <table:table-cell table:style-name="ce7" office:value-type="string">
            <text:p>Text</text:p>
          </table:table-cell>
          <table:table-cell table:style-name="ce7"/>
          <table:table-cell table:formula="oooc:=IF([.J1065]&lt;&gt;&quot;&quot;;CONCATENATE([.J1065];&quot;_ &quot;;[.I1065];&quot;. Type&quot;);CONCATENATE([.I1065];&quot;. Type&quot;))" office:value-type="string" office:string-value="Text. Type">
            <text:p>Text. Type</text:p>
          </table:table-cell>
          <table:table-cell table:style-name="ce7" table:number-columns-repeated="3"/>
          <table:table-cell table:style-name="ce47" office:value-type="string">
            <text:p>0..1</text:p>
          </table:table-cell>
          <table:table-cell table:style-name="ce7" office:value-type="string">
            <text:p>BBIE</text:p>
          </table:table-cell>
          <table:table-cell table:style-name="ce74" office:value-type="string">
            <text:p>Statement indicating priority of requested transportation service.</text:p>
          </table:table-cell>
          <table:table-cell table:style-name="ce31"/>
          <table:table-cell table:style-name="ce7" office:value-type="float" office:value="4218">
            <text:p>4218</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formula="oooc:=SUBSTITUTE(SUBSTITUTE(CONCATENATE(IF([.E1066]=&quot;Universally Unique&quot;;&quot;UU&quot;;[.E1066]);IF([.G1066]&lt;&gt;[.I1066];[.H1066];[.F1066]);CONCATENATE(IF([.I1066]=&quot;Identifier&quot;;&quot;ID&quot;;IF([.I1066]=&quot;Text&quot;;&quot;&quot;;[.I1066]))));&quot; &quot;;&quot;&quot;);&quot;'&quot;;&quot;&quot;)" office:value-type="string" office:string-value="FreightRateClassCode">
            <text:p>FreightRateClassCode</text:p>
          </table:table-cell>
          <table:table-cell table:style-name="ce10" office:value-type="string">
            <text:p>Transportation Service. Freight Rate Class Code. Code</text:p>
          </table:table-cell>
          <table:table-cell table:style-name="ce7"/>
          <table:table-cell table:style-name="ce7" office:value-type="string">
            <text:p>Transportation Service</text:p>
          </table:table-cell>
          <table:table-cell table:style-name="ce34"/>
          <table:table-cell table:style-name="ce41" office:value-type="string">
            <text:p>Freight Rate Class</text:p>
          </table:table-cell>
          <table:table-cell table:style-name="ce26" office:value-type="string">
            <text:p>Code</text:p>
          </table:table-cell>
          <table:table-cell table:formula="oooc:=IF([.F1066]&lt;&gt;&quot;&quot;;CONCATENATE([.F1066];&quot; &quot;;[.G1066]);[.G1066])" office:value-type="string" office:string-value="Freight Rate Class Code">
            <text:p>Freight Rate Class Code</text:p>
          </table:table-cell>
          <table:table-cell table:style-name="ce7" office:value-type="string">
            <text:p>Code</text:p>
          </table:table-cell>
          <table:table-cell table:style-name="ce7"/>
          <table:table-cell table:formula="oooc:=IF([.J1066]&lt;&gt;&quot;&quot;;CONCATENATE([.J1066];&quot;_ &quot;;[.I1066];&quot;. Type&quot;);CONCATENATE([.I1066];&quot;. Type&quot;))" office:value-type="string" office:string-value="Code. Type">
            <text:p>Code. Type</text:p>
          </table:table-cell>
          <table:table-cell table:style-name="ce7" table:number-columns-repeated="2"/>
          <table:table-cell table:style-name="ce7" office:value-type="string">
            <text:p>Charge Basis</text:p>
          </table:table-cell>
          <table:table-cell table:style-name="ce47" office:value-type="string">
            <text:p>0..1</text:p>
          </table:table-cell>
          <table:table-cell table:style-name="ce7" office:value-type="string">
            <text:p>BBIE</text:p>
          </table:table-cell>
          <table:table-cell table:style-name="ce51" office:value-type="string">
            <text:p>Code to indicate applicable rate class for freight.</text:p>
          </table:table-cell>
          <table:table-cell table:style-name="ce31"/>
          <table:table-cell table:style-name="ce7" office:value-type="float" office:value="5099">
            <text:p>5099</text:p>
          </table:table-cell>
          <table:table-cell table:style-name="ce90"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34" table:number-columns-repeated="224"/>
        </table:table-row>
        <table:table-row table:style-name="ro2">
          <table:table-cell table:style-name="ce9" table:number-columns-repeated="13"/>
          <table:table-cell table:style-name="ce54"/>
          <table:table-cell table:style-name="ce67"/>
          <table:table-cell table:style-name="ce54" office:value-type="string">
            <text:p>END</text:p>
          </table:table-cell>
          <table:table-cell table:style-name="ce80" table:number-columns-repeated="4"/>
          <table:table-cell table:style-name="ce122"/>
          <table:table-cell table:style-name="ce80"/>
          <table:table-cell table:style-name="ce9" table:number-columns-repeated="10"/>
          <table:table-cell table:number-columns-repeated="224"/>
        </table:table-row>
        <table:table-row table:style-name="ro11" table:number-rows-repeated="64468">
          <table:table-cell table:number-columns-repeated="256"/>
        </table:table-row>
        <table:table-row table:style-name="ro11">
          <table:table-cell table:number-columns-repeated="256"/>
        </table:table-row>
      </table:table>
      <table:named-expressions>
        <table:named-range table:name="Excel_BuiltIn__FilterDatabase_1" table:base-cell-address="$Common.$A$1" table:cell-range-address="$Common.$A$1:.$AF$1067"/>
        <table:named-range table:name="BuiltIn_AutoFilter___1" table:base-cell-address="$Common.$A$1" table:cell-range-address="$Common.$#REF!$#REF!:.$#REF!$#REF!"/>
        <table:named-range table:name="Excel_BuiltIn_Print_Area_1___0" table:base-cell-address="$Common.$A$1" table:cell-range-address="$Common.$#REF!$#REF!:.$#REF!$#REF!"/>
        <table:named-range table:name="Excel_BuiltIn_Print_Titles_1" table:base-cell-address="$Common.$A$1" table:cell-range-address="$Common.$#REF!$#REF!:.$#REF!$#REF!"/>
        <table:named-expression table:name="Excel_BuiltIn_Print_Titles_1___0" table:base-cell-address="$Common.$A$1" table:expression="&quot;$Reusable.$#REF!$#REF!:$#REF!$#REF!&quot;"/>
        <table:named-range table:name="Excel_BuiltIn_Print_Area_1" table:base-cell-address="$Common.$A$1" table:cell-range-address="$Common.$A$1:.$O$65536" table:range-usable-as="print-range"/>
      </table:named-expressions>
      <table:database-ranges>
        <table:database-range table:name="Excel_BuiltIn__FilterDatabase_1" table:target-range-address="Common.A1:Common.AF106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text>£</number:text>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text>£</number:text>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text>£</number:text>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kr </number:text>
      <number:number number:decimal-places="0" number:min-integer-digits="1" number:grouping="true"/>
      <number:text> </number:text>
    </number:number-style>
    <number:number-style style:name="N132">
      <number:text>(kr </number:text>
      <number:number number:decimal-places="0" number:min-integer-digits="1" number:grouping="true"/>
      <number:text>)</number:text>
      <style:map style:condition="value()&gt;=0" style:apply-style-name="N132P0"/>
    </number:number-style>
    <number:number-style style:name="N133P0" style:volatile="true">
      <number:text>kr </number:text>
      <number:number number:decimal-places="0" number:min-integer-digits="1" number:grouping="true"/>
      <number:text> </number:text>
    </number:number-style>
    <number:number-style style:name="N133">
      <style:text-properties fo:color="#ff0000"/>
      <number:text>(kr </number:text>
      <number:number number:decimal-places="0" number:min-integer-digits="1" number:grouping="true"/>
      <number:text>)</number:text>
      <style:map style:condition="value()&gt;=0" style:apply-style-name="N133P0"/>
    </number:number-style>
    <number:number-style style:name="N134P0" style:volatile="true">
      <number:text>kr </number:text>
      <number:number number:decimal-places="2" number:min-integer-digits="1" number:grouping="true"/>
      <number:text> </number:text>
    </number:number-style>
    <number:number-style style:name="N134">
      <number:text>(kr </number:text>
      <number:number number:decimal-places="2" number:min-integer-digits="1" number:grouping="true"/>
      <number:text>)</number:text>
      <style:map style:condition="value()&gt;=0" style:apply-style-name="N134P0"/>
    </number:number-style>
    <number:number-style style:name="N135P0" style:volatile="true">
      <number:text>kr </number:text>
      <number:number number:decimal-places="2" number:min-integer-digits="1" number:grouping="true"/>
      <number:text> </number:text>
    </number:number-style>
    <number:number-style style:name="N135">
      <style:text-properties fo:color="#ff0000"/>
      <number:text>(kr </number:text>
      <number:number number:decimal-places="2" number:min-integer-digits="1" number:grouping="true"/>
      <number:text>)</number:text>
      <style:map style:condition="value()&gt;=0" style:apply-style-name="N135P0"/>
    </number:number-style>
    <number:number-style style:name="N136P0" style:volatile="true">
      <number:text> kr </number:text>
      <number:number number:decimal-places="0" number:min-integer-digits="1" number:grouping="true"/>
      <number:text> </number:text>
    </number:number-style>
    <number:number-style style:name="N136P1" style:volatile="true">
      <number:text> kr (</number:text>
      <number:number number:decimal-places="0" number:min-integer-digits="1" number:grouping="true"/>
      <number:text>)</number:text>
    </number:number-style>
    <number:number-style style:name="N136P2" style:volatile="true">
      <number:text> kr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kr </number:text>
      <number:number number:decimal-places="2" number:min-integer-digits="1" number:grouping="true"/>
      <number:text> </number:text>
    </number:number-style>
    <number:number-style style:name="N137P1" style:volatile="true">
      <number:text> kr (</number:text>
      <number:number number:decimal-places="2" number:min-integer-digits="1" number:grouping="true"/>
      <number:text>)</number:text>
    </number:number-style>
    <number:number-style style:name="N137P2" style:volatile="true">
      <number:text> kr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number-style>
    <number:number-style style:name="N138">
      <number:text>-£ </number:text>
      <number:number number:decimal-places="0" number:min-integer-digits="1" number:grouping="true"/>
      <style:map style:condition="value()&gt;=0" style:apply-style-name="N138P0"/>
    </number:number-style>
    <number:number-style style:name="N139P0" style:volatile="true">
      <number:text>£ </number:text>
      <number:number number:decimal-places="0" number:min-integer-digits="1" number:grouping="true"/>
    </number:number-style>
    <number:number-style style:name="N139">
      <style:text-properties fo:color="#ff0000"/>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2" number:min-integer-digits="1" number:grouping="true"/>
    </number:number-style>
    <number:number-style style:name="N140">
      <number:text>-£ </number:text>
      <number:number number:decimal-places="2"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style:text-properties fo:color="#ff0000"/>
      <number:text>-£ </number:text>
      <number:number number:decimal-places="2" number:min-integer-digits="1" number:grouping="true"/>
      <style:map style:condition="value()&gt;=0" style:apply-style-name="N141P0"/>
    </number:number-style>
    <number:number-style style:name="N142P0" style:volatile="true">
      <number:text> £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 </number:text>
    </number:number-style>
    <number:number-style style:name="N142P2" style:volatile="true">
      <number:text> £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8.2673in" fo:page-height="11.6925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02">10/02/2006</text:date>, <text:time>19:35: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10-02">10/02/2006</text:date></text:span><text:span text:style-name="T1"> GMT <text:s/></text:span><text:span text:style-name="T1"><text:time>19:35:1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10-02">10/02/2006</text:date></text:span><text:span text:style-name="T1"> GMT <text:s/></text:span><text:span text:style-name="T1"><text:time>19:35: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10-02T19:32:41</dc:date>
    <meta:print-date>2005-12-15T22:17:3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14391"/>
  </office:meta>
</office:document-meta>
</file>